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0" calcext:value-type="float">
            <text:p>0</text:p>
          </table:table-cell>
          <table:table-cell office:value-type="float" office:value="-0.01898027" calcext:value-type="float">
            <text:p>-0.01898027</text:p>
          </table:table-cell>
          <table:table-cell office:value-type="float" office:value="0" calcext:value-type="float">
            <text:p>0</text:p>
          </table:table-cell>
          <table:table-cell office:value-type="float" office:value="1246.583" calcext:value-type="float">
            <text:p>1246.583</text:p>
          </table:table-cell>
          <table:table-cell office:value-type="float" office:value="1.850246" calcext:value-type="float">
            <text:p>1.850246</text:p>
          </table:table-cell>
          <table:table-cell office:value-type="float" office:value="123.1545" calcext:value-type="float">
            <text:p>123.1545</text:p>
          </table:table-cell>
          <table:table-cell office:value-type="float" office:value="0.1532799" calcext:value-type="float">
            <text:p>0.1532799</text:p>
          </table:table-cell>
          <table:table-cell office:value-type="float" office:value="0.184766" calcext:value-type="float">
            <text:p>0.184766</text:p>
          </table:table-cell>
          <table:table-cell office:value-type="float" office:value="0.2876852" calcext:value-type="float">
            <text:p>0.2876852</text:p>
          </table:table-cell>
          <table:table-cell office:value-type="float" office:value="0.2927383" calcext:value-type="float">
            <text:p>0.2927383</text:p>
          </table:table-cell>
          <table:table-cell office:value-type="float" office:value="0.2964837" calcext:value-type="float">
            <text:p>0.2964837</text:p>
          </table:table-cell>
          <table:table-cell office:value-type="float" office:value="0.2995517" calcext:value-type="float">
            <text:p>0.2995517</text:p>
          </table:table-cell>
          <table:table-cell office:value-type="float" office:value="0.3498785" calcext:value-type="float">
            <text:p>0.3498785</text:p>
          </table:table-cell>
          <table:table-cell office:value-type="float" office:value="0.3565989" calcext:value-type="float">
            <text:p>0.3565989</text:p>
          </table:table-cell>
          <table:table-cell office:value-type="float" office:value="0.3758925" calcext:value-type="float">
            <text:p>0.3758925</text:p>
          </table:table-cell>
          <table:table-cell office:value-type="float" office:value="0.3927621" calcext:value-type="float">
            <text:p>0.3927621</text:p>
          </table:table-cell>
          <table:table-cell office:value-type="float" office:value="0.4619569" calcext:value-type="float">
            <text:p>0.4619569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7946" calcext:value-type="float">
            <text:p>0.1827946</text:p>
          </table:table-cell>
          <table:table-cell office:value-type="float" office:value="0.3222487" calcext:value-type="float">
            <text:p>0.3222487</text:p>
          </table:table-cell>
          <table:table-cell office:value-type="float" office:value="0.0385793" calcext:value-type="float">
            <text:p>0.0385793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34825" calcext:value-type="float">
            <text:p>-1.234825</text:p>
          </table:table-cell>
          <table:table-cell office:value-type="float" office:value="-0.3938527" calcext:value-type="float">
            <text:p>-0.3938527</text:p>
          </table:table-cell>
          <table:table-cell office:value-type="float" office:value="-0.02549376" calcext:value-type="float">
            <text:p>-0.02549376</text:p>
          </table:table-cell>
          <table:table-cell office:value-type="float" office:value="-0.0226096" calcext:value-type="float">
            <text:p>-0.0226096</text:p>
          </table:table-cell>
          <table:table-cell office:value-type="float" office:value="-0.02070996" calcext:value-type="float">
            <text:p>-0.02070996</text:p>
          </table:table-cell>
          <table:table-cell office:value-type="float" office:value="-0.01928165" calcext:value-type="float">
            <text:p>-0.01928165</text:p>
          </table:table-cell>
          <table:table-cell office:value-type="float" office:value="-0.01704994" calcext:value-type="float">
            <text:p>-0.01704994</text:p>
          </table:table-cell>
          <table:table-cell office:value-type="float" office:value="-0.01567642" calcext:value-type="float">
            <text:p>-0.01567642</text:p>
          </table:table-cell>
          <table:table-cell office:value-type="float" office:value="-0.009468333" calcext:value-type="float">
            <text:p>-0.009468333</text:p>
          </table:table-cell>
          <table:table-cell office:value-type="float" office:value="-0.006224722" calcext:value-type="float">
            <text:p>-0.006224722</text:p>
          </table:table-cell>
          <table:table-cell office:value-type="float" office:value="7.9141" calcext:value-type="float">
            <text:p>7.9141</text:p>
          </table:table-cell>
          <table:table-cell office:value-type="float" office:value="0" calcext:value-type="float">
            <text:p>0</text:p>
          </table:table-cell>
          <table:table-cell office:value-type="float" office:value="-2.758392" calcext:value-type="float">
            <text:p>-2.758392</text:p>
          </table:table-cell>
          <table:table-cell office:value-type="float" office:value="0.01005359" calcext:value-type="float">
            <text:p>0.0100535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17" calcext:value-type="float">
            <text:p>-0.01000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0" calcext:value-type="float">
            <text:p>0</text:p>
          </table:table-cell>
          <table:table-cell office:value-type="float" office:value="-0.02900149" calcext:value-type="float">
            <text:p>-0.02900149</text:p>
          </table:table-cell>
          <table:table-cell office:value-type="float" office:value="0" calcext:value-type="float">
            <text:p>0</text:p>
          </table:table-cell>
          <table:table-cell office:value-type="float" office:value="1244.824" calcext:value-type="float">
            <text:p>1244.824</text:p>
          </table:table-cell>
          <table:table-cell office:value-type="float" office:value="3.619629" calcext:value-type="float">
            <text:p>3.619629</text:p>
          </table:table-cell>
          <table:table-cell office:value-type="float" office:value="121.3087" calcext:value-type="float">
            <text:p>121.3087</text:p>
          </table:table-cell>
          <table:table-cell office:value-type="float" office:value="0.1578556" calcext:value-type="float">
            <text:p>0.1578556</text:p>
          </table:table-cell>
          <table:table-cell office:value-type="float" office:value="0.1846786" calcext:value-type="float">
            <text:p>0.1846786</text:p>
          </table:table-cell>
          <table:table-cell office:value-type="float" office:value="0.2860272" calcext:value-type="float">
            <text:p>0.2860272</text:p>
          </table:table-cell>
          <table:table-cell office:value-type="float" office:value="0.291439" calcext:value-type="float">
            <text:p>0.291439</text:p>
          </table:table-cell>
          <table:table-cell office:value-type="float" office:value="0.2956384" calcext:value-type="float">
            <text:p>0.2956384</text:p>
          </table:table-cell>
          <table:table-cell office:value-type="float" office:value="0.2991348" calcext:value-type="float">
            <text:p>0.2991348</text:p>
          </table:table-cell>
          <table:table-cell office:value-type="float" office:value="0.3495728" calcext:value-type="float">
            <text:p>0.3495728</text:p>
          </table:table-cell>
          <table:table-cell office:value-type="float" office:value="0.3565992" calcext:value-type="float">
            <text:p>0.3565992</text:p>
          </table:table-cell>
          <table:table-cell office:value-type="float" office:value="0.3757559" calcext:value-type="float">
            <text:p>0.3757559</text:p>
          </table:table-cell>
          <table:table-cell office:value-type="float" office:value="0.3921969" calcext:value-type="float">
            <text:p>0.3921969</text:p>
          </table:table-cell>
          <table:table-cell office:value-type="float" office:value="0.4592503" calcext:value-type="float">
            <text:p>0.4592503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7979" calcext:value-type="float">
            <text:p>0.1727979</text:p>
          </table:table-cell>
          <table:table-cell office:value-type="float" office:value="0.3223368" calcext:value-type="float">
            <text:p>0.3223368</text:p>
          </table:table-cell>
          <table:table-cell office:value-type="float" office:value="0.04256605" calcext:value-type="float">
            <text:p>0.04256605</text:p>
          </table:table-cell>
          <table:table-cell office:value-type="float" office:value="9.642725E-016" calcext:value-type="float">
            <text:p>9.642725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35324" calcext:value-type="float">
            <text:p>-1.035324</text:p>
          </table:table-cell>
          <table:table-cell office:value-type="float" office:value="-0.3964024" calcext:value-type="float">
            <text:p>-0.3964024</text:p>
          </table:table-cell>
          <table:table-cell office:value-type="float" office:value="-0.02654974" calcext:value-type="float">
            <text:p>-0.02654974</text:p>
          </table:table-cell>
          <table:table-cell office:value-type="float" office:value="-0.02331783" calcext:value-type="float">
            <text:p>-0.02331783</text:p>
          </table:table-cell>
          <table:table-cell office:value-type="float" office:value="-0.02112111" calcext:value-type="float">
            <text:p>-0.02112111</text:p>
          </table:table-cell>
          <table:table-cell office:value-type="float" office:value="-0.01946656" calcext:value-type="float">
            <text:p>-0.01946656</text:p>
          </table:table-cell>
          <table:table-cell office:value-type="float" office:value="-0.01719268" calcext:value-type="float">
            <text:p>-0.01719268</text:p>
          </table:table-cell>
          <table:table-cell office:value-type="float" office:value="-0.01567617" calcext:value-type="float">
            <text:p>-0.01567617</text:p>
          </table:table-cell>
          <table:table-cell office:value-type="float" office:value="-0.00950143" calcext:value-type="float">
            <text:p>-0.00950143</text:p>
          </table:table-cell>
          <table:table-cell office:value-type="float" office:value="-0.006311313" calcext:value-type="float">
            <text:p>-0.006311313</text:p>
          </table:table-cell>
          <table:table-cell office:value-type="float" office:value="15.78691" calcext:value-type="float">
            <text:p>15.78691</text:p>
          </table:table-cell>
          <table:table-cell office:value-type="float" office:value="0" calcext:value-type="float">
            <text:p>0</text:p>
          </table:table-cell>
          <table:table-cell office:value-type="float" office:value="-2.085891" calcext:value-type="float">
            <text:p>-2.085891</text:p>
          </table:table-cell>
          <table:table-cell office:value-type="float" office:value="0.01005699" calcext:value-type="float">
            <text:p>0.0100569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908" calcext:value-type="float">
            <text:p>-0.0099999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0" calcext:value-type="float">
            <text:p>0</text:p>
          </table:table-cell>
          <table:table-cell office:value-type="float" office:value="-0.007922107" calcext:value-type="float">
            <text:p>-0.007922107</text:p>
          </table:table-cell>
          <table:table-cell office:value-type="float" office:value="0" calcext:value-type="float">
            <text:p>0</text:p>
          </table:table-cell>
          <table:table-cell office:value-type="float" office:value="1243.115" calcext:value-type="float">
            <text:p>1243.115</text:p>
          </table:table-cell>
          <table:table-cell office:value-type="float" office:value="5.30785" calcext:value-type="float">
            <text:p>5.30785</text:p>
          </table:table-cell>
          <table:table-cell office:value-type="float" office:value="119.1952" calcext:value-type="float">
            <text:p>119.1952</text:p>
          </table:table-cell>
          <table:table-cell office:value-type="float" office:value="0.1620499" calcext:value-type="float">
            <text:p>0.1620499</text:p>
          </table:table-cell>
          <table:table-cell office:value-type="float" office:value="0.1909193" calcext:value-type="float">
            <text:p>0.1909193</text:p>
          </table:table-cell>
          <table:table-cell office:value-type="float" office:value="0.2865511" calcext:value-type="float">
            <text:p>0.2865511</text:p>
          </table:table-cell>
          <table:table-cell office:value-type="float" office:value="0.2909699" calcext:value-type="float">
            <text:p>0.2909699</text:p>
          </table:table-cell>
          <table:table-cell office:value-type="float" office:value="0.2948859" calcext:value-type="float">
            <text:p>0.2948859</text:p>
          </table:table-cell>
          <table:table-cell office:value-type="float" office:value="0.2984269" calcext:value-type="float">
            <text:p>0.2984269</text:p>
          </table:table-cell>
          <table:table-cell office:value-type="float" office:value="0.3492011" calcext:value-type="float">
            <text:p>0.3492011</text:p>
          </table:table-cell>
          <table:table-cell office:value-type="float" office:value="0.3565995" calcext:value-type="float">
            <text:p>0.3565995</text:p>
          </table:table-cell>
          <table:table-cell office:value-type="float" office:value="0.3756385" calcext:value-type="float">
            <text:p>0.3756385</text:p>
          </table:table-cell>
          <table:table-cell office:value-type="float" office:value="0.3917059" calcext:value-type="float">
            <text:p>0.3917059</text:p>
          </table:table-cell>
          <table:table-cell office:value-type="float" office:value="0.4566278" calcext:value-type="float">
            <text:p>0.456627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9982" calcext:value-type="float">
            <text:p>0.1639982</text:p>
          </table:table-cell>
          <table:table-cell office:value-type="float" office:value="0.3161007" calcext:value-type="float">
            <text:p>0.3161007</text:p>
          </table:table-cell>
          <table:table-cell office:value-type="float" office:value="0.04338375" calcext:value-type="float">
            <text:p>0.04338375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759815" calcext:value-type="float">
            <text:p>-0.8759815</text:p>
          </table:table-cell>
          <table:table-cell office:value-type="float" office:value="-0.3230399" calcext:value-type="float">
            <text:p>-0.3230399</text:p>
          </table:table-cell>
          <table:table-cell office:value-type="float" office:value="-0.0262178" calcext:value-type="float">
            <text:p>-0.0262178</text:p>
          </table:table-cell>
          <table:table-cell office:value-type="float" office:value="-0.02358486" calcext:value-type="float">
            <text:p>-0.02358486</text:p>
          </table:table-cell>
          <table:table-cell office:value-type="float" office:value="-0.02149971" calcext:value-type="float">
            <text:p>-0.02149971</text:p>
          </table:table-cell>
          <table:table-cell office:value-type="float" office:value="-0.01978913" calcext:value-type="float">
            <text:p>-0.01978913</text:p>
          </table:table-cell>
          <table:table-cell office:value-type="float" office:value="-0.01737162" calcext:value-type="float">
            <text:p>-0.01737162</text:p>
          </table:table-cell>
          <table:table-cell office:value-type="float" office:value="-0.01567588" calcext:value-type="float">
            <text:p>-0.01567588</text:p>
          </table:table-cell>
          <table:table-cell office:value-type="float" office:value="-0.009529989" calcext:value-type="float">
            <text:p>-0.009529989</text:p>
          </table:table-cell>
          <table:table-cell office:value-type="float" office:value="-0.006387609" calcext:value-type="float">
            <text:p>-0.006387609</text:p>
          </table:table-cell>
          <table:table-cell office:value-type="float" office:value="23.61549" calcext:value-type="float">
            <text:p>23.61549</text:p>
          </table:table-cell>
          <table:table-cell office:value-type="float" office:value="0" calcext:value-type="float">
            <text:p>0</text:p>
          </table:table-cell>
          <table:table-cell office:value-type="float" office:value="-1.831463" calcext:value-type="float">
            <text:p>-1.831463</text:p>
          </table:table-cell>
          <table:table-cell office:value-type="float" office:value="0.01004421" calcext:value-type="float">
            <text:p>0.0100442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06" calcext:value-type="float">
            <text:p>-0.01000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0" calcext:value-type="float">
            <text:p>0</text:p>
          </table:table-cell>
          <table:table-cell office:value-type="float" office:value="-0.05626808" calcext:value-type="float">
            <text:p>-0.05626808</text:p>
          </table:table-cell>
          <table:table-cell office:value-type="float" office:value="0" calcext:value-type="float">
            <text:p>0</text:p>
          </table:table-cell>
          <table:table-cell office:value-type="float" office:value="1241.548" calcext:value-type="float">
            <text:p>1241.548</text:p>
          </table:table-cell>
          <table:table-cell office:value-type="float" office:value="6.922871" calcext:value-type="float">
            <text:p>6.922871</text:p>
          </table:table-cell>
          <table:table-cell office:value-type="float" office:value="117.8594" calcext:value-type="float">
            <text:p>117.8594</text:p>
          </table:table-cell>
          <table:table-cell office:value-type="float" office:value="0.1567968" calcext:value-type="float">
            <text:p>0.1567968</text:p>
          </table:table-cell>
          <table:table-cell office:value-type="float" office:value="0.1870322" calcext:value-type="float">
            <text:p>0.1870322</text:p>
          </table:table-cell>
          <table:table-cell office:value-type="float" office:value="0.285449" calcext:value-type="float">
            <text:p>0.285449</text:p>
          </table:table-cell>
          <table:table-cell office:value-type="float" office:value="0.2904126" calcext:value-type="float">
            <text:p>0.2904126</text:p>
          </table:table-cell>
          <table:table-cell office:value-type="float" office:value="0.2944051" calcext:value-type="float">
            <text:p>0.2944051</text:p>
          </table:table-cell>
          <table:table-cell office:value-type="float" office:value="0.2979745" calcext:value-type="float">
            <text:p>0.2979745</text:p>
          </table:table-cell>
          <table:table-cell office:value-type="float" office:value="0.3490296" calcext:value-type="float">
            <text:p>0.3490296</text:p>
          </table:table-cell>
          <table:table-cell office:value-type="float" office:value="0.3565984" calcext:value-type="float">
            <text:p>0.3565984</text:p>
          </table:table-cell>
          <table:table-cell office:value-type="float" office:value="0.3755372" calcext:value-type="float">
            <text:p>0.3755372</text:p>
          </table:table-cell>
          <table:table-cell office:value-type="float" office:value="0.3912773" calcext:value-type="float">
            <text:p>0.3912773</text:p>
          </table:table-cell>
          <table:table-cell office:value-type="float" office:value="0.4540476" calcext:value-type="float">
            <text:p>0.454047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2151" calcext:value-type="float">
            <text:p>0.1642151</text:p>
          </table:table-cell>
          <table:table-cell office:value-type="float" office:value="0.3199976" calcext:value-type="float">
            <text:p>0.3199976</text:p>
          </table:table-cell>
          <table:table-cell office:value-type="float" office:value="0.04583343" calcext:value-type="float">
            <text:p>0.04583343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78844" calcext:value-type="float">
            <text:p>-1.078844</text:p>
          </table:table-cell>
          <table:table-cell office:value-type="float" office:value="-0.3661829" calcext:value-type="float">
            <text:p>-0.3661829</text:p>
          </table:table-cell>
          <table:table-cell office:value-type="float" office:value="-0.02692408" calcext:value-type="float">
            <text:p>-0.02692408</text:p>
          </table:table-cell>
          <table:table-cell office:value-type="float" office:value="-0.02389625" calcext:value-type="float">
            <text:p>-0.02389625</text:p>
          </table:table-cell>
          <table:table-cell office:value-type="float" office:value="-0.02174362" calcext:value-type="float">
            <text:p>-0.02174362</text:p>
          </table:table-cell>
          <table:table-cell office:value-type="float" office:value="-0.01999902" calcext:value-type="float">
            <text:p>-0.01999902</text:p>
          </table:table-cell>
          <table:table-cell office:value-type="float" office:value="-0.01745046" calcext:value-type="float">
            <text:p>-0.01745046</text:p>
          </table:table-cell>
          <table:table-cell office:value-type="float" office:value="-0.01567626" calcext:value-type="float">
            <text:p>-0.01567626</text:p>
          </table:table-cell>
          <table:table-cell office:value-type="float" office:value="-0.009554706" calcext:value-type="float">
            <text:p>-0.009554706</text:p>
          </table:table-cell>
          <table:table-cell office:value-type="float" office:value="-0.006455069" calcext:value-type="float">
            <text:p>-0.006455069</text:p>
          </table:table-cell>
          <table:table-cell office:value-type="float" office:value="31.40534" calcext:value-type="float">
            <text:p>31.40534</text:p>
          </table:table-cell>
          <table:table-cell office:value-type="float" office:value="0" calcext:value-type="float">
            <text:p>0</text:p>
          </table:table-cell>
          <table:table-cell office:value-type="float" office:value="-2.301776" calcext:value-type="float">
            <text:p>-2.301776</text:p>
          </table:table-cell>
          <table:table-cell office:value-type="float" office:value="0.01005503" calcext:value-type="float">
            <text:p>0.01005503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983" calcext:value-type="float">
            <text:p>-0.0099999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0" calcext:value-type="float">
            <text:p>0</text:p>
          </table:table-cell>
          <table:table-cell office:value-type="float" office:value="-0.2412506" calcext:value-type="float">
            <text:p>-0.2412506</text:p>
          </table:table-cell>
          <table:table-cell office:value-type="float" office:value="0" calcext:value-type="float">
            <text:p>0</text:p>
          </table:table-cell>
          <table:table-cell office:value-type="float" office:value="1240.192" calcext:value-type="float">
            <text:p>1240.192</text:p>
          </table:table-cell>
          <table:table-cell office:value-type="float" office:value="8.463919" calcext:value-type="float">
            <text:p>8.463919</text:p>
          </table:table-cell>
          <table:table-cell office:value-type="float" office:value="116.4256" calcext:value-type="float">
            <text:p>116.4256</text:p>
          </table:table-cell>
          <table:table-cell office:value-type="float" office:value="0.1670969" calcext:value-type="float">
            <text:p>0.1670969</text:p>
          </table:table-cell>
          <table:table-cell office:value-type="float" office:value="0.1932431" calcext:value-type="float">
            <text:p>0.1932431</text:p>
          </table:table-cell>
          <table:table-cell office:value-type="float" office:value="0.2858952" calcext:value-type="float">
            <text:p>0.2858952</text:p>
          </table:table-cell>
          <table:table-cell office:value-type="float" office:value="0.2898393" calcext:value-type="float">
            <text:p>0.2898393</text:p>
          </table:table-cell>
          <table:table-cell office:value-type="float" office:value="0.2938729" calcext:value-type="float">
            <text:p>0.2938729</text:p>
          </table:table-cell>
          <table:table-cell office:value-type="float" office:value="0.2976575" calcext:value-type="float">
            <text:p>0.2976575</text:p>
          </table:table-cell>
          <table:table-cell office:value-type="float" office:value="0.3485278" calcext:value-type="float">
            <text:p>0.3485278</text:p>
          </table:table-cell>
          <table:table-cell office:value-type="float" office:value="0.3565981" calcext:value-type="float">
            <text:p>0.3565981</text:p>
          </table:table-cell>
          <table:table-cell office:value-type="float" office:value="0.3754497" calcext:value-type="float">
            <text:p>0.3754497</text:p>
          </table:table-cell>
          <table:table-cell office:value-type="float" office:value="0.3909008" calcext:value-type="float">
            <text:p>0.3909008</text:p>
          </table:table-cell>
          <table:table-cell office:value-type="float" office:value="0.4515726" calcext:value-type="float">
            <text:p>0.451572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7872" calcext:value-type="float">
            <text:p>0.1497872</text:p>
          </table:table-cell>
          <table:table-cell office:value-type="float" office:value="0.3137775" calcext:value-type="float">
            <text:p>0.3137775</text:p>
          </table:table-cell>
          <table:table-cell office:value-type="float" office:value="0.04640774" calcext:value-type="float">
            <text:p>0.04640774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312808" calcext:value-type="float">
            <text:p>-0.7312808</text:p>
          </table:table-cell>
          <table:table-cell office:value-type="float" office:value="-0.3005493" calcext:value-type="float">
            <text:p>-0.3005493</text:p>
          </table:table-cell>
          <table:table-cell office:value-type="float" office:value="-0.02664653" calcext:value-type="float">
            <text:p>-0.02664653</text:p>
          </table:table-cell>
          <table:table-cell office:value-type="float" office:value="-0.02423111" calcext:value-type="float">
            <text:p>-0.02423111</text:p>
          </table:table-cell>
          <table:table-cell office:value-type="float" office:value="-0.02201893" calcext:value-type="float">
            <text:p>-0.02201893</text:p>
          </table:table-cell>
          <table:table-cell office:value-type="float" office:value="-0.02014688" calcext:value-type="float">
            <text:p>-0.02014688</text:p>
          </table:table-cell>
          <table:table-cell office:value-type="float" office:value="-0.0176941" calcext:value-type="float">
            <text:p>-0.0176941</text:p>
          </table:table-cell>
          <table:table-cell office:value-type="float" office:value="-0.01567622" calcext:value-type="float">
            <text:p>-0.01567622</text:p>
          </table:table-cell>
          <table:table-cell office:value-type="float" office:value="-0.009576106" calcext:value-type="float">
            <text:p>-0.009576106</text:p>
          </table:table-cell>
          <table:table-cell office:value-type="float" office:value="-0.006514926" calcext:value-type="float">
            <text:p>-0.006514926</text:p>
          </table:table-cell>
          <table:table-cell office:value-type="float" office:value="39.15511" calcext:value-type="float">
            <text:p>39.15511</text:p>
          </table:table-cell>
          <table:table-cell office:value-type="float" office:value="0" calcext:value-type="float">
            <text:p>0</text:p>
          </table:table-cell>
          <table:table-cell office:value-type="float" office:value="-1.416165" calcext:value-type="float">
            <text:p>-1.416165</text:p>
          </table:table-cell>
          <table:table-cell office:value-type="float" office:value="0.01003319" calcext:value-type="float">
            <text:p>0.0100331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754" calcext:value-type="float">
            <text:p>-0.009999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4" calcext:value-type="float">
            <text:p>4</text:p>
          </table:table-cell>
          <table:table-cell office:value-type="float" office:value="-0.3792779" calcext:value-type="float">
            <text:p>-0.3792779</text:p>
          </table:table-cell>
          <table:table-cell office:value-type="float" office:value="0" calcext:value-type="float">
            <text:p>0</text:p>
          </table:table-cell>
          <table:table-cell office:value-type="float" office:value="1242.804" calcext:value-type="float">
            <text:p>1242.804</text:p>
          </table:table-cell>
          <table:table-cell office:value-type="float" office:value="9.990008" calcext:value-type="float">
            <text:p>9.990008</text:p>
          </table:table-cell>
          <table:table-cell office:value-type="float" office:value="116.4033" calcext:value-type="float">
            <text:p>116.4033</text:p>
          </table:table-cell>
          <table:table-cell office:value-type="float" office:value="0.2004117" calcext:value-type="float">
            <text:p>0.2004117</text:p>
          </table:table-cell>
          <table:table-cell office:value-type="float" office:value="0.2060828" calcext:value-type="float">
            <text:p>0.2060828</text:p>
          </table:table-cell>
          <table:table-cell office:value-type="float" office:value="0.2890856" calcext:value-type="float">
            <text:p>0.2890856</text:p>
          </table:table-cell>
          <table:table-cell office:value-type="float" office:value="0.2906106" calcext:value-type="float">
            <text:p>0.2906106</text:p>
          </table:table-cell>
          <table:table-cell office:value-type="float" office:value="0.2942033" calcext:value-type="float">
            <text:p>0.2942033</text:p>
          </table:table-cell>
          <table:table-cell office:value-type="float" office:value="0.3004221" calcext:value-type="float">
            <text:p>0.3004221</text:p>
          </table:table-cell>
          <table:table-cell office:value-type="float" office:value="0.3633974" calcext:value-type="float">
            <text:p>0.3633974</text:p>
          </table:table-cell>
          <table:table-cell office:value-type="float" office:value="0.3566022" calcext:value-type="float">
            <text:p>0.3566022</text:p>
          </table:table-cell>
          <table:table-cell office:value-type="float" office:value="0.3753738" calcext:value-type="float">
            <text:p>0.3753738</text:p>
          </table:table-cell>
          <table:table-cell office:value-type="float" office:value="0.390568" calcext:value-type="float">
            <text:p>0.390568</text:p>
          </table:table-cell>
          <table:table-cell office:value-type="float" office:value="0.4491962" calcext:value-type="float">
            <text:p>0.449196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0322" calcext:value-type="float">
            <text:p>0.1400322</text:p>
          </table:table-cell>
          <table:table-cell office:value-type="float" office:value="0.3010021" calcext:value-type="float">
            <text:p>0.3010021</text:p>
          </table:table-cell>
          <table:table-cell office:value-type="float" office:value="0.04281907" calcext:value-type="float">
            <text:p>0.04281907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33679" calcext:value-type="float">
            <text:p>-0.233679</text:p>
          </table:table-cell>
          <table:table-cell office:value-type="float" office:value="-0.2032927" calcext:value-type="float">
            <text:p>-0.2032927</text:p>
          </table:table-cell>
          <table:table-cell office:value-type="float" office:value="-0.02469644" calcext:value-type="float">
            <text:p>-0.02469644</text:p>
          </table:table-cell>
          <table:table-cell office:value-type="float" office:value="-0.02380352" calcext:value-type="float">
            <text:p>-0.02380352</text:p>
          </table:table-cell>
          <table:table-cell office:value-type="float" office:value="-0.02187071" calcext:value-type="float">
            <text:p>-0.02187071</text:p>
          </table:table-cell>
          <table:table-cell office:value-type="float" office:value="-0.01896443" calcext:value-type="float">
            <text:p>-0.01896443</text:p>
          </table:table-cell>
          <table:table-cell office:value-type="float" office:value="-0.01182932" calcext:value-type="float">
            <text:p>-0.01182932</text:p>
          </table:table-cell>
          <table:table-cell office:value-type="float" office:value="-0.01567492" calcext:value-type="float">
            <text:p>-0.01567492</text:p>
          </table:table-cell>
          <table:table-cell office:value-type="float" office:value="-0.009594732" calcext:value-type="float">
            <text:p>-0.009594732</text:p>
          </table:table-cell>
          <table:table-cell office:value-type="float" office:value="-0.006568356" calcext:value-type="float">
            <text:p>-0.006568356</text:p>
          </table:table-cell>
          <table:table-cell office:value-type="float" office:value="46.91642" calcext:value-type="float">
            <text:p>46.91642</text:p>
          </table:table-cell>
          <table:table-cell office:value-type="float" office:value="0" calcext:value-type="float">
            <text:p>0</text:p>
          </table:table-cell>
          <table:table-cell office:value-type="float" office:value="-0.6561388" calcext:value-type="float">
            <text:p>-0.6561388</text:p>
          </table:table-cell>
          <table:table-cell office:value-type="float" office:value="0.01002889" calcext:value-type="float">
            <text:p>0.0100288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44" calcext:value-type="float">
            <text:p>-0.00999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4" calcext:value-type="float">
            <text:p>4</text:p>
          </table:table-cell>
          <table:table-cell office:value-type="float" office:value="-0.3298042" calcext:value-type="float">
            <text:p>-0.3298042</text:p>
          </table:table-cell>
          <table:table-cell office:value-type="float" office:value="0" calcext:value-type="float">
            <text:p>0</text:p>
          </table:table-cell>
          <table:table-cell office:value-type="float" office:value="1241.157" calcext:value-type="float">
            <text:p>1241.157</text:p>
          </table:table-cell>
          <table:table-cell office:value-type="float" office:value="11.58811" calcext:value-type="float">
            <text:p>11.58811</text:p>
          </table:table-cell>
          <table:table-cell office:value-type="float" office:value="114.602" calcext:value-type="float">
            <text:p>114.602</text:p>
          </table:table-cell>
          <table:table-cell office:value-type="float" office:value="0.1703224" calcext:value-type="float">
            <text:p>0.1703224</text:p>
          </table:table-cell>
          <table:table-cell office:value-type="float" office:value="0.2103404" calcext:value-type="float">
            <text:p>0.2103404</text:p>
          </table:table-cell>
          <table:table-cell office:value-type="float" office:value="0.2906884" calcext:value-type="float">
            <text:p>0.2906884</text:p>
          </table:table-cell>
          <table:table-cell office:value-type="float" office:value="0.2936419" calcext:value-type="float">
            <text:p>0.2936419</text:p>
          </table:table-cell>
          <table:table-cell office:value-type="float" office:value="0.298217" calcext:value-type="float">
            <text:p>0.298217</text:p>
          </table:table-cell>
          <table:table-cell office:value-type="float" office:value="0.3040877" calcext:value-type="float">
            <text:p>0.3040877</text:p>
          </table:table-cell>
          <table:table-cell office:value-type="float" office:value="0.3579361" calcext:value-type="float">
            <text:p>0.3579361</text:p>
          </table:table-cell>
          <table:table-cell office:value-type="float" office:value="0.3566011" calcext:value-type="float">
            <text:p>0.3566011</text:p>
          </table:table-cell>
          <table:table-cell office:value-type="float" office:value="0.3753084" calcext:value-type="float">
            <text:p>0.3753084</text:p>
          </table:table-cell>
          <table:table-cell office:value-type="float" office:value="0.3902726" calcext:value-type="float">
            <text:p>0.3902726</text:p>
          </table:table-cell>
          <table:table-cell office:value-type="float" office:value="0.4468837" calcext:value-type="float">
            <text:p>0.4468837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0604" calcext:value-type="float">
            <text:p>0.1520604</text:p>
          </table:table-cell>
          <table:table-cell office:value-type="float" office:value="0.2966372" calcext:value-type="float">
            <text:p>0.2966372</text:p>
          </table:table-cell>
          <table:table-cell office:value-type="float" office:value="0.03737376" calcext:value-type="float">
            <text:p>0.0373737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3012" calcext:value-type="float">
            <text:p>-0.6363012</text:p>
          </table:table-cell>
          <table:table-cell office:value-type="float" office:value="-0.1777226" calcext:value-type="float">
            <text:p>-0.1777226</text:p>
          </table:table-cell>
          <table:table-cell office:value-type="float" office:value="-0.023735" calcext:value-type="float">
            <text:p>-0.023735</text:p>
          </table:table-cell>
          <table:table-cell office:value-type="float" office:value="-0.02214948" calcext:value-type="float">
            <text:p>-0.02214948</text:p>
          </table:table-cell>
          <table:table-cell office:value-type="float" office:value="-0.01990448" calcext:value-type="float">
            <text:p>-0.01990448</text:p>
          </table:table-cell>
          <table:table-cell office:value-type="float" office:value="-0.01737593" calcext:value-type="float">
            <text:p>-0.01737593</text:p>
          </table:table-cell>
          <table:table-cell office:value-type="float" office:value="-0.01368152" calcext:value-type="float">
            <text:p>-0.01368152</text:p>
          </table:table-cell>
          <table:table-cell office:value-type="float" office:value="-0.01567517" calcext:value-type="float">
            <text:p>-0.01567517</text:p>
          </table:table-cell>
          <table:table-cell office:value-type="float" office:value="-0.009610794" calcext:value-type="float">
            <text:p>-0.009610794</text:p>
          </table:table-cell>
          <table:table-cell office:value-type="float" office:value="-0.006616208" calcext:value-type="float">
            <text:p>-0.006616208</text:p>
          </table:table-cell>
          <table:table-cell office:value-type="float" office:value="54.78206" calcext:value-type="float">
            <text:p>54.78206</text:p>
          </table:table-cell>
          <table:table-cell office:value-type="float" office:value="0" calcext:value-type="float">
            <text:p>0</text:p>
          </table:table-cell>
          <table:table-cell office:value-type="float" office:value="-1.616021" calcext:value-type="float">
            <text:p>-1.616021</text:p>
          </table:table-cell>
          <table:table-cell office:value-type="float" office:value="0.009977219" calcext:value-type="float">
            <text:p>0.00997721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46" calcext:value-type="float">
            <text:p>-0.010000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4.900001" calcext:value-type="float">
            <text:p>4.900001</text:p>
          </table:table-cell>
          <table:table-cell office:value-type="float" office:value="-0.4400032" calcext:value-type="float">
            <text:p>-0.4400032</text:p>
          </table:table-cell>
          <table:table-cell office:value-type="float" office:value="0" calcext:value-type="float">
            <text:p>0</text:p>
          </table:table-cell>
          <table:table-cell office:value-type="float" office:value="1240.69" calcext:value-type="float">
            <text:p>1240.69</text:p>
          </table:table-cell>
          <table:table-cell office:value-type="float" office:value="13.06537" calcext:value-type="float">
            <text:p>13.06537</text:p>
          </table:table-cell>
          <table:table-cell office:value-type="float" office:value="117.7341" calcext:value-type="float">
            <text:p>117.7341</text:p>
          </table:table-cell>
          <table:table-cell office:value-type="float" office:value="0.1580853" calcext:value-type="float">
            <text:p>0.1580853</text:p>
          </table:table-cell>
          <table:table-cell office:value-type="float" office:value="0.1931149" calcext:value-type="float">
            <text:p>0.1931149</text:p>
          </table:table-cell>
          <table:table-cell office:value-type="float" office:value="0.2892737" calcext:value-type="float">
            <text:p>0.2892737</text:p>
          </table:table-cell>
          <table:table-cell office:value-type="float" office:value="0.2942445" calcext:value-type="float">
            <text:p>0.2942445</text:p>
          </table:table-cell>
          <table:table-cell office:value-type="float" office:value="0.2992903" calcext:value-type="float">
            <text:p>0.2992903</text:p>
          </table:table-cell>
          <table:table-cell office:value-type="float" office:value="0.3040394" calcext:value-type="float">
            <text:p>0.3040394</text:p>
          </table:table-cell>
          <table:table-cell office:value-type="float" office:value="0.3552662" calcext:value-type="float">
            <text:p>0.3552662</text:p>
          </table:table-cell>
          <table:table-cell office:value-type="float" office:value="0.3566005" calcext:value-type="float">
            <text:p>0.3566005</text:p>
          </table:table-cell>
          <table:table-cell office:value-type="float" office:value="0.375251" calcext:value-type="float">
            <text:p>0.375251</text:p>
          </table:table-cell>
          <table:table-cell office:value-type="float" office:value="0.3900066" calcext:value-type="float">
            <text:p>0.3900066</text:p>
          </table:table-cell>
          <table:table-cell office:value-type="float" office:value="0.444602" calcext:value-type="float">
            <text:p>0.4446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7195" calcext:value-type="float">
            <text:p>0.1597195</text:p>
          </table:table-cell>
          <table:table-cell office:value-type="float" office:value="0.3138746" calcext:value-type="float">
            <text:p>0.3138746</text:p>
          </table:table-cell>
          <table:table-cell office:value-type="float" office:value="0.03878932" calcext:value-type="float">
            <text:p>0.03878932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27308" calcext:value-type="float">
            <text:p>-1.027308</text:p>
          </table:table-cell>
          <table:table-cell office:value-type="float" office:value="-0.300577" calcext:value-type="float">
            <text:p>-0.300577</text:p>
          </table:table-cell>
          <table:table-cell office:value-type="float" office:value="-0.02454887" calcext:value-type="float">
            <text:p>-0.02454887</text:p>
          </table:table-cell>
          <table:table-cell office:value-type="float" office:value="-0.02182542" calcext:value-type="float">
            <text:p>-0.02182542</text:p>
          </table:table-cell>
          <table:table-cell office:value-type="float" office:value="-0.01940477" calcext:value-type="float">
            <text:p>-0.01940477</text:p>
          </table:table-cell>
          <table:table-cell office:value-type="float" office:value="-0.01739288" calcext:value-type="float">
            <text:p>-0.01739288</text:p>
          </table:table-cell>
          <table:table-cell office:value-type="float" office:value="-0.014706" calcext:value-type="float">
            <text:p>-0.014706</text:p>
          </table:table-cell>
          <table:table-cell office:value-type="float" office:value="-0.01567579" calcext:value-type="float">
            <text:p>-0.01567579</text:p>
          </table:table-cell>
          <table:table-cell office:value-type="float" office:value="-0.009624906" calcext:value-type="float">
            <text:p>-0.009624906</text:p>
          </table:table-cell>
          <table:table-cell office:value-type="float" office:value="-0.006659606" calcext:value-type="float">
            <text:p>-0.006659606</text:p>
          </table:table-cell>
          <table:table-cell office:value-type="float" office:value="62.55893" calcext:value-type="float">
            <text:p>62.55893</text:p>
          </table:table-cell>
          <table:table-cell office:value-type="float" office:value="0" calcext:value-type="float">
            <text:p>0</text:p>
          </table:table-cell>
          <table:table-cell office:value-type="float" office:value="-2.189967" calcext:value-type="float">
            <text:p>-2.189967</text:p>
          </table:table-cell>
          <table:table-cell office:value-type="float" office:value="0.0100027" calcext:value-type="float">
            <text:p>0.0100027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10.4" calcext:value-type="float">
            <text:p>10.4</text:p>
          </table:table-cell>
          <table:table-cell office:value-type="float" office:value="-0.5983506" calcext:value-type="float">
            <text:p>-0.5983506</text:p>
          </table:table-cell>
          <table:table-cell office:value-type="float" office:value="0" calcext:value-type="float">
            <text:p>0</text:p>
          </table:table-cell>
          <table:table-cell office:value-type="float" office:value="1244.95" calcext:value-type="float">
            <text:p>1244.95</text:p>
          </table:table-cell>
          <table:table-cell office:value-type="float" office:value="14.46359" calcext:value-type="float">
            <text:p>14.46359</text:p>
          </table:table-cell>
          <table:table-cell office:value-type="float" office:value="118.2175" calcext:value-type="float">
            <text:p>118.2175</text:p>
          </table:table-cell>
          <table:table-cell office:value-type="float" office:value="0.2764918" calcext:value-type="float">
            <text:p>0.2764918</text:p>
          </table:table-cell>
          <table:table-cell office:value-type="float" office:value="0.1988887" calcext:value-type="float">
            <text:p>0.1988887</text:p>
          </table:table-cell>
          <table:table-cell office:value-type="float" office:value="0.2907585" calcext:value-type="float">
            <text:p>0.2907585</text:p>
          </table:table-cell>
          <table:table-cell office:value-type="float" office:value="0.2943976" calcext:value-type="float">
            <text:p>0.2943976</text:p>
          </table:table-cell>
          <table:table-cell office:value-type="float" office:value="0.2991205" calcext:value-type="float">
            <text:p>0.2991205</text:p>
          </table:table-cell>
          <table:table-cell office:value-type="float" office:value="0.3044279" calcext:value-type="float">
            <text:p>0.3044279</text:p>
          </table:table-cell>
          <table:table-cell office:value-type="float" office:value="0.3714319" calcext:value-type="float">
            <text:p>0.3714319</text:p>
          </table:table-cell>
          <table:table-cell office:value-type="float" office:value="0.3566136" calcext:value-type="float">
            <text:p>0.3566136</text:p>
          </table:table-cell>
          <table:table-cell office:value-type="float" office:value="0.3752002" calcext:value-type="float">
            <text:p>0.3752002</text:p>
          </table:table-cell>
          <table:table-cell office:value-type="float" office:value="0.3897654" calcext:value-type="float">
            <text:p>0.3897654</text:p>
          </table:table-cell>
          <table:table-cell office:value-type="float" office:value="0.4424587" calcext:value-type="float">
            <text:p>0.442458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9894" calcext:value-type="float">
            <text:p>0.1469894</text:p>
          </table:table-cell>
          <table:table-cell office:value-type="float" office:value="0.3082444" calcext:value-type="float">
            <text:p>0.3082444</text:p>
          </table:table-cell>
          <table:table-cell office:value-type="float" office:value="0.03858583" calcext:value-type="float">
            <text:p>0.03858583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94623" calcext:value-type="float">
            <text:p>-0.0394623</text:p>
          </table:table-cell>
          <table:table-cell office:value-type="float" office:value="-0.2536755" calcext:value-type="float">
            <text:p>-0.2536755</text:p>
          </table:table-cell>
          <table:table-cell office:value-type="float" office:value="-0.02374705" calcext:value-type="float">
            <text:p>-0.02374705</text:p>
          </table:table-cell>
          <table:table-cell office:value-type="float" office:value="-0.02175556" calcext:value-type="float">
            <text:p>-0.02175556</text:p>
          </table:table-cell>
          <table:table-cell office:value-type="float" office:value="-0.01948267" calcext:value-type="float">
            <text:p>-0.01948267</text:p>
          </table:table-cell>
          <table:table-cell office:value-type="float" office:value="-0.01732652" calcext:value-type="float">
            <text:p>-0.01732652</text:p>
          </table:table-cell>
          <table:table-cell office:value-type="float" office:value="-0.01003279" calcext:value-type="float">
            <text:p>-0.01003279</text:p>
          </table:table-cell>
          <table:table-cell office:value-type="float" office:value="-0.01567201" calcext:value-type="float">
            <text:p>-0.01567201</text:p>
          </table:table-cell>
          <table:table-cell office:value-type="float" office:value="-0.009637407" calcext:value-type="float">
            <text:p>-0.009637407</text:p>
          </table:table-cell>
          <table:table-cell office:value-type="float" office:value="-0.006699228" calcext:value-type="float">
            <text:p>-0.006699228</text:p>
          </table:table-cell>
          <table:table-cell office:value-type="float" office:value="70.2841" calcext:value-type="float">
            <text:p>70.2841</text:p>
          </table:table-cell>
          <table:table-cell office:value-type="float" office:value="0" calcext:value-type="float">
            <text:p>0</text:p>
          </table:table-cell>
          <table:table-cell office:value-type="float" office:value="-0.08337387" calcext:value-type="float">
            <text:p>-0.08337387</text:p>
          </table:table-cell>
          <table:table-cell office:value-type="float" office:value="0.01041407" calcext:value-type="float">
            <text:p>0.01041407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787878" calcext:value-type="float">
            <text:p>-0.007878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0.7531413" calcext:value-type="float">
            <text:p>-0.7531413</text:p>
          </table:table-cell>
          <table:table-cell office:value-type="float" office:value="0" calcext:value-type="float">
            <text:p>0</text:p>
          </table:table-cell>
          <table:table-cell office:value-type="float" office:value="1248.972" calcext:value-type="float">
            <text:p>1248.972</text:p>
          </table:table-cell>
          <table:table-cell office:value-type="float" office:value="16.89686" calcext:value-type="float">
            <text:p>16.89686</text:p>
          </table:table-cell>
          <table:table-cell office:value-type="float" office:value="115.7206" calcext:value-type="float">
            <text:p>115.7206</text:p>
          </table:table-cell>
          <table:table-cell office:value-type="float" office:value="0.1948021" calcext:value-type="float">
            <text:p>0.1948021</text:p>
          </table:table-cell>
          <table:table-cell office:value-type="float" office:value="0.2177956" calcext:value-type="float">
            <text:p>0.2177956</text:p>
          </table:table-cell>
          <table:table-cell office:value-type="float" office:value="0.2996064" calcext:value-type="float">
            <text:p>0.2996064</text:p>
          </table:table-cell>
          <table:table-cell office:value-type="float" office:value="0.3070383" calcext:value-type="float">
            <text:p>0.3070383</text:p>
          </table:table-cell>
          <table:table-cell office:value-type="float" office:value="0.3222624" calcext:value-type="float">
            <text:p>0.3222624</text:p>
          </table:table-cell>
          <table:table-cell office:value-type="float" office:value="0.3385796" calcext:value-type="float">
            <text:p>0.3385796</text:p>
          </table:table-cell>
          <table:table-cell office:value-type="float" office:value="0.395043" calcext:value-type="float">
            <text:p>0.395043</text:p>
          </table:table-cell>
          <table:table-cell office:value-type="float" office:value="0.3586472" calcext:value-type="float">
            <text:p>0.3586472</text:p>
          </table:table-cell>
          <table:table-cell office:value-type="float" office:value="0.3751533" calcext:value-type="float">
            <text:p>0.3751533</text:p>
          </table:table-cell>
          <table:table-cell office:value-type="float" office:value="0.3895367" calcext:value-type="float">
            <text:p>0.3895367</text:p>
          </table:table-cell>
          <table:table-cell office:value-type="float" office:value="0.4404281" calcext:value-type="float">
            <text:p>0.440428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9156" calcext:value-type="float">
            <text:p>0.1459156</text:p>
          </table:table-cell>
          <table:table-cell office:value-type="float" office:value="0.2891396" calcext:value-type="float">
            <text:p>0.2891396</text:p>
          </table:table-cell>
          <table:table-cell office:value-type="float" office:value="0.03178495" calcext:value-type="float">
            <text:p>0.03178495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832371" calcext:value-type="float">
            <text:p>-0.2832371</text:p>
          </table:table-cell>
          <table:table-cell office:value-type="float" office:value="-0.1446538" calcext:value-type="float">
            <text:p>-0.1446538</text:p>
          </table:table-cell>
          <table:table-cell office:value-type="float" office:value="-0.01930352" calcext:value-type="float">
            <text:p>-0.01930352</text:p>
          </table:table-cell>
          <table:table-cell office:value-type="float" office:value="-0.01629905" calcext:value-type="float">
            <text:p>-0.01629905</text:p>
          </table:table-cell>
          <table:table-cell office:value-type="float" office:value="-0.01162715" calcext:value-type="float">
            <text:p>-0.01162715</text:p>
          </table:table-cell>
          <table:table-cell office:value-type="float" office:value="-0.008216375" calcext:value-type="float">
            <text:p>-0.008216375</text:p>
          </table:table-cell>
          <table:table-cell office:value-type="float" office:value="-0.005245392" calcext:value-type="float">
            <text:p>-0.005245392</text:p>
          </table:table-cell>
          <table:table-cell office:value-type="float" office:value="-0.01484499" calcext:value-type="float">
            <text:p>-0.01484499</text:p>
          </table:table-cell>
          <table:table-cell office:value-type="float" office:value="-0.009649068" calcext:value-type="float">
            <text:p>-0.009649068</text:p>
          </table:table-cell>
          <table:table-cell office:value-type="float" office:value="-0.006737028" calcext:value-type="float">
            <text:p>-0.006737028</text:p>
          </table:table-cell>
          <table:table-cell office:value-type="float" office:value="79.05268" calcext:value-type="float">
            <text:p>79.05268</text:p>
          </table:table-cell>
          <table:table-cell office:value-type="float" office:value="0" calcext:value-type="float">
            <text:p>0</text:p>
          </table:table-cell>
          <table:table-cell office:value-type="float" office:value="-0.6935771" calcext:value-type="float">
            <text:p>-0.6935771</text:p>
          </table:table-cell>
          <table:table-cell office:value-type="float" office:value="0.00993535" calcext:value-type="float">
            <text:p>0.0099353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0.009999468" calcext:value-type="float">
            <text:p>-0.009999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0.8846757" calcext:value-type="float">
            <text:p>-0.8846757</text:p>
          </table:table-cell>
          <table:table-cell office:value-type="float" office:value="0" calcext:value-type="float">
            <text:p>0</text:p>
          </table:table-cell>
          <table:table-cell office:value-type="float" office:value="1245.187" calcext:value-type="float">
            <text:p>1245.187</text:p>
          </table:table-cell>
          <table:table-cell office:value-type="float" office:value="20.81377" calcext:value-type="float">
            <text:p>20.81377</text:p>
          </table:table-cell>
          <table:table-cell office:value-type="float" office:value="113.632" calcext:value-type="float">
            <text:p>113.632</text:p>
          </table:table-cell>
          <table:table-cell office:value-type="float" office:value="0.200109" calcext:value-type="float">
            <text:p>0.200109</text:p>
          </table:table-cell>
          <table:table-cell office:value-type="float" office:value="0.2264506" calcext:value-type="float">
            <text:p>0.2264506</text:p>
          </table:table-cell>
          <table:table-cell office:value-type="float" office:value="0.3044788" calcext:value-type="float">
            <text:p>0.3044788</text:p>
          </table:table-cell>
          <table:table-cell office:value-type="float" office:value="0.3086878" calcext:value-type="float">
            <text:p>0.3086878</text:p>
          </table:table-cell>
          <table:table-cell office:value-type="float" office:value="0.3145852" calcext:value-type="float">
            <text:p>0.3145852</text:p>
          </table:table-cell>
          <table:table-cell office:value-type="float" office:value="0.3208038" calcext:value-type="float">
            <text:p>0.3208038</text:p>
          </table:table-cell>
          <table:table-cell office:value-type="float" office:value="0.3728912" calcext:value-type="float">
            <text:p>0.3728912</text:p>
          </table:table-cell>
          <table:table-cell office:value-type="float" office:value="0.3595481" calcext:value-type="float">
            <text:p>0.3595481</text:p>
          </table:table-cell>
          <table:table-cell office:value-type="float" office:value="0.3751677" calcext:value-type="float">
            <text:p>0.3751677</text:p>
          </table:table-cell>
          <table:table-cell office:value-type="float" office:value="0.3893385" calcext:value-type="float">
            <text:p>0.3893385</text:p>
          </table:table-cell>
          <table:table-cell office:value-type="float" office:value="0.438496" calcext:value-type="float">
            <text:p>0.4384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4239" calcext:value-type="float">
            <text:p>0.1324239</text:p>
          </table:table-cell>
          <table:table-cell office:value-type="float" office:value="0.2804139" calcext:value-type="float">
            <text:p>0.2804139</text:p>
          </table:table-cell>
          <table:table-cell office:value-type="float" office:value="0.02452785" calcext:value-type="float">
            <text:p>0.02452785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41152" calcext:value-type="float">
            <text:p>-0.241152</text:p>
          </table:table-cell>
          <table:table-cell office:value-type="float" office:value="-0.113763" calcext:value-type="float">
            <text:p>-0.113763</text:p>
          </table:table-cell>
          <table:table-cell office:value-type="float" office:value="-0.01721015" calcext:value-type="float">
            <text:p>-0.01721015</text:p>
          </table:table-cell>
          <table:table-cell office:value-type="float" office:value="-0.01564434" calcext:value-type="float">
            <text:p>-0.01564434</text:p>
          </table:table-cell>
          <table:table-cell office:value-type="float" office:value="-0.01371298" calcext:value-type="float">
            <text:p>-0.01371298</text:p>
          </table:table-cell>
          <table:table-cell office:value-type="float" office:value="-0.01195941" calcext:value-type="float">
            <text:p>-0.01195941</text:p>
          </table:table-cell>
          <table:table-cell office:value-type="float" office:value="-0.009197894" calcext:value-type="float">
            <text:p>-0.009197894</text:p>
          </table:table-cell>
          <table:table-cell office:value-type="float" office:value="-0.0144847" calcext:value-type="float">
            <text:p>-0.0144847</text:p>
          </table:table-cell>
          <table:table-cell office:value-type="float" office:value="-0.009645618" calcext:value-type="float">
            <text:p>-0.009645618</text:p>
          </table:table-cell>
          <table:table-cell office:value-type="float" office:value="-0.006769991" calcext:value-type="float">
            <text:p>-0.006769991</text:p>
          </table:table-cell>
          <table:table-cell office:value-type="float" office:value="89.35162" calcext:value-type="float">
            <text:p>89.35162</text:p>
          </table:table-cell>
          <table:table-cell office:value-type="float" office:value="0" calcext:value-type="float">
            <text:p>0</text:p>
          </table:table-cell>
          <table:table-cell office:value-type="float" office:value="-0.4264227" calcext:value-type="float">
            <text:p>-0.4264227</text:p>
          </table:table-cell>
          <table:table-cell office:value-type="float" office:value="0.009865909" calcext:value-type="float">
            <text:p>0.00986590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0.009999767" calcext:value-type="float">
            <text:p>-0.0099997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1.044262" calcext:value-type="float">
            <text:p>-1.044262</text:p>
          </table:table-cell>
          <table:table-cell office:value-type="float" office:value="0" calcext:value-type="float">
            <text:p>0</text:p>
          </table:table-cell>
          <table:table-cell office:value-type="float" office:value="1242.156" calcext:value-type="float">
            <text:p>1242.156</text:p>
          </table:table-cell>
          <table:table-cell office:value-type="float" office:value="24.00412" calcext:value-type="float">
            <text:p>24.00412</text:p>
          </table:table-cell>
          <table:table-cell office:value-type="float" office:value="112.4503" calcext:value-type="float">
            <text:p>112.4503</text:p>
          </table:table-cell>
          <table:table-cell office:value-type="float" office:value="0.1780501" calcext:value-type="float">
            <text:p>0.1780501</text:p>
          </table:table-cell>
          <table:table-cell office:value-type="float" office:value="0.2226022" calcext:value-type="float">
            <text:p>0.2226022</text:p>
          </table:table-cell>
          <table:table-cell office:value-type="float" office:value="0.3021849" calcext:value-type="float">
            <text:p>0.3021849</text:p>
          </table:table-cell>
          <table:table-cell office:value-type="float" office:value="0.3047989" calcext:value-type="float">
            <text:p>0.3047989</text:p>
          </table:table-cell>
          <table:table-cell office:value-type="float" office:value="0.3078864" calcext:value-type="float">
            <text:p>0.3078864</text:p>
          </table:table-cell>
          <table:table-cell office:value-type="float" office:value="0.3118833" calcext:value-type="float">
            <text:p>0.3118833</text:p>
          </table:table-cell>
          <table:table-cell office:value-type="float" office:value="0.3632329" calcext:value-type="float">
            <text:p>0.3632329</text:p>
          </table:table-cell>
          <table:table-cell office:value-type="float" office:value="0.3593024" calcext:value-type="float">
            <text:p>0.3593024</text:p>
          </table:table-cell>
          <table:table-cell office:value-type="float" office:value="0.375183" calcext:value-type="float">
            <text:p>0.375183</text:p>
          </table:table-cell>
          <table:table-cell office:value-type="float" office:value="0.3891563" calcext:value-type="float">
            <text:p>0.3891563</text:p>
          </table:table-cell>
          <table:table-cell office:value-type="float" office:value="0.4366033" calcext:value-type="float">
            <text:p>0.436603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8535" calcext:value-type="float">
            <text:p>0.1518535</text:p>
          </table:table-cell>
          <table:table-cell office:value-type="float" office:value="0.2842988" calcext:value-type="float">
            <text:p>0.2842988</text:p>
          </table:table-cell>
          <table:table-cell office:value-type="float" office:value="0.01929864" calcext:value-type="float">
            <text:p>0.01929864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926137" calcext:value-type="float">
            <text:p>-0.4926137</text:p>
          </table:table-cell>
          <table:table-cell office:value-type="float" office:value="-0.1260117" calcext:value-type="float">
            <text:p>-0.1260117</text:p>
          </table:table-cell>
          <table:table-cell office:value-type="float" office:value="-0.01812596" calcext:value-type="float">
            <text:p>-0.01812596</text:p>
          </table:table-cell>
          <table:table-cell office:value-type="float" office:value="-0.01708345" calcext:value-type="float">
            <text:p>-0.01708345</text:p>
          </table:table-cell>
          <table:table-cell office:value-type="float" office:value="-0.01593036" calcext:value-type="float">
            <text:p>-0.01593036</text:p>
          </table:table-cell>
          <table:table-cell office:value-type="float" office:value="-0.0145552" calcext:value-type="float">
            <text:p>-0.0145552</text:p>
          </table:table-cell>
          <table:table-cell office:value-type="float" office:value="-0.01186475" calcext:value-type="float">
            <text:p>-0.01186475</text:p>
          </table:table-cell>
          <table:table-cell office:value-type="float" office:value="-0.01457712" calcext:value-type="float">
            <text:p>-0.01457712</text:p>
          </table:table-cell>
          <table:table-cell office:value-type="float" office:value="-0.009641779" calcext:value-type="float">
            <text:p>-0.009641779</text:p>
          </table:table-cell>
          <table:table-cell office:value-type="float" office:value="-0.00680044" calcext:value-type="float">
            <text:p>-0.00680044</text:p>
          </table:table-cell>
          <table:table-cell office:value-type="float" office:value="98.94901" calcext:value-type="float">
            <text:p>98.94901</text:p>
          </table:table-cell>
          <table:table-cell office:value-type="float" office:value="0" calcext:value-type="float">
            <text:p>0</text:p>
          </table:table-cell>
          <table:table-cell office:value-type="float" office:value="-1.144345" calcext:value-type="float">
            <text:p>-1.144345</text:p>
          </table:table-cell>
          <table:table-cell office:value-type="float" office:value="0.009863923" calcext:value-type="float">
            <text:p>0.00986392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0.009999936" calcext:value-type="float">
            <text:p>-0.0099999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1.044294" calcext:value-type="float">
            <text:p>-1.044294</text:p>
          </table:table-cell>
          <table:table-cell office:value-type="float" office:value="0" calcext:value-type="float">
            <text:p>0</text:p>
          </table:table-cell>
          <table:table-cell office:value-type="float" office:value="1239.688" calcext:value-type="float">
            <text:p>1239.688</text:p>
          </table:table-cell>
          <table:table-cell office:value-type="float" office:value="26.47188" calcext:value-type="float">
            <text:p>26.47188</text:p>
          </table:table-cell>
          <table:table-cell office:value-type="float" office:value="110.8595" calcext:value-type="float">
            <text:p>110.8595</text:p>
          </table:table-cell>
          <table:table-cell office:value-type="float" office:value="0.1679012" calcext:value-type="float">
            <text:p>0.1679012</text:p>
          </table:table-cell>
          <table:table-cell office:value-type="float" office:value="0.2163821" calcext:value-type="float">
            <text:p>0.2163821</text:p>
          </table:table-cell>
          <table:table-cell office:value-type="float" office:value="0.2998971" calcext:value-type="float">
            <text:p>0.2998971</text:p>
          </table:table-cell>
          <table:table-cell office:value-type="float" office:value="0.3019972" calcext:value-type="float">
            <text:p>0.3019972</text:p>
          </table:table-cell>
          <table:table-cell office:value-type="float" office:value="0.3041208" calcext:value-type="float">
            <text:p>0.3041208</text:p>
          </table:table-cell>
          <table:table-cell office:value-type="float" office:value="0.306834" calcext:value-type="float">
            <text:p>0.306834</text:p>
          </table:table-cell>
          <table:table-cell office:value-type="float" office:value="0.3576457" calcext:value-type="float">
            <text:p>0.3576457</text:p>
          </table:table-cell>
          <table:table-cell office:value-type="float" office:value="0.3585675" calcext:value-type="float">
            <text:p>0.3585675</text:p>
          </table:table-cell>
          <table:table-cell office:value-type="float" office:value="0.3751665" calcext:value-type="float">
            <text:p>0.3751665</text:p>
          </table:table-cell>
          <table:table-cell office:value-type="float" office:value="0.3889863" calcext:value-type="float">
            <text:p>0.3889863</text:p>
          </table:table-cell>
          <table:table-cell office:value-type="float" office:value="0.4348049" calcext:value-type="float">
            <text:p>0.4348049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6191" calcext:value-type="float">
            <text:p>0.1606191</text:p>
          </table:table-cell>
          <table:table-cell office:value-type="float" office:value="0.2905696" calcext:value-type="float">
            <text:p>0.2905696</text:p>
          </table:table-cell>
          <table:table-cell office:value-type="float" office:value="0.01528728" calcext:value-type="float">
            <text:p>0.01528728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28124" calcext:value-type="float">
            <text:p>-0.6928124</text:p>
          </table:table-cell>
          <table:table-cell office:value-type="float" office:value="-0.1491339" calcext:value-type="float">
            <text:p>-0.1491339</text:p>
          </table:table-cell>
          <table:table-cell office:value-type="float" office:value="-0.0191054" calcext:value-type="float">
            <text:p>-0.0191054</text:p>
          </table:table-cell>
          <table:table-cell office:value-type="float" office:value="-0.0182165" calcext:value-type="float">
            <text:p>-0.0182165</text:p>
          </table:table-cell>
          <table:table-cell office:value-type="float" office:value="-0.01735524" calcext:value-type="float">
            <text:p>-0.01735524</text:p>
          </table:table-cell>
          <table:table-cell office:value-type="float" office:value="-0.01631231" calcext:value-type="float">
            <text:p>-0.01631231</text:p>
          </table:table-cell>
          <table:table-cell office:value-type="float" office:value="-0.0137867" calcext:value-type="float">
            <text:p>-0.0137867</text:p>
          </table:table-cell>
          <table:table-cell office:value-type="float" office:value="-0.01486549" calcext:value-type="float">
            <text:p>-0.01486549</text:p>
          </table:table-cell>
          <table:table-cell office:value-type="float" office:value="-0.009645756" calcext:value-type="float">
            <text:p>-0.009645756</text:p>
          </table:table-cell>
          <table:table-cell office:value-type="float" office:value="-0.006828974" calcext:value-type="float">
            <text:p>-0.006828974</text:p>
          </table:table-cell>
          <table:table-cell office:value-type="float" office:value="107.8503" calcext:value-type="float">
            <text:p>107.8503</text:p>
          </table:table-cell>
          <table:table-cell office:value-type="float" office:value="0" calcext:value-type="float">
            <text:p>0</text:p>
          </table:table-cell>
          <table:table-cell office:value-type="float" office:value="-1.796863" calcext:value-type="float">
            <text:p>-1.796863</text:p>
          </table:table-cell>
          <table:table-cell office:value-type="float" office:value="0.009858567" calcext:value-type="float">
            <text:p>0.00985856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0.01000068" calcext:value-type="float">
            <text:p>-0.010000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0.9953583" calcext:value-type="float">
            <text:p>-0.9953583</text:p>
          </table:table-cell>
          <table:table-cell office:value-type="float" office:value="0" calcext:value-type="float">
            <text:p>0</text:p>
          </table:table-cell>
          <table:table-cell office:value-type="float" office:value="1237.823" calcext:value-type="float">
            <text:p>1237.823</text:p>
          </table:table-cell>
          <table:table-cell office:value-type="float" office:value="28.28863" calcext:value-type="float">
            <text:p>28.28863</text:p>
          </table:table-cell>
          <table:table-cell office:value-type="float" office:value="109.839" calcext:value-type="float">
            <text:p>109.839</text:p>
          </table:table-cell>
          <table:table-cell office:value-type="float" office:value="0.1428563" calcext:value-type="float">
            <text:p>0.1428563</text:p>
          </table:table-cell>
          <table:table-cell office:value-type="float" office:value="0.181195" calcext:value-type="float">
            <text:p>0.181195</text:p>
          </table:table-cell>
          <table:table-cell office:value-type="float" office:value="0.2937411" calcext:value-type="float">
            <text:p>0.2937411</text:p>
          </table:table-cell>
          <table:table-cell office:value-type="float" office:value="0.2992219" calcext:value-type="float">
            <text:p>0.2992219</text:p>
          </table:table-cell>
          <table:table-cell office:value-type="float" office:value="0.3021828" calcext:value-type="float">
            <text:p>0.3021828</text:p>
          </table:table-cell>
          <table:table-cell office:value-type="float" office:value="0.3046047" calcext:value-type="float">
            <text:p>0.3046047</text:p>
          </table:table-cell>
          <table:table-cell office:value-type="float" office:value="0.3542624" calcext:value-type="float">
            <text:p>0.3542624</text:p>
          </table:table-cell>
          <table:table-cell office:value-type="float" office:value="0.3577062" calcext:value-type="float">
            <text:p>0.3577062</text:p>
          </table:table-cell>
          <table:table-cell office:value-type="float" office:value="0.375113" calcext:value-type="float">
            <text:p>0.375113</text:p>
          </table:table-cell>
          <table:table-cell office:value-type="float" office:value="0.3888268" calcext:value-type="float">
            <text:p>0.3888268</text:p>
          </table:table-cell>
          <table:table-cell office:value-type="float" office:value="0.4330058" calcext:value-type="float">
            <text:p>0.4330058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314" calcext:value-type="float">
            <text:p>0.183314</text:p>
          </table:table-cell>
          <table:table-cell office:value-type="float" office:value="0.3258304" calcext:value-type="float">
            <text:p>0.3258304</text:p>
          </table:table-cell>
          <table:table-cell office:value-type="float" office:value="0.02195554" calcext:value-type="float">
            <text:p>0.02195554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95058" calcext:value-type="float">
            <text:p>-1.895058</text:p>
          </table:table-cell>
          <table:table-cell office:value-type="float" office:value="-0.4400176" calcext:value-type="float">
            <text:p>-0.4400176</text:p>
          </table:table-cell>
          <table:table-cell office:value-type="float" office:value="-0.02202722" calcext:value-type="float">
            <text:p>-0.02202722</text:p>
          </table:table-cell>
          <table:table-cell office:value-type="float" office:value="-0.01941743" calcext:value-type="float">
            <text:p>-0.01941743</text:p>
          </table:table-cell>
          <table:table-cell office:value-type="float" office:value="-0.01815148" calcext:value-type="float">
            <text:p>-0.01815148</text:p>
          </table:table-cell>
          <table:table-cell office:value-type="float" office:value="-0.01717811" calcext:value-type="float">
            <text:p>-0.01717811</text:p>
          </table:table-cell>
          <table:table-cell office:value-type="float" office:value="-0.01511665" calcext:value-type="float">
            <text:p>-0.01511665</text:p>
          </table:table-cell>
          <table:table-cell office:value-type="float" office:value="-0.01521263" calcext:value-type="float">
            <text:p>-0.01521263</text:p>
          </table:table-cell>
          <table:table-cell office:value-type="float" office:value="-0.009658878" calcext:value-type="float">
            <text:p>-0.009658878</text:p>
          </table:table-cell>
          <table:table-cell office:value-type="float" office:value="-0.006855868" calcext:value-type="float">
            <text:p>-0.006855868</text:p>
          </table:table-cell>
          <table:table-cell office:value-type="float" office:value="116.1273" calcext:value-type="float">
            <text:p>116.1273</text:p>
          </table:table-cell>
          <table:table-cell office:value-type="float" office:value="0" calcext:value-type="float">
            <text:p>0</text:p>
          </table:table-cell>
          <table:table-cell office:value-type="float" office:value="-4.345194" calcext:value-type="float">
            <text:p>-4.345194</text:p>
          </table:table-cell>
          <table:table-cell office:value-type="float" office:value="0.009941249" calcext:value-type="float">
            <text:p>0.00994124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9" calcext:value-type="float">
            <text:p>-0.0100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1.156539" calcext:value-type="float">
            <text:p>-1.156539</text:p>
          </table:table-cell>
          <table:table-cell office:value-type="float" office:value="0" calcext:value-type="float">
            <text:p>0</text:p>
          </table:table-cell>
          <table:table-cell office:value-type="float" office:value="1236.759" calcext:value-type="float">
            <text:p>1236.759</text:p>
          </table:table-cell>
          <table:table-cell office:value-type="float" office:value="29.51437" calcext:value-type="float">
            <text:p>29.51437</text:p>
          </table:table-cell>
          <table:table-cell office:value-type="float" office:value="109.1285" calcext:value-type="float">
            <text:p>109.1285</text:p>
          </table:table-cell>
          <table:table-cell office:value-type="float" office:value="0.1459692" calcext:value-type="float">
            <text:p>0.1459692</text:p>
          </table:table-cell>
          <table:table-cell office:value-type="float" office:value="0.1726485" calcext:value-type="float">
            <text:p>0.1726485</text:p>
          </table:table-cell>
          <table:table-cell office:value-type="float" office:value="0.2861308" calcext:value-type="float">
            <text:p>0.2861308</text:p>
          </table:table-cell>
          <table:table-cell office:value-type="float" office:value="0.2953274" calcext:value-type="float">
            <text:p>0.2953274</text:p>
          </table:table-cell>
          <table:table-cell office:value-type="float" office:value="0.3005316" calcext:value-type="float">
            <text:p>0.3005316</text:p>
          </table:table-cell>
          <table:table-cell office:value-type="float" office:value="0.3041025" calcext:value-type="float">
            <text:p>0.3041025</text:p>
          </table:table-cell>
          <table:table-cell office:value-type="float" office:value="0.3530763" calcext:value-type="float">
            <text:p>0.3530763</text:p>
          </table:table-cell>
          <table:table-cell office:value-type="float" office:value="0.3568352" calcext:value-type="float">
            <text:p>0.3568352</text:p>
          </table:table-cell>
          <table:table-cell office:value-type="float" office:value="0.3750667" calcext:value-type="float">
            <text:p>0.3750667</text:p>
          </table:table-cell>
          <table:table-cell office:value-type="float" office:value="0.3886736" calcext:value-type="float">
            <text:p>0.3886736</text:p>
          </table:table-cell>
          <table:table-cell office:value-type="float" office:value="0.4313245" calcext:value-type="float">
            <text:p>0.4313245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5863" calcext:value-type="float">
            <text:p>0.1765863</text:p>
          </table:table-cell>
          <table:table-cell office:value-type="float" office:value="0.3343968" calcext:value-type="float">
            <text:p>0.3343968</text:p>
          </table:table-cell>
          <table:table-cell office:value-type="float" office:value="0.03636059" calcext:value-type="float">
            <text:p>0.03636059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65496" calcext:value-type="float">
            <text:p>-1.665496</text:p>
          </table:table-cell>
          <table:table-cell office:value-type="float" office:value="-0.5971207" calcext:value-type="float">
            <text:p>-0.5971207</text:p>
          </table:table-cell>
          <table:table-cell office:value-type="float" office:value="-0.02645032" calcext:value-type="float">
            <text:p>-0.02645032</text:p>
          </table:table-cell>
          <table:table-cell office:value-type="float" office:value="-0.02125694" calcext:value-type="float">
            <text:p>-0.02125694</text:p>
          </table:table-cell>
          <table:table-cell office:value-type="float" office:value="-0.01884353" calcext:value-type="float">
            <text:p>-0.01884353</text:p>
          </table:table-cell>
          <table:table-cell office:value-type="float" office:value="-0.01736239" calcext:value-type="float">
            <text:p>-0.01736239</text:p>
          </table:table-cell>
          <table:table-cell office:value-type="float" office:value="-0.01561455" calcext:value-type="float">
            <text:p>-0.01561455</text:p>
          </table:table-cell>
          <table:table-cell office:value-type="float" office:value="-0.01557303" calcext:value-type="float">
            <text:p>-0.01557303</text:p>
          </table:table-cell>
          <table:table-cell office:value-type="float" office:value="-0.009670413" calcext:value-type="float">
            <text:p>-0.009670413</text:p>
          </table:table-cell>
          <table:table-cell office:value-type="float" office:value="-0.006881815" calcext:value-type="float">
            <text:p>-0.006881815</text:p>
          </table:table-cell>
          <table:table-cell office:value-type="float" office:value="123.8412" calcext:value-type="float">
            <text:p>123.8412</text:p>
          </table:table-cell>
          <table:table-cell office:value-type="float" office:value="0" calcext:value-type="float">
            <text:p>0</text:p>
          </table:table-cell>
          <table:table-cell office:value-type="float" office:value="-3.447119" calcext:value-type="float">
            <text:p>-3.447119</text:p>
          </table:table-cell>
          <table:table-cell office:value-type="float" office:value="0.00999756" calcext:value-type="float">
            <text:p>0.0099975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56" calcext:value-type="float">
            <text:p>-0.010000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1.106412" calcext:value-type="float">
            <text:p>-1.106412</text:p>
          </table:table-cell>
          <table:table-cell office:value-type="float" office:value="0" calcext:value-type="float">
            <text:p>0</text:p>
          </table:table-cell>
          <table:table-cell office:value-type="float" office:value="1235.675" calcext:value-type="float">
            <text:p>1235.675</text:p>
          </table:table-cell>
          <table:table-cell office:value-type="float" office:value="30.54781" calcext:value-type="float">
            <text:p>30.54781</text:p>
          </table:table-cell>
          <table:table-cell office:value-type="float" office:value="107.805" calcext:value-type="float">
            <text:p>107.805</text:p>
          </table:table-cell>
          <table:table-cell office:value-type="float" office:value="0.1428556" calcext:value-type="float">
            <text:p>0.1428556</text:p>
          </table:table-cell>
          <table:table-cell office:value-type="float" office:value="0.1719643" calcext:value-type="float">
            <text:p>0.1719643</text:p>
          </table:table-cell>
          <table:table-cell office:value-type="float" office:value="0.2805237" calcext:value-type="float">
            <text:p>0.2805237</text:p>
          </table:table-cell>
          <table:table-cell office:value-type="float" office:value="0.291541" calcext:value-type="float">
            <text:p>0.291541</text:p>
          </table:table-cell>
          <table:table-cell office:value-type="float" office:value="0.2980328" calcext:value-type="float">
            <text:p>0.2980328</text:p>
          </table:table-cell>
          <table:table-cell office:value-type="float" office:value="0.3022329" calcext:value-type="float">
            <text:p>0.3022329</text:p>
          </table:table-cell>
          <table:table-cell office:value-type="float" office:value="0.352072" calcext:value-type="float">
            <text:p>0.352072</text:p>
          </table:table-cell>
          <table:table-cell office:value-type="float" office:value="0.3565977" calcext:value-type="float">
            <text:p>0.3565977</text:p>
          </table:table-cell>
          <table:table-cell office:value-type="float" office:value="0.3750259" calcext:value-type="float">
            <text:p>0.3750259</text:p>
          </table:table-cell>
          <table:table-cell office:value-type="float" office:value="0.3885264" calcext:value-type="float">
            <text:p>0.3885264</text:p>
          </table:table-cell>
          <table:table-cell office:value-type="float" office:value="0.4297428" calcext:value-type="float">
            <text:p>0.4297428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1598" calcext:value-type="float">
            <text:p>0.1761598</text:p>
          </table:table-cell>
          <table:table-cell office:value-type="float" office:value="0.3350783" calcext:value-type="float">
            <text:p>0.3350783</text:p>
          </table:table-cell>
          <table:table-cell office:value-type="float" office:value="0.05070897" calcext:value-type="float">
            <text:p>0.05070897</text:p>
          </table:table-cell>
          <table:table-cell office:value-type="float" office:value="9.642725E-016" calcext:value-type="float">
            <text:p>9.642725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8343" calcext:value-type="float">
            <text:p>-1.88343</text:p>
          </table:table-cell>
          <table:table-cell office:value-type="float" office:value="-0.6091482" calcext:value-type="float">
            <text:p>-0.6091482</text:p>
          </table:table-cell>
          <table:table-cell office:value-type="float" office:value="-0.03032821" calcext:value-type="float">
            <text:p>-0.03032821</text:p>
          </table:table-cell>
          <table:table-cell office:value-type="float" office:value="-0.02324443" calcext:value-type="float">
            <text:p>-0.02324443</text:p>
          </table:table-cell>
          <table:table-cell office:value-type="float" office:value="-0.01996513" calcext:value-type="float">
            <text:p>-0.01996513</text:p>
          </table:table-cell>
          <table:table-cell office:value-type="float" office:value="-0.01811969" calcext:value-type="float">
            <text:p>-0.01811969</text:p>
          </table:table-cell>
          <table:table-cell office:value-type="float" office:value="-0.01605015" calcext:value-type="float">
            <text:p>-0.01605015</text:p>
          </table:table-cell>
          <table:table-cell office:value-type="float" office:value="-0.01567696" calcext:value-type="float">
            <text:p>-0.01567696</text:p>
          </table:table-cell>
          <table:table-cell office:value-type="float" office:value="-0.009680484" calcext:value-type="float">
            <text:p>-0.009680484</text:p>
          </table:table-cell>
          <table:table-cell office:value-type="float" office:value="-0.00690684" calcext:value-type="float">
            <text:p>-0.00690684</text:p>
          </table:table-cell>
          <table:table-cell office:value-type="float" office:value="131.3882" calcext:value-type="float">
            <text:p>131.3882</text:p>
          </table:table-cell>
          <table:table-cell office:value-type="float" office:value="0" calcext:value-type="float">
            <text:p>0</text:p>
          </table:table-cell>
          <table:table-cell office:value-type="float" office:value="-4.090909" calcext:value-type="float">
            <text:p>-4.090909</text:p>
          </table:table-cell>
          <table:table-cell office:value-type="float" office:value="0.01005616" calcext:value-type="float">
            <text:p>0.0100561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96" calcext:value-type="float">
            <text:p>-0.010000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1.24945" calcext:value-type="float">
            <text:p>-1.24945</text:p>
          </table:table-cell>
          <table:table-cell office:value-type="float" office:value="0" calcext:value-type="float">
            <text:p>0</text:p>
          </table:table-cell>
          <table:table-cell office:value-type="float" office:value="1234.898" calcext:value-type="float">
            <text:p>1234.898</text:p>
          </table:table-cell>
          <table:table-cell office:value-type="float" office:value="31.46861" calcext:value-type="float">
            <text:p>31.46861</text:p>
          </table:table-cell>
          <table:table-cell office:value-type="float" office:value="107.0406" calcext:value-type="float">
            <text:p>107.0406</text:p>
          </table:table-cell>
          <table:table-cell office:value-type="float" office:value="0.1499521" calcext:value-type="float">
            <text:p>0.1499521</text:p>
          </table:table-cell>
          <table:table-cell office:value-type="float" office:value="0.1742538" calcext:value-type="float">
            <text:p>0.1742538</text:p>
          </table:table-cell>
          <table:table-cell office:value-type="float" office:value="0.2749147" calcext:value-type="float">
            <text:p>0.2749147</text:p>
          </table:table-cell>
          <table:table-cell office:value-type="float" office:value="0.2877989" calcext:value-type="float">
            <text:p>0.2877989</text:p>
          </table:table-cell>
          <table:table-cell office:value-type="float" office:value="0.2953646" calcext:value-type="float">
            <text:p>0.2953646</text:p>
          </table:table-cell>
          <table:table-cell office:value-type="float" office:value="0.2999448" calcext:value-type="float">
            <text:p>0.2999448</text:p>
          </table:table-cell>
          <table:table-cell office:value-type="float" office:value="0.3506908" calcext:value-type="float">
            <text:p>0.3506908</text:p>
          </table:table-cell>
          <table:table-cell office:value-type="float" office:value="0.3565961" calcext:value-type="float">
            <text:p>0.3565961</text:p>
          </table:table-cell>
          <table:table-cell office:value-type="float" office:value="0.3749914" calcext:value-type="float">
            <text:p>0.3749914</text:p>
          </table:table-cell>
          <table:table-cell office:value-type="float" office:value="0.3883901" calcext:value-type="float">
            <text:p>0.3883901</text:p>
          </table:table-cell>
          <table:table-cell office:value-type="float" office:value="0.4282482" calcext:value-type="float">
            <text:p>0.4282482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2067" calcext:value-type="float">
            <text:p>0.1652067</text:p>
          </table:table-cell>
          <table:table-cell office:value-type="float" office:value="0.3327917" calcext:value-type="float">
            <text:p>0.3327917</text:p>
          </table:table-cell>
          <table:table-cell office:value-type="float" office:value="0.06647604" calcext:value-type="float">
            <text:p>0.06647604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05582" calcext:value-type="float">
            <text:p>-1.405582</text:p>
          </table:table-cell>
          <table:table-cell office:value-type="float" office:value="-0.5650868" calcext:value-type="float">
            <text:p>-0.5650868</text:p>
          </table:table-cell>
          <table:table-cell office:value-type="float" office:value="-0.0346926" calcext:value-type="float">
            <text:p>-0.0346926</text:p>
          </table:table-cell>
          <table:table-cell office:value-type="float" office:value="-0.02542533" calcext:value-type="float">
            <text:p>-0.02542533</text:p>
          </table:table-cell>
          <table:table-cell office:value-type="float" office:value="-0.02124865" calcext:value-type="float">
            <text:p>-0.02124865</text:p>
          </table:table-cell>
          <table:table-cell office:value-type="float" office:value="-0.01909744" calcext:value-type="float">
            <text:p>-0.01909744</text:p>
          </table:table-cell>
          <table:table-cell office:value-type="float" office:value="-0.01666599" calcext:value-type="float">
            <text:p>-0.01666599</text:p>
          </table:table-cell>
          <table:table-cell office:value-type="float" office:value="-0.0156772" calcext:value-type="float">
            <text:p>-0.0156772</text:p>
          </table:table-cell>
          <table:table-cell office:value-type="float" office:value="-0.009689116" calcext:value-type="float">
            <text:p>-0.009689116</text:p>
          </table:table-cell>
          <table:table-cell office:value-type="float" office:value="-0.00693016" calcext:value-type="float">
            <text:p>-0.00693016</text:p>
          </table:table-cell>
          <table:table-cell office:value-type="float" office:value="138.8467" calcext:value-type="float">
            <text:p>138.8467</text:p>
          </table:table-cell>
          <table:table-cell office:value-type="float" office:value="0" calcext:value-type="float">
            <text:p>0</text:p>
          </table:table-cell>
          <table:table-cell office:value-type="float" office:value="-2.743981" calcext:value-type="float">
            <text:p>-2.743981</text:p>
          </table:table-cell>
          <table:table-cell office:value-type="float" office:value="0.01010219" calcext:value-type="float">
            <text:p>0.0101021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53" calcext:value-type="float">
            <text:p>-0.010000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1.257244" calcext:value-type="float">
            <text:p>-1.257244</text:p>
          </table:table-cell>
          <table:table-cell office:value-type="float" office:value="0" calcext:value-type="float">
            <text:p>0</text:p>
          </table:table-cell>
          <table:table-cell office:value-type="float" office:value="1234.053" calcext:value-type="float">
            <text:p>1234.053</text:p>
          </table:table-cell>
          <table:table-cell office:value-type="float" office:value="32.32146" calcext:value-type="float">
            <text:p>32.32146</text:p>
          </table:table-cell>
          <table:table-cell office:value-type="float" office:value="105.9489" calcext:value-type="float">
            <text:p>105.9489</text:p>
          </table:table-cell>
          <table:table-cell office:value-type="float" office:value="0.1450848" calcext:value-type="float">
            <text:p>0.1450848</text:p>
          </table:table-cell>
          <table:table-cell office:value-type="float" office:value="0.1738507" calcext:value-type="float">
            <text:p>0.1738507</text:p>
          </table:table-cell>
          <table:table-cell office:value-type="float" office:value="0.2706757" calcext:value-type="float">
            <text:p>0.2706757</text:p>
          </table:table-cell>
          <table:table-cell office:value-type="float" office:value="0.284913" calcext:value-type="float">
            <text:p>0.284913</text:p>
          </table:table-cell>
          <table:table-cell office:value-type="float" office:value="0.2926368" calcext:value-type="float">
            <text:p>0.2926368</text:p>
          </table:table-cell>
          <table:table-cell office:value-type="float" office:value="0.2979731" calcext:value-type="float">
            <text:p>0.2979731</text:p>
          </table:table-cell>
          <table:table-cell office:value-type="float" office:value="0.3494556" calcext:value-type="float">
            <text:p>0.3494556</text:p>
          </table:table-cell>
          <table:table-cell office:value-type="float" office:value="0.3565953" calcext:value-type="float">
            <text:p>0.3565953</text:p>
          </table:table-cell>
          <table:table-cell office:value-type="float" office:value="0.3749821" calcext:value-type="float">
            <text:p>0.3749821</text:p>
          </table:table-cell>
          <table:table-cell office:value-type="float" office:value="0.3882776" calcext:value-type="float">
            <text:p>0.3882776</text:p>
          </table:table-cell>
          <table:table-cell office:value-type="float" office:value="0.4268066" calcext:value-type="float">
            <text:p>0.4268066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9635" calcext:value-type="float">
            <text:p>0.1669635</text:p>
          </table:table-cell>
          <table:table-cell office:value-type="float" office:value="0.333197" calcext:value-type="float">
            <text:p>0.333197</text:p>
          </table:table-cell>
          <table:table-cell office:value-type="float" office:value="0.07986417" calcext:value-type="float">
            <text:p>0.07986417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05219" calcext:value-type="float">
            <text:p>-1.705219</text:p>
          </table:table-cell>
          <table:table-cell office:value-type="float" office:value="-0.5698028" calcext:value-type="float">
            <text:p>-0.5698028</text:p>
          </table:table-cell>
          <table:table-cell office:value-type="float" office:value="-0.03812596" calcext:value-type="float">
            <text:p>-0.03812596</text:p>
          </table:table-cell>
          <table:table-cell office:value-type="float" office:value="-0.02726529" calcext:value-type="float">
            <text:p>-0.02726529</text:p>
          </table:table-cell>
          <table:table-cell office:value-type="float" office:value="-0.0226588" calcext:value-type="float">
            <text:p>-0.0226588</text:p>
          </table:table-cell>
          <table:table-cell office:value-type="float" office:value="-0.01999172" calcext:value-type="float">
            <text:p>-0.01999172</text:p>
          </table:table-cell>
          <table:table-cell office:value-type="float" office:value="-0.01724465" calcext:value-type="float">
            <text:p>-0.01724465</text:p>
          </table:table-cell>
          <table:table-cell office:value-type="float" office:value="-0.01567764" calcext:value-type="float">
            <text:p>-0.01567764</text:p>
          </table:table-cell>
          <table:table-cell office:value-type="float" office:value="-0.009691416" calcext:value-type="float">
            <text:p>-0.009691416</text:p>
          </table:table-cell>
          <table:table-cell office:value-type="float" office:value="-0.006949416" calcext:value-type="float">
            <text:p>-0.006949416</text:p>
          </table:table-cell>
          <table:table-cell office:value-type="float" office:value="146.2614" calcext:value-type="float">
            <text:p>146.2614</text:p>
          </table:table-cell>
          <table:table-cell office:value-type="float" office:value="0" calcext:value-type="float">
            <text:p>0</text:p>
          </table:table-cell>
          <table:table-cell office:value-type="float" office:value="-3.66649" calcext:value-type="float">
            <text:p>-3.66649</text:p>
          </table:table-cell>
          <table:table-cell office:value-type="float" office:value="0.01015819" calcext:value-type="float">
            <text:p>0.0101581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101" calcext:value-type="float">
            <text:p>-0.01000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1.297883" calcext:value-type="float">
            <text:p>-1.297883</text:p>
          </table:table-cell>
          <table:table-cell office:value-type="float" office:value="0" calcext:value-type="float">
            <text:p>0</text:p>
          </table:table-cell>
          <table:table-cell office:value-type="float" office:value="1233.305" calcext:value-type="float">
            <text:p>1233.305</text:p>
          </table:table-cell>
          <table:table-cell office:value-type="float" office:value="33.11069" calcext:value-type="float">
            <text:p>33.11069</text:p>
          </table:table-cell>
          <table:table-cell office:value-type="float" office:value="105.4108" calcext:value-type="float">
            <text:p>105.4108</text:p>
          </table:table-cell>
          <table:table-cell office:value-type="float" office:value="0.1337556" calcext:value-type="float">
            <text:p>0.1337556</text:p>
          </table:table-cell>
          <table:table-cell office:value-type="float" office:value="0.1589851" calcext:value-type="float">
            <text:p>0.1589851</text:p>
          </table:table-cell>
          <table:table-cell office:value-type="float" office:value="0.2558717" calcext:value-type="float">
            <text:p>0.2558717</text:p>
          </table:table-cell>
          <table:table-cell office:value-type="float" office:value="0.281496" calcext:value-type="float">
            <text:p>0.281496</text:p>
          </table:table-cell>
          <table:table-cell office:value-type="float" office:value="0.2903925" calcext:value-type="float">
            <text:p>0.2903925</text:p>
          </table:table-cell>
          <table:table-cell office:value-type="float" office:value="0.295894" calcext:value-type="float">
            <text:p>0.295894</text:p>
          </table:table-cell>
          <table:table-cell office:value-type="float" office:value="0.3481662" calcext:value-type="float">
            <text:p>0.3481662</text:p>
          </table:table-cell>
          <table:table-cell office:value-type="float" office:value="0.3565923" calcext:value-type="float">
            <text:p>0.3565923</text:p>
          </table:table-cell>
          <table:table-cell office:value-type="float" office:value="0.374972" calcext:value-type="float">
            <text:p>0.374972</text:p>
          </table:table-cell>
          <table:table-cell office:value-type="float" office:value="0.3881688" calcext:value-type="float">
            <text:p>0.3881688</text:p>
          </table:table-cell>
          <table:table-cell office:value-type="float" office:value="0.425377" calcext:value-type="float">
            <text:p>0.425377</text:p>
          </table:table-cell>
          <table:table-cell office:value-type="float" office:value="0.5112628" calcext:value-type="float">
            <text:p>0.511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3549" calcext:value-type="float">
            <text:p>0.1753549</text:p>
          </table:table-cell>
          <table:table-cell office:value-type="float" office:value="0.3480715" calcext:value-type="float">
            <text:p>0.3480715</text:p>
          </table:table-cell>
          <table:table-cell office:value-type="float" office:value="0.105926" calcext:value-type="float">
            <text:p>0.10592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29766" calcext:value-type="float">
            <text:p>-2.829766</text:p>
          </table:table-cell>
          <table:table-cell office:value-type="float" office:value="-0.9858698" calcext:value-type="float">
            <text:p>-0.9858698</text:p>
          </table:table-cell>
          <table:table-cell office:value-type="float" office:value="-0.05360328" calcext:value-type="float">
            <text:p>-0.05360328</text:p>
          </table:table-cell>
          <table:table-cell office:value-type="float" office:value="-0.02963768" calcext:value-type="float">
            <text:p>-0.02963768</text:p>
          </table:table-cell>
          <table:table-cell office:value-type="float" office:value="-0.02389934" calcext:value-type="float">
            <text:p>-0.02389934</text:p>
          </table:table-cell>
          <table:table-cell office:value-type="float" office:value="-0.02098106" calcext:value-type="float">
            <text:p>-0.02098106</text:p>
          </table:table-cell>
          <table:table-cell office:value-type="float" office:value="-0.01786985" calcext:value-type="float">
            <text:p>-0.01786985</text:p>
          </table:table-cell>
          <table:table-cell office:value-type="float" office:value="-0.01567908" calcext:value-type="float">
            <text:p>-0.01567908</text:p>
          </table:table-cell>
          <table:table-cell office:value-type="float" office:value="-0.009693917" calcext:value-type="float">
            <text:p>-0.009693917</text:p>
          </table:table-cell>
          <table:table-cell office:value-type="float" office:value="-0.006968091" calcext:value-type="float">
            <text:p>-0.006968091</text:p>
          </table:table-cell>
          <table:table-cell office:value-type="float" office:value="153.6357" calcext:value-type="float">
            <text:p>153.6357</text:p>
          </table:table-cell>
          <table:table-cell office:value-type="float" office:value="0" calcext:value-type="float">
            <text:p>0</text:p>
          </table:table-cell>
          <table:table-cell office:value-type="float" office:value="-5.877853" calcext:value-type="float">
            <text:p>-5.877853</text:p>
          </table:table-cell>
          <table:table-cell office:value-type="float" office:value="0.01028603" calcext:value-type="float">
            <text:p>0.01028603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14" calcext:value-type="float">
            <text:p>-0.0100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1.308626" calcext:value-type="float">
            <text:p>-1.308626</text:p>
          </table:table-cell>
          <table:table-cell office:value-type="float" office:value="0" calcext:value-type="float">
            <text:p>0</text:p>
          </table:table-cell>
          <table:table-cell office:value-type="float" office:value="1232.591" calcext:value-type="float">
            <text:p>1232.591</text:p>
          </table:table-cell>
          <table:table-cell office:value-type="float" office:value="33.83521" calcext:value-type="float">
            <text:p>33.83521</text:p>
          </table:table-cell>
          <table:table-cell office:value-type="float" office:value="104.2727" calcext:value-type="float">
            <text:p>104.2727</text:p>
          </table:table-cell>
          <table:table-cell office:value-type="float" office:value="0.1498384" calcext:value-type="float">
            <text:p>0.1498384</text:p>
          </table:table-cell>
          <table:table-cell office:value-type="float" office:value="0.1706483" calcext:value-type="float">
            <text:p>0.1706483</text:p>
          </table:table-cell>
          <table:table-cell office:value-type="float" office:value="0.2437444" calcext:value-type="float">
            <text:p>0.2437444</text:p>
          </table:table-cell>
          <table:table-cell office:value-type="float" office:value="0.2779601" calcext:value-type="float">
            <text:p>0.2779601</text:p>
          </table:table-cell>
          <table:table-cell office:value-type="float" office:value="0.2876586" calcext:value-type="float">
            <text:p>0.2876586</text:p>
          </table:table-cell>
          <table:table-cell office:value-type="float" office:value="0.2936342" calcext:value-type="float">
            <text:p>0.2936342</text:p>
          </table:table-cell>
          <table:table-cell office:value-type="float" office:value="0.3467953" calcext:value-type="float">
            <text:p>0.3467953</text:p>
          </table:table-cell>
          <table:table-cell office:value-type="float" office:value="0.3565903" calcext:value-type="float">
            <text:p>0.3565903</text:p>
          </table:table-cell>
          <table:table-cell office:value-type="float" office:value="0.37496" calcext:value-type="float">
            <text:p>0.37496</text:p>
          </table:table-cell>
          <table:table-cell office:value-type="float" office:value="0.3880634" calcext:value-type="float">
            <text:p>0.3880634</text:p>
          </table:table-cell>
          <table:table-cell office:value-type="float" office:value="0.4240941" calcext:value-type="float">
            <text:p>0.4240941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8017" calcext:value-type="float">
            <text:p>0.1548017</text:p>
          </table:table-cell>
          <table:table-cell office:value-type="float" office:value="0.3364044" calcext:value-type="float">
            <text:p>0.3364044</text:p>
          </table:table-cell>
          <table:table-cell office:value-type="float" office:value="0.1295552" calcext:value-type="float">
            <text:p>0.1295552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19659" calcext:value-type="float">
            <text:p>-1.419659</text:p>
          </table:table-cell>
          <table:table-cell office:value-type="float" office:value="-0.6441176" calcext:value-type="float">
            <text:p>-0.6441176</text:p>
          </table:table-cell>
          <table:table-cell office:value-type="float" office:value="-0.07241465" calcext:value-type="float">
            <text:p>-0.07241465</text:p>
          </table:table-cell>
          <table:table-cell office:value-type="float" office:value="-0.03234625" calcext:value-type="float">
            <text:p>-0.03234625</text:p>
          </table:table-cell>
          <table:table-cell office:value-type="float" office:value="-0.02551826" calcext:value-type="float">
            <text:p>-0.02551826</text:p>
          </table:table-cell>
          <table:table-cell office:value-type="float" office:value="-0.02213056" calcext:value-type="float">
            <text:p>-0.02213056</text:p>
          </table:table-cell>
          <table:table-cell office:value-type="float" office:value="-0.01856058" calcext:value-type="float">
            <text:p>-0.01856058</text:p>
          </table:table-cell>
          <table:table-cell office:value-type="float" office:value="-0.01568005" calcext:value-type="float">
            <text:p>-0.01568005</text:p>
          </table:table-cell>
          <table:table-cell office:value-type="float" office:value="-0.009696871" calcext:value-type="float">
            <text:p>-0.009696871</text:p>
          </table:table-cell>
          <table:table-cell office:value-type="float" office:value="-0.006986246" calcext:value-type="float">
            <text:p>-0.006986246</text:p>
          </table:table-cell>
          <table:table-cell office:value-type="float" office:value="160.9684" calcext:value-type="float">
            <text:p>160.9684</text:p>
          </table:table-cell>
          <table:table-cell office:value-type="float" office:value="0" calcext:value-type="float">
            <text:p>0</text:p>
          </table:table-cell>
          <table:table-cell office:value-type="float" office:value="-2.5675" calcext:value-type="float">
            <text:p>-2.5675</text:p>
          </table:table-cell>
          <table:table-cell office:value-type="float" office:value="0.01034476" calcext:value-type="float">
            <text:p>0.0103447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35" calcext:value-type="float">
            <text:p>-0.010000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1.458187" calcext:value-type="float">
            <text:p>-1.458187</text:p>
          </table:table-cell>
          <table:table-cell office:value-type="float" office:value="0" calcext:value-type="float">
            <text:p>0</text:p>
          </table:table-cell>
          <table:table-cell office:value-type="float" office:value="1232.079" calcext:value-type="float">
            <text:p>1232.079</text:p>
          </table:table-cell>
          <table:table-cell office:value-type="float" office:value="34.49607" calcext:value-type="float">
            <text:p>34.49607</text:p>
          </table:table-cell>
          <table:table-cell office:value-type="float" office:value="103.4645" calcext:value-type="float">
            <text:p>103.4645</text:p>
          </table:table-cell>
          <table:table-cell office:value-type="float" office:value="0.1537797" calcext:value-type="float">
            <text:p>0.1537797</text:p>
          </table:table-cell>
          <table:table-cell office:value-type="float" office:value="0.1789535" calcext:value-type="float">
            <text:p>0.1789535</text:p>
          </table:table-cell>
          <table:table-cell office:value-type="float" office:value="0.242348" calcext:value-type="float">
            <text:p>0.242348</text:p>
          </table:table-cell>
          <table:table-cell office:value-type="float" office:value="0.2762223" calcext:value-type="float">
            <text:p>0.2762223</text:p>
          </table:table-cell>
          <table:table-cell office:value-type="float" office:value="0.2854552" calcext:value-type="float">
            <text:p>0.2854552</text:p>
          </table:table-cell>
          <table:table-cell office:value-type="float" office:value="0.291551" calcext:value-type="float">
            <text:p>0.291551</text:p>
          </table:table-cell>
          <table:table-cell office:value-type="float" office:value="0.3455621" calcext:value-type="float">
            <text:p>0.3455621</text:p>
          </table:table-cell>
          <table:table-cell office:value-type="float" office:value="0.35659" calcext:value-type="float">
            <text:p>0.35659</text:p>
          </table:table-cell>
          <table:table-cell office:value-type="float" office:value="0.3749481" calcext:value-type="float">
            <text:p>0.3749481</text:p>
          </table:table-cell>
          <table:table-cell office:value-type="float" office:value="0.3879662" calcext:value-type="float">
            <text:p>0.3879662</text:p>
          </table:table-cell>
          <table:table-cell office:value-type="float" office:value="0.4229333" calcext:value-type="float">
            <text:p>0.4229333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9598" calcext:value-type="float">
            <text:p>0.1479598</text:p>
          </table:table-cell>
          <table:table-cell office:value-type="float" office:value="0.3280833" calcext:value-type="float">
            <text:p>0.3280833</text:p>
          </table:table-cell>
          <table:table-cell office:value-type="float" office:value="0.1390207" calcext:value-type="float">
            <text:p>0.1390207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04988" calcext:value-type="float">
            <text:p>-1.204988</text:p>
          </table:table-cell>
          <table:table-cell office:value-type="float" office:value="-0.4794473" calcext:value-type="float">
            <text:p>-0.4794473</text:p>
          </table:table-cell>
          <table:table-cell office:value-type="float" office:value="-0.07502826" calcext:value-type="float">
            <text:p>-0.07502826</text:p>
          </table:table-cell>
          <table:table-cell office:value-type="float" office:value="-0.03370937" calcext:value-type="float">
            <text:p>-0.03370937</text:p>
          </table:table-cell>
          <table:table-cell office:value-type="float" office:value="-0.02691819" calcext:value-type="float">
            <text:p>-0.02691819</text:p>
          </table:table-cell>
          <table:table-cell office:value-type="float" office:value="-0.02324983" calcext:value-type="float">
            <text:p>-0.02324983</text:p>
          </table:table-cell>
          <table:table-cell office:value-type="float" office:value="-0.01921085" calcext:value-type="float">
            <text:p>-0.01921085</text:p>
          </table:table-cell>
          <table:table-cell office:value-type="float" office:value="-0.01568031" calcext:value-type="float">
            <text:p>-0.01568031</text:p>
          </table:table-cell>
          <table:table-cell office:value-type="float" office:value="-0.009699821" calcext:value-type="float">
            <text:p>-0.009699821</text:p>
          </table:table-cell>
          <table:table-cell office:value-type="float" office:value="-0.007003063" calcext:value-type="float">
            <text:p>-0.007003063</text:p>
          </table:table-cell>
          <table:table-cell office:value-type="float" office:value="168.2577" calcext:value-type="float">
            <text:p>168.2577</text:p>
          </table:table-cell>
          <table:table-cell office:value-type="float" office:value="0" calcext:value-type="float">
            <text:p>0</text:p>
          </table:table-cell>
          <table:table-cell office:value-type="float" office:value="-2.332164" calcext:value-type="float">
            <text:p>-2.332164</text:p>
          </table:table-cell>
          <table:table-cell office:value-type="float" office:value="0.01036587" calcext:value-type="float">
            <text:p>0.01036587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43" calcext:value-type="float">
            <text:p>-0.010000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16.7" calcext:value-type="float">
            <text:p>16.7</text:p>
          </table:table-cell>
          <table:table-cell office:value-type="float" office:value="-1.487036" calcext:value-type="float">
            <text:p>-1.487036</text:p>
          </table:table-cell>
          <table:table-cell office:value-type="float" office:value="0" calcext:value-type="float">
            <text:p>0</text:p>
          </table:table-cell>
          <table:table-cell office:value-type="float" office:value="1231.505" calcext:value-type="float">
            <text:p>1231.505</text:p>
          </table:table-cell>
          <table:table-cell office:value-type="float" office:value="35.09935" calcext:value-type="float">
            <text:p>35.09935</text:p>
          </table:table-cell>
          <table:table-cell office:value-type="float" office:value="102.2874" calcext:value-type="float">
            <text:p>102.2874</text:p>
          </table:table-cell>
          <table:table-cell office:value-type="float" office:value="0.1520792" calcext:value-type="float">
            <text:p>0.1520792</text:p>
          </table:table-cell>
          <table:table-cell office:value-type="float" office:value="0.1792227" calcext:value-type="float">
            <text:p>0.1792227</text:p>
          </table:table-cell>
          <table:table-cell office:value-type="float" office:value="0.2413939" calcext:value-type="float">
            <text:p>0.2413939</text:p>
          </table:table-cell>
          <table:table-cell office:value-type="float" office:value="0.2744022" calcext:value-type="float">
            <text:p>0.2744022</text:p>
          </table:table-cell>
          <table:table-cell office:value-type="float" office:value="0.2836989" calcext:value-type="float">
            <text:p>0.2836989</text:p>
          </table:table-cell>
          <table:table-cell office:value-type="float" office:value="0.289995" calcext:value-type="float">
            <text:p>0.289995</text:p>
          </table:table-cell>
          <table:table-cell office:value-type="float" office:value="0.3444833" calcext:value-type="float">
            <text:p>0.3444833</text:p>
          </table:table-cell>
          <table:table-cell office:value-type="float" office:value="0.3565892" calcext:value-type="float">
            <text:p>0.3565892</text:p>
          </table:table-cell>
          <table:table-cell office:value-type="float" office:value="0.3749362" calcext:value-type="float">
            <text:p>0.3749362</text:p>
          </table:table-cell>
          <table:table-cell office:value-type="float" office:value="0.3878726" calcext:value-type="float">
            <text:p>0.3878726</text:p>
          </table:table-cell>
          <table:table-cell office:value-type="float" office:value="0.4218385" calcext:value-type="float">
            <text:p>0.4218385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2162" calcext:value-type="float">
            <text:p>0.1472162</text:p>
          </table:table-cell>
          <table:table-cell office:value-type="float" office:value="0.3278047" calcext:value-type="float">
            <text:p>0.3278047</text:p>
          </table:table-cell>
          <table:table-cell office:value-type="float" office:value="0.1474255" calcext:value-type="float">
            <text:p>0.1474255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87199" calcext:value-type="float">
            <text:p>-1.287199</text:p>
          </table:table-cell>
          <table:table-cell office:value-type="float" office:value="-0.4742236" calcext:value-type="float">
            <text:p>-0.4742236</text:p>
          </table:table-cell>
          <table:table-cell office:value-type="float" office:value="-0.07684489" calcext:value-type="float">
            <text:p>-0.07684489</text:p>
          </table:table-cell>
          <table:table-cell office:value-type="float" office:value="-0.03509423" calcext:value-type="float">
            <text:p>-0.03509423</text:p>
          </table:table-cell>
          <table:table-cell office:value-type="float" office:value="-0.02809467" calcext:value-type="float">
            <text:p>-0.02809467</text:p>
          </table:table-cell>
          <table:table-cell office:value-type="float" office:value="-0.02413304" calcext:value-type="float">
            <text:p>-0.02413304</text:p>
          </table:table-cell>
          <table:table-cell office:value-type="float" office:value="-0.01980011" calcext:value-type="float">
            <text:p>-0.01980011</text:p>
          </table:table-cell>
          <table:table-cell office:value-type="float" office:value="-0.01568023" calcext:value-type="float">
            <text:p>-0.01568023</text:p>
          </table:table-cell>
          <table:table-cell office:value-type="float" office:value="-0.009702782" calcext:value-type="float">
            <text:p>-0.009702782</text:p>
          </table:table-cell>
          <table:table-cell office:value-type="float" office:value="-0.007019257" calcext:value-type="float">
            <text:p>-0.007019257</text:p>
          </table:table-cell>
          <table:table-cell office:value-type="float" office:value="175.5075" calcext:value-type="float">
            <text:p>175.5075</text:p>
          </table:table-cell>
          <table:table-cell office:value-type="float" office:value="0" calcext:value-type="float">
            <text:p>0</text:p>
          </table:table-cell>
          <table:table-cell office:value-type="float" office:value="-2.558329" calcext:value-type="float">
            <text:p>-2.558329</text:p>
          </table:table-cell>
          <table:table-cell office:value-type="float" office:value="0.01039708" calcext:value-type="float">
            <text:p>0.0103970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55" calcext:value-type="float">
            <text:p>-0.010000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27.90001" calcext:value-type="float">
            <text:p>27.90001</text:p>
          </table:table-cell>
          <table:table-cell office:value-type="float" office:value="-1.610688" calcext:value-type="float">
            <text:p>-1.610688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42.075" calcext:value-type="float">
            <text:p>1242.075</text:p>
          </table:table-cell>
          <table:table-cell office:value-type="float" office:value="35.81807" calcext:value-type="float">
            <text:p>35.81807</text:p>
          </table:table-cell>
          <table:table-cell office:value-type="float" office:value="101.255" calcext:value-type="float">
            <text:p>101.255</text:p>
          </table:table-cell>
          <table:table-cell office:value-type="float" office:value="0.3600803" calcext:value-type="float">
            <text:p>0.3600803</text:p>
          </table:table-cell>
          <table:table-cell office:value-type="float" office:value="0.194276" calcext:value-type="float">
            <text:p>0.194276</text:p>
          </table:table-cell>
          <table:table-cell office:value-type="float" office:value="0.2444678" calcext:value-type="float">
            <text:p>0.2444678</text:p>
          </table:table-cell>
          <table:table-cell office:value-type="float" office:value="0.2723525" calcext:value-type="float">
            <text:p>0.2723525</text:p>
          </table:table-cell>
          <table:table-cell office:value-type="float" office:value="0.2854694" calcext:value-type="float">
            <text:p>0.2854694</text:p>
          </table:table-cell>
          <table:table-cell office:value-type="float" office:value="0.308342" calcext:value-type="float">
            <text:p>0.308342</text:p>
          </table:table-cell>
          <table:table-cell office:value-type="float" office:value="0.4103808" calcext:value-type="float">
            <text:p>0.4103808</text:p>
          </table:table-cell>
          <table:table-cell office:value-type="float" office:value="0.3570108" calcext:value-type="float">
            <text:p>0.3570108</text:p>
          </table:table-cell>
          <table:table-cell office:value-type="float" office:value="0.3749111" calcext:value-type="float">
            <text:p>0.3749111</text:p>
          </table:table-cell>
          <table:table-cell office:value-type="float" office:value="0.387766" calcext:value-type="float">
            <text:p>0.387766</text:p>
          </table:table-cell>
          <table:table-cell office:value-type="float" office:value="0.4208216" calcext:value-type="float">
            <text:p>0.4208216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08367104" calcext:value-type="float">
            <text:p>0.0008367104</text:p>
          </table:table-cell>
          <table:table-cell office:value-type="float" office:value="0.1554005" calcext:value-type="float">
            <text:p>0.1554005</text:p>
          </table:table-cell>
          <table:table-cell office:value-type="float" office:value="0.3128585" calcext:value-type="float">
            <text:p>0.3128585</text:p>
          </table:table-cell>
          <table:table-cell office:value-type="float" office:value="0.15252" calcext:value-type="float">
            <text:p>0.15252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332638" calcext:value-type="float">
            <text:p>-0.006332638</text:p>
          </table:table-cell>
          <table:table-cell office:value-type="float" office:value="-0.2930402" calcext:value-type="float">
            <text:p>-0.2930402</text:p>
          </table:table-cell>
          <table:table-cell office:value-type="float" office:value="-0.07140095" calcext:value-type="float">
            <text:p>-0.07140095</text:p>
          </table:table-cell>
          <table:table-cell office:value-type="float" office:value="-0.03675961" calcext:value-type="float">
            <text:p>-0.03675961</text:p>
          </table:table-cell>
          <table:table-cell office:value-type="float" office:value="-0.02704445" calcext:value-type="float">
            <text:p>-0.02704445</text:p>
          </table:table-cell>
          <table:table-cell office:value-type="float" office:value="-0.0160664" calcext:value-type="float">
            <text:p>-0.0160664</text:p>
          </table:table-cell>
          <table:table-cell office:value-type="float" office:value="-0.003777538" calcext:value-type="float">
            <text:p>-0.003777538</text:p>
          </table:table-cell>
          <table:table-cell office:value-type="float" office:value="-0.01551145" calcext:value-type="float">
            <text:p>-0.01551145</text:p>
          </table:table-cell>
          <table:table-cell office:value-type="float" office:value="-0.009708956" calcext:value-type="float">
            <text:p>-0.009708956</text:p>
          </table:table-cell>
          <table:table-cell office:value-type="float" office:value="-0.007037717" calcext:value-type="float">
            <text:p>-0.007037717</text:p>
          </table:table-cell>
          <table:table-cell office:value-type="float" office:value="182.8721" calcext:value-type="float">
            <text:p>182.872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248888" calcext:value-type="float">
            <text:p>0.0124888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8371443" calcext:value-type="float">
            <text:p>0.00083714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27.90001" calcext:value-type="float">
            <text:p>27.90001</text:p>
          </table:table-cell>
          <table:table-cell office:value-type="float" office:value="-1.606514" calcext:value-type="float">
            <text:p>-1.606514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9.932" calcext:value-type="float">
            <text:p>1239.932</text:p>
          </table:table-cell>
          <table:table-cell office:value-type="float" office:value="37.95699" calcext:value-type="float">
            <text:p>37.95699</text:p>
          </table:table-cell>
          <table:table-cell office:value-type="float" office:value="100.1209" calcext:value-type="float">
            <text:p>100.1209</text:p>
          </table:table-cell>
          <table:table-cell office:value-type="float" office:value="0.1555625" calcext:value-type="float">
            <text:p>0.1555625</text:p>
          </table:table-cell>
          <table:table-cell office:value-type="float" office:value="0.1991249" calcext:value-type="float">
            <text:p>0.1991249</text:p>
          </table:table-cell>
          <table:table-cell office:value-type="float" office:value="0.25484" calcext:value-type="float">
            <text:p>0.25484</text:p>
          </table:table-cell>
          <table:table-cell office:value-type="float" office:value="0.2858564" calcext:value-type="float">
            <text:p>0.2858564</text:p>
          </table:table-cell>
          <table:table-cell office:value-type="float" office:value="0.3129089" calcext:value-type="float">
            <text:p>0.3129089</text:p>
          </table:table-cell>
          <table:table-cell office:value-type="float" office:value="0.3299477" calcext:value-type="float">
            <text:p>0.3299477</text:p>
          </table:table-cell>
          <table:table-cell office:value-type="float" office:value="0.3859655" calcext:value-type="float">
            <text:p>0.3859655</text:p>
          </table:table-cell>
          <table:table-cell office:value-type="float" office:value="0.3591601" calcext:value-type="float">
            <text:p>0.3591601</text:p>
          </table:table-cell>
          <table:table-cell office:value-type="float" office:value="0.3749187" calcext:value-type="float">
            <text:p>0.3749187</text:p>
          </table:table-cell>
          <table:table-cell office:value-type="float" office:value="0.3876784" calcext:value-type="float">
            <text:p>0.3876784</text:p>
          </table:table-cell>
          <table:table-cell office:value-type="float" office:value="0.4198978" calcext:value-type="float">
            <text:p>0.4198978</text:p>
          </table:table-cell>
          <table:table-cell office:value-type="float" office:value="0.5112629" calcext:value-type="float">
            <text:p>0.511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5417" calcext:value-type="float">
            <text:p>0.1765417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150431" calcext:value-type="float">
            <text:p>0.150431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92751" calcext:value-type="float">
            <text:p>-1.092751</text:p>
          </table:table-cell>
          <table:table-cell office:value-type="float" office:value="-0.2467769" calcext:value-type="float">
            <text:p>-0.2467769</text:p>
          </table:table-cell>
          <table:table-cell office:value-type="float" office:value="-0.05528479" calcext:value-type="float">
            <text:p>-0.05528479</text:p>
          </table:table-cell>
          <table:table-cell office:value-type="float" office:value="-0.02679119" calcext:value-type="float">
            <text:p>-0.02679119</text:p>
          </table:table-cell>
          <table:table-cell office:value-type="float" office:value="-0.0142411" calcext:value-type="float">
            <text:p>-0.0142411</text:p>
          </table:table-cell>
          <table:table-cell office:value-type="float" office:value="-0.009816856" calcext:value-type="float">
            <text:p>-0.009816856</text:p>
          </table:table-cell>
          <table:table-cell office:value-type="float" office:value="-0.006569844" calcext:value-type="float">
            <text:p>-0.006569844</text:p>
          </table:table-cell>
          <table:table-cell office:value-type="float" office:value="-0.01463991" calcext:value-type="float">
            <text:p>-0.01463991</text:p>
          </table:table-cell>
          <table:table-cell office:value-type="float" office:value="-0.009707252" calcext:value-type="float">
            <text:p>-0.009707252</text:p>
          </table:table-cell>
          <table:table-cell office:value-type="float" office:value="-0.00705303" calcext:value-type="float">
            <text:p>-0.00705303</text:p>
          </table:table-cell>
          <table:table-cell office:value-type="float" office:value="191.6821" calcext:value-type="float">
            <text:p>191.6821</text:p>
          </table:table-cell>
          <table:table-cell office:value-type="float" office:value="0" calcext:value-type="float">
            <text:p>0</text:p>
          </table:table-cell>
          <table:table-cell office:value-type="float" office:value="-2.986408" calcext:value-type="float">
            <text:p>-2.986408</text:p>
          </table:table-cell>
          <table:table-cell office:value-type="float" office:value="0.01040439" calcext:value-type="float">
            <text:p>0.0104043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132" calcext:value-type="float">
            <text:p>-0.010001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27.90001" calcext:value-type="float">
            <text:p>27.90001</text:p>
          </table:table-cell>
          <table:table-cell office:value-type="float" office:value="-1.606651" calcext:value-type="float">
            <text:p>-1.606651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7.709" calcext:value-type="float">
            <text:p>1237.709</text:p>
          </table:table-cell>
          <table:table-cell office:value-type="float" office:value="40.18081" calcext:value-type="float">
            <text:p>40.18081</text:p>
          </table:table-cell>
          <table:table-cell office:value-type="float" office:value="99.20486" calcext:value-type="float">
            <text:p>99.20486</text:p>
          </table:table-cell>
          <table:table-cell office:value-type="float" office:value="0.1498311" calcext:value-type="float">
            <text:p>0.1498311</text:p>
          </table:table-cell>
          <table:table-cell office:value-type="float" office:value="0.1757779" calcext:value-type="float">
            <text:p>0.1757779</text:p>
          </table:table-cell>
          <table:table-cell office:value-type="float" office:value="0.2569629" calcext:value-type="float">
            <text:p>0.2569629</text:p>
          </table:table-cell>
          <table:table-cell office:value-type="float" office:value="0.2923052" calcext:value-type="float">
            <text:p>0.2923052</text:p>
          </table:table-cell>
          <table:table-cell office:value-type="float" office:value="0.3043915" calcext:value-type="float">
            <text:p>0.3043915</text:p>
          </table:table-cell>
          <table:table-cell office:value-type="float" office:value="0.3123339" calcext:value-type="float">
            <text:p>0.3123339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594542" calcext:value-type="float">
            <text:p>0.3594542</text:p>
          </table:table-cell>
          <table:table-cell office:value-type="float" office:value="0.3749683" calcext:value-type="float">
            <text:p>0.3749683</text:p>
          </table:table-cell>
          <table:table-cell office:value-type="float" office:value="0.3876009" calcext:value-type="float">
            <text:p>0.3876009</text:p>
          </table:table-cell>
          <table:table-cell office:value-type="float" office:value="0.418955" calcext:value-type="float">
            <text:p>0.418955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8483" calcext:value-type="float">
            <text:p>0.1808483</text:p>
          </table:table-cell>
          <table:table-cell office:value-type="float" office:value="0.3312706" calcext:value-type="float">
            <text:p>0.3312706</text:p>
          </table:table-cell>
          <table:table-cell office:value-type="float" office:value="0.1636354" calcext:value-type="float">
            <text:p>0.1636354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4E-016" calcext:value-type="float">
            <text:p>9.68389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18086" calcext:value-type="float">
            <text:p>-1.418086</text:p>
          </table:table-cell>
          <table:table-cell office:value-type="float" office:value="-0.5350192" calcext:value-type="float">
            <text:p>-0.5350192</text:p>
          </table:table-cell>
          <table:table-cell office:value-type="float" office:value="-0.05249737" calcext:value-type="float">
            <text:p>-0.05249737</text:p>
          </table:table-cell>
          <table:table-cell office:value-type="float" office:value="-0.02283817" calcext:value-type="float">
            <text:p>-0.02283817</text:p>
          </table:table-cell>
          <table:table-cell office:value-type="float" office:value="-0.01722969" calcext:value-type="float">
            <text:p>-0.01722969</text:p>
          </table:table-cell>
          <table:table-cell office:value-type="float" office:value="-0.01440166" calcext:value-type="float">
            <text:p>-0.01440166</text:p>
          </table:table-cell>
          <table:table-cell office:value-type="float" office:value="-0.01104407" calcext:value-type="float">
            <text:p>-0.01104407</text:p>
          </table:table-cell>
          <table:table-cell office:value-type="float" office:value="-0.01451892" calcext:value-type="float">
            <text:p>-0.01451892</text:p>
          </table:table-cell>
          <table:table-cell office:value-type="float" office:value="-0.00969498" calcext:value-type="float">
            <text:p>-0.00969498</text:p>
          </table:table-cell>
          <table:table-cell office:value-type="float" office:value="-0.007066593" calcext:value-type="float">
            <text:p>-0.007066593</text:p>
          </table:table-cell>
          <table:table-cell office:value-type="float" office:value="200.6077" calcext:value-type="float">
            <text:p>200.6077</text:p>
          </table:table-cell>
          <table:table-cell office:value-type="float" office:value="0" calcext:value-type="float">
            <text:p>0</text:p>
          </table:table-cell>
          <table:table-cell office:value-type="float" office:value="-2.728079" calcext:value-type="float">
            <text:p>-2.728079</text:p>
          </table:table-cell>
          <table:table-cell office:value-type="float" office:value="0.01047621" calcext:value-type="float">
            <text:p>0.0104762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52" calcext:value-type="float">
            <text:p>-0.01000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27.90001" calcext:value-type="float">
            <text:p>27.90001</text:p>
          </table:table-cell>
          <table:table-cell office:value-type="float" office:value="-1.512374" calcext:value-type="float">
            <text:p>-1.512374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6.166" calcext:value-type="float">
            <text:p>1236.166</text:p>
          </table:table-cell>
          <table:table-cell office:value-type="float" office:value="41.6299" calcext:value-type="float">
            <text:p>41.6299</text:p>
          </table:table-cell>
          <table:table-cell office:value-type="float" office:value="95.81897" calcext:value-type="float">
            <text:p>95.81897</text:p>
          </table:table-cell>
          <table:table-cell office:value-type="float" office:value="0.1824284" calcext:value-type="float">
            <text:p>0.1824284</text:p>
          </table:table-cell>
          <table:table-cell office:value-type="float" office:value="0.1932272" calcext:value-type="float">
            <text:p>0.1932272</text:p>
          </table:table-cell>
          <table:table-cell office:value-type="float" office:value="0.2664361" calcext:value-type="float">
            <text:p>0.2664361</text:p>
          </table:table-cell>
          <table:table-cell office:value-type="float" office:value="0.289059" calcext:value-type="float">
            <text:p>0.289059</text:p>
          </table:table-cell>
          <table:table-cell office:value-type="float" office:value="0.2991644" calcext:value-type="float">
            <text:p>0.2991644</text:p>
          </table:table-cell>
          <table:table-cell office:value-type="float" office:value="0.3053969" calcext:value-type="float">
            <text:p>0.3053969</text:p>
          </table:table-cell>
          <table:table-cell office:value-type="float" office:value="0.3598509" calcext:value-type="float">
            <text:p>0.3598509</text:p>
          </table:table-cell>
          <table:table-cell office:value-type="float" office:value="0.3588037" calcext:value-type="float">
            <text:p>0.3588037</text:p>
          </table:table-cell>
          <table:table-cell office:value-type="float" office:value="0.3749895" calcext:value-type="float">
            <text:p>0.3749895</text:p>
          </table:table-cell>
          <table:table-cell office:value-type="float" office:value="0.3875326" calcext:value-type="float">
            <text:p>0.3875326</text:p>
          </table:table-cell>
          <table:table-cell office:value-type="float" office:value="0.4181733" calcext:value-type="float">
            <text:p>0.418173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2482" calcext:value-type="float">
            <text:p>0.1582482</text:p>
          </table:table-cell>
          <table:table-cell office:value-type="float" office:value="0.3138268" calcext:value-type="float">
            <text:p>0.3138268</text:p>
          </table:table-cell>
          <table:table-cell office:value-type="float" office:value="0.1691492" calcext:value-type="float">
            <text:p>0.1691492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259972" calcext:value-type="float">
            <text:p>-0.4259972</text:p>
          </table:table-cell>
          <table:table-cell office:value-type="float" office:value="-0.3018824" calcext:value-type="float">
            <text:p>-0.3018824</text:p>
          </table:table-cell>
          <table:table-cell office:value-type="float" office:value="-0.04217048" calcext:value-type="float">
            <text:p>-0.04217048</text:p>
          </table:table-cell>
          <table:table-cell office:value-type="float" office:value="-0.02465976" calcext:value-type="float">
            <text:p>-0.02465976</text:p>
          </table:table-cell>
          <table:table-cell office:value-type="float" office:value="-0.01944856" calcext:value-type="float">
            <text:p>-0.01944856</text:p>
          </table:table-cell>
          <table:table-cell office:value-type="float" office:value="-0.01685377" calcext:value-type="float">
            <text:p>-0.01685377</text:p>
          </table:table-cell>
          <table:table-cell office:value-type="float" office:value="-0.0129739" calcext:value-type="float">
            <text:p>-0.0129739</text:p>
          </table:table-cell>
          <table:table-cell office:value-type="float" office:value="-0.01477236" calcext:value-type="float">
            <text:p>-0.01477236</text:p>
          </table:table-cell>
          <table:table-cell office:value-type="float" office:value="-0.009689596" calcext:value-type="float">
            <text:p>-0.009689596</text:p>
          </table:table-cell>
          <table:table-cell office:value-type="float" office:value="-0.007078514" calcext:value-type="float">
            <text:p>-0.007078514</text:p>
          </table:table-cell>
          <table:table-cell office:value-type="float" office:value="208.7698" calcext:value-type="float">
            <text:p>208.7698</text:p>
          </table:table-cell>
          <table:table-cell office:value-type="float" office:value="0" calcext:value-type="float">
            <text:p>0</text:p>
          </table:table-cell>
          <table:table-cell office:value-type="float" office:value="-0.7908661" calcext:value-type="float">
            <text:p>-0.7908661</text:p>
          </table:table-cell>
          <table:table-cell office:value-type="float" office:value="0.01045644" calcext:value-type="float">
            <text:p>0.01045644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589" calcext:value-type="float">
            <text:p>-0.0099995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27.90001" calcext:value-type="float">
            <text:p>27.90001</text:p>
          </table:table-cell>
          <table:table-cell office:value-type="float" office:value="-1.440735" calcext:value-type="float">
            <text:p>-1.440735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5.054" calcext:value-type="float">
            <text:p>1235.054</text:p>
          </table:table-cell>
          <table:table-cell office:value-type="float" office:value="42.6698" calcext:value-type="float">
            <text:p>42.6698</text:p>
          </table:table-cell>
          <table:table-cell office:value-type="float" office:value="94.64223" calcext:value-type="float">
            <text:p>94.64223</text:p>
          </table:table-cell>
          <table:table-cell office:value-type="float" office:value="0.1536217" calcext:value-type="float">
            <text:p>0.1536217</text:p>
          </table:table-cell>
          <table:table-cell office:value-type="float" office:value="0.1881926" calcext:value-type="float">
            <text:p>0.1881926</text:p>
          </table:table-cell>
          <table:table-cell office:value-type="float" office:value="0.2719101" calcext:value-type="float">
            <text:p>0.2719101</text:p>
          </table:table-cell>
          <table:table-cell office:value-type="float" office:value="0.2867427" calcext:value-type="float">
            <text:p>0.2867427</text:p>
          </table:table-cell>
          <table:table-cell office:value-type="float" office:value="0.2959831" calcext:value-type="float">
            <text:p>0.2959831</text:p>
          </table:table-cell>
          <table:table-cell office:value-type="float" office:value="0.3022213" calcext:value-type="float">
            <text:p>0.3022213</text:p>
          </table:table-cell>
          <table:table-cell office:value-type="float" office:value="0.3537532" calcext:value-type="float">
            <text:p>0.3537532</text:p>
          </table:table-cell>
          <table:table-cell office:value-type="float" office:value="0.3579091" calcext:value-type="float">
            <text:p>0.3579091</text:p>
          </table:table-cell>
          <table:table-cell office:value-type="float" office:value="0.37497" calcext:value-type="float">
            <text:p>0.37497</text:p>
          </table:table-cell>
          <table:table-cell office:value-type="float" office:value="0.3874669" calcext:value-type="float">
            <text:p>0.3874669</text:p>
          </table:table-cell>
          <table:table-cell office:value-type="float" office:value="0.4173923" calcext:value-type="float">
            <text:p>0.4173923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3524" calcext:value-type="float">
            <text:p>0.1853524</text:p>
          </table:table-cell>
          <table:table-cell office:value-type="float" office:value="0.3188311" calcext:value-type="float">
            <text:p>0.3188311</text:p>
          </table:table-cell>
          <table:table-cell office:value-type="float" office:value="0.1738994" calcext:value-type="float">
            <text:p>0.1738994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2E-016" calcext:value-type="float">
            <text:p>9.68389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99388" calcext:value-type="float">
            <text:p>-1.199388</text:p>
          </table:table-cell>
          <table:table-cell office:value-type="float" office:value="-0.3502177" calcext:value-type="float">
            <text:p>-0.3502177</text:p>
          </table:table-cell>
          <table:table-cell office:value-type="float" office:value="-0.0371245" calcext:value-type="float">
            <text:p>-0.0371245</text:p>
          </table:table-cell>
          <table:table-cell office:value-type="float" office:value="-0.02609578" calcext:value-type="float">
            <text:p>-0.02609578</text:p>
          </table:table-cell>
          <table:table-cell office:value-type="float" office:value="-0.02094372" calcext:value-type="float">
            <text:p>-0.02094372</text:p>
          </table:table-cell>
          <table:table-cell office:value-type="float" office:value="-0.01811985" calcext:value-type="float">
            <text:p>-0.01811985</text:p>
          </table:table-cell>
          <table:table-cell office:value-type="float" office:value="-0.01531497" calcext:value-type="float">
            <text:p>-0.01531497</text:p>
          </table:table-cell>
          <table:table-cell office:value-type="float" office:value="-0.01512953" calcext:value-type="float">
            <text:p>-0.01512953</text:p>
          </table:table-cell>
          <table:table-cell office:value-type="float" office:value="-0.009694329" calcext:value-type="float">
            <text:p>-0.009694329</text:p>
          </table:table-cell>
          <table:table-cell office:value-type="float" office:value="-0.007090037" calcext:value-type="float">
            <text:p>-0.007090037</text:p>
          </table:table-cell>
          <table:table-cell office:value-type="float" office:value="216.5404" calcext:value-type="float">
            <text:p>216.5404</text:p>
          </table:table-cell>
          <table:table-cell office:value-type="float" office:value="0" calcext:value-type="float">
            <text:p>0</text:p>
          </table:table-cell>
          <table:table-cell office:value-type="float" office:value="-2.547525" calcext:value-type="float">
            <text:p>-2.547525</text:p>
          </table:table-cell>
          <table:table-cell office:value-type="float" office:value="0.01049932" calcext:value-type="float">
            <text:p>0.0104993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93" calcext:value-type="float">
            <text:p>-0.010000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27.90001" calcext:value-type="float">
            <text:p>27.90001</text:p>
          </table:table-cell>
          <table:table-cell office:value-type="float" office:value="-1.408319" calcext:value-type="float">
            <text:p>-1.408319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4.294" calcext:value-type="float">
            <text:p>1234.294</text:p>
          </table:table-cell>
          <table:table-cell office:value-type="float" office:value="43.39744" calcext:value-type="float">
            <text:p>43.39744</text:p>
          </table:table-cell>
          <table:table-cell office:value-type="float" office:value="93.05679" calcext:value-type="float">
            <text:p>93.05679</text:p>
          </table:table-cell>
          <table:table-cell office:value-type="float" office:value="0.1664329" calcext:value-type="float">
            <text:p>0.1664329</text:p>
          </table:table-cell>
          <table:table-cell office:value-type="float" office:value="0.1845549" calcext:value-type="float">
            <text:p>0.1845549</text:p>
          </table:table-cell>
          <table:table-cell office:value-type="float" office:value="0.2708542" calcext:value-type="float">
            <text:p>0.2708542</text:p>
          </table:table-cell>
          <table:table-cell office:value-type="float" office:value="0.2846708" calcext:value-type="float">
            <text:p>0.2846708</text:p>
          </table:table-cell>
          <table:table-cell office:value-type="float" office:value="0.29333" calcext:value-type="float">
            <text:p>0.29333</text:p>
          </table:table-cell>
          <table:table-cell office:value-type="float" office:value="0.2992257" calcext:value-type="float">
            <text:p>0.2992257</text:p>
          </table:table-cell>
          <table:table-cell office:value-type="float" office:value="0.3510693" calcext:value-type="float">
            <text:p>0.3510693</text:p>
          </table:table-cell>
          <table:table-cell office:value-type="float" office:value="0.3568955" calcext:value-type="float">
            <text:p>0.3568955</text:p>
          </table:table-cell>
          <table:table-cell office:value-type="float" office:value="0.3749374" calcext:value-type="float">
            <text:p>0.3749374</text:p>
          </table:table-cell>
          <table:table-cell office:value-type="float" office:value="0.3874012" calcext:value-type="float">
            <text:p>0.3874012</text:p>
          </table:table-cell>
          <table:table-cell office:value-type="float" office:value="0.4166735" calcext:value-type="float">
            <text:p>0.4166735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1773" calcext:value-type="float">
            <text:p>0.1711773</text:p>
          </table:table-cell>
          <table:table-cell office:value-type="float" office:value="0.322501" calcext:value-type="float">
            <text:p>0.322501</text:p>
          </table:table-cell>
          <table:table-cell office:value-type="float" office:value="0.1848446" calcext:value-type="float">
            <text:p>0.184844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456524" calcext:value-type="float">
            <text:p>-0.7456524</text:p>
          </table:table-cell>
          <table:table-cell office:value-type="float" office:value="-0.3989656" calcext:value-type="float">
            <text:p>-0.3989656</text:p>
          </table:table-cell>
          <table:table-cell office:value-type="float" office:value="-0.03805036" calcext:value-type="float">
            <text:p>-0.03805036</text:p>
          </table:table-cell>
          <table:table-cell office:value-type="float" office:value="-0.0274361" calcext:value-type="float">
            <text:p>-0.0274361</text:p>
          </table:table-cell>
          <table:table-cell office:value-type="float" office:value="-0.02228751" calcext:value-type="float">
            <text:p>-0.02228751</text:p>
          </table:table-cell>
          <table:table-cell office:value-type="float" office:value="-0.01941799" calcext:value-type="float">
            <text:p>-0.01941799</text:p>
          </table:table-cell>
          <table:table-cell office:value-type="float" office:value="-0.01648799" calcext:value-type="float">
            <text:p>-0.01648799</text:p>
          </table:table-cell>
          <table:table-cell office:value-type="float" office:value="-0.01554699" calcext:value-type="float">
            <text:p>-0.01554699</text:p>
          </table:table-cell>
          <table:table-cell office:value-type="float" office:value="-0.009702477" calcext:value-type="float">
            <text:p>-0.009702477</text:p>
          </table:table-cell>
          <table:table-cell office:value-type="float" office:value="-0.007101544" calcext:value-type="float">
            <text:p>-0.007101544</text:p>
          </table:table-cell>
          <table:table-cell office:value-type="float" office:value="224.0155" calcext:value-type="float">
            <text:p>224.0155</text:p>
          </table:table-cell>
          <table:table-cell office:value-type="float" office:value="0" calcext:value-type="float">
            <text:p>0</text:p>
          </table:table-cell>
          <table:table-cell office:value-type="float" office:value="-1.173557" calcext:value-type="float">
            <text:p>-1.173557</text:p>
          </table:table-cell>
          <table:table-cell office:value-type="float" office:value="0.01052653" calcext:value-type="float">
            <text:p>0.01052653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09" calcext:value-type="float">
            <text:p>-0.010000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27.90001" calcext:value-type="float">
            <text:p>27.90001</text:p>
          </table:table-cell>
          <table:table-cell office:value-type="float" office:value="-1.461386" calcext:value-type="float">
            <text:p>-1.461386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3.834" calcext:value-type="float">
            <text:p>1233.834</text:p>
          </table:table-cell>
          <table:table-cell office:value-type="float" office:value="43.91121" calcext:value-type="float">
            <text:p>43.91121</text:p>
          </table:table-cell>
          <table:table-cell office:value-type="float" office:value="92.49306" calcext:value-type="float">
            <text:p>92.49306</text:p>
          </table:table-cell>
          <table:table-cell office:value-type="float" office:value="0.1379906" calcext:value-type="float">
            <text:p>0.1379906</text:p>
          </table:table-cell>
          <table:table-cell office:value-type="float" office:value="0.1748334" calcext:value-type="float">
            <text:p>0.1748334</text:p>
          </table:table-cell>
          <table:table-cell office:value-type="float" office:value="0.2688259" calcext:value-type="float">
            <text:p>0.2688259</text:p>
          </table:table-cell>
          <table:table-cell office:value-type="float" office:value="0.2831677" calcext:value-type="float">
            <text:p>0.2831677</text:p>
          </table:table-cell>
          <table:table-cell office:value-type="float" office:value="0.2914164" calcext:value-type="float">
            <text:p>0.2914164</text:p>
          </table:table-cell>
          <table:table-cell office:value-type="float" office:value="0.2969501" calcext:value-type="float">
            <text:p>0.2969501</text:p>
          </table:table-cell>
          <table:table-cell office:value-type="float" office:value="0.3492612" calcext:value-type="float">
            <text:p>0.3492612</text:p>
          </table:table-cell>
          <table:table-cell office:value-type="float" office:value="0.3565835" calcext:value-type="float">
            <text:p>0.3565835</text:p>
          </table:table-cell>
          <table:table-cell office:value-type="float" office:value="0.3749121" calcext:value-type="float">
            <text:p>0.3749121</text:p>
          </table:table-cell>
          <table:table-cell office:value-type="float" office:value="0.3873383" calcext:value-type="float">
            <text:p>0.3873383</text:p>
          </table:table-cell>
          <table:table-cell office:value-type="float" office:value="0.4159778" calcext:value-type="float">
            <text:p>0.4159778</text:p>
          </table:table-cell>
          <table:table-cell office:value-type="float" office:value="0.5112625" calcext:value-type="float">
            <text:p>0.511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6702" calcext:value-type="float">
            <text:p>0.2016702</text:p>
          </table:table-cell>
          <table:table-cell office:value-type="float" office:value="0.3322156" calcext:value-type="float">
            <text:p>0.3322156</text:p>
          </table:table-cell>
          <table:table-cell office:value-type="float" office:value="0.1944401" calcext:value-type="float">
            <text:p>0.1944401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2E-016" calcext:value-type="float">
            <text:p>9.68389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13151" calcext:value-type="float">
            <text:p>-2.313151</text:p>
          </table:table-cell>
          <table:table-cell office:value-type="float" office:value="-0.544735" calcext:value-type="float">
            <text:p>-0.544735</text:p>
          </table:table-cell>
          <table:table-cell office:value-type="float" office:value="-0.03970031" calcext:value-type="float">
            <text:p>-0.03970031</text:p>
          </table:table-cell>
          <table:table-cell office:value-type="float" office:value="-0.02845236" calcext:value-type="float">
            <text:p>-0.02845236</text:p>
          </table:table-cell>
          <table:table-cell office:value-type="float" office:value="-0.02332898" calcext:value-type="float">
            <text:p>-0.02332898</text:p>
          </table:table-cell>
          <table:table-cell office:value-type="float" office:value="-0.02047472" calcext:value-type="float">
            <text:p>-0.02047472</text:p>
          </table:table-cell>
          <table:table-cell office:value-type="float" office:value="-0.01733496" calcext:value-type="float">
            <text:p>-0.01733496</text:p>
          </table:table-cell>
          <table:table-cell office:value-type="float" office:value="-0.01568257" calcext:value-type="float">
            <text:p>-0.01568257</text:p>
          </table:table-cell>
          <table:table-cell office:value-type="float" office:value="-0.009708734" calcext:value-type="float">
            <text:p>-0.009708734</text:p>
          </table:table-cell>
          <table:table-cell office:value-type="float" office:value="-0.007112612" calcext:value-type="float">
            <text:p>-0.007112612</text:p>
          </table:table-cell>
          <table:table-cell office:value-type="float" office:value="231.2908" calcext:value-type="float">
            <text:p>231.2908</text:p>
          </table:table-cell>
          <table:table-cell office:value-type="float" office:value="0" calcext:value-type="float">
            <text:p>0</text:p>
          </table:table-cell>
          <table:table-cell office:value-type="float" office:value="-4.896485" calcext:value-type="float">
            <text:p>-4.896485</text:p>
          </table:table-cell>
          <table:table-cell office:value-type="float" office:value="0.01060498" calcext:value-type="float">
            <text:p>0.0106049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168" calcext:value-type="float">
            <text:p>-0.010001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27.90001" calcext:value-type="float">
            <text:p>27.90001</text:p>
          </table:table-cell>
          <table:table-cell office:value-type="float" office:value="-1.391901" calcext:value-type="float">
            <text:p>-1.391901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3.368" calcext:value-type="float">
            <text:p>1233.368</text:p>
          </table:table-cell>
          <table:table-cell office:value-type="float" office:value="44.30799" calcext:value-type="float">
            <text:p>44.30799</text:p>
          </table:table-cell>
          <table:table-cell office:value-type="float" office:value="91.74768" calcext:value-type="float">
            <text:p>91.74768</text:p>
          </table:table-cell>
          <table:table-cell office:value-type="float" office:value="0.130915" calcext:value-type="float">
            <text:p>0.130915</text:p>
          </table:table-cell>
          <table:table-cell office:value-type="float" office:value="0.1569655" calcext:value-type="float">
            <text:p>0.1569655</text:p>
          </table:table-cell>
          <table:table-cell office:value-type="float" office:value="0.2494244" calcext:value-type="float">
            <text:p>0.2494244</text:p>
          </table:table-cell>
          <table:table-cell office:value-type="float" office:value="0.280109" calcext:value-type="float">
            <text:p>0.280109</text:p>
          </table:table-cell>
          <table:table-cell office:value-type="float" office:value="0.2891262" calcext:value-type="float">
            <text:p>0.2891262</text:p>
          </table:table-cell>
          <table:table-cell office:value-type="float" office:value="0.294671" calcext:value-type="float">
            <text:p>0.294671</text:p>
          </table:table-cell>
          <table:table-cell office:value-type="float" office:value="0.3474763" calcext:value-type="float">
            <text:p>0.3474763</text:p>
          </table:table-cell>
          <table:table-cell office:value-type="float" office:value="0.3565797" calcext:value-type="float">
            <text:p>0.3565797</text:p>
          </table:table-cell>
          <table:table-cell office:value-type="float" office:value="0.3748866" calcext:value-type="float">
            <text:p>0.3748866</text:p>
          </table:table-cell>
          <table:table-cell office:value-type="float" office:value="0.3872754" calcext:value-type="float">
            <text:p>0.3872754</text:p>
          </table:table-cell>
          <table:table-cell office:value-type="float" office:value="0.4152548" calcext:value-type="float">
            <text:p>0.4152548</text:p>
          </table:table-cell>
          <table:table-cell office:value-type="float" office:value="0.5112624" calcext:value-type="float">
            <text:p>0.511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4973" calcext:value-type="float">
            <text:p>0.2094973</text:p>
          </table:table-cell>
          <table:table-cell office:value-type="float" office:value="0.3501137" calcext:value-type="float">
            <text:p>0.3501137</text:p>
          </table:table-cell>
          <table:table-cell office:value-type="float" office:value="0.2256612" calcext:value-type="float">
            <text:p>0.2256612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4E-016" calcext:value-type="float">
            <text:p>9.68389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15703" calcext:value-type="float">
            <text:p>-3.215703</text:p>
          </table:table-cell>
          <table:table-cell office:value-type="float" office:value="-1.062037" calcext:value-type="float">
            <text:p>-1.062037</text:p>
          </table:table-cell>
          <table:table-cell office:value-type="float" office:value="-0.06256772" calcext:value-type="float">
            <text:p>-0.06256772</text:p>
          </table:table-cell>
          <table:table-cell office:value-type="float" office:value="-0.03066076" calcext:value-type="float">
            <text:p>-0.03066076</text:p>
          </table:table-cell>
          <table:table-cell office:value-type="float" office:value="-0.02463237" calcext:value-type="float">
            <text:p>-0.02463237</text:p>
          </table:table-cell>
          <table:table-cell office:value-type="float" office:value="-0.02159743" calcext:value-type="float">
            <text:p>-0.02159743</text:p>
          </table:table-cell>
          <table:table-cell office:value-type="float" office:value="-0.01821148" calcext:value-type="float">
            <text:p>-0.01821148</text:p>
          </table:table-cell>
          <table:table-cell office:value-type="float" office:value="-0.01568418" calcext:value-type="float">
            <text:p>-0.01568418</text:p>
          </table:table-cell>
          <table:table-cell office:value-type="float" office:value="-0.00971506" calcext:value-type="float">
            <text:p>-0.00971506</text:p>
          </table:table-cell>
          <table:table-cell office:value-type="float" office:value="-0.007123691" calcext:value-type="float">
            <text:p>-0.007123691</text:p>
          </table:table-cell>
          <table:table-cell office:value-type="float" office:value="238.4638" calcext:value-type="float">
            <text:p>238.4638</text:p>
          </table:table-cell>
          <table:table-cell office:value-type="float" office:value="0" calcext:value-type="float">
            <text:p>0</text:p>
          </table:table-cell>
          <table:table-cell office:value-type="float" office:value="-6.174544" calcext:value-type="float">
            <text:p>-6.174544</text:p>
          </table:table-cell>
          <table:table-cell office:value-type="float" office:value="0.01075371" calcext:value-type="float">
            <text:p>0.0107537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189" calcext:value-type="float">
            <text:p>-0.01000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27.90001" calcext:value-type="float">
            <text:p>27.90001</text:p>
          </table:table-cell>
          <table:table-cell office:value-type="float" office:value="-1.330616" calcext:value-type="float">
            <text:p>-1.330616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2.964" calcext:value-type="float">
            <text:p>1232.964</text:p>
          </table:table-cell>
          <table:table-cell office:value-type="float" office:value="44.65152" calcext:value-type="float">
            <text:p>44.65152</text:p>
          </table:table-cell>
          <table:table-cell office:value-type="float" office:value="91.10594" calcext:value-type="float">
            <text:p>91.10594</text:p>
          </table:table-cell>
          <table:table-cell office:value-type="float" office:value="0.1270685" calcext:value-type="float">
            <text:p>0.1270685</text:p>
          </table:table-cell>
          <table:table-cell office:value-type="float" office:value="0.1497706" calcext:value-type="float">
            <text:p>0.1497706</text:p>
          </table:table-cell>
          <table:table-cell office:value-type="float" office:value="0.2169418" calcext:value-type="float">
            <text:p>0.2169418</text:p>
          </table:table-cell>
          <table:table-cell office:value-type="float" office:value="0.2771923" calcext:value-type="float">
            <text:p>0.2771923</text:p>
          </table:table-cell>
          <table:table-cell office:value-type="float" office:value="0.2866315" calcext:value-type="float">
            <text:p>0.2866315</text:p>
          </table:table-cell>
          <table:table-cell office:value-type="float" office:value="0.2926426" calcext:value-type="float">
            <text:p>0.2926426</text:p>
          </table:table-cell>
          <table:table-cell office:value-type="float" office:value="0.3459752" calcext:value-type="float">
            <text:p>0.3459752</text:p>
          </table:table-cell>
          <table:table-cell office:value-type="float" office:value="0.3565749" calcext:value-type="float">
            <text:p>0.3565749</text:p>
          </table:table-cell>
          <table:table-cell office:value-type="float" office:value="0.3748628" calcext:value-type="float">
            <text:p>0.3748628</text:p>
          </table:table-cell>
          <table:table-cell office:value-type="float" office:value="0.3872125" calcext:value-type="float">
            <text:p>0.3872125</text:p>
          </table:table-cell>
          <table:table-cell office:value-type="float" office:value="0.4145485" calcext:value-type="float">
            <text:p>0.4145485</text:p>
          </table:table-cell>
          <table:table-cell office:value-type="float" office:value="0.5112621" calcext:value-type="float">
            <text:p>0.511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217" calcext:value-type="float">
            <text:p>0.213217</text:p>
          </table:table-cell>
          <table:table-cell office:value-type="float" office:value="0.3572941" calcext:value-type="float">
            <text:p>0.3572941</text:p>
          </table:table-cell>
          <table:table-cell office:value-type="float" office:value="0.2691334" calcext:value-type="float">
            <text:p>0.2691334</text:p>
          </table:table-cell>
          <table:table-cell office:value-type="float" office:value="0.001617029" calcext:value-type="float">
            <text:p>0.001617029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8943" calcext:value-type="float">
            <text:p>-3.88943</text:p>
          </table:table-cell>
          <table:table-cell office:value-type="float" office:value="-1.421042" calcext:value-type="float">
            <text:p>-1.421042</text:p>
          </table:table-cell>
          <table:table-cell office:value-type="float" office:value="-0.1461492" calcext:value-type="float">
            <text:p>-0.1461492</text:p>
          </table:table-cell>
          <table:table-cell office:value-type="float" office:value="-0.03299569" calcext:value-type="float">
            <text:p>-0.03299569</text:p>
          </table:table-cell>
          <table:table-cell office:value-type="float" office:value="-0.0261599" calcext:value-type="float">
            <text:p>-0.0261599</text:p>
          </table:table-cell>
          <table:table-cell office:value-type="float" office:value="-0.02265469" calcext:value-type="float">
            <text:p>-0.02265469</text:p>
          </table:table-cell>
          <table:table-cell office:value-type="float" office:value="-0.01898829" calcext:value-type="float">
            <text:p>-0.01898829</text:p>
          </table:table-cell>
          <table:table-cell office:value-type="float" office:value="-0.01568626" calcext:value-type="float">
            <text:p>-0.01568626</text:p>
          </table:table-cell>
          <table:table-cell office:value-type="float" office:value="-0.009720987" calcext:value-type="float">
            <text:p>-0.009720987</text:p>
          </table:table-cell>
          <table:table-cell office:value-type="float" office:value="-0.007134804" calcext:value-type="float">
            <text:p>-0.007134804</text:p>
          </table:table-cell>
          <table:table-cell office:value-type="float" office:value="245.5978" calcext:value-type="float">
            <text:p>245.5978</text:p>
          </table:table-cell>
          <table:table-cell office:value-type="float" office:value="0" calcext:value-type="float">
            <text:p>0</text:p>
          </table:table-cell>
          <table:table-cell office:value-type="float" office:value="-7.130468" calcext:value-type="float">
            <text:p>-7.130468</text:p>
          </table:table-cell>
          <table:table-cell office:value-type="float" office:value="0.01094519" calcext:value-type="float">
            <text:p>0.01094519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0.01000204" calcext:value-type="float">
            <text:p>-0.010002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30.7" calcext:value-type="float">
            <text:p>30.7</text:p>
          </table:table-cell>
          <table:table-cell office:value-type="float" office:value="-1.440312" calcext:value-type="float">
            <text:p>-1.440312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5.583" calcext:value-type="float">
            <text:p>1235.583</text:p>
          </table:table-cell>
          <table:table-cell office:value-type="float" office:value="44.94293" calcext:value-type="float">
            <text:p>44.94293</text:p>
          </table:table-cell>
          <table:table-cell office:value-type="float" office:value="110.0669" calcext:value-type="float">
            <text:p>110.0669</text:p>
          </table:table-cell>
          <table:table-cell office:value-type="float" office:value="0.139508" calcext:value-type="float">
            <text:p>0.139508</text:p>
          </table:table-cell>
          <table:table-cell office:value-type="float" office:value="0.1591981" calcext:value-type="float">
            <text:p>0.1591981</text:p>
          </table:table-cell>
          <table:table-cell office:value-type="float" office:value="0.1914615" calcext:value-type="float">
            <text:p>0.1914615</text:p>
          </table:table-cell>
          <table:table-cell office:value-type="float" office:value="0.2758631" calcext:value-type="float">
            <text:p>0.2758631</text:p>
          </table:table-cell>
          <table:table-cell office:value-type="float" office:value="0.2846752" calcext:value-type="float">
            <text:p>0.2846752</text:p>
          </table:table-cell>
          <table:table-cell office:value-type="float" office:value="0.2905588" calcext:value-type="float">
            <text:p>0.2905588</text:p>
          </table:table-cell>
          <table:table-cell office:value-type="float" office:value="0.3444214" calcext:value-type="float">
            <text:p>0.3444214</text:p>
          </table:table-cell>
          <table:table-cell office:value-type="float" office:value="0.3565728" calcext:value-type="float">
            <text:p>0.3565728</text:p>
          </table:table-cell>
          <table:table-cell office:value-type="float" office:value="0.3748389" calcext:value-type="float">
            <text:p>0.3748389</text:p>
          </table:table-cell>
          <table:table-cell office:value-type="float" office:value="0.3871529" calcext:value-type="float">
            <text:p>0.3871529</text:p>
          </table:table-cell>
          <table:table-cell office:value-type="float" office:value="0.4139633" calcext:value-type="float">
            <text:p>0.4139633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2748" calcext:value-type="float">
            <text:p>0.1982748</text:p>
          </table:table-cell>
          <table:table-cell office:value-type="float" office:value="0.3478752" calcext:value-type="float">
            <text:p>0.3478752</text:p>
          </table:table-cell>
          <table:table-cell office:value-type="float" office:value="0.2989871" calcext:value-type="float">
            <text:p>0.2989871</text:p>
          </table:table-cell>
          <table:table-cell office:value-type="float" office:value="0.007319141" calcext:value-type="float">
            <text:p>0.007319141</text:p>
          </table:table-cell>
          <table:table-cell office:value-type="float" office:value="9.683894E-016" calcext:value-type="float">
            <text:p>9.68389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76637" calcext:value-type="float">
            <text:p>-2.176637</text:p>
          </table:table-cell>
          <table:table-cell office:value-type="float" office:value="-0.9799316" calcext:value-type="float">
            <text:p>-0.9799316</text:p>
          </table:table-cell>
          <table:table-cell office:value-type="float" office:value="-0.3157955" calcext:value-type="float">
            <text:p>-0.3157955</text:p>
          </table:table-cell>
          <table:table-cell office:value-type="float" office:value="-0.03398356" calcext:value-type="float">
            <text:p>-0.03398356</text:p>
          </table:table-cell>
          <table:table-cell office:value-type="float" office:value="-0.02743484" calcext:value-type="float">
            <text:p>-0.02743484</text:p>
          </table:table-cell>
          <table:table-cell office:value-type="float" office:value="-0.02380541" calcext:value-type="float">
            <text:p>-0.02380541</text:p>
          </table:table-cell>
          <table:table-cell office:value-type="float" office:value="-0.01982991" calcext:value-type="float">
            <text:p>-0.01982991</text:p>
          </table:table-cell>
          <table:table-cell office:value-type="float" office:value="-0.01568718" calcext:value-type="float">
            <text:p>-0.01568718</text:p>
          </table:table-cell>
          <table:table-cell office:value-type="float" office:value="-0.009726917" calcext:value-type="float">
            <text:p>-0.009726917</text:p>
          </table:table-cell>
          <table:table-cell office:value-type="float" office:value="-0.007145345" calcext:value-type="float">
            <text:p>-0.007145345</text:p>
          </table:table-cell>
          <table:table-cell office:value-type="float" office:value="252.6934" calcext:value-type="float">
            <text:p>252.6934</text:p>
          </table:table-cell>
          <table:table-cell office:value-type="float" office:value="0" calcext:value-type="float">
            <text:p>0</text:p>
          </table:table-cell>
          <table:table-cell office:value-type="float" office:value="-3.930413" calcext:value-type="float">
            <text:p>-3.930413</text:p>
          </table:table-cell>
          <table:table-cell office:value-type="float" office:value="0.01106116" calcext:value-type="float">
            <text:p>0.01106116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0.01000106" calcext:value-type="float">
            <text:p>-0.010001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30.7" calcext:value-type="float">
            <text:p>30.7</text:p>
          </table:table-cell>
          <table:table-cell office:value-type="float" office:value="-1.277404" calcext:value-type="float">
            <text:p>-1.277404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5.176" calcext:value-type="float">
            <text:p>1235.176</text:p>
          </table:table-cell>
          <table:table-cell office:value-type="float" office:value="45.18725" calcext:value-type="float">
            <text:p>45.18725</text:p>
          </table:table-cell>
          <table:table-cell office:value-type="float" office:value="108.9039" calcext:value-type="float">
            <text:p>108.9039</text:p>
          </table:table-cell>
          <table:table-cell office:value-type="float" office:value="0.1303728" calcext:value-type="float">
            <text:p>0.1303728</text:p>
          </table:table-cell>
          <table:table-cell office:value-type="float" office:value="0.1515743" calcext:value-type="float">
            <text:p>0.1515743</text:p>
          </table:table-cell>
          <table:table-cell office:value-type="float" office:value="0.1774101" calcext:value-type="float">
            <text:p>0.1774101</text:p>
          </table:table-cell>
          <table:table-cell office:value-type="float" office:value="0.2712566" calcext:value-type="float">
            <text:p>0.2712566</text:p>
          </table:table-cell>
          <table:table-cell office:value-type="float" office:value="0.2828556" calcext:value-type="float">
            <text:p>0.2828556</text:p>
          </table:table-cell>
          <table:table-cell office:value-type="float" office:value="0.2891668" calcext:value-type="float">
            <text:p>0.2891668</text:p>
          </table:table-cell>
          <table:table-cell office:value-type="float" office:value="0.343255" calcext:value-type="float">
            <text:p>0.343255</text:p>
          </table:table-cell>
          <table:table-cell office:value-type="float" office:value="0.3565702" calcext:value-type="float">
            <text:p>0.3565702</text:p>
          </table:table-cell>
          <table:table-cell office:value-type="float" office:value="0.3748172" calcext:value-type="float">
            <text:p>0.3748172</text:p>
          </table:table-cell>
          <table:table-cell office:value-type="float" office:value="0.3871039" calcext:value-type="float">
            <text:p>0.3871039</text:p>
          </table:table-cell>
          <table:table-cell office:value-type="float" office:value="0.413418" calcext:value-type="float">
            <text:p>0.413418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6451" calcext:value-type="float">
            <text:p>0.2056451</text:p>
          </table:table-cell>
          <table:table-cell office:value-type="float" office:value="0.3553686" calcext:value-type="float">
            <text:p>0.3553686</text:p>
          </table:table-cell>
          <table:table-cell office:value-type="float" office:value="0.3148699" calcext:value-type="float">
            <text:p>0.3148699</text:p>
          </table:table-cell>
          <table:table-cell office:value-type="float" office:value="0.01788042" calcext:value-type="float">
            <text:p>0.01788042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8464" calcext:value-type="float">
            <text:p>-3.28464</text:p>
          </table:table-cell>
          <table:table-cell office:value-type="float" office:value="-1.312785" calcext:value-type="float">
            <text:p>-1.312785</text:p>
          </table:table-cell>
          <table:table-cell office:value-type="float" office:value="-0.5027406" calcext:value-type="float">
            <text:p>-0.5027406</text:p>
          </table:table-cell>
          <table:table-cell office:value-type="float" office:value="-0.03761287" calcext:value-type="float">
            <text:p>-0.03761287</text:p>
          </table:table-cell>
          <table:table-cell office:value-type="float" office:value="-0.02867068" calcext:value-type="float">
            <text:p>-0.02867068</text:p>
          </table:table-cell>
          <table:table-cell office:value-type="float" office:value="-0.02461486" calcext:value-type="float">
            <text:p>-0.02461486</text:p>
          </table:table-cell>
          <table:table-cell office:value-type="float" office:value="-0.02049164" calcext:value-type="float">
            <text:p>-0.02049164</text:p>
          </table:table-cell>
          <table:table-cell office:value-type="float" office:value="-0.01568838" calcext:value-type="float">
            <text:p>-0.01568838</text:p>
          </table:table-cell>
          <table:table-cell office:value-type="float" office:value="-0.00973234" calcext:value-type="float">
            <text:p>-0.00973234</text:p>
          </table:table-cell>
          <table:table-cell office:value-type="float" office:value="-0.007154014" calcext:value-type="float">
            <text:p>-0.007154014</text:p>
          </table:table-cell>
          <table:table-cell office:value-type="float" office:value="259.7526" calcext:value-type="float">
            <text:p>259.7526</text:p>
          </table:table-cell>
          <table:table-cell office:value-type="float" office:value="0" calcext:value-type="float">
            <text:p>0</text:p>
          </table:table-cell>
          <table:table-cell office:value-type="float" office:value="-6.309905" calcext:value-type="float">
            <text:p>-6.309905</text:p>
          </table:table-cell>
          <table:table-cell office:value-type="float" office:value="0.01118251" calcext:value-type="float">
            <text:p>0.01118251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0.01000176" calcext:value-type="float">
            <text:p>-0.010001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30.7" calcext:value-type="float">
            <text:p>30.7</text:p>
          </table:table-cell>
          <table:table-cell office:value-type="float" office:value="-1.381567" calcext:value-type="float">
            <text:p>-1.381567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5.067" calcext:value-type="float">
            <text:p>1235.067</text:p>
          </table:table-cell>
          <table:table-cell office:value-type="float" office:value="45.4011" calcext:value-type="float">
            <text:p>45.4011</text:p>
          </table:table-cell>
          <table:table-cell office:value-type="float" office:value="108.534" calcext:value-type="float">
            <text:p>108.534</text:p>
          </table:table-cell>
          <table:table-cell office:value-type="float" office:value="0.1343697" calcext:value-type="float">
            <text:p>0.1343697</text:p>
          </table:table-cell>
          <table:table-cell office:value-type="float" office:value="0.1490932" calcext:value-type="float">
            <text:p>0.1490932</text:p>
          </table:table-cell>
          <table:table-cell office:value-type="float" office:value="0.1662377" calcext:value-type="float">
            <text:p>0.1662377</text:p>
          </table:table-cell>
          <table:table-cell office:value-type="float" office:value="0.2599171" calcext:value-type="float">
            <text:p>0.2599171</text:p>
          </table:table-cell>
          <table:table-cell office:value-type="float" office:value="0.2793852" calcext:value-type="float">
            <text:p>0.2793852</text:p>
          </table:table-cell>
          <table:table-cell office:value-type="float" office:value="0.2867538" calcext:value-type="float">
            <text:p>0.2867538</text:p>
          </table:table-cell>
          <table:table-cell office:value-type="float" office:value="0.3422813" calcext:value-type="float">
            <text:p>0.3422813</text:p>
          </table:table-cell>
          <table:table-cell office:value-type="float" office:value="0.3565664" calcext:value-type="float">
            <text:p>0.3565664</text:p>
          </table:table-cell>
          <table:table-cell office:value-type="float" office:value="0.3747957" calcext:value-type="float">
            <text:p>0.3747957</text:p>
          </table:table-cell>
          <table:table-cell office:value-type="float" office:value="0.3870541" calcext:value-type="float">
            <text:p>0.3870541</text:p>
          </table:table-cell>
          <table:table-cell office:value-type="float" office:value="0.412902" calcext:value-type="float">
            <text:p>0.412902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8343" calcext:value-type="float">
            <text:p>0.1988343</text:p>
          </table:table-cell>
          <table:table-cell office:value-type="float" office:value="0.356353" calcext:value-type="float">
            <text:p>0.356353</text:p>
          </table:table-cell>
          <table:table-cell office:value-type="float" office:value="0.3274669" calcext:value-type="float">
            <text:p>0.3274669</text:p>
          </table:table-cell>
          <table:table-cell office:value-type="float" office:value="0.03892525" calcext:value-type="float">
            <text:p>0.03892525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86754" calcext:value-type="float">
            <text:p>-2.786754</text:p>
          </table:table-cell>
          <table:table-cell office:value-type="float" office:value="-1.468659" calcext:value-type="float">
            <text:p>-1.468659</text:p>
          </table:table-cell>
          <table:table-cell office:value-type="float" office:value="-0.7522224" calcext:value-type="float">
            <text:p>-0.7522224</text:p>
          </table:table-cell>
          <table:table-cell office:value-type="float" office:value="-0.0487843" calcext:value-type="float">
            <text:p>-0.0487843</text:p>
          </table:table-cell>
          <table:table-cell office:value-type="float" office:value="-0.03121836" calcext:value-type="float">
            <text:p>-0.03121836</text:p>
          </table:table-cell>
          <table:table-cell office:value-type="float" office:value="-0.026076" calcext:value-type="float">
            <text:p>-0.026076</text:p>
          </table:table-cell>
          <table:table-cell office:value-type="float" office:value="-0.02105795" calcext:value-type="float">
            <text:p>-0.02105795</text:p>
          </table:table-cell>
          <table:table-cell office:value-type="float" office:value="-0.01568986" calcext:value-type="float">
            <text:p>-0.01568986</text:p>
          </table:table-cell>
          <table:table-cell office:value-type="float" office:value="-0.009737674" calcext:value-type="float">
            <text:p>-0.009737674</text:p>
          </table:table-cell>
          <table:table-cell office:value-type="float" office:value="-0.007162821" calcext:value-type="float">
            <text:p>-0.007162821</text:p>
          </table:table-cell>
          <table:table-cell office:value-type="float" office:value="266.792" calcext:value-type="float">
            <text:p>266.792</text:p>
          </table:table-cell>
          <table:table-cell office:value-type="float" office:value="0" calcext:value-type="float">
            <text:p>0</text:p>
          </table:table-cell>
          <table:table-cell office:value-type="float" office:value="-4.686331" calcext:value-type="float">
            <text:p>-4.686331</text:p>
          </table:table-cell>
          <table:table-cell office:value-type="float" office:value="0.01130966" calcext:value-type="float">
            <text:p>0.01130966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0.0100007" calcext:value-type="float">
            <text:p>-0.01000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30.7" calcext:value-type="float">
            <text:p>30.7</text:p>
          </table:table-cell>
          <table:table-cell office:value-type="float" office:value="-1.290925" calcext:value-type="float">
            <text:p>-1.290925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4.791" calcext:value-type="float">
            <text:p>1234.791</text:p>
          </table:table-cell>
          <table:table-cell office:value-type="float" office:value="45.58673" calcext:value-type="float">
            <text:p>45.58673</text:p>
          </table:table-cell>
          <table:table-cell office:value-type="float" office:value="107.3747" calcext:value-type="float">
            <text:p>107.3747</text:p>
          </table:table-cell>
          <table:table-cell office:value-type="float" office:value="0.1310287" calcext:value-type="float">
            <text:p>0.1310287</text:p>
          </table:table-cell>
          <table:table-cell office:value-type="float" office:value="0.1495617" calcext:value-type="float">
            <text:p>0.1495617</text:p>
          </table:table-cell>
          <table:table-cell office:value-type="float" office:value="0.1675952" calcext:value-type="float">
            <text:p>0.1675952</text:p>
          </table:table-cell>
          <table:table-cell office:value-type="float" office:value="0.2489382" calcext:value-type="float">
            <text:p>0.2489382</text:p>
          </table:table-cell>
          <table:table-cell office:value-type="float" office:value="0.2758497" calcext:value-type="float">
            <text:p>0.2758497</text:p>
          </table:table-cell>
          <table:table-cell office:value-type="float" office:value="0.2843591" calcext:value-type="float">
            <text:p>0.2843591</text:p>
          </table:table-cell>
          <table:table-cell office:value-type="float" office:value="0.3409638" calcext:value-type="float">
            <text:p>0.3409638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3747762" calcext:value-type="float">
            <text:p>0.3747762</text:p>
          </table:table-cell>
          <table:table-cell office:value-type="float" office:value="0.3870055" calcext:value-type="float">
            <text:p>0.3870055</text:p>
          </table:table-cell>
          <table:table-cell office:value-type="float" office:value="0.4124815" calcext:value-type="float">
            <text:p>0.4124815</text:p>
          </table:table-cell>
          <table:table-cell office:value-type="float" office:value="0.5112622" calcext:value-type="float">
            <text:p>0.511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6294" calcext:value-type="float">
            <text:p>0.1996294</text:p>
          </table:table-cell>
          <table:table-cell office:value-type="float" office:value="0.3531547" calcext:value-type="float">
            <text:p>0.3531547</text:p>
          </table:table-cell>
          <table:table-cell office:value-type="float" office:value="0.3268691" calcext:value-type="float">
            <text:p>0.3268691</text:p>
          </table:table-cell>
          <table:table-cell office:value-type="float" office:value="0.0605392" calcext:value-type="float">
            <text:p>0.0605392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188582" calcext:value-type="float">
            <text:p>-3.188582</text:p>
          </table:table-cell>
          <table:table-cell office:value-type="float" office:value="-1.426259" calcext:value-type="float">
            <text:p>-1.426259</text:p>
          </table:table-cell>
          <table:table-cell office:value-type="float" office:value="-0.7145473" calcext:value-type="float">
            <text:p>-0.7145473</text:p>
          </table:table-cell>
          <table:table-cell office:value-type="float" office:value="-0.06351942" calcext:value-type="float">
            <text:p>-0.06351942</text:p>
          </table:table-cell>
          <table:table-cell office:value-type="float" office:value="-0.0339688" calcext:value-type="float">
            <text:p>-0.0339688</text:p>
          </table:table-cell>
          <table:table-cell office:value-type="float" office:value="-0.02763779" calcext:value-type="float">
            <text:p>-0.02763779</text:p>
          </table:table-cell>
          <table:table-cell office:value-type="float" office:value="-0.02185543" calcext:value-type="float">
            <text:p>-0.02185543</text:p>
          </table:table-cell>
          <table:table-cell office:value-type="float" office:value="-0.01571454" calcext:value-type="float">
            <text:p>-0.01571454</text:p>
          </table:table-cell>
          <table:table-cell office:value-type="float" office:value="-0.009742532" calcext:value-type="float">
            <text:p>-0.009742532</text:p>
          </table:table-cell>
          <table:table-cell office:value-type="float" office:value="-0.007171461" calcext:value-type="float">
            <text:p>-0.007171461</text:p>
          </table:table-cell>
          <table:table-cell office:value-type="float" office:value="273.8132" calcext:value-type="float">
            <text:p>273.8132</text:p>
          </table:table-cell>
          <table:table-cell office:value-type="float" office:value="0" calcext:value-type="float">
            <text:p>0</text:p>
          </table:table-cell>
          <table:table-cell office:value-type="float" office:value="-5.806355" calcext:value-type="float">
            <text:p>-5.806355</text:p>
          </table:table-cell>
          <table:table-cell office:value-type="float" office:value="0.01139063" calcext:value-type="float">
            <text:p>0.01139063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0.01000156" calcext:value-type="float">
            <text:p>-0.010001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30.7" calcext:value-type="float">
            <text:p>30.7</text:p>
          </table:table-cell>
          <table:table-cell office:value-type="float" office:value="-1.273081" calcext:value-type="float">
            <text:p>-1.273081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6.634" calcext:value-type="float">
            <text:p>1236.634</text:p>
          </table:table-cell>
          <table:table-cell office:value-type="float" office:value="43.72554" calcext:value-type="float">
            <text:p>43.72554</text:p>
          </table:table-cell>
          <table:table-cell office:value-type="float" office:value="106.8534" calcext:value-type="float">
            <text:p>106.8534</text:p>
          </table:table-cell>
          <table:table-cell office:value-type="float" office:value="0.1280988" calcext:value-type="float">
            <text:p>0.1280988</text:p>
          </table:table-cell>
          <table:table-cell office:value-type="float" office:value="0.14357" calcext:value-type="float">
            <text:p>0.14357</text:p>
          </table:table-cell>
          <table:table-cell office:value-type="float" office:value="0.1596637" calcext:value-type="float">
            <text:p>0.1596637</text:p>
          </table:table-cell>
          <table:table-cell office:value-type="float" office:value="0.2303299" calcext:value-type="float">
            <text:p>0.2303299</text:p>
          </table:table-cell>
          <table:table-cell office:value-type="float" office:value="0.2730812" calcext:value-type="float">
            <text:p>0.2730812</text:p>
          </table:table-cell>
          <table:table-cell office:value-type="float" office:value="0.282452" calcext:value-type="float">
            <text:p>0.282452</text:p>
          </table:table-cell>
          <table:table-cell office:value-type="float" office:value="0.3396889" calcext:value-type="float">
            <text:p>0.3396889</text:p>
          </table:table-cell>
          <table:table-cell office:value-type="float" office:value="0.3563747" calcext:value-type="float">
            <text:p>0.3563747</text:p>
          </table:table-cell>
          <table:table-cell office:value-type="float" office:value="0.3768906" calcext:value-type="float">
            <text:p>0.3768906</text:p>
          </table:table-cell>
          <table:table-cell office:value-type="float" office:value="0.3896754" calcext:value-type="float">
            <text:p>0.3896754</text:p>
          </table:table-cell>
          <table:table-cell office:value-type="float" office:value="0.412059" calcext:value-type="float">
            <text:p>0.412059</text:p>
          </table:table-cell>
          <table:table-cell office:value-type="float" office:value="0.5112625" calcext:value-type="float">
            <text:p>0.511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5959" calcext:value-type="float">
            <text:p>0.2005959</text:p>
          </table:table-cell>
          <table:table-cell office:value-type="float" office:value="0.3573298" calcext:value-type="float">
            <text:p>0.3573298</text:p>
          </table:table-cell>
          <table:table-cell office:value-type="float" office:value="0.3359837" calcext:value-type="float">
            <text:p>0.3359837</text:p>
          </table:table-cell>
          <table:table-cell office:value-type="float" office:value="0.08964877" calcext:value-type="float">
            <text:p>0.08964877</text:p>
          </table:table-cell>
          <table:table-cell office:value-type="float" office:value="9.683892E-016" calcext:value-type="float">
            <text:p>9.68389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685797" calcext:value-type="float">
            <text:p>-3.685797</text:p>
          </table:table-cell>
          <table:table-cell office:value-type="float" office:value="-1.840851" calcext:value-type="float">
            <text:p>-1.840851</text:p>
          </table:table-cell>
          <table:table-cell office:value-type="float" office:value="-0.9622341" calcext:value-type="float">
            <text:p>-0.9622341</text:p>
          </table:table-cell>
          <table:table-cell office:value-type="float" office:value="-0.1018134" calcext:value-type="float">
            <text:p>-0.1018134</text:p>
          </table:table-cell>
          <table:table-cell office:value-type="float" office:value="-0.03614689" calcext:value-type="float">
            <text:p>-0.03614689</text:p>
          </table:table-cell>
          <table:table-cell office:value-type="float" office:value="-0.02896475" calcext:value-type="float">
            <text:p>-0.02896475</text:p>
          </table:table-cell>
          <table:table-cell office:value-type="float" office:value="-0.02265831" calcext:value-type="float">
            <text:p>-0.02265831</text:p>
          </table:table-cell>
          <table:table-cell office:value-type="float" office:value="-0.0157706" calcext:value-type="float">
            <text:p>-0.0157706</text:p>
          </table:table-cell>
          <table:table-cell office:value-type="float" office:value="-0.009240095" calcext:value-type="float">
            <text:p>-0.009240095</text:p>
          </table:table-cell>
          <table:table-cell office:value-type="float" office:value="-0.006722603" calcext:value-type="float">
            <text:p>-0.006722603</text:p>
          </table:table-cell>
          <table:table-cell office:value-type="float" office:value="278.7535" calcext:value-type="float">
            <text:p>278.7535</text:p>
          </table:table-cell>
          <table:table-cell office:value-type="float" office:value="0" calcext:value-type="float">
            <text:p>0</text:p>
          </table:table-cell>
          <table:table-cell office:value-type="float" office:value="-6.339267" calcext:value-type="float">
            <text:p>-6.339267</text:p>
          </table:table-cell>
          <table:table-cell office:value-type="float" office:value="0.01154757" calcext:value-type="float">
            <text:p>0.01154757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0.01000149" calcext:value-type="float">
            <text:p>-0.010001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30.7" calcext:value-type="float">
            <text:p>30.7</text:p>
          </table:table-cell>
          <table:table-cell office:value-type="float" office:value="-1.233268" calcext:value-type="float">
            <text:p>-1.233268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39.935" calcext:value-type="float">
            <text:p>1239.935</text:p>
          </table:table-cell>
          <table:table-cell office:value-type="float" office:value="40.38464" calcext:value-type="float">
            <text:p>40.38464</text:p>
          </table:table-cell>
          <table:table-cell office:value-type="float" office:value="106.1625" calcext:value-type="float">
            <text:p>106.1625</text:p>
          </table:table-cell>
          <table:table-cell office:value-type="float" office:value="0.1301796" calcext:value-type="float">
            <text:p>0.1301796</text:p>
          </table:table-cell>
          <table:table-cell office:value-type="float" office:value="0.144638" calcext:value-type="float">
            <text:p>0.144638</text:p>
          </table:table-cell>
          <table:table-cell office:value-type="float" office:value="0.1586166" calcext:value-type="float">
            <text:p>0.1586166</text:p>
          </table:table-cell>
          <table:table-cell office:value-type="float" office:value="0.2065681" calcext:value-type="float">
            <text:p>0.2065681</text:p>
          </table:table-cell>
          <table:table-cell office:value-type="float" office:value="0.2720333" calcext:value-type="float">
            <text:p>0.2720333</text:p>
          </table:table-cell>
          <table:table-cell office:value-type="float" office:value="0.281061" calcext:value-type="float">
            <text:p>0.281061</text:p>
          </table:table-cell>
          <table:table-cell office:value-type="float" office:value="0.3384271" calcext:value-type="float">
            <text:p>0.3384271</text:p>
          </table:table-cell>
          <table:table-cell office:value-type="float" office:value="0.3563058" calcext:value-type="float">
            <text:p>0.3563058</text:p>
          </table:table-cell>
          <table:table-cell office:value-type="float" office:value="0.3803225" calcext:value-type="float">
            <text:p>0.3803225</text:p>
          </table:table-cell>
          <table:table-cell office:value-type="float" office:value="0.3941945" calcext:value-type="float">
            <text:p>0.3941945</text:p>
          </table:table-cell>
          <table:table-cell office:value-type="float" office:value="0.4119071" calcext:value-type="float">
            <text:p>0.4119071</text:p>
          </table:table-cell>
          <table:table-cell office:value-type="float" office:value="0.5112621" calcext:value-type="float">
            <text:p>0.511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3107" calcext:value-type="float">
            <text:p>0.1963107</text:p>
          </table:table-cell>
          <table:table-cell office:value-type="float" office:value="0.3540166" calcext:value-type="float">
            <text:p>0.3540166</text:p>
          </table:table-cell>
          <table:table-cell office:value-type="float" office:value="0.3377435" calcext:value-type="float">
            <text:p>0.3377435</text:p>
          </table:table-cell>
          <table:table-cell office:value-type="float" office:value="0.1210064" calcext:value-type="float">
            <text:p>0.1210064</text:p>
          </table:table-cell>
          <table:table-cell office:value-type="float" office:value="0.001249548" calcext:value-type="float">
            <text:p>0.001249548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43198" calcext:value-type="float">
            <text:p>-3.343198</text:p>
          </table:table-cell>
          <table:table-cell office:value-type="float" office:value="-1.760711" calcext:value-type="float">
            <text:p>-1.760711</text:p>
          </table:table-cell>
          <table:table-cell office:value-type="float" office:value="-1.00301" calcext:value-type="float">
            <text:p>-1.00301</text:p>
          </table:table-cell>
          <table:table-cell office:value-type="float" office:value="-0.1979981" calcext:value-type="float">
            <text:p>-0.1979981</text:p>
          </table:table-cell>
          <table:table-cell office:value-type="float" office:value="-0.03702073" calcext:value-type="float">
            <text:p>-0.03702073</text:p>
          </table:table-cell>
          <table:table-cell office:value-type="float" office:value="-0.02997489" calcext:value-type="float">
            <text:p>-0.02997489</text:p>
          </table:table-cell>
          <table:table-cell office:value-type="float" office:value="-0.02348527" calcext:value-type="float">
            <text:p>-0.02348527</text:p>
          </table:table-cell>
          <table:table-cell office:value-type="float" office:value="-0.01580027" calcext:value-type="float">
            <text:p>-0.01580027</text:p>
          </table:table-cell>
          <table:table-cell office:value-type="float" office:value="-0.008469595" calcext:value-type="float">
            <text:p>-0.008469595</text:p>
          </table:table-cell>
          <table:table-cell office:value-type="float" office:value="-0.006018795" calcext:value-type="float">
            <text:p>-0.006018795</text:p>
          </table:table-cell>
          <table:table-cell office:value-type="float" office:value="281.9839" calcext:value-type="float">
            <text:p>281.9839</text:p>
          </table:table-cell>
          <table:table-cell office:value-type="float" office:value="0" calcext:value-type="float">
            <text:p>0</text:p>
          </table:table-cell>
          <table:table-cell office:value-type="float" office:value="-5.590879" calcext:value-type="float">
            <text:p>-5.590879</text:p>
          </table:table-cell>
          <table:table-cell office:value-type="float" office:value="0.01167565" calcext:value-type="float">
            <text:p>0.01167565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0.01000125" calcext:value-type="float">
            <text:p>-0.01000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31.8" calcext:value-type="float">
            <text:p>31.8</text:p>
          </table:table-cell>
          <table:table-cell office:value-type="float" office:value="-1.157007" calcext:value-type="float">
            <text:p>-1.157007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44.954" calcext:value-type="float">
            <text:p>1244.954</text:p>
          </table:table-cell>
          <table:table-cell office:value-type="float" office:value="36.38967" calcext:value-type="float">
            <text:p>36.38967</text:p>
          </table:table-cell>
          <table:table-cell office:value-type="float" office:value="106.0039" calcext:value-type="float">
            <text:p>106.0039</text:p>
          </table:table-cell>
          <table:table-cell office:value-type="float" office:value="0.1497222" calcext:value-type="float">
            <text:p>0.1497222</text:p>
          </table:table-cell>
          <table:table-cell office:value-type="float" office:value="0.1542539" calcext:value-type="float">
            <text:p>0.1542539</text:p>
          </table:table-cell>
          <table:table-cell office:value-type="float" office:value="0.1618205" calcext:value-type="float">
            <text:p>0.1618205</text:p>
          </table:table-cell>
          <table:table-cell office:value-type="float" office:value="0.1890984" calcext:value-type="float">
            <text:p>0.1890984</text:p>
          </table:table-cell>
          <table:table-cell office:value-type="float" office:value="0.27057" calcext:value-type="float">
            <text:p>0.27057</text:p>
          </table:table-cell>
          <table:table-cell office:value-type="float" office:value="0.2794271" calcext:value-type="float">
            <text:p>0.2794271</text:p>
          </table:table-cell>
          <table:table-cell office:value-type="float" office:value="0.337635" calcext:value-type="float">
            <text:p>0.337635</text:p>
          </table:table-cell>
          <table:table-cell office:value-type="float" office:value="0.3563479" calcext:value-type="float">
            <text:p>0.3563479</text:p>
          </table:table-cell>
          <table:table-cell office:value-type="float" office:value="0.3824245" calcext:value-type="float">
            <text:p>0.3824245</text:p>
          </table:table-cell>
          <table:table-cell office:value-type="float" office:value="0.3975986" calcext:value-type="float">
            <text:p>0.3975986</text:p>
          </table:table-cell>
          <table:table-cell office:value-type="float" office:value="0.414946" calcext:value-type="float">
            <text:p>0.41494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8702" calcext:value-type="float">
            <text:p>0.1728702</text:p>
          </table:table-cell>
          <table:table-cell office:value-type="float" office:value="0.3413928" calcext:value-type="float">
            <text:p>0.3413928</text:p>
          </table:table-cell>
          <table:table-cell office:value-type="float" office:value="0.3346834" calcext:value-type="float">
            <text:p>0.3346834</text:p>
          </table:table-cell>
          <table:table-cell office:value-type="float" office:value="0.1426892" calcext:value-type="float">
            <text:p>0.1426892</text:p>
          </table:table-cell>
          <table:table-cell office:value-type="float" office:value="0.005999816" calcext:value-type="float">
            <text:p>0.0059998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54384" calcext:value-type="float">
            <text:p>-1.454384</text:p>
          </table:table-cell>
          <table:table-cell office:value-type="float" office:value="-1.201821" calcext:value-type="float">
            <text:p>-1.201821</text:p>
          </table:table-cell>
          <table:table-cell office:value-type="float" office:value="-0.8914471" calcext:value-type="float">
            <text:p>-0.8914471</text:p>
          </table:table-cell>
          <table:table-cell office:value-type="float" office:value="-0.3412632" calcext:value-type="float">
            <text:p>-0.3412632</text:p>
          </table:table-cell>
          <table:table-cell office:value-type="float" office:value="-0.03824995" calcext:value-type="float">
            <text:p>-0.03824995</text:p>
          </table:table-cell>
          <table:table-cell office:value-type="float" office:value="-0.03120705" calcext:value-type="float">
            <text:p>-0.03120705</text:p>
          </table:table-cell>
          <table:table-cell office:value-type="float" office:value="-0.02402265" calcext:value-type="float">
            <text:p>-0.02402265</text:p>
          </table:table-cell>
          <table:table-cell office:value-type="float" office:value="-0.01578279" calcext:value-type="float">
            <text:p>-0.01578279</text:p>
          </table:table-cell>
          <table:table-cell office:value-type="float" office:value="-0.008028554" calcext:value-type="float">
            <text:p>-0.008028554</text:p>
          </table:table-cell>
          <table:table-cell office:value-type="float" office:value="-0.005540217" calcext:value-type="float">
            <text:p>-0.005540217</text:p>
          </table:table-cell>
          <table:table-cell office:value-type="float" office:value="284.362" calcext:value-type="float">
            <text:p>284.362</text:p>
          </table:table-cell>
          <table:table-cell office:value-type="float" office:value="0" calcext:value-type="float">
            <text:p>0</text:p>
          </table:table-cell>
          <table:table-cell office:value-type="float" office:value="-1.815782" calcext:value-type="float">
            <text:p>-1.815782</text:p>
          </table:table-cell>
          <table:table-cell office:value-type="float" office:value="0.01172906" calcext:value-type="float">
            <text:p>0.01172906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724672" calcext:value-type="float">
            <text:p>-1.7246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31.8" calcext:value-type="float">
            <text:p>31.8</text:p>
          </table:table-cell>
          <table:table-cell office:value-type="float" office:value="-1.028779" calcext:value-type="float">
            <text:p>-1.028779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49.354" calcext:value-type="float">
            <text:p>1249.354</text:p>
          </table:table-cell>
          <table:table-cell office:value-type="float" office:value="31.86238" calcext:value-type="float">
            <text:p>31.86238</text:p>
          </table:table-cell>
          <table:table-cell office:value-type="float" office:value="104.9534" calcext:value-type="float">
            <text:p>104.9534</text:p>
          </table:table-cell>
          <table:table-cell office:value-type="float" office:value="0.1300733" calcext:value-type="float">
            <text:p>0.1300733</text:p>
          </table:table-cell>
          <table:table-cell office:value-type="float" office:value="0.1474795" calcext:value-type="float">
            <text:p>0.1474795</text:p>
          </table:table-cell>
          <table:table-cell office:value-type="float" office:value="0.1628906" calcext:value-type="float">
            <text:p>0.1628906</text:p>
          </table:table-cell>
          <table:table-cell office:value-type="float" office:value="0.1837794" calcext:value-type="float">
            <text:p>0.1837794</text:p>
          </table:table-cell>
          <table:table-cell office:value-type="float" office:value="0.268166" calcext:value-type="float">
            <text:p>0.268166</text:p>
          </table:table-cell>
          <table:table-cell office:value-type="float" office:value="0.2782315" calcext:value-type="float">
            <text:p>0.2782315</text:p>
          </table:table-cell>
          <table:table-cell office:value-type="float" office:value="0.3374049" calcext:value-type="float">
            <text:p>0.3374049</text:p>
          </table:table-cell>
          <table:table-cell office:value-type="float" office:value="0.3564053" calcext:value-type="float">
            <text:p>0.3564053</text:p>
          </table:table-cell>
          <table:table-cell office:value-type="float" office:value="0.3831332" calcext:value-type="float">
            <text:p>0.3831332</text:p>
          </table:table-cell>
          <table:table-cell office:value-type="float" office:value="0.3997347" calcext:value-type="float">
            <text:p>0.3997347</text:p>
          </table:table-cell>
          <table:table-cell office:value-type="float" office:value="0.4210793" calcext:value-type="float">
            <text:p>0.4210793</text:p>
          </table:table-cell>
          <table:table-cell office:value-type="float" office:value="0.5112625" calcext:value-type="float">
            <text:p>0.511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2454" calcext:value-type="float">
            <text:p>0.1922454</text:p>
          </table:table-cell>
          <table:table-cell office:value-type="float" office:value="0.3457419" calcext:value-type="float">
            <text:p>0.3457419</text:p>
          </table:table-cell>
          <table:table-cell office:value-type="float" office:value="0.3336824" calcext:value-type="float">
            <text:p>0.3336824</text:p>
          </table:table-cell>
          <table:table-cell office:value-type="float" office:value="0.1505442" calcext:value-type="float">
            <text:p>0.1505442</text:p>
          </table:table-cell>
          <table:table-cell office:value-type="float" office:value="0.01233491" calcext:value-type="float">
            <text:p>0.01233491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30848" calcext:value-type="float">
            <text:p>-3.330848</text:p>
          </table:table-cell>
          <table:table-cell office:value-type="float" office:value="-1.551486" calcext:value-type="float">
            <text:p>-1.551486</text:p>
          </table:table-cell>
          <table:table-cell office:value-type="float" office:value="-0.8488349" calcext:value-type="float">
            <text:p>-0.8488349</text:p>
          </table:table-cell>
          <table:table-cell office:value-type="float" office:value="-0.4064853" calcext:value-type="float">
            <text:p>-0.4064853</text:p>
          </table:table-cell>
          <table:table-cell office:value-type="float" office:value="-0.04037262" calcext:value-type="float">
            <text:p>-0.04037262</text:p>
          </table:table-cell>
          <table:table-cell office:value-type="float" office:value="-0.03215503" calcext:value-type="float">
            <text:p>-0.03215503</text:p>
          </table:table-cell>
          <table:table-cell office:value-type="float" office:value="-0.02418836" calcext:value-type="float">
            <text:p>-0.02418836</text:p>
          </table:table-cell>
          <table:table-cell office:value-type="float" office:value="-0.01575871" calcext:value-type="float">
            <text:p>-0.01575871</text:p>
          </table:table-cell>
          <table:table-cell office:value-type="float" office:value="-0.007886779" calcext:value-type="float">
            <text:p>-0.007886779</text:p>
          </table:table-cell>
          <table:table-cell office:value-type="float" office:value="-0.005262528" calcext:value-type="float">
            <text:p>-0.005262528</text:p>
          </table:table-cell>
          <table:table-cell office:value-type="float" office:value="286.0419" calcext:value-type="float">
            <text:p>286.0419</text:p>
          </table:table-cell>
          <table:table-cell office:value-type="float" office:value="0" calcext:value-type="float">
            <text:p>0</text:p>
          </table:table-cell>
          <table:table-cell office:value-type="float" office:value="-5.839243" calcext:value-type="float">
            <text:p>-5.839243</text:p>
          </table:table-cell>
          <table:table-cell office:value-type="float" office:value="0.01180593" calcext:value-type="float">
            <text:p>0.0118059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696101" calcext:value-type="float">
            <text:p>-1.696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31.8" calcext:value-type="float">
            <text:p>31.8</text:p>
          </table:table-cell>
          <table:table-cell office:value-type="float" office:value="-0.8053743" calcext:value-type="float">
            <text:p>-0.8053743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53.341" calcext:value-type="float">
            <text:p>1253.341</text:p>
          </table:table-cell>
          <table:table-cell office:value-type="float" office:value="27.6521" calcext:value-type="float">
            <text:p>27.6521</text:p>
          </table:table-cell>
          <table:table-cell office:value-type="float" office:value="103.5256" calcext:value-type="float">
            <text:p>103.5256</text:p>
          </table:table-cell>
          <table:table-cell office:value-type="float" office:value="0.1283351" calcext:value-type="float">
            <text:p>0.1283351</text:p>
          </table:table-cell>
          <table:table-cell office:value-type="float" office:value="0.1429552" calcext:value-type="float">
            <text:p>0.1429552</text:p>
          </table:table-cell>
          <table:table-cell office:value-type="float" office:value="0.1554353" calcext:value-type="float">
            <text:p>0.1554353</text:p>
          </table:table-cell>
          <table:table-cell office:value-type="float" office:value="0.1744438" calcext:value-type="float">
            <text:p>0.1744438</text:p>
          </table:table-cell>
          <table:table-cell office:value-type="float" office:value="0.262623" calcext:value-type="float">
            <text:p>0.262623</text:p>
          </table:table-cell>
          <table:table-cell office:value-type="float" office:value="0.2766169" calcext:value-type="float">
            <text:p>0.2766169</text:p>
          </table:table-cell>
          <table:table-cell office:value-type="float" office:value="0.336909" calcext:value-type="float">
            <text:p>0.336909</text:p>
          </table:table-cell>
          <table:table-cell office:value-type="float" office:value="0.3565172" calcext:value-type="float">
            <text:p>0.3565172</text:p>
          </table:table-cell>
          <table:table-cell office:value-type="float" office:value="0.3836443" calcext:value-type="float">
            <text:p>0.3836443</text:p>
          </table:table-cell>
          <table:table-cell office:value-type="float" office:value="0.4015967" calcext:value-type="float">
            <text:p>0.4015967</text:p>
          </table:table-cell>
          <table:table-cell office:value-type="float" office:value="0.4268816" calcext:value-type="float">
            <text:p>0.4268816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4244" calcext:value-type="float">
            <text:p>0.1924244</text:p>
          </table:table-cell>
          <table:table-cell office:value-type="float" office:value="0.3479652" calcext:value-type="float">
            <text:p>0.3479652</text:p>
          </table:table-cell>
          <table:table-cell office:value-type="float" office:value="0.3416149" calcext:value-type="float">
            <text:p>0.3416149</text:p>
          </table:table-cell>
          <table:table-cell office:value-type="float" office:value="0.1623868" calcext:value-type="float">
            <text:p>0.1623868</text:p>
          </table:table-cell>
          <table:table-cell office:value-type="float" office:value="0.02357208" calcext:value-type="float">
            <text:p>0.02357208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627353" calcext:value-type="float">
            <text:p>-3.627353</text:p>
          </table:table-cell>
          <table:table-cell office:value-type="float" office:value="-1.882401" calcext:value-type="float">
            <text:p>-1.882401</text:p>
          </table:table-cell>
          <table:table-cell office:value-type="float" office:value="-1.132473" calcext:value-type="float">
            <text:p>-1.132473</text:p>
          </table:table-cell>
          <table:table-cell office:value-type="float" office:value="-0.5588279" calcext:value-type="float">
            <text:p>-0.5588279</text:p>
          </table:table-cell>
          <table:table-cell office:value-type="float" office:value="-0.04583492" calcext:value-type="float">
            <text:p>-0.04583492</text:p>
          </table:table-cell>
          <table:table-cell office:value-type="float" office:value="-0.03341398" calcext:value-type="float">
            <text:p>-0.03341398</text:p>
          </table:table-cell>
          <table:table-cell office:value-type="float" office:value="-0.02452975" calcext:value-type="float">
            <text:p>-0.02452975</text:p>
          </table:table-cell>
          <table:table-cell office:value-type="float" office:value="-0.01571108" calcext:value-type="float">
            <text:p>-0.01571108</text:p>
          </table:table-cell>
          <table:table-cell office:value-type="float" office:value="-0.007786515" calcext:value-type="float">
            <text:p>-0.007786515</text:p>
          </table:table-cell>
          <table:table-cell office:value-type="float" office:value="-0.005033111" calcext:value-type="float">
            <text:p>-0.005033111</text:p>
          </table:table-cell>
          <table:table-cell office:value-type="float" office:value="287.8795" calcext:value-type="float">
            <text:p>287.8795</text:p>
          </table:table-cell>
          <table:table-cell office:value-type="float" office:value="0" calcext:value-type="float">
            <text:p>0</text:p>
          </table:table-cell>
          <table:table-cell office:value-type="float" office:value="-5.955741" calcext:value-type="float">
            <text:p>-5.955741</text:p>
          </table:table-cell>
          <table:table-cell office:value-type="float" office:value="0.01193084" calcext:value-type="float">
            <text:p>0.0119308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669081" calcext:value-type="float">
            <text:p>-1.6690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31.8" calcext:value-type="float">
            <text:p>31.8</text:p>
          </table:table-cell>
          <table:table-cell office:value-type="float" office:value="-0.7653801" calcext:value-type="float">
            <text:p>-0.7653801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57.25" calcext:value-type="float">
            <text:p>1257.25</text:p>
          </table:table-cell>
          <table:table-cell office:value-type="float" office:value="23.70311" calcext:value-type="float">
            <text:p>23.70311</text:p>
          </table:table-cell>
          <table:table-cell office:value-type="float" office:value="102.5991" calcext:value-type="float">
            <text:p>102.5991</text:p>
          </table:table-cell>
          <table:table-cell office:value-type="float" office:value="0.1353761" calcext:value-type="float">
            <text:p>0.1353761</text:p>
          </table:table-cell>
          <table:table-cell office:value-type="float" office:value="0.1452977" calcext:value-type="float">
            <text:p>0.1452977</text:p>
          </table:table-cell>
          <table:table-cell office:value-type="float" office:value="0.1536683" calcext:value-type="float">
            <text:p>0.1536683</text:p>
          </table:table-cell>
          <table:table-cell office:value-type="float" office:value="0.168117" calcext:value-type="float">
            <text:p>0.168117</text:p>
          </table:table-cell>
          <table:table-cell office:value-type="float" office:value="0.2538945" calcext:value-type="float">
            <text:p>0.2538945</text:p>
          </table:table-cell>
          <table:table-cell office:value-type="float" office:value="0.2739312" calcext:value-type="float">
            <text:p>0.2739312</text:p>
          </table:table-cell>
          <table:table-cell office:value-type="float" office:value="0.3358934" calcext:value-type="float">
            <text:p>0.3358934</text:p>
          </table:table-cell>
          <table:table-cell office:value-type="float" office:value="0.3565692" calcext:value-type="float">
            <text:p>0.3565692</text:p>
          </table:table-cell>
          <table:table-cell office:value-type="float" office:value="0.3841063" calcext:value-type="float">
            <text:p>0.3841063</text:p>
          </table:table-cell>
          <table:table-cell office:value-type="float" office:value="0.4032542" calcext:value-type="float">
            <text:p>0.4032542</text:p>
          </table:table-cell>
          <table:table-cell office:value-type="float" office:value="0.4324182" calcext:value-type="float">
            <text:p>0.4324182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2156" calcext:value-type="float">
            <text:p>0.1832156</text:p>
          </table:table-cell>
          <table:table-cell office:value-type="float" office:value="0.3430149" calcext:value-type="float">
            <text:p>0.3430149</text:p>
          </table:table-cell>
          <table:table-cell office:value-type="float" office:value="0.3434435" calcext:value-type="float">
            <text:p>0.3434435</text:p>
          </table:table-cell>
          <table:table-cell office:value-type="float" office:value="0.1707544" calcext:value-type="float">
            <text:p>0.1707544</text:p>
          </table:table-cell>
          <table:table-cell office:value-type="float" office:value="0.04057295" calcext:value-type="float">
            <text:p>0.04057295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32013" calcext:value-type="float">
            <text:p>-2.632013</text:p>
          </table:table-cell>
          <table:table-cell office:value-type="float" office:value="-1.716095" calcext:value-type="float">
            <text:p>-1.716095</text:p>
          </table:table-cell>
          <table:table-cell office:value-type="float" office:value="-1.218991" calcext:value-type="float">
            <text:p>-1.218991</text:p>
          </table:table-cell>
          <table:table-cell office:value-type="float" office:value="-0.7022167" calcext:value-type="float">
            <text:p>-0.7022167</text:p>
          </table:table-cell>
          <table:table-cell office:value-type="float" office:value="-0.05633176" calcext:value-type="float">
            <text:p>-0.05633176</text:p>
          </table:table-cell>
          <table:table-cell office:value-type="float" office:value="-0.0354528" calcext:value-type="float">
            <text:p>-0.0354528</text:p>
          </table:table-cell>
          <table:table-cell office:value-type="float" office:value="-0.02525098" calcext:value-type="float">
            <text:p>-0.02525098</text:p>
          </table:table-cell>
          <table:table-cell office:value-type="float" office:value="-0.01568876" calcext:value-type="float">
            <text:p>-0.01568876</text:p>
          </table:table-cell>
          <table:table-cell office:value-type="float" office:value="-0.007697069" calcext:value-type="float">
            <text:p>-0.007697069</text:p>
          </table:table-cell>
          <table:table-cell office:value-type="float" office:value="-0.004838184" calcext:value-type="float">
            <text:p>-0.004838184</text:p>
          </table:table-cell>
          <table:table-cell office:value-type="float" office:value="289.8477" calcext:value-type="float">
            <text:p>289.8477</text:p>
          </table:table-cell>
          <table:table-cell office:value-type="float" office:value="0" calcext:value-type="float">
            <text:p>0</text:p>
          </table:table-cell>
          <table:table-cell office:value-type="float" office:value="-3.798179" calcext:value-type="float">
            <text:p>-3.798179</text:p>
          </table:table-cell>
          <table:table-cell office:value-type="float" office:value="0.0120227" calcext:value-type="float">
            <text:p>0.012022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643295" calcext:value-type="float">
            <text:p>-1.6432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31.8" calcext:value-type="float">
            <text:p>31.8</text:p>
          </table:table-cell>
          <table:table-cell office:value-type="float" office:value="-0.5452114" calcext:value-type="float">
            <text:p>-0.5452114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60.572" calcext:value-type="float">
            <text:p>1260.572</text:p>
          </table:table-cell>
          <table:table-cell office:value-type="float" office:value="20.16089" calcext:value-type="float">
            <text:p>20.16089</text:p>
          </table:table-cell>
          <table:table-cell office:value-type="float" office:value="101.2966" calcext:value-type="float">
            <text:p>101.2966</text:p>
          </table:table-cell>
          <table:table-cell office:value-type="float" office:value="0.1204198" calcext:value-type="float">
            <text:p>0.1204198</text:p>
          </table:table-cell>
          <table:table-cell office:value-type="float" office:value="0.1354181" calcext:value-type="float">
            <text:p>0.1354181</text:p>
          </table:table-cell>
          <table:table-cell office:value-type="float" office:value="0.148811" calcext:value-type="float">
            <text:p>0.148811</text:p>
          </table:table-cell>
          <table:table-cell office:value-type="float" office:value="0.1646712" calcext:value-type="float">
            <text:p>0.1646712</text:p>
          </table:table-cell>
          <table:table-cell office:value-type="float" office:value="0.2430493" calcext:value-type="float">
            <text:p>0.2430493</text:p>
          </table:table-cell>
          <table:table-cell office:value-type="float" office:value="0.2713389" calcext:value-type="float">
            <text:p>0.2713389</text:p>
          </table:table-cell>
          <table:table-cell office:value-type="float" office:value="0.3349682" calcext:value-type="float">
            <text:p>0.3349682</text:p>
          </table:table-cell>
          <table:table-cell office:value-type="float" office:value="0.3565446" calcext:value-type="float">
            <text:p>0.3565446</text:p>
          </table:table-cell>
          <table:table-cell office:value-type="float" office:value="0.3844142" calcext:value-type="float">
            <text:p>0.3844142</text:p>
          </table:table-cell>
          <table:table-cell office:value-type="float" office:value="0.404455" calcext:value-type="float">
            <text:p>0.404455</text:p>
          </table:table-cell>
          <table:table-cell office:value-type="float" office:value="0.4376517" calcext:value-type="float">
            <text:p>0.4376517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2087" calcext:value-type="float">
            <text:p>0.1982087</text:p>
          </table:table-cell>
          <table:table-cell office:value-type="float" office:value="0.3507936" calcext:value-type="float">
            <text:p>0.3507936</text:p>
          </table:table-cell>
          <table:table-cell office:value-type="float" office:value="0.3485482" calcext:value-type="float">
            <text:p>0.3485482</text:p>
          </table:table-cell>
          <table:table-cell office:value-type="float" office:value="0.1759081" calcext:value-type="float">
            <text:p>0.1759081</text:p>
          </table:table-cell>
          <table:table-cell office:value-type="float" office:value="0.0603133" calcext:value-type="float">
            <text:p>0.0603133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361384" calcext:value-type="float">
            <text:p>-5.361384</text:p>
          </table:table-cell>
          <table:table-cell office:value-type="float" office:value="-2.61415" calcext:value-type="float">
            <text:p>-2.61415</text:p>
          </table:table-cell>
          <table:table-cell office:value-type="float" office:value="-1.472986" calcext:value-type="float">
            <text:p>-1.472986</text:p>
          </table:table-cell>
          <table:table-cell office:value-type="float" office:value="-0.7948019" calcext:value-type="float">
            <text:p>-0.7948019</text:p>
          </table:table-cell>
          <table:table-cell office:value-type="float" office:value="-0.07345515" calcext:value-type="float">
            <text:p>-0.07345515</text:p>
          </table:table-cell>
          <table:table-cell office:value-type="float" office:value="-0.0375954" calcext:value-type="float">
            <text:p>-0.0375954</text:p>
          </table:table-cell>
          <table:table-cell office:value-type="float" office:value="-0.02592503" calcext:value-type="float">
            <text:p>-0.02592503</text:p>
          </table:table-cell>
          <table:table-cell office:value-type="float" office:value="-0.01569885" calcext:value-type="float">
            <text:p>-0.01569885</text:p>
          </table:table-cell>
          <table:table-cell office:value-type="float" office:value="-0.007632965" calcext:value-type="float">
            <text:p>-0.007632965</text:p>
          </table:table-cell>
          <table:table-cell office:value-type="float" office:value="-0.004697063" calcext:value-type="float">
            <text:p>-0.004697063</text:p>
          </table:table-cell>
          <table:table-cell office:value-type="float" office:value="292.1114" calcext:value-type="float">
            <text:p>292.1114</text:p>
          </table:table-cell>
          <table:table-cell office:value-type="float" office:value="0" calcext:value-type="float">
            <text:p>0</text:p>
          </table:table-cell>
          <table:table-cell office:value-type="float" office:value="-8.961583" calcext:value-type="float">
            <text:p>-8.961583</text:p>
          </table:table-cell>
          <table:table-cell office:value-type="float" office:value="0.01216573" calcext:value-type="float">
            <text:p>0.0121657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2500227" calcext:value-type="float">
            <text:p>-0.025002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35.40001" calcext:value-type="float">
            <text:p>35.40001</text:p>
          </table:table-cell>
          <table:table-cell office:value-type="float" office:value="-0.4223196" calcext:value-type="float">
            <text:p>-0.4223196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63.312" calcext:value-type="float">
            <text:p>1263.312</text:p>
          </table:table-cell>
          <table:table-cell office:value-type="float" office:value="20.89794" calcext:value-type="float">
            <text:p>20.89794</text:p>
          </table:table-cell>
          <table:table-cell office:value-type="float" office:value="101.7462" calcext:value-type="float">
            <text:p>101.7462</text:p>
          </table:table-cell>
          <table:table-cell office:value-type="float" office:value="0.1698989" calcext:value-type="float">
            <text:p>0.1698989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1540111" calcext:value-type="float">
            <text:p>0.1540111</text:p>
          </table:table-cell>
          <table:table-cell office:value-type="float" office:value="0.1620955" calcext:value-type="float">
            <text:p>0.1620955</text:p>
          </table:table-cell>
          <table:table-cell office:value-type="float" office:value="0.2260628" calcext:value-type="float">
            <text:p>0.2260628</text:p>
          </table:table-cell>
          <table:table-cell office:value-type="float" office:value="0.2734123" calcext:value-type="float">
            <text:p>0.2734123</text:p>
          </table:table-cell>
          <table:table-cell office:value-type="float" office:value="0.3505852" calcext:value-type="float">
            <text:p>0.3505852</text:p>
          </table:table-cell>
          <table:table-cell office:value-type="float" office:value="0.3567372" calcext:value-type="float">
            <text:p>0.3567372</text:p>
          </table:table-cell>
          <table:table-cell office:value-type="float" office:value="0.3831168" calcext:value-type="float">
            <text:p>0.3831168</text:p>
          </table:table-cell>
          <table:table-cell office:value-type="float" office:value="0.4028735" calcext:value-type="float">
            <text:p>0.4028735</text:p>
          </table:table-cell>
          <table:table-cell office:value-type="float" office:value="0.4381938" calcext:value-type="float">
            <text:p>0.438193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1917" calcext:value-type="float">
            <text:p>0.2071917</text:p>
          </table:table-cell>
          <table:table-cell office:value-type="float" office:value="0.331286" calcext:value-type="float">
            <text:p>0.331286</text:p>
          </table:table-cell>
          <table:table-cell office:value-type="float" office:value="0.3429075" calcext:value-type="float">
            <text:p>0.3429075</text:p>
          </table:table-cell>
          <table:table-cell office:value-type="float" office:value="0.1799332" calcext:value-type="float">
            <text:p>0.1799332</text:p>
          </table:table-cell>
          <table:table-cell office:value-type="float" office:value="0.08637136" calcext:value-type="float">
            <text:p>0.0863713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34992" calcext:value-type="float">
            <text:p>-0.6434992</text:p>
          </table:table-cell>
          <table:table-cell office:value-type="float" office:value="-1.104556" calcext:value-type="float">
            <text:p>-1.104556</text:p>
          </table:table-cell>
          <table:table-cell office:value-type="float" office:value="-1.209866" calcext:value-type="float">
            <text:p>-1.209866</text:p>
          </table:table-cell>
          <table:table-cell office:value-type="float" office:value="-0.8819569" calcext:value-type="float">
            <text:p>-0.8819569</text:p>
          </table:table-cell>
          <table:table-cell office:value-type="float" office:value="-0.1144079" calcext:value-type="float">
            <text:p>-0.1144079</text:p>
          </table:table-cell>
          <table:table-cell office:value-type="float" office:value="-0.0359812" calcext:value-type="float">
            <text:p>-0.0359812</text:p>
          </table:table-cell>
          <table:table-cell office:value-type="float" office:value="-0.01669872" calcext:value-type="float">
            <text:p>-0.01669872</text:p>
          </table:table-cell>
          <table:table-cell office:value-type="float" office:value="-0.01562193" calcext:value-type="float">
            <text:p>-0.01562193</text:p>
          </table:table-cell>
          <table:table-cell office:value-type="float" office:value="-0.007890495" calcext:value-type="float">
            <text:p>-0.007890495</text:p>
          </table:table-cell>
          <table:table-cell office:value-type="float" office:value="-0.004882244" calcext:value-type="float">
            <text:p>-0.004882244</text:p>
          </table:table-cell>
          <table:table-cell office:value-type="float" office:value="298.6387" calcext:value-type="float">
            <text:p>298.6387</text:p>
          </table:table-cell>
          <table:table-cell office:value-type="float" office:value="0" calcext:value-type="float">
            <text:p>0</text:p>
          </table:table-cell>
          <table:table-cell office:value-type="float" office:value="-1.703257" calcext:value-type="float">
            <text:p>-1.703257</text:p>
          </table:table-cell>
          <table:table-cell office:value-type="float" office:value="0.01226489" calcext:value-type="float">
            <text:p>0.0122648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616397" calcext:value-type="float">
            <text:p>-1.6163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35.40001" calcext:value-type="float">
            <text:p>35.40001</text:p>
          </table:table-cell>
          <table:table-cell office:value-type="float" office:value="-0.1392624" calcext:value-type="float">
            <text:p>-0.1392624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66.68" calcext:value-type="float">
            <text:p>1266.68</text:p>
          </table:table-cell>
          <table:table-cell office:value-type="float" office:value="17.2471" calcext:value-type="float">
            <text:p>17.2471</text:p>
          </table:table-cell>
          <table:table-cell office:value-type="float" office:value="100.195" calcext:value-type="float">
            <text:p>100.195</text:p>
          </table:table-cell>
          <table:table-cell office:value-type="float" office:value="0.1216244" calcext:value-type="float">
            <text:p>0.1216244</text:p>
          </table:table-cell>
          <table:table-cell office:value-type="float" office:value="0.1369802" calcext:value-type="float">
            <text:p>0.1369802</text:p>
          </table:table-cell>
          <table:table-cell office:value-type="float" office:value="0.1507335" calcext:value-type="float">
            <text:p>0.1507335</text:p>
          </table:table-cell>
          <table:table-cell office:value-type="float" office:value="0.164992" calcext:value-type="float">
            <text:p>0.164992</text:p>
          </table:table-cell>
          <table:table-cell office:value-type="float" office:value="0.2148552" calcext:value-type="float">
            <text:p>0.2148552</text:p>
          </table:table-cell>
          <table:table-cell office:value-type="float" office:value="0.2800931" calcext:value-type="float">
            <text:p>0.2800931</text:p>
          </table:table-cell>
          <table:table-cell office:value-type="float" office:value="0.3435463" calcext:value-type="float">
            <text:p>0.3435463</text:p>
          </table:table-cell>
          <table:table-cell office:value-type="float" office:value="0.3573171" calcext:value-type="float">
            <text:p>0.3573171</text:p>
          </table:table-cell>
          <table:table-cell office:value-type="float" office:value="0.3837419" calcext:value-type="float">
            <text:p>0.3837419</text:p>
          </table:table-cell>
          <table:table-cell office:value-type="float" office:value="0.4043519" calcext:value-type="float">
            <text:p>0.4043519</text:p>
          </table:table-cell>
          <table:table-cell office:value-type="float" office:value="0.4432486" calcext:value-type="float">
            <text:p>0.4432486</text:p>
          </table:table-cell>
          <table:table-cell office:value-type="float" office:value="0.5112629" calcext:value-type="float">
            <text:p>0.511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2223" calcext:value-type="float">
            <text:p>0.2522223</text:p>
          </table:table-cell>
          <table:table-cell office:value-type="float" office:value="0.3495661" calcext:value-type="float">
            <text:p>0.3495661</text:p>
          </table:table-cell>
          <table:table-cell office:value-type="float" office:value="0.3463345" calcext:value-type="float">
            <text:p>0.3463345</text:p>
          </table:table-cell>
          <table:table-cell office:value-type="float" office:value="0.1780079" calcext:value-type="float">
            <text:p>0.1780079</text:p>
          </table:table-cell>
          <table:table-cell office:value-type="float" office:value="0.104886" calcext:value-type="float">
            <text:p>0.104886</text:p>
          </table:table-cell>
          <table:table-cell office:value-type="float" office:value="0.00000705786" calcext:value-type="float">
            <text:p>7.05786E-0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022189" calcext:value-type="float">
            <text:p>-5.022189</text:p>
          </table:table-cell>
          <table:table-cell office:value-type="float" office:value="-2.43054" calcext:value-type="float">
            <text:p>-2.43054</text:p>
          </table:table-cell>
          <table:table-cell office:value-type="float" office:value="-1.360639" calcext:value-type="float">
            <text:p>-1.360639</text:p>
          </table:table-cell>
          <table:table-cell office:value-type="float" office:value="-0.7858778" calcext:value-type="float">
            <text:p>-0.7858778</text:p>
          </table:table-cell>
          <table:table-cell office:value-type="float" office:value="-0.1561325" calcext:value-type="float">
            <text:p>-0.1561325</text:p>
          </table:table-cell>
          <table:table-cell office:value-type="float" office:value="-0.03073947" calcext:value-type="float">
            <text:p>-0.03073947</text:p>
          </table:table-cell>
          <table:table-cell office:value-type="float" office:value="-0.02030041" calcext:value-type="float">
            <text:p>-0.02030041</text:p>
          </table:table-cell>
          <table:table-cell office:value-type="float" office:value="-0.01537736" calcext:value-type="float">
            <text:p>-0.01537736</text:p>
          </table:table-cell>
          <table:table-cell office:value-type="float" office:value="-0.007767706" calcext:value-type="float">
            <text:p>-0.007767706</text:p>
          </table:table-cell>
          <table:table-cell office:value-type="float" office:value="-0.0047135" calcext:value-type="float">
            <text:p>-0.0047135</text:p>
          </table:table-cell>
          <table:table-cell office:value-type="float" office:value="300.7643" calcext:value-type="float">
            <text:p>300.7643</text:p>
          </table:table-cell>
          <table:table-cell office:value-type="float" office:value="0" calcext:value-type="float">
            <text:p>0</text:p>
          </table:table-cell>
          <table:table-cell office:value-type="float" office:value="-8.182857" calcext:value-type="float">
            <text:p>-8.182857</text:p>
          </table:table-cell>
          <table:table-cell office:value-type="float" office:value="0.01238118" calcext:value-type="float">
            <text:p>0.0123811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592861" calcext:value-type="float">
            <text:p>-1.5928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36.50001" calcext:value-type="float">
            <text:p>36.50001</text:p>
          </table:table-cell>
          <table:table-cell office:value-type="float" office:value="-0.03580097" calcext:value-type="float">
            <text:p>-0.03580097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68.749" calcext:value-type="float">
            <text:p>1268.749</text:p>
          </table:table-cell>
          <table:table-cell office:value-type="float" office:value="16.17511" calcext:value-type="float">
            <text:p>16.17511</text:p>
          </table:table-cell>
          <table:table-cell office:value-type="float" office:value="99.96095" calcext:value-type="float">
            <text:p>99.96095</text:p>
          </table:table-cell>
          <table:table-cell office:value-type="float" office:value="0.152308" calcext:value-type="float">
            <text:p>0.152308</text:p>
          </table:table-cell>
          <table:table-cell office:value-type="float" office:value="0.1507653" calcext:value-type="float">
            <text:p>0.1507653</text:p>
          </table:table-cell>
          <table:table-cell office:value-type="float" office:value="0.1521473" calcext:value-type="float">
            <text:p>0.1521473</text:p>
          </table:table-cell>
          <table:table-cell office:value-type="float" office:value="0.1606916" calcext:value-type="float">
            <text:p>0.1606916</text:p>
          </table:table-cell>
          <table:table-cell office:value-type="float" office:value="0.1991215" calcext:value-type="float">
            <text:p>0.1991215</text:p>
          </table:table-cell>
          <table:table-cell office:value-type="float" office:value="0.2806877" calcext:value-type="float">
            <text:p>0.2806877</text:p>
          </table:table-cell>
          <table:table-cell office:value-type="float" office:value="0.3414733" calcext:value-type="float">
            <text:p>0.3414733</text:p>
          </table:table-cell>
          <table:table-cell office:value-type="float" office:value="0.3569775" calcext:value-type="float">
            <text:p>0.3569775</text:p>
          </table:table-cell>
          <table:table-cell office:value-type="float" office:value="0.3833372" calcext:value-type="float">
            <text:p>0.3833372</text:p>
          </table:table-cell>
          <table:table-cell office:value-type="float" office:value="0.4040747" calcext:value-type="float">
            <text:p>0.4040747</text:p>
          </table:table-cell>
          <table:table-cell office:value-type="float" office:value="0.4458192" calcext:value-type="float">
            <text:p>0.44581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7266" calcext:value-type="float">
            <text:p>0.2257266</text:p>
          </table:table-cell>
          <table:table-cell office:value-type="float" office:value="0.3339665" calcext:value-type="float">
            <text:p>0.3339665</text:p>
          </table:table-cell>
          <table:table-cell office:value-type="float" office:value="0.3447208" calcext:value-type="float">
            <text:p>0.3447208</text:p>
          </table:table-cell>
          <table:table-cell office:value-type="float" office:value="0.1836445" calcext:value-type="float">
            <text:p>0.1836445</text:p>
          </table:table-cell>
          <table:table-cell office:value-type="float" office:value="0.1261689" calcext:value-type="float">
            <text:p>0.1261689</text:p>
          </table:table-cell>
          <table:table-cell office:value-type="float" office:value="0.002469695" calcext:value-type="float">
            <text:p>0.002469695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7896" calcext:value-type="float">
            <text:p>-1.27896</text:p>
          </table:table-cell>
          <table:table-cell office:value-type="float" office:value="-1.375416" calcext:value-type="float">
            <text:p>-1.375416</text:p>
          </table:table-cell>
          <table:table-cell office:value-type="float" office:value="-1.301139" calcext:value-type="float">
            <text:p>-1.301139</text:p>
          </table:table-cell>
          <table:table-cell office:value-type="float" office:value="-0.9287424" calcext:value-type="float">
            <text:p>-0.9287424</text:p>
          </table:table-cell>
          <table:table-cell office:value-type="float" office:value="-0.2485678" calcext:value-type="float">
            <text:p>-0.2485678</text:p>
          </table:table-cell>
          <table:table-cell office:value-type="float" office:value="-0.03025922" calcext:value-type="float">
            <text:p>-0.03025922</text:p>
          </table:table-cell>
          <table:table-cell office:value-type="float" office:value="-0.02152985" calcext:value-type="float">
            <text:p>-0.02152985</text:p>
          </table:table-cell>
          <table:table-cell office:value-type="float" office:value="-0.01551826" calcext:value-type="float">
            <text:p>-0.01551826</text:p>
          </table:table-cell>
          <table:table-cell office:value-type="float" office:value="-0.007846852" calcext:value-type="float">
            <text:p>-0.007846852</text:p>
          </table:table-cell>
          <table:table-cell office:value-type="float" office:value="-0.00474463" calcext:value-type="float">
            <text:p>-0.00474463</text:p>
          </table:table-cell>
          <table:table-cell office:value-type="float" office:value="305.4127" calcext:value-type="float">
            <text:p>305.4127</text:p>
          </table:table-cell>
          <table:table-cell office:value-type="float" office:value="0" calcext:value-type="float">
            <text:p>0</text:p>
          </table:table-cell>
          <table:table-cell office:value-type="float" office:value="-1.424687" calcext:value-type="float">
            <text:p>-1.424687</text:p>
          </table:table-cell>
          <table:table-cell office:value-type="float" office:value="0.01244419" calcext:value-type="float">
            <text:p>0.0124441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580898" calcext:value-type="float">
            <text:p>-1.5808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36.50001" calcext:value-type="float">
            <text:p>36.50001</text:p>
          </table:table-cell>
          <table:table-cell office:value-type="float" office:value="0.1849577" calcext:value-type="float">
            <text:p>0.1849577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71.996" calcext:value-type="float">
            <text:p>1271.996</text:p>
          </table:table-cell>
          <table:table-cell office:value-type="float" office:value="12.70692" calcext:value-type="float">
            <text:p>12.70692</text:p>
          </table:table-cell>
          <table:table-cell office:value-type="float" office:value="98.44471" calcext:value-type="float">
            <text:p>98.44471</text:p>
          </table:table-cell>
          <table:table-cell office:value-type="float" office:value="0.1510385" calcext:value-type="float">
            <text:p>0.1510385</text:p>
          </table:table-cell>
          <table:table-cell office:value-type="float" office:value="0.1557903" calcext:value-type="float">
            <text:p>0.1557903</text:p>
          </table:table-cell>
          <table:table-cell office:value-type="float" office:value="0.1595355" calcext:value-type="float">
            <text:p>0.1595355</text:p>
          </table:table-cell>
          <table:table-cell office:value-type="float" office:value="0.1668489" calcext:value-type="float">
            <text:p>0.1668489</text:p>
          </table:table-cell>
          <table:table-cell office:value-type="float" office:value="0.192016" calcext:value-type="float">
            <text:p>0.192016</text:p>
          </table:table-cell>
          <table:table-cell office:value-type="float" office:value="0.2801466" calcext:value-type="float">
            <text:p>0.2801466</text:p>
          </table:table-cell>
          <table:table-cell office:value-type="float" office:value="0.3390233" calcext:value-type="float">
            <text:p>0.3390233</text:p>
          </table:table-cell>
          <table:table-cell office:value-type="float" office:value="0.3570836" calcext:value-type="float">
            <text:p>0.3570836</text:p>
          </table:table-cell>
          <table:table-cell office:value-type="float" office:value="0.3839316" calcext:value-type="float">
            <text:p>0.3839316</text:p>
          </table:table-cell>
          <table:table-cell office:value-type="float" office:value="0.4053674" calcext:value-type="float">
            <text:p>0.4053674</text:p>
          </table:table-cell>
          <table:table-cell office:value-type="float" office:value="0.450826" calcext:value-type="float">
            <text:p>0.45082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0822" calcext:value-type="float">
            <text:p>0.2260822</text:p>
          </table:table-cell>
          <table:table-cell office:value-type="float" office:value="0.327425" calcext:value-type="float">
            <text:p>0.327425</text:p>
          </table:table-cell>
          <table:table-cell office:value-type="float" office:value="0.3367631" calcext:value-type="float">
            <text:p>0.3367631</text:p>
          </table:table-cell>
          <table:table-cell office:value-type="float" office:value="0.1777698" calcext:value-type="float">
            <text:p>0.1777698</text:p>
          </table:table-cell>
          <table:table-cell office:value-type="float" office:value="0.1366491" calcext:value-type="float">
            <text:p>0.1366491</text:p>
          </table:table-cell>
          <table:table-cell office:value-type="float" office:value="0.006599111" calcext:value-type="float">
            <text:p>0.006599111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46529" calcext:value-type="float">
            <text:p>-1.346529</text:p>
          </table:table-cell>
          <table:table-cell office:value-type="float" office:value="-1.119817" calcext:value-type="float">
            <text:p>-1.119817</text:p>
          </table:table-cell>
          <table:table-cell office:value-type="float" office:value="-0.9696934" calcext:value-type="float">
            <text:p>-0.9696934</text:p>
          </table:table-cell>
          <table:table-cell office:value-type="float" office:value="-0.7371005" calcext:value-type="float">
            <text:p>-0.7371005</text:p>
          </table:table-cell>
          <table:table-cell office:value-type="float" office:value="-0.3112351" calcext:value-type="float">
            <text:p>-0.3112351</text:p>
          </table:table-cell>
          <table:table-cell office:value-type="float" office:value="-0.03066427" calcext:value-type="float">
            <text:p>-0.03066427</text:p>
          </table:table-cell>
          <table:table-cell office:value-type="float" office:value="-0.0230854" calcext:value-type="float">
            <text:p>-0.0230854</text:p>
          </table:table-cell>
          <table:table-cell office:value-type="float" office:value="-0.01547305" calcext:value-type="float">
            <text:p>-0.01547305</text:p>
          </table:table-cell>
          <table:table-cell office:value-type="float" office:value="-0.007730938" calcext:value-type="float">
            <text:p>-0.007730938</text:p>
          </table:table-cell>
          <table:table-cell office:value-type="float" office:value="-0.004601515" calcext:value-type="float">
            <text:p>-0.004601515</text:p>
          </table:table-cell>
          <table:table-cell office:value-type="float" office:value="307.6331" calcext:value-type="float">
            <text:p>307.6331</text:p>
          </table:table-cell>
          <table:table-cell office:value-type="float" office:value="0" calcext:value-type="float">
            <text:p>0</text:p>
          </table:table-cell>
          <table:table-cell office:value-type="float" office:value="-1.573824" calcext:value-type="float">
            <text:p>-1.573824</text:p>
          </table:table-cell>
          <table:table-cell office:value-type="float" office:value="0.01243569" calcext:value-type="float">
            <text:p>0.0124356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557582" calcext:value-type="float">
            <text:p>-1.5575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36.50001" calcext:value-type="float">
            <text:p>36.50001</text:p>
          </table:table-cell>
          <table:table-cell office:value-type="float" office:value="0.2500289" calcext:value-type="float">
            <text:p>0.2500289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75.229" calcext:value-type="float">
            <text:p>1275.229</text:p>
          </table:table-cell>
          <table:table-cell office:value-type="float" office:value="9.409634" calcext:value-type="float">
            <text:p>9.409634</text:p>
          </table:table-cell>
          <table:table-cell office:value-type="float" office:value="96.17977" calcext:value-type="float">
            <text:p>96.17977</text:p>
          </table:table-cell>
          <table:table-cell office:value-type="float" office:value="0.166183" calcext:value-type="float">
            <text:p>0.166183</text:p>
          </table:table-cell>
          <table:table-cell office:value-type="float" office:value="0.1642789" calcext:value-type="float">
            <text:p>0.1642789</text:p>
          </table:table-cell>
          <table:table-cell office:value-type="float" office:value="0.1652118" calcext:value-type="float">
            <text:p>0.1652118</text:p>
          </table:table-cell>
          <table:table-cell office:value-type="float" office:value="0.17136" calcext:value-type="float">
            <text:p>0.17136</text:p>
          </table:table-cell>
          <table:table-cell office:value-type="float" office:value="0.1909558" calcext:value-type="float">
            <text:p>0.1909558</text:p>
          </table:table-cell>
          <table:table-cell office:value-type="float" office:value="0.2793686" calcext:value-type="float">
            <text:p>0.2793686</text:p>
          </table:table-cell>
          <table:table-cell office:value-type="float" office:value="0.3384446" calcext:value-type="float">
            <text:p>0.3384446</text:p>
          </table:table-cell>
          <table:table-cell office:value-type="float" office:value="0.3570681" calcext:value-type="float">
            <text:p>0.3570681</text:p>
          </table:table-cell>
          <table:table-cell office:value-type="float" office:value="0.3844373" calcext:value-type="float">
            <text:p>0.3844373</text:p>
          </table:table-cell>
          <table:table-cell office:value-type="float" office:value="0.4065405" calcext:value-type="float">
            <text:p>0.4065405</text:p>
          </table:table-cell>
          <table:table-cell office:value-type="float" office:value="0.4556944" calcext:value-type="float">
            <text:p>0.455694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8005" calcext:value-type="float">
            <text:p>0.2138005</text:p>
          </table:table-cell>
          <table:table-cell office:value-type="float" office:value="0.3179468" calcext:value-type="float">
            <text:p>0.3179468</text:p>
          </table:table-cell>
          <table:table-cell office:value-type="float" office:value="0.3306596" calcext:value-type="float">
            <text:p>0.3306596</text:p>
          </table:table-cell>
          <table:table-cell office:value-type="float" office:value="0.1734989" calcext:value-type="float">
            <text:p>0.1734989</text:p>
          </table:table-cell>
          <table:table-cell office:value-type="float" office:value="0.1401486" calcext:value-type="float">
            <text:p>0.1401486</text:p>
          </table:table-cell>
          <table:table-cell office:value-type="float" office:value="0.01101941" calcext:value-type="float">
            <text:p>0.01101941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453105" calcext:value-type="float">
            <text:p>-0.7453105</text:p>
          </table:table-cell>
          <table:table-cell office:value-type="float" office:value="-0.8101466" calcext:value-type="float">
            <text:p>-0.8101466</text:p>
          </table:table-cell>
          <table:table-cell office:value-type="float" office:value="-0.783356" calcext:value-type="float">
            <text:p>-0.783356</text:p>
          </table:table-cell>
          <table:table-cell office:value-type="float" office:value="-0.626105" calcext:value-type="float">
            <text:p>-0.626105</text:p>
          </table:table-cell>
          <table:table-cell office:value-type="float" office:value="-0.3224356" calcext:value-type="float">
            <text:p>-0.3224356</text:p>
          </table:table-cell>
          <table:table-cell office:value-type="float" office:value="-0.03126333" calcext:value-type="float">
            <text:p>-0.03126333</text:p>
          </table:table-cell>
          <table:table-cell office:value-type="float" office:value="-0.02346851" calcext:value-type="float">
            <text:p>-0.02346851</text:p>
          </table:table-cell>
          <table:table-cell office:value-type="float" office:value="-0.01547937" calcext:value-type="float">
            <text:p>-0.01547937</text:p>
          </table:table-cell>
          <table:table-cell office:value-type="float" office:value="-0.007633813" calcext:value-type="float">
            <text:p>-0.007633813</text:p>
          </table:table-cell>
          <table:table-cell office:value-type="float" office:value="-0.004475754" calcext:value-type="float">
            <text:p>-0.004475754</text:p>
          </table:table-cell>
          <table:table-cell office:value-type="float" office:value="309.943" calcext:value-type="float">
            <text:p>309.943</text:p>
          </table:table-cell>
          <table:table-cell office:value-type="float" office:value="0" calcext:value-type="float">
            <text:p>0</text:p>
          </table:table-cell>
          <table:table-cell office:value-type="float" office:value="-0.8546243" calcext:value-type="float">
            <text:p>-0.8546243</text:p>
          </table:table-cell>
          <table:table-cell office:value-type="float" office:value="0.01239845" calcext:value-type="float">
            <text:p>0.01239845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53491" calcext:value-type="float">
            <text:p>-1.534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36.50001" calcext:value-type="float">
            <text:p>36.50001</text:p>
          </table:table-cell>
          <table:table-cell office:value-type="float" office:value="0.3871804" calcext:value-type="float">
            <text:p>0.3871804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78.212" calcext:value-type="float">
            <text:p>1278.212</text:p>
          </table:table-cell>
          <table:table-cell office:value-type="float" office:value="6.289622" calcext:value-type="float">
            <text:p>6.289622</text:p>
          </table:table-cell>
          <table:table-cell office:value-type="float" office:value="94.76551" calcext:value-type="float">
            <text:p>94.76551</text:p>
          </table:table-cell>
          <table:table-cell office:value-type="float" office:value="0.1341273" calcext:value-type="float">
            <text:p>0.1341273</text:p>
          </table:table-cell>
          <table:table-cell office:value-type="float" office:value="0.1522593" calcext:value-type="float">
            <text:p>0.1522593</text:p>
          </table:table-cell>
          <table:table-cell office:value-type="float" office:value="0.164415" calcext:value-type="float">
            <text:p>0.164415</text:p>
          </table:table-cell>
          <table:table-cell office:value-type="float" office:value="0.173692" calcext:value-type="float">
            <text:p>0.173692</text:p>
          </table:table-cell>
          <table:table-cell office:value-type="float" office:value="0.1922147" calcext:value-type="float">
            <text:p>0.1922147</text:p>
          </table:table-cell>
          <table:table-cell office:value-type="float" office:value="0.2781828" calcext:value-type="float">
            <text:p>0.2781828</text:p>
          </table:table-cell>
          <table:table-cell office:value-type="float" office:value="0.3375586" calcext:value-type="float">
            <text:p>0.3375586</text:p>
          </table:table-cell>
          <table:table-cell office:value-type="float" office:value="0.3570891" calcext:value-type="float">
            <text:p>0.3570891</text:p>
          </table:table-cell>
          <table:table-cell office:value-type="float" office:value="0.3848694" calcext:value-type="float">
            <text:p>0.3848694</text:p>
          </table:table-cell>
          <table:table-cell office:value-type="float" office:value="0.4076086" calcext:value-type="float">
            <text:p>0.4076086</text:p>
          </table:table-cell>
          <table:table-cell office:value-type="float" office:value="0.4602734" calcext:value-type="float">
            <text:p>0.4602734</text:p>
          </table:table-cell>
          <table:table-cell office:value-type="float" office:value="0.5112626" calcext:value-type="float">
            <text:p>0.511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909" calcext:value-type="float">
            <text:p>0.24909</text:p>
          </table:table-cell>
          <table:table-cell office:value-type="float" office:value="0.3279509" calcext:value-type="float">
            <text:p>0.3279509</text:p>
          </table:table-cell>
          <table:table-cell office:value-type="float" office:value="0.3314301" calcext:value-type="float">
            <text:p>0.3314301</text:p>
          </table:table-cell>
          <table:table-cell office:value-type="float" office:value="0.1715114" calcext:value-type="float">
            <text:p>0.1715114</text:p>
          </table:table-cell>
          <table:table-cell office:value-type="float" office:value="0.1411338" calcext:value-type="float">
            <text:p>0.1411338</text:p>
          </table:table-cell>
          <table:table-cell office:value-type="float" office:value="0.01495837" calcext:value-type="float">
            <text:p>0.01495837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26161" calcext:value-type="float">
            <text:p>-2.726161</text:p>
          </table:table-cell>
          <table:table-cell office:value-type="float" office:value="-1.268676" calcext:value-type="float">
            <text:p>-1.268676</text:p>
          </table:table-cell>
          <table:table-cell office:value-type="float" office:value="-0.801415" calcext:value-type="float">
            <text:p>-0.801415</text:p>
          </table:table-cell>
          <table:table-cell office:value-type="float" office:value="-0.5750309" calcext:value-type="float">
            <text:p>-0.5750309</text:p>
          </table:table-cell>
          <table:table-cell office:value-type="float" office:value="-0.3096973" calcext:value-type="float">
            <text:p>-0.3096973</text:p>
          </table:table-cell>
          <table:table-cell office:value-type="float" office:value="-0.03219047" calcext:value-type="float">
            <text:p>-0.03219047</text:p>
          </table:table-cell>
          <table:table-cell office:value-type="float" office:value="-0.02408017" calcext:value-type="float">
            <text:p>-0.02408017</text:p>
          </table:table-cell>
          <table:table-cell office:value-type="float" office:value="-0.01547083" calcext:value-type="float">
            <text:p>-0.01547083</text:p>
          </table:table-cell>
          <table:table-cell office:value-type="float" office:value="-0.007551902" calcext:value-type="float">
            <text:p>-0.007551902</text:p>
          </table:table-cell>
          <table:table-cell office:value-type="float" office:value="-0.004364553" calcext:value-type="float">
            <text:p>-0.004364553</text:p>
          </table:table-cell>
          <table:table-cell office:value-type="float" office:value="312.3611" calcext:value-type="float">
            <text:p>312.3611</text:p>
          </table:table-cell>
          <table:table-cell office:value-type="float" office:value="0" calcext:value-type="float">
            <text:p>0</text:p>
          </table:table-cell>
          <table:table-cell office:value-type="float" office:value="-4.069839" calcext:value-type="float">
            <text:p>-4.069839</text:p>
          </table:table-cell>
          <table:table-cell office:value-type="float" office:value="0.01245332" calcext:value-type="float">
            <text:p>0.01245332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513579" calcext:value-type="float">
            <text:p>-1.5135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36.50001" calcext:value-type="float">
            <text:p>36.50001</text:p>
          </table:table-cell>
          <table:table-cell office:value-type="float" office:value="0.6393476" calcext:value-type="float">
            <text:p>0.6393476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280.921" calcext:value-type="float">
            <text:p>1280.921</text:p>
          </table:table-cell>
          <table:table-cell office:value-type="float" office:value="3.328365" calcext:value-type="float">
            <text:p>3.328365</text:p>
          </table:table-cell>
          <table:table-cell office:value-type="float" office:value="93.33093" calcext:value-type="float">
            <text:p>93.33093</text:p>
          </table:table-cell>
          <table:table-cell office:value-type="float" office:value="0.1253858" calcext:value-type="float">
            <text:p>0.1253858</text:p>
          </table:table-cell>
          <table:table-cell office:value-type="float" office:value="0.1401386" calcext:value-type="float">
            <text:p>0.1401386</text:p>
          </table:table-cell>
          <table:table-cell office:value-type="float" office:value="0.1521271" calcext:value-type="float">
            <text:p>0.1521271</text:p>
          </table:table-cell>
          <table:table-cell office:value-type="float" office:value="0.1656575" calcext:value-type="float">
            <text:p>0.1656575</text:p>
          </table:table-cell>
          <table:table-cell office:value-type="float" office:value="0.1894485" calcext:value-type="float">
            <text:p>0.1894485</text:p>
          </table:table-cell>
          <table:table-cell office:value-type="float" office:value="0.2762142" calcext:value-type="float">
            <text:p>0.2762142</text:p>
          </table:table-cell>
          <table:table-cell office:value-type="float" office:value="0.3368033" calcext:value-type="float">
            <text:p>0.3368033</text:p>
          </table:table-cell>
          <table:table-cell office:value-type="float" office:value="0.3570845" calcext:value-type="float">
            <text:p>0.3570845</text:p>
          </table:table-cell>
          <table:table-cell office:value-type="float" office:value="0.385239" calcext:value-type="float">
            <text:p>0.385239</text:p>
          </table:table-cell>
          <table:table-cell office:value-type="float" office:value="0.4085784" calcext:value-type="float">
            <text:p>0.4085784</text:p>
          </table:table-cell>
          <table:table-cell office:value-type="float" office:value="0.4645652" calcext:value-type="float">
            <text:p>0.4645652</text:p>
          </table:table-cell>
          <table:table-cell office:value-type="float" office:value="0.5112622" calcext:value-type="float">
            <text:p>0.511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4529" calcext:value-type="float">
            <text:p>0.2594529</text:p>
          </table:table-cell>
          <table:table-cell office:value-type="float" office:value="0.3384051" calcext:value-type="float">
            <text:p>0.3384051</text:p>
          </table:table-cell>
          <table:table-cell office:value-type="float" office:value="0.3443712" calcext:value-type="float">
            <text:p>0.3443712</text:p>
          </table:table-cell>
          <table:table-cell office:value-type="float" office:value="0.1806205" calcext:value-type="float">
            <text:p>0.1806205</text:p>
          </table:table-cell>
          <table:table-cell office:value-type="float" office:value="0.146464" calcext:value-type="float">
            <text:p>0.146464</text:p>
          </table:table-cell>
          <table:table-cell office:value-type="float" office:value="0.01989624" calcext:value-type="float">
            <text:p>0.01989624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158717" calcext:value-type="float">
            <text:p>-4.158717</text:p>
          </table:table-cell>
          <table:table-cell office:value-type="float" office:value="-2.11654" calcext:value-type="float">
            <text:p>-2.11654</text:p>
          </table:table-cell>
          <table:table-cell office:value-type="float" office:value="-1.289011" calcext:value-type="float">
            <text:p>-1.289011</text:p>
          </table:table-cell>
          <table:table-cell office:value-type="float" office:value="-0.7662593" calcext:value-type="float">
            <text:p>-0.7662593</text:p>
          </table:table-cell>
          <table:table-cell office:value-type="float" office:value="-0.3377483" calcext:value-type="float">
            <text:p>-0.3377483</text:p>
          </table:table-cell>
          <table:table-cell office:value-type="float" office:value="-0.03370372" calcext:value-type="float">
            <text:p>-0.03370372</text:p>
          </table:table-cell>
          <table:table-cell office:value-type="float" office:value="-0.02460113" calcext:value-type="float">
            <text:p>-0.02460113</text:p>
          </table:table-cell>
          <table:table-cell office:value-type="float" office:value="-0.01547252" calcext:value-type="float">
            <text:p>-0.01547252</text:p>
          </table:table-cell>
          <table:table-cell office:value-type="float" office:value="-0.007482589" calcext:value-type="float">
            <text:p>-0.007482589</text:p>
          </table:table-cell>
          <table:table-cell office:value-type="float" office:value="-0.004266239" calcext:value-type="float">
            <text:p>-0.004266239</text:p>
          </table:table-cell>
          <table:table-cell office:value-type="float" office:value="314.8804" calcext:value-type="float">
            <text:p>314.8804</text:p>
          </table:table-cell>
          <table:table-cell office:value-type="float" office:value="0" calcext:value-type="float">
            <text:p>0</text:p>
          </table:table-cell>
          <table:table-cell office:value-type="float" office:value="-6.081591" calcext:value-type="float">
            <text:p>-6.081591</text:p>
          </table:table-cell>
          <table:table-cell office:value-type="float" office:value="0.01260171" calcext:value-type="float">
            <text:p>0.01260171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493592" calcext:value-type="float">
            <text:p>-1.4935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59.36002" calcext:value-type="float">
            <text:p>59.36002</text:p>
          </table:table-cell>
          <table:table-cell office:value-type="float" office:value="0.6018194" calcext:value-type="float">
            <text:p>0.6018194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06.642" calcext:value-type="float">
            <text:p>1306.642</text:p>
          </table:table-cell>
          <table:table-cell office:value-type="float" office:value="0.5051932" calcext:value-type="float">
            <text:p>0.5051932</text:p>
          </table:table-cell>
          <table:table-cell office:value-type="float" office:value="195.7685" calcext:value-type="float">
            <text:p>195.7685</text:p>
          </table:table-cell>
          <table:table-cell office:value-type="float" office:value="0.1347212" calcext:value-type="float">
            <text:p>0.1347212</text:p>
          </table:table-cell>
          <table:table-cell office:value-type="float" office:value="0.1415776" calcext:value-type="float">
            <text:p>0.1415776</text:p>
          </table:table-cell>
          <table:table-cell office:value-type="float" office:value="0.1476745" calcext:value-type="float">
            <text:p>0.1476745</text:p>
          </table:table-cell>
          <table:table-cell office:value-type="float" office:value="0.1574315" calcext:value-type="float">
            <text:p>0.1574315</text:p>
          </table:table-cell>
          <table:table-cell office:value-type="float" office:value="0.180926" calcext:value-type="float">
            <text:p>0.180926</text:p>
          </table:table-cell>
          <table:table-cell office:value-type="float" office:value="0.271843" calcext:value-type="float">
            <text:p>0.271843</text:p>
          </table:table-cell>
          <table:table-cell office:value-type="float" office:value="0.3355387" calcext:value-type="float">
            <text:p>0.3355387</text:p>
          </table:table-cell>
          <table:table-cell office:value-type="float" office:value="0.3570116" calcext:value-type="float">
            <text:p>0.3570116</text:p>
          </table:table-cell>
          <table:table-cell office:value-type="float" office:value="0.385536" calcext:value-type="float">
            <text:p>0.385536</text:p>
          </table:table-cell>
          <table:table-cell office:value-type="float" office:value="0.409252" calcext:value-type="float">
            <text:p>0.409252</text:p>
          </table:table-cell>
          <table:table-cell office:value-type="float" office:value="0.468932" calcext:value-type="float">
            <text:p>0.468932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88673" calcext:value-type="float">
            <text:p>0.2488673</text:p>
          </table:table-cell>
          <table:table-cell office:value-type="float" office:value="0.3346801" calcext:value-type="float">
            <text:p>0.3346801</text:p>
          </table:table-cell>
          <table:table-cell office:value-type="float" office:value="0.3490287" calcext:value-type="float">
            <text:p>0.3490287</text:p>
          </table:table-cell>
          <table:table-cell office:value-type="float" office:value="0.1900406" calcext:value-type="float">
            <text:p>0.1900406</text:p>
          </table:table-cell>
          <table:table-cell office:value-type="float" office:value="0.1577311" calcext:value-type="float">
            <text:p>0.1577311</text:p>
          </table:table-cell>
          <table:table-cell office:value-type="float" office:value="0.02864316" calcext:value-type="float">
            <text:p>0.028643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35495" calcext:value-type="float">
            <text:p>-2.735495</text:p>
          </table:table-cell>
          <table:table-cell office:value-type="float" office:value="-2.017849" calcext:value-type="float">
            <text:p>-2.017849</text:p>
          </table:table-cell>
          <table:table-cell office:value-type="float" office:value="-1.556429" calcext:value-type="float">
            <text:p>-1.556429</text:p>
          </table:table-cell>
          <table:table-cell office:value-type="float" office:value="-1.04961" calcext:value-type="float">
            <text:p>-1.04961</text:p>
          </table:table-cell>
          <table:table-cell office:value-type="float" office:value="-0.4470844" calcext:value-type="float">
            <text:p>-0.4470844</text:p>
          </table:table-cell>
          <table:table-cell office:value-type="float" office:value="-0.03713562" calcext:value-type="float">
            <text:p>-0.03713562</text:p>
          </table:table-cell>
          <table:table-cell office:value-type="float" office:value="-0.02550454" calcext:value-type="float">
            <text:p>-0.02550454</text:p>
          </table:table-cell>
          <table:table-cell office:value-type="float" office:value="-0.01550252" calcext:value-type="float">
            <text:p>-0.01550252</text:p>
          </table:table-cell>
          <table:table-cell office:value-type="float" office:value="-0.007427358" calcext:value-type="float">
            <text:p>-0.007427358</text:p>
          </table:table-cell>
          <table:table-cell office:value-type="float" office:value="-0.00419908" calcext:value-type="float">
            <text:p>-0.00419908</text:p>
          </table:table-cell>
          <table:table-cell office:value-type="float" office:value="317.4875" calcext:value-type="float">
            <text:p>317.4875</text:p>
          </table:table-cell>
          <table:table-cell office:value-type="float" office:value="0" calcext:value-type="float">
            <text:p>0</text:p>
          </table:table-cell>
          <table:table-cell office:value-type="float" office:value="-3.68034" calcext:value-type="float">
            <text:p>-3.68034</text:p>
          </table:table-cell>
          <table:table-cell office:value-type="float" office:value="0.01272259" calcext:value-type="float">
            <text:p>0.0127225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473277" calcext:value-type="float">
            <text:p>-1.4732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67.36002" calcext:value-type="float">
            <text:p>67.36002</text:p>
          </table:table-cell>
          <table:table-cell office:value-type="float" office:value="0.47255" calcext:value-type="float">
            <text:p>0.47255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17.47" calcext:value-type="float">
            <text:p>1317.47</text:p>
          </table:table-cell>
          <table:table-cell office:value-type="float" office:value="-2.193541" calcext:value-type="float">
            <text:p>-2.193541</text:p>
          </table:table-cell>
          <table:table-cell office:value-type="float" office:value="200.1352" calcext:value-type="float">
            <text:p>200.1352</text:p>
          </table:table-cell>
          <table:table-cell office:value-type="float" office:value="0.1922312" calcext:value-type="float">
            <text:p>0.1922312</text:p>
          </table:table-cell>
          <table:table-cell office:value-type="float" office:value="0.1629915" calcext:value-type="float">
            <text:p>0.1629915</text:p>
          </table:table-cell>
          <table:table-cell office:value-type="float" office:value="0.1580873" calcext:value-type="float">
            <text:p>0.1580873</text:p>
          </table:table-cell>
          <table:table-cell office:value-type="float" office:value="0.1621853" calcext:value-type="float">
            <text:p>0.1621853</text:p>
          </table:table-cell>
          <table:table-cell office:value-type="float" office:value="0.1782689" calcext:value-type="float">
            <text:p>0.1782689</text:p>
          </table:table-cell>
          <table:table-cell office:value-type="float" office:value="0.2725893" calcext:value-type="float">
            <text:p>0.2725893</text:p>
          </table:table-cell>
          <table:table-cell office:value-type="float" office:value="0.3596895" calcext:value-type="float">
            <text:p>0.3596895</text:p>
          </table:table-cell>
          <table:table-cell office:value-type="float" office:value="0.3574632" calcext:value-type="float">
            <text:p>0.3574632</text:p>
          </table:table-cell>
          <table:table-cell office:value-type="float" office:value="0.3857727" calcext:value-type="float">
            <text:p>0.3857727</text:p>
          </table:table-cell>
          <table:table-cell office:value-type="float" office:value="0.409806" calcext:value-type="float">
            <text:p>0.409806</text:p>
          </table:table-cell>
          <table:table-cell office:value-type="float" office:value="0.4733392" calcext:value-type="float">
            <text:p>0.47333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1528" calcext:value-type="float">
            <text:p>0.2651528</text:p>
          </table:table-cell>
          <table:table-cell office:value-type="float" office:value="0.3169302" calcext:value-type="float">
            <text:p>0.3169302</text:p>
          </table:table-cell>
          <table:table-cell office:value-type="float" office:value="0.3378407" calcext:value-type="float">
            <text:p>0.3378407</text:p>
          </table:table-cell>
          <table:table-cell office:value-type="float" office:value="0.1853619" calcext:value-type="float">
            <text:p>0.1853619</text:p>
          </table:table-cell>
          <table:table-cell office:value-type="float" office:value="0.162517" calcext:value-type="float">
            <text:p>0.162517</text:p>
          </table:table-cell>
          <table:table-cell office:value-type="float" office:value="0.04024459" calcext:value-type="float">
            <text:p>0.0402445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943899" calcext:value-type="float">
            <text:p>-0.2943899</text:p>
          </table:table-cell>
          <table:table-cell office:value-type="float" office:value="-0.8552778" calcext:value-type="float">
            <text:p>-0.8552778</text:p>
          </table:table-cell>
          <table:table-cell office:value-type="float" office:value="-1.028872" calcext:value-type="float">
            <text:p>-1.028872</text:p>
          </table:table-cell>
          <table:table-cell office:value-type="float" office:value="-0.8780951" calcext:value-type="float">
            <text:p>-0.8780951</text:p>
          </table:table-cell>
          <table:table-cell office:value-type="float" office:value="-0.4912418" calcext:value-type="float">
            <text:p>-0.4912418</text:p>
          </table:table-cell>
          <table:table-cell office:value-type="float" office:value="-0.03668227" calcext:value-type="float">
            <text:p>-0.03668227</text:p>
          </table:table-cell>
          <table:table-cell office:value-type="float" office:value="-0.01306656" calcext:value-type="float">
            <text:p>-0.01306656</text:p>
          </table:table-cell>
          <table:table-cell office:value-type="float" office:value="-0.01532438" calcext:value-type="float">
            <text:p>-0.01532438</text:p>
          </table:table-cell>
          <table:table-cell office:value-type="float" office:value="-0.007383445" calcext:value-type="float">
            <text:p>-0.007383445</text:p>
          </table:table-cell>
          <table:table-cell office:value-type="float" office:value="-0.004144985" calcext:value-type="float">
            <text:p>-0.004144985</text:p>
          </table:table-cell>
          <table:table-cell office:value-type="float" office:value="320.1756" calcext:value-type="float">
            <text:p>320.1756</text:p>
          </table:table-cell>
          <table:table-cell office:value-type="float" office:value="0" calcext:value-type="float">
            <text:p>0</text:p>
          </table:table-cell>
          <table:table-cell office:value-type="float" office:value="-0.9421902" calcext:value-type="float">
            <text:p>-0.9421902</text:p>
          </table:table-cell>
          <table:table-cell office:value-type="float" office:value="0.01277264" calcext:value-type="float">
            <text:p>0.0127726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452755" calcext:value-type="float">
            <text:p>-1.4527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69.56003" calcext:value-type="float">
            <text:p>69.56003</text:p>
          </table:table-cell>
          <table:table-cell office:value-type="float" office:value="0.2361581" calcext:value-type="float">
            <text:p>0.2361581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20.908" calcext:value-type="float">
            <text:p>1320.908</text:p>
          </table:table-cell>
          <table:table-cell office:value-type="float" office:value="-3.194551" calcext:value-type="float">
            <text:p>-3.194551</text:p>
          </table:table-cell>
          <table:table-cell office:value-type="float" office:value="195.457" calcext:value-type="float">
            <text:p>195.457</text:p>
          </table:table-cell>
          <table:table-cell office:value-type="float" office:value="0.1893313" calcext:value-type="float">
            <text:p>0.1893313</text:p>
          </table:table-cell>
          <table:table-cell office:value-type="float" office:value="0.1757083" calcext:value-type="float">
            <text:p>0.1757083</text:p>
          </table:table-cell>
          <table:table-cell office:value-type="float" office:value="0.1683731" calcext:value-type="float">
            <text:p>0.1683731</text:p>
          </table:table-cell>
          <table:table-cell office:value-type="float" office:value="0.1705053" calcext:value-type="float">
            <text:p>0.1705053</text:p>
          </table:table-cell>
          <table:table-cell office:value-type="float" office:value="0.183219" calcext:value-type="float">
            <text:p>0.183219</text:p>
          </table:table-cell>
          <table:table-cell office:value-type="float" office:value="0.2905007" calcext:value-type="float">
            <text:p>0.2905007</text:p>
          </table:table-cell>
          <table:table-cell office:value-type="float" office:value="0.3663979" calcext:value-type="float">
            <text:p>0.3663979</text:p>
          </table:table-cell>
          <table:table-cell office:value-type="float" office:value="0.3589872" calcext:value-type="float">
            <text:p>0.3589872</text:p>
          </table:table-cell>
          <table:table-cell office:value-type="float" office:value="0.3853348" calcext:value-type="float">
            <text:p>0.3853348</text:p>
          </table:table-cell>
          <table:table-cell office:value-type="float" office:value="0.4093982" calcext:value-type="float">
            <text:p>0.4093982</text:p>
          </table:table-cell>
          <table:table-cell office:value-type="float" office:value="0.4762568" calcext:value-type="float">
            <text:p>0.476256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1692" calcext:value-type="float">
            <text:p>0.2851692</text:p>
          </table:table-cell>
          <table:table-cell office:value-type="float" office:value="0.313447" calcext:value-type="float">
            <text:p>0.313447</text:p>
          </table:table-cell>
          <table:table-cell office:value-type="float" office:value="0.3270685" calcext:value-type="float">
            <text:p>0.3270685</text:p>
          </table:table-cell>
          <table:table-cell office:value-type="float" office:value="0.1767641" calcext:value-type="float">
            <text:p>0.1767641</text:p>
          </table:table-cell>
          <table:table-cell office:value-type="float" office:value="0.1591718" calcext:value-type="float">
            <text:p>0.1591718</text:p>
          </table:table-cell>
          <table:table-cell office:value-type="float" office:value="0.05005939" calcext:value-type="float">
            <text:p>0.0500593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338765" calcext:value-type="float">
            <text:p>-0.3338765</text:p>
          </table:table-cell>
          <table:table-cell office:value-type="float" office:value="-0.5367649" calcext:value-type="float">
            <text:p>-0.5367649</text:p>
          </table:table-cell>
          <table:table-cell office:value-type="float" office:value="-0.6980801" calcext:value-type="float">
            <text:p>-0.6980801</text:p>
          </table:table-cell>
          <table:table-cell office:value-type="float" office:value="-0.6461951" calcext:value-type="float">
            <text:p>-0.6461951</text:p>
          </table:table-cell>
          <table:table-cell office:value-type="float" office:value="-0.4160668" calcext:value-type="float">
            <text:p>-0.4160668</text:p>
          </table:table-cell>
          <table:table-cell office:value-type="float" office:value="-0.0239768" calcext:value-type="float">
            <text:p>-0.0239768</text:p>
          </table:table-cell>
          <table:table-cell office:value-type="float" office:value="-0.0108642" calcext:value-type="float">
            <text:p>-0.0108642</text:p>
          </table:table-cell>
          <table:table-cell office:value-type="float" office:value="-0.01471109" calcext:value-type="float">
            <text:p>-0.01471109</text:p>
          </table:table-cell>
          <table:table-cell office:value-type="float" office:value="-0.00746466" calcext:value-type="float">
            <text:p>-0.00746466</text:p>
          </table:table-cell>
          <table:table-cell office:value-type="float" office:value="-0.004184798" calcext:value-type="float">
            <text:p>-0.004184798</text:p>
          </table:table-cell>
          <table:table-cell office:value-type="float" office:value="324.5222" calcext:value-type="float">
            <text:p>324.5222</text:p>
          </table:table-cell>
          <table:table-cell office:value-type="float" office:value="0" calcext:value-type="float">
            <text:p>0</text:p>
          </table:table-cell>
          <table:table-cell office:value-type="float" office:value="-0.6110625" calcext:value-type="float">
            <text:p>-0.6110625</text:p>
          </table:table-cell>
          <table:table-cell office:value-type="float" office:value="0.01267219" calcext:value-type="float">
            <text:p>0.0126721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439165" calcext:value-type="float">
            <text:p>-1.4391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69.56003" calcext:value-type="float">
            <text:p>69.56003</text:p>
          </table:table-cell>
          <table:table-cell office:value-type="float" office:value="0.2796116" calcext:value-type="float">
            <text:p>0.2796116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23.263" calcext:value-type="float">
            <text:p>1323.263</text:p>
          </table:table-cell>
          <table:table-cell office:value-type="float" office:value="-5.592512" calcext:value-type="float">
            <text:p>-5.592512</text:p>
          </table:table-cell>
          <table:table-cell office:value-type="float" office:value="193.8517" calcext:value-type="float">
            <text:p>193.8517</text:p>
          </table:table-cell>
          <table:table-cell office:value-type="float" office:value="0.182125" calcext:value-type="float">
            <text:p>0.182125</text:p>
          </table:table-cell>
          <table:table-cell office:value-type="float" office:value="0.1772987" calcext:value-type="float">
            <text:p>0.1772987</text:p>
          </table:table-cell>
          <table:table-cell office:value-type="float" office:value="0.1744937" calcext:value-type="float">
            <text:p>0.1744937</text:p>
          </table:table-cell>
          <table:table-cell office:value-type="float" office:value="0.1770407" calcext:value-type="float">
            <text:p>0.1770407</text:p>
          </table:table-cell>
          <table:table-cell office:value-type="float" office:value="0.1898814" calcext:value-type="float">
            <text:p>0.1898814</text:p>
          </table:table-cell>
          <table:table-cell office:value-type="float" office:value="0.2974613" calcext:value-type="float">
            <text:p>0.2974613</text:p>
          </table:table-cell>
          <table:table-cell office:value-type="float" office:value="0.3533539" calcext:value-type="float">
            <text:p>0.3533539</text:p>
          </table:table-cell>
          <table:table-cell office:value-type="float" office:value="0.3600465" calcext:value-type="float">
            <text:p>0.3600465</text:p>
          </table:table-cell>
          <table:table-cell office:value-type="float" office:value="0.3856259" calcext:value-type="float">
            <text:p>0.3856259</text:p>
          </table:table-cell>
          <table:table-cell office:value-type="float" office:value="0.4100104" calcext:value-type="float">
            <text:p>0.4100104</text:p>
          </table:table-cell>
          <table:table-cell office:value-type="float" office:value="0.4803634" calcext:value-type="float">
            <text:p>0.480363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8996" calcext:value-type="float">
            <text:p>0.2818996</text:p>
          </table:table-cell>
          <table:table-cell office:value-type="float" office:value="0.3139697" calcext:value-type="float">
            <text:p>0.3139697</text:p>
          </table:table-cell>
          <table:table-cell office:value-type="float" office:value="0.3207769" calcext:value-type="float">
            <text:p>0.3207769</text:p>
          </table:table-cell>
          <table:table-cell office:value-type="float" office:value="0.1701245" calcext:value-type="float">
            <text:p>0.1701245</text:p>
          </table:table-cell>
          <table:table-cell office:value-type="float" office:value="0.1545337" calcext:value-type="float">
            <text:p>0.1545337</text:p>
          </table:table-cell>
          <table:table-cell office:value-type="float" office:value="0.05696737" calcext:value-type="float">
            <text:p>0.05696737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311611" calcext:value-type="float">
            <text:p>-0.4311611</text:p>
          </table:table-cell>
          <table:table-cell office:value-type="float" office:value="-0.5081016" calcext:value-type="float">
            <text:p>-0.5081016</text:p>
          </table:table-cell>
          <table:table-cell office:value-type="float" office:value="-0.56037" calcext:value-type="float">
            <text:p>-0.56037</text:p>
          </table:table-cell>
          <table:table-cell office:value-type="float" office:value="-0.5129931" calcext:value-type="float">
            <text:p>-0.5129931</text:p>
          </table:table-cell>
          <table:table-cell office:value-type="float" office:value="-0.3343791" calcext:value-type="float">
            <text:p>-0.3343791</text:p>
          </table:table-cell>
          <table:table-cell office:value-type="float" office:value="-0.02024368" calcext:value-type="float">
            <text:p>-0.02024368</text:p>
          </table:table-cell>
          <table:table-cell office:value-type="float" office:value="-0.01547138" calcext:value-type="float">
            <text:p>-0.01547138</text:p>
          </table:table-cell>
          <table:table-cell office:value-type="float" office:value="-0.01429459" calcext:value-type="float">
            <text:p>-0.01429459</text:p>
          </table:table-cell>
          <table:table-cell office:value-type="float" office:value="-0.00741083" calcext:value-type="float">
            <text:p>-0.00741083</text:p>
          </table:table-cell>
          <table:table-cell office:value-type="float" office:value="-0.004125283" calcext:value-type="float">
            <text:p>-0.004125283</text:p>
          </table:table-cell>
          <table:table-cell office:value-type="float" office:value="327.5019" calcext:value-type="float">
            <text:p>327.5019</text:p>
          </table:table-cell>
          <table:table-cell office:value-type="float" office:value="0" calcext:value-type="float">
            <text:p>0</text:p>
          </table:table-cell>
          <table:table-cell office:value-type="float" office:value="-0.4110126" calcext:value-type="float">
            <text:p>-0.4110126</text:p>
          </table:table-cell>
          <table:table-cell office:value-type="float" office:value="0.01260372" calcext:value-type="float">
            <text:p>0.01260372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420041" calcext:value-type="float">
            <text:p>-1.4200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69.56003" calcext:value-type="float">
            <text:p>69.56003</text:p>
          </table:table-cell>
          <table:table-cell office:value-type="float" office:value="0.4420379" calcext:value-type="float">
            <text:p>0.4420379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25.485" calcext:value-type="float">
            <text:p>1325.485</text:p>
          </table:table-cell>
          <table:table-cell office:value-type="float" office:value="-7.977472" calcext:value-type="float">
            <text:p>-7.977472</text:p>
          </table:table-cell>
          <table:table-cell office:value-type="float" office:value="192.1828" calcext:value-type="float">
            <text:p>192.1828</text:p>
          </table:table-cell>
          <table:table-cell office:value-type="float" office:value="0.1635836" calcext:value-type="float">
            <text:p>0.1635836</text:p>
          </table:table-cell>
          <table:table-cell office:value-type="float" office:value="0.1725054" calcext:value-type="float">
            <text:p>0.1725054</text:p>
          </table:table-cell>
          <table:table-cell office:value-type="float" office:value="0.1769262" calcext:value-type="float">
            <text:p>0.1769262</text:p>
          </table:table-cell>
          <table:table-cell office:value-type="float" office:value="0.1815932" calcext:value-type="float">
            <text:p>0.1815932</text:p>
          </table:table-cell>
          <table:table-cell office:value-type="float" office:value="0.1959724" calcext:value-type="float">
            <text:p>0.1959724</text:p>
          </table:table-cell>
          <table:table-cell office:value-type="float" office:value="0.2960169" calcext:value-type="float">
            <text:p>0.2960169</text:p>
          </table:table-cell>
          <table:table-cell office:value-type="float" office:value="0.3495234" calcext:value-type="float">
            <text:p>0.3495234</text:p>
          </table:table-cell>
          <table:table-cell office:value-type="float" office:value="0.3602678" calcext:value-type="float">
            <text:p>0.3602678</text:p>
          </table:table-cell>
          <table:table-cell office:value-type="float" office:value="0.3858996" calcext:value-type="float">
            <text:p>0.3858996</text:p>
          </table:table-cell>
          <table:table-cell office:value-type="float" office:value="0.4105777" calcext:value-type="float">
            <text:p>0.4105777</text:p>
          </table:table-cell>
          <table:table-cell office:value-type="float" office:value="0.4842886" calcext:value-type="float">
            <text:p>0.484288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189" calcext:value-type="float">
            <text:p>0.303189</text:p>
          </table:table-cell>
          <table:table-cell office:value-type="float" office:value="0.3186315" calcext:value-type="float">
            <text:p>0.3186315</text:p>
          </table:table-cell>
          <table:table-cell office:value-type="float" office:value="0.3182797" calcext:value-type="float">
            <text:p>0.3182797</text:p>
          </table:table-cell>
          <table:table-cell office:value-type="float" office:value="0.1657069" calcext:value-type="float">
            <text:p>0.1657069</text:p>
          </table:table-cell>
          <table:table-cell office:value-type="float" office:value="0.1509933" calcext:value-type="float">
            <text:p>0.1509933</text:p>
          </table:table-cell>
          <table:table-cell office:value-type="float" office:value="0.0613948" calcext:value-type="float">
            <text:p>0.0613948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217725" calcext:value-type="float">
            <text:p>-0.8217725</text:p>
          </table:table-cell>
          <table:table-cell office:value-type="float" office:value="-0.5976368" calcext:value-type="float">
            <text:p>-0.5976368</text:p>
          </table:table-cell>
          <table:table-cell office:value-type="float" office:value="-0.5138565" calcext:value-type="float">
            <text:p>-0.5138565</text:p>
          </table:table-cell>
          <table:table-cell office:value-type="float" office:value="-0.4388161" calcext:value-type="float">
            <text:p>-0.4388161</text:p>
          </table:table-cell>
          <table:table-cell office:value-type="float" office:value="-0.2755459" calcext:value-type="float">
            <text:p>-0.2755459</text:p>
          </table:table-cell>
          <table:table-cell office:value-type="float" office:value="-0.02092836" calcext:value-type="float">
            <text:p>-0.02092836</text:p>
          </table:table-cell>
          <table:table-cell office:value-type="float" office:value="-0.01720351" calcext:value-type="float">
            <text:p>-0.01720351</text:p>
          </table:table-cell>
          <table:table-cell office:value-type="float" office:value="-0.01420887" calcext:value-type="float">
            <text:p>-0.01420887</text:p>
          </table:table-cell>
          <table:table-cell office:value-type="float" office:value="-0.007360511" calcext:value-type="float">
            <text:p>-0.007360511</text:p>
          </table:table-cell>
          <table:table-cell office:value-type="float" office:value="-0.004070965" calcext:value-type="float">
            <text:p>-0.004070965</text:p>
          </table:table-cell>
          <table:table-cell office:value-type="float" office:value="330.4817" calcext:value-type="float">
            <text:p>330.4817</text:p>
          </table:table-cell>
          <table:table-cell office:value-type="float" office:value="0" calcext:value-type="float">
            <text:p>0</text:p>
          </table:table-cell>
          <table:table-cell office:value-type="float" office:value="-0.9350758" calcext:value-type="float">
            <text:p>-0.9350758</text:p>
          </table:table-cell>
          <table:table-cell office:value-type="float" office:value="0.01259462" calcext:value-type="float">
            <text:p>0.01259462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401761" calcext:value-type="float">
            <text:p>-1.4017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70.16004" calcext:value-type="float">
            <text:p>70.16004</text:p>
          </table:table-cell>
          <table:table-cell office:value-type="float" office:value="0.4565528" calcext:value-type="float">
            <text:p>0.4565528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28.339" calcext:value-type="float">
            <text:p>1328.339</text:p>
          </table:table-cell>
          <table:table-cell office:value-type="float" office:value="-10.24562" calcext:value-type="float">
            <text:p>-10.24562</text:p>
          </table:table-cell>
          <table:table-cell office:value-type="float" office:value="191.5037" calcext:value-type="float">
            <text:p>191.5037</text:p>
          </table:table-cell>
          <table:table-cell office:value-type="float" office:value="0.1548084" calcext:value-type="float">
            <text:p>0.1548084</text:p>
          </table:table-cell>
          <table:table-cell office:value-type="float" office:value="0.1644547" calcext:value-type="float">
            <text:p>0.1644547</text:p>
          </table:table-cell>
          <table:table-cell office:value-type="float" office:value="0.1739846" calcext:value-type="float">
            <text:p>0.1739846</text:p>
          </table:table-cell>
          <table:table-cell office:value-type="float" office:value="0.1829792" calcext:value-type="float">
            <text:p>0.1829792</text:p>
          </table:table-cell>
          <table:table-cell office:value-type="float" office:value="0.2006761" calcext:value-type="float">
            <text:p>0.2006761</text:p>
          </table:table-cell>
          <table:table-cell office:value-type="float" office:value="0.2941594" calcext:value-type="float">
            <text:p>0.2941594</text:p>
          </table:table-cell>
          <table:table-cell office:value-type="float" office:value="0.3478439" calcext:value-type="float">
            <text:p>0.3478439</text:p>
          </table:table-cell>
          <table:table-cell office:value-type="float" office:value="0.3602393" calcext:value-type="float">
            <text:p>0.3602393</text:p>
          </table:table-cell>
          <table:table-cell office:value-type="float" office:value="0.3861335" calcext:value-type="float">
            <text:p>0.3861335</text:p>
          </table:table-cell>
          <table:table-cell office:value-type="float" office:value="0.411104" calcext:value-type="float">
            <text:p>0.411104</text:p>
          </table:table-cell>
          <table:table-cell office:value-type="float" office:value="0.488052" calcext:value-type="float">
            <text:p>0.48805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1171" calcext:value-type="float">
            <text:p>0.3131171</text:p>
          </table:table-cell>
          <table:table-cell office:value-type="float" office:value="0.3238803" calcext:value-type="float">
            <text:p>0.3238803</text:p>
          </table:table-cell>
          <table:table-cell office:value-type="float" office:value="0.3211803" calcext:value-type="float">
            <text:p>0.3211803</text:p>
          </table:table-cell>
          <table:table-cell office:value-type="float" office:value="0.1647466" calcext:value-type="float">
            <text:p>0.1647466</text:p>
          </table:table-cell>
          <table:table-cell office:value-type="float" office:value="0.1494774" calcext:value-type="float">
            <text:p>0.1494774</text:p>
          </table:table-cell>
          <table:table-cell office:value-type="float" office:value="0.06431754" calcext:value-type="float">
            <text:p>0.06431754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64213" calcext:value-type="float">
            <text:p>-1.164213</text:p>
          </table:table-cell>
          <table:table-cell office:value-type="float" office:value="-0.8044095" calcext:value-type="float">
            <text:p>-0.8044095</text:p>
          </table:table-cell>
          <table:table-cell office:value-type="float" office:value="-0.5691597" calcext:value-type="float">
            <text:p>-0.5691597</text:p>
          </table:table-cell>
          <table:table-cell office:value-type="float" office:value="-0.4185084" calcext:value-type="float">
            <text:p>-0.4185084</text:p>
          </table:table-cell>
          <table:table-cell office:value-type="float" office:value="-0.2382076" calcext:value-type="float">
            <text:p>-0.2382076</text:p>
          </table:table-cell>
          <table:table-cell office:value-type="float" office:value="-0.02185663" calcext:value-type="float">
            <text:p>-0.02185663</text:p>
          </table:table-cell>
          <table:table-cell office:value-type="float" office:value="-0.01802917" calcext:value-type="float">
            <text:p>-0.01802917</text:p>
          </table:table-cell>
          <table:table-cell office:value-type="float" office:value="-0.01421924" calcext:value-type="float">
            <text:p>-0.01421924</text:p>
          </table:table-cell>
          <table:table-cell office:value-type="float" office:value="-0.007317796" calcext:value-type="float">
            <text:p>-0.007317796</text:p>
          </table:table-cell>
          <table:table-cell office:value-type="float" office:value="-0.004021275" calcext:value-type="float">
            <text:p>-0.004021275</text:p>
          </table:table-cell>
          <table:table-cell office:value-type="float" office:value="333.5101" calcext:value-type="float">
            <text:p>333.5101</text:p>
          </table:table-cell>
          <table:table-cell office:value-type="float" office:value="0" calcext:value-type="float">
            <text:p>0</text:p>
          </table:table-cell>
          <table:table-cell office:value-type="float" office:value="-1.622881" calcext:value-type="float">
            <text:p>-1.622881</text:p>
          </table:table-cell>
          <table:table-cell office:value-type="float" office:value="0.01261885" calcext:value-type="float">
            <text:p>0.01261885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384238" calcext:value-type="float">
            <text:p>-1.3842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70.16004" calcext:value-type="float">
            <text:p>70.16004</text:p>
          </table:table-cell>
          <table:table-cell office:value-type="float" office:value="0.4538938" calcext:value-type="float">
            <text:p>0.4538938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30.523" calcext:value-type="float">
            <text:p>1330.523</text:p>
          </table:table-cell>
          <table:table-cell office:value-type="float" office:value="-12.42734" calcext:value-type="float">
            <text:p>-12.42734</text:p>
          </table:table-cell>
          <table:table-cell office:value-type="float" office:value="189.1465" calcext:value-type="float">
            <text:p>189.1465</text:p>
          </table:table-cell>
          <table:table-cell office:value-type="float" office:value="0.1621038" calcext:value-type="float">
            <text:p>0.1621038</text:p>
          </table:table-cell>
          <table:table-cell office:value-type="float" office:value="0.1671712" calcext:value-type="float">
            <text:p>0.1671712</text:p>
          </table:table-cell>
          <table:table-cell office:value-type="float" office:value="0.1737996" calcext:value-type="float">
            <text:p>0.1737996</text:p>
          </table:table-cell>
          <table:table-cell office:value-type="float" office:value="0.1835124" calcext:value-type="float">
            <text:p>0.1835124</text:p>
          </table:table-cell>
          <table:table-cell office:value-type="float" office:value="0.2038745" calcext:value-type="float">
            <text:p>0.2038745</text:p>
          </table:table-cell>
          <table:table-cell office:value-type="float" office:value="0.292278" calcext:value-type="float">
            <text:p>0.292278</text:p>
          </table:table-cell>
          <table:table-cell office:value-type="float" office:value="0.346631" calcext:value-type="float">
            <text:p>0.346631</text:p>
          </table:table-cell>
          <table:table-cell office:value-type="float" office:value="0.3601476" calcext:value-type="float">
            <text:p>0.3601476</text:p>
          </table:table-cell>
          <table:table-cell office:value-type="float" office:value="0.386329" calcext:value-type="float">
            <text:p>0.386329</text:p>
          </table:table-cell>
          <table:table-cell office:value-type="float" office:value="0.4115916" calcext:value-type="float">
            <text:p>0.4115916</text:p>
          </table:table-cell>
          <table:table-cell office:value-type="float" office:value="0.4917262" calcext:value-type="float">
            <text:p>0.491726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5633" calcext:value-type="float">
            <text:p>0.3035633</text:p>
          </table:table-cell>
          <table:table-cell office:value-type="float" office:value="0.3188783" calcext:value-type="float">
            <text:p>0.3188783</text:p>
          </table:table-cell>
          <table:table-cell office:value-type="float" office:value="0.3212202" calcext:value-type="float">
            <text:p>0.3212202</text:p>
          </table:table-cell>
          <table:table-cell office:value-type="float" office:value="0.1648352" calcext:value-type="float">
            <text:p>0.1648352</text:p>
          </table:table-cell>
          <table:table-cell office:value-type="float" office:value="0.1496546" calcext:value-type="float">
            <text:p>0.1496546</text:p>
          </table:table-cell>
          <table:table-cell office:value-type="float" office:value="0.0664468" calcext:value-type="float">
            <text:p>0.0664468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833792" calcext:value-type="float">
            <text:p>-0.8833792</text:p>
          </table:table-cell>
          <table:table-cell office:value-type="float" office:value="-0.7297067" calcext:value-type="float">
            <text:p>-0.7297067</text:p>
          </table:table-cell>
          <table:table-cell office:value-type="float" office:value="-0.573737" calcext:value-type="float">
            <text:p>-0.573737</text:p>
          </table:table-cell>
          <table:table-cell office:value-type="float" office:value="-0.411221" calcext:value-type="float">
            <text:p>-0.411221</text:p>
          </table:table-cell>
          <table:table-cell office:value-type="float" office:value="-0.2162407" calcext:value-type="float">
            <text:p>-0.2162407</text:p>
          </table:table-cell>
          <table:table-cell office:value-type="float" office:value="-0.02285035" calcext:value-type="float">
            <text:p>-0.02285035</text:p>
          </table:table-cell>
          <table:table-cell office:value-type="float" office:value="-0.01864381" calcext:value-type="float">
            <text:p>-0.01864381</text:p>
          </table:table-cell>
          <table:table-cell office:value-type="float" office:value="-0.01425372" calcext:value-type="float">
            <text:p>-0.01425372</text:p>
          </table:table-cell>
          <table:table-cell office:value-type="float" office:value="-0.007282297" calcext:value-type="float">
            <text:p>-0.007282297</text:p>
          </table:table-cell>
          <table:table-cell office:value-type="float" office:value="-0.003975825" calcext:value-type="float">
            <text:p>-0.003975825</text:p>
          </table:table-cell>
          <table:table-cell office:value-type="float" office:value="336.5993" calcext:value-type="float">
            <text:p>336.5993</text:p>
          </table:table-cell>
          <table:table-cell office:value-type="float" office:value="0" calcext:value-type="float">
            <text:p>0</text:p>
          </table:table-cell>
          <table:table-cell office:value-type="float" office:value="-1.125908" calcext:value-type="float">
            <text:p>-1.125908</text:p>
          </table:table-cell>
          <table:table-cell office:value-type="float" office:value="0.01260734" calcext:value-type="float">
            <text:p>0.0126073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367129" calcext:value-type="float">
            <text:p>-1.3671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71.16003" calcext:value-type="float">
            <text:p>71.16003</text:p>
          </table:table-cell>
          <table:table-cell office:value-type="float" office:value="0.3402931" calcext:value-type="float">
            <text:p>0.3402931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33.74" calcext:value-type="float">
            <text:p>1333.74</text:p>
          </table:table-cell>
          <table:table-cell office:value-type="float" office:value="-14.53068" calcext:value-type="float">
            <text:p>-14.53068</text:p>
          </table:table-cell>
          <table:table-cell office:value-type="float" office:value="186.2845" calcext:value-type="float">
            <text:p>186.2845</text:p>
          </table:table-cell>
          <table:table-cell office:value-type="float" office:value="0.1822161" calcext:value-type="float">
            <text:p>0.1822161</text:p>
          </table:table-cell>
          <table:table-cell office:value-type="float" office:value="0.1763409" calcext:value-type="float">
            <text:p>0.1763409</text:p>
          </table:table-cell>
          <table:table-cell office:value-type="float" office:value="0.1775529" calcext:value-type="float">
            <text:p>0.1775529</text:p>
          </table:table-cell>
          <table:table-cell office:value-type="float" office:value="0.1856067" calcext:value-type="float">
            <text:p>0.1856067</text:p>
          </table:table-cell>
          <table:table-cell office:value-type="float" office:value="0.2071265" calcext:value-type="float">
            <text:p>0.2071265</text:p>
          </table:table-cell>
          <table:table-cell office:value-type="float" office:value="0.2915016" calcext:value-type="float">
            <text:p>0.2915016</text:p>
          </table:table-cell>
          <table:table-cell office:value-type="float" office:value="0.348437" calcext:value-type="float">
            <text:p>0.348437</text:p>
          </table:table-cell>
          <table:table-cell office:value-type="float" office:value="0.3600354" calcext:value-type="float">
            <text:p>0.3600354</text:p>
          </table:table-cell>
          <table:table-cell office:value-type="float" office:value="0.3864907" calcext:value-type="float">
            <text:p>0.3864907</text:p>
          </table:table-cell>
          <table:table-cell office:value-type="float" office:value="0.4120425" calcext:value-type="float">
            <text:p>0.4120425</text:p>
          </table:table-cell>
          <table:table-cell office:value-type="float" office:value="0.4953166" calcext:value-type="float">
            <text:p>0.495316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6297" calcext:value-type="float">
            <text:p>0.2946297</text:p>
          </table:table-cell>
          <table:table-cell office:value-type="float" office:value="0.3098187" calcext:value-type="float">
            <text:p>0.3098187</text:p>
          </table:table-cell>
          <table:table-cell office:value-type="float" office:value="0.317233" calcext:value-type="float">
            <text:p>0.317233</text:p>
          </table:table-cell>
          <table:table-cell office:value-type="float" office:value="0.163387" calcext:value-type="float">
            <text:p>0.163387</text:p>
          </table:table-cell>
          <table:table-cell office:value-type="float" office:value="0.1503815" calcext:value-type="float">
            <text:p>0.1503815</text:p>
          </table:table-cell>
          <table:table-cell office:value-type="float" office:value="0.06787159" calcext:value-type="float">
            <text:p>0.0678715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27697" calcext:value-type="float">
            <text:p>-0.427697</text:p>
          </table:table-cell>
          <table:table-cell office:value-type="float" office:value="-0.526788" calcext:value-type="float">
            <text:p>-0.526788</text:p>
          </table:table-cell>
          <table:table-cell office:value-type="float" office:value="-0.5040048" calcext:value-type="float">
            <text:p>-0.5040048</text:p>
          </table:table-cell>
          <table:table-cell office:value-type="float" office:value="-0.3838936" calcext:value-type="float">
            <text:p>-0.3838936</text:p>
          </table:table-cell>
          <table:table-cell office:value-type="float" office:value="-0.1962626" calcext:value-type="float">
            <text:p>-0.1962626</text:p>
          </table:table-cell>
          <table:table-cell office:value-type="float" office:value="-0.02330086" calcext:value-type="float">
            <text:p>-0.02330086</text:p>
          </table:table-cell>
          <table:table-cell office:value-type="float" office:value="-0.01773125" calcext:value-type="float">
            <text:p>-0.01773125</text:p>
          </table:table-cell>
          <table:table-cell office:value-type="float" office:value="-0.01429715" calcext:value-type="float">
            <text:p>-0.01429715</text:p>
          </table:table-cell>
          <table:table-cell office:value-type="float" office:value="-0.007253083" calcext:value-type="float">
            <text:p>-0.007253083</text:p>
          </table:table-cell>
          <table:table-cell office:value-type="float" office:value="-0.003934318" calcext:value-type="float">
            <text:p>-0.003934318</text:p>
          </table:table-cell>
          <table:table-cell office:value-type="float" office:value="339.7433" calcext:value-type="float">
            <text:p>339.7433</text:p>
          </table:table-cell>
          <table:table-cell office:value-type="float" office:value="0" calcext:value-type="float">
            <text:p>0</text:p>
          </table:table-cell>
          <table:table-cell office:value-type="float" office:value="-0.648474" calcext:value-type="float">
            <text:p>-0.648474</text:p>
          </table:table-cell>
          <table:table-cell office:value-type="float" office:value="0.01257253" calcext:value-type="float">
            <text:p>0.0125725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350412" calcext:value-type="float">
            <text:p>-1.3504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71.16003" calcext:value-type="float">
            <text:p>71.16003</text:p>
          </table:table-cell>
          <table:table-cell office:value-type="float" office:value="0.5774624" calcext:value-type="float">
            <text:p>0.5774624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35.541" calcext:value-type="float">
            <text:p>1335.541</text:p>
          </table:table-cell>
          <table:table-cell office:value-type="float" office:value="-16.56806" calcext:value-type="float">
            <text:p>-16.56806</text:p>
          </table:table-cell>
          <table:table-cell office:value-type="float" office:value="184.3257" calcext:value-type="float">
            <text:p>184.3257</text:p>
          </table:table-cell>
          <table:table-cell office:value-type="float" office:value="0.1858895" calcext:value-type="float">
            <text:p>0.1858895</text:p>
          </table:table-cell>
          <table:table-cell office:value-type="float" office:value="0.1832593" calcext:value-type="float">
            <text:p>0.1832593</text:p>
          </table:table-cell>
          <table:table-cell office:value-type="float" office:value="0.1827811" calcext:value-type="float">
            <text:p>0.1827811</text:p>
          </table:table-cell>
          <table:table-cell office:value-type="float" office:value="0.1892742" calcext:value-type="float">
            <text:p>0.1892742</text:p>
          </table:table-cell>
          <table:table-cell office:value-type="float" office:value="0.2112179" calcext:value-type="float">
            <text:p>0.2112179</text:p>
          </table:table-cell>
          <table:table-cell office:value-type="float" office:value="0.2910814" calcext:value-type="float">
            <text:p>0.2910814</text:p>
          </table:table-cell>
          <table:table-cell office:value-type="float" office:value="0.3461737" calcext:value-type="float">
            <text:p>0.3461737</text:p>
          </table:table-cell>
          <table:table-cell office:value-type="float" office:value="0.3600058" calcext:value-type="float">
            <text:p>0.3600058</text:p>
          </table:table-cell>
          <table:table-cell office:value-type="float" office:value="0.3866297" calcext:value-type="float">
            <text:p>0.3866297</text:p>
          </table:table-cell>
          <table:table-cell office:value-type="float" office:value="0.412459" calcext:value-type="float">
            <text:p>0.412459</text:p>
          </table:table-cell>
          <table:table-cell office:value-type="float" office:value="0.4988155" calcext:value-type="float">
            <text:p>0.498815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24654" calcext:value-type="float">
            <text:p>0.2824654</text:p>
          </table:table-cell>
          <table:table-cell office:value-type="float" office:value="0.3038994" calcext:value-type="float">
            <text:p>0.3038994</text:p>
          </table:table-cell>
          <table:table-cell office:value-type="float" office:value="0.3118944" calcext:value-type="float">
            <text:p>0.3118944</text:p>
          </table:table-cell>
          <table:table-cell office:value-type="float" office:value="0.1603641" calcext:value-type="float">
            <text:p>0.1603641</text:p>
          </table:table-cell>
          <table:table-cell office:value-type="float" office:value="0.1508083" calcext:value-type="float">
            <text:p>0.1508083</text:p>
          </table:table-cell>
          <table:table-cell office:value-type="float" office:value="0.06849959" calcext:value-type="float">
            <text:p>0.0684995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808656" calcext:value-type="float">
            <text:p>-0.3808656</text:p>
          </table:table-cell>
          <table:table-cell office:value-type="float" office:value="-0.4154075" calcext:value-type="float">
            <text:p>-0.4154075</text:p>
          </table:table-cell>
          <table:table-cell office:value-type="float" office:value="-0.4218842" calcext:value-type="float">
            <text:p>-0.4218842</text:p>
          </table:table-cell>
          <table:table-cell office:value-type="float" office:value="-0.3406928" calcext:value-type="float">
            <text:p>-0.3406928</text:p>
          </table:table-cell>
          <table:table-cell office:value-type="float" office:value="-0.174187" calcext:value-type="float">
            <text:p>-0.174187</text:p>
          </table:table-cell>
          <table:table-cell office:value-type="float" office:value="-0.02351831" calcext:value-type="float">
            <text:p>-0.02351831</text:p>
          </table:table-cell>
          <table:table-cell office:value-type="float" office:value="-0.01888002" calcext:value-type="float">
            <text:p>-0.01888002</text:p>
          </table:table-cell>
          <table:table-cell office:value-type="float" office:value="-0.0143078" calcext:value-type="float">
            <text:p>-0.0143078</text:p>
          </table:table-cell>
          <table:table-cell office:value-type="float" office:value="-0.007228073" calcext:value-type="float">
            <text:p>-0.007228073</text:p>
          </table:table-cell>
          <table:table-cell office:value-type="float" office:value="-0.00389639" calcext:value-type="float">
            <text:p>-0.00389639</text:p>
          </table:table-cell>
          <table:table-cell office:value-type="float" office:value="342.9397" calcext:value-type="float">
            <text:p>342.9397</text:p>
          </table:table-cell>
          <table:table-cell office:value-type="float" office:value="0" calcext:value-type="float">
            <text:p>0</text:p>
          </table:table-cell>
          <table:table-cell office:value-type="float" office:value="-0.3939942" calcext:value-type="float">
            <text:p>-0.3939942</text:p>
          </table:table-cell>
          <table:table-cell office:value-type="float" office:value="0.01250856" calcext:value-type="float">
            <text:p>0.01250856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334122" calcext:value-type="float">
            <text:p>-1.334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71.16003" calcext:value-type="float">
            <text:p>71.16003</text:p>
          </table:table-cell>
          <table:table-cell office:value-type="float" office:value="0.8738298" calcext:value-type="float">
            <text:p>0.8738298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37.179" calcext:value-type="float">
            <text:p>1337.179</text:p>
          </table:table-cell>
          <table:table-cell office:value-type="float" office:value="-18.50284" calcext:value-type="float">
            <text:p>-18.50284</text:p>
          </table:table-cell>
          <table:table-cell office:value-type="float" office:value="182.3213" calcext:value-type="float">
            <text:p>182.3213</text:p>
          </table:table-cell>
          <table:table-cell office:value-type="float" office:value="0.1662994" calcext:value-type="float">
            <text:p>0.1662994</text:p>
          </table:table-cell>
          <table:table-cell office:value-type="float" office:value="0.1777431" calcext:value-type="float">
            <text:p>0.1777431</text:p>
          </table:table-cell>
          <table:table-cell office:value-type="float" office:value="0.1846861" calcext:value-type="float">
            <text:p>0.1846861</text:p>
          </table:table-cell>
          <table:table-cell office:value-type="float" office:value="0.1925521" calcext:value-type="float">
            <text:p>0.1925521</text:p>
          </table:table-cell>
          <table:table-cell office:value-type="float" office:value="0.2158891" calcext:value-type="float">
            <text:p>0.2158891</text:p>
          </table:table-cell>
          <table:table-cell office:value-type="float" office:value="0.2898937" calcext:value-type="float">
            <text:p>0.2898937</text:p>
          </table:table-cell>
          <table:table-cell office:value-type="float" office:value="0.3446141" calcext:value-type="float">
            <text:p>0.3446141</text:p>
          </table:table-cell>
          <table:table-cell office:value-type="float" office:value="0.359834" calcext:value-type="float">
            <text:p>0.359834</text:p>
          </table:table-cell>
          <table:table-cell office:value-type="float" office:value="0.386746" calcext:value-type="float">
            <text:p>0.386746</text:p>
          </table:table-cell>
          <table:table-cell office:value-type="float" office:value="0.4128443" calcext:value-type="float">
            <text:p>0.4128443</text:p>
          </table:table-cell>
          <table:table-cell office:value-type="float" office:value="0.5020581" calcext:value-type="float">
            <text:p>0.5020581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61675" calcext:value-type="float">
            <text:p>0.3061675</text:p>
          </table:table-cell>
          <table:table-cell office:value-type="float" office:value="0.3082509" calcext:value-type="float">
            <text:p>0.3082509</text:p>
          </table:table-cell>
          <table:table-cell office:value-type="float" office:value="0.310001" calcext:value-type="float">
            <text:p>0.310001</text:p>
          </table:table-cell>
          <table:table-cell office:value-type="float" office:value="0.1578692" calcext:value-type="float">
            <text:p>0.1578692</text:p>
          </table:table-cell>
          <table:table-cell office:value-type="float" office:value="0.1512765" calcext:value-type="float">
            <text:p>0.1512765</text:p>
          </table:table-cell>
          <table:table-cell office:value-type="float" office:value="0.06829005" calcext:value-type="float">
            <text:p>0.06829005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433836" calcext:value-type="float">
            <text:p>-0.7433836</text:p>
          </table:table-cell>
          <table:table-cell office:value-type="float" office:value="-0.4978246" calcext:value-type="float">
            <text:p>-0.4978246</text:p>
          </table:table-cell>
          <table:table-cell office:value-type="float" office:value="-0.3951667" calcext:value-type="float">
            <text:p>-0.3951667</text:p>
          </table:table-cell>
          <table:table-cell office:value-type="float" office:value="-0.3065634" calcext:value-type="float">
            <text:p>-0.3065634</text:p>
          </table:table-cell>
          <table:table-cell office:value-type="float" office:value="-0.1524013" calcext:value-type="float">
            <text:p>-0.1524013</text:p>
          </table:table-cell>
          <table:table-cell office:value-type="float" office:value="-0.02419064" calcext:value-type="float">
            <text:p>-0.02419064</text:p>
          </table:table-cell>
          <table:table-cell office:value-type="float" office:value="-0.01972289" calcext:value-type="float">
            <text:p>-0.01972289</text:p>
          </table:table-cell>
          <table:table-cell office:value-type="float" office:value="-0.01437318" calcext:value-type="float">
            <text:p>-0.01437318</text:p>
          </table:table-cell>
          <table:table-cell office:value-type="float" office:value="-0.00720723" calcext:value-type="float">
            <text:p>-0.00720723</text:p>
          </table:table-cell>
          <table:table-cell office:value-type="float" office:value="-0.003861674" calcext:value-type="float">
            <text:p>-0.003861674</text:p>
          </table:table-cell>
          <table:table-cell office:value-type="float" office:value="346.2365" calcext:value-type="float">
            <text:p>346.2365</text:p>
          </table:table-cell>
          <table:table-cell office:value-type="float" office:value="0" calcext:value-type="float">
            <text:p>0</text:p>
          </table:table-cell>
          <table:table-cell office:value-type="float" office:value="-0.8516142" calcext:value-type="float">
            <text:p>-0.8516142</text:p>
          </table:table-cell>
          <table:table-cell office:value-type="float" office:value="0.01250728" calcext:value-type="float">
            <text:p>0.01250728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3092" calcext:value-type="float">
            <text:p>-1.230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71.16003" calcext:value-type="float">
            <text:p>71.16003</text:p>
          </table:table-cell>
          <table:table-cell office:value-type="float" office:value="0.9535572" calcext:value-type="float">
            <text:p>0.9535572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38.842" calcext:value-type="float">
            <text:p>1338.842</text:p>
          </table:table-cell>
          <table:table-cell office:value-type="float" office:value="-20.24565" calcext:value-type="float">
            <text:p>-20.24565</text:p>
          </table:table-cell>
          <table:table-cell office:value-type="float" office:value="181.0718" calcext:value-type="float">
            <text:p>181.0718</text:p>
          </table:table-cell>
          <table:table-cell office:value-type="float" office:value="0.1573314" calcext:value-type="float">
            <text:p>0.1573314</text:p>
          </table:table-cell>
          <table:table-cell office:value-type="float" office:value="0.1701624" calcext:value-type="float">
            <text:p>0.1701624</text:p>
          </table:table-cell>
          <table:table-cell office:value-type="float" office:value="0.1821506" calcext:value-type="float">
            <text:p>0.1821506</text:p>
          </table:table-cell>
          <table:table-cell office:value-type="float" office:value="0.1939487" calcext:value-type="float">
            <text:p>0.1939487</text:p>
          </table:table-cell>
          <table:table-cell office:value-type="float" office:value="0.2201884" calcext:value-type="float">
            <text:p>0.2201884</text:p>
          </table:table-cell>
          <table:table-cell office:value-type="float" office:value="0.2883565" calcext:value-type="float">
            <text:p>0.2883565</text:p>
          </table:table-cell>
          <table:table-cell office:value-type="float" office:value="0.3437046" calcext:value-type="float">
            <text:p>0.3437046</text:p>
          </table:table-cell>
          <table:table-cell office:value-type="float" office:value="0.3596045" calcext:value-type="float">
            <text:p>0.3596045</text:p>
          </table:table-cell>
          <table:table-cell office:value-type="float" office:value="0.3868373" calcext:value-type="float">
            <text:p>0.3868373</text:p>
          </table:table-cell>
          <table:table-cell office:value-type="float" office:value="0.4131968" calcext:value-type="float">
            <text:p>0.4131968</text:p>
          </table:table-cell>
          <table:table-cell office:value-type="float" office:value="0.5049652" calcext:value-type="float">
            <text:p>0.504965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8963" calcext:value-type="float">
            <text:p>0.3188963</text:p>
          </table:table-cell>
          <table:table-cell office:value-type="float" office:value="0.3129956" calcext:value-type="float">
            <text:p>0.3129956</text:p>
          </table:table-cell>
          <table:table-cell office:value-type="float" office:value="0.3124583" calcext:value-type="float">
            <text:p>0.3124583</text:p>
          </table:table-cell>
          <table:table-cell office:value-type="float" office:value="0.1576698" calcext:value-type="float">
            <text:p>0.1576698</text:p>
          </table:table-cell>
          <table:table-cell office:value-type="float" office:value="0.1526396" calcext:value-type="float">
            <text:p>0.1526396</text:p>
          </table:table-cell>
          <table:table-cell office:value-type="float" office:value="0.06747271" calcext:value-type="float">
            <text:p>0.06747271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47594" calcext:value-type="float">
            <text:p>-1.047594</text:p>
          </table:table-cell>
          <table:table-cell office:value-type="float" office:value="-0.6511122" calcext:value-type="float">
            <text:p>-0.6511122</text:p>
          </table:table-cell>
          <table:table-cell office:value-type="float" office:value="-0.4297863" calcext:value-type="float">
            <text:p>-0.4297863</text:p>
          </table:table-cell>
          <table:table-cell office:value-type="float" office:value="-0.2931534" calcext:value-type="float">
            <text:p>-0.2931534</text:p>
          </table:table-cell>
          <table:table-cell office:value-type="float" office:value="-0.1350731" calcext:value-type="float">
            <text:p>-0.1350731</text:p>
          </table:table-cell>
          <table:table-cell office:value-type="float" office:value="-0.02509366" calcext:value-type="float">
            <text:p>-0.02509366</text:p>
          </table:table-cell>
          <table:table-cell office:value-type="float" office:value="-0.02023567" calcext:value-type="float">
            <text:p>-0.02023567</text:p>
          </table:table-cell>
          <table:table-cell office:value-type="float" office:value="-0.0144614" calcext:value-type="float">
            <text:p>-0.0144614</text:p>
          </table:table-cell>
          <table:table-cell office:value-type="float" office:value="-0.007190883" calcext:value-type="float">
            <text:p>-0.007190883</text:p>
          </table:table-cell>
          <table:table-cell office:value-type="float" office:value="-0.003830188" calcext:value-type="float">
            <text:p>-0.003830188</text:p>
          </table:table-cell>
          <table:table-cell office:value-type="float" office:value="349.6837" calcext:value-type="float">
            <text:p>349.6837</text:p>
          </table:table-cell>
          <table:table-cell office:value-type="float" office:value="0" calcext:value-type="float">
            <text:p>0</text:p>
          </table:table-cell>
          <table:table-cell office:value-type="float" office:value="-1.406605" calcext:value-type="float">
            <text:p>-1.406605</text:p>
          </table:table-cell>
          <table:table-cell office:value-type="float" office:value="0.01252921" calcext:value-type="float">
            <text:p>0.01252921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30253" calcext:value-type="float">
            <text:p>-1.2302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71.16003" calcext:value-type="float">
            <text:p>71.16003</text:p>
          </table:table-cell>
          <table:table-cell office:value-type="float" office:value="1.103082" calcext:value-type="float">
            <text:p>1.103082</text:p>
          </table:table-cell>
          <table:table-cell office:value-type="float" office:value="0.0343592" calcext:value-type="float">
            <text:p>0.0343592</text:p>
          </table:table-cell>
          <table:table-cell office:value-type="float" office:value="1340.412" calcext:value-type="float">
            <text:p>1340.412</text:p>
          </table:table-cell>
          <table:table-cell office:value-type="float" office:value="-21.965" calcext:value-type="float">
            <text:p>-21.965</text:p>
          </table:table-cell>
          <table:table-cell office:value-type="float" office:value="179.6248" calcext:value-type="float">
            <text:p>179.6248</text:p>
          </table:table-cell>
          <table:table-cell office:value-type="float" office:value="0.1497883" calcext:value-type="float">
            <text:p>0.1497883</text:p>
          </table:table-cell>
          <table:table-cell office:value-type="float" office:value="0.1632091" calcext:value-type="float">
            <text:p>0.1632091</text:p>
          </table:table-cell>
          <table:table-cell office:value-type="float" office:value="0.1775028" calcext:value-type="float">
            <text:p>0.1775028</text:p>
          </table:table-cell>
          <table:table-cell office:value-type="float" office:value="0.1932264" calcext:value-type="float">
            <text:p>0.1932264</text:p>
          </table:table-cell>
          <table:table-cell office:value-type="float" office:value="0.2233152" calcext:value-type="float">
            <text:p>0.2233152</text:p>
          </table:table-cell>
          <table:table-cell office:value-type="float" office:value="0.2868991" calcext:value-type="float">
            <text:p>0.2868991</text:p>
          </table:table-cell>
          <table:table-cell office:value-type="float" office:value="0.3429855" calcext:value-type="float">
            <text:p>0.3429855</text:p>
          </table:table-cell>
          <table:table-cell office:value-type="float" office:value="0.3594036" calcext:value-type="float">
            <text:p>0.3594036</text:p>
          </table:table-cell>
          <table:table-cell office:value-type="float" office:value="0.3869069" calcext:value-type="float">
            <text:p>0.3869069</text:p>
          </table:table-cell>
          <table:table-cell office:value-type="float" office:value="0.4135191" calcext:value-type="float">
            <text:p>0.4135191</text:p>
          </table:table-cell>
          <table:table-cell office:value-type="float" office:value="0.5078245" calcext:value-type="float">
            <text:p>0.5078245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4627" calcext:value-type="float">
            <text:p>0.3294627</text:p>
          </table:table-cell>
          <table:table-cell office:value-type="float" office:value="0.3173363" calcext:value-type="float">
            <text:p>0.3173363</text:p>
          </table:table-cell>
          <table:table-cell office:value-type="float" office:value="0.3171395" calcext:value-type="float">
            <text:p>0.3171395</text:p>
          </table:table-cell>
          <table:table-cell office:value-type="float" office:value="0.1598932" calcext:value-type="float">
            <text:p>0.1598932</text:p>
          </table:table-cell>
          <table:table-cell office:value-type="float" office:value="0.1553514" calcext:value-type="float">
            <text:p>0.1553514</text:p>
          </table:table-cell>
          <table:table-cell office:value-type="float" office:value="0.06630601" calcext:value-type="float">
            <text:p>0.06630601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22279" calcext:value-type="float">
            <text:p>-1.422279</text:p>
          </table:table-cell>
          <table:table-cell office:value-type="float" office:value="-0.8416144" calcext:value-type="float">
            <text:p>-0.8416144</text:p>
          </table:table-cell>
          <table:table-cell office:value-type="float" office:value="-0.5031784" calcext:value-type="float">
            <text:p>-0.5031784</text:p>
          </table:table-cell>
          <table:table-cell office:value-type="float" office:value="-0.2997028" calcext:value-type="float">
            <text:p>-0.2997028</text:p>
          </table:table-cell>
          <table:table-cell office:value-type="float" office:value="-0.123825" calcext:value-type="float">
            <text:p>-0.123825</text:p>
          </table:table-cell>
          <table:table-cell office:value-type="float" office:value="-0.02599441" calcext:value-type="float">
            <text:p>-0.02599441</text:p>
          </table:table-cell>
          <table:table-cell office:value-type="float" office:value="-0.02064869" calcext:value-type="float">
            <text:p>-0.02064869</text:p>
          </table:table-cell>
          <table:table-cell office:value-type="float" office:value="-0.01453958" calcext:value-type="float">
            <text:p>-0.01453958</text:p>
          </table:table-cell>
          <table:table-cell office:value-type="float" office:value="-0.007178454" calcext:value-type="float">
            <text:p>-0.007178454</text:p>
          </table:table-cell>
          <table:table-cell office:value-type="float" office:value="-0.003801665" calcext:value-type="float">
            <text:p>-0.003801665</text:p>
          </table:table-cell>
          <table:table-cell office:value-type="float" office:value="353.1419" calcext:value-type="float">
            <text:p>353.1419</text:p>
          </table:table-cell>
          <table:table-cell office:value-type="float" office:value="0" calcext:value-type="float">
            <text:p>0</text:p>
          </table:table-cell>
          <table:table-cell office:value-type="float" office:value="-1.964252" calcext:value-type="float">
            <text:p>-1.964252</text:p>
          </table:table-cell>
          <table:table-cell office:value-type="float" office:value="0.01257108" calcext:value-type="float">
            <text:p>0.01257108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9657" calcext:value-type="float">
            <text:p>-1.2296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86.26" calcext:value-type="float">
            <text:p>86.26</text:p>
          </table:table-cell>
          <table:table-cell office:value-type="float" office:value="0.9661885" calcext:value-type="float">
            <text:p>0.9661885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51.059" calcext:value-type="float">
            <text:p>1351.059</text:p>
          </table:table-cell>
          <table:table-cell office:value-type="float" office:value="-18.28751" calcext:value-type="float">
            <text:p>-18.28751</text:p>
          </table:table-cell>
          <table:table-cell office:value-type="float" office:value="176.7689" calcext:value-type="float">
            <text:p>176.7689</text:p>
          </table:table-cell>
          <table:table-cell office:value-type="float" office:value="0.2044072" calcext:value-type="float">
            <text:p>0.2044072</text:p>
          </table:table-cell>
          <table:table-cell office:value-type="float" office:value="0.1846618" calcext:value-type="float">
            <text:p>0.1846618</text:p>
          </table:table-cell>
          <table:table-cell office:value-type="float" office:value="0.1830824" calcext:value-type="float">
            <text:p>0.1830824</text:p>
          </table:table-cell>
          <table:table-cell office:value-type="float" office:value="0.1945624" calcext:value-type="float">
            <text:p>0.1945624</text:p>
          </table:table-cell>
          <table:table-cell office:value-type="float" office:value="0.2280547" calcext:value-type="float">
            <text:p>0.2280547</text:p>
          </table:table-cell>
          <table:table-cell office:value-type="float" office:value="0.3547539" calcext:value-type="float">
            <text:p>0.3547539</text:p>
          </table:table-cell>
          <table:table-cell office:value-type="float" office:value="0.4297645" calcext:value-type="float">
            <text:p>0.4297645</text:p>
          </table:table-cell>
          <table:table-cell office:value-type="float" office:value="0.360791" calcext:value-type="float">
            <text:p>0.360791</text:p>
          </table:table-cell>
          <table:table-cell office:value-type="float" office:value="0.3849726" calcext:value-type="float">
            <text:p>0.3849726</text:p>
          </table:table-cell>
          <table:table-cell office:value-type="float" office:value="0.4104871" calcext:value-type="float">
            <text:p>0.4104871</text:p>
          </table:table-cell>
          <table:table-cell office:value-type="float" office:value="0.5065624" calcext:value-type="float">
            <text:p>0.506562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0649" calcext:value-type="float">
            <text:p>0.3110649</text:p>
          </table:table-cell>
          <table:table-cell office:value-type="float" office:value="0.3000812" calcext:value-type="float">
            <text:p>0.3000812</text:p>
          </table:table-cell>
          <table:table-cell office:value-type="float" office:value="0.3114271" calcext:value-type="float">
            <text:p>0.3114271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1586058" calcext:value-type="float">
            <text:p>0.1586058</text:p>
          </table:table-cell>
          <table:table-cell office:value-type="float" office:value="0.06527653" calcext:value-type="float">
            <text:p>0.06527653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787432" calcext:value-type="float">
            <text:p>-0.2787432</text:p>
          </table:table-cell>
          <table:table-cell office:value-type="float" office:value="-0.3975784" calcext:value-type="float">
            <text:p>-0.3975784</text:p>
          </table:table-cell>
          <table:table-cell office:value-type="float" office:value="-0.4180809" calcext:value-type="float">
            <text:p>-0.4180809</text:p>
          </table:table-cell>
          <table:table-cell office:value-type="float" office:value="-0.287788" calcext:value-type="float">
            <text:p>-0.287788</text:p>
          </table:table-cell>
          <table:table-cell office:value-type="float" office:value="-0.1090254" calcext:value-type="float">
            <text:p>-0.1090254</text:p>
          </table:table-cell>
          <table:table-cell office:value-type="float" office:value="-0.006182121" calcext:value-type="float">
            <text:p>-0.006182121</text:p>
          </table:table-cell>
          <table:table-cell office:value-type="float" office:value="-0.002375928" calcext:value-type="float">
            <text:p>-0.002375928</text:p>
          </table:table-cell>
          <table:table-cell office:value-type="float" office:value="-0.01402218" calcext:value-type="float">
            <text:p>-0.01402218</text:p>
          </table:table-cell>
          <table:table-cell office:value-type="float" office:value="-0.007527584" calcext:value-type="float">
            <text:p>-0.007527584</text:p>
          </table:table-cell>
          <table:table-cell office:value-type="float" office:value="-0.004075539" calcext:value-type="float">
            <text:p>-0.004075539</text:p>
          </table:table-cell>
          <table:table-cell office:value-type="float" office:value="361.947" calcext:value-type="float">
            <text:p>361.94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37529" calcext:value-type="float">
            <text:p>0.013752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0.0000005098991" calcext:value-type="float">
            <text:p>5.098991E-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86.26" calcext:value-type="float">
            <text:p>86.26</text:p>
          </table:table-cell>
          <table:table-cell office:value-type="float" office:value="1.2814" calcext:value-type="float">
            <text:p>1.2814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49.993" calcext:value-type="float">
            <text:p>1349.993</text:p>
          </table:table-cell>
          <table:table-cell office:value-type="float" office:value="-17.53631" calcext:value-type="float">
            <text:p>-17.53631</text:p>
          </table:table-cell>
          <table:table-cell office:value-type="float" office:value="174.9861" calcext:value-type="float">
            <text:p>174.9861</text:p>
          </table:table-cell>
          <table:table-cell office:value-type="float" office:value="0.1505901" calcext:value-type="float">
            <text:p>0.1505901</text:p>
          </table:table-cell>
          <table:table-cell office:value-type="float" office:value="0.1714383" calcext:value-type="float">
            <text:p>0.1714383</text:p>
          </table:table-cell>
          <table:table-cell office:value-type="float" office:value="0.1846763" calcext:value-type="float">
            <text:p>0.1846763</text:p>
          </table:table-cell>
          <table:table-cell office:value-type="float" office:value="0.1975039" calcext:value-type="float">
            <text:p>0.1975039</text:p>
          </table:table-cell>
          <table:table-cell office:value-type="float" office:value="0.2379269" calcext:value-type="float">
            <text:p>0.2379269</text:p>
          </table:table-cell>
          <table:table-cell office:value-type="float" office:value="0.3610384" calcext:value-type="float">
            <text:p>0.3610384</text:p>
          </table:table-cell>
          <table:table-cell office:value-type="float" office:value="0.4032104" calcext:value-type="float">
            <text:p>0.4032104</text:p>
          </table:table-cell>
          <table:table-cell office:value-type="float" office:value="0.3644477" calcext:value-type="float">
            <text:p>0.3644477</text:p>
          </table:table-cell>
          <table:table-cell office:value-type="float" office:value="0.3851378" calcext:value-type="float">
            <text:p>0.3851378</text:p>
          </table:table-cell>
          <table:table-cell office:value-type="float" office:value="0.4105979" calcext:value-type="float">
            <text:p>0.4105979</text:p>
          </table:table-cell>
          <table:table-cell office:value-type="float" office:value="0.5084776" calcext:value-type="float">
            <text:p>0.5084776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5322" calcext:value-type="float">
            <text:p>0.3265322</text:p>
          </table:table-cell>
          <table:table-cell office:value-type="float" office:value="0.310257" calcext:value-type="float">
            <text:p>0.310257</text:p>
          </table:table-cell>
          <table:table-cell office:value-type="float" office:value="0.309999" calcext:value-type="float">
            <text:p>0.309999</text:p>
          </table:table-cell>
          <table:table-cell office:value-type="float" office:value="0.1588946" calcext:value-type="float">
            <text:p>0.1588946</text:p>
          </table:table-cell>
          <table:table-cell office:value-type="float" office:value="0.1614355" calcext:value-type="float">
            <text:p>0.1614355</text:p>
          </table:table-cell>
          <table:table-cell office:value-type="float" office:value="0.06403075" calcext:value-type="float">
            <text:p>0.06403075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58963" calcext:value-type="float">
            <text:p>-1.358963</text:p>
          </table:table-cell>
          <table:table-cell office:value-type="float" office:value="-0.6178218" calcext:value-type="float">
            <text:p>-0.6178218</text:p>
          </table:table-cell>
          <table:table-cell office:value-type="float" office:value="-0.3946853" calcext:value-type="float">
            <text:p>-0.3946853</text:p>
          </table:table-cell>
          <table:table-cell office:value-type="float" office:value="-0.2623792" calcext:value-type="float">
            <text:p>-0.2623792</text:p>
          </table:table-cell>
          <table:table-cell office:value-type="float" office:value="-0.08421575" calcext:value-type="float">
            <text:p>-0.08421575</text:p>
          </table:table-cell>
          <table:table-cell office:value-type="float" office:value="-0.005261279" calcext:value-type="float">
            <text:p>-0.005261279</text:p>
          </table:table-cell>
          <table:table-cell office:value-type="float" office:value="-0.004321941" calcext:value-type="float">
            <text:p>-0.004321941</text:p>
          </table:table-cell>
          <table:table-cell office:value-type="float" office:value="-0.01273073" calcext:value-type="float">
            <text:p>-0.01273073</text:p>
          </table:table-cell>
          <table:table-cell office:value-type="float" office:value="-0.007501963" calcext:value-type="float">
            <text:p>-0.007501963</text:p>
          </table:table-cell>
          <table:table-cell office:value-type="float" office:value="-0.004069236" calcext:value-type="float">
            <text:p>-0.004069236</text:p>
          </table:table-cell>
          <table:table-cell office:value-type="float" office:value="367.9612" calcext:value-type="float">
            <text:p>367.9612</text:p>
          </table:table-cell>
          <table:table-cell office:value-type="float" office:value="0" calcext:value-type="float">
            <text:p>0</text:p>
          </table:table-cell>
          <table:table-cell office:value-type="float" office:value="-1.947108" calcext:value-type="float">
            <text:p>-1.947108</text:p>
          </table:table-cell>
          <table:table-cell office:value-type="float" office:value="0.01252083" calcext:value-type="float">
            <text:p>0.01252083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43465" calcext:value-type="float">
            <text:p>-1.2434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86.26" calcext:value-type="float">
            <text:p>86.26</text:p>
          </table:table-cell>
          <table:table-cell office:value-type="float" office:value="1.470693" calcext:value-type="float">
            <text:p>1.470693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49.958" calcext:value-type="float">
            <text:p>1349.958</text:p>
          </table:table-cell>
          <table:table-cell office:value-type="float" office:value="-17.69123" calcext:value-type="float">
            <text:p>-17.69123</text:p>
          </table:table-cell>
          <table:table-cell office:value-type="float" office:value="173.5714" calcext:value-type="float">
            <text:p>173.5714</text:p>
          </table:table-cell>
          <table:table-cell office:value-type="float" office:value="0.1440968" calcext:value-type="float">
            <text:p>0.1440968</text:p>
          </table:table-cell>
          <table:table-cell office:value-type="float" office:value="0.1592145" calcext:value-type="float">
            <text:p>0.1592145</text:p>
          </table:table-cell>
          <table:table-cell office:value-type="float" office:value="0.1763302" calcext:value-type="float">
            <text:p>0.1763302</text:p>
          </table:table-cell>
          <table:table-cell office:value-type="float" office:value="0.1964448" calcext:value-type="float">
            <text:p>0.1964448</text:p>
          </table:table-cell>
          <table:table-cell office:value-type="float" office:value="0.2516348" calcext:value-type="float">
            <text:p>0.2516348</text:p>
          </table:table-cell>
          <table:table-cell office:value-type="float" office:value="0.3340049" calcext:value-type="float">
            <text:p>0.3340049</text:p>
          </table:table-cell>
          <table:table-cell office:value-type="float" office:value="0.3825269" calcext:value-type="float">
            <text:p>0.3825269</text:p>
          </table:table-cell>
          <table:table-cell office:value-type="float" office:value="0.366772" calcext:value-type="float">
            <text:p>0.366772</text:p>
          </table:table-cell>
          <table:table-cell office:value-type="float" office:value="0.3857369" calcext:value-type="float">
            <text:p>0.3857369</text:p>
          </table:table-cell>
          <table:table-cell office:value-type="float" office:value="0.4112977" calcext:value-type="float">
            <text:p>0.4112977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2064" calcext:value-type="float">
            <text:p>0.3382064</text:p>
          </table:table-cell>
          <table:table-cell office:value-type="float" office:value="0.3207658" calcext:value-type="float">
            <text:p>0.3207658</text:p>
          </table:table-cell>
          <table:table-cell office:value-type="float" office:value="0.3185234" calcext:value-type="float">
            <text:p>0.3185234</text:p>
          </table:table-cell>
          <table:table-cell office:value-type="float" office:value="0.1620754" calcext:value-type="float">
            <text:p>0.1620754</text:p>
          </table:table-cell>
          <table:table-cell office:value-type="float" office:value="0.1666161" calcext:value-type="float">
            <text:p>0.1666161</text:p>
          </table:table-cell>
          <table:table-cell office:value-type="float" office:value="0.06211132" calcext:value-type="float">
            <text:p>0.06211132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95406" calcext:value-type="float">
            <text:p>-1.795406</text:p>
          </table:table-cell>
          <table:table-cell office:value-type="float" office:value="-0.9781907" calcext:value-type="float">
            <text:p>-0.9781907</text:p>
          </table:table-cell>
          <table:table-cell office:value-type="float" office:value="-0.5235237" calcext:value-type="float">
            <text:p>-0.5235237</text:p>
          </table:table-cell>
          <table:table-cell office:value-type="float" office:value="-0.2708518" calcext:value-type="float">
            <text:p>-0.2708518</text:p>
          </table:table-cell>
          <table:table-cell office:value-type="float" office:value="-0.05987038" calcext:value-type="float">
            <text:p>-0.05987038</text:p>
          </table:table-cell>
          <table:table-cell office:value-type="float" office:value="-0.009017341" calcext:value-type="float">
            <text:p>-0.009017341</text:p>
          </table:table-cell>
          <table:table-cell office:value-type="float" office:value="-0.007183991" calcext:value-type="float">
            <text:p>-0.007183991</text:p>
          </table:table-cell>
          <table:table-cell office:value-type="float" office:value="-0.01196987" calcext:value-type="float">
            <text:p>-0.01196987</text:p>
          </table:table-cell>
          <table:table-cell office:value-type="float" office:value="-0.007390997" calcext:value-type="float">
            <text:p>-0.007390997</text:p>
          </table:table-cell>
          <table:table-cell office:value-type="float" office:value="-0.004003318" calcext:value-type="float">
            <text:p>-0.004003318</text:p>
          </table:table-cell>
          <table:table-cell office:value-type="float" office:value="372.851" calcext:value-type="float">
            <text:p>372.851</text:p>
          </table:table-cell>
          <table:table-cell office:value-type="float" office:value="0" calcext:value-type="float">
            <text:p>0</text:p>
          </table:table-cell>
          <table:table-cell office:value-type="float" office:value="-2.371814" calcext:value-type="float">
            <text:p>-2.371814</text:p>
          </table:table-cell>
          <table:table-cell office:value-type="float" office:value="0.01259665" calcext:value-type="float">
            <text:p>0.01259665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40896" calcext:value-type="float">
            <text:p>-1.2408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86.86001" calcext:value-type="float">
            <text:p>86.86001</text:p>
          </table:table-cell>
          <table:table-cell office:value-type="float" office:value="1.474173" calcext:value-type="float">
            <text:p>1.474173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50.03" calcext:value-type="float">
            <text:p>1350.03</text:p>
          </table:table-cell>
          <table:table-cell office:value-type="float" office:value="-17.16617" calcext:value-type="float">
            <text:p>-17.16617</text:p>
          </table:table-cell>
          <table:table-cell office:value-type="float" office:value="175.1024" calcext:value-type="float">
            <text:p>175.1024</text:p>
          </table:table-cell>
          <table:table-cell office:value-type="float" office:value="0.1473502" calcext:value-type="float">
            <text:p>0.1473502</text:p>
          </table:table-cell>
          <table:table-cell office:value-type="float" office:value="0.158767" calcext:value-type="float">
            <text:p>0.158767</text:p>
          </table:table-cell>
          <table:table-cell office:value-type="float" office:value="0.1718845" calcext:value-type="float">
            <text:p>0.1718845</text:p>
          </table:table-cell>
          <table:table-cell office:value-type="float" office:value="0.1937612" calcext:value-type="float">
            <text:p>0.1937612</text:p>
          </table:table-cell>
          <table:table-cell office:value-type="float" office:value="0.2689964" calcext:value-type="float">
            <text:p>0.2689964</text:p>
          </table:table-cell>
          <table:table-cell office:value-type="float" office:value="0.3108569" calcext:value-type="float">
            <text:p>0.3108569</text:p>
          </table:table-cell>
          <table:table-cell office:value-type="float" office:value="0.3664318" calcext:value-type="float">
            <text:p>0.3664318</text:p>
          </table:table-cell>
          <table:table-cell office:value-type="float" office:value="0.3672186" calcext:value-type="float">
            <text:p>0.3672186</text:p>
          </table:table-cell>
          <table:table-cell office:value-type="float" office:value="0.386287" calcext:value-type="float">
            <text:p>0.386287</text:p>
          </table:table-cell>
          <table:table-cell office:value-type="float" office:value="0.4119143" calcext:value-type="float">
            <text:p>0.411914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6516" calcext:value-type="float">
            <text:p>0.3376516</text:p>
          </table:table-cell>
          <table:table-cell office:value-type="float" office:value="0.3191902" calcext:value-type="float">
            <text:p>0.3191902</text:p>
          </table:table-cell>
          <table:table-cell office:value-type="float" office:value="0.3231779" calcext:value-type="float">
            <text:p>0.3231779</text:p>
          </table:table-cell>
          <table:table-cell office:value-type="float" office:value="0.1676358" calcext:value-type="float">
            <text:p>0.1676358</text:p>
          </table:table-cell>
          <table:table-cell office:value-type="float" office:value="0.1748858" calcext:value-type="float">
            <text:p>0.1748858</text:p>
          </table:table-cell>
          <table:table-cell office:value-type="float" office:value="0.05959226" calcext:value-type="float">
            <text:p>0.0595922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74392" calcext:value-type="float">
            <text:p>-1.574392</text:p>
          </table:table-cell>
          <table:table-cell office:value-type="float" office:value="-0.9983741" calcext:value-type="float">
            <text:p>-0.9983741</text:p>
          </table:table-cell>
          <table:table-cell office:value-type="float" office:value="-0.613371" calcext:value-type="float">
            <text:p>-0.613371</text:p>
          </table:table-cell>
          <table:table-cell office:value-type="float" office:value="-0.2946571" calcext:value-type="float">
            <text:p>-0.2946571</text:p>
          </table:table-cell>
          <table:table-cell office:value-type="float" office:value="-0.03979081" calcext:value-type="float">
            <text:p>-0.03979081</text:p>
          </table:table-cell>
          <table:table-cell office:value-type="float" office:value="-0.0148629" calcext:value-type="float">
            <text:p>-0.0148629</text:p>
          </table:table-cell>
          <table:table-cell office:value-type="float" office:value="-0.01088179" calcext:value-type="float">
            <text:p>-0.01088179</text:p>
          </table:table-cell>
          <table:table-cell office:value-type="float" office:value="-0.01182567" calcext:value-type="float">
            <text:p>-0.01182567</text:p>
          </table:table-cell>
          <table:table-cell office:value-type="float" office:value="-0.007290504" calcext:value-type="float">
            <text:p>-0.007290504</text:p>
          </table:table-cell>
          <table:table-cell office:value-type="float" office:value="-0.003946198" calcext:value-type="float">
            <text:p>-0.003946198</text:p>
          </table:table-cell>
          <table:table-cell office:value-type="float" office:value="377.2538" calcext:value-type="float">
            <text:p>377.2538</text:p>
          </table:table-cell>
          <table:table-cell office:value-type="float" office:value="0" calcext:value-type="float">
            <text:p>0</text:p>
          </table:table-cell>
          <table:table-cell office:value-type="float" office:value="-2.052327" calcext:value-type="float">
            <text:p>-2.052327</text:p>
          </table:table-cell>
          <table:table-cell office:value-type="float" office:value="0.01265332" calcext:value-type="float">
            <text:p>0.01265332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3802" calcext:value-type="float">
            <text:p>-1.238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87.46002" calcext:value-type="float">
            <text:p>87.46002</text:p>
          </table:table-cell>
          <table:table-cell office:value-type="float" office:value="1.810301" calcext:value-type="float">
            <text:p>1.810301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50.288" calcext:value-type="float">
            <text:p>1350.288</text:p>
          </table:table-cell>
          <table:table-cell office:value-type="float" office:value="-17.16061" calcext:value-type="float">
            <text:p>-17.16061</text:p>
          </table:table-cell>
          <table:table-cell office:value-type="float" office:value="175.5513" calcext:value-type="float">
            <text:p>175.5513</text:p>
          </table:table-cell>
          <table:table-cell office:value-type="float" office:value="0.1499183" calcext:value-type="float">
            <text:p>0.1499183</text:p>
          </table:table-cell>
          <table:table-cell office:value-type="float" office:value="0.1614546" calcext:value-type="float">
            <text:p>0.1614546</text:p>
          </table:table-cell>
          <table:table-cell office:value-type="float" office:value="0.1727181" calcext:value-type="float">
            <text:p>0.1727181</text:p>
          </table:table-cell>
          <table:table-cell office:value-type="float" office:value="0.1930241" calcext:value-type="float">
            <text:p>0.1930241</text:p>
          </table:table-cell>
          <table:table-cell office:value-type="float" office:value="0.2812968" calcext:value-type="float">
            <text:p>0.2812968</text:p>
          </table:table-cell>
          <table:table-cell office:value-type="float" office:value="0.2990699" calcext:value-type="float">
            <text:p>0.2990699</text:p>
          </table:table-cell>
          <table:table-cell office:value-type="float" office:value="0.3563123" calcext:value-type="float">
            <text:p>0.3563123</text:p>
          </table:table-cell>
          <table:table-cell office:value-type="float" office:value="0.3664527" calcext:value-type="float">
            <text:p>0.3664527</text:p>
          </table:table-cell>
          <table:table-cell office:value-type="float" office:value="0.3867174" calcext:value-type="float">
            <text:p>0.3867174</text:p>
          </table:table-cell>
          <table:table-cell office:value-type="float" office:value="0.4124522" calcext:value-type="float">
            <text:p>0.412452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6464" calcext:value-type="float">
            <text:p>0.3366464</text:p>
          </table:table-cell>
          <table:table-cell office:value-type="float" office:value="0.3140981" calcext:value-type="float">
            <text:p>0.3140981</text:p>
          </table:table-cell>
          <table:table-cell office:value-type="float" office:value="0.3223562" calcext:value-type="float">
            <text:p>0.3223562</text:p>
          </table:table-cell>
          <table:table-cell office:value-type="float" office:value="0.171671" calcext:value-type="float">
            <text:p>0.171671</text:p>
          </table:table-cell>
          <table:table-cell office:value-type="float" office:value="0.1850379" calcext:value-type="float">
            <text:p>0.1850379</text:p>
          </table:table-cell>
          <table:table-cell office:value-type="float" office:value="0.05653651" calcext:value-type="float">
            <text:p>0.05653651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07192" calcext:value-type="float">
            <text:p>-1.407192</text:p>
          </table:table-cell>
          <table:table-cell office:value-type="float" office:value="-0.8990624" calcext:value-type="float">
            <text:p>-0.8990624</text:p>
          </table:table-cell>
          <table:table-cell office:value-type="float" office:value="-0.5957698" calcext:value-type="float">
            <text:p>-0.5957698</text:p>
          </table:table-cell>
          <table:table-cell office:value-type="float" office:value="-0.3017851" calcext:value-type="float">
            <text:p>-0.3017851</text:p>
          </table:table-cell>
          <table:table-cell office:value-type="float" office:value="-0.02985144" calcext:value-type="float">
            <text:p>-0.02985144</text:p>
          </table:table-cell>
          <table:table-cell office:value-type="float" office:value="-0.01947064" calcext:value-type="float">
            <text:p>-0.01947064</text:p>
          </table:table-cell>
          <table:table-cell office:value-type="float" office:value="-0.01427659" calcext:value-type="float">
            <text:p>-0.01427659</text:p>
          </table:table-cell>
          <table:table-cell office:value-type="float" office:value="-0.01206256" calcext:value-type="float">
            <text:p>-0.01206256</text:p>
          </table:table-cell>
          <table:table-cell office:value-type="float" office:value="-0.007212806" calcext:value-type="float">
            <text:p>-0.007212806</text:p>
          </table:table-cell>
          <table:table-cell office:value-type="float" office:value="-0.003897108" calcext:value-type="float">
            <text:p>-0.003897108</text:p>
          </table:table-cell>
          <table:table-cell office:value-type="float" office:value="381.0841" calcext:value-type="float">
            <text:p>381.0841</text:p>
          </table:table-cell>
          <table:table-cell office:value-type="float" office:value="0" calcext:value-type="float">
            <text:p>0</text:p>
          </table:table-cell>
          <table:table-cell office:value-type="float" office:value="-1.777642" calcext:value-type="float">
            <text:p>-1.777642</text:p>
          </table:table-cell>
          <table:table-cell office:value-type="float" office:value="0.01268109" calcext:value-type="float">
            <text:p>0.0126810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35511" calcext:value-type="float">
            <text:p>-1.2355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87.46002" calcext:value-type="float">
            <text:p>87.46002</text:p>
          </table:table-cell>
          <table:table-cell office:value-type="float" office:value="1.96504" calcext:value-type="float">
            <text:p>1.96504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50.251" calcext:value-type="float">
            <text:p>1350.251</text:p>
          </table:table-cell>
          <table:table-cell office:value-type="float" office:value="-17.27824" calcext:value-type="float">
            <text:p>-17.27824</text:p>
          </table:table-cell>
          <table:table-cell office:value-type="float" office:value="174.121" calcext:value-type="float">
            <text:p>174.121</text:p>
          </table:table-cell>
          <table:table-cell office:value-type="float" office:value="0.1483696" calcext:value-type="float">
            <text:p>0.1483696</text:p>
          </table:table-cell>
          <table:table-cell office:value-type="float" office:value="0.1601012" calcext:value-type="float">
            <text:p>0.1601012</text:p>
          </table:table-cell>
          <table:table-cell office:value-type="float" office:value="0.1725018" calcext:value-type="float">
            <text:p>0.1725018</text:p>
          </table:table-cell>
          <table:table-cell office:value-type="float" office:value="0.1929358" calcext:value-type="float">
            <text:p>0.1929358</text:p>
          </table:table-cell>
          <table:table-cell office:value-type="float" office:value="0.2827349" calcext:value-type="float">
            <text:p>0.2827349</text:p>
          </table:table-cell>
          <table:table-cell office:value-type="float" office:value="0.2953115" calcext:value-type="float">
            <text:p>0.2953115</text:p>
          </table:table-cell>
          <table:table-cell office:value-type="float" office:value="0.3513803" calcext:value-type="float">
            <text:p>0.3513803</text:p>
          </table:table-cell>
          <table:table-cell office:value-type="float" office:value="0.3652787" calcext:value-type="float">
            <text:p>0.3652787</text:p>
          </table:table-cell>
          <table:table-cell office:value-type="float" office:value="0.3870127" calcext:value-type="float">
            <text:p>0.3870127</text:p>
          </table:table-cell>
          <table:table-cell office:value-type="float" office:value="0.4129196" calcext:value-type="float">
            <text:p>0.4129196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1245" calcext:value-type="float">
            <text:p>0.3411245</text:p>
          </table:table-cell>
          <table:table-cell office:value-type="float" office:value="0.3131599" calcext:value-type="float">
            <text:p>0.3131599</text:p>
          </table:table-cell>
          <table:table-cell office:value-type="float" office:value="0.322654" calcext:value-type="float">
            <text:p>0.322654</text:p>
          </table:table-cell>
          <table:table-cell office:value-type="float" office:value="0.1750529" calcext:value-type="float">
            <text:p>0.1750529</text:p>
          </table:table-cell>
          <table:table-cell office:value-type="float" office:value="0.1957937" calcext:value-type="float">
            <text:p>0.1957937</text:p>
          </table:table-cell>
          <table:table-cell office:value-type="float" office:value="0.05330629" calcext:value-type="float">
            <text:p>0.0533062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07967" calcext:value-type="float">
            <text:p>-1.507967</text:p>
          </table:table-cell>
          <table:table-cell office:value-type="float" office:value="-0.9477406" calcext:value-type="float">
            <text:p>-0.9477406</text:p>
          </table:table-cell>
          <table:table-cell office:value-type="float" office:value="-0.6001741" calcext:value-type="float">
            <text:p>-0.6001741</text:p>
          </table:table-cell>
          <table:table-cell office:value-type="float" office:value="-0.3026172" calcext:value-type="float">
            <text:p>-0.3026172</text:p>
          </table:table-cell>
          <table:table-cell office:value-type="float" office:value="-0.02877256" calcext:value-type="float">
            <text:p>-0.02877256</text:p>
          </table:table-cell>
          <table:table-cell office:value-type="float" office:value="-0.02126997" calcext:value-type="float">
            <text:p>-0.02126997</text:p>
          </table:table-cell>
          <table:table-cell office:value-type="float" office:value="-0.01634409" calcext:value-type="float">
            <text:p>-0.01634409</text:p>
          </table:table-cell>
          <table:table-cell office:value-type="float" office:value="-0.01243966" calcext:value-type="float">
            <text:p>-0.01243966</text:p>
          </table:table-cell>
          <table:table-cell office:value-type="float" office:value="-0.007159987" calcext:value-type="float">
            <text:p>-0.007159987</text:p>
          </table:table-cell>
          <table:table-cell office:value-type="float" office:value="-0.003854983" calcext:value-type="float">
            <text:p>-0.003854983</text:p>
          </table:table-cell>
          <table:table-cell office:value-type="float" office:value="384.7668" calcext:value-type="float">
            <text:p>384.7668</text:p>
          </table:table-cell>
          <table:table-cell office:value-type="float" office:value="0" calcext:value-type="float">
            <text:p>0</text:p>
          </table:table-cell>
          <table:table-cell office:value-type="float" office:value="-1.930191" calcext:value-type="float">
            <text:p>-1.930191</text:p>
          </table:table-cell>
          <table:table-cell office:value-type="float" office:value="0.01272278" calcext:value-type="float">
            <text:p>0.0127227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3333" calcext:value-type="float">
            <text:p>-1.2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92.06004" calcext:value-type="float">
            <text:p>92.06004</text:p>
          </table:table-cell>
          <table:table-cell office:value-type="float" office:value="1.635874" calcext:value-type="float">
            <text:p>1.635874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53.247" calcext:value-type="float">
            <text:p>1353.247</text:p>
          </table:table-cell>
          <table:table-cell office:value-type="float" office:value="-15.34476" calcext:value-type="float">
            <text:p>-15.34476</text:p>
          </table:table-cell>
          <table:table-cell office:value-type="float" office:value="166.8269" calcext:value-type="float">
            <text:p>166.8269</text:p>
          </table:table-cell>
          <table:table-cell office:value-type="float" office:value="0.1931724" calcext:value-type="float">
            <text:p>0.1931724</text:p>
          </table:table-cell>
          <table:table-cell office:value-type="float" office:value="0.1757623" calcext:value-type="float">
            <text:p>0.1757623</text:p>
          </table:table-cell>
          <table:table-cell office:value-type="float" office:value="0.1777865" calcext:value-type="float">
            <text:p>0.1777865</text:p>
          </table:table-cell>
          <table:table-cell office:value-type="float" office:value="0.1946015" calcext:value-type="float">
            <text:p>0.1946015</text:p>
          </table:table-cell>
          <table:table-cell office:value-type="float" office:value="0.2827904" calcext:value-type="float">
            <text:p>0.2827904</text:p>
          </table:table-cell>
          <table:table-cell office:value-type="float" office:value="0.3006808" calcext:value-type="float">
            <text:p>0.3006808</text:p>
          </table:table-cell>
          <table:table-cell office:value-type="float" office:value="0.3841766" calcext:value-type="float">
            <text:p>0.3841766</text:p>
          </table:table-cell>
          <table:table-cell office:value-type="float" office:value="0.3641336" calcext:value-type="float">
            <text:p>0.3641336</text:p>
          </table:table-cell>
          <table:table-cell office:value-type="float" office:value="0.3860549" calcext:value-type="float">
            <text:p>0.3860549</text:p>
          </table:table-cell>
          <table:table-cell office:value-type="float" office:value="0.4114688" calcext:value-type="float">
            <text:p>0.4114688</text:p>
          </table:table-cell>
          <table:table-cell office:value-type="float" office:value="0.5097324" calcext:value-type="float">
            <text:p>0.509732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9867053" calcext:value-type="float">
            <text:p>0.0009867053</text:p>
          </table:table-cell>
          <table:table-cell office:value-type="float" office:value="0.3223199" calcext:value-type="float">
            <text:p>0.3223199</text:p>
          </table:table-cell>
          <table:table-cell office:value-type="float" office:value="0.2978286" calcext:value-type="float">
            <text:p>0.2978286</text:p>
          </table:table-cell>
          <table:table-cell office:value-type="float" office:value="0.3172188" calcext:value-type="float">
            <text:p>0.3172188</text:p>
          </table:table-cell>
          <table:table-cell office:value-type="float" office:value="0.1764811" calcext:value-type="float">
            <text:p>0.1764811</text:p>
          </table:table-cell>
          <table:table-cell office:value-type="float" office:value="0.2062531" calcext:value-type="float">
            <text:p>0.2062531</text:p>
          </table:table-cell>
          <table:table-cell office:value-type="float" office:value="0.05008666" calcext:value-type="float">
            <text:p>0.0500866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021404" calcext:value-type="float">
            <text:p>-0.4021404</text:p>
          </table:table-cell>
          <table:table-cell office:value-type="float" office:value="-0.5390526" calcext:value-type="float">
            <text:p>-0.5390526</text:p>
          </table:table-cell>
          <table:table-cell office:value-type="float" office:value="-0.5007253" calcext:value-type="float">
            <text:p>-0.5007253</text:p>
          </table:table-cell>
          <table:table-cell office:value-type="float" office:value="-0.2875064" calcext:value-type="float">
            <text:p>-0.2875064</text:p>
          </table:table-cell>
          <table:table-cell office:value-type="float" office:value="-0.02878695" calcext:value-type="float">
            <text:p>-0.02878695</text:p>
          </table:table-cell>
          <table:table-cell office:value-type="float" office:value="-0.01897532" calcext:value-type="float">
            <text:p>-0.01897532</text:p>
          </table:table-cell>
          <table:table-cell office:value-type="float" office:value="-0.007199605" calcext:value-type="float">
            <text:p>-0.007199605</text:p>
          </table:table-cell>
          <table:table-cell office:value-type="float" office:value="-0.01282694" calcext:value-type="float">
            <text:p>-0.01282694</text:p>
          </table:table-cell>
          <table:table-cell office:value-type="float" office:value="-0.007327345" calcext:value-type="float">
            <text:p>-0.007327345</text:p>
          </table:table-cell>
          <table:table-cell office:value-type="float" office:value="-0.003983233" calcext:value-type="float">
            <text:p>-0.003983233</text:p>
          </table:table-cell>
          <table:table-cell office:value-type="float" office:value="391.0657" calcext:value-type="float">
            <text:p>391.065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442522" calcext:value-type="float">
            <text:p>0.01442522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0.0009873072" calcext:value-type="float">
            <text:p>0.00098730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95.26003" calcext:value-type="float">
            <text:p>95.26003</text:p>
          </table:table-cell>
          <table:table-cell office:value-type="float" office:value="1.969266" calcext:value-type="float">
            <text:p>1.969266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51.092" calcext:value-type="float">
            <text:p>1351.092</text:p>
          </table:table-cell>
          <table:table-cell office:value-type="float" office:value="-10.32299" calcext:value-type="float">
            <text:p>-10.32299</text:p>
          </table:table-cell>
          <table:table-cell office:value-type="float" office:value="164.2163" calcext:value-type="float">
            <text:p>164.2163</text:p>
          </table:table-cell>
          <table:table-cell office:value-type="float" office:value="0.1772849" calcext:value-type="float">
            <text:p>0.1772849</text:p>
          </table:table-cell>
          <table:table-cell office:value-type="float" office:value="0.1840455" calcext:value-type="float">
            <text:p>0.1840455</text:p>
          </table:table-cell>
          <table:table-cell office:value-type="float" office:value="0.1861254" calcext:value-type="float">
            <text:p>0.1861254</text:p>
          </table:table-cell>
          <table:table-cell office:value-type="float" office:value="0.2002061" calcext:value-type="float">
            <text:p>0.2002061</text:p>
          </table:table-cell>
          <table:table-cell office:value-type="float" office:value="0.2928005" calcext:value-type="float">
            <text:p>0.2928005</text:p>
          </table:table-cell>
          <table:table-cell office:value-type="float" office:value="0.3490339" calcext:value-type="float">
            <text:p>0.3490339</text:p>
          </table:table-cell>
          <table:table-cell office:value-type="float" office:value="0.3937347" calcext:value-type="float">
            <text:p>0.3937347</text:p>
          </table:table-cell>
          <table:table-cell office:value-type="float" office:value="0.3659334" calcext:value-type="float">
            <text:p>0.3659334</text:p>
          </table:table-cell>
          <table:table-cell office:value-type="float" office:value="0.3842377" calcext:value-type="float">
            <text:p>0.3842377</text:p>
          </table:table-cell>
          <table:table-cell office:value-type="float" office:value="0.4083378" calcext:value-type="float">
            <text:p>0.4083378</text:p>
          </table:table-cell>
          <table:table-cell office:value-type="float" office:value="0.5075396" calcext:value-type="float">
            <text:p>0.50753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1262" calcext:value-type="float">
            <text:p>0.3071262</text:p>
          </table:table-cell>
          <table:table-cell office:value-type="float" office:value="0.2904393" calcext:value-type="float">
            <text:p>0.2904393</text:p>
          </table:table-cell>
          <table:table-cell office:value-type="float" office:value="0.308948" calcext:value-type="float">
            <text:p>0.308948</text:p>
          </table:table-cell>
          <table:table-cell office:value-type="float" office:value="0.173814" calcext:value-type="float">
            <text:p>0.173814</text:p>
          </table:table-cell>
          <table:table-cell office:value-type="float" office:value="0.2147587" calcext:value-type="float">
            <text:p>0.2147587</text:p>
          </table:table-cell>
          <table:table-cell office:value-type="float" office:value="0.04690532" calcext:value-type="float">
            <text:p>0.04690532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044543" calcext:value-type="float">
            <text:p>-0.5044543</text:p>
          </table:table-cell>
          <table:table-cell office:value-type="float" office:value="-0.403293" calcext:value-type="float">
            <text:p>-0.403293</text:p>
          </table:table-cell>
          <table:table-cell office:value-type="float" office:value="-0.3776641" calcext:value-type="float">
            <text:p>-0.3776641</text:p>
          </table:table-cell>
          <table:table-cell office:value-type="float" office:value="-0.2418264" calcext:value-type="float">
            <text:p>-0.2418264</text:p>
          </table:table-cell>
          <table:table-cell office:value-type="float" office:value="-0.02254432" calcext:value-type="float">
            <text:p>-0.02254432</text:p>
          </table:table-cell>
          <table:table-cell office:value-type="float" office:value="-0.006673291" calcext:value-type="float">
            <text:p>-0.006673291</text:p>
          </table:table-cell>
          <table:table-cell office:value-type="float" office:value="-0.005435531" calcext:value-type="float">
            <text:p>-0.005435531</text:p>
          </table:table-cell>
          <table:table-cell office:value-type="float" office:value="-0.01223567" calcext:value-type="float">
            <text:p>-0.01223567</text:p>
          </table:table-cell>
          <table:table-cell office:value-type="float" office:value="-0.00766841" calcext:value-type="float">
            <text:p>-0.00766841</text:p>
          </table:table-cell>
          <table:table-cell office:value-type="float" office:value="-0.004286845" calcext:value-type="float">
            <text:p>-0.004286845</text:p>
          </table:table-cell>
          <table:table-cell office:value-type="float" office:value="401.297" calcext:value-type="float">
            <text:p>401.297</text:p>
          </table:table-cell>
          <table:table-cell office:value-type="float" office:value="0" calcext:value-type="float">
            <text:p>0</text:p>
          </table:table-cell>
          <table:table-cell office:value-type="float" office:value="-0.8406253" calcext:value-type="float">
            <text:p>-0.8406253</text:p>
          </table:table-cell>
          <table:table-cell office:value-type="float" office:value="0.01263941" calcext:value-type="float">
            <text:p>0.01263941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1249999" calcext:value-type="float">
            <text:p>-0.12499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95.26003" calcext:value-type="float">
            <text:p>95.26003</text:p>
          </table:table-cell>
          <table:table-cell office:value-type="float" office:value="2.421987" calcext:value-type="float">
            <text:p>2.421987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46.185" calcext:value-type="float">
            <text:p>1346.185</text:p>
          </table:table-cell>
          <table:table-cell office:value-type="float" office:value="-5.868517" calcext:value-type="float">
            <text:p>-5.868517</text:p>
          </table:table-cell>
          <table:table-cell office:value-type="float" office:value="161.9138" calcext:value-type="float">
            <text:p>161.9138</text:p>
          </table:table-cell>
          <table:table-cell office:value-type="float" office:value="0.1561865" calcext:value-type="float">
            <text:p>0.1561865</text:p>
          </table:table-cell>
          <table:table-cell office:value-type="float" office:value="0.1716755" calcext:value-type="float">
            <text:p>0.1716755</text:p>
          </table:table-cell>
          <table:table-cell office:value-type="float" office:value="0.1858916" calcext:value-type="float">
            <text:p>0.1858916</text:p>
          </table:table-cell>
          <table:table-cell office:value-type="float" office:value="0.2045138" calcext:value-type="float">
            <text:p>0.2045138</text:p>
          </table:table-cell>
          <table:table-cell office:value-type="float" office:value="0.2857645" calcext:value-type="float">
            <text:p>0.2857645</text:p>
          </table:table-cell>
          <table:table-cell office:value-type="float" office:value="0.3340723" calcext:value-type="float">
            <text:p>0.3340723</text:p>
          </table:table-cell>
          <table:table-cell office:value-type="float" office:value="0.378526" calcext:value-type="float">
            <text:p>0.378526</text:p>
          </table:table-cell>
          <table:table-cell office:value-type="float" office:value="0.3663954" calcext:value-type="float">
            <text:p>0.3663954</text:p>
          </table:table-cell>
          <table:table-cell office:value-type="float" office:value="0.3830822" calcext:value-type="float">
            <text:p>0.3830822</text:p>
          </table:table-cell>
          <table:table-cell office:value-type="float" office:value="0.4060589" calcext:value-type="float">
            <text:p>0.4060589</text:p>
          </table:table-cell>
          <table:table-cell office:value-type="float" office:value="0.5052227" calcext:value-type="float">
            <text:p>0.5052227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3241" calcext:value-type="float">
            <text:p>0.3323241</text:p>
          </table:table-cell>
          <table:table-cell office:value-type="float" office:value="0.2996648" calcext:value-type="float">
            <text:p>0.2996648</text:p>
          </table:table-cell>
          <table:table-cell office:value-type="float" office:value="0.3093047" calcext:value-type="float">
            <text:p>0.3093047</text:p>
          </table:table-cell>
          <table:table-cell office:value-type="float" office:value="0.1731676" calcext:value-type="float">
            <text:p>0.1731676</text:p>
          </table:table-cell>
          <table:table-cell office:value-type="float" office:value="0.221786" calcext:value-type="float">
            <text:p>0.221786</text:p>
          </table:table-cell>
          <table:table-cell office:value-type="float" office:value="0.04364801" calcext:value-type="float">
            <text:p>0.04364801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93955" calcext:value-type="float">
            <text:p>-1.093955</text:p>
          </table:table-cell>
          <table:table-cell office:value-type="float" office:value="-0.6163557" calcext:value-type="float">
            <text:p>-0.6163557</text:p>
          </table:table-cell>
          <table:table-cell office:value-type="float" office:value="-0.3796191" calcext:value-type="float">
            <text:p>-0.3796191</text:p>
          </table:table-cell>
          <table:table-cell office:value-type="float" office:value="-0.2121132" calcext:value-type="float">
            <text:p>-0.2121132</text:p>
          </table:table-cell>
          <table:table-cell office:value-type="float" office:value="-0.02668447" calcext:value-type="float">
            <text:p>-0.02668447</text:p>
          </table:table-cell>
          <table:table-cell office:value-type="float" office:value="-0.009028476" calcext:value-type="float">
            <text:p>-0.009028476</text:p>
          </table:table-cell>
          <table:table-cell office:value-type="float" office:value="-0.007960595" calcext:value-type="float">
            <text:p>-0.007960595</text:p>
          </table:table-cell>
          <table:table-cell office:value-type="float" office:value="-0.01208372" calcext:value-type="float">
            <text:p>-0.01208372</text:p>
          </table:table-cell>
          <table:table-cell office:value-type="float" office:value="-0.007893732" calcext:value-type="float">
            <text:p>-0.007893732</text:p>
          </table:table-cell>
          <table:table-cell office:value-type="float" office:value="-0.004523249" calcext:value-type="float">
            <text:p>-0.004523249</text:p>
          </table:table-cell>
          <table:table-cell office:value-type="float" office:value="411.0975" calcext:value-type="float">
            <text:p>411.0975</text:p>
          </table:table-cell>
          <table:table-cell office:value-type="float" office:value="0" calcext:value-type="float">
            <text:p>0</text:p>
          </table:table-cell>
          <table:table-cell office:value-type="float" office:value="-1.457747" calcext:value-type="float">
            <text:p>-1.457747</text:p>
          </table:table-cell>
          <table:table-cell office:value-type="float" office:value="0.01267093" calcext:value-type="float">
            <text:p>0.0126709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1250005" calcext:value-type="float">
            <text:p>-0.12500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95.86004" calcext:value-type="float">
            <text:p>95.86004</text:p>
          </table:table-cell>
          <table:table-cell office:value-type="float" office:value="2.476543" calcext:value-type="float">
            <text:p>2.476543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42.764" calcext:value-type="float">
            <text:p>1342.764</text:p>
          </table:table-cell>
          <table:table-cell office:value-type="float" office:value="-1.902049" calcext:value-type="float">
            <text:p>-1.902049</text:p>
          </table:table-cell>
          <table:table-cell office:value-type="float" office:value="162.9157" calcext:value-type="float">
            <text:p>162.9157</text:p>
          </table:table-cell>
          <table:table-cell office:value-type="float" office:value="0.1602427" calcext:value-type="float">
            <text:p>0.1602427</text:p>
          </table:table-cell>
          <table:table-cell office:value-type="float" office:value="0.1706966" calcext:value-type="float">
            <text:p>0.1706966</text:p>
          </table:table-cell>
          <table:table-cell office:value-type="float" office:value="0.1839797" calcext:value-type="float">
            <text:p>0.1839797</text:p>
          </table:table-cell>
          <table:table-cell office:value-type="float" office:value="0.2062137" calcext:value-type="float">
            <text:p>0.2062137</text:p>
          </table:table-cell>
          <table:table-cell office:value-type="float" office:value="0.2792013" calcext:value-type="float">
            <text:p>0.2792013</text:p>
          </table:table-cell>
          <table:table-cell office:value-type="float" office:value="0.3217374" calcext:value-type="float">
            <text:p>0.3217374</text:p>
          </table:table-cell>
          <table:table-cell office:value-type="float" office:value="0.3681871" calcext:value-type="float">
            <text:p>0.3681871</text:p>
          </table:table-cell>
          <table:table-cell office:value-type="float" office:value="0.3657381" calcext:value-type="float">
            <text:p>0.3657381</text:p>
          </table:table-cell>
          <table:table-cell office:value-type="float" office:value="0.3821762" calcext:value-type="float">
            <text:p>0.3821762</text:p>
          </table:table-cell>
          <table:table-cell office:value-type="float" office:value="0.4040793" calcext:value-type="float">
            <text:p>0.4040793</text:p>
          </table:table-cell>
          <table:table-cell office:value-type="float" office:value="0.5028144" calcext:value-type="float">
            <text:p>0.5028144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4464" calcext:value-type="float">
            <text:p>0.3304464</text:p>
          </table:table-cell>
          <table:table-cell office:value-type="float" office:value="0.2988598" calcext:value-type="float">
            <text:p>0.2988598</text:p>
          </table:table-cell>
          <table:table-cell office:value-type="float" office:value="0.3113097" calcext:value-type="float">
            <text:p>0.3113097</text:p>
          </table:table-cell>
          <table:table-cell office:value-type="float" office:value="0.1753952" calcext:value-type="float">
            <text:p>0.1753952</text:p>
          </table:table-cell>
          <table:table-cell office:value-type="float" office:value="0.2283534" calcext:value-type="float">
            <text:p>0.2283534</text:p>
          </table:table-cell>
          <table:table-cell office:value-type="float" office:value="0.04044377" calcext:value-type="float">
            <text:p>0.04044377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413515" calcext:value-type="float">
            <text:p>-0.9413515</text:p>
          </table:table-cell>
          <table:table-cell office:value-type="float" office:value="-0.6412277" calcext:value-type="float">
            <text:p>-0.6412277</text:p>
          </table:table-cell>
          <table:table-cell office:value-type="float" office:value="-0.4048134" calcext:value-type="float">
            <text:p>-0.4048134</text:p>
          </table:table-cell>
          <table:table-cell office:value-type="float" office:value="-0.2015199" calcext:value-type="float">
            <text:p>-0.2015199</text:p>
          </table:table-cell>
          <table:table-cell office:value-type="float" office:value="-0.03134505" calcext:value-type="float">
            <text:p>-0.03134505</text:p>
          </table:table-cell>
          <table:table-cell office:value-type="float" office:value="-0.01172639" calcext:value-type="float">
            <text:p>-0.01172639</text:p>
          </table:table-cell>
          <table:table-cell office:value-type="float" office:value="-0.01040663" calcext:value-type="float">
            <text:p>-0.01040663</text:p>
          </table:table-cell>
          <table:table-cell office:value-type="float" office:value="-0.01229088" calcext:value-type="float">
            <text:p>-0.01229088</text:p>
          </table:table-cell>
          <table:table-cell office:value-type="float" office:value="-0.008075284" calcext:value-type="float">
            <text:p>-0.008075284</text:p>
          </table:table-cell>
          <table:table-cell office:value-type="float" office:value="-0.004740392" calcext:value-type="float">
            <text:p>-0.004740392</text:p>
          </table:table-cell>
          <table:table-cell office:value-type="float" office:value="420.4929" calcext:value-type="float">
            <text:p>420.4929</text:p>
          </table:table-cell>
          <table:table-cell office:value-type="float" office:value="0" calcext:value-type="float">
            <text:p>0</text:p>
          </table:table-cell>
          <table:table-cell office:value-type="float" office:value="-1.265236" calcext:value-type="float">
            <text:p>-1.265236</text:p>
          </table:table-cell>
          <table:table-cell office:value-type="float" office:value="0.01269113" calcext:value-type="float">
            <text:p>0.0126911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1250001" calcext:value-type="float">
            <text:p>-0.125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95.86004" calcext:value-type="float">
            <text:p>95.86004</text:p>
          </table:table-cell>
          <table:table-cell office:value-type="float" office:value="2.292807" calcext:value-type="float">
            <text:p>2.292807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9.174" calcext:value-type="float">
            <text:p>1339.174</text:p>
          </table:table-cell>
          <table:table-cell office:value-type="float" office:value="1.871895" calcext:value-type="float">
            <text:p>1.871895</text:p>
          </table:table-cell>
          <table:table-cell office:value-type="float" office:value="159.4031" calcext:value-type="float">
            <text:p>159.4031</text:p>
          </table:table-cell>
          <table:table-cell office:value-type="float" office:value="0.1782089" calcext:value-type="float">
            <text:p>0.1782089</text:p>
          </table:table-cell>
          <table:table-cell office:value-type="float" office:value="0.1780791" calcext:value-type="float">
            <text:p>0.1780791</text:p>
          </table:table-cell>
          <table:table-cell office:value-type="float" office:value="0.1858676" calcext:value-type="float">
            <text:p>0.1858676</text:p>
          </table:table-cell>
          <table:table-cell office:value-type="float" office:value="0.2074115" calcext:value-type="float">
            <text:p>0.2074115</text:p>
          </table:table-cell>
          <table:table-cell office:value-type="float" office:value="0.2731607" calcext:value-type="float">
            <text:p>0.2731607</text:p>
          </table:table-cell>
          <table:table-cell office:value-type="float" office:value="0.3142346" calcext:value-type="float">
            <text:p>0.3142346</text:p>
          </table:table-cell>
          <table:table-cell office:value-type="float" office:value="0.3648757" calcext:value-type="float">
            <text:p>0.3648757</text:p>
          </table:table-cell>
          <table:table-cell office:value-type="float" office:value="0.3644483" calcext:value-type="float">
            <text:p>0.3644483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4023121" calcext:value-type="float">
            <text:p>0.4023121</text:p>
          </table:table-cell>
          <table:table-cell office:value-type="float" office:value="0.5001278" calcext:value-type="float">
            <text:p>0.500127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37958" calcext:value-type="float">
            <text:p>0.3237958</text:p>
          </table:table-cell>
          <table:table-cell office:value-type="float" office:value="0.290911" calcext:value-type="float">
            <text:p>0.290911</text:p>
          </table:table-cell>
          <table:table-cell office:value-type="float" office:value="0.3095199" calcext:value-type="float">
            <text:p>0.3095199</text:p>
          </table:table-cell>
          <table:table-cell office:value-type="float" office:value="0.177724" calcext:value-type="float">
            <text:p>0.177724</text:p>
          </table:table-cell>
          <table:table-cell office:value-type="float" office:value="0.2343972" calcext:value-type="float">
            <text:p>0.2343972</text:p>
          </table:table-cell>
          <table:table-cell office:value-type="float" office:value="0.03732024" calcext:value-type="float">
            <text:p>0.03732024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912137" calcext:value-type="float">
            <text:p>-0.4912137</text:p>
          </table:table-cell>
          <table:table-cell office:value-type="float" office:value="-0.496793" calcext:value-type="float">
            <text:p>-0.496793</text:p>
          </table:table-cell>
          <table:table-cell office:value-type="float" office:value="-0.3809381" calcext:value-type="float">
            <text:p>-0.3809381</text:p>
          </table:table-cell>
          <table:table-cell office:value-type="float" office:value="-0.1945574" calcext:value-type="float">
            <text:p>-0.1945574</text:p>
          </table:table-cell>
          <table:table-cell office:value-type="float" office:value="-0.03605261" calcext:value-type="float">
            <text:p>-0.03605261</text:p>
          </table:table-cell>
          <table:table-cell office:value-type="float" office:value="-0.01382752" calcext:value-type="float">
            <text:p>-0.01382752</text:p>
          </table:table-cell>
          <table:table-cell office:value-type="float" office:value="-0.01135119" calcext:value-type="float">
            <text:p>-0.01135119</text:p>
          </table:table-cell>
          <table:table-cell office:value-type="float" office:value="-0.01271343" calcext:value-type="float">
            <text:p>-0.01271343</text:p>
          </table:table-cell>
          <table:table-cell office:value-type="float" office:value="-0.008264532" calcext:value-type="float">
            <text:p>-0.008264532</text:p>
          </table:table-cell>
          <table:table-cell office:value-type="float" office:value="-0.004943457" calcext:value-type="float">
            <text:p>-0.004943457</text:p>
          </table:table-cell>
          <table:table-cell office:value-type="float" office:value="429.7548" calcext:value-type="float">
            <text:p>429.7548</text:p>
          </table:table-cell>
          <table:table-cell office:value-type="float" office:value="0" calcext:value-type="float">
            <text:p>0</text:p>
          </table:table-cell>
          <table:table-cell office:value-type="float" office:value="-0.8424216" calcext:value-type="float">
            <text:p>-0.8424216</text:p>
          </table:table-cell>
          <table:table-cell office:value-type="float" office:value="0.01268647" calcext:value-type="float">
            <text:p>0.0126864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4325993" calcext:value-type="float">
            <text:p>4.325993E-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95.86004" calcext:value-type="float">
            <text:p>95.86004</text:p>
          </table:table-cell>
          <table:table-cell office:value-type="float" office:value="2.732554" calcext:value-type="float">
            <text:p>2.732554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4.923" calcext:value-type="float">
            <text:p>1334.923</text:p>
          </table:table-cell>
          <table:table-cell office:value-type="float" office:value="5.683531" calcext:value-type="float">
            <text:p>5.683531</text:p>
          </table:table-cell>
          <table:table-cell office:value-type="float" office:value="156.4072" calcext:value-type="float">
            <text:p>156.4072</text:p>
          </table:table-cell>
          <table:table-cell office:value-type="float" office:value="0.1874989" calcext:value-type="float">
            <text:p>0.1874989</text:p>
          </table:table-cell>
          <table:table-cell office:value-type="float" office:value="0.1879088" calcext:value-type="float">
            <text:p>0.1879088</text:p>
          </table:table-cell>
          <table:table-cell office:value-type="float" office:value="0.1916998" calcext:value-type="float">
            <text:p>0.1916998</text:p>
          </table:table-cell>
          <table:table-cell office:value-type="float" office:value="0.2108643" calcext:value-type="float">
            <text:p>0.2108643</text:p>
          </table:table-cell>
          <table:table-cell office:value-type="float" office:value="0.2682468" calcext:value-type="float">
            <text:p>0.2682468</text:p>
          </table:table-cell>
          <table:table-cell office:value-type="float" office:value="0.309185" calcext:value-type="float">
            <text:p>0.309185</text:p>
          </table:table-cell>
          <table:table-cell office:value-type="float" office:value="0.3591833" calcext:value-type="float">
            <text:p>0.3591833</text:p>
          </table:table-cell>
          <table:table-cell office:value-type="float" office:value="0.3629371" calcext:value-type="float">
            <text:p>0.3629371</text:p>
          </table:table-cell>
          <table:table-cell office:value-type="float" office:value="0.3802309" calcext:value-type="float">
            <text:p>0.3802309</text:p>
          </table:table-cell>
          <table:table-cell office:value-type="float" office:value="0.4005946" calcext:value-type="float">
            <text:p>0.4005946</text:p>
          </table:table-cell>
          <table:table-cell office:value-type="float" office:value="0.4971727" calcext:value-type="float">
            <text:p>0.497172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5395" calcext:value-type="float">
            <text:p>0.3105395</text:p>
          </table:table-cell>
          <table:table-cell office:value-type="float" office:value="0.2815705" calcext:value-type="float">
            <text:p>0.2815705</text:p>
          </table:table-cell>
          <table:table-cell office:value-type="float" office:value="0.3039767" calcext:value-type="float">
            <text:p>0.3039767</text:p>
          </table:table-cell>
          <table:table-cell office:value-type="float" office:value="0.1782662" calcext:value-type="float">
            <text:p>0.1782662</text:p>
          </table:table-cell>
          <table:table-cell office:value-type="float" office:value="0.2393022" calcext:value-type="float">
            <text:p>0.2393022</text:p>
          </table:table-cell>
          <table:table-cell office:value-type="float" office:value="0.03418822" calcext:value-type="float">
            <text:p>0.03418822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601769" calcext:value-type="float">
            <text:p>-0.3601769</text:p>
          </table:table-cell>
          <table:table-cell office:value-type="float" office:value="-0.356569" calcext:value-type="float">
            <text:p>-0.356569</text:p>
          </table:table-cell>
          <table:table-cell office:value-type="float" office:value="-0.3153387" calcext:value-type="float">
            <text:p>-0.3153387</text:p>
          </table:table-cell>
          <table:table-cell office:value-type="float" office:value="-0.1759673" calcext:value-type="float">
            <text:p>-0.1759673</text:p>
          </table:table-cell>
          <table:table-cell office:value-type="float" office:value="-0.04029671" calcext:value-type="float">
            <text:p>-0.04029671</text:p>
          </table:table-cell>
          <table:table-cell office:value-type="float" office:value="-0.01546884" calcext:value-type="float">
            <text:p>-0.01546884</text:p>
          </table:table-cell>
          <table:table-cell office:value-type="float" office:value="-0.01321614" calcext:value-type="float">
            <text:p>-0.01321614</text:p>
          </table:table-cell>
          <table:table-cell office:value-type="float" office:value="-0.01323031" calcext:value-type="float">
            <text:p>-0.01323031</text:p>
          </table:table-cell>
          <table:table-cell office:value-type="float" office:value="-0.008479672" calcext:value-type="float">
            <text:p>-0.008479672</text:p>
          </table:table-cell>
          <table:table-cell office:value-type="float" office:value="-0.005150566" calcext:value-type="float">
            <text:p>-0.005150566</text:p>
          </table:table-cell>
          <table:table-cell office:value-type="float" office:value="439.1096" calcext:value-type="float">
            <text:p>439.1096</text:p>
          </table:table-cell>
          <table:table-cell office:value-type="float" office:value="0" calcext:value-type="float">
            <text:p>0</text:p>
          </table:table-cell>
          <table:table-cell office:value-type="float" office:value="-0.4782986" calcext:value-type="float">
            <text:p>-0.4782986</text:p>
          </table:table-cell>
          <table:table-cell office:value-type="float" office:value="0.01263405" calcext:value-type="float">
            <text:p>0.01263405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3641471" calcext:value-type="float">
            <text:p>3.641471E-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95.86004" calcext:value-type="float">
            <text:p>95.86004</text:p>
          </table:table-cell>
          <table:table-cell office:value-type="float" office:value="2.910229" calcext:value-type="float">
            <text:p>2.910229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1.766" calcext:value-type="float">
            <text:p>1331.766</text:p>
          </table:table-cell>
          <table:table-cell office:value-type="float" office:value="8.662002" calcext:value-type="float">
            <text:p>8.662002</text:p>
          </table:table-cell>
          <table:table-cell office:value-type="float" office:value="155.1313" calcext:value-type="float">
            <text:p>155.1313</text:p>
          </table:table-cell>
          <table:table-cell office:value-type="float" office:value="0.1712983" calcext:value-type="float">
            <text:p>0.1712983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953143" calcext:value-type="float">
            <text:p>0.1953143</text:p>
          </table:table-cell>
          <table:table-cell office:value-type="float" office:value="0.2145855" calcext:value-type="float">
            <text:p>0.2145855</text:p>
          </table:table-cell>
          <table:table-cell office:value-type="float" office:value="0.2644318" calcext:value-type="float">
            <text:p>0.2644318</text:p>
          </table:table-cell>
          <table:table-cell office:value-type="float" office:value="0.3056171" calcext:value-type="float">
            <text:p>0.3056171</text:p>
          </table:table-cell>
          <table:table-cell office:value-type="float" office:value="0.3547022" calcext:value-type="float">
            <text:p>0.3547022</text:p>
          </table:table-cell>
          <table:table-cell office:value-type="float" office:value="0.3615068" calcext:value-type="float">
            <text:p>0.3615068</text:p>
          </table:table-cell>
          <table:table-cell office:value-type="float" office:value="0.3795953" calcext:value-type="float">
            <text:p>0.3795953</text:p>
          </table:table-cell>
          <table:table-cell office:value-type="float" office:value="0.3993461" calcext:value-type="float">
            <text:p>0.3993461</text:p>
          </table:table-cell>
          <table:table-cell office:value-type="float" office:value="0.4943892" calcext:value-type="float">
            <text:p>0.494389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4982" calcext:value-type="float">
            <text:p>0.3264982</text:p>
          </table:table-cell>
          <table:table-cell office:value-type="float" office:value="0.2823708" calcext:value-type="float">
            <text:p>0.2823708</text:p>
          </table:table-cell>
          <table:table-cell office:value-type="float" office:value="0.3008654" calcext:value-type="float">
            <text:p>0.3008654</text:p>
          </table:table-cell>
          <table:table-cell office:value-type="float" office:value="0.1785451" calcext:value-type="float">
            <text:p>0.1785451</text:p>
          </table:table-cell>
          <table:table-cell office:value-type="float" office:value="0.243108" calcext:value-type="float">
            <text:p>0.243108</text:p>
          </table:table-cell>
          <table:table-cell office:value-type="float" office:value="0.03104273" calcext:value-type="float">
            <text:p>0.03104273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192685" calcext:value-type="float">
            <text:p>-0.6192685</text:p>
          </table:table-cell>
          <table:table-cell office:value-type="float" office:value="-0.3834369" calcext:value-type="float">
            <text:p>-0.3834369</text:p>
          </table:table-cell>
          <table:table-cell office:value-type="float" office:value="-0.2808101" calcext:value-type="float">
            <text:p>-0.2808101</text:p>
          </table:table-cell>
          <table:table-cell office:value-type="float" office:value="-0.1580976" calcext:value-type="float">
            <text:p>-0.1580976</text:p>
          </table:table-cell>
          <table:table-cell office:value-type="float" office:value="-0.04399324" calcext:value-type="float">
            <text:p>-0.04399324</text:p>
          </table:table-cell>
          <table:table-cell office:value-type="float" office:value="-0.01676231" calcext:value-type="float">
            <text:p>-0.01676231</text:p>
          </table:table-cell>
          <table:table-cell office:value-type="float" office:value="-0.01492505" calcext:value-type="float">
            <text:p>-0.01492505</text:p>
          </table:table-cell>
          <table:table-cell office:value-type="float" office:value="-0.01374089" calcext:value-type="float">
            <text:p>-0.01374089</text:p>
          </table:table-cell>
          <table:table-cell office:value-type="float" office:value="-0.008617078" calcext:value-type="float">
            <text:p>-0.008617078</text:p>
          </table:table-cell>
          <table:table-cell office:value-type="float" office:value="-0.005307132" calcext:value-type="float">
            <text:p>-0.005307132</text:p>
          </table:table-cell>
          <table:table-cell office:value-type="float" office:value="447.7226" calcext:value-type="float">
            <text:p>447.7226</text:p>
          </table:table-cell>
          <table:table-cell office:value-type="float" office:value="0" calcext:value-type="float">
            <text:p>0</text:p>
          </table:table-cell>
          <table:table-cell office:value-type="float" office:value="-0.7712621" calcext:value-type="float">
            <text:p>-0.7712621</text:p>
          </table:table-cell>
          <table:table-cell office:value-type="float" office:value="0.01262373" calcext:value-type="float">
            <text:p>0.0126237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000004698522" calcext:value-type="float">
            <text:p>-4.698522E-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95.86004" calcext:value-type="float">
            <text:p>95.86004</text:p>
          </table:table-cell>
          <table:table-cell office:value-type="float" office:value="3.283128" calcext:value-type="float">
            <text:p>3.283128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8.138" calcext:value-type="float">
            <text:p>1328.138</text:p>
          </table:table-cell>
          <table:table-cell office:value-type="float" office:value="11.91843" calcext:value-type="float">
            <text:p>11.91843</text:p>
          </table:table-cell>
          <table:table-cell office:value-type="float" office:value="153.3567" calcext:value-type="float">
            <text:p>153.3567</text:p>
          </table:table-cell>
          <table:table-cell office:value-type="float" office:value="0.1610538" calcext:value-type="float">
            <text:p>0.1610538</text:p>
          </table:table-cell>
          <table:table-cell office:value-type="float" office:value="0.1771153" calcext:value-type="float">
            <text:p>0.1771153</text:p>
          </table:table-cell>
          <table:table-cell office:value-type="float" office:value="0.1936727" calcext:value-type="float">
            <text:p>0.1936727</text:p>
          </table:table-cell>
          <table:table-cell office:value-type="float" office:value="0.2166071" calcext:value-type="float">
            <text:p>0.2166071</text:p>
          </table:table-cell>
          <table:table-cell office:value-type="float" office:value="0.2610892" calcext:value-type="float">
            <text:p>0.2610892</text:p>
          </table:table-cell>
          <table:table-cell office:value-type="float" office:value="0.3032275" calcext:value-type="float">
            <text:p>0.3032275</text:p>
          </table:table-cell>
          <table:table-cell office:value-type="float" office:value="0.3516184" calcext:value-type="float">
            <text:p>0.3516184</text:p>
          </table:table-cell>
          <table:table-cell office:value-type="float" office:value="0.3597676" calcext:value-type="float">
            <text:p>0.3597676</text:p>
          </table:table-cell>
          <table:table-cell office:value-type="float" office:value="0.3786848" calcext:value-type="float">
            <text:p>0.3786848</text:p>
          </table:table-cell>
          <table:table-cell office:value-type="float" office:value="0.3979211" calcext:value-type="float">
            <text:p>0.3979211</text:p>
          </table:table-cell>
          <table:table-cell office:value-type="float" office:value="0.4911459" calcext:value-type="float">
            <text:p>0.4911459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6325" calcext:value-type="float">
            <text:p>0.3406325</text:p>
          </table:table-cell>
          <table:table-cell office:value-type="float" office:value="0.28843" calcext:value-type="float">
            <text:p>0.28843</text:p>
          </table:table-cell>
          <table:table-cell office:value-type="float" office:value="0.3027908" calcext:value-type="float">
            <text:p>0.3027908</text:p>
          </table:table-cell>
          <table:table-cell office:value-type="float" office:value="0.1806433" calcext:value-type="float">
            <text:p>0.1806433</text:p>
          </table:table-cell>
          <table:table-cell office:value-type="float" office:value="0.2464579" calcext:value-type="float">
            <text:p>0.2464579</text:p>
          </table:table-cell>
          <table:table-cell office:value-type="float" office:value="0.02797839" calcext:value-type="float">
            <text:p>0.0279783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092307" calcext:value-type="float">
            <text:p>-0.9092307</text:p>
          </table:table-cell>
          <table:table-cell office:value-type="float" office:value="-0.5100816" calcext:value-type="float">
            <text:p>-0.5100816</text:p>
          </table:table-cell>
          <table:table-cell office:value-type="float" office:value="-0.295457" calcext:value-type="float">
            <text:p>-0.295457</text:p>
          </table:table-cell>
          <table:table-cell office:value-type="float" office:value="-0.1491702" calcext:value-type="float">
            <text:p>-0.1491702</text:p>
          </table:table-cell>
          <table:table-cell office:value-type="float" office:value="-0.04755422" calcext:value-type="float">
            <text:p>-0.04755422</text:p>
          </table:table-cell>
          <table:table-cell office:value-type="float" office:value="-0.0177179" calcext:value-type="float">
            <text:p>-0.0177179</text:p>
          </table:table-cell>
          <table:table-cell office:value-type="float" office:value="-0.01624369" calcext:value-type="float">
            <text:p>-0.01624369</text:p>
          </table:table-cell>
          <table:table-cell office:value-type="float" office:value="-0.01439301" calcext:value-type="float">
            <text:p>-0.01439301</text:p>
          </table:table-cell>
          <table:table-cell office:value-type="float" office:value="-0.008818061" calcext:value-type="float">
            <text:p>-0.008818061</text:p>
          </table:table-cell>
          <table:table-cell office:value-type="float" office:value="-0.005492318" calcext:value-type="float">
            <text:p>-0.005492318</text:p>
          </table:table-cell>
          <table:table-cell office:value-type="float" office:value="456.661" calcext:value-type="float">
            <text:p>456.661</text:p>
          </table:table-cell>
          <table:table-cell office:value-type="float" office:value="0" calcext:value-type="float">
            <text:p>0</text:p>
          </table:table-cell>
          <table:table-cell office:value-type="float" office:value="-1.389438" calcext:value-type="float">
            <text:p>-1.389438</text:p>
          </table:table-cell>
          <table:table-cell office:value-type="float" office:value="0.01265222" calcext:value-type="float">
            <text:p>0.01265222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000003390014" calcext:value-type="float">
            <text:p>-3.390014E-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95.86004" calcext:value-type="float">
            <text:p>95.86004</text:p>
          </table:table-cell>
          <table:table-cell office:value-type="float" office:value="3.703494" calcext:value-type="float">
            <text:p>3.703494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4.79" calcext:value-type="float">
            <text:p>1324.79</text:p>
          </table:table-cell>
          <table:table-cell office:value-type="float" office:value="14.84542" calcext:value-type="float">
            <text:p>14.84542</text:p>
          </table:table-cell>
          <table:table-cell office:value-type="float" office:value="151.2168" calcext:value-type="float">
            <text:p>151.2168</text:p>
          </table:table-cell>
          <table:table-cell office:value-type="float" office:value="0.1641297" calcext:value-type="float">
            <text:p>0.1641297</text:p>
          </table:table-cell>
          <table:table-cell office:value-type="float" office:value="0.1759326" calcext:value-type="float">
            <text:p>0.1759326</text:p>
          </table:table-cell>
          <table:table-cell office:value-type="float" office:value="0.1915802" calcext:value-type="float">
            <text:p>0.1915802</text:p>
          </table:table-cell>
          <table:table-cell office:value-type="float" office:value="0.2169045" calcext:value-type="float">
            <text:p>0.2169045</text:p>
          </table:table-cell>
          <table:table-cell office:value-type="float" office:value="0.2578795" calcext:value-type="float">
            <text:p>0.2578795</text:p>
          </table:table-cell>
          <table:table-cell office:value-type="float" office:value="0.3023139" calcext:value-type="float">
            <text:p>0.3023139</text:p>
          </table:table-cell>
          <table:table-cell office:value-type="float" office:value="0.3500729" calcext:value-type="float">
            <text:p>0.3500729</text:p>
          </table:table-cell>
          <table:table-cell office:value-type="float" office:value="0.35829" calcext:value-type="float">
            <text:p>0.35829</text:p>
          </table:table-cell>
          <table:table-cell office:value-type="float" office:value="0.3778956" calcext:value-type="float">
            <text:p>0.3778956</text:p>
          </table:table-cell>
          <table:table-cell office:value-type="float" office:value="0.3966908" calcext:value-type="float">
            <text:p>0.3966908</text:p>
          </table:table-cell>
          <table:table-cell office:value-type="float" office:value="0.4878964" calcext:value-type="float">
            <text:p>0.487896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2149" calcext:value-type="float">
            <text:p>0.3362149</text:p>
          </table:table-cell>
          <table:table-cell office:value-type="float" office:value="0.2879463" calcext:value-type="float">
            <text:p>0.2879463</text:p>
          </table:table-cell>
          <table:table-cell office:value-type="float" office:value="0.3050655" calcext:value-type="float">
            <text:p>0.3050655</text:p>
          </table:table-cell>
          <table:table-cell office:value-type="float" office:value="0.1841308" calcext:value-type="float">
            <text:p>0.1841308</text:p>
          </table:table-cell>
          <table:table-cell office:value-type="float" office:value="0.2496711" calcext:value-type="float">
            <text:p>0.2496711</text:p>
          </table:table-cell>
          <table:table-cell office:value-type="float" office:value="0.02509879" calcext:value-type="float">
            <text:p>0.0250987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152699" calcext:value-type="float">
            <text:p>-0.8152699</text:p>
          </table:table-cell>
          <table:table-cell office:value-type="float" office:value="-0.5331384" calcext:value-type="float">
            <text:p>-0.5331384</text:p>
          </table:table-cell>
          <table:table-cell office:value-type="float" office:value="-0.3159587" calcext:value-type="float">
            <text:p>-0.3159587</text:p>
          </table:table-cell>
          <table:table-cell office:value-type="float" office:value="-0.1478896" calcext:value-type="float">
            <text:p>-0.1478896</text:p>
          </table:table-cell>
          <table:table-cell office:value-type="float" office:value="-0.05129224" calcext:value-type="float">
            <text:p>-0.05129224</text:p>
          </table:table-cell>
          <table:table-cell office:value-type="float" office:value="-0.01809023" calcext:value-type="float">
            <text:p>-0.01809023</text:p>
          </table:table-cell>
          <table:table-cell office:value-type="float" office:value="-0.01695263" calcext:value-type="float">
            <text:p>-0.01695263</text:p>
          </table:table-cell>
          <table:table-cell office:value-type="float" office:value="-0.01497414" calcext:value-type="float">
            <text:p>-0.01497414</text:p>
          </table:table-cell>
          <table:table-cell office:value-type="float" office:value="-0.008996644" calcext:value-type="float">
            <text:p>-0.008996644</text:p>
          </table:table-cell>
          <table:table-cell office:value-type="float" office:value="-0.005657899" calcext:value-type="float">
            <text:p>-0.005657899</text:p>
          </table:table-cell>
          <table:table-cell office:value-type="float" office:value="465.3273" calcext:value-type="float">
            <text:p>465.3273</text:p>
          </table:table-cell>
          <table:table-cell office:value-type="float" office:value="0" calcext:value-type="float">
            <text:p>0</text:p>
          </table:table-cell>
          <table:table-cell office:value-type="float" office:value="-1.234466" calcext:value-type="float">
            <text:p>-1.234466</text:p>
          </table:table-cell>
          <table:table-cell office:value-type="float" office:value="0.01266448" calcext:value-type="float">
            <text:p>0.0126644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01629815" calcext:value-type="float">
            <text:p>1.629815E-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101.46" calcext:value-type="float">
            <text:p>101.46</text:p>
          </table:table-cell>
          <table:table-cell office:value-type="float" office:value="3.609219" calcext:value-type="float">
            <text:p>3.609219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7.691" calcext:value-type="float">
            <text:p>1327.691</text:p>
          </table:table-cell>
          <table:table-cell office:value-type="float" office:value="17.63906" calcext:value-type="float">
            <text:p>17.63906</text:p>
          </table:table-cell>
          <table:table-cell office:value-type="float" office:value="174.0009" calcext:value-type="float">
            <text:p>174.0009</text:p>
          </table:table-cell>
          <table:table-cell office:value-type="float" office:value="0.1553345" calcext:value-type="float">
            <text:p>0.1553345</text:p>
          </table:table-cell>
          <table:table-cell office:value-type="float" office:value="0.1719984" calcext:value-type="float">
            <text:p>0.1719984</text:p>
          </table:table-cell>
          <table:table-cell office:value-type="float" office:value="0.1901339" calcext:value-type="float">
            <text:p>0.1901339</text:p>
          </table:table-cell>
          <table:table-cell office:value-type="float" office:value="0.2165169" calcext:value-type="float">
            <text:p>0.2165169</text:p>
          </table:table-cell>
          <table:table-cell office:value-type="float" office:value="0.2548165" calcext:value-type="float">
            <text:p>0.2548165</text:p>
          </table:table-cell>
          <table:table-cell office:value-type="float" office:value="0.3013813" calcext:value-type="float">
            <text:p>0.3013813</text:p>
          </table:table-cell>
          <table:table-cell office:value-type="float" office:value="0.3495362" calcext:value-type="float">
            <text:p>0.3495362</text:p>
          </table:table-cell>
          <table:table-cell office:value-type="float" office:value="0.3570462" calcext:value-type="float">
            <text:p>0.3570462</text:p>
          </table:table-cell>
          <table:table-cell office:value-type="float" office:value="0.3773342" calcext:value-type="float">
            <text:p>0.3773342</text:p>
          </table:table-cell>
          <table:table-cell office:value-type="float" office:value="0.3987499" calcext:value-type="float">
            <text:p>0.3987499</text:p>
          </table:table-cell>
          <table:table-cell office:value-type="float" office:value="0.4812095" calcext:value-type="float">
            <text:p>0.4812095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4366" calcext:value-type="float">
            <text:p>0.3464366</text:p>
          </table:table-cell>
          <table:table-cell office:value-type="float" office:value="0.2900862" calcext:value-type="float">
            <text:p>0.2900862</text:p>
          </table:table-cell>
          <table:table-cell office:value-type="float" office:value="0.3068074" calcext:value-type="float">
            <text:p>0.3068074</text:p>
          </table:table-cell>
          <table:table-cell office:value-type="float" office:value="0.1881157" calcext:value-type="float">
            <text:p>0.1881157</text:p>
          </table:table-cell>
          <table:table-cell office:value-type="float" office:value="0.2527354" calcext:value-type="float">
            <text:p>0.2527354</text:p>
          </table:table-cell>
          <table:table-cell office:value-type="float" office:value="0.02240046" calcext:value-type="float">
            <text:p>0.0224004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39333" calcext:value-type="float">
            <text:p>-1.139333</text:p>
          </table:table-cell>
          <table:table-cell office:value-type="float" office:value="-0.6103212" calcext:value-type="float">
            <text:p>-0.6103212</text:p>
          </table:table-cell>
          <table:table-cell office:value-type="float" office:value="-0.330631" calcext:value-type="float">
            <text:p>-0.330631</text:p>
          </table:table-cell>
          <table:table-cell office:value-type="float" office:value="-0.1494583" calcext:value-type="float">
            <text:p>-0.1494583</text:p>
          </table:table-cell>
          <table:table-cell office:value-type="float" office:value="-0.05517894" calcext:value-type="float">
            <text:p>-0.05517894</text:p>
          </table:table-cell>
          <table:table-cell office:value-type="float" office:value="-0.01848243" calcext:value-type="float">
            <text:p>-0.01848243</text:p>
          </table:table-cell>
          <table:table-cell office:value-type="float" office:value="-0.01720759" calcext:value-type="float">
            <text:p>-0.01720759</text:p>
          </table:table-cell>
          <table:table-cell office:value-type="float" office:value="-0.01548358" calcext:value-type="float">
            <text:p>-0.01548358</text:p>
          </table:table-cell>
          <table:table-cell office:value-type="float" office:value="-0.009126336" calcext:value-type="float">
            <text:p>-0.009126336</text:p>
          </table:table-cell>
          <table:table-cell office:value-type="float" office:value="-0.005383709" calcext:value-type="float">
            <text:p>-0.005383709</text:p>
          </table:table-cell>
          <table:table-cell office:value-type="float" office:value="473.8703" calcext:value-type="float">
            <text:p>473.8703</text:p>
          </table:table-cell>
          <table:table-cell office:value-type="float" office:value="0" calcext:value-type="float">
            <text:p>0</text:p>
          </table:table-cell>
          <table:table-cell office:value-type="float" office:value="-1.53433" calcext:value-type="float">
            <text:p>-1.53433</text:p>
          </table:table-cell>
          <table:table-cell office:value-type="float" office:value="0.01268883" calcext:value-type="float">
            <text:p>0.0126888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000003844034" calcext:value-type="float">
            <text:p>-3.844034E-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102.16" calcext:value-type="float">
            <text:p>102.16</text:p>
          </table:table-cell>
          <table:table-cell office:value-type="float" office:value="3.719167" calcext:value-type="float">
            <text:p>3.719167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5.765" calcext:value-type="float">
            <text:p>1325.765</text:p>
          </table:table-cell>
          <table:table-cell office:value-type="float" office:value="20.1556" calcext:value-type="float">
            <text:p>20.1556</text:p>
          </table:table-cell>
          <table:table-cell office:value-type="float" office:value="172.8813" calcext:value-type="float">
            <text:p>172.8813</text:p>
          </table:table-cell>
          <table:table-cell office:value-type="float" office:value="0.1708238" calcext:value-type="float">
            <text:p>0.1708238</text:p>
          </table:table-cell>
          <table:table-cell office:value-type="float" office:value="0.1775392" calcext:value-type="float">
            <text:p>0.1775392</text:p>
          </table:table-cell>
          <table:table-cell office:value-type="float" office:value="0.1897897" calcext:value-type="float">
            <text:p>0.1897897</text:p>
          </table:table-cell>
          <table:table-cell office:value-type="float" office:value="0.2154384" calcext:value-type="float">
            <text:p>0.2154384</text:p>
          </table:table-cell>
          <table:table-cell office:value-type="float" office:value="0.2517316" calcext:value-type="float">
            <text:p>0.2517316</text:p>
          </table:table-cell>
          <table:table-cell office:value-type="float" office:value="0.3005142" calcext:value-type="float">
            <text:p>0.3005142</text:p>
          </table:table-cell>
          <table:table-cell office:value-type="float" office:value="0.3488725" calcext:value-type="float">
            <text:p>0.3488725</text:p>
          </table:table-cell>
          <table:table-cell office:value-type="float" office:value="0.3565291" calcext:value-type="float">
            <text:p>0.3565291</text:p>
          </table:table-cell>
          <table:table-cell office:value-type="float" office:value="0.3768969" calcext:value-type="float">
            <text:p>0.3768969</text:p>
          </table:table-cell>
          <table:table-cell office:value-type="float" office:value="0.3973365" calcext:value-type="float">
            <text:p>0.3973365</text:p>
          </table:table-cell>
          <table:table-cell office:value-type="float" office:value="0.4781543" calcext:value-type="float">
            <text:p>0.478154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7228" calcext:value-type="float">
            <text:p>0.3307228</text:p>
          </table:table-cell>
          <table:table-cell office:value-type="float" office:value="0.2833589" calcext:value-type="float">
            <text:p>0.2833589</text:p>
          </table:table-cell>
          <table:table-cell office:value-type="float" office:value="0.3074549" calcext:value-type="float">
            <text:p>0.3074549</text:p>
          </table:table-cell>
          <table:table-cell office:value-type="float" office:value="0.1926085" calcext:value-type="float">
            <text:p>0.1926085</text:p>
          </table:table-cell>
          <table:table-cell office:value-type="float" office:value="0.2558212" calcext:value-type="float">
            <text:p>0.2558212</text:p>
          </table:table-cell>
          <table:table-cell office:value-type="float" office:value="0.01992314" calcext:value-type="float">
            <text:p>0.01992314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12995" calcext:value-type="float">
            <text:p>-0.6412995</text:p>
          </table:table-cell>
          <table:table-cell office:value-type="float" office:value="-0.5054953" calcext:value-type="float">
            <text:p>-0.5054953</text:p>
          </table:table-cell>
          <table:table-cell office:value-type="float" office:value="-0.3349894" calcext:value-type="float">
            <text:p>-0.3349894</text:p>
          </table:table-cell>
          <table:table-cell office:value-type="float" office:value="-0.154135" calcext:value-type="float">
            <text:p>-0.154135</text:p>
          </table:table-cell>
          <table:table-cell office:value-type="float" office:value="-0.05944956" calcext:value-type="float">
            <text:p>-0.05944956</text:p>
          </table:table-cell>
          <table:table-cell office:value-type="float" office:value="-0.01885514" calcext:value-type="float">
            <text:p>-0.01885514</text:p>
          </table:table-cell>
          <table:table-cell office:value-type="float" office:value="-0.01752561" calcext:value-type="float">
            <text:p>-0.01752561</text:p>
          </table:table-cell>
          <table:table-cell office:value-type="float" office:value="-0.01570575" calcext:value-type="float">
            <text:p>-0.01570575</text:p>
          </table:table-cell>
          <table:table-cell office:value-type="float" office:value="-0.009228518" calcext:value-type="float">
            <text:p>-0.009228518</text:p>
          </table:table-cell>
          <table:table-cell office:value-type="float" office:value="-0.005570182" calcext:value-type="float">
            <text:p>-0.005570182</text:p>
          </table:table-cell>
          <table:table-cell office:value-type="float" office:value="482.2077" calcext:value-type="float">
            <text:p>482.2077</text:p>
          </table:table-cell>
          <table:table-cell office:value-type="float" office:value="0" calcext:value-type="float">
            <text:p>0</text:p>
          </table:table-cell>
          <table:table-cell office:value-type="float" office:value="-0.8705794" calcext:value-type="float">
            <text:p>-0.8705794</text:p>
          </table:table-cell>
          <table:table-cell office:value-type="float" office:value="0.01268127" calcext:value-type="float">
            <text:p>0.0126812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3166497" calcext:value-type="float">
            <text:p>3.166497E-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113.46" calcext:value-type="float">
            <text:p>113.46</text:p>
          </table:table-cell>
          <table:table-cell office:value-type="float" office:value="3.626784" calcext:value-type="float">
            <text:p>3.626784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4.773" calcext:value-type="float">
            <text:p>1334.773</text:p>
          </table:table-cell>
          <table:table-cell office:value-type="float" office:value="22.54014" calcext:value-type="float">
            <text:p>22.54014</text:p>
          </table:table-cell>
          <table:table-cell office:value-type="float" office:value="184.8815" calcext:value-type="float">
            <text:p>184.8815</text:p>
          </table:table-cell>
          <table:table-cell office:value-type="float" office:value="0.1908118" calcext:value-type="float">
            <text:p>0.1908118</text:p>
          </table:table-cell>
          <table:table-cell office:value-type="float" office:value="0.1852566" calcext:value-type="float">
            <text:p>0.1852566</text:p>
          </table:table-cell>
          <table:table-cell office:value-type="float" office:value="0.1929445" calcext:value-type="float">
            <text:p>0.1929445</text:p>
          </table:table-cell>
          <table:table-cell office:value-type="float" office:value="0.2156783" calcext:value-type="float">
            <text:p>0.2156783</text:p>
          </table:table-cell>
          <table:table-cell office:value-type="float" office:value="0.249103" calcext:value-type="float">
            <text:p>0.249103</text:p>
          </table:table-cell>
          <table:table-cell office:value-type="float" office:value="0.3159545" calcext:value-type="float">
            <text:p>0.3159545</text:p>
          </table:table-cell>
          <table:table-cell office:value-type="float" office:value="0.4024089" calcext:value-type="float">
            <text:p>0.4024089</text:p>
          </table:table-cell>
          <table:table-cell office:value-type="float" office:value="0.3568425" calcext:value-type="float">
            <text:p>0.3568425</text:p>
          </table:table-cell>
          <table:table-cell office:value-type="float" office:value="0.3765271" calcext:value-type="float">
            <text:p>0.3765271</text:p>
          </table:table-cell>
          <table:table-cell office:value-type="float" office:value="0.3960944" calcext:value-type="float">
            <text:p>0.3960944</text:p>
          </table:table-cell>
          <table:table-cell office:value-type="float" office:value="0.4751543" calcext:value-type="float">
            <text:p>0.475154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9095" calcext:value-type="float">
            <text:p>0.3209095</text:p>
          </table:table-cell>
          <table:table-cell office:value-type="float" office:value="0.2753074" calcext:value-type="float">
            <text:p>0.2753074</text:p>
          </table:table-cell>
          <table:table-cell office:value-type="float" office:value="0.3045833" calcext:value-type="float">
            <text:p>0.3045833</text:p>
          </table:table-cell>
          <table:table-cell office:value-type="float" office:value="0.1956857" calcext:value-type="float">
            <text:p>0.1956857</text:p>
          </table:table-cell>
          <table:table-cell office:value-type="float" office:value="0.2584518" calcext:value-type="float">
            <text:p>0.2584518</text:p>
          </table:table-cell>
          <table:table-cell office:value-type="float" office:value="0.0176617" calcext:value-type="float">
            <text:p>0.0176617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839215" calcext:value-type="float">
            <text:p>-0.3839215</text:p>
          </table:table-cell>
          <table:table-cell office:value-type="float" office:value="-0.3899773" calcext:value-type="float">
            <text:p>-0.3899773</text:p>
          </table:table-cell>
          <table:table-cell office:value-type="float" office:value="-0.303064" calcext:value-type="float">
            <text:p>-0.303064</text:p>
          </table:table-cell>
          <table:table-cell office:value-type="float" office:value="-0.15313" calcext:value-type="float">
            <text:p>-0.15313</text:p>
          </table:table-cell>
          <table:table-cell office:value-type="float" office:value="-0.0634008" calcext:value-type="float">
            <text:p>-0.0634008</text:p>
          </table:table-cell>
          <table:table-cell office:value-type="float" office:value="-0.01363461" calcext:value-type="float">
            <text:p>-0.01363461</text:p>
          </table:table-cell>
          <table:table-cell office:value-type="float" office:value="-0.004568705" calcext:value-type="float">
            <text:p>-0.004568705</text:p>
          </table:table-cell>
          <table:table-cell office:value-type="float" office:value="-0.0155814" calcext:value-type="float">
            <text:p>-0.0155814</text:p>
          </table:table-cell>
          <table:table-cell office:value-type="float" office:value="-0.009315985" calcext:value-type="float">
            <text:p>-0.009315985</text:p>
          </table:table-cell>
          <table:table-cell office:value-type="float" office:value="-0.005740031" calcext:value-type="float">
            <text:p>-0.005740031</text:p>
          </table:table-cell>
          <table:table-cell office:value-type="float" office:value="490.4439" calcext:value-type="float">
            <text:p>490.4439</text:p>
          </table:table-cell>
          <table:table-cell office:value-type="float" office:value="0" calcext:value-type="float">
            <text:p>0</text:p>
          </table:table-cell>
          <table:table-cell office:value-type="float" office:value="-0.1146531" calcext:value-type="float">
            <text:p>-0.1146531</text:p>
          </table:table-cell>
          <table:table-cell office:value-type="float" office:value="0.01299365" calcext:value-type="float">
            <text:p>0.01299365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0.0000004637986" calcext:value-type="float">
            <text:p>4.637986E-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115.76" calcext:value-type="float">
            <text:p>115.76</text:p>
          </table:table-cell>
          <table:table-cell office:value-type="float" office:value="3.632226" calcext:value-type="float">
            <text:p>3.632226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4.062" calcext:value-type="float">
            <text:p>1334.062</text:p>
          </table:table-cell>
          <table:table-cell office:value-type="float" office:value="25.54598" calcext:value-type="float">
            <text:p>25.54598</text:p>
          </table:table-cell>
          <table:table-cell office:value-type="float" office:value="194.8798" calcext:value-type="float">
            <text:p>194.8798</text:p>
          </table:table-cell>
          <table:table-cell office:value-type="float" office:value="0.1858147" calcext:value-type="float">
            <text:p>0.1858147</text:p>
          </table:table-cell>
          <table:table-cell office:value-type="float" office:value="0.191756" calcext:value-type="float">
            <text:p>0.191756</text:p>
          </table:table-cell>
          <table:table-cell office:value-type="float" office:value="0.1977579" calcext:value-type="float">
            <text:p>0.1977579</text:p>
          </table:table-cell>
          <table:table-cell office:value-type="float" office:value="0.2170345" calcext:value-type="float">
            <text:p>0.2170345</text:p>
          </table:table-cell>
          <table:table-cell office:value-type="float" office:value="0.24751" calcext:value-type="float">
            <text:p>0.24751</text:p>
          </table:table-cell>
          <table:table-cell office:value-type="float" office:value="0.3333633" calcext:value-type="float">
            <text:p>0.3333633</text:p>
          </table:table-cell>
          <table:table-cell office:value-type="float" office:value="0.3786909" calcext:value-type="float">
            <text:p>0.3786909</text:p>
          </table:table-cell>
          <table:table-cell office:value-type="float" office:value="0.3583988" calcext:value-type="float">
            <text:p>0.3583988</text:p>
          </table:table-cell>
          <table:table-cell office:value-type="float" office:value="0.3762767" calcext:value-type="float">
            <text:p>0.3762767</text:p>
          </table:table-cell>
          <table:table-cell office:value-type="float" office:value="0.3950816" calcext:value-type="float">
            <text:p>0.3950816</text:p>
          </table:table-cell>
          <table:table-cell office:value-type="float" office:value="0.4722685" calcext:value-type="float">
            <text:p>0.472268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1197" calcext:value-type="float">
            <text:p>0.3031197</text:p>
          </table:table-cell>
          <table:table-cell office:value-type="float" office:value="0.2677663" calcext:value-type="float">
            <text:p>0.2677663</text:p>
          </table:table-cell>
          <table:table-cell office:value-type="float" office:value="0.3002885" calcext:value-type="float">
            <text:p>0.3002885</text:p>
          </table:table-cell>
          <table:table-cell office:value-type="float" office:value="0.1970581" calcext:value-type="float">
            <text:p>0.1970581</text:p>
          </table:table-cell>
          <table:table-cell office:value-type="float" office:value="0.2600497" calcext:value-type="float">
            <text:p>0.2600497</text:p>
          </table:table-cell>
          <table:table-cell office:value-type="float" office:value="0.01584348" calcext:value-type="float">
            <text:p>0.01584348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756609" calcext:value-type="float">
            <text:p>-0.3756609</text:p>
          </table:table-cell>
          <table:table-cell office:value-type="float" office:value="-0.3136708" calcext:value-type="float">
            <text:p>-0.3136708</text:p>
          </table:table-cell>
          <table:table-cell office:value-type="float" office:value="-0.2604367" calcext:value-type="float">
            <text:p>-0.2604367</text:p>
          </table:table-cell>
          <table:table-cell office:value-type="float" office:value="-0.1474046" calcext:value-type="float">
            <text:p>-0.1474046</text:p>
          </table:table-cell>
          <table:table-cell office:value-type="float" office:value="-0.06595182" calcext:value-type="float">
            <text:p>-0.06595182</text:p>
          </table:table-cell>
          <table:table-cell office:value-type="float" office:value="-0.009161527" calcext:value-type="float">
            <text:p>-0.009161527</text:p>
          </table:table-cell>
          <table:table-cell office:value-type="float" office:value="-0.007922685" calcext:value-type="float">
            <text:p>-0.007922685</text:p>
          </table:table-cell>
          <table:table-cell office:value-type="float" office:value="-0.01494101" calcext:value-type="float">
            <text:p>-0.01494101</text:p>
          </table:table-cell>
          <table:table-cell office:value-type="float" office:value="-0.009375934" calcext:value-type="float">
            <text:p>-0.009375934</text:p>
          </table:table-cell>
          <table:table-cell office:value-type="float" office:value="-0.005882891" calcext:value-type="float">
            <text:p>-0.005882891</text:p>
          </table:table-cell>
          <table:table-cell office:value-type="float" office:value="499.3505" calcext:value-type="float">
            <text:p>499.3505</text:p>
          </table:table-cell>
          <table:table-cell office:value-type="float" office:value="0" calcext:value-type="float">
            <text:p>0</text:p>
          </table:table-cell>
          <table:table-cell office:value-type="float" office:value="-0.4943453" calcext:value-type="float">
            <text:p>-0.4943453</text:p>
          </table:table-cell>
          <table:table-cell office:value-type="float" office:value="0.01259961" calcext:value-type="float">
            <text:p>0.01259961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2500031" calcext:value-type="float">
            <text:p>-0.025000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115.76" calcext:value-type="float">
            <text:p>115.76</text:p>
          </table:table-cell>
          <table:table-cell office:value-type="float" office:value="3.878598" calcext:value-type="float">
            <text:p>3.878598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0.441" calcext:value-type="float">
            <text:p>1330.441</text:p>
          </table:table-cell>
          <table:table-cell office:value-type="float" office:value="28.92086" calcext:value-type="float">
            <text:p>28.92086</text:p>
          </table:table-cell>
          <table:table-cell office:value-type="float" office:value="193.4854" calcext:value-type="float">
            <text:p>193.4854</text:p>
          </table:table-cell>
          <table:table-cell office:value-type="float" office:value="0.1521191" calcext:value-type="float">
            <text:p>0.1521191</text:p>
          </table:table-cell>
          <table:table-cell office:value-type="float" office:value="0.1741824" calcext:value-type="float">
            <text:p>0.1741824</text:p>
          </table:table-cell>
          <table:table-cell office:value-type="float" office:value="0.1949221" calcext:value-type="float">
            <text:p>0.1949221</text:p>
          </table:table-cell>
          <table:table-cell office:value-type="float" office:value="0.2170087" calcext:value-type="float">
            <text:p>0.2170087</text:p>
          </table:table-cell>
          <table:table-cell office:value-type="float" office:value="0.2459795" calcext:value-type="float">
            <text:p>0.2459795</text:p>
          </table:table-cell>
          <table:table-cell office:value-type="float" office:value="0.319685" calcext:value-type="float">
            <text:p>0.319685</text:p>
          </table:table-cell>
          <table:table-cell office:value-type="float" office:value="0.366779" calcext:value-type="float">
            <text:p>0.366779</text:p>
          </table:table-cell>
          <table:table-cell office:value-type="float" office:value="0.3588722" calcext:value-type="float">
            <text:p>0.3588722</text:p>
          </table:table-cell>
          <table:table-cell office:value-type="float" office:value="0.3761064" calcext:value-type="float">
            <text:p>0.3761064</text:p>
          </table:table-cell>
          <table:table-cell office:value-type="float" office:value="0.3942322" calcext:value-type="float">
            <text:p>0.3942322</text:p>
          </table:table-cell>
          <table:table-cell office:value-type="float" office:value="0.469329" calcext:value-type="float">
            <text:p>0.469329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4883" calcext:value-type="float">
            <text:p>0.3454883</text:p>
          </table:table-cell>
          <table:table-cell office:value-type="float" office:value="0.2828803" calcext:value-type="float">
            <text:p>0.2828803</text:p>
          </table:table-cell>
          <table:table-cell office:value-type="float" office:value="0.30348" calcext:value-type="float">
            <text:p>0.30348</text:p>
          </table:table-cell>
          <table:table-cell office:value-type="float" office:value="0.1995585" calcext:value-type="float">
            <text:p>0.1995585</text:p>
          </table:table-cell>
          <table:table-cell office:value-type="float" office:value="0.2615819" calcext:value-type="float">
            <text:p>0.2615819</text:p>
          </table:table-cell>
          <table:table-cell office:value-type="float" office:value="0.01406923" calcext:value-type="float">
            <text:p>0.01406923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82585" calcext:value-type="float">
            <text:p>-1.282585</text:p>
          </table:table-cell>
          <table:table-cell office:value-type="float" office:value="-0.5621722" calcext:value-type="float">
            <text:p>-0.5621722</text:p>
          </table:table-cell>
          <table:table-cell office:value-type="float" office:value="-0.2836249" calcext:value-type="float">
            <text:p>-0.2836249</text:p>
          </table:table-cell>
          <table:table-cell office:value-type="float" office:value="-0.1473879" calcext:value-type="float">
            <text:p>-0.1473879</text:p>
          </table:table-cell>
          <table:table-cell office:value-type="float" office:value="-0.06849306" calcext:value-type="float">
            <text:p>-0.06849306</text:p>
          </table:table-cell>
          <table:table-cell office:value-type="float" office:value="-0.01225391" calcext:value-type="float">
            <text:p>-0.01225391</text:p>
          </table:table-cell>
          <table:table-cell office:value-type="float" office:value="-0.01079334" calcext:value-type="float">
            <text:p>-0.01079334</text:p>
          </table:table-cell>
          <table:table-cell office:value-type="float" office:value="-0.01474771" calcext:value-type="float">
            <text:p>-0.01474771</text:p>
          </table:table-cell>
          <table:table-cell office:value-type="float" office:value="-0.009416586" calcext:value-type="float">
            <text:p>-0.009416586</text:p>
          </table:table-cell>
          <table:table-cell office:value-type="float" office:value="-0.006005498" calcext:value-type="float">
            <text:p>-0.006005498</text:p>
          </table:table-cell>
          <table:table-cell office:value-type="float" office:value="508.6898" calcext:value-type="float">
            <text:p>508.6898</text:p>
          </table:table-cell>
          <table:table-cell office:value-type="float" office:value="0" calcext:value-type="float">
            <text:p>0</text:p>
          </table:table-cell>
          <table:table-cell office:value-type="float" office:value="-1.865997" calcext:value-type="float">
            <text:p>-1.865997</text:p>
          </table:table-cell>
          <table:table-cell office:value-type="float" office:value="0.01266413" calcext:value-type="float">
            <text:p>0.0126641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000008766074" calcext:value-type="float">
            <text:p>-8.766074E-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117.06" calcext:value-type="float">
            <text:p>117.06</text:p>
          </table:table-cell>
          <table:table-cell office:value-type="float" office:value="3.924569" calcext:value-type="float">
            <text:p>3.924569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8.606" calcext:value-type="float">
            <text:p>1328.606</text:p>
          </table:table-cell>
          <table:table-cell office:value-type="float" office:value="32.00922" calcext:value-type="float">
            <text:p>32.00922</text:p>
          </table:table-cell>
          <table:table-cell office:value-type="float" office:value="197.0506" calcext:value-type="float">
            <text:p>197.0506</text:p>
          </table:table-cell>
          <table:table-cell office:value-type="float" office:value="0.1524977" calcext:value-type="float">
            <text:p>0.1524977</text:p>
          </table:table-cell>
          <table:table-cell office:value-type="float" office:value="0.1674429" calcext:value-type="float">
            <text:p>0.1674429</text:p>
          </table:table-cell>
          <table:table-cell office:value-type="float" office:value="0.1876682" calcext:value-type="float">
            <text:p>0.1876682</text:p>
          </table:table-cell>
          <table:table-cell office:value-type="float" office:value="0.2143212" calcext:value-type="float">
            <text:p>0.2143212</text:p>
          </table:table-cell>
          <table:table-cell office:value-type="float" office:value="0.243714" calcext:value-type="float">
            <text:p>0.243714</text:p>
          </table:table-cell>
          <table:table-cell office:value-type="float" office:value="0.310182" calcext:value-type="float">
            <text:p>0.310182</text:p>
          </table:table-cell>
          <table:table-cell office:value-type="float" office:value="0.358676" calcext:value-type="float">
            <text:p>0.358676</text:p>
          </table:table-cell>
          <table:table-cell office:value-type="float" office:value="0.3584245" calcext:value-type="float">
            <text:p>0.3584245</text:p>
          </table:table-cell>
          <table:table-cell office:value-type="float" office:value="0.3758806" calcext:value-type="float">
            <text:p>0.3758806</text:p>
          </table:table-cell>
          <table:table-cell office:value-type="float" office:value="0.3938285" calcext:value-type="float">
            <text:p>0.3938285</text:p>
          </table:table-cell>
          <table:table-cell office:value-type="float" office:value="0.4659067" calcext:value-type="float">
            <text:p>0.4659067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83731" calcext:value-type="float">
            <text:p>0.3483731</text:p>
          </table:table-cell>
          <table:table-cell office:value-type="float" office:value="0.2891282" calcext:value-type="float">
            <text:p>0.2891282</text:p>
          </table:table-cell>
          <table:table-cell office:value-type="float" office:value="0.3110292" calcext:value-type="float">
            <text:p>0.3110292</text:p>
          </table:table-cell>
          <table:table-cell office:value-type="float" office:value="0.2049806" calcext:value-type="float">
            <text:p>0.2049806</text:p>
          </table:table-cell>
          <table:table-cell office:value-type="float" office:value="0.2638444" calcext:value-type="float">
            <text:p>0.2638444</text:p>
          </table:table-cell>
          <table:table-cell office:value-type="float" office:value="0.01246348" calcext:value-type="float">
            <text:p>0.01246348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76773" calcext:value-type="float">
            <text:p>-1.276773</text:p>
          </table:table-cell>
          <table:table-cell office:value-type="float" office:value="-0.7209114" calcext:value-type="float">
            <text:p>-0.7209114</text:p>
          </table:table-cell>
          <table:table-cell office:value-type="float" office:value="-0.3579351" calcext:value-type="float">
            <text:p>-0.3579351</text:p>
          </table:table-cell>
          <table:table-cell office:value-type="float" office:value="-0.1589825" calcext:value-type="float">
            <text:p>-0.1589825</text:p>
          </table:table-cell>
          <table:table-cell office:value-type="float" office:value="-0.0724656" calcext:value-type="float">
            <text:p>-0.0724656</text:p>
          </table:table-cell>
          <table:table-cell office:value-type="float" office:value="-0.01511847" calcext:value-type="float">
            <text:p>-0.01511847</text:p>
          </table:table-cell>
          <table:table-cell office:value-type="float" office:value="-0.01339577" calcext:value-type="float">
            <text:p>-0.01339577</text:p>
          </table:table-cell>
          <table:table-cell office:value-type="float" office:value="-0.01492316" calcext:value-type="float">
            <text:p>-0.01492316</text:p>
          </table:table-cell>
          <table:table-cell office:value-type="float" office:value="-0.009471033" calcext:value-type="float">
            <text:p>-0.009471033</text:p>
          </table:table-cell>
          <table:table-cell office:value-type="float" office:value="-0.006064788" calcext:value-type="float">
            <text:p>-0.006064788</text:p>
          </table:table-cell>
          <table:table-cell office:value-type="float" office:value="517.7832" calcext:value-type="float">
            <text:p>517.7832</text:p>
          </table:table-cell>
          <table:table-cell office:value-type="float" office:value="0" calcext:value-type="float">
            <text:p>0</text:p>
          </table:table-cell>
          <table:table-cell office:value-type="float" office:value="-1.831147" calcext:value-type="float">
            <text:p>-1.831147</text:p>
          </table:table-cell>
          <table:table-cell office:value-type="float" office:value="0.01272104" calcext:value-type="float">
            <text:p>0.0127210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000003892928" calcext:value-type="float">
            <text:p>-3.892928E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117.06" calcext:value-type="float">
            <text:p>117.06</text:p>
          </table:table-cell>
          <table:table-cell office:value-type="float" office:value="4.194571" calcext:value-type="float">
            <text:p>4.194571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5.719" calcext:value-type="float">
            <text:p>1325.719</text:p>
          </table:table-cell>
          <table:table-cell office:value-type="float" office:value="34.62592" calcext:value-type="float">
            <text:p>34.62592</text:p>
          </table:table-cell>
          <table:table-cell office:value-type="float" office:value="195.36" calcext:value-type="float">
            <text:p>195.36</text:p>
          </table:table-cell>
          <table:table-cell office:value-type="float" office:value="0.1508977" calcext:value-type="float">
            <text:p>0.1508977</text:p>
          </table:table-cell>
          <table:table-cell office:value-type="float" office:value="0.1664465" calcext:value-type="float">
            <text:p>0.1664465</text:p>
          </table:table-cell>
          <table:table-cell office:value-type="float" office:value="0.1841163" calcext:value-type="float">
            <text:p>0.1841163</text:p>
          </table:table-cell>
          <table:table-cell office:value-type="float" office:value="0.2106752" calcext:value-type="float">
            <text:p>0.2106752</text:p>
          </table:table-cell>
          <table:table-cell office:value-type="float" office:value="0.2408746" calcext:value-type="float">
            <text:p>0.2408746</text:p>
          </table:table-cell>
          <table:table-cell office:value-type="float" office:value="0.3054535" calcext:value-type="float">
            <text:p>0.3054535</text:p>
          </table:table-cell>
          <table:table-cell office:value-type="float" office:value="0.3537947" calcext:value-type="float">
            <text:p>0.3537947</text:p>
          </table:table-cell>
          <table:table-cell office:value-type="float" office:value="0.357584" calcext:value-type="float">
            <text:p>0.357584</text:p>
          </table:table-cell>
          <table:table-cell office:value-type="float" office:value="0.3756681" calcext:value-type="float">
            <text:p>0.3756681</text:p>
          </table:table-cell>
          <table:table-cell office:value-type="float" office:value="0.3930525" calcext:value-type="float">
            <text:p>0.3930525</text:p>
          </table:table-cell>
          <table:table-cell office:value-type="float" office:value="0.4630173" calcext:value-type="float">
            <text:p>0.4630173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9194" calcext:value-type="float">
            <text:p>0.3519194</text:p>
          </table:table-cell>
          <table:table-cell office:value-type="float" office:value="0.2887186" calcext:value-type="float">
            <text:p>0.2887186</text:p>
          </table:table-cell>
          <table:table-cell office:value-type="float" office:value="0.3148483" calcext:value-type="float">
            <text:p>0.3148483</text:p>
          </table:table-cell>
          <table:table-cell office:value-type="float" office:value="0.2112865" calcext:value-type="float">
            <text:p>0.2112865</text:p>
          </table:table-cell>
          <table:table-cell office:value-type="float" office:value="0.2666919" calcext:value-type="float">
            <text:p>0.2666919</text:p>
          </table:table-cell>
          <table:table-cell office:value-type="float" office:value="0.01109992" calcext:value-type="float">
            <text:p>0.01109992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54316" calcext:value-type="float">
            <text:p>-1.354316</text:p>
          </table:table-cell>
          <table:table-cell office:value-type="float" office:value="-0.7459667" calcext:value-type="float">
            <text:p>-0.7459667</text:p>
          </table:table-cell>
          <table:table-cell office:value-type="float" office:value="-0.402445" calcext:value-type="float">
            <text:p>-0.402445</text:p>
          </table:table-cell>
          <table:table-cell office:value-type="float" office:value="-0.1765128" calcext:value-type="float">
            <text:p>-0.1765128</text:p>
          </table:table-cell>
          <table:table-cell office:value-type="float" office:value="-0.0778369" calcext:value-type="float">
            <text:p>-0.0778369</text:p>
          </table:table-cell>
          <table:table-cell office:value-type="float" office:value="-0.01684579" calcext:value-type="float">
            <text:p>-0.01684579</text:p>
          </table:table-cell>
          <table:table-cell office:value-type="float" office:value="-0.01530555" calcext:value-type="float">
            <text:p>-0.01530555</text:p>
          </table:table-cell>
          <table:table-cell office:value-type="float" office:value="-0.01526254" calcext:value-type="float">
            <text:p>-0.01526254</text:p>
          </table:table-cell>
          <table:table-cell office:value-type="float" office:value="-0.00952254" calcext:value-type="float">
            <text:p>-0.00952254</text:p>
          </table:table-cell>
          <table:table-cell office:value-type="float" office:value="-0.006180632" calcext:value-type="float">
            <text:p>-0.006180632</text:p>
          </table:table-cell>
          <table:table-cell office:value-type="float" office:value="526.4492" calcext:value-type="float">
            <text:p>526.4492</text:p>
          </table:table-cell>
          <table:table-cell office:value-type="float" office:value="0" calcext:value-type="float">
            <text:p>0</text:p>
          </table:table-cell>
          <table:table-cell office:value-type="float" office:value="-1.912652" calcext:value-type="float">
            <text:p>-1.912652</text:p>
          </table:table-cell>
          <table:table-cell office:value-type="float" office:value="0.01276133" calcext:value-type="float">
            <text:p>0.0127613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000006065238" calcext:value-type="float">
            <text:p>-6.065238E-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117.66" calcext:value-type="float">
            <text:p>117.66</text:p>
          </table:table-cell>
          <table:table-cell office:value-type="float" office:value="4.519821" calcext:value-type="float">
            <text:p>4.519821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3.912" calcext:value-type="float">
            <text:p>1323.912</text:p>
          </table:table-cell>
          <table:table-cell office:value-type="float" office:value="36.70853" calcext:value-type="float">
            <text:p>36.70853</text:p>
          </table:table-cell>
          <table:table-cell office:value-type="float" office:value="196.539" calcext:value-type="float">
            <text:p>196.539</text:p>
          </table:table-cell>
          <table:table-cell office:value-type="float" office:value="0.1451211" calcext:value-type="float">
            <text:p>0.1451211</text:p>
          </table:table-cell>
          <table:table-cell office:value-type="float" office:value="0.1607865" calcext:value-type="float">
            <text:p>0.1607865</text:p>
          </table:table-cell>
          <table:table-cell office:value-type="float" office:value="0.1791465" calcext:value-type="float">
            <text:p>0.1791465</text:p>
          </table:table-cell>
          <table:table-cell office:value-type="float" office:value="0.2057234" calcext:value-type="float">
            <text:p>0.2057234</text:p>
          </table:table-cell>
          <table:table-cell office:value-type="float" office:value="0.2372261" calcext:value-type="float">
            <text:p>0.2372261</text:p>
          </table:table-cell>
          <table:table-cell office:value-type="float" office:value="0.3047975" calcext:value-type="float">
            <text:p>0.3047975</text:p>
          </table:table-cell>
          <table:table-cell office:value-type="float" office:value="0.3523137" calcext:value-type="float">
            <text:p>0.3523137</text:p>
          </table:table-cell>
          <table:table-cell office:value-type="float" office:value="0.3566417" calcext:value-type="float">
            <text:p>0.3566417</text:p>
          </table:table-cell>
          <table:table-cell office:value-type="float" office:value="0.3755002" calcext:value-type="float">
            <text:p>0.3755002</text:p>
          </table:table-cell>
          <table:table-cell office:value-type="float" office:value="0.392378" calcext:value-type="float">
            <text:p>0.392378</text:p>
          </table:table-cell>
          <table:table-cell office:value-type="float" office:value="0.4601572" calcext:value-type="float">
            <text:p>0.4601572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75" calcext:value-type="float">
            <text:p>0.36075</text:p>
          </table:table-cell>
          <table:table-cell office:value-type="float" office:value="0.2928286" calcext:value-type="float">
            <text:p>0.2928286</text:p>
          </table:table-cell>
          <table:table-cell office:value-type="float" office:value="0.3201884" calcext:value-type="float">
            <text:p>0.3201884</text:p>
          </table:table-cell>
          <table:table-cell office:value-type="float" office:value="0.2187667" calcext:value-type="float">
            <text:p>0.2187667</text:p>
          </table:table-cell>
          <table:table-cell office:value-type="float" office:value="0.2703459" calcext:value-type="float">
            <text:p>0.2703459</text:p>
          </table:table-cell>
          <table:table-cell office:value-type="float" office:value="0.0101748" calcext:value-type="float">
            <text:p>0.0101748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20754" calcext:value-type="float">
            <text:p>-1.720754</text:p>
          </table:table-cell>
          <table:table-cell office:value-type="float" office:value="-0.9216213" calcext:value-type="float">
            <text:p>-0.9216213</text:p>
          </table:table-cell>
          <table:table-cell office:value-type="float" office:value="-0.4754736" calcext:value-type="float">
            <text:p>-0.4754736</text:p>
          </table:table-cell>
          <table:table-cell office:value-type="float" office:value="-0.2040325" calcext:value-type="float">
            <text:p>-0.2040325</text:p>
          </table:table-cell>
          <table:table-cell office:value-type="float" office:value="-0.08542633" calcext:value-type="float">
            <text:p>-0.08542633</text:p>
          </table:table-cell>
          <table:table-cell office:value-type="float" office:value="-0.01709388" calcext:value-type="float">
            <text:p>-0.01709388</text:p>
          </table:table-cell>
          <table:table-cell office:value-type="float" office:value="-0.01594181" calcext:value-type="float">
            <text:p>-0.01594181</text:p>
          </table:table-cell>
          <table:table-cell office:value-type="float" office:value="-0.0156542" calcext:value-type="float">
            <text:p>-0.0156542</text:p>
          </table:table-cell>
          <table:table-cell office:value-type="float" office:value="-0.009563575" calcext:value-type="float">
            <text:p>-0.009563575</text:p>
          </table:table-cell>
          <table:table-cell office:value-type="float" office:value="-0.006283321" calcext:value-type="float">
            <text:p>-0.006283321</text:p>
          </table:table-cell>
          <table:table-cell office:value-type="float" office:value="534.6282" calcext:value-type="float">
            <text:p>534.6282</text:p>
          </table:table-cell>
          <table:table-cell office:value-type="float" office:value="0" calcext:value-type="float">
            <text:p>0</text:p>
          </table:table-cell>
          <table:table-cell office:value-type="float" office:value="-2.456506" calcext:value-type="float">
            <text:p>-2.456506</text:p>
          </table:table-cell>
          <table:table-cell office:value-type="float" office:value="0.01282927" calcext:value-type="float">
            <text:p>0.0128292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000007804483" calcext:value-type="float">
            <text:p>-7.804483E-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121.4601" calcext:value-type="float">
            <text:p>121.4601</text:p>
          </table:table-cell>
          <table:table-cell office:value-type="float" office:value="4.476542" calcext:value-type="float">
            <text:p>4.476542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5.933" calcext:value-type="float">
            <text:p>1325.933</text:p>
          </table:table-cell>
          <table:table-cell office:value-type="float" office:value="38.53061" calcext:value-type="float">
            <text:p>38.53061</text:p>
          </table:table-cell>
          <table:table-cell office:value-type="float" office:value="209.6341" calcext:value-type="float">
            <text:p>209.6341</text:p>
          </table:table-cell>
          <table:table-cell office:value-type="float" office:value="0.144806" calcext:value-type="float">
            <text:p>0.144806</text:p>
          </table:table-cell>
          <table:table-cell office:value-type="float" office:value="0.1580505" calcext:value-type="float">
            <text:p>0.1580505</text:p>
          </table:table-cell>
          <table:table-cell office:value-type="float" office:value="0.17426" calcext:value-type="float">
            <text:p>0.17426</text:p>
          </table:table-cell>
          <table:table-cell office:value-type="float" office:value="0.1993521" calcext:value-type="float">
            <text:p>0.1993521</text:p>
          </table:table-cell>
          <table:table-cell office:value-type="float" office:value="0.2323681" calcext:value-type="float">
            <text:p>0.2323681</text:p>
          </table:table-cell>
          <table:table-cell office:value-type="float" office:value="0.3036594" calcext:value-type="float">
            <text:p>0.3036594</text:p>
          </table:table-cell>
          <table:table-cell office:value-type="float" office:value="0.3512904" calcext:value-type="float">
            <text:p>0.3512904</text:p>
          </table:table-cell>
          <table:table-cell office:value-type="float" office:value="0.3565227" calcext:value-type="float">
            <text:p>0.3565227</text:p>
          </table:table-cell>
          <table:table-cell office:value-type="float" office:value="0.3753477" calcext:value-type="float">
            <text:p>0.3753477</text:p>
          </table:table-cell>
          <table:table-cell office:value-type="float" office:value="0.3917936" calcext:value-type="float">
            <text:p>0.3917936</text:p>
          </table:table-cell>
          <table:table-cell office:value-type="float" office:value="0.4573548" calcext:value-type="float">
            <text:p>0.4573548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7987" calcext:value-type="float">
            <text:p>0.3617987</text:p>
          </table:table-cell>
          <table:table-cell office:value-type="float" office:value="0.2946546" calcext:value-type="float">
            <text:p>0.2946546</text:p>
          </table:table-cell>
          <table:table-cell office:value-type="float" office:value="0.325374" calcext:value-type="float">
            <text:p>0.325374</text:p>
          </table:table-cell>
          <table:table-cell office:value-type="float" office:value="0.2274835" calcext:value-type="float">
            <text:p>0.2274835</text:p>
          </table:table-cell>
          <table:table-cell office:value-type="float" office:value="0.2752077" calcext:value-type="float">
            <text:p>0.2752077</text:p>
          </table:table-cell>
          <table:table-cell office:value-type="float" office:value="0.009903505" calcext:value-type="float">
            <text:p>0.009903505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56585" calcext:value-type="float">
            <text:p>-1.756585</text:p>
          </table:table-cell>
          <table:table-cell office:value-type="float" office:value="-1.02664" calcext:value-type="float">
            <text:p>-1.02664</text:p>
          </table:table-cell>
          <table:table-cell office:value-type="float" office:value="-0.5635562" calcext:value-type="float">
            <text:p>-0.5635562</text:p>
          </table:table-cell>
          <table:table-cell office:value-type="float" office:value="-0.2472687" calcext:value-type="float">
            <text:p>-0.2472687</text:p>
          </table:table-cell>
          <table:table-cell office:value-type="float" office:value="-0.09691315" calcext:value-type="float">
            <text:p>-0.09691315</text:p>
          </table:table-cell>
          <table:table-cell office:value-type="float" office:value="-0.01754106" calcext:value-type="float">
            <text:p>-0.01754106</text:p>
          </table:table-cell>
          <table:table-cell office:value-type="float" office:value="-0.01639606" calcext:value-type="float">
            <text:p>-0.01639606</text:p>
          </table:table-cell>
          <table:table-cell office:value-type="float" office:value="-0.01570843" calcext:value-type="float">
            <text:p>-0.01570843</text:p>
          </table:table-cell>
          <table:table-cell office:value-type="float" office:value="-0.009600933" calcext:value-type="float">
            <text:p>-0.009600933</text:p>
          </table:table-cell>
          <table:table-cell office:value-type="float" office:value="-0.006373802" calcext:value-type="float">
            <text:p>-0.006373802</text:p>
          </table:table-cell>
          <table:table-cell office:value-type="float" office:value="542.5883" calcext:value-type="float">
            <text:p>542.5883</text:p>
          </table:table-cell>
          <table:table-cell office:value-type="float" office:value="0" calcext:value-type="float">
            <text:p>0</text:p>
          </table:table-cell>
          <table:table-cell office:value-type="float" office:value="-2.557772" calcext:value-type="float">
            <text:p>-2.557772</text:p>
          </table:table-cell>
          <table:table-cell office:value-type="float" office:value="0.01290085" calcext:value-type="float">
            <text:p>0.01290085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000005024485" calcext:value-type="float">
            <text:p>-5.024485E-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127.36" calcext:value-type="float">
            <text:p>127.36</text:p>
          </table:table-cell>
          <table:table-cell office:value-type="float" office:value="4.413356" calcext:value-type="float">
            <text:p>4.413356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0.183" calcext:value-type="float">
            <text:p>1330.183</text:p>
          </table:table-cell>
          <table:table-cell office:value-type="float" office:value="40.24376" calcext:value-type="float">
            <text:p>40.24376</text:p>
          </table:table-cell>
          <table:table-cell office:value-type="float" office:value="226.9422" calcext:value-type="float">
            <text:p>226.9422</text:p>
          </table:table-cell>
          <table:table-cell office:value-type="float" office:value="0.1551574" calcext:value-type="float">
            <text:p>0.1551574</text:p>
          </table:table-cell>
          <table:table-cell office:value-type="float" office:value="0.1643255" calcext:value-type="float">
            <text:p>0.1643255</text:p>
          </table:table-cell>
          <table:table-cell office:value-type="float" office:value="0.1752287" calcext:value-type="float">
            <text:p>0.1752287</text:p>
          </table:table-cell>
          <table:table-cell office:value-type="float" office:value="0.1948511" calcext:value-type="float">
            <text:p>0.1948511</text:p>
          </table:table-cell>
          <table:table-cell office:value-type="float" office:value="0.2269567" calcext:value-type="float">
            <text:p>0.2269567</text:p>
          </table:table-cell>
          <table:table-cell office:value-type="float" office:value="0.3024542" calcext:value-type="float">
            <text:p>0.3024542</text:p>
          </table:table-cell>
          <table:table-cell office:value-type="float" office:value="0.3504067" calcext:value-type="float">
            <text:p>0.3504067</text:p>
          </table:table-cell>
          <table:table-cell office:value-type="float" office:value="0.3565217" calcext:value-type="float">
            <text:p>0.3565217</text:p>
          </table:table-cell>
          <table:table-cell office:value-type="float" office:value="0.3752165" calcext:value-type="float">
            <text:p>0.3752165</text:p>
          </table:table-cell>
          <table:table-cell office:value-type="float" office:value="0.3912854" calcext:value-type="float">
            <text:p>0.3912854</text:p>
          </table:table-cell>
          <table:table-cell office:value-type="float" office:value="0.4546738" calcext:value-type="float">
            <text:p>0.454673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0572" calcext:value-type="float">
            <text:p>0.3490572</text:p>
          </table:table-cell>
          <table:table-cell office:value-type="float" office:value="0.2861882" calcext:value-type="float">
            <text:p>0.2861882</text:p>
          </table:table-cell>
          <table:table-cell office:value-type="float" office:value="0.3243842" calcext:value-type="float">
            <text:p>0.3243842</text:p>
          </table:table-cell>
          <table:table-cell office:value-type="float" office:value="0.2338337" calcext:value-type="float">
            <text:p>0.2338337</text:p>
          </table:table-cell>
          <table:table-cell office:value-type="float" office:value="0.2806238" calcext:value-type="float">
            <text:p>0.2806238</text:p>
          </table:table-cell>
          <table:table-cell office:value-type="float" office:value="0.01035426" calcext:value-type="float">
            <text:p>0.0103542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50764" calcext:value-type="float">
            <text:p>-1.150764</text:p>
          </table:table-cell>
          <table:table-cell office:value-type="float" office:value="-0.8098496" calcext:value-type="float">
            <text:p>-0.8098496</text:p>
          </table:table-cell>
          <table:table-cell office:value-type="float" office:value="-0.5457802" calcext:value-type="float">
            <text:p>-0.5457802</text:p>
          </table:table-cell>
          <table:table-cell office:value-type="float" office:value="-0.2846543" calcext:value-type="float">
            <text:p>-0.2846543</text:p>
          </table:table-cell>
          <table:table-cell office:value-type="float" office:value="-0.1119372" calcext:value-type="float">
            <text:p>-0.1119372</text:p>
          </table:table-cell>
          <table:table-cell office:value-type="float" office:value="-0.01803108" calcext:value-type="float">
            <text:p>-0.01803108</text:p>
          </table:table-cell>
          <table:table-cell office:value-type="float" office:value="-0.01679907" calcext:value-type="float">
            <text:p>-0.01679907</text:p>
          </table:table-cell>
          <table:table-cell office:value-type="float" office:value="-0.01570855" calcext:value-type="float">
            <text:p>-0.01570855</text:p>
          </table:table-cell>
          <table:table-cell office:value-type="float" office:value="-0.009633222" calcext:value-type="float">
            <text:p>-0.009633222</text:p>
          </table:table-cell>
          <table:table-cell office:value-type="float" office:value="-0.006453665" calcext:value-type="float">
            <text:p>-0.006453665</text:p>
          </table:table-cell>
          <table:table-cell office:value-type="float" office:value="550.4745" calcext:value-type="float">
            <text:p>550.4745</text:p>
          </table:table-cell>
          <table:table-cell office:value-type="float" office:value="0" calcext:value-type="float">
            <text:p>0</text:p>
          </table:table-cell>
          <table:table-cell office:value-type="float" office:value="-1.611726" calcext:value-type="float">
            <text:p>-1.611726</text:p>
          </table:table-cell>
          <table:table-cell office:value-type="float" office:value="0.0129171" calcext:value-type="float">
            <text:p>0.0129171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0000008451752" calcext:value-type="float">
            <text:p>-8.451752E-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127.36" calcext:value-type="float">
            <text:p>127.36</text:p>
          </table:table-cell>
          <table:table-cell office:value-type="float" office:value="4.676113" calcext:value-type="float">
            <text:p>4.676113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8.306" calcext:value-type="float">
            <text:p>1328.306</text:p>
          </table:table-cell>
          <table:table-cell office:value-type="float" office:value="41.859" calcext:value-type="float">
            <text:p>41.859</text:p>
          </table:table-cell>
          <table:table-cell office:value-type="float" office:value="223.2613" calcext:value-type="float">
            <text:p>223.2613</text:p>
          </table:table-cell>
          <table:table-cell office:value-type="float" office:value="0.164127" calcext:value-type="float">
            <text:p>0.164127</text:p>
          </table:table-cell>
          <table:table-cell office:value-type="float" office:value="0.1699164" calcext:value-type="float">
            <text:p>0.1699164</text:p>
          </table:table-cell>
          <table:table-cell office:value-type="float" office:value="0.178223" calcext:value-type="float">
            <text:p>0.178223</text:p>
          </table:table-cell>
          <table:table-cell office:value-type="float" office:value="0.1937522" calcext:value-type="float">
            <text:p>0.1937522</text:p>
          </table:table-cell>
          <table:table-cell office:value-type="float" office:value="0.2223256" calcext:value-type="float">
            <text:p>0.2223256</text:p>
          </table:table-cell>
          <table:table-cell office:value-type="float" office:value="0.3010625" calcext:value-type="float">
            <text:p>0.3010625</text:p>
          </table:table-cell>
          <table:table-cell office:value-type="float" office:value="0.3495346" calcext:value-type="float">
            <text:p>0.3495346</text:p>
          </table:table-cell>
          <table:table-cell office:value-type="float" office:value="0.3565218" calcext:value-type="float">
            <text:p>0.3565218</text:p>
          </table:table-cell>
          <table:table-cell office:value-type="float" office:value="0.3751041" calcext:value-type="float">
            <text:p>0.3751041</text:p>
          </table:table-cell>
          <table:table-cell office:value-type="float" office:value="0.3908419" calcext:value-type="float">
            <text:p>0.3908419</text:p>
          </table:table-cell>
          <table:table-cell office:value-type="float" office:value="0.4520895" calcext:value-type="float">
            <text:p>0.45208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4623" calcext:value-type="float">
            <text:p>0.3374623</text:p>
          </table:table-cell>
          <table:table-cell office:value-type="float" office:value="0.2784902" calcext:value-type="float">
            <text:p>0.2784902</text:p>
          </table:table-cell>
          <table:table-cell office:value-type="float" office:value="0.3212562" calcext:value-type="float">
            <text:p>0.3212562</text:p>
          </table:table-cell>
          <table:table-cell office:value-type="float" office:value="0.2365413" calcext:value-type="float">
            <text:p>0.2365413</text:p>
          </table:table-cell>
          <table:table-cell office:value-type="float" office:value="0.2852555" calcext:value-type="float">
            <text:p>0.2852555</text:p>
          </table:table-cell>
          <table:table-cell office:value-type="float" office:value="0.01137507" calcext:value-type="float">
            <text:p>0.01137507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188578" calcext:value-type="float">
            <text:p>-0.8188578</text:p>
          </table:table-cell>
          <table:table-cell office:value-type="float" office:value="-0.6607043" calcext:value-type="float">
            <text:p>-0.6607043</text:p>
          </table:table-cell>
          <table:table-cell office:value-type="float" office:value="-0.4922723" calcext:value-type="float">
            <text:p>-0.4922723</text:p>
          </table:table-cell>
          <table:table-cell office:value-type="float" office:value="-0.2949187" calcext:value-type="float">
            <text:p>-0.2949187</text:p>
          </table:table-cell>
          <table:table-cell office:value-type="float" office:value="-0.1270175" calcext:value-type="float">
            <text:p>-0.1270175</text:p>
          </table:table-cell>
          <table:table-cell office:value-type="float" office:value="-0.0186163" calcext:value-type="float">
            <text:p>-0.0186163</text:p>
          </table:table-cell>
          <table:table-cell office:value-type="float" office:value="-0.01720708" calcext:value-type="float">
            <text:p>-0.01720708</text:p>
          </table:table-cell>
          <table:table-cell office:value-type="float" office:value="-0.01570874" calcext:value-type="float">
            <text:p>-0.01570874</text:p>
          </table:table-cell>
          <table:table-cell office:value-type="float" office:value="-0.009660974" calcext:value-type="float">
            <text:p>-0.009660974</text:p>
          </table:table-cell>
          <table:table-cell office:value-type="float" office:value="-0.00652424" calcext:value-type="float">
            <text:p>-0.00652424</text:p>
          </table:table-cell>
          <table:table-cell office:value-type="float" office:value="558.3054" calcext:value-type="float">
            <text:p>558.3054</text:p>
          </table:table-cell>
          <table:table-cell office:value-type="float" office:value="0" calcext:value-type="float">
            <text:p>0</text:p>
          </table:table-cell>
          <table:table-cell office:value-type="float" office:value="-1.060287" calcext:value-type="float">
            <text:p>-1.060287</text:p>
          </table:table-cell>
          <table:table-cell office:value-type="float" office:value="0.01290843" calcext:value-type="float">
            <text:p>0.0129084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2428424" calcext:value-type="float">
            <text:p>2.428424E-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132.86" calcext:value-type="float">
            <text:p>132.86</text:p>
          </table:table-cell>
          <table:table-cell office:value-type="float" office:value="4.796788" calcext:value-type="float">
            <text:p>4.796788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2.17" calcext:value-type="float">
            <text:p>1332.17</text:p>
          </table:table-cell>
          <table:table-cell office:value-type="float" office:value="43.37394" calcext:value-type="float">
            <text:p>43.37394</text:p>
          </table:table-cell>
          <table:table-cell office:value-type="float" office:value="225.3602" calcext:value-type="float">
            <text:p>225.3602</text:p>
          </table:table-cell>
          <table:table-cell office:value-type="float" office:value="0.1786715" calcext:value-type="float">
            <text:p>0.1786715</text:p>
          </table:table-cell>
          <table:table-cell office:value-type="float" office:value="0.175835" calcext:value-type="float">
            <text:p>0.175835</text:p>
          </table:table-cell>
          <table:table-cell office:value-type="float" office:value="0.1821759" calcext:value-type="float">
            <text:p>0.1821759</text:p>
          </table:table-cell>
          <table:table-cell office:value-type="float" office:value="0.194725" calcext:value-type="float">
            <text:p>0.194725</text:p>
          </table:table-cell>
          <table:table-cell office:value-type="float" office:value="0.2191875" calcext:value-type="float">
            <text:p>0.2191875</text:p>
          </table:table-cell>
          <table:table-cell office:value-type="float" office:value="0.2997599" calcext:value-type="float">
            <text:p>0.2997599</text:p>
          </table:table-cell>
          <table:table-cell office:value-type="float" office:value="0.3489615" calcext:value-type="float">
            <text:p>0.3489615</text:p>
          </table:table-cell>
          <table:table-cell office:value-type="float" office:value="0.3565218" calcext:value-type="float">
            <text:p>0.3565218</text:p>
          </table:table-cell>
          <table:table-cell office:value-type="float" office:value="0.3750082" calcext:value-type="float">
            <text:p>0.3750082</text:p>
          </table:table-cell>
          <table:table-cell office:value-type="float" office:value="0.3904528" calcext:value-type="float">
            <text:p>0.3904528</text:p>
          </table:table-cell>
          <table:table-cell office:value-type="float" office:value="0.4495996" calcext:value-type="float">
            <text:p>0.44959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0577" calcext:value-type="float">
            <text:p>0.3280577</text:p>
          </table:table-cell>
          <table:table-cell office:value-type="float" office:value="0.2710594" calcext:value-type="float">
            <text:p>0.2710594</text:p>
          </table:table-cell>
          <table:table-cell office:value-type="float" office:value="0.3171517" calcext:value-type="float">
            <text:p>0.3171517</text:p>
          </table:table-cell>
          <table:table-cell office:value-type="float" office:value="0.2368304" calcext:value-type="float">
            <text:p>0.2368304</text:p>
          </table:table-cell>
          <table:table-cell office:value-type="float" office:value="0.2883947" calcext:value-type="float">
            <text:p>0.2883947</text:p>
          </table:table-cell>
          <table:table-cell office:value-type="float" office:value="0.01275786" calcext:value-type="float">
            <text:p>0.0127578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276729" calcext:value-type="float">
            <text:p>-0.6276729</text:p>
          </table:table-cell>
          <table:table-cell office:value-type="float" office:value="-0.5359623" calcext:value-type="float">
            <text:p>-0.5359623</text:p>
          </table:table-cell>
          <table:table-cell office:value-type="float" office:value="-0.4304326" calcext:value-type="float">
            <text:p>-0.4304326</text:p>
          </table:table-cell>
          <table:table-cell office:value-type="float" office:value="-0.2861579" calcext:value-type="float">
            <text:p>-0.2861579</text:p>
          </table:table-cell>
          <table:table-cell office:value-type="float" office:value="-0.1386139" calcext:value-type="float">
            <text:p>-0.1386139</text:p>
          </table:table-cell>
          <table:table-cell office:value-type="float" office:value="-0.01918491" calcext:value-type="float">
            <text:p>-0.01918491</text:p>
          </table:table-cell>
          <table:table-cell office:value-type="float" office:value="-0.01763529" calcext:value-type="float">
            <text:p>-0.01763529</text:p>
          </table:table-cell>
          <table:table-cell office:value-type="float" office:value="-0.01570901" calcext:value-type="float">
            <text:p>-0.01570901</text:p>
          </table:table-cell>
          <table:table-cell office:value-type="float" office:value="-0.009684755" calcext:value-type="float">
            <text:p>-0.009684755</text:p>
          </table:table-cell>
          <table:table-cell office:value-type="float" office:value="-0.006586855" calcext:value-type="float">
            <text:p>-0.006586855</text:p>
          </table:table-cell>
          <table:table-cell office:value-type="float" office:value="566.0869" calcext:value-type="float">
            <text:p>566.0869</text:p>
          </table:table-cell>
          <table:table-cell office:value-type="float" office:value="0" calcext:value-type="float">
            <text:p>0</text:p>
          </table:table-cell>
          <table:table-cell office:value-type="float" office:value="-0.7609676" calcext:value-type="float">
            <text:p>-0.7609676</text:p>
          </table:table-cell>
          <table:table-cell office:value-type="float" office:value="0.01288216" calcext:value-type="float">
            <text:p>0.01288216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2710149" calcext:value-type="float">
            <text:p>2.710149E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135.56" calcext:value-type="float">
            <text:p>135.56</text:p>
          </table:table-cell>
          <table:table-cell office:value-type="float" office:value="4.678514" calcext:value-type="float">
            <text:p>4.678514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2.888" calcext:value-type="float">
            <text:p>1332.888</text:p>
          </table:table-cell>
          <table:table-cell office:value-type="float" office:value="45.47441" calcext:value-type="float">
            <text:p>45.47441</text:p>
          </table:table-cell>
          <table:table-cell office:value-type="float" office:value="213.8481" calcext:value-type="float">
            <text:p>213.8481</text:p>
          </table:table-cell>
          <table:table-cell office:value-type="float" office:value="0.1854754" calcext:value-type="float">
            <text:p>0.1854754</text:p>
          </table:table-cell>
          <table:table-cell office:value-type="float" office:value="0.1868043" calcext:value-type="float">
            <text:p>0.1868043</text:p>
          </table:table-cell>
          <table:table-cell office:value-type="float" office:value="0.1875889" calcext:value-type="float">
            <text:p>0.1875889</text:p>
          </table:table-cell>
          <table:table-cell office:value-type="float" office:value="0.1970322" calcext:value-type="float">
            <text:p>0.1970322</text:p>
          </table:table-cell>
          <table:table-cell office:value-type="float" office:value="0.2179171" calcext:value-type="float">
            <text:p>0.2179171</text:p>
          </table:table-cell>
          <table:table-cell office:value-type="float" office:value="0.3609273" calcext:value-type="float">
            <text:p>0.3609273</text:p>
          </table:table-cell>
          <table:table-cell office:value-type="float" office:value="0.4060137" calcext:value-type="float">
            <text:p>0.4060137</text:p>
          </table:table-cell>
          <table:table-cell office:value-type="float" office:value="0.3582161" calcext:value-type="float">
            <text:p>0.3582161</text:p>
          </table:table-cell>
          <table:table-cell office:value-type="float" office:value="0.3749317" calcext:value-type="float">
            <text:p>0.3749317</text:p>
          </table:table-cell>
          <table:table-cell office:value-type="float" office:value="0.3901098" calcext:value-type="float">
            <text:p>0.3901098</text:p>
          </table:table-cell>
          <table:table-cell office:value-type="float" office:value="0.4472149" calcext:value-type="float">
            <text:p>0.447214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4222" calcext:value-type="float">
            <text:p>0.3144222</text:p>
          </table:table-cell>
          <table:table-cell office:value-type="float" office:value="0.2619309" calcext:value-type="float">
            <text:p>0.2619309</text:p>
          </table:table-cell>
          <table:table-cell office:value-type="float" office:value="0.3116725" calcext:value-type="float">
            <text:p>0.3116725</text:p>
          </table:table-cell>
          <table:table-cell office:value-type="float" office:value="0.2354251" calcext:value-type="float">
            <text:p>0.2354251</text:p>
          </table:table-cell>
          <table:table-cell office:value-type="float" office:value="0.2896675" calcext:value-type="float">
            <text:p>0.2896675</text:p>
          </table:table-cell>
          <table:table-cell office:value-type="float" office:value="0.01481195" calcext:value-type="float">
            <text:p>0.01481195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832902" calcext:value-type="float">
            <text:p>-0.3832902</text:p>
          </table:table-cell>
          <table:table-cell office:value-type="float" office:value="-0.3691366" calcext:value-type="float">
            <text:p>-0.3691366</text:p>
          </table:table-cell>
          <table:table-cell office:value-type="float" office:value="-0.3599279" calcext:value-type="float">
            <text:p>-0.3599279</text:p>
          </table:table-cell>
          <table:table-cell office:value-type="float" office:value="-0.2663707" calcext:value-type="float">
            <text:p>-0.2663707</text:p>
          </table:table-cell>
          <table:table-cell office:value-type="float" office:value="-0.14372" calcext:value-type="float">
            <text:p>-0.14372</text:p>
          </table:table-cell>
          <table:table-cell office:value-type="float" office:value="-0.005295433" calcext:value-type="float">
            <text:p>-0.005295433</text:p>
          </table:table-cell>
          <table:table-cell office:value-type="float" office:value="-0.00403467" calcext:value-type="float">
            <text:p>-0.00403467</text:p>
          </table:table-cell>
          <table:table-cell office:value-type="float" office:value="-0.0150196" calcext:value-type="float">
            <text:p>-0.0150196</text:p>
          </table:table-cell>
          <table:table-cell office:value-type="float" office:value="-0.009703786" calcext:value-type="float">
            <text:p>-0.009703786</text:p>
          </table:table-cell>
          <table:table-cell office:value-type="float" office:value="-0.006642639" calcext:value-type="float">
            <text:p>-0.006642639</text:p>
          </table:table-cell>
          <table:table-cell office:value-type="float" office:value="574.4166" calcext:value-type="float">
            <text:p>574.4166</text:p>
          </table:table-cell>
          <table:table-cell office:value-type="float" office:value="0" calcext:value-type="float">
            <text:p>0</text:p>
          </table:table-cell>
          <table:table-cell office:value-type="float" office:value="-0.7235789" calcext:value-type="float">
            <text:p>-0.7235789</text:p>
          </table:table-cell>
          <table:table-cell office:value-type="float" office:value="0.01283174" calcext:value-type="float">
            <text:p>0.0128317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3317837" calcext:value-type="float">
            <text:p>3.317837E-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136.1599" calcext:value-type="float">
            <text:p>136.1599</text:p>
          </table:table-cell>
          <table:table-cell office:value-type="float" office:value="4.723099" calcext:value-type="float">
            <text:p>4.723099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9.917" calcext:value-type="float">
            <text:p>1329.917</text:p>
          </table:table-cell>
          <table:table-cell office:value-type="float" office:value="49.00018" calcext:value-type="float">
            <text:p>49.00018</text:p>
          </table:table-cell>
          <table:table-cell office:value-type="float" office:value="204.6344" calcext:value-type="float">
            <text:p>204.6344</text:p>
          </table:table-cell>
          <table:table-cell office:value-type="float" office:value="0.1944026" calcext:value-type="float">
            <text:p>0.1944026</text:p>
          </table:table-cell>
          <table:table-cell office:value-type="float" office:value="0.1935041" calcext:value-type="float">
            <text:p>0.1935041</text:p>
          </table:table-cell>
          <table:table-cell office:value-type="float" office:value="0.1921849" calcext:value-type="float">
            <text:p>0.1921849</text:p>
          </table:table-cell>
          <table:table-cell office:value-type="float" office:value="0.1999576" calcext:value-type="float">
            <text:p>0.1999576</text:p>
          </table:table-cell>
          <table:table-cell office:value-type="float" office:value="0.2181991" calcext:value-type="float">
            <text:p>0.2181991</text:p>
          </table:table-cell>
          <table:table-cell office:value-type="float" office:value="0.3696148" calcext:value-type="float">
            <text:p>0.3696148</text:p>
          </table:table-cell>
          <table:table-cell office:value-type="float" office:value="0.4120616" calcext:value-type="float">
            <text:p>0.4120616</text:p>
          </table:table-cell>
          <table:table-cell office:value-type="float" office:value="0.3602727" calcext:value-type="float">
            <text:p>0.3602727</text:p>
          </table:table-cell>
          <table:table-cell office:value-type="float" office:value="0.3749411" calcext:value-type="float">
            <text:p>0.3749411</text:p>
          </table:table-cell>
          <table:table-cell office:value-type="float" office:value="0.389829" calcext:value-type="float">
            <text:p>0.389829</text:p>
          </table:table-cell>
          <table:table-cell office:value-type="float" office:value="0.4449369" calcext:value-type="float">
            <text:p>0.444936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48126" calcext:value-type="float">
            <text:p>0.3048126</text:p>
          </table:table-cell>
          <table:table-cell office:value-type="float" office:value="0.2573965" calcext:value-type="float">
            <text:p>0.2573965</text:p>
          </table:table-cell>
          <table:table-cell office:value-type="float" office:value="0.3072111" calcext:value-type="float">
            <text:p>0.3072111</text:p>
          </table:table-cell>
          <table:table-cell office:value-type="float" office:value="0.2333113" calcext:value-type="float">
            <text:p>0.2333113</text:p>
          </table:table-cell>
          <table:table-cell office:value-type="float" office:value="0.2893839" calcext:value-type="float">
            <text:p>0.2893839</text:p>
          </table:table-cell>
          <table:table-cell office:value-type="float" office:value="0.01701596" calcext:value-type="float">
            <text:p>0.0170159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872805" calcext:value-type="float">
            <text:p>-0.2872805</text:p>
          </table:table-cell>
          <table:table-cell office:value-type="float" office:value="-0.2975331" calcext:value-type="float">
            <text:p>-0.2975331</text:p>
          </table:table-cell>
          <table:table-cell office:value-type="float" office:value="-0.3103599" calcext:value-type="float">
            <text:p>-0.3103599</text:p>
          </table:table-cell>
          <table:table-cell office:value-type="float" office:value="-0.2434382" calcext:value-type="float">
            <text:p>-0.2434382</text:p>
          </table:table-cell>
          <table:table-cell office:value-type="float" office:value="-0.1426315" calcext:value-type="float">
            <text:p>-0.1426315</text:p>
          </table:table-cell>
          <table:table-cell office:value-type="float" office:value="-0.004483869" calcext:value-type="float">
            <text:p>-0.004483869</text:p>
          </table:table-cell>
          <table:table-cell office:value-type="float" office:value="-0.003502682" calcext:value-type="float">
            <text:p>-0.003502682</text:p>
          </table:table-cell>
          <table:table-cell office:value-type="float" office:value="-0.01421398" calcext:value-type="float">
            <text:p>-0.01421398</text:p>
          </table:table-cell>
          <table:table-cell office:value-type="float" office:value="-0.009701681" calcext:value-type="float">
            <text:p>-0.009701681</text:p>
          </table:table-cell>
          <table:table-cell office:value-type="float" office:value="-0.006688662" calcext:value-type="float">
            <text:p>-0.006688662</text:p>
          </table:table-cell>
          <table:table-cell office:value-type="float" office:value="584.2178" calcext:value-type="float">
            <text:p>584.2178</text:p>
          </table:table-cell>
          <table:table-cell office:value-type="float" office:value="0" calcext:value-type="float">
            <text:p>0</text:p>
          </table:table-cell>
          <table:table-cell office:value-type="float" office:value="-0.4525115" calcext:value-type="float">
            <text:p>-0.4525115</text:p>
          </table:table-cell>
          <table:table-cell office:value-type="float" office:value="0.01277773" calcext:value-type="float">
            <text:p>0.0127777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3238674" calcext:value-type="float">
            <text:p>3.238674E-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142.9599" calcext:value-type="float">
            <text:p>142.9599</text:p>
          </table:table-cell>
          <table:table-cell office:value-type="float" office:value="4.552649" calcext:value-type="float">
            <text:p>4.552649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3.132" calcext:value-type="float">
            <text:p>1333.132</text:p>
          </table:table-cell>
          <table:table-cell office:value-type="float" office:value="52.75626" calcext:value-type="float">
            <text:p>52.75626</text:p>
          </table:table-cell>
          <table:table-cell office:value-type="float" office:value="201.4306" calcext:value-type="float">
            <text:p>201.4306</text:p>
          </table:table-cell>
          <table:table-cell office:value-type="float" office:value="0.2000174" calcext:value-type="float">
            <text:p>0.2000174</text:p>
          </table:table-cell>
          <table:table-cell office:value-type="float" office:value="0.2003347" calcext:value-type="float">
            <text:p>0.2003347</text:p>
          </table:table-cell>
          <table:table-cell office:value-type="float" office:value="0.1966347" calcext:value-type="float">
            <text:p>0.1966347</text:p>
          </table:table-cell>
          <table:table-cell office:value-type="float" office:value="0.2030634" calcext:value-type="float">
            <text:p>0.2030634</text:p>
          </table:table-cell>
          <table:table-cell office:value-type="float" office:value="0.2194102" calcext:value-type="float">
            <text:p>0.2194102</text:p>
          </table:table-cell>
          <table:table-cell office:value-type="float" office:value="0.4061665" calcext:value-type="float">
            <text:p>0.4061665</text:p>
          </table:table-cell>
          <table:table-cell office:value-type="float" office:value="0.445201" calcext:value-type="float">
            <text:p>0.445201</text:p>
          </table:table-cell>
          <table:table-cell office:value-type="float" office:value="0.3621232" calcext:value-type="float">
            <text:p>0.3621232</text:p>
          </table:table-cell>
          <table:table-cell office:value-type="float" office:value="0.3750132" calcext:value-type="float">
            <text:p>0.3750132</text:p>
          </table:table-cell>
          <table:table-cell office:value-type="float" office:value="0.3895704" calcext:value-type="float">
            <text:p>0.3895704</text:p>
          </table:table-cell>
          <table:table-cell office:value-type="float" office:value="0.4427369" calcext:value-type="float">
            <text:p>0.442736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71313" calcext:value-type="float">
            <text:p>0.2971313</text:p>
          </table:table-cell>
          <table:table-cell office:value-type="float" office:value="0.254487" calcext:value-type="float">
            <text:p>0.254487</text:p>
          </table:table-cell>
          <table:table-cell office:value-type="float" office:value="0.303123" calcext:value-type="float">
            <text:p>0.303123</text:p>
          </table:table-cell>
          <table:table-cell office:value-type="float" office:value="0.2309992" calcext:value-type="float">
            <text:p>0.2309992</text:p>
          </table:table-cell>
          <table:table-cell office:value-type="float" office:value="0.2881702" calcext:value-type="float">
            <text:p>0.2881702</text:p>
          </table:table-cell>
          <table:table-cell office:value-type="float" office:value="0.0191082" calcext:value-type="float">
            <text:p>0.0191082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406749" calcext:value-type="float">
            <text:p>-0.2406749</text:p>
          </table:table-cell>
          <table:table-cell office:value-type="float" office:value="-0.240371" calcext:value-type="float">
            <text:p>-0.240371</text:p>
          </table:table-cell>
          <table:table-cell office:value-type="float" office:value="-0.2697869" calcext:value-type="float">
            <text:p>-0.2697869</text:p>
          </table:table-cell>
          <table:table-cell office:value-type="float" office:value="-0.2215624" calcext:value-type="float">
            <text:p>-0.2215624</text:p>
          </table:table-cell>
          <table:table-cell office:value-type="float" office:value="-0.1379127" calcext:value-type="float">
            <text:p>-0.1379127</text:p>
          </table:table-cell>
          <table:table-cell office:value-type="float" office:value="-0.002330898" calcext:value-type="float">
            <text:p>-0.002330898</text:p>
          </table:table-cell>
          <table:table-cell office:value-type="float" office:value="-0.001663583" calcext:value-type="float">
            <text:p>-0.001663583</text:p>
          </table:table-cell>
          <table:table-cell office:value-type="float" office:value="-0.01353164" calcext:value-type="float">
            <text:p>-0.01353164</text:p>
          </table:table-cell>
          <table:table-cell office:value-type="float" office:value="-0.009683961" calcext:value-type="float">
            <text:p>-0.009683961</text:p>
          </table:table-cell>
          <table:table-cell office:value-type="float" office:value="-0.006731373" calcext:value-type="float">
            <text:p>-0.006731373</text:p>
          </table:table-cell>
          <table:table-cell office:value-type="float" office:value="594.2608" calcext:value-type="float">
            <text:p>594.2608</text:p>
          </table:table-cell>
          <table:table-cell office:value-type="float" office:value="0" calcext:value-type="float">
            <text:p>0</text:p>
          </table:table-cell>
          <table:table-cell office:value-type="float" office:value="-0.412053" calcext:value-type="float">
            <text:p>-0.412053</text:p>
          </table:table-cell>
          <table:table-cell office:value-type="float" office:value="0.01272547" calcext:value-type="float">
            <text:p>0.0127254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3101304" calcext:value-type="float">
            <text:p>3.101304E-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147.8599" calcext:value-type="float">
            <text:p>147.8599</text:p>
          </table:table-cell>
          <table:table-cell office:value-type="float" office:value="4.690992" calcext:value-type="float">
            <text:p>4.690992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4.086" calcext:value-type="float">
            <text:p>1334.086</text:p>
          </table:table-cell>
          <table:table-cell office:value-type="float" office:value="56.56377" calcext:value-type="float">
            <text:p>56.56377</text:p>
          </table:table-cell>
          <table:table-cell office:value-type="float" office:value="199.0466" calcext:value-type="float">
            <text:p>199.0466</text:p>
          </table:table-cell>
          <table:table-cell office:value-type="float" office:value="0.2247943" calcext:value-type="float">
            <text:p>0.2247943</text:p>
          </table:table-cell>
          <table:table-cell office:value-type="float" office:value="0.2058169" calcext:value-type="float">
            <text:p>0.2058169</text:p>
          </table:table-cell>
          <table:table-cell office:value-type="float" office:value="0.2004481" calcext:value-type="float">
            <text:p>0.2004481</text:p>
          </table:table-cell>
          <table:table-cell office:value-type="float" office:value="0.2062038" calcext:value-type="float">
            <text:p>0.2062038</text:p>
          </table:table-cell>
          <table:table-cell office:value-type="float" office:value="0.2212049" calcext:value-type="float">
            <text:p>0.2212049</text:p>
          </table:table-cell>
          <table:table-cell office:value-type="float" office:value="0.3967991" calcext:value-type="float">
            <text:p>0.3967991</text:p>
          </table:table-cell>
          <table:table-cell office:value-type="float" office:value="0.4419603" calcext:value-type="float">
            <text:p>0.4419603</text:p>
          </table:table-cell>
          <table:table-cell office:value-type="float" office:value="0.3645522" calcext:value-type="float">
            <text:p>0.3645522</text:p>
          </table:table-cell>
          <table:table-cell office:value-type="float" office:value="0.3751599" calcext:value-type="float">
            <text:p>0.3751599</text:p>
          </table:table-cell>
          <table:table-cell office:value-type="float" office:value="0.3893688" calcext:value-type="float">
            <text:p>0.3893688</text:p>
          </table:table-cell>
          <table:table-cell office:value-type="float" office:value="0.4406567" calcext:value-type="float">
            <text:p>0.440656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686" calcext:value-type="float">
            <text:p>0.290686</text:p>
          </table:table-cell>
          <table:table-cell office:value-type="float" office:value="0.2528841" calcext:value-type="float">
            <text:p>0.2528841</text:p>
          </table:table-cell>
          <table:table-cell office:value-type="float" office:value="0.299821" calcext:value-type="float">
            <text:p>0.299821</text:p>
          </table:table-cell>
          <table:table-cell office:value-type="float" office:value="0.2287633" calcext:value-type="float">
            <text:p>0.2287633</text:p>
          </table:table-cell>
          <table:table-cell office:value-type="float" office:value="0.2863776" calcext:value-type="float">
            <text:p>0.2863776</text:p>
          </table:table-cell>
          <table:table-cell office:value-type="float" office:value="0.02092592" calcext:value-type="float">
            <text:p>0.02092592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517067" calcext:value-type="float">
            <text:p>-0.1517067</text:p>
          </table:table-cell>
          <table:table-cell office:value-type="float" office:value="-0.2045073" calcext:value-type="float">
            <text:p>-0.2045073</text:p>
          </table:table-cell>
          <table:table-cell office:value-type="float" office:value="-0.2398953" calcext:value-type="float">
            <text:p>-0.2398953</text:p>
          </table:table-cell>
          <table:table-cell office:value-type="float" office:value="-0.2016885" calcext:value-type="float">
            <text:p>-0.2016885</text:p>
          </table:table-cell>
          <table:table-cell office:value-type="float" office:value="-0.1312251" calcext:value-type="float">
            <text:p>-0.1312251</text:p>
          </table:table-cell>
          <table:table-cell office:value-type="float" office:value="-0.00276876" calcext:value-type="float">
            <text:p>-0.00276876</text:p>
          </table:table-cell>
          <table:table-cell office:value-type="float" office:value="-0.001846002" calcext:value-type="float">
            <text:p>-0.001846002</text:p>
          </table:table-cell>
          <table:table-cell office:value-type="float" office:value="-0.01269179" calcext:value-type="float">
            <text:p>-0.01269179</text:p>
          </table:table-cell>
          <table:table-cell office:value-type="float" office:value="-0.009647807" calcext:value-type="float">
            <text:p>-0.009647807</text:p>
          </table:table-cell>
          <table:table-cell office:value-type="float" office:value="-0.006764851" calcext:value-type="float">
            <text:p>-0.006764851</text:p>
          </table:table-cell>
          <table:table-cell office:value-type="float" office:value="604.3975" calcext:value-type="float">
            <text:p>604.3975</text:p>
          </table:table-cell>
          <table:table-cell office:value-type="float" office:value="0" calcext:value-type="float">
            <text:p>0</text:p>
          </table:table-cell>
          <table:table-cell office:value-type="float" office:value="-0.04832007" calcext:value-type="float">
            <text:p>-0.04832007</text:p>
          </table:table-cell>
          <table:table-cell office:value-type="float" office:value="0.01303716" calcext:value-type="float">
            <text:p>0.01303716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2989545" calcext:value-type="float">
            <text:p>2.989545E-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152.8599" calcext:value-type="float">
            <text:p>152.8599</text:p>
          </table:table-cell>
          <table:table-cell office:value-type="float" office:value="4.724643" calcext:value-type="float">
            <text:p>4.724643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4.93" calcext:value-type="float">
            <text:p>1334.93</text:p>
          </table:table-cell>
          <table:table-cell office:value-type="float" office:value="60.68607" calcext:value-type="float">
            <text:p>60.68607</text:p>
          </table:table-cell>
          <table:table-cell office:value-type="float" office:value="195.0938" calcext:value-type="float">
            <text:p>195.0938</text:p>
          </table:table-cell>
          <table:table-cell office:value-type="float" office:value="0.2077411" calcext:value-type="float">
            <text:p>0.2077411</text:p>
          </table:table-cell>
          <table:table-cell office:value-type="float" office:value="0.2107112" calcext:value-type="float">
            <text:p>0.2107112</text:p>
          </table:table-cell>
          <table:table-cell office:value-type="float" office:value="0.2047294" calcext:value-type="float">
            <text:p>0.2047294</text:p>
          </table:table-cell>
          <table:table-cell office:value-type="float" office:value="0.2093556" calcext:value-type="float">
            <text:p>0.2093556</text:p>
          </table:table-cell>
          <table:table-cell office:value-type="float" office:value="0.2233914" calcext:value-type="float">
            <text:p>0.2233914</text:p>
          </table:table-cell>
          <table:table-cell office:value-type="float" office:value="0.4190016" calcext:value-type="float">
            <text:p>0.4190016</text:p>
          </table:table-cell>
          <table:table-cell office:value-type="float" office:value="0.4583185" calcext:value-type="float">
            <text:p>0.4583185</text:p>
          </table:table-cell>
          <table:table-cell office:value-type="float" office:value="0.3719323" calcext:value-type="float">
            <text:p>0.3719323</text:p>
          </table:table-cell>
          <table:table-cell office:value-type="float" office:value="0.3754735" calcext:value-type="float">
            <text:p>0.3754735</text:p>
          </table:table-cell>
          <table:table-cell office:value-type="float" office:value="0.3891533" calcext:value-type="float">
            <text:p>0.3891533</text:p>
          </table:table-cell>
          <table:table-cell office:value-type="float" office:value="0.4386266" calcext:value-type="float">
            <text:p>0.438626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8587" calcext:value-type="float">
            <text:p>0.2858587</text:p>
          </table:table-cell>
          <table:table-cell office:value-type="float" office:value="0.2529053" calcext:value-type="float">
            <text:p>0.2529053</text:p>
          </table:table-cell>
          <table:table-cell office:value-type="float" office:value="0.2965135" calcext:value-type="float">
            <text:p>0.2965135</text:p>
          </table:table-cell>
          <table:table-cell office:value-type="float" office:value="0.2264601" calcext:value-type="float">
            <text:p>0.2264601</text:p>
          </table:table-cell>
          <table:table-cell office:value-type="float" office:value="0.2841882" calcext:value-type="float">
            <text:p>0.2841882</text:p>
          </table:table-cell>
          <table:table-cell office:value-type="float" office:value="0.02255327" calcext:value-type="float">
            <text:p>0.02255327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913003" calcext:value-type="float">
            <text:p>-0.1913003</text:p>
          </table:table-cell>
          <table:table-cell office:value-type="float" office:value="-0.1761923" calcext:value-type="float">
            <text:p>-0.1761923</text:p>
          </table:table-cell>
          <table:table-cell office:value-type="float" office:value="-0.2107656" calcext:value-type="float">
            <text:p>-0.2107656</text:p>
          </table:table-cell>
          <table:table-cell office:value-type="float" office:value="-0.1838345" calcext:value-type="float">
            <text:p>-0.1838345</text:p>
          </table:table-cell>
          <table:table-cell office:value-type="float" office:value="-0.1235756" calcext:value-type="float">
            <text:p>-0.1235756</text:p>
          </table:table-cell>
          <table:table-cell office:value-type="float" office:value="-0.001874621" calcext:value-type="float">
            <text:p>-0.001874621</text:p>
          </table:table-cell>
          <table:table-cell office:value-type="float" office:value="-0.001259073" calcext:value-type="float">
            <text:p>-0.001259073</text:p>
          </table:table-cell>
          <table:table-cell office:value-type="float" office:value="-0.01046811" calcext:value-type="float">
            <text:p>-0.01046811</text:p>
          </table:table-cell>
          <table:table-cell office:value-type="float" office:value="-0.009571769" calcext:value-type="float">
            <text:p>-0.009571769</text:p>
          </table:table-cell>
          <table:table-cell office:value-type="float" office:value="-0.006801073" calcext:value-type="float">
            <text:p>-0.006801073</text:p>
          </table:table-cell>
          <table:table-cell office:value-type="float" office:value="614.8359" calcext:value-type="float">
            <text:p>614.8359</text:p>
          </table:table-cell>
          <table:table-cell office:value-type="float" office:value="0" calcext:value-type="float">
            <text:p>0</text:p>
          </table:table-cell>
          <table:table-cell office:value-type="float" office:value="-0.2854994" calcext:value-type="float">
            <text:p>-0.2854994</text:p>
          </table:table-cell>
          <table:table-cell office:value-type="float" office:value="0.01261863" calcext:value-type="float">
            <text:p>0.0126186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249997" calcext:value-type="float">
            <text:p>-0.02499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152.8599" calcext:value-type="float">
            <text:p>152.8599</text:p>
          </table:table-cell>
          <table:table-cell office:value-type="float" office:value="5.132845" calcext:value-type="float">
            <text:p>5.132845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30.606" calcext:value-type="float">
            <text:p>1330.606</text:p>
          </table:table-cell>
          <table:table-cell office:value-type="float" office:value="64.60143" calcext:value-type="float">
            <text:p>64.60143</text:p>
          </table:table-cell>
          <table:table-cell office:value-type="float" office:value="192.6483" calcext:value-type="float">
            <text:p>192.6483</text:p>
          </table:table-cell>
          <table:table-cell office:value-type="float" office:value="0.206169" calcext:value-type="float">
            <text:p>0.206169</text:p>
          </table:table-cell>
          <table:table-cell office:value-type="float" office:value="0.2075748" calcext:value-type="float">
            <text:p>0.2075748</text:p>
          </table:table-cell>
          <table:table-cell office:value-type="float" office:value="0.2073786" calcext:value-type="float">
            <text:p>0.2073786</text:p>
          </table:table-cell>
          <table:table-cell office:value-type="float" office:value="0.2123369" calcext:value-type="float">
            <text:p>0.2123369</text:p>
          </table:table-cell>
          <table:table-cell office:value-type="float" office:value="0.225635" calcext:value-type="float">
            <text:p>0.225635</text:p>
          </table:table-cell>
          <table:table-cell office:value-type="float" office:value="0.392244" calcext:value-type="float">
            <text:p>0.392244</text:p>
          </table:table-cell>
          <table:table-cell office:value-type="float" office:value="0.4301623" calcext:value-type="float">
            <text:p>0.4301623</text:p>
          </table:table-cell>
          <table:table-cell office:value-type="float" office:value="0.3738551" calcext:value-type="float">
            <text:p>0.3738551</text:p>
          </table:table-cell>
          <table:table-cell office:value-type="float" office:value="0.375967" calcext:value-type="float">
            <text:p>0.375967</text:p>
          </table:table-cell>
          <table:table-cell office:value-type="float" office:value="0.3890514" calcext:value-type="float">
            <text:p>0.3890514</text:p>
          </table:table-cell>
          <table:table-cell office:value-type="float" office:value="0.436782" calcext:value-type="float">
            <text:p>0.43678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2481" calcext:value-type="float">
            <text:p>0.2762481</text:p>
          </table:table-cell>
          <table:table-cell office:value-type="float" office:value="0.2522081" calcext:value-type="float">
            <text:p>0.2522081</text:p>
          </table:table-cell>
          <table:table-cell office:value-type="float" office:value="0.2944195" calcext:value-type="float">
            <text:p>0.2944195</text:p>
          </table:table-cell>
          <table:table-cell office:value-type="float" office:value="0.2244812" calcext:value-type="float">
            <text:p>0.2244812</text:p>
          </table:table-cell>
          <table:table-cell office:value-type="float" office:value="0.2819467" calcext:value-type="float">
            <text:p>0.2819467</text:p>
          </table:table-cell>
          <table:table-cell office:value-type="float" office:value="0.0237479" calcext:value-type="float">
            <text:p>0.023747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018957" calcext:value-type="float">
            <text:p>-0.2018957</text:p>
          </table:table-cell>
          <table:table-cell office:value-type="float" office:value="-0.1935431" calcext:value-type="float">
            <text:p>-0.1935431</text:p>
          </table:table-cell>
          <table:table-cell office:value-type="float" office:value="-0.1947345" calcext:value-type="float">
            <text:p>-0.1947345</text:p>
          </table:table-cell>
          <table:table-cell office:value-type="float" office:value="-0.168572" calcext:value-type="float">
            <text:p>-0.168572</text:p>
          </table:table-cell>
          <table:table-cell office:value-type="float" office:value="-0.1162479" calcext:value-type="float">
            <text:p>-0.1162479</text:p>
          </table:table-cell>
          <table:table-cell office:value-type="float" office:value="-0.002962995" calcext:value-type="float">
            <text:p>-0.002962995</text:p>
          </table:table-cell>
          <table:table-cell office:value-type="float" office:value="-0.002314657" calcext:value-type="float">
            <text:p>-0.002314657</text:p>
          </table:table-cell>
          <table:table-cell office:value-type="float" office:value="-0.009963217" calcext:value-type="float">
            <text:p>-0.009963217</text:p>
          </table:table-cell>
          <table:table-cell office:value-type="float" office:value="-0.009451958" calcext:value-type="float">
            <text:p>-0.009451958</text:p>
          </table:table-cell>
          <table:table-cell office:value-type="float" office:value="-0.006818152" calcext:value-type="float">
            <text:p>-0.006818152</text:p>
          </table:table-cell>
          <table:table-cell office:value-type="float" office:value="625.1252" calcext:value-type="float">
            <text:p>625.1252</text:p>
          </table:table-cell>
          <table:table-cell office:value-type="float" office:value="0" calcext:value-type="float">
            <text:p>0</text:p>
          </table:table-cell>
          <table:table-cell office:value-type="float" office:value="-0.2304764" calcext:value-type="float">
            <text:p>-0.2304764</text:p>
          </table:table-cell>
          <table:table-cell office:value-type="float" office:value="0.01255811" calcext:value-type="float">
            <text:p>0.01255811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249997" calcext:value-type="float">
            <text:p>-0.02499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152.8599" calcext:value-type="float">
            <text:p>152.8599</text:p>
          </table:table-cell>
          <table:table-cell office:value-type="float" office:value="5.528309" calcext:value-type="float">
            <text:p>5.528309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6.493" calcext:value-type="float">
            <text:p>1326.493</text:p>
          </table:table-cell>
          <table:table-cell office:value-type="float" office:value="68.31946" calcext:value-type="float">
            <text:p>68.31946</text:p>
          </table:table-cell>
          <table:table-cell office:value-type="float" office:value="189.7298" calcext:value-type="float">
            <text:p>189.7298</text:p>
          </table:table-cell>
          <table:table-cell office:value-type="float" office:value="0.2095971" calcext:value-type="float">
            <text:p>0.2095971</text:p>
          </table:table-cell>
          <table:table-cell office:value-type="float" office:value="0.2092963" calcext:value-type="float">
            <text:p>0.2092963</text:p>
          </table:table-cell>
          <table:table-cell office:value-type="float" office:value="0.20952" calcext:value-type="float">
            <text:p>0.20952</text:p>
          </table:table-cell>
          <table:table-cell office:value-type="float" office:value="0.2149253" calcext:value-type="float">
            <text:p>0.2149253</text:p>
          </table:table-cell>
          <table:table-cell office:value-type="float" office:value="0.2277693" calcext:value-type="float">
            <text:p>0.2277693</text:p>
          </table:table-cell>
          <table:table-cell office:value-type="float" office:value="0.3654668" calcext:value-type="float">
            <text:p>0.3654668</text:p>
          </table:table-cell>
          <table:table-cell office:value-type="float" office:value="0.4053224" calcext:value-type="float">
            <text:p>0.4053224</text:p>
          </table:table-cell>
          <table:table-cell office:value-type="float" office:value="0.3749104" calcext:value-type="float">
            <text:p>0.3749104</text:p>
          </table:table-cell>
          <table:table-cell office:value-type="float" office:value="0.3764238" calcext:value-type="float">
            <text:p>0.3764238</text:p>
          </table:table-cell>
          <table:table-cell office:value-type="float" office:value="0.38896" calcext:value-type="float">
            <text:p>0.38896</text:p>
          </table:table-cell>
          <table:table-cell office:value-type="float" office:value="0.4350294" calcext:value-type="float">
            <text:p>0.43502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1916" calcext:value-type="float">
            <text:p>0.2671916</text:p>
          </table:table-cell>
          <table:table-cell office:value-type="float" office:value="0.2500065" calcext:value-type="float">
            <text:p>0.2500065</text:p>
          </table:table-cell>
          <table:table-cell office:value-type="float" office:value="0.2926542" calcext:value-type="float">
            <text:p>0.2926542</text:p>
          </table:table-cell>
          <table:table-cell office:value-type="float" office:value="0.2228616" calcext:value-type="float">
            <text:p>0.2228616</text:p>
          </table:table-cell>
          <table:table-cell office:value-type="float" office:value="0.2798106" calcext:value-type="float">
            <text:p>0.2798106</text:p>
          </table:table-cell>
          <table:table-cell office:value-type="float" office:value="0.0245837" calcext:value-type="float">
            <text:p>0.0245837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82572" calcext:value-type="float">
            <text:p>-0.182572</text:p>
          </table:table-cell>
          <table:table-cell office:value-type="float" office:value="-0.1841389" calcext:value-type="float">
            <text:p>-0.1841389</text:p>
          </table:table-cell>
          <table:table-cell office:value-type="float" office:value="-0.1828782" calcext:value-type="float">
            <text:p>-0.1828782</text:p>
          </table:table-cell>
          <table:table-cell office:value-type="float" office:value="-0.1565207" calcext:value-type="float">
            <text:p>-0.1565207</text:p>
          </table:table-cell>
          <table:table-cell office:value-type="float" office:value="-0.1097402" calcext:value-type="float">
            <text:p>-0.1097402</text:p>
          </table:table-cell>
          <table:table-cell office:value-type="float" office:value="-0.004837302" calcext:value-type="float">
            <text:p>-0.004837302</text:p>
          </table:table-cell>
          <table:table-cell office:value-type="float" office:value="-0.004109539" calcext:value-type="float">
            <text:p>-0.004109539</text:p>
          </table:table-cell>
          <table:table-cell office:value-type="float" office:value="-0.009692391" calcext:value-type="float">
            <text:p>-0.009692391</text:p>
          </table:table-cell>
          <table:table-cell office:value-type="float" office:value="-0.009342338" calcext:value-type="float">
            <text:p>-0.009342338</text:p>
          </table:table-cell>
          <table:table-cell office:value-type="float" office:value="-0.006833521" calcext:value-type="float">
            <text:p>-0.006833521</text:p>
          </table:table-cell>
          <table:table-cell office:value-type="float" office:value="635.26" calcext:value-type="float">
            <text:p>635.26</text:p>
          </table:table-cell>
          <table:table-cell office:value-type="float" office:value="0" calcext:value-type="float">
            <text:p>0</text:p>
          </table:table-cell>
          <table:table-cell office:value-type="float" office:value="-0.1920463" calcext:value-type="float">
            <text:p>-0.1920463</text:p>
          </table:table-cell>
          <table:table-cell office:value-type="float" office:value="0.01250379" calcext:value-type="float">
            <text:p>0.0125037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249997" calcext:value-type="float">
            <text:p>-0.02499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152.8599" calcext:value-type="float">
            <text:p>152.8599</text:p>
          </table:table-cell>
          <table:table-cell office:value-type="float" office:value="6.191605" calcext:value-type="float">
            <text:p>6.191605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2.438" calcext:value-type="float">
            <text:p>1322.438</text:p>
          </table:table-cell>
          <table:table-cell office:value-type="float" office:value="71.71075" calcext:value-type="float">
            <text:p>71.71075</text:p>
          </table:table-cell>
          <table:table-cell office:value-type="float" office:value="186.985" calcext:value-type="float">
            <text:p>186.985</text:p>
          </table:table-cell>
          <table:table-cell office:value-type="float" office:value="0.203547" calcext:value-type="float">
            <text:p>0.203547</text:p>
          </table:table-cell>
          <table:table-cell office:value-type="float" office:value="0.2076066" calcext:value-type="float">
            <text:p>0.2076066</text:p>
          </table:table-cell>
          <table:table-cell office:value-type="float" office:value="0.2108906" calcext:value-type="float">
            <text:p>0.2108906</text:p>
          </table:table-cell>
          <table:table-cell office:value-type="float" office:value="0.2171588" calcext:value-type="float">
            <text:p>0.2171588</text:p>
          </table:table-cell>
          <table:table-cell office:value-type="float" office:value="0.2297426" calcext:value-type="float">
            <text:p>0.2297426</text:p>
          </table:table-cell>
          <table:table-cell office:value-type="float" office:value="0.343101" calcext:value-type="float">
            <text:p>0.343101</text:p>
          </table:table-cell>
          <table:table-cell office:value-type="float" office:value="0.3862477" calcext:value-type="float">
            <text:p>0.3862477</text:p>
          </table:table-cell>
          <table:table-cell office:value-type="float" office:value="0.374168" calcext:value-type="float">
            <text:p>0.374168</text:p>
          </table:table-cell>
          <table:table-cell office:value-type="float" office:value="0.3767685" calcext:value-type="float">
            <text:p>0.3767685</text:p>
          </table:table-cell>
          <table:table-cell office:value-type="float" office:value="0.3888773" calcext:value-type="float">
            <text:p>0.3888773</text:p>
          </table:table-cell>
          <table:table-cell office:value-type="float" office:value="0.4333483" calcext:value-type="float">
            <text:p>0.4333483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5807" calcext:value-type="float">
            <text:p>0.2745807</text:p>
          </table:table-cell>
          <table:table-cell office:value-type="float" office:value="0.2507228" calcext:value-type="float">
            <text:p>0.2507228</text:p>
          </table:table-cell>
          <table:table-cell office:value-type="float" office:value="0.2915904" calcext:value-type="float">
            <text:p>0.2915904</text:p>
          </table:table-cell>
          <table:table-cell office:value-type="float" office:value="0.2216181" calcext:value-type="float">
            <text:p>0.2216181</text:p>
          </table:table-cell>
          <table:table-cell office:value-type="float" office:value="0.2778373" calcext:value-type="float">
            <text:p>0.2778373</text:p>
          </table:table-cell>
          <table:table-cell office:value-type="float" office:value="0.02504773" calcext:value-type="float">
            <text:p>0.02504773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15625" calcext:value-type="float">
            <text:p>-0.215625</text:p>
          </table:table-cell>
          <table:table-cell office:value-type="float" office:value="-0.1928092" calcext:value-type="float">
            <text:p>-0.1928092</text:p>
          </table:table-cell>
          <table:table-cell office:value-type="float" office:value="-0.1756122" calcext:value-type="float">
            <text:p>-0.1756122</text:p>
          </table:table-cell>
          <table:table-cell office:value-type="float" office:value="-0.1469039" calcext:value-type="float">
            <text:p>-0.1469039</text:p>
          </table:table-cell>
          <table:table-cell office:value-type="float" office:value="-0.1040931" calcext:value-type="float">
            <text:p>-0.1040931</text:p>
          </table:table-cell>
          <table:table-cell office:value-type="float" office:value="-0.007498137" calcext:value-type="float">
            <text:p>-0.007498137</text:p>
          </table:table-cell>
          <table:table-cell office:value-type="float" office:value="-0.006547427" calcext:value-type="float">
            <text:p>-0.006547427</text:p>
          </table:table-cell>
          <table:table-cell office:value-type="float" office:value="-0.009874132" calcext:value-type="float">
            <text:p>-0.009874132</text:p>
          </table:table-cell>
          <table:table-cell office:value-type="float" office:value="-0.009260384" calcext:value-type="float">
            <text:p>-0.009260384</text:p>
          </table:table-cell>
          <table:table-cell office:value-type="float" office:value="-0.006847482" calcext:value-type="float">
            <text:p>-0.006847482</text:p>
          </table:table-cell>
          <table:table-cell office:value-type="float" office:value="645.1118" calcext:value-type="float">
            <text:p>645.1118</text:p>
          </table:table-cell>
          <table:table-cell office:value-type="float" office:value="0" calcext:value-type="float">
            <text:p>0</text:p>
          </table:table-cell>
          <table:table-cell office:value-type="float" office:value="-0.2218469" calcext:value-type="float">
            <text:p>-0.2218469</text:p>
          </table:table-cell>
          <table:table-cell office:value-type="float" office:value="0.01247051" calcext:value-type="float">
            <text:p>0.01247051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2500037" calcext:value-type="float">
            <text:p>-0.025000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152.8599" calcext:value-type="float">
            <text:p>152.8599</text:p>
          </table:table-cell>
          <table:table-cell office:value-type="float" office:value="6.599669" calcext:value-type="float">
            <text:p>6.599669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19.046" calcext:value-type="float">
            <text:p>1319.046</text:p>
          </table:table-cell>
          <table:table-cell office:value-type="float" office:value="74.69493" calcext:value-type="float">
            <text:p>74.69493</text:p>
          </table:table-cell>
          <table:table-cell office:value-type="float" office:value="184.9246" calcext:value-type="float">
            <text:p>184.9246</text:p>
          </table:table-cell>
          <table:table-cell office:value-type="float" office:value="0.1822829" calcext:value-type="float">
            <text:p>0.1822829</text:p>
          </table:table-cell>
          <table:table-cell office:value-type="float" office:value="0.1958423" calcext:value-type="float">
            <text:p>0.1958423</text:p>
          </table:table-cell>
          <table:table-cell office:value-type="float" office:value="0.2085309" calcext:value-type="float">
            <text:p>0.2085309</text:p>
          </table:table-cell>
          <table:table-cell office:value-type="float" office:value="0.2181364" calcext:value-type="float">
            <text:p>0.2181364</text:p>
          </table:table-cell>
          <table:table-cell office:value-type="float" office:value="0.2313166" calcext:value-type="float">
            <text:p>0.2313166</text:p>
          </table:table-cell>
          <table:table-cell office:value-type="float" office:value="0.3266768" calcext:value-type="float">
            <text:p>0.3266768</text:p>
          </table:table-cell>
          <table:table-cell office:value-type="float" office:value="0.3729607" calcext:value-type="float">
            <text:p>0.3729607</text:p>
          </table:table-cell>
          <table:table-cell office:value-type="float" office:value="0.3719167" calcext:value-type="float">
            <text:p>0.3719167</text:p>
          </table:table-cell>
          <table:table-cell office:value-type="float" office:value="0.3769486" calcext:value-type="float">
            <text:p>0.3769486</text:p>
          </table:table-cell>
          <table:table-cell office:value-type="float" office:value="0.3887966" calcext:value-type="float">
            <text:p>0.3887966</text:p>
          </table:table-cell>
          <table:table-cell office:value-type="float" office:value="0.4317076" calcext:value-type="float">
            <text:p>0.431707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3408" calcext:value-type="float">
            <text:p>0.3103408</text:p>
          </table:table-cell>
          <table:table-cell office:value-type="float" office:value="0.2591915" calcext:value-type="float">
            <text:p>0.2591915</text:p>
          </table:table-cell>
          <table:table-cell office:value-type="float" office:value="0.2934707" calcext:value-type="float">
            <text:p>0.2934707</text:p>
          </table:table-cell>
          <table:table-cell office:value-type="float" office:value="0.2214632" calcext:value-type="float">
            <text:p>0.2214632</text:p>
          </table:table-cell>
          <table:table-cell office:value-type="float" office:value="0.2762637" calcext:value-type="float">
            <text:p>0.2762637</text:p>
          </table:table-cell>
          <table:table-cell office:value-type="float" office:value="0.02521066" calcext:value-type="float">
            <text:p>0.0252106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260602" calcext:value-type="float">
            <text:p>-0.4260602</text:p>
          </table:table-cell>
          <table:table-cell office:value-type="float" office:value="-0.2758075" calcext:value-type="float">
            <text:p>-0.2758075</text:p>
          </table:table-cell>
          <table:table-cell office:value-type="float" office:value="-0.1879864" calcext:value-type="float">
            <text:p>-0.1879864</text:p>
          </table:table-cell>
          <table:table-cell office:value-type="float" office:value="-0.14287" calcext:value-type="float">
            <text:p>-0.14287</text:p>
          </table:table-cell>
          <table:table-cell office:value-type="float" office:value="-0.09982425" calcext:value-type="float">
            <text:p>-0.09982425</text:p>
          </table:table-cell>
          <table:table-cell office:value-type="float" office:value="-0.01054431" calcext:value-type="float">
            <text:p>-0.01054431</text:p>
          </table:table-cell>
          <table:table-cell office:value-type="float" office:value="-0.00918736" calcext:value-type="float">
            <text:p>-0.00918736</text:p>
          </table:table-cell>
          <table:table-cell office:value-type="float" office:value="-0.01045944" calcext:value-type="float">
            <text:p>-0.01045944</text:p>
          </table:table-cell>
          <table:table-cell office:value-type="float" office:value="-0.009217545" calcext:value-type="float">
            <text:p>-0.009217545</text:p>
          </table:table-cell>
          <table:table-cell office:value-type="float" office:value="-0.006861104" calcext:value-type="float">
            <text:p>-0.006861104</text:p>
          </table:table-cell>
          <table:table-cell office:value-type="float" office:value="654.5682" calcext:value-type="float">
            <text:p>654.5682</text:p>
          </table:table-cell>
          <table:table-cell office:value-type="float" office:value="0" calcext:value-type="float">
            <text:p>0</text:p>
          </table:table-cell>
          <table:table-cell office:value-type="float" office:value="-0.5178472" calcext:value-type="float">
            <text:p>-0.5178472</text:p>
          </table:table-cell>
          <table:table-cell office:value-type="float" office:value="0.01249246" calcext:value-type="float">
            <text:p>0.01249246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2500025" calcext:value-type="float">
            <text:p>-0.025000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164.3599" calcext:value-type="float">
            <text:p>164.3599</text:p>
          </table:table-cell>
          <table:table-cell office:value-type="float" office:value="6.179866" calcext:value-type="float">
            <text:p>6.179866</text:p>
          </table:table-cell>
          <table:table-cell office:value-type="float" office:value="0.947424" calcext:value-type="float">
            <text:p>0.947424</text:p>
          </table:table-cell>
          <table:table-cell office:value-type="float" office:value="1327.934" calcext:value-type="float">
            <text:p>1327.934</text:p>
          </table:table-cell>
          <table:table-cell office:value-type="float" office:value="77.72728" calcext:value-type="float">
            <text:p>77.72728</text:p>
          </table:table-cell>
          <table:table-cell office:value-type="float" office:value="180.5795" calcext:value-type="float">
            <text:p>180.5795</text:p>
          </table:table-cell>
          <table:table-cell office:value-type="float" office:value="0.212294" calcext:value-type="float">
            <text:p>0.212294</text:p>
          </table:table-cell>
          <table:table-cell office:value-type="float" office:value="0.20191" calcext:value-type="float">
            <text:p>0.20191</text:p>
          </table:table-cell>
          <table:table-cell office:value-type="float" office:value="0.2082684" calcext:value-type="float">
            <text:p>0.2082684</text:p>
          </table:table-cell>
          <table:table-cell office:value-type="float" office:value="0.2190145" calcext:value-type="float">
            <text:p>0.2190145</text:p>
          </table:table-cell>
          <table:table-cell office:value-type="float" office:value="0.2326311" calcext:value-type="float">
            <text:p>0.2326311</text:p>
          </table:table-cell>
          <table:table-cell office:value-type="float" office:value="0.3579777" calcext:value-type="float">
            <text:p>0.3579777</text:p>
          </table:table-cell>
          <table:table-cell office:value-type="float" office:value="0.4224709" calcext:value-type="float">
            <text:p>0.4224709</text:p>
          </table:table-cell>
          <table:table-cell office:value-type="float" office:value="0.3706933" calcext:value-type="float">
            <text:p>0.3706933</text:p>
          </table:table-cell>
          <table:table-cell office:value-type="float" office:value="0.3769071" calcext:value-type="float">
            <text:p>0.3769071</text:p>
          </table:table-cell>
          <table:table-cell office:value-type="float" office:value="0.3886512" calcext:value-type="float">
            <text:p>0.3886512</text:p>
          </table:table-cell>
          <table:table-cell office:value-type="float" office:value="0.4301503" calcext:value-type="float">
            <text:p>0.4301503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3590253" calcext:value-type="float">
            <text:p>0.003590253</text:p>
          </table:table-cell>
          <table:table-cell office:value-type="float" office:value="0.3032017" calcext:value-type="float">
            <text:p>0.3032017</text:p>
          </table:table-cell>
          <table:table-cell office:value-type="float" office:value="0.2547471" calcext:value-type="float">
            <text:p>0.2547471</text:p>
          </table:table-cell>
          <table:table-cell office:value-type="float" office:value="0.2933064" calcext:value-type="float">
            <text:p>0.2933064</text:p>
          </table:table-cell>
          <table:table-cell office:value-type="float" office:value="0.2215424" calcext:value-type="float">
            <text:p>0.2215424</text:p>
          </table:table-cell>
          <table:table-cell office:value-type="float" office:value="0.2749446" calcext:value-type="float">
            <text:p>0.2749446</text:p>
          </table:table-cell>
          <table:table-cell office:value-type="float" office:value="0.02528897" calcext:value-type="float">
            <text:p>0.02528897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196013" calcext:value-type="float">
            <text:p>-0.2196013</text:p>
          </table:table-cell>
          <table:table-cell office:value-type="float" office:value="-0.2300605" calcext:value-type="float">
            <text:p>-0.2300605</text:p>
          </table:table-cell>
          <table:table-cell office:value-type="float" office:value="-0.1897055" calcext:value-type="float">
            <text:p>-0.1897055</text:p>
          </table:table-cell>
          <table:table-cell office:value-type="float" office:value="-0.1394246" calcext:value-type="float">
            <text:p>-0.1394246</text:p>
          </table:table-cell>
          <table:table-cell office:value-type="float" office:value="-0.09642719" calcext:value-type="float">
            <text:p>-0.09642719</text:p>
          </table:table-cell>
          <table:table-cell office:value-type="float" office:value="-0.005734556" calcext:value-type="float">
            <text:p>-0.005734556</text:p>
          </table:table-cell>
          <table:table-cell office:value-type="float" office:value="-0.002830766" calcext:value-type="float">
            <text:p>-0.002830766</text:p>
          </table:table-cell>
          <table:table-cell office:value-type="float" office:value="-0.01080744" calcext:value-type="float">
            <text:p>-0.01080744</text:p>
          </table:table-cell>
          <table:table-cell office:value-type="float" office:value="-0.009226939" calcext:value-type="float">
            <text:p>-0.009226939</text:p>
          </table:table-cell>
          <table:table-cell office:value-type="float" office:value="-0.006885557" calcext:value-type="float">
            <text:p>-0.006885557</text:p>
          </table:table-cell>
          <table:table-cell office:value-type="float" office:value="664.0098" calcext:value-type="float">
            <text:p>664.009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662739" calcext:value-type="float">
            <text:p>0.01662739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0.003590662" calcext:value-type="float">
            <text:p>0.0035906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174.0599" calcext:value-type="float">
            <text:p>174.0599</text:p>
          </table:table-cell>
          <table:table-cell office:value-type="float" office:value="5.263204" calcext:value-type="float">
            <text:p>5.263204</text:p>
          </table:table-cell>
          <table:table-cell office:value-type="float" office:value="9.563219" calcext:value-type="float">
            <text:p>9.563219</text:p>
          </table:table-cell>
          <table:table-cell office:value-type="float" office:value="1325.89" calcext:value-type="float">
            <text:p>1325.89</text:p>
          </table:table-cell>
          <table:table-cell office:value-type="float" office:value="81.7729" calcext:value-type="float">
            <text:p>81.7729</text:p>
          </table:table-cell>
          <table:table-cell office:value-type="float" office:value="162.1295" calcext:value-type="float">
            <text:p>162.1295</text:p>
          </table:table-cell>
          <table:table-cell office:value-type="float" office:value="0.2267645" calcext:value-type="float">
            <text:p>0.2267645</text:p>
          </table:table-cell>
          <table:table-cell office:value-type="float" office:value="0.2126234" calcext:value-type="float">
            <text:p>0.2126234</text:p>
          </table:table-cell>
          <table:table-cell office:value-type="float" office:value="0.2113545" calcext:value-type="float">
            <text:p>0.2113545</text:p>
          </table:table-cell>
          <table:table-cell office:value-type="float" office:value="0.2205604" calcext:value-type="float">
            <text:p>0.2205604</text:p>
          </table:table-cell>
          <table:table-cell office:value-type="float" office:value="0.2343358" calcext:value-type="float">
            <text:p>0.2343358</text:p>
          </table:table-cell>
          <table:table-cell office:value-type="float" office:value="0.4468259" calcext:value-type="float">
            <text:p>0.4468259</text:p>
          </table:table-cell>
          <table:table-cell office:value-type="float" office:value="0.4605035" calcext:value-type="float">
            <text:p>0.4605035</text:p>
          </table:table-cell>
          <table:table-cell office:value-type="float" office:value="0.3869156" calcext:value-type="float">
            <text:p>0.3869156</text:p>
          </table:table-cell>
          <table:table-cell office:value-type="float" office:value="0.3770275" calcext:value-type="float">
            <text:p>0.3770275</text:p>
          </table:table-cell>
          <table:table-cell office:value-type="float" office:value="0.388483" calcext:value-type="float">
            <text:p>0.388483</text:p>
          </table:table-cell>
          <table:table-cell office:value-type="float" office:value="0.4286633" calcext:value-type="float">
            <text:p>0.4286633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1856046" calcext:value-type="float">
            <text:p>0.001856046</text:p>
          </table:table-cell>
          <table:table-cell office:value-type="float" office:value="0.2887076" calcext:value-type="float">
            <text:p>0.2887076</text:p>
          </table:table-cell>
          <table:table-cell office:value-type="float" office:value="0.249326" calcext:value-type="float">
            <text:p>0.249326</text:p>
          </table:table-cell>
          <table:table-cell office:value-type="float" office:value="0.2908404" calcext:value-type="float">
            <text:p>0.2908404</text:p>
          </table:table-cell>
          <table:table-cell office:value-type="float" office:value="0.2209871" calcext:value-type="float">
            <text:p>0.2209871</text:p>
          </table:table-cell>
          <table:table-cell office:value-type="float" office:value="0.2732383" calcext:value-type="float">
            <text:p>0.2732383</text:p>
          </table:table-cell>
          <table:table-cell office:value-type="float" office:value="0.02564364" calcext:value-type="float">
            <text:p>0.02564364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43709" calcext:value-type="float">
            <text:p>-0.143709</text:p>
          </table:table-cell>
          <table:table-cell office:value-type="float" office:value="-0.1675268" calcext:value-type="float">
            <text:p>-0.1675268</text:p>
          </table:table-cell>
          <table:table-cell office:value-type="float" office:value="-0.173458" calcext:value-type="float">
            <text:p>-0.173458</text:p>
          </table:table-cell>
          <table:table-cell office:value-type="float" office:value="-0.1335885" calcext:value-type="float">
            <text:p>-0.1335885</text:p>
          </table:table-cell>
          <table:table-cell office:value-type="float" office:value="-0.09222578" calcext:value-type="float">
            <text:p>-0.09222578</text:p>
          </table:table-cell>
          <table:table-cell office:value-type="float" office:value="-0.001214867" calcext:value-type="float">
            <text:p>-0.001214867</text:p>
          </table:table-cell>
          <table:table-cell office:value-type="float" office:value="-0.001202296" calcext:value-type="float">
            <text:p>-0.001202296</text:p>
          </table:table-cell>
          <table:table-cell office:value-type="float" office:value="-0.007253201" calcext:value-type="float">
            <text:p>-0.007253201</text:p>
          </table:table-cell>
          <table:table-cell office:value-type="float" office:value="-0.009200823" calcext:value-type="float">
            <text:p>-0.009200823</text:p>
          </table:table-cell>
          <table:table-cell office:value-type="float" office:value="-0.006914211" calcext:value-type="float">
            <text:p>-0.006914211</text:p>
          </table:table-cell>
          <table:table-cell office:value-type="float" office:value="674.4231" calcext:value-type="float">
            <text:p>674.423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533598" calcext:value-type="float">
            <text:p>0.0153359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0.001856358" calcext:value-type="float">
            <text:p>0.001856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174.0599" calcext:value-type="float">
            <text:p>174.0599</text:p>
          </table:table-cell>
          <table:table-cell office:value-type="float" office:value="5.380731" calcext:value-type="float">
            <text:p>5.380731</text:p>
          </table:table-cell>
          <table:table-cell office:value-type="float" office:value="9.563219" calcext:value-type="float">
            <text:p>9.563219</text:p>
          </table:table-cell>
          <table:table-cell office:value-type="float" office:value="1321.295" calcext:value-type="float">
            <text:p>1321.295</text:p>
          </table:table-cell>
          <table:table-cell office:value-type="float" office:value="86.24978" calcext:value-type="float">
            <text:p>86.24978</text:p>
          </table:table-cell>
          <table:table-cell office:value-type="float" office:value="151.2375" calcext:value-type="float">
            <text:p>151.2375</text:p>
          </table:table-cell>
          <table:table-cell office:value-type="float" office:value="0.2007089" calcext:value-type="float">
            <text:p>0.2007089</text:p>
          </table:table-cell>
          <table:table-cell office:value-type="float" office:value="0.2147951" calcext:value-type="float">
            <text:p>0.2147951</text:p>
          </table:table-cell>
          <table:table-cell office:value-type="float" office:value="0.214522" calcext:value-type="float">
            <text:p>0.214522</text:p>
          </table:table-cell>
          <table:table-cell office:value-type="float" office:value="0.2225081" calcext:value-type="float">
            <text:p>0.2225081</text:p>
          </table:table-cell>
          <table:table-cell office:value-type="float" office:value="0.236194" calcext:value-type="float">
            <text:p>0.236194</text:p>
          </table:table-cell>
          <table:table-cell office:value-type="float" office:value="0.4313415" calcext:value-type="float">
            <text:p>0.4313415</text:p>
          </table:table-cell>
          <table:table-cell office:value-type="float" office:value="0.4592393" calcext:value-type="float">
            <text:p>0.4592393</text:p>
          </table:table-cell>
          <table:table-cell office:value-type="float" office:value="0.4104678" calcext:value-type="float">
            <text:p>0.4104678</text:p>
          </table:table-cell>
          <table:table-cell office:value-type="float" office:value="0.3785221" calcext:value-type="float">
            <text:p>0.3785221</text:p>
          </table:table-cell>
          <table:table-cell office:value-type="float" office:value="0.3883869" calcext:value-type="float">
            <text:p>0.3883869</text:p>
          </table:table-cell>
          <table:table-cell office:value-type="float" office:value="0.4272697" calcext:value-type="float">
            <text:p>0.42726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36345" calcext:value-type="float">
            <text:p>0.2836345</text:p>
          </table:table-cell>
          <table:table-cell office:value-type="float" office:value="0.2482879" calcext:value-type="float">
            <text:p>0.2482879</text:p>
          </table:table-cell>
          <table:table-cell office:value-type="float" office:value="0.2887377" calcext:value-type="float">
            <text:p>0.2887377</text:p>
          </table:table-cell>
          <table:table-cell office:value-type="float" office:value="0.2201492" calcext:value-type="float">
            <text:p>0.2201492</text:p>
          </table:table-cell>
          <table:table-cell office:value-type="float" office:value="0.2713818" calcext:value-type="float">
            <text:p>0.2713818</text:p>
          </table:table-cell>
          <table:table-cell office:value-type="float" office:value="0.02596589" calcext:value-type="float">
            <text:p>0.0259658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33347" calcext:value-type="float">
            <text:p>-0.233347</text:p>
          </table:table-cell>
          <table:table-cell office:value-type="float" office:value="-0.1563025" calcext:value-type="float">
            <text:p>-0.1563025</text:p>
          </table:table-cell>
          <table:table-cell office:value-type="float" office:value="-0.1583111" calcext:value-type="float">
            <text:p>-0.1583111</text:p>
          </table:table-cell>
          <table:table-cell office:value-type="float" office:value="-0.1265918" calcext:value-type="float">
            <text:p>-0.1265918</text:p>
          </table:table-cell>
          <table:table-cell office:value-type="float" office:value="-0.08787586" calcext:value-type="float">
            <text:p>-0.08787586</text:p>
          </table:table-cell>
          <table:table-cell office:value-type="float" office:value="-0.001511633" calcext:value-type="float">
            <text:p>-0.001511633</text:p>
          </table:table-cell>
          <table:table-cell office:value-type="float" office:value="-0.0012431" calcext:value-type="float">
            <text:p>-0.0012431</text:p>
          </table:table-cell>
          <table:table-cell office:value-type="float" office:value="-0.00406872" calcext:value-type="float">
            <text:p>-0.00406872</text:p>
          </table:table-cell>
          <table:table-cell office:value-type="float" office:value="-0.00886179" calcext:value-type="float">
            <text:p>-0.00886179</text:p>
          </table:table-cell>
          <table:table-cell office:value-type="float" office:value="-0.006930953" calcext:value-type="float">
            <text:p>-0.006930953</text:p>
          </table:table-cell>
          <table:table-cell office:value-type="float" office:value="685.2937" calcext:value-type="float">
            <text:p>685.2937</text:p>
          </table:table-cell>
          <table:table-cell office:value-type="float" office:value="0" calcext:value-type="float">
            <text:p>0</text:p>
          </table:table-cell>
          <table:table-cell office:value-type="float" office:value="-0.671104" calcext:value-type="float">
            <text:p>-0.671104</text:p>
          </table:table-cell>
          <table:table-cell office:value-type="float" office:value="0.01235768" calcext:value-type="float">
            <text:p>0.0123576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2499984" calcext:value-type="float">
            <text:p>-0.024999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174.0599" calcext:value-type="float">
            <text:p>174.0599</text:p>
          </table:table-cell>
          <table:table-cell office:value-type="float" office:value="5.307078" calcext:value-type="float">
            <text:p>5.307078</text:p>
          </table:table-cell>
          <table:table-cell office:value-type="float" office:value="9.563219" calcext:value-type="float">
            <text:p>9.563219</text:p>
          </table:table-cell>
          <table:table-cell office:value-type="float" office:value="1316.83" calcext:value-type="float">
            <text:p>1316.83</text:p>
          </table:table-cell>
          <table:table-cell office:value-type="float" office:value="90.78814" calcext:value-type="float">
            <text:p>90.78814</text:p>
          </table:table-cell>
          <table:table-cell office:value-type="float" office:value="138.5527" calcext:value-type="float">
            <text:p>138.5527</text:p>
          </table:table-cell>
          <table:table-cell office:value-type="float" office:value="0.2085382" calcext:value-type="float">
            <text:p>0.2085382</text:p>
          </table:table-cell>
          <table:table-cell office:value-type="float" office:value="0.2172127" calcext:value-type="float">
            <text:p>0.2172127</text:p>
          </table:table-cell>
          <table:table-cell office:value-type="float" office:value="0.2163834" calcext:value-type="float">
            <text:p>0.2163834</text:p>
          </table:table-cell>
          <table:table-cell office:value-type="float" office:value="0.2244293" calcext:value-type="float">
            <text:p>0.2244293</text:p>
          </table:table-cell>
          <table:table-cell office:value-type="float" office:value="0.2379023" calcext:value-type="float">
            <text:p>0.2379023</text:p>
          </table:table-cell>
          <table:table-cell office:value-type="float" office:value="0.4169678" calcext:value-type="float">
            <text:p>0.4169678</text:p>
          </table:table-cell>
          <table:table-cell office:value-type="float" office:value="0.4546323" calcext:value-type="float">
            <text:p>0.4546323</text:p>
          </table:table-cell>
          <table:table-cell office:value-type="float" office:value="0.4214235" calcext:value-type="float">
            <text:p>0.4214235</text:p>
          </table:table-cell>
          <table:table-cell office:value-type="float" office:value="0.3806346" calcext:value-type="float">
            <text:p>0.3806346</text:p>
          </table:table-cell>
          <table:table-cell office:value-type="float" office:value="0.3883854" calcext:value-type="float">
            <text:p>0.3883854</text:p>
          </table:table-cell>
          <table:table-cell office:value-type="float" office:value="0.42596" calcext:value-type="float">
            <text:p>0.425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4267" calcext:value-type="float">
            <text:p>0.2794267</text:p>
          </table:table-cell>
          <table:table-cell office:value-type="float" office:value="0.2477165" calcext:value-type="float">
            <text:p>0.2477165</text:p>
          </table:table-cell>
          <table:table-cell office:value-type="float" office:value="0.2874715" calcext:value-type="float">
            <text:p>0.2874715</text:p>
          </table:table-cell>
          <table:table-cell office:value-type="float" office:value="0.219417" calcext:value-type="float">
            <text:p>0.219417</text:p>
          </table:table-cell>
          <table:table-cell office:value-type="float" office:value="0.2696698" calcext:value-type="float">
            <text:p>0.2696698</text:p>
          </table:table-cell>
          <table:table-cell office:value-type="float" office:value="0.02599973" calcext:value-type="float">
            <text:p>0.02599973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833792" calcext:value-type="float">
            <text:p>-0.1833792</text:p>
          </table:table-cell>
          <table:table-cell office:value-type="float" office:value="-0.1461597" calcext:value-type="float">
            <text:p>-0.1461597</text:p>
          </table:table-cell>
          <table:table-cell office:value-type="float" office:value="-0.1501824" calcext:value-type="float">
            <text:p>-0.1501824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-0.08408538" calcext:value-type="float">
            <text:p>-0.08408538</text:p>
          </table:table-cell>
          <table:table-cell office:value-type="float" office:value="-0.001933199" calcext:value-type="float">
            <text:p>-0.001933199</text:p>
          </table:table-cell>
          <table:table-cell office:value-type="float" office:value="-0.001351686" calcext:value-type="float">
            <text:p>-0.001351686</text:p>
          </table:table-cell>
          <table:table-cell office:value-type="float" office:value="-0.003163835" calcext:value-type="float">
            <text:p>-0.003163835</text:p>
          </table:table-cell>
          <table:table-cell office:value-type="float" office:value="-0.008400923" calcext:value-type="float">
            <text:p>-0.008400923</text:p>
          </table:table-cell>
          <table:table-cell office:value-type="float" office:value="-0.006931257" calcext:value-type="float">
            <text:p>-0.006931257</text:p>
          </table:table-cell>
          <table:table-cell office:value-type="float" office:value="696.2134" calcext:value-type="float">
            <text:p>696.2134</text:p>
          </table:table-cell>
          <table:table-cell office:value-type="float" office:value="0" calcext:value-type="float">
            <text:p>0</text:p>
          </table:table-cell>
          <table:table-cell office:value-type="float" office:value="-0.4695987" calcext:value-type="float">
            <text:p>-0.4695987</text:p>
          </table:table-cell>
          <table:table-cell office:value-type="float" office:value="0.0123155" calcext:value-type="float">
            <text:p>0.0123155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0.02499977" calcext:value-type="float">
            <text:p>-0.024999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181.1599" calcext:value-type="float">
            <text:p>181.1599</text:p>
          </table:table-cell>
          <table:table-cell office:value-type="float" office:value="4.847722" calcext:value-type="float">
            <text:p>4.847722</text:p>
          </table:table-cell>
          <table:table-cell office:value-type="float" office:value="14.83977" calcext:value-type="float">
            <text:p>14.83977</text:p>
          </table:table-cell>
          <table:table-cell office:value-type="float" office:value="1314.378" calcext:value-type="float">
            <text:p>1314.378</text:p>
          </table:table-cell>
          <table:table-cell office:value-type="float" office:value="95.52384" calcext:value-type="float">
            <text:p>95.52384</text:p>
          </table:table-cell>
          <table:table-cell office:value-type="float" office:value="108.5145" calcext:value-type="float">
            <text:p>108.5145</text:p>
          </table:table-cell>
          <table:table-cell office:value-type="float" office:value="0.2414534" calcext:value-type="float">
            <text:p>0.2414534</text:p>
          </table:table-cell>
          <table:table-cell office:value-type="float" office:value="0.2256572" calcext:value-type="float">
            <text:p>0.2256572</text:p>
          </table:table-cell>
          <table:table-cell office:value-type="float" office:value="0.2193884" calcext:value-type="float">
            <text:p>0.2193884</text:p>
          </table:table-cell>
          <table:table-cell office:value-type="float" office:value="0.226602" calcext:value-type="float">
            <text:p>0.226602</text:p>
          </table:table-cell>
          <table:table-cell office:value-type="float" office:value="0.239628" calcext:value-type="float">
            <text:p>0.239628</text:p>
          </table:table-cell>
          <table:table-cell office:value-type="float" office:value="0.4283428" calcext:value-type="float">
            <text:p>0.4283428</text:p>
          </table:table-cell>
          <table:table-cell office:value-type="float" office:value="0.4595309" calcext:value-type="float">
            <text:p>0.4595309</text:p>
          </table:table-cell>
          <table:table-cell office:value-type="float" office:value="0.4398707" calcext:value-type="float">
            <text:p>0.4398707</text:p>
          </table:table-cell>
          <table:table-cell office:value-type="float" office:value="0.3826009" calcext:value-type="float">
            <text:p>0.3826009</text:p>
          </table:table-cell>
          <table:table-cell office:value-type="float" office:value="0.3883969" calcext:value-type="float">
            <text:p>0.3883969</text:p>
          </table:table-cell>
          <table:table-cell office:value-type="float" office:value="0.4247385" calcext:value-type="float">
            <text:p>0.4247385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519443" calcext:value-type="float">
            <text:p>0.00519443</text:p>
          </table:table-cell>
          <table:table-cell office:value-type="float" office:value="0.2740448" calcext:value-type="float">
            <text:p>0.2740448</text:p>
          </table:table-cell>
          <table:table-cell office:value-type="float" office:value="0.2463787" calcext:value-type="float">
            <text:p>0.2463787</text:p>
          </table:table-cell>
          <table:table-cell office:value-type="float" office:value="0.2857042" calcext:value-type="float">
            <text:p>0.2857042</text:p>
          </table:table-cell>
          <table:table-cell office:value-type="float" office:value="0.2185939" calcext:value-type="float">
            <text:p>0.2185939</text:p>
          </table:table-cell>
          <table:table-cell office:value-type="float" office:value="0.2679439" calcext:value-type="float">
            <text:p>0.2679439</text:p>
          </table:table-cell>
          <table:table-cell office:value-type="float" office:value="0.02585889" calcext:value-type="float">
            <text:p>0.0258588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642068" calcext:value-type="float">
            <text:p>-0.09642068</text:p>
          </table:table-cell>
          <table:table-cell office:value-type="float" office:value="-0.1164492" calcext:value-type="float">
            <text:p>-0.1164492</text:p>
          </table:table-cell>
          <table:table-cell office:value-type="float" office:value="-0.1381058" calcext:value-type="float">
            <text:p>-0.1381058</text:p>
          </table:table-cell>
          <table:table-cell office:value-type="float" office:value="-0.1132499" calcext:value-type="float">
            <text:p>-0.1132499</text:p>
          </table:table-cell>
          <table:table-cell office:value-type="float" office:value="-0.08045115" calcext:value-type="float">
            <text:p>-0.08045115</text:p>
          </table:table-cell>
          <table:table-cell office:value-type="float" office:value="-0.001626931" calcext:value-type="float">
            <text:p>-0.001626931</text:p>
          </table:table-cell>
          <table:table-cell office:value-type="float" office:value="-0.001233447" calcext:value-type="float">
            <text:p>-0.001233447</text:p>
          </table:table-cell>
          <table:table-cell office:value-type="float" office:value="-0.002106546" calcext:value-type="float">
            <text:p>-0.002106546</text:p>
          </table:table-cell>
          <table:table-cell office:value-type="float" office:value="-0.007995762" calcext:value-type="float">
            <text:p>-0.007995762</text:p>
          </table:table-cell>
          <table:table-cell office:value-type="float" office:value="-0.006929182" calcext:value-type="float">
            <text:p>-0.006929182</text:p>
          </table:table-cell>
          <table:table-cell office:value-type="float" office:value="707.2725" calcext:value-type="float">
            <text:p>707.272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828427" calcext:value-type="float">
            <text:p>0.01828427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0.005194708" calcext:value-type="float">
            <text:p>0.0051947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183.0599" calcext:value-type="float">
            <text:p>183.0599</text:p>
          </table:table-cell>
          <table:table-cell office:value-type="float" office:value="3.938352" calcext:value-type="float">
            <text:p>3.938352</text:p>
          </table:table-cell>
          <table:table-cell office:value-type="float" office:value="16.73644" calcext:value-type="float">
            <text:p>16.73644</text:p>
          </table:table-cell>
          <table:table-cell office:value-type="float" office:value="1310.083" calcext:value-type="float">
            <text:p>1310.083</text:p>
          </table:table-cell>
          <table:table-cell office:value-type="float" office:value="100.7324" calcext:value-type="float">
            <text:p>100.7324</text:p>
          </table:table-cell>
          <table:table-cell office:value-type="float" office:value="87.26244" calcext:value-type="float">
            <text:p>87.26244</text:p>
          </table:table-cell>
          <table:table-cell office:value-type="float" office:value="0.2470036" calcext:value-type="float">
            <text:p>0.2470036</text:p>
          </table:table-cell>
          <table:table-cell office:value-type="float" office:value="0.2337296" calcext:value-type="float">
            <text:p>0.2337296</text:p>
          </table:table-cell>
          <table:table-cell office:value-type="float" office:value="0.2236052" calcext:value-type="float">
            <text:p>0.2236052</text:p>
          </table:table-cell>
          <table:table-cell office:value-type="float" office:value="0.2292454" calcext:value-type="float">
            <text:p>0.2292454</text:p>
          </table:table-cell>
          <table:table-cell office:value-type="float" office:value="0.2414663" calcext:value-type="float">
            <text:p>0.2414663</text:p>
          </table:table-cell>
          <table:table-cell office:value-type="float" office:value="0.4129534" calcext:value-type="float">
            <text:p>0.4129534</text:p>
          </table:table-cell>
          <table:table-cell office:value-type="float" office:value="0.4536292" calcext:value-type="float">
            <text:p>0.4536292</text:p>
          </table:table-cell>
          <table:table-cell office:value-type="float" office:value="0.4650436" calcext:value-type="float">
            <text:p>0.4650436</text:p>
          </table:table-cell>
          <table:table-cell office:value-type="float" office:value="0.4001102" calcext:value-type="float">
            <text:p>0.4001102</text:p>
          </table:table-cell>
          <table:table-cell office:value-type="float" office:value="0.3885974" calcext:value-type="float">
            <text:p>0.3885974</text:p>
          </table:table-cell>
          <table:table-cell office:value-type="float" office:value="0.423569" calcext:value-type="float">
            <text:p>0.42356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3215689" calcext:value-type="float">
            <text:p>0.003215689</text:p>
          </table:table-cell>
          <table:table-cell office:value-type="float" office:value="0.2684663" calcext:value-type="float">
            <text:p>0.2684663</text:p>
          </table:table-cell>
          <table:table-cell office:value-type="float" office:value="0.2461255" calcext:value-type="float">
            <text:p>0.2461255</text:p>
          </table:table-cell>
          <table:table-cell office:value-type="float" office:value="0.2836276" calcext:value-type="float">
            <text:p>0.2836276</text:p>
          </table:table-cell>
          <table:table-cell office:value-type="float" office:value="0.2175037" calcext:value-type="float">
            <text:p>0.2175037</text:p>
          </table:table-cell>
          <table:table-cell office:value-type="float" office:value="0.2661032" calcext:value-type="float">
            <text:p>0.2661032</text:p>
          </table:table-cell>
          <table:table-cell office:value-type="float" office:value="0.02560918" calcext:value-type="float">
            <text:p>0.02560918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340047" calcext:value-type="float">
            <text:p>-0.08340047</text:p>
          </table:table-cell>
          <table:table-cell office:value-type="float" office:value="-0.0939996" calcext:value-type="float">
            <text:p>-0.0939996</text:p>
          </table:table-cell>
          <table:table-cell office:value-type="float" office:value="-0.122839" calcext:value-type="float">
            <text:p>-0.122839</text:p>
          </table:table-cell>
          <table:table-cell office:value-type="float" office:value="-0.1055335" calcext:value-type="float">
            <text:p>-0.1055335</text:p>
          </table:table-cell>
          <table:table-cell office:value-type="float" office:value="-0.07677773" calcext:value-type="float">
            <text:p>-0.07677773</text:p>
          </table:table-cell>
          <table:table-cell office:value-type="float" office:value="-0.002082647" calcext:value-type="float">
            <text:p>-0.002082647</text:p>
          </table:table-cell>
          <table:table-cell office:value-type="float" office:value="-0.001395661" calcext:value-type="float">
            <text:p>-0.001395661</text:p>
          </table:table-cell>
          <table:table-cell office:value-type="float" office:value="-0.001224473" calcext:value-type="float">
            <text:p>-0.001224473</text:p>
          </table:table-cell>
          <table:table-cell office:value-type="float" office:value="-0.005243079" calcext:value-type="float">
            <text:p>-0.005243079</text:p>
          </table:table-cell>
          <table:table-cell office:value-type="float" office:value="-0.006896279" calcext:value-type="float">
            <text:p>-0.006896279</text:p>
          </table:table-cell>
          <table:table-cell office:value-type="float" office:value="718.6522" calcext:value-type="float">
            <text:p>718.652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637037" calcext:value-type="float">
            <text:p>0.01637037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0.003215949" calcext:value-type="float">
            <text:p>0.0032159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183.0599" calcext:value-type="float">
            <text:p>183.0599</text:p>
          </table:table-cell>
          <table:table-cell office:value-type="float" office:value="3.096613" calcext:value-type="float">
            <text:p>3.096613</text:p>
          </table:table-cell>
          <table:table-cell office:value-type="float" office:value="16.73644" calcext:value-type="float">
            <text:p>16.73644</text:p>
          </table:table-cell>
          <table:table-cell office:value-type="float" office:value="1304.905" calcext:value-type="float">
            <text:p>1304.905</text:p>
          </table:table-cell>
          <table:table-cell office:value-type="float" office:value="106.7523" calcext:value-type="float">
            <text:p>106.7523</text:p>
          </table:table-cell>
          <table:table-cell office:value-type="float" office:value="67.00246" calcext:value-type="float">
            <text:p>67.00246</text:p>
          </table:table-cell>
          <table:table-cell office:value-type="float" office:value="0.2539188" calcext:value-type="float">
            <text:p>0.2539188</text:p>
          </table:table-cell>
          <table:table-cell office:value-type="float" office:value="0.2419374" calcext:value-type="float">
            <text:p>0.2419374</text:p>
          </table:table-cell>
          <table:table-cell office:value-type="float" office:value="0.2258116" calcext:value-type="float">
            <text:p>0.2258116</text:p>
          </table:table-cell>
          <table:table-cell office:value-type="float" office:value="0.2324723" calcext:value-type="float">
            <text:p>0.2324723</text:p>
          </table:table-cell>
          <table:table-cell office:value-type="float" office:value="0.2433503" calcext:value-type="float">
            <text:p>0.2433503</text:p>
          </table:table-cell>
          <table:table-cell office:value-type="float" office:value="0.4105573" calcext:value-type="float">
            <text:p>0.4105573</text:p>
          </table:table-cell>
          <table:table-cell office:value-type="float" office:value="0.4514551" calcext:value-type="float">
            <text:p>0.4514551</text:p>
          </table:table-cell>
          <table:table-cell office:value-type="float" office:value="0.4649281" calcext:value-type="float">
            <text:p>0.4649281</text:p>
          </table:table-cell>
          <table:table-cell office:value-type="float" office:value="0.4270206" calcext:value-type="float">
            <text:p>0.4270206</text:p>
          </table:table-cell>
          <table:table-cell office:value-type="float" office:value="0.3896867" calcext:value-type="float">
            <text:p>0.3896867</text:p>
          </table:table-cell>
          <table:table-cell office:value-type="float" office:value="0.4225184" calcext:value-type="float">
            <text:p>0.4225184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5588" calcext:value-type="float">
            <text:p>0.2615588</text:p>
          </table:table-cell>
          <table:table-cell office:value-type="float" office:value="0.2467697" calcext:value-type="float">
            <text:p>0.2467697</text:p>
          </table:table-cell>
          <table:table-cell office:value-type="float" office:value="0.2814212" calcext:value-type="float">
            <text:p>0.2814212</text:p>
          </table:table-cell>
          <table:table-cell office:value-type="float" office:value="0.2165159" calcext:value-type="float">
            <text:p>0.2165159</text:p>
          </table:table-cell>
          <table:table-cell office:value-type="float" office:value="0.2642245" calcext:value-type="float">
            <text:p>0.2642245</text:p>
          </table:table-cell>
          <table:table-cell office:value-type="float" office:value="0.0252209" calcext:value-type="float">
            <text:p>0.025220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7017318" calcext:value-type="float">
            <text:p>-0.07017318</text:p>
          </table:table-cell>
          <table:table-cell office:value-type="float" office:value="-0.07605082" calcext:value-type="float">
            <text:p>-0.07605082</text:p>
          </table:table-cell>
          <table:table-cell office:value-type="float" office:value="-0.1156971" calcext:value-type="float">
            <text:p>-0.1156971</text:p>
          </table:table-cell>
          <table:table-cell office:value-type="float" office:value="-0.0968693" calcext:value-type="float">
            <text:p>-0.0968693</text:p>
          </table:table-cell>
          <table:table-cell office:value-type="float" office:value="-0.07321562" calcext:value-type="float">
            <text:p>-0.07321562</text:p>
          </table:table-cell>
          <table:table-cell office:value-type="float" office:value="-0.002170748" calcext:value-type="float">
            <text:p>-0.002170748</text:p>
          </table:table-cell>
          <table:table-cell office:value-type="float" office:value="-0.001462755" calcext:value-type="float">
            <text:p>-0.001462755</text:p>
          </table:table-cell>
          <table:table-cell office:value-type="float" office:value="-0.001227431" calcext:value-type="float">
            <text:p>-0.001227431</text:p>
          </table:table-cell>
          <table:table-cell office:value-type="float" office:value="-0.002803771" calcext:value-type="float">
            <text:p>-0.002803771</text:p>
          </table:table-cell>
          <table:table-cell office:value-type="float" office:value="-0.006714889" calcext:value-type="float">
            <text:p>-0.006714889</text:p>
          </table:table-cell>
          <table:table-cell office:value-type="float" office:value="730.4323" calcext:value-type="float">
            <text:p>730.4323</text:p>
          </table:table-cell>
          <table:table-cell office:value-type="float" office:value="0" calcext:value-type="float">
            <text:p>0</text:p>
          </table:table-cell>
          <table:table-cell office:value-type="float" office:value="-0.02295588" calcext:value-type="float">
            <text:p>-0.02295588</text:p>
          </table:table-cell>
          <table:table-cell office:value-type="float" office:value="0.01275494" calcext:value-type="float">
            <text:p>0.0127549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0.0000003569294" calcext:value-type="float">
            <text:p>3.569294E-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183.7599" calcext:value-type="float">
            <text:p>183.7599</text:p>
          </table:table-cell>
          <table:table-cell office:value-type="float" office:value="1.612757" calcext:value-type="float">
            <text:p>1.612757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99.179" calcext:value-type="float">
            <text:p>1299.179</text:p>
          </table:table-cell>
          <table:table-cell office:value-type="float" office:value="113.1651" calcext:value-type="float">
            <text:p>113.1651</text:p>
          </table:table-cell>
          <table:table-cell office:value-type="float" office:value="25.13745" calcext:value-type="float">
            <text:p>25.13745</text:p>
          </table:table-cell>
          <table:table-cell office:value-type="float" office:value="0.4576249" calcext:value-type="float">
            <text:p>0.4576249</text:p>
          </table:table-cell>
          <table:table-cell office:value-type="float" office:value="0.2958987" calcext:value-type="float">
            <text:p>0.2958987</text:p>
          </table:table-cell>
          <table:table-cell office:value-type="float" office:value="0.2344216" calcext:value-type="float">
            <text:p>0.2344216</text:p>
          </table:table-cell>
          <table:table-cell office:value-type="float" office:value="0.2365158" calcext:value-type="float">
            <text:p>0.2365158</text:p>
          </table:table-cell>
          <table:table-cell office:value-type="float" office:value="0.2455419" calcext:value-type="float">
            <text:p>0.2455419</text:p>
          </table:table-cell>
          <table:table-cell office:value-type="float" office:value="0.4097047" calcext:value-type="float">
            <text:p>0.4097047</text:p>
          </table:table-cell>
          <table:table-cell office:value-type="float" office:value="0.4506313" calcext:value-type="float">
            <text:p>0.4506313</text:p>
          </table:table-cell>
          <table:table-cell office:value-type="float" office:value="0.4647408" calcext:value-type="float">
            <text:p>0.4647408</text:p>
          </table:table-cell>
          <table:table-cell office:value-type="float" office:value="0.4474957" calcext:value-type="float">
            <text:p>0.4474957</text:p>
          </table:table-cell>
          <table:table-cell office:value-type="float" office:value="0.3910777" calcext:value-type="float">
            <text:p>0.3910777</text:p>
          </table:table-cell>
          <table:table-cell office:value-type="float" office:value="0.421818" calcext:value-type="float">
            <text:p>0.421818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4108492" calcext:value-type="float">
            <text:p>0.004108492</text:p>
          </table:table-cell>
          <table:table-cell office:value-type="float" office:value="0.05784626" calcext:value-type="float">
            <text:p>0.05784626</text:p>
          </table:table-cell>
          <table:table-cell office:value-type="float" office:value="0.2112057" calcext:value-type="float">
            <text:p>0.2112057</text:p>
          </table:table-cell>
          <table:table-cell office:value-type="float" office:value="0.2728079" calcext:value-type="float">
            <text:p>0.2728079</text:p>
          </table:table-cell>
          <table:table-cell office:value-type="float" office:value="0.2143978" calcext:value-type="float">
            <text:p>0.2143978</text:p>
          </table:table-cell>
          <table:table-cell office:value-type="float" office:value="0.2620319" calcext:value-type="float">
            <text:p>0.2620319</text:p>
          </table:table-cell>
          <table:table-cell office:value-type="float" office:value="0.02461452" calcext:value-type="float">
            <text:p>0.02461452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212286" calcext:value-type="float">
            <text:p>-0.001212286</text:p>
          </table:table-cell>
          <table:table-cell office:value-type="float" office:value="-0.0212247" calcext:value-type="float">
            <text:p>-0.0212247</text:p>
          </table:table-cell>
          <table:table-cell office:value-type="float" office:value="-0.09223251" calcext:value-type="float">
            <text:p>-0.09223251</text:p>
          </table:table-cell>
          <table:table-cell office:value-type="float" office:value="-0.08720691" calcext:value-type="float">
            <text:p>-0.08720691</text:p>
          </table:table-cell>
          <table:table-cell office:value-type="float" office:value="-0.06931846" calcext:value-type="float">
            <text:p>-0.06931846</text:p>
          </table:table-cell>
          <table:table-cell office:value-type="float" office:value="-0.002203069" calcext:value-type="float">
            <text:p>-0.002203069</text:p>
          </table:table-cell>
          <table:table-cell office:value-type="float" office:value="-0.001494337" calcext:value-type="float">
            <text:p>-0.001494337</text:p>
          </table:table-cell>
          <table:table-cell office:value-type="float" office:value="-0.001230987" calcext:value-type="float">
            <text:p>-0.001230987</text:p>
          </table:table-cell>
          <table:table-cell office:value-type="float" office:value="-0.0017893" calcext:value-type="float">
            <text:p>-0.0017893</text:p>
          </table:table-cell>
          <table:table-cell office:value-type="float" office:value="-0.006489697" calcext:value-type="float">
            <text:p>-0.006489697</text:p>
          </table:table-cell>
          <table:table-cell office:value-type="float" office:value="742.4271" calcext:value-type="float">
            <text:p>742.427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594051" calcext:value-type="float">
            <text:p>0.0159405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0.004111999" calcext:value-type="float">
            <text:p>0.0041119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183.7599" calcext:value-type="float">
            <text:p>183.7599</text:p>
          </table:table-cell>
          <table:table-cell office:value-type="float" office:value="0.988586" calcext:value-type="float">
            <text:p>0.988586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93.034" calcext:value-type="float">
            <text:p>1293.034</text:p>
          </table:table-cell>
          <table:table-cell office:value-type="float" office:value="119.9341" calcext:value-type="float">
            <text:p>119.9341</text:p>
          </table:table-cell>
          <table:table-cell office:value-type="float" office:value="0" calcext:value-type="float">
            <text:p>0</text:p>
          </table:table-cell>
          <table:table-cell office:value-type="float" office:value="0.4870678" calcext:value-type="float">
            <text:p>0.4870678</text:p>
          </table:table-cell>
          <table:table-cell office:value-type="float" office:value="0.5021237" calcext:value-type="float">
            <text:p>0.5021237</text:p>
          </table:table-cell>
          <table:table-cell office:value-type="float" office:value="0.364786" calcext:value-type="float">
            <text:p>0.364786</text:p>
          </table:table-cell>
          <table:table-cell office:value-type="float" office:value="0.270623" calcext:value-type="float">
            <text:p>0.270623</text:p>
          </table:table-cell>
          <table:table-cell office:value-type="float" office:value="0.2521731" calcext:value-type="float">
            <text:p>0.2521731</text:p>
          </table:table-cell>
          <table:table-cell office:value-type="float" office:value="0.4046889" calcext:value-type="float">
            <text:p>0.4046889</text:p>
          </table:table-cell>
          <table:table-cell office:value-type="float" office:value="0.438912" calcext:value-type="float">
            <text:p>0.438912</text:p>
          </table:table-cell>
          <table:table-cell office:value-type="float" office:value="0.4536122" calcext:value-type="float">
            <text:p>0.4536122</text:p>
          </table:table-cell>
          <table:table-cell office:value-type="float" office:value="0.4651009" calcext:value-type="float">
            <text:p>0.4651009</text:p>
          </table:table-cell>
          <table:table-cell office:value-type="float" office:value="0.3979679" calcext:value-type="float">
            <text:p>0.3979679</text:p>
          </table:table-cell>
          <table:table-cell office:value-type="float" office:value="0.4219655" calcext:value-type="float">
            <text:p>0.4219655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000442029" calcext:value-type="float">
            <text:p>4.42029E-07</text:p>
          </table:table-cell>
          <table:table-cell office:value-type="float" office:value="9.422182E-016" calcext:value-type="float">
            <text:p>9.422182E-16</text:p>
          </table:table-cell>
          <table:table-cell office:value-type="float" office:value="0.000000009457173" calcext:value-type="float">
            <text:p>9.457173E-09</text:p>
          </table:table-cell>
          <table:table-cell office:value-type="float" office:value="0.1417529" calcext:value-type="float">
            <text:p>0.1417529</text:p>
          </table:table-cell>
          <table:table-cell office:value-type="float" office:value="0.1913532" calcext:value-type="float">
            <text:p>0.1913532</text:p>
          </table:table-cell>
          <table:table-cell office:value-type="float" office:value="0.2554228" calcext:value-type="float">
            <text:p>0.2554228</text:p>
          </table:table-cell>
          <table:table-cell office:value-type="float" office:value="0.02294196" calcext:value-type="float">
            <text:p>0.0229419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649674" calcext:value-type="float">
            <text:p>-0.000649674</text:p>
          </table:table-cell>
          <table:table-cell office:value-type="float" office:value="-0.0005290282" calcext:value-type="float">
            <text:p>-0.0005290282</text:p>
          </table:table-cell>
          <table:table-cell office:value-type="float" office:value="-0.005096372" calcext:value-type="float">
            <text:p>-0.005096372</text:p>
          </table:table-cell>
          <table:table-cell office:value-type="float" office:value="-0.03894706" calcext:value-type="float">
            <text:p>-0.03894706</text:p>
          </table:table-cell>
          <table:table-cell office:value-type="float" office:value="-0.05898681" calcext:value-type="float">
            <text:p>-0.05898681</text:p>
          </table:table-cell>
          <table:table-cell office:value-type="float" office:value="-0.002372592" calcext:value-type="float">
            <text:p>-0.002372592</text:p>
          </table:table-cell>
          <table:table-cell office:value-type="float" office:value="-0.001893996" calcext:value-type="float">
            <text:p>-0.001893996</text:p>
          </table:table-cell>
          <table:table-cell office:value-type="float" office:value="-0.00154448" calcext:value-type="float">
            <text:p>-0.00154448</text:p>
          </table:table-cell>
          <table:table-cell office:value-type="float" office:value="-0.001228635" calcext:value-type="float">
            <text:p>-0.001228635</text:p>
          </table:table-cell>
          <table:table-cell office:value-type="float" office:value="-0.005508207" calcext:value-type="float">
            <text:p>-0.005508207</text:p>
          </table:table-cell>
          <table:table-cell office:value-type="float" office:value="754.5853" calcext:value-type="float">
            <text:p>754.585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54498" calcext:value-type="float">
            <text:p>0.0105449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0.009846037" calcext:value-type="float">
            <text:p>-0.0098460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185.5599" calcext:value-type="float">
            <text:p>185.5599</text:p>
          </table:table-cell>
          <table:table-cell office:value-type="float" office:value="1.359564" calcext:value-type="float">
            <text:p>1.35956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87.715" calcext:value-type="float">
            <text:p>1287.715</text:p>
          </table:table-cell>
          <table:table-cell office:value-type="float" office:value="126.6824" calcext:value-type="float">
            <text:p>126.6824</text:p>
          </table:table-cell>
          <table:table-cell office:value-type="float" office:value="0" calcext:value-type="float">
            <text:p>0</text:p>
          </table:table-cell>
          <table:table-cell office:value-type="float" office:value="0.4528651" calcext:value-type="float">
            <text:p>0.4528651</text:p>
          </table:table-cell>
          <table:table-cell office:value-type="float" office:value="0.4609021" calcext:value-type="float">
            <text:p>0.4609021</text:p>
          </table:table-cell>
          <table:table-cell office:value-type="float" office:value="0.4880034" calcext:value-type="float">
            <text:p>0.4880034</text:p>
          </table:table-cell>
          <table:table-cell office:value-type="float" office:value="0.4442133" calcext:value-type="float">
            <text:p>0.4442133</text:p>
          </table:table-cell>
          <table:table-cell office:value-type="float" office:value="0.2763538" calcext:value-type="float">
            <text:p>0.2763538</text:p>
          </table:table-cell>
          <table:table-cell office:value-type="float" office:value="0.3725738" calcext:value-type="float">
            <text:p>0.3725738</text:p>
          </table:table-cell>
          <table:table-cell office:value-type="float" office:value="0.4112488" calcext:value-type="float">
            <text:p>0.4112488</text:p>
          </table:table-cell>
          <table:table-cell office:value-type="float" office:value="0.4294707" calcext:value-type="float">
            <text:p>0.4294707</text:p>
          </table:table-cell>
          <table:table-cell office:value-type="float" office:value="0.4639306" calcext:value-type="float">
            <text:p>0.4639306</text:p>
          </table:table-cell>
          <table:table-cell office:value-type="float" office:value="0.4027695" calcext:value-type="float">
            <text:p>0.4027695</text:p>
          </table:table-cell>
          <table:table-cell office:value-type="float" office:value="0.4230632" calcext:value-type="float">
            <text:p>0.423063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83292E-016" calcext:value-type="float">
            <text:p>9.983292E-16</text:p>
          </table:table-cell>
          <table:table-cell office:value-type="float" office:value="1.860891E-015" calcext:value-type="float">
            <text:p>1.860891E-15</text:p>
          </table:table-cell>
          <table:table-cell office:value-type="float" office:value="9.464818E-016" calcext:value-type="float">
            <text:p>9.464818E-16</text:p>
          </table:table-cell>
          <table:table-cell office:value-type="float" office:value="0.06314273" calcext:value-type="float">
            <text:p>0.06314273</text:p>
          </table:table-cell>
          <table:table-cell office:value-type="float" office:value="0.2312342" calcext:value-type="float">
            <text:p>0.2312342</text:p>
          </table:table-cell>
          <table:table-cell office:value-type="float" office:value="0.01744889" calcext:value-type="float">
            <text:p>0.0174488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091973" calcext:value-type="float">
            <text:p>-0.001091973</text:p>
          </table:table-cell>
          <table:table-cell office:value-type="float" office:value="-0.0009711674" calcext:value-type="float">
            <text:p>-0.0009711674</text:p>
          </table:table-cell>
          <table:table-cell office:value-type="float" office:value="-0.0006542901" calcext:value-type="float">
            <text:p>-0.0006542901</text:p>
          </table:table-cell>
          <table:table-cell office:value-type="float" office:value="-0.001290302" calcext:value-type="float">
            <text:p>-0.001290302</text:p>
          </table:table-cell>
          <table:table-cell office:value-type="float" office:value="-0.03383273" calcext:value-type="float">
            <text:p>-0.03383273</text:p>
          </table:table-cell>
          <table:table-cell office:value-type="float" office:value="-0.004237078" calcext:value-type="float">
            <text:p>-0.004237078</text:p>
          </table:table-cell>
          <table:table-cell office:value-type="float" office:value="-0.003578613" calcext:value-type="float">
            <text:p>-0.003578613</text:p>
          </table:table-cell>
          <table:table-cell office:value-type="float" office:value="-0.002619503" calcext:value-type="float">
            <text:p>-0.002619503</text:p>
          </table:table-cell>
          <table:table-cell office:value-type="float" office:value="-0.001257798" calcext:value-type="float">
            <text:p>-0.001257798</text:p>
          </table:table-cell>
          <table:table-cell office:value-type="float" office:value="-0.004893227" calcext:value-type="float">
            <text:p>-0.004893227</text:p>
          </table:table-cell>
          <table:table-cell office:value-type="float" office:value="766.5926" calcext:value-type="float">
            <text:p>766.5926</text:p>
          </table:table-cell>
          <table:table-cell office:value-type="float" office:value="0" calcext:value-type="float">
            <text:p>0</text:p>
          </table:table-cell>
          <table:table-cell office:value-type="float" office:value="-0.004993552" calcext:value-type="float">
            <text:p>-0.004993552</text:p>
          </table:table-cell>
          <table:table-cell office:value-type="float" office:value="0.008816882" calcext:value-type="float">
            <text:p>0.00881688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03390331" calcext:value-type="float">
            <text:p>-0.033903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185.5599" calcext:value-type="float">
            <text:p>185.5599</text:p>
          </table:table-cell>
          <table:table-cell office:value-type="float" office:value="2.185618" calcext:value-type="float">
            <text:p>2.185618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78.048" calcext:value-type="float">
            <text:p>1278.048</text:p>
          </table:table-cell>
          <table:table-cell office:value-type="float" office:value="135.5227" calcext:value-type="float">
            <text:p>135.5227</text:p>
          </table:table-cell>
          <table:table-cell office:value-type="float" office:value="0" calcext:value-type="float">
            <text:p>0</text:p>
          </table:table-cell>
          <table:table-cell office:value-type="float" office:value="0.4294239" calcext:value-type="float">
            <text:p>0.4294239</text:p>
          </table:table-cell>
          <table:table-cell office:value-type="float" office:value="0.4334405" calcext:value-type="float">
            <text:p>0.4334405</text:p>
          </table:table-cell>
          <table:table-cell office:value-type="float" office:value="0.4458525" calcext:value-type="float">
            <text:p>0.4458525</text:p>
          </table:table-cell>
          <table:table-cell office:value-type="float" office:value="0.4471524" calcext:value-type="float">
            <text:p>0.4471524</text:p>
          </table:table-cell>
          <table:table-cell office:value-type="float" office:value="0.4033338" calcext:value-type="float">
            <text:p>0.4033338</text:p>
          </table:table-cell>
          <table:table-cell office:value-type="float" office:value="0.3954183" calcext:value-type="float">
            <text:p>0.3954183</text:p>
          </table:table-cell>
          <table:table-cell office:value-type="float" office:value="0.4056574" calcext:value-type="float">
            <text:p>0.4056574</text:p>
          </table:table-cell>
          <table:table-cell office:value-type="float" office:value="0.4179763" calcext:value-type="float">
            <text:p>0.4179763</text:p>
          </table:table-cell>
          <table:table-cell office:value-type="float" office:value="0.4561405" calcext:value-type="float">
            <text:p>0.4561405</text:p>
          </table:table-cell>
          <table:table-cell office:value-type="float" office:value="0.4034755" calcext:value-type="float">
            <text:p>0.4034755</text:p>
          </table:table-cell>
          <table:table-cell office:value-type="float" office:value="0.4239186" calcext:value-type="float">
            <text:p>0.423918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83241E-016" calcext:value-type="float">
            <text:p>9.983241E-16</text:p>
          </table:table-cell>
          <table:table-cell office:value-type="float" office:value="1.86089E-015" calcext:value-type="float">
            <text:p>1.86089E-15</text:p>
          </table:table-cell>
          <table:table-cell office:value-type="float" office:value="9.464819E-016" calcext:value-type="float">
            <text:p>9.464819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0.09920521" calcext:value-type="float">
            <text:p>0.09920521</text:p>
          </table:table-cell>
          <table:table-cell office:value-type="float" office:value="0.000000000002593223" calcext:value-type="float">
            <text:p>2.593223E-12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572397" calcext:value-type="float">
            <text:p>-0.001572397</text:p>
          </table:table-cell>
          <table:table-cell office:value-type="float" office:value="-0.001322775" calcext:value-type="float">
            <text:p>-0.001322775</text:p>
          </table:table-cell>
          <table:table-cell office:value-type="float" office:value="-0.001257669" calcext:value-type="float">
            <text:p>-0.001257669</text:p>
          </table:table-cell>
          <table:table-cell office:value-type="float" office:value="-0.001147419" calcext:value-type="float">
            <text:p>-0.001147419</text:p>
          </table:table-cell>
          <table:table-cell office:value-type="float" office:value="-0.002482264" calcext:value-type="float">
            <text:p>-0.002482264</text:p>
          </table:table-cell>
          <table:table-cell office:value-type="float" office:value="-0.002920886" calcext:value-type="float">
            <text:p>-0.002920886</text:p>
          </table:table-cell>
          <table:table-cell office:value-type="float" office:value="-0.004147856" calcext:value-type="float">
            <text:p>-0.004147856</text:p>
          </table:table-cell>
          <table:table-cell office:value-type="float" office:value="-0.003406284" calcext:value-type="float">
            <text:p>-0.003406284</text:p>
          </table:table-cell>
          <table:table-cell office:value-type="float" office:value="-0.001477808" calcext:value-type="float">
            <text:p>-0.001477808</text:p>
          </table:table-cell>
          <table:table-cell office:value-type="float" office:value="-0.004811859" calcext:value-type="float">
            <text:p>-0.004811859</text:p>
          </table:table-cell>
          <table:table-cell office:value-type="float" office:value="780.679" calcext:value-type="float">
            <text:p>780.679</text:p>
          </table:table-cell>
          <table:table-cell office:value-type="float" office:value="0" calcext:value-type="float">
            <text:p>0</text:p>
          </table:table-cell>
          <table:table-cell office:value-type="float" office:value="-0.00499962" calcext:value-type="float">
            <text:p>-0.00499962</text:p>
          </table:table-cell>
          <table:table-cell office:value-type="float" office:value="0.007508198" calcext:value-type="float">
            <text:p>0.00750819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0.09874009" calcext:value-type="float">
            <text:p>-0.098740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186.2599" calcext:value-type="float">
            <text:p>186.2599</text:p>
          </table:table-cell>
          <table:table-cell office:value-type="float" office:value="3.404601" calcext:value-type="float">
            <text:p>3.404601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70.711" calcext:value-type="float">
            <text:p>1270.711</text:p>
          </table:table-cell>
          <table:table-cell office:value-type="float" office:value="142.3409" calcext:value-type="float">
            <text:p>142.3409</text:p>
          </table:table-cell>
          <table:table-cell office:value-type="float" office:value="0" calcext:value-type="float">
            <text:p>0</text:p>
          </table:table-cell>
          <table:table-cell office:value-type="float" office:value="0.3674361" calcext:value-type="float">
            <text:p>0.3674361</text:p>
          </table:table-cell>
          <table:table-cell office:value-type="float" office:value="0.3691969" calcext:value-type="float">
            <text:p>0.3691969</text:p>
          </table:table-cell>
          <table:table-cell office:value-type="float" office:value="0.3736802" calcext:value-type="float">
            <text:p>0.3736802</text:p>
          </table:table-cell>
          <table:table-cell office:value-type="float" office:value="0.3817596" calcext:value-type="float">
            <text:p>0.3817596</text:p>
          </table:table-cell>
          <table:table-cell office:value-type="float" office:value="0.3906237" calcext:value-type="float">
            <text:p>0.3906237</text:p>
          </table:table-cell>
          <table:table-cell office:value-type="float" office:value="0.4002978" calcext:value-type="float">
            <text:p>0.4002978</text:p>
          </table:table-cell>
          <table:table-cell office:value-type="float" office:value="0.4349307" calcext:value-type="float">
            <text:p>0.4349307</text:p>
          </table:table-cell>
          <table:table-cell office:value-type="float" office:value="0.4250692" calcext:value-type="float">
            <text:p>0.4250692</text:p>
          </table:table-cell>
          <table:table-cell office:value-type="float" office:value="0.4493029" calcext:value-type="float">
            <text:p>0.4493029</text:p>
          </table:table-cell>
          <table:table-cell office:value-type="float" office:value="0.4074971" calcext:value-type="float">
            <text:p>0.4074971</text:p>
          </table:table-cell>
          <table:table-cell office:value-type="float" office:value="0.4294451" calcext:value-type="float">
            <text:p>0.429445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83601E-016" calcext:value-type="float">
            <text:p>9.983601E-16</text:p>
          </table:table-cell>
          <table:table-cell office:value-type="float" office:value="1.860874E-015" calcext:value-type="float">
            <text:p>1.860874E-15</text:p>
          </table:table-cell>
          <table:table-cell office:value-type="float" office:value="9.464776E-016" calcext:value-type="float">
            <text:p>9.464776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642858" calcext:value-type="float">
            <text:p>-0.004642858</text:p>
          </table:table-cell>
          <table:table-cell office:value-type="float" office:value="-0.004503228" calcext:value-type="float">
            <text:p>-0.004503228</text:p>
          </table:table-cell>
          <table:table-cell office:value-type="float" office:value="-0.004141239" calcext:value-type="float">
            <text:p>-0.004141239</text:p>
          </table:table-cell>
          <table:table-cell office:value-type="float" office:value="-0.003572502" calcext:value-type="float">
            <text:p>-0.003572502</text:p>
          </table:table-cell>
          <table:table-cell office:value-type="float" office:value="-0.003045999" calcext:value-type="float">
            <text:p>-0.003045999</text:p>
          </table:table-cell>
          <table:table-cell office:value-type="float" office:value="-0.002564625" calcext:value-type="float">
            <text:p>-0.002564625</text:p>
          </table:table-cell>
          <table:table-cell office:value-type="float" office:value="-0.002072543" calcext:value-type="float">
            <text:p>-0.002072543</text:p>
          </table:table-cell>
          <table:table-cell office:value-type="float" office:value="-0.002906854" calcext:value-type="float">
            <text:p>-0.002906854</text:p>
          </table:table-cell>
          <table:table-cell office:value-type="float" office:value="-0.001710257" calcext:value-type="float">
            <text:p>-0.001710257</text:p>
          </table:table-cell>
          <table:table-cell office:value-type="float" office:value="-0.004379601" calcext:value-type="float">
            <text:p>-0.004379601</text:p>
          </table:table-cell>
          <table:table-cell office:value-type="float" office:value="792.6871" calcext:value-type="float">
            <text:p>792.6871</text:p>
          </table:table-cell>
          <table:table-cell office:value-type="float" office:value="0" calcext:value-type="float">
            <text:p>0</text:p>
          </table:table-cell>
          <table:table-cell office:value-type="float" office:value="-0.004724693" calcext:value-type="float">
            <text:p>-0.004724693</text:p>
          </table:table-cell>
          <table:table-cell office:value-type="float" office:value="0.006716563" calcext:value-type="float">
            <text:p>0.00671656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657169" calcext:value-type="float">
            <text:p>-1.6571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186.2599" calcext:value-type="float">
            <text:p>186.2599</text:p>
          </table:table-cell>
          <table:table-cell office:value-type="float" office:value="4.921549" calcext:value-type="float">
            <text:p>4.921549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4.198" calcext:value-type="float">
            <text:p>1264.198</text:p>
          </table:table-cell>
          <table:table-cell office:value-type="float" office:value="147.3377" calcext:value-type="float">
            <text:p>147.3377</text:p>
          </table:table-cell>
          <table:table-cell office:value-type="float" office:value="0" calcext:value-type="float">
            <text:p>0</text:p>
          </table:table-cell>
          <table:table-cell office:value-type="float" office:value="0.3199756" calcext:value-type="float">
            <text:p>0.3199756</text:p>
          </table:table-cell>
          <table:table-cell office:value-type="float" office:value="0.3293517" calcext:value-type="float">
            <text:p>0.3293517</text:p>
          </table:table-cell>
          <table:table-cell office:value-type="float" office:value="0.3394692" calcext:value-type="float">
            <text:p>0.3394692</text:p>
          </table:table-cell>
          <table:table-cell office:value-type="float" office:value="0.3489299" calcext:value-type="float">
            <text:p>0.3489299</text:p>
          </table:table-cell>
          <table:table-cell office:value-type="float" office:value="0.3570569" calcext:value-type="float">
            <text:p>0.3570569</text:p>
          </table:table-cell>
          <table:table-cell office:value-type="float" office:value="0.3645805" calcext:value-type="float">
            <text:p>0.3645805</text:p>
          </table:table-cell>
          <table:table-cell office:value-type="float" office:value="0.4083697" calcext:value-type="float">
            <text:p>0.4083697</text:p>
          </table:table-cell>
          <table:table-cell office:value-type="float" office:value="0.4212843" calcext:value-type="float">
            <text:p>0.4212843</text:p>
          </table:table-cell>
          <table:table-cell office:value-type="float" office:value="0.4446995" calcext:value-type="float">
            <text:p>0.4446995</text:p>
          </table:table-cell>
          <table:table-cell office:value-type="float" office:value="0.4118401" calcext:value-type="float">
            <text:p>0.4118401</text:p>
          </table:table-cell>
          <table:table-cell office:value-type="float" office:value="0.4358203" calcext:value-type="float">
            <text:p>0.4358203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6846" calcext:value-type="float">
            <text:p>0.01116846</text:p>
          </table:table-cell>
          <table:table-cell office:value-type="float" office:value="1.860861E-015" calcext:value-type="float">
            <text:p>1.860861E-15</text:p>
          </table:table-cell>
          <table:table-cell office:value-type="float" office:value="9.464736E-016" calcext:value-type="float">
            <text:p>9.464736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54251" calcext:value-type="float">
            <text:p>-0.01154251</text:p>
          </table:table-cell>
          <table:table-cell office:value-type="float" office:value="-0.00966501" calcext:value-type="float">
            <text:p>-0.00966501</text:p>
          </table:table-cell>
          <table:table-cell office:value-type="float" office:value="-0.008020549" calcext:value-type="float">
            <text:p>-0.008020549</text:p>
          </table:table-cell>
          <table:table-cell office:value-type="float" office:value="-0.006665058" calcext:value-type="float">
            <text:p>-0.006665058</text:p>
          </table:table-cell>
          <table:table-cell office:value-type="float" office:value="-0.005684454" calcext:value-type="float">
            <text:p>-0.005684454</text:p>
          </table:table-cell>
          <table:table-cell office:value-type="float" office:value="-0.004919352" calcext:value-type="float">
            <text:p>-0.004919352</text:p>
          </table:table-cell>
          <table:table-cell office:value-type="float" office:value="-0.003866352" calcext:value-type="float">
            <text:p>-0.003866352</text:p>
          </table:table-cell>
          <table:table-cell office:value-type="float" office:value="-0.003156025" calcext:value-type="float">
            <text:p>-0.003156025</text:p>
          </table:table-cell>
          <table:table-cell office:value-type="float" office:value="-0.001886792" calcext:value-type="float">
            <text:p>-0.001886792</text:p>
          </table:table-cell>
          <table:table-cell office:value-type="float" office:value="-0.003956342" calcext:value-type="float">
            <text:p>-0.003956342</text:p>
          </table:table-cell>
          <table:table-cell office:value-type="float" office:value="802.7144" calcext:value-type="float">
            <text:p>802.7144</text:p>
          </table:table-cell>
          <table:table-cell office:value-type="float" office:value="0" calcext:value-type="float">
            <text:p>0</text:p>
          </table:table-cell>
          <table:table-cell office:value-type="float" office:value="-0.01409411" calcext:value-type="float">
            <text:p>-0.01409411</text:p>
          </table:table-cell>
          <table:table-cell office:value-type="float" office:value="0.006621612" calcext:value-type="float">
            <text:p>0.00662161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627504" calcext:value-type="float">
            <text:p>-1.6275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186.2599" calcext:value-type="float">
            <text:p>186.2599</text:p>
          </table:table-cell>
          <table:table-cell office:value-type="float" office:value="6.302467" calcext:value-type="float">
            <text:p>6.302467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9.551" calcext:value-type="float">
            <text:p>1259.551</text:p>
          </table:table-cell>
          <table:table-cell office:value-type="float" office:value="150.6037" calcext:value-type="float">
            <text:p>150.6037</text:p>
          </table:table-cell>
          <table:table-cell office:value-type="float" office:value="0" calcext:value-type="float">
            <text:p>0</text:p>
          </table:table-cell>
          <table:table-cell office:value-type="float" office:value="0.2800412" calcext:value-type="float">
            <text:p>0.2800412</text:p>
          </table:table-cell>
          <table:table-cell office:value-type="float" office:value="0.296025" calcext:value-type="float">
            <text:p>0.296025</text:p>
          </table:table-cell>
          <table:table-cell office:value-type="float" office:value="0.3109658" calcext:value-type="float">
            <text:p>0.3109658</text:p>
          </table:table-cell>
          <table:table-cell office:value-type="float" office:value="0.3258798" calcext:value-type="float">
            <text:p>0.3258798</text:p>
          </table:table-cell>
          <table:table-cell office:value-type="float" office:value="0.3368829" calcext:value-type="float">
            <text:p>0.3368829</text:p>
          </table:table-cell>
          <table:table-cell office:value-type="float" office:value="0.3461326" calcext:value-type="float">
            <text:p>0.3461326</text:p>
          </table:table-cell>
          <table:table-cell office:value-type="float" office:value="0.3950095" calcext:value-type="float">
            <text:p>0.3950095</text:p>
          </table:table-cell>
          <table:table-cell office:value-type="float" office:value="0.4140894" calcext:value-type="float">
            <text:p>0.4140894</text:p>
          </table:table-cell>
          <table:table-cell office:value-type="float" office:value="0.4375317" calcext:value-type="float">
            <text:p>0.4375317</text:p>
          </table:table-cell>
          <table:table-cell office:value-type="float" office:value="0.4155491" calcext:value-type="float">
            <text:p>0.4155491</text:p>
          </table:table-cell>
          <table:table-cell office:value-type="float" office:value="0.4424304" calcext:value-type="float">
            <text:p>0.4424304</text:p>
          </table:table-cell>
          <table:table-cell office:value-type="float" office:value="0.5112619" calcext:value-type="float">
            <text:p>0.511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37402" calcext:value-type="float">
            <text:p>0.03837402</text:p>
          </table:table-cell>
          <table:table-cell office:value-type="float" office:value="1.835402E-015" calcext:value-type="float">
            <text:p>1.835402E-15</text:p>
          </table:table-cell>
          <table:table-cell office:value-type="float" office:value="9.464703E-016" calcext:value-type="float">
            <text:p>9.464703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990013" calcext:value-type="float">
            <text:p>-0.02990013</text:p>
          </table:table-cell>
          <table:table-cell office:value-type="float" office:value="-0.02064131" calcext:value-type="float">
            <text:p>-0.02064131</text:p>
          </table:table-cell>
          <table:table-cell office:value-type="float" office:value="-0.01480183" calcext:value-type="float">
            <text:p>-0.01480183</text:p>
          </table:table-cell>
          <table:table-cell office:value-type="float" office:value="-0.010718" calcext:value-type="float">
            <text:p>-0.010718</text:p>
          </table:table-cell>
          <table:table-cell office:value-type="float" office:value="-0.00851442" calcext:value-type="float">
            <text:p>-0.00851442</text:p>
          </table:table-cell>
          <table:table-cell office:value-type="float" office:value="-0.007050615" calcext:value-type="float">
            <text:p>-0.007050615</text:p>
          </table:table-cell>
          <table:table-cell office:value-type="float" office:value="-0.005270172" calcext:value-type="float">
            <text:p>-0.005270172</text:p>
          </table:table-cell>
          <table:table-cell office:value-type="float" office:value="-0.003722936" calcext:value-type="float">
            <text:p>-0.003722936</text:p>
          </table:table-cell>
          <table:table-cell office:value-type="float" office:value="-0.002203706" calcext:value-type="float">
            <text:p>-0.002203706</text:p>
          </table:table-cell>
          <table:table-cell office:value-type="float" office:value="-0.00363013" calcext:value-type="float">
            <text:p>-0.00363013</text:p>
          </table:table-cell>
          <table:table-cell office:value-type="float" office:value="810.8831" calcext:value-type="float">
            <text:p>810.8831</text:p>
          </table:table-cell>
          <table:table-cell office:value-type="float" office:value="0" calcext:value-type="float">
            <text:p>0</text:p>
          </table:table-cell>
          <table:table-cell office:value-type="float" office:value="-0.03445161" calcext:value-type="float">
            <text:p>-0.03445161</text:p>
          </table:table-cell>
          <table:table-cell office:value-type="float" office:value="0.006521327" calcext:value-type="float">
            <text:p>0.00652132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596748" calcext:value-type="float">
            <text:p>-1.5967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186.9599" calcext:value-type="float">
            <text:p>186.9599</text:p>
          </table:table-cell>
          <table:table-cell office:value-type="float" office:value="6.63891" calcext:value-type="float">
            <text:p>6.63891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7.983" calcext:value-type="float">
            <text:p>1257.983</text:p>
          </table:table-cell>
          <table:table-cell office:value-type="float" office:value="152.5358" calcext:value-type="float">
            <text:p>152.5358</text:p>
          </table:table-cell>
          <table:table-cell office:value-type="float" office:value="4.625688" calcext:value-type="float">
            <text:p>4.625688</text:p>
          </table:table-cell>
          <table:table-cell office:value-type="float" office:value="0.201784" calcext:value-type="float">
            <text:p>0.201784</text:p>
          </table:table-cell>
          <table:table-cell office:value-type="float" office:value="0.2874018" calcext:value-type="float">
            <text:p>0.2874018</text:p>
          </table:table-cell>
          <table:table-cell office:value-type="float" office:value="0.3001907" calcext:value-type="float">
            <text:p>0.3001907</text:p>
          </table:table-cell>
          <table:table-cell office:value-type="float" office:value="0.3130895" calcext:value-type="float">
            <text:p>0.3130895</text:p>
          </table:table-cell>
          <table:table-cell office:value-type="float" office:value="0.3230378" calcext:value-type="float">
            <text:p>0.3230378</text:p>
          </table:table-cell>
          <table:table-cell office:value-type="float" office:value="0.3333932" calcext:value-type="float">
            <text:p>0.3333932</text:p>
          </table:table-cell>
          <table:table-cell office:value-type="float" office:value="0.3892567" calcext:value-type="float">
            <text:p>0.3892567</text:p>
          </table:table-cell>
          <table:table-cell office:value-type="float" office:value="0.4058708" calcext:value-type="float">
            <text:p>0.4058708</text:p>
          </table:table-cell>
          <table:table-cell office:value-type="float" office:value="0.4291429" calcext:value-type="float">
            <text:p>0.4291429</text:p>
          </table:table-cell>
          <table:table-cell office:value-type="float" office:value="0.4183176" calcext:value-type="float">
            <text:p>0.4183176</text:p>
          </table:table-cell>
          <table:table-cell office:value-type="float" office:value="0.4491797" calcext:value-type="float">
            <text:p>0.4491797</text:p>
          </table:table-cell>
          <table:table-cell office:value-type="float" office:value="0.5112618" calcext:value-type="float">
            <text:p>0.511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5789" calcext:value-type="float">
            <text:p>0.1385789</text:p>
          </table:table-cell>
          <table:table-cell office:value-type="float" office:value="0.002038389" calcext:value-type="float">
            <text:p>0.002038389</text:p>
          </table:table-cell>
          <table:table-cell office:value-type="float" office:value="9.464672E-016" calcext:value-type="float">
            <text:p>9.464672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125769" calcext:value-type="float">
            <text:p>-0.2125769</text:p>
          </table:table-cell>
          <table:table-cell office:value-type="float" office:value="-0.02579087" calcext:value-type="float">
            <text:p>-0.02579087</text:p>
          </table:table-cell>
          <table:table-cell office:value-type="float" office:value="-0.01894739" calcext:value-type="float">
            <text:p>-0.01894739</text:p>
          </table:table-cell>
          <table:table-cell office:value-type="float" office:value="-0.01416223" calcext:value-type="float">
            <text:p>-0.01416223</text:p>
          </table:table-cell>
          <table:table-cell office:value-type="float" office:value="-0.01141732" calcext:value-type="float">
            <text:p>-0.01141732</text:p>
          </table:table-cell>
          <table:table-cell office:value-type="float" office:value="-0.009175946" calcext:value-type="float">
            <text:p>-0.009175946</text:p>
          </table:table-cell>
          <table:table-cell office:value-type="float" office:value="-0.006085637" calcext:value-type="float">
            <text:p>-0.006085637</text:p>
          </table:table-cell>
          <table:table-cell office:value-type="float" office:value="-0.004516333" calcext:value-type="float">
            <text:p>-0.004516333</text:p>
          </table:table-cell>
          <table:table-cell office:value-type="float" office:value="-0.002653155" calcext:value-type="float">
            <text:p>-0.002653155</text:p>
          </table:table-cell>
          <table:table-cell office:value-type="float" office:value="-0.003405515" calcext:value-type="float">
            <text:p>-0.003405515</text:p>
          </table:table-cell>
          <table:table-cell office:value-type="float" office:value="817.6249" calcext:value-type="float">
            <text:p>817.6249</text:p>
          </table:table-cell>
          <table:table-cell office:value-type="float" office:value="0" calcext:value-type="float">
            <text:p>0</text:p>
          </table:table-cell>
          <table:table-cell office:value-type="float" office:value="-0.6522876" calcext:value-type="float">
            <text:p>-0.6522876</text:p>
          </table:table-cell>
          <table:table-cell office:value-type="float" office:value="0.006626476" calcext:value-type="float">
            <text:p>0.00662647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565324" calcext:value-type="float">
            <text:p>-1.5653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187.6599" calcext:value-type="float">
            <text:p>187.6599</text:p>
          </table:table-cell>
          <table:table-cell office:value-type="float" office:value="7.51171" calcext:value-type="float">
            <text:p>7.51171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6.511" calcext:value-type="float">
            <text:p>1256.511</text:p>
          </table:table-cell>
          <table:table-cell office:value-type="float" office:value="153.8336" calcext:value-type="float">
            <text:p>153.8336</text:p>
          </table:table-cell>
          <table:table-cell office:value-type="float" office:value="0" calcext:value-type="float">
            <text:p>0</text:p>
          </table:table-cell>
          <table:table-cell office:value-type="float" office:value="0.2967451" calcext:value-type="float">
            <text:p>0.2967451</text:p>
          </table:table-cell>
          <table:table-cell office:value-type="float" office:value="0.3017927" calcext:value-type="float">
            <text:p>0.3017927</text:p>
          </table:table-cell>
          <table:table-cell office:value-type="float" office:value="0.3066855" calcext:value-type="float">
            <text:p>0.3066855</text:p>
          </table:table-cell>
          <table:table-cell office:value-type="float" office:value="0.3107872" calcext:value-type="float">
            <text:p>0.3107872</text:p>
          </table:table-cell>
          <table:table-cell office:value-type="float" office:value="0.3171211" calcext:value-type="float">
            <text:p>0.3171211</text:p>
          </table:table-cell>
          <table:table-cell office:value-type="float" office:value="0.325292" calcext:value-type="float">
            <text:p>0.325292</text:p>
          </table:table-cell>
          <table:table-cell office:value-type="float" office:value="0.3792091" calcext:value-type="float">
            <text:p>0.3792091</text:p>
          </table:table-cell>
          <table:table-cell office:value-type="float" office:value="0.3992575" calcext:value-type="float">
            <text:p>0.3992575</text:p>
          </table:table-cell>
          <table:table-cell office:value-type="float" office:value="0.421125" calcext:value-type="float">
            <text:p>0.421125</text:p>
          </table:table-cell>
          <table:table-cell office:value-type="float" office:value="0.4198407" calcext:value-type="float">
            <text:p>0.4198407</text:p>
          </table:table-cell>
          <table:table-cell office:value-type="float" office:value="0.4564221" calcext:value-type="float">
            <text:p>0.4564221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53866" calcext:value-type="float">
            <text:p>0.007953866</text:p>
          </table:table-cell>
          <table:table-cell office:value-type="float" office:value="1.893129E-015" calcext:value-type="float">
            <text:p>1.893129E-15</text:p>
          </table:table-cell>
          <table:table-cell office:value-type="float" office:value="9.965009E-016" calcext:value-type="float">
            <text:p>9.965009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14951" calcext:value-type="float">
            <text:p>-0.02014951</text:p>
          </table:table-cell>
          <table:table-cell office:value-type="float" office:value="-0.01810491" calcext:value-type="float">
            <text:p>-0.01810491</text:p>
          </table:table-cell>
          <table:table-cell office:value-type="float" office:value="-0.01632903" calcext:value-type="float">
            <text:p>-0.01632903</text:p>
          </table:table-cell>
          <table:table-cell office:value-type="float" office:value="-0.01493803" calcext:value-type="float">
            <text:p>-0.01493803</text:p>
          </table:table-cell>
          <table:table-cell office:value-type="float" office:value="-0.01298799" calcext:value-type="float">
            <text:p>-0.01298799</text:p>
          </table:table-cell>
          <table:table-cell office:value-type="float" office:value="-0.01087326" calcext:value-type="float">
            <text:p>-0.01087326</text:p>
          </table:table-cell>
          <table:table-cell office:value-type="float" office:value="-0.007821397" calcext:value-type="float">
            <text:p>-0.007821397</text:p>
          </table:table-cell>
          <table:table-cell office:value-type="float" office:value="-0.005287828" calcext:value-type="float">
            <text:p>-0.005287828</text:p>
          </table:table-cell>
          <table:table-cell office:value-type="float" office:value="-0.003179335" calcext:value-type="float">
            <text:p>-0.003179335</text:p>
          </table:table-cell>
          <table:table-cell office:value-type="float" office:value="-0.003287918" calcext:value-type="float">
            <text:p>-0.003287918</text:p>
          </table:table-cell>
          <table:table-cell office:value-type="float" office:value="823.7271" calcext:value-type="float">
            <text:p>823.7271</text:p>
          </table:table-cell>
          <table:table-cell office:value-type="float" office:value="0" calcext:value-type="float">
            <text:p>0</text:p>
          </table:table-cell>
          <table:table-cell office:value-type="float" office:value="-0.02137708" calcext:value-type="float">
            <text:p>-0.02137708</text:p>
          </table:table-cell>
          <table:table-cell office:value-type="float" office:value="0.006381298" calcext:value-type="float">
            <text:p>0.00638129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531646" calcext:value-type="float">
            <text:p>-1.5316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187.6599" calcext:value-type="float">
            <text:p>187.6599</text:p>
          </table:table-cell>
          <table:table-cell office:value-type="float" office:value="9.059894" calcext:value-type="float">
            <text:p>9.05989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4.259" calcext:value-type="float">
            <text:p>1254.259</text:p>
          </table:table-cell>
          <table:table-cell office:value-type="float" office:value="154.5379" calcext:value-type="float">
            <text:p>154.5379</text:p>
          </table:table-cell>
          <table:table-cell office:value-type="float" office:value="0" calcext:value-type="float">
            <text:p>0</text:p>
          </table:table-cell>
          <table:table-cell office:value-type="float" office:value="0.2768641" calcext:value-type="float">
            <text:p>0.2768641</text:p>
          </table:table-cell>
          <table:table-cell office:value-type="float" office:value="0.2826869" calcext:value-type="float">
            <text:p>0.2826869</text:p>
          </table:table-cell>
          <table:table-cell office:value-type="float" office:value="0.2939914" calcext:value-type="float">
            <text:p>0.2939914</text:p>
          </table:table-cell>
          <table:table-cell office:value-type="float" office:value="0.3048437" calcext:value-type="float">
            <text:p>0.3048437</text:p>
          </table:table-cell>
          <table:table-cell office:value-type="float" office:value="0.3120115" calcext:value-type="float">
            <text:p>0.3120115</text:p>
          </table:table-cell>
          <table:table-cell office:value-type="float" office:value="0.3189053" calcext:value-type="float">
            <text:p>0.3189053</text:p>
          </table:table-cell>
          <table:table-cell office:value-type="float" office:value="0.3724365" calcext:value-type="float">
            <text:p>0.3724365</text:p>
          </table:table-cell>
          <table:table-cell office:value-type="float" office:value="0.393157" calcext:value-type="float">
            <text:p>0.393157</text:p>
          </table:table-cell>
          <table:table-cell office:value-type="float" office:value="0.414269" calcext:value-type="float">
            <text:p>0.414269</text:p>
          </table:table-cell>
          <table:table-cell office:value-type="float" office:value="0.4202958" calcext:value-type="float">
            <text:p>0.4202958</text:p>
          </table:table-cell>
          <table:table-cell office:value-type="float" office:value="0.4635489" calcext:value-type="float">
            <text:p>0.463548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4432E-016" calcext:value-type="float">
            <text:p>9.214432E-16</text:p>
          </table:table-cell>
          <table:table-cell office:value-type="float" office:value="1.893116E-015" calcext:value-type="float">
            <text:p>1.893116E-15</text:p>
          </table:table-cell>
          <table:table-cell office:value-type="float" office:value="9.964971E-016" calcext:value-type="float">
            <text:p>9.964971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345416" calcext:value-type="float">
            <text:p>-0.03345416</text:p>
          </table:table-cell>
          <table:table-cell office:value-type="float" office:value="-0.02886383" calcext:value-type="float">
            <text:p>-0.02886383</text:p>
          </table:table-cell>
          <table:table-cell office:value-type="float" office:value="-0.02191392" calcext:value-type="float">
            <text:p>-0.02191392</text:p>
          </table:table-cell>
          <table:table-cell office:value-type="float" office:value="-0.01706064" calcext:value-type="float">
            <text:p>-0.01706064</text:p>
          </table:table-cell>
          <table:table-cell office:value-type="float" office:value="-0.01452136" calcext:value-type="float">
            <text:p>-0.01452136</text:p>
          </table:table-cell>
          <table:table-cell office:value-type="float" office:value="-0.01247394" calcext:value-type="float">
            <text:p>-0.01247394</text:p>
          </table:table-cell>
          <table:table-cell office:value-type="float" office:value="-0.009320331" calcext:value-type="float">
            <text:p>-0.009320331</text:p>
          </table:table-cell>
          <table:table-cell office:value-type="float" office:value="-0.006131698" calcext:value-type="float">
            <text:p>-0.006131698</text:p>
          </table:table-cell>
          <table:table-cell office:value-type="float" office:value="-0.003722389" calcext:value-type="float">
            <text:p>-0.003722389</text:p>
          </table:table-cell>
          <table:table-cell office:value-type="float" office:value="-0.003253391" calcext:value-type="float">
            <text:p>-0.003253391</text:p>
          </table:table-cell>
          <table:table-cell office:value-type="float" office:value="829.2537" calcext:value-type="float">
            <text:p>829.2537</text:p>
          </table:table-cell>
          <table:table-cell office:value-type="float" office:value="0" calcext:value-type="float">
            <text:p>0</text:p>
          </table:table-cell>
          <table:table-cell office:value-type="float" office:value="-0.03614519" calcext:value-type="float">
            <text:p>-0.03614519</text:p>
          </table:table-cell>
          <table:table-cell office:value-type="float" office:value="0.006229407" calcext:value-type="float">
            <text:p>0.00622940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498454" calcext:value-type="float">
            <text:p>-1.4984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201.7599" calcext:value-type="float">
            <text:p>201.7599</text:p>
          </table:table-cell>
          <table:table-cell office:value-type="float" office:value="9.546004" calcext:value-type="float">
            <text:p>9.54600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5.001" calcext:value-type="float">
            <text:p>1265.001</text:p>
          </table:table-cell>
          <table:table-cell office:value-type="float" office:value="157.41" calcext:value-type="float">
            <text:p>157.41</text:p>
          </table:table-cell>
          <table:table-cell office:value-type="float" office:value="0" calcext:value-type="float">
            <text:p>0</text:p>
          </table:table-cell>
          <table:table-cell office:value-type="float" office:value="0.3508821" calcext:value-type="float">
            <text:p>0.3508821</text:p>
          </table:table-cell>
          <table:table-cell office:value-type="float" office:value="0.3555781" calcext:value-type="float">
            <text:p>0.3555781</text:p>
          </table:table-cell>
          <table:table-cell office:value-type="float" office:value="0.3609279" calcext:value-type="float">
            <text:p>0.3609279</text:p>
          </table:table-cell>
          <table:table-cell office:value-type="float" office:value="0.3567962" calcext:value-type="float">
            <text:p>0.3567962</text:p>
          </table:table-cell>
          <table:table-cell office:value-type="float" office:value="0.3396835" calcext:value-type="float">
            <text:p>0.3396835</text:p>
          </table:table-cell>
          <table:table-cell office:value-type="float" office:value="0.3306482" calcext:value-type="float">
            <text:p>0.3306482</text:p>
          </table:table-cell>
          <table:table-cell office:value-type="float" office:value="0.3815766" calcext:value-type="float">
            <text:p>0.3815766</text:p>
          </table:table-cell>
          <table:table-cell office:value-type="float" office:value="0.388931" calcext:value-type="float">
            <text:p>0.388931</text:p>
          </table:table-cell>
          <table:table-cell office:value-type="float" office:value="0.4085519" calcext:value-type="float">
            <text:p>0.4085519</text:p>
          </table:table-cell>
          <table:table-cell office:value-type="float" office:value="0.4194961" calcext:value-type="float">
            <text:p>0.4194961</text:p>
          </table:table-cell>
          <table:table-cell office:value-type="float" office:value="0.4694772" calcext:value-type="float">
            <text:p>0.4694772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23496" calcext:value-type="float">
            <text:p>0.002723496</text:p>
          </table:table-cell>
          <table:table-cell office:value-type="float" office:value="1.830735E-015" calcext:value-type="float">
            <text:p>1.830735E-15</text:p>
          </table:table-cell>
          <table:table-cell office:value-type="float" office:value="9.964946E-016" calcext:value-type="float">
            <text:p>9.964946E-16</text:p>
          </table:table-cell>
          <table:table-cell office:value-type="float" office:value="9.766299E-016" calcext:value-type="float">
            <text:p>9.766299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158477" calcext:value-type="float">
            <text:p>-0.006158477</text:p>
          </table:table-cell>
          <table:table-cell office:value-type="float" office:value="-0.005671632" calcext:value-type="float">
            <text:p>-0.005671632</text:p>
          </table:table-cell>
          <table:table-cell office:value-type="float" office:value="-0.005170728" calcext:value-type="float">
            <text:p>-0.005170728</text:p>
          </table:table-cell>
          <table:table-cell office:value-type="float" office:value="-0.00567648" calcext:value-type="float">
            <text:p>-0.00567648</text:p>
          </table:table-cell>
          <table:table-cell office:value-type="float" office:value="-0.008135666" calcext:value-type="float">
            <text:p>-0.008135666</text:p>
          </table:table-cell>
          <table:table-cell office:value-type="float" office:value="-0.009828472" calcext:value-type="float">
            <text:p>-0.009828472</text:p>
          </table:table-cell>
          <table:table-cell office:value-type="float" office:value="-0.007462895" calcext:value-type="float">
            <text:p>-0.007462895</text:p>
          </table:table-cell>
          <table:table-cell office:value-type="float" office:value="-0.006807646" calcext:value-type="float">
            <text:p>-0.006807646</text:p>
          </table:table-cell>
          <table:table-cell office:value-type="float" office:value="-0.004254817" calcext:value-type="float">
            <text:p>-0.004254817</text:p>
          </table:table-cell>
          <table:table-cell office:value-type="float" office:value="-0.003312725" calcext:value-type="float">
            <text:p>-0.003312725</text:p>
          </table:table-cell>
          <table:table-cell office:value-type="float" office:value="836.9632" calcext:value-type="float">
            <text:p>836.9632</text:p>
          </table:table-cell>
          <table:table-cell office:value-type="float" office:value="0" calcext:value-type="float">
            <text:p>0</text:p>
          </table:table-cell>
          <table:table-cell office:value-type="float" office:value="-0.007095465" calcext:value-type="float">
            <text:p>-0.007095465</text:p>
          </table:table-cell>
          <table:table-cell office:value-type="float" office:value="0.006175673" calcext:value-type="float">
            <text:p>0.00617567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470838" calcext:value-type="float">
            <text:p>-1.4708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201.7599" calcext:value-type="float">
            <text:p>201.7599</text:p>
          </table:table-cell>
          <table:table-cell office:value-type="float" office:value="10.47893" calcext:value-type="float">
            <text:p>10.4789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0.986" calcext:value-type="float">
            <text:p>1260.986</text:p>
          </table:table-cell>
          <table:table-cell office:value-type="float" office:value="160.4919" calcext:value-type="float">
            <text:p>160.4919</text:p>
          </table:table-cell>
          <table:table-cell office:value-type="float" office:value="0" calcext:value-type="float">
            <text:p>0</text:p>
          </table:table-cell>
          <table:table-cell office:value-type="float" office:value="0.2971053" calcext:value-type="float">
            <text:p>0.2971053</text:p>
          </table:table-cell>
          <table:table-cell office:value-type="float" office:value="0.3050039" calcext:value-type="float">
            <text:p>0.3050039</text:p>
          </table:table-cell>
          <table:table-cell office:value-type="float" office:value="0.3139482" calcext:value-type="float">
            <text:p>0.3139482</text:p>
          </table:table-cell>
          <table:table-cell office:value-type="float" office:value="0.3223768" calcext:value-type="float">
            <text:p>0.3223768</text:p>
          </table:table-cell>
          <table:table-cell office:value-type="float" office:value="0.3290165" calcext:value-type="float">
            <text:p>0.3290165</text:p>
          </table:table-cell>
          <table:table-cell office:value-type="float" office:value="0.3348616" calcext:value-type="float">
            <text:p>0.3348616</text:p>
          </table:table-cell>
          <table:table-cell office:value-type="float" office:value="0.3825294" calcext:value-type="float">
            <text:p>0.3825294</text:p>
          </table:table-cell>
          <table:table-cell office:value-type="float" office:value="0.3879227" calcext:value-type="float">
            <text:p>0.3879227</text:p>
          </table:table-cell>
          <table:table-cell office:value-type="float" office:value="0.4046356" calcext:value-type="float">
            <text:p>0.4046356</text:p>
          </table:table-cell>
          <table:table-cell office:value-type="float" office:value="0.4190631" calcext:value-type="float">
            <text:p>0.4190631</text:p>
          </table:table-cell>
          <table:table-cell office:value-type="float" office:value="0.4756644" calcext:value-type="float">
            <text:p>0.4756644</text:p>
          </table:table-cell>
          <table:table-cell office:value-type="float" office:value="0.5112629" calcext:value-type="float">
            <text:p>0.511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5723" calcext:value-type="float">
            <text:p>0.01945723</text:p>
          </table:table-cell>
          <table:table-cell office:value-type="float" office:value="1.830726E-015" calcext:value-type="float">
            <text:p>1.830726E-15</text:p>
          </table:table-cell>
          <table:table-cell office:value-type="float" office:value="9.964911E-016" calcext:value-type="float">
            <text:p>9.964911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95913" calcext:value-type="float">
            <text:p>-0.01995913</text:p>
          </table:table-cell>
          <table:table-cell office:value-type="float" office:value="-0.01682638" calcext:value-type="float">
            <text:p>-0.01682638</text:p>
          </table:table-cell>
          <table:table-cell office:value-type="float" office:value="-0.01385376" calcext:value-type="float">
            <text:p>-0.01385376</text:p>
          </table:table-cell>
          <table:table-cell office:value-type="float" office:value="-0.01155477" calcext:value-type="float">
            <text:p>-0.01155477</text:p>
          </table:table-cell>
          <table:table-cell office:value-type="float" office:value="-0.01003499" calcext:value-type="float">
            <text:p>-0.01003499</text:p>
          </table:table-cell>
          <table:table-cell office:value-type="float" office:value="-0.008877532" calcext:value-type="float">
            <text:p>-0.008877532</text:p>
          </table:table-cell>
          <table:table-cell office:value-type="float" office:value="-0.007201438" calcext:value-type="float">
            <text:p>-0.007201438</text:p>
          </table:table-cell>
          <table:table-cell office:value-type="float" office:value="-0.006979557" calcext:value-type="float">
            <text:p>-0.006979557</text:p>
          </table:table-cell>
          <table:table-cell office:value-type="float" office:value="-0.004667449" calcext:value-type="float">
            <text:p>-0.004667449</text:p>
          </table:table-cell>
          <table:table-cell office:value-type="float" office:value="-0.003346119" calcext:value-type="float">
            <text:p>-0.003346119</text:p>
          </table:table-cell>
          <table:table-cell office:value-type="float" office:value="844.9377" calcext:value-type="float">
            <text:p>844.9377</text:p>
          </table:table-cell>
          <table:table-cell office:value-type="float" office:value="0" calcext:value-type="float">
            <text:p>0</text:p>
          </table:table-cell>
          <table:table-cell office:value-type="float" office:value="-0.02193266" calcext:value-type="float">
            <text:p>-0.02193266</text:p>
          </table:table-cell>
          <table:table-cell office:value-type="float" office:value="0.006073073" calcext:value-type="float">
            <text:p>0.00607307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441984" calcext:value-type="float">
            <text:p>-1.4419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201.7599" calcext:value-type="float">
            <text:p>201.7599</text:p>
          </table:table-cell>
          <table:table-cell office:value-type="float" office:value="11.92363" calcext:value-type="float">
            <text:p>11.9236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8.259" calcext:value-type="float">
            <text:p>1258.259</text:p>
          </table:table-cell>
          <table:table-cell office:value-type="float" office:value="161.7735" calcext:value-type="float">
            <text:p>161.7735</text:p>
          </table:table-cell>
          <table:table-cell office:value-type="float" office:value="0" calcext:value-type="float">
            <text:p>0</text:p>
          </table:table-cell>
          <table:table-cell office:value-type="float" office:value="0.2805654" calcext:value-type="float">
            <text:p>0.2805654</text:p>
          </table:table-cell>
          <table:table-cell office:value-type="float" office:value="0.2873358" calcext:value-type="float">
            <text:p>0.2873358</text:p>
          </table:table-cell>
          <table:table-cell office:value-type="float" office:value="0.2984746" calcext:value-type="float">
            <text:p>0.2984746</text:p>
          </table:table-cell>
          <table:table-cell office:value-type="float" office:value="0.3095372" calcext:value-type="float">
            <text:p>0.3095372</text:p>
          </table:table-cell>
          <table:table-cell office:value-type="float" office:value="0.3170995" calcext:value-type="float">
            <text:p>0.3170995</text:p>
          </table:table-cell>
          <table:table-cell office:value-type="float" office:value="0.3238946" calcext:value-type="float">
            <text:p>0.3238946</text:p>
          </table:table-cell>
          <table:table-cell office:value-type="float" office:value="0.3749377" calcext:value-type="float">
            <text:p>0.3749377</text:p>
          </table:table-cell>
          <table:table-cell office:value-type="float" office:value="0.385305" calcext:value-type="float">
            <text:p>0.385305</text:p>
          </table:table-cell>
          <table:table-cell office:value-type="float" office:value="0.4017916" calcext:value-type="float">
            <text:p>0.4017916</text:p>
          </table:table-cell>
          <table:table-cell office:value-type="float" office:value="0.4188639" calcext:value-type="float">
            <text:p>0.4188639</text:p>
          </table:table-cell>
          <table:table-cell office:value-type="float" office:value="0.4810065" calcext:value-type="float">
            <text:p>0.481006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527994" calcext:value-type="float">
            <text:p>0.0004527994</text:p>
          </table:table-cell>
          <table:table-cell office:value-type="float" office:value="1.830715E-015" calcext:value-type="float">
            <text:p>1.830715E-15</text:p>
          </table:table-cell>
          <table:table-cell office:value-type="float" office:value="9.964876E-016" calcext:value-type="float">
            <text:p>9.964876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027323" calcext:value-type="float">
            <text:p>-0.03027323</text:p>
          </table:table-cell>
          <table:table-cell office:value-type="float" office:value="-0.02574241" calcext:value-type="float">
            <text:p>-0.02574241</text:p>
          </table:table-cell>
          <table:table-cell office:value-type="float" office:value="-0.01972801" calcext:value-type="float">
            <text:p>-0.01972801</text:p>
          </table:table-cell>
          <table:table-cell office:value-type="float" office:value="-0.01533474" calcext:value-type="float">
            <text:p>-0.01533474</text:p>
          </table:table-cell>
          <table:table-cell office:value-type="float" office:value="-0.0129722" calcext:value-type="float">
            <text:p>-0.0129722</text:p>
          </table:table-cell>
          <table:table-cell office:value-type="float" office:value="-0.0111929" calcext:value-type="float">
            <text:p>-0.0111929</text:p>
          </table:table-cell>
          <table:table-cell office:value-type="float" office:value="-0.008726465" calcext:value-type="float">
            <text:p>-0.008726465</text:p>
          </table:table-cell>
          <table:table-cell office:value-type="float" office:value="-0.007447069" calcext:value-type="float">
            <text:p>-0.007447069</text:p>
          </table:table-cell>
          <table:table-cell office:value-type="float" office:value="-0.004995293" calcext:value-type="float">
            <text:p>-0.004995293</text:p>
          </table:table-cell>
          <table:table-cell office:value-type="float" office:value="-0.003361116" calcext:value-type="float">
            <text:p>-0.003361116</text:p>
          </table:table-cell>
          <table:table-cell office:value-type="float" office:value="851.1356" calcext:value-type="float">
            <text:p>851.1356</text:p>
          </table:table-cell>
          <table:table-cell office:value-type="float" office:value="0" calcext:value-type="float">
            <text:p>0</text:p>
          </table:table-cell>
          <table:table-cell office:value-type="float" office:value="-0.03428547" calcext:value-type="float">
            <text:p>-0.03428547</text:p>
          </table:table-cell>
          <table:table-cell office:value-type="float" office:value="0.005939525" calcext:value-type="float">
            <text:p>0.00593952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417105" calcext:value-type="float">
            <text:p>-1.4171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207.4599" calcext:value-type="float">
            <text:p>207.4599</text:p>
          </table:table-cell>
          <table:table-cell office:value-type="float" office:value="12.22695" calcext:value-type="float">
            <text:p>12.22695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3.386" calcext:value-type="float">
            <text:p>1263.386</text:p>
          </table:table-cell>
          <table:table-cell office:value-type="float" office:value="162.0435" calcext:value-type="float">
            <text:p>162.0435</text:p>
          </table:table-cell>
          <table:table-cell office:value-type="float" office:value="12.65214" calcext:value-type="float">
            <text:p>12.65214</text:p>
          </table:table-cell>
          <table:table-cell office:value-type="float" office:value="0.2973222" calcext:value-type="float">
            <text:p>0.2973222</text:p>
          </table:table-cell>
          <table:table-cell office:value-type="float" office:value="0.2952045" calcext:value-type="float">
            <text:p>0.2952045</text:p>
          </table:table-cell>
          <table:table-cell office:value-type="float" office:value="0.2969255" calcext:value-type="float">
            <text:p>0.2969255</text:p>
          </table:table-cell>
          <table:table-cell office:value-type="float" office:value="0.3033545" calcext:value-type="float">
            <text:p>0.3033545</text:p>
          </table:table-cell>
          <table:table-cell office:value-type="float" office:value="0.3107483" calcext:value-type="float">
            <text:p>0.3107483</text:p>
          </table:table-cell>
          <table:table-cell office:value-type="float" office:value="0.3220387" calcext:value-type="float">
            <text:p>0.3220387</text:p>
          </table:table-cell>
          <table:table-cell office:value-type="float" office:value="0.3938209" calcext:value-type="float">
            <text:p>0.3938209</text:p>
          </table:table-cell>
          <table:table-cell office:value-type="float" office:value="0.3824121" calcext:value-type="float">
            <text:p>0.3824121</text:p>
          </table:table-cell>
          <table:table-cell office:value-type="float" office:value="0.3994584" calcext:value-type="float">
            <text:p>0.3994584</text:p>
          </table:table-cell>
          <table:table-cell office:value-type="float" office:value="0.4185591" calcext:value-type="float">
            <text:p>0.4185591</text:p>
          </table:table-cell>
          <table:table-cell office:value-type="float" office:value="0.4860144" calcext:value-type="float">
            <text:p>0.4860144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7287" calcext:value-type="float">
            <text:p>0.04237287</text:p>
          </table:table-cell>
          <table:table-cell office:value-type="float" office:value="1.830711E-015" calcext:value-type="float">
            <text:p>1.830711E-15</text:p>
          </table:table-cell>
          <table:table-cell office:value-type="float" office:value="9.96484E-016" calcext:value-type="float">
            <text:p>9.96484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54418" calcext:value-type="float">
            <text:p>-0.02154418</text:p>
          </table:table-cell>
          <table:table-cell office:value-type="float" office:value="-0.02148708" calcext:value-type="float">
            <text:p>-0.02148708</text:p>
          </table:table-cell>
          <table:table-cell office:value-type="float" office:value="-0.02051332" calcext:value-type="float">
            <text:p>-0.02051332</text:p>
          </table:table-cell>
          <table:table-cell office:value-type="float" office:value="-0.01767536" calcext:value-type="float">
            <text:p>-0.01767536</text:p>
          </table:table-cell>
          <table:table-cell office:value-type="float" office:value="-0.01498063" calcext:value-type="float">
            <text:p>-0.01498063</text:p>
          </table:table-cell>
          <table:table-cell office:value-type="float" office:value="-0.01175772" calcext:value-type="float">
            <text:p>-0.01175772</text:p>
          </table:table-cell>
          <table:table-cell office:value-type="float" office:value="-0.005589719" calcext:value-type="float">
            <text:p>-0.005589719</text:p>
          </table:table-cell>
          <table:table-cell office:value-type="float" office:value="-0.008013384" calcext:value-type="float">
            <text:p>-0.008013384</text:p>
          </table:table-cell>
          <table:table-cell office:value-type="float" office:value="-0.005282576" calcext:value-type="float">
            <text:p>-0.005282576</text:p>
          </table:table-cell>
          <table:table-cell office:value-type="float" office:value="-0.003384639" calcext:value-type="float">
            <text:p>-0.003384639</text:p>
          </table:table-cell>
          <table:table-cell office:value-type="float" office:value="856.3373" calcext:value-type="float">
            <text:p>856.3373</text:p>
          </table:table-cell>
          <table:table-cell office:value-type="float" office:value="0" calcext:value-type="float">
            <text:p>0</text:p>
          </table:table-cell>
          <table:table-cell office:value-type="float" office:value="-0.03391137" calcext:value-type="float">
            <text:p>-0.03391137</text:p>
          </table:table-cell>
          <table:table-cell office:value-type="float" office:value="0.006120622" calcext:value-type="float">
            <text:p>0.00612062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393776" calcext:value-type="float">
            <text:p>-1.39377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211.5598" calcext:value-type="float">
            <text:p>211.5598</text:p>
          </table:table-cell>
          <table:table-cell office:value-type="float" office:value="12.32848" calcext:value-type="float">
            <text:p>12.32848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6.272" calcext:value-type="float">
            <text:p>1266.272</text:p>
          </table:table-cell>
          <table:table-cell office:value-type="float" office:value="163.1574" calcext:value-type="float">
            <text:p>163.1574</text:p>
          </table:table-cell>
          <table:table-cell office:value-type="float" office:value="7.869205" calcext:value-type="float">
            <text:p>7.869205</text:p>
          </table:table-cell>
          <table:table-cell office:value-type="float" office:value="0.2942731" calcext:value-type="float">
            <text:p>0.2942731</text:p>
          </table:table-cell>
          <table:table-cell office:value-type="float" office:value="0.2984418" calcext:value-type="float">
            <text:p>0.2984418</text:p>
          </table:table-cell>
          <table:table-cell office:value-type="float" office:value="0.3026933" calcext:value-type="float">
            <text:p>0.3026933</text:p>
          </table:table-cell>
          <table:table-cell office:value-type="float" office:value="0.3121077" calcext:value-type="float">
            <text:p>0.3121077</text:p>
          </table:table-cell>
          <table:table-cell office:value-type="float" office:value="0.3250335" calcext:value-type="float">
            <text:p>0.3250335</text:p>
          </table:table-cell>
          <table:table-cell office:value-type="float" office:value="0.3372809" calcext:value-type="float">
            <text:p>0.3372809</text:p>
          </table:table-cell>
          <table:table-cell office:value-type="float" office:value="0.390459" calcext:value-type="float">
            <text:p>0.390459</text:p>
          </table:table-cell>
          <table:table-cell office:value-type="float" office:value="0.3842266" calcext:value-type="float">
            <text:p>0.3842266</text:p>
          </table:table-cell>
          <table:table-cell office:value-type="float" office:value="0.3977421" calcext:value-type="float">
            <text:p>0.3977421</text:p>
          </table:table-cell>
          <table:table-cell office:value-type="float" office:value="0.4181915" calcext:value-type="float">
            <text:p>0.4181915</text:p>
          </table:table-cell>
          <table:table-cell office:value-type="float" office:value="0.4908284" calcext:value-type="float">
            <text:p>0.4908284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4467" calcext:value-type="float">
            <text:p>0.01314467</text:p>
          </table:table-cell>
          <table:table-cell office:value-type="float" office:value="1.943134E-015" calcext:value-type="float">
            <text:p>1.943134E-15</text:p>
          </table:table-cell>
          <table:table-cell office:value-type="float" office:value="9.964807E-016" calcext:value-type="float">
            <text:p>9.964807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49895" calcext:value-type="float">
            <text:p>-0.02149895</text:p>
          </table:table-cell>
          <table:table-cell office:value-type="float" office:value="-0.01962986" calcext:value-type="float">
            <text:p>-0.01962986</text:p>
          </table:table-cell>
          <table:table-cell office:value-type="float" office:value="-0.01794697" calcext:value-type="float">
            <text:p>-0.01794697</text:p>
          </table:table-cell>
          <table:table-cell office:value-type="float" office:value="-0.01452978" calcext:value-type="float">
            <text:p>-0.01452978</text:p>
          </table:table-cell>
          <table:table-cell office:value-type="float" office:value="-0.01094399" calcext:value-type="float">
            <text:p>-0.01094399</text:p>
          </table:table-cell>
          <table:table-cell office:value-type="float" office:value="-0.008435593" calcext:value-type="float">
            <text:p>-0.008435593</text:p>
          </table:table-cell>
          <table:table-cell office:value-type="float" office:value="-0.005872644" calcext:value-type="float">
            <text:p>-0.005872644</text:p>
          </table:table-cell>
          <table:table-cell office:value-type="float" office:value="-0.007656378" calcext:value-type="float">
            <text:p>-0.007656378</text:p>
          </table:table-cell>
          <table:table-cell office:value-type="float" office:value="-0.005506353" calcext:value-type="float">
            <text:p>-0.005506353</text:p>
          </table:table-cell>
          <table:table-cell office:value-type="float" office:value="-0.003413157" calcext:value-type="float">
            <text:p>-0.003413157</text:p>
          </table:table-cell>
          <table:table-cell office:value-type="float" office:value="862.394" calcext:value-type="float">
            <text:p>862.394</text:p>
          </table:table-cell>
          <table:table-cell office:value-type="float" office:value="0" calcext:value-type="float">
            <text:p>0</text:p>
          </table:table-cell>
          <table:table-cell office:value-type="float" office:value="-0.02209121" calcext:value-type="float">
            <text:p>-0.02209121</text:p>
          </table:table-cell>
          <table:table-cell office:value-type="float" office:value="0.005876827" calcext:value-type="float">
            <text:p>0.00587682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371356" calcext:value-type="float">
            <text:p>-1.3713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217.8598" calcext:value-type="float">
            <text:p>217.8598</text:p>
          </table:table-cell>
          <table:table-cell office:value-type="float" office:value="12.38953" calcext:value-type="float">
            <text:p>12.3895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70.43" calcext:value-type="float">
            <text:p>1270.43</text:p>
          </table:table-cell>
          <table:table-cell office:value-type="float" office:value="165.2387" calcext:value-type="float">
            <text:p>165.2387</text:p>
          </table:table-cell>
          <table:table-cell office:value-type="float" office:value="1.40141" calcext:value-type="float">
            <text:p>1.40141</text:p>
          </table:table-cell>
          <table:table-cell office:value-type="float" office:value="0.3578347" calcext:value-type="float">
            <text:p>0.3578347</text:p>
          </table:table-cell>
          <table:table-cell office:value-type="float" office:value="0.3581874" calcext:value-type="float">
            <text:p>0.3581874</text:p>
          </table:table-cell>
          <table:table-cell office:value-type="float" office:value="0.3571172" calcext:value-type="float">
            <text:p>0.3571172</text:p>
          </table:table-cell>
          <table:table-cell office:value-type="float" office:value="0.342675" calcext:value-type="float">
            <text:p>0.342675</text:p>
          </table:table-cell>
          <table:table-cell office:value-type="float" office:value="0.328437" calcext:value-type="float">
            <text:p>0.328437</text:p>
          </table:table-cell>
          <table:table-cell office:value-type="float" office:value="0.3267479" calcext:value-type="float">
            <text:p>0.3267479</text:p>
          </table:table-cell>
          <table:table-cell office:value-type="float" office:value="0.3756534" calcext:value-type="float">
            <text:p>0.3756534</text:p>
          </table:table-cell>
          <table:table-cell office:value-type="float" office:value="0.3826111" calcext:value-type="float">
            <text:p>0.3826111</text:p>
          </table:table-cell>
          <table:table-cell office:value-type="float" office:value="0.3965015" calcext:value-type="float">
            <text:p>0.3965015</text:p>
          </table:table-cell>
          <table:table-cell office:value-type="float" office:value="0.4178076" calcext:value-type="float">
            <text:p>0.4178076</text:p>
          </table:table-cell>
          <table:table-cell office:value-type="float" office:value="0.4953917" calcext:value-type="float">
            <text:p>0.495391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920212" calcext:value-type="float">
            <text:p>5.920212E-06</text:p>
          </table:table-cell>
          <table:table-cell office:value-type="float" office:value="0.00000000001344378" calcext:value-type="float">
            <text:p>1.344378E-11</text:p>
          </table:table-cell>
          <table:table-cell office:value-type="float" office:value="9.975676E-016" calcext:value-type="float">
            <text:p>9.975676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485325" calcext:value-type="float">
            <text:p>-0.005485325</text:p>
          </table:table-cell>
          <table:table-cell office:value-type="float" office:value="-0.005465808" calcext:value-type="float">
            <text:p>-0.005465808</text:p>
          </table:table-cell>
          <table:table-cell office:value-type="float" office:value="-0.005603231" calcext:value-type="float">
            <text:p>-0.005603231</text:p>
          </table:table-cell>
          <table:table-cell office:value-type="float" office:value="-0.007624158" calcext:value-type="float">
            <text:p>-0.007624158</text:p>
          </table:table-cell>
          <table:table-cell office:value-type="float" office:value="-0.0102723" calcext:value-type="float">
            <text:p>-0.0102723</text:p>
          </table:table-cell>
          <table:table-cell office:value-type="float" office:value="-0.01058176" calcext:value-type="float">
            <text:p>-0.01058176</text:p>
          </table:table-cell>
          <table:table-cell office:value-type="float" office:value="-0.008568606" calcext:value-type="float">
            <text:p>-0.008568606</text:p>
          </table:table-cell>
          <table:table-cell office:value-type="float" office:value="-0.00796726" calcext:value-type="float">
            <text:p>-0.00796726</text:p>
          </table:table-cell>
          <table:table-cell office:value-type="float" office:value="-0.005673996" calcext:value-type="float">
            <text:p>-0.005673996</text:p>
          </table:table-cell>
          <table:table-cell office:value-type="float" office:value="-0.003443372" calcext:value-type="float">
            <text:p>-0.003443372</text:p>
          </table:table-cell>
          <table:table-cell office:value-type="float" office:value="869.4402" calcext:value-type="float">
            <text:p>869.4402</text:p>
          </table:table-cell>
          <table:table-cell office:value-type="float" office:value="0" calcext:value-type="float">
            <text:p>0</text:p>
          </table:table-cell>
          <table:table-cell office:value-type="float" office:value="-0.005605272" calcext:value-type="float">
            <text:p>-0.005605272</text:p>
          </table:table-cell>
          <table:table-cell office:value-type="float" office:value="0.005796327" calcext:value-type="float">
            <text:p>0.00579632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350106" calcext:value-type="float">
            <text:p>-1.3501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217.8598" calcext:value-type="float">
            <text:p>217.8598</text:p>
          </table:table-cell>
          <table:table-cell office:value-type="float" office:value="13.23536" calcext:value-type="float">
            <text:p>13.23536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6.665" calcext:value-type="float">
            <text:p>1266.665</text:p>
          </table:table-cell>
          <table:table-cell office:value-type="float" office:value="168.1577" calcext:value-type="float">
            <text:p>168.1577</text:p>
          </table:table-cell>
          <table:table-cell office:value-type="float" office:value="0" calcext:value-type="float">
            <text:p>0</text:p>
          </table:table-cell>
          <table:table-cell office:value-type="float" office:value="0.3171264" calcext:value-type="float">
            <text:p>0.3171264</text:p>
          </table:table-cell>
          <table:table-cell office:value-type="float" office:value="0.3176923" calcext:value-type="float">
            <text:p>0.3176923</text:p>
          </table:table-cell>
          <table:table-cell office:value-type="float" office:value="0.3196124" calcext:value-type="float">
            <text:p>0.3196124</text:p>
          </table:table-cell>
          <table:table-cell office:value-type="float" office:value="0.3228242" calcext:value-type="float">
            <text:p>0.3228242</text:p>
          </table:table-cell>
          <table:table-cell office:value-type="float" office:value="0.3247153" calcext:value-type="float">
            <text:p>0.3247153</text:p>
          </table:table-cell>
          <table:table-cell office:value-type="float" office:value="0.3263863" calcext:value-type="float">
            <text:p>0.3263863</text:p>
          </table:table-cell>
          <table:table-cell office:value-type="float" office:value="0.3707184" calcext:value-type="float">
            <text:p>0.3707184</text:p>
          </table:table-cell>
          <table:table-cell office:value-type="float" office:value="0.3797958" calcext:value-type="float">
            <text:p>0.3797958</text:p>
          </table:table-cell>
          <table:table-cell office:value-type="float" office:value="0.3953392" calcext:value-type="float">
            <text:p>0.3953392</text:p>
          </table:table-cell>
          <table:table-cell office:value-type="float" office:value="0.417476" calcext:value-type="float">
            <text:p>0.417476</text:p>
          </table:table-cell>
          <table:table-cell office:value-type="float" office:value="0.4997338" calcext:value-type="float">
            <text:p>0.499733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48861" calcext:value-type="float">
            <text:p>1.448861E-06</text:p>
          </table:table-cell>
          <table:table-cell office:value-type="float" office:value="0.000000000004483191" calcext:value-type="float">
            <text:p>4.483191E-12</text:p>
          </table:table-cell>
          <table:table-cell office:value-type="float" office:value="9.975637E-016" calcext:value-type="float">
            <text:p>9.975637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96101" calcext:value-type="float">
            <text:p>-0.01296101</text:p>
          </table:table-cell>
          <table:table-cell office:value-type="float" office:value="-0.01281249" calcext:value-type="float">
            <text:p>-0.01281249</text:p>
          </table:table-cell>
          <table:table-cell office:value-type="float" office:value="-0.0122614" calcext:value-type="float">
            <text:p>-0.0122614</text:p>
          </table:table-cell>
          <table:table-cell office:value-type="float" office:value="-0.01143885" calcext:value-type="float">
            <text:p>-0.01143885</text:p>
          </table:table-cell>
          <table:table-cell office:value-type="float" office:value="-0.01099774" calcext:value-type="float">
            <text:p>-0.01099774</text:p>
          </table:table-cell>
          <table:table-cell office:value-type="float" office:value="-0.010618" calcext:value-type="float">
            <text:p>-0.010618</text:p>
          </table:table-cell>
          <table:table-cell office:value-type="float" office:value="-0.009752186" calcext:value-type="float">
            <text:p>-0.009752186</text:p>
          </table:table-cell>
          <table:table-cell office:value-type="float" office:value="-0.008552898" calcext:value-type="float">
            <text:p>-0.008552898</text:p>
          </table:table-cell>
          <table:table-cell office:value-type="float" office:value="-0.005836058" calcext:value-type="float">
            <text:p>-0.005836058</text:p>
          </table:table-cell>
          <table:table-cell office:value-type="float" office:value="-0.0034697" calcext:value-type="float">
            <text:p>-0.0034697</text:p>
          </table:table-cell>
          <table:table-cell office:value-type="float" office:value="877.3688" calcext:value-type="float">
            <text:p>877.3688</text:p>
          </table:table-cell>
          <table:table-cell office:value-type="float" office:value="0" calcext:value-type="float">
            <text:p>0</text:p>
          </table:table-cell>
          <table:table-cell office:value-type="float" office:value="-0.01294373" calcext:value-type="float">
            <text:p>-0.01294373</text:p>
          </table:table-cell>
          <table:table-cell office:value-type="float" office:value="0.005663149" calcext:value-type="float">
            <text:p>0.00566314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329884" calcext:value-type="float">
            <text:p>-1.3298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227.3599" calcext:value-type="float">
            <text:p>227.3599</text:p>
          </table:table-cell>
          <table:table-cell office:value-type="float" office:value="13.09934" calcext:value-type="float">
            <text:p>13.0993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73.024" calcext:value-type="float">
            <text:p>1273.024</text:p>
          </table:table-cell>
          <table:table-cell office:value-type="float" office:value="171.4344" calcext:value-type="float">
            <text:p>171.4344</text:p>
          </table:table-cell>
          <table:table-cell office:value-type="float" office:value="0" calcext:value-type="float">
            <text:p>0</text:p>
          </table:table-cell>
          <table:table-cell office:value-type="float" office:value="0.3524099" calcext:value-type="float">
            <text:p>0.3524099</text:p>
          </table:table-cell>
          <table:table-cell office:value-type="float" office:value="0.3528783" calcext:value-type="float">
            <text:p>0.3528783</text:p>
          </table:table-cell>
          <table:table-cell office:value-type="float" office:value="0.3535559" calcext:value-type="float">
            <text:p>0.3535559</text:p>
          </table:table-cell>
          <table:table-cell office:value-type="float" office:value="0.3508708" calcext:value-type="float">
            <text:p>0.3508708</text:p>
          </table:table-cell>
          <table:table-cell office:value-type="float" office:value="0.3435891" calcext:value-type="float">
            <text:p>0.3435891</text:p>
          </table:table-cell>
          <table:table-cell office:value-type="float" office:value="0.3357294" calcext:value-type="float">
            <text:p>0.3357294</text:p>
          </table:table-cell>
          <table:table-cell office:value-type="float" office:value="0.3699883" calcext:value-type="float">
            <text:p>0.3699883</text:p>
          </table:table-cell>
          <table:table-cell office:value-type="float" office:value="0.3773718" calcext:value-type="float">
            <text:p>0.3773718</text:p>
          </table:table-cell>
          <table:table-cell office:value-type="float" office:value="0.3942424" calcext:value-type="float">
            <text:p>0.3942424</text:p>
          </table:table-cell>
          <table:table-cell office:value-type="float" office:value="0.4171837" calcext:value-type="float">
            <text:p>0.4171837</text:p>
          </table:table-cell>
          <table:table-cell office:value-type="float" office:value="0.5036045" calcext:value-type="float">
            <text:p>0.503604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872743" calcext:value-type="float">
            <text:p>8.872743E-07</text:p>
          </table:table-cell>
          <table:table-cell office:value-type="float" office:value="0.000000000003673882" calcext:value-type="float">
            <text:p>3.673882E-12</text:p>
          </table:table-cell>
          <table:table-cell office:value-type="float" office:value="9.975609E-016" calcext:value-type="float">
            <text:p>9.975609E-16</text:p>
          </table:table-cell>
          <table:table-cell office:value-type="float" office:value="9.766299E-016" calcext:value-type="float">
            <text:p>9.766299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174508" calcext:value-type="float">
            <text:p>-0.006174508</text:p>
          </table:table-cell>
          <table:table-cell office:value-type="float" office:value="-0.006131344" calcext:value-type="float">
            <text:p>-0.006131344</text:p>
          </table:table-cell>
          <table:table-cell office:value-type="float" office:value="-0.006048572" calcext:value-type="float">
            <text:p>-0.006048572</text:p>
          </table:table-cell>
          <table:table-cell office:value-type="float" office:value="-0.006396655" calcext:value-type="float">
            <text:p>-0.006396655</text:p>
          </table:table-cell>
          <table:table-cell office:value-type="float" office:value="-0.007442362" calcext:value-type="float">
            <text:p>-0.007442362</text:p>
          </table:table-cell>
          <table:table-cell office:value-type="float" office:value="-0.008789331" calcext:value-type="float">
            <text:p>-0.008789331</text:p>
          </table:table-cell>
          <table:table-cell office:value-type="float" office:value="-0.009962139" calcext:value-type="float">
            <text:p>-0.009962139</text:p>
          </table:table-cell>
          <table:table-cell office:value-type="float" office:value="-0.009096537" calcext:value-type="float">
            <text:p>-0.009096537</text:p>
          </table:table-cell>
          <table:table-cell office:value-type="float" office:value="-0.005993763" calcext:value-type="float">
            <text:p>-0.005993763</text:p>
          </table:table-cell>
          <table:table-cell office:value-type="float" office:value="-0.003493078" calcext:value-type="float">
            <text:p>-0.003493078</text:p>
          </table:table-cell>
          <table:table-cell office:value-type="float" office:value="885.662" calcext:value-type="float">
            <text:p>885.662</text:p>
          </table:table-cell>
          <table:table-cell office:value-type="float" office:value="0" calcext:value-type="float">
            <text:p>0</text:p>
          </table:table-cell>
          <table:table-cell office:value-type="float" office:value="-0.006295608" calcext:value-type="float">
            <text:p>-0.006295608</text:p>
          </table:table-cell>
          <table:table-cell office:value-type="float" office:value="0.005602092" calcext:value-type="float">
            <text:p>0.00560209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11298" calcext:value-type="float">
            <text:p>-1.2112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227.3599" calcext:value-type="float">
            <text:p>227.3599</text:p>
          </table:table-cell>
          <table:table-cell office:value-type="float" office:value="14.09016" calcext:value-type="float">
            <text:p>14.09016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8.798" calcext:value-type="float">
            <text:p>1268.798</text:p>
          </table:table-cell>
          <table:table-cell office:value-type="float" office:value="174.6691" calcext:value-type="float">
            <text:p>174.6691</text:p>
          </table:table-cell>
          <table:table-cell office:value-type="float" office:value="0" calcext:value-type="float">
            <text:p>0</text:p>
          </table:table-cell>
          <table:table-cell office:value-type="float" office:value="0.3130159" calcext:value-type="float">
            <text:p>0.3130159</text:p>
          </table:table-cell>
          <table:table-cell office:value-type="float" office:value="0.3149578" calcext:value-type="float">
            <text:p>0.3149578</text:p>
          </table:table-cell>
          <table:table-cell office:value-type="float" office:value="0.3188577" calcext:value-type="float">
            <text:p>0.3188577</text:p>
          </table:table-cell>
          <table:table-cell office:value-type="float" office:value="0.3238133" calcext:value-type="float">
            <text:p>0.3238133</text:p>
          </table:table-cell>
          <table:table-cell office:value-type="float" office:value="0.3266599" calcext:value-type="float">
            <text:p>0.3266599</text:p>
          </table:table-cell>
          <table:table-cell office:value-type="float" office:value="0.3284937" calcext:value-type="float">
            <text:p>0.3284937</text:p>
          </table:table-cell>
          <table:table-cell office:value-type="float" office:value="0.3707815" calcext:value-type="float">
            <text:p>0.3707815</text:p>
          </table:table-cell>
          <table:table-cell office:value-type="float" office:value="0.3756584" calcext:value-type="float">
            <text:p>0.3756584</text:p>
          </table:table-cell>
          <table:table-cell office:value-type="float" office:value="0.3932833" calcext:value-type="float">
            <text:p>0.3932833</text:p>
          </table:table-cell>
          <table:table-cell office:value-type="float" office:value="0.4169157" calcext:value-type="float">
            <text:p>0.4169157</text:p>
          </table:table-cell>
          <table:table-cell office:value-type="float" office:value="0.5072205" calcext:value-type="float">
            <text:p>0.50722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2725558" calcext:value-type="float">
            <text:p>2.725558E-07</text:p>
          </table:table-cell>
          <table:table-cell office:value-type="float" office:value="0.000000000001373064" calcext:value-type="float">
            <text:p>1.373064E-12</text:p>
          </table:table-cell>
          <table:table-cell office:value-type="float" office:value="9.975571E-016" calcext:value-type="float">
            <text:p>9.975571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16421" calcext:value-type="float">
            <text:p>-0.01416421</text:p>
          </table:table-cell>
          <table:table-cell office:value-type="float" office:value="-0.01358221" calcext:value-type="float">
            <text:p>-0.01358221</text:p>
          </table:table-cell>
          <table:table-cell office:value-type="float" office:value="-0.01245572" calcext:value-type="float">
            <text:p>-0.01245572</text:p>
          </table:table-cell>
          <table:table-cell office:value-type="float" office:value="-0.0111948" calcext:value-type="float">
            <text:p>-0.0111948</text:p>
          </table:table-cell>
          <table:table-cell office:value-type="float" office:value="-0.01054467" calcext:value-type="float">
            <text:p>-0.01054467</text:p>
          </table:table-cell>
          <table:table-cell office:value-type="float" office:value="-0.01014692" calcext:value-type="float">
            <text:p>-0.01014692</text:p>
          </table:table-cell>
          <table:table-cell office:value-type="float" office:value="-0.009737498" calcext:value-type="float">
            <text:p>-0.009737498</text:p>
          </table:table-cell>
          <table:table-cell office:value-type="float" office:value="-0.009504312" calcext:value-type="float">
            <text:p>-0.009504312</text:p>
          </table:table-cell>
          <table:table-cell office:value-type="float" office:value="-0.006135825" calcext:value-type="float">
            <text:p>-0.006135825</text:p>
          </table:table-cell>
          <table:table-cell office:value-type="float" office:value="-0.003514604" calcext:value-type="float">
            <text:p>-0.003514604</text:p>
          </table:table-cell>
          <table:table-cell office:value-type="float" office:value="893.9374" calcext:value-type="float">
            <text:p>893.9374</text:p>
          </table:table-cell>
          <table:table-cell office:value-type="float" office:value="0" calcext:value-type="float">
            <text:p>0</text:p>
          </table:table-cell>
          <table:table-cell office:value-type="float" office:value="-0.01463661" calcext:value-type="float">
            <text:p>-0.01463661</text:p>
          </table:table-cell>
          <table:table-cell office:value-type="float" office:value="0.005496536" calcext:value-type="float">
            <text:p>0.00549653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13654" calcext:value-type="float">
            <text:p>-1.2136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227.3599" calcext:value-type="float">
            <text:p>227.3599</text:p>
          </table:table-cell>
          <table:table-cell office:value-type="float" office:value="16.03994" calcext:value-type="float">
            <text:p>16.0399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5.577" calcext:value-type="float">
            <text:p>1265.577</text:p>
          </table:table-cell>
          <table:table-cell office:value-type="float" office:value="175.9412" calcext:value-type="float">
            <text:p>175.9412</text:p>
          </table:table-cell>
          <table:table-cell office:value-type="float" office:value="0" calcext:value-type="float">
            <text:p>0</text:p>
          </table:table-cell>
          <table:table-cell office:value-type="float" office:value="0.278387" calcext:value-type="float">
            <text:p>0.278387</text:p>
          </table:table-cell>
          <table:table-cell office:value-type="float" office:value="0.286591" calcext:value-type="float">
            <text:p>0.286591</text:p>
          </table:table-cell>
          <table:table-cell office:value-type="float" office:value="0.2988591" calcext:value-type="float">
            <text:p>0.2988591</text:p>
          </table:table-cell>
          <table:table-cell office:value-type="float" office:value="0.308799" calcext:value-type="float">
            <text:p>0.308799</text:p>
          </table:table-cell>
          <table:table-cell office:value-type="float" office:value="0.3138419" calcext:value-type="float">
            <text:p>0.3138419</text:p>
          </table:table-cell>
          <table:table-cell office:value-type="float" office:value="0.3174809" calcext:value-type="float">
            <text:p>0.3174809</text:p>
          </table:table-cell>
          <table:table-cell office:value-type="float" office:value="0.3655311" calcext:value-type="float">
            <text:p>0.3655311</text:p>
          </table:table-cell>
          <table:table-cell office:value-type="float" office:value="0.3739912" calcext:value-type="float">
            <text:p>0.3739912</text:p>
          </table:table-cell>
          <table:table-cell office:value-type="float" office:value="0.3925613" calcext:value-type="float">
            <text:p>0.3925613</text:p>
          </table:table-cell>
          <table:table-cell office:value-type="float" office:value="0.4166115" calcext:value-type="float">
            <text:p>0.4166115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369203" calcext:value-type="float">
            <text:p>3.69203E-08</text:p>
          </table:table-cell>
          <table:table-cell office:value-type="float" office:value="0.0000000000002790023" calcext:value-type="float">
            <text:p>2.790023E-13</text:p>
          </table:table-cell>
          <table:table-cell office:value-type="float" office:value="9.975523E-016" calcext:value-type="float">
            <text:p>9.975523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245624" calcext:value-type="float">
            <text:p>-0.03245624</text:p>
          </table:table-cell>
          <table:table-cell office:value-type="float" office:value="-0.02625316" calcext:value-type="float">
            <text:p>-0.02625316</text:p>
          </table:table-cell>
          <table:table-cell office:value-type="float" office:value="-0.01952755" calcext:value-type="float">
            <text:p>-0.01952755</text:p>
          </table:table-cell>
          <table:table-cell office:value-type="float" office:value="-0.01557709" calcext:value-type="float">
            <text:p>-0.01557709</text:p>
          </table:table-cell>
          <table:table-cell office:value-type="float" office:value="-0.01393453" calcext:value-type="float">
            <text:p>-0.01393453</text:p>
          </table:table-cell>
          <table:table-cell office:value-type="float" office:value="-0.012865" calcext:value-type="float">
            <text:p>-0.012865</text:p>
          </table:table-cell>
          <table:table-cell office:value-type="float" office:value="-0.01116593" calcext:value-type="float">
            <text:p>-0.01116593</text:p>
          </table:table-cell>
          <table:table-cell office:value-type="float" office:value="-0.009918404" calcext:value-type="float">
            <text:p>-0.009918404</text:p>
          </table:table-cell>
          <table:table-cell office:value-type="float" office:value="-0.006244956" calcext:value-type="float">
            <text:p>-0.006244956</text:p>
          </table:table-cell>
          <table:table-cell office:value-type="float" office:value="-0.003539308" calcext:value-type="float">
            <text:p>-0.003539308</text:p>
          </table:table-cell>
          <table:table-cell office:value-type="float" office:value="900.2363" calcext:value-type="float">
            <text:p>900.2363</text:p>
          </table:table-cell>
          <table:table-cell office:value-type="float" office:value="0" calcext:value-type="float">
            <text:p>0</text:p>
          </table:table-cell>
          <table:table-cell office:value-type="float" office:value="-0.03610703" calcext:value-type="float">
            <text:p>-0.03610703</text:p>
          </table:table-cell>
          <table:table-cell office:value-type="float" office:value="0.005349021" calcext:value-type="float">
            <text:p>0.00534902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16097" calcext:value-type="float">
            <text:p>-1.2160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227.3599" calcext:value-type="float">
            <text:p>227.3599</text:p>
          </table:table-cell>
          <table:table-cell office:value-type="float" office:value="17.6647" calcext:value-type="float">
            <text:p>17.6647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2.398" calcext:value-type="float">
            <text:p>1262.398</text:p>
          </table:table-cell>
          <table:table-cell office:value-type="float" office:value="177.4946" calcext:value-type="float">
            <text:p>177.4946</text:p>
          </table:table-cell>
          <table:table-cell office:value-type="float" office:value="0" calcext:value-type="float">
            <text:p>0</text:p>
          </table:table-cell>
          <table:table-cell office:value-type="float" office:value="0.2568304" calcext:value-type="float">
            <text:p>0.2568304</text:p>
          </table:table-cell>
          <table:table-cell office:value-type="float" office:value="0.2748039" calcext:value-type="float">
            <text:p>0.2748039</text:p>
          </table:table-cell>
          <table:table-cell office:value-type="float" office:value="0.2891392" calcext:value-type="float">
            <text:p>0.2891392</text:p>
          </table:table-cell>
          <table:table-cell office:value-type="float" office:value="0.3008302" calcext:value-type="float">
            <text:p>0.3008302</text:p>
          </table:table-cell>
          <table:table-cell office:value-type="float" office:value="0.3065296" calcext:value-type="float">
            <text:p>0.3065296</text:p>
          </table:table-cell>
          <table:table-cell office:value-type="float" office:value="0.3105989" calcext:value-type="float">
            <text:p>0.3105989</text:p>
          </table:table-cell>
          <table:table-cell office:value-type="float" office:value="0.3605908" calcext:value-type="float">
            <text:p>0.3605908</text:p>
          </table:table-cell>
          <table:table-cell office:value-type="float" office:value="0.3721107" calcext:value-type="float">
            <text:p>0.3721107</text:p>
          </table:table-cell>
          <table:table-cell office:value-type="float" office:value="0.3918918" calcext:value-type="float">
            <text:p>0.3918918</text:p>
          </table:table-cell>
          <table:table-cell office:value-type="float" office:value="0.4163418" calcext:value-type="float">
            <text:p>0.4163418</text:p>
          </table:table-cell>
          <table:table-cell office:value-type="float" office:value="0.5107114" calcext:value-type="float">
            <text:p>0.5107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4044989" calcext:value-type="float">
            <text:p>4.044989E-09</text:p>
          </table:table-cell>
          <table:table-cell office:value-type="float" office:value="0.00000000000004401737" calcext:value-type="float">
            <text:p>4.401737E-14</text:p>
          </table:table-cell>
          <table:table-cell office:value-type="float" office:value="9.975465E-016" calcext:value-type="float">
            <text:p>9.975465E-16</text:p>
          </table:table-cell>
          <table:table-cell office:value-type="float" office:value="9.766297E-016" calcext:value-type="float">
            <text:p>9.766297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363755" calcext:value-type="float">
            <text:p>-0.05363755</text:p>
          </table:table-cell>
          <table:table-cell office:value-type="float" office:value="-0.03481955" calcext:value-type="float">
            <text:p>-0.03481955</text:p>
          </table:table-cell>
          <table:table-cell office:value-type="float" office:value="-0.02456036" calcext:value-type="float">
            <text:p>-0.02456036</text:p>
          </table:table-cell>
          <table:table-cell office:value-type="float" office:value="-0.01868787" calcext:value-type="float">
            <text:p>-0.01868787</text:p>
          </table:table-cell>
          <table:table-cell office:value-type="float" office:value="-0.01642237" calcext:value-type="float">
            <text:p>-0.01642237</text:p>
          </table:table-cell>
          <table:table-cell office:value-type="float" office:value="-0.01498592" calcext:value-type="float">
            <text:p>-0.01498592</text:p>
          </table:table-cell>
          <table:table-cell office:value-type="float" office:value="-0.01273443" calcext:value-type="float">
            <text:p>-0.01273443</text:p>
          </table:table-cell>
          <table:table-cell office:value-type="float" office:value="-0.01040988" calcext:value-type="float">
            <text:p>-0.01040988</text:p>
          </table:table-cell>
          <table:table-cell office:value-type="float" office:value="-0.006348166" calcext:value-type="float">
            <text:p>-0.006348166</text:p>
          </table:table-cell>
          <table:table-cell office:value-type="float" office:value="-0.00356135" calcext:value-type="float">
            <text:p>-0.00356135</text:p>
          </table:table-cell>
          <table:table-cell office:value-type="float" office:value="905.1163" calcext:value-type="float">
            <text:p>905.1163</text:p>
          </table:table-cell>
          <table:table-cell office:value-type="float" office:value="0" calcext:value-type="float">
            <text:p>0</text:p>
          </table:table-cell>
          <table:table-cell office:value-type="float" office:value="-0.06633113" calcext:value-type="float">
            <text:p>-0.06633113</text:p>
          </table:table-cell>
          <table:table-cell office:value-type="float" office:value="0.005214848" calcext:value-type="float">
            <text:p>0.00521484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1.217355" calcext:value-type="float">
            <text:p>-1.2173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227.3599" calcext:value-type="float">
            <text:p>227.3599</text:p>
          </table:table-cell>
          <table:table-cell office:value-type="float" office:value="18.89943" calcext:value-type="float">
            <text:p>18.8994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0.216" calcext:value-type="float">
            <text:p>1260.216</text:p>
          </table:table-cell>
          <table:table-cell office:value-type="float" office:value="178.4412" calcext:value-type="float">
            <text:p>178.4412</text:p>
          </table:table-cell>
          <table:table-cell office:value-type="float" office:value="0" calcext:value-type="float">
            <text:p>0</text:p>
          </table:table-cell>
          <table:table-cell office:value-type="float" office:value="0.2488526" calcext:value-type="float">
            <text:p>0.2488526</text:p>
          </table:table-cell>
          <table:table-cell office:value-type="float" office:value="0.2669405" calcext:value-type="float">
            <text:p>0.2669405</text:p>
          </table:table-cell>
          <table:table-cell office:value-type="float" office:value="0.282674" calcext:value-type="float">
            <text:p>0.282674</text:p>
          </table:table-cell>
          <table:table-cell office:value-type="float" office:value="0.2954565" calcext:value-type="float">
            <text:p>0.2954565</text:p>
          </table:table-cell>
          <table:table-cell office:value-type="float" office:value="0.3022608" calcext:value-type="float">
            <text:p>0.3022608</text:p>
          </table:table-cell>
          <table:table-cell office:value-type="float" office:value="0.3066002" calcext:value-type="float">
            <text:p>0.3066002</text:p>
          </table:table-cell>
          <table:table-cell office:value-type="float" office:value="0.357147" calcext:value-type="float">
            <text:p>0.357147</text:p>
          </table:table-cell>
          <table:table-cell office:value-type="float" office:value="0.3702365" calcext:value-type="float">
            <text:p>0.3702365</text:p>
          </table:table-cell>
          <table:table-cell office:value-type="float" office:value="0.3912893" calcext:value-type="float">
            <text:p>0.3912893</text:p>
          </table:table-cell>
          <table:table-cell office:value-type="float" office:value="0.4160884" calcext:value-type="float">
            <text:p>0.4160884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2776364" calcext:value-type="float">
            <text:p>2.776364E-10</text:p>
          </table:table-cell>
          <table:table-cell office:value-type="float" office:value="5.359581E-015" calcext:value-type="float">
            <text:p>5.359581E-15</text:p>
          </table:table-cell>
          <table:table-cell office:value-type="float" office:value="9.975404E-016" calcext:value-type="float">
            <text:p>9.975404E-16</text:p>
          </table:table-cell>
          <table:table-cell office:value-type="float" office:value="9.766299E-016" calcext:value-type="float">
            <text:p>9.766299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514185" calcext:value-type="float">
            <text:p>-0.06514185</text:p>
          </table:table-cell>
          <table:table-cell office:value-type="float" office:value="-0.0415041" calcext:value-type="float">
            <text:p>-0.0415041</text:p>
          </table:table-cell>
          <table:table-cell office:value-type="float" office:value="-0.02876478" calcext:value-type="float">
            <text:p>-0.02876478</text:p>
          </table:table-cell>
          <table:table-cell office:value-type="float" office:value="-0.02119073" calcext:value-type="float">
            <text:p>-0.02119073</text:p>
          </table:table-cell>
          <table:table-cell office:value-type="float" office:value="-0.01810613" calcext:value-type="float">
            <text:p>-0.01810613</text:p>
          </table:table-cell>
          <table:table-cell office:value-type="float" office:value="-0.01640035" calcext:value-type="float">
            <text:p>-0.01640035</text:p>
          </table:table-cell>
          <table:table-cell office:value-type="float" office:value="-0.01397425" calcext:value-type="float">
            <text:p>-0.01397425</text:p>
          </table:table-cell>
          <table:table-cell office:value-type="float" office:value="-0.01092752" calcext:value-type="float">
            <text:p>-0.01092752</text:p>
          </table:table-cell>
          <table:table-cell office:value-type="float" office:value="-0.006442535" calcext:value-type="float">
            <text:p>-0.006442535</text:p>
          </table:table-cell>
          <table:table-cell office:value-type="float" office:value="-0.003582191" calcext:value-type="float">
            <text:p>-0.003582191</text:p>
          </table:table-cell>
          <table:table-cell office:value-type="float" office:value="909.4103" calcext:value-type="float">
            <text:p>909.4103</text:p>
          </table:table-cell>
          <table:table-cell office:value-type="float" office:value="0" calcext:value-type="float">
            <text:p>0</text:p>
          </table:table-cell>
          <table:table-cell office:value-type="float" office:value="-0.07988324" calcext:value-type="float">
            <text:p>-0.07988324</text:p>
          </table:table-cell>
          <table:table-cell office:value-type="float" office:value="0.005073159" calcext:value-type="float">
            <text:p>0.00507315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1.218536" calcext:value-type="float">
            <text:p>-1.2185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227.3599" calcext:value-type="float">
            <text:p>227.3599</text:p>
          </table:table-cell>
          <table:table-cell office:value-type="float" office:value="19.63979" calcext:value-type="float">
            <text:p>19.63979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8.833" calcext:value-type="float">
            <text:p>1258.833</text:p>
          </table:table-cell>
          <table:table-cell office:value-type="float" office:value="179.0837" calcext:value-type="float">
            <text:p>179.0837</text:p>
          </table:table-cell>
          <table:table-cell office:value-type="float" office:value="0" calcext:value-type="float">
            <text:p>0</text:p>
          </table:table-cell>
          <table:table-cell office:value-type="float" office:value="0.2541559" calcext:value-type="float">
            <text:p>0.2541559</text:p>
          </table:table-cell>
          <table:table-cell office:value-type="float" office:value="0.2659913" calcext:value-type="float">
            <text:p>0.2659913</text:p>
          </table:table-cell>
          <table:table-cell office:value-type="float" office:value="0.2794028" calcext:value-type="float">
            <text:p>0.2794028</text:p>
          </table:table-cell>
          <table:table-cell office:value-type="float" office:value="0.2917147" calcext:value-type="float">
            <text:p>0.2917147</text:p>
          </table:table-cell>
          <table:table-cell office:value-type="float" office:value="0.2991653" calcext:value-type="float">
            <text:p>0.2991653</text:p>
          </table:table-cell>
          <table:table-cell office:value-type="float" office:value="0.3040333" calcext:value-type="float">
            <text:p>0.3040333</text:p>
          </table:table-cell>
          <table:table-cell office:value-type="float" office:value="0.3547826" calcext:value-type="float">
            <text:p>0.3547826</text:p>
          </table:table-cell>
          <table:table-cell office:value-type="float" office:value="0.3685675" calcext:value-type="float">
            <text:p>0.3685675</text:p>
          </table:table-cell>
          <table:table-cell office:value-type="float" office:value="0.3907031" calcext:value-type="float">
            <text:p>0.3907031</text:p>
          </table:table-cell>
          <table:table-cell office:value-type="float" office:value="0.4158497" calcext:value-type="float">
            <text:p>0.415849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537415" calcext:value-type="float">
            <text:p>1.537415E-11</text:p>
          </table:table-cell>
          <table:table-cell office:value-type="float" office:value="1.960639E-015" calcext:value-type="float">
            <text:p>1.960639E-15</text:p>
          </table:table-cell>
          <table:table-cell office:value-type="float" office:value="9.975342E-016" calcext:value-type="float">
            <text:p>9.975342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665545" calcext:value-type="float">
            <text:p>-0.05665545</text:p>
          </table:table-cell>
          <table:table-cell office:value-type="float" office:value="-0.0424717" calcext:value-type="float">
            <text:p>-0.0424717</text:p>
          </table:table-cell>
          <table:table-cell office:value-type="float" office:value="-0.03119837" calcext:value-type="float">
            <text:p>-0.03119837</text:p>
          </table:table-cell>
          <table:table-cell office:value-type="float" office:value="-0.02314587" calcext:value-type="float">
            <text:p>-0.02314587</text:p>
          </table:table-cell>
          <table:table-cell office:value-type="float" office:value="-0.01944584" calcext:value-type="float">
            <text:p>-0.01944584</text:p>
          </table:table-cell>
          <table:table-cell office:value-type="float" office:value="-0.01739108" calcext:value-type="float">
            <text:p>-0.01739108</text:p>
          </table:table-cell>
          <table:table-cell office:value-type="float" office:value="-0.01490142" calcext:value-type="float">
            <text:p>-0.01490142</text:p>
          </table:table-cell>
          <table:table-cell office:value-type="float" office:value="-0.01141265" calcext:value-type="float">
            <text:p>-0.01141265</text:p>
          </table:table-cell>
          <table:table-cell office:value-type="float" office:value="-0.006535838" calcext:value-type="float">
            <text:p>-0.006535838</text:p>
          </table:table-cell>
          <table:table-cell office:value-type="float" office:value="-0.003601947" calcext:value-type="float">
            <text:p>-0.003601947</text:p>
          </table:table-cell>
          <table:table-cell office:value-type="float" office:value="913.429" calcext:value-type="float">
            <text:p>913.429</text:p>
          </table:table-cell>
          <table:table-cell office:value-type="float" office:value="0" calcext:value-type="float">
            <text:p>0</text:p>
          </table:table-cell>
          <table:table-cell office:value-type="float" office:value="-0.06356235" calcext:value-type="float">
            <text:p>-0.06356235</text:p>
          </table:table-cell>
          <table:table-cell office:value-type="float" office:value="0.004920132" calcext:value-type="float">
            <text:p>0.00492013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1.219648" calcext:value-type="float">
            <text:p>-1.2196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227.3599" calcext:value-type="float">
            <text:p>227.3599</text:p>
          </table:table-cell>
          <table:table-cell office:value-type="float" office:value="21.53412" calcext:value-type="float">
            <text:p>21.53412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6.459" calcext:value-type="float">
            <text:p>1256.459</text:p>
          </table:table-cell>
          <table:table-cell office:value-type="float" office:value="179.5628" calcext:value-type="float">
            <text:p>179.5628</text:p>
          </table:table-cell>
          <table:table-cell office:value-type="float" office:value="0" calcext:value-type="float">
            <text:p>0</text:p>
          </table:table-cell>
          <table:table-cell office:value-type="float" office:value="0.159457" calcext:value-type="float">
            <text:p>0.159457</text:p>
          </table:table-cell>
          <table:table-cell office:value-type="float" office:value="0.2699943" calcext:value-type="float">
            <text:p>0.2699943</text:p>
          </table:table-cell>
          <table:table-cell office:value-type="float" office:value="0.2774912" calcext:value-type="float">
            <text:p>0.2774912</text:p>
          </table:table-cell>
          <table:table-cell office:value-type="float" office:value="0.2891172" calcext:value-type="float">
            <text:p>0.2891172</text:p>
          </table:table-cell>
          <table:table-cell office:value-type="float" office:value="0.2966111" calcext:value-type="float">
            <text:p>0.2966111</text:p>
          </table:table-cell>
          <table:table-cell office:value-type="float" office:value="0.3019115" calcext:value-type="float">
            <text:p>0.3019115</text:p>
          </table:table-cell>
          <table:table-cell office:value-type="float" office:value="0.3530715" calcext:value-type="float">
            <text:p>0.3530715</text:p>
          </table:table-cell>
          <table:table-cell office:value-type="float" office:value="0.3671107" calcext:value-type="float">
            <text:p>0.3671107</text:p>
          </table:table-cell>
          <table:table-cell office:value-type="float" office:value="0.3901789" calcext:value-type="float">
            <text:p>0.3901789</text:p>
          </table:table-cell>
          <table:table-cell office:value-type="float" office:value="0.4156244" calcext:value-type="float">
            <text:p>0.415624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2337392" calcext:value-type="float">
            <text:p>2.337392E-12</text:p>
          </table:table-cell>
          <table:table-cell office:value-type="float" office:value="1.960614E-015" calcext:value-type="float">
            <text:p>1.960614E-15</text:p>
          </table:table-cell>
          <table:table-cell office:value-type="float" office:value="9.975286E-016" calcext:value-type="float">
            <text:p>9.975286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545687" calcext:value-type="float">
            <text:p>-0.9545687</text:p>
          </table:table-cell>
          <table:table-cell office:value-type="float" office:value="-0.03888445" calcext:value-type="float">
            <text:p>-0.03888445</text:p>
          </table:table-cell>
          <table:table-cell office:value-type="float" office:value="-0.0327711" calcext:value-type="float">
            <text:p>-0.0327711</text:p>
          </table:table-cell>
          <table:table-cell office:value-type="float" office:value="-0.02464006" calcext:value-type="float">
            <text:p>-0.02464006</text:p>
          </table:table-cell>
          <table:table-cell office:value-type="float" office:value="-0.02064425" calcext:value-type="float">
            <text:p>-0.02064425</text:p>
          </table:table-cell>
          <table:table-cell office:value-type="float" office:value="-0.01825022" calcext:value-type="float">
            <text:p>-0.01825022</text:p>
          </table:table-cell>
          <table:table-cell office:value-type="float" office:value="-0.0156135" calcext:value-type="float">
            <text:p>-0.0156135</text:p>
          </table:table-cell>
          <table:table-cell office:value-type="float" office:value="-0.01185576" calcext:value-type="float">
            <text:p>-0.01185576</text:p>
          </table:table-cell>
          <table:table-cell office:value-type="float" office:value="-0.006620762" calcext:value-type="float">
            <text:p>-0.006620762</text:p>
          </table:table-cell>
          <table:table-cell office:value-type="float" office:value="-0.003620706" calcext:value-type="float">
            <text:p>-0.003620706</text:p>
          </table:table-cell>
          <table:table-cell office:value-type="float" office:value="917.3111" calcext:value-type="float">
            <text:p>917.3111</text:p>
          </table:table-cell>
          <table:table-cell office:value-type="float" office:value="0" calcext:value-type="float">
            <text:p>0</text:p>
          </table:table-cell>
          <table:table-cell office:value-type="float" office:value="-3.094371" calcext:value-type="float">
            <text:p>-3.094371</text:p>
          </table:table-cell>
          <table:table-cell office:value-type="float" office:value="0.00485572" calcext:value-type="float">
            <text:p>0.0048557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1.220699" calcext:value-type="float">
            <text:p>-1.2206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232.5598" calcext:value-type="float">
            <text:p>232.5598</text:p>
          </table:table-cell>
          <table:table-cell office:value-type="float" office:value="21.70241" calcext:value-type="float">
            <text:p>21.70241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1.097" calcext:value-type="float">
            <text:p>1261.097</text:p>
          </table:table-cell>
          <table:table-cell office:value-type="float" office:value="179.9571" calcext:value-type="float">
            <text:p>179.9571</text:p>
          </table:table-cell>
          <table:table-cell office:value-type="float" office:value="0" calcext:value-type="float">
            <text:p>0</text:p>
          </table:table-cell>
          <table:table-cell office:value-type="float" office:value="0.3586017" calcext:value-type="float">
            <text:p>0.3586017</text:p>
          </table:table-cell>
          <table:table-cell office:value-type="float" office:value="0.3579372" calcext:value-type="float">
            <text:p>0.3579372</text:p>
          </table:table-cell>
          <table:table-cell office:value-type="float" office:value="0.3039522" calcext:value-type="float">
            <text:p>0.3039522</text:p>
          </table:table-cell>
          <table:table-cell office:value-type="float" office:value="0.291542" calcext:value-type="float">
            <text:p>0.291542</text:p>
          </table:table-cell>
          <table:table-cell office:value-type="float" office:value="0.2953085" calcext:value-type="float">
            <text:p>0.2953085</text:p>
          </table:table-cell>
          <table:table-cell office:value-type="float" office:value="0.29989" calcext:value-type="float">
            <text:p>0.29989</text:p>
          </table:table-cell>
          <table:table-cell office:value-type="float" office:value="0.3520881" calcext:value-type="float">
            <text:p>0.3520881</text:p>
          </table:table-cell>
          <table:table-cell office:value-type="float" office:value="0.365902" calcext:value-type="float">
            <text:p>0.365902</text:p>
          </table:table-cell>
          <table:table-cell office:value-type="float" office:value="0.3897562" calcext:value-type="float">
            <text:p>0.3897562</text:p>
          </table:table-cell>
          <table:table-cell office:value-type="float" office:value="0.4154151" calcext:value-type="float">
            <text:p>0.415415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3729507" calcext:value-type="float">
            <text:p>3.729507E-13</text:p>
          </table:table-cell>
          <table:table-cell office:value-type="float" office:value="1.96159E-015" calcext:value-type="float">
            <text:p>1.96159E-15</text:p>
          </table:table-cell>
          <table:table-cell office:value-type="float" office:value="9.975237E-016" calcext:value-type="float">
            <text:p>9.975237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327832" calcext:value-type="float">
            <text:p>-0.005327832</text:p>
          </table:table-cell>
          <table:table-cell office:value-type="float" office:value="-0.005388322" calcext:value-type="float">
            <text:p>-0.005388322</text:p>
          </table:table-cell>
          <table:table-cell office:value-type="float" office:value="-0.01774863" calcext:value-type="float">
            <text:p>-0.01774863</text:p>
          </table:table-cell>
          <table:table-cell office:value-type="float" office:value="-0.02339716" calcext:value-type="float">
            <text:p>-0.02339716</text:p>
          </table:table-cell>
          <table:table-cell office:value-type="float" office:value="-0.02129901" calcext:value-type="float">
            <text:p>-0.02129901</text:p>
          </table:table-cell>
          <table:table-cell office:value-type="float" office:value="-0.01912715" calcext:value-type="float">
            <text:p>-0.01912715</text:p>
          </table:table-cell>
          <table:table-cell office:value-type="float" office:value="-0.01603715" calcext:value-type="float">
            <text:p>-0.01603715</text:p>
          </table:table-cell>
          <table:table-cell office:value-type="float" office:value="-0.01223802" calcext:value-type="float">
            <text:p>-0.01223802</text:p>
          </table:table-cell>
          <table:table-cell office:value-type="float" office:value="-0.006689967" calcext:value-type="float">
            <text:p>-0.006689967</text:p>
          </table:table-cell>
          <table:table-cell office:value-type="float" office:value="-0.003638228" calcext:value-type="float">
            <text:p>-0.003638228</text:p>
          </table:table-cell>
          <table:table-cell office:value-type="float" office:value="921.1154" calcext:value-type="float">
            <text:p>921.1154</text:p>
          </table:table-cell>
          <table:table-cell office:value-type="float" office:value="0" calcext:value-type="float">
            <text:p>0</text:p>
          </table:table-cell>
          <table:table-cell office:value-type="float" office:value="-0.005391537" calcext:value-type="float">
            <text:p>-0.005391537</text:p>
          </table:table-cell>
          <table:table-cell office:value-type="float" office:value="0.004784935" calcext:value-type="float">
            <text:p>0.00478493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1.221674" calcext:value-type="float">
            <text:p>-1.2216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232.5598" calcext:value-type="float">
            <text:p>232.5598</text:p>
          </table:table-cell>
          <table:table-cell office:value-type="float" office:value="22.96884" calcext:value-type="float">
            <text:p>22.9688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9.519" calcext:value-type="float">
            <text:p>1259.519</text:p>
          </table:table-cell>
          <table:table-cell office:value-type="float" office:value="180.2679" calcext:value-type="float">
            <text:p>180.2679</text:p>
          </table:table-cell>
          <table:table-cell office:value-type="float" office:value="0" calcext:value-type="float">
            <text:p>0</text:p>
          </table:table-cell>
          <table:table-cell office:value-type="float" office:value="0.2906976" calcext:value-type="float">
            <text:p>0.2906976</text:p>
          </table:table-cell>
          <table:table-cell office:value-type="float" office:value="0.2934003" calcext:value-type="float">
            <text:p>0.2934003</text:p>
          </table:table-cell>
          <table:table-cell office:value-type="float" office:value="0.2991534" calcext:value-type="float">
            <text:p>0.2991534</text:p>
          </table:table-cell>
          <table:table-cell office:value-type="float" office:value="0.3018756" calcext:value-type="float">
            <text:p>0.3018756</text:p>
          </table:table-cell>
          <table:table-cell office:value-type="float" office:value="0.3014497" calcext:value-type="float">
            <text:p>0.3014497</text:p>
          </table:table-cell>
          <table:table-cell office:value-type="float" office:value="0.3020523" calcext:value-type="float">
            <text:p>0.3020523</text:p>
          </table:table-cell>
          <table:table-cell office:value-type="float" office:value="0.3511403" calcext:value-type="float">
            <text:p>0.3511403</text:p>
          </table:table-cell>
          <table:table-cell office:value-type="float" office:value="0.3648983" calcext:value-type="float">
            <text:p>0.3648983</text:p>
          </table:table-cell>
          <table:table-cell office:value-type="float" office:value="0.389359" calcext:value-type="float">
            <text:p>0.389359</text:p>
          </table:table-cell>
          <table:table-cell office:value-type="float" office:value="0.4152218" calcext:value-type="float">
            <text:p>0.4152218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5644144" calcext:value-type="float">
            <text:p>5.644144E-14</text:p>
          </table:table-cell>
          <table:table-cell office:value-type="float" office:value="1.961562E-015" calcext:value-type="float">
            <text:p>1.961562E-15</text:p>
          </table:table-cell>
          <table:table-cell office:value-type="float" office:value="9.975179E-016" calcext:value-type="float">
            <text:p>9.975179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86551" calcext:value-type="float">
            <text:p>-0.02386551</text:p>
          </table:table-cell>
          <table:table-cell office:value-type="float" office:value="-0.02227699" calcext:value-type="float">
            <text:p>-0.02227699</text:p>
          </table:table-cell>
          <table:table-cell office:value-type="float" office:value="-0.01941174" calcext:value-type="float">
            <text:p>-0.01941174</text:p>
          </table:table-cell>
          <table:table-cell office:value-type="float" office:value="-0.01825647" calcext:value-type="float">
            <text:p>-0.01825647</text:p>
          </table:table-cell>
          <table:table-cell office:value-type="float" office:value="-0.01846979" calcext:value-type="float">
            <text:p>-0.01846979</text:p>
          </table:table-cell>
          <table:table-cell office:value-type="float" office:value="-0.01821692" calcext:value-type="float">
            <text:p>-0.01821692</text:p>
          </table:table-cell>
          <table:table-cell office:value-type="float" office:value="-0.01646808" calcext:value-type="float">
            <text:p>-0.01646808</text:p>
          </table:table-cell>
          <table:table-cell office:value-type="float" office:value="-0.01256575" calcext:value-type="float">
            <text:p>-0.01256575</text:p>
          </table:table-cell>
          <table:table-cell office:value-type="float" office:value="-0.006755744" calcext:value-type="float">
            <text:p>-0.006755744</text:p>
          </table:table-cell>
          <table:table-cell office:value-type="float" office:value="-0.003654506" calcext:value-type="float">
            <text:p>-0.003654506</text:p>
          </table:table-cell>
          <table:table-cell office:value-type="float" office:value="924.8652" calcext:value-type="float">
            <text:p>924.8652</text:p>
          </table:table-cell>
          <table:table-cell office:value-type="float" office:value="0" calcext:value-type="float">
            <text:p>0</text:p>
          </table:table-cell>
          <table:table-cell office:value-type="float" office:value="-0.02441851" calcext:value-type="float">
            <text:p>-0.02441851</text:p>
          </table:table-cell>
          <table:table-cell office:value-type="float" office:value="0.004681916" calcext:value-type="float">
            <text:p>0.00468191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1.222576" calcext:value-type="float">
            <text:p>-1.2225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232.5598" calcext:value-type="float">
            <text:p>232.5598</text:p>
          </table:table-cell>
          <table:table-cell office:value-type="float" office:value="24.70501" calcext:value-type="float">
            <text:p>24.70501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7.53" calcext:value-type="float">
            <text:p>1257.53</text:p>
          </table:table-cell>
          <table:table-cell office:value-type="float" office:value="180.5203" calcext:value-type="float">
            <text:p>180.5203</text:p>
          </table:table-cell>
          <table:table-cell office:value-type="float" office:value="0" calcext:value-type="float">
            <text:p>0</text:p>
          </table:table-cell>
          <table:table-cell office:value-type="float" office:value="0.250025" calcext:value-type="float">
            <text:p>0.250025</text:p>
          </table:table-cell>
          <table:table-cell office:value-type="float" office:value="0.2729295" calcext:value-type="float">
            <text:p>0.2729295</text:p>
          </table:table-cell>
          <table:table-cell office:value-type="float" office:value="0.2877917" calcext:value-type="float">
            <text:p>0.2877917</text:p>
          </table:table-cell>
          <table:table-cell office:value-type="float" office:value="0.2971961" calcext:value-type="float">
            <text:p>0.2971961</text:p>
          </table:table-cell>
          <table:table-cell office:value-type="float" office:value="0.3009646" calcext:value-type="float">
            <text:p>0.3009646</text:p>
          </table:table-cell>
          <table:table-cell office:value-type="float" office:value="0.3032176" calcext:value-type="float">
            <text:p>0.3032176</text:p>
          </table:table-cell>
          <table:table-cell office:value-type="float" office:value="0.3514133" calcext:value-type="float">
            <text:p>0.3514133</text:p>
          </table:table-cell>
          <table:table-cell office:value-type="float" office:value="0.3641391" calcext:value-type="float">
            <text:p>0.3641391</text:p>
          </table:table-cell>
          <table:table-cell office:value-type="float" office:value="0.3889937" calcext:value-type="float">
            <text:p>0.3889937</text:p>
          </table:table-cell>
          <table:table-cell office:value-type="float" office:value="0.4150427" calcext:value-type="float">
            <text:p>0.4150427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20566E-015" calcext:value-type="float">
            <text:p>8.320566E-15</text:p>
          </table:table-cell>
          <table:table-cell office:value-type="float" office:value="1.96154E-015" calcext:value-type="float">
            <text:p>1.96154E-15</text:p>
          </table:table-cell>
          <table:table-cell office:value-type="float" office:value="9.975126E-016" calcext:value-type="float">
            <text:p>9.975126E-16</text:p>
          </table:table-cell>
          <table:table-cell office:value-type="float" office:value="9.766295E-016" calcext:value-type="float">
            <text:p>9.766295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365017" calcext:value-type="float">
            <text:p>-0.06365017</text:p>
          </table:table-cell>
          <table:table-cell office:value-type="float" office:value="-0.03607627" calcext:value-type="float">
            <text:p>-0.03607627</text:p>
          </table:table-cell>
          <table:table-cell office:value-type="float" office:value="-0.02536703" calcext:value-type="float">
            <text:p>-0.02536703</text:p>
          </table:table-cell>
          <table:table-cell office:value-type="float" office:value="-0.0203377" calcext:value-type="float">
            <text:p>-0.0203377</text:p>
          </table:table-cell>
          <table:table-cell office:value-type="float" office:value="-0.01865828" calcext:value-type="float">
            <text:p>-0.01865828</text:p>
          </table:table-cell>
          <table:table-cell office:value-type="float" office:value="-0.0177229" calcext:value-type="float">
            <text:p>-0.0177229</text:p>
          </table:table-cell>
          <table:table-cell office:value-type="float" office:value="-0.01634596" calcext:value-type="float">
            <text:p>-0.01634596</text:p>
          </table:table-cell>
          <table:table-cell office:value-type="float" office:value="-0.01282052" calcext:value-type="float">
            <text:p>-0.01282052</text:p>
          </table:table-cell>
          <table:table-cell office:value-type="float" office:value="-0.006816884" calcext:value-type="float">
            <text:p>-0.006816884</text:p>
          </table:table-cell>
          <table:table-cell office:value-type="float" office:value="-0.003669647" calcext:value-type="float">
            <text:p>-0.003669647</text:p>
          </table:table-cell>
          <table:table-cell office:value-type="float" office:value="928.5761" calcext:value-type="float">
            <text:p>928.5761</text:p>
          </table:table-cell>
          <table:table-cell office:value-type="float" office:value="0" calcext:value-type="float">
            <text:p>0</text:p>
          </table:table-cell>
          <table:table-cell office:value-type="float" office:value="-0.08001979" calcext:value-type="float">
            <text:p>-0.08001979</text:p>
          </table:table-cell>
          <table:table-cell office:value-type="float" office:value="0.004589889" calcext:value-type="float">
            <text:p>0.00458988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1.22341" calcext:value-type="float">
            <text:p>-1.223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232.5598" calcext:value-type="float">
            <text:p>232.5598</text:p>
          </table:table-cell>
          <table:table-cell office:value-type="float" office:value="25.2284" calcext:value-type="float">
            <text:p>25.228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6.797" calcext:value-type="float">
            <text:p>1256.797</text:p>
          </table:table-cell>
          <table:table-cell office:value-type="float" office:value="180.7301" calcext:value-type="float">
            <text:p>180.7301</text:p>
          </table:table-cell>
          <table:table-cell office:value-type="float" office:value="0" calcext:value-type="float">
            <text:p>0</text:p>
          </table:table-cell>
          <table:table-cell office:value-type="float" office:value="0.2689545" calcext:value-type="float">
            <text:p>0.2689545</text:p>
          </table:table-cell>
          <table:table-cell office:value-type="float" office:value="0.2733237" calcext:value-type="float">
            <text:p>0.2733237</text:p>
          </table:table-cell>
          <table:table-cell office:value-type="float" office:value="0.2824621" calcext:value-type="float">
            <text:p>0.2824621</text:p>
          </table:table-cell>
          <table:table-cell office:value-type="float" office:value="0.2923771" calcext:value-type="float">
            <text:p>0.2923771</text:p>
          </table:table-cell>
          <table:table-cell office:value-type="float" office:value="0.2982284" calcext:value-type="float">
            <text:p>0.2982284</text:p>
          </table:table-cell>
          <table:table-cell office:value-type="float" office:value="0.3019341" calcext:value-type="float">
            <text:p>0.3019341</text:p>
          </table:table-cell>
          <table:table-cell office:value-type="float" office:value="0.3512799" calcext:value-type="float">
            <text:p>0.3512799</text:p>
          </table:table-cell>
          <table:table-cell office:value-type="float" office:value="0.3635874" calcext:value-type="float">
            <text:p>0.3635874</text:p>
          </table:table-cell>
          <table:table-cell office:value-type="float" office:value="0.3886676" calcext:value-type="float">
            <text:p>0.3886676</text:p>
          </table:table-cell>
          <table:table-cell office:value-type="float" office:value="0.4148772" calcext:value-type="float">
            <text:p>0.4148772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7604E-015" calcext:value-type="float">
            <text:p>2.867604E-15</text:p>
          </table:table-cell>
          <table:table-cell office:value-type="float" office:value="1.961514E-015" calcext:value-type="float">
            <text:p>1.961514E-15</text:p>
          </table:table-cell>
          <table:table-cell office:value-type="float" office:value="9.975075E-016" calcext:value-type="float">
            <text:p>9.975075E-16</text:p>
          </table:table-cell>
          <table:table-cell office:value-type="float" office:value="9.766295E-016" calcext:value-type="float">
            <text:p>9.766295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999998" calcext:value-type="float">
            <text:p>-0.03999998</text:p>
          </table:table-cell>
          <table:table-cell office:value-type="float" office:value="-0.03605797" calcext:value-type="float">
            <text:p>-0.03605797</text:p>
          </table:table-cell>
          <table:table-cell office:value-type="float" office:value="-0.02894671" calcext:value-type="float">
            <text:p>-0.02894671</text:p>
          </table:table-cell>
          <table:table-cell office:value-type="float" office:value="-0.02279184" calcext:value-type="float">
            <text:p>-0.02279184</text:p>
          </table:table-cell>
          <table:table-cell office:value-type="float" office:value="-0.01987581" calcext:value-type="float">
            <text:p>-0.01987581</text:p>
          </table:table-cell>
          <table:table-cell office:value-type="float" office:value="-0.01824587" calcext:value-type="float">
            <text:p>-0.01824587</text:p>
          </table:table-cell>
          <table:table-cell office:value-type="float" office:value="-0.01640288" calcext:value-type="float">
            <text:p>-0.01640288</text:p>
          </table:table-cell>
          <table:table-cell office:value-type="float" office:value="-0.01300905" calcext:value-type="float">
            <text:p>-0.01300905</text:p>
          </table:table-cell>
          <table:table-cell office:value-type="float" office:value="-0.006872001" calcext:value-type="float">
            <text:p>-0.006872001</text:p>
          </table:table-cell>
          <table:table-cell office:value-type="float" office:value="-0.003683704" calcext:value-type="float">
            <text:p>-0.003683704</text:p>
          </table:table-cell>
          <table:table-cell office:value-type="float" office:value="932.2575" calcext:value-type="float">
            <text:p>932.2575</text:p>
          </table:table-cell>
          <table:table-cell office:value-type="float" office:value="0" calcext:value-type="float">
            <text:p>0</text:p>
          </table:table-cell>
          <table:table-cell office:value-type="float" office:value="-0.04164839" calcext:value-type="float">
            <text:p>-0.04164839</text:p>
          </table:table-cell>
          <table:table-cell office:value-type="float" office:value="0.00452666" calcext:value-type="float">
            <text:p>0.0045266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1.224182" calcext:value-type="float">
            <text:p>-1.2241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247.4599" calcext:value-type="float">
            <text:p>247.4599</text:p>
          </table:table-cell>
          <table:table-cell office:value-type="float" office:value="25.47884" calcext:value-type="float">
            <text:p>25.4788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70.995" calcext:value-type="float">
            <text:p>1270.995</text:p>
          </table:table-cell>
          <table:table-cell office:value-type="float" office:value="181.1817" calcext:value-type="float">
            <text:p>181.1817</text:p>
          </table:table-cell>
          <table:table-cell office:value-type="float" office:value="0" calcext:value-type="float">
            <text:p>0</text:p>
          </table:table-cell>
          <table:table-cell office:value-type="float" office:value="0.5101132" calcext:value-type="float">
            <text:p>0.5101132</text:p>
          </table:table-cell>
          <table:table-cell office:value-type="float" office:value="0.4738419" calcext:value-type="float">
            <text:p>0.4738419</text:p>
          </table:table-cell>
          <table:table-cell office:value-type="float" office:value="0.4339298" calcext:value-type="float">
            <text:p>0.4339298</text:p>
          </table:table-cell>
          <table:table-cell office:value-type="float" office:value="0.3058531" calcext:value-type="float">
            <text:p>0.3058531</text:p>
          </table:table-cell>
          <table:table-cell office:value-type="float" office:value="0.2974587" calcext:value-type="float">
            <text:p>0.2974587</text:p>
          </table:table-cell>
          <table:table-cell office:value-type="float" office:value="0.3007428" calcext:value-type="float">
            <text:p>0.3007428</text:p>
          </table:table-cell>
          <table:table-cell office:value-type="float" office:value="0.3612874" calcext:value-type="float">
            <text:p>0.3612874</text:p>
          </table:table-cell>
          <table:table-cell office:value-type="float" office:value="0.3630924" calcext:value-type="float">
            <text:p>0.3630924</text:p>
          </table:table-cell>
          <table:table-cell office:value-type="float" office:value="0.3882177" calcext:value-type="float">
            <text:p>0.3882177</text:p>
          </table:table-cell>
          <table:table-cell office:value-type="float" office:value="0.4144592" calcext:value-type="float">
            <text:p>0.4144592</text:p>
          </table:table-cell>
          <table:table-cell office:value-type="float" office:value="0.5106059" calcext:value-type="float">
            <text:p>0.510605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1627152" calcext:value-type="float">
            <text:p>0.0001627152</text:p>
          </table:table-cell>
          <table:table-cell office:value-type="float" office:value="1.986712E-015" calcext:value-type="float">
            <text:p>1.986712E-15</text:p>
          </table:table-cell>
          <table:table-cell office:value-type="float" office:value="1.961502E-015" calcext:value-type="float">
            <text:p>1.961502E-15</text:p>
          </table:table-cell>
          <table:table-cell office:value-type="float" office:value="9.975028E-016" calcext:value-type="float">
            <text:p>9.975028E-16</text:p>
          </table:table-cell>
          <table:table-cell office:value-type="float" office:value="9.766295E-016" calcext:value-type="float">
            <text:p>9.766295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029083" calcext:value-type="float">
            <text:p>-0.0005029083</text:p>
          </table:table-cell>
          <table:table-cell office:value-type="float" office:value="-0.0007948177" calcext:value-type="float">
            <text:p>-0.0007948177</text:p>
          </table:table-cell>
          <table:table-cell office:value-type="float" office:value="-0.001691375" calcext:value-type="float">
            <text:p>-0.001691375</text:p>
          </table:table-cell>
          <table:table-cell office:value-type="float" office:value="-0.0172715" calcext:value-type="float">
            <text:p>-0.0172715</text:p>
          </table:table-cell>
          <table:table-cell office:value-type="float" office:value="-0.0203349" calcext:value-type="float">
            <text:p>-0.0203349</text:p>
          </table:table-cell>
          <table:table-cell office:value-type="float" office:value="-0.0188108" calcext:value-type="float">
            <text:p>-0.0188108</text:p>
          </table:table-cell>
          <table:table-cell office:value-type="float" office:value="-0.01309498" calcext:value-type="float">
            <text:p>-0.01309498</text:p>
          </table:table-cell>
          <table:table-cell office:value-type="float" office:value="-0.01317825" calcext:value-type="float">
            <text:p>-0.01317825</text:p>
          </table:table-cell>
          <table:table-cell office:value-type="float" office:value="-0.006944246" calcext:value-type="float">
            <text:p>-0.006944246</text:p>
          </table:table-cell>
          <table:table-cell office:value-type="float" office:value="-0.003715649" calcext:value-type="float">
            <text:p>-0.003715649</text:p>
          </table:table-cell>
          <table:table-cell office:value-type="float" office:value="936.2758" calcext:value-type="float">
            <text:p>936.275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615873" calcext:value-type="float">
            <text:p>0.00461587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1627105" calcext:value-type="float">
            <text:p>0.00016271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263.4597" calcext:value-type="float">
            <text:p>263.4597</text:p>
          </table:table-cell>
          <table:table-cell office:value-type="float" office:value="25.58323" calcext:value-type="float">
            <text:p>25.5832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81.458" calcext:value-type="float">
            <text:p>1281.458</text:p>
          </table:table-cell>
          <table:table-cell office:value-type="float" office:value="186.6149" calcext:value-type="float">
            <text:p>186.6149</text:p>
          </table:table-cell>
          <table:table-cell office:value-type="float" office:value="0" calcext:value-type="float">
            <text:p>0</text:p>
          </table:table-cell>
          <table:table-cell office:value-type="float" office:value="0.3759866" calcext:value-type="float">
            <text:p>0.3759866</text:p>
          </table:table-cell>
          <table:table-cell office:value-type="float" office:value="0.3777858" calcext:value-type="float">
            <text:p>0.3777858</text:p>
          </table:table-cell>
          <table:table-cell office:value-type="float" office:value="0.382246" calcext:value-type="float">
            <text:p>0.382246</text:p>
          </table:table-cell>
          <table:table-cell office:value-type="float" office:value="0.3893106" calcext:value-type="float">
            <text:p>0.3893106</text:p>
          </table:table-cell>
          <table:table-cell office:value-type="float" office:value="0.3969162" calcext:value-type="float">
            <text:p>0.3969162</text:p>
          </table:table-cell>
          <table:table-cell office:value-type="float" office:value="0.4054064" calcext:value-type="float">
            <text:p>0.4054064</text:p>
          </table:table-cell>
          <table:table-cell office:value-type="float" office:value="0.3816586" calcext:value-type="float">
            <text:p>0.3816586</text:p>
          </table:table-cell>
          <table:table-cell office:value-type="float" office:value="0.3641908" calcext:value-type="float">
            <text:p>0.3641908</text:p>
          </table:table-cell>
          <table:table-cell office:value-type="float" office:value="0.3880728" calcext:value-type="float">
            <text:p>0.3880728</text:p>
          </table:table-cell>
          <table:table-cell office:value-type="float" office:value="0.4142106" calcext:value-type="float">
            <text:p>0.414210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804E-015" calcext:value-type="float">
            <text:p>1.985804E-15</text:p>
          </table:table-cell>
          <table:table-cell office:value-type="float" office:value="1.961492E-015" calcext:value-type="float">
            <text:p>1.961492E-15</text:p>
          </table:table-cell>
          <table:table-cell office:value-type="float" office:value="9.974986E-016" calcext:value-type="float">
            <text:p>9.974986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944644" calcext:value-type="float">
            <text:p>-0.003944644</text:p>
          </table:table-cell>
          <table:table-cell office:value-type="float" office:value="-0.003827731" calcext:value-type="float">
            <text:p>-0.003827731</text:p>
          </table:table-cell>
          <table:table-cell office:value-type="float" office:value="-0.003529413" calcext:value-type="float">
            <text:p>-0.003529413</text:p>
          </table:table-cell>
          <table:table-cell office:value-type="float" office:value="-0.003113661" calcext:value-type="float">
            <text:p>-0.003113661</text:p>
          </table:table-cell>
          <table:table-cell office:value-type="float" office:value="-0.002723853" calcext:value-type="float">
            <text:p>-0.002723853</text:p>
          </table:table-cell>
          <table:table-cell office:value-type="float" office:value="-0.002345322" calcext:value-type="float">
            <text:p>-0.002345322</text:p>
          </table:table-cell>
          <table:table-cell office:value-type="float" office:value="-0.007454182" calcext:value-type="float">
            <text:p>-0.007454182</text:p>
          </table:table-cell>
          <table:table-cell office:value-type="float" office:value="-0.01281315" calcext:value-type="float">
            <text:p>-0.01281315</text:p>
          </table:table-cell>
          <table:table-cell office:value-type="float" office:value="-0.006974171" calcext:value-type="float">
            <text:p>-0.006974171</text:p>
          </table:table-cell>
          <table:table-cell office:value-type="float" office:value="-0.003740929" calcext:value-type="float">
            <text:p>-0.003740929</text:p>
          </table:table-cell>
          <table:table-cell office:value-type="float" office:value="945.3303" calcext:value-type="float">
            <text:p>945.3303</text:p>
          </table:table-cell>
          <table:table-cell office:value-type="float" office:value="0" calcext:value-type="float">
            <text:p>0</text:p>
          </table:table-cell>
          <table:table-cell office:value-type="float" office:value="-0.004011187" calcext:value-type="float">
            <text:p>-0.004011187</text:p>
          </table:table-cell>
          <table:table-cell office:value-type="float" office:value="0.004399707" calcext:value-type="float">
            <text:p>0.00439970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1.22729" calcext:value-type="float">
            <text:p>-1.227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264.2598" calcext:value-type="float">
            <text:p>264.2598</text:p>
          </table:table-cell>
          <table:table-cell office:value-type="float" office:value="27.25276" calcext:value-type="float">
            <text:p>27.25276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74.255" calcext:value-type="float">
            <text:p>1274.255</text:p>
          </table:table-cell>
          <table:table-cell office:value-type="float" office:value="192.9466" calcext:value-type="float">
            <text:p>192.9466</text:p>
          </table:table-cell>
          <table:table-cell office:value-type="float" office:value="0" calcext:value-type="float">
            <text:p>0</text:p>
          </table:table-cell>
          <table:table-cell office:value-type="float" office:value="0.3384677" calcext:value-type="float">
            <text:p>0.3384677</text:p>
          </table:table-cell>
          <table:table-cell office:value-type="float" office:value="0.3402472" calcext:value-type="float">
            <text:p>0.3402472</text:p>
          </table:table-cell>
          <table:table-cell office:value-type="float" office:value="0.3440833" calcext:value-type="float">
            <text:p>0.3440833</text:p>
          </table:table-cell>
          <table:table-cell office:value-type="float" office:value="0.3505112" calcext:value-type="float">
            <text:p>0.3505112</text:p>
          </table:table-cell>
          <table:table-cell office:value-type="float" office:value="0.3562051" calcext:value-type="float">
            <text:p>0.3562051</text:p>
          </table:table-cell>
          <table:table-cell office:value-type="float" office:value="0.3612097" calcext:value-type="float">
            <text:p>0.3612097</text:p>
          </table:table-cell>
          <table:table-cell office:value-type="float" office:value="0.3996281" calcext:value-type="float">
            <text:p>0.3996281</text:p>
          </table:table-cell>
          <table:table-cell office:value-type="float" office:value="0.3669549" calcext:value-type="float">
            <text:p>0.3669549</text:p>
          </table:table-cell>
          <table:table-cell office:value-type="float" office:value="0.3881367" calcext:value-type="float">
            <text:p>0.3881367</text:p>
          </table:table-cell>
          <table:table-cell office:value-type="float" office:value="0.4141153" calcext:value-type="float">
            <text:p>0.414115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847E-015" calcext:value-type="float">
            <text:p>1.985847E-15</text:p>
          </table:table-cell>
          <table:table-cell office:value-type="float" office:value="1.961472E-015" calcext:value-type="float">
            <text:p>1.961472E-15</text:p>
          </table:table-cell>
          <table:table-cell office:value-type="float" office:value="9.974934E-016" calcext:value-type="float">
            <text:p>9.974934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225352" calcext:value-type="float">
            <text:p>-0.008225352</text:p>
          </table:table-cell>
          <table:table-cell office:value-type="float" office:value="-0.007941487" calcext:value-type="float">
            <text:p>-0.007941487</text:p>
          </table:table-cell>
          <table:table-cell office:value-type="float" office:value="-0.00734159" calcext:value-type="float">
            <text:p>-0.00734159</text:p>
          </table:table-cell>
          <table:table-cell office:value-type="float" office:value="-0.006458536" calcext:value-type="float">
            <text:p>-0.006458536</text:p>
          </table:table-cell>
          <table:table-cell office:value-type="float" office:value="-0.0057758" calcext:value-type="float">
            <text:p>-0.0057758</text:p>
          </table:table-cell>
          <table:table-cell office:value-type="float" office:value="-0.005241597" calcext:value-type="float">
            <text:p>-0.005241597</text:p>
          </table:table-cell>
          <table:table-cell office:value-type="float" office:value="-0.004721208" calcext:value-type="float">
            <text:p>-0.004721208</text:p>
          </table:table-cell>
          <table:table-cell office:value-type="float" office:value="-0.01191671" calcext:value-type="float">
            <text:p>-0.01191671</text:p>
          </table:table-cell>
          <table:table-cell office:value-type="float" office:value="-0.006963451" calcext:value-type="float">
            <text:p>-0.006963451</text:p>
          </table:table-cell>
          <table:table-cell office:value-type="float" office:value="-0.003749206" calcext:value-type="float">
            <text:p>-0.003749206</text:p>
          </table:table-cell>
          <table:table-cell office:value-type="float" office:value="955.1841" calcext:value-type="float">
            <text:p>955.1841</text:p>
          </table:table-cell>
          <table:table-cell office:value-type="float" office:value="0" calcext:value-type="float">
            <text:p>0</text:p>
          </table:table-cell>
          <table:table-cell office:value-type="float" office:value="-0.008368358" calcext:value-type="float">
            <text:p>-0.008368358</text:p>
          </table:table-cell>
          <table:table-cell office:value-type="float" office:value="0.004292341" calcext:value-type="float">
            <text:p>0.00429234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1.227734" calcext:value-type="float">
            <text:p>-1.2277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275.1598" calcext:value-type="float">
            <text:p>275.1598</text:p>
          </table:table-cell>
          <table:table-cell office:value-type="float" office:value="27.44104" calcext:value-type="float">
            <text:p>27.4410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78.801" calcext:value-type="float">
            <text:p>1278.801</text:p>
          </table:table-cell>
          <table:table-cell office:value-type="float" office:value="199.1138" calcext:value-type="float">
            <text:p>199.1138</text:p>
          </table:table-cell>
          <table:table-cell office:value-type="float" office:value="0" calcext:value-type="float">
            <text:p>0</text:p>
          </table:table-cell>
          <table:table-cell office:value-type="float" office:value="0.370634" calcext:value-type="float">
            <text:p>0.370634</text:p>
          </table:table-cell>
          <table:table-cell office:value-type="float" office:value="0.3719823" calcext:value-type="float">
            <text:p>0.3719823</text:p>
          </table:table-cell>
          <table:table-cell office:value-type="float" office:value="0.3746384" calcext:value-type="float">
            <text:p>0.3746384</text:p>
          </table:table-cell>
          <table:table-cell office:value-type="float" office:value="0.3739012" calcext:value-type="float">
            <text:p>0.3739012</text:p>
          </table:table-cell>
          <table:table-cell office:value-type="float" office:value="0.3710952" calcext:value-type="float">
            <text:p>0.3710952</text:p>
          </table:table-cell>
          <table:table-cell office:value-type="float" office:value="0.3693295" calcext:value-type="float">
            <text:p>0.3693295</text:p>
          </table:table-cell>
          <table:table-cell office:value-type="float" office:value="0.3958488" calcext:value-type="float">
            <text:p>0.3958488</text:p>
          </table:table-cell>
          <table:table-cell office:value-type="float" office:value="0.3695307" calcext:value-type="float">
            <text:p>0.3695307</text:p>
          </table:table-cell>
          <table:table-cell office:value-type="float" office:value="0.3882445" calcext:value-type="float">
            <text:p>0.3882445</text:p>
          </table:table-cell>
          <table:table-cell office:value-type="float" office:value="0.4140504" calcext:value-type="float">
            <text:p>0.4140504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469E-015" calcext:value-type="float">
            <text:p>1.984469E-15</text:p>
          </table:table-cell>
          <table:table-cell office:value-type="float" office:value="1.972562E-015" calcext:value-type="float">
            <text:p>1.972562E-15</text:p>
          </table:table-cell>
          <table:table-cell office:value-type="float" office:value="9.944419E-016" calcext:value-type="float">
            <text:p>9.944419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306655" calcext:value-type="float">
            <text:p>-0.004306655</text:p>
          </table:table-cell>
          <table:table-cell office:value-type="float" office:value="-0.004205833" calcext:value-type="float">
            <text:p>-0.004205833</text:p>
          </table:table-cell>
          <table:table-cell office:value-type="float" office:value="-0.004020361" calcext:value-type="float">
            <text:p>-0.004020361</text:p>
          </table:table-cell>
          <table:table-cell office:value-type="float" office:value="-0.004116458" calcext:value-type="float">
            <text:p>-0.004116458</text:p>
          </table:table-cell>
          <table:table-cell office:value-type="float" office:value="-0.004371585" calcext:value-type="float">
            <text:p>-0.004371585</text:p>
          </table:table-cell>
          <table:table-cell office:value-type="float" office:value="-0.004529532" calcext:value-type="float">
            <text:p>-0.004529532</text:p>
          </table:table-cell>
          <table:table-cell office:value-type="float" office:value="-0.005200315" calcext:value-type="float">
            <text:p>-0.005200315</text:p>
          </table:table-cell>
          <table:table-cell office:value-type="float" office:value="-0.01114248" calcext:value-type="float">
            <text:p>-0.01114248</text:p>
          </table:table-cell>
          <table:table-cell office:value-type="float" office:value="-0.006944812" calcext:value-type="float">
            <text:p>-0.006944812</text:p>
          </table:table-cell>
          <table:table-cell office:value-type="float" office:value="-0.003754895" calcext:value-type="float">
            <text:p>-0.003754895</text:p>
          </table:table-cell>
          <table:table-cell office:value-type="float" office:value="964.8678" calcext:value-type="float">
            <text:p>964.8678</text:p>
          </table:table-cell>
          <table:table-cell office:value-type="float" office:value="0" calcext:value-type="float">
            <text:p>0</text:p>
          </table:table-cell>
          <table:table-cell office:value-type="float" office:value="-0.004353018" calcext:value-type="float">
            <text:p>-0.004353018</text:p>
          </table:table-cell>
          <table:table-cell office:value-type="float" office:value="0.001556786" calcext:value-type="float">
            <text:p>0.00155678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04" calcext:value-type="float">
            <text:p>-1.228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275.1598" calcext:value-type="float">
            <text:p>275.1598</text:p>
          </table:table-cell>
          <table:table-cell office:value-type="float" office:value="28.92185" calcext:value-type="float">
            <text:p>28.92185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71.523" calcext:value-type="float">
            <text:p>1271.523</text:p>
          </table:table-cell>
          <table:table-cell office:value-type="float" office:value="204.9131" calcext:value-type="float">
            <text:p>204.9131</text:p>
          </table:table-cell>
          <table:table-cell office:value-type="float" office:value="0" calcext:value-type="float">
            <text:p>0</text:p>
          </table:table-cell>
          <table:table-cell office:value-type="float" office:value="0.3267547" calcext:value-type="float">
            <text:p>0.3267547</text:p>
          </table:table-cell>
          <table:table-cell office:value-type="float" office:value="0.328318" calcext:value-type="float">
            <text:p>0.328318</text:p>
          </table:table-cell>
          <table:table-cell office:value-type="float" office:value="0.3323349" calcext:value-type="float">
            <text:p>0.3323349</text:p>
          </table:table-cell>
          <table:table-cell office:value-type="float" office:value="0.3387971" calcext:value-type="float">
            <text:p>0.3387971</text:p>
          </table:table-cell>
          <table:table-cell office:value-type="float" office:value="0.3443013" calcext:value-type="float">
            <text:p>0.3443013</text:p>
          </table:table-cell>
          <table:table-cell office:value-type="float" office:value="0.3490733" calcext:value-type="float">
            <text:p>0.3490733</text:p>
          </table:table-cell>
          <table:table-cell office:value-type="float" office:value="0.3908071" calcext:value-type="float">
            <text:p>0.3908071</text:p>
          </table:table-cell>
          <table:table-cell office:value-type="float" office:value="0.3715884" calcext:value-type="float">
            <text:p>0.3715884</text:p>
          </table:table-cell>
          <table:table-cell office:value-type="float" office:value="0.3883778" calcext:value-type="float">
            <text:p>0.3883778</text:p>
          </table:table-cell>
          <table:table-cell office:value-type="float" office:value="0.4140313" calcext:value-type="float">
            <text:p>0.4140313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561E-015" calcext:value-type="float">
            <text:p>1.984561E-15</text:p>
          </table:table-cell>
          <table:table-cell office:value-type="float" office:value="1.972523E-015" calcext:value-type="float">
            <text:p>1.972523E-15</text:p>
          </table:table-cell>
          <table:table-cell office:value-type="float" office:value="9.944352E-016" calcext:value-type="float">
            <text:p>9.944352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49557" calcext:value-type="float">
            <text:p>-0.01049557</text:p>
          </table:table-cell>
          <table:table-cell office:value-type="float" office:value="-0.01015145" calcext:value-type="float">
            <text:p>-0.01015145</text:p>
          </table:table-cell>
          <table:table-cell office:value-type="float" office:value="-0.009334483" calcext:value-type="float">
            <text:p>-0.009334483</text:p>
          </table:table-cell>
          <table:table-cell office:value-type="float" office:value="-0.00817785" calcext:value-type="float">
            <text:p>-0.00817785</text:p>
          </table:table-cell>
          <table:table-cell office:value-type="float" office:value="-0.007317014" calcext:value-type="float">
            <text:p>-0.007317014</text:p>
          </table:table-cell>
          <table:table-cell office:value-type="float" office:value="-0.006648749" calcext:value-type="float">
            <text:p>-0.006648749</text:p>
          </table:table-cell>
          <table:table-cell office:value-type="float" office:value="-0.005849509" calcext:value-type="float">
            <text:p>-0.005849509</text:p>
          </table:table-cell>
          <table:table-cell office:value-type="float" office:value="-0.01056059" calcext:value-type="float">
            <text:p>-0.01056059</text:p>
          </table:table-cell>
          <table:table-cell office:value-type="float" office:value="-0.006922184" calcext:value-type="float">
            <text:p>-0.006922184</text:p>
          </table:table-cell>
          <table:table-cell office:value-type="float" office:value="-0.003756564" calcext:value-type="float">
            <text:p>-0.003756564</text:p>
          </table:table-cell>
          <table:table-cell office:value-type="float" office:value="974.1931" calcext:value-type="float">
            <text:p>974.1931</text:p>
          </table:table-cell>
          <table:table-cell office:value-type="float" office:value="0" calcext:value-type="float">
            <text:p>0</text:p>
          </table:table-cell>
          <table:table-cell office:value-type="float" office:value="-0.0106262" calcext:value-type="float">
            <text:p>-0.0106262</text:p>
          </table:table-cell>
          <table:table-cell office:value-type="float" office:value="0.001513715" calcext:value-type="float">
            <text:p>0.00151371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129" calcext:value-type="float">
            <text:p>-1.2281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275.1598" calcext:value-type="float">
            <text:p>275.1598</text:p>
          </table:table-cell>
          <table:table-cell office:value-type="float" office:value="30.04734" calcext:value-type="float">
            <text:p>30.0473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6.317" calcext:value-type="float">
            <text:p>1266.317</text:p>
          </table:table-cell>
          <table:table-cell office:value-type="float" office:value="208.9941" calcext:value-type="float">
            <text:p>208.9941</text:p>
          </table:table-cell>
          <table:table-cell office:value-type="float" office:value="0" calcext:value-type="float">
            <text:p>0</text:p>
          </table:table-cell>
          <table:table-cell office:value-type="float" office:value="0.3068472" calcext:value-type="float">
            <text:p>0.3068472</text:p>
          </table:table-cell>
          <table:table-cell office:value-type="float" office:value="0.3086027" calcext:value-type="float">
            <text:p>0.3086027</text:p>
          </table:table-cell>
          <table:table-cell office:value-type="float" office:value="0.3131308" calcext:value-type="float">
            <text:p>0.3131308</text:p>
          </table:table-cell>
          <table:table-cell office:value-type="float" office:value="0.3199817" calcext:value-type="float">
            <text:p>0.3199817</text:p>
          </table:table-cell>
          <table:table-cell office:value-type="float" office:value="0.3254039" calcext:value-type="float">
            <text:p>0.3254039</text:p>
          </table:table-cell>
          <table:table-cell office:value-type="float" office:value="0.3300582" calcext:value-type="float">
            <text:p>0.3300582</text:p>
          </table:table-cell>
          <table:table-cell office:value-type="float" office:value="0.3766938" calcext:value-type="float">
            <text:p>0.3766938</text:p>
          </table:table-cell>
          <table:table-cell office:value-type="float" office:value="0.372099" calcext:value-type="float">
            <text:p>0.372099</text:p>
          </table:table-cell>
          <table:table-cell office:value-type="float" office:value="0.388555" calcext:value-type="float">
            <text:p>0.388555</text:p>
          </table:table-cell>
          <table:table-cell office:value-type="float" office:value="0.4140238" calcext:value-type="float">
            <text:p>0.4140238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63E-015" calcext:value-type="float">
            <text:p>1.98463E-15</text:p>
          </table:table-cell>
          <table:table-cell office:value-type="float" office:value="1.972494E-015" calcext:value-type="float">
            <text:p>1.972494E-15</text:p>
          </table:table-cell>
          <table:table-cell office:value-type="float" office:value="9.944291E-016" calcext:value-type="float">
            <text:p>9.944291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27983" calcext:value-type="float">
            <text:p>-0.01627983</text:p>
          </table:table-cell>
          <table:table-cell office:value-type="float" office:value="-0.01564771" calcext:value-type="float">
            <text:p>-0.01564771</text:p>
          </table:table-cell>
          <table:table-cell office:value-type="float" office:value="-0.01413559" calcext:value-type="float">
            <text:p>-0.01413559</text:p>
          </table:table-cell>
          <table:table-cell office:value-type="float" office:value="-0.01217228" calcext:value-type="float">
            <text:p>-0.01217228</text:p>
          </table:table-cell>
          <table:table-cell office:value-type="float" office:value="-0.01083403" calcext:value-type="float">
            <text:p>-0.01083403</text:p>
          </table:table-cell>
          <table:table-cell office:value-type="float" office:value="-0.009813094" calcext:value-type="float">
            <text:p>-0.009813094</text:p>
          </table:table-cell>
          <table:table-cell office:value-type="float" office:value="-0.00834225" calcext:value-type="float">
            <text:p>-0.00834225</text:p>
          </table:table-cell>
          <table:table-cell office:value-type="float" office:value="-0.01041778" calcext:value-type="float">
            <text:p>-0.01041778</text:p>
          </table:table-cell>
          <table:table-cell office:value-type="float" office:value="-0.006891946" calcext:value-type="float">
            <text:p>-0.006891946</text:p>
          </table:table-cell>
          <table:table-cell office:value-type="float" office:value="-0.003757224" calcext:value-type="float">
            <text:p>-0.003757224</text:p>
          </table:table-cell>
          <table:table-cell office:value-type="float" office:value="981.7958" calcext:value-type="float">
            <text:p>981.7958</text:p>
          </table:table-cell>
          <table:table-cell office:value-type="float" office:value="0" calcext:value-type="float">
            <text:p>0</text:p>
          </table:table-cell>
          <table:table-cell office:value-type="float" office:value="-0.01674668" calcext:value-type="float">
            <text:p>-0.01674668</text:p>
          </table:table-cell>
          <table:table-cell office:value-type="float" office:value="0.001488069" calcext:value-type="float">
            <text:p>0.00148806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165" calcext:value-type="float">
            <text:p>-1.2281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275.1598" calcext:value-type="float">
            <text:p>275.1598</text:p>
          </table:table-cell>
          <table:table-cell office:value-type="float" office:value="31.07995" calcext:value-type="float">
            <text:p>31.07995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2.879" calcext:value-type="float">
            <text:p>1262.879</text:p>
          </table:table-cell>
          <table:table-cell office:value-type="float" office:value="211.3996" calcext:value-type="float">
            <text:p>211.3996</text:p>
          </table:table-cell>
          <table:table-cell office:value-type="float" office:value="0" calcext:value-type="float">
            <text:p>0</text:p>
          </table:table-cell>
          <table:table-cell office:value-type="float" office:value="0.2931076" calcext:value-type="float">
            <text:p>0.2931076</text:p>
          </table:table-cell>
          <table:table-cell office:value-type="float" office:value="0.2954727" calcext:value-type="float">
            <text:p>0.2954727</text:p>
          </table:table-cell>
          <table:table-cell office:value-type="float" office:value="0.3012115" calcext:value-type="float">
            <text:p>0.3012115</text:p>
          </table:table-cell>
          <table:table-cell office:value-type="float" office:value="0.3086624" calcext:value-type="float">
            <text:p>0.3086624</text:p>
          </table:table-cell>
          <table:table-cell office:value-type="float" office:value="0.3139445" calcext:value-type="float">
            <text:p>0.3139445</text:p>
          </table:table-cell>
          <table:table-cell office:value-type="float" office:value="0.3184291" calcext:value-type="float">
            <text:p>0.3184291</text:p>
          </table:table-cell>
          <table:table-cell office:value-type="float" office:value="0.3675544" calcext:value-type="float">
            <text:p>0.3675544</text:p>
          </table:table-cell>
          <table:table-cell office:value-type="float" office:value="0.3714414" calcext:value-type="float">
            <text:p>0.3714414</text:p>
          </table:table-cell>
          <table:table-cell office:value-type="float" office:value="0.3886801" calcext:value-type="float">
            <text:p>0.3886801</text:p>
          </table:table-cell>
          <table:table-cell office:value-type="float" office:value="0.4140252" calcext:value-type="float">
            <text:p>0.414025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587385" calcext:value-type="float">
            <text:p>0.0004587385</text:p>
          </table:table-cell>
          <table:table-cell office:value-type="float" office:value="1.972464E-015" calcext:value-type="float">
            <text:p>1.972464E-15</text:p>
          </table:table-cell>
          <table:table-cell office:value-type="float" office:value="9.944235E-016" calcext:value-type="float">
            <text:p>9.944235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240335" calcext:value-type="float">
            <text:p>-0.02240335</text:p>
          </table:table-cell>
          <table:table-cell office:value-type="float" office:value="-0.02121712" calcext:value-type="float">
            <text:p>-0.02121712</text:p>
          </table:table-cell>
          <table:table-cell office:value-type="float" office:value="-0.01852367" calcext:value-type="float">
            <text:p>-0.01852367</text:p>
          </table:table-cell>
          <table:table-cell office:value-type="float" office:value="-0.01563675" calcext:value-type="float">
            <text:p>-0.01563675</text:p>
          </table:table-cell>
          <table:table-cell office:value-type="float" office:value="-0.01390705" calcext:value-type="float">
            <text:p>-0.01390705</text:p>
          </table:table-cell>
          <table:table-cell office:value-type="float" office:value="-0.01259943" calcext:value-type="float">
            <text:p>-0.01259943</text:p>
          </table:table-cell>
          <table:table-cell office:value-type="float" office:value="-0.01058058" calcext:value-type="float">
            <text:p>-0.01058058</text:p>
          </table:table-cell>
          <table:table-cell office:value-type="float" office:value="-0.01059377" calcext:value-type="float">
            <text:p>-0.01059377</text:p>
          </table:table-cell>
          <table:table-cell office:value-type="float" office:value="-0.006870566" calcext:value-type="float">
            <text:p>-0.006870566</text:p>
          </table:table-cell>
          <table:table-cell office:value-type="float" office:value="-0.003757111" calcext:value-type="float">
            <text:p>-0.003757111</text:p>
          </table:table-cell>
          <table:table-cell office:value-type="float" office:value="987.7141" calcext:value-type="float">
            <text:p>987.7141</text:p>
          </table:table-cell>
          <table:table-cell office:value-type="float" office:value="0" calcext:value-type="float">
            <text:p>0</text:p>
          </table:table-cell>
          <table:table-cell office:value-type="float" office:value="-0.02342016" calcext:value-type="float">
            <text:p>-0.02342016</text:p>
          </table:table-cell>
          <table:table-cell office:value-type="float" office:value="0.001464325" calcext:value-type="float">
            <text:p>0.00146432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159" calcext:value-type="float">
            <text:p>-1.2281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275.1598" calcext:value-type="float">
            <text:p>275.1598</text:p>
          </table:table-cell>
          <table:table-cell office:value-type="float" office:value="32.03331" calcext:value-type="float">
            <text:p>32.03331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0.643" calcext:value-type="float">
            <text:p>1260.643</text:p>
          </table:table-cell>
          <table:table-cell office:value-type="float" office:value="212.6846" calcext:value-type="float">
            <text:p>212.6846</text:p>
          </table:table-cell>
          <table:table-cell office:value-type="float" office:value="0" calcext:value-type="float">
            <text:p>0</text:p>
          </table:table-cell>
          <table:table-cell office:value-type="float" office:value="0.2868343" calcext:value-type="float">
            <text:p>0.2868343</text:p>
          </table:table-cell>
          <table:table-cell office:value-type="float" office:value="0.2884212" calcext:value-type="float">
            <text:p>0.2884212</text:p>
          </table:table-cell>
          <table:table-cell office:value-type="float" office:value="0.2945114" calcext:value-type="float">
            <text:p>0.2945114</text:p>
          </table:table-cell>
          <table:table-cell office:value-type="float" office:value="0.3025914" calcext:value-type="float">
            <text:p>0.3025914</text:p>
          </table:table-cell>
          <table:table-cell office:value-type="float" office:value="0.3074972" calcext:value-type="float">
            <text:p>0.3074972</text:p>
          </table:table-cell>
          <table:table-cell office:value-type="float" office:value="0.311392" calcext:value-type="float">
            <text:p>0.311392</text:p>
          </table:table-cell>
          <table:table-cell office:value-type="float" office:value="0.3612431" calcext:value-type="float">
            <text:p>0.3612431</text:p>
          </table:table-cell>
          <table:table-cell office:value-type="float" office:value="0.3701516" calcext:value-type="float">
            <text:p>0.3701516</text:p>
          </table:table-cell>
          <table:table-cell office:value-type="float" office:value="0.3887139" calcext:value-type="float">
            <text:p>0.3887139</text:p>
          </table:table-cell>
          <table:table-cell office:value-type="float" office:value="0.4140309" calcext:value-type="float">
            <text:p>0.414030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0822E-015" calcext:value-type="float">
            <text:p>1.970822E-15</text:p>
          </table:table-cell>
          <table:table-cell office:value-type="float" office:value="1.972433E-015" calcext:value-type="float">
            <text:p>1.972433E-15</text:p>
          </table:table-cell>
          <table:table-cell office:value-type="float" office:value="9.944175E-016" calcext:value-type="float">
            <text:p>9.944175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623578" calcext:value-type="float">
            <text:p>-0.02623578</text:p>
          </table:table-cell>
          <table:table-cell office:value-type="float" office:value="-0.02518726" calcext:value-type="float">
            <text:p>-0.02518726</text:p>
          </table:table-cell>
          <table:table-cell office:value-type="float" office:value="-0.02166442" calcext:value-type="float">
            <text:p>-0.02166442</text:p>
          </table:table-cell>
          <table:table-cell office:value-type="float" office:value="-0.01795583" calcext:value-type="float">
            <text:p>-0.01795583</text:p>
          </table:table-cell>
          <table:table-cell office:value-type="float" office:value="-0.01606994" calcext:value-type="float">
            <text:p>-0.01606994</text:p>
          </table:table-cell>
          <table:table-cell office:value-type="float" office:value="-0.01472323" calcext:value-type="float">
            <text:p>-0.01472323</text:p>
          </table:table-cell>
          <table:table-cell office:value-type="float" office:value="-0.01251209" calcext:value-type="float">
            <text:p>-0.01251209</text:p>
          </table:table-cell>
          <table:table-cell office:value-type="float" office:value="-0.01095262" calcext:value-type="float">
            <text:p>-0.01095262</text:p>
          </table:table-cell>
          <table:table-cell office:value-type="float" office:value="-0.006864672" calcext:value-type="float">
            <text:p>-0.006864672</text:p>
          </table:table-cell>
          <table:table-cell office:value-type="float" office:value="-0.003756615" calcext:value-type="float">
            <text:p>-0.003756615</text:p>
          </table:table-cell>
          <table:table-cell office:value-type="float" office:value="992.5113" calcext:value-type="float">
            <text:p>992.5113</text:p>
          </table:table-cell>
          <table:table-cell office:value-type="float" office:value="0" calcext:value-type="float">
            <text:p>0</text:p>
          </table:table-cell>
          <table:table-cell office:value-type="float" office:value="-0.02637756" calcext:value-type="float">
            <text:p>-0.02637756</text:p>
          </table:table-cell>
          <table:table-cell office:value-type="float" office:value="0.001432725" calcext:value-type="float">
            <text:p>0.00143272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132" calcext:value-type="float">
            <text:p>-1.2281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275.1598" calcext:value-type="float">
            <text:p>275.1598</text:p>
          </table:table-cell>
          <table:table-cell office:value-type="float" office:value="34.03758" calcext:value-type="float">
            <text:p>34.03758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7.942" calcext:value-type="float">
            <text:p>1257.942</text:p>
          </table:table-cell>
          <table:table-cell office:value-type="float" office:value="213.3838" calcext:value-type="float">
            <text:p>213.3838</text:p>
          </table:table-cell>
          <table:table-cell office:value-type="float" office:value="0" calcext:value-type="float">
            <text:p>0</text:p>
          </table:table-cell>
          <table:table-cell office:value-type="float" office:value="0.2095285" calcext:value-type="float">
            <text:p>0.2095285</text:p>
          </table:table-cell>
          <table:table-cell office:value-type="float" office:value="0.2741982" calcext:value-type="float">
            <text:p>0.2741982</text:p>
          </table:table-cell>
          <table:table-cell office:value-type="float" office:value="0.2871865" calcext:value-type="float">
            <text:p>0.2871865</text:p>
          </table:table-cell>
          <table:table-cell office:value-type="float" office:value="0.298298" calcext:value-type="float">
            <text:p>0.298298</text:p>
          </table:table-cell>
          <table:table-cell office:value-type="float" office:value="0.3037104" calcext:value-type="float">
            <text:p>0.3037104</text:p>
          </table:table-cell>
          <table:table-cell office:value-type="float" office:value="0.3073841" calcext:value-type="float">
            <text:p>0.3073841</text:p>
          </table:table-cell>
          <table:table-cell office:value-type="float" office:value="0.3573261" calcext:value-type="float">
            <text:p>0.3573261</text:p>
          </table:table-cell>
          <table:table-cell office:value-type="float" office:value="0.3687014" calcext:value-type="float">
            <text:p>0.3687014</text:p>
          </table:table-cell>
          <table:table-cell office:value-type="float" office:value="0.388653" calcext:value-type="float">
            <text:p>0.388653</text:p>
          </table:table-cell>
          <table:table-cell office:value-type="float" office:value="0.4140345" calcext:value-type="float">
            <text:p>0.414034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009E-015" calcext:value-type="float">
            <text:p>1.972009E-15</text:p>
          </table:table-cell>
          <table:table-cell office:value-type="float" office:value="1.973386E-015" calcext:value-type="float">
            <text:p>1.973386E-15</text:p>
          </table:table-cell>
          <table:table-cell office:value-type="float" office:value="9.938931E-016" calcext:value-type="float">
            <text:p>9.938931E-16</text:p>
          </table:table-cell>
          <table:table-cell office:value-type="float" office:value="9.766296E-016" calcext:value-type="float">
            <text:p>9.766296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88396" calcext:value-type="float">
            <text:p>-0.188396</text:p>
          </table:table-cell>
          <table:table-cell office:value-type="float" office:value="-0.03508801" calcext:value-type="float">
            <text:p>-0.03508801</text:p>
          </table:table-cell>
          <table:table-cell office:value-type="float" office:value="-0.02575265" calcext:value-type="float">
            <text:p>-0.02575265</text:p>
          </table:table-cell>
          <table:table-cell office:value-type="float" office:value="-0.01982404" calcext:value-type="float">
            <text:p>-0.01982404</text:p>
          </table:table-cell>
          <table:table-cell office:value-type="float" office:value="-0.01751704" calcext:value-type="float">
            <text:p>-0.01751704</text:p>
          </table:table-cell>
          <table:table-cell office:value-type="float" office:value="-0.01611394" calcext:value-type="float">
            <text:p>-0.01611394</text:p>
          </table:table-cell>
          <table:table-cell office:value-type="float" office:value="-0.01390646" calcext:value-type="float">
            <text:p>-0.01390646</text:p>
          </table:table-cell>
          <table:table-cell office:value-type="float" office:value="-0.0113734" calcext:value-type="float">
            <text:p>-0.0113734</text:p>
          </table:table-cell>
          <table:table-cell office:value-type="float" office:value="-0.006874839" calcext:value-type="float">
            <text:p>-0.006874839</text:p>
          </table:table-cell>
          <table:table-cell office:value-type="float" office:value="-0.003756299" calcext:value-type="float">
            <text:p>-0.003756299</text:p>
          </table:table-cell>
          <table:table-cell office:value-type="float" office:value="996.7274" calcext:value-type="float">
            <text:p>996.7274</text:p>
          </table:table-cell>
          <table:table-cell office:value-type="float" office:value="0" calcext:value-type="float">
            <text:p>0</text:p>
          </table:table-cell>
          <table:table-cell office:value-type="float" office:value="-0.2711298" calcext:value-type="float">
            <text:p>-0.2711298</text:p>
          </table:table-cell>
          <table:table-cell office:value-type="float" office:value="0.001147341" calcext:value-type="float">
            <text:p>0.00114734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115" calcext:value-type="float">
            <text:p>-1.2281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275.1598" calcext:value-type="float">
            <text:p>275.1598</text:p>
          </table:table-cell>
          <table:table-cell office:value-type="float" office:value="36.21264" calcext:value-type="float">
            <text:p>36.2126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5.37" calcext:value-type="float">
            <text:p>1255.37</text:p>
          </table:table-cell>
          <table:table-cell office:value-type="float" office:value="213.7835" calcext:value-type="float">
            <text:p>213.7835</text:p>
          </table:table-cell>
          <table:table-cell office:value-type="float" office:value="0" calcext:value-type="float">
            <text:p>0</text:p>
          </table:table-cell>
          <table:table-cell office:value-type="float" office:value="0.07825404" calcext:value-type="float">
            <text:p>0.07825404</text:p>
          </table:table-cell>
          <table:table-cell office:value-type="float" office:value="0.280112" calcext:value-type="float">
            <text:p>0.280112</text:p>
          </table:table-cell>
          <table:table-cell office:value-type="float" office:value="0.2830826" calcext:value-type="float">
            <text:p>0.2830826</text:p>
          </table:table-cell>
          <table:table-cell office:value-type="float" office:value="0.2934077" calcext:value-type="float">
            <text:p>0.2934077</text:p>
          </table:table-cell>
          <table:table-cell office:value-type="float" office:value="0.3003449" calcext:value-type="float">
            <text:p>0.3003449</text:p>
          </table:table-cell>
          <table:table-cell office:value-type="float" office:value="0.3045935" calcext:value-type="float">
            <text:p>0.3045935</text:p>
          </table:table-cell>
          <table:table-cell office:value-type="float" office:value="0.3548357" calcext:value-type="float">
            <text:p>0.3548357</text:p>
          </table:table-cell>
          <table:table-cell office:value-type="float" office:value="0.3673441" calcext:value-type="float">
            <text:p>0.3673441</text:p>
          </table:table-cell>
          <table:table-cell office:value-type="float" office:value="0.3885339" calcext:value-type="float">
            <text:p>0.3885339</text:p>
          </table:table-cell>
          <table:table-cell office:value-type="float" office:value="0.4140322" calcext:value-type="float">
            <text:p>0.414032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132E-015" calcext:value-type="float">
            <text:p>1.972132E-15</text:p>
          </table:table-cell>
          <table:table-cell office:value-type="float" office:value="1.973333E-015" calcext:value-type="float">
            <text:p>1.973333E-15</text:p>
          </table:table-cell>
          <table:table-cell office:value-type="float" office:value="9.938858E-016" calcext:value-type="float">
            <text:p>9.938858E-16</text:p>
          </table:table-cell>
          <table:table-cell office:value-type="float" office:value="9.766272E-016" calcext:value-type="float">
            <text:p>9.766272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7.90686" calcext:value-type="float">
            <text:p>-77.90686</text:p>
          </table:table-cell>
          <table:table-cell office:value-type="float" office:value="-0.03078218" calcext:value-type="float">
            <text:p>-0.03078218</text:p>
          </table:table-cell>
          <table:table-cell office:value-type="float" office:value="-0.02856668" calcext:value-type="float">
            <text:p>-0.02856668</text:p>
          </table:table-cell>
          <table:table-cell office:value-type="float" office:value="-0.02225255" calcext:value-type="float">
            <text:p>-0.02225255</text:p>
          </table:table-cell>
          <table:table-cell office:value-type="float" office:value="-0.01892521" calcext:value-type="float">
            <text:p>-0.01892521</text:p>
          </table:table-cell>
          <table:table-cell office:value-type="float" office:value="-0.01716716" calcext:value-type="float">
            <text:p>-0.01716716</text:p>
          </table:table-cell>
          <table:table-cell office:value-type="float" office:value="-0.01487789" calcext:value-type="float">
            <text:p>-0.01487789</text:p>
          </table:table-cell>
          <table:table-cell office:value-type="float" office:value="-0.01178359" calcext:value-type="float">
            <text:p>-0.01178359</text:p>
          </table:table-cell>
          <table:table-cell office:value-type="float" office:value="-0.006895135" calcext:value-type="float">
            <text:p>-0.006895135</text:p>
          </table:table-cell>
          <table:table-cell office:value-type="float" office:value="-0.003756496" calcext:value-type="float">
            <text:p>-0.003756496</text:p>
          </table:table-cell>
          <table:table-cell office:value-type="float" office:value="1000.647" calcext:value-type="float">
            <text:p>1000.647</text:p>
          </table:table-cell>
          <table:table-cell office:value-type="float" office:value="0" calcext:value-type="float">
            <text:p>0</text:p>
          </table:table-cell>
          <table:table-cell office:value-type="float" office:value="-46.69609" calcext:value-type="float">
            <text:p>-46.69609</text:p>
          </table:table-cell>
          <table:table-cell office:value-type="float" office:value="0.001113976" calcext:value-type="float">
            <text:p>0.00111397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126" calcext:value-type="float">
            <text:p>-1.2281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275.1598" calcext:value-type="float">
            <text:p>275.1598</text:p>
          </table:table-cell>
          <table:table-cell office:value-type="float" office:value="36.27477" calcext:value-type="float">
            <text:p>36.27477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5.066" calcext:value-type="float">
            <text:p>1255.066</text:p>
          </table:table-cell>
          <table:table-cell office:value-type="float" office:value="214.0261" calcext:value-type="float">
            <text:p>214.0261</text:p>
          </table:table-cell>
          <table:table-cell office:value-type="float" office:value="0" calcext:value-type="float">
            <text:p>0</text:p>
          </table:table-cell>
          <table:table-cell office:value-type="float" office:value="0.07364479" calcext:value-type="float">
            <text:p>0.07364479</text:p>
          </table:table-cell>
          <table:table-cell office:value-type="float" office:value="0.2868676" calcext:value-type="float">
            <text:p>0.2868676</text:p>
          </table:table-cell>
          <table:table-cell office:value-type="float" office:value="0.2881213" calcext:value-type="float">
            <text:p>0.2881213</text:p>
          </table:table-cell>
          <table:table-cell office:value-type="float" office:value="0.2931187" calcext:value-type="float">
            <text:p>0.2931187</text:p>
          </table:table-cell>
          <table:table-cell office:value-type="float" office:value="0.2984825" calcext:value-type="float">
            <text:p>0.2984825</text:p>
          </table:table-cell>
          <table:table-cell office:value-type="float" office:value="0.3028603" calcext:value-type="float">
            <text:p>0.3028603</text:p>
          </table:table-cell>
          <table:table-cell office:value-type="float" office:value="0.3530754" calcext:value-type="float">
            <text:p>0.3530754</text:p>
          </table:table-cell>
          <table:table-cell office:value-type="float" office:value="0.366094" calcext:value-type="float">
            <text:p>0.366094</text:p>
          </table:table-cell>
          <table:table-cell office:value-type="float" office:value="0.3884426" calcext:value-type="float">
            <text:p>0.3884426</text:p>
          </table:table-cell>
          <table:table-cell office:value-type="float" office:value="0.4140254" calcext:value-type="float">
            <text:p>0.414025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319E-015" calcext:value-type="float">
            <text:p>1.972319E-15</text:p>
          </table:table-cell>
          <table:table-cell office:value-type="float" office:value="1.973257E-015" calcext:value-type="float">
            <text:p>1.973257E-15</text:p>
          </table:table-cell>
          <table:table-cell office:value-type="float" office:value="9.938768E-016" calcext:value-type="float">
            <text:p>9.938768E-16</text:p>
          </table:table-cell>
          <table:table-cell office:value-type="float" office:value="9.766221E-016" calcext:value-type="float">
            <text:p>9.766221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5965" calcext:value-type="float">
            <text:p>-111.5965</text:p>
          </table:table-cell>
          <table:table-cell office:value-type="float" office:value="-0.02603307" calcext:value-type="float">
            <text:p>-0.02603307</text:p>
          </table:table-cell>
          <table:table-cell office:value-type="float" office:value="-0.02525747" calcext:value-type="float">
            <text:p>-0.02525747</text:p>
          </table:table-cell>
          <table:table-cell office:value-type="float" office:value="-0.02241932" calcext:value-type="float">
            <text:p>-0.02241932</text:p>
          </table:table-cell>
          <table:table-cell office:value-type="float" office:value="-0.01976688" calcext:value-type="float">
            <text:p>-0.01976688</text:p>
          </table:table-cell>
          <table:table-cell office:value-type="float" office:value="-0.01786198" calcext:value-type="float">
            <text:p>-0.01786198</text:p>
          </table:table-cell>
          <table:table-cell office:value-type="float" office:value="-0.01561305" calcext:value-type="float">
            <text:p>-0.01561305</text:p>
          </table:table-cell>
          <table:table-cell office:value-type="float" office:value="-0.01217646" calcext:value-type="float">
            <text:p>-0.01217646</text:p>
          </table:table-cell>
          <table:table-cell office:value-type="float" office:value="-0.006910595" calcext:value-type="float">
            <text:p>-0.006910595</text:p>
          </table:table-cell>
          <table:table-cell office:value-type="float" office:value="-0.003757086" calcext:value-type="float">
            <text:p>-0.003757086</text:p>
          </table:table-cell>
          <table:table-cell office:value-type="float" office:value="1004.408" calcext:value-type="float">
            <text:p>1004.408</text:p>
          </table:table-cell>
          <table:table-cell office:value-type="float" office:value="0" calcext:value-type="float">
            <text:p>0</text:p>
          </table:table-cell>
          <table:table-cell office:value-type="float" office:value="-85.84245" calcext:value-type="float">
            <text:p>-85.84245</text:p>
          </table:table-cell>
          <table:table-cell office:value-type="float" office:value="0.001082575" calcext:value-type="float">
            <text:p>0.00108257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157" calcext:value-type="float">
            <text:p>-1.2281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275.1598" calcext:value-type="float">
            <text:p>275.1598</text:p>
          </table:table-cell>
          <table:table-cell office:value-type="float" office:value="36.28703" calcext:value-type="float">
            <text:p>36.2870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4.877" calcext:value-type="float">
            <text:p>1254.877</text:p>
          </table:table-cell>
          <table:table-cell office:value-type="float" office:value="214.2031" calcext:value-type="float">
            <text:p>214.2031</text:p>
          </table:table-cell>
          <table:table-cell office:value-type="float" office:value="0" calcext:value-type="float">
            <text:p>0</text:p>
          </table:table-cell>
          <table:table-cell office:value-type="float" office:value="0.07338431" calcext:value-type="float">
            <text:p>0.07338431</text:p>
          </table:table-cell>
          <table:table-cell office:value-type="float" office:value="0.2898504" calcext:value-type="float">
            <text:p>0.2898504</text:p>
          </table:table-cell>
          <table:table-cell office:value-type="float" office:value="0.2908208" calcext:value-type="float">
            <text:p>0.2908208</text:p>
          </table:table-cell>
          <table:table-cell office:value-type="float" office:value="0.2940399" calcext:value-type="float">
            <text:p>0.2940399</text:p>
          </table:table-cell>
          <table:table-cell office:value-type="float" office:value="0.2980529" calcext:value-type="float">
            <text:p>0.2980529</text:p>
          </table:table-cell>
          <table:table-cell office:value-type="float" office:value="0.3016421" calcext:value-type="float">
            <text:p>0.3016421</text:p>
          </table:table-cell>
          <table:table-cell office:value-type="float" office:value="0.3519555" calcext:value-type="float">
            <text:p>0.3519555</text:p>
          </table:table-cell>
          <table:table-cell office:value-type="float" office:value="0.3650847" calcext:value-type="float">
            <text:p>0.3650847</text:p>
          </table:table-cell>
          <table:table-cell office:value-type="float" office:value="0.3883088" calcext:value-type="float">
            <text:p>0.3883088</text:p>
          </table:table-cell>
          <table:table-cell office:value-type="float" office:value="0.4140142" calcext:value-type="float">
            <text:p>0.414014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516E-015" calcext:value-type="float">
            <text:p>1.972516E-15</text:p>
          </table:table-cell>
          <table:table-cell office:value-type="float" office:value="1.973174E-015" calcext:value-type="float">
            <text:p>1.973174E-15</text:p>
          </table:table-cell>
          <table:table-cell office:value-type="float" office:value="9.938683E-016" calcext:value-type="float">
            <text:p>9.938683E-16</text:p>
          </table:table-cell>
          <table:table-cell office:value-type="float" office:value="9.766159E-016" calcext:value-type="float">
            <text:p>9.766159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4586" calcext:value-type="float">
            <text:p>-114.4586</text:p>
          </table:table-cell>
          <table:table-cell office:value-type="float" office:value="-0.02421777" calcext:value-type="float">
            <text:p>-0.02421777</text:p>
          </table:table-cell>
          <table:table-cell office:value-type="float" office:value="-0.02366593" calcext:value-type="float">
            <text:p>-0.02366593</text:p>
          </table:table-cell>
          <table:table-cell office:value-type="float" office:value="-0.0219374" calcext:value-type="float">
            <text:p>-0.0219374</text:p>
          </table:table-cell>
          <table:table-cell office:value-type="float" office:value="-0.01996868" calcext:value-type="float">
            <text:p>-0.01996868</text:p>
          </table:table-cell>
          <table:table-cell office:value-type="float" office:value="-0.01837264" calcext:value-type="float">
            <text:p>-0.01837264</text:p>
          </table:table-cell>
          <table:table-cell office:value-type="float" office:value="-0.01609962" calcext:value-type="float">
            <text:p>-0.01609962</text:p>
          </table:table-cell>
          <table:table-cell office:value-type="float" office:value="-0.01250422" calcext:value-type="float">
            <text:p>-0.01250422</text:p>
          </table:table-cell>
          <table:table-cell office:value-type="float" office:value="-0.006933403" calcext:value-type="float">
            <text:p>-0.006933403</text:p>
          </table:table-cell>
          <table:table-cell office:value-type="float" office:value="-0.003758055" calcext:value-type="float">
            <text:p>-0.003758055</text:p>
          </table:table-cell>
          <table:table-cell office:value-type="float" office:value="1008.108" calcext:value-type="float">
            <text:p>1008.108</text:p>
          </table:table-cell>
          <table:table-cell office:value-type="float" office:value="0" calcext:value-type="float">
            <text:p>0</text:p>
          </table:table-cell>
          <table:table-cell office:value-type="float" office:value="-62.21586" calcext:value-type="float">
            <text:p>-62.21586</text:p>
          </table:table-cell>
          <table:table-cell office:value-type="float" office:value="0.001068445" calcext:value-type="float">
            <text:p>0.00106844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209" calcext:value-type="float">
            <text:p>-1.2282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275.1598" calcext:value-type="float">
            <text:p>275.1598</text:p>
          </table:table-cell>
          <table:table-cell office:value-type="float" office:value="36.2754" calcext:value-type="float">
            <text:p>36.275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4.757" calcext:value-type="float">
            <text:p>1254.757</text:p>
          </table:table-cell>
          <table:table-cell office:value-type="float" office:value="214.3354" calcext:value-type="float">
            <text:p>214.3354</text:p>
          </table:table-cell>
          <table:table-cell office:value-type="float" office:value="0" calcext:value-type="float">
            <text:p>0</text:p>
          </table:table-cell>
          <table:table-cell office:value-type="float" office:value="0.07583097" calcext:value-type="float">
            <text:p>0.07583097</text:p>
          </table:table-cell>
          <table:table-cell office:value-type="float" office:value="0.2915989" calcext:value-type="float">
            <text:p>0.2915989</text:p>
          </table:table-cell>
          <table:table-cell office:value-type="float" office:value="0.2925483" calcext:value-type="float">
            <text:p>0.2925483</text:p>
          </table:table-cell>
          <table:table-cell office:value-type="float" office:value="0.2950207" calcext:value-type="float">
            <text:p>0.2950207</text:p>
          </table:table-cell>
          <table:table-cell office:value-type="float" office:value="0.2980233" calcext:value-type="float">
            <text:p>0.2980233</text:p>
          </table:table-cell>
          <table:table-cell office:value-type="float" office:value="0.301137" calcext:value-type="float">
            <text:p>0.301137</text:p>
          </table:table-cell>
          <table:table-cell office:value-type="float" office:value="0.3511808" calcext:value-type="float">
            <text:p>0.3511808</text:p>
          </table:table-cell>
          <table:table-cell office:value-type="float" office:value="0.3642198" calcext:value-type="float">
            <text:p>0.3642198</text:p>
          </table:table-cell>
          <table:table-cell office:value-type="float" office:value="0.3882105" calcext:value-type="float">
            <text:p>0.3882105</text:p>
          </table:table-cell>
          <table:table-cell office:value-type="float" office:value="0.4139777" calcext:value-type="float">
            <text:p>0.4139777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69E-015" calcext:value-type="float">
            <text:p>1.97269E-15</text:p>
          </table:table-cell>
          <table:table-cell office:value-type="float" office:value="1.9731E-015" calcext:value-type="float">
            <text:p>1.9731E-15</text:p>
          </table:table-cell>
          <table:table-cell office:value-type="float" office:value="9.938617E-016" calcext:value-type="float">
            <text:p>9.938617E-16</text:p>
          </table:table-cell>
          <table:table-cell office:value-type="float" office:value="9.766093E-016" calcext:value-type="float">
            <text:p>9.766093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4.30575" calcext:value-type="float">
            <text:p>-94.30575</text:p>
          </table:table-cell>
          <table:table-cell office:value-type="float" office:value="-0.02322398" calcext:value-type="float">
            <text:p>-0.02322398</text:p>
          </table:table-cell>
          <table:table-cell office:value-type="float" office:value="-0.02270901" calcext:value-type="float">
            <text:p>-0.02270901</text:p>
          </table:table-cell>
          <table:table-cell office:value-type="float" office:value="-0.02143628" calcext:value-type="float">
            <text:p>-0.02143628</text:p>
          </table:table-cell>
          <table:table-cell office:value-type="float" office:value="-0.01998381" calcext:value-type="float">
            <text:p>-0.01998381</text:p>
          </table:table-cell>
          <table:table-cell office:value-type="float" office:value="-0.01858925" calcext:value-type="float">
            <text:p>-0.01858925</text:p>
          </table:table-cell>
          <table:table-cell office:value-type="float" office:value="-0.01644668" calcext:value-type="float">
            <text:p>-0.01644668</text:p>
          </table:table-cell>
          <table:table-cell office:value-type="float" office:value="-0.01279263" calcext:value-type="float">
            <text:p>-0.01279263</text:p>
          </table:table-cell>
          <table:table-cell office:value-type="float" office:value="-0.006950424" calcext:value-type="float">
            <text:p>-0.006950424</text:p>
          </table:table-cell>
          <table:table-cell office:value-type="float" office:value="-0.003761194" calcext:value-type="float">
            <text:p>-0.003761194</text:p>
          </table:table-cell>
          <table:table-cell office:value-type="float" office:value="1011.768" calcext:value-type="float">
            <text:p>1011.768</text:p>
          </table:table-cell>
          <table:table-cell office:value-type="float" office:value="0" calcext:value-type="float">
            <text:p>0</text:p>
          </table:table-cell>
          <table:table-cell office:value-type="float" office:value="-57.17476" calcext:value-type="float">
            <text:p>-57.17476</text:p>
          </table:table-cell>
          <table:table-cell office:value-type="float" office:value="0.001058761" calcext:value-type="float">
            <text:p>0.00105876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377" calcext:value-type="float">
            <text:p>-1.2283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275.7599" calcext:value-type="float">
            <text:p>275.7599</text:p>
          </table:table-cell>
          <table:table-cell office:value-type="float" office:value="36.89083" calcext:value-type="float">
            <text:p>36.8908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4.658" calcext:value-type="float">
            <text:p>1254.658</text:p>
          </table:table-cell>
          <table:table-cell office:value-type="float" office:value="214.4187" calcext:value-type="float">
            <text:p>214.4187</text:p>
          </table:table-cell>
          <table:table-cell office:value-type="float" office:value="0" calcext:value-type="float">
            <text:p>0</text:p>
          </table:table-cell>
          <table:table-cell office:value-type="float" office:value="0.08303056" calcext:value-type="float">
            <text:p>0.08303056</text:p>
          </table:table-cell>
          <table:table-cell office:value-type="float" office:value="0.2917967" calcext:value-type="float">
            <text:p>0.2917967</text:p>
          </table:table-cell>
          <table:table-cell office:value-type="float" office:value="0.292859" calcext:value-type="float">
            <text:p>0.292859</text:p>
          </table:table-cell>
          <table:table-cell office:value-type="float" office:value="0.2953615" calcext:value-type="float">
            <text:p>0.2953615</text:p>
          </table:table-cell>
          <table:table-cell office:value-type="float" office:value="0.2981458" calcext:value-type="float">
            <text:p>0.2981458</text:p>
          </table:table-cell>
          <table:table-cell office:value-type="float" office:value="0.3009715" calcext:value-type="float">
            <text:p>0.3009715</text:p>
          </table:table-cell>
          <table:table-cell office:value-type="float" office:value="0.350705" calcext:value-type="float">
            <text:p>0.350705</text:p>
          </table:table-cell>
          <table:table-cell office:value-type="float" office:value="0.3634988" calcext:value-type="float">
            <text:p>0.3634988</text:p>
          </table:table-cell>
          <table:table-cell office:value-type="float" office:value="0.3881397" calcext:value-type="float">
            <text:p>0.388139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883E-015" calcext:value-type="float">
            <text:p>1.972883E-15</text:p>
          </table:table-cell>
          <table:table-cell office:value-type="float" office:value="1.973022E-015" calcext:value-type="float">
            <text:p>1.973022E-15</text:p>
          </table:table-cell>
          <table:table-cell office:value-type="float" office:value="9.93854E-016" calcext:value-type="float">
            <text:p>9.93854E-16</text:p>
          </table:table-cell>
          <table:table-cell office:value-type="float" office:value="9.76602E-016" calcext:value-type="float">
            <text:p>9.76602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07599" calcext:value-type="float">
            <text:p>-54.07599</text:p>
          </table:table-cell>
          <table:table-cell office:value-type="float" office:value="-0.02310822" calcext:value-type="float">
            <text:p>-0.02310822</text:p>
          </table:table-cell>
          <table:table-cell office:value-type="float" office:value="-0.02254139" calcext:value-type="float">
            <text:p>-0.02254139</text:p>
          </table:table-cell>
          <table:table-cell office:value-type="float" office:value="-0.02126363" calcext:value-type="float">
            <text:p>-0.02126363</text:p>
          </table:table-cell>
          <table:table-cell office:value-type="float" office:value="-0.01992657" calcext:value-type="float">
            <text:p>-0.01992657</text:p>
          </table:table-cell>
          <table:table-cell office:value-type="float" office:value="-0.01866098" calcext:value-type="float">
            <text:p>-0.01866098</text:p>
          </table:table-cell>
          <table:table-cell office:value-type="float" office:value="-0.01666412" calcext:value-type="float">
            <text:p>-0.01666412</text:p>
          </table:table-cell>
          <table:table-cell office:value-type="float" office:value="-0.01303901" calcext:value-type="float">
            <text:p>-0.01303901</text:p>
          </table:table-cell>
          <table:table-cell office:value-type="float" office:value="-0.006962548" calcext:value-type="float">
            <text:p>-0.006962548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015.404" calcext:value-type="float">
            <text:p>1015.404</text:p>
          </table:table-cell>
          <table:table-cell office:value-type="float" office:value="0" calcext:value-type="float">
            <text:p>0</text:p>
          </table:table-cell>
          <table:table-cell office:value-type="float" office:value="-20.97453" calcext:value-type="float">
            <text:p>-20.97453</text:p>
          </table:table-cell>
          <table:table-cell office:value-type="float" office:value="0.001040493" calcext:value-type="float">
            <text:p>0.00104049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275.7599" calcext:value-type="float">
            <text:p>275.7599</text:p>
          </table:table-cell>
          <table:table-cell office:value-type="float" office:value="36.88641" calcext:value-type="float">
            <text:p>36.88641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4.624" calcext:value-type="float">
            <text:p>1254.624</text:p>
          </table:table-cell>
          <table:table-cell office:value-type="float" office:value="214.4557" calcext:value-type="float">
            <text:p>214.4557</text:p>
          </table:table-cell>
          <table:table-cell office:value-type="float" office:value="0" calcext:value-type="float">
            <text:p>0</text:p>
          </table:table-cell>
          <table:table-cell office:value-type="float" office:value="0.08603963" calcext:value-type="float">
            <text:p>0.08603963</text:p>
          </table:table-cell>
          <table:table-cell office:value-type="float" office:value="0.2927845" calcext:value-type="float">
            <text:p>0.2927845</text:p>
          </table:table-cell>
          <table:table-cell office:value-type="float" office:value="0.2937952" calcext:value-type="float">
            <text:p>0.2937952</text:p>
          </table:table-cell>
          <table:table-cell office:value-type="float" office:value="0.295897" calcext:value-type="float">
            <text:p>0.295897</text:p>
          </table:table-cell>
          <table:table-cell office:value-type="float" office:value="0.2983372" calcext:value-type="float">
            <text:p>0.2983372</text:p>
          </table:table-cell>
          <table:table-cell office:value-type="float" office:value="0.3009298" calcext:value-type="float">
            <text:p>0.3009298</text:p>
          </table:table-cell>
          <table:table-cell office:value-type="float" office:value="0.3504208" calcext:value-type="float">
            <text:p>0.3504208</text:p>
          </table:table-cell>
          <table:table-cell office:value-type="float" office:value="0.3629388" calcext:value-type="float">
            <text:p>0.3629388</text:p>
          </table:table-cell>
          <table:table-cell office:value-type="float" office:value="0.3880483" calcext:value-type="float">
            <text:p>0.3880483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076E-015" calcext:value-type="float">
            <text:p>1.973076E-15</text:p>
          </table:table-cell>
          <table:table-cell office:value-type="float" office:value="1.972941E-015" calcext:value-type="float">
            <text:p>1.972941E-15</text:p>
          </table:table-cell>
          <table:table-cell office:value-type="float" office:value="9.938455E-016" calcext:value-type="float">
            <text:p>9.938455E-16</text:p>
          </table:table-cell>
          <table:table-cell office:value-type="float" office:value="9.765954E-016" calcext:value-type="float">
            <text:p>9.765954E-16</text:p>
          </table:table-cell>
          <table:table-cell office:value-type="float" office:value="9.243935E-016" calcext:value-type="float">
            <text:p>9.2439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84949" calcext:value-type="float">
            <text:p>-43.84949</text:p>
          </table:table-cell>
          <table:table-cell office:value-type="float" office:value="-0.02257276" calcext:value-type="float">
            <text:p>-0.02257276</text:p>
          </table:table-cell>
          <table:table-cell office:value-type="float" office:value="-0.02204509" calcext:value-type="float">
            <text:p>-0.02204509</text:p>
          </table:table-cell>
          <table:table-cell office:value-type="float" office:value="-0.02099882" calcext:value-type="float">
            <text:p>-0.02099882</text:p>
          </table:table-cell>
          <table:table-cell office:value-type="float" office:value="-0.01983904" calcext:value-type="float">
            <text:p>-0.01983904</text:p>
          </table:table-cell>
          <table:table-cell office:value-type="float" office:value="-0.01867962" calcext:value-type="float">
            <text:p>-0.01867962</text:p>
          </table:table-cell>
          <table:table-cell office:value-type="float" office:value="-0.01679548" calcext:value-type="float">
            <text:p>-0.01679548</text:p>
          </table:table-cell>
          <table:table-cell office:value-type="float" office:value="-0.01323404" calcext:value-type="float">
            <text:p>-0.01323404</text:p>
          </table:table-cell>
          <table:table-cell office:value-type="float" office:value="-0.006978256" calcext:value-type="float">
            <text:p>-0.006978256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018.999" calcext:value-type="float">
            <text:p>1018.999</text:p>
          </table:table-cell>
          <table:table-cell office:value-type="float" office:value="0" calcext:value-type="float">
            <text:p>0</text:p>
          </table:table-cell>
          <table:table-cell office:value-type="float" office:value="-18.5653" calcext:value-type="float">
            <text:p>-18.5653</text:p>
          </table:table-cell>
          <table:table-cell office:value-type="float" office:value="0.001031882" calcext:value-type="float">
            <text:p>0.0010318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275.8599" calcext:value-type="float">
            <text:p>275.8599</text:p>
          </table:table-cell>
          <table:table-cell office:value-type="float" office:value="37.09031" calcext:value-type="float">
            <text:p>37.09031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4.504" calcext:value-type="float">
            <text:p>1254.504</text:p>
          </table:table-cell>
          <table:table-cell office:value-type="float" office:value="214.4703" calcext:value-type="float">
            <text:p>214.4703</text:p>
          </table:table-cell>
          <table:table-cell office:value-type="float" office:value="0" calcext:value-type="float">
            <text:p>0</text:p>
          </table:table-cell>
          <table:table-cell office:value-type="float" office:value="0.07981209" calcext:value-type="float">
            <text:p>0.07981209</text:p>
          </table:table-cell>
          <table:table-cell office:value-type="float" office:value="0.2935235" calcext:value-type="float">
            <text:p>0.2935235</text:p>
          </table:table-cell>
          <table:table-cell office:value-type="float" office:value="0.2943879" calcext:value-type="float">
            <text:p>0.2943879</text:p>
          </table:table-cell>
          <table:table-cell office:value-type="float" office:value="0.2962837" calcext:value-type="float">
            <text:p>0.2962837</text:p>
          </table:table-cell>
          <table:table-cell office:value-type="float" office:value="0.2985827" calcext:value-type="float">
            <text:p>0.2985827</text:p>
          </table:table-cell>
          <table:table-cell office:value-type="float" office:value="0.3010148" calcext:value-type="float">
            <text:p>0.3010148</text:p>
          </table:table-cell>
          <table:table-cell office:value-type="float" office:value="0.3502696" calcext:value-type="float">
            <text:p>0.3502696</text:p>
          </table:table-cell>
          <table:table-cell office:value-type="float" office:value="0.3625121" calcext:value-type="float">
            <text:p>0.3625121</text:p>
          </table:table-cell>
          <table:table-cell office:value-type="float" office:value="0.3879489" calcext:value-type="float">
            <text:p>0.3879489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324E-015" calcext:value-type="float">
            <text:p>1.973324E-15</text:p>
          </table:table-cell>
          <table:table-cell office:value-type="float" office:value="1.972839E-015" calcext:value-type="float">
            <text:p>1.972839E-15</text:p>
          </table:table-cell>
          <table:table-cell office:value-type="float" office:value="9.938339E-016" calcext:value-type="float">
            <text:p>9.938339E-16</text:p>
          </table:table-cell>
          <table:table-cell office:value-type="float" office:value="9.765892E-016" calcext:value-type="float">
            <text:p>9.765892E-16</text:p>
          </table:table-cell>
          <table:table-cell office:value-type="float" office:value="9.24393E-016" calcext:value-type="float">
            <text:p>9.2439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9903" calcext:value-type="float">
            <text:p>-68.9903</text:p>
          </table:table-cell>
          <table:table-cell office:value-type="float" office:value="-0.02218208" calcext:value-type="float">
            <text:p>-0.02218208</text:p>
          </table:table-cell>
          <table:table-cell office:value-type="float" office:value="-0.02173936" calcext:value-type="float">
            <text:p>-0.02173936</text:p>
          </table:table-cell>
          <table:table-cell office:value-type="float" office:value="-0.02080919" calcext:value-type="float">
            <text:p>-0.02080919</text:p>
          </table:table-cell>
          <table:table-cell office:value-type="float" office:value="-0.01972621" calcext:value-type="float">
            <text:p>-0.01972621</text:p>
          </table:table-cell>
          <table:table-cell office:value-type="float" office:value="-0.01864344" calcext:value-type="float">
            <text:p>-0.01864344</text:p>
          </table:table-cell>
          <table:table-cell office:value-type="float" office:value="-0.01686605" calcext:value-type="float">
            <text:p>-0.01686605</text:p>
          </table:table-cell>
          <table:table-cell office:value-type="float" office:value="-0.01338477" calcext:value-type="float">
            <text:p>-0.01338477</text:p>
          </table:table-cell>
          <table:table-cell office:value-type="float" office:value="-0.00699542" calcext:value-type="float">
            <text:p>-0.00699542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022.583" calcext:value-type="float">
            <text:p>1022.583</text:p>
          </table:table-cell>
          <table:table-cell office:value-type="float" office:value="0" calcext:value-type="float">
            <text:p>0</text:p>
          </table:table-cell>
          <table:table-cell office:value-type="float" office:value="-39.59149" calcext:value-type="float">
            <text:p>-39.59149</text:p>
          </table:table-cell>
          <table:table-cell office:value-type="float" office:value="0.001017099" calcext:value-type="float">
            <text:p>0.00101709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275.8599" calcext:value-type="float">
            <text:p>275.8599</text:p>
          </table:table-cell>
          <table:table-cell office:value-type="float" office:value="37.04428" calcext:value-type="float">
            <text:p>37.04428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4.553" calcext:value-type="float">
            <text:p>1254.553</text:p>
          </table:table-cell>
          <table:table-cell office:value-type="float" office:value="214.4657" calcext:value-type="float">
            <text:p>214.4657</text:p>
          </table:table-cell>
          <table:table-cell office:value-type="float" office:value="0" calcext:value-type="float">
            <text:p>0</text:p>
          </table:table-cell>
          <table:table-cell office:value-type="float" office:value="0.08608714" calcext:value-type="float">
            <text:p>0.08608714</text:p>
          </table:table-cell>
          <table:table-cell office:value-type="float" office:value="0.2941004" calcext:value-type="float">
            <text:p>0.2941004</text:p>
          </table:table-cell>
          <table:table-cell office:value-type="float" office:value="0.2950033" calcext:value-type="float">
            <text:p>0.2950033</text:p>
          </table:table-cell>
          <table:table-cell office:value-type="float" office:value="0.2967339" calcext:value-type="float">
            <text:p>0.2967339</text:p>
          </table:table-cell>
          <table:table-cell office:value-type="float" office:value="0.2988437" calcext:value-type="float">
            <text:p>0.2988437</text:p>
          </table:table-cell>
          <table:table-cell office:value-type="float" office:value="0.3011154" calcext:value-type="float">
            <text:p>0.3011154</text:p>
          </table:table-cell>
          <table:table-cell office:value-type="float" office:value="0.3500636" calcext:value-type="float">
            <text:p>0.3500636</text:p>
          </table:table-cell>
          <table:table-cell office:value-type="float" office:value="0.3620975" calcext:value-type="float">
            <text:p>0.3620975</text:p>
          </table:table-cell>
          <table:table-cell office:value-type="float" office:value="0.3879535" calcext:value-type="float">
            <text:p>0.3879535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872E-015" calcext:value-type="float">
            <text:p>1.971872E-15</text:p>
          </table:table-cell>
          <table:table-cell office:value-type="float" office:value="1.972722E-015" calcext:value-type="float">
            <text:p>1.972722E-15</text:p>
          </table:table-cell>
          <table:table-cell office:value-type="float" office:value="9.93819E-016" calcext:value-type="float">
            <text:p>9.93819E-16</text:p>
          </table:table-cell>
          <table:table-cell office:value-type="float" office:value="9.765852E-016" calcext:value-type="float">
            <text:p>9.765852E-16</text:p>
          </table:table-cell>
          <table:table-cell office:value-type="float" office:value="9.243906E-016" calcext:value-type="float">
            <text:p>9.24390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46931" calcext:value-type="float">
            <text:p>-43.46931</text:p>
          </table:table-cell>
          <table:table-cell office:value-type="float" office:value="-0.02188013" calcext:value-type="float">
            <text:p>-0.02188013</text:p>
          </table:table-cell>
          <table:table-cell office:value-type="float" office:value="-0.02142466" calcext:value-type="float">
            <text:p>-0.02142466</text:p>
          </table:table-cell>
          <table:table-cell office:value-type="float" office:value="-0.0205915" calcext:value-type="float">
            <text:p>-0.0205915</text:p>
          </table:table-cell>
          <table:table-cell office:value-type="float" office:value="-0.01960738" calcext:value-type="float">
            <text:p>-0.01960738</text:p>
          </table:table-cell>
          <table:table-cell office:value-type="float" office:value="-0.01860033" calcext:value-type="float">
            <text:p>-0.01860033</text:p>
          </table:table-cell>
          <table:table-cell office:value-type="float" office:value="-0.01696168" calcext:value-type="float">
            <text:p>-0.01696168</text:p>
          </table:table-cell>
          <table:table-cell office:value-type="float" office:value="-0.01353264" calcext:value-type="float">
            <text:p>-0.01353264</text:p>
          </table:table-cell>
          <table:table-cell office:value-type="float" office:value="-0.006994813" calcext:value-type="float">
            <text:p>-0.006994813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026.154" calcext:value-type="float">
            <text:p>1026.154</text:p>
          </table:table-cell>
          <table:table-cell office:value-type="float" office:value="0" calcext:value-type="float">
            <text:p>0</text:p>
          </table:table-cell>
          <table:table-cell office:value-type="float" office:value="-24.89502" calcext:value-type="float">
            <text:p>-24.89502</text:p>
          </table:table-cell>
          <table:table-cell office:value-type="float" office:value="0.00100504" calcext:value-type="float">
            <text:p>0.001005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278.5599" calcext:value-type="float">
            <text:p>278.5599</text:p>
          </table:table-cell>
          <table:table-cell office:value-type="float" office:value="39.36495" calcext:value-type="float">
            <text:p>39.36495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4.938" calcext:value-type="float">
            <text:p>1254.938</text:p>
          </table:table-cell>
          <table:table-cell office:value-type="float" office:value="214.4582" calcext:value-type="float">
            <text:p>214.4582</text:p>
          </table:table-cell>
          <table:table-cell office:value-type="float" office:value="0" calcext:value-type="float">
            <text:p>0</text:p>
          </table:table-cell>
          <table:table-cell office:value-type="float" office:value="0.2161436" calcext:value-type="float">
            <text:p>0.2161436</text:p>
          </table:table-cell>
          <table:table-cell office:value-type="float" office:value="0.2721316" calcext:value-type="float">
            <text:p>0.2721316</text:p>
          </table:table-cell>
          <table:table-cell office:value-type="float" office:value="0.285571" calcext:value-type="float">
            <text:p>0.285571</text:p>
          </table:table-cell>
          <table:table-cell office:value-type="float" office:value="0.294384" calcext:value-type="float">
            <text:p>0.294384</text:p>
          </table:table-cell>
          <table:table-cell office:value-type="float" office:value="0.2984338" calcext:value-type="float">
            <text:p>0.2984338</text:p>
          </table:table-cell>
          <table:table-cell office:value-type="float" office:value="0.3011227" calcext:value-type="float">
            <text:p>0.3011227</text:p>
          </table:table-cell>
          <table:table-cell office:value-type="float" office:value="0.3500671" calcext:value-type="float">
            <text:p>0.3500671</text:p>
          </table:table-cell>
          <table:table-cell office:value-type="float" office:value="0.3617733" calcext:value-type="float">
            <text:p>0.3617733</text:p>
          </table:table-cell>
          <table:table-cell office:value-type="float" office:value="0.3879541" calcext:value-type="float">
            <text:p>0.3879541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132E-015" calcext:value-type="float">
            <text:p>1.972132E-15</text:p>
          </table:table-cell>
          <table:table-cell office:value-type="float" office:value="1.972621E-015" calcext:value-type="float">
            <text:p>1.972621E-15</text:p>
          </table:table-cell>
          <table:table-cell office:value-type="float" office:value="9.938053E-016" calcext:value-type="float">
            <text:p>9.938053E-16</text:p>
          </table:table-cell>
          <table:table-cell office:value-type="float" office:value="9.765819E-016" calcext:value-type="float">
            <text:p>9.765819E-16</text:p>
          </table:table-cell>
          <table:table-cell office:value-type="float" office:value="9.243882E-016" calcext:value-type="float">
            <text:p>9.24388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566974" calcext:value-type="float">
            <text:p>-0.1566974</text:p>
          </table:table-cell>
          <table:table-cell office:value-type="float" office:value="-0.03669934" calcext:value-type="float">
            <text:p>-0.03669934</text:p>
          </table:table-cell>
          <table:table-cell office:value-type="float" office:value="-0.02677288" calcext:value-type="float">
            <text:p>-0.02677288</text:p>
          </table:table-cell>
          <table:table-cell office:value-type="float" office:value="-0.02172399" calcext:value-type="float">
            <text:p>-0.02172399</text:p>
          </table:table-cell>
          <table:table-cell office:value-type="float" office:value="-0.01978362" calcext:value-type="float">
            <text:p>-0.01978362</text:p>
          </table:table-cell>
          <table:table-cell office:value-type="float" office:value="-0.01859432" calcext:value-type="float">
            <text:p>-0.01859432</text:p>
          </table:table-cell>
          <table:table-cell office:value-type="float" office:value="-0.01695974" calcext:value-type="float">
            <text:p>-0.01695974</text:p>
          </table:table-cell>
          <table:table-cell office:value-type="float" office:value="-0.01364993" calcext:value-type="float">
            <text:p>-0.01364993</text:p>
          </table:table-cell>
          <table:table-cell office:value-type="float" office:value="-0.00699468" calcext:value-type="float">
            <text:p>-0.00699468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029.714" calcext:value-type="float">
            <text:p>1029.714</text:p>
          </table:table-cell>
          <table:table-cell office:value-type="float" office:value="0" calcext:value-type="float">
            <text:p>0</text:p>
          </table:table-cell>
          <table:table-cell office:value-type="float" office:value="-0.2158434" calcext:value-type="float">
            <text:p>-0.2158434</text:p>
          </table:table-cell>
          <table:table-cell office:value-type="float" office:value="0.0009593429" calcext:value-type="float">
            <text:p>0.000959342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305.1599" calcext:value-type="float">
            <text:p>305.1599</text:p>
          </table:table-cell>
          <table:table-cell office:value-type="float" office:value="41.56979" calcext:value-type="float">
            <text:p>41.56979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76.614" calcext:value-type="float">
            <text:p>1276.614</text:p>
          </table:table-cell>
          <table:table-cell office:value-type="float" office:value="217.1771" calcext:value-type="float">
            <text:p>217.1771</text:p>
          </table:table-cell>
          <table:table-cell office:value-type="float" office:value="0" calcext:value-type="float">
            <text:p>0</text:p>
          </table:table-cell>
          <table:table-cell office:value-type="float" office:value="0.3940028" calcext:value-type="float">
            <text:p>0.3940028</text:p>
          </table:table-cell>
          <table:table-cell office:value-type="float" office:value="0.3960379" calcext:value-type="float">
            <text:p>0.3960379</text:p>
          </table:table-cell>
          <table:table-cell office:value-type="float" office:value="0.4010875" calcext:value-type="float">
            <text:p>0.4010875</text:p>
          </table:table-cell>
          <table:table-cell office:value-type="float" office:value="0.4011966" calcext:value-type="float">
            <text:p>0.4011966</text:p>
          </table:table-cell>
          <table:table-cell office:value-type="float" office:value="0.3718579" calcext:value-type="float">
            <text:p>0.3718579</text:p>
          </table:table-cell>
          <table:table-cell office:value-type="float" office:value="0.3314017" calcext:value-type="float">
            <text:p>0.3314017</text:p>
          </table:table-cell>
          <table:table-cell office:value-type="float" office:value="0.3761832" calcext:value-type="float">
            <text:p>0.3761832</text:p>
          </table:table-cell>
          <table:table-cell office:value-type="float" office:value="0.3622761" calcext:value-type="float">
            <text:p>0.3622761</text:p>
          </table:table-cell>
          <table:table-cell office:value-type="float" office:value="0.3874585" calcext:value-type="float">
            <text:p>0.3874585</text:p>
          </table:table-cell>
          <table:table-cell office:value-type="float" office:value="0.4133319" calcext:value-type="float">
            <text:p>0.4133319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258E-015" calcext:value-type="float">
            <text:p>1.972258E-15</text:p>
          </table:table-cell>
          <table:table-cell office:value-type="float" office:value="1.972577E-015" calcext:value-type="float">
            <text:p>1.972577E-15</text:p>
          </table:table-cell>
          <table:table-cell office:value-type="float" office:value="9.938E-016" calcext:value-type="float">
            <text:p>9.938E-16</text:p>
          </table:table-cell>
          <table:table-cell office:value-type="float" office:value="9.765793E-016" calcext:value-type="float">
            <text:p>9.765793E-16</text:p>
          </table:table-cell>
          <table:table-cell office:value-type="float" office:value="9.243842E-016" calcext:value-type="float">
            <text:p>9.24384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791812" calcext:value-type="float">
            <text:p>-0.002791812</text:p>
          </table:table-cell>
          <table:table-cell office:value-type="float" office:value="-0.002686311" calcext:value-type="float">
            <text:p>-0.002686311</text:p>
          </table:table-cell>
          <table:table-cell office:value-type="float" office:value="-0.002455577" calcext:value-type="float">
            <text:p>-0.002455577</text:p>
          </table:table-cell>
          <table:table-cell office:value-type="float" office:value="-0.002440169" calcext:value-type="float">
            <text:p>-0.002440169</text:p>
          </table:table-cell>
          <table:table-cell office:value-type="float" office:value="-0.004506886" calcext:value-type="float">
            <text:p>-0.004506886</text:p>
          </table:table-cell>
          <table:table-cell office:value-type="float" office:value="-0.009937477" calcext:value-type="float">
            <text:p>-0.009937477</text:p>
          </table:table-cell>
          <table:table-cell office:value-type="float" office:value="-0.008452826" calcext:value-type="float">
            <text:p>-0.008452826</text:p>
          </table:table-cell>
          <table:table-cell office:value-type="float" office:value="-0.01347663" calcext:value-type="float">
            <text:p>-0.01347663</text:p>
          </table:table-cell>
          <table:table-cell office:value-type="float" office:value="-0.007081208" calcext:value-type="float">
            <text:p>-0.007081208</text:p>
          </table:table-cell>
          <table:table-cell office:value-type="float" office:value="-0.003818295" calcext:value-type="float">
            <text:p>-0.003818295</text:p>
          </table:table-cell>
          <table:table-cell office:value-type="float" office:value="1036.604" calcext:value-type="float">
            <text:p>1036.604</text:p>
          </table:table-cell>
          <table:table-cell office:value-type="float" office:value="0" calcext:value-type="float">
            <text:p>0</text:p>
          </table:table-cell>
          <table:table-cell office:value-type="float" office:value="-0.002804271" calcext:value-type="float">
            <text:p>-0.002804271</text:p>
          </table:table-cell>
          <table:table-cell office:value-type="float" office:value="0.0008675589" calcext:value-type="float">
            <text:p>0.00086755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31408" calcext:value-type="float">
            <text:p>-1.2314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305.1599" calcext:value-type="float">
            <text:p>305.1599</text:p>
          </table:table-cell>
          <table:table-cell office:value-type="float" office:value="46.50533" calcext:value-type="float">
            <text:p>46.5053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6.455" calcext:value-type="float">
            <text:p>1266.455</text:p>
          </table:table-cell>
          <table:table-cell office:value-type="float" office:value="222.3998" calcext:value-type="float">
            <text:p>222.3998</text:p>
          </table:table-cell>
          <table:table-cell office:value-type="float" office:value="0" calcext:value-type="float">
            <text:p>0</text:p>
          </table:table-cell>
          <table:table-cell office:value-type="float" office:value="0.09324127" calcext:value-type="float">
            <text:p>0.09324127</text:p>
          </table:table-cell>
          <table:table-cell office:value-type="float" office:value="0.3323691" calcext:value-type="float">
            <text:p>0.3323691</text:p>
          </table:table-cell>
          <table:table-cell office:value-type="float" office:value="0.3345063" calcext:value-type="float">
            <text:p>0.3345063</text:p>
          </table:table-cell>
          <table:table-cell office:value-type="float" office:value="0.3389755" calcext:value-type="float">
            <text:p>0.3389755</text:p>
          </table:table-cell>
          <table:table-cell office:value-type="float" office:value="0.3430936" calcext:value-type="float">
            <text:p>0.3430936</text:p>
          </table:table-cell>
          <table:table-cell office:value-type="float" office:value="0.3460976" calcext:value-type="float">
            <text:p>0.3460976</text:p>
          </table:table-cell>
          <table:table-cell office:value-type="float" office:value="0.3827648" calcext:value-type="float">
            <text:p>0.3827648</text:p>
          </table:table-cell>
          <table:table-cell office:value-type="float" office:value="0.3645969" calcext:value-type="float">
            <text:p>0.3645969</text:p>
          </table:table-cell>
          <table:table-cell office:value-type="float" office:value="0.3875486" calcext:value-type="float">
            <text:p>0.3875486</text:p>
          </table:table-cell>
          <table:table-cell office:value-type="float" office:value="0.4137146" calcext:value-type="float">
            <text:p>0.4137146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496E-015" calcext:value-type="float">
            <text:p>1.972496E-15</text:p>
          </table:table-cell>
          <table:table-cell office:value-type="float" office:value="1.972479E-015" calcext:value-type="float">
            <text:p>1.972479E-15</text:p>
          </table:table-cell>
          <table:table-cell office:value-type="float" office:value="9.937892E-016" calcext:value-type="float">
            <text:p>9.937892E-16</text:p>
          </table:table-cell>
          <table:table-cell office:value-type="float" office:value="9.765755E-016" calcext:value-type="float">
            <text:p>9.765755E-16</text:p>
          </table:table-cell>
          <table:table-cell office:value-type="float" office:value="9.243813E-016" calcext:value-type="float">
            <text:p>9.24381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.62433" calcext:value-type="float">
            <text:p>-25.62433</text:p>
          </table:table-cell>
          <table:table-cell office:value-type="float" office:value="-0.009325519" calcext:value-type="float">
            <text:p>-0.009325519</text:p>
          </table:table-cell>
          <table:table-cell office:value-type="float" office:value="-0.00892673" calcext:value-type="float">
            <text:p>-0.00892673</text:p>
          </table:table-cell>
          <table:table-cell office:value-type="float" office:value="-0.008151875" calcext:value-type="float">
            <text:p>-0.008151875</text:p>
          </table:table-cell>
          <table:table-cell office:value-type="float" office:value="-0.007494405" calcext:value-type="float">
            <text:p>-0.007494405</text:p>
          </table:table-cell>
          <table:table-cell office:value-type="float" office:value="-0.007050259" calcext:value-type="float">
            <text:p>-0.007050259</text:p>
          </table:table-cell>
          <table:table-cell office:value-type="float" office:value="-0.00716457" calcext:value-type="float">
            <text:p>-0.00716457</text:p>
          </table:table-cell>
          <table:table-cell office:value-type="float" office:value="-0.01267647" calcext:value-type="float">
            <text:p>-0.01267647</text:p>
          </table:table-cell>
          <table:table-cell office:value-type="float" office:value="-0.007065451" calcext:value-type="float">
            <text:p>-0.007065451</text:p>
          </table:table-cell>
          <table:table-cell office:value-type="float" office:value="-0.00378454" calcext:value-type="float">
            <text:p>-0.00378454</text:p>
          </table:table-cell>
          <table:table-cell office:value-type="float" office:value="1045.61" calcext:value-type="float">
            <text:p>1045.61</text:p>
          </table:table-cell>
          <table:table-cell office:value-type="float" office:value="0" calcext:value-type="float">
            <text:p>0</text:p>
          </table:table-cell>
          <table:table-cell office:value-type="float" office:value="-25.62641" calcext:value-type="float">
            <text:p>-25.62641</text:p>
          </table:table-cell>
          <table:table-cell office:value-type="float" office:value="0.0008223006" calcext:value-type="float">
            <text:p>0.000822300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9622" calcext:value-type="float">
            <text:p>-1.2296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305.1599" calcext:value-type="float">
            <text:p>305.1599</text:p>
          </table:table-cell>
          <table:table-cell office:value-type="float" office:value="46.71962" calcext:value-type="float">
            <text:p>46.71962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226.1182" calcext:value-type="float">
            <text:p>226.1182</text:p>
          </table:table-cell>
          <table:table-cell office:value-type="float" office:value="0" calcext:value-type="float">
            <text:p>0</text:p>
          </table:table-cell>
          <table:table-cell office:value-type="float" office:value="0.0739666" calcext:value-type="float">
            <text:p>0.0739666</text:p>
          </table:table-cell>
          <table:table-cell office:value-type="float" office:value="0.3187437" calcext:value-type="float">
            <text:p>0.3187437</text:p>
          </table:table-cell>
          <table:table-cell office:value-type="float" office:value="0.3200966" calcext:value-type="float">
            <text:p>0.3200966</text:p>
          </table:table-cell>
          <table:table-cell office:value-type="float" office:value="0.3226299" calcext:value-type="float">
            <text:p>0.3226299</text:p>
          </table:table-cell>
          <table:table-cell office:value-type="float" office:value="0.3254039" calcext:value-type="float">
            <text:p>0.3254039</text:p>
          </table:table-cell>
          <table:table-cell office:value-type="float" office:value="0.3284257" calcext:value-type="float">
            <text:p>0.3284257</text:p>
          </table:table-cell>
          <table:table-cell office:value-type="float" office:value="0.3734747" calcext:value-type="float">
            <text:p>0.3734747</text:p>
          </table:table-cell>
          <table:table-cell office:value-type="float" office:value="0.3661048" calcext:value-type="float">
            <text:p>0.3661048</text:p>
          </table:table-cell>
          <table:table-cell office:value-type="float" office:value="0.387725" calcext:value-type="float">
            <text:p>0.387725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722E-015" calcext:value-type="float">
            <text:p>1.972722E-15</text:p>
          </table:table-cell>
          <table:table-cell office:value-type="float" office:value="1.972388E-015" calcext:value-type="float">
            <text:p>1.972388E-15</text:p>
          </table:table-cell>
          <table:table-cell office:value-type="float" office:value="9.937771E-016" calcext:value-type="float">
            <text:p>9.937771E-16</text:p>
          </table:table-cell>
          <table:table-cell office:value-type="float" office:value="9.765732E-016" calcext:value-type="float">
            <text:p>9.765732E-16</text:p>
          </table:table-cell>
          <table:table-cell office:value-type="float" office:value="9.243782E-016" calcext:value-type="float">
            <text:p>9.24378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5118" calcext:value-type="float">
            <text:p>-108.5118</text:p>
          </table:table-cell>
          <table:table-cell office:value-type="float" office:value="-0.01247719" calcext:value-type="float">
            <text:p>-0.01247719</text:p>
          </table:table-cell>
          <table:table-cell office:value-type="float" office:value="-0.01212423" calcext:value-type="float">
            <text:p>-0.01212423</text:p>
          </table:table-cell>
          <table:table-cell office:value-type="float" office:value="-0.01149986" calcext:value-type="float">
            <text:p>-0.01149986</text:p>
          </table:table-cell>
          <table:table-cell office:value-type="float" office:value="-0.01084054" calcext:value-type="float">
            <text:p>-0.01084054</text:p>
          </table:table-cell>
          <table:table-cell office:value-type="float" office:value="-0.01016355" calcext:value-type="float">
            <text:p>-0.01016355</text:p>
          </table:table-cell>
          <table:table-cell office:value-type="float" office:value="-0.009066847" calcext:value-type="float">
            <text:p>-0.009066847</text:p>
          </table:table-cell>
          <table:table-cell office:value-type="float" office:value="-0.01217964" calcext:value-type="float">
            <text:p>-0.01217964</text:p>
          </table:table-cell>
          <table:table-cell office:value-type="float" office:value="-0.007034754" calcext:value-type="float">
            <text:p>-0.007034754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053.041" calcext:value-type="float">
            <text:p>1053.041</text:p>
          </table:table-cell>
          <table:table-cell office:value-type="float" office:value="0" calcext:value-type="float">
            <text:p>0</text:p>
          </table:table-cell>
          <table:table-cell office:value-type="float" office:value="-60.32745" calcext:value-type="float">
            <text:p>-60.32745</text:p>
          </table:table-cell>
          <table:table-cell office:value-type="float" office:value="0.0008082833" calcext:value-type="float">
            <text:p>0.000808283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305.1599" calcext:value-type="float">
            <text:p>305.1599</text:p>
          </table:table-cell>
          <table:table-cell office:value-type="float" office:value="46.68925" calcext:value-type="float">
            <text:p>46.68925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9.941" calcext:value-type="float">
            <text:p>1259.941</text:p>
          </table:table-cell>
          <table:table-cell office:value-type="float" office:value="228.7276" calcext:value-type="float">
            <text:p>228.7276</text:p>
          </table:table-cell>
          <table:table-cell office:value-type="float" office:value="0" calcext:value-type="float">
            <text:p>0</text:p>
          </table:table-cell>
          <table:table-cell office:value-type="float" office:value="0.0773807" calcext:value-type="float">
            <text:p>0.0773807</text:p>
          </table:table-cell>
          <table:table-cell office:value-type="float" office:value="0.3096266" calcext:value-type="float">
            <text:p>0.3096266</text:p>
          </table:table-cell>
          <table:table-cell office:value-type="float" office:value="0.3107311" calcext:value-type="float">
            <text:p>0.3107311</text:p>
          </table:table-cell>
          <table:table-cell office:value-type="float" office:value="0.3128306" calcext:value-type="float">
            <text:p>0.3128306</text:p>
          </table:table-cell>
          <table:table-cell office:value-type="float" office:value="0.3152356" calcext:value-type="float">
            <text:p>0.3152356</text:p>
          </table:table-cell>
          <table:table-cell office:value-type="float" office:value="0.3179967" calcext:value-type="float">
            <text:p>0.3179967</text:p>
          </table:table-cell>
          <table:table-cell office:value-type="float" office:value="0.3653241" calcext:value-type="float">
            <text:p>0.3653241</text:p>
          </table:table-cell>
          <table:table-cell office:value-type="float" office:value="0.3664426" calcext:value-type="float">
            <text:p>0.3664426</text:p>
          </table:table-cell>
          <table:table-cell office:value-type="float" office:value="0.3878988" calcext:value-type="float">
            <text:p>0.3878988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946E-015" calcext:value-type="float">
            <text:p>1.972946E-15</text:p>
          </table:table-cell>
          <table:table-cell office:value-type="float" office:value="1.972298E-015" calcext:value-type="float">
            <text:p>1.972298E-15</text:p>
          </table:table-cell>
          <table:table-cell office:value-type="float" office:value="9.937674E-016" calcext:value-type="float">
            <text:p>9.937674E-16</text:p>
          </table:table-cell>
          <table:table-cell office:value-type="float" office:value="9.765699E-016" calcext:value-type="float">
            <text:p>9.765699E-16</text:p>
          </table:table-cell>
          <table:table-cell office:value-type="float" office:value="9.243745E-016" calcext:value-type="float">
            <text:p>9.24374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3.6248" calcext:value-type="float">
            <text:p>-83.6248</text:p>
          </table:table-cell>
          <table:table-cell office:value-type="float" office:value="-0.01527872" calcext:value-type="float">
            <text:p>-0.01527872</text:p>
          </table:table-cell>
          <table:table-cell office:value-type="float" office:value="-0.0149147" calcext:value-type="float">
            <text:p>-0.0149147</text:p>
          </table:table-cell>
          <table:table-cell office:value-type="float" office:value="-0.0142552" calcext:value-type="float">
            <text:p>-0.0142552</text:p>
          </table:table-cell>
          <table:table-cell office:value-type="float" office:value="-0.01352123" calcext:value-type="float">
            <text:p>-0.01352123</text:p>
          </table:table-cell>
          <table:table-cell office:value-type="float" office:value="-0.01272312" calcext:value-type="float">
            <text:p>-0.01272312</text:p>
          </table:table-cell>
          <table:table-cell office:value-type="float" office:value="-0.01122358" calcext:value-type="float">
            <text:p>-0.01122358</text:p>
          </table:table-cell>
          <table:table-cell office:value-type="float" office:value="-0.01206914" calcext:value-type="float">
            <text:p>-0.01206914</text:p>
          </table:table-cell>
          <table:table-cell office:value-type="float" office:value="-0.007004549" calcext:value-type="float">
            <text:p>-0.007004549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59.238" calcext:value-type="float">
            <text:p>1059.238</text:p>
          </table:table-cell>
          <table:table-cell office:value-type="float" office:value="0" calcext:value-type="float">
            <text:p>0</text:p>
          </table:table-cell>
          <table:table-cell office:value-type="float" office:value="-40.76443" calcext:value-type="float">
            <text:p>-40.76443</text:p>
          </table:table-cell>
          <table:table-cell office:value-type="float" office:value="0.0007988785" calcext:value-type="float">
            <text:p>0.000798878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305.6598" calcext:value-type="float">
            <text:p>305.6598</text:p>
          </table:table-cell>
          <table:table-cell office:value-type="float" office:value="46.64175" calcext:value-type="float">
            <text:p>46.64175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8.847" calcext:value-type="float">
            <text:p>1258.847</text:p>
          </table:table-cell>
          <table:table-cell office:value-type="float" office:value="230.3679" calcext:value-type="float">
            <text:p>230.3679</text:p>
          </table:table-cell>
          <table:table-cell office:value-type="float" office:value="0" calcext:value-type="float">
            <text:p>0</text:p>
          </table:table-cell>
          <table:table-cell office:value-type="float" office:value="0.1254707" calcext:value-type="float">
            <text:p>0.1254707</text:p>
          </table:table-cell>
          <table:table-cell office:value-type="float" office:value="0.3043228" calcext:value-type="float">
            <text:p>0.3043228</text:p>
          </table:table-cell>
          <table:table-cell office:value-type="float" office:value="0.3054621" calcext:value-type="float">
            <text:p>0.3054621</text:p>
          </table:table-cell>
          <table:table-cell office:value-type="float" office:value="0.307272" calcext:value-type="float">
            <text:p>0.307272</text:p>
          </table:table-cell>
          <table:table-cell office:value-type="float" office:value="0.3093636" calcext:value-type="float">
            <text:p>0.3093636</text:p>
          </table:table-cell>
          <table:table-cell office:value-type="float" office:value="0.3118255" calcext:value-type="float">
            <text:p>0.3118255</text:p>
          </table:table-cell>
          <table:table-cell office:value-type="float" office:value="0.3599664" calcext:value-type="float">
            <text:p>0.3599664</text:p>
          </table:table-cell>
          <table:table-cell office:value-type="float" office:value="0.3661125" calcext:value-type="float">
            <text:p>0.3661125</text:p>
          </table:table-cell>
          <table:table-cell office:value-type="float" office:value="0.3880315" calcext:value-type="float">
            <text:p>0.3880315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169E-015" calcext:value-type="float">
            <text:p>1.973169E-15</text:p>
          </table:table-cell>
          <table:table-cell office:value-type="float" office:value="1.972208E-015" calcext:value-type="float">
            <text:p>1.972208E-15</text:p>
          </table:table-cell>
          <table:table-cell office:value-type="float" office:value="9.937557E-016" calcext:value-type="float">
            <text:p>9.937557E-16</text:p>
          </table:table-cell>
          <table:table-cell office:value-type="float" office:value="9.76567E-016" calcext:value-type="float">
            <text:p>9.76567E-16</text:p>
          </table:table-cell>
          <table:table-cell office:value-type="float" office:value="9.24372E-016" calcext:value-type="float">
            <text:p>9.2437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264301" calcext:value-type="float">
            <text:p>-7.264301</text:p>
          </table:table-cell>
          <table:table-cell office:value-type="float" office:value="-0.01721204" calcext:value-type="float">
            <text:p>-0.01721204</text:p>
          </table:table-cell>
          <table:table-cell office:value-type="float" office:value="-0.01680534" calcext:value-type="float">
            <text:p>-0.01680534</text:p>
          </table:table-cell>
          <table:table-cell office:value-type="float" office:value="-0.01615219" calcext:value-type="float">
            <text:p>-0.01615219</text:p>
          </table:table-cell>
          <table:table-cell office:value-type="float" office:value="-0.01541341" calcext:value-type="float">
            <text:p>-0.01541341</text:p>
          </table:table-cell>
          <table:table-cell office:value-type="float" office:value="-0.01458527" calcext:value-type="float">
            <text:p>-0.01458527</text:p>
          </table:table-cell>
          <table:table-cell office:value-type="float" office:value="-0.01295047" calcext:value-type="float">
            <text:p>-0.01295047</text:p>
          </table:table-cell>
          <table:table-cell office:value-type="float" office:value="-0.01217255" calcext:value-type="float">
            <text:p>-0.01217255</text:p>
          </table:table-cell>
          <table:table-cell office:value-type="float" office:value="-0.006981531" calcext:value-type="float">
            <text:p>-0.006981531</text:p>
          </table:table-cell>
          <table:table-cell office:value-type="float" office:value="-0.003763393" calcext:value-type="float">
            <text:p>-0.003763393</text:p>
          </table:table-cell>
          <table:table-cell office:value-type="float" office:value="1064.456" calcext:value-type="float">
            <text:p>1064.456</text:p>
          </table:table-cell>
          <table:table-cell office:value-type="float" office:value="0" calcext:value-type="float">
            <text:p>0</text:p>
          </table:table-cell>
          <table:table-cell office:value-type="float" office:value="-0.5854427" calcext:value-type="float">
            <text:p>-0.5854427</text:p>
          </table:table-cell>
          <table:table-cell office:value-type="float" office:value="0.0007910501" calcext:value-type="float">
            <text:p>0.000791050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310.3599" calcext:value-type="float">
            <text:p>310.3599</text:p>
          </table:table-cell>
          <table:table-cell office:value-type="float" office:value="47.30278" calcext:value-type="float">
            <text:p>47.30278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61.426" calcext:value-type="float">
            <text:p>1261.426</text:p>
          </table:table-cell>
          <table:table-cell office:value-type="float" office:value="231.8265" calcext:value-type="float">
            <text:p>231.8265</text:p>
          </table:table-cell>
          <table:table-cell office:value-type="float" office:value="0" calcext:value-type="float">
            <text:p>0</text:p>
          </table:table-cell>
          <table:table-cell office:value-type="float" office:value="0.3194011" calcext:value-type="float">
            <text:p>0.3194011</text:p>
          </table:table-cell>
          <table:table-cell office:value-type="float" office:value="0.3193787" calcext:value-type="float">
            <text:p>0.3193787</text:p>
          </table:table-cell>
          <table:table-cell office:value-type="float" office:value="0.3180831" calcext:value-type="float">
            <text:p>0.3180831</text:p>
          </table:table-cell>
          <table:table-cell office:value-type="float" office:value="0.3113087" calcext:value-type="float">
            <text:p>0.3113087</text:p>
          </table:table-cell>
          <table:table-cell office:value-type="float" office:value="0.3080384" calcext:value-type="float">
            <text:p>0.3080384</text:p>
          </table:table-cell>
          <table:table-cell office:value-type="float" office:value="0.3087627" calcext:value-type="float">
            <text:p>0.3087627</text:p>
          </table:table-cell>
          <table:table-cell office:value-type="float" office:value="0.3569731" calcext:value-type="float">
            <text:p>0.3569731</text:p>
          </table:table-cell>
          <table:table-cell office:value-type="float" office:value="0.3655168" calcext:value-type="float">
            <text:p>0.3655168</text:p>
          </table:table-cell>
          <table:table-cell office:value-type="float" office:value="0.3881084" calcext:value-type="float">
            <text:p>0.3881084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352E-015" calcext:value-type="float">
            <text:p>1.973352E-15</text:p>
          </table:table-cell>
          <table:table-cell office:value-type="float" office:value="1.972134E-015" calcext:value-type="float">
            <text:p>1.972134E-15</text:p>
          </table:table-cell>
          <table:table-cell office:value-type="float" office:value="9.937472E-016" calcext:value-type="float">
            <text:p>9.937472E-16</text:p>
          </table:table-cell>
          <table:table-cell office:value-type="float" office:value="9.765633E-016" calcext:value-type="float">
            <text:p>9.765633E-16</text:p>
          </table:table-cell>
          <table:table-cell office:value-type="float" office:value="9.243692E-016" calcext:value-type="float">
            <text:p>9.24369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24364" calcext:value-type="float">
            <text:p>-0.01224364</text:p>
          </table:table-cell>
          <table:table-cell office:value-type="float" office:value="-0.01225228" calcext:value-type="float">
            <text:p>-0.01225228</text:p>
          </table:table-cell>
          <table:table-cell office:value-type="float" office:value="-0.01263854" calcext:value-type="float">
            <text:p>-0.01263854</text:p>
          </table:table-cell>
          <table:table-cell office:value-type="float" office:value="-0.01478043" calcext:value-type="float">
            <text:p>-0.01478043</text:p>
          </table:table-cell>
          <table:table-cell office:value-type="float" office:value="-0.01591032" calcext:value-type="float">
            <text:p>-0.01591032</text:p>
          </table:table-cell>
          <table:table-cell office:value-type="float" office:value="-0.0156326" calcext:value-type="float">
            <text:p>-0.0156326</text:p>
          </table:table-cell>
          <table:table-cell office:value-type="float" office:value="-0.01404066" calcext:value-type="float">
            <text:p>-0.01404066</text:p>
          </table:table-cell>
          <table:table-cell office:value-type="float" office:value="-0.01236398" calcext:value-type="float">
            <text:p>-0.01236398</text:p>
          </table:table-cell>
          <table:table-cell office:value-type="float" office:value="-0.006968168" calcext:value-type="float">
            <text:p>-0.006968168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069.467" calcext:value-type="float">
            <text:p>1069.467</text:p>
          </table:table-cell>
          <table:table-cell office:value-type="float" office:value="0" calcext:value-type="float">
            <text:p>0</text:p>
          </table:table-cell>
          <table:table-cell office:value-type="float" office:value="-0.01210449" calcext:value-type="float">
            <text:p>-0.01210449</text:p>
          </table:table-cell>
          <table:table-cell office:value-type="float" office:value="0.0007556928" calcext:value-type="float">
            <text:p>0.000755692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310.3599" calcext:value-type="float">
            <text:p>310.3599</text:p>
          </table:table-cell>
          <table:table-cell office:value-type="float" office:value="50.35277" calcext:value-type="float">
            <text:p>50.35277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7.156" calcext:value-type="float">
            <text:p>1257.156</text:p>
          </table:table-cell>
          <table:table-cell office:value-type="float" office:value="233.0443" calcext:value-type="float">
            <text:p>233.0443</text:p>
          </table:table-cell>
          <table:table-cell office:value-type="float" office:value="0" calcext:value-type="float">
            <text:p>0</text:p>
          </table:table-cell>
          <table:table-cell office:value-type="float" office:value="0.08352085" calcext:value-type="float">
            <text:p>0.08352085</text:p>
          </table:table-cell>
          <table:table-cell office:value-type="float" office:value="0.3015406" calcext:value-type="float">
            <text:p>0.3015406</text:p>
          </table:table-cell>
          <table:table-cell office:value-type="float" office:value="0.3026875" calcext:value-type="float">
            <text:p>0.3026875</text:p>
          </table:table-cell>
          <table:table-cell office:value-type="float" office:value="0.3049253" calcext:value-type="float">
            <text:p>0.3049253</text:p>
          </table:table-cell>
          <table:table-cell office:value-type="float" office:value="0.3065335" calcext:value-type="float">
            <text:p>0.3065335</text:p>
          </table:table-cell>
          <table:table-cell office:value-type="float" office:value="0.3080278" calcext:value-type="float">
            <text:p>0.3080278</text:p>
          </table:table-cell>
          <table:table-cell office:value-type="float" office:value="0.355283" calcext:value-type="float">
            <text:p>0.355283</text:p>
          </table:table-cell>
          <table:table-cell office:value-type="float" office:value="0.3648792" calcext:value-type="float">
            <text:p>0.3648792</text:p>
          </table:table-cell>
          <table:table-cell office:value-type="float" office:value="0.3881347" calcext:value-type="float">
            <text:p>0.388134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523E-015" calcext:value-type="float">
            <text:p>1.973523E-15</text:p>
          </table:table-cell>
          <table:table-cell office:value-type="float" office:value="1.972065E-015" calcext:value-type="float">
            <text:p>1.972065E-15</text:p>
          </table:table-cell>
          <table:table-cell office:value-type="float" office:value="9.937397E-016" calcext:value-type="float">
            <text:p>9.937397E-16</text:p>
          </table:table-cell>
          <table:table-cell office:value-type="float" office:value="9.765577E-016" calcext:value-type="float">
            <text:p>9.765577E-16</text:p>
          </table:table-cell>
          <table:table-cell office:value-type="float" office:value="9.243683E-016" calcext:value-type="float">
            <text:p>9.24368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1.04469" calcext:value-type="float">
            <text:p>-51.04469</text:p>
          </table:table-cell>
          <table:table-cell office:value-type="float" office:value="-0.01839286" calcext:value-type="float">
            <text:p>-0.01839286</text:p>
          </table:table-cell>
          <table:table-cell office:value-type="float" office:value="-0.01791586" calcext:value-type="float">
            <text:p>-0.01791586</text:p>
          </table:table-cell>
          <table:table-cell office:value-type="float" office:value="-0.01703331" calcext:value-type="float">
            <text:p>-0.01703331</text:p>
          </table:table-cell>
          <table:table-cell office:value-type="float" office:value="-0.01642966" calcext:value-type="float">
            <text:p>-0.01642966</text:p>
          </table:table-cell>
          <table:table-cell office:value-type="float" office:value="-0.01588557" calcext:value-type="float">
            <text:p>-0.01588557</text:p>
          </table:table-cell>
          <table:table-cell office:value-type="float" office:value="-0.0147028" calcext:value-type="float">
            <text:p>-0.0147028</text:p>
          </table:table-cell>
          <table:table-cell office:value-type="float" office:value="-0.01257306" calcext:value-type="float">
            <text:p>-0.01257306</text:p>
          </table:table-cell>
          <table:table-cell office:value-type="float" office:value="-0.006963557" calcext:value-type="float">
            <text:p>-0.006963557</text:p>
          </table:table-cell>
          <table:table-cell office:value-type="float" office:value="-0.003763393" calcext:value-type="float">
            <text:p>-0.003763393</text:p>
          </table:table-cell>
          <table:table-cell office:value-type="float" office:value="1074.251" calcext:value-type="float">
            <text:p>1074.251</text:p>
          </table:table-cell>
          <table:table-cell office:value-type="float" office:value="0" calcext:value-type="float">
            <text:p>0</text:p>
          </table:table-cell>
          <table:table-cell office:value-type="float" office:value="-26.23064" calcext:value-type="float">
            <text:p>-26.23064</text:p>
          </table:table-cell>
          <table:table-cell office:value-type="float" office:value="0.000732324" calcext:value-type="float">
            <text:p>0.00073232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310.3599" calcext:value-type="float">
            <text:p>310.3599</text:p>
          </table:table-cell>
          <table:table-cell office:value-type="float" office:value="50.43098" calcext:value-type="float">
            <text:p>50.43098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6.496" calcext:value-type="float">
            <text:p>1256.496</text:p>
          </table:table-cell>
          <table:table-cell office:value-type="float" office:value="233.6244" calcext:value-type="float">
            <text:p>233.6244</text:p>
          </table:table-cell>
          <table:table-cell office:value-type="float" office:value="0" calcext:value-type="float">
            <text:p>0</text:p>
          </table:table-cell>
          <table:table-cell office:value-type="float" office:value="0.07692368" calcext:value-type="float">
            <text:p>0.07692368</text:p>
          </table:table-cell>
          <table:table-cell office:value-type="float" office:value="0.3005945" calcext:value-type="float">
            <text:p>0.3005945</text:p>
          </table:table-cell>
          <table:table-cell office:value-type="float" office:value="0.3014204" calcext:value-type="float">
            <text:p>0.3014204</text:p>
          </table:table-cell>
          <table:table-cell office:value-type="float" office:value="0.302864" calcext:value-type="float">
            <text:p>0.302864</text:p>
          </table:table-cell>
          <table:table-cell office:value-type="float" office:value="0.3044476" calcext:value-type="float">
            <text:p>0.3044476</text:p>
          </table:table-cell>
          <table:table-cell office:value-type="float" office:value="0.3062495" calcext:value-type="float">
            <text:p>0.3062495</text:p>
          </table:table-cell>
          <table:table-cell office:value-type="float" office:value="0.3540368" calcext:value-type="float">
            <text:p>0.3540368</text:p>
          </table:table-cell>
          <table:table-cell office:value-type="float" office:value="0.3642894" calcext:value-type="float">
            <text:p>0.3642894</text:p>
          </table:table-cell>
          <table:table-cell office:value-type="float" office:value="0.3881217" calcext:value-type="float">
            <text:p>0.388121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731E-015" calcext:value-type="float">
            <text:p>1.973731E-15</text:p>
          </table:table-cell>
          <table:table-cell office:value-type="float" office:value="1.971984E-015" calcext:value-type="float">
            <text:p>1.971984E-15</text:p>
          </table:table-cell>
          <table:table-cell office:value-type="float" office:value="9.937299E-016" calcext:value-type="float">
            <text:p>9.937299E-16</text:p>
          </table:table-cell>
          <table:table-cell office:value-type="float" office:value="9.765534E-016" calcext:value-type="float">
            <text:p>9.765534E-16</text:p>
          </table:table-cell>
          <table:table-cell office:value-type="float" office:value="9.243662E-016" calcext:value-type="float">
            <text:p>9.24366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6.27354" calcext:value-type="float">
            <text:p>-86.27354</text:p>
          </table:table-cell>
          <table:table-cell office:value-type="float" office:value="-0.01879288" calcext:value-type="float">
            <text:p>-0.01879288</text:p>
          </table:table-cell>
          <table:table-cell office:value-type="float" office:value="-0.01844685" calcext:value-type="float">
            <text:p>-0.01844685</text:p>
          </table:table-cell>
          <table:table-cell office:value-type="float" office:value="-0.01786502" calcext:value-type="float">
            <text:p>-0.01786502</text:p>
          </table:table-cell>
          <table:table-cell office:value-type="float" office:value="-0.01723395" calcext:value-type="float">
            <text:p>-0.01723395</text:p>
          </table:table-cell>
          <table:table-cell office:value-type="float" office:value="-0.01653941" calcext:value-type="float">
            <text:p>-0.01653941</text:p>
          </table:table-cell>
          <table:table-cell office:value-type="float" office:value="-0.01520991" calcext:value-type="float">
            <text:p>-0.01520991</text:p>
          </table:table-cell>
          <table:table-cell office:value-type="float" office:value="-0.01277008" calcext:value-type="float">
            <text:p>-0.01277008</text:p>
          </table:table-cell>
          <table:table-cell office:value-type="float" office:value="-0.006965746" calcext:value-type="float">
            <text:p>-0.006965746</text:p>
          </table:table-cell>
          <table:table-cell office:value-type="float" office:value="-0.003763393" calcext:value-type="float">
            <text:p>-0.003763393</text:p>
          </table:table-cell>
          <table:table-cell office:value-type="float" office:value="1078.404" calcext:value-type="float">
            <text:p>1078.404</text:p>
          </table:table-cell>
          <table:table-cell office:value-type="float" office:value="0" calcext:value-type="float">
            <text:p>0</text:p>
          </table:table-cell>
          <table:table-cell office:value-type="float" office:value="-49.40243" calcext:value-type="float">
            <text:p>-49.40243</text:p>
          </table:table-cell>
          <table:table-cell office:value-type="float" office:value="0.000721503" calcext:value-type="float">
            <text:p>0.00072150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310.3599" calcext:value-type="float">
            <text:p>310.3599</text:p>
          </table:table-cell>
          <table:table-cell office:value-type="float" office:value="50.30783" calcext:value-type="float">
            <text:p>50.3078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6.283" calcext:value-type="float">
            <text:p>1256.283</text:p>
          </table:table-cell>
          <table:table-cell office:value-type="float" office:value="233.9582" calcext:value-type="float">
            <text:p>233.9582</text:p>
          </table:table-cell>
          <table:table-cell office:value-type="float" office:value="0" calcext:value-type="float">
            <text:p>0</text:p>
          </table:table-cell>
          <table:table-cell office:value-type="float" office:value="0.09022725" calcext:value-type="float">
            <text:p>0.09022725</text:p>
          </table:table-cell>
          <table:table-cell office:value-type="float" office:value="0.2999435" calcext:value-type="float">
            <text:p>0.2999435</text:p>
          </table:table-cell>
          <table:table-cell office:value-type="float" office:value="0.3008542" calcext:value-type="float">
            <text:p>0.3008542</text:p>
          </table:table-cell>
          <table:table-cell office:value-type="float" office:value="0.3020952" calcext:value-type="float">
            <text:p>0.3020952</text:p>
          </table:table-cell>
          <table:table-cell office:value-type="float" office:value="0.3035769" calcext:value-type="float">
            <text:p>0.3035769</text:p>
          </table:table-cell>
          <table:table-cell office:value-type="float" office:value="0.3052957" calcext:value-type="float">
            <text:p>0.3052957</text:p>
          </table:table-cell>
          <table:table-cell office:value-type="float" office:value="0.3531374" calcext:value-type="float">
            <text:p>0.3531374</text:p>
          </table:table-cell>
          <table:table-cell office:value-type="float" office:value="0.3637645" calcext:value-type="float">
            <text:p>0.3637645</text:p>
          </table:table-cell>
          <table:table-cell office:value-type="float" office:value="0.3880804" calcext:value-type="float">
            <text:p>0.3880804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914E-015" calcext:value-type="float">
            <text:p>1.973914E-15</text:p>
          </table:table-cell>
          <table:table-cell office:value-type="float" office:value="1.971907E-015" calcext:value-type="float">
            <text:p>1.971907E-15</text:p>
          </table:table-cell>
          <table:table-cell office:value-type="float" office:value="9.937216E-016" calcext:value-type="float">
            <text:p>9.937216E-16</text:p>
          </table:table-cell>
          <table:table-cell office:value-type="float" office:value="9.765492E-016" calcext:value-type="float">
            <text:p>9.765492E-16</text:p>
          </table:table-cell>
          <table:table-cell office:value-type="float" office:value="9.243641E-016" calcext:value-type="float">
            <text:p>9.24364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44843" calcext:value-type="float">
            <text:p>-32.44843</text:p>
          </table:table-cell>
          <table:table-cell office:value-type="float" office:value="-0.01908303" calcext:value-type="float">
            <text:p>-0.01908303</text:p>
          </table:table-cell>
          <table:table-cell office:value-type="float" office:value="-0.01869207" calcext:value-type="float">
            <text:p>-0.01869207</text:p>
          </table:table-cell>
          <table:table-cell office:value-type="float" office:value="-0.01818574" calcext:value-type="float">
            <text:p>-0.01818574</text:p>
          </table:table-cell>
          <table:table-cell office:value-type="float" office:value="-0.01758206" calcext:value-type="float">
            <text:p>-0.01758206</text:p>
          </table:table-cell>
          <table:table-cell office:value-type="float" office:value="-0.01690217" calcext:value-type="float">
            <text:p>-0.01690217</text:p>
          </table:table-cell>
          <table:table-cell office:value-type="float" office:value="-0.01558932" calcext:value-type="float">
            <text:p>-0.01558932</text:p>
          </table:table-cell>
          <table:table-cell office:value-type="float" office:value="-0.01294847" calcext:value-type="float">
            <text:p>-0.01294847</text:p>
          </table:table-cell>
          <table:table-cell office:value-type="float" office:value="-0.006972814" calcext:value-type="float">
            <text:p>-0.006972814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082.302" calcext:value-type="float">
            <text:p>1082.302</text:p>
          </table:table-cell>
          <table:table-cell office:value-type="float" office:value="0" calcext:value-type="float">
            <text:p>0</text:p>
          </table:table-cell>
          <table:table-cell office:value-type="float" office:value="-18.05254" calcext:value-type="float">
            <text:p>-18.05254</text:p>
          </table:table-cell>
          <table:table-cell office:value-type="float" office:value="0.0007174535" calcext:value-type="float">
            <text:p>0.000717453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310.3599" calcext:value-type="float">
            <text:p>310.3599</text:p>
          </table:table-cell>
          <table:table-cell office:value-type="float" office:value="50.44744" calcext:value-type="float">
            <text:p>50.4474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5.963" calcext:value-type="float">
            <text:p>1255.963</text:p>
          </table:table-cell>
          <table:table-cell office:value-type="float" office:value="234.1384" calcext:value-type="float">
            <text:p>234.1384</text:p>
          </table:table-cell>
          <table:table-cell office:value-type="float" office:value="0" calcext:value-type="float">
            <text:p>0</text:p>
          </table:table-cell>
          <table:table-cell office:value-type="float" office:value="0.07844608" calcext:value-type="float">
            <text:p>0.07844608</text:p>
          </table:table-cell>
          <table:table-cell office:value-type="float" office:value="0.2999372" calcext:value-type="float">
            <text:p>0.2999372</text:p>
          </table:table-cell>
          <table:table-cell office:value-type="float" office:value="0.3007323" calcext:value-type="float">
            <text:p>0.3007323</text:p>
          </table:table-cell>
          <table:table-cell office:value-type="float" office:value="0.3019987" calcext:value-type="float">
            <text:p>0.3019987</text:p>
          </table:table-cell>
          <table:table-cell office:value-type="float" office:value="0.3032315" calcext:value-type="float">
            <text:p>0.3032315</text:p>
          </table:table-cell>
          <table:table-cell office:value-type="float" office:value="0.3047923" calcext:value-type="float">
            <text:p>0.3047923</text:p>
          </table:table-cell>
          <table:table-cell office:value-type="float" office:value="0.3525876" calcext:value-type="float">
            <text:p>0.3525876</text:p>
          </table:table-cell>
          <table:table-cell office:value-type="float" office:value="0.3633429" calcext:value-type="float">
            <text:p>0.3633429</text:p>
          </table:table-cell>
          <table:table-cell office:value-type="float" office:value="0.3880218" calcext:value-type="float">
            <text:p>0.3880218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164E-015" calcext:value-type="float">
            <text:p>1.974164E-15</text:p>
          </table:table-cell>
          <table:table-cell office:value-type="float" office:value="1.971806E-015" calcext:value-type="float">
            <text:p>1.971806E-15</text:p>
          </table:table-cell>
          <table:table-cell office:value-type="float" office:value="9.937107E-016" calcext:value-type="float">
            <text:p>9.937107E-16</text:p>
          </table:table-cell>
          <table:table-cell office:value-type="float" office:value="9.765453E-016" calcext:value-type="float">
            <text:p>9.765453E-16</text:p>
          </table:table-cell>
          <table:table-cell office:value-type="float" office:value="9.243602E-016" calcext:value-type="float">
            <text:p>9.24360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7.26775" calcext:value-type="float">
            <text:p>-77.26775</text:p>
          </table:table-cell>
          <table:table-cell office:value-type="float" office:value="-0.01908651" calcext:value-type="float">
            <text:p>-0.01908651</text:p>
          </table:table-cell>
          <table:table-cell office:value-type="float" office:value="-0.0187464" calcext:value-type="float">
            <text:p>-0.0187464</text:p>
          </table:table-cell>
          <table:table-cell office:value-type="float" office:value="-0.01822754" calcext:value-type="float">
            <text:p>-0.01822754</text:p>
          </table:table-cell>
          <table:table-cell office:value-type="float" office:value="-0.01772295" calcext:value-type="float">
            <text:p>-0.01772295</text:p>
          </table:table-cell>
          <table:table-cell office:value-type="float" office:value="-0.01709869" calcext:value-type="float">
            <text:p>-0.01709869</text:p>
          </table:table-cell>
          <table:table-cell office:value-type="float" office:value="-0.01582602" calcext:value-type="float">
            <text:p>-0.01582602</text:p>
          </table:table-cell>
          <table:table-cell office:value-type="float" office:value="-0.01309375" calcext:value-type="float">
            <text:p>-0.01309375</text:p>
          </table:table-cell>
          <table:table-cell office:value-type="float" office:value="-0.006982892" calcext:value-type="float">
            <text:p>-0.006982892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086.066" calcext:value-type="float">
            <text:p>1086.066</text:p>
          </table:table-cell>
          <table:table-cell office:value-type="float" office:value="0" calcext:value-type="float">
            <text:p>0</text:p>
          </table:table-cell>
          <table:table-cell office:value-type="float" office:value="-42.24234" calcext:value-type="float">
            <text:p>-42.24234</text:p>
          </table:table-cell>
          <table:table-cell office:value-type="float" office:value="0.0007081376" calcext:value-type="float">
            <text:p>0.000708137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311.4598" calcext:value-type="float">
            <text:p>311.4598</text:p>
          </table:table-cell>
          <table:table-cell office:value-type="float" office:value="50.48964" calcext:value-type="float">
            <text:p>50.48964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56.906" calcext:value-type="float">
            <text:p>1256.906</text:p>
          </table:table-cell>
          <table:table-cell office:value-type="float" office:value="234.2509" calcext:value-type="float">
            <text:p>234.2509</text:p>
          </table:table-cell>
          <table:table-cell office:value-type="float" office:value="0" calcext:value-type="float">
            <text:p>0</text:p>
          </table:table-cell>
          <table:table-cell office:value-type="float" office:value="0.1700149" calcext:value-type="float">
            <text:p>0.1700149</text:p>
          </table:table-cell>
          <table:table-cell office:value-type="float" office:value="0.299544" calcext:value-type="float">
            <text:p>0.299544</text:p>
          </table:table-cell>
          <table:table-cell office:value-type="float" office:value="0.3006767" calcext:value-type="float">
            <text:p>0.3006767</text:p>
          </table:table-cell>
          <table:table-cell office:value-type="float" office:value="0.301979" calcext:value-type="float">
            <text:p>0.301979</text:p>
          </table:table-cell>
          <table:table-cell office:value-type="float" office:value="0.3033044" calcext:value-type="float">
            <text:p>0.3033044</text:p>
          </table:table-cell>
          <table:table-cell office:value-type="float" office:value="0.3046659" calcext:value-type="float">
            <text:p>0.3046659</text:p>
          </table:table-cell>
          <table:table-cell office:value-type="float" office:value="0.3523343" calcext:value-type="float">
            <text:p>0.3523343</text:p>
          </table:table-cell>
          <table:table-cell office:value-type="float" office:value="0.3629957" calcext:value-type="float">
            <text:p>0.3629957</text:p>
          </table:table-cell>
          <table:table-cell office:value-type="float" office:value="0.3879544" calcext:value-type="float">
            <text:p>0.3879544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374E-015" calcext:value-type="float">
            <text:p>1.974374E-15</text:p>
          </table:table-cell>
          <table:table-cell office:value-type="float" office:value="1.971719E-015" calcext:value-type="float">
            <text:p>1.971719E-15</text:p>
          </table:table-cell>
          <table:table-cell office:value-type="float" office:value="9.937006E-016" calcext:value-type="float">
            <text:p>9.937006E-16</text:p>
          </table:table-cell>
          <table:table-cell office:value-type="float" office:value="9.76544E-016" calcext:value-type="float">
            <text:p>9.76544E-16</text:p>
          </table:table-cell>
          <table:table-cell office:value-type="float" office:value="9.243554E-016" calcext:value-type="float">
            <text:p>9.24355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01771" calcext:value-type="float">
            <text:p>-1.601771</text:p>
          </table:table-cell>
          <table:table-cell office:value-type="float" office:value="-0.01920075" calcext:value-type="float">
            <text:p>-0.01920075</text:p>
          </table:table-cell>
          <table:table-cell office:value-type="float" office:value="-0.01876759" calcext:value-type="float">
            <text:p>-0.01876759</text:p>
          </table:table-cell>
          <table:table-cell office:value-type="float" office:value="-0.01823623" calcext:value-type="float">
            <text:p>-0.01823623</text:p>
          </table:table-cell>
          <table:table-cell office:value-type="float" office:value="-0.01769444" calcext:value-type="float">
            <text:p>-0.01769444</text:p>
          </table:table-cell>
          <table:table-cell office:value-type="float" office:value="-0.0171492" calcext:value-type="float">
            <text:p>-0.0171492</text:p>
          </table:table-cell>
          <table:table-cell office:value-type="float" office:value="-0.01594585" calcext:value-type="float">
            <text:p>-0.01594585</text:p>
          </table:table-cell>
          <table:table-cell office:value-type="float" office:value="-0.01321478" calcext:value-type="float">
            <text:p>-0.01321478</text:p>
          </table:table-cell>
          <table:table-cell office:value-type="float" office:value="-0.006994526" calcext:value-type="float">
            <text:p>-0.006994526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089.748" calcext:value-type="float">
            <text:p>1089.748</text:p>
          </table:table-cell>
          <table:table-cell office:value-type="float" office:value="0" calcext:value-type="float">
            <text:p>0</text:p>
          </table:table-cell>
          <table:table-cell office:value-type="float" office:value="-0.08953042" calcext:value-type="float">
            <text:p>-0.08953042</text:p>
          </table:table-cell>
          <table:table-cell office:value-type="float" office:value="0.0007055055" calcext:value-type="float">
            <text:p>0.000705505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357.3596" calcext:value-type="float">
            <text:p>357.3596</text:p>
          </table:table-cell>
          <table:table-cell office:value-type="float" office:value="50.98002" calcext:value-type="float">
            <text:p>50.98002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97.894" calcext:value-type="float">
            <text:p>1297.894</text:p>
          </table:table-cell>
          <table:table-cell office:value-type="float" office:value="238.6727" calcext:value-type="float">
            <text:p>238.6727</text:p>
          </table:table-cell>
          <table:table-cell office:value-type="float" office:value="0" calcext:value-type="float">
            <text:p>0</text:p>
          </table:table-cell>
          <table:table-cell office:value-type="float" office:value="0.4353512" calcext:value-type="float">
            <text:p>0.4353512</text:p>
          </table:table-cell>
          <table:table-cell office:value-type="float" office:value="0.431726" calcext:value-type="float">
            <text:p>0.431726</text:p>
          </table:table-cell>
          <table:table-cell office:value-type="float" office:value="0.4361769" calcext:value-type="float">
            <text:p>0.4361769</text:p>
          </table:table-cell>
          <table:table-cell office:value-type="float" office:value="0.4415289" calcext:value-type="float">
            <text:p>0.4415289</text:p>
          </table:table-cell>
          <table:table-cell office:value-type="float" office:value="0.4474116" calcext:value-type="float">
            <text:p>0.4474116</text:p>
          </table:table-cell>
          <table:table-cell office:value-type="float" office:value="0.4594915" calcext:value-type="float">
            <text:p>0.4594915</text:p>
          </table:table-cell>
          <table:table-cell office:value-type="float" office:value="0.462137" calcext:value-type="float">
            <text:p>0.462137</text:p>
          </table:table-cell>
          <table:table-cell office:value-type="float" office:value="0.3644901" calcext:value-type="float">
            <text:p>0.3644901</text:p>
          </table:table-cell>
          <table:table-cell office:value-type="float" office:value="0.3870823" calcext:value-type="float">
            <text:p>0.3870823</text:p>
          </table:table-cell>
          <table:table-cell office:value-type="float" office:value="0.41279" calcext:value-type="float">
            <text:p>0.41279</text:p>
          </table:table-cell>
          <table:table-cell office:value-type="float" office:value="0.5105046" calcext:value-type="float">
            <text:p>0.5105046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2935878" calcext:value-type="float">
            <text:p>2.935878E-06</text:p>
          </table:table-cell>
          <table:table-cell office:value-type="float" office:value="1.974499E-015" calcext:value-type="float">
            <text:p>1.974499E-15</text:p>
          </table:table-cell>
          <table:table-cell office:value-type="float" office:value="1.971669E-015" calcext:value-type="float">
            <text:p>1.971669E-15</text:p>
          </table:table-cell>
          <table:table-cell office:value-type="float" office:value="9.936946E-016" calcext:value-type="float">
            <text:p>9.936946E-16</text:p>
          </table:table-cell>
          <table:table-cell office:value-type="float" office:value="9.765421E-016" calcext:value-type="float">
            <text:p>9.765421E-16</text:p>
          </table:table-cell>
          <table:table-cell office:value-type="float" office:value="9.243533E-016" calcext:value-type="float">
            <text:p>9.24353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409474" calcext:value-type="float">
            <text:p>-0.001409474</text:p>
          </table:table-cell>
          <table:table-cell office:value-type="float" office:value="-0.001468108" calcext:value-type="float">
            <text:p>-0.001468108</text:p>
          </table:table-cell>
          <table:table-cell office:value-type="float" office:value="-0.001368608" calcext:value-type="float">
            <text:p>-0.001368608</text:p>
          </table:table-cell>
          <table:table-cell office:value-type="float" office:value="-0.001270058" calcext:value-type="float">
            <text:p>-0.001270058</text:p>
          </table:table-cell>
          <table:table-cell office:value-type="float" office:value="-0.001180478" calcext:value-type="float">
            <text:p>-0.001180478</text:p>
          </table:table-cell>
          <table:table-cell office:value-type="float" office:value="-0.001053903" calcext:value-type="float">
            <text:p>-0.001053903</text:p>
          </table:table-cell>
          <table:table-cell office:value-type="float" office:value="-0.001224593" calcext:value-type="float">
            <text:p>-0.001224593</text:p>
          </table:table-cell>
          <table:table-cell office:value-type="float" office:value="-0.01295653" calcext:value-type="float">
            <text:p>-0.01295653</text:p>
          </table:table-cell>
          <table:table-cell office:value-type="float" office:value="-0.007147584" calcext:value-type="float">
            <text:p>-0.007147584</text:p>
          </table:table-cell>
          <table:table-cell office:value-type="float" office:value="-0.003866649" calcext:value-type="float">
            <text:p>-0.003866649</text:p>
          </table:table-cell>
          <table:table-cell office:value-type="float" office:value="1098.507" calcext:value-type="float">
            <text:p>1098.50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6775807" calcext:value-type="float">
            <text:p>0.000677580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33863" calcext:value-type="float">
            <text:p>-1.2338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369.5596" calcext:value-type="float">
            <text:p>369.5596</text:p>
          </table:table-cell>
          <table:table-cell office:value-type="float" office:value="52.91325" calcext:value-type="float">
            <text:p>52.91325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300.319" calcext:value-type="float">
            <text:p>1300.319</text:p>
          </table:table-cell>
          <table:table-cell office:value-type="float" office:value="246.5137" calcext:value-type="float">
            <text:p>246.5137</text:p>
          </table:table-cell>
          <table:table-cell office:value-type="float" office:value="0" calcext:value-type="float">
            <text:p>0</text:p>
          </table:table-cell>
          <table:table-cell office:value-type="float" office:value="0.3717334" calcext:value-type="float">
            <text:p>0.3717334</text:p>
          </table:table-cell>
          <table:table-cell office:value-type="float" office:value="0.3734139" calcext:value-type="float">
            <text:p>0.3734139</text:p>
          </table:table-cell>
          <table:table-cell office:value-type="float" office:value="0.378124" calcext:value-type="float">
            <text:p>0.378124</text:p>
          </table:table-cell>
          <table:table-cell office:value-type="float" office:value="0.3869107" calcext:value-type="float">
            <text:p>0.3869107</text:p>
          </table:table-cell>
          <table:table-cell office:value-type="float" office:value="0.396692" calcext:value-type="float">
            <text:p>0.396692</text:p>
          </table:table-cell>
          <table:table-cell office:value-type="float" office:value="0.4076699" calcext:value-type="float">
            <text:p>0.4076699</text:p>
          </table:table-cell>
          <table:table-cell office:value-type="float" office:value="0.4420981" calcext:value-type="float">
            <text:p>0.4420981</text:p>
          </table:table-cell>
          <table:table-cell office:value-type="float" office:value="0.4382592" calcext:value-type="float">
            <text:p>0.4382592</text:p>
          </table:table-cell>
          <table:table-cell office:value-type="float" office:value="0.3907166" calcext:value-type="float">
            <text:p>0.3907166</text:p>
          </table:table-cell>
          <table:table-cell office:value-type="float" office:value="0.41332" calcext:value-type="float">
            <text:p>0.4133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645E-015" calcext:value-type="float">
            <text:p>1.974645E-15</text:p>
          </table:table-cell>
          <table:table-cell office:value-type="float" office:value="1.97161E-015" calcext:value-type="float">
            <text:p>1.97161E-15</text:p>
          </table:table-cell>
          <table:table-cell office:value-type="float" office:value="9.936878E-016" calcext:value-type="float">
            <text:p>9.936878E-16</text:p>
          </table:table-cell>
          <table:table-cell office:value-type="float" office:value="9.765374E-016" calcext:value-type="float">
            <text:p>9.765374E-16</text:p>
          </table:table-cell>
          <table:table-cell office:value-type="float" office:value="9.243533E-016" calcext:value-type="float">
            <text:p>9.24353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285974" calcext:value-type="float">
            <text:p>-0.004285974</text:p>
          </table:table-cell>
          <table:table-cell office:value-type="float" office:value="-0.004152154" calcext:value-type="float">
            <text:p>-0.004152154</text:p>
          </table:table-cell>
          <table:table-cell office:value-type="float" office:value="-0.003810396" calcext:value-type="float">
            <text:p>-0.003810396</text:p>
          </table:table-cell>
          <table:table-cell office:value-type="float" office:value="-0.003256526" calcext:value-type="float">
            <text:p>-0.003256526</text:p>
          </table:table-cell>
          <table:table-cell office:value-type="float" office:value="-0.002736271" calcext:value-type="float">
            <text:p>-0.002736271</text:p>
          </table:table-cell>
          <table:table-cell office:value-type="float" office:value="-0.002258172" calcext:value-type="float">
            <text:p>-0.002258172</text:p>
          </table:table-cell>
          <table:table-cell office:value-type="float" office:value="-0.001766636" calcext:value-type="float">
            <text:p>-0.001766636</text:p>
          </table:table-cell>
          <table:table-cell office:value-type="float" office:value="-0.002171296" calcext:value-type="float">
            <text:p>-0.002171296</text:p>
          </table:table-cell>
          <table:table-cell office:value-type="float" office:value="-0.006542786" calcext:value-type="float">
            <text:p>-0.006542786</text:p>
          </table:table-cell>
          <table:table-cell office:value-type="float" office:value="-0.003819526" calcext:value-type="float">
            <text:p>-0.003819526</text:p>
          </table:table-cell>
          <table:table-cell office:value-type="float" office:value="1110.2" calcext:value-type="float">
            <text:p>1110.2</text:p>
          </table:table-cell>
          <table:table-cell office:value-type="float" office:value="0" calcext:value-type="float">
            <text:p>0</text:p>
          </table:table-cell>
          <table:table-cell office:value-type="float" office:value="-0.004303634" calcext:value-type="float">
            <text:p>-0.004303634</text:p>
          </table:table-cell>
          <table:table-cell office:value-type="float" office:value="0.0006422503" calcext:value-type="float">
            <text:p>0.000642250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31473" calcext:value-type="float">
            <text:p>-1.2314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369.5596" calcext:value-type="float">
            <text:p>369.5596</text:p>
          </table:table-cell>
          <table:table-cell office:value-type="float" office:value="56.76017" calcext:value-type="float">
            <text:p>56.76017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89.315" calcext:value-type="float">
            <text:p>1289.315</text:p>
          </table:table-cell>
          <table:table-cell office:value-type="float" office:value="253.6714" calcext:value-type="float">
            <text:p>253.6714</text:p>
          </table:table-cell>
          <table:table-cell office:value-type="float" office:value="0" calcext:value-type="float">
            <text:p>0</text:p>
          </table:table-cell>
          <table:table-cell office:value-type="float" office:value="0.08594281" calcext:value-type="float">
            <text:p>0.08594281</text:p>
          </table:table-cell>
          <table:table-cell office:value-type="float" office:value="0.3479531" calcext:value-type="float">
            <text:p>0.3479531</text:p>
          </table:table-cell>
          <table:table-cell office:value-type="float" office:value="0.3507102" calcext:value-type="float">
            <text:p>0.3507102</text:p>
          </table:table-cell>
          <table:table-cell office:value-type="float" office:value="0.3563603" calcext:value-type="float">
            <text:p>0.3563603</text:p>
          </table:table-cell>
          <table:table-cell office:value-type="float" office:value="0.3628846" calcext:value-type="float">
            <text:p>0.3628846</text:p>
          </table:table-cell>
          <table:table-cell office:value-type="float" office:value="0.3700581" calcext:value-type="float">
            <text:p>0.3700581</text:p>
          </table:table-cell>
          <table:table-cell office:value-type="float" office:value="0.4116412" calcext:value-type="float">
            <text:p>0.4116412</text:p>
          </table:table-cell>
          <table:table-cell office:value-type="float" office:value="0.4354437" calcext:value-type="float">
            <text:p>0.4354437</text:p>
          </table:table-cell>
          <table:table-cell office:value-type="float" office:value="0.3954294" calcext:value-type="float">
            <text:p>0.3954294</text:p>
          </table:table-cell>
          <table:table-cell office:value-type="float" office:value="0.4139921" calcext:value-type="float">
            <text:p>0.413992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818E-015" calcext:value-type="float">
            <text:p>1.974818E-15</text:p>
          </table:table-cell>
          <table:table-cell office:value-type="float" office:value="1.97154E-015" calcext:value-type="float">
            <text:p>1.97154E-15</text:p>
          </table:table-cell>
          <table:table-cell office:value-type="float" office:value="9.9368E-016" calcext:value-type="float">
            <text:p>9.9368E-16</text:p>
          </table:table-cell>
          <table:table-cell office:value-type="float" office:value="9.765333E-016" calcext:value-type="float">
            <text:p>9.765333E-16</text:p>
          </table:table-cell>
          <table:table-cell office:value-type="float" office:value="9.243512E-016" calcext:value-type="float">
            <text:p>9.24351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14598" calcext:value-type="float">
            <text:p>-44.14598</text:p>
          </table:table-cell>
          <table:table-cell office:value-type="float" office:value="-0.006782774" calcext:value-type="float">
            <text:p>-0.006782774</text:p>
          </table:table-cell>
          <table:table-cell office:value-type="float" office:value="-0.006428272" calcext:value-type="float">
            <text:p>-0.006428272</text:p>
          </table:table-cell>
          <table:table-cell office:value-type="float" office:value="-0.005768" calcext:value-type="float">
            <text:p>-0.005768</text:p>
          </table:table-cell>
          <table:table-cell office:value-type="float" office:value="-0.005086098" calcext:value-type="float">
            <text:p>-0.005086098</text:p>
          </table:table-cell>
          <table:table-cell office:value-type="float" office:value="-0.004437651" calcext:value-type="float">
            <text:p>-0.004437651</text:p>
          </table:table-cell>
          <table:table-cell office:value-type="float" office:value="-0.003544956" calcext:value-type="float">
            <text:p>-0.003544956</text:p>
          </table:table-cell>
          <table:table-cell office:value-type="float" office:value="-0.002295711" calcext:value-type="float">
            <text:p>-0.002295711</text:p>
          </table:table-cell>
          <table:table-cell office:value-type="float" office:value="-0.005831374" calcext:value-type="float">
            <text:p>-0.005831374</text:p>
          </table:table-cell>
          <table:table-cell office:value-type="float" office:value="-0.003760418" calcext:value-type="float">
            <text:p>-0.003760418</text:p>
          </table:table-cell>
          <table:table-cell office:value-type="float" office:value="1120.998" calcext:value-type="float">
            <text:p>1120.998</text:p>
          </table:table-cell>
          <table:table-cell office:value-type="float" office:value="0" calcext:value-type="float">
            <text:p>0</text:p>
          </table:table-cell>
          <table:table-cell office:value-type="float" office:value="-17.64896" calcext:value-type="float">
            <text:p>-17.64896</text:p>
          </table:table-cell>
          <table:table-cell office:value-type="float" office:value="0.0006178039" calcext:value-type="float">
            <text:p>0.000617803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336" calcext:value-type="float">
            <text:p>-1.228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371.4597" calcext:value-type="float">
            <text:p>371.4597</text:p>
          </table:table-cell>
          <table:table-cell office:value-type="float" office:value="56.85686" calcext:value-type="float">
            <text:p>56.85686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84.71" calcext:value-type="float">
            <text:p>1284.71</text:p>
          </table:table-cell>
          <table:table-cell office:value-type="float" office:value="260.0791" calcext:value-type="float">
            <text:p>260.0791</text:p>
          </table:table-cell>
          <table:table-cell office:value-type="float" office:value="0" calcext:value-type="float">
            <text:p>0</text:p>
          </table:table-cell>
          <table:table-cell office:value-type="float" office:value="0.2506391" calcext:value-type="float">
            <text:p>0.2506391</text:p>
          </table:table-cell>
          <table:table-cell office:value-type="float" office:value="0.3309293" calcext:value-type="float">
            <text:p>0.3309293</text:p>
          </table:table-cell>
          <table:table-cell office:value-type="float" office:value="0.3343327" calcext:value-type="float">
            <text:p>0.3343327</text:p>
          </table:table-cell>
          <table:table-cell office:value-type="float" office:value="0.3389477" calcext:value-type="float">
            <text:p>0.3389477</text:p>
          </table:table-cell>
          <table:table-cell office:value-type="float" office:value="0.3444808" calcext:value-type="float">
            <text:p>0.3444808</text:p>
          </table:table-cell>
          <table:table-cell office:value-type="float" office:value="0.3508429" calcext:value-type="float">
            <text:p>0.3508429</text:p>
          </table:table-cell>
          <table:table-cell office:value-type="float" office:value="0.3973998" calcext:value-type="float">
            <text:p>0.3973998</text:p>
          </table:table-cell>
          <table:table-cell office:value-type="float" office:value="0.4214876" calcext:value-type="float">
            <text:p>0.4214876</text:p>
          </table:table-cell>
          <table:table-cell office:value-type="float" office:value="0.3987123" calcext:value-type="float">
            <text:p>0.3987123</text:p>
          </table:table-cell>
          <table:table-cell office:value-type="float" office:value="0.4145201" calcext:value-type="float">
            <text:p>0.4145201</text:p>
          </table:table-cell>
          <table:table-cell office:value-type="float" office:value="0.5107117" calcext:value-type="float">
            <text:p>0.510711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994E-015" calcext:value-type="float">
            <text:p>1.974994E-15</text:p>
          </table:table-cell>
          <table:table-cell office:value-type="float" office:value="1.97147E-015" calcext:value-type="float">
            <text:p>1.97147E-15</text:p>
          </table:table-cell>
          <table:table-cell office:value-type="float" office:value="9.936717E-016" calcext:value-type="float">
            <text:p>9.936717E-16</text:p>
          </table:table-cell>
          <table:table-cell office:value-type="float" office:value="9.765297E-016" calcext:value-type="float">
            <text:p>9.765297E-16</text:p>
          </table:table-cell>
          <table:table-cell office:value-type="float" office:value="9.243485E-016" calcext:value-type="float">
            <text:p>9.24348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586857" calcext:value-type="float">
            <text:p>-0.08586857</text:p>
          </table:table-cell>
          <table:table-cell office:value-type="float" office:value="-0.009496846" calcext:value-type="float">
            <text:p>-0.009496846</text:p>
          </table:table-cell>
          <table:table-cell office:value-type="float" office:value="-0.008949933" calcext:value-type="float">
            <text:p>-0.008949933</text:p>
          </table:table-cell>
          <table:table-cell office:value-type="float" office:value="-0.00816669" calcext:value-type="float">
            <text:p>-0.00816669</text:p>
          </table:table-cell>
          <table:table-cell office:value-type="float" office:value="-0.007303489" calcext:value-type="float">
            <text:p>-0.007303489</text:p>
          </table:table-cell>
          <table:table-cell office:value-type="float" office:value="-0.006430216" calcext:value-type="float">
            <text:p>-0.006430216</text:p>
          </table:table-cell>
          <table:table-cell office:value-type="float" office:value="-0.004982675" calcext:value-type="float">
            <text:p>-0.004982675</text:p>
          </table:table-cell>
          <table:table-cell office:value-type="float" office:value="-0.003137148" calcext:value-type="float">
            <text:p>-0.003137148</text:p>
          </table:table-cell>
          <table:table-cell office:value-type="float" office:value="-0.005385001" calcext:value-type="float">
            <text:p>-0.005385001</text:p>
          </table:table-cell>
          <table:table-cell office:value-type="float" office:value="-0.003714981" calcext:value-type="float">
            <text:p>-0.003714981</text:p>
          </table:table-cell>
          <table:table-cell office:value-type="float" office:value="1130.747" calcext:value-type="float">
            <text:p>1130.747</text:p>
          </table:table-cell>
          <table:table-cell office:value-type="float" office:value="0" calcext:value-type="float">
            <text:p>0</text:p>
          </table:table-cell>
          <table:table-cell office:value-type="float" office:value="-0.00863008" calcext:value-type="float">
            <text:p>-0.00863008</text:p>
          </table:table-cell>
          <table:table-cell office:value-type="float" office:value="0.0006101282" calcext:value-type="float">
            <text:p>0.00061012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5887" calcext:value-type="float">
            <text:p>-1.2258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409.0597" calcext:value-type="float">
            <text:p>409.0597</text:p>
          </table:table-cell>
          <table:table-cell office:value-type="float" office:value="57.15853" calcext:value-type="float">
            <text:p>57.1585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313.413" calcext:value-type="float">
            <text:p>1313.413</text:p>
          </table:table-cell>
          <table:table-cell office:value-type="float" office:value="268.6749" calcext:value-type="float">
            <text:p>268.6749</text:p>
          </table:table-cell>
          <table:table-cell office:value-type="float" office:value="0" calcext:value-type="float">
            <text:p>0</text:p>
          </table:table-cell>
          <table:table-cell office:value-type="float" office:value="0.3956336" calcext:value-type="float">
            <text:p>0.3956336</text:p>
          </table:table-cell>
          <table:table-cell office:value-type="float" office:value="0.3973207" calcext:value-type="float">
            <text:p>0.3973207</text:p>
          </table:table-cell>
          <table:table-cell office:value-type="float" office:value="0.4034241" calcext:value-type="float">
            <text:p>0.4034241</text:p>
          </table:table-cell>
          <table:table-cell office:value-type="float" office:value="0.4119318" calcext:value-type="float">
            <text:p>0.4119318</text:p>
          </table:table-cell>
          <table:table-cell office:value-type="float" office:value="0.4216007" calcext:value-type="float">
            <text:p>0.4216007</text:p>
          </table:table-cell>
          <table:table-cell office:value-type="float" office:value="0.4340523" calcext:value-type="float">
            <text:p>0.4340523</text:p>
          </table:table-cell>
          <table:table-cell office:value-type="float" office:value="0.4601775" calcext:value-type="float">
            <text:p>0.4601775</text:p>
          </table:table-cell>
          <table:table-cell office:value-type="float" office:value="0.4493462" calcext:value-type="float">
            <text:p>0.4493462</text:p>
          </table:table-cell>
          <table:table-cell office:value-type="float" office:value="0.4011144" calcext:value-type="float">
            <text:p>0.4011144</text:p>
          </table:table-cell>
          <table:table-cell office:value-type="float" office:value="0.4147786" calcext:value-type="float">
            <text:p>0.414778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199E-015" calcext:value-type="float">
            <text:p>1.972199E-15</text:p>
          </table:table-cell>
          <table:table-cell office:value-type="float" office:value="1.971421E-015" calcext:value-type="float">
            <text:p>1.971421E-15</text:p>
          </table:table-cell>
          <table:table-cell office:value-type="float" office:value="9.936663E-016" calcext:value-type="float">
            <text:p>9.936663E-16</text:p>
          </table:table-cell>
          <table:table-cell office:value-type="float" office:value="9.765267E-016" calcext:value-type="float">
            <text:p>9.765267E-16</text:p>
          </table:table-cell>
          <table:table-cell office:value-type="float" office:value="9.243475E-016" calcext:value-type="float">
            <text:p>9.24347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732363" calcext:value-type="float">
            <text:p>-0.002732363</text:p>
          </table:table-cell>
          <table:table-cell office:value-type="float" office:value="-0.002660675" calcext:value-type="float">
            <text:p>-0.002660675</text:p>
          </table:table-cell>
          <table:table-cell office:value-type="float" office:value="-0.002402522" calcext:value-type="float">
            <text:p>-0.002402522</text:p>
          </table:table-cell>
          <table:table-cell office:value-type="float" office:value="-0.002091793" calcext:value-type="float">
            <text:p>-0.002091793</text:p>
          </table:table-cell>
          <table:table-cell office:value-type="float" office:value="-0.001784317" calcext:value-type="float">
            <text:p>-0.001784317</text:p>
          </table:table-cell>
          <table:table-cell office:value-type="float" office:value="-0.001456813" calcext:value-type="float">
            <text:p>-0.001456813</text:p>
          </table:table-cell>
          <table:table-cell office:value-type="float" office:value="-0.001214061" calcext:value-type="float">
            <text:p>-0.001214061</text:p>
          </table:table-cell>
          <table:table-cell office:value-type="float" office:value="-0.001720263" calcext:value-type="float">
            <text:p>-0.001720263</text:p>
          </table:table-cell>
          <table:table-cell office:value-type="float" office:value="-0.005085812" calcext:value-type="float">
            <text:p>-0.005085812</text:p>
          </table:table-cell>
          <table:table-cell office:value-type="float" office:value="-0.003692941" calcext:value-type="float">
            <text:p>-0.003692941</text:p>
          </table:table-cell>
          <table:table-cell office:value-type="float" office:value="1142.855" calcext:value-type="float">
            <text:p>1142.855</text:p>
          </table:table-cell>
          <table:table-cell office:value-type="float" office:value="0" calcext:value-type="float">
            <text:p>0</text:p>
          </table:table-cell>
          <table:table-cell office:value-type="float" office:value="-0.00276033" calcext:value-type="float">
            <text:p>-0.00276033</text:p>
          </table:table-cell>
          <table:table-cell office:value-type="float" office:value="0.000578038" calcext:value-type="float">
            <text:p>0.0005780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4687" calcext:value-type="float">
            <text:p>-1.2246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433.8599" calcext:value-type="float">
            <text:p>433.8599</text:p>
          </table:table-cell>
          <table:table-cell office:value-type="float" office:value="57.66643" calcext:value-type="float">
            <text:p>57.66643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327.398" calcext:value-type="float">
            <text:p>1327.398</text:p>
          </table:table-cell>
          <table:table-cell office:value-type="float" office:value="278.9817" calcext:value-type="float">
            <text:p>278.9817</text:p>
          </table:table-cell>
          <table:table-cell office:value-type="float" office:value="0" calcext:value-type="float">
            <text:p>0</text:p>
          </table:table-cell>
          <table:table-cell office:value-type="float" office:value="0.3965308" calcext:value-type="float">
            <text:p>0.3965308</text:p>
          </table:table-cell>
          <table:table-cell office:value-type="float" office:value="0.3946816" calcext:value-type="float">
            <text:p>0.3946816</text:p>
          </table:table-cell>
          <table:table-cell office:value-type="float" office:value="0.399144" calcext:value-type="float">
            <text:p>0.399144</text:p>
          </table:table-cell>
          <table:table-cell office:value-type="float" office:value="0.406029" calcext:value-type="float">
            <text:p>0.406029</text:p>
          </table:table-cell>
          <table:table-cell office:value-type="float" office:value="0.4138504" calcext:value-type="float">
            <text:p>0.4138504</text:p>
          </table:table-cell>
          <table:table-cell office:value-type="float" office:value="0.4237253" calcext:value-type="float">
            <text:p>0.4237253</text:p>
          </table:table-cell>
          <table:table-cell office:value-type="float" office:value="0.4494821" calcext:value-type="float">
            <text:p>0.4494821</text:p>
          </table:table-cell>
          <table:table-cell office:value-type="float" office:value="0.464859" calcext:value-type="float">
            <text:p>0.464859</text:p>
          </table:table-cell>
          <table:table-cell office:value-type="float" office:value="0.4426495" calcext:value-type="float">
            <text:p>0.4426495</text:p>
          </table:table-cell>
          <table:table-cell office:value-type="float" office:value="0.4161227" calcext:value-type="float">
            <text:p>0.4161227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314E-015" calcext:value-type="float">
            <text:p>1.972314E-15</text:p>
          </table:table-cell>
          <table:table-cell office:value-type="float" office:value="1.971376E-015" calcext:value-type="float">
            <text:p>1.971376E-15</text:p>
          </table:table-cell>
          <table:table-cell office:value-type="float" office:value="9.93661E-016" calcext:value-type="float">
            <text:p>9.93661E-16</text:p>
          </table:table-cell>
          <table:table-cell office:value-type="float" office:value="9.765222E-016" calcext:value-type="float">
            <text:p>9.765222E-16</text:p>
          </table:table-cell>
          <table:table-cell office:value-type="float" office:value="9.243475E-016" calcext:value-type="float">
            <text:p>9.24347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730114" calcext:value-type="float">
            <text:p>-0.002730114</text:p>
          </table:table-cell>
          <table:table-cell office:value-type="float" office:value="-0.002812104" calcext:value-type="float">
            <text:p>-0.002812104</text:p>
          </table:table-cell>
          <table:table-cell office:value-type="float" office:value="-0.002597978" calcext:value-type="float">
            <text:p>-0.002597978</text:p>
          </table:table-cell>
          <table:table-cell office:value-type="float" office:value="-0.002318744" calcext:value-type="float">
            <text:p>-0.002318744</text:p>
          </table:table-cell>
          <table:table-cell office:value-type="float" office:value="-0.002038494" calcext:value-type="float">
            <text:p>-0.002038494</text:p>
          </table:table-cell>
          <table:table-cell office:value-type="float" office:value="-0.001729353" calcext:value-type="float">
            <text:p>-0.001729353</text:p>
          </table:table-cell>
          <table:table-cell office:value-type="float" office:value="-0.001512195" calcext:value-type="float">
            <text:p>-0.001512195</text:p>
          </table:table-cell>
          <table:table-cell office:value-type="float" office:value="-0.001228986" calcext:value-type="float">
            <text:p>-0.001228986</text:p>
          </table:table-cell>
          <table:table-cell office:value-type="float" office:value="-0.001984439" calcext:value-type="float">
            <text:p>-0.001984439</text:p>
          </table:table-cell>
          <table:table-cell office:value-type="float" office:value="-0.003583469" calcext:value-type="float">
            <text:p>-0.003583469</text:p>
          </table:table-cell>
          <table:table-cell office:value-type="float" office:value="1156.808" calcext:value-type="float">
            <text:p>1156.808</text:p>
          </table:table-cell>
          <table:table-cell office:value-type="float" office:value="0" calcext:value-type="float">
            <text:p>0</text:p>
          </table:table-cell>
          <table:table-cell office:value-type="float" office:value="-0.00254393" calcext:value-type="float">
            <text:p>-0.00254393</text:p>
          </table:table-cell>
          <table:table-cell office:value-type="float" office:value="0.0005491142" calcext:value-type="float">
            <text:p>0.000549114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18608" calcext:value-type="float">
            <text:p>-1.2186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436.36" calcext:value-type="float">
            <text:p>436.36</text:p>
          </table:table-cell>
          <table:table-cell office:value-type="float" office:value="59.05951" calcext:value-type="float">
            <text:p>59.05951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318.874" calcext:value-type="float">
            <text:p>1318.874</text:p>
          </table:table-cell>
          <table:table-cell office:value-type="float" office:value="288.6128" calcext:value-type="float">
            <text:p>288.6128</text:p>
          </table:table-cell>
          <table:table-cell office:value-type="float" office:value="0" calcext:value-type="float">
            <text:p>0</text:p>
          </table:table-cell>
          <table:table-cell office:value-type="float" office:value="0.3675286" calcext:value-type="float">
            <text:p>0.3675286</text:p>
          </table:table-cell>
          <table:table-cell office:value-type="float" office:value="0.3666444" calcext:value-type="float">
            <text:p>0.3666444</text:p>
          </table:table-cell>
          <table:table-cell office:value-type="float" office:value="0.3686122" calcext:value-type="float">
            <text:p>0.3686122</text:p>
          </table:table-cell>
          <table:table-cell office:value-type="float" office:value="0.37145" calcext:value-type="float">
            <text:p>0.37145</text:p>
          </table:table-cell>
          <table:table-cell office:value-type="float" office:value="0.3764783" calcext:value-type="float">
            <text:p>0.3764783</text:p>
          </table:table-cell>
          <table:table-cell office:value-type="float" office:value="0.3833987" calcext:value-type="float">
            <text:p>0.3833987</text:p>
          </table:table-cell>
          <table:table-cell office:value-type="float" office:value="0.4209994" calcext:value-type="float">
            <text:p>0.4209994</text:p>
          </table:table-cell>
          <table:table-cell office:value-type="float" office:value="0.4423437" calcext:value-type="float">
            <text:p>0.4423437</text:p>
          </table:table-cell>
          <table:table-cell office:value-type="float" office:value="0.4546263" calcext:value-type="float">
            <text:p>0.4546263</text:p>
          </table:table-cell>
          <table:table-cell office:value-type="float" office:value="0.4208833" calcext:value-type="float">
            <text:p>0.4208833</text:p>
          </table:table-cell>
          <table:table-cell office:value-type="float" office:value="0.5107123" calcext:value-type="float">
            <text:p>0.510712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462E-015" calcext:value-type="float">
            <text:p>1.972462E-15</text:p>
          </table:table-cell>
          <table:table-cell office:value-type="float" office:value="1.971317E-015" calcext:value-type="float">
            <text:p>1.971317E-15</text:p>
          </table:table-cell>
          <table:table-cell office:value-type="float" office:value="9.936552E-016" calcext:value-type="float">
            <text:p>9.936552E-16</text:p>
          </table:table-cell>
          <table:table-cell office:value-type="float" office:value="9.765154E-016" calcext:value-type="float">
            <text:p>9.765154E-16</text:p>
          </table:table-cell>
          <table:table-cell office:value-type="float" office:value="9.243475E-016" calcext:value-type="float">
            <text:p>9.24347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575719" calcext:value-type="float">
            <text:p>-0.004575719</text:p>
          </table:table-cell>
          <table:table-cell office:value-type="float" office:value="-0.004677332" calcext:value-type="float">
            <text:p>-0.004677332</text:p>
          </table:table-cell>
          <table:table-cell office:value-type="float" office:value="-0.004537461" calcext:value-type="float">
            <text:p>-0.004537461</text:p>
          </table:table-cell>
          <table:table-cell office:value-type="float" office:value="-0.004336395" calcext:value-type="float">
            <text:p>-0.004336395</text:p>
          </table:table-cell>
          <table:table-cell office:value-type="float" office:value="-0.003950016" calcext:value-type="float">
            <text:p>-0.003950016</text:p>
          </table:table-cell>
          <table:table-cell office:value-type="float" office:value="-0.003473343" calcext:value-type="float">
            <text:p>-0.003473343</text:p>
          </table:table-cell>
          <table:table-cell office:value-type="float" office:value="-0.002851173" calcext:value-type="float">
            <text:p>-0.002851173</text:p>
          </table:table-cell>
          <table:table-cell office:value-type="float" office:value="-0.001968685" calcext:value-type="float">
            <text:p>-0.001968685</text:p>
          </table:table-cell>
          <table:table-cell office:value-type="float" office:value="-0.001529542" calcext:value-type="float">
            <text:p>-0.001529542</text:p>
          </table:table-cell>
          <table:table-cell office:value-type="float" office:value="-0.003213828" calcext:value-type="float">
            <text:p>-0.003213828</text:p>
          </table:table-cell>
          <table:table-cell office:value-type="float" office:value="1168.958" calcext:value-type="float">
            <text:p>1168.958</text:p>
          </table:table-cell>
          <table:table-cell office:value-type="float" office:value="0" calcext:value-type="float">
            <text:p>0</text:p>
          </table:table-cell>
          <table:table-cell office:value-type="float" office:value="-0.004639665" calcext:value-type="float">
            <text:p>-0.004639665</text:p>
          </table:table-cell>
          <table:table-cell office:value-type="float" office:value="0.0005164711" calcext:value-type="float">
            <text:p>0.000516471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196455" calcext:value-type="float">
            <text:p>-1.1964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436.36" calcext:value-type="float">
            <text:p>436.36</text:p>
          </table:table-cell>
          <table:table-cell office:value-type="float" office:value="61.61915" calcext:value-type="float">
            <text:p>61.61915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307.292" calcext:value-type="float">
            <text:p>1307.292</text:p>
          </table:table-cell>
          <table:table-cell office:value-type="float" office:value="297.6363" calcext:value-type="float">
            <text:p>297.6363</text:p>
          </table:table-cell>
          <table:table-cell office:value-type="float" office:value="0" calcext:value-type="float">
            <text:p>0</text:p>
          </table:table-cell>
          <table:table-cell office:value-type="float" office:value="0.1503215" calcext:value-type="float">
            <text:p>0.1503215</text:p>
          </table:table-cell>
          <table:table-cell office:value-type="float" office:value="0.3403609" calcext:value-type="float">
            <text:p>0.3403609</text:p>
          </table:table-cell>
          <table:table-cell office:value-type="float" office:value="0.3427664" calcext:value-type="float">
            <text:p>0.3427664</text:p>
          </table:table-cell>
          <table:table-cell office:value-type="float" office:value="0.3477696" calcext:value-type="float">
            <text:p>0.3477696</text:p>
          </table:table-cell>
          <table:table-cell office:value-type="float" office:value="0.3535781" calcext:value-type="float">
            <text:p>0.3535781</text:p>
          </table:table-cell>
          <table:table-cell office:value-type="float" office:value="0.3599779" calcext:value-type="float">
            <text:p>0.3599779</text:p>
          </table:table-cell>
          <table:table-cell office:value-type="float" office:value="0.4032484" calcext:value-type="float">
            <text:p>0.4032484</text:p>
          </table:table-cell>
          <table:table-cell office:value-type="float" office:value="0.4236659" calcext:value-type="float">
            <text:p>0.4236659</text:p>
          </table:table-cell>
          <table:table-cell office:value-type="float" office:value="0.4495554" calcext:value-type="float">
            <text:p>0.4495554</text:p>
          </table:table-cell>
          <table:table-cell office:value-type="float" office:value="0.4254915" calcext:value-type="float">
            <text:p>0.4254915</text:p>
          </table:table-cell>
          <table:table-cell office:value-type="float" office:value="0.5111668" calcext:value-type="float">
            <text:p>0.511166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635E-015" calcext:value-type="float">
            <text:p>1.972635E-15</text:p>
          </table:table-cell>
          <table:table-cell office:value-type="float" office:value="1.971249E-015" calcext:value-type="float">
            <text:p>1.971249E-15</text:p>
          </table:table-cell>
          <table:table-cell office:value-type="float" office:value="9.936477E-016" calcext:value-type="float">
            <text:p>9.936477E-16</text:p>
          </table:table-cell>
          <table:table-cell office:value-type="float" office:value="9.765095E-016" calcext:value-type="float">
            <text:p>9.765095E-16</text:p>
          </table:table-cell>
          <table:table-cell office:value-type="float" office:value="9.243466E-016" calcext:value-type="float">
            <text:p>9.24346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95499" calcext:value-type="float">
            <text:p>-1.395499</text:p>
          </table:table-cell>
          <table:table-cell office:value-type="float" office:value="-0.007905707" calcext:value-type="float">
            <text:p>-0.007905707</text:p>
          </table:table-cell>
          <table:table-cell office:value-type="float" office:value="-0.007536074" calcext:value-type="float">
            <text:p>-0.007536074</text:p>
          </table:table-cell>
          <table:table-cell office:value-type="float" office:value="-0.006831931" calcext:value-type="float">
            <text:p>-0.006831931</text:p>
          </table:table-cell>
          <table:table-cell office:value-type="float" office:value="-0.006091514" calcext:value-type="float">
            <text:p>-0.006091514</text:p>
          </table:table-cell>
          <table:table-cell office:value-type="float" office:value="-0.00537507" calcext:value-type="float">
            <text:p>-0.00537507</text:p>
          </table:table-cell>
          <table:table-cell office:value-type="float" office:value="-0.004326281" calcext:value-type="float">
            <text:p>-0.004326281</text:p>
          </table:table-cell>
          <table:table-cell office:value-type="float" office:value="-0.002986335" calcext:value-type="float">
            <text:p>-0.002986335</text:p>
          </table:table-cell>
          <table:table-cell office:value-type="float" office:value="-0.001698336" calcext:value-type="float">
            <text:p>-0.001698336</text:p>
          </table:table-cell>
          <table:table-cell office:value-type="float" office:value="-0.002894977" calcext:value-type="float">
            <text:p>-0.002894977</text:p>
          </table:table-cell>
          <table:table-cell office:value-type="float" office:value="1180.115" calcext:value-type="float">
            <text:p>1180.115</text:p>
          </table:table-cell>
          <table:table-cell office:value-type="float" office:value="0" calcext:value-type="float">
            <text:p>0</text:p>
          </table:table-cell>
          <table:table-cell office:value-type="float" office:value="-3.391426" calcext:value-type="float">
            <text:p>-3.391426</text:p>
          </table:table-cell>
          <table:table-cell office:value-type="float" office:value="0.0004913381" calcext:value-type="float">
            <text:p>0.000491338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175067" calcext:value-type="float">
            <text:p>-1.1750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436.36" calcext:value-type="float">
            <text:p>436.36</text:p>
          </table:table-cell>
          <table:table-cell office:value-type="float" office:value="62.29681" calcext:value-type="float">
            <text:p>62.29681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98.736" calcext:value-type="float">
            <text:p>1298.736</text:p>
          </table:table-cell>
          <table:table-cell office:value-type="float" office:value="305.514" calcext:value-type="float">
            <text:p>305.514</text:p>
          </table:table-cell>
          <table:table-cell office:value-type="float" office:value="0" calcext:value-type="float">
            <text:p>0</text:p>
          </table:table-cell>
          <table:table-cell office:value-type="float" office:value="0.08539414" calcext:value-type="float">
            <text:p>0.08539414</text:p>
          </table:table-cell>
          <table:table-cell office:value-type="float" office:value="0.3262908" calcext:value-type="float">
            <text:p>0.3262908</text:p>
          </table:table-cell>
          <table:table-cell office:value-type="float" office:value="0.328023" calcext:value-type="float">
            <text:p>0.328023</text:p>
          </table:table-cell>
          <table:table-cell office:value-type="float" office:value="0.3319693" calcext:value-type="float">
            <text:p>0.3319693</text:p>
          </table:table-cell>
          <table:table-cell office:value-type="float" office:value="0.3368867" calcext:value-type="float">
            <text:p>0.3368867</text:p>
          </table:table-cell>
          <table:table-cell office:value-type="float" office:value="0.342783" calcext:value-type="float">
            <text:p>0.342783</text:p>
          </table:table-cell>
          <table:table-cell office:value-type="float" office:value="0.3904525" calcext:value-type="float">
            <text:p>0.3904525</text:p>
          </table:table-cell>
          <table:table-cell office:value-type="float" office:value="0.412396" calcext:value-type="float">
            <text:p>0.412396</text:p>
          </table:table-cell>
          <table:table-cell office:value-type="float" office:value="0.4378188" calcext:value-type="float">
            <text:p>0.4378188</text:p>
          </table:table-cell>
          <table:table-cell office:value-type="float" office:value="0.4300275" calcext:value-type="float">
            <text:p>0.4300275</text:p>
          </table:table-cell>
          <table:table-cell office:value-type="float" office:value="0.5111881" calcext:value-type="float">
            <text:p>0.511188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868E-015" calcext:value-type="float">
            <text:p>1.972868E-15</text:p>
          </table:table-cell>
          <table:table-cell office:value-type="float" office:value="1.971156E-015" calcext:value-type="float">
            <text:p>1.971156E-15</text:p>
          </table:table-cell>
          <table:table-cell office:value-type="float" office:value="9.936369E-016" calcext:value-type="float">
            <text:p>9.936369E-16</text:p>
          </table:table-cell>
          <table:table-cell office:value-type="float" office:value="9.76505E-016" calcext:value-type="float">
            <text:p>9.76505E-16</text:p>
          </table:table-cell>
          <table:table-cell office:value-type="float" office:value="9.24344E-016" calcext:value-type="float">
            <text:p>9.2434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04773" calcext:value-type="float">
            <text:p>-46.04773</text:p>
          </table:table-cell>
          <table:table-cell office:value-type="float" office:value="-0.01060614" calcext:value-type="float">
            <text:p>-0.01060614</text:p>
          </table:table-cell>
          <table:table-cell office:value-type="float" office:value="-0.01023156" calcext:value-type="float">
            <text:p>-0.01023156</text:p>
          </table:table-cell>
          <table:table-cell office:value-type="float" office:value="-0.009437088" calcext:value-type="float">
            <text:p>-0.009437088</text:p>
          </table:table-cell>
          <table:table-cell office:value-type="float" office:value="-0.008525499" calcext:value-type="float">
            <text:p>-0.008525499</text:p>
          </table:table-cell>
          <table:table-cell office:value-type="float" office:value="-0.007555609" calcext:value-type="float">
            <text:p>-0.007555609</text:p>
          </table:table-cell>
          <table:table-cell office:value-type="float" office:value="-0.005906511" calcext:value-type="float">
            <text:p>-0.005906511</text:p>
          </table:table-cell>
          <table:table-cell office:value-type="float" office:value="-0.003872533" calcext:value-type="float">
            <text:p>-0.003872533</text:p>
          </table:table-cell>
          <table:table-cell office:value-type="float" office:value="-0.002187581" calcext:value-type="float">
            <text:p>-0.002187581</text:p>
          </table:table-cell>
          <table:table-cell office:value-type="float" office:value="-0.002615351" calcext:value-type="float">
            <text:p>-0.002615351</text:p>
          </table:table-cell>
          <table:table-cell office:value-type="float" office:value="1190.108" calcext:value-type="float">
            <text:p>1190.108</text:p>
          </table:table-cell>
          <table:table-cell office:value-type="float" office:value="0" calcext:value-type="float">
            <text:p>0</text:p>
          </table:table-cell>
          <table:table-cell office:value-type="float" office:value="-20.92732" calcext:value-type="float">
            <text:p>-20.92732</text:p>
          </table:table-cell>
          <table:table-cell office:value-type="float" office:value="0.0004756622" calcext:value-type="float">
            <text:p>0.000475662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153942" calcext:value-type="float">
            <text:p>-1.1539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436.4601" calcext:value-type="float">
            <text:p>436.4601</text:p>
          </table:table-cell>
          <table:table-cell office:value-type="float" office:value="62.4557" calcext:value-type="float">
            <text:p>62.4557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91.929" calcext:value-type="float">
            <text:p>1291.929</text:p>
          </table:table-cell>
          <table:table-cell office:value-type="float" office:value="312.262" calcext:value-type="float">
            <text:p>312.262</text:p>
          </table:table-cell>
          <table:table-cell office:value-type="float" office:value="0" calcext:value-type="float">
            <text:p>0</text:p>
          </table:table-cell>
          <table:table-cell office:value-type="float" office:value="0.07985104" calcext:value-type="float">
            <text:p>0.07985104</text:p>
          </table:table-cell>
          <table:table-cell office:value-type="float" office:value="0.3159986" calcext:value-type="float">
            <text:p>0.3159986</text:p>
          </table:table-cell>
          <table:table-cell office:value-type="float" office:value="0.3173924" calcext:value-type="float">
            <text:p>0.3173924</text:p>
          </table:table-cell>
          <table:table-cell office:value-type="float" office:value="0.3207971" calcext:value-type="float">
            <text:p>0.3207971</text:p>
          </table:table-cell>
          <table:table-cell office:value-type="float" office:value="0.3252146" calcext:value-type="float">
            <text:p>0.3252146</text:p>
          </table:table-cell>
          <table:table-cell office:value-type="float" office:value="0.33067" calcext:value-type="float">
            <text:p>0.33067</text:p>
          </table:table-cell>
          <table:table-cell office:value-type="float" office:value="0.3811362" calcext:value-type="float">
            <text:p>0.3811362</text:p>
          </table:table-cell>
          <table:table-cell office:value-type="float" office:value="0.4035452" calcext:value-type="float">
            <text:p>0.4035452</text:p>
          </table:table-cell>
          <table:table-cell office:value-type="float" office:value="0.4265985" calcext:value-type="float">
            <text:p>0.4265985</text:p>
          </table:table-cell>
          <table:table-cell office:value-type="float" office:value="0.4330732" calcext:value-type="float">
            <text:p>0.4330732</text:p>
          </table:table-cell>
          <table:table-cell office:value-type="float" office:value="0.5111876" calcext:value-type="float">
            <text:p>0.511187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177E-015" calcext:value-type="float">
            <text:p>1.973177E-15</text:p>
          </table:table-cell>
          <table:table-cell office:value-type="float" office:value="1.97103E-015" calcext:value-type="float">
            <text:p>1.97103E-15</text:p>
          </table:table-cell>
          <table:table-cell office:value-type="float" office:value="9.936211E-016" calcext:value-type="float">
            <text:p>9.936211E-16</text:p>
          </table:table-cell>
          <table:table-cell office:value-type="float" office:value="9.765014E-016" calcext:value-type="float">
            <text:p>9.765014E-16</text:p>
          </table:table-cell>
          <table:table-cell office:value-type="float" office:value="9.243392E-016" calcext:value-type="float">
            <text:p>9.24339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75653" calcext:value-type="float">
            <text:p>-68.75653</text:p>
          </table:table-cell>
          <table:table-cell office:value-type="float" office:value="-0.01326192" calcext:value-type="float">
            <text:p>-0.01326192</text:p>
          </table:table-cell>
          <table:table-cell office:value-type="float" office:value="-0.0128708" calcext:value-type="float">
            <text:p>-0.0128708</text:p>
          </table:table-cell>
          <table:table-cell office:value-type="float" office:value="-0.01197318" calcext:value-type="float">
            <text:p>-0.01197318</text:p>
          </table:table-cell>
          <table:table-cell office:value-type="float" office:value="-0.01089292" calcext:value-type="float">
            <text:p>-0.01089292</text:p>
          </table:table-cell>
          <table:table-cell office:value-type="float" office:value="-0.00970158" calcext:value-type="float">
            <text:p>-0.00970158</text:p>
          </table:table-cell>
          <table:table-cell office:value-type="float" office:value="-0.007459508" calcext:value-type="float">
            <text:p>-0.007459508</text:p>
          </table:table-cell>
          <table:table-cell office:value-type="float" office:value="-0.004770867" calcext:value-type="float">
            <text:p>-0.004770867</text:p>
          </table:table-cell>
          <table:table-cell office:value-type="float" office:value="-0.002807873" calcext:value-type="float">
            <text:p>-0.002807873</text:p>
          </table:table-cell>
          <table:table-cell office:value-type="float" office:value="-0.00244297" calcext:value-type="float">
            <text:p>-0.00244297</text:p>
          </table:table-cell>
          <table:table-cell office:value-type="float" office:value="1198.997" calcext:value-type="float">
            <text:p>1198.997</text:p>
          </table:table-cell>
          <table:table-cell office:value-type="float" office:value="0" calcext:value-type="float">
            <text:p>0</text:p>
          </table:table-cell>
          <table:table-cell office:value-type="float" office:value="-41.12155" calcext:value-type="float">
            <text:p>-41.12155</text:p>
          </table:table-cell>
          <table:table-cell office:value-type="float" office:value="0.0004633809" calcext:value-type="float">
            <text:p>0.00046338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139629" calcext:value-type="float">
            <text:p>-1.1396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436.4601" calcext:value-type="float">
            <text:p>436.4601</text:p>
          </table:table-cell>
          <table:table-cell office:value-type="float" office:value="62.37726" calcext:value-type="float">
            <text:p>62.37726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86.378" calcext:value-type="float">
            <text:p>1286.378</text:p>
          </table:table-cell>
          <table:table-cell office:value-type="float" office:value="317.8905" calcext:value-type="float">
            <text:p>317.8905</text:p>
          </table:table-cell>
          <table:table-cell office:value-type="float" office:value="0" calcext:value-type="float">
            <text:p>0</text:p>
          </table:table-cell>
          <table:table-cell office:value-type="float" office:value="0.08725605" calcext:value-type="float">
            <text:p>0.08725605</text:p>
          </table:table-cell>
          <table:table-cell office:value-type="float" office:value="0.3092759" calcext:value-type="float">
            <text:p>0.3092759</text:p>
          </table:table-cell>
          <table:table-cell office:value-type="float" office:value="0.3104375" calcext:value-type="float">
            <text:p>0.3104375</text:p>
          </table:table-cell>
          <table:table-cell office:value-type="float" office:value="0.3132927" calcext:value-type="float">
            <text:p>0.3132927</text:p>
          </table:table-cell>
          <table:table-cell office:value-type="float" office:value="0.3172722" calcext:value-type="float">
            <text:p>0.3172722</text:p>
          </table:table-cell>
          <table:table-cell office:value-type="float" office:value="0.3225056" calcext:value-type="float">
            <text:p>0.3225056</text:p>
          </table:table-cell>
          <table:table-cell office:value-type="float" office:value="0.3740124" calcext:value-type="float">
            <text:p>0.3740124</text:p>
          </table:table-cell>
          <table:table-cell office:value-type="float" office:value="0.3962972" calcext:value-type="float">
            <text:p>0.3962972</text:p>
          </table:table-cell>
          <table:table-cell office:value-type="float" office:value="0.4182616" calcext:value-type="float">
            <text:p>0.4182616</text:p>
          </table:table-cell>
          <table:table-cell office:value-type="float" office:value="0.4340452" calcext:value-type="float">
            <text:p>0.4340452</text:p>
          </table:table-cell>
          <table:table-cell office:value-type="float" office:value="0.5111873" calcext:value-type="float">
            <text:p>0.511187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52E-015" calcext:value-type="float">
            <text:p>1.97352E-15</text:p>
          </table:table-cell>
          <table:table-cell office:value-type="float" office:value="1.970894E-015" calcext:value-type="float">
            <text:p>1.970894E-15</text:p>
          </table:table-cell>
          <table:table-cell office:value-type="float" office:value="9.936049E-016" calcext:value-type="float">
            <text:p>9.936049E-16</text:p>
          </table:table-cell>
          <table:table-cell office:value-type="float" office:value="9.76496E-016" calcext:value-type="float">
            <text:p>9.76496E-16</text:p>
          </table:table-cell>
          <table:table-cell office:value-type="float" office:value="9.243342E-016" calcext:value-type="float">
            <text:p>9.24334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41722" calcext:value-type="float">
            <text:p>-39.41722</text:p>
          </table:table-cell>
          <table:table-cell office:value-type="float" office:value="-0.01540811" calcext:value-type="float">
            <text:p>-0.01540811</text:p>
          </table:table-cell>
          <table:table-cell office:value-type="float" office:value="-0.01501991" calcext:value-type="float">
            <text:p>-0.01501991</text:p>
          </table:table-cell>
          <table:table-cell office:value-type="float" office:value="-0.01411561" calcext:value-type="float">
            <text:p>-0.01411561</text:p>
          </table:table-cell>
          <table:table-cell office:value-type="float" office:value="-0.01293685" calcext:value-type="float">
            <text:p>-0.01293685</text:p>
          </table:table-cell>
          <table:table-cell office:value-type="float" office:value="-0.01154532" calcext:value-type="float">
            <text:p>-0.01154532</text:p>
          </table:table-cell>
          <table:table-cell office:value-type="float" office:value="-0.008950488" calcext:value-type="float">
            <text:p>-0.008950488</text:p>
          </table:table-cell>
          <table:table-cell office:value-type="float" office:value="-0.005679754" calcext:value-type="float">
            <text:p>-0.005679754</text:p>
          </table:table-cell>
          <table:table-cell office:value-type="float" office:value="-0.003394906" calcext:value-type="float">
            <text:p>-0.003394906</text:p>
          </table:table-cell>
          <table:table-cell office:value-type="float" office:value="-0.002390057" calcext:value-type="float">
            <text:p>-0.002390057</text:p>
          </table:table-cell>
          <table:table-cell office:value-type="float" office:value="1206.813" calcext:value-type="float">
            <text:p>1206.813</text:p>
          </table:table-cell>
          <table:table-cell office:value-type="float" office:value="0" calcext:value-type="float">
            <text:p>0</text:p>
          </table:table-cell>
          <table:table-cell office:value-type="float" office:value="-21.30155" calcext:value-type="float">
            <text:p>-21.30155</text:p>
          </table:table-cell>
          <table:table-cell office:value-type="float" office:value="0.0004579129" calcext:value-type="float">
            <text:p>0.000457912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135011" calcext:value-type="float">
            <text:p>-1.1350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436.4601" calcext:value-type="float">
            <text:p>436.4601</text:p>
          </table:table-cell>
          <table:table-cell office:value-type="float" office:value="62.36095" calcext:value-type="float">
            <text:p>62.36095</text:p>
          </table:table-cell>
          <table:table-cell office:value-type="float" office:value="18.23263" calcext:value-type="float">
            <text:p>18.23263</text:p>
          </table:table-cell>
          <table:table-cell office:value-type="float" office:value="1281.73" calcext:value-type="float">
            <text:p>1281.73</text:p>
          </table:table-cell>
          <table:table-cell office:value-type="float" office:value="322.5531" calcext:value-type="float">
            <text:p>322.5531</text:p>
          </table:table-cell>
          <table:table-cell office:value-type="float" office:value="0" calcext:value-type="float">
            <text:p>0</text:p>
          </table:table-cell>
          <table:table-cell office:value-type="float" office:value="0.08862702" calcext:value-type="float">
            <text:p>0.08862702</text:p>
          </table:table-cell>
          <table:table-cell office:value-type="float" office:value="0.3051937" calcext:value-type="float">
            <text:p>0.3051937</text:p>
          </table:table-cell>
          <table:table-cell office:value-type="float" office:value="0.3062227" calcext:value-type="float">
            <text:p>0.3062227</text:p>
          </table:table-cell>
          <table:table-cell office:value-type="float" office:value="0.3086889" calcext:value-type="float">
            <text:p>0.3086889</text:p>
          </table:table-cell>
          <table:table-cell office:value-type="float" office:value="0.3121737" calcext:value-type="float">
            <text:p>0.3121737</text:p>
          </table:table-cell>
          <table:table-cell office:value-type="float" office:value="0.3168542" calcext:value-type="float">
            <text:p>0.3168542</text:p>
          </table:table-cell>
          <table:table-cell office:value-type="float" office:value="0.368688" calcext:value-type="float">
            <text:p>0.368688</text:p>
          </table:table-cell>
          <table:table-cell office:value-type="float" office:value="0.3902676" calcext:value-type="float">
            <text:p>0.3902676</text:p>
          </table:table-cell>
          <table:table-cell office:value-type="float" office:value="0.4121099" calcext:value-type="float">
            <text:p>0.4121099</text:p>
          </table:table-cell>
          <table:table-cell office:value-type="float" office:value="0.4336979" calcext:value-type="float">
            <text:p>0.4336979</text:p>
          </table:table-cell>
          <table:table-cell office:value-type="float" office:value="0.5111874" calcext:value-type="float">
            <text:p>0.511187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861E-015" calcext:value-type="float">
            <text:p>1.973861E-15</text:p>
          </table:table-cell>
          <table:table-cell office:value-type="float" office:value="1.97076E-015" calcext:value-type="float">
            <text:p>1.97076E-15</text:p>
          </table:table-cell>
          <table:table-cell office:value-type="float" office:value="9.935888E-016" calcext:value-type="float">
            <text:p>9.935888E-16</text:p>
          </table:table-cell>
          <table:table-cell office:value-type="float" office:value="9.764879E-016" calcext:value-type="float">
            <text:p>9.764879E-16</text:p>
          </table:table-cell>
          <table:table-cell office:value-type="float" office:value="9.243316E-016" calcext:value-type="float">
            <text:p>9.24331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70932" calcext:value-type="float">
            <text:p>-36.70932</text:p>
          </table:table-cell>
          <table:table-cell office:value-type="float" office:value="-0.01690614" calcext:value-type="float">
            <text:p>-0.01690614</text:p>
          </table:table-cell>
          <table:table-cell office:value-type="float" office:value="-0.01652281" calcext:value-type="float">
            <text:p>-0.01652281</text:p>
          </table:table-cell>
          <table:table-cell office:value-type="float" office:value="-0.01564836" calcext:value-type="float">
            <text:p>-0.01564836</text:p>
          </table:table-cell>
          <table:table-cell office:value-type="float" office:value="-0.01448043" calcext:value-type="float">
            <text:p>-0.01448043</text:p>
          </table:table-cell>
          <table:table-cell office:value-type="float" office:value="-0.01305588" calcext:value-type="float">
            <text:p>-0.01305588</text:p>
          </table:table-cell>
          <table:table-cell office:value-type="float" office:value="-0.0102808" calcext:value-type="float">
            <text:p>-0.0102808</text:p>
          </table:table-cell>
          <table:table-cell office:value-type="float" office:value="-0.006582186" calcext:value-type="float">
            <text:p>-0.006582186</text:p>
          </table:table-cell>
          <table:table-cell office:value-type="float" office:value="-0.00391457" calcext:value-type="float">
            <text:p>-0.00391457</text:p>
          </table:table-cell>
          <table:table-cell office:value-type="float" office:value="-0.002407982" calcext:value-type="float">
            <text:p>-0.002407982</text:p>
          </table:table-cell>
          <table:table-cell office:value-type="float" office:value="1213.729" calcext:value-type="float">
            <text:p>1213.729</text:p>
          </table:table-cell>
          <table:table-cell office:value-type="float" office:value="0" calcext:value-type="float">
            <text:p>0</text:p>
          </table:table-cell>
          <table:table-cell office:value-type="float" office:value="-15.62374" calcext:value-type="float">
            <text:p>-15.62374</text:p>
          </table:table-cell>
          <table:table-cell office:value-type="float" office:value="0.0004544521" calcext:value-type="float">
            <text:p>0.000454452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136588" calcext:value-type="float">
            <text:p>-1.1365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456.56" calcext:value-type="float">
            <text:p>456.56</text:p>
          </table:table-cell>
          <table:table-cell office:value-type="float" office:value="63.16663" calcext:value-type="float">
            <text:p>63.16663</text:p>
          </table:table-cell>
          <table:table-cell office:value-type="float" office:value="21.75487" calcext:value-type="float">
            <text:p>21.75487</text:p>
          </table:table-cell>
          <table:table-cell office:value-type="float" office:value="1291.722" calcext:value-type="float">
            <text:p>1291.722</text:p>
          </table:table-cell>
          <table:table-cell office:value-type="float" office:value="328.3328" calcext:value-type="float">
            <text:p>328.3328</text:p>
          </table:table-cell>
          <table:table-cell office:value-type="float" office:value="0" calcext:value-type="float">
            <text:p>0</text:p>
          </table:table-cell>
          <table:table-cell office:value-type="float" office:value="0.3861114" calcext:value-type="float">
            <text:p>0.3861114</text:p>
          </table:table-cell>
          <table:table-cell office:value-type="float" office:value="0.3863896" calcext:value-type="float">
            <text:p>0.3863896</text:p>
          </table:table-cell>
          <table:table-cell office:value-type="float" office:value="0.3884867" calcext:value-type="float">
            <text:p>0.3884867</text:p>
          </table:table-cell>
          <table:table-cell office:value-type="float" office:value="0.3645963" calcext:value-type="float">
            <text:p>0.3645963</text:p>
          </table:table-cell>
          <table:table-cell office:value-type="float" office:value="0.3262616" calcext:value-type="float">
            <text:p>0.3262616</text:p>
          </table:table-cell>
          <table:table-cell office:value-type="float" office:value="0.3240297" calcext:value-type="float">
            <text:p>0.3240297</text:p>
          </table:table-cell>
          <table:table-cell office:value-type="float" office:value="0.3834429" calcext:value-type="float">
            <text:p>0.3834429</text:p>
          </table:table-cell>
          <table:table-cell office:value-type="float" office:value="0.3862235" calcext:value-type="float">
            <text:p>0.3862235</text:p>
          </table:table-cell>
          <table:table-cell office:value-type="float" office:value="0.4070525" calcext:value-type="float">
            <text:p>0.4070525</text:p>
          </table:table-cell>
          <table:table-cell office:value-type="float" office:value="0.4314429" calcext:value-type="float">
            <text:p>0.4314429</text:p>
          </table:table-cell>
          <table:table-cell office:value-type="float" office:value="0.5111879" calcext:value-type="float">
            <text:p>0.511187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175E-015" calcext:value-type="float">
            <text:p>1.974175E-15</text:p>
          </table:table-cell>
          <table:table-cell office:value-type="float" office:value="1.970638E-015" calcext:value-type="float">
            <text:p>1.970638E-15</text:p>
          </table:table-cell>
          <table:table-cell office:value-type="float" office:value="9.935753E-016" calcext:value-type="float">
            <text:p>9.935753E-16</text:p>
          </table:table-cell>
          <table:table-cell office:value-type="float" office:value="9.764797E-016" calcext:value-type="float">
            <text:p>9.764797E-16</text:p>
          </table:table-cell>
          <table:table-cell office:value-type="float" office:value="9.243286E-016" calcext:value-type="float">
            <text:p>9.24328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148747" calcext:value-type="float">
            <text:p>-0.003148747</text:p>
          </table:table-cell>
          <table:table-cell office:value-type="float" office:value="-0.003153102" calcext:value-type="float">
            <text:p>-0.003153102</text:p>
          </table:table-cell>
          <table:table-cell office:value-type="float" office:value="-0.003036239" calcext:value-type="float">
            <text:p>-0.003036239</text:p>
          </table:table-cell>
          <table:table-cell office:value-type="float" office:value="-0.005046662" calcext:value-type="float">
            <text:p>-0.005046662</text:p>
          </table:table-cell>
          <table:table-cell office:value-type="float" office:value="-0.01098764" calcext:value-type="float">
            <text:p>-0.01098764</text:p>
          </table:table-cell>
          <table:table-cell office:value-type="float" office:value="-0.01127422" calcext:value-type="float">
            <text:p>-0.01127422</text:p>
          </table:table-cell>
          <table:table-cell office:value-type="float" office:value="-0.006996061" calcext:value-type="float">
            <text:p>-0.006996061</text:p>
          </table:table-cell>
          <table:table-cell office:value-type="float" office:value="-0.007282214" calcext:value-type="float">
            <text:p>-0.007282214</text:p>
          </table:table-cell>
          <table:table-cell office:value-type="float" office:value="-0.004407978" calcext:value-type="float">
            <text:p>-0.004407978</text:p>
          </table:table-cell>
          <table:table-cell office:value-type="float" office:value="-0.002531001" calcext:value-type="float">
            <text:p>-0.002531001</text:p>
          </table:table-cell>
          <table:table-cell office:value-type="float" office:value="1221.798" calcext:value-type="float">
            <text:p>1221.798</text:p>
          </table:table-cell>
          <table:table-cell office:value-type="float" office:value="0" calcext:value-type="float">
            <text:p>0</text:p>
          </table:table-cell>
          <table:table-cell office:value-type="float" office:value="-0.003214774" calcext:value-type="float">
            <text:p>-0.003214774</text:p>
          </table:table-cell>
          <table:table-cell office:value-type="float" office:value="0.0004367607" calcext:value-type="float">
            <text:p>0.000436760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147073" calcext:value-type="float">
            <text:p>-1.1470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456.56" calcext:value-type="float">
            <text:p>456.56</text:p>
          </table:table-cell>
          <table:table-cell office:value-type="float" office:value="66.56818" calcext:value-type="float">
            <text:p>66.56818</text:p>
          </table:table-cell>
          <table:table-cell office:value-type="float" office:value="21.75487" calcext:value-type="float">
            <text:p>21.75487</text:p>
          </table:table-cell>
          <table:table-cell office:value-type="float" office:value="1281.325" calcext:value-type="float">
            <text:p>1281.325</text:p>
          </table:table-cell>
          <table:table-cell office:value-type="float" office:value="335.3287" calcext:value-type="float">
            <text:p>335.3287</text:p>
          </table:table-cell>
          <table:table-cell office:value-type="float" office:value="0" calcext:value-type="float">
            <text:p>0</text:p>
          </table:table-cell>
          <table:table-cell office:value-type="float" office:value="0.08314072" calcext:value-type="float">
            <text:p>0.08314072</text:p>
          </table:table-cell>
          <table:table-cell office:value-type="float" office:value="0.3293066" calcext:value-type="float">
            <text:p>0.3293066</text:p>
          </table:table-cell>
          <table:table-cell office:value-type="float" office:value="0.3307657" calcext:value-type="float">
            <text:p>0.3307657</text:p>
          </table:table-cell>
          <table:table-cell office:value-type="float" office:value="0.3323355" calcext:value-type="float">
            <text:p>0.3323355</text:p>
          </table:table-cell>
          <table:table-cell office:value-type="float" office:value="0.3334253" calcext:value-type="float">
            <text:p>0.3334253</text:p>
          </table:table-cell>
          <table:table-cell office:value-type="float" office:value="0.3348511" calcext:value-type="float">
            <text:p>0.3348511</text:p>
          </table:table-cell>
          <table:table-cell office:value-type="float" office:value="0.3764909" calcext:value-type="float">
            <text:p>0.3764909</text:p>
          </table:table-cell>
          <table:table-cell office:value-type="float" office:value="0.3839301" calcext:value-type="float">
            <text:p>0.3839301</text:p>
          </table:table-cell>
          <table:table-cell office:value-type="float" office:value="0.403493" calcext:value-type="float">
            <text:p>0.403493</text:p>
          </table:table-cell>
          <table:table-cell office:value-type="float" office:value="0.4300744" calcext:value-type="float">
            <text:p>0.4300744</text:p>
          </table:table-cell>
          <table:table-cell office:value-type="float" office:value="0.5111881" calcext:value-type="float">
            <text:p>0.511188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485E-015" calcext:value-type="float">
            <text:p>1.974485E-15</text:p>
          </table:table-cell>
          <table:table-cell office:value-type="float" office:value="1.970517E-015" calcext:value-type="float">
            <text:p>1.970517E-15</text:p>
          </table:table-cell>
          <table:table-cell office:value-type="float" office:value="9.93561E-016" calcext:value-type="float">
            <text:p>9.93561E-16</text:p>
          </table:table-cell>
          <table:table-cell office:value-type="float" office:value="9.764743E-016" calcext:value-type="float">
            <text:p>9.764743E-16</text:p>
          </table:table-cell>
          <table:table-cell office:value-type="float" office:value="9.243249E-016" calcext:value-type="float">
            <text:p>9.24324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63906" calcext:value-type="float">
            <text:p>-54.63906</text:p>
          </table:table-cell>
          <table:table-cell office:value-type="float" office:value="-0.009933976" calcext:value-type="float">
            <text:p>-0.009933976</text:p>
          </table:table-cell>
          <table:table-cell office:value-type="float" office:value="-0.009641801" calcext:value-type="float">
            <text:p>-0.009641801</text:p>
          </table:table-cell>
          <table:table-cell office:value-type="float" office:value="-0.009354133" calcext:value-type="float">
            <text:p>-0.009354133</text:p>
          </table:table-cell>
          <table:table-cell office:value-type="float" office:value="-0.009153811" calcext:value-type="float">
            <text:p>-0.009153811</text:p>
          </table:table-cell>
          <table:table-cell office:value-type="float" office:value="-0.00888768" calcext:value-type="float">
            <text:p>-0.00888768</text:p>
          </table:table-cell>
          <table:table-cell office:value-type="float" office:value="-0.008403347" calcext:value-type="float">
            <text:p>-0.008403347</text:p>
          </table:table-cell>
          <table:table-cell office:value-type="float" office:value="-0.007709117" calcext:value-type="float">
            <text:p>-0.007709117</text:p>
          </table:table-cell>
          <table:table-cell office:value-type="float" office:value="-0.004796519" calcext:value-type="float">
            <text:p>-0.004796519</text:p>
          </table:table-cell>
          <table:table-cell office:value-type="float" office:value="-0.002608989" calcext:value-type="float">
            <text:p>-0.002608989</text:p>
          </table:table-cell>
          <table:table-cell office:value-type="float" office:value="1231.208" calcext:value-type="float">
            <text:p>1231.208</text:p>
          </table:table-cell>
          <table:table-cell office:value-type="float" office:value="0" calcext:value-type="float">
            <text:p>0</text:p>
          </table:table-cell>
          <table:table-cell office:value-type="float" office:value="-24.49169" calcext:value-type="float">
            <text:p>-24.49169</text:p>
          </table:table-cell>
          <table:table-cell office:value-type="float" office:value="0.0004261065" calcext:value-type="float">
            <text:p>0.000426106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153432" calcext:value-type="float">
            <text:p>-1.1534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456.56" calcext:value-type="float">
            <text:p>456.56</text:p>
          </table:table-cell>
          <table:table-cell office:value-type="float" office:value="66.50234" calcext:value-type="float">
            <text:p>66.50234</text:p>
          </table:table-cell>
          <table:table-cell office:value-type="float" office:value="21.75487" calcext:value-type="float">
            <text:p>21.75487</text:p>
          </table:table-cell>
          <table:table-cell office:value-type="float" office:value="1275.958" calcext:value-type="float">
            <text:p>1275.958</text:p>
          </table:table-cell>
          <table:table-cell office:value-type="float" office:value="340.7604" calcext:value-type="float">
            <text:p>340.7604</text:p>
          </table:table-cell>
          <table:table-cell office:value-type="float" office:value="0" calcext:value-type="float">
            <text:p>0</text:p>
          </table:table-cell>
          <table:table-cell office:value-type="float" office:value="0.08947745" calcext:value-type="float">
            <text:p>0.08947745</text:p>
          </table:table-cell>
          <table:table-cell office:value-type="float" office:value="0.314963" calcext:value-type="float">
            <text:p>0.314963</text:p>
          </table:table-cell>
          <table:table-cell office:value-type="float" office:value="0.3161343" calcext:value-type="float">
            <text:p>0.3161343</text:p>
          </table:table-cell>
          <table:table-cell office:value-type="float" office:value="0.318224" calcext:value-type="float">
            <text:p>0.318224</text:p>
          </table:table-cell>
          <table:table-cell office:value-type="float" office:value="0.3205984" calcext:value-type="float">
            <text:p>0.3205984</text:p>
          </table:table-cell>
          <table:table-cell office:value-type="float" office:value="0.3235168" calcext:value-type="float">
            <text:p>0.3235168</text:p>
          </table:table-cell>
          <table:table-cell office:value-type="float" office:value="0.3706844" calcext:value-type="float">
            <text:p>0.3706844</text:p>
          </table:table-cell>
          <table:table-cell office:value-type="float" office:value="0.3813379" calcext:value-type="float">
            <text:p>0.3813379</text:p>
          </table:table-cell>
          <table:table-cell office:value-type="float" office:value="0.4009186" calcext:value-type="float">
            <text:p>0.4009186</text:p>
          </table:table-cell>
          <table:table-cell office:value-type="float" office:value="0.428383" calcext:value-type="float">
            <text:p>0.428383</text:p>
          </table:table-cell>
          <table:table-cell office:value-type="float" office:value="0.5111884" calcext:value-type="float">
            <text:p>0.511188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793E-015" calcext:value-type="float">
            <text:p>1.974793E-15</text:p>
          </table:table-cell>
          <table:table-cell office:value-type="float" office:value="1.970397E-015" calcext:value-type="float">
            <text:p>1.970397E-15</text:p>
          </table:table-cell>
          <table:table-cell office:value-type="float" office:value="9.935466E-016" calcext:value-type="float">
            <text:p>9.935466E-16</text:p>
          </table:table-cell>
          <table:table-cell office:value-type="float" office:value="9.764688E-016" calcext:value-type="float">
            <text:p>9.764688E-16</text:p>
          </table:table-cell>
          <table:table-cell office:value-type="float" office:value="9.243212E-016" calcext:value-type="float">
            <text:p>9.24321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22481" calcext:value-type="float">
            <text:p>-34.22481</text:p>
          </table:table-cell>
          <table:table-cell office:value-type="float" office:value="-0.01356261" calcext:value-type="float">
            <text:p>-0.01356261</text:p>
          </table:table-cell>
          <table:table-cell office:value-type="float" office:value="-0.01322531" calcext:value-type="float">
            <text:p>-0.01322531</text:p>
          </table:table-cell>
          <table:table-cell office:value-type="float" office:value="-0.01265588" calcext:value-type="float">
            <text:p>-0.01265588</text:p>
          </table:table-cell>
          <table:table-cell office:value-type="float" office:value="-0.01202509" calcext:value-type="float">
            <text:p>-0.01202509</text:p>
          </table:table-cell>
          <table:table-cell office:value-type="float" office:value="-0.01129033" calcext:value-type="float">
            <text:p>-0.01129033</text:p>
          </table:table-cell>
          <table:table-cell office:value-type="float" office:value="-0.009755949" calcext:value-type="float">
            <text:p>-0.009755949</text:p>
          </table:table-cell>
          <table:table-cell office:value-type="float" office:value="-0.00822641" calcext:value-type="float">
            <text:p>-0.00822641</text:p>
          </table:table-cell>
          <table:table-cell office:value-type="float" office:value="-0.005100731" calcext:value-type="float">
            <text:p>-0.005100731</text:p>
          </table:table-cell>
          <table:table-cell office:value-type="float" office:value="-0.002709313" calcext:value-type="float">
            <text:p>-0.002709313</text:p>
          </table:table-cell>
          <table:table-cell office:value-type="float" office:value="1239.111" calcext:value-type="float">
            <text:p>1239.111</text:p>
          </table:table-cell>
          <table:table-cell office:value-type="float" office:value="0" calcext:value-type="float">
            <text:p>0</text:p>
          </table:table-cell>
          <table:table-cell office:value-type="float" office:value="-14.74827" calcext:value-type="float">
            <text:p>-14.74827</text:p>
          </table:table-cell>
          <table:table-cell office:value-type="float" office:value="0.0004222593" calcext:value-type="float">
            <text:p>0.000422259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161311" calcext:value-type="float">
            <text:p>-1.1613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470.1599" calcext:value-type="float">
            <text:p>470.1599</text:p>
          </table:table-cell>
          <table:table-cell office:value-type="float" office:value="67.90177" calcext:value-type="float">
            <text:p>67.90177</text:p>
          </table:table-cell>
          <table:table-cell office:value-type="float" office:value="21.75487" calcext:value-type="float">
            <text:p>21.75487</text:p>
          </table:table-cell>
          <table:table-cell office:value-type="float" office:value="1282.69" calcext:value-type="float">
            <text:p>1282.69</text:p>
          </table:table-cell>
          <table:table-cell office:value-type="float" office:value="346.23" calcext:value-type="float">
            <text:p>346.23</text:p>
          </table:table-cell>
          <table:table-cell office:value-type="float" office:value="0" calcext:value-type="float">
            <text:p>0</text:p>
          </table:table-cell>
          <table:table-cell office:value-type="float" office:value="0.3725571" calcext:value-type="float">
            <text:p>0.3725571</text:p>
          </table:table-cell>
          <table:table-cell office:value-type="float" office:value="0.3694994" calcext:value-type="float">
            <text:p>0.3694994</text:p>
          </table:table-cell>
          <table:table-cell office:value-type="float" office:value="0.3687428" calcext:value-type="float">
            <text:p>0.3687428</text:p>
          </table:table-cell>
          <table:table-cell office:value-type="float" office:value="0.3525465" calcext:value-type="float">
            <text:p>0.3525465</text:p>
          </table:table-cell>
          <table:table-cell office:value-type="float" office:value="0.3319808" calcext:value-type="float">
            <text:p>0.3319808</text:p>
          </table:table-cell>
          <table:table-cell office:value-type="float" office:value="0.3243546" calcext:value-type="float">
            <text:p>0.3243546</text:p>
          </table:table-cell>
          <table:table-cell office:value-type="float" office:value="0.3712648" calcext:value-type="float">
            <text:p>0.3712648</text:p>
          </table:table-cell>
          <table:table-cell office:value-type="float" office:value="0.3790003" calcext:value-type="float">
            <text:p>0.3790003</text:p>
          </table:table-cell>
          <table:table-cell office:value-type="float" office:value="0.3986633" calcext:value-type="float">
            <text:p>0.3986633</text:p>
          </table:table-cell>
          <table:table-cell office:value-type="float" office:value="0.4264939" calcext:value-type="float">
            <text:p>0.4264939</text:p>
          </table:table-cell>
          <table:table-cell office:value-type="float" office:value="0.5111888" calcext:value-type="float">
            <text:p>0.511188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076E-015" calcext:value-type="float">
            <text:p>1.975076E-15</text:p>
          </table:table-cell>
          <table:table-cell office:value-type="float" office:value="1.97029E-015" calcext:value-type="float">
            <text:p>1.97029E-15</text:p>
          </table:table-cell>
          <table:table-cell office:value-type="float" office:value="9.935347E-016" calcext:value-type="float">
            <text:p>9.935347E-16</text:p>
          </table:table-cell>
          <table:table-cell office:value-type="float" office:value="9.764617E-016" calcext:value-type="float">
            <text:p>9.764617E-16</text:p>
          </table:table-cell>
          <table:table-cell office:value-type="float" office:value="9.24318E-016" calcext:value-type="float">
            <text:p>9.24318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091049" calcext:value-type="float">
            <text:p>-0.004091049</text:p>
          </table:table-cell>
          <table:table-cell office:value-type="float" office:value="-0.004367741" calcext:value-type="float">
            <text:p>-0.004367741</text:p>
          </table:table-cell>
          <table:table-cell office:value-type="float" office:value="-0.0044583" calcext:value-type="float">
            <text:p>-0.0044583</text:p>
          </table:table-cell>
          <table:table-cell office:value-type="float" office:value="-0.006267617" calcext:value-type="float">
            <text:p>-0.006267617</text:p>
          </table:table-cell>
          <table:table-cell office:value-type="float" office:value="-0.009580957" calcext:value-type="float">
            <text:p>-0.009580957</text:p>
          </table:table-cell>
          <table:table-cell office:value-type="float" office:value="-0.01116889" calcext:value-type="float">
            <text:p>-0.01116889</text:p>
          </table:table-cell>
          <table:table-cell office:value-type="float" office:value="-0.009607124" calcext:value-type="float">
            <text:p>-0.009607124</text:p>
          </table:table-cell>
          <table:table-cell office:value-type="float" office:value="-0.008728478" calcext:value-type="float">
            <text:p>-0.008728478</text:p>
          </table:table-cell>
          <table:table-cell office:value-type="float" office:value="-0.005384608" calcext:value-type="float">
            <text:p>-0.005384608</text:p>
          </table:table-cell>
          <table:table-cell office:value-type="float" office:value="-0.00282649" calcext:value-type="float">
            <text:p>-0.00282649</text:p>
          </table:table-cell>
          <table:table-cell office:value-type="float" office:value="1247.088" calcext:value-type="float">
            <text:p>1247.088</text:p>
          </table:table-cell>
          <table:table-cell office:value-type="float" office:value="0" calcext:value-type="float">
            <text:p>0</text:p>
          </table:table-cell>
          <table:table-cell office:value-type="float" office:value="-0.004112458" calcext:value-type="float">
            <text:p>-0.004112458</text:p>
          </table:table-cell>
          <table:table-cell office:value-type="float" office:value="0.0004053802" calcext:value-type="float">
            <text:p>0.000405380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170115" calcext:value-type="float">
            <text:p>-1.17011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69.99596" calcext:value-type="float">
            <text:p>69.99596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89.278" calcext:value-type="float">
            <text:p>1289.278</text:p>
          </table:table-cell>
          <table:table-cell office:value-type="float" office:value="354.2094" calcext:value-type="float">
            <text:p>354.2094</text:p>
          </table:table-cell>
          <table:table-cell office:value-type="float" office:value="0" calcext:value-type="float">
            <text:p>0</text:p>
          </table:table-cell>
          <table:table-cell office:value-type="float" office:value="0.3759777" calcext:value-type="float">
            <text:p>0.3759777</text:p>
          </table:table-cell>
          <table:table-cell office:value-type="float" office:value="0.3757042" calcext:value-type="float">
            <text:p>0.3757042</text:p>
          </table:table-cell>
          <table:table-cell office:value-type="float" office:value="0.3789093" calcext:value-type="float">
            <text:p>0.3789093</text:p>
          </table:table-cell>
          <table:table-cell office:value-type="float" office:value="0.3801671" calcext:value-type="float">
            <text:p>0.3801671</text:p>
          </table:table-cell>
          <table:table-cell office:value-type="float" office:value="0.3779332" calcext:value-type="float">
            <text:p>0.3779332</text:p>
          </table:table-cell>
          <table:table-cell office:value-type="float" office:value="0.3745773" calcext:value-type="float">
            <text:p>0.3745773</text:p>
          </table:table-cell>
          <table:table-cell office:value-type="float" office:value="0.3964134" calcext:value-type="float">
            <text:p>0.3964134</text:p>
          </table:table-cell>
          <table:table-cell office:value-type="float" office:value="0.378581" calcext:value-type="float">
            <text:p>0.378581</text:p>
          </table:table-cell>
          <table:table-cell office:value-type="float" office:value="0.3966781" calcext:value-type="float">
            <text:p>0.3966781</text:p>
          </table:table-cell>
          <table:table-cell office:value-type="float" office:value="0.4238085" calcext:value-type="float">
            <text:p>0.4238085</text:p>
          </table:table-cell>
          <table:table-cell office:value-type="float" office:value="0.5109988" calcext:value-type="float">
            <text:p>0.510998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338E-015" calcext:value-type="float">
            <text:p>1.975338E-15</text:p>
          </table:table-cell>
          <table:table-cell office:value-type="float" office:value="1.970191E-015" calcext:value-type="float">
            <text:p>1.970191E-15</text:p>
          </table:table-cell>
          <table:table-cell office:value-type="float" office:value="9.935228E-016" calcext:value-type="float">
            <text:p>9.935228E-16</text:p>
          </table:table-cell>
          <table:table-cell office:value-type="float" office:value="9.764574E-016" calcext:value-type="float">
            <text:p>9.764574E-16</text:p>
          </table:table-cell>
          <table:table-cell office:value-type="float" office:value="9.243141E-016" calcext:value-type="float">
            <text:p>9.24314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91496" calcext:value-type="float">
            <text:p>-0.00391496</text:p>
          </table:table-cell>
          <table:table-cell office:value-type="float" office:value="-0.003941393" calcext:value-type="float">
            <text:p>-0.003941393</text:p>
          </table:table-cell>
          <table:table-cell office:value-type="float" office:value="-0.003720986" calcext:value-type="float">
            <text:p>-0.003720986</text:p>
          </table:table-cell>
          <table:table-cell office:value-type="float" office:value="-0.003654324" calcext:value-type="float">
            <text:p>-0.003654324</text:p>
          </table:table-cell>
          <table:table-cell office:value-type="float" office:value="-0.00383876" calcext:value-type="float">
            <text:p>-0.00383876</text:p>
          </table:table-cell>
          <table:table-cell office:value-type="float" office:value="-0.004125653" calcext:value-type="float">
            <text:p>-0.004125653</text:p>
          </table:table-cell>
          <table:table-cell office:value-type="float" office:value="-0.005136373" calcext:value-type="float">
            <text:p>-0.005136373</text:p>
          </table:table-cell>
          <table:table-cell office:value-type="float" office:value="-0.008830946" calcext:value-type="float">
            <text:p>-0.008830946</text:p>
          </table:table-cell>
          <table:table-cell office:value-type="float" office:value="-0.005649569" calcext:value-type="float">
            <text:p>-0.005649569</text:p>
          </table:table-cell>
          <table:table-cell office:value-type="float" office:value="-0.003002614" calcext:value-type="float">
            <text:p>-0.003002614</text:p>
          </table:table-cell>
          <table:table-cell office:value-type="float" office:value="1257.62" calcext:value-type="float">
            <text:p>1257.62</text:p>
          </table:table-cell>
          <table:table-cell office:value-type="float" office:value="0" calcext:value-type="float">
            <text:p>0</text:p>
          </table:table-cell>
          <table:table-cell office:value-type="float" office:value="-0.003970505" calcext:value-type="float">
            <text:p>-0.003970505</text:p>
          </table:table-cell>
          <table:table-cell office:value-type="float" office:value="0.00035993" calcext:value-type="float">
            <text:p>0.0003599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182568" calcext:value-type="float">
            <text:p>-1.18256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73.15126" calcext:value-type="float">
            <text:p>73.15126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78.722" calcext:value-type="float">
            <text:p>1278.722</text:p>
          </table:table-cell>
          <table:table-cell office:value-type="float" office:value="361.6095" calcext:value-type="float">
            <text:p>361.6095</text:p>
          </table:table-cell>
          <table:table-cell office:value-type="float" office:value="0" calcext:value-type="float">
            <text:p>0</text:p>
          </table:table-cell>
          <table:table-cell office:value-type="float" office:value="0.08498777" calcext:value-type="float">
            <text:p>0.08498777</text:p>
          </table:table-cell>
          <table:table-cell office:value-type="float" office:value="0.3405559" calcext:value-type="float">
            <text:p>0.3405559</text:p>
          </table:table-cell>
          <table:table-cell office:value-type="float" office:value="0.3426945" calcext:value-type="float">
            <text:p>0.3426945</text:p>
          </table:table-cell>
          <table:table-cell office:value-type="float" office:value="0.3463236" calcext:value-type="float">
            <text:p>0.3463236</text:p>
          </table:table-cell>
          <table:table-cell office:value-type="float" office:value="0.3500678" calcext:value-type="float">
            <text:p>0.3500678</text:p>
          </table:table-cell>
          <table:table-cell office:value-type="float" office:value="0.3539982" calcext:value-type="float">
            <text:p>0.3539982</text:p>
          </table:table-cell>
          <table:table-cell office:value-type="float" office:value="0.3937635" calcext:value-type="float">
            <text:p>0.3937635</text:p>
          </table:table-cell>
          <table:table-cell office:value-type="float" office:value="0.3802917" calcext:value-type="float">
            <text:p>0.3802917</text:p>
          </table:table-cell>
          <table:table-cell office:value-type="float" office:value="0.3955173" calcext:value-type="float">
            <text:p>0.3955173</text:p>
          </table:table-cell>
          <table:table-cell office:value-type="float" office:value="0.4220352" calcext:value-type="float">
            <text:p>0.4220352</text:p>
          </table:table-cell>
          <table:table-cell office:value-type="float" office:value="0.5111351" calcext:value-type="float">
            <text:p>0.511135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635E-015" calcext:value-type="float">
            <text:p>1.975635E-15</text:p>
          </table:table-cell>
          <table:table-cell office:value-type="float" office:value="1.970076E-015" calcext:value-type="float">
            <text:p>1.970076E-15</text:p>
          </table:table-cell>
          <table:table-cell office:value-type="float" office:value="9.935101E-016" calcext:value-type="float">
            <text:p>9.935101E-16</text:p>
          </table:table-cell>
          <table:table-cell office:value-type="float" office:value="9.764519E-016" calcext:value-type="float">
            <text:p>9.764519E-16</text:p>
          </table:table-cell>
          <table:table-cell office:value-type="float" office:value="9.243094E-016" calcext:value-type="float">
            <text:p>9.24309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82771" calcext:value-type="float">
            <text:p>-46.82771</text:p>
          </table:table-cell>
          <table:table-cell office:value-type="float" office:value="-0.007868786" calcext:value-type="float">
            <text:p>-0.007868786</text:p>
          </table:table-cell>
          <table:table-cell office:value-type="float" office:value="-0.007541229" calcext:value-type="float">
            <text:p>-0.007541229</text:p>
          </table:table-cell>
          <table:table-cell office:value-type="float" office:value="-0.007027187" calcext:value-type="float">
            <text:p>-0.007027187</text:p>
          </table:table-cell>
          <table:table-cell office:value-type="float" office:value="-0.006525494" calcext:value-type="float">
            <text:p>-0.006525494</text:p>
          </table:table-cell>
          <table:table-cell office:value-type="float" office:value="-0.006036045" calcext:value-type="float">
            <text:p>-0.006036045</text:p>
          </table:table-cell>
          <table:table-cell office:value-type="float" office:value="-0.005440692" calcext:value-type="float">
            <text:p>-0.005440692</text:p>
          </table:table-cell>
          <table:table-cell office:value-type="float" office:value="-0.008454386" calcext:value-type="float">
            <text:p>-0.008454386</text:p>
          </table:table-cell>
          <table:table-cell office:value-type="float" office:value="-0.005811127" calcext:value-type="float">
            <text:p>-0.005811127</text:p>
          </table:table-cell>
          <table:table-cell office:value-type="float" office:value="-0.003125858" calcext:value-type="float">
            <text:p>-0.003125858</text:p>
          </table:table-cell>
          <table:table-cell office:value-type="float" office:value="1267.675" calcext:value-type="float">
            <text:p>1267.675</text:p>
          </table:table-cell>
          <table:table-cell office:value-type="float" office:value="0" calcext:value-type="float">
            <text:p>0</text:p>
          </table:table-cell>
          <table:table-cell office:value-type="float" office:value="-21.85928" calcext:value-type="float">
            <text:p>-21.85928</text:p>
          </table:table-cell>
          <table:table-cell office:value-type="float" office:value="0.0003386078" calcext:value-type="float">
            <text:p>0.000338607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190879" calcext:value-type="float">
            <text:p>-1.1908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73.15789" calcext:value-type="float">
            <text:p>73.15789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72.755" calcext:value-type="float">
            <text:p>1272.755</text:p>
          </table:table-cell>
          <table:table-cell office:value-type="float" office:value="367.5693" calcext:value-type="float">
            <text:p>367.5693</text:p>
          </table:table-cell>
          <table:table-cell office:value-type="float" office:value="0" calcext:value-type="float">
            <text:p>0</text:p>
          </table:table-cell>
          <table:table-cell office:value-type="float" office:value="0.08434828" calcext:value-type="float">
            <text:p>0.08434828</text:p>
          </table:table-cell>
          <table:table-cell office:value-type="float" office:value="0.3239797" calcext:value-type="float">
            <text:p>0.3239797</text:p>
          </table:table-cell>
          <table:table-cell office:value-type="float" office:value="0.3254898" calcext:value-type="float">
            <text:p>0.3254898</text:p>
          </table:table-cell>
          <table:table-cell office:value-type="float" office:value="0.3284231" calcext:value-type="float">
            <text:p>0.3284231</text:p>
          </table:table-cell>
          <table:table-cell office:value-type="float" office:value="0.3317589" calcext:value-type="float">
            <text:p>0.3317589</text:p>
          </table:table-cell>
          <table:table-cell office:value-type="float" office:value="0.3354249" calcext:value-type="float">
            <text:p>0.3354249</text:p>
          </table:table-cell>
          <table:table-cell office:value-type="float" office:value="0.3801711" calcext:value-type="float">
            <text:p>0.3801711</text:p>
          </table:table-cell>
          <table:table-cell office:value-type="float" office:value="0.3799863" calcext:value-type="float">
            <text:p>0.3799863</text:p>
          </table:table-cell>
          <table:table-cell office:value-type="float" office:value="0.3946148" calcext:value-type="float">
            <text:p>0.3946148</text:p>
          </table:table-cell>
          <table:table-cell office:value-type="float" office:value="0.4205102" calcext:value-type="float">
            <text:p>0.4205102</text:p>
          </table:table-cell>
          <table:table-cell office:value-type="float" office:value="0.51114" calcext:value-type="float">
            <text:p>0.51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974E-015" calcext:value-type="float">
            <text:p>1.975974E-15</text:p>
          </table:table-cell>
          <table:table-cell office:value-type="float" office:value="1.969941E-015" calcext:value-type="float">
            <text:p>1.969941E-15</text:p>
          </table:table-cell>
          <table:table-cell office:value-type="float" office:value="9.934934E-016" calcext:value-type="float">
            <text:p>9.934934E-16</text:p>
          </table:table-cell>
          <table:table-cell office:value-type="float" office:value="9.764453E-016" calcext:value-type="float">
            <text:p>9.764453E-16</text:p>
          </table:table-cell>
          <table:table-cell office:value-type="float" office:value="9.243056E-016" calcext:value-type="float">
            <text:p>9.24305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06131" calcext:value-type="float">
            <text:p>-49.06131</text:p>
          </table:table-cell>
          <table:table-cell office:value-type="float" office:value="-0.01114178" calcext:value-type="float">
            <text:p>-0.01114178</text:p>
          </table:table-cell>
          <table:table-cell office:value-type="float" office:value="-0.01079544" calcext:value-type="float">
            <text:p>-0.01079544</text:p>
          </table:table-cell>
          <table:table-cell office:value-type="float" office:value="-0.01016306" calcext:value-type="float">
            <text:p>-0.01016306</text:p>
          </table:table-cell>
          <table:table-cell office:value-type="float" office:value="-0.009478632" calcext:value-type="float">
            <text:p>-0.009478632</text:p>
          </table:table-cell>
          <table:table-cell office:value-type="float" office:value="-0.008778533" calcext:value-type="float">
            <text:p>-0.008778533</text:p>
          </table:table-cell>
          <table:table-cell office:value-type="float" office:value="-0.00763623" calcext:value-type="float">
            <text:p>-0.00763623</text:p>
          </table:table-cell>
          <table:table-cell office:value-type="float" office:value="-0.008515155" calcext:value-type="float">
            <text:p>-0.008515155</text:p>
          </table:table-cell>
          <table:table-cell office:value-type="float" office:value="-0.005940034" calcext:value-type="float">
            <text:p>-0.005940034</text:p>
          </table:table-cell>
          <table:table-cell office:value-type="float" office:value="-0.003236326" calcext:value-type="float">
            <text:p>-0.003236326</text:p>
          </table:table-cell>
          <table:table-cell office:value-type="float" office:value="1276.33" calcext:value-type="float">
            <text:p>1276.33</text:p>
          </table:table-cell>
          <table:table-cell office:value-type="float" office:value="0" calcext:value-type="float">
            <text:p>0</text:p>
          </table:table-cell>
          <table:table-cell office:value-type="float" office:value="-24.3151" calcext:value-type="float">
            <text:p>-24.3151</text:p>
          </table:table-cell>
          <table:table-cell office:value-type="float" office:value="0.0003316182" calcext:value-type="float">
            <text:p>0.000331618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197998" calcext:value-type="float">
            <text:p>-1.1979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73.14052" calcext:value-type="float">
            <text:p>73.14052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68.187" calcext:value-type="float">
            <text:p>1268.187</text:p>
          </table:table-cell>
          <table:table-cell office:value-type="float" office:value="372.1541" calcext:value-type="float">
            <text:p>372.1541</text:p>
          </table:table-cell>
          <table:table-cell office:value-type="float" office:value="0" calcext:value-type="float">
            <text:p>0</text:p>
          </table:table-cell>
          <table:table-cell office:value-type="float" office:value="0.08590677" calcext:value-type="float">
            <text:p>0.08590677</text:p>
          </table:table-cell>
          <table:table-cell office:value-type="float" office:value="0.3131481" calcext:value-type="float">
            <text:p>0.3131481</text:p>
          </table:table-cell>
          <table:table-cell office:value-type="float" office:value="0.3143154" calcext:value-type="float">
            <text:p>0.3143154</text:p>
          </table:table-cell>
          <table:table-cell office:value-type="float" office:value="0.3167133" calcext:value-type="float">
            <text:p>0.3167133</text:p>
          </table:table-cell>
          <table:table-cell office:value-type="float" office:value="0.3195784" calcext:value-type="float">
            <text:p>0.3195784</text:p>
          </table:table-cell>
          <table:table-cell office:value-type="float" office:value="0.3229495" calcext:value-type="float">
            <text:p>0.3229495</text:p>
          </table:table-cell>
          <table:table-cell office:value-type="float" office:value="0.3706062" calcext:value-type="float">
            <text:p>0.3706062</text:p>
          </table:table-cell>
          <table:table-cell office:value-type="float" office:value="0.3781467" calcext:value-type="float">
            <text:p>0.3781467</text:p>
          </table:table-cell>
          <table:table-cell office:value-type="float" office:value="0.3937785" calcext:value-type="float">
            <text:p>0.3937785</text:p>
          </table:table-cell>
          <table:table-cell office:value-type="float" office:value="0.4192064" calcext:value-type="float">
            <text:p>0.4192064</text:p>
          </table:table-cell>
          <table:table-cell office:value-type="float" office:value="0.5110286" calcext:value-type="float">
            <text:p>0.511028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34E-015" calcext:value-type="float">
            <text:p>1.97634E-15</text:p>
          </table:table-cell>
          <table:table-cell office:value-type="float" office:value="1.969797E-015" calcext:value-type="float">
            <text:p>1.969797E-15</text:p>
          </table:table-cell>
          <table:table-cell office:value-type="float" office:value="9.934764E-016" calcext:value-type="float">
            <text:p>9.934764E-16</text:p>
          </table:table-cell>
          <table:table-cell office:value-type="float" office:value="9.764349E-016" calcext:value-type="float">
            <text:p>9.764349E-16</text:p>
          </table:table-cell>
          <table:table-cell office:value-type="float" office:value="9.243027E-016" calcext:value-type="float">
            <text:p>9.24302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42934" calcext:value-type="float">
            <text:p>-43.42934</text:p>
          </table:table-cell>
          <table:table-cell office:value-type="float" office:value="-0.0141252" calcext:value-type="float">
            <text:p>-0.0141252</text:p>
          </table:table-cell>
          <table:table-cell office:value-type="float" office:value="-0.01377173" calcext:value-type="float">
            <text:p>-0.01377173</text:p>
          </table:table-cell>
          <table:table-cell office:value-type="float" office:value="-0.01308339" calcext:value-type="float">
            <text:p>-0.01308339</text:p>
          </table:table-cell>
          <table:table-cell office:value-type="float" office:value="-0.01229405" calcext:value-type="float">
            <text:p>-0.01229405</text:p>
          </table:table-cell>
          <table:table-cell office:value-type="float" office:value="-0.01142856" calcext:value-type="float">
            <text:p>-0.01142856</text:p>
          </table:table-cell>
          <table:table-cell office:value-type="float" office:value="-0.009771564" calcext:value-type="float">
            <text:p>-0.009771564</text:p>
          </table:table-cell>
          <table:table-cell office:value-type="float" office:value="-0.008918926" calcext:value-type="float">
            <text:p>-0.008918926</text:p>
          </table:table-cell>
          <table:table-cell office:value-type="float" office:value="-0.006062114" calcext:value-type="float">
            <text:p>-0.006062114</text:p>
          </table:table-cell>
          <table:table-cell office:value-type="float" office:value="-0.003334206" calcext:value-type="float">
            <text:p>-0.003334206</text:p>
          </table:table-cell>
          <table:table-cell office:value-type="float" office:value="1283.648" calcext:value-type="float">
            <text:p>1283.648</text:p>
          </table:table-cell>
          <table:table-cell office:value-type="float" office:value="0" calcext:value-type="float">
            <text:p>0</text:p>
          </table:table-cell>
          <table:table-cell office:value-type="float" office:value="-23.39904" calcext:value-type="float">
            <text:p>-23.39904</text:p>
          </table:table-cell>
          <table:table-cell office:value-type="float" office:value="0.0003266295" calcext:value-type="float">
            <text:p>0.000326629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04053" calcext:value-type="float">
            <text:p>-1.2040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73.12464" calcext:value-type="float">
            <text:p>73.12464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65.022" calcext:value-type="float">
            <text:p>1265.022</text:p>
          </table:table-cell>
          <table:table-cell office:value-type="float" office:value="375.3349" calcext:value-type="float">
            <text:p>375.3349</text:p>
          </table:table-cell>
          <table:table-cell office:value-type="float" office:value="0" calcext:value-type="float">
            <text:p>0</text:p>
          </table:table-cell>
          <table:table-cell office:value-type="float" office:value="0.086959" calcext:value-type="float">
            <text:p>0.086959</text:p>
          </table:table-cell>
          <table:table-cell office:value-type="float" office:value="0.3067377" calcext:value-type="float">
            <text:p>0.3067377</text:p>
          </table:table-cell>
          <table:table-cell office:value-type="float" office:value="0.3077082" calcext:value-type="float">
            <text:p>0.3077082</text:p>
          </table:table-cell>
          <table:table-cell office:value-type="float" office:value="0.3097317" calcext:value-type="float">
            <text:p>0.3097317</text:p>
          </table:table-cell>
          <table:table-cell office:value-type="float" office:value="0.3122348" calcext:value-type="float">
            <text:p>0.3122348</text:p>
          </table:table-cell>
          <table:table-cell office:value-type="float" office:value="0.3153882" calcext:value-type="float">
            <text:p>0.3153882</text:p>
          </table:table-cell>
          <table:table-cell office:value-type="float" office:value="0.3643638" calcext:value-type="float">
            <text:p>0.3643638</text:p>
          </table:table-cell>
          <table:table-cell office:value-type="float" office:value="0.375707" calcext:value-type="float">
            <text:p>0.375707</text:p>
          </table:table-cell>
          <table:table-cell office:value-type="float" office:value="0.393078" calcext:value-type="float">
            <text:p>0.393078</text:p>
          </table:table-cell>
          <table:table-cell office:value-type="float" office:value="0.4185491" calcext:value-type="float">
            <text:p>0.418549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75E-015" calcext:value-type="float">
            <text:p>1.97675E-15</text:p>
          </table:table-cell>
          <table:table-cell office:value-type="float" office:value="1.969634E-015" calcext:value-type="float">
            <text:p>1.969634E-15</text:p>
          </table:table-cell>
          <table:table-cell office:value-type="float" office:value="9.934559E-016" calcext:value-type="float">
            <text:p>9.934559E-16</text:p>
          </table:table-cell>
          <table:table-cell office:value-type="float" office:value="9.764261E-016" calcext:value-type="float">
            <text:p>9.764261E-16</text:p>
          </table:table-cell>
          <table:table-cell office:value-type="float" office:value="9.242984E-016" calcext:value-type="float">
            <text:p>9.24298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55953" calcext:value-type="float">
            <text:p>-40.55953</text:p>
          </table:table-cell>
          <table:table-cell office:value-type="float" office:value="-0.01631945" calcext:value-type="float">
            <text:p>-0.01631945</text:p>
          </table:table-cell>
          <table:table-cell office:value-type="float" office:value="-0.01597269" calcext:value-type="float">
            <text:p>-0.01597269</text:p>
          </table:table-cell>
          <table:table-cell office:value-type="float" office:value="-0.01528204" calcext:value-type="float">
            <text:p>-0.01528204</text:p>
          </table:table-cell>
          <table:table-cell office:value-type="float" office:value="-0.01445536" calcext:value-type="float">
            <text:p>-0.01445536</text:p>
          </table:table-cell>
          <table:table-cell office:value-type="float" office:value="-0.01347783" calcext:value-type="float">
            <text:p>-0.01347783</text:p>
          </table:table-cell>
          <table:table-cell office:value-type="float" office:value="-0.01151682" calcext:value-type="float">
            <text:p>-0.01151682</text:p>
          </table:table-cell>
          <table:table-cell office:value-type="float" office:value="-0.009490201" calcext:value-type="float">
            <text:p>-0.009490201</text:p>
          </table:table-cell>
          <table:table-cell office:value-type="float" office:value="-0.00616684" calcext:value-type="float">
            <text:p>-0.00616684</text:p>
          </table:table-cell>
          <table:table-cell office:value-type="float" office:value="-0.003385189" calcext:value-type="float">
            <text:p>-0.003385189</text:p>
          </table:table-cell>
          <table:table-cell office:value-type="float" office:value="1289.822" calcext:value-type="float">
            <text:p>1289.822</text:p>
          </table:table-cell>
          <table:table-cell office:value-type="float" office:value="0" calcext:value-type="float">
            <text:p>0</text:p>
          </table:table-cell>
          <table:table-cell office:value-type="float" office:value="-24.88748" calcext:value-type="float">
            <text:p>-24.88748</text:p>
          </table:table-cell>
          <table:table-cell office:value-type="float" office:value="0.0003225771" calcext:value-type="float">
            <text:p>0.000322577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07056" calcext:value-type="float">
            <text:p>-1.2070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73.16874" calcext:value-type="float">
            <text:p>73.16874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62.862" calcext:value-type="float">
            <text:p>1262.862</text:p>
          </table:table-cell>
          <table:table-cell office:value-type="float" office:value="377.4512" calcext:value-type="float">
            <text:p>377.4512</text:p>
          </table:table-cell>
          <table:table-cell office:value-type="float" office:value="0" calcext:value-type="float">
            <text:p>0</text:p>
          </table:table-cell>
          <table:table-cell office:value-type="float" office:value="0.08204013" calcext:value-type="float">
            <text:p>0.08204013</text:p>
          </table:table-cell>
          <table:table-cell office:value-type="float" office:value="0.3032736" calcext:value-type="float">
            <text:p>0.3032736</text:p>
          </table:table-cell>
          <table:table-cell office:value-type="float" office:value="0.3041283" calcext:value-type="float">
            <text:p>0.3041283</text:p>
          </table:table-cell>
          <table:table-cell office:value-type="float" office:value="0.3058687" calcext:value-type="float">
            <text:p>0.3058687</text:p>
          </table:table-cell>
          <table:table-cell office:value-type="float" office:value="0.308081" calcext:value-type="float">
            <text:p>0.308081</text:p>
          </table:table-cell>
          <table:table-cell office:value-type="float" office:value="0.3109109" calcext:value-type="float">
            <text:p>0.3109109</text:p>
          </table:table-cell>
          <table:table-cell office:value-type="float" office:value="0.3603732" calcext:value-type="float">
            <text:p>0.3603732</text:p>
          </table:table-cell>
          <table:table-cell office:value-type="float" office:value="0.3733063" calcext:value-type="float">
            <text:p>0.3733063</text:p>
          </table:table-cell>
          <table:table-cell office:value-type="float" office:value="0.3924357" calcext:value-type="float">
            <text:p>0.3924357</text:p>
          </table:table-cell>
          <table:table-cell office:value-type="float" office:value="0.4179898" calcext:value-type="float">
            <text:p>0.417989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202E-015" calcext:value-type="float">
            <text:p>1.977202E-15</text:p>
          </table:table-cell>
          <table:table-cell office:value-type="float" office:value="1.969455E-015" calcext:value-type="float">
            <text:p>1.969455E-15</text:p>
          </table:table-cell>
          <table:table-cell office:value-type="float" office:value="9.934348E-016" calcext:value-type="float">
            <text:p>9.934348E-16</text:p>
          </table:table-cell>
          <table:table-cell office:value-type="float" office:value="9.76413E-016" calcext:value-type="float">
            <text:p>9.76413E-16</text:p>
          </table:table-cell>
          <table:table-cell office:value-type="float" office:value="9.242947E-016" calcext:value-type="float">
            <text:p>9.24294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8.13043" calcext:value-type="float">
            <text:p>-58.13043</text:p>
          </table:table-cell>
          <table:table-cell office:value-type="float" office:value="-0.01766694" calcext:value-type="float">
            <text:p>-0.01766694</text:p>
          </table:table-cell>
          <table:table-cell office:value-type="float" office:value="-0.01733275" calcext:value-type="float">
            <text:p>-0.01733275</text:p>
          </table:table-cell>
          <table:table-cell office:value-type="float" office:value="-0.01667933" calcext:value-type="float">
            <text:p>-0.01667933</text:p>
          </table:table-cell>
          <table:table-cell office:value-type="float" office:value="-0.01586884" calcext:value-type="float">
            <text:p>-0.01586884</text:p>
          </table:table-cell>
          <table:table-cell office:value-type="float" office:value="-0.01488939" calcext:value-type="float">
            <text:p>-0.01488939</text:p>
          </table:table-cell>
          <table:table-cell office:value-type="float" office:value="-0.01281268" calcext:value-type="float">
            <text:p>-0.01281268</text:p>
          </table:table-cell>
          <table:table-cell office:value-type="float" office:value="-0.01009325" calcext:value-type="float">
            <text:p>-0.01009325</text:p>
          </table:table-cell>
          <table:table-cell office:value-type="float" office:value="-0.006264232" calcext:value-type="float">
            <text:p>-0.006264232</text:p>
          </table:table-cell>
          <table:table-cell office:value-type="float" office:value="-0.003428881" calcext:value-type="float">
            <text:p>-0.003428881</text:p>
          </table:table-cell>
          <table:table-cell office:value-type="float" office:value="1295.159" calcext:value-type="float">
            <text:p>1295.159</text:p>
          </table:table-cell>
          <table:table-cell office:value-type="float" office:value="0" calcext:value-type="float">
            <text:p>0</text:p>
          </table:table-cell>
          <table:table-cell office:value-type="float" office:value="-36.73914" calcext:value-type="float">
            <text:p>-36.73914</text:p>
          </table:table-cell>
          <table:table-cell office:value-type="float" office:value="0.0003190521" calcext:value-type="float">
            <text:p>0.000319052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09665" calcext:value-type="float">
            <text:p>-1.2096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73.17851" calcext:value-type="float">
            <text:p>73.17851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61.313" calcext:value-type="float">
            <text:p>1261.313</text:p>
          </table:table-cell>
          <table:table-cell office:value-type="float" office:value="378.9907" calcext:value-type="float">
            <text:p>378.9907</text:p>
          </table:table-cell>
          <table:table-cell office:value-type="float" office:value="0" calcext:value-type="float">
            <text:p>0</text:p>
          </table:table-cell>
          <table:table-cell office:value-type="float" office:value="0.08041275" calcext:value-type="float">
            <text:p>0.08041275</text:p>
          </table:table-cell>
          <table:table-cell office:value-type="float" office:value="0.3014469" calcext:value-type="float">
            <text:p>0.3014469</text:p>
          </table:table-cell>
          <table:table-cell office:value-type="float" office:value="0.3022581" calcext:value-type="float">
            <text:p>0.3022581</text:p>
          </table:table-cell>
          <table:table-cell office:value-type="float" office:value="0.3038646" calcext:value-type="float">
            <text:p>0.3038646</text:p>
          </table:table-cell>
          <table:table-cell office:value-type="float" office:value="0.3058401" calcext:value-type="float">
            <text:p>0.3058401</text:p>
          </table:table-cell>
          <table:table-cell office:value-type="float" office:value="0.3082913" calcext:value-type="float">
            <text:p>0.3082913</text:p>
          </table:table-cell>
          <table:table-cell office:value-type="float" office:value="0.357662" calcext:value-type="float">
            <text:p>0.357662</text:p>
          </table:table-cell>
          <table:table-cell office:value-type="float" office:value="0.3711593" calcext:value-type="float">
            <text:p>0.3711593</text:p>
          </table:table-cell>
          <table:table-cell office:value-type="float" office:value="0.3918186" calcext:value-type="float">
            <text:p>0.3918186</text:p>
          </table:table-cell>
          <table:table-cell office:value-type="float" office:value="0.4174911" calcext:value-type="float">
            <text:p>0.4174911</text:p>
          </table:table-cell>
          <table:table-cell office:value-type="float" office:value="0.5107116" calcext:value-type="float">
            <text:p>0.510711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662E-015" calcext:value-type="float">
            <text:p>1.977662E-15</text:p>
          </table:table-cell>
          <table:table-cell office:value-type="float" office:value="1.969274E-015" calcext:value-type="float">
            <text:p>1.969274E-15</text:p>
          </table:table-cell>
          <table:table-cell office:value-type="float" office:value="9.93412E-016" calcext:value-type="float">
            <text:p>9.93412E-16</text:p>
          </table:table-cell>
          <table:table-cell office:value-type="float" office:value="9.764013E-016" calcext:value-type="float">
            <text:p>9.764013E-16</text:p>
          </table:table-cell>
          <table:table-cell office:value-type="float" office:value="9.242894E-016" calcext:value-type="float">
            <text:p>9.24289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.79548" calcext:value-type="float">
            <text:p>-65.79548</text:p>
          </table:table-cell>
          <table:table-cell office:value-type="float" office:value="-0.01843118" calcext:value-type="float">
            <text:p>-0.01843118</text:p>
          </table:table-cell>
          <table:table-cell office:value-type="float" office:value="-0.01809615" calcext:value-type="float">
            <text:p>-0.01809615</text:p>
          </table:table-cell>
          <table:table-cell office:value-type="float" office:value="-0.01746131" calcext:value-type="float">
            <text:p>-0.01746131</text:p>
          </table:table-cell>
          <table:table-cell office:value-type="float" office:value="-0.01669654" calcext:value-type="float">
            <text:p>-0.01669654</text:p>
          </table:table-cell>
          <table:table-cell office:value-type="float" office:value="-0.01579216" calcext:value-type="float">
            <text:p>-0.01579216</text:p>
          </table:table-cell>
          <table:table-cell office:value-type="float" office:value="-0.01378437" calcext:value-type="float">
            <text:p>-0.01378437</text:p>
          </table:table-cell>
          <table:table-cell office:value-type="float" office:value="-0.01066896" calcext:value-type="float">
            <text:p>-0.01066896</text:p>
          </table:table-cell>
          <table:table-cell office:value-type="float" office:value="-0.006359579" calcext:value-type="float">
            <text:p>-0.006359579</text:p>
          </table:table-cell>
          <table:table-cell office:value-type="float" office:value="-0.003468363" calcext:value-type="float">
            <text:p>-0.003468363</text:p>
          </table:table-cell>
          <table:table-cell office:value-type="float" office:value="1299.963" calcext:value-type="float">
            <text:p>1299.963</text:p>
          </table:table-cell>
          <table:table-cell office:value-type="float" office:value="0" calcext:value-type="float">
            <text:p>0</text:p>
          </table:table-cell>
          <table:table-cell office:value-type="float" office:value="-43.9104" calcext:value-type="float">
            <text:p>-43.9104</text:p>
          </table:table-cell>
          <table:table-cell office:value-type="float" office:value="0.0003162837" calcext:value-type="float">
            <text:p>0.000316283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1991" calcext:value-type="float">
            <text:p>-1.2119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73.22784" calcext:value-type="float">
            <text:p>73.22784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60.105" calcext:value-type="float">
            <text:p>1260.105</text:p>
          </table:table-cell>
          <table:table-cell office:value-type="float" office:value="380.1496" calcext:value-type="float">
            <text:p>380.1496</text:p>
          </table:table-cell>
          <table:table-cell office:value-type="float" office:value="0" calcext:value-type="float">
            <text:p>0</text:p>
          </table:table-cell>
          <table:table-cell office:value-type="float" office:value="0.07489987" calcext:value-type="float">
            <text:p>0.07489987</text:p>
          </table:table-cell>
          <table:table-cell office:value-type="float" office:value="0.3005362" calcext:value-type="float">
            <text:p>0.3005362</text:p>
          </table:table-cell>
          <table:table-cell office:value-type="float" office:value="0.3013046" calcext:value-type="float">
            <text:p>0.3013046</text:p>
          </table:table-cell>
          <table:table-cell office:value-type="float" office:value="0.302783" calcext:value-type="float">
            <text:p>0.302783</text:p>
          </table:table-cell>
          <table:table-cell office:value-type="float" office:value="0.3045673" calcext:value-type="float">
            <text:p>0.3045673</text:p>
          </table:table-cell>
          <table:table-cell office:value-type="float" office:value="0.3067754" calcext:value-type="float">
            <text:p>0.3067754</text:p>
          </table:table-cell>
          <table:table-cell office:value-type="float" office:value="0.3559037" calcext:value-type="float">
            <text:p>0.3559037</text:p>
          </table:table-cell>
          <table:table-cell office:value-type="float" office:value="0.3693584" calcext:value-type="float">
            <text:p>0.3693584</text:p>
          </table:table-cell>
          <table:table-cell office:value-type="float" office:value="0.3912186" calcext:value-type="float">
            <text:p>0.3912186</text:p>
          </table:table-cell>
          <table:table-cell office:value-type="float" office:value="0.4170454" calcext:value-type="float">
            <text:p>0.4170454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599E-015" calcext:value-type="float">
            <text:p>1.976599E-15</text:p>
          </table:table-cell>
          <table:table-cell office:value-type="float" office:value="1.969094E-015" calcext:value-type="float">
            <text:p>1.969094E-15</text:p>
          </table:table-cell>
          <table:table-cell office:value-type="float" office:value="9.933895E-016" calcext:value-type="float">
            <text:p>9.933895E-16</text:p>
          </table:table-cell>
          <table:table-cell office:value-type="float" office:value="9.763902E-016" calcext:value-type="float">
            <text:p>9.763902E-16</text:p>
          </table:table-cell>
          <table:table-cell office:value-type="float" office:value="9.242834E-016" calcext:value-type="float">
            <text:p>9.24283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85378" calcext:value-type="float">
            <text:p>-99.85378</text:p>
          </table:table-cell>
          <table:table-cell office:value-type="float" office:value="-0.01882676" calcext:value-type="float">
            <text:p>-0.01882676</text:p>
          </table:table-cell>
          <table:table-cell office:value-type="float" office:value="-0.01850042" calcext:value-type="float">
            <text:p>-0.01850042</text:p>
          </table:table-cell>
          <table:table-cell office:value-type="float" office:value="-0.01790083" calcext:value-type="float">
            <text:p>-0.01790083</text:p>
          </table:table-cell>
          <table:table-cell office:value-type="float" office:value="-0.01718888" calcext:value-type="float">
            <text:p>-0.01718888</text:p>
          </table:table-cell>
          <table:table-cell office:value-type="float" office:value="-0.01634531" calcext:value-type="float">
            <text:p>-0.01634531</text:p>
          </table:table-cell>
          <table:table-cell office:value-type="float" office:value="-0.01445717" calcext:value-type="float">
            <text:p>-0.01445717</text:p>
          </table:table-cell>
          <table:table-cell office:value-type="float" office:value="-0.01117996" calcext:value-type="float">
            <text:p>-0.01117996</text:p>
          </table:table-cell>
          <table:table-cell office:value-type="float" office:value="-0.006453721" calcext:value-type="float">
            <text:p>-0.006453721</text:p>
          </table:table-cell>
          <table:table-cell office:value-type="float" office:value="-0.00350407" calcext:value-type="float">
            <text:p>-0.00350407</text:p>
          </table:table-cell>
          <table:table-cell office:value-type="float" office:value="1304.418" calcext:value-type="float">
            <text:p>1304.418</text:p>
          </table:table-cell>
          <table:table-cell office:value-type="float" office:value="0" calcext:value-type="float">
            <text:p>0</text:p>
          </table:table-cell>
          <table:table-cell office:value-type="float" office:value="-54.52744" calcext:value-type="float">
            <text:p>-54.52744</text:p>
          </table:table-cell>
          <table:table-cell office:value-type="float" office:value="0.0003137829" calcext:value-type="float">
            <text:p>0.000313782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4069" calcext:value-type="float">
            <text:p>-1.21406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73.17187" calcext:value-type="float">
            <text:p>73.17187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59.27" calcext:value-type="float">
            <text:p>1259.27</text:p>
          </table:table-cell>
          <table:table-cell office:value-type="float" office:value="381.0421" calcext:value-type="float">
            <text:p>381.0421</text:p>
          </table:table-cell>
          <table:table-cell office:value-type="float" office:value="0" calcext:value-type="float">
            <text:p>0</text:p>
          </table:table-cell>
          <table:table-cell office:value-type="float" office:value="0.07985552" calcext:value-type="float">
            <text:p>0.07985552</text:p>
          </table:table-cell>
          <table:table-cell office:value-type="float" office:value="0.3002104" calcext:value-type="float">
            <text:p>0.3002104</text:p>
          </table:table-cell>
          <table:table-cell office:value-type="float" office:value="0.3009654" calcext:value-type="float">
            <text:p>0.3009654</text:p>
          </table:table-cell>
          <table:table-cell office:value-type="float" office:value="0.3022216" calcext:value-type="float">
            <text:p>0.3022216</text:p>
          </table:table-cell>
          <table:table-cell office:value-type="float" office:value="0.3038809" calcext:value-type="float">
            <text:p>0.3038809</text:p>
          </table:table-cell>
          <table:table-cell office:value-type="float" office:value="0.3059873" calcext:value-type="float">
            <text:p>0.3059873</text:p>
          </table:table-cell>
          <table:table-cell office:value-type="float" office:value="0.3547286" calcext:value-type="float">
            <text:p>0.3547286</text:p>
          </table:table-cell>
          <table:table-cell office:value-type="float" office:value="0.3678658" calcext:value-type="float">
            <text:p>0.3678658</text:p>
          </table:table-cell>
          <table:table-cell office:value-type="float" office:value="0.3906335" calcext:value-type="float">
            <text:p>0.3906335</text:p>
          </table:table-cell>
          <table:table-cell office:value-type="float" office:value="0.4166451" calcext:value-type="float">
            <text:p>0.4166451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98E-015" calcext:value-type="float">
            <text:p>1.97698E-15</text:p>
          </table:table-cell>
          <table:table-cell office:value-type="float" office:value="1.968946E-015" calcext:value-type="float">
            <text:p>1.968946E-15</text:p>
          </table:table-cell>
          <table:table-cell office:value-type="float" office:value="9.933711E-016" calcext:value-type="float">
            <text:p>9.933711E-16</text:p>
          </table:table-cell>
          <table:table-cell office:value-type="float" office:value="9.763804E-016" calcext:value-type="float">
            <text:p>9.763804E-16</text:p>
          </table:table-cell>
          <table:table-cell office:value-type="float" office:value="9.242794E-016" calcext:value-type="float">
            <text:p>9.24279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92964" calcext:value-type="float">
            <text:p>-67.92964</text:p>
          </table:table-cell>
          <table:table-cell office:value-type="float" office:value="-0.01897174" calcext:value-type="float">
            <text:p>-0.01897174</text:p>
          </table:table-cell>
          <table:table-cell office:value-type="float" office:value="-0.01864915" calcext:value-type="float">
            <text:p>-0.01864915</text:p>
          </table:table-cell>
          <table:table-cell office:value-type="float" office:value="-0.018135" calcext:value-type="float">
            <text:p>-0.018135</text:p>
          </table:table-cell>
          <table:table-cell office:value-type="float" office:value="-0.01746173" calcext:value-type="float">
            <text:p>-0.01746173</text:p>
          </table:table-cell>
          <table:table-cell office:value-type="float" office:value="-0.01664054" calcext:value-type="float">
            <text:p>-0.01664054</text:p>
          </table:table-cell>
          <table:table-cell office:value-type="float" office:value="-0.01492734" calcext:value-type="float">
            <text:p>-0.01492734</text:p>
          </table:table-cell>
          <table:table-cell office:value-type="float" office:value="-0.01162416" calcext:value-type="float">
            <text:p>-0.01162416</text:p>
          </table:table-cell>
          <table:table-cell office:value-type="float" office:value="-0.006547039" calcext:value-type="float">
            <text:p>-0.006547039</text:p>
          </table:table-cell>
          <table:table-cell office:value-type="float" office:value="-0.003536496" calcext:value-type="float">
            <text:p>-0.003536496</text:p>
          </table:table-cell>
          <table:table-cell office:value-type="float" office:value="1308.638" calcext:value-type="float">
            <text:p>1308.638</text:p>
          </table:table-cell>
          <table:table-cell office:value-type="float" office:value="0" calcext:value-type="float">
            <text:p>0</text:p>
          </table:table-cell>
          <table:table-cell office:value-type="float" office:value="-34.0847" calcext:value-type="float">
            <text:p>-34.0847</text:p>
          </table:table-cell>
          <table:table-cell office:value-type="float" office:value="0.0003119081" calcext:value-type="float">
            <text:p>0.000311908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5936" calcext:value-type="float">
            <text:p>-1.21593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73.16666" calcext:value-type="float">
            <text:p>73.16666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58.577" calcext:value-type="float">
            <text:p>1258.577</text:p>
          </table:table-cell>
          <table:table-cell office:value-type="float" office:value="381.7399" calcext:value-type="float">
            <text:p>381.7399</text:p>
          </table:table-cell>
          <table:table-cell office:value-type="float" office:value="0" calcext:value-type="float">
            <text:p>0</text:p>
          </table:table-cell>
          <table:table-cell office:value-type="float" office:value="0.07988839" calcext:value-type="float">
            <text:p>0.07988839</text:p>
          </table:table-cell>
          <table:table-cell office:value-type="float" office:value="0.3002648" calcext:value-type="float">
            <text:p>0.3002648</text:p>
          </table:table-cell>
          <table:table-cell office:value-type="float" office:value="0.3009695" calcext:value-type="float">
            <text:p>0.3009695</text:p>
          </table:table-cell>
          <table:table-cell office:value-type="float" office:value="0.3020637" calcext:value-type="float">
            <text:p>0.3020637</text:p>
          </table:table-cell>
          <table:table-cell office:value-type="float" office:value="0.3035518" calcext:value-type="float">
            <text:p>0.3035518</text:p>
          </table:table-cell>
          <table:table-cell office:value-type="float" office:value="0.3054666" calcext:value-type="float">
            <text:p>0.3054666</text:p>
          </table:table-cell>
          <table:table-cell office:value-type="float" office:value="0.3537964" calcext:value-type="float">
            <text:p>0.3537964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3901651" calcext:value-type="float">
            <text:p>0.3901651</text:p>
          </table:table-cell>
          <table:table-cell office:value-type="float" office:value="0.4162855" calcext:value-type="float">
            <text:p>0.4162855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347E-015" calcext:value-type="float">
            <text:p>1.977347E-15</text:p>
          </table:table-cell>
          <table:table-cell office:value-type="float" office:value="1.968803E-015" calcext:value-type="float">
            <text:p>1.968803E-15</text:p>
          </table:table-cell>
          <table:table-cell office:value-type="float" office:value="9.933525E-016" calcext:value-type="float">
            <text:p>9.933525E-16</text:p>
          </table:table-cell>
          <table:table-cell office:value-type="float" office:value="9.763732E-016" calcext:value-type="float">
            <text:p>9.763732E-16</text:p>
          </table:table-cell>
          <table:table-cell office:value-type="float" office:value="9.242744E-016" calcext:value-type="float">
            <text:p>9.24274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32965" calcext:value-type="float">
            <text:p>-68.32965</text:p>
          </table:table-cell>
          <table:table-cell office:value-type="float" office:value="-0.01894827" calcext:value-type="float">
            <text:p>-0.01894827</text:p>
          </table:table-cell>
          <table:table-cell office:value-type="float" office:value="-0.01864696" calcext:value-type="float">
            <text:p>-0.01864696</text:p>
          </table:table-cell>
          <table:table-cell office:value-type="float" office:value="-0.01820138" calcext:value-type="float">
            <text:p>-0.01820138</text:p>
          </table:table-cell>
          <table:table-cell office:value-type="float" office:value="-0.01759411" calcext:value-type="float">
            <text:p>-0.01759411</text:p>
          </table:table-cell>
          <table:table-cell office:value-type="float" office:value="-0.01683889" calcext:value-type="float">
            <text:p>-0.01683889</text:p>
          </table:table-cell>
          <table:table-cell office:value-type="float" office:value="-0.01531138" calcext:value-type="float">
            <text:p>-0.01531138</text:p>
          </table:table-cell>
          <table:table-cell office:value-type="float" office:value="-0.01201594" calcext:value-type="float">
            <text:p>-0.01201594</text:p>
          </table:table-cell>
          <table:table-cell office:value-type="float" office:value="-0.00662303" calcext:value-type="float">
            <text:p>-0.00662303</text:p>
          </table:table-cell>
          <table:table-cell office:value-type="float" office:value="-0.003565902" calcext:value-type="float">
            <text:p>-0.003565902</text:p>
          </table:table-cell>
          <table:table-cell office:value-type="float" office:value="1312.696" calcext:value-type="float">
            <text:p>1312.696</text:p>
          </table:table-cell>
          <table:table-cell office:value-type="float" office:value="0" calcext:value-type="float">
            <text:p>0</text:p>
          </table:table-cell>
          <table:table-cell office:value-type="float" office:value="-34.85463" calcext:value-type="float">
            <text:p>-34.85463</text:p>
          </table:table-cell>
          <table:table-cell office:value-type="float" office:value="0.0003100669" calcext:value-type="float">
            <text:p>0.000310066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7614" calcext:value-type="float">
            <text:p>-1.2176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516.7598" calcext:value-type="float">
            <text:p>516.7598</text:p>
          </table:table-cell>
          <table:table-cell office:value-type="float" office:value="73.19234" calcext:value-type="float">
            <text:p>73.19234</text:p>
          </table:table-cell>
          <table:table-cell office:value-type="float" office:value="51.69314" calcext:value-type="float">
            <text:p>51.69314</text:p>
          </table:table-cell>
          <table:table-cell office:value-type="float" office:value="1257.992" calcext:value-type="float">
            <text:p>1257.992</text:p>
          </table:table-cell>
          <table:table-cell office:value-type="float" office:value="382.2996" calcext:value-type="float">
            <text:p>382.2996</text:p>
          </table:table-cell>
          <table:table-cell office:value-type="float" office:value="0" calcext:value-type="float">
            <text:p>0</text:p>
          </table:table-cell>
          <table:table-cell office:value-type="float" office:value="0.07684283" calcext:value-type="float">
            <text:p>0.07684283</text:p>
          </table:table-cell>
          <table:table-cell office:value-type="float" office:value="0.3003135" calcext:value-type="float">
            <text:p>0.3003135</text:p>
          </table:table-cell>
          <table:table-cell office:value-type="float" office:value="0.301014" calcext:value-type="float">
            <text:p>0.301014</text:p>
          </table:table-cell>
          <table:table-cell office:value-type="float" office:value="0.3021986" calcext:value-type="float">
            <text:p>0.3021986</text:p>
          </table:table-cell>
          <table:table-cell office:value-type="float" office:value="0.3034241" calcext:value-type="float">
            <text:p>0.3034241</text:p>
          </table:table-cell>
          <table:table-cell office:value-type="float" office:value="0.3051012" calcext:value-type="float">
            <text:p>0.3051012</text:p>
          </table:table-cell>
          <table:table-cell office:value-type="float" office:value="0.3531947" calcext:value-type="float">
            <text:p>0.3531947</text:p>
          </table:table-cell>
          <table:table-cell office:value-type="float" office:value="0.3655754" calcext:value-type="float">
            <text:p>0.3655754</text:p>
          </table:table-cell>
          <table:table-cell office:value-type="float" office:value="0.3897465" calcext:value-type="float">
            <text:p>0.3897465</text:p>
          </table:table-cell>
          <table:table-cell office:value-type="float" office:value="0.415965" calcext:value-type="float">
            <text:p>0.41596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725E-015" calcext:value-type="float">
            <text:p>1.977725E-15</text:p>
          </table:table-cell>
          <table:table-cell office:value-type="float" office:value="1.968655E-015" calcext:value-type="float">
            <text:p>1.968655E-15</text:p>
          </table:table-cell>
          <table:table-cell office:value-type="float" office:value="9.933343E-016" calcext:value-type="float">
            <text:p>9.933343E-16</text:p>
          </table:table-cell>
          <table:table-cell office:value-type="float" office:value="9.763632E-016" calcext:value-type="float">
            <text:p>9.763632E-16</text:p>
          </table:table-cell>
          <table:table-cell office:value-type="float" office:value="9.242707E-016" calcext:value-type="float">
            <text:p>9.24270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6.74548" calcext:value-type="float">
            <text:p>-86.74548</text:p>
          </table:table-cell>
          <table:table-cell office:value-type="float" office:value="-0.01892752" calcext:value-type="float">
            <text:p>-0.01892752</text:p>
          </table:table-cell>
          <table:table-cell office:value-type="float" office:value="-0.01862878" calcext:value-type="float">
            <text:p>-0.01862878</text:p>
          </table:table-cell>
          <table:table-cell office:value-type="float" office:value="-0.01814602" calcext:value-type="float">
            <text:p>-0.01814602</text:p>
          </table:table-cell>
          <table:table-cell office:value-type="float" office:value="-0.01764606" calcext:value-type="float">
            <text:p>-0.01764606</text:p>
          </table:table-cell>
          <table:table-cell office:value-type="float" office:value="-0.01697903" calcext:value-type="float">
            <text:p>-0.01697903</text:p>
          </table:table-cell>
          <table:table-cell office:value-type="float" office:value="-0.01556618" calcext:value-type="float">
            <text:p>-0.01556618</text:p>
          </table:table-cell>
          <table:table-cell office:value-type="float" office:value="-0.01234421" calcext:value-type="float">
            <text:p>-0.01234421</text:p>
          </table:table-cell>
          <table:table-cell office:value-type="float" office:value="-0.006691597" calcext:value-type="float">
            <text:p>-0.006691597</text:p>
          </table:table-cell>
          <table:table-cell office:value-type="float" office:value="-0.003592335" calcext:value-type="float">
            <text:p>-0.003592335</text:p>
          </table:table-cell>
          <table:table-cell office:value-type="float" office:value="1316.655" calcext:value-type="float">
            <text:p>1316.655</text:p>
          </table:table-cell>
          <table:table-cell office:value-type="float" office:value="0" calcext:value-type="float">
            <text:p>0</text:p>
          </table:table-cell>
          <table:table-cell office:value-type="float" office:value="-59.55434" calcext:value-type="float">
            <text:p>-59.55434</text:p>
          </table:table-cell>
          <table:table-cell office:value-type="float" office:value="0.0003081576" calcext:value-type="float">
            <text:p>0.000308157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9108" calcext:value-type="float">
            <text:p>-1.2191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543.2598" calcext:value-type="float">
            <text:p>543.2598</text:p>
          </table:table-cell>
          <table:table-cell office:value-type="float" office:value="73.68865" calcext:value-type="float">
            <text:p>73.68865</text:p>
          </table:table-cell>
          <table:table-cell office:value-type="float" office:value="55.95477" calcext:value-type="float">
            <text:p>55.95477</text:p>
          </table:table-cell>
          <table:table-cell office:value-type="float" office:value="1277.201" calcext:value-type="float">
            <text:p>1277.201</text:p>
          </table:table-cell>
          <table:table-cell office:value-type="float" office:value="384.8323" calcext:value-type="float">
            <text:p>384.8323</text:p>
          </table:table-cell>
          <table:table-cell office:value-type="float" office:value="0" calcext:value-type="float">
            <text:p>0</text:p>
          </table:table-cell>
          <table:table-cell office:value-type="float" office:value="0.3970564" calcext:value-type="float">
            <text:p>0.3970564</text:p>
          </table:table-cell>
          <table:table-cell office:value-type="float" office:value="0.3976893" calcext:value-type="float">
            <text:p>0.3976893</text:p>
          </table:table-cell>
          <table:table-cell office:value-type="float" office:value="0.4033212" calcext:value-type="float">
            <text:p>0.4033212</text:p>
          </table:table-cell>
          <table:table-cell office:value-type="float" office:value="0.4079024" calcext:value-type="float">
            <text:p>0.4079024</text:p>
          </table:table-cell>
          <table:table-cell office:value-type="float" office:value="0.3382216" calcext:value-type="float">
            <text:p>0.3382216</text:p>
          </table:table-cell>
          <table:table-cell office:value-type="float" office:value="0.3218461" calcext:value-type="float">
            <text:p>0.3218461</text:p>
          </table:table-cell>
          <table:table-cell office:value-type="float" office:value="0.3829489" calcext:value-type="float">
            <text:p>0.3829489</text:p>
          </table:table-cell>
          <table:table-cell office:value-type="float" office:value="0.3654677" calcext:value-type="float">
            <text:p>0.3654677</text:p>
          </table:table-cell>
          <table:table-cell office:value-type="float" office:value="0.3888704" calcext:value-type="float">
            <text:p>0.3888704</text:p>
          </table:table-cell>
          <table:table-cell office:value-type="float" office:value="0.4148706" calcext:value-type="float">
            <text:p>0.414870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062E-015" calcext:value-type="float">
            <text:p>1.978062E-15</text:p>
          </table:table-cell>
          <table:table-cell office:value-type="float" office:value="1.968527E-015" calcext:value-type="float">
            <text:p>1.968527E-15</text:p>
          </table:table-cell>
          <table:table-cell office:value-type="float" office:value="9.93319E-016" calcext:value-type="float">
            <text:p>9.93319E-16</text:p>
          </table:table-cell>
          <table:table-cell office:value-type="float" office:value="9.76355E-016" calcext:value-type="float">
            <text:p>9.76355E-16</text:p>
          </table:table-cell>
          <table:table-cell office:value-type="float" office:value="9.242662E-016" calcext:value-type="float">
            <text:p>9.24266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642935" calcext:value-type="float">
            <text:p>-0.002642935</text:p>
          </table:table-cell>
          <table:table-cell office:value-type="float" office:value="-0.002630801" calcext:value-type="float">
            <text:p>-0.002630801</text:p>
          </table:table-cell>
          <table:table-cell office:value-type="float" office:value="-0.00238877" calcext:value-type="float">
            <text:p>-0.00238877</text:p>
          </table:table-cell>
          <table:table-cell office:value-type="float" office:value="-0.002198652" calcext:value-type="float">
            <text:p>-0.002198652</text:p>
          </table:table-cell>
          <table:table-cell office:value-type="float" office:value="-0.008748876" calcext:value-type="float">
            <text:p>-0.008748876</text:p>
          </table:table-cell>
          <table:table-cell office:value-type="float" office:value="-0.01194411" calcext:value-type="float">
            <text:p>-0.01194411</text:p>
          </table:table-cell>
          <table:table-cell office:value-type="float" office:value="-0.007079017" calcext:value-type="float">
            <text:p>-0.007079017</text:p>
          </table:table-cell>
          <table:table-cell office:value-type="float" office:value="-0.01238894" calcext:value-type="float">
            <text:p>-0.01238894</text:p>
          </table:table-cell>
          <table:table-cell office:value-type="float" office:value="-0.006837856" calcext:value-type="float">
            <text:p>-0.006837856</text:p>
          </table:table-cell>
          <table:table-cell office:value-type="float" office:value="-0.003684278" calcext:value-type="float">
            <text:p>-0.003684278</text:p>
          </table:table-cell>
          <table:table-cell office:value-type="float" office:value="1323.045" calcext:value-type="float">
            <text:p>1323.045</text:p>
          </table:table-cell>
          <table:table-cell office:value-type="float" office:value="0" calcext:value-type="float">
            <text:p>0</text:p>
          </table:table-cell>
          <table:table-cell office:value-type="float" office:value="-0.003017526" calcext:value-type="float">
            <text:p>-0.003017526</text:p>
          </table:table-cell>
          <table:table-cell office:value-type="float" office:value="0.0002923533" calcext:value-type="float">
            <text:p>0.000292353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4213" calcext:value-type="float">
            <text:p>-1.2242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543.6596" calcext:value-type="float">
            <text:p>543.6596</text:p>
          </table:table-cell>
          <table:table-cell office:value-type="float" office:value="77.12221" calcext:value-type="float">
            <text:p>77.12221</text:p>
          </table:table-cell>
          <table:table-cell office:value-type="float" office:value="55.95477" calcext:value-type="float">
            <text:p>55.95477</text:p>
          </table:table-cell>
          <table:table-cell office:value-type="float" office:value="1268.483" calcext:value-type="float">
            <text:p>1268.483</text:p>
          </table:table-cell>
          <table:table-cell office:value-type="float" office:value="390.5174" calcext:value-type="float">
            <text:p>390.5174</text:p>
          </table:table-cell>
          <table:table-cell office:value-type="float" office:value="0" calcext:value-type="float">
            <text:p>0</text:p>
          </table:table-cell>
          <table:table-cell office:value-type="float" office:value="0.07812914" calcext:value-type="float">
            <text:p>0.07812914</text:p>
          </table:table-cell>
          <table:table-cell office:value-type="float" office:value="0.3396484" calcext:value-type="float">
            <text:p>0.3396484</text:p>
          </table:table-cell>
          <table:table-cell office:value-type="float" office:value="0.3415616" calcext:value-type="float">
            <text:p>0.3415616</text:p>
          </table:table-cell>
          <table:table-cell office:value-type="float" office:value="0.3438991" calcext:value-type="float">
            <text:p>0.3438991</text:p>
          </table:table-cell>
          <table:table-cell office:value-type="float" office:value="0.3456417" calcext:value-type="float">
            <text:p>0.3456417</text:p>
          </table:table-cell>
          <table:table-cell office:value-type="float" office:value="0.3471262" calcext:value-type="float">
            <text:p>0.3471262</text:p>
          </table:table-cell>
          <table:table-cell office:value-type="float" office:value="0.3824295" calcext:value-type="float">
            <text:p>0.3824295</text:p>
          </table:table-cell>
          <table:table-cell office:value-type="float" office:value="0.3670643" calcext:value-type="float">
            <text:p>0.3670643</text:p>
          </table:table-cell>
          <table:table-cell office:value-type="float" office:value="0.3887126" calcext:value-type="float">
            <text:p>0.3887126</text:p>
          </table:table-cell>
          <table:table-cell office:value-type="float" office:value="0.4147329" calcext:value-type="float">
            <text:p>0.414732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404E-015" calcext:value-type="float">
            <text:p>1.978404E-15</text:p>
          </table:table-cell>
          <table:table-cell office:value-type="float" office:value="1.968393E-015" calcext:value-type="float">
            <text:p>1.968393E-15</text:p>
          </table:table-cell>
          <table:table-cell office:value-type="float" office:value="9.933035E-016" calcext:value-type="float">
            <text:p>9.933035E-16</text:p>
          </table:table-cell>
          <table:table-cell office:value-type="float" office:value="9.763475E-016" calcext:value-type="float">
            <text:p>9.763475E-16</text:p>
          </table:table-cell>
          <table:table-cell office:value-type="float" office:value="9.242622E-016" calcext:value-type="float">
            <text:p>9.24262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7.33086" calcext:value-type="float">
            <text:p>-77.33086</text:p>
          </table:table-cell>
          <table:table-cell office:value-type="float" office:value="-0.008011585" calcext:value-type="float">
            <text:p>-0.008011585</text:p>
          </table:table-cell>
          <table:table-cell office:value-type="float" office:value="-0.00771201" calcext:value-type="float">
            <text:p>-0.00771201</text:p>
          </table:table-cell>
          <table:table-cell office:value-type="float" office:value="-0.007374135" calcext:value-type="float">
            <text:p>-0.007374135</text:p>
          </table:table-cell>
          <table:table-cell office:value-type="float" office:value="-0.007124962" calcext:value-type="float">
            <text:p>-0.007124962</text:p>
          </table:table-cell>
          <table:table-cell office:value-type="float" office:value="-0.006917153" calcext:value-type="float">
            <text:p>-0.006917153</text:p>
          </table:table-cell>
          <table:table-cell office:value-type="float" office:value="-0.007230013" calcext:value-type="float">
            <text:p>-0.007230013</text:p>
          </table:table-cell>
          <table:table-cell office:value-type="float" office:value="-0.01187909" calcext:value-type="float">
            <text:p>-0.01187909</text:p>
          </table:table-cell>
          <table:table-cell office:value-type="float" office:value="-0.00686476" calcext:value-type="float">
            <text:p>-0.00686476</text:p>
          </table:table-cell>
          <table:table-cell office:value-type="float" office:value="-0.003696033" calcext:value-type="float">
            <text:p>-0.003696033</text:p>
          </table:table-cell>
          <table:table-cell office:value-type="float" office:value="1332.205" calcext:value-type="float">
            <text:p>1332.205</text:p>
          </table:table-cell>
          <table:table-cell office:value-type="float" office:value="0" calcext:value-type="float">
            <text:p>0</text:p>
          </table:table-cell>
          <table:table-cell office:value-type="float" office:value="-40.7497" calcext:value-type="float">
            <text:p>-40.7497</text:p>
          </table:table-cell>
          <table:table-cell office:value-type="float" office:value="0.0002816012" calcext:value-type="float">
            <text:p>0.000281601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4856" calcext:value-type="float">
            <text:p>-1.22485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543.6596" calcext:value-type="float">
            <text:p>543.6596</text:p>
          </table:table-cell>
          <table:table-cell office:value-type="float" office:value="77.12807" calcext:value-type="float">
            <text:p>77.12807</text:p>
          </table:table-cell>
          <table:table-cell office:value-type="float" office:value="55.95477" calcext:value-type="float">
            <text:p>55.95477</text:p>
          </table:table-cell>
          <table:table-cell office:value-type="float" office:value="1264.175" calcext:value-type="float">
            <text:p>1264.175</text:p>
          </table:table-cell>
          <table:table-cell office:value-type="float" office:value="394.8178" calcext:value-type="float">
            <text:p>394.8178</text:p>
          </table:table-cell>
          <table:table-cell office:value-type="float" office:value="0" calcext:value-type="float">
            <text:p>0</text:p>
          </table:table-cell>
          <table:table-cell office:value-type="float" office:value="0.0775166" calcext:value-type="float">
            <text:p>0.0775166</text:p>
          </table:table-cell>
          <table:table-cell office:value-type="float" office:value="0.3216104" calcext:value-type="float">
            <text:p>0.3216104</text:p>
          </table:table-cell>
          <table:table-cell office:value-type="float" office:value="0.3229719" calcext:value-type="float">
            <text:p>0.3229719</text:p>
          </table:table-cell>
          <table:table-cell office:value-type="float" office:value="0.3252966" calcext:value-type="float">
            <text:p>0.3252966</text:p>
          </table:table-cell>
          <table:table-cell office:value-type="float" office:value="0.3277336" calcext:value-type="float">
            <text:p>0.3277336</text:p>
          </table:table-cell>
          <table:table-cell office:value-type="float" office:value="0.3303972" calcext:value-type="float">
            <text:p>0.3303972</text:p>
          </table:table-cell>
          <table:table-cell office:value-type="float" office:value="0.3743935" calcext:value-type="float">
            <text:p>0.3743935</text:p>
          </table:table-cell>
          <table:table-cell office:value-type="float" office:value="0.3683354" calcext:value-type="float">
            <text:p>0.3683354</text:p>
          </table:table-cell>
          <table:table-cell office:value-type="float" office:value="0.3886093" calcext:value-type="float">
            <text:p>0.3886093</text:p>
          </table:table-cell>
          <table:table-cell office:value-type="float" office:value="0.4146134" calcext:value-type="float">
            <text:p>0.4146134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737E-015" calcext:value-type="float">
            <text:p>1.978737E-15</text:p>
          </table:table-cell>
          <table:table-cell office:value-type="float" office:value="1.968265E-015" calcext:value-type="float">
            <text:p>1.968265E-15</text:p>
          </table:table-cell>
          <table:table-cell office:value-type="float" office:value="9.932884E-016" calcext:value-type="float">
            <text:p>9.932884E-16</text:p>
          </table:table-cell>
          <table:table-cell office:value-type="float" office:value="9.763399E-016" calcext:value-type="float">
            <text:p>9.763399E-16</text:p>
          </table:table-cell>
          <table:table-cell office:value-type="float" office:value="9.242577E-016" calcext:value-type="float">
            <text:p>9.24257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1.97693" calcext:value-type="float">
            <text:p>-81.97693</text:p>
          </table:table-cell>
          <table:table-cell office:value-type="float" office:value="-0.01172656" calcext:value-type="float">
            <text:p>-0.01172656</text:p>
          </table:table-cell>
          <table:table-cell office:value-type="float" office:value="-0.01139463" calcext:value-type="float">
            <text:p>-0.01139463</text:p>
          </table:table-cell>
          <table:table-cell office:value-type="float" office:value="-0.0108608" calcext:value-type="float">
            <text:p>-0.0108608</text:p>
          </table:table-cell>
          <table:table-cell office:value-type="float" office:value="-0.01031658" calcext:value-type="float">
            <text:p>-0.01031658</text:p>
          </table:table-cell>
          <table:table-cell office:value-type="float" office:value="-0.009750154" calcext:value-type="float">
            <text:p>-0.009750154</text:p>
          </table:table-cell>
          <table:table-cell office:value-type="float" office:value="-0.00885553" calcext:value-type="float">
            <text:p>-0.00885553</text:p>
          </table:table-cell>
          <table:table-cell office:value-type="float" office:value="-0.01148951" calcext:value-type="float">
            <text:p>-0.01148951</text:p>
          </table:table-cell>
          <table:table-cell office:value-type="float" office:value="-0.006882298" calcext:value-type="float">
            <text:p>-0.006882298</text:p>
          </table:table-cell>
          <table:table-cell office:value-type="float" office:value="-0.003706265" calcext:value-type="float">
            <text:p>-0.003706265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-42.65196" calcext:value-type="float">
            <text:p>-42.65196</text:p>
          </table:table-cell>
          <table:table-cell office:value-type="float" office:value="0.0002787049" calcext:value-type="float">
            <text:p>0.000278704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5413" calcext:value-type="float">
            <text:p>-1.2254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543.6596" calcext:value-type="float">
            <text:p>543.6596</text:p>
          </table:table-cell>
          <table:table-cell office:value-type="float" office:value="77.11078" calcext:value-type="float">
            <text:p>77.11078</text:p>
          </table:table-cell>
          <table:table-cell office:value-type="float" office:value="55.95477" calcext:value-type="float">
            <text:p>55.95477</text:p>
          </table:table-cell>
          <table:table-cell office:value-type="float" office:value="1261.197" calcext:value-type="float">
            <text:p>1261.197</text:p>
          </table:table-cell>
          <table:table-cell office:value-type="float" office:value="397.8118" calcext:value-type="float">
            <text:p>397.8118</text:p>
          </table:table-cell>
          <table:table-cell office:value-type="float" office:value="0" calcext:value-type="float">
            <text:p>0</text:p>
          </table:table-cell>
          <table:table-cell office:value-type="float" office:value="0.07900413" calcext:value-type="float">
            <text:p>0.07900413</text:p>
          </table:table-cell>
          <table:table-cell office:value-type="float" office:value="0.3111762" calcext:value-type="float">
            <text:p>0.3111762</text:p>
          </table:table-cell>
          <table:table-cell office:value-type="float" office:value="0.3122533" calcext:value-type="float">
            <text:p>0.3122533</text:p>
          </table:table-cell>
          <table:table-cell office:value-type="float" office:value="0.314296" calcext:value-type="float">
            <text:p>0.314296</text:p>
          </table:table-cell>
          <table:table-cell office:value-type="float" office:value="0.3166238" calcext:value-type="float">
            <text:p>0.3166238</text:p>
          </table:table-cell>
          <table:table-cell office:value-type="float" office:value="0.3193041" calcext:value-type="float">
            <text:p>0.3193041</text:p>
          </table:table-cell>
          <table:table-cell office:value-type="float" office:value="0.3662534" calcext:value-type="float">
            <text:p>0.3662534</text:p>
          </table:table-cell>
          <table:table-cell office:value-type="float" office:value="0.3685468" calcext:value-type="float">
            <text:p>0.3685468</text:p>
          </table:table-cell>
          <table:table-cell office:value-type="float" office:value="0.388541" calcext:value-type="float">
            <text:p>0.388541</text:p>
          </table:table-cell>
          <table:table-cell office:value-type="float" office:value="0.4145099" calcext:value-type="float">
            <text:p>0.414509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065E-015" calcext:value-type="float">
            <text:p>1.979065E-15</text:p>
          </table:table-cell>
          <table:table-cell office:value-type="float" office:value="1.968139E-015" calcext:value-type="float">
            <text:p>1.968139E-15</text:p>
          </table:table-cell>
          <table:table-cell office:value-type="float" office:value="9.932753E-016" calcext:value-type="float">
            <text:p>9.932753E-16</text:p>
          </table:table-cell>
          <table:table-cell office:value-type="float" office:value="9.763308E-016" calcext:value-type="float">
            <text:p>9.763308E-16</text:p>
          </table:table-cell>
          <table:table-cell office:value-type="float" office:value="9.242529E-016" calcext:value-type="float">
            <text:p>9.24252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3.66338" calcext:value-type="float">
            <text:p>-73.66338</text:p>
          </table:table-cell>
          <table:table-cell office:value-type="float" office:value="-0.01476254" calcext:value-type="float">
            <text:p>-0.01476254</text:p>
          </table:table-cell>
          <table:table-cell office:value-type="float" office:value="-0.01441892" calcext:value-type="float">
            <text:p>-0.01441892</text:p>
          </table:table-cell>
          <table:table-cell office:value-type="float" office:value="-0.0138001" calcext:value-type="float">
            <text:p>-0.0138001</text:p>
          </table:table-cell>
          <table:table-cell office:value-type="float" office:value="-0.01311456" calcext:value-type="float">
            <text:p>-0.01311456</text:p>
          </table:table-cell>
          <table:table-cell office:value-type="float" office:value="-0.01236569" calcext:value-type="float">
            <text:p>-0.01236569</text:p>
          </table:table-cell>
          <table:table-cell office:value-type="float" office:value="-0.01095262" calcext:value-type="float">
            <text:p>-0.01095262</text:p>
          </table:table-cell>
          <table:table-cell office:value-type="float" office:value="-0.01142288" calcext:value-type="float">
            <text:p>-0.01142288</text:p>
          </table:table-cell>
          <table:table-cell office:value-type="float" office:value="-0.006893938" calcext:value-type="float">
            <text:p>-0.006893938</text:p>
          </table:table-cell>
          <table:table-cell office:value-type="float" office:value="-0.003715154" calcext:value-type="float">
            <text:p>-0.003715154</text:p>
          </table:table-cell>
          <table:table-cell office:value-type="float" office:value="1346.487" calcext:value-type="float">
            <text:p>1346.487</text:p>
          </table:table-cell>
          <table:table-cell office:value-type="float" office:value="0" calcext:value-type="float">
            <text:p>0</text:p>
          </table:table-cell>
          <table:table-cell office:value-type="float" office:value="-39.27299" calcext:value-type="float">
            <text:p>-39.27299</text:p>
          </table:table-cell>
          <table:table-cell office:value-type="float" office:value="0.0002766753" calcext:value-type="float">
            <text:p>0.000276675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5896" calcext:value-type="float">
            <text:p>-1.2258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543.6596" calcext:value-type="float">
            <text:p>543.6596</text:p>
          </table:table-cell>
          <table:table-cell office:value-type="float" office:value="77.09807" calcext:value-type="float">
            <text:p>77.09807</text:p>
          </table:table-cell>
          <table:table-cell office:value-type="float" office:value="55.95477" calcext:value-type="float">
            <text:p>55.95477</text:p>
          </table:table-cell>
          <table:table-cell office:value-type="float" office:value="1259.27" calcext:value-type="float">
            <text:p>1259.27</text:p>
          </table:table-cell>
          <table:table-cell office:value-type="float" office:value="399.7523" calcext:value-type="float">
            <text:p>399.7523</text:p>
          </table:table-cell>
          <table:table-cell office:value-type="float" office:value="0" calcext:value-type="float">
            <text:p>0</text:p>
          </table:table-cell>
          <table:table-cell office:value-type="float" office:value="0.07975928" calcext:value-type="float">
            <text:p>0.07975928</text:p>
          </table:table-cell>
          <table:table-cell office:value-type="float" office:value="0.3054194" calcext:value-type="float">
            <text:p>0.3054194</text:p>
          </table:table-cell>
          <table:table-cell office:value-type="float" office:value="0.3063198" calcext:value-type="float">
            <text:p>0.3063198</text:p>
          </table:table-cell>
          <table:table-cell office:value-type="float" office:value="0.30809" calcext:value-type="float">
            <text:p>0.30809</text:p>
          </table:table-cell>
          <table:table-cell office:value-type="float" office:value="0.3101732" calcext:value-type="float">
            <text:p>0.3101732</text:p>
          </table:table-cell>
          <table:table-cell office:value-type="float" office:value="0.3126477" calcext:value-type="float">
            <text:p>0.3126477</text:p>
          </table:table-cell>
          <table:table-cell office:value-type="float" office:value="0.3608161" calcext:value-type="float">
            <text:p>0.3608161</text:p>
          </table:table-cell>
          <table:table-cell office:value-type="float" office:value="0.3679847" calcext:value-type="float">
            <text:p>0.3679847</text:p>
          </table:table-cell>
          <table:table-cell office:value-type="float" office:value="0.3884695" calcext:value-type="float">
            <text:p>0.3884695</text:p>
          </table:table-cell>
          <table:table-cell office:value-type="float" office:value="0.4144212" calcext:value-type="float">
            <text:p>0.4144212</text:p>
          </table:table-cell>
          <table:table-cell office:value-type="float" office:value="0.5107115" calcext:value-type="float">
            <text:p>0.510711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603E-015" calcext:value-type="float">
            <text:p>1.977603E-15</text:p>
          </table:table-cell>
          <table:table-cell office:value-type="float" office:value="1.968008E-015" calcext:value-type="float">
            <text:p>1.968008E-15</text:p>
          </table:table-cell>
          <table:table-cell office:value-type="float" office:value="9.932611E-016" calcext:value-type="float">
            <text:p>9.932611E-16</text:p>
          </table:table-cell>
          <table:table-cell office:value-type="float" office:value="9.763205E-016" calcext:value-type="float">
            <text:p>9.763205E-16</text:p>
          </table:table-cell>
          <table:table-cell office:value-type="float" office:value="9.242495E-016" calcext:value-type="float">
            <text:p>9.24249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88809" calcext:value-type="float">
            <text:p>-68.88809</text:p>
          </table:table-cell>
          <table:table-cell office:value-type="float" office:value="-0.01682062" calcext:value-type="float">
            <text:p>-0.01682062</text:p>
          </table:table-cell>
          <table:table-cell office:value-type="float" office:value="-0.01648581" calcext:value-type="float">
            <text:p>-0.01648581</text:p>
          </table:table-cell>
          <table:table-cell office:value-type="float" office:value="-0.01585808" calcext:value-type="float">
            <text:p>-0.01585808</text:p>
          </table:table-cell>
          <table:table-cell office:value-type="float" office:value="-0.01513653" calcext:value-type="float">
            <text:p>-0.01513653</text:p>
          </table:table-cell>
          <table:table-cell office:value-type="float" office:value="-0.01432035" calcext:value-type="float">
            <text:p>-0.01432035</text:p>
          </table:table-cell>
          <table:table-cell office:value-type="float" office:value="-0.01265836" calcext:value-type="float">
            <text:p>-0.01265836</text:p>
          </table:table-cell>
          <table:table-cell office:value-type="float" office:value="-0.01159002" calcext:value-type="float">
            <text:p>-0.01159002</text:p>
          </table:table-cell>
          <table:table-cell office:value-type="float" office:value="-0.006906079" calcext:value-type="float">
            <text:p>-0.006906079</text:p>
          </table:table-cell>
          <table:table-cell office:value-type="float" office:value="-0.003722787" calcext:value-type="float">
            <text:p>-0.003722787</text:p>
          </table:table-cell>
          <table:table-cell office:value-type="float" office:value="1351.917" calcext:value-type="float">
            <text:p>1351.917</text:p>
          </table:table-cell>
          <table:table-cell office:value-type="float" office:value="0" calcext:value-type="float">
            <text:p>0</text:p>
          </table:table-cell>
          <table:table-cell office:value-type="float" office:value="-34.10564" calcext:value-type="float">
            <text:p>-34.10564</text:p>
          </table:table-cell>
          <table:table-cell office:value-type="float" office:value="0.0002745618" calcext:value-type="float">
            <text:p>0.000274561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631" calcext:value-type="float">
            <text:p>-1.226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545.2596" calcext:value-type="float">
            <text:p>545.2596</text:p>
          </table:table-cell>
          <table:table-cell office:value-type="float" office:value="78.19504" calcext:value-type="float">
            <text:p>78.19504</text:p>
          </table:table-cell>
          <table:table-cell office:value-type="float" office:value="55.95477" calcext:value-type="float">
            <text:p>55.95477</text:p>
          </table:table-cell>
          <table:table-cell office:value-type="float" office:value="1258.545" calcext:value-type="float">
            <text:p>1258.545</text:p>
          </table:table-cell>
          <table:table-cell office:value-type="float" office:value="400.9794" calcext:value-type="float">
            <text:p>400.9794</text:p>
          </table:table-cell>
          <table:table-cell office:value-type="float" office:value="0" calcext:value-type="float">
            <text:p>0</text:p>
          </table:table-cell>
          <table:table-cell office:value-type="float" office:value="0.1213392" calcext:value-type="float">
            <text:p>0.1213392</text:p>
          </table:table-cell>
          <table:table-cell office:value-type="float" office:value="0.3021655" calcext:value-type="float">
            <text:p>0.3021655</text:p>
          </table:table-cell>
          <table:table-cell office:value-type="float" office:value="0.3031467" calcext:value-type="float">
            <text:p>0.3031467</text:p>
          </table:table-cell>
          <table:table-cell office:value-type="float" office:value="0.3048081" calcext:value-type="float">
            <text:p>0.3048081</text:p>
          </table:table-cell>
          <table:table-cell office:value-type="float" office:value="0.3066752" calcext:value-type="float">
            <text:p>0.3066752</text:p>
          </table:table-cell>
          <table:table-cell office:value-type="float" office:value="0.3089463" calcext:value-type="float">
            <text:p>0.3089463</text:p>
          </table:table-cell>
          <table:table-cell office:value-type="float" office:value="0.3574843" calcext:value-type="float">
            <text:p>0.3574843</text:p>
          </table:table-cell>
          <table:table-cell office:value-type="float" office:value="0.3670723" calcext:value-type="float">
            <text:p>0.3670723</text:p>
          </table:table-cell>
          <table:table-cell office:value-type="float" office:value="0.3884124" calcext:value-type="float">
            <text:p>0.3884124</text:p>
          </table:table-cell>
          <table:table-cell office:value-type="float" office:value="0.4143442" calcext:value-type="float">
            <text:p>0.414344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937E-015" calcext:value-type="float">
            <text:p>1.977937E-15</text:p>
          </table:table-cell>
          <table:table-cell office:value-type="float" office:value="1.96788E-015" calcext:value-type="float">
            <text:p>1.96788E-15</text:p>
          </table:table-cell>
          <table:table-cell office:value-type="float" office:value="9.932466E-016" calcext:value-type="float">
            <text:p>9.932466E-16</text:p>
          </table:table-cell>
          <table:table-cell office:value-type="float" office:value="9.763108E-016" calcext:value-type="float">
            <text:p>9.763108E-16</text:p>
          </table:table-cell>
          <table:table-cell office:value-type="float" office:value="9.242464E-016" calcext:value-type="float">
            <text:p>9.24246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055261" calcext:value-type="float">
            <text:p>-5.055261</text:p>
          </table:table-cell>
          <table:table-cell office:value-type="float" office:value="-0.01812813" calcext:value-type="float">
            <text:p>-0.01812813</text:p>
          </table:table-cell>
          <table:table-cell office:value-type="float" office:value="-0.01772868" calcext:value-type="float">
            <text:p>-0.01772868</text:p>
          </table:table-cell>
          <table:table-cell office:value-type="float" office:value="-0.01708734" calcext:value-type="float">
            <text:p>-0.01708734</text:p>
          </table:table-cell>
          <table:table-cell office:value-type="float" office:value="-0.01638115" calcext:value-type="float">
            <text:p>-0.01638115</text:p>
          </table:table-cell>
          <table:table-cell office:value-type="float" office:value="-0.01555932" calcext:value-type="float">
            <text:p>-0.01555932</text:p>
          </table:table-cell>
          <table:table-cell office:value-type="float" office:value="-0.01384841" calcext:value-type="float">
            <text:p>-0.01384841</text:p>
          </table:table-cell>
          <table:table-cell office:value-type="float" office:value="-0.01186885" calcext:value-type="float">
            <text:p>-0.01186885</text:p>
          </table:table-cell>
          <table:table-cell office:value-type="float" office:value="-0.006915912" calcext:value-type="float">
            <text:p>-0.006915912</text:p>
          </table:table-cell>
          <table:table-cell office:value-type="float" office:value="-0.003729436" calcext:value-type="float">
            <text:p>-0.003729436</text:p>
          </table:table-cell>
          <table:table-cell office:value-type="float" office:value="1356.644" calcext:value-type="float">
            <text:p>1356.644</text:p>
          </table:table-cell>
          <table:table-cell office:value-type="float" office:value="0" calcext:value-type="float">
            <text:p>0</text:p>
          </table:table-cell>
          <table:table-cell office:value-type="float" office:value="-0.1085238" calcext:value-type="float">
            <text:p>-0.1085238</text:p>
          </table:table-cell>
          <table:table-cell office:value-type="float" office:value="0.0002700256" calcext:value-type="float">
            <text:p>0.000270025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6669" calcext:value-type="float">
            <text:p>-1.2266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545.2596" calcext:value-type="float">
            <text:p>545.2596</text:p>
          </table:table-cell>
          <table:table-cell office:value-type="float" office:value="78.70648" calcext:value-type="float">
            <text:p>78.70648</text:p>
          </table:table-cell>
          <table:table-cell office:value-type="float" office:value="55.95477" calcext:value-type="float">
            <text:p>55.95477</text:p>
          </table:table-cell>
          <table:table-cell office:value-type="float" office:value="1257.253" calcext:value-type="float">
            <text:p>1257.253</text:p>
          </table:table-cell>
          <table:table-cell office:value-type="float" office:value="401.7611" calcext:value-type="float">
            <text:p>401.7611</text:p>
          </table:table-cell>
          <table:table-cell office:value-type="float" office:value="0" calcext:value-type="float">
            <text:p>0</text:p>
          </table:table-cell>
          <table:table-cell office:value-type="float" office:value="0.07851626" calcext:value-type="float">
            <text:p>0.07851626</text:p>
          </table:table-cell>
          <table:table-cell office:value-type="float" office:value="0.300845" calcext:value-type="float">
            <text:p>0.300845</text:p>
          </table:table-cell>
          <table:table-cell office:value-type="float" office:value="0.3016382" calcext:value-type="float">
            <text:p>0.3016382</text:p>
          </table:table-cell>
          <table:table-cell office:value-type="float" office:value="0.3031146" calcext:value-type="float">
            <text:p>0.3031146</text:p>
          </table:table-cell>
          <table:table-cell office:value-type="float" office:value="0.3048317" calcext:value-type="float">
            <text:p>0.3048317</text:p>
          </table:table-cell>
          <table:table-cell office:value-type="float" office:value="0.3068738" calcext:value-type="float">
            <text:p>0.3068738</text:p>
          </table:table-cell>
          <table:table-cell office:value-type="float" office:value="0.3553103" calcext:value-type="float">
            <text:p>0.3553103</text:p>
          </table:table-cell>
          <table:table-cell office:value-type="float" office:value="0.3661097" calcext:value-type="float">
            <text:p>0.3661097</text:p>
          </table:table-cell>
          <table:table-cell office:value-type="float" office:value="0.3883555" calcext:value-type="float">
            <text:p>0.3883555</text:p>
          </table:table-cell>
          <table:table-cell office:value-type="float" office:value="0.4142783" calcext:value-type="float">
            <text:p>0.414278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277E-015" calcext:value-type="float">
            <text:p>1.978277E-15</text:p>
          </table:table-cell>
          <table:table-cell office:value-type="float" office:value="1.967749E-015" calcext:value-type="float">
            <text:p>1.967749E-15</text:p>
          </table:table-cell>
          <table:table-cell office:value-type="float" office:value="9.932318E-016" calcext:value-type="float">
            <text:p>9.932318E-16</text:p>
          </table:table-cell>
          <table:table-cell office:value-type="float" office:value="9.763015E-016" calcext:value-type="float">
            <text:p>9.763015E-16</text:p>
          </table:table-cell>
          <table:table-cell office:value-type="float" office:value="9.242423E-016" calcext:value-type="float">
            <text:p>9.24242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5.22066" calcext:value-type="float">
            <text:p>-75.22066</text:p>
          </table:table-cell>
          <table:table-cell office:value-type="float" office:value="-0.01869209" calcext:value-type="float">
            <text:p>-0.01869209</text:p>
          </table:table-cell>
          <table:table-cell office:value-type="float" office:value="-0.0183587" calcext:value-type="float">
            <text:p>-0.0183587</text:p>
          </table:table-cell>
          <table:table-cell office:value-type="float" office:value="-0.01776501" calcext:value-type="float">
            <text:p>-0.01776501</text:p>
          </table:table-cell>
          <table:table-cell office:value-type="float" office:value="-0.01708498" calcext:value-type="float">
            <text:p>-0.01708498</text:p>
          </table:table-cell>
          <table:table-cell office:value-type="float" office:value="-0.01630727" calcext:value-type="float">
            <text:p>-0.01630727</text:p>
          </table:table-cell>
          <table:table-cell office:value-type="float" office:value="-0.01469027" calcext:value-type="float">
            <text:p>-0.01469027</text:p>
          </table:table-cell>
          <table:table-cell office:value-type="float" office:value="-0.01217213" calcext:value-type="float">
            <text:p>-0.01217213</text:p>
          </table:table-cell>
          <table:table-cell office:value-type="float" office:value="-0.006925568" calcext:value-type="float">
            <text:p>-0.006925568</text:p>
          </table:table-cell>
          <table:table-cell office:value-type="float" office:value="-0.003735127" calcext:value-type="float">
            <text:p>-0.003735127</text:p>
          </table:table-cell>
          <table:table-cell office:value-type="float" office:value="1360.931" calcext:value-type="float">
            <text:p>1360.931</text:p>
          </table:table-cell>
          <table:table-cell office:value-type="float" office:value="0" calcext:value-type="float">
            <text:p>0</text:p>
          </table:table-cell>
          <table:table-cell office:value-type="float" office:value="-48.32137" calcext:value-type="float">
            <text:p>-48.32137</text:p>
          </table:table-cell>
          <table:table-cell office:value-type="float" office:value="0.0002644231" calcext:value-type="float">
            <text:p>0.000264423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6977" calcext:value-type="float">
            <text:p>-1.22697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546.2596" calcext:value-type="float">
            <text:p>546.2596</text:p>
          </table:table-cell>
          <table:table-cell office:value-type="float" office:value="79.70761" calcext:value-type="float">
            <text:p>79.70761</text:p>
          </table:table-cell>
          <table:table-cell office:value-type="float" office:value="55.95477" calcext:value-type="float">
            <text:p>55.95477</text:p>
          </table:table-cell>
          <table:table-cell office:value-type="float" office:value="1256.728" calcext:value-type="float">
            <text:p>1256.728</text:p>
          </table:table-cell>
          <table:table-cell office:value-type="float" office:value="402.2832" calcext:value-type="float">
            <text:p>402.2832</text:p>
          </table:table-cell>
          <table:table-cell office:value-type="float" office:value="0" calcext:value-type="float">
            <text:p>0</text:p>
          </table:table-cell>
          <table:table-cell office:value-type="float" office:value="0.07773408" calcext:value-type="float">
            <text:p>0.07773408</text:p>
          </table:table-cell>
          <table:table-cell office:value-type="float" office:value="0.3002507" calcext:value-type="float">
            <text:p>0.3002507</text:p>
          </table:table-cell>
          <table:table-cell office:value-type="float" office:value="0.3009552" calcext:value-type="float">
            <text:p>0.3009552</text:p>
          </table:table-cell>
          <table:table-cell office:value-type="float" office:value="0.3022685" calcext:value-type="float">
            <text:p>0.3022685</text:p>
          </table:table-cell>
          <table:table-cell office:value-type="float" office:value="0.3038746" calcext:value-type="float">
            <text:p>0.3038746</text:p>
          </table:table-cell>
          <table:table-cell office:value-type="float" office:value="0.3058117" calcext:value-type="float">
            <text:p>0.3058117</text:p>
          </table:table-cell>
          <table:table-cell office:value-type="float" office:value="0.3539742" calcext:value-type="float">
            <text:p>0.3539742</text:p>
          </table:table-cell>
          <table:table-cell office:value-type="float" office:value="0.3652485" calcext:value-type="float">
            <text:p>0.3652485</text:p>
          </table:table-cell>
          <table:table-cell office:value-type="float" office:value="0.3882576" calcext:value-type="float">
            <text:p>0.3882576</text:p>
          </table:table-cell>
          <table:table-cell office:value-type="float" office:value="0.4142199" calcext:value-type="float">
            <text:p>0.414219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638E-015" calcext:value-type="float">
            <text:p>1.978638E-15</text:p>
          </table:table-cell>
          <table:table-cell office:value-type="float" office:value="1.967608E-015" calcext:value-type="float">
            <text:p>1.967608E-15</text:p>
          </table:table-cell>
          <table:table-cell office:value-type="float" office:value="9.932144E-016" calcext:value-type="float">
            <text:p>9.932144E-16</text:p>
          </table:table-cell>
          <table:table-cell office:value-type="float" office:value="9.762952E-016" calcext:value-type="float">
            <text:p>9.762952E-16</text:p>
          </table:table-cell>
          <table:table-cell office:value-type="float" office:value="9.242365E-016" calcext:value-type="float">
            <text:p>9.24236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0.32288" calcext:value-type="float">
            <text:p>-80.32288</text:p>
          </table:table-cell>
          <table:table-cell office:value-type="float" office:value="-0.0189557" calcext:value-type="float">
            <text:p>-0.0189557</text:p>
          </table:table-cell>
          <table:table-cell office:value-type="float" office:value="-0.01865596" calcext:value-type="float">
            <text:p>-0.01865596</text:p>
          </table:table-cell>
          <table:table-cell office:value-type="float" office:value="-0.01811516" calcext:value-type="float">
            <text:p>-0.01811516</text:p>
          </table:table-cell>
          <table:table-cell office:value-type="float" office:value="-0.01746368" calcext:value-type="float">
            <text:p>-0.01746368</text:p>
          </table:table-cell>
          <table:table-cell office:value-type="float" office:value="-0.01670635" calcext:value-type="float">
            <text:p>-0.01670635</text:p>
          </table:table-cell>
          <table:table-cell office:value-type="float" office:value="-0.01523617" calcext:value-type="float">
            <text:p>-0.01523617</text:p>
          </table:table-cell>
          <table:table-cell office:value-type="float" office:value="-0.01245093" calcext:value-type="float">
            <text:p>-0.01245093</text:p>
          </table:table-cell>
          <table:table-cell office:value-type="float" office:value="-0.006942262" calcext:value-type="float">
            <text:p>-0.006942262</text:p>
          </table:table-cell>
          <table:table-cell office:value-type="float" office:value="-0.003740173" calcext:value-type="float">
            <text:p>-0.003740173</text:p>
          </table:table-cell>
          <table:table-cell office:value-type="float" office:value="1364.973" calcext:value-type="float">
            <text:p>1364.973</text:p>
          </table:table-cell>
          <table:table-cell office:value-type="float" office:value="0" calcext:value-type="float">
            <text:p>0</text:p>
          </table:table-cell>
          <table:table-cell office:value-type="float" office:value="-43.45861" calcext:value-type="float">
            <text:p>-43.45861</text:p>
          </table:table-cell>
          <table:table-cell office:value-type="float" office:value="0.0002602253" calcext:value-type="float">
            <text:p>0.000260225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249" calcext:value-type="float">
            <text:p>-1.2272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546.2596" calcext:value-type="float">
            <text:p>546.2596</text:p>
          </table:table-cell>
          <table:table-cell office:value-type="float" office:value="79.64172" calcext:value-type="float">
            <text:p>79.64172</text:p>
          </table:table-cell>
          <table:table-cell office:value-type="float" office:value="55.95477" calcext:value-type="float">
            <text:p>55.95477</text:p>
          </table:table-cell>
          <table:table-cell office:value-type="float" office:value="1256.457" calcext:value-type="float">
            <text:p>1256.457</text:p>
          </table:table-cell>
          <table:table-cell office:value-type="float" office:value="402.6208" calcext:value-type="float">
            <text:p>402.6208</text:p>
          </table:table-cell>
          <table:table-cell office:value-type="float" office:value="0" calcext:value-type="float">
            <text:p>0</text:p>
          </table:table-cell>
          <table:table-cell office:value-type="float" office:value="0.08332364" calcext:value-type="float">
            <text:p>0.08332364</text:p>
          </table:table-cell>
          <table:table-cell office:value-type="float" office:value="0.3002844" calcext:value-type="float">
            <text:p>0.3002844</text:p>
          </table:table-cell>
          <table:table-cell office:value-type="float" office:value="0.3009892" calcext:value-type="float">
            <text:p>0.3009892</text:p>
          </table:table-cell>
          <table:table-cell office:value-type="float" office:value="0.3021321" calcext:value-type="float">
            <text:p>0.3021321</text:p>
          </table:table-cell>
          <table:table-cell office:value-type="float" office:value="0.3034441" calcext:value-type="float">
            <text:p>0.3034441</text:p>
          </table:table-cell>
          <table:table-cell office:value-type="float" office:value="0.3051513" calcext:value-type="float">
            <text:p>0.3051513</text:p>
          </table:table-cell>
          <table:table-cell office:value-type="float" office:value="0.3531463" calcext:value-type="float">
            <text:p>0.3531463</text:p>
          </table:table-cell>
          <table:table-cell office:value-type="float" office:value="0.3644732" calcext:value-type="float">
            <text:p>0.3644732</text:p>
          </table:table-cell>
          <table:table-cell office:value-type="float" office:value="0.3882193" calcext:value-type="float">
            <text:p>0.3882193</text:p>
          </table:table-cell>
          <table:table-cell office:value-type="float" office:value="0.414137" calcext:value-type="float">
            <text:p>0.414137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986E-015" calcext:value-type="float">
            <text:p>1.978986E-15</text:p>
          </table:table-cell>
          <table:table-cell office:value-type="float" office:value="1.967474E-015" calcext:value-type="float">
            <text:p>1.967474E-15</text:p>
          </table:table-cell>
          <table:table-cell office:value-type="float" office:value="9.931981E-016" calcext:value-type="float">
            <text:p>9.931981E-16</text:p>
          </table:table-cell>
          <table:table-cell office:value-type="float" office:value="9.762862E-016" calcext:value-type="float">
            <text:p>9.762862E-16</text:p>
          </table:table-cell>
          <table:table-cell office:value-type="float" office:value="9.242328E-016" calcext:value-type="float">
            <text:p>9.242328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74189" calcext:value-type="float">
            <text:p>-53.74189</text:p>
          </table:table-cell>
          <table:table-cell office:value-type="float" office:value="-0.01894099" calcext:value-type="float">
            <text:p>-0.01894099</text:p>
          </table:table-cell>
          <table:table-cell office:value-type="float" office:value="-0.01864014" calcext:value-type="float">
            <text:p>-0.01864014</text:p>
          </table:table-cell>
          <table:table-cell office:value-type="float" office:value="-0.01817517" calcext:value-type="float">
            <text:p>-0.01817517</text:p>
          </table:table-cell>
          <table:table-cell office:value-type="float" office:value="-0.01763781" calcext:value-type="float">
            <text:p>-0.01763781</text:p>
          </table:table-cell>
          <table:table-cell office:value-type="float" office:value="-0.01695932" calcext:value-type="float">
            <text:p>-0.01695932</text:p>
          </table:table-cell>
          <table:table-cell office:value-type="float" office:value="-0.01558607" calcext:value-type="float">
            <text:p>-0.01558607</text:p>
          </table:table-cell>
          <table:table-cell office:value-type="float" office:value="-0.01270804" calcext:value-type="float">
            <text:p>-0.01270804</text:p>
          </table:table-cell>
          <table:table-cell office:value-type="float" office:value="-0.006948975" calcext:value-type="float">
            <text:p>-0.006948975</text:p>
          </table:table-cell>
          <table:table-cell office:value-type="float" office:value="-0.003747331" calcext:value-type="float">
            <text:p>-0.003747331</text:p>
          </table:table-cell>
          <table:table-cell office:value-type="float" office:value="1368.834" calcext:value-type="float">
            <text:p>1368.834</text:p>
          </table:table-cell>
          <table:table-cell office:value-type="float" office:value="0" calcext:value-type="float">
            <text:p>0</text:p>
          </table:table-cell>
          <table:table-cell office:value-type="float" office:value="-24.1743" calcext:value-type="float">
            <text:p>-24.1743</text:p>
          </table:table-cell>
          <table:table-cell office:value-type="float" office:value="0.0002582013" calcext:value-type="float">
            <text:p>0.000258201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634" calcext:value-type="float">
            <text:p>-1.22763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561.3594" calcext:value-type="float">
            <text:p>561.3594</text:p>
          </table:table-cell>
          <table:table-cell office:value-type="float" office:value="80.02092" calcext:value-type="float">
            <text:p>80.02092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69.215" calcext:value-type="float">
            <text:p>1269.215</text:p>
          </table:table-cell>
          <table:table-cell office:value-type="float" office:value="403.2427" calcext:value-type="float">
            <text:p>403.2427</text:p>
          </table:table-cell>
          <table:table-cell office:value-type="float" office:value="0" calcext:value-type="float">
            <text:p>0</text:p>
          </table:table-cell>
          <table:table-cell office:value-type="float" office:value="0.4908983" calcext:value-type="float">
            <text:p>0.4908983</text:p>
          </table:table-cell>
          <table:table-cell office:value-type="float" office:value="0.4733583" calcext:value-type="float">
            <text:p>0.4733583</text:p>
          </table:table-cell>
          <table:table-cell office:value-type="float" office:value="0.3794675" calcext:value-type="float">
            <text:p>0.3794675</text:p>
          </table:table-cell>
          <table:table-cell office:value-type="float" office:value="0.3082905" calcext:value-type="float">
            <text:p>0.3082905</text:p>
          </table:table-cell>
          <table:table-cell office:value-type="float" office:value="0.3034731" calcext:value-type="float">
            <text:p>0.3034731</text:p>
          </table:table-cell>
          <table:table-cell office:value-type="float" office:value="0.30605" calcext:value-type="float">
            <text:p>0.30605</text:p>
          </table:table-cell>
          <table:table-cell office:value-type="float" office:value="0.3727171" calcext:value-type="float">
            <text:p>0.3727171</text:p>
          </table:table-cell>
          <table:table-cell office:value-type="float" office:value="0.3638569" calcext:value-type="float">
            <text:p>0.3638569</text:p>
          </table:table-cell>
          <table:table-cell office:value-type="float" office:value="0.387953" calcext:value-type="float">
            <text:p>0.387953</text:p>
          </table:table-cell>
          <table:table-cell office:value-type="float" office:value="0.4137365" calcext:value-type="float">
            <text:p>0.4137365</text:p>
          </table:table-cell>
          <table:table-cell office:value-type="float" office:value="0.510605" calcext:value-type="float">
            <text:p>0.510605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6331497" calcext:value-type="float">
            <text:p>0.0006331497</text:p>
          </table:table-cell>
          <table:table-cell office:value-type="float" office:value="1.979318E-015" calcext:value-type="float">
            <text:p>1.979318E-15</text:p>
          </table:table-cell>
          <table:table-cell office:value-type="float" office:value="1.967349E-015" calcext:value-type="float">
            <text:p>1.967349E-15</text:p>
          </table:table-cell>
          <table:table-cell office:value-type="float" office:value="9.931811E-016" calcext:value-type="float">
            <text:p>9.931811E-16</text:p>
          </table:table-cell>
          <table:table-cell office:value-type="float" office:value="9.762784E-016" calcext:value-type="float">
            <text:p>9.762784E-16</text:p>
          </table:table-cell>
          <table:table-cell office:value-type="float" office:value="9.242302E-016" calcext:value-type="float">
            <text:p>9.24230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6285559" calcext:value-type="float">
            <text:p>-0.0006285559</text:p>
          </table:table-cell>
          <table:table-cell office:value-type="float" office:value="-0.0008049433" calcext:value-type="float">
            <text:p>-0.0008049433</text:p>
          </table:table-cell>
          <table:table-cell office:value-type="float" office:value="-0.004392472" calcext:value-type="float">
            <text:p>-0.004392472</text:p>
          </table:table-cell>
          <table:table-cell office:value-type="float" office:value="-0.01623532" calcext:value-type="float">
            <text:p>-0.01623532</text:p>
          </table:table-cell>
          <table:table-cell office:value-type="float" office:value="-0.01767275" calcext:value-type="float">
            <text:p>-0.01767275</text:p>
          </table:table-cell>
          <table:table-cell office:value-type="float" office:value="-0.01671683" calcext:value-type="float">
            <text:p>-0.01671683</text:p>
          </table:table-cell>
          <table:table-cell office:value-type="float" office:value="-0.00966861" calcext:value-type="float">
            <text:p>-0.00966861</text:p>
          </table:table-cell>
          <table:table-cell office:value-type="float" office:value="-0.01292379" calcext:value-type="float">
            <text:p>-0.01292379</text:p>
          </table:table-cell>
          <table:table-cell office:value-type="float" office:value="-0.0069949" calcext:value-type="float">
            <text:p>-0.0069949</text:p>
          </table:table-cell>
          <table:table-cell office:value-type="float" office:value="-0.003782637" calcext:value-type="float">
            <text:p>-0.003782637</text:p>
          </table:table-cell>
          <table:table-cell office:value-type="float" office:value="1373.13" calcext:value-type="float">
            <text:p>1373.1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470778" calcext:value-type="float">
            <text:p>0.00147077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849" calcext:value-type="float">
            <text:p>-1.2288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561.3594" calcext:value-type="float">
            <text:p>561.3594</text:p>
          </table:table-cell>
          <table:table-cell office:value-type="float" office:value="83.4136" calcext:value-type="float">
            <text:p>83.4136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62.239" calcext:value-type="float">
            <text:p>1262.239</text:p>
          </table:table-cell>
          <table:table-cell office:value-type="float" office:value="406.8275" calcext:value-type="float">
            <text:p>406.8275</text:p>
          </table:table-cell>
          <table:table-cell office:value-type="float" office:value="0" calcext:value-type="float">
            <text:p>0</text:p>
          </table:table-cell>
          <table:table-cell office:value-type="float" office:value="0.08908608" calcext:value-type="float">
            <text:p>0.08908608</text:p>
          </table:table-cell>
          <table:table-cell office:value-type="float" office:value="0.3273884" calcext:value-type="float">
            <text:p>0.3273884</text:p>
          </table:table-cell>
          <table:table-cell office:value-type="float" office:value="0.328439" calcext:value-type="float">
            <text:p>0.328439</text:p>
          </table:table-cell>
          <table:table-cell office:value-type="float" office:value="0.3275878" calcext:value-type="float">
            <text:p>0.3275878</text:p>
          </table:table-cell>
          <table:table-cell office:value-type="float" office:value="0.32509" calcext:value-type="float">
            <text:p>0.32509</text:p>
          </table:table-cell>
          <table:table-cell office:value-type="float" office:value="0.3229127" calcext:value-type="float">
            <text:p>0.3229127</text:p>
          </table:table-cell>
          <table:table-cell office:value-type="float" office:value="0.3641305" calcext:value-type="float">
            <text:p>0.3641305</text:p>
          </table:table-cell>
          <table:table-cell office:value-type="float" office:value="0.3646741" calcext:value-type="float">
            <text:p>0.3646741</text:p>
          </table:table-cell>
          <table:table-cell office:value-type="float" office:value="0.3879795" calcext:value-type="float">
            <text:p>0.3879795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623E-015" calcext:value-type="float">
            <text:p>1.979623E-15</text:p>
          </table:table-cell>
          <table:table-cell office:value-type="float" office:value="1.967233E-015" calcext:value-type="float">
            <text:p>1.967233E-15</text:p>
          </table:table-cell>
          <table:table-cell office:value-type="float" office:value="9.931682E-016" calcext:value-type="float">
            <text:p>9.931682E-16</text:p>
          </table:table-cell>
          <table:table-cell office:value-type="float" office:value="9.762708E-016" calcext:value-type="float">
            <text:p>9.762708E-16</text:p>
          </table:table-cell>
          <table:table-cell office:value-type="float" office:value="9.242259E-016" calcext:value-type="float">
            <text:p>9.24225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24315" calcext:value-type="float">
            <text:p>-35.24315</text:p>
          </table:table-cell>
          <table:table-cell office:value-type="float" office:value="-0.01034077" calcext:value-type="float">
            <text:p>-0.01034077</text:p>
          </table:table-cell>
          <table:table-cell office:value-type="float" office:value="-0.01012021" calcext:value-type="float">
            <text:p>-0.01012021</text:p>
          </table:table-cell>
          <table:table-cell office:value-type="float" office:value="-0.01033108" calcext:value-type="float">
            <text:p>-0.01033108</text:p>
          </table:table-cell>
          <table:table-cell office:value-type="float" office:value="-0.01091962" calcext:value-type="float">
            <text:p>-0.01091962</text:p>
          </table:table-cell>
          <table:table-cell office:value-type="float" office:value="-0.01145665" calcext:value-type="float">
            <text:p>-0.01145665</text:p>
          </table:table-cell>
          <table:table-cell office:value-type="float" office:value="-0.01159866" calcext:value-type="float">
            <text:p>-0.01159866</text:p>
          </table:table-cell>
          <table:table-cell office:value-type="float" office:value="-0.01264472" calcext:value-type="float">
            <text:p>-0.01264472</text:p>
          </table:table-cell>
          <table:table-cell office:value-type="float" office:value="-0.006990385" calcext:value-type="float">
            <text:p>-0.006990385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380.451" calcext:value-type="float">
            <text:p>1380.451</text:p>
          </table:table-cell>
          <table:table-cell office:value-type="float" office:value="0" calcext:value-type="float">
            <text:p>0</text:p>
          </table:table-cell>
          <table:table-cell office:value-type="float" office:value="-12.05311" calcext:value-type="float">
            <text:p>-12.05311</text:p>
          </table:table-cell>
          <table:table-cell office:value-type="float" office:value="0.000242776" calcext:value-type="float">
            <text:p>0.00024277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561.3594" calcext:value-type="float">
            <text:p>561.3594</text:p>
          </table:table-cell>
          <table:table-cell office:value-type="float" office:value="83.49613" calcext:value-type="float">
            <text:p>83.49613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9.486" calcext:value-type="float">
            <text:p>1259.486</text:p>
          </table:table-cell>
          <table:table-cell office:value-type="float" office:value="409.4994" calcext:value-type="float">
            <text:p>409.4994</text:p>
          </table:table-cell>
          <table:table-cell office:value-type="float" office:value="0" calcext:value-type="float">
            <text:p>0</text:p>
          </table:table-cell>
          <table:table-cell office:value-type="float" office:value="0.08136096" calcext:value-type="float">
            <text:p>0.08136096</text:p>
          </table:table-cell>
          <table:table-cell office:value-type="float" office:value="0.311905" calcext:value-type="float">
            <text:p>0.311905</text:p>
          </table:table-cell>
          <table:table-cell office:value-type="float" office:value="0.3128578" calcext:value-type="float">
            <text:p>0.3128578</text:p>
          </table:table-cell>
          <table:table-cell office:value-type="float" office:value="0.3140398" calcext:value-type="float">
            <text:p>0.3140398</text:p>
          </table:table-cell>
          <table:table-cell office:value-type="float" office:value="0.3150725" calcext:value-type="float">
            <text:p>0.3150725</text:p>
          </table:table-cell>
          <table:table-cell office:value-type="float" office:value="0.3163197" calcext:value-type="float">
            <text:p>0.3163197</text:p>
          </table:table-cell>
          <table:table-cell office:value-type="float" office:value="0.3614265" calcext:value-type="float">
            <text:p>0.3614265</text:p>
          </table:table-cell>
          <table:table-cell office:value-type="float" office:value="0.3648832" calcext:value-type="float">
            <text:p>0.3648832</text:p>
          </table:table-cell>
          <table:table-cell office:value-type="float" office:value="0.3880146" calcext:value-type="float">
            <text:p>0.3880146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929E-015" calcext:value-type="float">
            <text:p>1.979929E-15</text:p>
          </table:table-cell>
          <table:table-cell office:value-type="float" office:value="1.967117E-015" calcext:value-type="float">
            <text:p>1.967117E-15</text:p>
          </table:table-cell>
          <table:table-cell office:value-type="float" office:value="9.931576E-016" calcext:value-type="float">
            <text:p>9.931576E-16</text:p>
          </table:table-cell>
          <table:table-cell office:value-type="float" office:value="9.762604E-016" calcext:value-type="float">
            <text:p>9.762604E-16</text:p>
          </table:table-cell>
          <table:table-cell office:value-type="float" office:value="9.242233E-016" calcext:value-type="float">
            <text:p>9.24223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34227" calcext:value-type="float">
            <text:p>-60.34227</text:p>
          </table:table-cell>
          <table:table-cell office:value-type="float" office:value="-0.01451981" calcext:value-type="float">
            <text:p>-0.01451981</text:p>
          </table:table-cell>
          <table:table-cell office:value-type="float" office:value="-0.01422228" calcext:value-type="float">
            <text:p>-0.01422228</text:p>
          </table:table-cell>
          <table:table-cell office:value-type="float" office:value="-0.01387589" calcext:value-type="float">
            <text:p>-0.01387589</text:p>
          </table:table-cell>
          <table:table-cell office:value-type="float" office:value="-0.01356968" calcext:value-type="float">
            <text:p>-0.01356968</text:p>
          </table:table-cell>
          <table:table-cell office:value-type="float" office:value="-0.01320257" calcext:value-type="float">
            <text:p>-0.01320257</text:p>
          </table:table-cell>
          <table:table-cell office:value-type="float" office:value="-0.01245743" calcext:value-type="float">
            <text:p>-0.01245743</text:p>
          </table:table-cell>
          <table:table-cell office:value-type="float" office:value="-0.012574" calcext:value-type="float">
            <text:p>-0.012574</text:p>
          </table:table-cell>
          <table:table-cell office:value-type="float" office:value="-0.006984341" calcext:value-type="float">
            <text:p>-0.006984341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386.691" calcext:value-type="float">
            <text:p>1386.691</text:p>
          </table:table-cell>
          <table:table-cell office:value-type="float" office:value="0" calcext:value-type="float">
            <text:p>0</text:p>
          </table:table-cell>
          <table:table-cell office:value-type="float" office:value="-28.26406" calcext:value-type="float">
            <text:p>-28.26406</text:p>
          </table:table-cell>
          <table:table-cell office:value-type="float" office:value="0.0002397778" calcext:value-type="float">
            <text:p>0.000239777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561.3594" calcext:value-type="float">
            <text:p>561.3594</text:p>
          </table:table-cell>
          <table:table-cell office:value-type="float" office:value="83.52029" calcext:value-type="float">
            <text:p>83.52029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7.857" calcext:value-type="float">
            <text:p>1257.857</text:p>
          </table:table-cell>
          <table:table-cell office:value-type="float" office:value="411.1025" calcext:value-type="float">
            <text:p>411.1025</text:p>
          </table:table-cell>
          <table:table-cell office:value-type="float" office:value="0" calcext:value-type="float">
            <text:p>0</text:p>
          </table:table-cell>
          <table:table-cell office:value-type="float" office:value="0.07863369" calcext:value-type="float">
            <text:p>0.07863369</text:p>
          </table:table-cell>
          <table:table-cell office:value-type="float" office:value="0.3052227" calcext:value-type="float">
            <text:p>0.3052227</text:p>
          </table:table-cell>
          <table:table-cell office:value-type="float" office:value="0.3060687" calcext:value-type="float">
            <text:p>0.3060687</text:p>
          </table:table-cell>
          <table:table-cell office:value-type="float" office:value="0.3075047" calcext:value-type="float">
            <text:p>0.3075047</text:p>
          </table:table-cell>
          <table:table-cell office:value-type="float" office:value="0.3090833" calcext:value-type="float">
            <text:p>0.3090833</text:p>
          </table:table-cell>
          <table:table-cell office:value-type="float" office:value="0.3109521" calcext:value-type="float">
            <text:p>0.3109521</text:p>
          </table:table-cell>
          <table:table-cell office:value-type="float" office:value="0.3581352" calcext:value-type="float">
            <text:p>0.3581352</text:p>
          </table:table-cell>
          <table:table-cell office:value-type="float" office:value="0.3647501" calcext:value-type="float">
            <text:p>0.3647501</text:p>
          </table:table-cell>
          <table:table-cell office:value-type="float" office:value="0.3880435" calcext:value-type="float">
            <text:p>0.3880435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26E-015" calcext:value-type="float">
            <text:p>1.98026E-15</text:p>
          </table:table-cell>
          <table:table-cell office:value-type="float" office:value="1.96699E-015" calcext:value-type="float">
            <text:p>1.96699E-15</text:p>
          </table:table-cell>
          <table:table-cell office:value-type="float" office:value="9.931448E-016" calcext:value-type="float">
            <text:p>9.931448E-16</text:p>
          </table:table-cell>
          <table:table-cell office:value-type="float" office:value="9.762478E-016" calcext:value-type="float">
            <text:p>9.762478E-16</text:p>
          </table:table-cell>
          <table:table-cell office:value-type="float" office:value="9.242209E-016" calcext:value-type="float">
            <text:p>9.24220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5.27298" calcext:value-type="float">
            <text:p>-75.27298</text:p>
          </table:table-cell>
          <table:table-cell office:value-type="float" office:value="-0.01689597" calcext:value-type="float">
            <text:p>-0.01689597</text:p>
          </table:table-cell>
          <table:table-cell office:value-type="float" office:value="-0.0165798" calcext:value-type="float">
            <text:p>-0.0165798</text:p>
          </table:table-cell>
          <table:table-cell office:value-type="float" office:value="-0.01606872" calcext:value-type="float">
            <text:p>-0.01606872</text:p>
          </table:table-cell>
          <table:table-cell office:value-type="float" office:value="-0.01551158" calcext:value-type="float">
            <text:p>-0.01551158</text:p>
          </table:table-cell>
          <table:table-cell office:value-type="float" office:value="-0.01487248" calcext:value-type="float">
            <text:p>-0.01487248</text:p>
          </table:table-cell>
          <table:table-cell office:value-type="float" office:value="-0.01360728" calcext:value-type="float">
            <text:p>-0.01360728</text:p>
          </table:table-cell>
          <table:table-cell office:value-type="float" office:value="-0.01261711" calcext:value-type="float">
            <text:p>-0.01261711</text:p>
          </table:table-cell>
          <table:table-cell office:value-type="float" office:value="-0.006979321" calcext:value-type="float">
            <text:p>-0.006979321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391.865" calcext:value-type="float">
            <text:p>1391.865</text:p>
          </table:table-cell>
          <table:table-cell office:value-type="float" office:value="0" calcext:value-type="float">
            <text:p>0</text:p>
          </table:table-cell>
          <table:table-cell office:value-type="float" office:value="-41.41497" calcext:value-type="float">
            <text:p>-41.41497</text:p>
          </table:table-cell>
          <table:table-cell office:value-type="float" office:value="0.0002376253" calcext:value-type="float">
            <text:p>0.000237625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561.3594" calcext:value-type="float">
            <text:p>561.3594</text:p>
          </table:table-cell>
          <table:table-cell office:value-type="float" office:value="83.47868" calcext:value-type="float">
            <text:p>83.47868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6.966" calcext:value-type="float">
            <text:p>1256.966</text:p>
          </table:table-cell>
          <table:table-cell office:value-type="float" office:value="412.0336" calcext:value-type="float">
            <text:p>412.0336</text:p>
          </table:table-cell>
          <table:table-cell office:value-type="float" office:value="0" calcext:value-type="float">
            <text:p>0</text:p>
          </table:table-cell>
          <table:table-cell office:value-type="float" office:value="0.08207698" calcext:value-type="float">
            <text:p>0.08207698</text:p>
          </table:table-cell>
          <table:table-cell office:value-type="float" office:value="0.3021383" calcext:value-type="float">
            <text:p>0.3021383</text:p>
          </table:table-cell>
          <table:table-cell office:value-type="float" office:value="0.3029249" calcext:value-type="float">
            <text:p>0.3029249</text:p>
          </table:table-cell>
          <table:table-cell office:value-type="float" office:value="0.3043378" calcext:value-type="float">
            <text:p>0.3043378</text:p>
          </table:table-cell>
          <table:table-cell office:value-type="float" office:value="0.3059299" calcext:value-type="float">
            <text:p>0.3059299</text:p>
          </table:table-cell>
          <table:table-cell office:value-type="float" office:value="0.3078325" calcext:value-type="float">
            <text:p>0.3078325</text:p>
          </table:table-cell>
          <table:table-cell office:value-type="float" office:value="0.355716" calcext:value-type="float">
            <text:p>0.355716</text:p>
          </table:table-cell>
          <table:table-cell office:value-type="float" office:value="0.3643928" calcext:value-type="float">
            <text:p>0.3643928</text:p>
          </table:table-cell>
          <table:table-cell office:value-type="float" office:value="0.3880515" calcext:value-type="float">
            <text:p>0.3880515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614E-015" calcext:value-type="float">
            <text:p>1.980614E-15</text:p>
          </table:table-cell>
          <table:table-cell office:value-type="float" office:value="1.966855E-015" calcext:value-type="float">
            <text:p>1.966855E-15</text:p>
          </table:table-cell>
          <table:table-cell office:value-type="float" office:value="9.93127E-016" calcext:value-type="float">
            <text:p>9.93127E-16</text:p>
          </table:table-cell>
          <table:table-cell office:value-type="float" office:value="9.762399E-016" calcext:value-type="float">
            <text:p>9.762399E-16</text:p>
          </table:table-cell>
          <table:table-cell office:value-type="float" office:value="9.242167E-016" calcext:value-type="float">
            <text:p>9.24216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.97293" calcext:value-type="float">
            <text:p>-57.97293</text:p>
          </table:table-cell>
          <table:table-cell office:value-type="float" office:value="-0.01814087" calcext:value-type="float">
            <text:p>-0.01814087</text:p>
          </table:table-cell>
          <table:table-cell office:value-type="float" office:value="-0.01782084" calcext:value-type="float">
            <text:p>-0.01782084</text:p>
          </table:table-cell>
          <table:table-cell office:value-type="float" office:value="-0.01727249" calcext:value-type="float">
            <text:p>-0.01727249</text:p>
          </table:table-cell>
          <table:table-cell office:value-type="float" office:value="-0.01666159" calcext:value-type="float">
            <text:p>-0.01666159</text:p>
          </table:table-cell>
          <table:table-cell office:value-type="float" office:value="-0.01595611" calcext:value-type="float">
            <text:p>-0.01595611</text:p>
          </table:table-cell>
          <table:table-cell office:value-type="float" office:value="-0.01452854" calcext:value-type="float">
            <text:p>-0.01452854</text:p>
          </table:table-cell>
          <table:table-cell office:value-type="float" office:value="-0.01273591" calcext:value-type="float">
            <text:p>-0.01273591</text:p>
          </table:table-cell>
          <table:table-cell office:value-type="float" office:value="-0.006977896" calcext:value-type="float">
            <text:p>-0.006977896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396.371" calcext:value-type="float">
            <text:p>1396.371</text:p>
          </table:table-cell>
          <table:table-cell office:value-type="float" office:value="0" calcext:value-type="float">
            <text:p>0</text:p>
          </table:table-cell>
          <table:table-cell office:value-type="float" office:value="-32.68015" calcext:value-type="float">
            <text:p>-32.68015</text:p>
          </table:table-cell>
          <table:table-cell office:value-type="float" office:value="0.0002355264" calcext:value-type="float">
            <text:p>0.000235526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562.1592" calcext:value-type="float">
            <text:p>562.1592</text:p>
          </table:table-cell>
          <table:table-cell office:value-type="float" office:value="84.22639" calcext:value-type="float">
            <text:p>84.22639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6.462" calcext:value-type="float">
            <text:p>1256.462</text:p>
          </table:table-cell>
          <table:table-cell office:value-type="float" office:value="412.5877" calcext:value-type="float">
            <text:p>412.5877</text:p>
          </table:table-cell>
          <table:table-cell office:value-type="float" office:value="0" calcext:value-type="float">
            <text:p>0</text:p>
          </table:table-cell>
          <table:table-cell office:value-type="float" office:value="0.08607648" calcext:value-type="float">
            <text:p>0.08607648</text:p>
          </table:table-cell>
          <table:table-cell office:value-type="float" office:value="0.3006887" calcext:value-type="float">
            <text:p>0.3006887</text:p>
          </table:table-cell>
          <table:table-cell office:value-type="float" office:value="0.3014478" calcext:value-type="float">
            <text:p>0.3014478</text:p>
          </table:table-cell>
          <table:table-cell office:value-type="float" office:value="0.3028103" calcext:value-type="float">
            <text:p>0.3028103</text:p>
          </table:table-cell>
          <table:table-cell office:value-type="float" office:value="0.3043663" calcext:value-type="float">
            <text:p>0.3043663</text:p>
          </table:table-cell>
          <table:table-cell office:value-type="float" office:value="0.3062053" calcext:value-type="float">
            <text:p>0.3062053</text:p>
          </table:table-cell>
          <table:table-cell office:value-type="float" office:value="0.3540944" calcext:value-type="float">
            <text:p>0.3540944</text:p>
          </table:table-cell>
          <table:table-cell office:value-type="float" office:value="0.3639539" calcext:value-type="float">
            <text:p>0.3639539</text:p>
          </table:table-cell>
          <table:table-cell office:value-type="float" office:value="0.3880356" calcext:value-type="float">
            <text:p>0.3880356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995E-015" calcext:value-type="float">
            <text:p>1.980995E-15</text:p>
          </table:table-cell>
          <table:table-cell office:value-type="float" office:value="1.966707E-015" calcext:value-type="float">
            <text:p>1.966707E-15</text:p>
          </table:table-cell>
          <table:table-cell office:value-type="float" office:value="9.931098E-016" calcext:value-type="float">
            <text:p>9.931098E-16</text:p>
          </table:table-cell>
          <table:table-cell office:value-type="float" office:value="9.762294E-016" calcext:value-type="float">
            <text:p>9.762294E-16</text:p>
          </table:table-cell>
          <table:table-cell office:value-type="float" office:value="9.242122E-016" calcext:value-type="float">
            <text:p>9.24212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37762" calcext:value-type="float">
            <text:p>-43.37762</text:p>
          </table:table-cell>
          <table:table-cell office:value-type="float" office:value="-0.01876277" calcext:value-type="float">
            <text:p>-0.01876277</text:p>
          </table:table-cell>
          <table:table-cell office:value-type="float" office:value="-0.0184406" calcext:value-type="float">
            <text:p>-0.0184406</text:p>
          </table:table-cell>
          <table:table-cell office:value-type="float" office:value="-0.01788982" calcext:value-type="float">
            <text:p>-0.01788982</text:p>
          </table:table-cell>
          <table:table-cell office:value-type="float" office:value="-0.01726763" calcext:value-type="float">
            <text:p>-0.01726763</text:p>
          </table:table-cell>
          <table:table-cell office:value-type="float" office:value="-0.01655714" calcext:value-type="float">
            <text:p>-0.01655714</text:p>
          </table:table-cell>
          <table:table-cell office:value-type="float" office:value="-0.01518554" calcext:value-type="float">
            <text:p>-0.01518554</text:p>
          </table:table-cell>
          <table:table-cell office:value-type="float" office:value="-0.01288402" calcext:value-type="float">
            <text:p>-0.01288402</text:p>
          </table:table-cell>
          <table:table-cell office:value-type="float" office:value="-0.006980599" calcext:value-type="float">
            <text:p>-0.006980599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400.491" calcext:value-type="float">
            <text:p>1400.491</text:p>
          </table:table-cell>
          <table:table-cell office:value-type="float" office:value="0" calcext:value-type="float">
            <text:p>0</text:p>
          </table:table-cell>
          <table:table-cell office:value-type="float" office:value="-20.97908" calcext:value-type="float">
            <text:p>-20.97908</text:p>
          </table:table-cell>
          <table:table-cell office:value-type="float" office:value="0.0002317667" calcext:value-type="float">
            <text:p>0.000231766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570.0594" calcext:value-type="float">
            <text:p>570.0594</text:p>
          </table:table-cell>
          <table:table-cell office:value-type="float" office:value="87.81458" calcext:value-type="float">
            <text:p>87.81458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8.69" calcext:value-type="float">
            <text:p>1258.69</text:p>
          </table:table-cell>
          <table:table-cell office:value-type="float" office:value="414.6708" calcext:value-type="float">
            <text:p>414.6708</text:p>
          </table:table-cell>
          <table:table-cell office:value-type="float" office:value="0" calcext:value-type="float">
            <text:p>0</text:p>
          </table:table-cell>
          <table:table-cell office:value-type="float" office:value="0.08133714" calcext:value-type="float">
            <text:p>0.08133714</text:p>
          </table:table-cell>
          <table:table-cell office:value-type="float" office:value="0.3182697" calcext:value-type="float">
            <text:p>0.3182697</text:p>
          </table:table-cell>
          <table:table-cell office:value-type="float" office:value="0.3188063" calcext:value-type="float">
            <text:p>0.3188063</text:p>
          </table:table-cell>
          <table:table-cell office:value-type="float" office:value="0.3162898" calcext:value-type="float">
            <text:p>0.3162898</text:p>
          </table:table-cell>
          <table:table-cell office:value-type="float" office:value="0.3121208" calcext:value-type="float">
            <text:p>0.3121208</text:p>
          </table:table-cell>
          <table:table-cell office:value-type="float" office:value="0.3094661" calcext:value-type="float">
            <text:p>0.3094661</text:p>
          </table:table-cell>
          <table:table-cell office:value-type="float" office:value="0.3541646" calcext:value-type="float">
            <text:p>0.3541646</text:p>
          </table:table-cell>
          <table:table-cell office:value-type="float" office:value="0.3635892" calcext:value-type="float">
            <text:p>0.3635892</text:p>
          </table:table-cell>
          <table:table-cell office:value-type="float" office:value="0.388001" calcext:value-type="float">
            <text:p>0.388001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52E-015" calcext:value-type="float">
            <text:p>1.97552E-15</text:p>
          </table:table-cell>
          <table:table-cell office:value-type="float" office:value="1.966582E-015" calcext:value-type="float">
            <text:p>1.966582E-15</text:p>
          </table:table-cell>
          <table:table-cell office:value-type="float" office:value="9.930939E-016" calcext:value-type="float">
            <text:p>9.930939E-16</text:p>
          </table:table-cell>
          <table:table-cell office:value-type="float" office:value="9.762216E-016" calcext:value-type="float">
            <text:p>9.762216E-16</text:p>
          </table:table-cell>
          <table:table-cell office:value-type="float" office:value="9.242084E-016" calcext:value-type="float">
            <text:p>9.24208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1.02466" calcext:value-type="float">
            <text:p>-61.02466</text:p>
          </table:table-cell>
          <table:table-cell office:value-type="float" office:value="-0.01259022" calcext:value-type="float">
            <text:p>-0.01259022</text:p>
          </table:table-cell>
          <table:table-cell office:value-type="float" office:value="-0.01245109" calcext:value-type="float">
            <text:p>-0.01245109</text:p>
          </table:table-cell>
          <table:table-cell office:value-type="float" office:value="-0.01319565" calcext:value-type="float">
            <text:p>-0.01319565</text:p>
          </table:table-cell>
          <table:table-cell office:value-type="float" office:value="-0.01450655" calcext:value-type="float">
            <text:p>-0.01450655</text:p>
          </table:table-cell>
          <table:table-cell office:value-type="float" office:value="-0.01540047" calcext:value-type="float">
            <text:p>-0.01540047</text:p>
          </table:table-cell>
          <table:table-cell office:value-type="float" office:value="-0.01516408" calcext:value-type="float">
            <text:p>-0.01516408</text:p>
          </table:table-cell>
          <table:table-cell office:value-type="float" office:value="-0.0130091" calcext:value-type="float">
            <text:p>-0.0130091</text:p>
          </table:table-cell>
          <table:table-cell office:value-type="float" office:value="-0.006986539" calcext:value-type="float">
            <text:p>-0.006986539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406.133" calcext:value-type="float">
            <text:p>1406.133</text:p>
          </table:table-cell>
          <table:table-cell office:value-type="float" office:value="0" calcext:value-type="float">
            <text:p>0</text:p>
          </table:table-cell>
          <table:table-cell office:value-type="float" office:value="-28.71249" calcext:value-type="float">
            <text:p>-28.71249</text:p>
          </table:table-cell>
          <table:table-cell office:value-type="float" office:value="0.0002244859" calcext:value-type="float">
            <text:p>0.000224485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570.0594" calcext:value-type="float">
            <text:p>570.0594</text:p>
          </table:table-cell>
          <table:table-cell office:value-type="float" office:value="87.7698" calcext:value-type="float">
            <text:p>87.7698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7.257" calcext:value-type="float">
            <text:p>1257.257</text:p>
          </table:table-cell>
          <table:table-cell office:value-type="float" office:value="416.151" calcext:value-type="float">
            <text:p>416.151</text:p>
          </table:table-cell>
          <table:table-cell office:value-type="float" office:value="0" calcext:value-type="float">
            <text:p>0</text:p>
          </table:table-cell>
          <table:table-cell office:value-type="float" office:value="0.08538423" calcext:value-type="float">
            <text:p>0.08538423</text:p>
          </table:table-cell>
          <table:table-cell office:value-type="float" office:value="0.3063129" calcext:value-type="float">
            <text:p>0.3063129</text:p>
          </table:table-cell>
          <table:table-cell office:value-type="float" office:value="0.3070866" calcext:value-type="float">
            <text:p>0.3070866</text:p>
          </table:table-cell>
          <table:table-cell office:value-type="float" office:value="0.3077434" calcext:value-type="float">
            <text:p>0.3077434</text:p>
          </table:table-cell>
          <table:table-cell office:value-type="float" office:value="0.3081135" calcext:value-type="float">
            <text:p>0.3081135</text:p>
          </table:table-cell>
          <table:table-cell office:value-type="float" office:value="0.3087165" calcext:value-type="float">
            <text:p>0.3087165</text:p>
          </table:table-cell>
          <table:table-cell office:value-type="float" office:value="0.3544268" calcext:value-type="float">
            <text:p>0.3544268</text:p>
          </table:table-cell>
          <table:table-cell office:value-type="float" office:value="0.3633323" calcext:value-type="float">
            <text:p>0.3633323</text:p>
          </table:table-cell>
          <table:table-cell office:value-type="float" office:value="0.3879551" calcext:value-type="float">
            <text:p>0.3879551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823E-015" calcext:value-type="float">
            <text:p>1.975823E-15</text:p>
          </table:table-cell>
          <table:table-cell office:value-type="float" office:value="1.96647E-015" calcext:value-type="float">
            <text:p>1.96647E-15</text:p>
          </table:table-cell>
          <table:table-cell office:value-type="float" office:value="9.930804E-016" calcext:value-type="float">
            <text:p>9.930804E-16</text:p>
          </table:table-cell>
          <table:table-cell office:value-type="float" office:value="9.762135E-016" calcext:value-type="float">
            <text:p>9.762135E-16</text:p>
          </table:table-cell>
          <table:table-cell office:value-type="float" office:value="9.242056E-016" calcext:value-type="float">
            <text:p>9.24205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54986" calcext:value-type="float">
            <text:p>-45.54986</text:p>
          </table:table-cell>
          <table:table-cell office:value-type="float" office:value="-0.01647536" calcext:value-type="float">
            <text:p>-0.01647536</text:p>
          </table:table-cell>
          <table:table-cell office:value-type="float" office:value="-0.01619554" calcext:value-type="float">
            <text:p>-0.01619554</text:p>
          </table:table-cell>
          <table:table-cell office:value-type="float" office:value="-0.01597957" calcext:value-type="float">
            <text:p>-0.01597957</text:p>
          </table:table-cell>
          <table:table-cell office:value-type="float" office:value="-0.01585506" calcext:value-type="float">
            <text:p>-0.01585506</text:p>
          </table:table-cell>
          <table:table-cell office:value-type="float" office:value="-0.01564204" calcext:value-type="float">
            <text:p>-0.01564204</text:p>
          </table:table-cell>
          <table:table-cell office:value-type="float" office:value="-0.01505302" calcext:value-type="float">
            <text:p>-0.01505302</text:p>
          </table:table-cell>
          <table:table-cell office:value-type="float" office:value="-0.0130981" calcext:value-type="float">
            <text:p>-0.0130981</text:p>
          </table:table-cell>
          <table:table-cell office:value-type="float" office:value="-0.006994463" calcext:value-type="float">
            <text:p>-0.006994463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411.193" calcext:value-type="float">
            <text:p>1411.193</text:p>
          </table:table-cell>
          <table:table-cell office:value-type="float" office:value="0" calcext:value-type="float">
            <text:p>0</text:p>
          </table:table-cell>
          <table:table-cell office:value-type="float" office:value="-17.17525" calcext:value-type="float">
            <text:p>-17.17525</text:p>
          </table:table-cell>
          <table:table-cell office:value-type="float" office:value="0.0002221661" calcext:value-type="float">
            <text:p>0.000222166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570.0594" calcext:value-type="float">
            <text:p>570.0594</text:p>
          </table:table-cell>
          <table:table-cell office:value-type="float" office:value="87.80315" calcext:value-type="float">
            <text:p>87.80315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6.43" calcext:value-type="float">
            <text:p>1256.43</text:p>
          </table:table-cell>
          <table:table-cell office:value-type="float" office:value="416.9431" calcext:value-type="float">
            <text:p>416.9431</text:p>
          </table:table-cell>
          <table:table-cell office:value-type="float" office:value="0" calcext:value-type="float">
            <text:p>0</text:p>
          </table:table-cell>
          <table:table-cell office:value-type="float" office:value="0.08216429" calcext:value-type="float">
            <text:p>0.08216429</text:p>
          </table:table-cell>
          <table:table-cell office:value-type="float" office:value="0.3022078" calcext:value-type="float">
            <text:p>0.3022078</text:p>
          </table:table-cell>
          <table:table-cell office:value-type="float" office:value="0.3029653" calcext:value-type="float">
            <text:p>0.3029653</text:p>
          </table:table-cell>
          <table:table-cell office:value-type="float" office:value="0.3041291" calcext:value-type="float">
            <text:p>0.3041291</text:p>
          </table:table-cell>
          <table:table-cell office:value-type="float" office:value="0.3053355" calcext:value-type="float">
            <text:p>0.3053355</text:p>
          </table:table-cell>
          <table:table-cell office:value-type="float" office:value="0.3067495" calcext:value-type="float">
            <text:p>0.3067495</text:p>
          </table:table-cell>
          <table:table-cell office:value-type="float" office:value="0.3537822" calcext:value-type="float">
            <text:p>0.3537822</text:p>
          </table:table-cell>
          <table:table-cell office:value-type="float" office:value="0.3631212" calcext:value-type="float">
            <text:p>0.3631212</text:p>
          </table:table-cell>
          <table:table-cell office:value-type="float" office:value="0.387907" calcext:value-type="float">
            <text:p>0.387907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127E-015" calcext:value-type="float">
            <text:p>1.976127E-15</text:p>
          </table:table-cell>
          <table:table-cell office:value-type="float" office:value="1.966356E-015" calcext:value-type="float">
            <text:p>1.966356E-15</text:p>
          </table:table-cell>
          <table:table-cell office:value-type="float" office:value="9.930685E-016" calcext:value-type="float">
            <text:p>9.930685E-16</text:p>
          </table:table-cell>
          <table:table-cell office:value-type="float" office:value="9.762064E-016" calcext:value-type="float">
            <text:p>9.762064E-16</text:p>
          </table:table-cell>
          <table:table-cell office:value-type="float" office:value="9.242E-016" calcext:value-type="float">
            <text:p>9.24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.29711" calcext:value-type="float">
            <text:p>-57.29711</text:p>
          </table:table-cell>
          <table:table-cell office:value-type="float" office:value="-0.01811047" calcext:value-type="float">
            <text:p>-0.01811047</text:p>
          </table:table-cell>
          <table:table-cell office:value-type="float" office:value="-0.01780342" calcext:value-type="float">
            <text:p>-0.01780342</text:p>
          </table:table-cell>
          <table:table-cell office:value-type="float" office:value="-0.01735451" calcext:value-type="float">
            <text:p>-0.01735451</text:p>
          </table:table-cell>
          <table:table-cell office:value-type="float" office:value="-0.01688842" calcext:value-type="float">
            <text:p>-0.01688842</text:p>
          </table:table-cell>
          <table:table-cell office:value-type="float" office:value="-0.01635314" calcext:value-type="float">
            <text:p>-0.01635314</text:p>
          </table:table-cell>
          <table:table-cell office:value-type="float" office:value="-0.01531729" calcext:value-type="float">
            <text:p>-0.01531729</text:p>
          </table:table-cell>
          <table:table-cell office:value-type="float" office:value="-0.01317139" calcext:value-type="float">
            <text:p>-0.01317139</text:p>
          </table:table-cell>
          <table:table-cell office:value-type="float" office:value="-0.007002779" calcext:value-type="float">
            <text:p>-0.007002779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415.56" calcext:value-type="float">
            <text:p>1415.56</text:p>
          </table:table-cell>
          <table:table-cell office:value-type="float" office:value="0" calcext:value-type="float">
            <text:p>0</text:p>
          </table:table-cell>
          <table:table-cell office:value-type="float" office:value="-29.58149" calcext:value-type="float">
            <text:p>-29.58149</text:p>
          </table:table-cell>
          <table:table-cell office:value-type="float" office:value="0.000219894" calcext:value-type="float">
            <text:p>0.00021989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593.3594" calcext:value-type="float">
            <text:p>593.3594</text:p>
          </table:table-cell>
          <table:table-cell office:value-type="float" office:value="88.93313" calcext:value-type="float">
            <text:p>88.93313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76.413" calcext:value-type="float">
            <text:p>1276.413</text:p>
          </table:table-cell>
          <table:table-cell office:value-type="float" office:value="419.1304" calcext:value-type="float">
            <text:p>419.1304</text:p>
          </table:table-cell>
          <table:table-cell office:value-type="float" office:value="0" calcext:value-type="float">
            <text:p>0</text:p>
          </table:table-cell>
          <table:table-cell office:value-type="float" office:value="0.409753" calcext:value-type="float">
            <text:p>0.409753</text:p>
          </table:table-cell>
          <table:table-cell office:value-type="float" office:value="0.4100437" calcext:value-type="float">
            <text:p>0.4100437</text:p>
          </table:table-cell>
          <table:table-cell office:value-type="float" office:value="0.4173529" calcext:value-type="float">
            <text:p>0.4173529</text:p>
          </table:table-cell>
          <table:table-cell office:value-type="float" office:value="0.4259287" calcext:value-type="float">
            <text:p>0.4259287</text:p>
          </table:table-cell>
          <table:table-cell office:value-type="float" office:value="0.3273593" calcext:value-type="float">
            <text:p>0.3273593</text:p>
          </table:table-cell>
          <table:table-cell office:value-type="float" office:value="0.314923" calcext:value-type="float">
            <text:p>0.314923</text:p>
          </table:table-cell>
          <table:table-cell office:value-type="float" office:value="0.3784781" calcext:value-type="float">
            <text:p>0.3784781</text:p>
          </table:table-cell>
          <table:table-cell office:value-type="float" office:value="0.3633355" calcext:value-type="float">
            <text:p>0.3633355</text:p>
          </table:table-cell>
          <table:table-cell office:value-type="float" office:value="0.3875765" calcext:value-type="float">
            <text:p>0.3875765</text:p>
          </table:table-cell>
          <table:table-cell office:value-type="float" office:value="0.4135827" calcext:value-type="float">
            <text:p>0.4135827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368E-015" calcext:value-type="float">
            <text:p>1.976368E-15</text:p>
          </table:table-cell>
          <table:table-cell office:value-type="float" office:value="1.966267E-015" calcext:value-type="float">
            <text:p>1.966267E-15</text:p>
          </table:table-cell>
          <table:table-cell office:value-type="float" office:value="9.93061E-016" calcext:value-type="float">
            <text:p>9.93061E-16</text:p>
          </table:table-cell>
          <table:table-cell office:value-type="float" office:value="9.761988E-016" calcext:value-type="float">
            <text:p>9.761988E-16</text:p>
          </table:table-cell>
          <table:table-cell office:value-type="float" office:value="9.24195E-016" calcext:value-type="float">
            <text:p>9.2419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089217" calcext:value-type="float">
            <text:p>-0.002089217</text:p>
          </table:table-cell>
          <table:table-cell office:value-type="float" office:value="-0.002101133" calcext:value-type="float">
            <text:p>-0.002101133</text:p>
          </table:table-cell>
          <table:table-cell office:value-type="float" office:value="-0.001869901" calcext:value-type="float">
            <text:p>-0.001869901</text:p>
          </table:table-cell>
          <table:table-cell office:value-type="float" office:value="-0.001670239" calcext:value-type="float">
            <text:p>-0.001670239</text:p>
          </table:table-cell>
          <table:table-cell office:value-type="float" office:value="-0.01096098" calcext:value-type="float">
            <text:p>-0.01096098</text:p>
          </table:table-cell>
          <table:table-cell office:value-type="float" office:value="-0.0138343" calcext:value-type="float">
            <text:p>-0.0138343</text:p>
          </table:table-cell>
          <table:table-cell office:value-type="float" office:value="-0.007925096" calcext:value-type="float">
            <text:p>-0.007925096</text:p>
          </table:table-cell>
          <table:table-cell office:value-type="float" office:value="-0.01310613" calcext:value-type="float">
            <text:p>-0.01310613</text:p>
          </table:table-cell>
          <table:table-cell office:value-type="float" office:value="-0.007060429" calcext:value-type="float">
            <text:p>-0.007060429</text:p>
          </table:table-cell>
          <table:table-cell office:value-type="float" office:value="-0.003796142" calcext:value-type="float">
            <text:p>-0.003796142</text:p>
          </table:table-cell>
          <table:table-cell office:value-type="float" office:value="1421.613" calcext:value-type="float">
            <text:p>1421.613</text:p>
          </table:table-cell>
          <table:table-cell office:value-type="float" office:value="0" calcext:value-type="float">
            <text:p>0</text:p>
          </table:table-cell>
          <table:table-cell office:value-type="float" office:value="-0.002258218" calcext:value-type="float">
            <text:p>-0.002258218</text:p>
          </table:table-cell>
          <table:table-cell office:value-type="float" office:value="0.0002084151" calcext:value-type="float">
            <text:p>0.000208415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0238" calcext:value-type="float">
            <text:p>-1.2302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594.8593" calcext:value-type="float">
            <text:p>594.8593</text:p>
          </table:table-cell>
          <table:table-cell office:value-type="float" office:value="92.68095" calcext:value-type="float">
            <text:p>92.68095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68.815" calcext:value-type="float">
            <text:p>1268.815</text:p>
          </table:table-cell>
          <table:table-cell office:value-type="float" office:value="424.4807" calcext:value-type="float">
            <text:p>424.4807</text:p>
          </table:table-cell>
          <table:table-cell office:value-type="float" office:value="0" calcext:value-type="float">
            <text:p>0</text:p>
          </table:table-cell>
          <table:table-cell office:value-type="float" office:value="0.1935421" calcext:value-type="float">
            <text:p>0.1935421</text:p>
          </table:table-cell>
          <table:table-cell office:value-type="float" office:value="0.3412672" calcext:value-type="float">
            <text:p>0.3412672</text:p>
          </table:table-cell>
          <table:table-cell office:value-type="float" office:value="0.3433702" calcext:value-type="float">
            <text:p>0.3433702</text:p>
          </table:table-cell>
          <table:table-cell office:value-type="float" office:value="0.3457848" calcext:value-type="float">
            <text:p>0.3457848</text:p>
          </table:table-cell>
          <table:table-cell office:value-type="float" office:value="0.3473452" calcext:value-type="float">
            <text:p>0.3473452</text:p>
          </table:table-cell>
          <table:table-cell office:value-type="float" office:value="0.348209" calcext:value-type="float">
            <text:p>0.348209</text:p>
          </table:table-cell>
          <table:table-cell office:value-type="float" office:value="0.3807259" calcext:value-type="float">
            <text:p>0.3807259</text:p>
          </table:table-cell>
          <table:table-cell office:value-type="float" office:value="0.3651883" calcext:value-type="float">
            <text:p>0.3651883</text:p>
          </table:table-cell>
          <table:table-cell office:value-type="float" office:value="0.3876846" calcext:value-type="float">
            <text:p>0.3876846</text:p>
          </table:table-cell>
          <table:table-cell office:value-type="float" office:value="0.4139325" calcext:value-type="float">
            <text:p>0.4139325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617E-015" calcext:value-type="float">
            <text:p>1.976617E-15</text:p>
          </table:table-cell>
          <table:table-cell office:value-type="float" office:value="1.96617E-015" calcext:value-type="float">
            <text:p>1.96617E-15</text:p>
          </table:table-cell>
          <table:table-cell office:value-type="float" office:value="9.930514E-016" calcext:value-type="float">
            <text:p>9.930514E-16</text:p>
          </table:table-cell>
          <table:table-cell office:value-type="float" office:value="9.761922E-016" calcext:value-type="float">
            <text:p>9.761922E-16</text:p>
          </table:table-cell>
          <table:table-cell office:value-type="float" office:value="9.24191E-016" calcext:value-type="float">
            <text:p>9.2419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944431" calcext:value-type="float">
            <text:p>-0.2944431</text:p>
          </table:table-cell>
          <table:table-cell office:value-type="float" office:value="-0.007751573" calcext:value-type="float">
            <text:p>-0.007751573</text:p>
          </table:table-cell>
          <table:table-cell office:value-type="float" office:value="-0.007433945" calcext:value-type="float">
            <text:p>-0.007433945</text:p>
          </table:table-cell>
          <table:table-cell office:value-type="float" office:value="-0.007097773" calcext:value-type="float">
            <text:p>-0.007097773</text:p>
          </table:table-cell>
          <table:table-cell office:value-type="float" office:value="-0.006885088" calcext:value-type="float">
            <text:p>-0.006885088</text:p>
          </table:table-cell>
          <table:table-cell office:value-type="float" office:value="-0.006767028" calcext:value-type="float">
            <text:p>-0.006767028</text:p>
          </table:table-cell>
          <table:table-cell office:value-type="float" office:value="-0.00755474" calcext:value-type="float">
            <text:p>-0.00755474</text:p>
          </table:table-cell>
          <table:table-cell office:value-type="float" office:value="-0.01247966" calcext:value-type="float">
            <text:p>-0.01247966</text:p>
          </table:table-cell>
          <table:table-cell office:value-type="float" office:value="-0.007041765" calcext:value-type="float">
            <text:p>-0.007041765</text:p>
          </table:table-cell>
          <table:table-cell office:value-type="float" office:value="-0.003765474" calcext:value-type="float">
            <text:p>-0.003765474</text:p>
          </table:table-cell>
          <table:table-cell office:value-type="float" office:value="1430.724" calcext:value-type="float">
            <text:p>1430.724</text:p>
          </table:table-cell>
          <table:table-cell office:value-type="float" office:value="0" calcext:value-type="float">
            <text:p>0</text:p>
          </table:table-cell>
          <table:table-cell office:value-type="float" office:value="-0.2782978" calcext:value-type="float">
            <text:p>-0.2782978</text:p>
          </table:table-cell>
          <table:table-cell office:value-type="float" office:value="0.0001916429" calcext:value-type="float">
            <text:p>0.000191642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606" calcext:value-type="float">
            <text:p>-1.2286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594.8593" calcext:value-type="float">
            <text:p>594.8593</text:p>
          </table:table-cell>
          <table:table-cell office:value-type="float" office:value="93.8075" calcext:value-type="float">
            <text:p>93.8075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63.507" calcext:value-type="float">
            <text:p>1263.507</text:p>
          </table:table-cell>
          <table:table-cell office:value-type="float" office:value="428.662" calcext:value-type="float">
            <text:p>428.662</text:p>
          </table:table-cell>
          <table:table-cell office:value-type="float" office:value="0" calcext:value-type="float">
            <text:p>0</text:p>
          </table:table-cell>
          <table:table-cell office:value-type="float" office:value="0.08823392" calcext:value-type="float">
            <text:p>0.08823392</text:p>
          </table:table-cell>
          <table:table-cell office:value-type="float" office:value="0.3223683" calcext:value-type="float">
            <text:p>0.3223683</text:p>
          </table:table-cell>
          <table:table-cell office:value-type="float" office:value="0.3237419" calcext:value-type="float">
            <text:p>0.3237419</text:p>
          </table:table-cell>
          <table:table-cell office:value-type="float" office:value="0.3260199" calcext:value-type="float">
            <text:p>0.3260199</text:p>
          </table:table-cell>
          <table:table-cell office:value-type="float" office:value="0.3283492" calcext:value-type="float">
            <text:p>0.3283492</text:p>
          </table:table-cell>
          <table:table-cell office:value-type="float" office:value="0.330877" calcext:value-type="float">
            <text:p>0.330877</text:p>
          </table:table-cell>
          <table:table-cell office:value-type="float" office:value="0.3745643" calcext:value-type="float">
            <text:p>0.3745643</text:p>
          </table:table-cell>
          <table:table-cell office:value-type="float" office:value="0.3665369" calcext:value-type="float">
            <text:p>0.3665369</text:p>
          </table:table-cell>
          <table:table-cell office:value-type="float" office:value="0.3878489" calcext:value-type="float">
            <text:p>0.3878489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1" calcext:value-type="float">
            <text:p>0.510709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899E-015" calcext:value-type="float">
            <text:p>1.976899E-15</text:p>
          </table:table-cell>
          <table:table-cell office:value-type="float" office:value="1.966064E-015" calcext:value-type="float">
            <text:p>1.966064E-15</text:p>
          </table:table-cell>
          <table:table-cell office:value-type="float" office:value="9.93041E-016" calcext:value-type="float">
            <text:p>9.93041E-16</text:p>
          </table:table-cell>
          <table:table-cell office:value-type="float" office:value="9.761858E-016" calcext:value-type="float">
            <text:p>9.761858E-16</text:p>
          </table:table-cell>
          <table:table-cell office:value-type="float" office:value="9.241857E-016" calcext:value-type="float">
            <text:p>9.24185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35058" calcext:value-type="float">
            <text:p>-36.35058</text:p>
          </table:table-cell>
          <table:table-cell office:value-type="float" office:value="-0.01153858" calcext:value-type="float">
            <text:p>-0.01153858</text:p>
          </table:table-cell>
          <table:table-cell office:value-type="float" office:value="-0.01120904" calcext:value-type="float">
            <text:p>-0.01120904</text:p>
          </table:table-cell>
          <table:table-cell office:value-type="float" office:value="-0.01069496" calcext:value-type="float">
            <text:p>-0.01069496</text:p>
          </table:table-cell>
          <table:table-cell office:value-type="float" office:value="-0.01018321" calcext:value-type="float">
            <text:p>-0.01018321</text:p>
          </table:table-cell>
          <table:table-cell office:value-type="float" office:value="-0.009653044" calcext:value-type="float">
            <text:p>-0.009653044</text:p>
          </table:table-cell>
          <table:table-cell office:value-type="float" office:value="-0.008818684" calcext:value-type="float">
            <text:p>-0.008818684</text:p>
          </table:table-cell>
          <table:table-cell office:value-type="float" office:value="-0.01204242" calcext:value-type="float">
            <text:p>-0.01204242</text:p>
          </table:table-cell>
          <table:table-cell office:value-type="float" office:value="-0.007013249" calcext:value-type="float">
            <text:p>-0.007013249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438.508" calcext:value-type="float">
            <text:p>1438.508</text:p>
          </table:table-cell>
          <table:table-cell office:value-type="float" office:value="0" calcext:value-type="float">
            <text:p>0</text:p>
          </table:table-cell>
          <table:table-cell office:value-type="float" office:value="-21.02664" calcext:value-type="float">
            <text:p>-21.02664</text:p>
          </table:table-cell>
          <table:table-cell office:value-type="float" office:value="0.0001799224" calcext:value-type="float">
            <text:p>0.000179922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595.4594" calcext:value-type="float">
            <text:p>595.4594</text:p>
          </table:table-cell>
          <table:table-cell office:value-type="float" office:value="93.8437" calcext:value-type="float">
            <text:p>93.8437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61.17" calcext:value-type="float">
            <text:p>1261.17</text:p>
          </table:table-cell>
          <table:table-cell office:value-type="float" office:value="431.562" calcext:value-type="float">
            <text:p>431.562</text:p>
          </table:table-cell>
          <table:table-cell office:value-type="float" office:value="0" calcext:value-type="float">
            <text:p>0</text:p>
          </table:table-cell>
          <table:table-cell office:value-type="float" office:value="0.1375952" calcext:value-type="float">
            <text:p>0.1375952</text:p>
          </table:table-cell>
          <table:table-cell office:value-type="float" office:value="0.3115448" calcext:value-type="float">
            <text:p>0.3115448</text:p>
          </table:table-cell>
          <table:table-cell office:value-type="float" office:value="0.3126494" calcext:value-type="float">
            <text:p>0.3126494</text:p>
          </table:table-cell>
          <table:table-cell office:value-type="float" office:value="0.3146892" calcext:value-type="float">
            <text:p>0.3146892</text:p>
          </table:table-cell>
          <table:table-cell office:value-type="float" office:value="0.3170083" calcext:value-type="float">
            <text:p>0.3170083</text:p>
          </table:table-cell>
          <table:table-cell office:value-type="float" office:value="0.3196818" calcext:value-type="float">
            <text:p>0.3196818</text:p>
          </table:table-cell>
          <table:table-cell office:value-type="float" office:value="0.366563" calcext:value-type="float">
            <text:p>0.366563</text:p>
          </table:table-cell>
          <table:table-cell office:value-type="float" office:value="0.3668676" calcext:value-type="float">
            <text:p>0.3668676</text:p>
          </table:table-cell>
          <table:table-cell office:value-type="float" office:value="0.388018" calcext:value-type="float">
            <text:p>0.388018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248E-015" calcext:value-type="float">
            <text:p>1.977248E-15</text:p>
          </table:table-cell>
          <table:table-cell office:value-type="float" office:value="1.965933E-015" calcext:value-type="float">
            <text:p>1.965933E-15</text:p>
          </table:table-cell>
          <table:table-cell office:value-type="float" office:value="9.930249E-016" calcext:value-type="float">
            <text:p>9.930249E-16</text:p>
          </table:table-cell>
          <table:table-cell office:value-type="float" office:value="9.761773E-016" calcext:value-type="float">
            <text:p>9.761773E-16</text:p>
          </table:table-cell>
          <table:table-cell office:value-type="float" office:value="9.241802E-016" calcext:value-type="float">
            <text:p>9.24180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346535" calcext:value-type="float">
            <text:p>-4.346535</text:p>
          </table:table-cell>
          <table:table-cell office:value-type="float" office:value="-0.0146411" calcext:value-type="float">
            <text:p>-0.0146411</text:p>
          </table:table-cell>
          <table:table-cell office:value-type="float" office:value="-0.0142943" calcext:value-type="float">
            <text:p>-0.0142943</text:p>
          </table:table-cell>
          <table:table-cell office:value-type="float" office:value="-0.01368184" calcext:value-type="float">
            <text:p>-0.01368184</text:p>
          </table:table-cell>
          <table:table-cell office:value-type="float" office:value="-0.01300466" calcext:value-type="float">
            <text:p>-0.01300466</text:p>
          </table:table-cell>
          <table:table-cell office:value-type="float" office:value="-0.0122648" calcext:value-type="float">
            <text:p>-0.0122648</text:p>
          </table:table-cell>
          <table:table-cell office:value-type="float" office:value="-0.01086485" calcext:value-type="float">
            <text:p>-0.01086485</text:p>
          </table:table-cell>
          <table:table-cell office:value-type="float" office:value="-0.0119356" calcext:value-type="float">
            <text:p>-0.0119356</text:p>
          </table:table-cell>
          <table:table-cell office:value-type="float" office:value="-0.006983965" calcext:value-type="float">
            <text:p>-0.006983965</text:p>
          </table:table-cell>
          <table:table-cell office:value-type="float" office:value="-0.003763408" calcext:value-type="float">
            <text:p>-0.003763408</text:p>
          </table:table-cell>
          <table:table-cell office:value-type="float" office:value="1444.98" calcext:value-type="float">
            <text:p>1444.98</text:p>
          </table:table-cell>
          <table:table-cell office:value-type="float" office:value="0" calcext:value-type="float">
            <text:p>0</text:p>
          </table:table-cell>
          <table:table-cell office:value-type="float" office:value="-0.3446451" calcext:value-type="float">
            <text:p>-0.3446451</text:p>
          </table:table-cell>
          <table:table-cell office:value-type="float" office:value="0.0001750544" calcext:value-type="float">
            <text:p>0.000175054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596.0593" calcext:value-type="float">
            <text:p>596.0593</text:p>
          </table:table-cell>
          <table:table-cell office:value-type="float" office:value="95.0705" calcext:value-type="float">
            <text:p>95.0705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8.693" calcext:value-type="float">
            <text:p>1258.693</text:p>
          </table:table-cell>
          <table:table-cell office:value-type="float" office:value="433.4102" calcext:value-type="float">
            <text:p>433.4102</text:p>
          </table:table-cell>
          <table:table-cell office:value-type="float" office:value="0" calcext:value-type="float">
            <text:p>0</text:p>
          </table:table-cell>
          <table:table-cell office:value-type="float" office:value="0.08174466" calcext:value-type="float">
            <text:p>0.08174466</text:p>
          </table:table-cell>
          <table:table-cell office:value-type="float" office:value="0.3055564" calcext:value-type="float">
            <text:p>0.3055564</text:p>
          </table:table-cell>
          <table:table-cell office:value-type="float" office:value="0.3064649" calcext:value-type="float">
            <text:p>0.3064649</text:p>
          </table:table-cell>
          <table:table-cell office:value-type="float" office:value="0.3082587" calcext:value-type="float">
            <text:p>0.3082587</text:p>
          </table:table-cell>
          <table:table-cell office:value-type="float" office:value="0.3103603" calcext:value-type="float">
            <text:p>0.3103603</text:p>
          </table:table-cell>
          <table:table-cell office:value-type="float" office:value="0.3128338" calcext:value-type="float">
            <text:p>0.3128338</text:p>
          </table:table-cell>
          <table:table-cell office:value-type="float" office:value="0.3608774" calcext:value-type="float">
            <text:p>0.3608774</text:p>
          </table:table-cell>
          <table:table-cell office:value-type="float" office:value="0.3665227" calcext:value-type="float">
            <text:p>0.3665227</text:p>
          </table:table-cell>
          <table:table-cell office:value-type="float" office:value="0.388147" calcext:value-type="float">
            <text:p>0.38814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612E-015" calcext:value-type="float">
            <text:p>1.977612E-15</text:p>
          </table:table-cell>
          <table:table-cell office:value-type="float" office:value="1.965795E-015" calcext:value-type="float">
            <text:p>1.965795E-15</text:p>
          </table:table-cell>
          <table:table-cell office:value-type="float" office:value="9.930075E-016" calcext:value-type="float">
            <text:p>9.930075E-16</text:p>
          </table:table-cell>
          <table:table-cell office:value-type="float" office:value="9.761686E-016" calcext:value-type="float">
            <text:p>9.761686E-16</text:p>
          </table:table-cell>
          <table:table-cell office:value-type="float" office:value="9.241751E-016" calcext:value-type="float">
            <text:p>9.24175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9.46624" calcext:value-type="float">
            <text:p>-59.46624</text:p>
          </table:table-cell>
          <table:table-cell office:value-type="float" office:value="-0.01677125" calcext:value-type="float">
            <text:p>-0.01677125</text:p>
          </table:table-cell>
          <table:table-cell office:value-type="float" office:value="-0.01643371" calcext:value-type="float">
            <text:p>-0.01643371</text:p>
          </table:table-cell>
          <table:table-cell office:value-type="float" office:value="-0.01579871" calcext:value-type="float">
            <text:p>-0.01579871</text:p>
          </table:table-cell>
          <table:table-cell office:value-type="float" office:value="-0.01507348" calcext:value-type="float">
            <text:p>-0.01507348</text:p>
          </table:table-cell>
          <table:table-cell office:value-type="float" office:value="-0.01426129" calcext:value-type="float">
            <text:p>-0.01426129</text:p>
          </table:table-cell>
          <table:table-cell office:value-type="float" office:value="-0.01263696" calcext:value-type="float">
            <text:p>-0.01263696</text:p>
          </table:table-cell>
          <table:table-cell office:value-type="float" office:value="-0.01204233" calcext:value-type="float">
            <text:p>-0.01204233</text:p>
          </table:table-cell>
          <table:table-cell office:value-type="float" office:value="-0.006961648" calcext:value-type="float">
            <text:p>-0.006961648</text:p>
          </table:table-cell>
          <table:table-cell office:value-type="float" office:value="-0.003763393" calcext:value-type="float">
            <text:p>-0.003763393</text:p>
          </table:table-cell>
          <table:table-cell office:value-type="float" office:value="1450.39" calcext:value-type="float">
            <text:p>1450.39</text:p>
          </table:table-cell>
          <table:table-cell office:value-type="float" office:value="0" calcext:value-type="float">
            <text:p>0</text:p>
          </table:table-cell>
          <table:table-cell office:value-type="float" office:value="-34.00068" calcext:value-type="float">
            <text:p>-34.00068</text:p>
          </table:table-cell>
          <table:table-cell office:value-type="float" office:value="0.0001648711" calcext:value-type="float">
            <text:p>0.000164871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596.0593" calcext:value-type="float">
            <text:p>596.0593</text:p>
          </table:table-cell>
          <table:table-cell office:value-type="float" office:value="95.0238" calcext:value-type="float">
            <text:p>95.0238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7.606" calcext:value-type="float">
            <text:p>1257.606</text:p>
          </table:table-cell>
          <table:table-cell office:value-type="float" office:value="434.5438" calcext:value-type="float">
            <text:p>434.5438</text:p>
          </table:table-cell>
          <table:table-cell office:value-type="float" office:value="0" calcext:value-type="float">
            <text:p>0</text:p>
          </table:table-cell>
          <table:table-cell office:value-type="float" office:value="0.08556535" calcext:value-type="float">
            <text:p>0.08556535</text:p>
          </table:table-cell>
          <table:table-cell office:value-type="float" office:value="0.3025078" calcext:value-type="float">
            <text:p>0.3025078</text:p>
          </table:table-cell>
          <table:table-cell office:value-type="float" office:value="0.3033326" calcext:value-type="float">
            <text:p>0.3033326</text:p>
          </table:table-cell>
          <table:table-cell office:value-type="float" office:value="0.3049038" calcext:value-type="float">
            <text:p>0.3049038</text:p>
          </table:table-cell>
          <table:table-cell office:value-type="float" office:value="0.3067292" calcext:value-type="float">
            <text:p>0.3067292</text:p>
          </table:table-cell>
          <table:table-cell office:value-type="float" office:value="0.3089377" calcext:value-type="float">
            <text:p>0.3089377</text:p>
          </table:table-cell>
          <table:table-cell office:value-type="float" office:value="0.3572604" calcext:value-type="float">
            <text:p>0.3572604</text:p>
          </table:table-cell>
          <table:table-cell office:value-type="float" office:value="0.3658693" calcext:value-type="float">
            <text:p>0.3658693</text:p>
          </table:table-cell>
          <table:table-cell office:value-type="float" office:value="0.3882211" calcext:value-type="float">
            <text:p>0.3882211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992E-015" calcext:value-type="float">
            <text:p>1.977992E-15</text:p>
          </table:table-cell>
          <table:table-cell office:value-type="float" office:value="1.965649E-015" calcext:value-type="float">
            <text:p>1.965649E-15</text:p>
          </table:table-cell>
          <table:table-cell office:value-type="float" office:value="9.929904E-016" calcext:value-type="float">
            <text:p>9.929904E-16</text:p>
          </table:table-cell>
          <table:table-cell office:value-type="float" office:value="9.76158E-016" calcext:value-type="float">
            <text:p>9.76158E-16</text:p>
          </table:table-cell>
          <table:table-cell office:value-type="float" office:value="9.241703E-016" calcext:value-type="float">
            <text:p>9.24170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21041" calcext:value-type="float">
            <text:p>-45.21041</text:p>
          </table:table-cell>
          <table:table-cell office:value-type="float" office:value="-0.01798726" calcext:value-type="float">
            <text:p>-0.01798726</text:p>
          </table:table-cell>
          <table:table-cell office:value-type="float" office:value="-0.01765614" calcext:value-type="float">
            <text:p>-0.01765614</text:p>
          </table:table-cell>
          <table:table-cell office:value-type="float" office:value="-0.0170514" calcext:value-type="float">
            <text:p>-0.0170514</text:p>
          </table:table-cell>
          <table:table-cell office:value-type="float" office:value="-0.01636143" calcext:value-type="float">
            <text:p>-0.01636143</text:p>
          </table:table-cell>
          <table:table-cell office:value-type="float" office:value="-0.01556254" calcext:value-type="float">
            <text:p>-0.01556254</text:p>
          </table:table-cell>
          <table:table-cell office:value-type="float" office:value="-0.01393212" calcext:value-type="float">
            <text:p>-0.01393212</text:p>
          </table:table-cell>
          <table:table-cell office:value-type="float" office:value="-0.01224987" calcext:value-type="float">
            <text:p>-0.01224987</text:p>
          </table:table-cell>
          <table:table-cell office:value-type="float" office:value="-0.006948823" calcext:value-type="float">
            <text:p>-0.006948823</text:p>
          </table:table-cell>
          <table:table-cell office:value-type="float" office:value="-0.003763415" calcext:value-type="float">
            <text:p>-0.003763415</text:p>
          </table:table-cell>
          <table:table-cell office:value-type="float" office:value="1455.086" calcext:value-type="float">
            <text:p>1455.086</text:p>
          </table:table-cell>
          <table:table-cell office:value-type="float" office:value="0" calcext:value-type="float">
            <text:p>0</text:p>
          </table:table-cell>
          <table:table-cell office:value-type="float" office:value="-22.83512" calcext:value-type="float">
            <text:p>-22.83512</text:p>
          </table:table-cell>
          <table:table-cell office:value-type="float" office:value="0.0001617697" calcext:value-type="float">
            <text:p>0.000161769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596.0593" calcext:value-type="float">
            <text:p>596.0593</text:p>
          </table:table-cell>
          <table:table-cell office:value-type="float" office:value="95.03427" calcext:value-type="float">
            <text:p>95.03427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6.894" calcext:value-type="float">
            <text:p>1256.894</text:p>
          </table:table-cell>
          <table:table-cell office:value-type="float" office:value="435.2481" calcext:value-type="float">
            <text:p>435.2481</text:p>
          </table:table-cell>
          <table:table-cell office:value-type="float" office:value="0" calcext:value-type="float">
            <text:p>0</text:p>
          </table:table-cell>
          <table:table-cell office:value-type="float" office:value="0.08402066" calcext:value-type="float">
            <text:p>0.08402066</text:p>
          </table:table-cell>
          <table:table-cell office:value-type="float" office:value="0.3009679" calcext:value-type="float">
            <text:p>0.3009679</text:p>
          </table:table-cell>
          <table:table-cell office:value-type="float" office:value="0.3017368" calcext:value-type="float">
            <text:p>0.3017368</text:p>
          </table:table-cell>
          <table:table-cell office:value-type="float" office:value="0.3031726" calcext:value-type="float">
            <text:p>0.3031726</text:p>
          </table:table-cell>
          <table:table-cell office:value-type="float" office:value="0.3048405" calcext:value-type="float">
            <text:p>0.3048405</text:p>
          </table:table-cell>
          <table:table-cell office:value-type="float" office:value="0.3068191" calcext:value-type="float">
            <text:p>0.3068191</text:p>
          </table:table-cell>
          <table:table-cell office:value-type="float" office:value="0.3550695" calcext:value-type="float">
            <text:p>0.3550695</text:p>
          </table:table-cell>
          <table:table-cell office:value-type="float" office:value="0.3651506" calcext:value-type="float">
            <text:p>0.3651506</text:p>
          </table:table-cell>
          <table:table-cell office:value-type="float" office:value="0.3882329" calcext:value-type="float">
            <text:p>0.3882329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378E-015" calcext:value-type="float">
            <text:p>1.978378E-15</text:p>
          </table:table-cell>
          <table:table-cell office:value-type="float" office:value="1.965501E-015" calcext:value-type="float">
            <text:p>1.965501E-15</text:p>
          </table:table-cell>
          <table:table-cell office:value-type="float" office:value="9.929734E-016" calcext:value-type="float">
            <text:p>9.929734E-16</text:p>
          </table:table-cell>
          <table:table-cell office:value-type="float" office:value="9.761463E-016" calcext:value-type="float">
            <text:p>9.761463E-16</text:p>
          </table:table-cell>
          <table:table-cell office:value-type="float" office:value="9.241656E-016" calcext:value-type="float">
            <text:p>9.24165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0.05854" calcext:value-type="float">
            <text:p>-50.05854</text:p>
          </table:table-cell>
          <table:table-cell office:value-type="float" office:value="-0.01864363" calcext:value-type="float">
            <text:p>-0.01864363</text:p>
          </table:table-cell>
          <table:table-cell office:value-type="float" office:value="-0.01831907" calcext:value-type="float">
            <text:p>-0.01831907</text:p>
          </table:table-cell>
          <table:table-cell office:value-type="float" office:value="-0.01774224" calcext:value-type="float">
            <text:p>-0.01774224</text:p>
          </table:table-cell>
          <table:table-cell office:value-type="float" office:value="-0.01708192" calcext:value-type="float">
            <text:p>-0.01708192</text:p>
          </table:table-cell>
          <table:table-cell office:value-type="float" office:value="-0.01632783" calcext:value-type="float">
            <text:p>-0.01632783</text:p>
          </table:table-cell>
          <table:table-cell office:value-type="float" office:value="-0.01478676" calcext:value-type="float">
            <text:p>-0.01478676</text:p>
          </table:table-cell>
          <table:table-cell office:value-type="float" office:value="-0.01248338" calcext:value-type="float">
            <text:p>-0.01248338</text:p>
          </table:table-cell>
          <table:table-cell office:value-type="float" office:value="-0.006946709" calcext:value-type="float">
            <text:p>-0.006946709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459.342" calcext:value-type="float">
            <text:p>1459.342</text:p>
          </table:table-cell>
          <table:table-cell office:value-type="float" office:value="0" calcext:value-type="float">
            <text:p>0</text:p>
          </table:table-cell>
          <table:table-cell office:value-type="float" office:value="-29.00848" calcext:value-type="float">
            <text:p>-29.00848</text:p>
          </table:table-cell>
          <table:table-cell office:value-type="float" office:value="0.0001588494" calcext:value-type="float">
            <text:p>0.000158849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605.3593" calcext:value-type="float">
            <text:p>605.3593</text:p>
          </table:table-cell>
          <table:table-cell office:value-type="float" office:value="98.89046" calcext:value-type="float">
            <text:p>98.89046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60.01" calcext:value-type="float">
            <text:p>1260.01</text:p>
          </table:table-cell>
          <table:table-cell office:value-type="float" office:value="437.5754" calcext:value-type="float">
            <text:p>437.5754</text:p>
          </table:table-cell>
          <table:table-cell office:value-type="float" office:value="0" calcext:value-type="float">
            <text:p>0</text:p>
          </table:table-cell>
          <table:table-cell office:value-type="float" office:value="0.09022699" calcext:value-type="float">
            <text:p>0.09022699</text:p>
          </table:table-cell>
          <table:table-cell office:value-type="float" office:value="0.3227833" calcext:value-type="float">
            <text:p>0.3227833</text:p>
          </table:table-cell>
          <table:table-cell office:value-type="float" office:value="0.3233248" calcext:value-type="float">
            <text:p>0.3233248</text:p>
          </table:table-cell>
          <table:table-cell office:value-type="float" office:value="0.3202398" calcext:value-type="float">
            <text:p>0.3202398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3116119" calcext:value-type="float">
            <text:p>0.3116119</text:p>
          </table:table-cell>
          <table:table-cell office:value-type="float" office:value="0.357173" calcext:value-type="float">
            <text:p>0.357173</text:p>
          </table:table-cell>
          <table:table-cell office:value-type="float" office:value="0.3647671" calcext:value-type="float">
            <text:p>0.3647671</text:p>
          </table:table-cell>
          <table:table-cell office:value-type="float" office:value="0.3881797" calcext:value-type="float">
            <text:p>0.388179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73E-015" calcext:value-type="float">
            <text:p>1.97873E-15</text:p>
          </table:table-cell>
          <table:table-cell office:value-type="float" office:value="1.965368E-015" calcext:value-type="float">
            <text:p>1.965368E-15</text:p>
          </table:table-cell>
          <table:table-cell office:value-type="float" office:value="9.929573E-016" calcext:value-type="float">
            <text:p>9.929573E-16</text:p>
          </table:table-cell>
          <table:table-cell office:value-type="float" office:value="9.761373E-016" calcext:value-type="float">
            <text:p>9.761373E-16</text:p>
          </table:table-cell>
          <table:table-cell office:value-type="float" office:value="9.241616E-016" calcext:value-type="float">
            <text:p>9.24161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07426" calcext:value-type="float">
            <text:p>-32.07426</text:p>
          </table:table-cell>
          <table:table-cell office:value-type="float" office:value="-0.01140654" calcext:value-type="float">
            <text:p>-0.01140654</text:p>
          </table:table-cell>
          <table:table-cell office:value-type="float" office:value="-0.01128217" calcext:value-type="float">
            <text:p>-0.01128217</text:p>
          </table:table-cell>
          <table:table-cell office:value-type="float" office:value="-0.0121034" calcext:value-type="float">
            <text:p>-0.0121034</text:p>
          </table:table-cell>
          <table:table-cell office:value-type="float" office:value="-0.01374999" calcext:value-type="float">
            <text:p>-0.01374999</text:p>
          </table:table-cell>
          <table:table-cell office:value-type="float" office:value="-0.01468533" calcext:value-type="float">
            <text:p>-0.01468533</text:p>
          </table:table-cell>
          <table:table-cell office:value-type="float" office:value="-0.0139701" calcext:value-type="float">
            <text:p>-0.0139701</text:p>
          </table:table-cell>
          <table:table-cell office:value-type="float" office:value="-0.01261111" calcext:value-type="float">
            <text:p>-0.01261111</text:p>
          </table:table-cell>
          <table:table-cell office:value-type="float" office:value="-0.006955818" calcext:value-type="float">
            <text:p>-0.006955818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465.307" calcext:value-type="float">
            <text:p>1465.307</text:p>
          </table:table-cell>
          <table:table-cell office:value-type="float" office:value="0" calcext:value-type="float">
            <text:p>0</text:p>
          </table:table-cell>
          <table:table-cell office:value-type="float" office:value="-14.9741" calcext:value-type="float">
            <text:p>-14.9741</text:p>
          </table:table-cell>
          <table:table-cell office:value-type="float" office:value="0.0001505789" calcext:value-type="float">
            <text:p>0.000150578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605.3593" calcext:value-type="float">
            <text:p>605.3593</text:p>
          </table:table-cell>
          <table:table-cell office:value-type="float" office:value="98.96841" calcext:value-type="float">
            <text:p>98.96841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8.048" calcext:value-type="float">
            <text:p>1258.048</text:p>
          </table:table-cell>
          <table:table-cell office:value-type="float" office:value="439.4592" calcext:value-type="float">
            <text:p>439.4592</text:p>
          </table:table-cell>
          <table:table-cell office:value-type="float" office:value="0" calcext:value-type="float">
            <text:p>0</text:p>
          </table:table-cell>
          <table:table-cell office:value-type="float" office:value="0.08266035" calcext:value-type="float">
            <text:p>0.08266035</text:p>
          </table:table-cell>
          <table:table-cell office:value-type="float" office:value="0.308236" calcext:value-type="float">
            <text:p>0.308236</text:p>
          </table:table-cell>
          <table:table-cell office:value-type="float" office:value="0.3090261" calcext:value-type="float">
            <text:p>0.3090261</text:p>
          </table:table-cell>
          <table:table-cell office:value-type="float" office:value="0.3096532" calcext:value-type="float">
            <text:p>0.3096532</text:p>
          </table:table-cell>
          <table:table-cell office:value-type="float" office:value="0.3100157" calcext:value-type="float">
            <text:p>0.3100157</text:p>
          </table:table-cell>
          <table:table-cell office:value-type="float" office:value="0.3106793" calcext:value-type="float">
            <text:p>0.3106793</text:p>
          </table:table-cell>
          <table:table-cell office:value-type="float" office:value="0.3562972" calcext:value-type="float">
            <text:p>0.3562972</text:p>
          </table:table-cell>
          <table:table-cell office:value-type="float" office:value="0.3644021" calcext:value-type="float">
            <text:p>0.3644021</text:p>
          </table:table-cell>
          <table:table-cell office:value-type="float" office:value="0.3881577" calcext:value-type="float">
            <text:p>0.388157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081E-015" calcext:value-type="float">
            <text:p>1.979081E-15</text:p>
          </table:table-cell>
          <table:table-cell office:value-type="float" office:value="1.965235E-015" calcext:value-type="float">
            <text:p>1.965235E-15</text:p>
          </table:table-cell>
          <table:table-cell office:value-type="float" office:value="9.929396E-016" calcext:value-type="float">
            <text:p>9.929396E-16</text:p>
          </table:table-cell>
          <table:table-cell office:value-type="float" office:value="9.761278E-016" calcext:value-type="float">
            <text:p>9.761278E-16</text:p>
          </table:table-cell>
          <table:table-cell office:value-type="float" office:value="9.241587E-016" calcext:value-type="float">
            <text:p>9.24158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43552" calcext:value-type="float">
            <text:p>-55.43552</text:p>
          </table:table-cell>
          <table:table-cell office:value-type="float" office:value="-0.01577215" calcext:value-type="float">
            <text:p>-0.01577215</text:p>
          </table:table-cell>
          <table:table-cell office:value-type="float" office:value="-0.0154994" calcext:value-type="float">
            <text:p>-0.0154994</text:p>
          </table:table-cell>
          <table:table-cell office:value-type="float" office:value="-0.01530453" calcext:value-type="float">
            <text:p>-0.01530453</text:p>
          </table:table-cell>
          <table:table-cell office:value-type="float" office:value="-0.01519056" calcext:value-type="float">
            <text:p>-0.01519056</text:p>
          </table:table-cell>
          <table:table-cell office:value-type="float" office:value="-0.01496798" calcext:value-type="float">
            <text:p>-0.01496798</text:p>
          </table:table-cell>
          <table:table-cell office:value-type="float" office:value="-0.01430596" calcext:value-type="float">
            <text:p>-0.01430596</text:p>
          </table:table-cell>
          <table:table-cell office:value-type="float" office:value="-0.01273304" calcext:value-type="float">
            <text:p>-0.01273304</text:p>
          </table:table-cell>
          <table:table-cell office:value-type="float" office:value="-0.006959574" calcext:value-type="float">
            <text:p>-0.006959574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470.762" calcext:value-type="float">
            <text:p>1470.762</text:p>
          </table:table-cell>
          <table:table-cell office:value-type="float" office:value="0" calcext:value-type="float">
            <text:p>0</text:p>
          </table:table-cell>
          <table:table-cell office:value-type="float" office:value="-28.79532" calcext:value-type="float">
            <text:p>-28.79532</text:p>
          </table:table-cell>
          <table:table-cell office:value-type="float" office:value="0.0001470709" calcext:value-type="float">
            <text:p>0.000147070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17828" calcext:value-type="float">
            <text:p>99.17828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7.072" calcext:value-type="float">
            <text:p>1257.072</text:p>
          </table:table-cell>
          <table:table-cell office:value-type="float" office:value="440.525" calcext:value-type="float">
            <text:p>440.525</text:p>
          </table:table-cell>
          <table:table-cell office:value-type="float" office:value="0" calcext:value-type="float">
            <text:p>0</text:p>
          </table:table-cell>
          <table:table-cell office:value-type="float" office:value="0.09086531" calcext:value-type="float">
            <text:p>0.09086531</text:p>
          </table:table-cell>
          <table:table-cell office:value-type="float" office:value="0.3030511" calcext:value-type="float">
            <text:p>0.3030511</text:p>
          </table:table-cell>
          <table:table-cell office:value-type="float" office:value="0.3038689" calcext:value-type="float">
            <text:p>0.3038689</text:p>
          </table:table-cell>
          <table:table-cell office:value-type="float" office:value="0.3050997" calcext:value-type="float">
            <text:p>0.3050997</text:p>
          </table:table-cell>
          <table:table-cell office:value-type="float" office:value="0.3063658" calcext:value-type="float">
            <text:p>0.3063658</text:p>
          </table:table-cell>
          <table:table-cell office:value-type="float" office:value="0.3078803" calcext:value-type="float">
            <text:p>0.3078803</text:p>
          </table:table-cell>
          <table:table-cell office:value-type="float" office:value="0.3550397" calcext:value-type="float">
            <text:p>0.3550397</text:p>
          </table:table-cell>
          <table:table-cell office:value-type="float" office:value="0.364042" calcext:value-type="float">
            <text:p>0.364042</text:p>
          </table:table-cell>
          <table:table-cell office:value-type="float" office:value="0.3881207" calcext:value-type="float">
            <text:p>0.388120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409E-015" calcext:value-type="float">
            <text:p>1.979409E-15</text:p>
          </table:table-cell>
          <table:table-cell office:value-type="float" office:value="1.965113E-015" calcext:value-type="float">
            <text:p>1.965113E-15</text:p>
          </table:table-cell>
          <table:table-cell office:value-type="float" office:value="9.929255E-016" calcext:value-type="float">
            <text:p>9.929255E-16</text:p>
          </table:table-cell>
          <table:table-cell office:value-type="float" office:value="9.761181E-016" calcext:value-type="float">
            <text:p>9.761181E-16</text:p>
          </table:table-cell>
          <table:table-cell office:value-type="float" office:value="9.241558E-016" calcext:value-type="float">
            <text:p>9.241558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54114" calcext:value-type="float">
            <text:p>-30.54114</text:p>
          </table:table-cell>
          <table:table-cell office:value-type="float" office:value="-0.01776237" calcext:value-type="float">
            <text:p>-0.01776237</text:p>
          </table:table-cell>
          <table:table-cell office:value-type="float" office:value="-0.01743755" calcext:value-type="float">
            <text:p>-0.01743755</text:p>
          </table:table-cell>
          <table:table-cell office:value-type="float" office:value="-0.01697354" calcext:value-type="float">
            <text:p>-0.01697354</text:p>
          </table:table-cell>
          <table:table-cell office:value-type="float" office:value="-0.01649687" calcext:value-type="float">
            <text:p>-0.01649687</text:p>
          </table:table-cell>
          <table:table-cell office:value-type="float" office:value="-0.01593951" calcext:value-type="float">
            <text:p>-0.01593951</text:p>
          </table:table-cell>
          <table:table-cell office:value-type="float" office:value="-0.01480038" calcext:value-type="float">
            <text:p>-0.01480038</text:p>
          </table:table-cell>
          <table:table-cell office:value-type="float" office:value="-0.0128544" calcext:value-type="float">
            <text:p>-0.0128544</text:p>
          </table:table-cell>
          <table:table-cell office:value-type="float" office:value="-0.006965922" calcext:value-type="float">
            <text:p>-0.006965922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475.385" calcext:value-type="float">
            <text:p>1475.385</text:p>
          </table:table-cell>
          <table:table-cell office:value-type="float" office:value="0" calcext:value-type="float">
            <text:p>0</text:p>
          </table:table-cell>
          <table:table-cell office:value-type="float" office:value="-10.53489" calcext:value-type="float">
            <text:p>-10.53489</text:p>
          </table:table-cell>
          <table:table-cell office:value-type="float" office:value="0.000144126" calcext:value-type="float">
            <text:p>0.00014412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33334" calcext:value-type="float">
            <text:p>99.33334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6.32" calcext:value-type="float">
            <text:p>1256.32</text:p>
          </table:table-cell>
          <table:table-cell office:value-type="float" office:value="441.1197" calcext:value-type="float">
            <text:p>441.1197</text:p>
          </table:table-cell>
          <table:table-cell office:value-type="float" office:value="0" calcext:value-type="float">
            <text:p>0</text:p>
          </table:table-cell>
          <table:table-cell office:value-type="float" office:value="0.07607638" calcext:value-type="float">
            <text:p>0.07607638</text:p>
          </table:table-cell>
          <table:table-cell office:value-type="float" office:value="0.3010112" calcext:value-type="float">
            <text:p>0.3010112</text:p>
          </table:table-cell>
          <table:table-cell office:value-type="float" office:value="0.3017743" calcext:value-type="float">
            <text:p>0.3017743</text:p>
          </table:table-cell>
          <table:table-cell office:value-type="float" office:value="0.303077" calcext:value-type="float">
            <text:p>0.303077</text:p>
          </table:table-cell>
          <table:table-cell office:value-type="float" office:value="0.3045208" calcext:value-type="float">
            <text:p>0.3045208</text:p>
          </table:table-cell>
          <table:table-cell office:value-type="float" office:value="0.3062102" calcext:value-type="float">
            <text:p>0.3062102</text:p>
          </table:table-cell>
          <table:table-cell office:value-type="float" office:value="0.3538273" calcext:value-type="float">
            <text:p>0.3538273</text:p>
          </table:table-cell>
          <table:table-cell office:value-type="float" office:value="0.3636608" calcext:value-type="float">
            <text:p>0.3636608</text:p>
          </table:table-cell>
          <table:table-cell office:value-type="float" office:value="0.388071" calcext:value-type="float">
            <text:p>0.388071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739E-015" calcext:value-type="float">
            <text:p>1.979739E-15</text:p>
          </table:table-cell>
          <table:table-cell office:value-type="float" office:value="1.964993E-015" calcext:value-type="float">
            <text:p>1.964993E-15</text:p>
          </table:table-cell>
          <table:table-cell office:value-type="float" office:value="9.929105E-016" calcext:value-type="float">
            <text:p>9.929105E-16</text:p>
          </table:table-cell>
          <table:table-cell office:value-type="float" office:value="9.761086E-016" calcext:value-type="float">
            <text:p>9.761086E-16</text:p>
          </table:table-cell>
          <table:table-cell office:value-type="float" office:value="9.241521E-016" calcext:value-type="float">
            <text:p>9.2415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1.10711" calcext:value-type="float">
            <text:p>-91.10711</text:p>
          </table:table-cell>
          <table:table-cell office:value-type="float" office:value="-0.01862241" calcext:value-type="float">
            <text:p>-0.01862241</text:p>
          </table:table-cell>
          <table:table-cell office:value-type="float" office:value="-0.01830267" calcext:value-type="float">
            <text:p>-0.01830267</text:p>
          </table:table-cell>
          <table:table-cell office:value-type="float" office:value="-0.01778076" calcext:value-type="float">
            <text:p>-0.01778076</text:p>
          </table:table-cell>
          <table:table-cell office:value-type="float" office:value="-0.01720671" calcext:value-type="float">
            <text:p>-0.01720671</text:p>
          </table:table-cell>
          <table:table-cell office:value-type="float" office:value="-0.01655566" calcext:value-type="float">
            <text:p>-0.01655566</text:p>
          </table:table-cell>
          <table:table-cell office:value-type="float" office:value="-0.01529754" calcext:value-type="float">
            <text:p>-0.01529754</text:p>
          </table:table-cell>
          <table:table-cell office:value-type="float" office:value="-0.01298438" calcext:value-type="float">
            <text:p>-0.01298438</text:p>
          </table:table-cell>
          <table:table-cell office:value-type="float" office:value="-0.006974447" calcext:value-type="float">
            <text:p>-0.006974447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479.55" calcext:value-type="float">
            <text:p>1479.55</text:p>
          </table:table-cell>
          <table:table-cell office:value-type="float" office:value="0" calcext:value-type="float">
            <text:p>0</text:p>
          </table:table-cell>
          <table:table-cell office:value-type="float" office:value="-49.72501" calcext:value-type="float">
            <text:p>-49.72501</text:p>
          </table:table-cell>
          <table:table-cell office:value-type="float" office:value="0.0001415372" calcext:value-type="float">
            <text:p>0.000141537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26949" calcext:value-type="float">
            <text:p>99.26949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6.042" calcext:value-type="float">
            <text:p>1256.042</text:p>
          </table:table-cell>
          <table:table-cell office:value-type="float" office:value="441.4603" calcext:value-type="float">
            <text:p>441.4603</text:p>
          </table:table-cell>
          <table:table-cell office:value-type="float" office:value="0" calcext:value-type="float">
            <text:p>0</text:p>
          </table:table-cell>
          <table:table-cell office:value-type="float" office:value="0.08196082" calcext:value-type="float">
            <text:p>0.08196082</text:p>
          </table:table-cell>
          <table:table-cell office:value-type="float" office:value="0.3003067" calcext:value-type="float">
            <text:p>0.3003067</text:p>
          </table:table-cell>
          <table:table-cell office:value-type="float" office:value="0.3010311" calcext:value-type="float">
            <text:p>0.3010311</text:p>
          </table:table-cell>
          <table:table-cell office:value-type="float" office:value="0.3021842" calcext:value-type="float">
            <text:p>0.3021842</text:p>
          </table:table-cell>
          <table:table-cell office:value-type="float" office:value="0.3036027" calcext:value-type="float">
            <text:p>0.3036027</text:p>
          </table:table-cell>
          <table:table-cell office:value-type="float" office:value="0.3052485" calcext:value-type="float">
            <text:p>0.3052485</text:p>
          </table:table-cell>
          <table:table-cell office:value-type="float" office:value="0.3529988" calcext:value-type="float">
            <text:p>0.3529988</text:p>
          </table:table-cell>
          <table:table-cell office:value-type="float" office:value="0.3632969" calcext:value-type="float">
            <text:p>0.3632969</text:p>
          </table:table-cell>
          <table:table-cell office:value-type="float" office:value="0.388011" calcext:value-type="float">
            <text:p>0.388011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028E-015" calcext:value-type="float">
            <text:p>1.980028E-15</text:p>
          </table:table-cell>
          <table:table-cell office:value-type="float" office:value="1.964886E-015" calcext:value-type="float">
            <text:p>1.964886E-15</text:p>
          </table:table-cell>
          <table:table-cell office:value-type="float" office:value="9.929005E-016" calcext:value-type="float">
            <text:p>9.929005E-16</text:p>
          </table:table-cell>
          <table:table-cell office:value-type="float" office:value="9.760987E-016" calcext:value-type="float">
            <text:p>9.760987E-16</text:p>
          </table:table-cell>
          <table:table-cell office:value-type="float" office:value="9.241486E-016" calcext:value-type="float">
            <text:p>9.24148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.571" calcext:value-type="float">
            <text:p>-57.571</text:p>
          </table:table-cell>
          <table:table-cell office:value-type="float" office:value="-0.01893421" calcext:value-type="float">
            <text:p>-0.01893421</text:p>
          </table:table-cell>
          <table:table-cell office:value-type="float" office:value="-0.0186245" calcext:value-type="float">
            <text:p>-0.0186245</text:p>
          </table:table-cell>
          <table:table-cell office:value-type="float" office:value="-0.01815166" calcext:value-type="float">
            <text:p>-0.01815166</text:p>
          </table:table-cell>
          <table:table-cell office:value-type="float" office:value="-0.01757306" calcext:value-type="float">
            <text:p>-0.01757306</text:p>
          </table:table-cell>
          <table:table-cell office:value-type="float" office:value="-0.01692199" calcext:value-type="float">
            <text:p>-0.01692199</text:p>
          </table:table-cell>
          <table:table-cell office:value-type="float" office:value="-0.0156488" calcext:value-type="float">
            <text:p>-0.0156488</text:p>
          </table:table-cell>
          <table:table-cell office:value-type="float" office:value="-0.01310999" calcext:value-type="float">
            <text:p>-0.01310999</text:p>
          </table:table-cell>
          <table:table-cell office:value-type="float" office:value="-0.006984788" calcext:value-type="float">
            <text:p>-0.006984788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483.463" calcext:value-type="float">
            <text:p>1483.463</text:p>
          </table:table-cell>
          <table:table-cell office:value-type="float" office:value="0" calcext:value-type="float">
            <text:p>0</text:p>
          </table:table-cell>
          <table:table-cell office:value-type="float" office:value="-26.39874" calcext:value-type="float">
            <text:p>-26.39874</text:p>
          </table:table-cell>
          <table:table-cell office:value-type="float" office:value="0.0001401462" calcext:value-type="float">
            <text:p>0.000140146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2851" calcext:value-type="float">
            <text:p>99.2851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862" calcext:value-type="float">
            <text:p>1255.862</text:p>
          </table:table-cell>
          <table:table-cell office:value-type="float" office:value="441.6265" calcext:value-type="float">
            <text:p>441.6265</text:p>
          </table:table-cell>
          <table:table-cell office:value-type="float" office:value="0" calcext:value-type="float">
            <text:p>0</text:p>
          </table:table-cell>
          <table:table-cell office:value-type="float" office:value="0.08010473" calcext:value-type="float">
            <text:p>0.08010473</text:p>
          </table:table-cell>
          <table:table-cell office:value-type="float" office:value="0.3002958" calcext:value-type="float">
            <text:p>0.3002958</text:p>
          </table:table-cell>
          <table:table-cell office:value-type="float" office:value="0.3010254" calcext:value-type="float">
            <text:p>0.3010254</text:p>
          </table:table-cell>
          <table:table-cell office:value-type="float" office:value="0.3021748" calcext:value-type="float">
            <text:p>0.3021748</text:p>
          </table:table-cell>
          <table:table-cell office:value-type="float" office:value="0.3032906" calcext:value-type="float">
            <text:p>0.3032906</text:p>
          </table:table-cell>
          <table:table-cell office:value-type="float" office:value="0.3047863" calcext:value-type="float">
            <text:p>0.3047863</text:p>
          </table:table-cell>
          <table:table-cell office:value-type="float" office:value="0.3524758" calcext:value-type="float">
            <text:p>0.3524758</text:p>
          </table:table-cell>
          <table:table-cell office:value-type="float" office:value="0.3629885" calcext:value-type="float">
            <text:p>0.3629885</text:p>
          </table:table-cell>
          <table:table-cell office:value-type="float" office:value="0.3879452" calcext:value-type="float">
            <text:p>0.3879452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325E-015" calcext:value-type="float">
            <text:p>1.980325E-15</text:p>
          </table:table-cell>
          <table:table-cell office:value-type="float" office:value="1.964777E-015" calcext:value-type="float">
            <text:p>1.964777E-15</text:p>
          </table:table-cell>
          <table:table-cell office:value-type="float" office:value="9.928885E-016" calcext:value-type="float">
            <text:p>9.928885E-16</text:p>
          </table:table-cell>
          <table:table-cell office:value-type="float" office:value="9.760901E-016" calcext:value-type="float">
            <text:p>9.760901E-16</text:p>
          </table:table-cell>
          <table:table-cell office:value-type="float" office:value="9.241449E-016" calcext:value-type="float">
            <text:p>9.24144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65945" calcext:value-type="float">
            <text:p>-66.65945</text:p>
          </table:table-cell>
          <table:table-cell office:value-type="float" office:value="-0.01894044" calcext:value-type="float">
            <text:p>-0.01894044</text:p>
          </table:table-cell>
          <table:table-cell office:value-type="float" office:value="-0.01862692" calcext:value-type="float">
            <text:p>-0.01862692</text:p>
          </table:table-cell>
          <table:table-cell office:value-type="float" office:value="-0.01815727" calcext:value-type="float">
            <text:p>-0.01815727</text:p>
          </table:table-cell>
          <table:table-cell office:value-type="float" office:value="-0.01770072" calcext:value-type="float">
            <text:p>-0.01770072</text:p>
          </table:table-cell>
          <table:table-cell office:value-type="float" office:value="-0.01710253" calcext:value-type="float">
            <text:p>-0.01710253</text:p>
          </table:table-cell>
          <table:table-cell office:value-type="float" office:value="-0.01587499" calcext:value-type="float">
            <text:p>-0.01587499</text:p>
          </table:table-cell>
          <table:table-cell office:value-type="float" office:value="-0.01321747" calcext:value-type="float">
            <text:p>-0.01321747</text:p>
          </table:table-cell>
          <table:table-cell office:value-type="float" office:value="-0.006996147" calcext:value-type="float">
            <text:p>-0.006996147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487.21" calcext:value-type="float">
            <text:p>1487.21</text:p>
          </table:table-cell>
          <table:table-cell office:value-type="float" office:value="0" calcext:value-type="float">
            <text:p>0</text:p>
          </table:table-cell>
          <table:table-cell office:value-type="float" office:value="-31.63573" calcext:value-type="float">
            <text:p>-31.63573</text:p>
          </table:table-cell>
          <table:table-cell office:value-type="float" office:value="0.0001384192" calcext:value-type="float">
            <text:p>0.000138419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25034" calcext:value-type="float">
            <text:p>99.25034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8" calcext:value-type="float">
            <text:p>1255.8</text:p>
          </table:table-cell>
          <table:table-cell office:value-type="float" office:value="441.7231" calcext:value-type="float">
            <text:p>441.7231</text:p>
          </table:table-cell>
          <table:table-cell office:value-type="float" office:value="0" calcext:value-type="float">
            <text:p>0</text:p>
          </table:table-cell>
          <table:table-cell office:value-type="float" office:value="0.08293661" calcext:value-type="float">
            <text:p>0.08293661</text:p>
          </table:table-cell>
          <table:table-cell office:value-type="float" office:value="0.3003095" calcext:value-type="float">
            <text:p>0.3003095</text:p>
          </table:table-cell>
          <table:table-cell office:value-type="float" office:value="0.3010356" calcext:value-type="float">
            <text:p>0.3010356</text:p>
          </table:table-cell>
          <table:table-cell office:value-type="float" office:value="0.3022002" calcext:value-type="float">
            <text:p>0.3022002</text:p>
          </table:table-cell>
          <table:table-cell office:value-type="float" office:value="0.3034156" calcext:value-type="float">
            <text:p>0.3034156</text:p>
          </table:table-cell>
          <table:table-cell office:value-type="float" office:value="0.304697" calcext:value-type="float">
            <text:p>0.304697</text:p>
          </table:table-cell>
          <table:table-cell office:value-type="float" office:value="0.3521752" calcext:value-type="float">
            <text:p>0.3521752</text:p>
          </table:table-cell>
          <table:table-cell office:value-type="float" office:value="0.3627275" calcext:value-type="float">
            <text:p>0.3627275</text:p>
          </table:table-cell>
          <table:table-cell office:value-type="float" office:value="0.3878784" calcext:value-type="float">
            <text:p>0.3878784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63E-015" calcext:value-type="float">
            <text:p>1.98063E-15</text:p>
          </table:table-cell>
          <table:table-cell office:value-type="float" office:value="1.964665E-015" calcext:value-type="float">
            <text:p>1.964665E-15</text:p>
          </table:table-cell>
          <table:table-cell office:value-type="float" office:value="9.928751E-016" calcext:value-type="float">
            <text:p>9.928751E-16</text:p>
          </table:table-cell>
          <table:table-cell office:value-type="float" office:value="9.760813E-016" calcext:value-type="float">
            <text:p>9.760813E-16</text:p>
          </table:table-cell>
          <table:table-cell office:value-type="float" office:value="9.241417E-016" calcext:value-type="float">
            <text:p>9.24141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84729" calcext:value-type="float">
            <text:p>-54.84729</text:p>
          </table:table-cell>
          <table:table-cell office:value-type="float" office:value="-0.01893333" calcext:value-type="float">
            <text:p>-0.01893333</text:p>
          </table:table-cell>
          <table:table-cell office:value-type="float" office:value="-0.01862282" calcext:value-type="float">
            <text:p>-0.01862282</text:p>
          </table:table-cell>
          <table:table-cell office:value-type="float" office:value="-0.0181473" calcext:value-type="float">
            <text:p>-0.0181473</text:p>
          </table:table-cell>
          <table:table-cell office:value-type="float" office:value="-0.01765129" calcext:value-type="float">
            <text:p>-0.01765129</text:p>
          </table:table-cell>
          <table:table-cell office:value-type="float" office:value="-0.0171384" calcext:value-type="float">
            <text:p>-0.0171384</text:p>
          </table:table-cell>
          <table:table-cell office:value-type="float" office:value="-0.01600692" calcext:value-type="float">
            <text:p>-0.01600692</text:p>
          </table:table-cell>
          <table:table-cell office:value-type="float" office:value="-0.01330932" calcext:value-type="float">
            <text:p>-0.01330932</text:p>
          </table:table-cell>
          <table:table-cell office:value-type="float" office:value="-0.007007699" calcext:value-type="float">
            <text:p>-0.007007699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490.887" calcext:value-type="float">
            <text:p>1490.887</text:p>
          </table:table-cell>
          <table:table-cell office:value-type="float" office:value="0" calcext:value-type="float">
            <text:p>0</text:p>
          </table:table-cell>
          <table:table-cell office:value-type="float" office:value="-24.44403" calcext:value-type="float">
            <text:p>-24.44403</text:p>
          </table:table-cell>
          <table:table-cell office:value-type="float" office:value="0.0001367868" calcext:value-type="float">
            <text:p>0.000136786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26542" calcext:value-type="float">
            <text:p>99.26542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713" calcext:value-type="float">
            <text:p>1255.713</text:p>
          </table:table-cell>
          <table:table-cell office:value-type="float" office:value="441.7925" calcext:value-type="float">
            <text:p>441.7925</text:p>
          </table:table-cell>
          <table:table-cell office:value-type="float" office:value="0" calcext:value-type="float">
            <text:p>0</text:p>
          </table:table-cell>
          <table:table-cell office:value-type="float" office:value="0.08123371" calcext:value-type="float">
            <text:p>0.08123371</text:p>
          </table:table-cell>
          <table:table-cell office:value-type="float" office:value="0.3003456" calcext:value-type="float">
            <text:p>0.3003456</text:p>
          </table:table-cell>
          <table:table-cell office:value-type="float" office:value="0.3010674" calcext:value-type="float">
            <text:p>0.3010674</text:p>
          </table:table-cell>
          <table:table-cell office:value-type="float" office:value="0.3022464" calcext:value-type="float">
            <text:p>0.3022464</text:p>
          </table:table-cell>
          <table:table-cell office:value-type="float" office:value="0.3034498" calcext:value-type="float">
            <text:p>0.3034498</text:p>
          </table:table-cell>
          <table:table-cell office:value-type="float" office:value="0.3046834" calcext:value-type="float">
            <text:p>0.3046834</text:p>
          </table:table-cell>
          <table:table-cell office:value-type="float" office:value="0.3520304" calcext:value-type="float">
            <text:p>0.3520304</text:p>
          </table:table-cell>
          <table:table-cell office:value-type="float" office:value="0.3625182" calcext:value-type="float">
            <text:p>0.3625182</text:p>
          </table:table-cell>
          <table:table-cell office:value-type="float" office:value="0.3878123" calcext:value-type="float">
            <text:p>0.3878123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936E-015" calcext:value-type="float">
            <text:p>1.980936E-15</text:p>
          </table:table-cell>
          <table:table-cell office:value-type="float" office:value="1.964551E-015" calcext:value-type="float">
            <text:p>1.964551E-15</text:p>
          </table:table-cell>
          <table:table-cell office:value-type="float" office:value="9.928635E-016" calcext:value-type="float">
            <text:p>9.928635E-16</text:p>
          </table:table-cell>
          <table:table-cell office:value-type="float" office:value="9.760712E-016" calcext:value-type="float">
            <text:p>9.760712E-16</text:p>
          </table:table-cell>
          <table:table-cell office:value-type="float" office:value="9.241386E-016" calcext:value-type="float">
            <text:p>9.24138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1.33822" calcext:value-type="float">
            <text:p>-61.33822</text:p>
          </table:table-cell>
          <table:table-cell office:value-type="float" office:value="-0.01891838" calcext:value-type="float">
            <text:p>-0.01891838</text:p>
          </table:table-cell>
          <table:table-cell office:value-type="float" office:value="-0.01860942" calcext:value-type="float">
            <text:p>-0.01860942</text:p>
          </table:table-cell>
          <table:table-cell office:value-type="float" office:value="-0.01812803" calcext:value-type="float">
            <text:p>-0.01812803</text:p>
          </table:table-cell>
          <table:table-cell office:value-type="float" office:value="-0.01763729" calcext:value-type="float">
            <text:p>-0.01763729</text:p>
          </table:table-cell>
          <table:table-cell office:value-type="float" office:value="-0.01714363" calcext:value-type="float">
            <text:p>-0.01714363</text:p>
          </table:table-cell>
          <table:table-cell office:value-type="float" office:value="-0.01607098" calcext:value-type="float">
            <text:p>-0.01607098</text:p>
          </table:table-cell>
          <table:table-cell office:value-type="float" office:value="-0.01338344" calcext:value-type="float">
            <text:p>-0.01338344</text:p>
          </table:table-cell>
          <table:table-cell office:value-type="float" office:value="-0.00701917" calcext:value-type="float">
            <text:p>-0.00701917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494.531" calcext:value-type="float">
            <text:p>1494.531</text:p>
          </table:table-cell>
          <table:table-cell office:value-type="float" office:value="0" calcext:value-type="float">
            <text:p>0</text:p>
          </table:table-cell>
          <table:table-cell office:value-type="float" office:value="-33.65981" calcext:value-type="float">
            <text:p>-33.65981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28555" calcext:value-type="float">
            <text:p>99.28555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633" calcext:value-type="float">
            <text:p>1255.633</text:p>
          </table:table-cell>
          <table:table-cell office:value-type="float" office:value="441.8511" calcext:value-type="float">
            <text:p>441.8511</text:p>
          </table:table-cell>
          <table:table-cell office:value-type="float" office:value="0" calcext:value-type="float">
            <text:p>0</text:p>
          </table:table-cell>
          <table:table-cell office:value-type="float" office:value="0.07864907" calcext:value-type="float">
            <text:p>0.07864907</text:p>
          </table:table-cell>
          <table:table-cell office:value-type="float" office:value="0.3003962" calcext:value-type="float">
            <text:p>0.3003962</text:p>
          </table:table-cell>
          <table:table-cell office:value-type="float" office:value="0.3011282" calcext:value-type="float">
            <text:p>0.3011282</text:p>
          </table:table-cell>
          <table:table-cell office:value-type="float" office:value="0.3022794" calcext:value-type="float">
            <text:p>0.3022794</text:p>
          </table:table-cell>
          <table:table-cell office:value-type="float" office:value="0.3034533" calcext:value-type="float">
            <text:p>0.3034533</text:p>
          </table:table-cell>
          <table:table-cell office:value-type="float" office:value="0.3046498" calcext:value-type="float">
            <text:p>0.3046498</text:p>
          </table:table-cell>
          <table:table-cell office:value-type="float" office:value="0.3518694" calcext:value-type="float">
            <text:p>0.3518694</text:p>
          </table:table-cell>
          <table:table-cell office:value-type="float" office:value="0.3622626" calcext:value-type="float">
            <text:p>0.3622626</text:p>
          </table:table-cell>
          <table:table-cell office:value-type="float" office:value="0.3878334" calcext:value-type="float">
            <text:p>0.3878334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274E-015" calcext:value-type="float">
            <text:p>1.981274E-15</text:p>
          </table:table-cell>
          <table:table-cell office:value-type="float" office:value="1.964425E-015" calcext:value-type="float">
            <text:p>1.964425E-15</text:p>
          </table:table-cell>
          <table:table-cell office:value-type="float" office:value="9.928484E-016" calcext:value-type="float">
            <text:p>9.928484E-16</text:p>
          </table:table-cell>
          <table:table-cell office:value-type="float" office:value="9.760605E-016" calcext:value-type="float">
            <text:p>9.760605E-16</text:p>
          </table:table-cell>
          <table:table-cell office:value-type="float" office:value="9.241349E-016" calcext:value-type="float">
            <text:p>9.24134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4.49446" calcext:value-type="float">
            <text:p>-74.49446</text:p>
          </table:table-cell>
          <table:table-cell office:value-type="float" office:value="-0.01889484" calcext:value-type="float">
            <text:p>-0.01889484</text:p>
          </table:table-cell>
          <table:table-cell office:value-type="float" office:value="-0.01858314" calcext:value-type="float">
            <text:p>-0.01858314</text:p>
          </table:table-cell>
          <table:table-cell office:value-type="float" office:value="-0.01811438" calcext:value-type="float">
            <text:p>-0.01811438</text:p>
          </table:table-cell>
          <table:table-cell office:value-type="float" office:value="-0.0176358" calcext:value-type="float">
            <text:p>-0.0176358</text:p>
          </table:table-cell>
          <table:table-cell office:value-type="float" office:value="-0.01715665" calcext:value-type="float">
            <text:p>-0.01715665</text:p>
          </table:table-cell>
          <table:table-cell office:value-type="float" office:value="-0.01614171" calcext:value-type="float">
            <text:p>-0.01614171</text:p>
          </table:table-cell>
          <table:table-cell office:value-type="float" office:value="-0.0134741" calcext:value-type="float">
            <text:p>-0.0134741</text:p>
          </table:table-cell>
          <table:table-cell office:value-type="float" office:value="-0.007015717" calcext:value-type="float">
            <text:p>-0.007015717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498.171" calcext:value-type="float">
            <text:p>1498.171</text:p>
          </table:table-cell>
          <table:table-cell office:value-type="float" office:value="0" calcext:value-type="float">
            <text:p>0</text:p>
          </table:table-cell>
          <table:table-cell office:value-type="float" office:value="-40.63377" calcext:value-type="float">
            <text:p>-40.63377</text:p>
          </table:table-cell>
          <table:table-cell office:value-type="float" office:value="0.0001334343" calcext:value-type="float">
            <text:p>0.000133434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26598" calcext:value-type="float">
            <text:p>99.26598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6" calcext:value-type="float">
            <text:p>1255.6</text:p>
          </table:table-cell>
          <table:table-cell office:value-type="float" office:value="441.9028" calcext:value-type="float">
            <text:p>441.9028</text:p>
          </table:table-cell>
          <table:table-cell office:value-type="float" office:value="0" calcext:value-type="float">
            <text:p>0</text:p>
          </table:table-cell>
          <table:table-cell office:value-type="float" office:value="0.07991031" calcext:value-type="float">
            <text:p>0.07991031</text:p>
          </table:table-cell>
          <table:table-cell office:value-type="float" office:value="0.3004651" calcext:value-type="float">
            <text:p>0.3004651</text:p>
          </table:table-cell>
          <table:table-cell office:value-type="float" office:value="0.3011558" calcext:value-type="float">
            <text:p>0.3011558</text:p>
          </table:table-cell>
          <table:table-cell office:value-type="float" office:value="0.3022901" calcext:value-type="float">
            <text:p>0.3022901</text:p>
          </table:table-cell>
          <table:table-cell office:value-type="float" office:value="0.3034398" calcext:value-type="float">
            <text:p>0.3034398</text:p>
          </table:table-cell>
          <table:table-cell office:value-type="float" office:value="0.3046072" calcext:value-type="float">
            <text:p>0.3046072</text:p>
          </table:table-cell>
          <table:table-cell office:value-type="float" office:value="0.3517454" calcext:value-type="float">
            <text:p>0.3517454</text:p>
          </table:table-cell>
          <table:table-cell office:value-type="float" office:value="0.3620282" calcext:value-type="float">
            <text:p>0.3620282</text:p>
          </table:table-cell>
          <table:table-cell office:value-type="float" office:value="0.3878714" calcext:value-type="float">
            <text:p>0.3878714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623E-015" calcext:value-type="float">
            <text:p>1.981623E-15</text:p>
          </table:table-cell>
          <table:table-cell office:value-type="float" office:value="1.964295E-015" calcext:value-type="float">
            <text:p>1.964295E-15</text:p>
          </table:table-cell>
          <table:table-cell office:value-type="float" office:value="9.928333E-016" calcext:value-type="float">
            <text:p>9.928333E-16</text:p>
          </table:table-cell>
          <table:table-cell office:value-type="float" office:value="9.7605E-016" calcext:value-type="float">
            <text:p>9.7605E-16</text:p>
          </table:table-cell>
          <table:table-cell office:value-type="float" office:value="9.241301E-016" calcext:value-type="float">
            <text:p>9.24130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56084" calcext:value-type="float">
            <text:p>-67.56084</text:p>
          </table:table-cell>
          <table:table-cell office:value-type="float" office:value="-0.0188664" calcext:value-type="float">
            <text:p>-0.0188664</text:p>
          </table:table-cell>
          <table:table-cell office:value-type="float" office:value="-0.01857191" calcext:value-type="float">
            <text:p>-0.01857191</text:p>
          </table:table-cell>
          <table:table-cell office:value-type="float" office:value="-0.0181099" calcext:value-type="float">
            <text:p>-0.0181099</text:p>
          </table:table-cell>
          <table:table-cell office:value-type="float" office:value="-0.01764126" calcext:value-type="float">
            <text:p>-0.01764126</text:p>
          </table:table-cell>
          <table:table-cell office:value-type="float" office:value="-0.01717336" calcext:value-type="float">
            <text:p>-0.01717336</text:p>
          </table:table-cell>
          <table:table-cell office:value-type="float" office:value="-0.01619689" calcext:value-type="float">
            <text:p>-0.01619689</text:p>
          </table:table-cell>
          <table:table-cell office:value-type="float" office:value="-0.01355836" calcext:value-type="float">
            <text:p>-0.01355836</text:p>
          </table:table-cell>
          <table:table-cell office:value-type="float" office:value="-0.007009103" calcext:value-type="float">
            <text:p>-0.007009103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501.81" calcext:value-type="float">
            <text:p>1501.81</text:p>
          </table:table-cell>
          <table:table-cell office:value-type="float" office:value="0" calcext:value-type="float">
            <text:p>0</text:p>
          </table:table-cell>
          <table:table-cell office:value-type="float" office:value="-41.28986" calcext:value-type="float">
            <text:p>-41.28986</text:p>
          </table:table-cell>
          <table:table-cell office:value-type="float" office:value="0.0001316572" calcext:value-type="float">
            <text:p>0.000131657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22319" calcext:value-type="float">
            <text:p>99.22319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598" calcext:value-type="float">
            <text:p>1255.598</text:p>
          </table:table-cell>
          <table:table-cell office:value-type="float" office:value="441.9467" calcext:value-type="float">
            <text:p>441.9467</text:p>
          </table:table-cell>
          <table:table-cell office:value-type="float" office:value="0" calcext:value-type="float">
            <text:p>0</text:p>
          </table:table-cell>
          <table:table-cell office:value-type="float" office:value="0.08334599" calcext:value-type="float">
            <text:p>0.08334599</text:p>
          </table:table-cell>
          <table:table-cell office:value-type="float" office:value="0.3004706" calcext:value-type="float">
            <text:p>0.3004706</text:p>
          </table:table-cell>
          <table:table-cell office:value-type="float" office:value="0.3011703" calcext:value-type="float">
            <text:p>0.3011703</text:p>
          </table:table-cell>
          <table:table-cell office:value-type="float" office:value="0.3022935" calcext:value-type="float">
            <text:p>0.3022935</text:p>
          </table:table-cell>
          <table:table-cell office:value-type="float" office:value="0.3034232" calcext:value-type="float">
            <text:p>0.3034232</text:p>
          </table:table-cell>
          <table:table-cell office:value-type="float" office:value="0.3045731" calcext:value-type="float">
            <text:p>0.3045731</text:p>
          </table:table-cell>
          <table:table-cell office:value-type="float" office:value="0.3516631" calcext:value-type="float">
            <text:p>0.3516631</text:p>
          </table:table-cell>
          <table:table-cell office:value-type="float" office:value="0.3618495" calcext:value-type="float">
            <text:p>0.3618495</text:p>
          </table:table-cell>
          <table:table-cell office:value-type="float" office:value="0.3878921" calcext:value-type="float">
            <text:p>0.3878921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995E-015" calcext:value-type="float">
            <text:p>1.981995E-15</text:p>
          </table:table-cell>
          <table:table-cell office:value-type="float" office:value="1.964156E-015" calcext:value-type="float">
            <text:p>1.964156E-15</text:p>
          </table:table-cell>
          <table:table-cell office:value-type="float" office:value="9.928154E-016" calcext:value-type="float">
            <text:p>9.928154E-16</text:p>
          </table:table-cell>
          <table:table-cell office:value-type="float" office:value="9.760426E-016" calcext:value-type="float">
            <text:p>9.760426E-16</text:p>
          </table:table-cell>
          <table:table-cell office:value-type="float" office:value="9.241232E-016" calcext:value-type="float">
            <text:p>9.24123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2.96886" calcext:value-type="float">
            <text:p>-52.96886</text:p>
          </table:table-cell>
          <table:table-cell office:value-type="float" office:value="-0.01886407" calcext:value-type="float">
            <text:p>-0.01886407</text:p>
          </table:table-cell>
          <table:table-cell office:value-type="float" office:value="-0.01856562" calcext:value-type="float">
            <text:p>-0.01856562</text:p>
          </table:table-cell>
          <table:table-cell office:value-type="float" office:value="-0.01810855" calcext:value-type="float">
            <text:p>-0.01810855</text:p>
          </table:table-cell>
          <table:table-cell office:value-type="float" office:value="-0.01764793" calcext:value-type="float">
            <text:p>-0.01764793</text:p>
          </table:table-cell>
          <table:table-cell office:value-type="float" office:value="-0.0171867" calcext:value-type="float">
            <text:p>-0.0171867</text:p>
          </table:table-cell>
          <table:table-cell office:value-type="float" office:value="-0.01623358" calcext:value-type="float">
            <text:p>-0.01623358</text:p>
          </table:table-cell>
          <table:table-cell office:value-type="float" office:value="-0.01362295" calcext:value-type="float">
            <text:p>-0.01362295</text:p>
          </table:table-cell>
          <table:table-cell office:value-type="float" office:value="-0.007005488" calcext:value-type="float">
            <text:p>-0.007005488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505.441" calcext:value-type="float">
            <text:p>1505.441</text:p>
          </table:table-cell>
          <table:table-cell office:value-type="float" office:value="0" calcext:value-type="float">
            <text:p>0</text:p>
          </table:table-cell>
          <table:table-cell office:value-type="float" office:value="-29.74034" calcext:value-type="float">
            <text:p>-29.74034</text:p>
          </table:table-cell>
          <table:table-cell office:value-type="float" office:value="0.0001296597" calcext:value-type="float">
            <text:p>0.000129659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20528" calcext:value-type="float">
            <text:p>99.20528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577" calcext:value-type="float">
            <text:p>1255.577</text:p>
          </table:table-cell>
          <table:table-cell office:value-type="float" office:value="441.9839" calcext:value-type="float">
            <text:p>441.9839</text:p>
          </table:table-cell>
          <table:table-cell office:value-type="float" office:value="0" calcext:value-type="float">
            <text:p>0</text:p>
          </table:table-cell>
          <table:table-cell office:value-type="float" office:value="0.08452574" calcext:value-type="float">
            <text:p>0.08452574</text:p>
          </table:table-cell>
          <table:table-cell office:value-type="float" office:value="0.3004562" calcext:value-type="float">
            <text:p>0.3004562</text:p>
          </table:table-cell>
          <table:table-cell office:value-type="float" office:value="0.3011558" calcext:value-type="float">
            <text:p>0.3011558</text:p>
          </table:table-cell>
          <table:table-cell office:value-type="float" office:value="0.3022793" calcext:value-type="float">
            <text:p>0.3022793</text:p>
          </table:table-cell>
          <table:table-cell office:value-type="float" office:value="0.303403" calcext:value-type="float">
            <text:p>0.303403</text:p>
          </table:table-cell>
          <table:table-cell office:value-type="float" office:value="0.3045448" calcext:value-type="float">
            <text:p>0.3045448</text:p>
          </table:table-cell>
          <table:table-cell office:value-type="float" office:value="0.3516035" calcext:value-type="float">
            <text:p>0.3516035</text:p>
          </table:table-cell>
          <table:table-cell office:value-type="float" office:value="0.3617125" calcext:value-type="float">
            <text:p>0.3617125</text:p>
          </table:table-cell>
          <table:table-cell office:value-type="float" office:value="0.3879018" calcext:value-type="float">
            <text:p>0.3879018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375E-015" calcext:value-type="float">
            <text:p>1.982375E-15</text:p>
          </table:table-cell>
          <table:table-cell office:value-type="float" office:value="1.964011E-015" calcext:value-type="float">
            <text:p>1.964011E-15</text:p>
          </table:table-cell>
          <table:table-cell office:value-type="float" office:value="9.927992E-016" calcext:value-type="float">
            <text:p>9.927992E-16</text:p>
          </table:table-cell>
          <table:table-cell office:value-type="float" office:value="9.760326E-016" calcext:value-type="float">
            <text:p>9.760326E-16</text:p>
          </table:table-cell>
          <table:table-cell office:value-type="float" office:value="9.241167E-016" calcext:value-type="float">
            <text:p>9.24116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8.07449" calcext:value-type="float">
            <text:p>-48.07449</text:p>
          </table:table-cell>
          <table:table-cell office:value-type="float" office:value="-0.01887075" calcext:value-type="float">
            <text:p>-0.01887075</text:p>
          </table:table-cell>
          <table:table-cell office:value-type="float" office:value="-0.01857197" calcext:value-type="float">
            <text:p>-0.01857197</text:p>
          </table:table-cell>
          <table:table-cell office:value-type="float" office:value="-0.01811452" calcext:value-type="float">
            <text:p>-0.01811452</text:p>
          </table:table-cell>
          <table:table-cell office:value-type="float" office:value="-0.01765616" calcext:value-type="float">
            <text:p>-0.01765616</text:p>
          </table:table-cell>
          <table:table-cell office:value-type="float" office:value="-0.01719785" calcext:value-type="float">
            <text:p>-0.01719785</text:p>
          </table:table-cell>
          <table:table-cell office:value-type="float" office:value="-0.0162602" calcext:value-type="float">
            <text:p>-0.0162602</text:p>
          </table:table-cell>
          <table:table-cell office:value-type="float" office:value="-0.01367268" calcext:value-type="float">
            <text:p>-0.01367268</text:p>
          </table:table-cell>
          <table:table-cell office:value-type="float" office:value="-0.007003791" calcext:value-type="float">
            <text:p>-0.007003791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509.057" calcext:value-type="float">
            <text:p>1509.057</text:p>
          </table:table-cell>
          <table:table-cell office:value-type="float" office:value="0" calcext:value-type="float">
            <text:p>0</text:p>
          </table:table-cell>
          <table:table-cell office:value-type="float" office:value="-24.55365" calcext:value-type="float">
            <text:p>-24.55365</text:p>
          </table:table-cell>
          <table:table-cell office:value-type="float" office:value="0.0001275168" calcext:value-type="float">
            <text:p>0.000127516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605.6592" calcext:value-type="float">
            <text:p>605.6592</text:p>
          </table:table-cell>
          <table:table-cell office:value-type="float" office:value="99.25299" calcext:value-type="float">
            <text:p>99.25299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496" calcext:value-type="float">
            <text:p>1255.496</text:p>
          </table:table-cell>
          <table:table-cell office:value-type="float" office:value="442.0162" calcext:value-type="float">
            <text:p>442.0162</text:p>
          </table:table-cell>
          <table:table-cell office:value-type="float" office:value="0" calcext:value-type="float">
            <text:p>0</text:p>
          </table:table-cell>
          <table:table-cell office:value-type="float" office:value="0.07947527" calcext:value-type="float">
            <text:p>0.07947527</text:p>
          </table:table-cell>
          <table:table-cell office:value-type="float" office:value="0.300437" calcext:value-type="float">
            <text:p>0.300437</text:p>
          </table:table-cell>
          <table:table-cell office:value-type="float" office:value="0.3011544" calcext:value-type="float">
            <text:p>0.3011544</text:p>
          </table:table-cell>
          <table:table-cell office:value-type="float" office:value="0.3022722" calcext:value-type="float">
            <text:p>0.3022722</text:p>
          </table:table-cell>
          <table:table-cell office:value-type="float" office:value="0.3033858" calcext:value-type="float">
            <text:p>0.3033858</text:p>
          </table:table-cell>
          <table:table-cell office:value-type="float" office:value="0.3045215" calcext:value-type="float">
            <text:p>0.3045215</text:p>
          </table:table-cell>
          <table:table-cell office:value-type="float" office:value="0.3515591" calcext:value-type="float">
            <text:p>0.3515591</text:p>
          </table:table-cell>
          <table:table-cell office:value-type="float" office:value="0.3616079" calcext:value-type="float">
            <text:p>0.3616079</text:p>
          </table:table-cell>
          <table:table-cell office:value-type="float" office:value="0.3879036" calcext:value-type="float">
            <text:p>0.3879036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755E-015" calcext:value-type="float">
            <text:p>1.982755E-15</text:p>
          </table:table-cell>
          <table:table-cell office:value-type="float" office:value="1.963868E-015" calcext:value-type="float">
            <text:p>1.963868E-15</text:p>
          </table:table-cell>
          <table:table-cell office:value-type="float" office:value="9.927833E-016" calcext:value-type="float">
            <text:p>9.927833E-16</text:p>
          </table:table-cell>
          <table:table-cell office:value-type="float" office:value="9.760241E-016" calcext:value-type="float">
            <text:p>9.760241E-16</text:p>
          </table:table-cell>
          <table:table-cell office:value-type="float" office:value="9.241077E-016" calcext:value-type="float">
            <text:p>9.24107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16354" calcext:value-type="float">
            <text:p>-70.16354</text:p>
          </table:table-cell>
          <table:table-cell office:value-type="float" office:value="-0.01887698" calcext:value-type="float">
            <text:p>-0.01887698</text:p>
          </table:table-cell>
          <table:table-cell office:value-type="float" office:value="-0.01857234" calcext:value-type="float">
            <text:p>-0.01857234</text:p>
          </table:table-cell>
          <table:table-cell office:value-type="float" office:value="-0.01811744" calcext:value-type="float">
            <text:p>-0.01811744</text:p>
          </table:table-cell>
          <table:table-cell office:value-type="float" office:value="-0.0176631" calcext:value-type="float">
            <text:p>-0.0176631</text:p>
          </table:table-cell>
          <table:table-cell office:value-type="float" office:value="-0.01720704" calcext:value-type="float">
            <text:p>-0.01720704</text:p>
          </table:table-cell>
          <table:table-cell office:value-type="float" office:value="-0.01628002" calcext:value-type="float">
            <text:p>-0.01628002</text:p>
          </table:table-cell>
          <table:table-cell office:value-type="float" office:value="-0.01371082" calcext:value-type="float">
            <text:p>-0.01371082</text:p>
          </table:table-cell>
          <table:table-cell office:value-type="float" office:value="-0.007003464" calcext:value-type="float">
            <text:p>-0.007003464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512.673" calcext:value-type="float">
            <text:p>1512.673</text:p>
          </table:table-cell>
          <table:table-cell office:value-type="float" office:value="0" calcext:value-type="float">
            <text:p>0</text:p>
          </table:table-cell>
          <table:table-cell office:value-type="float" office:value="-48.74434" calcext:value-type="float">
            <text:p>-48.74434</text:p>
          </table:table-cell>
          <table:table-cell office:value-type="float" office:value="0.0001255469" calcext:value-type="float">
            <text:p>0.000125546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608.8593" calcext:value-type="float">
            <text:p>608.8593</text:p>
          </table:table-cell>
          <table:table-cell office:value-type="float" office:value="102.11" calcext:value-type="float">
            <text:p>102.11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783" calcext:value-type="float">
            <text:p>1255.783</text:p>
          </table:table-cell>
          <table:table-cell office:value-type="float" office:value="442.07" calcext:value-type="float">
            <text:p>442.07</text:p>
          </table:table-cell>
          <table:table-cell office:value-type="float" office:value="0" calcext:value-type="float">
            <text:p>0</text:p>
          </table:table-cell>
          <table:table-cell office:value-type="float" office:value="0.09064908" calcext:value-type="float">
            <text:p>0.09064908</text:p>
          </table:table-cell>
          <table:table-cell office:value-type="float" office:value="0.3018714" calcext:value-type="float">
            <text:p>0.3018714</text:p>
          </table:table-cell>
          <table:table-cell office:value-type="float" office:value="0.3025949" calcext:value-type="float">
            <text:p>0.3025949</text:p>
          </table:table-cell>
          <table:table-cell office:value-type="float" office:value="0.3032869" calcext:value-type="float">
            <text:p>0.3032869</text:p>
          </table:table-cell>
          <table:table-cell office:value-type="float" office:value="0.303866" calcext:value-type="float">
            <text:p>0.303866</text:p>
          </table:table-cell>
          <table:table-cell office:value-type="float" office:value="0.3047309" calcext:value-type="float">
            <text:p>0.3047309</text:p>
          </table:table-cell>
          <table:table-cell office:value-type="float" office:value="0.3516385" calcext:value-type="float">
            <text:p>0.3516385</text:p>
          </table:table-cell>
          <table:table-cell office:value-type="float" office:value="0.3615365" calcext:value-type="float">
            <text:p>0.3615365</text:p>
          </table:table-cell>
          <table:table-cell office:value-type="float" office:value="0.3878999" calcext:value-type="float">
            <text:p>0.3878999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101E-015" calcext:value-type="float">
            <text:p>1.983101E-15</text:p>
          </table:table-cell>
          <table:table-cell office:value-type="float" office:value="1.963739E-015" calcext:value-type="float">
            <text:p>1.963739E-15</text:p>
          </table:table-cell>
          <table:table-cell office:value-type="float" office:value="9.927686E-016" calcext:value-type="float">
            <text:p>9.927686E-16</text:p>
          </table:table-cell>
          <table:table-cell office:value-type="float" office:value="9.760156E-016" calcext:value-type="float">
            <text:p>9.760156E-16</text:p>
          </table:table-cell>
          <table:table-cell office:value-type="float" office:value="9.24102E-016" calcext:value-type="float">
            <text:p>9.2410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54696" calcext:value-type="float">
            <text:p>-31.54696</text:p>
          </table:table-cell>
          <table:table-cell office:value-type="float" office:value="-0.01825191" calcext:value-type="float">
            <text:p>-0.01825191</text:p>
          </table:table-cell>
          <table:table-cell office:value-type="float" office:value="-0.01795585" calcext:value-type="float">
            <text:p>-0.01795585</text:p>
          </table:table-cell>
          <table:table-cell office:value-type="float" office:value="-0.01769419" calcext:value-type="float">
            <text:p>-0.01769419</text:p>
          </table:table-cell>
          <table:table-cell office:value-type="float" office:value="-0.01746744" calcext:value-type="float">
            <text:p>-0.01746744</text:p>
          </table:table-cell>
          <table:table-cell office:value-type="float" office:value="-0.01712644" calcext:value-type="float">
            <text:p>-0.01712644</text:p>
          </table:table-cell>
          <table:table-cell office:value-type="float" office:value="-0.01624478" calcext:value-type="float">
            <text:p>-0.01624478</text:p>
          </table:table-cell>
          <table:table-cell office:value-type="float" office:value="-0.01373697" calcext:value-type="float">
            <text:p>-0.01373697</text:p>
          </table:table-cell>
          <table:table-cell office:value-type="float" office:value="-0.007004098" calcext:value-type="float">
            <text:p>-0.007004098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516.298" calcext:value-type="float">
            <text:p>1516.298</text:p>
          </table:table-cell>
          <table:table-cell office:value-type="float" office:value="0" calcext:value-type="float">
            <text:p>0</text:p>
          </table:table-cell>
          <table:table-cell office:value-type="float" office:value="-14.58565" calcext:value-type="float">
            <text:p>-14.58565</text:p>
          </table:table-cell>
          <table:table-cell office:value-type="float" office:value="0.0001197559" calcext:value-type="float">
            <text:p>0.000119755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611.3593" calcext:value-type="float">
            <text:p>611.3593</text:p>
          </table:table-cell>
          <table:table-cell office:value-type="float" office:value="103.31" calcext:value-type="float">
            <text:p>103.31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6.953" calcext:value-type="float">
            <text:p>1256.953</text:p>
          </table:table-cell>
          <table:table-cell office:value-type="float" office:value="442.1992" calcext:value-type="float">
            <text:p>442.1992</text:p>
          </table:table-cell>
          <table:table-cell office:value-type="float" office:value="0" calcext:value-type="float">
            <text:p>0</text:p>
          </table:table-cell>
          <table:table-cell office:value-type="float" office:value="0.2360199" calcext:value-type="float">
            <text:p>0.2360199</text:p>
          </table:table-cell>
          <table:table-cell office:value-type="float" office:value="0.2949342" calcext:value-type="float">
            <text:p>0.2949342</text:p>
          </table:table-cell>
          <table:table-cell office:value-type="float" office:value="0.2990459" calcext:value-type="float">
            <text:p>0.2990459</text:p>
          </table:table-cell>
          <table:table-cell office:value-type="float" office:value="0.3020568" calcext:value-type="float">
            <text:p>0.3020568</text:p>
          </table:table-cell>
          <table:table-cell office:value-type="float" office:value="0.303547" calcext:value-type="float">
            <text:p>0.303547</text:p>
          </table:table-cell>
          <table:table-cell office:value-type="float" office:value="0.304709" calcext:value-type="float">
            <text:p>0.304709</text:p>
          </table:table-cell>
          <table:table-cell office:value-type="float" office:value="0.3517804" calcext:value-type="float">
            <text:p>0.3517804</text:p>
          </table:table-cell>
          <table:table-cell office:value-type="float" office:value="0.3614879" calcext:value-type="float">
            <text:p>0.3614879</text:p>
          </table:table-cell>
          <table:table-cell office:value-type="float" office:value="0.3878927" calcext:value-type="float">
            <text:p>0.3878927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436E-015" calcext:value-type="float">
            <text:p>1.983436E-15</text:p>
          </table:table-cell>
          <table:table-cell office:value-type="float" office:value="1.963616E-015" calcext:value-type="float">
            <text:p>1.963616E-15</text:p>
          </table:table-cell>
          <table:table-cell office:value-type="float" office:value="9.92755E-016" calcext:value-type="float">
            <text:p>9.92755E-16</text:p>
          </table:table-cell>
          <table:table-cell office:value-type="float" office:value="9.760054E-016" calcext:value-type="float">
            <text:p>9.760054E-16</text:p>
          </table:table-cell>
          <table:table-cell office:value-type="float" office:value="9.240983E-016" calcext:value-type="float">
            <text:p>9.24098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688097" calcext:value-type="float">
            <text:p>-0.08688097</text:p>
          </table:table-cell>
          <table:table-cell office:value-type="float" office:value="-0.02143901" calcext:value-type="float">
            <text:p>-0.02143901</text:p>
          </table:table-cell>
          <table:table-cell office:value-type="float" office:value="-0.0194769" calcext:value-type="float">
            <text:p>-0.0194769</text:p>
          </table:table-cell>
          <table:table-cell office:value-type="float" office:value="-0.01819726" calcext:value-type="float">
            <text:p>-0.01819726</text:p>
          </table:table-cell>
          <table:table-cell office:value-type="float" office:value="-0.017596" calcext:value-type="float">
            <text:p>-0.017596</text:p>
          </table:table-cell>
          <table:table-cell office:value-type="float" office:value="-0.01713339" calcext:value-type="float">
            <text:p>-0.01713339</text:p>
          </table:table-cell>
          <table:table-cell office:value-type="float" office:value="-0.01618095" calcext:value-type="float">
            <text:p>-0.01618095</text:p>
          </table:table-cell>
          <table:table-cell office:value-type="float" office:value="-0.01375485" calcext:value-type="float">
            <text:p>-0.01375485</text:p>
          </table:table-cell>
          <table:table-cell office:value-type="float" office:value="-0.007005341" calcext:value-type="float">
            <text:p>-0.007005341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519.999" calcext:value-type="float">
            <text:p>1519.999</text:p>
          </table:table-cell>
          <table:table-cell office:value-type="float" office:value="0" calcext:value-type="float">
            <text:p>0</text:p>
          </table:table-cell>
          <table:table-cell office:value-type="float" office:value="-0.0767202" calcext:value-type="float">
            <text:p>-0.0767202</text:p>
          </table:table-cell>
          <table:table-cell office:value-type="float" office:value="0.0001126884" calcext:value-type="float">
            <text:p>0.000112688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611.3593" calcext:value-type="float">
            <text:p>611.3593</text:p>
          </table:table-cell>
          <table:table-cell office:value-type="float" office:value="105.0191" calcext:value-type="float">
            <text:p>105.0191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216" calcext:value-type="float">
            <text:p>1255.216</text:p>
          </table:table-cell>
          <table:table-cell office:value-type="float" office:value="442.2246" calcext:value-type="float">
            <text:p>442.2246</text:p>
          </table:table-cell>
          <table:table-cell office:value-type="float" office:value="0" calcext:value-type="float">
            <text:p>0</text:p>
          </table:table-cell>
          <table:table-cell office:value-type="float" office:value="0.08682866" calcext:value-type="float">
            <text:p>0.08682866</text:p>
          </table:table-cell>
          <table:table-cell office:value-type="float" office:value="0.2975147" calcext:value-type="float">
            <text:p>0.2975147</text:p>
          </table:table-cell>
          <table:table-cell office:value-type="float" office:value="0.2984186" calcext:value-type="float">
            <text:p>0.2984186</text:p>
          </table:table-cell>
          <table:table-cell office:value-type="float" office:value="0.3005573" calcext:value-type="float">
            <text:p>0.3005573</text:p>
          </table:table-cell>
          <table:table-cell office:value-type="float" office:value="0.3025697" calcext:value-type="float">
            <text:p>0.3025697</text:p>
          </table:table-cell>
          <table:table-cell office:value-type="float" office:value="0.304248" calcext:value-type="float">
            <text:p>0.304248</text:p>
          </table:table-cell>
          <table:table-cell office:value-type="float" office:value="0.3515942" calcext:value-type="float">
            <text:p>0.3515942</text:p>
          </table:table-cell>
          <table:table-cell office:value-type="float" office:value="0.3614493" calcext:value-type="float">
            <text:p>0.3614493</text:p>
          </table:table-cell>
          <table:table-cell office:value-type="float" office:value="0.3878856" calcext:value-type="float">
            <text:p>0.3878856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75E-015" calcext:value-type="float">
            <text:p>1.98375E-15</text:p>
          </table:table-cell>
          <table:table-cell office:value-type="float" office:value="1.963502E-015" calcext:value-type="float">
            <text:p>1.963502E-15</text:p>
          </table:table-cell>
          <table:table-cell office:value-type="float" office:value="9.927428E-016" calcext:value-type="float">
            <text:p>9.927428E-16</text:p>
          </table:table-cell>
          <table:table-cell office:value-type="float" office:value="9.759937E-016" calcext:value-type="float">
            <text:p>9.759937E-16</text:p>
          </table:table-cell>
          <table:table-cell office:value-type="float" office:value="9.240957E-016" calcext:value-type="float">
            <text:p>9.24095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30511" calcext:value-type="float">
            <text:p>-41.30511</text:p>
          </table:table-cell>
          <table:table-cell office:value-type="float" office:value="-0.02020878" calcext:value-type="float">
            <text:p>-0.02020878</text:p>
          </table:table-cell>
          <table:table-cell office:value-type="float" office:value="-0.01979149" calcext:value-type="float">
            <text:p>-0.01979149</text:p>
          </table:table-cell>
          <table:table-cell office:value-type="float" office:value="-0.0188452" calcext:value-type="float">
            <text:p>-0.0188452</text:p>
          </table:table-cell>
          <table:table-cell office:value-type="float" office:value="-0.01799291" calcext:value-type="float">
            <text:p>-0.01799291</text:p>
          </table:table-cell>
          <table:table-cell office:value-type="float" office:value="-0.01731243" calcext:value-type="float">
            <text:p>-0.01731243</text:p>
          </table:table-cell>
          <table:table-cell office:value-type="float" office:value="-0.01626362" calcext:value-type="float">
            <text:p>-0.01626362</text:p>
          </table:table-cell>
          <table:table-cell office:value-type="float" office:value="-0.01376892" calcext:value-type="float">
            <text:p>-0.01376892</text:p>
          </table:table-cell>
          <table:table-cell office:value-type="float" office:value="-0.00700658" calcext:value-type="float">
            <text:p>-0.00700658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523.61" calcext:value-type="float">
            <text:p>1523.61</text:p>
          </table:table-cell>
          <table:table-cell office:value-type="float" office:value="0" calcext:value-type="float">
            <text:p>0</text:p>
          </table:table-cell>
          <table:table-cell office:value-type="float" office:value="-20.72773" calcext:value-type="float">
            <text:p>-20.72773</text:p>
          </table:table-cell>
          <table:table-cell office:value-type="float" office:value="0.0001061318" calcext:value-type="float">
            <text:p>0.000106131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611.3593" calcext:value-type="float">
            <text:p>611.3593</text:p>
          </table:table-cell>
          <table:table-cell office:value-type="float" office:value="105.1118" calcext:value-type="float">
            <text:p>105.1118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5.116" calcext:value-type="float">
            <text:p>1255.116</text:p>
          </table:table-cell>
          <table:table-cell office:value-type="float" office:value="442.2328" calcext:value-type="float">
            <text:p>442.2328</text:p>
          </table:table-cell>
          <table:table-cell office:value-type="float" office:value="0" calcext:value-type="float">
            <text:p>0</text:p>
          </table:table-cell>
          <table:table-cell office:value-type="float" office:value="0.07774325" calcext:value-type="float">
            <text:p>0.07774325</text:p>
          </table:table-cell>
          <table:table-cell office:value-type="float" office:value="0.2984032" calcext:value-type="float">
            <text:p>0.2984032</text:p>
          </table:table-cell>
          <table:table-cell office:value-type="float" office:value="0.299155" calcext:value-type="float">
            <text:p>0.299155</text:p>
          </table:table-cell>
          <table:table-cell office:value-type="float" office:value="0.3006594" calcext:value-type="float">
            <text:p>0.3006594</text:p>
          </table:table-cell>
          <table:table-cell office:value-type="float" office:value="0.3022714" calcext:value-type="float">
            <text:p>0.3022714</text:p>
          </table:table-cell>
          <table:table-cell office:value-type="float" office:value="0.3039068" calcext:value-type="float">
            <text:p>0.3039068</text:p>
          </table:table-cell>
          <table:table-cell office:value-type="float" office:value="0.3513829" calcext:value-type="float">
            <text:p>0.3513829</text:p>
          </table:table-cell>
          <table:table-cell office:value-type="float" office:value="0.3614061" calcext:value-type="float">
            <text:p>0.3614061</text:p>
          </table:table-cell>
          <table:table-cell office:value-type="float" office:value="0.387878" calcext:value-type="float">
            <text:p>0.387878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105E-015" calcext:value-type="float">
            <text:p>1.984105E-15</text:p>
          </table:table-cell>
          <table:table-cell office:value-type="float" office:value="1.963369E-015" calcext:value-type="float">
            <text:p>1.963369E-15</text:p>
          </table:table-cell>
          <table:table-cell office:value-type="float" office:value="9.927272E-016" calcext:value-type="float">
            <text:p>9.927272E-16</text:p>
          </table:table-cell>
          <table:table-cell office:value-type="float" office:value="9.759847E-016" calcext:value-type="float">
            <text:p>9.759847E-16</text:p>
          </table:table-cell>
          <table:table-cell office:value-type="float" office:value="9.240897E-016" calcext:value-type="float">
            <text:p>9.24089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0.55747" calcext:value-type="float">
            <text:p>-80.55747</text:p>
          </table:table-cell>
          <table:table-cell office:value-type="float" office:value="-0.01979109" calcext:value-type="float">
            <text:p>-0.01979109</text:p>
          </table:table-cell>
          <table:table-cell office:value-type="float" office:value="-0.0194533" calcext:value-type="float">
            <text:p>-0.0194533</text:p>
          </table:table-cell>
          <table:table-cell office:value-type="float" office:value="-0.01880252" calcext:value-type="float">
            <text:p>-0.01880252</text:p>
          </table:table-cell>
          <table:table-cell office:value-type="float" office:value="-0.01811889" calcext:value-type="float">
            <text:p>-0.01811889</text:p>
          </table:table-cell>
          <table:table-cell office:value-type="float" office:value="-0.01744909" calcext:value-type="float">
            <text:p>-0.01744909</text:p>
          </table:table-cell>
          <table:table-cell office:value-type="float" office:value="-0.01635825" calcext:value-type="float">
            <text:p>-0.01635825</text:p>
          </table:table-cell>
          <table:table-cell office:value-type="float" office:value="-0.01378471" calcext:value-type="float">
            <text:p>-0.01378471</text:p>
          </table:table-cell>
          <table:table-cell office:value-type="float" office:value="-0.007007887" calcext:value-type="float">
            <text:p>-0.007007887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527.203" calcext:value-type="float">
            <text:p>1527.203</text:p>
          </table:table-cell>
          <table:table-cell office:value-type="float" office:value="0" calcext:value-type="float">
            <text:p>0</text:p>
          </table:table-cell>
          <table:table-cell office:value-type="float" office:value="-45.15806" calcext:value-type="float">
            <text:p>-45.15806</text:p>
          </table:table-cell>
          <table:table-cell office:value-type="float" office:value="0.0001028737" calcext:value-type="float">
            <text:p>0.000102873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613.3591" calcext:value-type="float">
            <text:p>613.3591</text:p>
          </table:table-cell>
          <table:table-cell office:value-type="float" office:value="105.6169" calcext:value-type="float">
            <text:p>105.6169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6.609" calcext:value-type="float">
            <text:p>1256.609</text:p>
          </table:table-cell>
          <table:table-cell office:value-type="float" office:value="442.2338" calcext:value-type="float">
            <text:p>442.2338</text:p>
          </table:table-cell>
          <table:table-cell office:value-type="float" office:value="0" calcext:value-type="float">
            <text:p>0</text:p>
          </table:table-cell>
          <table:table-cell office:value-type="float" office:value="0.2294012" calcext:value-type="float">
            <text:p>0.2294012</text:p>
          </table:table-cell>
          <table:table-cell office:value-type="float" office:value="0.2939421" calcext:value-type="float">
            <text:p>0.2939421</text:p>
          </table:table-cell>
          <table:table-cell office:value-type="float" office:value="0.2979102" calcext:value-type="float">
            <text:p>0.2979102</text:p>
          </table:table-cell>
          <table:table-cell office:value-type="float" office:value="0.3005603" calcext:value-type="float">
            <text:p>0.3005603</text:p>
          </table:table-cell>
          <table:table-cell office:value-type="float" office:value="0.3022542" calcext:value-type="float">
            <text:p>0.3022542</text:p>
          </table:table-cell>
          <table:table-cell office:value-type="float" office:value="0.3038502" calcext:value-type="float">
            <text:p>0.3038502</text:p>
          </table:table-cell>
          <table:table-cell office:value-type="float" office:value="0.3513607" calcext:value-type="float">
            <text:p>0.3513607</text:p>
          </table:table-cell>
          <table:table-cell office:value-type="float" office:value="0.3613624" calcext:value-type="float">
            <text:p>0.3613624</text:p>
          </table:table-cell>
          <table:table-cell office:value-type="float" office:value="0.3878684" calcext:value-type="float">
            <text:p>0.3878684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404E-015" calcext:value-type="float">
            <text:p>1.984404E-15</text:p>
          </table:table-cell>
          <table:table-cell office:value-type="float" office:value="1.963261E-015" calcext:value-type="float">
            <text:p>1.963261E-15</text:p>
          </table:table-cell>
          <table:table-cell office:value-type="float" office:value="9.92716E-016" calcext:value-type="float">
            <text:p>9.92716E-16</text:p>
          </table:table-cell>
          <table:table-cell office:value-type="float" office:value="9.759756E-016" calcext:value-type="float">
            <text:p>9.759756E-16</text:p>
          </table:table-cell>
          <table:table-cell office:value-type="float" office:value="9.240849E-016" calcext:value-type="float">
            <text:p>9.24084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052143" calcext:value-type="float">
            <text:p>-0.1052143</text:p>
          </table:table-cell>
          <table:table-cell office:value-type="float" office:value="-0.02193115" calcext:value-type="float">
            <text:p>-0.02193115</text:p>
          </table:table-cell>
          <table:table-cell office:value-type="float" office:value="-0.01999872" calcext:value-type="float">
            <text:p>-0.01999872</text:p>
          </table:table-cell>
          <table:table-cell office:value-type="float" office:value="-0.01883803" calcext:value-type="float">
            <text:p>-0.01883803</text:p>
          </table:table-cell>
          <table:table-cell office:value-type="float" office:value="-0.0181253" calcext:value-type="float">
            <text:p>-0.0181253</text:p>
          </table:table-cell>
          <table:table-cell office:value-type="float" office:value="-0.01747223" calcext:value-type="float">
            <text:p>-0.01747223</text:p>
          </table:table-cell>
          <table:table-cell office:value-type="float" office:value="-0.01636805" calcext:value-type="float">
            <text:p>-0.01636805</text:p>
          </table:table-cell>
          <table:table-cell office:value-type="float" office:value="-0.0138008" calcext:value-type="float">
            <text:p>-0.0138008</text:p>
          </table:table-cell>
          <table:table-cell office:value-type="float" office:value="-0.007009544" calcext:value-type="float">
            <text:p>-0.007009544</text:p>
          </table:table-cell>
          <table:table-cell office:value-type="float" office:value="-0.003763377" calcext:value-type="float">
            <text:p>-0.003763377</text:p>
          </table:table-cell>
          <table:table-cell office:value-type="float" office:value="1530.797" calcext:value-type="float">
            <text:p>1530.797</text:p>
          </table:table-cell>
          <table:table-cell office:value-type="float" office:value="0" calcext:value-type="float">
            <text:p>0</text:p>
          </table:table-cell>
          <table:table-cell office:value-type="float" office:value="-0.0198208" calcext:value-type="float">
            <text:p>-0.0198208</text:p>
          </table:table-cell>
          <table:table-cell office:value-type="float" office:value="0.0000992628" calcext:value-type="float">
            <text:p>9.9262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613.459" calcext:value-type="float">
            <text:p>613.459</text:p>
          </table:table-cell>
          <table:table-cell office:value-type="float" office:value="107.5286" calcext:value-type="float">
            <text:p>107.5286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4.808" calcext:value-type="float">
            <text:p>1254.808</text:p>
          </table:table-cell>
          <table:table-cell office:value-type="float" office:value="442.2225" calcext:value-type="float">
            <text:p>442.2225</text:p>
          </table:table-cell>
          <table:table-cell office:value-type="float" office:value="0" calcext:value-type="float">
            <text:p>0</text:p>
          </table:table-cell>
          <table:table-cell office:value-type="float" office:value="0.08221344" calcext:value-type="float">
            <text:p>0.08221344</text:p>
          </table:table-cell>
          <table:table-cell office:value-type="float" office:value="0.2956007" calcext:value-type="float">
            <text:p>0.2956007</text:p>
          </table:table-cell>
          <table:table-cell office:value-type="float" office:value="0.2964759" calcext:value-type="float">
            <text:p>0.2964759</text:p>
          </table:table-cell>
          <table:table-cell office:value-type="float" office:value="0.2990231" calcext:value-type="float">
            <text:p>0.2990231</text:p>
          </table:table-cell>
          <table:table-cell office:value-type="float" office:value="0.3014827" calcext:value-type="float">
            <text:p>0.3014827</text:p>
          </table:table-cell>
          <table:table-cell office:value-type="float" office:value="0.3035213" calcext:value-type="float">
            <text:p>0.3035213</text:p>
          </table:table-cell>
          <table:table-cell office:value-type="float" office:value="0.3511856" calcext:value-type="float">
            <text:p>0.3511856</text:p>
          </table:table-cell>
          <table:table-cell office:value-type="float" office:value="0.3613222" calcext:value-type="float">
            <text:p>0.3613222</text:p>
          </table:table-cell>
          <table:table-cell office:value-type="float" office:value="0.3878589" calcext:value-type="float">
            <text:p>0.3878589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664E-015" calcext:value-type="float">
            <text:p>1.984664E-15</text:p>
          </table:table-cell>
          <table:table-cell office:value-type="float" office:value="1.963167E-015" calcext:value-type="float">
            <text:p>1.963167E-15</text:p>
          </table:table-cell>
          <table:table-cell office:value-type="float" office:value="9.927055E-016" calcext:value-type="float">
            <text:p>9.927055E-16</text:p>
          </table:table-cell>
          <table:table-cell office:value-type="float" office:value="9.759689E-016" calcext:value-type="float">
            <text:p>9.759689E-16</text:p>
          </table:table-cell>
          <table:table-cell office:value-type="float" office:value="9.240803E-016" calcext:value-type="float">
            <text:p>9.24080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.96803" calcext:value-type="float">
            <text:p>-57.96803</text:p>
          </table:table-cell>
          <table:table-cell office:value-type="float" office:value="-0.02113872" calcext:value-type="float">
            <text:p>-0.02113872</text:p>
          </table:table-cell>
          <table:table-cell office:value-type="float" office:value="-0.02071141" calcext:value-type="float">
            <text:p>-0.02071141</text:p>
          </table:table-cell>
          <table:table-cell office:value-type="float" office:value="-0.01952541" calcext:value-type="float">
            <text:p>-0.01952541</text:p>
          </table:table-cell>
          <table:table-cell office:value-type="float" office:value="-0.01844724" calcext:value-type="float">
            <text:p>-0.01844724</text:p>
          </table:table-cell>
          <table:table-cell office:value-type="float" office:value="-0.017602" calcext:value-type="float">
            <text:p>-0.017602</text:p>
          </table:table-cell>
          <table:table-cell office:value-type="float" office:value="-0.01644696" calcext:value-type="float">
            <text:p>-0.01644696</text:p>
          </table:table-cell>
          <table:table-cell office:value-type="float" office:value="-0.01381554" calcext:value-type="float">
            <text:p>-0.01381554</text:p>
          </table:table-cell>
          <table:table-cell office:value-type="float" office:value="-0.007011196" calcext:value-type="float">
            <text:p>-0.007011196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534.377" calcext:value-type="float">
            <text:p>1534.377</text:p>
          </table:table-cell>
          <table:table-cell office:value-type="float" office:value="0" calcext:value-type="float">
            <text:p>0</text:p>
          </table:table-cell>
          <table:table-cell office:value-type="float" office:value="-26.73512" calcext:value-type="float">
            <text:p>-26.73512</text:p>
          </table:table-cell>
          <table:table-cell office:value-type="float" office:value="0.00009407813" calcext:value-type="float">
            <text:p>9.40781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613.459" calcext:value-type="float">
            <text:p>613.459</text:p>
          </table:table-cell>
          <table:table-cell office:value-type="float" office:value="107.5244" calcext:value-type="float">
            <text:p>107.5244</text:p>
          </table:table-cell>
          <table:table-cell office:value-type="float" office:value="57.29469" calcext:value-type="float">
            <text:p>57.29469</text:p>
          </table:table-cell>
          <table:table-cell office:value-type="float" office:value="1254.839" calcext:value-type="float">
            <text:p>1254.839</text:p>
          </table:table-cell>
          <table:table-cell office:value-type="float" office:value="442.1953" calcext:value-type="float">
            <text:p>442.1953</text:p>
          </table:table-cell>
          <table:table-cell office:value-type="float" office:value="0" calcext:value-type="float">
            <text:p>0</text:p>
          </table:table-cell>
          <table:table-cell office:value-type="float" office:value="0.08222146" calcext:value-type="float">
            <text:p>0.08222146</text:p>
          </table:table-cell>
          <table:table-cell office:value-type="float" office:value="0.2968223" calcext:value-type="float">
            <text:p>0.2968223</text:p>
          </table:table-cell>
          <table:table-cell office:value-type="float" office:value="0.297565" calcext:value-type="float">
            <text:p>0.297565</text:p>
          </table:table-cell>
          <table:table-cell office:value-type="float" office:value="0.2992903" calcext:value-type="float">
            <text:p>0.2992903</text:p>
          </table:table-cell>
          <table:table-cell office:value-type="float" office:value="0.3012491" calcext:value-type="float">
            <text:p>0.3012491</text:p>
          </table:table-cell>
          <table:table-cell office:value-type="float" office:value="0.3031858" calcext:value-type="float">
            <text:p>0.3031858</text:p>
          </table:table-cell>
          <table:table-cell office:value-type="float" office:value="0.3509899" calcext:value-type="float">
            <text:p>0.3509899</text:p>
          </table:table-cell>
          <table:table-cell office:value-type="float" office:value="0.3612792" calcext:value-type="float">
            <text:p>0.3612792</text:p>
          </table:table-cell>
          <table:table-cell office:value-type="float" office:value="0.3878494" calcext:value-type="float">
            <text:p>0.3878494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941E-015" calcext:value-type="float">
            <text:p>1.984941E-15</text:p>
          </table:table-cell>
          <table:table-cell office:value-type="float" office:value="1.963065E-015" calcext:value-type="float">
            <text:p>1.963065E-15</text:p>
          </table:table-cell>
          <table:table-cell office:value-type="float" office:value="9.926951E-016" calcext:value-type="float">
            <text:p>9.926951E-16</text:p>
          </table:table-cell>
          <table:table-cell office:value-type="float" office:value="9.759597E-016" calcext:value-type="float">
            <text:p>9.759597E-16</text:p>
          </table:table-cell>
          <table:table-cell office:value-type="float" office:value="9.240772E-016" calcext:value-type="float">
            <text:p>9.24077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.03872" calcext:value-type="float">
            <text:p>-57.03872</text:p>
          </table:table-cell>
          <table:table-cell office:value-type="float" office:value="-0.02053688" calcext:value-type="float">
            <text:p>-0.02053688</text:p>
          </table:table-cell>
          <table:table-cell office:value-type="float" office:value="-0.02018726" calcext:value-type="float">
            <text:p>-0.02018726</text:p>
          </table:table-cell>
          <table:table-cell office:value-type="float" office:value="-0.01940725" calcext:value-type="float">
            <text:p>-0.01940725</text:p>
          </table:table-cell>
          <table:table-cell office:value-type="float" office:value="-0.01854933" calcext:value-type="float">
            <text:p>-0.01854933</text:p>
          </table:table-cell>
          <table:table-cell office:value-type="float" office:value="-0.0177386" calcext:value-type="float">
            <text:p>-0.0177386</text:p>
          </table:table-cell>
          <table:table-cell office:value-type="float" office:value="-0.01653563" calcext:value-type="float">
            <text:p>-0.01653563</text:p>
          </table:table-cell>
          <table:table-cell office:value-type="float" office:value="-0.01383129" calcext:value-type="float">
            <text:p>-0.01383129</text:p>
          </table:table-cell>
          <table:table-cell office:value-type="float" office:value="-0.007012854" calcext:value-type="float">
            <text:p>-0.007012854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537.948" calcext:value-type="float">
            <text:p>1537.948</text:p>
          </table:table-cell>
          <table:table-cell office:value-type="float" office:value="0" calcext:value-type="float">
            <text:p>0</text:p>
          </table:table-cell>
          <table:table-cell office:value-type="float" office:value="-28.97975" calcext:value-type="float">
            <text:p>-28.97975</text:p>
          </table:table-cell>
          <table:table-cell office:value-type="float" office:value="0.00009198324" calcext:value-type="float">
            <text:p>9.19832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645.9589" calcext:value-type="float">
            <text:p>645.9589</text:p>
          </table:table-cell>
          <table:table-cell office:value-type="float" office:value="108.2044" calcext:value-type="float">
            <text:p>108.2044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73.625" calcext:value-type="float">
            <text:p>1273.625</text:p>
          </table:table-cell>
          <table:table-cell office:value-type="float" office:value="444.7059" calcext:value-type="float">
            <text:p>444.7059</text:p>
          </table:table-cell>
          <table:table-cell office:value-type="float" office:value="0" calcext:value-type="float">
            <text:p>0</text:p>
          </table:table-cell>
          <table:table-cell office:value-type="float" office:value="0.3785817" calcext:value-type="float">
            <text:p>0.3785817</text:p>
          </table:table-cell>
          <table:table-cell office:value-type="float" office:value="0.3796763" calcext:value-type="float">
            <text:p>0.3796763</text:p>
          </table:table-cell>
          <table:table-cell office:value-type="float" office:value="0.3828905" calcext:value-type="float">
            <text:p>0.3828905</text:p>
          </table:table-cell>
          <table:table-cell office:value-type="float" office:value="0.3806032" calcext:value-type="float">
            <text:p>0.3806032</text:p>
          </table:table-cell>
          <table:table-cell office:value-type="float" office:value="0.3610148" calcext:value-type="float">
            <text:p>0.3610148</text:p>
          </table:table-cell>
          <table:table-cell office:value-type="float" office:value="0.3338186" calcext:value-type="float">
            <text:p>0.3338186</text:p>
          </table:table-cell>
          <table:table-cell office:value-type="float" office:value="0.3763377" calcext:value-type="float">
            <text:p>0.3763377</text:p>
          </table:table-cell>
          <table:table-cell office:value-type="float" office:value="0.36197" calcext:value-type="float">
            <text:p>0.36197</text:p>
          </table:table-cell>
          <table:table-cell office:value-type="float" office:value="0.3873751" calcext:value-type="float">
            <text:p>0.3873751</text:p>
          </table:table-cell>
          <table:table-cell office:value-type="float" office:value="0.4133233" calcext:value-type="float">
            <text:p>0.413323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159E-015" calcext:value-type="float">
            <text:p>1.985159E-15</text:p>
          </table:table-cell>
          <table:table-cell office:value-type="float" office:value="1.962986E-015" calcext:value-type="float">
            <text:p>1.962986E-15</text:p>
          </table:table-cell>
          <table:table-cell office:value-type="float" office:value="9.926881E-016" calcext:value-type="float">
            <text:p>9.926881E-16</text:p>
          </table:table-cell>
          <table:table-cell office:value-type="float" office:value="9.759507E-016" calcext:value-type="float">
            <text:p>9.759507E-16</text:p>
          </table:table-cell>
          <table:table-cell office:value-type="float" office:value="9.240738E-016" calcext:value-type="float">
            <text:p>9.240738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715286" calcext:value-type="float">
            <text:p>-0.003715286</text:p>
          </table:table-cell>
          <table:table-cell office:value-type="float" office:value="-0.003645831" calcext:value-type="float">
            <text:p>-0.003645831</text:p>
          </table:table-cell>
          <table:table-cell office:value-type="float" office:value="-0.003435958" calcext:value-type="float">
            <text:p>-0.003435958</text:p>
          </table:table-cell>
          <table:table-cell office:value-type="float" office:value="-0.003581602" calcext:value-type="float">
            <text:p>-0.003581602</text:p>
          </table:table-cell>
          <table:table-cell office:value-type="float" office:value="-0.005378778" calcext:value-type="float">
            <text:p>-0.005378778</text:p>
          </table:table-cell>
          <table:table-cell office:value-type="float" office:value="-0.009335329" calcext:value-type="float">
            <text:p>-0.009335329</text:p>
          </table:table-cell>
          <table:table-cell office:value-type="float" office:value="-0.008425744" calcext:value-type="float">
            <text:p>-0.008425744</text:p>
          </table:table-cell>
          <table:table-cell office:value-type="float" office:value="-0.01358701" calcext:value-type="float">
            <text:p>-0.01358701</text:p>
          </table:table-cell>
          <table:table-cell office:value-type="float" office:value="-0.007095895" calcext:value-type="float">
            <text:p>-0.007095895</text:p>
          </table:table-cell>
          <table:table-cell office:value-type="float" office:value="-0.003819064" calcext:value-type="float">
            <text:p>-0.003819064</text:p>
          </table:table-cell>
          <table:table-cell office:value-type="float" office:value="1544.575" calcext:value-type="float">
            <text:p>1544.575</text:p>
          </table:table-cell>
          <table:table-cell office:value-type="float" office:value="0" calcext:value-type="float">
            <text:p>0</text:p>
          </table:table-cell>
          <table:table-cell office:value-type="float" office:value="-0.004051037" calcext:value-type="float">
            <text:p>-0.004051037</text:p>
          </table:table-cell>
          <table:table-cell office:value-type="float" office:value="0.00007302442" calcext:value-type="float">
            <text:p>7.30244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1448" calcext:value-type="float">
            <text:p>-1.23144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5936" calcext:value-type="float">
            <text:p>111.5936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65.414" calcext:value-type="float">
            <text:p>1265.414</text:p>
          </table:table-cell>
          <table:table-cell office:value-type="float" office:value="449.6289" calcext:value-type="float">
            <text:p>449.6289</text:p>
          </table:table-cell>
          <table:table-cell office:value-type="float" office:value="0" calcext:value-type="float">
            <text:p>0</text:p>
          </table:table-cell>
          <table:table-cell office:value-type="float" office:value="0.08583498" calcext:value-type="float">
            <text:p>0.08583498</text:p>
          </table:table-cell>
          <table:table-cell office:value-type="float" office:value="0.333619" calcext:value-type="float">
            <text:p>0.333619</text:p>
          </table:table-cell>
          <table:table-cell office:value-type="float" office:value="0.3353198" calcext:value-type="float">
            <text:p>0.3353198</text:p>
          </table:table-cell>
          <table:table-cell office:value-type="float" office:value="0.3376313" calcext:value-type="float">
            <text:p>0.3376313</text:p>
          </table:table-cell>
          <table:table-cell office:value-type="float" office:value="0.3393945" calcext:value-type="float">
            <text:p>0.3393945</text:p>
          </table:table-cell>
          <table:table-cell office:value-type="float" office:value="0.3407982" calcext:value-type="float">
            <text:p>0.3407982</text:p>
          </table:table-cell>
          <table:table-cell office:value-type="float" office:value="0.3784919" calcext:value-type="float">
            <text:p>0.3784919</text:p>
          </table:table-cell>
          <table:table-cell office:value-type="float" office:value="0.3641087" calcext:value-type="float">
            <text:p>0.3641087</text:p>
          </table:table-cell>
          <table:table-cell office:value-type="float" office:value="0.3874794" calcext:value-type="float">
            <text:p>0.3874794</text:p>
          </table:table-cell>
          <table:table-cell office:value-type="float" office:value="0.4137055" calcext:value-type="float">
            <text:p>0.4137055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372E-015" calcext:value-type="float">
            <text:p>1.985372E-15</text:p>
          </table:table-cell>
          <table:table-cell office:value-type="float" office:value="1.962907E-015" calcext:value-type="float">
            <text:p>1.962907E-15</text:p>
          </table:table-cell>
          <table:table-cell office:value-type="float" office:value="9.926801E-016" calcext:value-type="float">
            <text:p>9.926801E-16</text:p>
          </table:table-cell>
          <table:table-cell office:value-type="float" office:value="9.759435E-016" calcext:value-type="float">
            <text:p>9.759435E-16</text:p>
          </table:table-cell>
          <table:table-cell office:value-type="float" office:value="9.240711E-016" calcext:value-type="float">
            <text:p>9.24071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32178" calcext:value-type="float">
            <text:p>-44.32178</text:p>
          </table:table-cell>
          <table:table-cell office:value-type="float" office:value="-0.009086367" calcext:value-type="float">
            <text:p>-0.009086367</text:p>
          </table:table-cell>
          <table:table-cell office:value-type="float" office:value="-0.008776373" calcext:value-type="float">
            <text:p>-0.008776373</text:p>
          </table:table-cell>
          <table:table-cell office:value-type="float" office:value="-0.008383768" calcext:value-type="float">
            <text:p>-0.008383768</text:p>
          </table:table-cell>
          <table:table-cell office:value-type="float" office:value="-0.008088637" calcext:value-type="float">
            <text:p>-0.008088637</text:p>
          </table:table-cell>
          <table:table-cell office:value-type="float" office:value="-0.007859156" calcext:value-type="float">
            <text:p>-0.007859156</text:p>
          </table:table-cell>
          <table:table-cell office:value-type="float" office:value="-0.007984877" calcext:value-type="float">
            <text:p>-0.007984877</text:p>
          </table:table-cell>
          <table:table-cell office:value-type="float" office:value="-0.0128403" calcext:value-type="float">
            <text:p>-0.0128403</text:p>
          </table:table-cell>
          <table:table-cell office:value-type="float" office:value="-0.007077576" calcext:value-type="float">
            <text:p>-0.007077576</text:p>
          </table:table-cell>
          <table:table-cell office:value-type="float" office:value="-0.003785345" calcext:value-type="float">
            <text:p>-0.003785345</text:p>
          </table:table-cell>
          <table:table-cell office:value-type="float" office:value="1553.273" calcext:value-type="float">
            <text:p>1553.273</text:p>
          </table:table-cell>
          <table:table-cell office:value-type="float" office:value="0" calcext:value-type="float">
            <text:p>0</text:p>
          </table:table-cell>
          <table:table-cell office:value-type="float" office:value="-18.54221" calcext:value-type="float">
            <text:p>-18.54221</text:p>
          </table:table-cell>
          <table:table-cell office:value-type="float" office:value="0.0000647147" calcext:value-type="float">
            <text:p>6.4714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665" calcext:value-type="float">
            <text:p>-1.22966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5198" calcext:value-type="float">
            <text:p>111.5198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61.965" calcext:value-type="float">
            <text:p>1261.965</text:p>
          </table:table-cell>
          <table:table-cell office:value-type="float" office:value="453.1521" calcext:value-type="float">
            <text:p>453.1521</text:p>
          </table:table-cell>
          <table:table-cell office:value-type="float" office:value="0" calcext:value-type="float">
            <text:p>0</text:p>
          </table:table-cell>
          <table:table-cell office:value-type="float" office:value="0.09313231" calcext:value-type="float">
            <text:p>0.09313231</text:p>
          </table:table-cell>
          <table:table-cell office:value-type="float" office:value="0.3178601" calcext:value-type="float">
            <text:p>0.3178601</text:p>
          </table:table-cell>
          <table:table-cell office:value-type="float" office:value="0.3191215" calcext:value-type="float">
            <text:p>0.3191215</text:p>
          </table:table-cell>
          <table:table-cell office:value-type="float" office:value="0.3212538" calcext:value-type="float">
            <text:p>0.3212538</text:p>
          </table:table-cell>
          <table:table-cell office:value-type="float" office:value="0.3235029" calcext:value-type="float">
            <text:p>0.3235029</text:p>
          </table:table-cell>
          <table:table-cell office:value-type="float" office:value="0.3259885" calcext:value-type="float">
            <text:p>0.3259885</text:p>
          </table:table-cell>
          <table:table-cell office:value-type="float" office:value="0.3708499" calcext:value-type="float">
            <text:p>0.3708499</text:p>
          </table:table-cell>
          <table:table-cell office:value-type="float" office:value="0.3654782" calcext:value-type="float">
            <text:p>0.3654782</text:p>
          </table:table-cell>
          <table:table-cell office:value-type="float" office:value="0.3876414" calcext:value-type="float">
            <text:p>0.3876414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594E-015" calcext:value-type="float">
            <text:p>1.985594E-15</text:p>
          </table:table-cell>
          <table:table-cell office:value-type="float" office:value="1.962825E-015" calcext:value-type="float">
            <text:p>1.962825E-15</text:p>
          </table:table-cell>
          <table:table-cell office:value-type="float" office:value="9.92672E-016" calcext:value-type="float">
            <text:p>9.92672E-16</text:p>
          </table:table-cell>
          <table:table-cell office:value-type="float" office:value="9.759351E-016" calcext:value-type="float">
            <text:p>9.759351E-16</text:p>
          </table:table-cell>
          <table:table-cell office:value-type="float" office:value="9.240685E-016" calcext:value-type="float">
            <text:p>9.24068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6.86183" calcext:value-type="float">
            <text:p>-26.86183</text:p>
          </table:table-cell>
          <table:table-cell office:value-type="float" office:value="-0.01273307" calcext:value-type="float">
            <text:p>-0.01273307</text:p>
          </table:table-cell>
          <table:table-cell office:value-type="float" office:value="-0.0123935" calcext:value-type="float">
            <text:p>-0.0123935</text:p>
          </table:table-cell>
          <table:table-cell office:value-type="float" office:value="-0.01185094" calcext:value-type="float">
            <text:p>-0.01185094</text:p>
          </table:table-cell>
          <table:table-cell office:value-type="float" office:value="-0.01129359" calcext:value-type="float">
            <text:p>-0.01129359</text:p>
          </table:table-cell>
          <table:table-cell office:value-type="float" office:value="-0.01070651" calcext:value-type="float">
            <text:p>-0.01070651</text:p>
          </table:table-cell>
          <table:table-cell office:value-type="float" office:value="-0.009709202" calcext:value-type="float">
            <text:p>-0.009709202</text:p>
          </table:table-cell>
          <table:table-cell office:value-type="float" office:value="-0.01238151" calcext:value-type="float">
            <text:p>-0.01238151</text:p>
          </table:table-cell>
          <table:table-cell office:value-type="float" office:value="-0.007049331" calcext:value-type="float">
            <text:p>-0.007049331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560.517" calcext:value-type="float">
            <text:p>1560.517</text:p>
          </table:table-cell>
          <table:table-cell office:value-type="float" office:value="0" calcext:value-type="float">
            <text:p>0</text:p>
          </table:table-cell>
          <table:table-cell office:value-type="float" office:value="-8.68944" calcext:value-type="float">
            <text:p>-8.68944</text:p>
          </table:table-cell>
          <table:table-cell office:value-type="float" office:value="0.00006192108" calcext:value-type="float">
            <text:p>6.19210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5993" calcext:value-type="float">
            <text:p>111.5993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9.465" calcext:value-type="float">
            <text:p>1259.465</text:p>
          </table:table-cell>
          <table:table-cell office:value-type="float" office:value="455.573" calcext:value-type="float">
            <text:p>455.573</text:p>
          </table:table-cell>
          <table:table-cell office:value-type="float" office:value="0" calcext:value-type="float">
            <text:p>0</text:p>
          </table:table-cell>
          <table:table-cell office:value-type="float" office:value="0.08594012" calcext:value-type="float">
            <text:p>0.08594012</text:p>
          </table:table-cell>
          <table:table-cell office:value-type="float" office:value="0.3089303" calcext:value-type="float">
            <text:p>0.3089303</text:p>
          </table:table-cell>
          <table:table-cell office:value-type="float" office:value="0.3099517" calcext:value-type="float">
            <text:p>0.3099517</text:p>
          </table:table-cell>
          <table:table-cell office:value-type="float" office:value="0.3118489" calcext:value-type="float">
            <text:p>0.3118489</text:p>
          </table:table-cell>
          <table:table-cell office:value-type="float" office:value="0.3140353" calcext:value-type="float">
            <text:p>0.3140353</text:p>
          </table:table-cell>
          <table:table-cell office:value-type="float" office:value="0.3165981" calcext:value-type="float">
            <text:p>0.3165981</text:p>
          </table:table-cell>
          <table:table-cell office:value-type="float" office:value="0.3637433" calcext:value-type="float">
            <text:p>0.3637433</text:p>
          </table:table-cell>
          <table:table-cell office:value-type="float" office:value="0.3658186" calcext:value-type="float">
            <text:p>0.3658186</text:p>
          </table:table-cell>
          <table:table-cell office:value-type="float" office:value="0.3878015" calcext:value-type="float">
            <text:p>0.3878015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848E-015" calcext:value-type="float">
            <text:p>1.985848E-15</text:p>
          </table:table-cell>
          <table:table-cell office:value-type="float" office:value="1.962729E-015" calcext:value-type="float">
            <text:p>1.962729E-15</text:p>
          </table:table-cell>
          <table:table-cell office:value-type="float" office:value="9.926624E-016" calcext:value-type="float">
            <text:p>9.926624E-16</text:p>
          </table:table-cell>
          <table:table-cell office:value-type="float" office:value="9.759285E-016" calcext:value-type="float">
            <text:p>9.759285E-16</text:p>
          </table:table-cell>
          <table:table-cell office:value-type="float" office:value="9.240637E-016" calcext:value-type="float">
            <text:p>9.24063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76231" calcext:value-type="float">
            <text:p>-43.76231</text:p>
          </table:table-cell>
          <table:table-cell office:value-type="float" office:value="-0.01553572" calcext:value-type="float">
            <text:p>-0.01553572</text:p>
          </table:table-cell>
          <table:table-cell office:value-type="float" office:value="-0.01518849" calcext:value-type="float">
            <text:p>-0.01518849</text:p>
          </table:table-cell>
          <table:table-cell office:value-type="float" office:value="-0.01457504" calcext:value-type="float">
            <text:p>-0.01457504</text:p>
          </table:table-cell>
          <table:table-cell office:value-type="float" office:value="-0.01388752" calcext:value-type="float">
            <text:p>-0.01388752</text:p>
          </table:table-cell>
          <table:table-cell office:value-type="float" office:value="-0.01312261" calcext:value-type="float">
            <text:p>-0.01312261</text:p>
          </table:table-cell>
          <table:table-cell office:value-type="float" office:value="-0.01170504" calcext:value-type="float">
            <text:p>-0.01170504</text:p>
          </table:table-cell>
          <table:table-cell office:value-type="float" office:value="-0.01226858" calcext:value-type="float">
            <text:p>-0.01226858</text:p>
          </table:table-cell>
          <table:table-cell office:value-type="float" office:value="-0.007021436" calcext:value-type="float">
            <text:p>-0.007021436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566.521" calcext:value-type="float">
            <text:p>1566.521</text:p>
          </table:table-cell>
          <table:table-cell office:value-type="float" office:value="0" calcext:value-type="float">
            <text:p>0</text:p>
          </table:table-cell>
          <table:table-cell office:value-type="float" office:value="-16.35053" calcext:value-type="float">
            <text:p>-16.35053</text:p>
          </table:table-cell>
          <table:table-cell office:value-type="float" office:value="0.00005838007" calcext:value-type="float">
            <text:p>5.83800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704" calcext:value-type="float">
            <text:p>111.6704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7.901" calcext:value-type="float">
            <text:p>1257.901</text:p>
          </table:table-cell>
          <table:table-cell office:value-type="float" office:value="457.0653" calcext:value-type="float">
            <text:p>457.0653</text:p>
          </table:table-cell>
          <table:table-cell office:value-type="float" office:value="0" calcext:value-type="float">
            <text:p>0</text:p>
          </table:table-cell>
          <table:table-cell office:value-type="float" office:value="0.07933316" calcext:value-type="float">
            <text:p>0.07933316</text:p>
          </table:table-cell>
          <table:table-cell office:value-type="float" office:value="0.3041817" calcext:value-type="float">
            <text:p>0.3041817</text:p>
          </table:table-cell>
          <table:table-cell office:value-type="float" office:value="0.3050529" calcext:value-type="float">
            <text:p>0.3050529</text:p>
          </table:table-cell>
          <table:table-cell office:value-type="float" office:value="0.3067125" calcext:value-type="float">
            <text:p>0.3067125</text:p>
          </table:table-cell>
          <table:table-cell office:value-type="float" office:value="0.3086807" calcext:value-type="float">
            <text:p>0.3086807</text:p>
          </table:table-cell>
          <table:table-cell office:value-type="float" office:value="0.3110361" calcext:value-type="float">
            <text:p>0.3110361</text:p>
          </table:table-cell>
          <table:table-cell office:value-type="float" office:value="0.3589947" calcext:value-type="float">
            <text:p>0.3589947</text:p>
          </table:table-cell>
          <table:table-cell office:value-type="float" office:value="0.365546" calcext:value-type="float">
            <text:p>0.365546</text:p>
          </table:table-cell>
          <table:table-cell office:value-type="float" office:value="0.387925" calcext:value-type="float">
            <text:p>0.387925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115E-015" calcext:value-type="float">
            <text:p>1.986115E-15</text:p>
          </table:table-cell>
          <table:table-cell office:value-type="float" office:value="1.962631E-015" calcext:value-type="float">
            <text:p>1.962631E-15</text:p>
          </table:table-cell>
          <table:table-cell office:value-type="float" office:value="9.926547E-016" calcext:value-type="float">
            <text:p>9.926547E-16</text:p>
          </table:table-cell>
          <table:table-cell office:value-type="float" office:value="9.759182E-016" calcext:value-type="float">
            <text:p>9.759182E-16</text:p>
          </table:table-cell>
          <table:table-cell office:value-type="float" office:value="9.240595E-016" calcext:value-type="float">
            <text:p>9.24059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1618" calcext:value-type="float">
            <text:p>-70.1618</text:p>
          </table:table-cell>
          <table:table-cell office:value-type="float" office:value="-0.01731157" calcext:value-type="float">
            <text:p>-0.01731157</text:p>
          </table:table-cell>
          <table:table-cell office:value-type="float" office:value="-0.01697524" calcext:value-type="float">
            <text:p>-0.01697524</text:p>
          </table:table-cell>
          <table:table-cell office:value-type="float" office:value="-0.01636377" calcext:value-type="float">
            <text:p>-0.01636377</text:p>
          </table:table-cell>
          <table:table-cell office:value-type="float" office:value="-0.01565522" calcext:value-type="float">
            <text:p>-0.01565522</text:p>
          </table:table-cell>
          <table:table-cell office:value-type="float" office:value="-0.01484688" calcext:value-type="float">
            <text:p>-0.01484688</text:p>
          </table:table-cell>
          <table:table-cell office:value-type="float" office:value="-0.01329283" calcext:value-type="float">
            <text:p>-0.01329283</text:p>
          </table:table-cell>
          <table:table-cell office:value-type="float" office:value="-0.0123553" calcext:value-type="float">
            <text:p>-0.0123553</text:p>
          </table:table-cell>
          <table:table-cell office:value-type="float" office:value="-0.006999951" calcext:value-type="float">
            <text:p>-0.006999951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571.592" calcext:value-type="float">
            <text:p>1571.592</text:p>
          </table:table-cell>
          <table:table-cell office:value-type="float" office:value="0" calcext:value-type="float">
            <text:p>0</text:p>
          </table:table-cell>
          <table:table-cell office:value-type="float" office:value="-40.34803" calcext:value-type="float">
            <text:p>-40.34803</text:p>
          </table:table-cell>
          <table:table-cell office:value-type="float" office:value="0.00005572604" calcext:value-type="float">
            <text:p>5.57260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388" calcext:value-type="float">
            <text:p>111.6388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7.035" calcext:value-type="float">
            <text:p>1257.035</text:p>
          </table:table-cell>
          <table:table-cell office:value-type="float" office:value="457.9646" calcext:value-type="float">
            <text:p>457.9646</text:p>
          </table:table-cell>
          <table:table-cell office:value-type="float" office:value="0" calcext:value-type="float">
            <text:p>0</text:p>
          </table:table-cell>
          <table:table-cell office:value-type="float" office:value="0.08191624" calcext:value-type="float">
            <text:p>0.08191624</text:p>
          </table:table-cell>
          <table:table-cell office:value-type="float" office:value="0.3017705" calcext:value-type="float">
            <text:p>0.3017705</text:p>
          </table:table-cell>
          <table:table-cell office:value-type="float" office:value="0.3025769" calcext:value-type="float">
            <text:p>0.3025769</text:p>
          </table:table-cell>
          <table:table-cell office:value-type="float" office:value="0.3040736" calcext:value-type="float">
            <text:p>0.3040736</text:p>
          </table:table-cell>
          <table:table-cell office:value-type="float" office:value="0.305807" calcext:value-type="float">
            <text:p>0.305807</text:p>
          </table:table-cell>
          <table:table-cell office:value-type="float" office:value="0.3078711" calcext:value-type="float">
            <text:p>0.3078711</text:p>
          </table:table-cell>
          <table:table-cell office:value-type="float" office:value="0.3561059" calcext:value-type="float">
            <text:p>0.3561059</text:p>
          </table:table-cell>
          <table:table-cell office:value-type="float" office:value="0.3650168" calcext:value-type="float">
            <text:p>0.3650168</text:p>
          </table:table-cell>
          <table:table-cell office:value-type="float" office:value="0.3879981" calcext:value-type="float">
            <text:p>0.3879981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38E-015" calcext:value-type="float">
            <text:p>1.98638E-15</text:p>
          </table:table-cell>
          <table:table-cell office:value-type="float" office:value="1.962533E-015" calcext:value-type="float">
            <text:p>1.962533E-15</text:p>
          </table:table-cell>
          <table:table-cell office:value-type="float" office:value="9.926466E-016" calcext:value-type="float">
            <text:p>9.926466E-16</text:p>
          </table:table-cell>
          <table:table-cell office:value-type="float" office:value="9.759086E-016" calcext:value-type="float">
            <text:p>9.759086E-16</text:p>
          </table:table-cell>
          <table:table-cell office:value-type="float" office:value="9.240552E-016" calcext:value-type="float">
            <text:p>9.24055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8.93457" calcext:value-type="float">
            <text:p>-58.93457</text:p>
          </table:table-cell>
          <table:table-cell office:value-type="float" office:value="-0.01830045" calcext:value-type="float">
            <text:p>-0.01830045</text:p>
          </table:table-cell>
          <table:table-cell office:value-type="float" office:value="-0.01796918" calcext:value-type="float">
            <text:p>-0.01796918</text:p>
          </table:table-cell>
          <table:table-cell office:value-type="float" office:value="-0.01738017" calcext:value-type="float">
            <text:p>-0.01738017</text:p>
          </table:table-cell>
          <table:table-cell office:value-type="float" office:value="-0.0167098" calcext:value-type="float">
            <text:p>-0.0167098</text:p>
          </table:table-cell>
          <table:table-cell office:value-type="float" office:value="-0.0159434" calcext:value-type="float">
            <text:p>-0.0159434</text:p>
          </table:table-cell>
          <table:table-cell office:value-type="float" office:value="-0.01437534" calcext:value-type="float">
            <text:p>-0.01437534</text:p>
          </table:table-cell>
          <table:table-cell office:value-type="float" office:value="-0.01252791" calcext:value-type="float">
            <text:p>-0.01252791</text:p>
          </table:table-cell>
          <table:table-cell office:value-type="float" office:value="-0.006987226" calcext:value-type="float">
            <text:p>-0.006987226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576.071" calcext:value-type="float">
            <text:p>1576.071</text:p>
          </table:table-cell>
          <table:table-cell office:value-type="float" office:value="0" calcext:value-type="float">
            <text:p>0</text:p>
          </table:table-cell>
          <table:table-cell office:value-type="float" office:value="-24.44828" calcext:value-type="float">
            <text:p>-24.44828</text:p>
          </table:table-cell>
          <table:table-cell office:value-type="float" office:value="0.00005410379" calcext:value-type="float">
            <text:p>5.41037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5922" calcext:value-type="float">
            <text:p>111.5922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6.532" calcext:value-type="float">
            <text:p>1256.532</text:p>
          </table:table-cell>
          <table:table-cell office:value-type="float" office:value="458.5134" calcext:value-type="float">
            <text:p>458.5134</text:p>
          </table:table-cell>
          <table:table-cell office:value-type="float" office:value="0" calcext:value-type="float">
            <text:p>0</text:p>
          </table:table-cell>
          <table:table-cell office:value-type="float" office:value="0.08620682" calcext:value-type="float">
            <text:p>0.08620682</text:p>
          </table:table-cell>
          <table:table-cell office:value-type="float" office:value="0.3005528" calcext:value-type="float">
            <text:p>0.3005528</text:p>
          </table:table-cell>
          <table:table-cell office:value-type="float" office:value="0.3013342" calcext:value-type="float">
            <text:p>0.3013342</text:p>
          </table:table-cell>
          <table:table-cell office:value-type="float" office:value="0.3027292" calcext:value-type="float">
            <text:p>0.3027292</text:p>
          </table:table-cell>
          <table:table-cell office:value-type="float" office:value="0.3043384" calcext:value-type="float">
            <text:p>0.3043384</text:p>
          </table:table-cell>
          <table:table-cell office:value-type="float" office:value="0.3062544" calcext:value-type="float">
            <text:p>0.3062544</text:p>
          </table:table-cell>
          <table:table-cell office:value-type="float" office:value="0.3543019" calcext:value-type="float">
            <text:p>0.3543019</text:p>
          </table:table-cell>
          <table:table-cell office:value-type="float" office:value="0.3644278" calcext:value-type="float">
            <text:p>0.3644278</text:p>
          </table:table-cell>
          <table:table-cell office:value-type="float" office:value="0.388024" calcext:value-type="float">
            <text:p>0.388024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632E-015" calcext:value-type="float">
            <text:p>1.986632E-15</text:p>
          </table:table-cell>
          <table:table-cell office:value-type="float" office:value="1.962439E-015" calcext:value-type="float">
            <text:p>1.962439E-15</text:p>
          </table:table-cell>
          <table:table-cell office:value-type="float" office:value="9.926387E-016" calcext:value-type="float">
            <text:p>9.926387E-16</text:p>
          </table:table-cell>
          <table:table-cell office:value-type="float" office:value="9.759004E-016" calcext:value-type="float">
            <text:p>9.759004E-16</text:p>
          </table:table-cell>
          <table:table-cell office:value-type="float" office:value="9.240507E-016" calcext:value-type="float">
            <text:p>9.24050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71273" calcext:value-type="float">
            <text:p>-42.71273</text:p>
          </table:table-cell>
          <table:table-cell office:value-type="float" office:value="-0.01882606" calcext:value-type="float">
            <text:p>-0.01882606</text:p>
          </table:table-cell>
          <table:table-cell office:value-type="float" office:value="-0.01849329" calcext:value-type="float">
            <text:p>-0.01849329</text:p>
          </table:table-cell>
          <table:table-cell office:value-type="float" office:value="-0.01792555" calcext:value-type="float">
            <text:p>-0.01792555</text:p>
          </table:table-cell>
          <table:table-cell office:value-type="float" office:value="-0.01728004" calcext:value-type="float">
            <text:p>-0.01728004</text:p>
          </table:table-cell>
          <table:table-cell office:value-type="float" office:value="-0.01653988" calcext:value-type="float">
            <text:p>-0.01653988</text:p>
          </table:table-cell>
          <table:table-cell office:value-type="float" office:value="-0.01509995" calcext:value-type="float">
            <text:p>-0.01509995</text:p>
          </table:table-cell>
          <table:table-cell office:value-type="float" office:value="-0.01272368" calcext:value-type="float">
            <text:p>-0.01272368</text:p>
          </table:table-cell>
          <table:table-cell office:value-type="float" office:value="-0.006982686" calcext:value-type="float">
            <text:p>-0.006982686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580.194" calcext:value-type="float">
            <text:p>1580.194</text:p>
          </table:table-cell>
          <table:table-cell office:value-type="float" office:value="0" calcext:value-type="float">
            <text:p>0</text:p>
          </table:table-cell>
          <table:table-cell office:value-type="float" office:value="-15.71363" calcext:value-type="float">
            <text:p>-15.71363</text:p>
          </table:table-cell>
          <table:table-cell office:value-type="float" office:value="0.00005240948" calcext:value-type="float">
            <text:p>5.24094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01" calcext:value-type="float">
            <text:p>111.601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6.195" calcext:value-type="float">
            <text:p>1256.195</text:p>
          </table:table-cell>
          <table:table-cell office:value-type="float" office:value="458.8412" calcext:value-type="float">
            <text:p>458.8412</text:p>
          </table:table-cell>
          <table:table-cell office:value-type="float" office:value="0" calcext:value-type="float">
            <text:p>0</text:p>
          </table:table-cell>
          <table:table-cell office:value-type="float" office:value="0.08537382" calcext:value-type="float">
            <text:p>0.08537382</text:p>
          </table:table-cell>
          <table:table-cell office:value-type="float" office:value="0.3002634" calcext:value-type="float">
            <text:p>0.3002634</text:p>
          </table:table-cell>
          <table:table-cell office:value-type="float" office:value="0.3009981" calcext:value-type="float">
            <text:p>0.3009981</text:p>
          </table:table-cell>
          <table:table-cell office:value-type="float" office:value="0.3021284" calcext:value-type="float">
            <text:p>0.3021284</text:p>
          </table:table-cell>
          <table:table-cell office:value-type="float" office:value="0.3035947" calcext:value-type="float">
            <text:p>0.3035947</text:p>
          </table:table-cell>
          <table:table-cell office:value-type="float" office:value="0.3053657" calcext:value-type="float">
            <text:p>0.3053657</text:p>
          </table:table-cell>
          <table:table-cell office:value-type="float" office:value="0.3532361" calcext:value-type="float">
            <text:p>0.3532361</text:p>
          </table:table-cell>
          <table:table-cell office:value-type="float" office:value="0.3638711" calcext:value-type="float">
            <text:p>0.3638711</text:p>
          </table:table-cell>
          <table:table-cell office:value-type="float" office:value="0.3880121" calcext:value-type="float">
            <text:p>0.3880121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036E-015" calcext:value-type="float">
            <text:p>1.985036E-15</text:p>
          </table:table-cell>
          <table:table-cell office:value-type="float" office:value="1.962351E-015" calcext:value-type="float">
            <text:p>1.962351E-15</text:p>
          </table:table-cell>
          <table:table-cell office:value-type="float" office:value="9.926315E-016" calcext:value-type="float">
            <text:p>9.926315E-16</text:p>
          </table:table-cell>
          <table:table-cell office:value-type="float" office:value="9.758928E-016" calcext:value-type="float">
            <text:p>9.758928E-16</text:p>
          </table:table-cell>
          <table:table-cell office:value-type="float" office:value="9.240441E-016" calcext:value-type="float">
            <text:p>9.24044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58769" calcext:value-type="float">
            <text:p>-45.58769</text:p>
          </table:table-cell>
          <table:table-cell office:value-type="float" office:value="-0.01895621" calcext:value-type="float">
            <text:p>-0.01895621</text:p>
          </table:table-cell>
          <table:table-cell office:value-type="float" office:value="-0.01864062" calcext:value-type="float">
            <text:p>-0.01864062</text:p>
          </table:table-cell>
          <table:table-cell office:value-type="float" office:value="-0.01817694" calcext:value-type="float">
            <text:p>-0.01817694</text:p>
          </table:table-cell>
          <table:table-cell office:value-type="float" office:value="-0.0175776" calcext:value-type="float">
            <text:p>-0.0175776</text:p>
          </table:table-cell>
          <table:table-cell office:value-type="float" office:value="-0.01687695" calcext:value-type="float">
            <text:p>-0.01687695</text:p>
          </table:table-cell>
          <table:table-cell office:value-type="float" office:value="-0.01554768" calcext:value-type="float">
            <text:p>-0.01554768</text:p>
          </table:table-cell>
          <table:table-cell office:value-type="float" office:value="-0.01291215" calcext:value-type="float">
            <text:p>-0.01291215</text:p>
          </table:table-cell>
          <table:table-cell office:value-type="float" office:value="-0.006984678" calcext:value-type="float">
            <text:p>-0.006984678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584.089" calcext:value-type="float">
            <text:p>1584.089</text:p>
          </table:table-cell>
          <table:table-cell office:value-type="float" office:value="0" calcext:value-type="float">
            <text:p>0</text:p>
          </table:table-cell>
          <table:table-cell office:value-type="float" office:value="-17.28227" calcext:value-type="float">
            <text:p>-17.28227</text:p>
          </table:table-cell>
          <table:table-cell office:value-type="float" office:value="0.00005066209" calcext:value-type="float">
            <text:p>5.06620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593" calcext:value-type="float">
            <text:p>111.593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6.018" calcext:value-type="float">
            <text:p>1256.018</text:p>
          </table:table-cell>
          <table:table-cell office:value-type="float" office:value="459.0287" calcext:value-type="float">
            <text:p>459.0287</text:p>
          </table:table-cell>
          <table:table-cell office:value-type="float" office:value="0" calcext:value-type="float">
            <text:p>0</text:p>
          </table:table-cell>
          <table:table-cell office:value-type="float" office:value="0.0862753" calcext:value-type="float">
            <text:p>0.0862753</text:p>
          </table:table-cell>
          <table:table-cell office:value-type="float" office:value="0.300225" calcext:value-type="float">
            <text:p>0.300225</text:p>
          </table:table-cell>
          <table:table-cell office:value-type="float" office:value="0.3009677" calcext:value-type="float">
            <text:p>0.3009677</text:p>
          </table:table-cell>
          <table:table-cell office:value-type="float" office:value="0.3021479" calcext:value-type="float">
            <text:p>0.3021479</text:p>
          </table:table-cell>
          <table:table-cell office:value-type="float" office:value="0.3033068" calcext:value-type="float">
            <text:p>0.3033068</text:p>
          </table:table-cell>
          <table:table-cell office:value-type="float" office:value="0.3048491" calcext:value-type="float">
            <text:p>0.3048491</text:p>
          </table:table-cell>
          <table:table-cell office:value-type="float" office:value="0.3526543" calcext:value-type="float">
            <text:p>0.3526543</text:p>
          </table:table-cell>
          <table:table-cell office:value-type="float" office:value="0.3634229" calcext:value-type="float">
            <text:p>0.3634229</text:p>
          </table:table-cell>
          <table:table-cell office:value-type="float" office:value="0.3879748" calcext:value-type="float">
            <text:p>0.3879748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288E-015" calcext:value-type="float">
            <text:p>1.985288E-15</text:p>
          </table:table-cell>
          <table:table-cell office:value-type="float" office:value="1.962258E-015" calcext:value-type="float">
            <text:p>1.962258E-15</text:p>
          </table:table-cell>
          <table:table-cell office:value-type="float" office:value="9.926223E-016" calcext:value-type="float">
            <text:p>9.926223E-16</text:p>
          </table:table-cell>
          <table:table-cell office:value-type="float" office:value="9.758843E-016" calcext:value-type="float">
            <text:p>9.758843E-16</text:p>
          </table:table-cell>
          <table:table-cell office:value-type="float" office:value="9.240404E-016" calcext:value-type="float">
            <text:p>9.24040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99957" calcext:value-type="float">
            <text:p>-41.99957</text:p>
          </table:table-cell>
          <table:table-cell office:value-type="float" office:value="-0.01897181" calcext:value-type="float">
            <text:p>-0.01897181</text:p>
          </table:table-cell>
          <table:table-cell office:value-type="float" office:value="-0.01865405" calcext:value-type="float">
            <text:p>-0.01865405</text:p>
          </table:table-cell>
          <table:table-cell office:value-type="float" office:value="-0.01816984" calcext:value-type="float">
            <text:p>-0.01816984</text:p>
          </table:table-cell>
          <table:table-cell office:value-type="float" office:value="-0.01769487" calcext:value-type="float">
            <text:p>-0.01769487</text:p>
          </table:table-cell>
          <table:table-cell office:value-type="float" office:value="-0.0170787" calcext:value-type="float">
            <text:p>-0.0170787</text:p>
          </table:table-cell>
          <table:table-cell office:value-type="float" office:value="-0.01579764" calcext:value-type="float">
            <text:p>-0.01579764</text:p>
          </table:table-cell>
          <table:table-cell office:value-type="float" office:value="-0.0130662" calcext:value-type="float">
            <text:p>-0.0130662</text:p>
          </table:table-cell>
          <table:table-cell office:value-type="float" office:value="-0.006991092" calcext:value-type="float">
            <text:p>-0.006991092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587.861" calcext:value-type="float">
            <text:p>1587.861</text:p>
          </table:table-cell>
          <table:table-cell office:value-type="float" office:value="0" calcext:value-type="float">
            <text:p>0</text:p>
          </table:table-cell>
          <table:table-cell office:value-type="float" office:value="-18.49206" calcext:value-type="float">
            <text:p>-18.49206</text:p>
          </table:table-cell>
          <table:table-cell office:value-type="float" office:value="0.00004884019" calcext:value-type="float">
            <text:p>4.88401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112" calcext:value-type="float">
            <text:p>111.6112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5.876" calcext:value-type="float">
            <text:p>1255.876</text:p>
          </table:table-cell>
          <table:table-cell office:value-type="float" office:value="459.1523" calcext:value-type="float">
            <text:p>459.1523</text:p>
          </table:table-cell>
          <table:table-cell office:value-type="float" office:value="0" calcext:value-type="float">
            <text:p>0</text:p>
          </table:table-cell>
          <table:table-cell office:value-type="float" office:value="0.0845055" calcext:value-type="float">
            <text:p>0.0845055</text:p>
          </table:table-cell>
          <table:table-cell office:value-type="float" office:value="0.3001889" calcext:value-type="float">
            <text:p>0.3001889</text:p>
          </table:table-cell>
          <table:table-cell office:value-type="float" office:value="0.3009531" calcext:value-type="float">
            <text:p>0.3009531</text:p>
          </table:table-cell>
          <table:table-cell office:value-type="float" office:value="0.302134" calcext:value-type="float">
            <text:p>0.302134</text:p>
          </table:table-cell>
          <table:table-cell office:value-type="float" office:value="0.3033685" calcext:value-type="float">
            <text:p>0.3033685</text:p>
          </table:table-cell>
          <table:table-cell office:value-type="float" office:value="0.3047026" calcext:value-type="float">
            <text:p>0.3047026</text:p>
          </table:table-cell>
          <table:table-cell office:value-type="float" office:value="0.3523" calcext:value-type="float">
            <text:p>0.3523</text:p>
          </table:table-cell>
          <table:table-cell office:value-type="float" office:value="0.3630558" calcext:value-type="float">
            <text:p>0.3630558</text:p>
          </table:table-cell>
          <table:table-cell office:value-type="float" office:value="0.3879226" calcext:value-type="float">
            <text:p>0.3879226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557E-015" calcext:value-type="float">
            <text:p>1.985557E-15</text:p>
          </table:table-cell>
          <table:table-cell office:value-type="float" office:value="1.962157E-015" calcext:value-type="float">
            <text:p>1.962157E-15</text:p>
          </table:table-cell>
          <table:table-cell office:value-type="float" office:value="9.926122E-016" calcext:value-type="float">
            <text:p>9.926122E-16</text:p>
          </table:table-cell>
          <table:table-cell office:value-type="float" office:value="9.758772E-016" calcext:value-type="float">
            <text:p>9.758772E-16</text:p>
          </table:table-cell>
          <table:table-cell office:value-type="float" office:value="9.240357E-016" calcext:value-type="float">
            <text:p>9.24035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.9334" calcext:value-type="float">
            <text:p>-47.9334</text:p>
          </table:table-cell>
          <table:table-cell office:value-type="float" office:value="-0.01898838" calcext:value-type="float">
            <text:p>-0.01898838</text:p>
          </table:table-cell>
          <table:table-cell office:value-type="float" office:value="-0.01866008" calcext:value-type="float">
            <text:p>-0.01866008</text:p>
          </table:table-cell>
          <table:table-cell office:value-type="float" office:value="-0.01817623" calcext:value-type="float">
            <text:p>-0.01817623</text:p>
          </table:table-cell>
          <table:table-cell office:value-type="float" office:value="-0.0176712" calcext:value-type="float">
            <text:p>-0.0176712</text:p>
          </table:table-cell>
          <table:table-cell office:value-type="float" office:value="-0.01713686" calcext:value-type="float">
            <text:p>-0.01713686</text:p>
          </table:table-cell>
          <table:table-cell office:value-type="float" office:value="-0.01595235" calcext:value-type="float">
            <text:p>-0.01595235</text:p>
          </table:table-cell>
          <table:table-cell office:value-type="float" office:value="-0.01319388" calcext:value-type="float">
            <text:p>-0.01319388</text:p>
          </table:table-cell>
          <table:table-cell office:value-type="float" office:value="-0.007000091" calcext:value-type="float">
            <text:p>-0.007000091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591.562" calcext:value-type="float">
            <text:p>1591.562</text:p>
          </table:table-cell>
          <table:table-cell office:value-type="float" office:value="0" calcext:value-type="float">
            <text:p>0</text:p>
          </table:table-cell>
          <table:table-cell office:value-type="float" office:value="-21.47086" calcext:value-type="float">
            <text:p>-21.47086</text:p>
          </table:table-cell>
          <table:table-cell office:value-type="float" office:value="0.00004705694" calcext:value-type="float">
            <text:p>4.70569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274" calcext:value-type="float">
            <text:p>111.6274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5.775" calcext:value-type="float">
            <text:p>1255.775</text:p>
          </table:table-cell>
          <table:table-cell office:value-type="float" office:value="459.2367" calcext:value-type="float">
            <text:p>459.2367</text:p>
          </table:table-cell>
          <table:table-cell office:value-type="float" office:value="0" calcext:value-type="float">
            <text:p>0</text:p>
          </table:table-cell>
          <table:table-cell office:value-type="float" office:value="0.08324135" calcext:value-type="float">
            <text:p>0.08324135</text:p>
          </table:table-cell>
          <table:table-cell office:value-type="float" office:value="0.3001671" calcext:value-type="float">
            <text:p>0.3001671</text:p>
          </table:table-cell>
          <table:table-cell office:value-type="float" office:value="0.3009481" calcext:value-type="float">
            <text:p>0.3009481</text:p>
          </table:table-cell>
          <table:table-cell office:value-type="float" office:value="0.3021702" calcext:value-type="float">
            <text:p>0.3021702</text:p>
          </table:table-cell>
          <table:table-cell office:value-type="float" office:value="0.3034158" calcext:value-type="float">
            <text:p>0.3034158</text:p>
          </table:table-cell>
          <table:table-cell office:value-type="float" office:value="0.3046902" calcext:value-type="float">
            <text:p>0.3046902</text:p>
          </table:table-cell>
          <table:table-cell office:value-type="float" office:value="0.3521164" calcext:value-type="float">
            <text:p>0.3521164</text:p>
          </table:table-cell>
          <table:table-cell office:value-type="float" office:value="0.3627655" calcext:value-type="float">
            <text:p>0.3627655</text:p>
          </table:table-cell>
          <table:table-cell office:value-type="float" office:value="0.3878633" calcext:value-type="float">
            <text:p>0.3878633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825E-015" calcext:value-type="float">
            <text:p>1.985825E-15</text:p>
          </table:table-cell>
          <table:table-cell office:value-type="float" office:value="1.962059E-015" calcext:value-type="float">
            <text:p>1.962059E-15</text:p>
          </table:table-cell>
          <table:table-cell office:value-type="float" office:value="9.926041E-016" calcext:value-type="float">
            <text:p>9.926041E-16</text:p>
          </table:table-cell>
          <table:table-cell office:value-type="float" office:value="9.758688E-016" calcext:value-type="float">
            <text:p>9.758688E-16</text:p>
          </table:table-cell>
          <table:table-cell office:value-type="float" office:value="9.240306E-016" calcext:value-type="float">
            <text:p>9.24030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1.48838" calcext:value-type="float">
            <text:p>-51.48838</text:p>
          </table:table-cell>
          <table:table-cell office:value-type="float" office:value="-0.01899849" calcext:value-type="float">
            <text:p>-0.01899849</text:p>
          </table:table-cell>
          <table:table-cell office:value-type="float" office:value="-0.01866243" calcext:value-type="float">
            <text:p>-0.01866243</text:p>
          </table:table-cell>
          <table:table-cell office:value-type="float" office:value="-0.01816092" calcext:value-type="float">
            <text:p>-0.01816092</text:p>
          </table:table-cell>
          <table:table-cell office:value-type="float" office:value="-0.01765171" calcext:value-type="float">
            <text:p>-0.01765171</text:p>
          </table:table-cell>
          <table:table-cell office:value-type="float" office:value="-0.01714159" calcext:value-type="float">
            <text:p>-0.01714159</text:p>
          </table:table-cell>
          <table:table-cell office:value-type="float" office:value="-0.01603324" calcext:value-type="float">
            <text:p>-0.01603324</text:p>
          </table:table-cell>
          <table:table-cell office:value-type="float" office:value="-0.01329589" calcext:value-type="float">
            <text:p>-0.01329589</text:p>
          </table:table-cell>
          <table:table-cell office:value-type="float" office:value="-0.00701034" calcext:value-type="float">
            <text:p>-0.00701034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595.224" calcext:value-type="float">
            <text:p>1595.224</text:p>
          </table:table-cell>
          <table:table-cell office:value-type="float" office:value="0" calcext:value-type="float">
            <text:p>0</text:p>
          </table:table-cell>
          <table:table-cell office:value-type="float" office:value="-23.6578" calcext:value-type="float">
            <text:p>-23.6578</text:p>
          </table:table-cell>
          <table:table-cell office:value-type="float" office:value="0.00004529627" calcext:value-type="float">
            <text:p>4.52962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5863" calcext:value-type="float">
            <text:p>111.5863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5.746" calcext:value-type="float">
            <text:p>1255.746</text:p>
          </table:table-cell>
          <table:table-cell office:value-type="float" office:value="459.3042" calcext:value-type="float">
            <text:p>459.3042</text:p>
          </table:table-cell>
          <table:table-cell office:value-type="float" office:value="0" calcext:value-type="float">
            <text:p>0</text:p>
          </table:table-cell>
          <table:table-cell office:value-type="float" office:value="0.08724911" calcext:value-type="float">
            <text:p>0.08724911</text:p>
          </table:table-cell>
          <table:table-cell office:value-type="float" office:value="0.3002066" calcext:value-type="float">
            <text:p>0.3002066</text:p>
          </table:table-cell>
          <table:table-cell office:value-type="float" office:value="0.3009661" calcext:value-type="float">
            <text:p>0.3009661</text:p>
          </table:table-cell>
          <table:table-cell office:value-type="float" office:value="0.3021782" calcext:value-type="float">
            <text:p>0.3021782</text:p>
          </table:table-cell>
          <table:table-cell office:value-type="float" office:value="0.3034093" calcext:value-type="float">
            <text:p>0.3034093</text:p>
          </table:table-cell>
          <table:table-cell office:value-type="float" office:value="0.3046591" calcext:value-type="float">
            <text:p>0.3046591</text:p>
          </table:table-cell>
          <table:table-cell office:value-type="float" office:value="0.3520077" calcext:value-type="float">
            <text:p>0.3520077</text:p>
          </table:table-cell>
          <table:table-cell office:value-type="float" office:value="0.3625416" calcext:value-type="float">
            <text:p>0.3625416</text:p>
          </table:table-cell>
          <table:table-cell office:value-type="float" office:value="0.3878022" calcext:value-type="float">
            <text:p>0.3878022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085E-015" calcext:value-type="float">
            <text:p>1.986085E-15</text:p>
          </table:table-cell>
          <table:table-cell office:value-type="float" office:value="1.961963E-015" calcext:value-type="float">
            <text:p>1.961963E-15</text:p>
          </table:table-cell>
          <table:table-cell office:value-type="float" office:value="9.925943E-016" calcext:value-type="float">
            <text:p>9.925943E-16</text:p>
          </table:table-cell>
          <table:table-cell office:value-type="float" office:value="9.758632E-016" calcext:value-type="float">
            <text:p>9.758632E-16</text:p>
          </table:table-cell>
          <table:table-cell office:value-type="float" office:value="9.24024E-016" calcext:value-type="float">
            <text:p>9.2402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62106" calcext:value-type="float">
            <text:p>-39.62106</text:p>
          </table:table-cell>
          <table:table-cell office:value-type="float" office:value="-0.0189805" calcext:value-type="float">
            <text:p>-0.0189805</text:p>
          </table:table-cell>
          <table:table-cell office:value-type="float" office:value="-0.01865502" calcext:value-type="float">
            <text:p>-0.01865502</text:p>
          </table:table-cell>
          <table:table-cell office:value-type="float" office:value="-0.01815763" calcext:value-type="float">
            <text:p>-0.01815763</text:p>
          </table:table-cell>
          <table:table-cell office:value-type="float" office:value="-0.01765426" calcext:value-type="float">
            <text:p>-0.01765426</text:p>
          </table:table-cell>
          <table:table-cell office:value-type="float" office:value="-0.01715373" calcext:value-type="float">
            <text:p>-0.01715373</text:p>
          </table:table-cell>
          <table:table-cell office:value-type="float" office:value="-0.01608122" calcext:value-type="float">
            <text:p>-0.01608122</text:p>
          </table:table-cell>
          <table:table-cell office:value-type="float" office:value="-0.01337518" calcext:value-type="float">
            <text:p>-0.01337518</text:p>
          </table:table-cell>
          <table:table-cell office:value-type="float" office:value="-0.007020955" calcext:value-type="float">
            <text:p>-0.007020955</text:p>
          </table:table-cell>
          <table:table-cell office:value-type="float" office:value="-0.003763411" calcext:value-type="float">
            <text:p>-0.003763411</text:p>
          </table:table-cell>
          <table:table-cell office:value-type="float" office:value="1598.87" calcext:value-type="float">
            <text:p>1598.87</text:p>
          </table:table-cell>
          <table:table-cell office:value-type="float" office:value="0" calcext:value-type="float">
            <text:p>0</text:p>
          </table:table-cell>
          <table:table-cell office:value-type="float" office:value="-16.31011" calcext:value-type="float">
            <text:p>-16.31011</text:p>
          </table:table-cell>
          <table:table-cell office:value-type="float" office:value="0.00004377228" calcext:value-type="float">
            <text:p>4.37722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556" calcext:value-type="float">
            <text:p>111.6556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5.619" calcext:value-type="float">
            <text:p>1255.619</text:p>
          </table:table-cell>
          <table:table-cell office:value-type="float" office:value="459.3605" calcext:value-type="float">
            <text:p>459.3605</text:p>
          </table:table-cell>
          <table:table-cell office:value-type="float" office:value="0" calcext:value-type="float">
            <text:p>0</text:p>
          </table:table-cell>
          <table:table-cell office:value-type="float" office:value="0.08100913" calcext:value-type="float">
            <text:p>0.08100913</text:p>
          </table:table-cell>
          <table:table-cell office:value-type="float" office:value="0.300195" calcext:value-type="float">
            <text:p>0.300195</text:p>
          </table:table-cell>
          <table:table-cell office:value-type="float" office:value="0.3009647" calcext:value-type="float">
            <text:p>0.3009647</text:p>
          </table:table-cell>
          <table:table-cell office:value-type="float" office:value="0.3021774" calcext:value-type="float">
            <text:p>0.3021774</text:p>
          </table:table-cell>
          <table:table-cell office:value-type="float" office:value="0.3033931" calcext:value-type="float">
            <text:p>0.3033931</text:p>
          </table:table-cell>
          <table:table-cell office:value-type="float" office:value="0.304619" calcext:value-type="float">
            <text:p>0.304619</text:p>
          </table:table-cell>
          <table:table-cell office:value-type="float" office:value="0.351864" calcext:value-type="float">
            <text:p>0.351864</text:p>
          </table:table-cell>
          <table:table-cell office:value-type="float" office:value="0.3622909" calcext:value-type="float">
            <text:p>0.3622909</text:p>
          </table:table-cell>
          <table:table-cell office:value-type="float" office:value="0.387815" calcext:value-type="float">
            <text:p>0.387815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348E-015" calcext:value-type="float">
            <text:p>1.986348E-15</text:p>
          </table:table-cell>
          <table:table-cell office:value-type="float" office:value="1.961868E-015" calcext:value-type="float">
            <text:p>1.961868E-15</text:p>
          </table:table-cell>
          <table:table-cell office:value-type="float" office:value="9.925844E-016" calcext:value-type="float">
            <text:p>9.925844E-16</text:p>
          </table:table-cell>
          <table:table-cell office:value-type="float" office:value="9.758552E-016" calcext:value-type="float">
            <text:p>9.758552E-16</text:p>
          </table:table-cell>
          <table:table-cell office:value-type="float" office:value="9.240195E-016" calcext:value-type="float">
            <text:p>9.24019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1.803" calcext:value-type="float">
            <text:p>-61.803</text:p>
          </table:table-cell>
          <table:table-cell office:value-type="float" office:value="-0.01898712" calcext:value-type="float">
            <text:p>-0.01898712</text:p>
          </table:table-cell>
          <table:table-cell office:value-type="float" office:value="-0.01865546" calcext:value-type="float">
            <text:p>-0.01865546</text:p>
          </table:table-cell>
          <table:table-cell office:value-type="float" office:value="-0.01815791" calcext:value-type="float">
            <text:p>-0.01815791</text:p>
          </table:table-cell>
          <table:table-cell office:value-type="float" office:value="-0.01766076" calcext:value-type="float">
            <text:p>-0.01766076</text:p>
          </table:table-cell>
          <table:table-cell office:value-type="float" office:value="-0.01716933" calcext:value-type="float">
            <text:p>-0.01716933</text:p>
          </table:table-cell>
          <table:table-cell office:value-type="float" office:value="-0.01614424" calcext:value-type="float">
            <text:p>-0.01614424</text:p>
          </table:table-cell>
          <table:table-cell office:value-type="float" office:value="-0.01346404" calcext:value-type="float">
            <text:p>-0.01346404</text:p>
          </table:table-cell>
          <table:table-cell office:value-type="float" office:value="-0.007018956" calcext:value-type="float">
            <text:p>-0.007018956</text:p>
          </table:table-cell>
          <table:table-cell office:value-type="float" office:value="-0.003763401" calcext:value-type="float">
            <text:p>-0.003763401</text:p>
          </table:table-cell>
          <table:table-cell office:value-type="float" office:value="1602.51" calcext:value-type="float">
            <text:p>1602.51</text:p>
          </table:table-cell>
          <table:table-cell office:value-type="float" office:value="0" calcext:value-type="float">
            <text:p>0</text:p>
          </table:table-cell>
          <table:table-cell office:value-type="float" office:value="-35.02138" calcext:value-type="float">
            <text:p>-35.02138</text:p>
          </table:table-cell>
          <table:table-cell office:value-type="float" office:value="0.00004227634" calcext:value-type="float">
            <text:p>4.22763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225" calcext:value-type="float">
            <text:p>111.6225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5.602" calcext:value-type="float">
            <text:p>1255.602</text:p>
          </table:table-cell>
          <table:table-cell office:value-type="float" office:value="459.4096" calcext:value-type="float">
            <text:p>459.4096</text:p>
          </table:table-cell>
          <table:table-cell office:value-type="float" office:value="0" calcext:value-type="float">
            <text:p>0</text:p>
          </table:table-cell>
          <table:table-cell office:value-type="float" office:value="0.08415894" calcext:value-type="float">
            <text:p>0.08415894</text:p>
          </table:table-cell>
          <table:table-cell office:value-type="float" office:value="0.3002204" calcext:value-type="float">
            <text:p>0.3002204</text:p>
          </table:table-cell>
          <table:table-cell office:value-type="float" office:value="0.3009726" calcext:value-type="float">
            <text:p>0.3009726</text:p>
          </table:table-cell>
          <table:table-cell office:value-type="float" office:value="0.3021624" calcext:value-type="float">
            <text:p>0.3021624</text:p>
          </table:table-cell>
          <table:table-cell office:value-type="float" office:value="0.3033591" calcext:value-type="float">
            <text:p>0.3033591</text:p>
          </table:table-cell>
          <table:table-cell office:value-type="float" office:value="0.3045641" calcext:value-type="float">
            <text:p>0.3045641</text:p>
          </table:table-cell>
          <table:table-cell office:value-type="float" office:value="0.3517342" calcext:value-type="float">
            <text:p>0.3517342</text:p>
          </table:table-cell>
          <table:table-cell office:value-type="float" office:value="0.3620475" calcext:value-type="float">
            <text:p>0.3620475</text:p>
          </table:table-cell>
          <table:table-cell office:value-type="float" office:value="0.3878583" calcext:value-type="float">
            <text:p>0.3878583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608E-015" calcext:value-type="float">
            <text:p>1.986608E-15</text:p>
          </table:table-cell>
          <table:table-cell office:value-type="float" office:value="1.961774E-015" calcext:value-type="float">
            <text:p>1.961774E-15</text:p>
          </table:table-cell>
          <table:table-cell office:value-type="float" office:value="9.925755E-016" calcext:value-type="float">
            <text:p>9.925755E-16</text:p>
          </table:table-cell>
          <table:table-cell office:value-type="float" office:value="9.758459E-016" calcext:value-type="float">
            <text:p>9.758459E-16</text:p>
          </table:table-cell>
          <table:table-cell office:value-type="float" office:value="9.240161E-016" calcext:value-type="float">
            <text:p>9.24016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8.40065" calcext:value-type="float">
            <text:p>-48.40065</text:p>
          </table:table-cell>
          <table:table-cell office:value-type="float" office:value="-0.01897572" calcext:value-type="float">
            <text:p>-0.01897572</text:p>
          </table:table-cell>
          <table:table-cell office:value-type="float" office:value="-0.01865231" calcext:value-type="float">
            <text:p>-0.01865231</text:p>
          </table:table-cell>
          <table:table-cell office:value-type="float" office:value="-0.01816424" calcext:value-type="float">
            <text:p>-0.01816424</text:p>
          </table:table-cell>
          <table:table-cell office:value-type="float" office:value="-0.01767444" calcext:value-type="float">
            <text:p>-0.01767444</text:p>
          </table:table-cell>
          <table:table-cell office:value-type="float" office:value="-0.01719081" calcext:value-type="float">
            <text:p>-0.01719081</text:p>
          </table:table-cell>
          <table:table-cell office:value-type="float" office:value="-0.01620203" calcext:value-type="float">
            <text:p>-0.01620203</text:p>
          </table:table-cell>
          <table:table-cell office:value-type="float" office:value="-0.0135514" calcext:value-type="float">
            <text:p>-0.0135514</text:p>
          </table:table-cell>
          <table:table-cell office:value-type="float" office:value="-0.007011396" calcext:value-type="float">
            <text:p>-0.007011396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606.149" calcext:value-type="float">
            <text:p>1606.149</text:p>
          </table:table-cell>
          <table:table-cell office:value-type="float" office:value="0" calcext:value-type="float">
            <text:p>0</text:p>
          </table:table-cell>
          <table:table-cell office:value-type="float" office:value="-21.80276" calcext:value-type="float">
            <text:p>-21.80276</text:p>
          </table:table-cell>
          <table:table-cell office:value-type="float" office:value="0.00004082511" calcext:value-type="float">
            <text:p>4.08251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758" calcext:value-type="float">
            <text:p>111.6758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5.507" calcext:value-type="float">
            <text:p>1255.507</text:p>
          </table:table-cell>
          <table:table-cell office:value-type="float" office:value="459.4507" calcext:value-type="float">
            <text:p>459.4507</text:p>
          </table:table-cell>
          <table:table-cell office:value-type="float" office:value="0" calcext:value-type="float">
            <text:p>0</text:p>
          </table:table-cell>
          <table:table-cell office:value-type="float" office:value="0.07897746" calcext:value-type="float">
            <text:p>0.07897746</text:p>
          </table:table-cell>
          <table:table-cell office:value-type="float" office:value="0.3002455" calcext:value-type="float">
            <text:p>0.3002455</text:p>
          </table:table-cell>
          <table:table-cell office:value-type="float" office:value="0.3009824" calcext:value-type="float">
            <text:p>0.3009824</text:p>
          </table:table-cell>
          <table:table-cell office:value-type="float" office:value="0.302153" calcext:value-type="float">
            <text:p>0.302153</text:p>
          </table:table-cell>
          <table:table-cell office:value-type="float" office:value="0.3033299" calcext:value-type="float">
            <text:p>0.3033299</text:p>
          </table:table-cell>
          <table:table-cell office:value-type="float" office:value="0.3045173" calcext:value-type="float">
            <text:p>0.3045173</text:p>
          </table:table-cell>
          <table:table-cell office:value-type="float" office:value="0.351647" calcext:value-type="float">
            <text:p>0.351647</text:p>
          </table:table-cell>
          <table:table-cell office:value-type="float" office:value="0.3618604" calcext:value-type="float">
            <text:p>0.3618604</text:p>
          </table:table-cell>
          <table:table-cell office:value-type="float" office:value="0.3878818" calcext:value-type="float">
            <text:p>0.3878818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854E-015" calcext:value-type="float">
            <text:p>1.986854E-15</text:p>
          </table:table-cell>
          <table:table-cell office:value-type="float" office:value="1.961683E-015" calcext:value-type="float">
            <text:p>1.961683E-15</text:p>
          </table:table-cell>
          <table:table-cell office:value-type="float" office:value="9.925677E-016" calcext:value-type="float">
            <text:p>9.925677E-16</text:p>
          </table:table-cell>
          <table:table-cell office:value-type="float" office:value="9.758391E-016" calcext:value-type="float">
            <text:p>9.758391E-16</text:p>
          </table:table-cell>
          <table:table-cell office:value-type="float" office:value="9.240102E-016" calcext:value-type="float">
            <text:p>9.24010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3.4059" calcext:value-type="float">
            <text:p>-73.4059</text:p>
          </table:table-cell>
          <table:table-cell office:value-type="float" office:value="-0.01896473" calcext:value-type="float">
            <text:p>-0.01896473</text:p>
          </table:table-cell>
          <table:table-cell office:value-type="float" office:value="-0.01864821" calcext:value-type="float">
            <text:p>-0.01864821</text:p>
          </table:table-cell>
          <table:table-cell office:value-type="float" office:value="-0.01816818" calcext:value-type="float">
            <text:p>-0.01816818</text:p>
          </table:table-cell>
          <table:table-cell office:value-type="float" office:value="-0.01768631" calcext:value-type="float">
            <text:p>-0.01768631</text:p>
          </table:table-cell>
          <table:table-cell office:value-type="float" office:value="-0.01720906" calcext:value-type="float">
            <text:p>-0.01720906</text:p>
          </table:table-cell>
          <table:table-cell office:value-type="float" office:value="-0.01624102" calcext:value-type="float">
            <text:p>-0.01624102</text:p>
          </table:table-cell>
          <table:table-cell office:value-type="float" office:value="-0.01361902" calcext:value-type="float">
            <text:p>-0.01361902</text:p>
          </table:table-cell>
          <table:table-cell office:value-type="float" office:value="-0.007007285" calcext:value-type="float">
            <text:p>-0.007007285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609.781" calcext:value-type="float">
            <text:p>1609.781</text:p>
          </table:table-cell>
          <table:table-cell office:value-type="float" office:value="0" calcext:value-type="float">
            <text:p>0</text:p>
          </table:table-cell>
          <table:table-cell office:value-type="float" office:value="-37.16124" calcext:value-type="float">
            <text:p>-37.16124</text:p>
          </table:table-cell>
          <table:table-cell office:value-type="float" office:value="0.00003967038" calcext:value-type="float">
            <text:p>3.96703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324" calcext:value-type="float">
            <text:p>111.6324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5.516" calcext:value-type="float">
            <text:p>1255.516</text:p>
          </table:table-cell>
          <table:table-cell office:value-type="float" office:value="459.4841" calcext:value-type="float">
            <text:p>459.4841</text:p>
          </table:table-cell>
          <table:table-cell office:value-type="float" office:value="0" calcext:value-type="float">
            <text:p>0</text:p>
          </table:table-cell>
          <table:table-cell office:value-type="float" office:value="0.08310337" calcext:value-type="float">
            <text:p>0.08310337</text:p>
          </table:table-cell>
          <table:table-cell office:value-type="float" office:value="0.3002326" calcext:value-type="float">
            <text:p>0.3002326</text:p>
          </table:table-cell>
          <table:table-cell office:value-type="float" office:value="0.3009736" calcext:value-type="float">
            <text:p>0.3009736</text:p>
          </table:table-cell>
          <table:table-cell office:value-type="float" office:value="0.3021377" calcext:value-type="float">
            <text:p>0.3021377</text:p>
          </table:table-cell>
          <table:table-cell office:value-type="float" office:value="0.3033022" calcext:value-type="float">
            <text:p>0.3033022</text:p>
          </table:table-cell>
          <table:table-cell office:value-type="float" office:value="0.3044749" calcext:value-type="float">
            <text:p>0.3044749</text:p>
          </table:table-cell>
          <table:table-cell office:value-type="float" office:value="0.3515939" calcext:value-type="float">
            <text:p>0.3515939</text:p>
          </table:table-cell>
          <table:table-cell office:value-type="float" office:value="0.3617182" calcext:value-type="float">
            <text:p>0.3617182</text:p>
          </table:table-cell>
          <table:table-cell office:value-type="float" office:value="0.3878923" calcext:value-type="float">
            <text:p>0.3878923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09E-015" calcext:value-type="float">
            <text:p>1.98709E-15</text:p>
          </table:table-cell>
          <table:table-cell office:value-type="float" office:value="1.961596E-015" calcext:value-type="float">
            <text:p>1.961596E-15</text:p>
          </table:table-cell>
          <table:table-cell office:value-type="float" office:value="9.925587E-016" calcext:value-type="float">
            <text:p>9.925587E-16</text:p>
          </table:table-cell>
          <table:table-cell office:value-type="float" office:value="9.758325E-016" calcext:value-type="float">
            <text:p>9.758325E-16</text:p>
          </table:table-cell>
          <table:table-cell office:value-type="float" office:value="9.24006E-016" calcext:value-type="float">
            <text:p>9.2400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2871" calcext:value-type="float">
            <text:p>-54.52871</text:p>
          </table:table-cell>
          <table:table-cell office:value-type="float" office:value="-0.01896971" calcext:value-type="float">
            <text:p>-0.01896971</text:p>
          </table:table-cell>
          <table:table-cell office:value-type="float" office:value="-0.01865197" calcext:value-type="float">
            <text:p>-0.01865197</text:p>
          </table:table-cell>
          <table:table-cell office:value-type="float" office:value="-0.0181746" calcext:value-type="float">
            <text:p>-0.0181746</text:p>
          </table:table-cell>
          <table:table-cell office:value-type="float" office:value="-0.01769752" calcext:value-type="float">
            <text:p>-0.01769752</text:p>
          </table:table-cell>
          <table:table-cell office:value-type="float" office:value="-0.01722583" calcext:value-type="float">
            <text:p>-0.01722583</text:p>
          </table:table-cell>
          <table:table-cell office:value-type="float" office:value="-0.01626467" calcext:value-type="float">
            <text:p>-0.01626467</text:p>
          </table:table-cell>
          <table:table-cell office:value-type="float" office:value="-0.01367067" calcext:value-type="float">
            <text:p>-0.01367067</text:p>
          </table:table-cell>
          <table:table-cell office:value-type="float" office:value="-0.007005455" calcext:value-type="float">
            <text:p>-0.007005455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613.397" calcext:value-type="float">
            <text:p>1613.397</text:p>
          </table:table-cell>
          <table:table-cell office:value-type="float" office:value="0" calcext:value-type="float">
            <text:p>0</text:p>
          </table:table-cell>
          <table:table-cell office:value-type="float" office:value="-27.53989" calcext:value-type="float">
            <text:p>-27.53989</text:p>
          </table:table-cell>
          <table:table-cell office:value-type="float" office:value="0.00003848132" calcext:value-type="float">
            <text:p>3.84813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801" calcext:value-type="float">
            <text:p>111.6801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5.438" calcext:value-type="float">
            <text:p>1255.438</text:p>
          </table:table-cell>
          <table:table-cell office:value-type="float" office:value="459.5137" calcext:value-type="float">
            <text:p>459.5137</text:p>
          </table:table-cell>
          <table:table-cell office:value-type="float" office:value="0" calcext:value-type="float">
            <text:p>0</text:p>
          </table:table-cell>
          <table:table-cell office:value-type="float" office:value="0.07860694" calcext:value-type="float">
            <text:p>0.07860694</text:p>
          </table:table-cell>
          <table:table-cell office:value-type="float" office:value="0.3001963" calcext:value-type="float">
            <text:p>0.3001963</text:p>
          </table:table-cell>
          <table:table-cell office:value-type="float" office:value="0.3009523" calcext:value-type="float">
            <text:p>0.3009523</text:p>
          </table:table-cell>
          <table:table-cell office:value-type="float" office:value="0.3021148" calcext:value-type="float">
            <text:p>0.3021148</text:p>
          </table:table-cell>
          <table:table-cell office:value-type="float" office:value="0.3032761" calcext:value-type="float">
            <text:p>0.3032761</text:p>
          </table:table-cell>
          <table:table-cell office:value-type="float" office:value="0.3044468" calcext:value-type="float">
            <text:p>0.3044468</text:p>
          </table:table-cell>
          <table:table-cell office:value-type="float" office:value="0.3515489" calcext:value-type="float">
            <text:p>0.3515489</text:p>
          </table:table-cell>
          <table:table-cell office:value-type="float" office:value="0.3616104" calcext:value-type="float">
            <text:p>0.3616104</text:p>
          </table:table-cell>
          <table:table-cell office:value-type="float" office:value="0.3878944" calcext:value-type="float">
            <text:p>0.3878944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357E-015" calcext:value-type="float">
            <text:p>1.987357E-15</text:p>
          </table:table-cell>
          <table:table-cell office:value-type="float" office:value="1.961495E-015" calcext:value-type="float">
            <text:p>1.961495E-15</text:p>
          </table:table-cell>
          <table:table-cell office:value-type="float" office:value="9.925489E-016" calcext:value-type="float">
            <text:p>9.925489E-16</text:p>
          </table:table-cell>
          <table:table-cell office:value-type="float" office:value="9.758254E-016" calcext:value-type="float">
            <text:p>9.758254E-16</text:p>
          </table:table-cell>
          <table:table-cell office:value-type="float" office:value="9.240012E-016" calcext:value-type="float">
            <text:p>9.24001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4.89283" calcext:value-type="float">
            <text:p>-74.89283</text:p>
          </table:table-cell>
          <table:table-cell office:value-type="float" office:value="-0.0189858" calcext:value-type="float">
            <text:p>-0.0189858</text:p>
          </table:table-cell>
          <table:table-cell office:value-type="float" office:value="-0.01866099" calcext:value-type="float">
            <text:p>-0.01866099</text:p>
          </table:table-cell>
          <table:table-cell office:value-type="float" office:value="-0.01818418" calcext:value-type="float">
            <text:p>-0.01818418</text:p>
          </table:table-cell>
          <table:table-cell office:value-type="float" office:value="-0.01770809" calcext:value-type="float">
            <text:p>-0.01770809</text:p>
          </table:table-cell>
          <table:table-cell office:value-type="float" office:value="-0.01723693" calcext:value-type="float">
            <text:p>-0.01723693</text:p>
          </table:table-cell>
          <table:table-cell office:value-type="float" office:value="-0.01628481" calcext:value-type="float">
            <text:p>-0.01628481</text:p>
          </table:table-cell>
          <table:table-cell office:value-type="float" office:value="-0.01370996" calcext:value-type="float">
            <text:p>-0.01370996</text:p>
          </table:table-cell>
          <table:table-cell office:value-type="float" office:value="-0.007005077" calcext:value-type="float">
            <text:p>-0.007005077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617.014" calcext:value-type="float">
            <text:p>1617.014</text:p>
          </table:table-cell>
          <table:table-cell office:value-type="float" office:value="0" calcext:value-type="float">
            <text:p>0</text:p>
          </table:table-cell>
          <table:table-cell office:value-type="float" office:value="-44.98076" calcext:value-type="float">
            <text:p>-44.98076</text:p>
          </table:table-cell>
          <table:table-cell office:value-type="float" office:value="0.00003699469" calcext:value-type="float">
            <text:p>3.69946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396" calcext:value-type="float">
            <text:p>111.6396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5.452" calcext:value-type="float">
            <text:p>1255.452</text:p>
          </table:table-cell>
          <table:table-cell office:value-type="float" office:value="459.5406" calcext:value-type="float">
            <text:p>459.5406</text:p>
          </table:table-cell>
          <table:table-cell office:value-type="float" office:value="0" calcext:value-type="float">
            <text:p>0</text:p>
          </table:table-cell>
          <table:table-cell office:value-type="float" office:value="0.08252774" calcext:value-type="float">
            <text:p>0.08252774</text:p>
          </table:table-cell>
          <table:table-cell office:value-type="float" office:value="0.3001586" calcext:value-type="float">
            <text:p>0.3001586</text:p>
          </table:table-cell>
          <table:table-cell office:value-type="float" office:value="0.3009232" calcext:value-type="float">
            <text:p>0.3009232</text:p>
          </table:table-cell>
          <table:table-cell office:value-type="float" office:value="0.3020892" calcext:value-type="float">
            <text:p>0.3020892</text:p>
          </table:table-cell>
          <table:table-cell office:value-type="float" office:value="0.3032507" calcext:value-type="float">
            <text:p>0.3032507</text:p>
          </table:table-cell>
          <table:table-cell office:value-type="float" office:value="0.304422" calcext:value-type="float">
            <text:p>0.304422</text:p>
          </table:table-cell>
          <table:table-cell office:value-type="float" office:value="0.3515116" calcext:value-type="float">
            <text:p>0.3515116</text:p>
          </table:table-cell>
          <table:table-cell office:value-type="float" office:value="0.3615284" calcext:value-type="float">
            <text:p>0.3615284</text:p>
          </table:table-cell>
          <table:table-cell office:value-type="float" office:value="0.3878914" calcext:value-type="float">
            <text:p>0.3878914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648E-015" calcext:value-type="float">
            <text:p>1.987648E-15</text:p>
          </table:table-cell>
          <table:table-cell office:value-type="float" office:value="1.961387E-015" calcext:value-type="float">
            <text:p>1.961387E-15</text:p>
          </table:table-cell>
          <table:table-cell office:value-type="float" office:value="9.925367E-016" calcext:value-type="float">
            <text:p>9.925367E-16</text:p>
          </table:table-cell>
          <table:table-cell office:value-type="float" office:value="9.758174E-016" calcext:value-type="float">
            <text:p>9.758174E-16</text:p>
          </table:table-cell>
          <table:table-cell office:value-type="float" office:value="9.239975E-016" calcext:value-type="float">
            <text:p>9.23997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.55146" calcext:value-type="float">
            <text:p>-56.55146</text:p>
          </table:table-cell>
          <table:table-cell office:value-type="float" office:value="-0.01900135" calcext:value-type="float">
            <text:p>-0.01900135</text:p>
          </table:table-cell>
          <table:table-cell office:value-type="float" office:value="-0.01867352" calcext:value-type="float">
            <text:p>-0.01867352</text:p>
          </table:table-cell>
          <table:table-cell office:value-type="float" office:value="-0.01819486" calcext:value-type="float">
            <text:p>-0.01819486</text:p>
          </table:table-cell>
          <table:table-cell office:value-type="float" office:value="-0.01771837" calcext:value-type="float">
            <text:p>-0.01771837</text:p>
          </table:table-cell>
          <table:table-cell office:value-type="float" office:value="-0.01724669" calcext:value-type="float">
            <text:p>-0.01724669</text:p>
          </table:table-cell>
          <table:table-cell office:value-type="float" office:value="-0.01630146" calcext:value-type="float">
            <text:p>-0.01630146</text:p>
          </table:table-cell>
          <table:table-cell office:value-type="float" office:value="-0.01373993" calcext:value-type="float">
            <text:p>-0.01373993</text:p>
          </table:table-cell>
          <table:table-cell office:value-type="float" office:value="-0.007005604" calcext:value-type="float">
            <text:p>-0.007005604</text:p>
          </table:table-cell>
          <table:table-cell office:value-type="float" office:value="-0.003763379" calcext:value-type="float">
            <text:p>-0.003763379</text:p>
          </table:table-cell>
          <table:table-cell office:value-type="float" office:value="1620.622" calcext:value-type="float">
            <text:p>1620.622</text:p>
          </table:table-cell>
          <table:table-cell office:value-type="float" office:value="0" calcext:value-type="float">
            <text:p>0</text:p>
          </table:table-cell>
          <table:table-cell office:value-type="float" office:value="-34.33256" calcext:value-type="float">
            <text:p>-34.33256</text:p>
          </table:table-cell>
          <table:table-cell office:value-type="float" office:value="0.00003564137" calcext:value-type="float">
            <text:p>3.56413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646.0587" calcext:value-type="float">
            <text:p>646.0587</text:p>
          </table:table-cell>
          <table:table-cell office:value-type="float" office:value="111.6411" calcext:value-type="float">
            <text:p>111.6411</text:p>
          </table:table-cell>
          <table:table-cell office:value-type="float" office:value="67.81699" calcext:value-type="float">
            <text:p>67.81699</text:p>
          </table:table-cell>
          <table:table-cell office:value-type="float" office:value="1255.427" calcext:value-type="float">
            <text:p>1255.427</text:p>
          </table:table-cell>
          <table:table-cell office:value-type="float" office:value="459.5637" calcext:value-type="float">
            <text:p>459.5637</text:p>
          </table:table-cell>
          <table:table-cell office:value-type="float" office:value="0" calcext:value-type="float">
            <text:p>0</text:p>
          </table:table-cell>
          <table:table-cell office:value-type="float" office:value="0.08222997" calcext:value-type="float">
            <text:p>0.08222997</text:p>
          </table:table-cell>
          <table:table-cell office:value-type="float" office:value="0.3001516" calcext:value-type="float">
            <text:p>0.3001516</text:p>
          </table:table-cell>
          <table:table-cell office:value-type="float" office:value="0.3009107" calcext:value-type="float">
            <text:p>0.3009107</text:p>
          </table:table-cell>
          <table:table-cell office:value-type="float" office:value="0.3020702" calcext:value-type="float">
            <text:p>0.3020702</text:p>
          </table:table-cell>
          <table:table-cell office:value-type="float" office:value="0.3032286" calcext:value-type="float">
            <text:p>0.3032286</text:p>
          </table:table-cell>
          <table:table-cell office:value-type="float" office:value="0.3044001" calcext:value-type="float">
            <text:p>0.3044001</text:p>
          </table:table-cell>
          <table:table-cell office:value-type="float" office:value="0.3514812" calcext:value-type="float">
            <text:p>0.3514812</text:p>
          </table:table-cell>
          <table:table-cell office:value-type="float" office:value="0.3614659" calcext:value-type="float">
            <text:p>0.3614659</text:p>
          </table:table-cell>
          <table:table-cell office:value-type="float" office:value="0.3878854" calcext:value-type="float">
            <text:p>0.3878854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963E-015" calcext:value-type="float">
            <text:p>1.987963E-15</text:p>
          </table:table-cell>
          <table:table-cell office:value-type="float" office:value="1.961272E-015" calcext:value-type="float">
            <text:p>1.961272E-15</text:p>
          </table:table-cell>
          <table:table-cell office:value-type="float" office:value="9.925231E-016" calcext:value-type="float">
            <text:p>9.925231E-16</text:p>
          </table:table-cell>
          <table:table-cell office:value-type="float" office:value="9.758097E-016" calcext:value-type="float">
            <text:p>9.758097E-16</text:p>
          </table:table-cell>
          <table:table-cell office:value-type="float" office:value="9.239919E-016" calcext:value-type="float">
            <text:p>9.23991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.86621" calcext:value-type="float">
            <text:p>-57.86621</text:p>
          </table:table-cell>
          <table:table-cell office:value-type="float" office:value="-0.01900417" calcext:value-type="float">
            <text:p>-0.01900417</text:p>
          </table:table-cell>
          <table:table-cell office:value-type="float" office:value="-0.01867902" calcext:value-type="float">
            <text:p>-0.01867902</text:p>
          </table:table-cell>
          <table:table-cell office:value-type="float" office:value="-0.01820287" calcext:value-type="float">
            <text:p>-0.01820287</text:p>
          </table:table-cell>
          <table:table-cell office:value-type="float" office:value="-0.01772739" calcext:value-type="float">
            <text:p>-0.01772739</text:p>
          </table:table-cell>
          <table:table-cell office:value-type="float" office:value="-0.0172553" calcext:value-type="float">
            <text:p>-0.0172553</text:p>
          </table:table-cell>
          <table:table-cell office:value-type="float" office:value="-0.01631513" calcext:value-type="float">
            <text:p>-0.01631513</text:p>
          </table:table-cell>
          <table:table-cell office:value-type="float" office:value="-0.01376283" calcext:value-type="float">
            <text:p>-0.01376283</text:p>
          </table:table-cell>
          <table:table-cell office:value-type="float" office:value="-0.007006617" calcext:value-type="float">
            <text:p>-0.007006617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624.227" calcext:value-type="float">
            <text:p>1624.227</text:p>
          </table:table-cell>
          <table:table-cell office:value-type="float" office:value="0" calcext:value-type="float">
            <text:p>0</text:p>
          </table:table-cell>
          <table:table-cell office:value-type="float" office:value="-33.64649" calcext:value-type="float">
            <text:p>-33.64649</text:p>
          </table:table-cell>
          <table:table-cell office:value-type="float" office:value="0.00003391074" calcext:value-type="float">
            <text:p>3.39107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659.9586" calcext:value-type="float">
            <text:p>659.9586</text:p>
          </table:table-cell>
          <table:table-cell office:value-type="float" office:value="111.9863" calcext:value-type="float">
            <text:p>111.986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8.11" calcext:value-type="float">
            <text:p>1268.11</text:p>
          </table:table-cell>
          <table:table-cell office:value-type="float" office:value="460.1808" calcext:value-type="float">
            <text:p>460.1808</text:p>
          </table:table-cell>
          <table:table-cell office:value-type="float" office:value="0" calcext:value-type="float">
            <text:p>0</text:p>
          </table:table-cell>
          <table:table-cell office:value-type="float" office:value="0.4091931" calcext:value-type="float">
            <text:p>0.4091931</text:p>
          </table:table-cell>
          <table:table-cell office:value-type="float" office:value="0.4061501" calcext:value-type="float">
            <text:p>0.4061501</text:p>
          </table:table-cell>
          <table:table-cell office:value-type="float" office:value="0.4086567" calcext:value-type="float">
            <text:p>0.4086567</text:p>
          </table:table-cell>
          <table:table-cell office:value-type="float" office:value="0.3198826" calcext:value-type="float">
            <text:p>0.3198826</text:p>
          </table:table-cell>
          <table:table-cell office:value-type="float" office:value="0.3052179" calcext:value-type="float">
            <text:p>0.3052179</text:p>
          </table:table-cell>
          <table:table-cell office:value-type="float" office:value="0.3074054" calcext:value-type="float">
            <text:p>0.3074054</text:p>
          </table:table-cell>
          <table:table-cell office:value-type="float" office:value="0.3698623" calcext:value-type="float">
            <text:p>0.3698623</text:p>
          </table:table-cell>
          <table:table-cell office:value-type="float" office:value="0.3615112" calcext:value-type="float">
            <text:p>0.3615112</text:p>
          </table:table-cell>
          <table:table-cell office:value-type="float" office:value="0.3876401" calcext:value-type="float">
            <text:p>0.3876401</text:p>
          </table:table-cell>
          <table:table-cell office:value-type="float" office:value="0.4136204" calcext:value-type="float">
            <text:p>0.413620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399159" calcext:value-type="float">
            <text:p>3.99159E-08</text:p>
          </table:table-cell>
          <table:table-cell office:value-type="float" office:value="1.988271E-015" calcext:value-type="float">
            <text:p>1.988271E-15</text:p>
          </table:table-cell>
          <table:table-cell office:value-type="float" office:value="1.961161E-015" calcext:value-type="float">
            <text:p>1.961161E-15</text:p>
          </table:table-cell>
          <table:table-cell office:value-type="float" office:value="9.925095E-016" calcext:value-type="float">
            <text:p>9.925095E-16</text:p>
          </table:table-cell>
          <table:table-cell office:value-type="float" office:value="9.758011E-016" calcext:value-type="float">
            <text:p>9.758011E-16</text:p>
          </table:table-cell>
          <table:table-cell office:value-type="float" office:value="9.239882E-016" calcext:value-type="float">
            <text:p>9.23988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174587" calcext:value-type="float">
            <text:p>-0.002174587</text:p>
          </table:table-cell>
          <table:table-cell office:value-type="float" office:value="-0.002305562" calcext:value-type="float">
            <text:p>-0.002305562</text:p>
          </table:table-cell>
          <table:table-cell office:value-type="float" office:value="-0.002231794" calcext:value-type="float">
            <text:p>-0.002231794</text:p>
          </table:table-cell>
          <table:table-cell office:value-type="float" office:value="-0.01263423" calcext:value-type="float">
            <text:p>-0.01263423</text:p>
          </table:table-cell>
          <table:table-cell office:value-type="float" office:value="-0.01707462" calcext:value-type="float">
            <text:p>-0.01707462</text:p>
          </table:table-cell>
          <table:table-cell office:value-type="float" office:value="-0.01619579" calcext:value-type="float">
            <text:p>-0.01619579</text:p>
          </table:table-cell>
          <table:table-cell office:value-type="float" office:value="-0.009922018" calcext:value-type="float">
            <text:p>-0.009922018</text:p>
          </table:table-cell>
          <table:table-cell office:value-type="float" office:value="-0.01375239" calcext:value-type="float">
            <text:p>-0.01375239</text:p>
          </table:table-cell>
          <table:table-cell office:value-type="float" office:value="-0.007049392" calcext:value-type="float">
            <text:p>-0.007049392</text:p>
          </table:table-cell>
          <table:table-cell office:value-type="float" office:value="-0.003792836" calcext:value-type="float">
            <text:p>-0.003792836</text:p>
          </table:table-cell>
          <table:table-cell office:value-type="float" office:value="1628.658" calcext:value-type="float">
            <text:p>1628.65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02736854" calcext:value-type="float">
            <text:p>2.73685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0063" calcext:value-type="float">
            <text:p>-1.23006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667.5586" calcext:value-type="float">
            <text:p>667.5586</text:p>
          </table:table-cell>
          <table:table-cell office:value-type="float" office:value="114.8723" calcext:value-type="float">
            <text:p>114.872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8.004" calcext:value-type="float">
            <text:p>1268.004</text:p>
          </table:table-cell>
          <table:table-cell office:value-type="float" office:value="465.0005" calcext:value-type="float">
            <text:p>465.0005</text:p>
          </table:table-cell>
          <table:table-cell office:value-type="float" office:value="0" calcext:value-type="float">
            <text:p>0</text:p>
          </table:table-cell>
          <table:table-cell office:value-type="float" office:value="0.3269893" calcext:value-type="float">
            <text:p>0.3269893</text:p>
          </table:table-cell>
          <table:table-cell office:value-type="float" office:value="0.332768" calcext:value-type="float">
            <text:p>0.332768</text:p>
          </table:table-cell>
          <table:table-cell office:value-type="float" office:value="0.3377757" calcext:value-type="float">
            <text:p>0.3377757</text:p>
          </table:table-cell>
          <table:table-cell office:value-type="float" office:value="0.3427846" calcext:value-type="float">
            <text:p>0.3427846</text:p>
          </table:table-cell>
          <table:table-cell office:value-type="float" office:value="0.3446071" calcext:value-type="float">
            <text:p>0.3446071</text:p>
          </table:table-cell>
          <table:table-cell office:value-type="float" office:value="0.3443431" calcext:value-type="float">
            <text:p>0.3443431</text:p>
          </table:table-cell>
          <table:table-cell office:value-type="float" office:value="0.3700314" calcext:value-type="float">
            <text:p>0.3700314</text:p>
          </table:table-cell>
          <table:table-cell office:value-type="float" office:value="0.3626779" calcext:value-type="float">
            <text:p>0.3626779</text:p>
          </table:table-cell>
          <table:table-cell office:value-type="float" office:value="0.3876915" calcext:value-type="float">
            <text:p>0.3876915</text:p>
          </table:table-cell>
          <table:table-cell office:value-type="float" office:value="0.4139276" calcext:value-type="float">
            <text:p>0.413927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488E-015" calcext:value-type="float">
            <text:p>1.988488E-15</text:p>
          </table:table-cell>
          <table:table-cell office:value-type="float" office:value="1.96108E-015" calcext:value-type="float">
            <text:p>1.96108E-15</text:p>
          </table:table-cell>
          <table:table-cell office:value-type="float" office:value="9.925033E-016" calcext:value-type="float">
            <text:p>9.925033E-16</text:p>
          </table:table-cell>
          <table:table-cell office:value-type="float" office:value="9.75793E-016" calcext:value-type="float">
            <text:p>9.75793E-16</text:p>
          </table:table-cell>
          <table:table-cell office:value-type="float" office:value="9.239835E-016" calcext:value-type="float">
            <text:p>9.23983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48563" calcext:value-type="float">
            <text:p>-0.01048563</text:p>
          </table:table-cell>
          <table:table-cell office:value-type="float" office:value="-0.009252373" calcext:value-type="float">
            <text:p>-0.009252373</text:p>
          </table:table-cell>
          <table:table-cell office:value-type="float" office:value="-0.008325572" calcext:value-type="float">
            <text:p>-0.008325572</text:p>
          </table:table-cell>
          <table:table-cell office:value-type="float" office:value="-0.007527868" calcext:value-type="float">
            <text:p>-0.007527868</text:p>
          </table:table-cell>
          <table:table-cell office:value-type="float" office:value="-0.007266681" calcext:value-type="float">
            <text:p>-0.007266681</text:p>
          </table:table-cell>
          <table:table-cell office:value-type="float" office:value="-0.007307028" calcext:value-type="float">
            <text:p>-0.007307028</text:p>
          </table:table-cell>
          <table:table-cell office:value-type="float" office:value="-0.009960187" calcext:value-type="float">
            <text:p>-0.009960187</text:p>
          </table:table-cell>
          <table:table-cell office:value-type="float" office:value="-0.01333397" calcext:value-type="float">
            <text:p>-0.01333397</text:p>
          </table:table-cell>
          <table:table-cell office:value-type="float" office:value="-0.007040301" calcext:value-type="float">
            <text:p>-0.007040301</text:p>
          </table:table-cell>
          <table:table-cell office:value-type="float" office:value="-0.003765909" calcext:value-type="float">
            <text:p>-0.003765909</text:p>
          </table:table-cell>
          <table:table-cell office:value-type="float" office:value="1637.247" calcext:value-type="float">
            <text:p>1637.247</text:p>
          </table:table-cell>
          <table:table-cell office:value-type="float" office:value="0" calcext:value-type="float">
            <text:p>0</text:p>
          </table:table-cell>
          <table:table-cell office:value-type="float" office:value="-0.01067372" calcext:value-type="float">
            <text:p>-0.01067372</text:p>
          </table:table-cell>
          <table:table-cell office:value-type="float" office:value="0.0000186743" calcext:value-type="float">
            <text:p>1.8674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629" calcext:value-type="float">
            <text:p>-1.2286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667.5586" calcext:value-type="float">
            <text:p>667.5586</text:p>
          </table:table-cell>
          <table:table-cell office:value-type="float" office:value="117.8216" calcext:value-type="float">
            <text:p>117.821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1.378" calcext:value-type="float">
            <text:p>1261.378</text:p>
          </table:table-cell>
          <table:table-cell office:value-type="float" office:value="468.6803" calcext:value-type="float">
            <text:p>468.6803</text:p>
          </table:table-cell>
          <table:table-cell office:value-type="float" office:value="0" calcext:value-type="float">
            <text:p>0</text:p>
          </table:table-cell>
          <table:table-cell office:value-type="float" office:value="0.08795786" calcext:value-type="float">
            <text:p>0.08795786</text:p>
          </table:table-cell>
          <table:table-cell office:value-type="float" office:value="0.3169919" calcext:value-type="float">
            <text:p>0.3169919</text:p>
          </table:table-cell>
          <table:table-cell office:value-type="float" office:value="0.3183177" calcext:value-type="float">
            <text:p>0.3183177</text:p>
          </table:table-cell>
          <table:table-cell office:value-type="float" office:value="0.3209033" calcext:value-type="float">
            <text:p>0.3209033</text:p>
          </table:table-cell>
          <table:table-cell office:value-type="float" office:value="0.3233391" calcext:value-type="float">
            <text:p>0.3233391</text:p>
          </table:table-cell>
          <table:table-cell office:value-type="float" office:value="0.325431" calcext:value-type="float">
            <text:p>0.325431</text:p>
          </table:table-cell>
          <table:table-cell office:value-type="float" office:value="0.368632" calcext:value-type="float">
            <text:p>0.368632</text:p>
          </table:table-cell>
          <table:table-cell office:value-type="float" office:value="0.3641326" calcext:value-type="float">
            <text:p>0.3641326</text:p>
          </table:table-cell>
          <table:table-cell office:value-type="float" office:value="0.3877187" calcext:value-type="float">
            <text:p>0.387718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663E-015" calcext:value-type="float">
            <text:p>1.988663E-15</text:p>
          </table:table-cell>
          <table:table-cell office:value-type="float" office:value="1.961014E-015" calcext:value-type="float">
            <text:p>1.961014E-15</text:p>
          </table:table-cell>
          <table:table-cell office:value-type="float" office:value="9.924955E-016" calcext:value-type="float">
            <text:p>9.924955E-16</text:p>
          </table:table-cell>
          <table:table-cell office:value-type="float" office:value="9.757912E-016" calcext:value-type="float">
            <text:p>9.757912E-16</text:p>
          </table:table-cell>
          <table:table-cell office:value-type="float" office:value="9.239779E-016" calcext:value-type="float">
            <text:p>9.23977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21197" calcext:value-type="float">
            <text:p>-38.21197</text:p>
          </table:table-cell>
          <table:table-cell office:value-type="float" office:value="-0.0129843" calcext:value-type="float">
            <text:p>-0.0129843</text:p>
          </table:table-cell>
          <table:table-cell office:value-type="float" office:value="-0.01261777" calcext:value-type="float">
            <text:p>-0.01261777</text:p>
          </table:table-cell>
          <table:table-cell office:value-type="float" office:value="-0.01194048" calcext:value-type="float">
            <text:p>-0.01194048</text:p>
          </table:table-cell>
          <table:table-cell office:value-type="float" office:value="-0.01132968" calcext:value-type="float">
            <text:p>-0.01132968</text:p>
          </table:table-cell>
          <table:table-cell office:value-type="float" office:value="-0.01083138" calcext:value-type="float">
            <text:p>-0.01083138</text:p>
          </table:table-cell>
          <table:table-cell office:value-type="float" office:value="-0.01029299" calcext:value-type="float">
            <text:p>-0.01029299</text:p>
          </table:table-cell>
          <table:table-cell office:value-type="float" office:value="-0.01282888" calcext:value-type="float">
            <text:p>-0.01282888</text:p>
          </table:table-cell>
          <table:table-cell office:value-type="float" office:value="-0.007035697" calcext:value-type="float">
            <text:p>-0.007035697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644.533" calcext:value-type="float">
            <text:p>1644.533</text:p>
          </table:table-cell>
          <table:table-cell office:value-type="float" office:value="0" calcext:value-type="float">
            <text:p>0</text:p>
          </table:table-cell>
          <table:table-cell office:value-type="float" office:value="-16.33845" calcext:value-type="float">
            <text:p>-16.33845</text:p>
          </table:table-cell>
          <table:table-cell office:value-type="float" office:value="0.00001283933" calcext:value-type="float">
            <text:p>1.28393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667.5586" calcext:value-type="float">
            <text:p>667.5586</text:p>
          </table:table-cell>
          <table:table-cell office:value-type="float" office:value="117.879" calcext:value-type="float">
            <text:p>117.87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9.007" calcext:value-type="float">
            <text:p>1259.007</text:p>
          </table:table-cell>
          <table:table-cell office:value-type="float" office:value="470.994" calcext:value-type="float">
            <text:p>470.994</text:p>
          </table:table-cell>
          <table:table-cell office:value-type="float" office:value="0" calcext:value-type="float">
            <text:p>0</text:p>
          </table:table-cell>
          <table:table-cell office:value-type="float" office:value="0.08279397" calcext:value-type="float">
            <text:p>0.08279397</text:p>
          </table:table-cell>
          <table:table-cell office:value-type="float" office:value="0.3085948" calcext:value-type="float">
            <text:p>0.3085948</text:p>
          </table:table-cell>
          <table:table-cell office:value-type="float" office:value="0.3095956" calcext:value-type="float">
            <text:p>0.3095956</text:p>
          </table:table-cell>
          <table:table-cell office:value-type="float" office:value="0.3114296" calcext:value-type="float">
            <text:p>0.3114296</text:p>
          </table:table-cell>
          <table:table-cell office:value-type="float" office:value="0.3134933" calcext:value-type="float">
            <text:p>0.3134933</text:p>
          </table:table-cell>
          <table:table-cell office:value-type="float" office:value="0.3158114" calcext:value-type="float">
            <text:p>0.3158114</text:p>
          </table:table-cell>
          <table:table-cell office:value-type="float" office:value="0.3626736" calcext:value-type="float">
            <text:p>0.3626736</text:p>
          </table:table-cell>
          <table:table-cell office:value-type="float" office:value="0.3647197" calcext:value-type="float">
            <text:p>0.3647197</text:p>
          </table:table-cell>
          <table:table-cell office:value-type="float" office:value="0.3877955" calcext:value-type="float">
            <text:p>0.3877955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946E-015" calcext:value-type="float">
            <text:p>1.986946E-15</text:p>
          </table:table-cell>
          <table:table-cell office:value-type="float" office:value="1.960935E-015" calcext:value-type="float">
            <text:p>1.960935E-15</text:p>
          </table:table-cell>
          <table:table-cell office:value-type="float" office:value="9.924874E-016" calcext:value-type="float">
            <text:p>9.924874E-16</text:p>
          </table:table-cell>
          <table:table-cell office:value-type="float" office:value="9.757862E-016" calcext:value-type="float">
            <text:p>9.757862E-16</text:p>
          </table:table-cell>
          <table:table-cell office:value-type="float" office:value="9.239729E-016" calcext:value-type="float">
            <text:p>9.23972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98045" calcext:value-type="float">
            <text:p>-54.98045</text:p>
          </table:table-cell>
          <table:table-cell office:value-type="float" office:value="-0.01565591" calcext:value-type="float">
            <text:p>-0.01565591</text:p>
          </table:table-cell>
          <table:table-cell office:value-type="float" office:value="-0.01531238" calcext:value-type="float">
            <text:p>-0.01531238</text:p>
          </table:table-cell>
          <table:table-cell office:value-type="float" office:value="-0.01471293" calcext:value-type="float">
            <text:p>-0.01471293</text:p>
          </table:table-cell>
          <table:table-cell office:value-type="float" office:value="-0.01405536" calcext:value-type="float">
            <text:p>-0.01405536</text:p>
          </table:table-cell>
          <table:table-cell office:value-type="float" office:value="-0.01335064" calcext:value-type="float">
            <text:p>-0.01335064</text:p>
          </table:table-cell>
          <table:table-cell office:value-type="float" office:value="-0.01204523" calcext:value-type="float">
            <text:p>-0.01204523</text:p>
          </table:table-cell>
          <table:table-cell office:value-type="float" office:value="-0.01262898" calcext:value-type="float">
            <text:p>-0.01262898</text:p>
          </table:table-cell>
          <table:table-cell office:value-type="float" office:value="-0.007022384" calcext:value-type="float">
            <text:p>-0.007022384</text:p>
          </table:table-cell>
          <table:table-cell office:value-type="float" office:value="-0.00376339" calcext:value-type="float">
            <text:p>-0.00376339</text:p>
          </table:table-cell>
          <table:table-cell office:value-type="float" office:value="1650.439" calcext:value-type="float">
            <text:p>1650.439</text:p>
          </table:table-cell>
          <table:table-cell office:value-type="float" office:value="0" calcext:value-type="float">
            <text:p>0</text:p>
          </table:table-cell>
          <table:table-cell office:value-type="float" office:value="-25.6561" calcext:value-type="float">
            <text:p>-25.6561</text:p>
          </table:table-cell>
          <table:table-cell office:value-type="float" office:value="0.00001009158" calcext:value-type="float">
            <text:p>1.00915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672.0585" calcext:value-type="float">
            <text:p>672.0585</text:p>
          </table:table-cell>
          <table:table-cell office:value-type="float" office:value="117.8397" calcext:value-type="float">
            <text:p>117.839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2.139" calcext:value-type="float">
            <text:p>1262.139</text:p>
          </table:table-cell>
          <table:table-cell office:value-type="float" office:value="472.4008" calcext:value-type="float">
            <text:p>472.4008</text:p>
          </table:table-cell>
          <table:table-cell office:value-type="float" office:value="0" calcext:value-type="float">
            <text:p>0</text:p>
          </table:table-cell>
          <table:table-cell office:value-type="float" office:value="0.46555" calcext:value-type="float">
            <text:p>0.46555</text:p>
          </table:table-cell>
          <table:table-cell office:value-type="float" office:value="0.3357019" calcext:value-type="float">
            <text:p>0.3357019</text:p>
          </table:table-cell>
          <table:table-cell office:value-type="float" office:value="0.3052966" calcext:value-type="float">
            <text:p>0.3052966</text:p>
          </table:table-cell>
          <table:table-cell office:value-type="float" office:value="0.3064266" calcext:value-type="float">
            <text:p>0.3064266</text:p>
          </table:table-cell>
          <table:table-cell office:value-type="float" office:value="0.3083108" calcext:value-type="float">
            <text:p>0.3083108</text:p>
          </table:table-cell>
          <table:table-cell office:value-type="float" office:value="0.310563" calcext:value-type="float">
            <text:p>0.310563</text:p>
          </table:table-cell>
          <table:table-cell office:value-type="float" office:value="0.3589389" calcext:value-type="float">
            <text:p>0.3589389</text:p>
          </table:table-cell>
          <table:table-cell office:value-type="float" office:value="0.3646758" calcext:value-type="float">
            <text:p>0.3646758</text:p>
          </table:table-cell>
          <table:table-cell office:value-type="float" office:value="0.3878678" calcext:value-type="float">
            <text:p>0.3878678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6808375" calcext:value-type="float">
            <text:p>6.808375E-06</text:p>
          </table:table-cell>
          <table:table-cell office:value-type="float" office:value="1.987155E-015" calcext:value-type="float">
            <text:p>1.987155E-15</text:p>
          </table:table-cell>
          <table:table-cell office:value-type="float" office:value="1.960856E-015" calcext:value-type="float">
            <text:p>1.960856E-15</text:p>
          </table:table-cell>
          <table:table-cell office:value-type="float" office:value="9.924797E-016" calcext:value-type="float">
            <text:p>9.924797E-16</text:p>
          </table:table-cell>
          <table:table-cell office:value-type="float" office:value="9.757809E-016" calcext:value-type="float">
            <text:p>9.757809E-16</text:p>
          </table:table-cell>
          <table:table-cell office:value-type="float" office:value="9.239681E-016" calcext:value-type="float">
            <text:p>9.23968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764025" calcext:value-type="float">
            <text:p>-0.002764025</text:p>
          </table:table-cell>
          <table:table-cell office:value-type="float" office:value="-0.01508517" calcext:value-type="float">
            <text:p>-0.01508517</text:p>
          </table:table-cell>
          <table:table-cell office:value-type="float" office:value="-0.01706054" calcext:value-type="float">
            <text:p>-0.01706054</text:p>
          </table:table-cell>
          <table:table-cell office:value-type="float" office:value="-0.01647281" calcext:value-type="float">
            <text:p>-0.01647281</text:p>
          </table:table-cell>
          <table:table-cell office:value-type="float" office:value="-0.01578704" calcext:value-type="float">
            <text:p>-0.01578704</text:p>
          </table:table-cell>
          <table:table-cell office:value-type="float" office:value="-0.01500745" calcext:value-type="float">
            <text:p>-0.01500745</text:p>
          </table:table-cell>
          <table:table-cell office:value-type="float" office:value="-0.01338965" calcext:value-type="float">
            <text:p>-0.01338965</text:p>
          </table:table-cell>
          <table:table-cell office:value-type="float" office:value="-0.01264226" calcext:value-type="float">
            <text:p>-0.01264226</text:p>
          </table:table-cell>
          <table:table-cell office:value-type="float" office:value="-0.007009808" calcext:value-type="float">
            <text:p>-0.007009808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655.429" calcext:value-type="float">
            <text:p>1655.42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01477287" calcext:value-type="float">
            <text:p>1.47728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89" calcext:value-type="float">
            <text:p>-1.22848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674.3581" calcext:value-type="float">
            <text:p>674.3581</text:p>
          </table:table-cell>
          <table:table-cell office:value-type="float" office:value="120.3858" calcext:value-type="float">
            <text:p>120.385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9.552" calcext:value-type="float">
            <text:p>1259.552</text:p>
          </table:table-cell>
          <table:table-cell office:value-type="float" office:value="474.7407" calcext:value-type="float">
            <text:p>474.7407</text:p>
          </table:table-cell>
          <table:table-cell office:value-type="float" office:value="0" calcext:value-type="float">
            <text:p>0</text:p>
          </table:table-cell>
          <table:table-cell office:value-type="float" office:value="0.1580804" calcext:value-type="float">
            <text:p>0.1580804</text:p>
          </table:table-cell>
          <table:table-cell office:value-type="float" office:value="0.3143455" calcext:value-type="float">
            <text:p>0.3143455</text:p>
          </table:table-cell>
          <table:table-cell office:value-type="float" office:value="0.3153293" calcext:value-type="float">
            <text:p>0.3153293</text:p>
          </table:table-cell>
          <table:table-cell office:value-type="float" office:value="0.3145604" calcext:value-type="float">
            <text:p>0.3145604</text:p>
          </table:table-cell>
          <table:table-cell office:value-type="float" office:value="0.3124539" calcext:value-type="float">
            <text:p>0.3124539</text:p>
          </table:table-cell>
          <table:table-cell office:value-type="float" office:value="0.3114324" calcext:value-type="float">
            <text:p>0.3114324</text:p>
          </table:table-cell>
          <table:table-cell office:value-type="float" office:value="0.3566157" calcext:value-type="float">
            <text:p>0.3566157</text:p>
          </table:table-cell>
          <table:table-cell office:value-type="float" office:value="0.3643938" calcext:value-type="float">
            <text:p>0.3643938</text:p>
          </table:table-cell>
          <table:table-cell office:value-type="float" office:value="0.3879136" calcext:value-type="float">
            <text:p>0.3879136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357E-015" calcext:value-type="float">
            <text:p>1.987357E-15</text:p>
          </table:table-cell>
          <table:table-cell office:value-type="float" office:value="1.96078E-015" calcext:value-type="float">
            <text:p>1.96078E-15</text:p>
          </table:table-cell>
          <table:table-cell office:value-type="float" office:value="9.924738E-016" calcext:value-type="float">
            <text:p>9.924738E-16</text:p>
          </table:table-cell>
          <table:table-cell office:value-type="float" office:value="9.757728E-016" calcext:value-type="float">
            <text:p>9.757728E-16</text:p>
          </table:table-cell>
          <table:table-cell office:value-type="float" office:value="9.239642E-016" calcext:value-type="float">
            <text:p>9.23964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01804" calcext:value-type="float">
            <text:p>-1.001804</text:p>
          </table:table-cell>
          <table:table-cell office:value-type="float" office:value="-0.01374209" calcext:value-type="float">
            <text:p>-0.01374209</text:p>
          </table:table-cell>
          <table:table-cell office:value-type="float" office:value="-0.01345538" calcext:value-type="float">
            <text:p>-0.01345538</text:p>
          </table:table-cell>
          <table:table-cell office:value-type="float" office:value="-0.01371492" calcext:value-type="float">
            <text:p>-0.01371492</text:p>
          </table:table-cell>
          <table:table-cell office:value-type="float" office:value="-0.0143901" calcext:value-type="float">
            <text:p>-0.0143901</text:p>
          </table:table-cell>
          <table:table-cell office:value-type="float" office:value="-0.01473059" calcext:value-type="float">
            <text:p>-0.01473059</text:p>
          </table:table-cell>
          <table:table-cell office:value-type="float" office:value="-0.01418386" calcext:value-type="float">
            <text:p>-0.01418386</text:p>
          </table:table-cell>
          <table:table-cell office:value-type="float" office:value="-0.01273603" calcext:value-type="float">
            <text:p>-0.01273603</text:p>
          </table:table-cell>
          <table:table-cell office:value-type="float" office:value="-0.007001827" calcext:value-type="float">
            <text:p>-0.007001827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661.347" calcext:value-type="float">
            <text:p>1661.347</text:p>
          </table:table-cell>
          <table:table-cell office:value-type="float" office:value="0" calcext:value-type="float">
            <text:p>0</text:p>
          </table:table-cell>
          <table:table-cell office:value-type="float" office:value="-2.132627" calcext:value-type="float">
            <text:p>-2.132627</text:p>
          </table:table-cell>
          <table:table-cell office:value-type="float" office:value="-0.000004108297" calcext:value-type="float">
            <text:p>-4.108297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674.3581" calcext:value-type="float">
            <text:p>674.3581</text:p>
          </table:table-cell>
          <table:table-cell office:value-type="float" office:value="121.1392" calcext:value-type="float">
            <text:p>121.1392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7.372" calcext:value-type="float">
            <text:p>1257.372</text:p>
          </table:table-cell>
          <table:table-cell office:value-type="float" office:value="476.1661" calcext:value-type="float">
            <text:p>476.1661</text:p>
          </table:table-cell>
          <table:table-cell office:value-type="float" office:value="0" calcext:value-type="float">
            <text:p>0</text:p>
          </table:table-cell>
          <table:table-cell office:value-type="float" office:value="0.08665519" calcext:value-type="float">
            <text:p>0.08665519</text:p>
          </table:table-cell>
          <table:table-cell office:value-type="float" office:value="0.3052522" calcext:value-type="float">
            <text:p>0.3052522</text:p>
          </table:table-cell>
          <table:table-cell office:value-type="float" office:value="0.3060707" calcext:value-type="float">
            <text:p>0.3060707</text:p>
          </table:table-cell>
          <table:table-cell office:value-type="float" office:value="0.3070735" calcext:value-type="float">
            <text:p>0.3070735</text:p>
          </table:table-cell>
          <table:table-cell office:value-type="float" office:value="0.3079631" calcext:value-type="float">
            <text:p>0.3079631</text:p>
          </table:table-cell>
          <table:table-cell office:value-type="float" office:value="0.3091241" calcext:value-type="float">
            <text:p>0.3091241</text:p>
          </table:table-cell>
          <table:table-cell office:value-type="float" office:value="0.3556001" calcext:value-type="float">
            <text:p>0.3556001</text:p>
          </table:table-cell>
          <table:table-cell office:value-type="float" office:value="0.3640683" calcext:value-type="float">
            <text:p>0.3640683</text:p>
          </table:table-cell>
          <table:table-cell office:value-type="float" office:value="0.3879315" calcext:value-type="float">
            <text:p>0.3879315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549E-015" calcext:value-type="float">
            <text:p>1.987549E-15</text:p>
          </table:table-cell>
          <table:table-cell office:value-type="float" office:value="1.960704E-015" calcext:value-type="float">
            <text:p>1.960704E-15</text:p>
          </table:table-cell>
          <table:table-cell office:value-type="float" office:value="9.924672E-016" calcext:value-type="float">
            <text:p>9.924672E-16</text:p>
          </table:table-cell>
          <table:table-cell office:value-type="float" office:value="9.757679E-016" calcext:value-type="float">
            <text:p>9.757679E-16</text:p>
          </table:table-cell>
          <table:table-cell office:value-type="float" office:value="9.2396E-016" calcext:value-type="float">
            <text:p>9.239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32342" calcext:value-type="float">
            <text:p>-41.32342</text:p>
          </table:table-cell>
          <table:table-cell office:value-type="float" office:value="-0.01688809" calcext:value-type="float">
            <text:p>-0.01688809</text:p>
          </table:table-cell>
          <table:table-cell office:value-type="float" office:value="-0.01658236" calcext:value-type="float">
            <text:p>-0.01658236</text:p>
          </table:table-cell>
          <table:table-cell office:value-type="float" office:value="-0.01622856" calcext:value-type="float">
            <text:p>-0.01622856</text:p>
          </table:table-cell>
          <table:table-cell office:value-type="float" office:value="-0.01591098" calcext:value-type="float">
            <text:p>-0.01591098</text:p>
          </table:table-cell>
          <table:table-cell office:value-type="float" office:value="-0.01549959" calcext:value-type="float">
            <text:p>-0.01549959</text:p>
          </table:table-cell>
          <table:table-cell office:value-type="float" office:value="-0.014578" calcext:value-type="float">
            <text:p>-0.014578</text:p>
          </table:table-cell>
          <table:table-cell office:value-type="float" office:value="-0.01284578" calcext:value-type="float">
            <text:p>-0.01284578</text:p>
          </table:table-cell>
          <table:table-cell office:value-type="float" office:value="-0.006998676" calcext:value-type="float">
            <text:p>-0.006998676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666.352" calcext:value-type="float">
            <text:p>1666.352</text:p>
          </table:table-cell>
          <table:table-cell office:value-type="float" office:value="0" calcext:value-type="float">
            <text:p>0</text:p>
          </table:table-cell>
          <table:table-cell office:value-type="float" office:value="-13.7249" calcext:value-type="float">
            <text:p>-13.7249</text:p>
          </table:table-cell>
          <table:table-cell office:value-type="float" office:value="-0.000008055707" calcext:value-type="float">
            <text:p>-8.055707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674.3581" calcext:value-type="float">
            <text:p>674.3581</text:p>
          </table:table-cell>
          <table:table-cell office:value-type="float" office:value="121.146" calcext:value-type="float">
            <text:p>121.14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6.583" calcext:value-type="float">
            <text:p>1256.583</text:p>
          </table:table-cell>
          <table:table-cell office:value-type="float" office:value="476.9477" calcext:value-type="float">
            <text:p>476.9477</text:p>
          </table:table-cell>
          <table:table-cell office:value-type="float" office:value="0" calcext:value-type="float">
            <text:p>0</text:p>
          </table:table-cell>
          <table:table-cell office:value-type="float" office:value="0.08648004" calcext:value-type="float">
            <text:p>0.08648004</text:p>
          </table:table-cell>
          <table:table-cell office:value-type="float" office:value="0.3018265" calcext:value-type="float">
            <text:p>0.3018265</text:p>
          </table:table-cell>
          <table:table-cell office:value-type="float" office:value="0.3026435" calcext:value-type="float">
            <text:p>0.3026435</text:p>
          </table:table-cell>
          <table:table-cell office:value-type="float" office:value="0.3039307" calcext:value-type="float">
            <text:p>0.3039307</text:p>
          </table:table-cell>
          <table:table-cell office:value-type="float" office:value="0.3053073" calcext:value-type="float">
            <text:p>0.3053073</text:p>
          </table:table-cell>
          <table:table-cell office:value-type="float" office:value="0.3069256" calcext:value-type="float">
            <text:p>0.3069256</text:p>
          </table:table-cell>
          <table:table-cell office:value-type="float" office:value="0.3543438" calcext:value-type="float">
            <text:p>0.3543438</text:p>
          </table:table-cell>
          <table:table-cell office:value-type="float" office:value="0.363726" calcext:value-type="float">
            <text:p>0.363726</text:p>
          </table:table-cell>
          <table:table-cell office:value-type="float" office:value="0.3879269" calcext:value-type="float">
            <text:p>0.3879269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746E-015" calcext:value-type="float">
            <text:p>1.987746E-15</text:p>
          </table:table-cell>
          <table:table-cell office:value-type="float" office:value="1.960629E-015" calcext:value-type="float">
            <text:p>1.960629E-15</text:p>
          </table:table-cell>
          <table:table-cell office:value-type="float" office:value="9.924604E-016" calcext:value-type="float">
            <text:p>9.924604E-16</text:p>
          </table:table-cell>
          <table:table-cell office:value-type="float" office:value="9.757626E-016" calcext:value-type="float">
            <text:p>9.757626E-16</text:p>
          </table:table-cell>
          <table:table-cell office:value-type="float" office:value="9.239557E-016" calcext:value-type="float">
            <text:p>9.23955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20692" calcext:value-type="float">
            <text:p>-42.20692</text:p>
          </table:table-cell>
          <table:table-cell office:value-type="float" office:value="-0.01827686" calcext:value-type="float">
            <text:p>-0.01827686</text:p>
          </table:table-cell>
          <table:table-cell office:value-type="float" office:value="-0.01794164" calcext:value-type="float">
            <text:p>-0.01794164</text:p>
          </table:table-cell>
          <table:table-cell office:value-type="float" office:value="-0.0174372" calcext:value-type="float">
            <text:p>-0.0174372</text:p>
          </table:table-cell>
          <table:table-cell office:value-type="float" office:value="-0.01690126" calcext:value-type="float">
            <text:p>-0.01690126</text:p>
          </table:table-cell>
          <table:table-cell office:value-type="float" office:value="-0.01628936" calcext:value-type="float">
            <text:p>-0.01628936</text:p>
          </table:table-cell>
          <table:table-cell office:value-type="float" office:value="-0.01508376" calcext:value-type="float">
            <text:p>-0.01508376</text:p>
          </table:table-cell>
          <table:table-cell office:value-type="float" office:value="-0.01296224" calcext:value-type="float">
            <text:p>-0.01296224</text:p>
          </table:table-cell>
          <table:table-cell office:value-type="float" office:value="-0.006999427" calcext:value-type="float">
            <text:p>-0.006999427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670.717" calcext:value-type="float">
            <text:p>1670.717</text:p>
          </table:table-cell>
          <table:table-cell office:value-type="float" office:value="0" calcext:value-type="float">
            <text:p>0</text:p>
          </table:table-cell>
          <table:table-cell office:value-type="float" office:value="-16.84746" calcext:value-type="float">
            <text:p>-16.84746</text:p>
          </table:table-cell>
          <table:table-cell office:value-type="float" office:value="-0.00001058099" calcext:value-type="float">
            <text:p>-1.05809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674.3581" calcext:value-type="float">
            <text:p>674.3581</text:p>
          </table:table-cell>
          <table:table-cell office:value-type="float" office:value="121.1124" calcext:value-type="float">
            <text:p>121.112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6.175" calcext:value-type="float">
            <text:p>1256.175</text:p>
          </table:table-cell>
          <table:table-cell office:value-type="float" office:value="477.3876" calcext:value-type="float">
            <text:p>477.3876</text:p>
          </table:table-cell>
          <table:table-cell office:value-type="float" office:value="0" calcext:value-type="float">
            <text:p>0</text:p>
          </table:table-cell>
          <table:table-cell office:value-type="float" office:value="0.09001609" calcext:value-type="float">
            <text:p>0.09001609</text:p>
          </table:table-cell>
          <table:table-cell office:value-type="float" office:value="0.3004184" calcext:value-type="float">
            <text:p>0.3004184</text:p>
          </table:table-cell>
          <table:table-cell office:value-type="float" office:value="0.3012119" calcext:value-type="float">
            <text:p>0.3012119</text:p>
          </table:table-cell>
          <table:table-cell office:value-type="float" office:value="0.3025302" calcext:value-type="float">
            <text:p>0.3025302</text:p>
          </table:table-cell>
          <table:table-cell office:value-type="float" office:value="0.3039898" calcext:value-type="float">
            <text:p>0.3039898</text:p>
          </table:table-cell>
          <table:table-cell office:value-type="float" office:value="0.3056974" calcext:value-type="float">
            <text:p>0.3056974</text:p>
          </table:table-cell>
          <table:table-cell office:value-type="float" office:value="0.3533177" calcext:value-type="float">
            <text:p>0.3533177</text:p>
          </table:table-cell>
          <table:table-cell office:value-type="float" office:value="0.3633689" calcext:value-type="float">
            <text:p>0.3633689</text:p>
          </table:table-cell>
          <table:table-cell office:value-type="float" office:value="0.3879035" calcext:value-type="float">
            <text:p>0.3879035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948E-015" calcext:value-type="float">
            <text:p>1.987948E-15</text:p>
          </table:table-cell>
          <table:table-cell office:value-type="float" office:value="1.960553E-015" calcext:value-type="float">
            <text:p>1.960553E-15</text:p>
          </table:table-cell>
          <table:table-cell office:value-type="float" office:value="9.924528E-016" calcext:value-type="float">
            <text:p>9.924528E-16</text:p>
          </table:table-cell>
          <table:table-cell office:value-type="float" office:value="9.757576E-016" calcext:value-type="float">
            <text:p>9.757576E-16</text:p>
          </table:table-cell>
          <table:table-cell office:value-type="float" office:value="9.23951E-016" calcext:value-type="float">
            <text:p>9.2395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90519" calcext:value-type="float">
            <text:p>-32.90519</text:p>
          </table:table-cell>
          <table:table-cell office:value-type="float" office:value="-0.01888652" calcext:value-type="float">
            <text:p>-0.01888652</text:p>
          </table:table-cell>
          <table:table-cell office:value-type="float" office:value="-0.01854672" calcext:value-type="float">
            <text:p>-0.01854672</text:p>
          </table:table-cell>
          <table:table-cell office:value-type="float" office:value="-0.0180086" calcext:value-type="float">
            <text:p>-0.0180086</text:p>
          </table:table-cell>
          <table:table-cell office:value-type="float" office:value="-0.01741891" calcext:value-type="float">
            <text:p>-0.01741891</text:p>
          </table:table-cell>
          <table:table-cell office:value-type="float" office:value="-0.01675118" calcext:value-type="float">
            <text:p>-0.01675118</text:p>
          </table:table-cell>
          <table:table-cell office:value-type="float" office:value="-0.01551266" calcext:value-type="float">
            <text:p>-0.01551266</text:p>
          </table:table-cell>
          <table:table-cell office:value-type="float" office:value="-0.0130851" calcext:value-type="float">
            <text:p>-0.0130851</text:p>
          </table:table-cell>
          <table:table-cell office:value-type="float" office:value="-0.007003457" calcext:value-type="float">
            <text:p>-0.007003457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674.738" calcext:value-type="float">
            <text:p>1674.738</text:p>
          </table:table-cell>
          <table:table-cell office:value-type="float" office:value="0" calcext:value-type="float">
            <text:p>0</text:p>
          </table:table-cell>
          <table:table-cell office:value-type="float" office:value="-11.11243" calcext:value-type="float">
            <text:p>-11.11243</text:p>
          </table:table-cell>
          <table:table-cell office:value-type="float" office:value="-0.00001303793" calcext:value-type="float">
            <text:p>-1.30379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674.658" calcext:value-type="float">
            <text:p>674.658</text:p>
          </table:table-cell>
          <table:table-cell office:value-type="float" office:value="121.4154" calcext:value-type="float">
            <text:p>121.415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95" calcext:value-type="float">
            <text:p>1255.95</text:p>
          </table:table-cell>
          <table:table-cell office:value-type="float" office:value="477.6097" calcext:value-type="float">
            <text:p>477.6097</text:p>
          </table:table-cell>
          <table:table-cell office:value-type="float" office:value="0" calcext:value-type="float">
            <text:p>0</text:p>
          </table:table-cell>
          <table:table-cell office:value-type="float" office:value="0.09029947" calcext:value-type="float">
            <text:p>0.09029947</text:p>
          </table:table-cell>
          <table:table-cell office:value-type="float" office:value="0.3001741" calcext:value-type="float">
            <text:p>0.3001741</text:p>
          </table:table-cell>
          <table:table-cell office:value-type="float" office:value="0.300953" calcext:value-type="float">
            <text:p>0.300953</text:p>
          </table:table-cell>
          <table:table-cell office:value-type="float" office:value="0.3021559" calcext:value-type="float">
            <text:p>0.3021559</text:p>
          </table:table-cell>
          <table:table-cell office:value-type="float" office:value="0.3033745" calcext:value-type="float">
            <text:p>0.3033745</text:p>
          </table:table-cell>
          <table:table-cell office:value-type="float" office:value="0.3049445" calcext:value-type="float">
            <text:p>0.3049445</text:p>
          </table:table-cell>
          <table:table-cell office:value-type="float" office:value="0.3526818" calcext:value-type="float">
            <text:p>0.3526818</text:p>
          </table:table-cell>
          <table:table-cell office:value-type="float" office:value="0.3630593" calcext:value-type="float">
            <text:p>0.3630593</text:p>
          </table:table-cell>
          <table:table-cell office:value-type="float" office:value="0.3878661" calcext:value-type="float">
            <text:p>0.3878661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161E-015" calcext:value-type="float">
            <text:p>1.988161E-15</text:p>
          </table:table-cell>
          <table:table-cell office:value-type="float" office:value="1.960475E-015" calcext:value-type="float">
            <text:p>1.960475E-15</text:p>
          </table:table-cell>
          <table:table-cell office:value-type="float" office:value="9.924445E-016" calcext:value-type="float">
            <text:p>9.924445E-16</text:p>
          </table:table-cell>
          <table:table-cell office:value-type="float" office:value="9.757507E-016" calcext:value-type="float">
            <text:p>9.757507E-16</text:p>
          </table:table-cell>
          <table:table-cell office:value-type="float" office:value="9.23948E-016" calcext:value-type="float">
            <text:p>9.23948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25179" calcext:value-type="float">
            <text:p>-32.25179</text:p>
          </table:table-cell>
          <table:table-cell office:value-type="float" office:value="-0.01899625" calcext:value-type="float">
            <text:p>-0.01899625</text:p>
          </table:table-cell>
          <table:table-cell office:value-type="float" office:value="-0.0186615" calcext:value-type="float">
            <text:p>-0.0186615</text:p>
          </table:table-cell>
          <table:table-cell office:value-type="float" office:value="-0.01816772" calcext:value-type="float">
            <text:p>-0.01816772</text:p>
          </table:table-cell>
          <table:table-cell office:value-type="float" office:value="-0.01766763" calcext:value-type="float">
            <text:p>-0.01766763</text:p>
          </table:table-cell>
          <table:table-cell office:value-type="float" office:value="-0.01704158" calcext:value-type="float">
            <text:p>-0.01704158</text:p>
          </table:table-cell>
          <table:table-cell office:value-type="float" office:value="-0.01578565" calcext:value-type="float">
            <text:p>-0.01578565</text:p>
          </table:table-cell>
          <table:table-cell office:value-type="float" office:value="-0.01319288" calcext:value-type="float">
            <text:p>-0.01319288</text:p>
          </table:table-cell>
          <table:table-cell office:value-type="float" office:value="-0.007009912" calcext:value-type="float">
            <text:p>-0.007009912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678.541" calcext:value-type="float">
            <text:p>1678.541</text:p>
          </table:table-cell>
          <table:table-cell office:value-type="float" office:value="0" calcext:value-type="float">
            <text:p>0</text:p>
          </table:table-cell>
          <table:table-cell office:value-type="float" office:value="-16.25485" calcext:value-type="float">
            <text:p>-16.25485</text:p>
          </table:table-cell>
          <table:table-cell office:value-type="float" office:value="-0.0000159546" calcext:value-type="float">
            <text:p>-1.5954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674.658" calcext:value-type="float">
            <text:p>674.658</text:p>
          </table:table-cell>
          <table:table-cell office:value-type="float" office:value="121.3933" calcext:value-type="float">
            <text:p>121.393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858" calcext:value-type="float">
            <text:p>1255.858</text:p>
          </table:table-cell>
          <table:table-cell office:value-type="float" office:value="477.7239" calcext:value-type="float">
            <text:p>477.7239</text:p>
          </table:table-cell>
          <table:table-cell office:value-type="float" office:value="0" calcext:value-type="float">
            <text:p>0</text:p>
          </table:table-cell>
          <table:table-cell office:value-type="float" office:value="0.09304793" calcext:value-type="float">
            <text:p>0.09304793</text:p>
          </table:table-cell>
          <table:table-cell office:value-type="float" office:value="0.300107" calcext:value-type="float">
            <text:p>0.300107</text:p>
          </table:table-cell>
          <table:table-cell office:value-type="float" office:value="0.300886" calcext:value-type="float">
            <text:p>0.300886</text:p>
          </table:table-cell>
          <table:table-cell office:value-type="float" office:value="0.3020901" calcext:value-type="float">
            <text:p>0.3020901</text:p>
          </table:table-cell>
          <table:table-cell office:value-type="float" office:value="0.3033347" calcext:value-type="float">
            <text:p>0.3033347</text:p>
          </table:table-cell>
          <table:table-cell office:value-type="float" office:value="0.3046912" calcext:value-type="float">
            <text:p>0.3046912</text:p>
          </table:table-cell>
          <table:table-cell office:value-type="float" office:value="0.3522748" calcext:value-type="float">
            <text:p>0.3522748</text:p>
          </table:table-cell>
          <table:table-cell office:value-type="float" office:value="0.36279" calcext:value-type="float">
            <text:p>0.36279</text:p>
          </table:table-cell>
          <table:table-cell office:value-type="float" office:value="0.3878205" calcext:value-type="float">
            <text:p>0.3878205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399E-015" calcext:value-type="float">
            <text:p>1.988399E-15</text:p>
          </table:table-cell>
          <table:table-cell office:value-type="float" office:value="1.960386E-015" calcext:value-type="float">
            <text:p>1.960386E-15</text:p>
          </table:table-cell>
          <table:table-cell office:value-type="float" office:value="9.924353E-016" calcext:value-type="float">
            <text:p>9.924353E-16</text:p>
          </table:table-cell>
          <table:table-cell office:value-type="float" office:value="9.757432E-016" calcext:value-type="float">
            <text:p>9.757432E-16</text:p>
          </table:table-cell>
          <table:table-cell office:value-type="float" office:value="9.239448E-016" calcext:value-type="float">
            <text:p>9.239448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6.67914" calcext:value-type="float">
            <text:p>-26.67914</text:p>
          </table:table-cell>
          <table:table-cell office:value-type="float" office:value="-0.01902551" calcext:value-type="float">
            <text:p>-0.01902551</text:p>
          </table:table-cell>
          <table:table-cell office:value-type="float" office:value="-0.01869049" calcext:value-type="float">
            <text:p>-0.01869049</text:p>
          </table:table-cell>
          <table:table-cell office:value-type="float" office:value="-0.01819529" calcext:value-type="float">
            <text:p>-0.01819529</text:p>
          </table:table-cell>
          <table:table-cell office:value-type="float" office:value="-0.01768555" calcext:value-type="float">
            <text:p>-0.01768555</text:p>
          </table:table-cell>
          <table:table-cell office:value-type="float" office:value="-0.01714162" calcext:value-type="float">
            <text:p>-0.01714162</text:p>
          </table:table-cell>
          <table:table-cell office:value-type="float" office:value="-0.0159633" calcext:value-type="float">
            <text:p>-0.0159633</text:p>
          </table:table-cell>
          <table:table-cell office:value-type="float" office:value="-0.01328735" calcext:value-type="float">
            <text:p>-0.01328735</text:p>
          </table:table-cell>
          <table:table-cell office:value-type="float" office:value="-0.007017818" calcext:value-type="float">
            <text:p>-0.007017818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682.247" calcext:value-type="float">
            <text:p>1682.247</text:p>
          </table:table-cell>
          <table:table-cell office:value-type="float" office:value="0" calcext:value-type="float">
            <text:p>0</text:p>
          </table:table-cell>
          <table:table-cell office:value-type="float" office:value="-13.89759" calcext:value-type="float">
            <text:p>-13.89759</text:p>
          </table:table-cell>
          <table:table-cell office:value-type="float" office:value="-0.00001840701" calcext:value-type="float">
            <text:p>-1.84070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674.658" calcext:value-type="float">
            <text:p>674.658</text:p>
          </table:table-cell>
          <table:table-cell office:value-type="float" office:value="121.4531" calcext:value-type="float">
            <text:p>121.4531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728" calcext:value-type="float">
            <text:p>1255.728</text:p>
          </table:table-cell>
          <table:table-cell office:value-type="float" office:value="477.7905" calcext:value-type="float">
            <text:p>477.7905</text:p>
          </table:table-cell>
          <table:table-cell office:value-type="float" office:value="0" calcext:value-type="float">
            <text:p>0</text:p>
          </table:table-cell>
          <table:table-cell office:value-type="float" office:value="0.0875044" calcext:value-type="float">
            <text:p>0.0875044</text:p>
          </table:table-cell>
          <table:table-cell office:value-type="float" office:value="0.300126" calcext:value-type="float">
            <text:p>0.300126</text:p>
          </table:table-cell>
          <table:table-cell office:value-type="float" office:value="0.3008875" calcext:value-type="float">
            <text:p>0.3008875</text:p>
          </table:table-cell>
          <table:table-cell office:value-type="float" office:value="0.3021153" calcext:value-type="float">
            <text:p>0.3021153</text:p>
          </table:table-cell>
          <table:table-cell office:value-type="float" office:value="0.3033755" calcext:value-type="float">
            <text:p>0.3033755</text:p>
          </table:table-cell>
          <table:table-cell office:value-type="float" office:value="0.3046587" calcext:value-type="float">
            <text:p>0.3046587</text:p>
          </table:table-cell>
          <table:table-cell office:value-type="float" office:value="0.352067" calcext:value-type="float">
            <text:p>0.352067</text:p>
          </table:table-cell>
          <table:table-cell office:value-type="float" office:value="0.3625675" calcext:value-type="float">
            <text:p>0.3625675</text:p>
          </table:table-cell>
          <table:table-cell office:value-type="float" office:value="0.3877708" calcext:value-type="float">
            <text:p>0.3877708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645E-015" calcext:value-type="float">
            <text:p>1.988645E-15</text:p>
          </table:table-cell>
          <table:table-cell office:value-type="float" office:value="1.960296E-015" calcext:value-type="float">
            <text:p>1.960296E-15</text:p>
          </table:table-cell>
          <table:table-cell office:value-type="float" office:value="9.924242E-016" calcext:value-type="float">
            <text:p>9.924242E-16</text:p>
          </table:table-cell>
          <table:table-cell office:value-type="float" office:value="9.757365E-016" calcext:value-type="float">
            <text:p>9.757365E-16</text:p>
          </table:table-cell>
          <table:table-cell office:value-type="float" office:value="9.239416E-016" calcext:value-type="float">
            <text:p>9.23941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44528" calcext:value-type="float">
            <text:p>-39.44528</text:p>
          </table:table-cell>
          <table:table-cell office:value-type="float" office:value="-0.01901755" calcext:value-type="float">
            <text:p>-0.01901755</text:p>
          </table:table-cell>
          <table:table-cell office:value-type="float" office:value="-0.01869035" calcext:value-type="float">
            <text:p>-0.01869035</text:p>
          </table:table-cell>
          <table:table-cell office:value-type="float" office:value="-0.0181848" calcext:value-type="float">
            <text:p>-0.0181848</text:p>
          </table:table-cell>
          <table:table-cell office:value-type="float" office:value="-0.01766843" calcext:value-type="float">
            <text:p>-0.01766843</text:p>
          </table:table-cell>
          <table:table-cell office:value-type="float" office:value="-0.01715434" calcext:value-type="float">
            <text:p>-0.01715434</text:p>
          </table:table-cell>
          <table:table-cell office:value-type="float" office:value="-0.01605495" calcext:value-type="float">
            <text:p>-0.01605495</text:p>
          </table:table-cell>
          <table:table-cell office:value-type="float" office:value="-0.013366" calcext:value-type="float">
            <text:p>-0.013366</text:p>
          </table:table-cell>
          <table:table-cell office:value-type="float" office:value="-0.007026444" calcext:value-type="float">
            <text:p>-0.007026444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685.896" calcext:value-type="float">
            <text:p>1685.896</text:p>
          </table:table-cell>
          <table:table-cell office:value-type="float" office:value="0" calcext:value-type="float">
            <text:p>0</text:p>
          </table:table-cell>
          <table:table-cell office:value-type="float" office:value="-15.84081" calcext:value-type="float">
            <text:p>-15.84081</text:p>
          </table:table-cell>
          <table:table-cell office:value-type="float" office:value="-0.00002062903" calcext:value-type="float">
            <text:p>-2.06290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674.658" calcext:value-type="float">
            <text:p>674.658</text:p>
          </table:table-cell>
          <table:table-cell office:value-type="float" office:value="121.4577" calcext:value-type="float">
            <text:p>121.457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667" calcext:value-type="float">
            <text:p>1255.667</text:p>
          </table:table-cell>
          <table:table-cell office:value-type="float" office:value="477.8469" calcext:value-type="float">
            <text:p>477.8469</text:p>
          </table:table-cell>
          <table:table-cell office:value-type="float" office:value="0" calcext:value-type="float">
            <text:p>0</text:p>
          </table:table-cell>
          <table:table-cell office:value-type="float" office:value="0.08745415" calcext:value-type="float">
            <text:p>0.08745415</text:p>
          </table:table-cell>
          <table:table-cell office:value-type="float" office:value="0.3001105" calcext:value-type="float">
            <text:p>0.3001105</text:p>
          </table:table-cell>
          <table:table-cell office:value-type="float" office:value="0.3008902" calcext:value-type="float">
            <text:p>0.3008902</text:p>
          </table:table-cell>
          <table:table-cell office:value-type="float" office:value="0.3021179" calcext:value-type="float">
            <text:p>0.3021179</text:p>
          </table:table-cell>
          <table:table-cell office:value-type="float" office:value="0.3033607" calcext:value-type="float">
            <text:p>0.3033607</text:p>
          </table:table-cell>
          <table:table-cell office:value-type="float" office:value="0.3046134" calcext:value-type="float">
            <text:p>0.3046134</text:p>
          </table:table-cell>
          <table:table-cell office:value-type="float" office:value="0.3518997" calcext:value-type="float">
            <text:p>0.3518997</text:p>
          </table:table-cell>
          <table:table-cell office:value-type="float" office:value="0.3623291" calcext:value-type="float">
            <text:p>0.3623291</text:p>
          </table:table-cell>
          <table:table-cell office:value-type="float" office:value="0.3877767" calcext:value-type="float">
            <text:p>0.387776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871E-015" calcext:value-type="float">
            <text:p>1.988871E-15</text:p>
          </table:table-cell>
          <table:table-cell office:value-type="float" office:value="1.960215E-015" calcext:value-type="float">
            <text:p>1.960215E-15</text:p>
          </table:table-cell>
          <table:table-cell office:value-type="float" office:value="9.924172E-016" calcext:value-type="float">
            <text:p>9.924172E-16</text:p>
          </table:table-cell>
          <table:table-cell office:value-type="float" office:value="9.757271E-016" calcext:value-type="float">
            <text:p>9.757271E-16</text:p>
          </table:table-cell>
          <table:table-cell office:value-type="float" office:value="9.239388E-016" calcext:value-type="float">
            <text:p>9.239388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70358" calcext:value-type="float">
            <text:p>-38.70358</text:p>
          </table:table-cell>
          <table:table-cell office:value-type="float" office:value="-0.01902489" calcext:value-type="float">
            <text:p>-0.01902489</text:p>
          </table:table-cell>
          <table:table-cell office:value-type="float" office:value="-0.01868901" calcext:value-type="float">
            <text:p>-0.01868901</text:p>
          </table:table-cell>
          <table:table-cell office:value-type="float" office:value="-0.01818365" calcext:value-type="float">
            <text:p>-0.01818365</text:p>
          </table:table-cell>
          <table:table-cell office:value-type="float" office:value="-0.01767432" calcext:value-type="float">
            <text:p>-0.01767432</text:p>
          </table:table-cell>
          <table:table-cell office:value-type="float" office:value="-0.01717192" calcext:value-type="float">
            <text:p>-0.01717192</text:p>
          </table:table-cell>
          <table:table-cell office:value-type="float" office:value="-0.01612847" calcext:value-type="float">
            <text:p>-0.01612847</text:p>
          </table:table-cell>
          <table:table-cell office:value-type="float" office:value="-0.01345038" calcext:value-type="float">
            <text:p>-0.01345038</text:p>
          </table:table-cell>
          <table:table-cell office:value-type="float" office:value="-0.007025626" calcext:value-type="float">
            <text:p>-0.007025626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689.536" calcext:value-type="float">
            <text:p>1689.536</text:p>
          </table:table-cell>
          <table:table-cell office:value-type="float" office:value="0" calcext:value-type="float">
            <text:p>0</text:p>
          </table:table-cell>
          <table:table-cell office:value-type="float" office:value="-13.79017" calcext:value-type="float">
            <text:p>-13.79017</text:p>
          </table:table-cell>
          <table:table-cell office:value-type="float" office:value="-0.00002269552" calcext:value-type="float">
            <text:p>-2.26955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674.858" calcext:value-type="float">
            <text:p>674.858</text:p>
          </table:table-cell>
          <table:table-cell office:value-type="float" office:value="121.6652" calcext:value-type="float">
            <text:p>121.6652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609" calcext:value-type="float">
            <text:p>1255.609</text:p>
          </table:table-cell>
          <table:table-cell office:value-type="float" office:value="477.8969" calcext:value-type="float">
            <text:p>477.8969</text:p>
          </table:table-cell>
          <table:table-cell office:value-type="float" office:value="0" calcext:value-type="float">
            <text:p>0</text:p>
          </table:table-cell>
          <table:table-cell office:value-type="float" office:value="0.08725428" calcext:value-type="float">
            <text:p>0.08725428</text:p>
          </table:table-cell>
          <table:table-cell office:value-type="float" office:value="0.3000718" calcext:value-type="float">
            <text:p>0.3000718</text:p>
          </table:table-cell>
          <table:table-cell office:value-type="float" office:value="0.3008547" calcext:value-type="float">
            <text:p>0.3008547</text:p>
          </table:table-cell>
          <table:table-cell office:value-type="float" office:value="0.3020838" calcext:value-type="float">
            <text:p>0.3020838</text:p>
          </table:table-cell>
          <table:table-cell office:value-type="float" office:value="0.3033166" calcext:value-type="float">
            <text:p>0.3033166</text:p>
          </table:table-cell>
          <table:table-cell office:value-type="float" office:value="0.3045486" calcext:value-type="float">
            <text:p>0.3045486</text:p>
          </table:table-cell>
          <table:table-cell office:value-type="float" office:value="0.3517475" calcext:value-type="float">
            <text:p>0.3517475</text:p>
          </table:table-cell>
          <table:table-cell office:value-type="float" office:value="0.3620751" calcext:value-type="float">
            <text:p>0.3620751</text:p>
          </table:table-cell>
          <table:table-cell office:value-type="float" office:value="0.3878301" calcext:value-type="float">
            <text:p>0.3878301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075E-015" calcext:value-type="float">
            <text:p>1.989075E-15</text:p>
          </table:table-cell>
          <table:table-cell office:value-type="float" office:value="1.960137E-015" calcext:value-type="float">
            <text:p>1.960137E-15</text:p>
          </table:table-cell>
          <table:table-cell office:value-type="float" office:value="9.924097E-016" calcext:value-type="float">
            <text:p>9.924097E-16</text:p>
          </table:table-cell>
          <table:table-cell office:value-type="float" office:value="9.757221E-016" calcext:value-type="float">
            <text:p>9.757221E-16</text:p>
          </table:table-cell>
          <table:table-cell office:value-type="float" office:value="9.239337E-016" calcext:value-type="float">
            <text:p>9.23933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77927" calcext:value-type="float">
            <text:p>-39.77927</text:p>
          </table:table-cell>
          <table:table-cell office:value-type="float" office:value="-0.01904122" calcext:value-type="float">
            <text:p>-0.01904122</text:p>
          </table:table-cell>
          <table:table-cell office:value-type="float" office:value="-0.01870436" calcext:value-type="float">
            <text:p>-0.01870436</text:p>
          </table:table-cell>
          <table:table-cell office:value-type="float" office:value="-0.0181978" calcext:value-type="float">
            <text:p>-0.0181978</text:p>
          </table:table-cell>
          <table:table-cell office:value-type="float" office:value="-0.01769208" calcext:value-type="float">
            <text:p>-0.01769208</text:p>
          </table:table-cell>
          <table:table-cell office:value-type="float" office:value="-0.01719727" calcext:value-type="float">
            <text:p>-0.01719727</text:p>
          </table:table-cell>
          <table:table-cell office:value-type="float" office:value="-0.01619615" calcext:value-type="float">
            <text:p>-0.01619615</text:p>
          </table:table-cell>
          <table:table-cell office:value-type="float" office:value="-0.01354151" calcext:value-type="float">
            <text:p>-0.01354151</text:p>
          </table:table-cell>
          <table:table-cell office:value-type="float" office:value="-0.007016312" calcext:value-type="float">
            <text:p>-0.007016312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693.175" calcext:value-type="float">
            <text:p>1693.175</text:p>
          </table:table-cell>
          <table:table-cell office:value-type="float" office:value="0" calcext:value-type="float">
            <text:p>0</text:p>
          </table:table-cell>
          <table:table-cell office:value-type="float" office:value="-11.82111" calcext:value-type="float">
            <text:p>-11.82111</text:p>
          </table:table-cell>
          <table:table-cell office:value-type="float" office:value="-0.0000247797" calcext:value-type="float">
            <text:p>-2.4779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674.858" calcext:value-type="float">
            <text:p>674.858</text:p>
          </table:table-cell>
          <table:table-cell office:value-type="float" office:value="121.7411" calcext:value-type="float">
            <text:p>121.7411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494" calcext:value-type="float">
            <text:p>1255.494</text:p>
          </table:table-cell>
          <table:table-cell office:value-type="float" office:value="477.9335" calcext:value-type="float">
            <text:p>477.9335</text:p>
          </table:table-cell>
          <table:table-cell office:value-type="float" office:value="0" calcext:value-type="float">
            <text:p>0</text:p>
          </table:table-cell>
          <table:table-cell office:value-type="float" office:value="0.08065957" calcext:value-type="float">
            <text:p>0.08065957</text:p>
          </table:table-cell>
          <table:table-cell office:value-type="float" office:value="0.3000967" calcext:value-type="float">
            <text:p>0.3000967</text:p>
          </table:table-cell>
          <table:table-cell office:value-type="float" office:value="0.3008456" calcext:value-type="float">
            <text:p>0.3008456</text:p>
          </table:table-cell>
          <table:table-cell office:value-type="float" office:value="0.3020555" calcext:value-type="float">
            <text:p>0.3020555</text:p>
          </table:table-cell>
          <table:table-cell office:value-type="float" office:value="0.3032684" calcext:value-type="float">
            <text:p>0.3032684</text:p>
          </table:table-cell>
          <table:table-cell office:value-type="float" office:value="0.3044826" calcext:value-type="float">
            <text:p>0.3044826</text:p>
          </table:table-cell>
          <table:table-cell office:value-type="float" office:value="0.3516575" calcext:value-type="float">
            <text:p>0.3516575</text:p>
          </table:table-cell>
          <table:table-cell office:value-type="float" office:value="0.3618806" calcext:value-type="float">
            <text:p>0.3618806</text:p>
          </table:table-cell>
          <table:table-cell office:value-type="float" office:value="0.3878611" calcext:value-type="float">
            <text:p>0.3878611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256E-015" calcext:value-type="float">
            <text:p>1.989256E-15</text:p>
          </table:table-cell>
          <table:table-cell office:value-type="float" office:value="1.96007E-015" calcext:value-type="float">
            <text:p>1.96007E-15</text:p>
          </table:table-cell>
          <table:table-cell office:value-type="float" office:value="9.924022E-016" calcext:value-type="float">
            <text:p>9.924022E-16</text:p>
          </table:table-cell>
          <table:table-cell office:value-type="float" office:value="9.757189E-016" calcext:value-type="float">
            <text:p>9.757189E-16</text:p>
          </table:table-cell>
          <table:table-cell office:value-type="float" office:value="9.239287E-016" calcext:value-type="float">
            <text:p>9.23928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4.02637" calcext:value-type="float">
            <text:p>-64.02637</text:p>
          </table:table-cell>
          <table:table-cell office:value-type="float" office:value="-0.01903244" calcext:value-type="float">
            <text:p>-0.01903244</text:p>
          </table:table-cell>
          <table:table-cell office:value-type="float" office:value="-0.01870856" calcext:value-type="float">
            <text:p>-0.01870856</text:p>
          </table:table-cell>
          <table:table-cell office:value-type="float" office:value="-0.01820966" calcext:value-type="float">
            <text:p>-0.01820966</text:p>
          </table:table-cell>
          <table:table-cell office:value-type="float" office:value="-0.01771157" calcext:value-type="float">
            <text:p>-0.01771157</text:p>
          </table:table-cell>
          <table:table-cell office:value-type="float" office:value="-0.01722314" calcext:value-type="float">
            <text:p>-0.01722314</text:p>
          </table:table-cell>
          <table:table-cell office:value-type="float" office:value="-0.01623635" calcext:value-type="float">
            <text:p>-0.01623635</text:p>
          </table:table-cell>
          <table:table-cell office:value-type="float" office:value="-0.01361173" calcext:value-type="float">
            <text:p>-0.01361173</text:p>
          </table:table-cell>
          <table:table-cell office:value-type="float" office:value="-0.007010895" calcext:value-type="float">
            <text:p>-0.007010895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696.808" calcext:value-type="float">
            <text:p>1696.808</text:p>
          </table:table-cell>
          <table:table-cell office:value-type="float" office:value="0" calcext:value-type="float">
            <text:p>0</text:p>
          </table:table-cell>
          <table:table-cell office:value-type="float" office:value="-31.65109" calcext:value-type="float">
            <text:p>-31.65109</text:p>
          </table:table-cell>
          <table:table-cell office:value-type="float" office:value="-0.00002621172" calcext:value-type="float">
            <text:p>-2.62117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674.858" calcext:value-type="float">
            <text:p>674.858</text:p>
          </table:table-cell>
          <table:table-cell office:value-type="float" office:value="121.7213" calcext:value-type="float">
            <text:p>121.721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48" calcext:value-type="float">
            <text:p>1255.48</text:p>
          </table:table-cell>
          <table:table-cell office:value-type="float" office:value="477.9673" calcext:value-type="float">
            <text:p>477.9673</text:p>
          </table:table-cell>
          <table:table-cell office:value-type="float" office:value="0" calcext:value-type="float">
            <text:p>0</text:p>
          </table:table-cell>
          <table:table-cell office:value-type="float" office:value="0.08269461" calcext:value-type="float">
            <text:p>0.08269461</text:p>
          </table:table-cell>
          <table:table-cell office:value-type="float" office:value="0.300084" calcext:value-type="float">
            <text:p>0.300084</text:p>
          </table:table-cell>
          <table:table-cell office:value-type="float" office:value="0.3008429" calcext:value-type="float">
            <text:p>0.3008429</text:p>
          </table:table-cell>
          <table:table-cell office:value-type="float" office:value="0.3020378" calcext:value-type="float">
            <text:p>0.3020378</text:p>
          </table:table-cell>
          <table:table-cell office:value-type="float" office:value="0.303234" calcext:value-type="float">
            <text:p>0.303234</text:p>
          </table:table-cell>
          <table:table-cell office:value-type="float" office:value="0.3044397" calcext:value-type="float">
            <text:p>0.3044397</text:p>
          </table:table-cell>
          <table:table-cell office:value-type="float" office:value="0.3515891" calcext:value-type="float">
            <text:p>0.3515891</text:p>
          </table:table-cell>
          <table:table-cell office:value-type="float" office:value="0.3617327" calcext:value-type="float">
            <text:p>0.3617327</text:p>
          </table:table-cell>
          <table:table-cell office:value-type="float" office:value="0.387877" calcext:value-type="float">
            <text:p>0.38787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445E-015" calcext:value-type="float">
            <text:p>1.989445E-15</text:p>
          </table:table-cell>
          <table:table-cell office:value-type="float" office:value="1.959997E-015" calcext:value-type="float">
            <text:p>1.959997E-15</text:p>
          </table:table-cell>
          <table:table-cell office:value-type="float" office:value="9.923945E-016" calcext:value-type="float">
            <text:p>9.923945E-16</text:p>
          </table:table-cell>
          <table:table-cell office:value-type="float" office:value="9.757147E-016" calcext:value-type="float">
            <text:p>9.757147E-16</text:p>
          </table:table-cell>
          <table:table-cell office:value-type="float" office:value="9.239247E-016" calcext:value-type="float">
            <text:p>9.239247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90376" calcext:value-type="float">
            <text:p>-55.90376</text:p>
          </table:table-cell>
          <table:table-cell office:value-type="float" office:value="-0.01903659" calcext:value-type="float">
            <text:p>-0.01903659</text:p>
          </table:table-cell>
          <table:table-cell office:value-type="float" office:value="-0.01870956" calcext:value-type="float">
            <text:p>-0.01870956</text:p>
          </table:table-cell>
          <table:table-cell office:value-type="float" office:value="-0.0182171" calcext:value-type="float">
            <text:p>-0.0182171</text:p>
          </table:table-cell>
          <table:table-cell office:value-type="float" office:value="-0.01772558" calcext:value-type="float">
            <text:p>-0.01772558</text:p>
          </table:table-cell>
          <table:table-cell office:value-type="float" office:value="-0.01724008" calcext:value-type="float">
            <text:p>-0.01724008</text:p>
          </table:table-cell>
          <table:table-cell office:value-type="float" office:value="-0.01626686" calcext:value-type="float">
            <text:p>-0.01626686</text:p>
          </table:table-cell>
          <table:table-cell office:value-type="float" office:value="-0.01366546" calcext:value-type="float">
            <text:p>-0.01366546</text:p>
          </table:table-cell>
          <table:table-cell office:value-type="float" office:value="-0.00700812" calcext:value-type="float">
            <text:p>-0.00700812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700.426" calcext:value-type="float">
            <text:p>1700.426</text:p>
          </table:table-cell>
          <table:table-cell office:value-type="float" office:value="0" calcext:value-type="float">
            <text:p>0</text:p>
          </table:table-cell>
          <table:table-cell office:value-type="float" office:value="-22.79442" calcext:value-type="float">
            <text:p>-22.79442</text:p>
          </table:table-cell>
          <table:table-cell office:value-type="float" office:value="-0.0000273718" calcext:value-type="float">
            <text:p>-2.7371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674.858" calcext:value-type="float">
            <text:p>674.858</text:p>
          </table:table-cell>
          <table:table-cell office:value-type="float" office:value="121.7114" calcext:value-type="float">
            <text:p>121.711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462" calcext:value-type="float">
            <text:p>1255.462</text:p>
          </table:table-cell>
          <table:table-cell office:value-type="float" office:value="477.9961" calcext:value-type="float">
            <text:p>477.9961</text:p>
          </table:table-cell>
          <table:table-cell office:value-type="float" office:value="0" calcext:value-type="float">
            <text:p>0</text:p>
          </table:table-cell>
          <table:table-cell office:value-type="float" office:value="0.08423428" calcext:value-type="float">
            <text:p>0.08423428</text:p>
          </table:table-cell>
          <table:table-cell office:value-type="float" office:value="0.3000082" calcext:value-type="float">
            <text:p>0.3000082</text:p>
          </table:table-cell>
          <table:table-cell office:value-type="float" office:value="0.3007981" calcext:value-type="float">
            <text:p>0.3007981</text:p>
          </table:table-cell>
          <table:table-cell office:value-type="float" office:value="0.3020065" calcext:value-type="float">
            <text:p>0.3020065</text:p>
          </table:table-cell>
          <table:table-cell office:value-type="float" office:value="0.3032036" calcext:value-type="float">
            <text:p>0.3032036</text:p>
          </table:table-cell>
          <table:table-cell office:value-type="float" office:value="0.3044073" calcext:value-type="float">
            <text:p>0.3044073</text:p>
          </table:table-cell>
          <table:table-cell office:value-type="float" office:value="0.3515363" calcext:value-type="float">
            <text:p>0.3515363</text:p>
          </table:table-cell>
          <table:table-cell office:value-type="float" office:value="0.3616196" calcext:value-type="float">
            <text:p>0.3616196</text:p>
          </table:table-cell>
          <table:table-cell office:value-type="float" office:value="0.3878832" calcext:value-type="float">
            <text:p>0.3878832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626E-015" calcext:value-type="float">
            <text:p>1.989626E-15</text:p>
          </table:table-cell>
          <table:table-cell office:value-type="float" office:value="1.95993E-015" calcext:value-type="float">
            <text:p>1.95993E-15</text:p>
          </table:table-cell>
          <table:table-cell office:value-type="float" office:value="9.923871E-016" calcext:value-type="float">
            <text:p>9.923871E-16</text:p>
          </table:table-cell>
          <table:table-cell office:value-type="float" office:value="9.75709E-016" calcext:value-type="float">
            <text:p>9.75709E-16</text:p>
          </table:table-cell>
          <table:table-cell office:value-type="float" office:value="9.23922E-016" calcext:value-type="float">
            <text:p>9.2392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09674" calcext:value-type="float">
            <text:p>-49.09674</text:p>
          </table:table-cell>
          <table:table-cell office:value-type="float" office:value="-0.01907057" calcext:value-type="float">
            <text:p>-0.01907057</text:p>
          </table:table-cell>
          <table:table-cell office:value-type="float" office:value="-0.01872863" calcext:value-type="float">
            <text:p>-0.01872863</text:p>
          </table:table-cell>
          <table:table-cell office:value-type="float" office:value="-0.01823013" calcext:value-type="float">
            <text:p>-0.01823013</text:p>
          </table:table-cell>
          <table:table-cell office:value-type="float" office:value="-0.01773786" calcext:value-type="float">
            <text:p>-0.01773786</text:p>
          </table:table-cell>
          <table:table-cell office:value-type="float" office:value="-0.01725283" calcext:value-type="float">
            <text:p>-0.01725283</text:p>
          </table:table-cell>
          <table:table-cell office:value-type="float" office:value="-0.01629044" calcext:value-type="float">
            <text:p>-0.01629044</text:p>
          </table:table-cell>
          <table:table-cell office:value-type="float" office:value="-0.01370669" calcext:value-type="float">
            <text:p>-0.01370669</text:p>
          </table:table-cell>
          <table:table-cell office:value-type="float" office:value="-0.007007048" calcext:value-type="float">
            <text:p>-0.007007048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704.031" calcext:value-type="float">
            <text:p>1704.031</text:p>
          </table:table-cell>
          <table:table-cell office:value-type="float" office:value="0" calcext:value-type="float">
            <text:p>0</text:p>
          </table:table-cell>
          <table:table-cell office:value-type="float" office:value="-20.78405" calcext:value-type="float">
            <text:p>-20.78405</text:p>
          </table:table-cell>
          <table:table-cell office:value-type="float" office:value="-0.00002850289" calcext:value-type="float">
            <text:p>-2.85028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695.3575" calcext:value-type="float">
            <text:p>695.3575</text:p>
          </table:table-cell>
          <table:table-cell office:value-type="float" office:value="121.9352" calcext:value-type="float">
            <text:p>121.9352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73.67" calcext:value-type="float">
            <text:p>1273.67</text:p>
          </table:table-cell>
          <table:table-cell office:value-type="float" office:value="480.0654" calcext:value-type="float">
            <text:p>480.0654</text:p>
          </table:table-cell>
          <table:table-cell office:value-type="float" office:value="0" calcext:value-type="float">
            <text:p>0</text:p>
          </table:table-cell>
          <table:table-cell office:value-type="float" office:value="0.3891592" calcext:value-type="float">
            <text:p>0.3891592</text:p>
          </table:table-cell>
          <table:table-cell office:value-type="float" office:value="0.3907416" calcext:value-type="float">
            <text:p>0.3907416</text:p>
          </table:table-cell>
          <table:table-cell office:value-type="float" office:value="0.395473" calcext:value-type="float">
            <text:p>0.395473</text:p>
          </table:table-cell>
          <table:table-cell office:value-type="float" office:value="0.3977438" calcext:value-type="float">
            <text:p>0.3977438</text:p>
          </table:table-cell>
          <table:table-cell office:value-type="float" office:value="0.3405901" calcext:value-type="float">
            <text:p>0.3405901</text:p>
          </table:table-cell>
          <table:table-cell office:value-type="float" office:value="0.3197982" calcext:value-type="float">
            <text:p>0.3197982</text:p>
          </table:table-cell>
          <table:table-cell office:value-type="float" office:value="0.3767407" calcext:value-type="float">
            <text:p>0.3767407</text:p>
          </table:table-cell>
          <table:table-cell office:value-type="float" office:value="0.3619638" calcext:value-type="float">
            <text:p>0.3619638</text:p>
          </table:table-cell>
          <table:table-cell office:value-type="float" office:value="0.3874246" calcext:value-type="float">
            <text:p>0.3874246</text:p>
          </table:table-cell>
          <table:table-cell office:value-type="float" office:value="0.413311" calcext:value-type="float">
            <text:p>0.413311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769E-015" calcext:value-type="float">
            <text:p>1.989769E-15</text:p>
          </table:table-cell>
          <table:table-cell office:value-type="float" office:value="1.959881E-015" calcext:value-type="float">
            <text:p>1.959881E-15</text:p>
          </table:table-cell>
          <table:table-cell office:value-type="float" office:value="9.923802E-016" calcext:value-type="float">
            <text:p>9.923802E-16</text:p>
          </table:table-cell>
          <table:table-cell office:value-type="float" office:value="9.757061E-016" calcext:value-type="float">
            <text:p>9.757061E-16</text:p>
          </table:table-cell>
          <table:table-cell office:value-type="float" office:value="9.239189E-016" calcext:value-type="float">
            <text:p>9.23918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069424" calcext:value-type="float">
            <text:p>-0.003069424</text:p>
          </table:table-cell>
          <table:table-cell office:value-type="float" office:value="-0.002987762" calcext:value-type="float">
            <text:p>-0.002987762</text:p>
          </table:table-cell>
          <table:table-cell office:value-type="float" office:value="-0.002746081" calcext:value-type="float">
            <text:p>-0.002746081</text:p>
          </table:table-cell>
          <table:table-cell office:value-type="float" office:value="-0.002626584" calcext:value-type="float">
            <text:p>-0.002626584</text:p>
          </table:table-cell>
          <table:table-cell office:value-type="float" office:value="-0.008268983" calcext:value-type="float">
            <text:p>-0.008268983</text:p>
          </table:table-cell>
          <table:table-cell office:value-type="float" office:value="-0.01246437" calcext:value-type="float">
            <text:p>-0.01246437</text:p>
          </table:table-cell>
          <table:table-cell office:value-type="float" office:value="-0.008309065" calcext:value-type="float">
            <text:p>-0.008309065</text:p>
          </table:table-cell>
          <table:table-cell office:value-type="float" office:value="-0.01358944" calcext:value-type="float">
            <text:p>-0.01358944</text:p>
          </table:table-cell>
          <table:table-cell office:value-type="float" office:value="-0.007087194" calcext:value-type="float">
            <text:p>-0.007087194</text:p>
          </table:table-cell>
          <table:table-cell office:value-type="float" office:value="-0.003820158" calcext:value-type="float">
            <text:p>-0.003820158</text:p>
          </table:table-cell>
          <table:table-cell office:value-type="float" office:value="1710.166" calcext:value-type="float">
            <text:p>1710.166</text:p>
          </table:table-cell>
          <table:table-cell office:value-type="float" office:value="0" calcext:value-type="float">
            <text:p>0</text:p>
          </table:table-cell>
          <table:table-cell office:value-type="float" office:value="-0.003092785" calcext:value-type="float">
            <text:p>-0.003092785</text:p>
          </table:table-cell>
          <table:table-cell office:value-type="float" office:value="-0.00003756501" calcext:value-type="float">
            <text:p>-3.75650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1506" calcext:value-type="float">
            <text:p>-1.2315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695.3575" calcext:value-type="float">
            <text:p>695.3575</text:p>
          </table:table-cell>
          <table:table-cell office:value-type="float" office:value="124.7059" calcext:value-type="float">
            <text:p>124.705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6.023" calcext:value-type="float">
            <text:p>1266.023</text:p>
          </table:table-cell>
          <table:table-cell office:value-type="float" office:value="484.9436" calcext:value-type="float">
            <text:p>484.9436</text:p>
          </table:table-cell>
          <table:table-cell office:value-type="float" office:value="0" calcext:value-type="float">
            <text:p>0</text:p>
          </table:table-cell>
          <table:table-cell office:value-type="float" office:value="0.1851945" calcext:value-type="float">
            <text:p>0.1851945</text:p>
          </table:table-cell>
          <table:table-cell office:value-type="float" office:value="0.3317441" calcext:value-type="float">
            <text:p>0.3317441</text:p>
          </table:table-cell>
          <table:table-cell office:value-type="float" office:value="0.3338005" calcext:value-type="float">
            <text:p>0.3338005</text:p>
          </table:table-cell>
          <table:table-cell office:value-type="float" office:value="0.3366437" calcext:value-type="float">
            <text:p>0.3366437</text:p>
          </table:table-cell>
          <table:table-cell office:value-type="float" office:value="0.3387174" calcext:value-type="float">
            <text:p>0.3387174</text:p>
          </table:table-cell>
          <table:table-cell office:value-type="float" office:value="0.3401217" calcext:value-type="float">
            <text:p>0.3401217</text:p>
          </table:table-cell>
          <table:table-cell office:value-type="float" office:value="0.3765151" calcext:value-type="float">
            <text:p>0.3765151</text:p>
          </table:table-cell>
          <table:table-cell office:value-type="float" office:value="0.3639366" calcext:value-type="float">
            <text:p>0.3639366</text:p>
          </table:table-cell>
          <table:table-cell office:value-type="float" office:value="0.3875154" calcext:value-type="float">
            <text:p>0.3875154</text:p>
          </table:table-cell>
          <table:table-cell office:value-type="float" office:value="0.4136971" calcext:value-type="float">
            <text:p>0.4136971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911E-015" calcext:value-type="float">
            <text:p>1.989911E-15</text:p>
          </table:table-cell>
          <table:table-cell office:value-type="float" office:value="1.959828E-015" calcext:value-type="float">
            <text:p>1.959828E-15</text:p>
          </table:table-cell>
          <table:table-cell office:value-type="float" office:value="9.923742E-016" calcext:value-type="float">
            <text:p>9.923742E-16</text:p>
          </table:table-cell>
          <table:table-cell office:value-type="float" office:value="9.757027E-016" calcext:value-type="float">
            <text:p>9.757027E-16</text:p>
          </table:table-cell>
          <table:table-cell office:value-type="float" office:value="9.23916E-016" calcext:value-type="float">
            <text:p>9.23916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858924" calcext:value-type="float">
            <text:p>-0.3858924</text:p>
          </table:table-cell>
          <table:table-cell office:value-type="float" office:value="-0.009453463" calcext:value-type="float">
            <text:p>-0.009453463</text:p>
          </table:table-cell>
          <table:table-cell office:value-type="float" office:value="-0.009061337" calcext:value-type="float">
            <text:p>-0.009061337</text:p>
          </table:table-cell>
          <table:table-cell office:value-type="float" office:value="-0.008555619" calcext:value-type="float">
            <text:p>-0.008555619</text:p>
          </table:table-cell>
          <table:table-cell office:value-type="float" office:value="-0.008200202" calcext:value-type="float">
            <text:p>-0.008200202</text:p>
          </table:table-cell>
          <table:table-cell office:value-type="float" office:value="-0.007966941" calcext:value-type="float">
            <text:p>-0.007966941</text:p>
          </table:table-cell>
          <table:table-cell office:value-type="float" office:value="-0.008401592" calcext:value-type="float">
            <text:p>-0.008401592</text:p>
          </table:table-cell>
          <table:table-cell office:value-type="float" office:value="-0.01289827" calcext:value-type="float">
            <text:p>-0.01289827</text:p>
          </table:table-cell>
          <table:table-cell office:value-type="float" office:value="-0.007071265" calcext:value-type="float">
            <text:p>-0.007071265</text:p>
          </table:table-cell>
          <table:table-cell office:value-type="float" office:value="-0.003786093" calcext:value-type="float">
            <text:p>-0.003786093</text:p>
          </table:table-cell>
          <table:table-cell office:value-type="float" office:value="1718.826" calcext:value-type="float">
            <text:p>1718.826</text:p>
          </table:table-cell>
          <table:table-cell office:value-type="float" office:value="0" calcext:value-type="float">
            <text:p>0</text:p>
          </table:table-cell>
          <table:table-cell office:value-type="float" office:value="-0.557839" calcext:value-type="float">
            <text:p>-0.557839</text:p>
          </table:table-cell>
          <table:table-cell office:value-type="float" office:value="-0.00004578778" calcext:value-type="float">
            <text:p>-4.57877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705" calcext:value-type="float">
            <text:p>-1.2297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695.3575" calcext:value-type="float">
            <text:p>695.3575</text:p>
          </table:table-cell>
          <table:table-cell office:value-type="float" office:value="125.6939" calcext:value-type="float">
            <text:p>125.693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1.632" calcext:value-type="float">
            <text:p>1261.632</text:p>
          </table:table-cell>
          <table:table-cell office:value-type="float" office:value="488.3461" calcext:value-type="float">
            <text:p>488.3461</text:p>
          </table:table-cell>
          <table:table-cell office:value-type="float" office:value="0" calcext:value-type="float">
            <text:p>0</text:p>
          </table:table-cell>
          <table:table-cell office:value-type="float" office:value="0.09626345" calcext:value-type="float">
            <text:p>0.09626345</text:p>
          </table:table-cell>
          <table:table-cell office:value-type="float" office:value="0.3167423" calcext:value-type="float">
            <text:p>0.3167423</text:p>
          </table:table-cell>
          <table:table-cell office:value-type="float" office:value="0.3180128" calcext:value-type="float">
            <text:p>0.3180128</text:p>
          </table:table-cell>
          <table:table-cell office:value-type="float" office:value="0.3202122" calcext:value-type="float">
            <text:p>0.3202122</text:p>
          </table:table-cell>
          <table:table-cell office:value-type="float" office:value="0.3224879" calcext:value-type="float">
            <text:p>0.3224879</text:p>
          </table:table-cell>
          <table:table-cell office:value-type="float" office:value="0.324933" calcext:value-type="float">
            <text:p>0.324933</text:p>
          </table:table-cell>
          <table:table-cell office:value-type="float" office:value="0.3698098" calcext:value-type="float">
            <text:p>0.3698098</text:p>
          </table:table-cell>
          <table:table-cell office:value-type="float" office:value="0.3652551" calcext:value-type="float">
            <text:p>0.3652551</text:p>
          </table:table-cell>
          <table:table-cell office:value-type="float" office:value="0.3876587" calcext:value-type="float">
            <text:p>0.3876587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031E-015" calcext:value-type="float">
            <text:p>1.990031E-15</text:p>
          </table:table-cell>
          <table:table-cell office:value-type="float" office:value="1.959784E-015" calcext:value-type="float">
            <text:p>1.959784E-15</text:p>
          </table:table-cell>
          <table:table-cell office:value-type="float" office:value="9.923699E-016" calcext:value-type="float">
            <text:p>9.923699E-16</text:p>
          </table:table-cell>
          <table:table-cell office:value-type="float" office:value="9.756999E-016" calcext:value-type="float">
            <text:p>9.756999E-16</text:p>
          </table:table-cell>
          <table:table-cell office:value-type="float" office:value="9.239125E-016" calcext:value-type="float">
            <text:p>9.23912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.56379" calcext:value-type="float">
            <text:p>-21.56379</text:p>
          </table:table-cell>
          <table:table-cell office:value-type="float" office:value="-0.01305493" calcext:value-type="float">
            <text:p>-0.01305493</text:p>
          </table:table-cell>
          <table:table-cell office:value-type="float" office:value="-0.01270121" calcext:value-type="float">
            <text:p>-0.01270121</text:p>
          </table:table-cell>
          <table:table-cell office:value-type="float" office:value="-0.0121233" calcext:value-type="float">
            <text:p>-0.0121233</text:p>
          </table:table-cell>
          <table:table-cell office:value-type="float" office:value="-0.01154364" calcext:value-type="float">
            <text:p>-0.01154364</text:p>
          </table:table-cell>
          <table:table-cell office:value-type="float" office:value="-0.01095121" calcext:value-type="float">
            <text:p>-0.01095121</text:p>
          </table:table-cell>
          <table:table-cell office:value-type="float" office:value="-0.009976709" calcext:value-type="float">
            <text:p>-0.009976709</text:p>
          </table:table-cell>
          <table:table-cell office:value-type="float" office:value="-0.01245435" calcext:value-type="float">
            <text:p>-0.01245435</text:p>
          </table:table-cell>
          <table:table-cell office:value-type="float" office:value="-0.007046296" calcext:value-type="float">
            <text:p>-0.007046296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725.95" calcext:value-type="float">
            <text:p>1725.95</text:p>
          </table:table-cell>
          <table:table-cell office:value-type="float" office:value="0" calcext:value-type="float">
            <text:p>0</text:p>
          </table:table-cell>
          <table:table-cell office:value-type="float" office:value="-6.335278" calcext:value-type="float">
            <text:p>-6.335278</text:p>
          </table:table-cell>
          <table:table-cell office:value-type="float" office:value="-0.00004849839" calcext:value-type="float">
            <text:p>-4.84983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708.8572" calcext:value-type="float">
            <text:p>708.8572</text:p>
          </table:table-cell>
          <table:table-cell office:value-type="float" office:value="126.0488" calcext:value-type="float">
            <text:p>126.048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70.865" calcext:value-type="float">
            <text:p>1270.865</text:p>
          </table:table-cell>
          <table:table-cell office:value-type="float" office:value="492.2589" calcext:value-type="float">
            <text:p>492.2589</text:p>
          </table:table-cell>
          <table:table-cell office:value-type="float" office:value="0" calcext:value-type="float">
            <text:p>0</text:p>
          </table:table-cell>
          <table:table-cell office:value-type="float" office:value="0.361267" calcext:value-type="float">
            <text:p>0.361267</text:p>
          </table:table-cell>
          <table:table-cell office:value-type="float" office:value="0.3611009" calcext:value-type="float">
            <text:p>0.3611009</text:p>
          </table:table-cell>
          <table:table-cell office:value-type="float" office:value="0.3620555" calcext:value-type="float">
            <text:p>0.3620555</text:p>
          </table:table-cell>
          <table:table-cell office:value-type="float" office:value="0.3568774" calcext:value-type="float">
            <text:p>0.3568774</text:p>
          </table:table-cell>
          <table:table-cell office:value-type="float" office:value="0.3427865" calcext:value-type="float">
            <text:p>0.3427865</text:p>
          </table:table-cell>
          <table:table-cell office:value-type="float" office:value="0.3317917" calcext:value-type="float">
            <text:p>0.3317917</text:p>
          </table:table-cell>
          <table:table-cell office:value-type="float" office:value="0.3742032" calcext:value-type="float">
            <text:p>0.3742032</text:p>
          </table:table-cell>
          <table:table-cell office:value-type="float" office:value="0.3660034" calcext:value-type="float">
            <text:p>0.3660034</text:p>
          </table:table-cell>
          <table:table-cell office:value-type="float" office:value="0.3876398" calcext:value-type="float">
            <text:p>0.3876398</text:p>
          </table:table-cell>
          <table:table-cell office:value-type="float" office:value="0.4138063" calcext:value-type="float">
            <text:p>0.413806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149E-015" calcext:value-type="float">
            <text:p>1.990149E-15</text:p>
          </table:table-cell>
          <table:table-cell office:value-type="float" office:value="1.959743E-015" calcext:value-type="float">
            <text:p>1.959743E-15</text:p>
          </table:table-cell>
          <table:table-cell office:value-type="float" office:value="9.923656E-016" calcext:value-type="float">
            <text:p>9.923656E-16</text:p>
          </table:table-cell>
          <table:table-cell office:value-type="float" office:value="9.756964E-016" calcext:value-type="float">
            <text:p>9.756964E-16</text:p>
          </table:table-cell>
          <table:table-cell office:value-type="float" office:value="9.239093E-016" calcext:value-type="float">
            <text:p>9.239093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172207" calcext:value-type="float">
            <text:p>-0.005172207</text:p>
          </table:table-cell>
          <table:table-cell office:value-type="float" office:value="-0.005199878" calcext:value-type="float">
            <text:p>-0.005199878</text:p>
          </table:table-cell>
          <table:table-cell office:value-type="float" office:value="-0.005108538" calcext:value-type="float">
            <text:p>-0.005108538</text:p>
          </table:table-cell>
          <table:table-cell office:value-type="float" office:value="-0.005682928" calcext:value-type="float">
            <text:p>-0.005682928</text:p>
          </table:table-cell>
          <table:table-cell office:value-type="float" office:value="-0.007619619" calcext:value-type="float">
            <text:p>-0.007619619</text:p>
          </table:table-cell>
          <table:table-cell office:value-type="float" office:value="-0.009585764" calcext:value-type="float">
            <text:p>-0.009585764</text:p>
          </table:table-cell>
          <table:table-cell office:value-type="float" office:value="-0.008903884" calcext:value-type="float">
            <text:p>-0.008903884</text:p>
          </table:table-cell>
          <table:table-cell office:value-type="float" office:value="-0.01221262" calcext:value-type="float">
            <text:p>-0.01221262</text:p>
          </table:table-cell>
          <table:table-cell office:value-type="float" office:value="-0.007049728" calcext:value-type="float">
            <text:p>-0.007049728</text:p>
          </table:table-cell>
          <table:table-cell office:value-type="float" office:value="-0.003776518" calcext:value-type="float">
            <text:p>-0.003776518</text:p>
          </table:table-cell>
          <table:table-cell office:value-type="float" office:value="1733.685" calcext:value-type="float">
            <text:p>1733.685</text:p>
          </table:table-cell>
          <table:table-cell office:value-type="float" office:value="0" calcext:value-type="float">
            <text:p>0</text:p>
          </table:table-cell>
          <table:table-cell office:value-type="float" office:value="-0.00535916" calcext:value-type="float">
            <text:p>-0.00535916</text:p>
          </table:table-cell>
          <table:table-cell office:value-type="float" office:value="-0.00006175681" calcext:value-type="float">
            <text:p>-6.17568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195" calcext:value-type="float">
            <text:p>-1.22919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708.8572" calcext:value-type="float">
            <text:p>708.8572</text:p>
          </table:table-cell>
          <table:table-cell office:value-type="float" office:value="127.7526" calcext:value-type="float">
            <text:p>127.752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4.848" calcext:value-type="float">
            <text:p>1264.848</text:p>
          </table:table-cell>
          <table:table-cell office:value-type="float" office:value="496.5728" calcext:value-type="float">
            <text:p>496.5728</text:p>
          </table:table-cell>
          <table:table-cell office:value-type="float" office:value="0" calcext:value-type="float">
            <text:p>0</text:p>
          </table:table-cell>
          <table:table-cell office:value-type="float" office:value="0.2618471" calcext:value-type="float">
            <text:p>0.2618471</text:p>
          </table:table-cell>
          <table:table-cell office:value-type="float" office:value="0.3162202" calcext:value-type="float">
            <text:p>0.3162202</text:p>
          </table:table-cell>
          <table:table-cell office:value-type="float" office:value="0.3215098" calcext:value-type="float">
            <text:p>0.3215098</text:p>
          </table:table-cell>
          <table:table-cell office:value-type="float" office:value="0.3259719" calcext:value-type="float">
            <text:p>0.3259719</text:p>
          </table:table-cell>
          <table:table-cell office:value-type="float" office:value="0.328539" calcext:value-type="float">
            <text:p>0.328539</text:p>
          </table:table-cell>
          <table:table-cell office:value-type="float" office:value="0.3302762" calcext:value-type="float">
            <text:p>0.3302762</text:p>
          </table:table-cell>
          <table:table-cell office:value-type="float" office:value="0.3714953" calcext:value-type="float">
            <text:p>0.3714953</text:p>
          </table:table-cell>
          <table:table-cell office:value-type="float" office:value="0.3666916" calcext:value-type="float">
            <text:p>0.3666916</text:p>
          </table:table-cell>
          <table:table-cell office:value-type="float" office:value="0.3878419" calcext:value-type="float">
            <text:p>0.3878419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303E-015" calcext:value-type="float">
            <text:p>1.990303E-15</text:p>
          </table:table-cell>
          <table:table-cell office:value-type="float" office:value="1.959683E-015" calcext:value-type="float">
            <text:p>1.959683E-15</text:p>
          </table:table-cell>
          <table:table-cell office:value-type="float" office:value="9.923585E-016" calcext:value-type="float">
            <text:p>9.923585E-16</text:p>
          </table:table-cell>
          <table:table-cell office:value-type="float" office:value="9.756946E-016" calcext:value-type="float">
            <text:p>9.756946E-16</text:p>
          </table:table-cell>
          <table:table-cell office:value-type="float" office:value="9.239051E-016" calcext:value-type="float">
            <text:p>9.23905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81357" calcext:value-type="float">
            <text:p>-0.0481357</text:p>
          </table:table-cell>
          <table:table-cell office:value-type="float" office:value="-0.01314725" calcext:value-type="float">
            <text:p>-0.01314725</text:p>
          </table:table-cell>
          <table:table-cell office:value-type="float" office:value="-0.01174049" calcext:value-type="float">
            <text:p>-0.01174049</text:p>
          </table:table-cell>
          <table:table-cell office:value-type="float" office:value="-0.01069521" calcext:value-type="float">
            <text:p>-0.01069521</text:p>
          </table:table-cell>
          <table:table-cell office:value-type="float" office:value="-0.0101368" calcext:value-type="float">
            <text:p>-0.0101368</text:p>
          </table:table-cell>
          <table:table-cell office:value-type="float" office:value="-0.009774295" calcext:value-type="float">
            <text:p>-0.009774295</text:p>
          </table:table-cell>
          <table:table-cell office:value-type="float" office:value="-0.00955676" calcext:value-type="float">
            <text:p>-0.00955676</text:p>
          </table:table-cell>
          <table:table-cell office:value-type="float" office:value="-0.01199263" calcext:value-type="float">
            <text:p>-0.01199263</text:p>
          </table:table-cell>
          <table:table-cell office:value-type="float" office:value="-0.007014533" calcext:value-type="float">
            <text:p>-0.007014533</text:p>
          </table:table-cell>
          <table:table-cell office:value-type="float" office:value="-0.003763401" calcext:value-type="float">
            <text:p>-0.003763401</text:p>
          </table:table-cell>
          <table:table-cell office:value-type="float" office:value="1741.664" calcext:value-type="float">
            <text:p>1741.664</text:p>
          </table:table-cell>
          <table:table-cell office:value-type="float" office:value="0" calcext:value-type="float">
            <text:p>0</text:p>
          </table:table-cell>
          <table:table-cell office:value-type="float" office:value="-0.06972668" calcext:value-type="float">
            <text:p>-0.06972668</text:p>
          </table:table-cell>
          <table:table-cell office:value-type="float" office:value="-0.00008500693" calcext:value-type="float">
            <text:p>-8.50069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708.8572" calcext:value-type="float">
            <text:p>708.8572</text:p>
          </table:table-cell>
          <table:table-cell office:value-type="float" office:value="129.5185" calcext:value-type="float">
            <text:p>129.518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0.532" calcext:value-type="float">
            <text:p>1260.532</text:p>
          </table:table-cell>
          <table:table-cell office:value-type="float" office:value="499.1237" calcext:value-type="float">
            <text:p>499.1237</text:p>
          </table:table-cell>
          <table:table-cell office:value-type="float" office:value="0" calcext:value-type="float">
            <text:p>0</text:p>
          </table:table-cell>
          <table:table-cell office:value-type="float" office:value="0.1560342" calcext:value-type="float">
            <text:p>0.1560342</text:p>
          </table:table-cell>
          <table:table-cell office:value-type="float" office:value="0.3066936" calcext:value-type="float">
            <text:p>0.3066936</text:p>
          </table:table-cell>
          <table:table-cell office:value-type="float" office:value="0.3082749" calcext:value-type="float">
            <text:p>0.3082749</text:p>
          </table:table-cell>
          <table:table-cell office:value-type="float" office:value="0.3117193" calcext:value-type="float">
            <text:p>0.3117193</text:p>
          </table:table-cell>
          <table:table-cell office:value-type="float" office:value="0.3150038" calcext:value-type="float">
            <text:p>0.3150038</text:p>
          </table:table-cell>
          <table:table-cell office:value-type="float" office:value="0.3180908" calcext:value-type="float">
            <text:p>0.3180908</text:p>
          </table:table-cell>
          <table:table-cell office:value-type="float" office:value="0.3652085" calcext:value-type="float">
            <text:p>0.3652085</text:p>
          </table:table-cell>
          <table:table-cell office:value-type="float" office:value="0.3668214" calcext:value-type="float">
            <text:p>0.3668214</text:p>
          </table:table-cell>
          <table:table-cell office:value-type="float" office:value="0.3880149" calcext:value-type="float">
            <text:p>0.3880149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471E-015" calcext:value-type="float">
            <text:p>1.990471E-15</text:p>
          </table:table-cell>
          <table:table-cell office:value-type="float" office:value="1.959617E-015" calcext:value-type="float">
            <text:p>1.959617E-15</text:p>
          </table:table-cell>
          <table:table-cell office:value-type="float" office:value="9.923509E-016" calcext:value-type="float">
            <text:p>9.923509E-16</text:p>
          </table:table-cell>
          <table:table-cell office:value-type="float" office:value="9.756926E-016" calcext:value-type="float">
            <text:p>9.756926E-16</text:p>
          </table:table-cell>
          <table:table-cell office:value-type="float" office:value="9.239009E-016" calcext:value-type="float">
            <text:p>9.239009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88092" calcext:value-type="float">
            <text:p>-1.088092</text:p>
          </table:table-cell>
          <table:table-cell office:value-type="float" office:value="-0.01635661" calcext:value-type="float">
            <text:p>-0.01635661</text:p>
          </table:table-cell>
          <table:table-cell office:value-type="float" office:value="-0.01578251" calcext:value-type="float">
            <text:p>-0.01578251</text:p>
          </table:table-cell>
          <table:table-cell office:value-type="float" office:value="-0.01461792" calcext:value-type="float">
            <text:p>-0.01461792</text:p>
          </table:table-cell>
          <table:table-cell office:value-type="float" office:value="-0.01358983" calcext:value-type="float">
            <text:p>-0.01358983</text:p>
          </table:table-cell>
          <table:table-cell office:value-type="float" office:value="-0.01269686" calcext:value-type="float">
            <text:p>-0.01269686</text:p>
          </table:table-cell>
          <table:table-cell office:value-type="float" office:value="-0.01125959" calcext:value-type="float">
            <text:p>-0.01125959</text:p>
          </table:table-cell>
          <table:table-cell office:value-type="float" office:value="-0.01194981" calcext:value-type="float">
            <text:p>-0.01194981</text:p>
          </table:table-cell>
          <table:table-cell office:value-type="float" office:value="-0.006984554" calcext:value-type="float">
            <text:p>-0.006984554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747.795" calcext:value-type="float">
            <text:p>1747.795</text:p>
          </table:table-cell>
          <table:table-cell office:value-type="float" office:value="0" calcext:value-type="float">
            <text:p>0</text:p>
          </table:table-cell>
          <table:table-cell office:value-type="float" office:value="-2.447254" calcext:value-type="float">
            <text:p>-2.447254</text:p>
          </table:table-cell>
          <table:table-cell office:value-type="float" office:value="-0.0001045788" calcext:value-type="float">
            <text:p>-0.000104578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709.7568" calcext:value-type="float">
            <text:p>709.7568</text:p>
          </table:table-cell>
          <table:table-cell office:value-type="float" office:value="131.3107" calcext:value-type="float">
            <text:p>131.310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8.152" calcext:value-type="float">
            <text:p>1258.152</text:p>
          </table:table-cell>
          <table:table-cell office:value-type="float" office:value="500.6097" calcext:value-type="float">
            <text:p>500.6097</text:p>
          </table:table-cell>
          <table:table-cell office:value-type="float" office:value="0" calcext:value-type="float">
            <text:p>0</text:p>
          </table:table-cell>
          <table:table-cell office:value-type="float" office:value="0.08370491" calcext:value-type="float">
            <text:p>0.08370491</text:p>
          </table:table-cell>
          <table:table-cell office:value-type="float" office:value="0.3029671" calcext:value-type="float">
            <text:p>0.3029671</text:p>
          </table:table-cell>
          <table:table-cell office:value-type="float" office:value="0.3039582" calcext:value-type="float">
            <text:p>0.3039582</text:p>
          </table:table-cell>
          <table:table-cell office:value-type="float" office:value="0.3061989" calcext:value-type="float">
            <text:p>0.3061989</text:p>
          </table:table-cell>
          <table:table-cell office:value-type="float" office:value="0.3087222" calcext:value-type="float">
            <text:p>0.3087222</text:p>
          </table:table-cell>
          <table:table-cell office:value-type="float" office:value="0.3114941" calcext:value-type="float">
            <text:p>0.3114941</text:p>
          </table:table-cell>
          <table:table-cell office:value-type="float" office:value="0.3598763" calcext:value-type="float">
            <text:p>0.3598763</text:p>
          </table:table-cell>
          <table:table-cell office:value-type="float" office:value="0.3663866" calcext:value-type="float">
            <text:p>0.3663866</text:p>
          </table:table-cell>
          <table:table-cell office:value-type="float" office:value="0.3881397" calcext:value-type="float">
            <text:p>0.388139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07E-015" calcext:value-type="float">
            <text:p>1.98907E-15</text:p>
          </table:table-cell>
          <table:table-cell office:value-type="float" office:value="1.959566E-015" calcext:value-type="float">
            <text:p>1.959566E-15</text:p>
          </table:table-cell>
          <table:table-cell office:value-type="float" office:value="9.923446E-016" calcext:value-type="float">
            <text:p>9.923446E-16</text:p>
          </table:table-cell>
          <table:table-cell office:value-type="float" office:value="9.756898E-016" calcext:value-type="float">
            <text:p>9.756898E-16</text:p>
          </table:table-cell>
          <table:table-cell office:value-type="float" office:value="9.238975E-016" calcext:value-type="float">
            <text:p>9.238975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0.76173" calcext:value-type="float">
            <text:p>-50.76173</text:p>
          </table:table-cell>
          <table:table-cell office:value-type="float" office:value="-0.01780924" calcext:value-type="float">
            <text:p>-0.01780924</text:p>
          </table:table-cell>
          <table:table-cell office:value-type="float" office:value="-0.01741237" calcext:value-type="float">
            <text:p>-0.01741237</text:p>
          </table:table-cell>
          <table:table-cell office:value-type="float" office:value="-0.01655821" calcext:value-type="float">
            <text:p>-0.01655821</text:p>
          </table:table-cell>
          <table:table-cell office:value-type="float" office:value="-0.01564052" calcext:value-type="float">
            <text:p>-0.01564052</text:p>
          </table:table-cell>
          <table:table-cell office:value-type="float" office:value="-0.0146954" calcext:value-type="float">
            <text:p>-0.0146954</text:p>
          </table:table-cell>
          <table:table-cell office:value-type="float" office:value="-0.01298075" calcext:value-type="float">
            <text:p>-0.01298075</text:p>
          </table:table-cell>
          <table:table-cell office:value-type="float" office:value="-0.01208533" calcext:value-type="float">
            <text:p>-0.01208533</text:p>
          </table:table-cell>
          <table:table-cell office:value-type="float" office:value="-0.00696294" calcext:value-type="float">
            <text:p>-0.00696294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752.841" calcext:value-type="float">
            <text:p>1752.841</text:p>
          </table:table-cell>
          <table:table-cell office:value-type="float" office:value="0" calcext:value-type="float">
            <text:p>0</text:p>
          </table:table-cell>
          <table:table-cell office:value-type="float" office:value="-18.47252" calcext:value-type="float">
            <text:p>-18.47252</text:p>
          </table:table-cell>
          <table:table-cell office:value-type="float" office:value="-0.000112047" calcext:value-type="float">
            <text:p>-0.00011204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710.4568" calcext:value-type="float">
            <text:p>710.4568</text:p>
          </table:table-cell>
          <table:table-cell office:value-type="float" office:value="131.069" calcext:value-type="float">
            <text:p>131.06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8.188" calcext:value-type="float">
            <text:p>1258.188</text:p>
          </table:table-cell>
          <table:table-cell office:value-type="float" office:value="501.5149" calcext:value-type="float">
            <text:p>501.5149</text:p>
          </table:table-cell>
          <table:table-cell office:value-type="float" office:value="0" calcext:value-type="float">
            <text:p>0</text:p>
          </table:table-cell>
          <table:table-cell office:value-type="float" office:value="0.17198" calcext:value-type="float">
            <text:p>0.17198</text:p>
          </table:table-cell>
          <table:table-cell office:value-type="float" office:value="0.3011424" calcext:value-type="float">
            <text:p>0.3011424</text:p>
          </table:table-cell>
          <table:table-cell office:value-type="float" office:value="0.3021775" calcext:value-type="float">
            <text:p>0.3021775</text:p>
          </table:table-cell>
          <table:table-cell office:value-type="float" office:value="0.3038778" calcext:value-type="float">
            <text:p>0.3038778</text:p>
          </table:table-cell>
          <table:table-cell office:value-type="float" office:value="0.3058065" calcext:value-type="float">
            <text:p>0.3058065</text:p>
          </table:table-cell>
          <table:table-cell office:value-type="float" office:value="0.3080479" calcext:value-type="float">
            <text:p>0.3080479</text:p>
          </table:table-cell>
          <table:table-cell office:value-type="float" office:value="0.3566139" calcext:value-type="float">
            <text:p>0.3566139</text:p>
          </table:table-cell>
          <table:table-cell office:value-type="float" office:value="0.3656929" calcext:value-type="float">
            <text:p>0.3656929</text:p>
          </table:table-cell>
          <table:table-cell office:value-type="float" office:value="0.3882057" calcext:value-type="float">
            <text:p>0.388205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185E-015" calcext:value-type="float">
            <text:p>1.989185E-15</text:p>
          </table:table-cell>
          <table:table-cell office:value-type="float" office:value="1.959526E-015" calcext:value-type="float">
            <text:p>1.959526E-15</text:p>
          </table:table-cell>
          <table:table-cell office:value-type="float" office:value="9.923405E-016" calcext:value-type="float">
            <text:p>9.923405E-16</text:p>
          </table:table-cell>
          <table:table-cell office:value-type="float" office:value="9.756861E-016" calcext:value-type="float">
            <text:p>9.756861E-16</text:p>
          </table:table-cell>
          <table:table-cell office:value-type="float" office:value="9.238948E-016" calcext:value-type="float">
            <text:p>9.238948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28076" calcext:value-type="float">
            <text:p>-1.128076</text:p>
          </table:table-cell>
          <table:table-cell office:value-type="float" office:value="-0.0185592" calcext:value-type="float">
            <text:p>-0.0185592</text:p>
          </table:table-cell>
          <table:table-cell office:value-type="float" office:value="-0.01813735" calcext:value-type="float">
            <text:p>-0.01813735</text:p>
          </table:table-cell>
          <table:table-cell office:value-type="float" office:value="-0.01746013" calcext:value-type="float">
            <text:p>-0.01746013</text:p>
          </table:table-cell>
          <table:table-cell office:value-type="float" office:value="-0.01671087" calcext:value-type="float">
            <text:p>-0.01671087</text:p>
          </table:table-cell>
          <table:table-cell office:value-type="float" office:value="-0.01588057" calcext:value-type="float">
            <text:p>-0.01588057</text:p>
          </table:table-cell>
          <table:table-cell office:value-type="float" office:value="-0.01418284" calcext:value-type="float">
            <text:p>-0.01418284</text:p>
          </table:table-cell>
          <table:table-cell office:value-type="float" office:value="-0.01230685" calcext:value-type="float">
            <text:p>-0.01230685</text:p>
          </table:table-cell>
          <table:table-cell office:value-type="float" office:value="-0.006951488" calcext:value-type="float">
            <text:p>-0.006951488</text:p>
          </table:table-cell>
          <table:table-cell office:value-type="float" office:value="-0.003763411" calcext:value-type="float">
            <text:p>-0.003763411</text:p>
          </table:table-cell>
          <table:table-cell office:value-type="float" office:value="1757.307" calcext:value-type="float">
            <text:p>1757.307</text:p>
          </table:table-cell>
          <table:table-cell office:value-type="float" office:value="0" calcext:value-type="float">
            <text:p>0</text:p>
          </table:table-cell>
          <table:table-cell office:value-type="float" office:value="-0.170746" calcext:value-type="float">
            <text:p>-0.170746</text:p>
          </table:table-cell>
          <table:table-cell office:value-type="float" office:value="-0.000114806" calcext:value-type="float">
            <text:p>-0.0001148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710.9567" calcext:value-type="float">
            <text:p>710.9567</text:p>
          </table:table-cell>
          <table:table-cell office:value-type="float" office:value="132.6525" calcext:value-type="float">
            <text:p>132.652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6.613" calcext:value-type="float">
            <text:p>1256.613</text:p>
          </table:table-cell>
          <table:table-cell office:value-type="float" office:value="502.0037" calcext:value-type="float">
            <text:p>502.0037</text:p>
          </table:table-cell>
          <table:table-cell office:value-type="float" office:value="0" calcext:value-type="float">
            <text:p>0</text:p>
          </table:table-cell>
          <table:table-cell office:value-type="float" office:value="0.09010632" calcext:value-type="float">
            <text:p>0.09010632</text:p>
          </table:table-cell>
          <table:table-cell office:value-type="float" office:value="0.2991981" calcext:value-type="float">
            <text:p>0.2991981</text:p>
          </table:table-cell>
          <table:table-cell office:value-type="float" office:value="0.3001172" calcext:value-type="float">
            <text:p>0.3001172</text:p>
          </table:table-cell>
          <table:table-cell office:value-type="float" office:value="0.3020302" calcext:value-type="float">
            <text:p>0.3020302</text:p>
          </table:table-cell>
          <table:table-cell office:value-type="float" office:value="0.3040951" calcext:value-type="float">
            <text:p>0.3040951</text:p>
          </table:table-cell>
          <table:table-cell office:value-type="float" office:value="0.3062785" calcext:value-type="float">
            <text:p>0.3062785</text:p>
          </table:table-cell>
          <table:table-cell office:value-type="float" office:value="0.3545935" calcext:value-type="float">
            <text:p>0.3545935</text:p>
          </table:table-cell>
          <table:table-cell office:value-type="float" office:value="0.3649654" calcext:value-type="float">
            <text:p>0.3649654</text:p>
          </table:table-cell>
          <table:table-cell office:value-type="float" office:value="0.3882187" calcext:value-type="float">
            <text:p>0.3882187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317E-015" calcext:value-type="float">
            <text:p>1.989317E-15</text:p>
          </table:table-cell>
          <table:table-cell office:value-type="float" office:value="1.959475E-015" calcext:value-type="float">
            <text:p>1.959475E-15</text:p>
          </table:table-cell>
          <table:table-cell office:value-type="float" office:value="9.923347E-016" calcext:value-type="float">
            <text:p>9.923347E-16</text:p>
          </table:table-cell>
          <table:table-cell office:value-type="float" office:value="9.756836E-016" calcext:value-type="float">
            <text:p>9.756836E-16</text:p>
          </table:table-cell>
          <table:table-cell office:value-type="float" office:value="9.238911E-016" calcext:value-type="float">
            <text:p>9.23891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30724" calcext:value-type="float">
            <text:p>-32.30724</text:p>
          </table:table-cell>
          <table:table-cell office:value-type="float" office:value="-0.01943838" calcext:value-type="float">
            <text:p>-0.01943838</text:p>
          </table:table-cell>
          <table:table-cell office:value-type="float" office:value="-0.01902951" calcext:value-type="float">
            <text:p>-0.01902951</text:p>
          </table:table-cell>
          <table:table-cell office:value-type="float" office:value="-0.01821798" calcext:value-type="float">
            <text:p>-0.01821798</text:p>
          </table:table-cell>
          <table:table-cell office:value-type="float" office:value="-0.01737636" calcext:value-type="float">
            <text:p>-0.01737636</text:p>
          </table:table-cell>
          <table:table-cell office:value-type="float" office:value="-0.01653085" calcext:value-type="float">
            <text:p>-0.01653085</text:p>
          </table:table-cell>
          <table:table-cell office:value-type="float" office:value="-0.01498023" calcext:value-type="float">
            <text:p>-0.01498023</text:p>
          </table:table-cell>
          <table:table-cell office:value-type="float" office:value="-0.01254448" calcext:value-type="float">
            <text:p>-0.01254448</text:p>
          </table:table-cell>
          <table:table-cell office:value-type="float" office:value="-0.006949181" calcext:value-type="float">
            <text:p>-0.006949181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761.359" calcext:value-type="float">
            <text:p>1761.359</text:p>
          </table:table-cell>
          <table:table-cell office:value-type="float" office:value="0" calcext:value-type="float">
            <text:p>0</text:p>
          </table:table-cell>
          <table:table-cell office:value-type="float" office:value="-11.17138" calcext:value-type="float">
            <text:p>-11.17138</text:p>
          </table:table-cell>
          <table:table-cell office:value-type="float" office:value="-0.0001273962" calcext:value-type="float">
            <text:p>-0.000127396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710.9567" calcext:value-type="float">
            <text:p>710.9567</text:p>
          </table:table-cell>
          <table:table-cell office:value-type="float" office:value="132.7145" calcext:value-type="float">
            <text:p>132.714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6.259" calcext:value-type="float">
            <text:p>1256.259</text:p>
          </table:table-cell>
          <table:table-cell office:value-type="float" office:value="502.2917" calcext:value-type="float">
            <text:p>502.2917</text:p>
          </table:table-cell>
          <table:table-cell office:value-type="float" office:value="0" calcext:value-type="float">
            <text:p>0</text:p>
          </table:table-cell>
          <table:table-cell office:value-type="float" office:value="0.08576012" calcext:value-type="float">
            <text:p>0.08576012</text:p>
          </table:table-cell>
          <table:table-cell office:value-type="float" office:value="0.2996913" calcext:value-type="float">
            <text:p>0.2996913</text:p>
          </table:table-cell>
          <table:table-cell office:value-type="float" office:value="0.3004894" calcext:value-type="float">
            <text:p>0.3004894</text:p>
          </table:table-cell>
          <table:table-cell office:value-type="float" office:value="0.3018861" calcext:value-type="float">
            <text:p>0.3018861</text:p>
          </table:table-cell>
          <table:table-cell office:value-type="float" office:value="0.3034334" calcext:value-type="float">
            <text:p>0.3034334</text:p>
          </table:table-cell>
          <table:table-cell office:value-type="float" office:value="0.3053322" calcext:value-type="float">
            <text:p>0.3053322</text:p>
          </table:table-cell>
          <table:table-cell office:value-type="float" office:value="0.3533733" calcext:value-type="float">
            <text:p>0.3533733</text:p>
          </table:table-cell>
          <table:table-cell office:value-type="float" office:value="0.3642855" calcext:value-type="float">
            <text:p>0.3642855</text:p>
          </table:table-cell>
          <table:table-cell office:value-type="float" office:value="0.3881902" calcext:value-type="float">
            <text:p>0.3881902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438E-015" calcext:value-type="float">
            <text:p>1.989438E-15</text:p>
          </table:table-cell>
          <table:table-cell office:value-type="float" office:value="1.959432E-015" calcext:value-type="float">
            <text:p>1.959432E-15</text:p>
          </table:table-cell>
          <table:table-cell office:value-type="float" office:value="9.923299E-016" calcext:value-type="float">
            <text:p>9.923299E-16</text:p>
          </table:table-cell>
          <table:table-cell office:value-type="float" office:value="9.756811E-016" calcext:value-type="float">
            <text:p>9.756811E-16</text:p>
          </table:table-cell>
          <table:table-cell office:value-type="float" office:value="9.238874E-016" calcext:value-type="float">
            <text:p>9.238874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34472" calcext:value-type="float">
            <text:p>-44.34472</text:p>
          </table:table-cell>
          <table:table-cell office:value-type="float" office:value="-0.01921297" calcext:value-type="float">
            <text:p>-0.01921297</text:p>
          </table:table-cell>
          <table:table-cell office:value-type="float" office:value="-0.01886411" calcext:value-type="float">
            <text:p>-0.01886411</text:p>
          </table:table-cell>
          <table:table-cell office:value-type="float" office:value="-0.01828185" calcext:value-type="float">
            <text:p>-0.01828185</text:p>
          </table:table-cell>
          <table:table-cell office:value-type="float" office:value="-0.01764414" calcext:value-type="float">
            <text:p>-0.01764414</text:p>
          </table:table-cell>
          <table:table-cell office:value-type="float" office:value="-0.0168919" calcext:value-type="float">
            <text:p>-0.0168919</text:p>
          </table:table-cell>
          <table:table-cell office:value-type="float" office:value="-0.01548889" calcext:value-type="float">
            <text:p>-0.01548889</text:p>
          </table:table-cell>
          <table:table-cell office:value-type="float" office:value="-0.01277137" calcext:value-type="float">
            <text:p>-0.01277137</text:p>
          </table:table-cell>
          <table:table-cell office:value-type="float" office:value="-0.006954007" calcext:value-type="float">
            <text:p>-0.006954007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765.205" calcext:value-type="float">
            <text:p>1765.205</text:p>
          </table:table-cell>
          <table:table-cell office:value-type="float" office:value="0" calcext:value-type="float">
            <text:p>0</text:p>
          </table:table-cell>
          <table:table-cell office:value-type="float" office:value="-201.9273" calcext:value-type="float">
            <text:p>-201.9273</text:p>
          </table:table-cell>
          <table:table-cell office:value-type="float" office:value="-0.0001306701" calcext:value-type="float">
            <text:p>-0.000130670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713.5567" calcext:value-type="float">
            <text:p>713.5567</text:p>
          </table:table-cell>
          <table:table-cell office:value-type="float" office:value="134.9349" calcext:value-type="float">
            <text:p>134.934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6.412" calcext:value-type="float">
            <text:p>1256.412</text:p>
          </table:table-cell>
          <table:table-cell office:value-type="float" office:value="502.519" calcext:value-type="float">
            <text:p>502.519</text:p>
          </table:table-cell>
          <table:table-cell office:value-type="float" office:value="0" calcext:value-type="float">
            <text:p>0</text:p>
          </table:table-cell>
          <table:table-cell office:value-type="float" office:value="0.1130847" calcext:value-type="float">
            <text:p>0.1130847</text:p>
          </table:table-cell>
          <table:table-cell office:value-type="float" office:value="0.300036" calcext:value-type="float">
            <text:p>0.300036</text:p>
          </table:table-cell>
          <table:table-cell office:value-type="float" office:value="0.3010466" calcext:value-type="float">
            <text:p>0.3010466</text:p>
          </table:table-cell>
          <table:table-cell office:value-type="float" office:value="0.3023719" calcext:value-type="float">
            <text:p>0.3023719</text:p>
          </table:table-cell>
          <table:table-cell office:value-type="float" office:value="0.3034678" calcext:value-type="float">
            <text:p>0.3034678</text:p>
          </table:table-cell>
          <table:table-cell office:value-type="float" office:value="0.3049884" calcext:value-type="float">
            <text:p>0.3049884</text:p>
          </table:table-cell>
          <table:table-cell office:value-type="float" office:value="0.3528916" calcext:value-type="float">
            <text:p>0.3528916</text:p>
          </table:table-cell>
          <table:table-cell office:value-type="float" office:value="0.3637446" calcext:value-type="float">
            <text:p>0.3637446</text:p>
          </table:table-cell>
          <table:table-cell office:value-type="float" office:value="0.3881339" calcext:value-type="float">
            <text:p>0.3881339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565E-015" calcext:value-type="float">
            <text:p>1.989565E-15</text:p>
          </table:table-cell>
          <table:table-cell office:value-type="float" office:value="1.959386E-015" calcext:value-type="float">
            <text:p>1.959386E-15</text:p>
          </table:table-cell>
          <table:table-cell office:value-type="float" office:value="9.92325E-016" calcext:value-type="float">
            <text:p>9.92325E-16</text:p>
          </table:table-cell>
          <table:table-cell office:value-type="float" office:value="9.756786E-016" calcext:value-type="float">
            <text:p>9.756786E-16</text:p>
          </table:table-cell>
          <table:table-cell office:value-type="float" office:value="9.238832E-016" calcext:value-type="float">
            <text:p>9.23883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844971" calcext:value-type="float">
            <text:p>-7.844971</text:p>
          </table:table-cell>
          <table:table-cell office:value-type="float" office:value="-0.01905823" calcext:value-type="float">
            <text:p>-0.01905823</text:p>
          </table:table-cell>
          <table:table-cell office:value-type="float" office:value="-0.01862038" calcext:value-type="float">
            <text:p>-0.01862038</text:p>
          </table:table-cell>
          <table:table-cell office:value-type="float" office:value="-0.01807684" calcext:value-type="float">
            <text:p>-0.01807684</text:p>
          </table:table-cell>
          <table:table-cell office:value-type="float" office:value="-0.01763063" calcext:value-type="float">
            <text:p>-0.01763063</text:p>
          </table:table-cell>
          <table:table-cell office:value-type="float" office:value="-0.01702579" calcext:value-type="float">
            <text:p>-0.01702579</text:p>
          </table:table-cell>
          <table:table-cell office:value-type="float" office:value="-0.01569539" calcext:value-type="float">
            <text:p>-0.01569539</text:p>
          </table:table-cell>
          <table:table-cell office:value-type="float" office:value="-0.01295546" calcext:value-type="float">
            <text:p>-0.01295546</text:p>
          </table:table-cell>
          <table:table-cell office:value-type="float" office:value="-0.006963643" calcext:value-type="float">
            <text:p>-0.006963643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768.994" calcext:value-type="float">
            <text:p>1768.994</text:p>
          </table:table-cell>
          <table:table-cell office:value-type="float" office:value="0" calcext:value-type="float">
            <text:p>0</text:p>
          </table:table-cell>
          <table:table-cell office:value-type="float" office:value="-200.9682" calcext:value-type="float">
            <text:p>-200.9682</text:p>
          </table:table-cell>
          <table:table-cell office:value-type="float" office:value="-0.0001328281" calcext:value-type="float">
            <text:p>-0.000132828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713.5567" calcext:value-type="float">
            <text:p>713.5567</text:p>
          </table:table-cell>
          <table:table-cell office:value-type="float" office:value="135.2355" calcext:value-type="float">
            <text:p>135.235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944" calcext:value-type="float">
            <text:p>1255.944</text:p>
          </table:table-cell>
          <table:table-cell office:value-type="float" office:value="502.6866" calcext:value-type="float">
            <text:p>502.6866</text:p>
          </table:table-cell>
          <table:table-cell office:value-type="float" office:value="0" calcext:value-type="float">
            <text:p>0</text:p>
          </table:table-cell>
          <table:table-cell office:value-type="float" office:value="0.08450478" calcext:value-type="float">
            <text:p>0.08450478</text:p>
          </table:table-cell>
          <table:table-cell office:value-type="float" office:value="0.3001288" calcext:value-type="float">
            <text:p>0.3001288</text:p>
          </table:table-cell>
          <table:table-cell office:value-type="float" office:value="0.3009007" calcext:value-type="float">
            <text:p>0.3009007</text:p>
          </table:table-cell>
          <table:table-cell office:value-type="float" office:value="0.3021088" calcext:value-type="float">
            <text:p>0.3021088</text:p>
          </table:table-cell>
          <table:table-cell office:value-type="float" office:value="0.3032503" calcext:value-type="float">
            <text:p>0.3032503</text:p>
          </table:table-cell>
          <table:table-cell office:value-type="float" office:value="0.3047469" calcext:value-type="float">
            <text:p>0.3047469</text:p>
          </table:table-cell>
          <table:table-cell office:value-type="float" office:value="0.3524587" calcext:value-type="float">
            <text:p>0.3524587</text:p>
          </table:table-cell>
          <table:table-cell office:value-type="float" office:value="0.3633109" calcext:value-type="float">
            <text:p>0.3633109</text:p>
          </table:table-cell>
          <table:table-cell office:value-type="float" office:value="0.3880631" calcext:value-type="float">
            <text:p>0.3880631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663E-015" calcext:value-type="float">
            <text:p>1.989663E-15</text:p>
          </table:table-cell>
          <table:table-cell office:value-type="float" office:value="1.959347E-015" calcext:value-type="float">
            <text:p>1.959347E-15</text:p>
          </table:table-cell>
          <table:table-cell office:value-type="float" office:value="9.923225E-016" calcext:value-type="float">
            <text:p>9.923225E-16</text:p>
          </table:table-cell>
          <table:table-cell office:value-type="float" office:value="9.756729E-016" calcext:value-type="float">
            <text:p>9.756729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8.38676" calcext:value-type="float">
            <text:p>-48.38676</text:p>
          </table:table-cell>
          <table:table-cell office:value-type="float" office:value="-0.01901837" calcext:value-type="float">
            <text:p>-0.01901837</text:p>
          </table:table-cell>
          <table:table-cell office:value-type="float" office:value="-0.01868508" calcext:value-type="float">
            <text:p>-0.01868508</text:p>
          </table:table-cell>
          <table:table-cell office:value-type="float" office:value="-0.01818736" calcext:value-type="float">
            <text:p>-0.01818736</text:p>
          </table:table-cell>
          <table:table-cell office:value-type="float" office:value="-0.01771859" calcext:value-type="float">
            <text:p>-0.01771859</text:p>
          </table:table-cell>
          <table:table-cell office:value-type="float" office:value="-0.01711953" calcext:value-type="float">
            <text:p>-0.01711953</text:p>
          </table:table-cell>
          <table:table-cell office:value-type="float" office:value="-0.01588313" calcext:value-type="float">
            <text:p>-0.01588313</text:p>
          </table:table-cell>
          <table:table-cell office:value-type="float" office:value="-0.01310504" calcext:value-type="float">
            <text:p>-0.01310504</text:p>
          </table:table-cell>
          <table:table-cell office:value-type="float" office:value="-0.006975817" calcext:value-type="float">
            <text:p>-0.006975817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772.739" calcext:value-type="float">
            <text:p>1772.739</text:p>
          </table:table-cell>
          <table:table-cell office:value-type="float" office:value="0" calcext:value-type="float">
            <text:p>0</text:p>
          </table:table-cell>
          <table:table-cell office:value-type="float" office:value="-200.3367" calcext:value-type="float">
            <text:p>-200.3367</text:p>
          </table:table-cell>
          <table:table-cell office:value-type="float" office:value="-0.0001342265" calcext:value-type="float">
            <text:p>-0.000134226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714.3568" calcext:value-type="float">
            <text:p>714.3568</text:p>
          </table:table-cell>
          <table:table-cell office:value-type="float" office:value="135.5863" calcext:value-type="float">
            <text:p>135.586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6.284" calcext:value-type="float">
            <text:p>1256.284</text:p>
          </table:table-cell>
          <table:table-cell office:value-type="float" office:value="502.8017" calcext:value-type="float">
            <text:p>502.8017</text:p>
          </table:table-cell>
          <table:table-cell office:value-type="float" office:value="0" calcext:value-type="float">
            <text:p>0</text:p>
          </table:table-cell>
          <table:table-cell office:value-type="float" office:value="0.1340433" calcext:value-type="float">
            <text:p>0.1340433</text:p>
          </table:table-cell>
          <table:table-cell office:value-type="float" office:value="0.2992269" calcext:value-type="float">
            <text:p>0.2992269</text:p>
          </table:table-cell>
          <table:table-cell office:value-type="float" office:value="0.3003923" calcext:value-type="float">
            <text:p>0.3003923</text:p>
          </table:table-cell>
          <table:table-cell office:value-type="float" office:value="0.3019433" calcext:value-type="float">
            <text:p>0.3019433</text:p>
          </table:table-cell>
          <table:table-cell office:value-type="float" office:value="0.3033401" calcext:value-type="float">
            <text:p>0.3033401</text:p>
          </table:table-cell>
          <table:table-cell office:value-type="float" office:value="0.3046905" calcext:value-type="float">
            <text:p>0.3046905</text:p>
          </table:table-cell>
          <table:table-cell office:value-type="float" office:value="0.3522224" calcext:value-type="float">
            <text:p>0.3522224</text:p>
          </table:table-cell>
          <table:table-cell office:value-type="float" office:value="0.3629656" calcext:value-type="float">
            <text:p>0.3629656</text:p>
          </table:table-cell>
          <table:table-cell office:value-type="float" office:value="0.3879855" calcext:value-type="float">
            <text:p>0.3879855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742E-015" calcext:value-type="float">
            <text:p>1.989742E-15</text:p>
          </table:table-cell>
          <table:table-cell office:value-type="float" office:value="1.959313E-015" calcext:value-type="float">
            <text:p>1.959313E-15</text:p>
          </table:table-cell>
          <table:table-cell office:value-type="float" office:value="9.923221E-016" calcext:value-type="float">
            <text:p>9.923221E-16</text:p>
          </table:table-cell>
          <table:table-cell office:value-type="float" office:value="9.756668E-016" calcext:value-type="float">
            <text:p>9.756668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28158" calcext:value-type="float">
            <text:p>-2.828158</text:p>
          </table:table-cell>
          <table:table-cell office:value-type="float" office:value="-0.01941747" calcext:value-type="float">
            <text:p>-0.01941747</text:p>
          </table:table-cell>
          <table:table-cell office:value-type="float" office:value="-0.0189031" calcext:value-type="float">
            <text:p>-0.0189031</text:p>
          </table:table-cell>
          <table:table-cell office:value-type="float" office:value="-0.0182557" calcext:value-type="float">
            <text:p>-0.0182557</text:p>
          </table:table-cell>
          <table:table-cell office:value-type="float" office:value="-0.01768256" calcext:value-type="float">
            <text:p>-0.01768256</text:p>
          </table:table-cell>
          <table:table-cell office:value-type="float" office:value="-0.01714211" calcext:value-type="float">
            <text:p>-0.01714211</text:p>
          </table:table-cell>
          <table:table-cell office:value-type="float" office:value="-0.0159867" calcext:value-type="float">
            <text:p>-0.0159867</text:p>
          </table:table-cell>
          <table:table-cell office:value-type="float" office:value="-0.01322557" calcext:value-type="float">
            <text:p>-0.01322557</text:p>
          </table:table-cell>
          <table:table-cell office:value-type="float" office:value="-0.006989198" calcext:value-type="float">
            <text:p>-0.006989198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776.409" calcext:value-type="float">
            <text:p>1776.409</text:p>
          </table:table-cell>
          <table:table-cell office:value-type="float" office:value="0" calcext:value-type="float">
            <text:p>0</text:p>
          </table:table-cell>
          <table:table-cell office:value-type="float" office:value="-200.0702" calcext:value-type="float">
            <text:p>-200.0702</text:p>
          </table:table-cell>
          <table:table-cell office:value-type="float" office:value="-0.0001350073" calcext:value-type="float">
            <text:p>-0.000135007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714.4567" calcext:value-type="float">
            <text:p>714.4567</text:p>
          </table:table-cell>
          <table:table-cell office:value-type="float" office:value="136.1088" calcext:value-type="float">
            <text:p>136.108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778" calcext:value-type="float">
            <text:p>1255.778</text:p>
          </table:table-cell>
          <table:table-cell office:value-type="float" office:value="502.8938" calcext:value-type="float">
            <text:p>502.8938</text:p>
          </table:table-cell>
          <table:table-cell office:value-type="float" office:value="0" calcext:value-type="float">
            <text:p>0</text:p>
          </table:table-cell>
          <table:table-cell office:value-type="float" office:value="0.09600832" calcext:value-type="float">
            <text:p>0.09600832</text:p>
          </table:table-cell>
          <table:table-cell office:value-type="float" office:value="0.2993481" calcext:value-type="float">
            <text:p>0.2993481</text:p>
          </table:table-cell>
          <table:table-cell office:value-type="float" office:value="0.3002055" calcext:value-type="float">
            <text:p>0.3002055</text:p>
          </table:table-cell>
          <table:table-cell office:value-type="float" office:value="0.30169" calcext:value-type="float">
            <text:p>0.30169</text:p>
          </table:table-cell>
          <table:table-cell office:value-type="float" office:value="0.3031687" calcext:value-type="float">
            <text:p>0.3031687</text:p>
          </table:table-cell>
          <table:table-cell office:value-type="float" office:value="0.304572" calcext:value-type="float">
            <text:p>0.304572</text:p>
          </table:table-cell>
          <table:table-cell office:value-type="float" office:value="0.352055" calcext:value-type="float">
            <text:p>0.352055</text:p>
          </table:table-cell>
          <table:table-cell office:value-type="float" office:value="0.3626967" calcext:value-type="float">
            <text:p>0.3626967</text:p>
          </table:table-cell>
          <table:table-cell office:value-type="float" office:value="0.3879078" calcext:value-type="float">
            <text:p>0.3879078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816E-015" calcext:value-type="float">
            <text:p>1.989816E-15</text:p>
          </table:table-cell>
          <table:table-cell office:value-type="float" office:value="1.959281E-015" calcext:value-type="float">
            <text:p>1.959281E-15</text:p>
          </table:table-cell>
          <table:table-cell office:value-type="float" office:value="9.923218E-016" calcext:value-type="float">
            <text:p>9.923218E-16</text:p>
          </table:table-cell>
          <table:table-cell office:value-type="float" office:value="9.756602E-016" calcext:value-type="float">
            <text:p>9.756602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07078" calcext:value-type="float">
            <text:p>-22.07078</text:p>
          </table:table-cell>
          <table:table-cell office:value-type="float" office:value="-0.01936689" calcext:value-type="float">
            <text:p>-0.01936689</text:p>
          </table:table-cell>
          <table:table-cell office:value-type="float" office:value="-0.01898819" calcext:value-type="float">
            <text:p>-0.01898819</text:p>
          </table:table-cell>
          <table:table-cell office:value-type="float" office:value="-0.01836314" calcext:value-type="float">
            <text:p>-0.01836314</text:p>
          </table:table-cell>
          <table:table-cell office:value-type="float" office:value="-0.01775167" calcext:value-type="float">
            <text:p>-0.01775167</text:p>
          </table:table-cell>
          <table:table-cell office:value-type="float" office:value="-0.01718804" calcext:value-type="float">
            <text:p>-0.01718804</text:p>
          </table:table-cell>
          <table:table-cell office:value-type="float" office:value="-0.01606034" calcext:value-type="float">
            <text:p>-0.01606034</text:p>
          </table:table-cell>
          <table:table-cell office:value-type="float" office:value="-0.01332024" calcext:value-type="float">
            <text:p>-0.01332024</text:p>
          </table:table-cell>
          <table:table-cell office:value-type="float" office:value="-0.007002642" calcext:value-type="float">
            <text:p>-0.007002642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780.069" calcext:value-type="float">
            <text:p>1780.069</text:p>
          </table:table-cell>
          <table:table-cell office:value-type="float" office:value="0" calcext:value-type="float">
            <text:p>0</text:p>
          </table:table-cell>
          <table:table-cell office:value-type="float" office:value="-199.6494" calcext:value-type="float">
            <text:p>-199.6494</text:p>
          </table:table-cell>
          <table:table-cell office:value-type="float" office:value="-0.0001360179" calcext:value-type="float">
            <text:p>-0.000136017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714.5566" calcext:value-type="float">
            <text:p>714.5566</text:p>
          </table:table-cell>
          <table:table-cell office:value-type="float" office:value="136.0267" calcext:value-type="float">
            <text:p>136.026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897" calcext:value-type="float">
            <text:p>1255.897</text:p>
          </table:table-cell>
          <table:table-cell office:value-type="float" office:value="502.9639" calcext:value-type="float">
            <text:p>502.9639</text:p>
          </table:table-cell>
          <table:table-cell office:value-type="float" office:value="0" calcext:value-type="float">
            <text:p>0</text:p>
          </table:table-cell>
          <table:table-cell office:value-type="float" office:value="0.1179075" calcext:value-type="float">
            <text:p>0.1179075</text:p>
          </table:table-cell>
          <table:table-cell office:value-type="float" office:value="0.2990365" calcext:value-type="float">
            <text:p>0.2990365</text:p>
          </table:table-cell>
          <table:table-cell office:value-type="float" office:value="0.3000881" calcext:value-type="float">
            <text:p>0.3000881</text:p>
          </table:table-cell>
          <table:table-cell office:value-type="float" office:value="0.3015923" calcext:value-type="float">
            <text:p>0.3015923</text:p>
          </table:table-cell>
          <table:table-cell office:value-type="float" office:value="0.3030396" calcext:value-type="float">
            <text:p>0.3030396</text:p>
          </table:table-cell>
          <table:table-cell office:value-type="float" office:value="0.3044534" calcext:value-type="float">
            <text:p>0.3044534</text:p>
          </table:table-cell>
          <table:table-cell office:value-type="float" office:value="0.3519399" calcext:value-type="float">
            <text:p>0.3519399</text:p>
          </table:table-cell>
          <table:table-cell office:value-type="float" office:value="0.3624886" calcext:value-type="float">
            <text:p>0.3624886</text:p>
          </table:table-cell>
          <table:table-cell office:value-type="float" office:value="0.3878337" calcext:value-type="float">
            <text:p>0.387833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894E-015" calcext:value-type="float">
            <text:p>1.989894E-15</text:p>
          </table:table-cell>
          <table:table-cell office:value-type="float" office:value="1.959248E-015" calcext:value-type="float">
            <text:p>1.959248E-15</text:p>
          </table:table-cell>
          <table:table-cell office:value-type="float" office:value="9.923207E-016" calcext:value-type="float">
            <text:p>9.923207E-16</text:p>
          </table:table-cell>
          <table:table-cell office:value-type="float" office:value="9.756544E-016" calcext:value-type="float">
            <text:p>9.756544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308365" calcext:value-type="float">
            <text:p>-6.308365</text:p>
          </table:table-cell>
          <table:table-cell office:value-type="float" office:value="-0.01950121" calcext:value-type="float">
            <text:p>-0.01950121</text:p>
          </table:table-cell>
          <table:table-cell office:value-type="float" office:value="-0.01903775" calcext:value-type="float">
            <text:p>-0.01903775</text:p>
          </table:table-cell>
          <table:table-cell office:value-type="float" office:value="-0.01840405" calcext:value-type="float">
            <text:p>-0.01840405</text:p>
          </table:table-cell>
          <table:table-cell office:value-type="float" office:value="-0.01780429" calcext:value-type="float">
            <text:p>-0.01780429</text:p>
          </table:table-cell>
          <table:table-cell office:value-type="float" office:value="-0.01723467" calcext:value-type="float">
            <text:p>-0.01723467</text:p>
          </table:table-cell>
          <table:table-cell office:value-type="float" office:value="-0.0161112" calcext:value-type="float">
            <text:p>-0.0161112</text:p>
          </table:table-cell>
          <table:table-cell office:value-type="float" office:value="-0.01339407" calcext:value-type="float">
            <text:p>-0.01339407</text:p>
          </table:table-cell>
          <table:table-cell office:value-type="float" office:value="-0.007015483" calcext:value-type="float">
            <text:p>-0.007015483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783.711" calcext:value-type="float">
            <text:p>1783.711</text:p>
          </table:table-cell>
          <table:table-cell office:value-type="float" office:value="0" calcext:value-type="float">
            <text:p>0</text:p>
          </table:table-cell>
          <table:table-cell office:value-type="float" office:value="-199.2484" calcext:value-type="float">
            <text:p>-199.2484</text:p>
          </table:table-cell>
          <table:table-cell office:value-type="float" office:value="-0.0001370235" calcext:value-type="float">
            <text:p>-0.000137023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716.6566" calcext:value-type="float">
            <text:p>716.6566</text:p>
          </table:table-cell>
          <table:table-cell office:value-type="float" office:value="136.389" calcext:value-type="float">
            <text:p>136.38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7.578" calcext:value-type="float">
            <text:p>1257.578</text:p>
          </table:table-cell>
          <table:table-cell office:value-type="float" office:value="503.0239" calcext:value-type="float">
            <text:p>503.0239</text:p>
          </table:table-cell>
          <table:table-cell office:value-type="float" office:value="0" calcext:value-type="float">
            <text:p>0</text:p>
          </table:table-cell>
          <table:table-cell office:value-type="float" office:value="0.303688" calcext:value-type="float">
            <text:p>0.303688</text:p>
          </table:table-cell>
          <table:table-cell office:value-type="float" office:value="0.3020693" calcext:value-type="float">
            <text:p>0.3020693</text:p>
          </table:table-cell>
          <table:table-cell office:value-type="float" office:value="0.2992553" calcext:value-type="float">
            <text:p>0.2992553</text:p>
          </table:table-cell>
          <table:table-cell office:value-type="float" office:value="0.3000883" calcext:value-type="float">
            <text:p>0.3000883</text:p>
          </table:table-cell>
          <table:table-cell office:value-type="float" office:value="0.3022608" calcext:value-type="float">
            <text:p>0.3022608</text:p>
          </table:table-cell>
          <table:table-cell office:value-type="float" office:value="0.3041707" calcext:value-type="float">
            <text:p>0.3041707</text:p>
          </table:table-cell>
          <table:table-cell office:value-type="float" office:value="0.3518234" calcext:value-type="float">
            <text:p>0.3518234</text:p>
          </table:table-cell>
          <table:table-cell office:value-type="float" office:value="0.3622209" calcext:value-type="float">
            <text:p>0.3622209</text:p>
          </table:table-cell>
          <table:table-cell office:value-type="float" office:value="0.3878681" calcext:value-type="float">
            <text:p>0.3878681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988E-015" calcext:value-type="float">
            <text:p>1.989988E-15</text:p>
          </table:table-cell>
          <table:table-cell office:value-type="float" office:value="1.959209E-015" calcext:value-type="float">
            <text:p>1.959209E-15</text:p>
          </table:table-cell>
          <table:table-cell office:value-type="float" office:value="9.923197E-016" calcext:value-type="float">
            <text:p>9.923197E-16</text:p>
          </table:table-cell>
          <table:table-cell office:value-type="float" office:value="9.756475E-016" calcext:value-type="float">
            <text:p>9.75647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4647" calcext:value-type="float">
            <text:p>-0.0174647</text:p>
          </table:table-cell>
          <table:table-cell office:value-type="float" office:value="-0.01815181" calcext:value-type="float">
            <text:p>-0.01815181</text:p>
          </table:table-cell>
          <table:table-cell office:value-type="float" office:value="-0.01944406" calcext:value-type="float">
            <text:p>-0.01944406</text:p>
          </table:table-cell>
          <table:table-cell office:value-type="float" office:value="-0.01906294" calcext:value-type="float">
            <text:p>-0.01906294</text:p>
          </table:table-cell>
          <table:table-cell office:value-type="float" office:value="-0.0181221" calcext:value-type="float">
            <text:p>-0.0181221</text:p>
          </table:table-cell>
          <table:table-cell office:value-type="float" office:value="-0.01734378" calcext:value-type="float">
            <text:p>-0.01734378</text:p>
          </table:table-cell>
          <table:table-cell office:value-type="float" office:value="-0.01616155" calcext:value-type="float">
            <text:p>-0.01616155</text:p>
          </table:table-cell>
          <table:table-cell office:value-type="float" office:value="-0.01348914" calcext:value-type="float">
            <text:p>-0.01348914</text:p>
          </table:table-cell>
          <table:table-cell office:value-type="float" office:value="-0.007009718" calcext:value-type="float">
            <text:p>-0.007009718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787.337" calcext:value-type="float">
            <text:p>1787.337</text:p>
          </table:table-cell>
          <table:table-cell office:value-type="float" office:value="0" calcext:value-type="float">
            <text:p>0</text:p>
          </table:table-cell>
          <table:table-cell office:value-type="float" office:value="-198.7201" calcext:value-type="float">
            <text:p>-198.7201</text:p>
          </table:table-cell>
          <table:table-cell office:value-type="float" office:value="-0.0001383936" calcext:value-type="float">
            <text:p>-0.000138393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721.9567" calcext:value-type="float">
            <text:p>721.9567</text:p>
          </table:table-cell>
          <table:table-cell office:value-type="float" office:value="137.0076" calcext:value-type="float">
            <text:p>137.007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1.697" calcext:value-type="float">
            <text:p>1261.697</text:p>
          </table:table-cell>
          <table:table-cell office:value-type="float" office:value="503.591" calcext:value-type="float">
            <text:p>503.591</text:p>
          </table:table-cell>
          <table:table-cell office:value-type="float" office:value="0" calcext:value-type="float">
            <text:p>0</text:p>
          </table:table-cell>
          <table:table-cell office:value-type="float" office:value="0.3322608" calcext:value-type="float">
            <text:p>0.3322608</text:p>
          </table:table-cell>
          <table:table-cell office:value-type="float" office:value="0.3333721" calcext:value-type="float">
            <text:p>0.3333721</text:p>
          </table:table-cell>
          <table:table-cell office:value-type="float" office:value="0.3336124" calcext:value-type="float">
            <text:p>0.3336124</text:p>
          </table:table-cell>
          <table:table-cell office:value-type="float" office:value="0.3229545" calcext:value-type="float">
            <text:p>0.3229545</text:p>
          </table:table-cell>
          <table:table-cell office:value-type="float" office:value="0.3105417" calcext:value-type="float">
            <text:p>0.3105417</text:p>
          </table:table-cell>
          <table:table-cell office:value-type="float" office:value="0.306292" calcext:value-type="float">
            <text:p>0.306292</text:p>
          </table:table-cell>
          <table:table-cell office:value-type="float" office:value="0.3520332" calcext:value-type="float">
            <text:p>0.3520332</text:p>
          </table:table-cell>
          <table:table-cell office:value-type="float" office:value="0.3620103" calcext:value-type="float">
            <text:p>0.3620103</text:p>
          </table:table-cell>
          <table:table-cell office:value-type="float" office:value="0.3878974" calcext:value-type="float">
            <text:p>0.3878974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08E-015" calcext:value-type="float">
            <text:p>1.99008E-15</text:p>
          </table:table-cell>
          <table:table-cell office:value-type="float" office:value="1.959171E-015" calcext:value-type="float">
            <text:p>1.959171E-15</text:p>
          </table:table-cell>
          <table:table-cell office:value-type="float" office:value="9.923174E-016" calcext:value-type="float">
            <text:p>9.923174E-16</text:p>
          </table:table-cell>
          <table:table-cell office:value-type="float" office:value="9.756404E-016" calcext:value-type="float">
            <text:p>9.756404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264943" calcext:value-type="float">
            <text:p>-0.009264943</text:p>
          </table:table-cell>
          <table:table-cell office:value-type="float" office:value="-0.009073291" calcext:value-type="float">
            <text:p>-0.009073291</text:p>
          </table:table-cell>
          <table:table-cell office:value-type="float" office:value="-0.009038176" calcext:value-type="float">
            <text:p>-0.009038176</text:p>
          </table:table-cell>
          <table:table-cell office:value-type="float" office:value="-0.01143865" calcext:value-type="float">
            <text:p>-0.01143865</text:p>
          </table:table-cell>
          <table:table-cell office:value-type="float" office:value="-0.01509247" calcext:value-type="float">
            <text:p>-0.01509247</text:p>
          </table:table-cell>
          <table:table-cell office:value-type="float" office:value="-0.01656751" calcext:value-type="float">
            <text:p>-0.01656751</text:p>
          </table:table-cell>
          <table:table-cell office:value-type="float" office:value="-0.0160725" calcext:value-type="float">
            <text:p>-0.0160725</text:p>
          </table:table-cell>
          <table:table-cell office:value-type="float" office:value="-0.01356497" calcext:value-type="float">
            <text:p>-0.01356497</text:p>
          </table:table-cell>
          <table:table-cell office:value-type="float" office:value="-0.007004619" calcext:value-type="float">
            <text:p>-0.007004619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791.47" calcext:value-type="float">
            <text:p>1791.47</text:p>
          </table:table-cell>
          <table:table-cell office:value-type="float" office:value="0" calcext:value-type="float">
            <text:p>0</text:p>
          </table:table-cell>
          <table:table-cell office:value-type="float" office:value="-198.2964" calcext:value-type="float">
            <text:p>-198.2964</text:p>
          </table:table-cell>
          <table:table-cell office:value-type="float" office:value="-0.0001396178" calcext:value-type="float">
            <text:p>-0.000139617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721.9567" calcext:value-type="float">
            <text:p>721.9567</text:p>
          </table:table-cell>
          <table:table-cell office:value-type="float" office:value="138.7453" calcext:value-type="float">
            <text:p>138.745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8.192" calcext:value-type="float">
            <text:p>1258.192</text:p>
          </table:table-cell>
          <table:table-cell office:value-type="float" office:value="505.3629" calcext:value-type="float">
            <text:p>505.3629</text:p>
          </table:table-cell>
          <table:table-cell office:value-type="float" office:value="0" calcext:value-type="float">
            <text:p>0</text:p>
          </table:table-cell>
          <table:table-cell office:value-type="float" office:value="0.1987904" calcext:value-type="float">
            <text:p>0.1987904</text:p>
          </table:table-cell>
          <table:table-cell office:value-type="float" office:value="0.3046933" calcext:value-type="float">
            <text:p>0.3046933</text:p>
          </table:table-cell>
          <table:table-cell office:value-type="float" office:value="0.3070828" calcext:value-type="float">
            <text:p>0.3070828</text:p>
          </table:table-cell>
          <table:table-cell office:value-type="float" office:value="0.3090502" calcext:value-type="float">
            <text:p>0.3090502</text:p>
          </table:table-cell>
          <table:table-cell office:value-type="float" office:value="0.3093806" calcext:value-type="float">
            <text:p>0.3093806</text:p>
          </table:table-cell>
          <table:table-cell office:value-type="float" office:value="0.3092674" calcext:value-type="float">
            <text:p>0.3092674</text:p>
          </table:table-cell>
          <table:table-cell office:value-type="float" office:value="0.3531604" calcext:value-type="float">
            <text:p>0.3531604</text:p>
          </table:table-cell>
          <table:table-cell office:value-type="float" office:value="0.3619065" calcext:value-type="float">
            <text:p>0.3619065</text:p>
          </table:table-cell>
          <table:table-cell office:value-type="float" office:value="0.3879125" calcext:value-type="float">
            <text:p>0.3879125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036" calcext:value-type="float">
            <text:p>0.0130036</text:p>
          </table:table-cell>
          <table:table-cell office:value-type="float" office:value="1.959143E-015" calcext:value-type="float">
            <text:p>1.959143E-15</text:p>
          </table:table-cell>
          <table:table-cell office:value-type="float" office:value="9.923165E-016" calcext:value-type="float">
            <text:p>9.923165E-16</text:p>
          </table:table-cell>
          <table:table-cell office:value-type="float" office:value="9.756349E-016" calcext:value-type="float">
            <text:p>9.756349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428006" calcext:value-type="float">
            <text:p>-0.2428006</text:p>
          </table:table-cell>
          <table:table-cell office:value-type="float" office:value="-0.01710597" calcext:value-type="float">
            <text:p>-0.01710597</text:p>
          </table:table-cell>
          <table:table-cell office:value-type="float" office:value="-0.01619424" calcext:value-type="float">
            <text:p>-0.01619424</text:p>
          </table:table-cell>
          <table:table-cell office:value-type="float" office:value="-0.01550934" calcext:value-type="float">
            <text:p>-0.01550934</text:p>
          </table:table-cell>
          <table:table-cell office:value-type="float" office:value="-0.01540578" calcext:value-type="float">
            <text:p>-0.01540578</text:p>
          </table:table-cell>
          <table:table-cell office:value-type="float" office:value="-0.01545051" calcext:value-type="float">
            <text:p>-0.01545051</text:p>
          </table:table-cell>
          <table:table-cell office:value-type="float" office:value="-0.01558648" calcext:value-type="float">
            <text:p>-0.01558648</text:p>
          </table:table-cell>
          <table:table-cell office:value-type="float" office:value="-0.01360292" calcext:value-type="float">
            <text:p>-0.01360292</text:p>
          </table:table-cell>
          <table:table-cell office:value-type="float" office:value="-0.007001981" calcext:value-type="float">
            <text:p>-0.007001981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796.823" calcext:value-type="float">
            <text:p>1796.823</text:p>
          </table:table-cell>
          <table:table-cell office:value-type="float" office:value="0" calcext:value-type="float">
            <text:p>0</text:p>
          </table:table-cell>
          <table:table-cell office:value-type="float" office:value="-198.0564" calcext:value-type="float">
            <text:p>-198.0564</text:p>
          </table:table-cell>
          <table:table-cell office:value-type="float" office:value="-0.0001300239" calcext:value-type="float">
            <text:p>-0.000130023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722.5568" calcext:value-type="float">
            <text:p>722.5568</text:p>
          </table:table-cell>
          <table:table-cell office:value-type="float" office:value="140.1721" calcext:value-type="float">
            <text:p>140.1721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6.605" calcext:value-type="float">
            <text:p>1256.605</text:p>
          </table:table-cell>
          <table:table-cell office:value-type="float" office:value="506.127" calcext:value-type="float">
            <text:p>506.127</text:p>
          </table:table-cell>
          <table:table-cell office:value-type="float" office:value="0" calcext:value-type="float">
            <text:p>0</text:p>
          </table:table-cell>
          <table:table-cell office:value-type="float" office:value="0.1384177" calcext:value-type="float">
            <text:p>0.1384177</text:p>
          </table:table-cell>
          <table:table-cell office:value-type="float" office:value="0.3011501" calcext:value-type="float">
            <text:p>0.3011501</text:p>
          </table:table-cell>
          <table:table-cell office:value-type="float" office:value="0.3024419" calcext:value-type="float">
            <text:p>0.3024419</text:p>
          </table:table-cell>
          <table:table-cell office:value-type="float" office:value="0.3040674" calcext:value-type="float">
            <text:p>0.3040674</text:p>
          </table:table-cell>
          <table:table-cell office:value-type="float" office:value="0.305412" calcext:value-type="float">
            <text:p>0.305412</text:p>
          </table:table-cell>
          <table:table-cell office:value-type="float" office:value="0.3067166" calcext:value-type="float">
            <text:p>0.3067166</text:p>
          </table:table-cell>
          <table:table-cell office:value-type="float" office:value="0.3532146" calcext:value-type="float">
            <text:p>0.3532146</text:p>
          </table:table-cell>
          <table:table-cell office:value-type="float" office:value="0.3618762" calcext:value-type="float">
            <text:p>0.3618762</text:p>
          </table:table-cell>
          <table:table-cell office:value-type="float" office:value="0.3879216" calcext:value-type="float">
            <text:p>0.3879216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554E-015" calcext:value-type="float">
            <text:p>1.96554E-15</text:p>
          </table:table-cell>
          <table:table-cell office:value-type="float" office:value="1.959115E-015" calcext:value-type="float">
            <text:p>1.959115E-15</text:p>
          </table:table-cell>
          <table:table-cell office:value-type="float" office:value="9.923142E-016" calcext:value-type="float">
            <text:p>9.923142E-16</text:p>
          </table:table-cell>
          <table:table-cell office:value-type="float" office:value="9.75631E-016" calcext:value-type="float">
            <text:p>9.75631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09556" calcext:value-type="float">
            <text:p>-2.309556</text:p>
          </table:table-cell>
          <table:table-cell office:value-type="float" office:value="-0.01856414" calcext:value-type="float">
            <text:p>-0.01856414</text:p>
          </table:table-cell>
          <table:table-cell office:value-type="float" office:value="-0.0180236" calcext:value-type="float">
            <text:p>-0.0180236</text:p>
          </table:table-cell>
          <table:table-cell office:value-type="float" office:value="-0.01738086" calcext:value-type="float">
            <text:p>-0.01738086</text:p>
          </table:table-cell>
          <table:table-cell office:value-type="float" office:value="-0.01685925" calcext:value-type="float">
            <text:p>-0.01685925</text:p>
          </table:table-cell>
          <table:table-cell office:value-type="float" office:value="-0.01636563" calcext:value-type="float">
            <text:p>-0.01636563</text:p>
          </table:table-cell>
          <table:table-cell office:value-type="float" office:value="-0.01555785" calcext:value-type="float">
            <text:p>-0.01555785</text:p>
          </table:table-cell>
          <table:table-cell office:value-type="float" office:value="-0.01361391" calcext:value-type="float">
            <text:p>-0.01361391</text:p>
          </table:table-cell>
          <table:table-cell office:value-type="float" office:value="-0.007000409" calcext:value-type="float">
            <text:p>-0.007000409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801.158" calcext:value-type="float">
            <text:p>1801.158</text:p>
          </table:table-cell>
          <table:table-cell office:value-type="float" office:value="0" calcext:value-type="float">
            <text:p>0</text:p>
          </table:table-cell>
          <table:table-cell office:value-type="float" office:value="-197.835" calcext:value-type="float">
            <text:p>-197.835</text:p>
          </table:table-cell>
          <table:table-cell office:value-type="float" office:value="-0.0001411377" calcext:value-type="float">
            <text:p>-0.000141137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726.3562" calcext:value-type="float">
            <text:p>726.3562</text:p>
          </table:table-cell>
          <table:table-cell office:value-type="float" office:value="140.179" calcext:value-type="float">
            <text:p>140.17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9.948" calcext:value-type="float">
            <text:p>1259.948</text:p>
          </table:table-cell>
          <table:table-cell office:value-type="float" office:value="506.5811" calcext:value-type="float">
            <text:p>506.5811</text:p>
          </table:table-cell>
          <table:table-cell office:value-type="float" office:value="0" calcext:value-type="float">
            <text:p>0</text:p>
          </table:table-cell>
          <table:table-cell office:value-type="float" office:value="0.3739304" calcext:value-type="float">
            <text:p>0.3739304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109463" calcext:value-type="float">
            <text:p>0.3109463</text:p>
          </table:table-cell>
          <table:table-cell office:value-type="float" office:value="0.3033906" calcext:value-type="float">
            <text:p>0.3033906</text:p>
          </table:table-cell>
          <table:table-cell office:value-type="float" office:value="0.3038159" calcext:value-type="float">
            <text:p>0.3038159</text:p>
          </table:table-cell>
          <table:table-cell office:value-type="float" office:value="0.3053097" calcext:value-type="float">
            <text:p>0.3053097</text:p>
          </table:table-cell>
          <table:table-cell office:value-type="float" office:value="0.3527402" calcext:value-type="float">
            <text:p>0.3527402</text:p>
          </table:table-cell>
          <table:table-cell office:value-type="float" office:value="0.3618321" calcext:value-type="float">
            <text:p>0.3618321</text:p>
          </table:table-cell>
          <table:table-cell office:value-type="float" office:value="0.3879273" calcext:value-type="float">
            <text:p>0.3879273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5595E-015" calcext:value-type="float">
            <text:p>1.965595E-15</text:p>
          </table:table-cell>
          <table:table-cell office:value-type="float" office:value="1.95909E-015" calcext:value-type="float">
            <text:p>1.95909E-15</text:p>
          </table:table-cell>
          <table:table-cell office:value-type="float" office:value="9.923103E-016" calcext:value-type="float">
            <text:p>9.923103E-16</text:p>
          </table:table-cell>
          <table:table-cell office:value-type="float" office:value="9.756284E-016" calcext:value-type="float">
            <text:p>9.756284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511167" calcext:value-type="float">
            <text:p>-0.004511167</text:p>
          </table:table-cell>
          <table:table-cell office:value-type="float" office:value="-0.007031766" calcext:value-type="float">
            <text:p>-0.007031766</text:p>
          </table:table-cell>
          <table:table-cell office:value-type="float" office:value="-0.01519415" calcext:value-type="float">
            <text:p>-0.01519415</text:p>
          </table:table-cell>
          <table:table-cell office:value-type="float" office:value="-0.01771649" calcext:value-type="float">
            <text:p>-0.01771649</text:p>
          </table:table-cell>
          <table:table-cell office:value-type="float" office:value="-0.01749413" calcext:value-type="float">
            <text:p>-0.01749413</text:p>
          </table:table-cell>
          <table:table-cell office:value-type="float" office:value="-0.01689991" calcext:value-type="float">
            <text:p>-0.01689991</text:p>
          </table:table-cell>
          <table:table-cell office:value-type="float" office:value="-0.01576892" calcext:value-type="float">
            <text:p>-0.01576892</text:p>
          </table:table-cell>
          <table:table-cell office:value-type="float" office:value="-0.01362976" calcext:value-type="float">
            <text:p>-0.01362976</text:p>
          </table:table-cell>
          <table:table-cell office:value-type="float" office:value="-0.006999417" calcext:value-type="float">
            <text:p>-0.006999417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805.163" calcext:value-type="float">
            <text:p>1805.163</text:p>
          </table:table-cell>
          <table:table-cell office:value-type="float" office:value="0" calcext:value-type="float">
            <text:p>0</text:p>
          </table:table-cell>
          <table:table-cell office:value-type="float" office:value="-197.6892" calcext:value-type="float">
            <text:p>-197.6892</text:p>
          </table:table-cell>
          <table:table-cell office:value-type="float" office:value="-0.0001417146" calcext:value-type="float">
            <text:p>-0.000141714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728.4559" calcext:value-type="float">
            <text:p>728.4559</text:p>
          </table:table-cell>
          <table:table-cell office:value-type="float" office:value="140.4636" calcext:value-type="float">
            <text:p>140.463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9.818" calcext:value-type="float">
            <text:p>1259.818</text:p>
          </table:table-cell>
          <table:table-cell office:value-type="float" office:value="508.53" calcext:value-type="float">
            <text:p>508.53</text:p>
          </table:table-cell>
          <table:table-cell office:value-type="float" office:value="0" calcext:value-type="float">
            <text:p>0</text:p>
          </table:table-cell>
          <table:table-cell office:value-type="float" office:value="0.3135971" calcext:value-type="float">
            <text:p>0.3135971</text:p>
          </table:table-cell>
          <table:table-cell office:value-type="float" office:value="0.3136857" calcext:value-type="float">
            <text:p>0.3136857</text:p>
          </table:table-cell>
          <table:table-cell office:value-type="float" office:value="0.3140554" calcext:value-type="float">
            <text:p>0.3140554</text:p>
          </table:table-cell>
          <table:table-cell office:value-type="float" office:value="0.3125875" calcext:value-type="float">
            <text:p>0.3125875</text:p>
          </table:table-cell>
          <table:table-cell office:value-type="float" office:value="0.3100243" calcext:value-type="float">
            <text:p>0.3100243</text:p>
          </table:table-cell>
          <table:table-cell office:value-type="float" office:value="0.3083928" calcext:value-type="float">
            <text:p>0.3083928</text:p>
          </table:table-cell>
          <table:table-cell office:value-type="float" office:value="0.3527992" calcext:value-type="float">
            <text:p>0.3527992</text:p>
          </table:table-cell>
          <table:table-cell office:value-type="float" office:value="0.3617834" calcext:value-type="float">
            <text:p>0.3617834</text:p>
          </table:table-cell>
          <table:table-cell office:value-type="float" office:value="0.387929" calcext:value-type="float">
            <text:p>0.387929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5645E-015" calcext:value-type="float">
            <text:p>1.965645E-15</text:p>
          </table:table-cell>
          <table:table-cell office:value-type="float" office:value="1.959064E-015" calcext:value-type="float">
            <text:p>1.959064E-15</text:p>
          </table:table-cell>
          <table:table-cell office:value-type="float" office:value="9.923048E-016" calcext:value-type="float">
            <text:p>9.923048E-16</text:p>
          </table:table-cell>
          <table:table-cell office:value-type="float" office:value="9.756274E-016" calcext:value-type="float">
            <text:p>9.756274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96669" calcext:value-type="float">
            <text:p>-0.01396669</text:p>
          </table:table-cell>
          <table:table-cell office:value-type="float" office:value="-0.0139581" calcext:value-type="float">
            <text:p>-0.0139581</text:p>
          </table:table-cell>
          <table:table-cell office:value-type="float" office:value="-0.0138447" calcext:value-type="float">
            <text:p>-0.0138447</text:p>
          </table:table-cell>
          <table:table-cell office:value-type="float" office:value="-0.01432871" calcext:value-type="float">
            <text:p>-0.01432871</text:p>
          </table:table-cell>
          <table:table-cell office:value-type="float" office:value="-0.01519721" calcext:value-type="float">
            <text:p>-0.01519721</text:p>
          </table:table-cell>
          <table:table-cell office:value-type="float" office:value="-0.01577267" calcext:value-type="float">
            <text:p>-0.01577267</text:p>
          </table:table-cell>
          <table:table-cell office:value-type="float" office:value="-0.01574051" calcext:value-type="float">
            <text:p>-0.01574051</text:p>
          </table:table-cell>
          <table:table-cell office:value-type="float" office:value="-0.01364744" calcext:value-type="float">
            <text:p>-0.01364744</text:p>
          </table:table-cell>
          <table:table-cell office:value-type="float" office:value="-0.006999114" calcext:value-type="float">
            <text:p>-0.006999114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810.683" calcext:value-type="float">
            <text:p>1810.683</text:p>
          </table:table-cell>
          <table:table-cell office:value-type="float" office:value="0" calcext:value-type="float">
            <text:p>0</text:p>
          </table:table-cell>
          <table:table-cell office:value-type="float" office:value="-197.5652" calcext:value-type="float">
            <text:p>-197.5652</text:p>
          </table:table-cell>
          <table:table-cell office:value-type="float" office:value="-0.0001422443" calcext:value-type="float">
            <text:p>-0.000142244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729.556" calcext:value-type="float">
            <text:p>729.556</text:p>
          </table:table-cell>
          <table:table-cell office:value-type="float" office:value="141.5194" calcext:value-type="float">
            <text:p>141.519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8.901" calcext:value-type="float">
            <text:p>1258.901</text:p>
          </table:table-cell>
          <table:table-cell office:value-type="float" office:value="509.4966" calcext:value-type="float">
            <text:p>509.4966</text:p>
          </table:table-cell>
          <table:table-cell office:value-type="float" office:value="0" calcext:value-type="float">
            <text:p>0</text:p>
          </table:table-cell>
          <table:table-cell office:value-type="float" office:value="0.3449806" calcext:value-type="float">
            <text:p>0.3449806</text:p>
          </table:table-cell>
          <table:table-cell office:value-type="float" office:value="0.3202511" calcext:value-type="float">
            <text:p>0.3202511</text:p>
          </table:table-cell>
          <table:table-cell office:value-type="float" office:value="0.3007894" calcext:value-type="float">
            <text:p>0.3007894</text:p>
          </table:table-cell>
          <table:table-cell office:value-type="float" office:value="0.3040099" calcext:value-type="float">
            <text:p>0.3040099</text:p>
          </table:table-cell>
          <table:table-cell office:value-type="float" office:value="0.3060091" calcext:value-type="float">
            <text:p>0.3060091</text:p>
          </table:table-cell>
          <table:table-cell office:value-type="float" office:value="0.3071693" calcext:value-type="float">
            <text:p>0.3071693</text:p>
          </table:table-cell>
          <table:table-cell office:value-type="float" office:value="0.3531591" calcext:value-type="float">
            <text:p>0.3531591</text:p>
          </table:table-cell>
          <table:table-cell office:value-type="float" office:value="0.3617729" calcext:value-type="float">
            <text:p>0.3617729</text:p>
          </table:table-cell>
          <table:table-cell office:value-type="float" office:value="0.387929" calcext:value-type="float">
            <text:p>0.387929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3254E-015" calcext:value-type="float">
            <text:p>1.923254E-15</text:p>
          </table:table-cell>
          <table:table-cell office:value-type="float" office:value="1.959037E-015" calcext:value-type="float">
            <text:p>1.959037E-15</text:p>
          </table:table-cell>
          <table:table-cell office:value-type="float" office:value="9.922996E-016" calcext:value-type="float">
            <text:p>9.922996E-16</text:p>
          </table:table-cell>
          <table:table-cell office:value-type="float" office:value="9.756265E-016" calcext:value-type="float">
            <text:p>9.75626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68924" calcext:value-type="float">
            <text:p>-0.00768924</text:p>
          </table:table-cell>
          <table:table-cell office:value-type="float" office:value="-0.01346141" calcext:value-type="float">
            <text:p>-0.01346141</text:p>
          </table:table-cell>
          <table:table-cell office:value-type="float" office:value="-0.01895001" calcext:value-type="float">
            <text:p>-0.01895001</text:p>
          </table:table-cell>
          <table:table-cell office:value-type="float" office:value="-0.01739517" calcext:value-type="float">
            <text:p>-0.01739517</text:p>
          </table:table-cell>
          <table:table-cell office:value-type="float" office:value="-0.01662543" calcext:value-type="float">
            <text:p>-0.01662543</text:p>
          </table:table-cell>
          <table:table-cell office:value-type="float" office:value="-0.01619798" calcext:value-type="float">
            <text:p>-0.01619798</text:p>
          </table:table-cell>
          <table:table-cell office:value-type="float" office:value="-0.01558617" calcext:value-type="float">
            <text:p>-0.01558617</text:p>
          </table:table-cell>
          <table:table-cell office:value-type="float" office:value="-0.01365135" calcext:value-type="float">
            <text:p>-0.01365135</text:p>
          </table:table-cell>
          <table:table-cell office:value-type="float" office:value="-0.006999114" calcext:value-type="float">
            <text:p>-0.006999114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815.216" calcext:value-type="float">
            <text:p>1815.216</text:p>
          </table:table-cell>
          <table:table-cell office:value-type="float" office:value="0" calcext:value-type="float">
            <text:p>0</text:p>
          </table:table-cell>
          <table:table-cell office:value-type="float" office:value="-197.3968" calcext:value-type="float">
            <text:p>-197.3968</text:p>
          </table:table-cell>
          <table:table-cell office:value-type="float" office:value="-0.0001428423" calcext:value-type="float">
            <text:p>-0.000142842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738.5556" calcext:value-type="float">
            <text:p>738.5556</text:p>
          </table:table-cell>
          <table:table-cell office:value-type="float" office:value="141.954" calcext:value-type="float">
            <text:p>141.95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4.527" calcext:value-type="float">
            <text:p>1264.527</text:p>
          </table:table-cell>
          <table:table-cell office:value-type="float" office:value="512.4443" calcext:value-type="float">
            <text:p>512.4443</text:p>
          </table:table-cell>
          <table:table-cell office:value-type="float" office:value="0" calcext:value-type="float">
            <text:p>0</text:p>
          </table:table-cell>
          <table:table-cell office:value-type="float" office:value="0.3392105" calcext:value-type="float">
            <text:p>0.3392105</text:p>
          </table:table-cell>
          <table:table-cell office:value-type="float" office:value="0.3395832" calcext:value-type="float">
            <text:p>0.3395832</text:p>
          </table:table-cell>
          <table:table-cell office:value-type="float" office:value="0.3401094" calcext:value-type="float">
            <text:p>0.3401094</text:p>
          </table:table-cell>
          <table:table-cell office:value-type="float" office:value="0.3355723" calcext:value-type="float">
            <text:p>0.3355723</text:p>
          </table:table-cell>
          <table:table-cell office:value-type="float" office:value="0.3255675" calcext:value-type="float">
            <text:p>0.3255675</text:p>
          </table:table-cell>
          <table:table-cell office:value-type="float" office:value="0.3165555" calcext:value-type="float">
            <text:p>0.3165555</text:p>
          </table:table-cell>
          <table:table-cell office:value-type="float" office:value="0.356656" calcext:value-type="float">
            <text:p>0.356656</text:p>
          </table:table-cell>
          <table:table-cell office:value-type="float" office:value="0.361925" calcext:value-type="float">
            <text:p>0.361925</text:p>
          </table:table-cell>
          <table:table-cell office:value-type="float" office:value="0.3878666" calcext:value-type="float">
            <text:p>0.3878666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3309E-015" calcext:value-type="float">
            <text:p>1.923309E-15</text:p>
          </table:table-cell>
          <table:table-cell office:value-type="float" office:value="1.959011E-015" calcext:value-type="float">
            <text:p>1.959011E-15</text:p>
          </table:table-cell>
          <table:table-cell office:value-type="float" office:value="9.922955E-016" calcext:value-type="float">
            <text:p>9.922955E-16</text:p>
          </table:table-cell>
          <table:table-cell office:value-type="float" office:value="9.756248E-016" calcext:value-type="float">
            <text:p>9.756248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042976" calcext:value-type="float">
            <text:p>-0.008042976</text:p>
          </table:table-cell>
          <table:table-cell office:value-type="float" office:value="-0.00799617" calcext:value-type="float">
            <text:p>-0.00799617</text:p>
          </table:table-cell>
          <table:table-cell office:value-type="float" office:value="-0.007919377" calcext:value-type="float">
            <text:p>-0.007919377</text:p>
          </table:table-cell>
          <table:table-cell office:value-type="float" office:value="-0.008731734" calcext:value-type="float">
            <text:p>-0.008731734</text:p>
          </table:table-cell>
          <table:table-cell office:value-type="float" office:value="-0.01084224" calcext:value-type="float">
            <text:p>-0.01084224</text:p>
          </table:table-cell>
          <table:table-cell office:value-type="float" office:value="-0.01321179" calcext:value-type="float">
            <text:p>-0.01321179</text:p>
          </table:table-cell>
          <table:table-cell office:value-type="float" office:value="-0.01417757" calcext:value-type="float">
            <text:p>-0.01417757</text:p>
          </table:table-cell>
          <table:table-cell office:value-type="float" office:value="-0.01359735" calcext:value-type="float">
            <text:p>-0.01359735</text:p>
          </table:table-cell>
          <table:table-cell office:value-type="float" office:value="-0.007009972" calcext:value-type="float">
            <text:p>-0.007009972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821.857" calcext:value-type="float">
            <text:p>1821.857</text:p>
          </table:table-cell>
          <table:table-cell office:value-type="float" office:value="0" calcext:value-type="float">
            <text:p>0</text:p>
          </table:table-cell>
          <table:table-cell office:value-type="float" office:value="-0.008089567" calcext:value-type="float">
            <text:p>-0.008089567</text:p>
          </table:table-cell>
          <table:table-cell office:value-type="float" office:value="-0.0001495916" calcext:value-type="float">
            <text:p>-0.000149591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738.5556" calcext:value-type="float">
            <text:p>738.5556</text:p>
          </table:table-cell>
          <table:table-cell office:value-type="float" office:value="142.7333" calcext:value-type="float">
            <text:p>142.733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0.935" calcext:value-type="float">
            <text:p>1260.935</text:p>
          </table:table-cell>
          <table:table-cell office:value-type="float" office:value="515.2631" calcext:value-type="float">
            <text:p>515.2631</text:p>
          </table:table-cell>
          <table:table-cell office:value-type="float" office:value="0" calcext:value-type="float">
            <text:p>0</text:p>
          </table:table-cell>
          <table:table-cell office:value-type="float" office:value="0.3092154" calcext:value-type="float">
            <text:p>0.3092154</text:p>
          </table:table-cell>
          <table:table-cell office:value-type="float" office:value="0.3099668" calcext:value-type="float">
            <text:p>0.3099668</text:p>
          </table:table-cell>
          <table:table-cell office:value-type="float" office:value="0.311754" calcext:value-type="float">
            <text:p>0.311754</text:p>
          </table:table-cell>
          <table:table-cell office:value-type="float" office:value="0.3145617" calcext:value-type="float">
            <text:p>0.3145617</text:p>
          </table:table-cell>
          <table:table-cell office:value-type="float" office:value="0.3156551" calcext:value-type="float">
            <text:p>0.3156551</text:p>
          </table:table-cell>
          <table:table-cell office:value-type="float" office:value="0.3159179" calcext:value-type="float">
            <text:p>0.3159179</text:p>
          </table:table-cell>
          <table:table-cell office:value-type="float" office:value="0.3578978" calcext:value-type="float">
            <text:p>0.3578978</text:p>
          </table:table-cell>
          <table:table-cell office:value-type="float" office:value="0.3622093" calcext:value-type="float">
            <text:p>0.3622093</text:p>
          </table:table-cell>
          <table:table-cell office:value-type="float" office:value="0.3878946" calcext:value-type="float">
            <text:p>0.3878946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3362E-015" calcext:value-type="float">
            <text:p>1.923362E-15</text:p>
          </table:table-cell>
          <table:table-cell office:value-type="float" office:value="1.958985E-015" calcext:value-type="float">
            <text:p>1.958985E-15</text:p>
          </table:table-cell>
          <table:table-cell office:value-type="float" office:value="9.922899E-016" calcext:value-type="float">
            <text:p>9.922899E-16</text:p>
          </table:table-cell>
          <table:table-cell office:value-type="float" office:value="9.756241E-016" calcext:value-type="float">
            <text:p>9.756241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43307" calcext:value-type="float">
            <text:p>-0.01543307</text:p>
          </table:table-cell>
          <table:table-cell office:value-type="float" office:value="-0.01519807" calcext:value-type="float">
            <text:p>-0.01519807</text:p>
          </table:table-cell>
          <table:table-cell office:value-type="float" office:value="-0.01458682" calcext:value-type="float">
            <text:p>-0.01458682</text:p>
          </table:table-cell>
          <table:table-cell office:value-type="float" office:value="-0.01371025" calcext:value-type="float">
            <text:p>-0.01371025</text:p>
          </table:table-cell>
          <table:table-cell office:value-type="float" office:value="-0.01339058" calcext:value-type="float">
            <text:p>-0.01339058</text:p>
          </table:table-cell>
          <table:table-cell office:value-type="float" office:value="-0.01332046" calcext:value-type="float">
            <text:p>-0.01332046</text:p>
          </table:table-cell>
          <table:table-cell office:value-type="float" office:value="-0.01370481" calcext:value-type="float">
            <text:p>-0.01370481</text:p>
          </table:table-cell>
          <table:table-cell office:value-type="float" office:value="-0.01349528" calcext:value-type="float">
            <text:p>-0.01349528</text:p>
          </table:table-cell>
          <table:table-cell office:value-type="float" office:value="-0.007005137" calcext:value-type="float">
            <text:p>-0.007005137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828.251" calcext:value-type="float">
            <text:p>1828.251</text:p>
          </table:table-cell>
          <table:table-cell office:value-type="float" office:value="0" calcext:value-type="float">
            <text:p>0</text:p>
          </table:table-cell>
          <table:table-cell office:value-type="float" office:value="-0.01506474" calcext:value-type="float">
            <text:p>-0.01506474</text:p>
          </table:table-cell>
          <table:table-cell office:value-type="float" office:value="-0.0001551791" calcext:value-type="float">
            <text:p>-0.000155179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738.8555" calcext:value-type="float">
            <text:p>738.8555</text:p>
          </table:table-cell>
          <table:table-cell office:value-type="float" office:value="144.0537" calcext:value-type="float">
            <text:p>144.053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8.619" calcext:value-type="float">
            <text:p>1258.619</text:p>
          </table:table-cell>
          <table:table-cell office:value-type="float" office:value="516.5641" calcext:value-type="float">
            <text:p>516.5641</text:p>
          </table:table-cell>
          <table:table-cell office:value-type="float" office:value="0" calcext:value-type="float">
            <text:p>0</text:p>
          </table:table-cell>
          <table:table-cell office:value-type="float" office:value="0.2628607" calcext:value-type="float">
            <text:p>0.2628607</text:p>
          </table:table-cell>
          <table:table-cell office:value-type="float" office:value="0.2902958" calcext:value-type="float">
            <text:p>0.2902958</text:p>
          </table:table-cell>
          <table:table-cell office:value-type="float" office:value="0.2990446" calcext:value-type="float">
            <text:p>0.2990446</text:p>
          </table:table-cell>
          <table:table-cell office:value-type="float" office:value="0.3050609" calcext:value-type="float">
            <text:p>0.3050609</text:p>
          </table:table-cell>
          <table:table-cell office:value-type="float" office:value="0.308019" calcext:value-type="float">
            <text:p>0.308019</text:p>
          </table:table-cell>
          <table:table-cell office:value-type="float" office:value="0.3099639" calcext:value-type="float">
            <text:p>0.3099639</text:p>
          </table:table-cell>
          <table:table-cell office:value-type="float" office:value="0.3564596" calcext:value-type="float">
            <text:p>0.3564596</text:p>
          </table:table-cell>
          <table:table-cell office:value-type="float" office:value="0.3624031" calcext:value-type="float">
            <text:p>0.3624031</text:p>
          </table:table-cell>
          <table:table-cell office:value-type="float" office:value="0.3879291" calcext:value-type="float">
            <text:p>0.3879291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23" calcext:value-type="float">
            <text:p>0.511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6528" calcext:value-type="float">
            <text:p>0.0306528</text:p>
          </table:table-cell>
          <table:table-cell office:value-type="float" office:value="1.958959E-015" calcext:value-type="float">
            <text:p>1.958959E-15</text:p>
          </table:table-cell>
          <table:table-cell office:value-type="float" office:value="9.922844E-016" calcext:value-type="float">
            <text:p>9.922844E-16</text:p>
          </table:table-cell>
          <table:table-cell office:value-type="float" office:value="9.756235E-016" calcext:value-type="float">
            <text:p>9.75623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430949" calcext:value-type="float">
            <text:p>-0.04430949</text:p>
          </table:table-cell>
          <table:table-cell office:value-type="float" office:value="-0.02384473" calcext:value-type="float">
            <text:p>-0.02384473</text:p>
          </table:table-cell>
          <table:table-cell office:value-type="float" office:value="-0.01945579" calcext:value-type="float">
            <text:p>-0.01945579</text:p>
          </table:table-cell>
          <table:table-cell office:value-type="float" office:value="-0.01697341" calcext:value-type="float">
            <text:p>-0.01697341</text:p>
          </table:table-cell>
          <table:table-cell office:value-type="float" office:value="-0.01588202" calcext:value-type="float">
            <text:p>-0.01588202</text:p>
          </table:table-cell>
          <table:table-cell office:value-type="float" office:value="-0.01520485" calcext:value-type="float">
            <text:p>-0.01520485</text:p>
          </table:table-cell>
          <table:table-cell office:value-type="float" office:value="-0.0142396" calcext:value-type="float">
            <text:p>-0.0142396</text:p>
          </table:table-cell>
          <table:table-cell office:value-type="float" office:value="-0.01342544" calcext:value-type="float">
            <text:p>-0.01342544</text:p>
          </table:table-cell>
          <table:table-cell office:value-type="float" office:value="-0.006999157" calcext:value-type="float">
            <text:p>-0.006999157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833.13" calcext:value-type="float">
            <text:p>1833.13</text:p>
          </table:table-cell>
          <table:table-cell office:value-type="float" office:value="0" calcext:value-type="float">
            <text:p>0</text:p>
          </table:table-cell>
          <table:table-cell office:value-type="float" office:value="-0.05774437" calcext:value-type="float">
            <text:p>-0.05774437</text:p>
          </table:table-cell>
          <table:table-cell office:value-type="float" office:value="-0.0001363913" calcext:value-type="float">
            <text:p>-0.000136391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738.8555" calcext:value-type="float">
            <text:p>738.8555</text:p>
          </table:table-cell>
          <table:table-cell office:value-type="float" office:value="144.9864" calcext:value-type="float">
            <text:p>144.986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7.275" calcext:value-type="float">
            <text:p>1257.275</text:p>
          </table:table-cell>
          <table:table-cell office:value-type="float" office:value="516.9741" calcext:value-type="float">
            <text:p>516.9741</text:p>
          </table:table-cell>
          <table:table-cell office:value-type="float" office:value="0" calcext:value-type="float">
            <text:p>0</text:p>
          </table:table-cell>
          <table:table-cell office:value-type="float" office:value="0.2612773" calcext:value-type="float">
            <text:p>0.2612773</text:p>
          </table:table-cell>
          <table:table-cell office:value-type="float" office:value="0.2838433" calcext:value-type="float">
            <text:p>0.2838433</text:p>
          </table:table-cell>
          <table:table-cell office:value-type="float" office:value="0.2926446" calcext:value-type="float">
            <text:p>0.2926446</text:p>
          </table:table-cell>
          <table:table-cell office:value-type="float" office:value="0.2999758" calcext:value-type="float">
            <text:p>0.2999758</text:p>
          </table:table-cell>
          <table:table-cell office:value-type="float" office:value="0.3037644" calcext:value-type="float">
            <text:p>0.3037644</text:p>
          </table:table-cell>
          <table:table-cell office:value-type="float" office:value="0.3064235" calcext:value-type="float">
            <text:p>0.3064235</text:p>
          </table:table-cell>
          <table:table-cell office:value-type="float" office:value="0.3544613" calcext:value-type="float">
            <text:p>0.3544613</text:p>
          </table:table-cell>
          <table:table-cell office:value-type="float" office:value="0.3624068" calcext:value-type="float">
            <text:p>0.3624068</text:p>
          </table:table-cell>
          <table:table-cell office:value-type="float" office:value="0.38796" calcext:value-type="float">
            <text:p>0.38796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7442" calcext:value-type="float">
            <text:p>0.01847442</text:p>
          </table:table-cell>
          <table:table-cell office:value-type="float" office:value="1.958937E-015" calcext:value-type="float">
            <text:p>1.958937E-15</text:p>
          </table:table-cell>
          <table:table-cell office:value-type="float" office:value="9.922787E-016" calcext:value-type="float">
            <text:p>9.922787E-16</text:p>
          </table:table-cell>
          <table:table-cell office:value-type="float" office:value="9.756235E-016" calcext:value-type="float">
            <text:p>9.75623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610797" calcext:value-type="float">
            <text:p>-0.04610797</text:p>
          </table:table-cell>
          <table:table-cell office:value-type="float" office:value="-0.02794704" calcext:value-type="float">
            <text:p>-0.02794704</text:p>
          </table:table-cell>
          <table:table-cell office:value-type="float" office:value="-0.02262396" calcext:value-type="float">
            <text:p>-0.02262396</text:p>
          </table:table-cell>
          <table:table-cell office:value-type="float" office:value="-0.01908111" calcext:value-type="float">
            <text:p>-0.01908111</text:p>
          </table:table-cell>
          <table:table-cell office:value-type="float" office:value="-0.01749995" calcext:value-type="float">
            <text:p>-0.01749995</text:p>
          </table:table-cell>
          <table:table-cell office:value-type="float" office:value="-0.01647219" calcext:value-type="float">
            <text:p>-0.01647219</text:p>
          </table:table-cell>
          <table:table-cell office:value-type="float" office:value="-0.01503231" calcext:value-type="float">
            <text:p>-0.01503231</text:p>
          </table:table-cell>
          <table:table-cell office:value-type="float" office:value="-0.01342352" calcext:value-type="float">
            <text:p>-0.01342352</text:p>
          </table:table-cell>
          <table:table-cell office:value-type="float" office:value="-0.006993799" calcext:value-type="float">
            <text:p>-0.006993799</text:p>
          </table:table-cell>
          <table:table-cell office:value-type="float" office:value="-0.003763376" calcext:value-type="float">
            <text:p>-0.003763376</text:p>
          </table:table-cell>
          <table:table-cell office:value-type="float" office:value="1837.107" calcext:value-type="float">
            <text:p>1837.107</text:p>
          </table:table-cell>
          <table:table-cell office:value-type="float" office:value="0" calcext:value-type="float">
            <text:p>0</text:p>
          </table:table-cell>
          <table:table-cell office:value-type="float" office:value="-0.0617573" calcext:value-type="float">
            <text:p>-0.0617573</text:p>
          </table:table-cell>
          <table:table-cell office:value-type="float" office:value="-0.0001504427" calcext:value-type="float">
            <text:p>-0.000150442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738.8555" calcext:value-type="float">
            <text:p>738.8555</text:p>
          </table:table-cell>
          <table:table-cell office:value-type="float" office:value="146.1131" calcext:value-type="float">
            <text:p>146.1131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6.02" calcext:value-type="float">
            <text:p>1256.02</text:p>
          </table:table-cell>
          <table:table-cell office:value-type="float" office:value="517.1087" calcext:value-type="float">
            <text:p>517.1087</text:p>
          </table:table-cell>
          <table:table-cell office:value-type="float" office:value="0" calcext:value-type="float">
            <text:p>0</text:p>
          </table:table-cell>
          <table:table-cell office:value-type="float" office:value="0.216735" calcext:value-type="float">
            <text:p>0.216735</text:p>
          </table:table-cell>
          <table:table-cell office:value-type="float" office:value="0.2837877" calcext:value-type="float">
            <text:p>0.2837877</text:p>
          </table:table-cell>
          <table:table-cell office:value-type="float" office:value="0.2894903" calcext:value-type="float">
            <text:p>0.2894903</text:p>
          </table:table-cell>
          <table:table-cell office:value-type="float" office:value="0.296471" calcext:value-type="float">
            <text:p>0.296471</text:p>
          </table:table-cell>
          <table:table-cell office:value-type="float" office:value="0.3012018" calcext:value-type="float">
            <text:p>0.3012018</text:p>
          </table:table-cell>
          <table:table-cell office:value-type="float" office:value="0.3042576" calcext:value-type="float">
            <text:p>0.3042576</text:p>
          </table:table-cell>
          <table:table-cell office:value-type="float" office:value="0.3528232" calcext:value-type="float">
            <text:p>0.3528232</text:p>
          </table:table-cell>
          <table:table-cell office:value-type="float" office:value="0.3622667" calcext:value-type="float">
            <text:p>0.3622667</text:p>
          </table:table-cell>
          <table:table-cell office:value-type="float" office:value="0.3879806" calcext:value-type="float">
            <text:p>0.3879806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32" calcext:value-type="float">
            <text:p>0.511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0123" calcext:value-type="float">
            <text:p>0.01280123</text:p>
          </table:table-cell>
          <table:table-cell office:value-type="float" office:value="1.958918E-015" calcext:value-type="float">
            <text:p>1.958918E-15</text:p>
          </table:table-cell>
          <table:table-cell office:value-type="float" office:value="9.922734E-016" calcext:value-type="float">
            <text:p>9.922734E-16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425013" calcext:value-type="float">
            <text:p>-0.1425013</text:p>
          </table:table-cell>
          <table:table-cell office:value-type="float" office:value="-0.02807751" calcext:value-type="float">
            <text:p>-0.02807751</text:p>
          </table:table-cell>
          <table:table-cell office:value-type="float" office:value="-0.02441714" calcext:value-type="float">
            <text:p>-0.02441714</text:p>
          </table:table-cell>
          <table:table-cell office:value-type="float" office:value="-0.02070774" calcext:value-type="float">
            <text:p>-0.02070774</text:p>
          </table:table-cell>
          <table:table-cell office:value-type="float" office:value="-0.01855869" calcext:value-type="float">
            <text:p>-0.01855869</text:p>
          </table:table-cell>
          <table:table-cell office:value-type="float" office:value="-0.0173045" calcext:value-type="float">
            <text:p>-0.0173045</text:p>
          </table:table-cell>
          <table:table-cell office:value-type="float" office:value="-0.01572175" calcext:value-type="float">
            <text:p>-0.01572175</text:p>
          </table:table-cell>
          <table:table-cell office:value-type="float" office:value="-0.01347307" calcext:value-type="float">
            <text:p>-0.01347307</text:p>
          </table:table-cell>
          <table:table-cell office:value-type="float" office:value="-0.006990222" calcext:value-type="float">
            <text:p>-0.006990222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840.809" calcext:value-type="float">
            <text:p>1840.809</text:p>
          </table:table-cell>
          <table:table-cell office:value-type="float" office:value="0" calcext:value-type="float">
            <text:p>0</text:p>
          </table:table-cell>
          <table:table-cell office:value-type="float" office:value="-0.2520438" calcext:value-type="float">
            <text:p>-0.2520438</text:p>
          </table:table-cell>
          <table:table-cell office:value-type="float" office:value="-0.0001595019" calcext:value-type="float">
            <text:p>-0.000159501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738.8555" calcext:value-type="float">
            <text:p>738.8555</text:p>
          </table:table-cell>
          <table:table-cell office:value-type="float" office:value="146.7648" calcext:value-type="float">
            <text:p>146.764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348" calcext:value-type="float">
            <text:p>1255.348</text:p>
          </table:table-cell>
          <table:table-cell office:value-type="float" office:value="517.1361" calcext:value-type="float">
            <text:p>517.1361</text:p>
          </table:table-cell>
          <table:table-cell office:value-type="float" office:value="0" calcext:value-type="float">
            <text:p>0</text:p>
          </table:table-cell>
          <table:table-cell office:value-type="float" office:value="0.1543644" calcext:value-type="float">
            <text:p>0.1543644</text:p>
          </table:table-cell>
          <table:table-cell office:value-type="float" office:value="0.2882885" calcext:value-type="float">
            <text:p>0.2882885</text:p>
          </table:table-cell>
          <table:table-cell office:value-type="float" office:value="0.2905479" calcext:value-type="float">
            <text:p>0.2905479</text:p>
          </table:table-cell>
          <table:table-cell office:value-type="float" office:value="0.2951362" calcext:value-type="float">
            <text:p>0.2951362</text:p>
          </table:table-cell>
          <table:table-cell office:value-type="float" office:value="0.2992789" calcext:value-type="float">
            <text:p>0.2992789</text:p>
          </table:table-cell>
          <table:table-cell office:value-type="float" office:value="0.3026277" calcext:value-type="float">
            <text:p>0.3026277</text:p>
          </table:table-cell>
          <table:table-cell office:value-type="float" office:value="0.3516941" calcext:value-type="float">
            <text:p>0.3516941</text:p>
          </table:table-cell>
          <table:table-cell office:value-type="float" office:value="0.3620692" calcext:value-type="float">
            <text:p>0.3620692</text:p>
          </table:table-cell>
          <table:table-cell office:value-type="float" office:value="0.3879884" calcext:value-type="float">
            <text:p>0.3879884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26" calcext:value-type="float">
            <text:p>0.511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9053" calcext:value-type="float">
            <text:p>0.0359053</text:p>
          </table:table-cell>
          <table:table-cell office:value-type="float" office:value="1.958903E-015" calcext:value-type="float">
            <text:p>1.958903E-15</text:p>
          </table:table-cell>
          <table:table-cell office:value-type="float" office:value="9.922684E-016" calcext:value-type="float">
            <text:p>9.922684E-16</text:p>
          </table:table-cell>
          <table:table-cell office:value-type="float" office:value="9.756235E-016" calcext:value-type="float">
            <text:p>9.75623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98595" calcext:value-type="float">
            <text:p>-1.098595</text:p>
          </table:table-cell>
          <table:table-cell office:value-type="float" office:value="-0.02517382" calcext:value-type="float">
            <text:p>-0.02517382</text:p>
          </table:table-cell>
          <table:table-cell office:value-type="float" office:value="-0.02382854" calcext:value-type="float">
            <text:p>-0.02382854</text:p>
          </table:table-cell>
          <table:table-cell office:value-type="float" office:value="-0.02137595" calcext:value-type="float">
            <text:p>-0.02137595</text:p>
          </table:table-cell>
          <table:table-cell office:value-type="float" office:value="-0.01940695" calcext:value-type="float">
            <text:p>-0.01940695</text:p>
          </table:table-cell>
          <table:table-cell office:value-type="float" office:value="-0.01796321" calcext:value-type="float">
            <text:p>-0.01796321</text:p>
          </table:table-cell>
          <table:table-cell office:value-type="float" office:value="-0.01621588" calcext:value-type="float">
            <text:p>-0.01621588</text:p>
          </table:table-cell>
          <table:table-cell office:value-type="float" office:value="-0.01354366" calcext:value-type="float">
            <text:p>-0.01354366</text:p>
          </table:table-cell>
          <table:table-cell office:value-type="float" office:value="-0.006988849" calcext:value-type="float">
            <text:p>-0.006988849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844.416" calcext:value-type="float">
            <text:p>1844.416</text:p>
          </table:table-cell>
          <table:table-cell office:value-type="float" office:value="0" calcext:value-type="float">
            <text:p>0</text:p>
          </table:table-cell>
          <table:table-cell office:value-type="float" office:value="-1.557466" calcext:value-type="float">
            <text:p>-1.557466</text:p>
          </table:table-cell>
          <table:table-cell office:value-type="float" office:value="-0.0001435506" calcext:value-type="float">
            <text:p>-0.00014355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739.1555" calcext:value-type="float">
            <text:p>739.1555</text:p>
          </table:table-cell>
          <table:table-cell office:value-type="float" office:value="147.737" calcext:value-type="float">
            <text:p>147.73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659" calcext:value-type="float">
            <text:p>1254.659</text:p>
          </table:table-cell>
          <table:table-cell office:value-type="float" office:value="517.1588" calcext:value-type="float">
            <text:p>517.1588</text:p>
          </table:table-cell>
          <table:table-cell office:value-type="float" office:value="0" calcext:value-type="float">
            <text:p>0</text:p>
          </table:table-cell>
          <table:table-cell office:value-type="float" office:value="0.1282336" calcext:value-type="float">
            <text:p>0.1282336</text:p>
          </table:table-cell>
          <table:table-cell office:value-type="float" office:value="0.2908865" calcext:value-type="float">
            <text:p>0.2908865</text:p>
          </table:table-cell>
          <table:table-cell office:value-type="float" office:value="0.2922236" calcext:value-type="float">
            <text:p>0.2922236</text:p>
          </table:table-cell>
          <table:table-cell office:value-type="float" office:value="0.2951979" calcext:value-type="float">
            <text:p>0.2951979</text:p>
          </table:table-cell>
          <table:table-cell office:value-type="float" office:value="0.2984918" calcext:value-type="float">
            <text:p>0.2984918</text:p>
          </table:table-cell>
          <table:table-cell office:value-type="float" office:value="0.3015624" calcext:value-type="float">
            <text:p>0.3015624</text:p>
          </table:table-cell>
          <table:table-cell office:value-type="float" office:value="0.3508322" calcext:value-type="float">
            <text:p>0.3508322</text:p>
          </table:table-cell>
          <table:table-cell office:value-type="float" office:value="0.3618454" calcext:value-type="float">
            <text:p>0.3618454</text:p>
          </table:table-cell>
          <table:table-cell office:value-type="float" office:value="0.3879842" calcext:value-type="float">
            <text:p>0.3879842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645E-015" calcext:value-type="float">
            <text:p>1.945645E-15</text:p>
          </table:table-cell>
          <table:table-cell office:value-type="float" office:value="1.915626E-015" calcext:value-type="float">
            <text:p>1.915626E-15</text:p>
          </table:table-cell>
          <table:table-cell office:value-type="float" office:value="9.922635E-016" calcext:value-type="float">
            <text:p>9.922635E-16</text:p>
          </table:table-cell>
          <table:table-cell office:value-type="float" office:value="9.756235E-016" calcext:value-type="float">
            <text:p>9.75623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732475" calcext:value-type="float">
            <text:p>-3.732475</text:p>
          </table:table-cell>
          <table:table-cell office:value-type="float" office:value="-0.02362248" calcext:value-type="float">
            <text:p>-0.02362248</text:p>
          </table:table-cell>
          <table:table-cell office:value-type="float" office:value="-0.02289463" calcext:value-type="float">
            <text:p>-0.02289463</text:p>
          </table:table-cell>
          <table:table-cell office:value-type="float" office:value="-0.02135137" calcext:value-type="float">
            <text:p>-0.02135137</text:p>
          </table:table-cell>
          <table:table-cell office:value-type="float" office:value="-0.01976829" calcext:value-type="float">
            <text:p>-0.01976829</text:p>
          </table:table-cell>
          <table:table-cell office:value-type="float" office:value="-0.01840913" calcext:value-type="float">
            <text:p>-0.01840913</text:p>
          </table:table-cell>
          <table:table-cell office:value-type="float" office:value="-0.01660499" calcext:value-type="float">
            <text:p>-0.01660499</text:p>
          </table:table-cell>
          <table:table-cell office:value-type="float" office:value="-0.01362429" calcext:value-type="float">
            <text:p>-0.01362429</text:p>
          </table:table-cell>
          <table:table-cell office:value-type="float" office:value="-0.006989565" calcext:value-type="float">
            <text:p>-0.006989565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848.002" calcext:value-type="float">
            <text:p>1848.002</text:p>
          </table:table-cell>
          <table:table-cell office:value-type="float" office:value="0" calcext:value-type="float">
            <text:p>0</text:p>
          </table:table-cell>
          <table:table-cell office:value-type="float" office:value="-0.7632141" calcext:value-type="float">
            <text:p>-0.7632141</text:p>
          </table:table-cell>
          <table:table-cell office:value-type="float" office:value="-0.000173657" calcext:value-type="float">
            <text:p>-0.00017365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739.1555" calcext:value-type="float">
            <text:p>739.1555</text:p>
          </table:table-cell>
          <table:table-cell office:value-type="float" office:value="147.6128" calcext:value-type="float">
            <text:p>147.612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799" calcext:value-type="float">
            <text:p>1254.799</text:p>
          </table:table-cell>
          <table:table-cell office:value-type="float" office:value="517.1517" calcext:value-type="float">
            <text:p>517.1517</text:p>
          </table:table-cell>
          <table:table-cell office:value-type="float" office:value="0" calcext:value-type="float">
            <text:p>0</text:p>
          </table:table-cell>
          <table:table-cell office:value-type="float" office:value="0.1491514" calcext:value-type="float">
            <text:p>0.1491514</text:p>
          </table:table-cell>
          <table:table-cell office:value-type="float" office:value="0.2911112" calcext:value-type="float">
            <text:p>0.2911112</text:p>
          </table:table-cell>
          <table:table-cell office:value-type="float" office:value="0.2927977" calcext:value-type="float">
            <text:p>0.2927977</text:p>
          </table:table-cell>
          <table:table-cell office:value-type="float" office:value="0.2955374" calcext:value-type="float">
            <text:p>0.2955374</text:p>
          </table:table-cell>
          <table:table-cell office:value-type="float" office:value="0.298322" calcext:value-type="float">
            <text:p>0.298322</text:p>
          </table:table-cell>
          <table:table-cell office:value-type="float" office:value="0.3010215" calcext:value-type="float">
            <text:p>0.3010215</text:p>
          </table:table-cell>
          <table:table-cell office:value-type="float" office:value="0.350231" calcext:value-type="float">
            <text:p>0.350231</text:p>
          </table:table-cell>
          <table:table-cell office:value-type="float" office:value="0.3616225" calcext:value-type="float">
            <text:p>0.3616225</text:p>
          </table:table-cell>
          <table:table-cell office:value-type="float" office:value="0.3879699" calcext:value-type="float">
            <text:p>0.3879699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68E-015" calcext:value-type="float">
            <text:p>1.94568E-15</text:p>
          </table:table-cell>
          <table:table-cell office:value-type="float" office:value="1.915612E-015" calcext:value-type="float">
            <text:p>1.915612E-15</text:p>
          </table:table-cell>
          <table:table-cell office:value-type="float" office:value="9.922587E-016" calcext:value-type="float">
            <text:p>9.922587E-16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8071" calcext:value-type="float">
            <text:p>-1.48071</text:p>
          </table:table-cell>
          <table:table-cell office:value-type="float" office:value="-0.02350098" calcext:value-type="float">
            <text:p>-0.02350098</text:p>
          </table:table-cell>
          <table:table-cell office:value-type="float" office:value="-0.02257937" calcext:value-type="float">
            <text:p>-0.02257937</text:p>
          </table:table-cell>
          <table:table-cell office:value-type="float" office:value="-0.02118016" calcext:value-type="float">
            <text:p>-0.02118016</text:p>
          </table:table-cell>
          <table:table-cell office:value-type="float" office:value="-0.01984743" calcext:value-type="float">
            <text:p>-0.01984743</text:p>
          </table:table-cell>
          <table:table-cell office:value-type="float" office:value="-0.01864142" calcext:value-type="float">
            <text:p>-0.01864142</text:p>
          </table:table-cell>
          <table:table-cell office:value-type="float" office:value="-0.01688299" calcext:value-type="float">
            <text:p>-0.01688299</text:p>
          </table:table-cell>
          <table:table-cell office:value-type="float" office:value="-0.01370517" calcext:value-type="float">
            <text:p>-0.01370517</text:p>
          </table:table-cell>
          <table:table-cell office:value-type="float" office:value="-0.006991998" calcext:value-type="float">
            <text:p>-0.006991998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851.552" calcext:value-type="float">
            <text:p>1851.552</text:p>
          </table:table-cell>
          <table:table-cell office:value-type="float" office:value="0" calcext:value-type="float">
            <text:p>0</text:p>
          </table:table-cell>
          <table:table-cell office:value-type="float" office:value="-0.4358973" calcext:value-type="float">
            <text:p>-0.4358973</text:p>
          </table:table-cell>
          <table:table-cell office:value-type="float" office:value="-0.0001760194" calcext:value-type="float">
            <text:p>-0.000176019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739.5555" calcext:value-type="float">
            <text:p>739.5555</text:p>
          </table:table-cell>
          <table:table-cell office:value-type="float" office:value="148.0195" calcext:value-type="float">
            <text:p>148.019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819" calcext:value-type="float">
            <text:p>1254.819</text:p>
          </table:table-cell>
          <table:table-cell office:value-type="float" office:value="517.1303" calcext:value-type="float">
            <text:p>517.1303</text:p>
          </table:table-cell>
          <table:table-cell office:value-type="float" office:value="0" calcext:value-type="float">
            <text:p>0</text:p>
          </table:table-cell>
          <table:table-cell office:value-type="float" office:value="0.1644713" calcext:value-type="float">
            <text:p>0.1644713</text:p>
          </table:table-cell>
          <table:table-cell office:value-type="float" office:value="0.2905835" calcext:value-type="float">
            <text:p>0.2905835</text:p>
          </table:table-cell>
          <table:table-cell office:value-type="float" office:value="0.2924922" calcext:value-type="float">
            <text:p>0.2924922</text:p>
          </table:table-cell>
          <table:table-cell office:value-type="float" office:value="0.295434" calcext:value-type="float">
            <text:p>0.295434</text:p>
          </table:table-cell>
          <table:table-cell office:value-type="float" office:value="0.2981733" calcext:value-type="float">
            <text:p>0.2981733</text:p>
          </table:table-cell>
          <table:table-cell office:value-type="float" office:value="0.3007436" calcext:value-type="float">
            <text:p>0.3007436</text:p>
          </table:table-cell>
          <table:table-cell office:value-type="float" office:value="0.3498757" calcext:value-type="float">
            <text:p>0.3498757</text:p>
          </table:table-cell>
          <table:table-cell office:value-type="float" office:value="0.3614203" calcext:value-type="float">
            <text:p>0.3614203</text:p>
          </table:table-cell>
          <table:table-cell office:value-type="float" office:value="0.3879483" calcext:value-type="float">
            <text:p>0.3879483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323E-015" calcext:value-type="float">
            <text:p>1.995323E-15</text:p>
          </table:table-cell>
          <table:table-cell office:value-type="float" office:value="1.915594E-015" calcext:value-type="float">
            <text:p>1.915594E-15</text:p>
          </table:table-cell>
          <table:table-cell office:value-type="float" office:value="9.922538E-016" calcext:value-type="float">
            <text:p>9.922538E-16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097019" calcext:value-type="float">
            <text:p>-0.8097019</text:p>
          </table:table-cell>
          <table:table-cell office:value-type="float" office:value="-0.02380027" calcext:value-type="float">
            <text:p>-0.02380027</text:p>
          </table:table-cell>
          <table:table-cell office:value-type="float" office:value="-0.02274232" calcext:value-type="float">
            <text:p>-0.02274232</text:p>
          </table:table-cell>
          <table:table-cell office:value-type="float" office:value="-0.02122967" calcext:value-type="float">
            <text:p>-0.02122967</text:p>
          </table:table-cell>
          <table:table-cell office:value-type="float" office:value="-0.01991545" calcext:value-type="float">
            <text:p>-0.01991545</text:p>
          </table:table-cell>
          <table:table-cell office:value-type="float" office:value="-0.01876153" calcext:value-type="float">
            <text:p>-0.01876153</text:p>
          </table:table-cell>
          <table:table-cell office:value-type="float" office:value="-0.01704968" calcext:value-type="float">
            <text:p>-0.01704968</text:p>
          </table:table-cell>
          <table:table-cell office:value-type="float" office:value="-0.01377905" calcext:value-type="float">
            <text:p>-0.01377905</text:p>
          </table:table-cell>
          <table:table-cell office:value-type="float" office:value="-0.006995734" calcext:value-type="float">
            <text:p>-0.006995734</text:p>
          </table:table-cell>
          <table:table-cell office:value-type="float" office:value="-0.003763377" calcext:value-type="float">
            <text:p>-0.003763377</text:p>
          </table:table-cell>
          <table:table-cell office:value-type="float" office:value="1855.1" calcext:value-type="float">
            <text:p>1855.1</text:p>
          </table:table-cell>
          <table:table-cell office:value-type="float" office:value="0" calcext:value-type="float">
            <text:p>0</text:p>
          </table:table-cell>
          <table:table-cell office:value-type="float" office:value="-0.8419911" calcext:value-type="float">
            <text:p>-0.8419911</text:p>
          </table:table-cell>
          <table:table-cell office:value-type="float" office:value="-0.0001801051" calcext:value-type="float">
            <text:p>-0.000180105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739.5555" calcext:value-type="float">
            <text:p>739.5555</text:p>
          </table:table-cell>
          <table:table-cell office:value-type="float" office:value="148.2433" calcext:value-type="float">
            <text:p>148.243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636" calcext:value-type="float">
            <text:p>1254.636</text:p>
          </table:table-cell>
          <table:table-cell office:value-type="float" office:value="517.092" calcext:value-type="float">
            <text:p>517.092</text:p>
          </table:table-cell>
          <table:table-cell office:value-type="float" office:value="0" calcext:value-type="float">
            <text:p>0</text:p>
          </table:table-cell>
          <table:table-cell office:value-type="float" office:value="0.1450968" calcext:value-type="float">
            <text:p>0.1450968</text:p>
          </table:table-cell>
          <table:table-cell office:value-type="float" office:value="0.2908238" calcext:value-type="float">
            <text:p>0.2908238</text:p>
          </table:table-cell>
          <table:table-cell office:value-type="float" office:value="0.2925763" calcext:value-type="float">
            <text:p>0.2925763</text:p>
          </table:table-cell>
          <table:table-cell office:value-type="float" office:value="0.2953294" calcext:value-type="float">
            <text:p>0.2953294</text:p>
          </table:table-cell>
          <table:table-cell office:value-type="float" office:value="0.2979735" calcext:value-type="float">
            <text:p>0.2979735</text:p>
          </table:table-cell>
          <table:table-cell office:value-type="float" office:value="0.3004881" calcext:value-type="float">
            <text:p>0.3004881</text:p>
          </table:table-cell>
          <table:table-cell office:value-type="float" office:value="0.3496022" calcext:value-type="float">
            <text:p>0.3496022</text:p>
          </table:table-cell>
          <table:table-cell office:value-type="float" office:value="0.3612459" calcext:value-type="float">
            <text:p>0.3612459</text:p>
          </table:table-cell>
          <table:table-cell office:value-type="float" office:value="0.3879221" calcext:value-type="float">
            <text:p>0.3879221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1368" calcext:value-type="float">
            <text:p>0.01061368</text:p>
          </table:table-cell>
          <table:table-cell office:value-type="float" office:value="1.915581E-015" calcext:value-type="float">
            <text:p>1.915581E-15</text:p>
          </table:table-cell>
          <table:table-cell office:value-type="float" office:value="9.922485E-016" calcext:value-type="float">
            <text:p>9.922485E-16</text:p>
          </table:table-cell>
          <table:table-cell office:value-type="float" office:value="9.756238E-016" calcext:value-type="float">
            <text:p>9.756238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65407" calcext:value-type="float">
            <text:p>-1.665407</text:p>
          </table:table-cell>
          <table:table-cell office:value-type="float" office:value="-0.02366787" calcext:value-type="float">
            <text:p>-0.02366787</text:p>
          </table:table-cell>
          <table:table-cell office:value-type="float" office:value="-0.02269742" calcext:value-type="float">
            <text:p>-0.02269742</text:p>
          </table:table-cell>
          <table:table-cell office:value-type="float" office:value="-0.02128254" calcext:value-type="float">
            <text:p>-0.02128254</text:p>
          </table:table-cell>
          <table:table-cell office:value-type="float" office:value="-0.02000842" calcext:value-type="float">
            <text:p>-0.02000842</text:p>
          </table:table-cell>
          <table:table-cell office:value-type="float" office:value="-0.01887242" calcext:value-type="float">
            <text:p>-0.01887242</text:p>
          </table:table-cell>
          <table:table-cell office:value-type="float" office:value="-0.01717893" calcext:value-type="float">
            <text:p>-0.01717893</text:p>
          </table:table-cell>
          <table:table-cell office:value-type="float" office:value="-0.01384317" calcext:value-type="float">
            <text:p>-0.01384317</text:p>
          </table:table-cell>
          <table:table-cell office:value-type="float" office:value="-0.007000259" calcext:value-type="float">
            <text:p>-0.007000259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858.648" calcext:value-type="float">
            <text:p>1858.648</text:p>
          </table:table-cell>
          <table:table-cell office:value-type="float" office:value="0" calcext:value-type="float">
            <text:p>0</text:p>
          </table:table-cell>
          <table:table-cell office:value-type="float" office:value="-1.921081" calcext:value-type="float">
            <text:p>-1.921081</text:p>
          </table:table-cell>
          <table:table-cell office:value-type="float" office:value="-0.0001737709" calcext:value-type="float">
            <text:p>-0.000173770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739.5555" calcext:value-type="float">
            <text:p>739.5555</text:p>
          </table:table-cell>
          <table:table-cell office:value-type="float" office:value="148.8033" calcext:value-type="float">
            <text:p>148.803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118" calcext:value-type="float">
            <text:p>1254.118</text:p>
          </table:table-cell>
          <table:table-cell office:value-type="float" office:value="517.0547" calcext:value-type="float">
            <text:p>517.0547</text:p>
          </table:table-cell>
          <table:table-cell office:value-type="float" office:value="0" calcext:value-type="float">
            <text:p>0</text:p>
          </table:table-cell>
          <table:table-cell office:value-type="float" office:value="0.1086361" calcext:value-type="float">
            <text:p>0.1086361</text:p>
          </table:table-cell>
          <table:table-cell office:value-type="float" office:value="0.2904181" calcext:value-type="float">
            <text:p>0.2904181</text:p>
          </table:table-cell>
          <table:table-cell office:value-type="float" office:value="0.2929595" calcext:value-type="float">
            <text:p>0.2929595</text:p>
          </table:table-cell>
          <table:table-cell office:value-type="float" office:value="0.295369" calcext:value-type="float">
            <text:p>0.295369</text:p>
          </table:table-cell>
          <table:table-cell office:value-type="float" office:value="0.2978445" calcext:value-type="float">
            <text:p>0.2978445</text:p>
          </table:table-cell>
          <table:table-cell office:value-type="float" office:value="0.3002816" calcext:value-type="float">
            <text:p>0.3002816</text:p>
          </table:table-cell>
          <table:table-cell office:value-type="float" office:value="0.3493794" calcext:value-type="float">
            <text:p>0.3493794</text:p>
          </table:table-cell>
          <table:table-cell office:value-type="float" office:value="0.3610968" calcext:value-type="float">
            <text:p>0.3610968</text:p>
          </table:table-cell>
          <table:table-cell office:value-type="float" office:value="0.3878935" calcext:value-type="float">
            <text:p>0.3878935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3784501" calcext:value-type="float">
            <text:p>3.784501E-10</text:p>
          </table:table-cell>
          <table:table-cell office:value-type="float" office:value="0.001600275" calcext:value-type="float">
            <text:p>0.001600275</text:p>
          </table:table-cell>
          <table:table-cell office:value-type="float" office:value="9.922438E-016" calcext:value-type="float">
            <text:p>9.922438E-16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.16076" calcext:value-type="float">
            <text:p>-10.16076</text:p>
          </table:table-cell>
          <table:table-cell office:value-type="float" office:value="-0.02363219" calcext:value-type="float">
            <text:p>-0.02363219</text:p>
          </table:table-cell>
          <table:table-cell office:value-type="float" office:value="-0.02248376" calcext:value-type="float">
            <text:p>-0.02248376</text:p>
          </table:table-cell>
          <table:table-cell office:value-type="float" office:value="-0.02126413" calcext:value-type="float">
            <text:p>-0.02126413</text:p>
          </table:table-cell>
          <table:table-cell office:value-type="float" office:value="-0.02006916" calcext:value-type="float">
            <text:p>-0.02006916</text:p>
          </table:table-cell>
          <table:table-cell office:value-type="float" office:value="-0.01896287" calcext:value-type="float">
            <text:p>-0.01896287</text:p>
          </table:table-cell>
          <table:table-cell office:value-type="float" office:value="-0.01728502" calcext:value-type="float">
            <text:p>-0.01728502</text:p>
          </table:table-cell>
          <table:table-cell office:value-type="float" office:value="-0.01389826" calcext:value-type="float">
            <text:p>-0.01389826</text:p>
          </table:table-cell>
          <table:table-cell office:value-type="float" office:value="-0.007005214" calcext:value-type="float">
            <text:p>-0.007005214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862.186" calcext:value-type="float">
            <text:p>1862.186</text:p>
          </table:table-cell>
          <table:table-cell office:value-type="float" office:value="0" calcext:value-type="float">
            <text:p>0</text:p>
          </table:table-cell>
          <table:table-cell office:value-type="float" office:value="-8.298027" calcext:value-type="float">
            <text:p>-8.298027</text:p>
          </table:table-cell>
          <table:table-cell office:value-type="float" office:value="-0.0001812753" calcext:value-type="float">
            <text:p>-0.000181275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739.5555" calcext:value-type="float">
            <text:p>739.5555</text:p>
          </table:table-cell>
          <table:table-cell office:value-type="float" office:value="149.0997" calcext:value-type="float">
            <text:p>149.099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3.875" calcext:value-type="float">
            <text:p>1253.875</text:p>
          </table:table-cell>
          <table:table-cell office:value-type="float" office:value="517.0086" calcext:value-type="float">
            <text:p>517.0086</text:p>
          </table:table-cell>
          <table:table-cell office:value-type="float" office:value="0" calcext:value-type="float">
            <text:p>0</text:p>
          </table:table-cell>
          <table:table-cell office:value-type="float" office:value="0.08293134" calcext:value-type="float">
            <text:p>0.08293134</text:p>
          </table:table-cell>
          <table:table-cell office:value-type="float" office:value="0.2892902" calcext:value-type="float">
            <text:p>0.2892902</text:p>
          </table:table-cell>
          <table:table-cell office:value-type="float" office:value="0.2940979" calcext:value-type="float">
            <text:p>0.2940979</text:p>
          </table:table-cell>
          <table:table-cell office:value-type="float" office:value="0.2952996" calcext:value-type="float">
            <text:p>0.2952996</text:p>
          </table:table-cell>
          <table:table-cell office:value-type="float" office:value="0.2975027" calcext:value-type="float">
            <text:p>0.2975027</text:p>
          </table:table-cell>
          <table:table-cell office:value-type="float" office:value="0.2999853" calcext:value-type="float">
            <text:p>0.2999853</text:p>
          </table:table-cell>
          <table:table-cell office:value-type="float" office:value="0.3491802" calcext:value-type="float">
            <text:p>0.3491802</text:p>
          </table:table-cell>
          <table:table-cell office:value-type="float" office:value="0.3609698" calcext:value-type="float">
            <text:p>0.3609698</text:p>
          </table:table-cell>
          <table:table-cell office:value-type="float" office:value="0.3878649" calcext:value-type="float">
            <text:p>0.3878649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173056" calcext:value-type="float">
            <text:p>1.73056E-09</text:p>
          </table:table-cell>
          <table:table-cell office:value-type="float" office:value="0.006569958" calcext:value-type="float">
            <text:p>0.006569958</text:p>
          </table:table-cell>
          <table:table-cell office:value-type="float" office:value="9.922393E-016" calcext:value-type="float">
            <text:p>9.922393E-16</text:p>
          </table:table-cell>
          <table:table-cell office:value-type="float" office:value="9.756235E-016" calcext:value-type="float">
            <text:p>9.75623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26792" calcext:value-type="float">
            <text:p>-54.26792</text:p>
          </table:table-cell>
          <table:table-cell office:value-type="float" office:value="-0.02413719" calcext:value-type="float">
            <text:p>-0.02413719</text:p>
          </table:table-cell>
          <table:table-cell office:value-type="float" office:value="-0.02185508" calcext:value-type="float">
            <text:p>-0.02185508</text:p>
          </table:table-cell>
          <table:table-cell office:value-type="float" office:value="-0.02130583" calcext:value-type="float">
            <text:p>-0.02130583</text:p>
          </table:table-cell>
          <table:table-cell office:value-type="float" office:value="-0.02023174" calcext:value-type="float">
            <text:p>-0.02023174</text:p>
          </table:table-cell>
          <table:table-cell office:value-type="float" office:value="-0.01909273" calcext:value-type="float">
            <text:p>-0.01909273</text:p>
          </table:table-cell>
          <table:table-cell office:value-type="float" office:value="-0.01738012" calcext:value-type="float">
            <text:p>-0.01738012</text:p>
          </table:table-cell>
          <table:table-cell office:value-type="float" office:value="-0.01394538" calcext:value-type="float">
            <text:p>-0.01394538</text:p>
          </table:table-cell>
          <table:table-cell office:value-type="float" office:value="-0.007010169" calcext:value-type="float">
            <text:p>-0.007010169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865.71" calcext:value-type="float">
            <text:p>1865.71</text:p>
          </table:table-cell>
          <table:table-cell office:value-type="float" office:value="0" calcext:value-type="float">
            <text:p>0</text:p>
          </table:table-cell>
          <table:table-cell office:value-type="float" office:value="-145.0086" calcext:value-type="float">
            <text:p>-145.0086</text:p>
          </table:table-cell>
          <table:table-cell office:value-type="float" office:value="-0.0001759537" calcext:value-type="float">
            <text:p>-0.000175953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739.5555" calcext:value-type="float">
            <text:p>739.5555</text:p>
          </table:table-cell>
          <table:table-cell office:value-type="float" office:value="149.0188" calcext:value-type="float">
            <text:p>149.018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011" calcext:value-type="float">
            <text:p>1254.011</text:p>
          </table:table-cell>
          <table:table-cell office:value-type="float" office:value="516.959" calcext:value-type="float">
            <text:p>516.959</text:p>
          </table:table-cell>
          <table:table-cell office:value-type="float" office:value="0" calcext:value-type="float">
            <text:p>0</text:p>
          </table:table-cell>
          <table:table-cell office:value-type="float" office:value="0.09269938" calcext:value-type="float">
            <text:p>0.09269938</text:p>
          </table:table-cell>
          <table:table-cell office:value-type="float" office:value="0.2945076" calcext:value-type="float">
            <text:p>0.2945076</text:p>
          </table:table-cell>
          <table:table-cell office:value-type="float" office:value="0.2955633" calcext:value-type="float">
            <text:p>0.2955633</text:p>
          </table:table-cell>
          <table:table-cell office:value-type="float" office:value="0.2957357" calcext:value-type="float">
            <text:p>0.2957357</text:p>
          </table:table-cell>
          <table:table-cell office:value-type="float" office:value="0.2974855" calcext:value-type="float">
            <text:p>0.2974855</text:p>
          </table:table-cell>
          <table:table-cell office:value-type="float" office:value="0.2998084" calcext:value-type="float">
            <text:p>0.2998084</text:p>
          </table:table-cell>
          <table:table-cell office:value-type="float" office:value="0.3489912" calcext:value-type="float">
            <text:p>0.3489912</text:p>
          </table:table-cell>
          <table:table-cell office:value-type="float" office:value="0.3608592" calcext:value-type="float">
            <text:p>0.3608592</text:p>
          </table:table-cell>
          <table:table-cell office:value-type="float" office:value="0.3878363" calcext:value-type="float">
            <text:p>0.3878363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1238086" calcext:value-type="float">
            <text:p>1.238086E-10</text:p>
          </table:table-cell>
          <table:table-cell office:value-type="float" office:value="0.0008629881" calcext:value-type="float">
            <text:p>0.0008629881</text:p>
          </table:table-cell>
          <table:table-cell office:value-type="float" office:value="9.922355E-016" calcext:value-type="float">
            <text:p>9.922355E-16</text:p>
          </table:table-cell>
          <table:table-cell office:value-type="float" office:value="9.756238E-016" calcext:value-type="float">
            <text:p>9.756238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43366" calcext:value-type="float">
            <text:p>-27.43366</text:p>
          </table:table-cell>
          <table:table-cell office:value-type="float" office:value="-0.02153872" calcext:value-type="float">
            <text:p>-0.02153872</text:p>
          </table:table-cell>
          <table:table-cell office:value-type="float" office:value="-0.02114351" calcext:value-type="float">
            <text:p>-0.02114351</text:p>
          </table:table-cell>
          <table:table-cell office:value-type="float" office:value="-0.02109362" calcext:value-type="float">
            <text:p>-0.02109362</text:p>
          </table:table-cell>
          <table:table-cell office:value-type="float" office:value="-0.02024201" calcext:value-type="float">
            <text:p>-0.02024201</text:p>
          </table:table-cell>
          <table:table-cell office:value-type="float" office:value="-0.01917194" calcext:value-type="float">
            <text:p>-0.01917194</text:p>
          </table:table-cell>
          <table:table-cell office:value-type="float" office:value="-0.01747125" calcext:value-type="float">
            <text:p>-0.01747125</text:p>
          </table:table-cell>
          <table:table-cell office:value-type="float" office:value="-0.01398654" calcext:value-type="float">
            <text:p>-0.01398654</text:p>
          </table:table-cell>
          <table:table-cell office:value-type="float" office:value="-0.007015128" calcext:value-type="float">
            <text:p>-0.007015128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869.235" calcext:value-type="float">
            <text:p>1869.235</text:p>
          </table:table-cell>
          <table:table-cell office:value-type="float" office:value="0" calcext:value-type="float">
            <text:p>0</text:p>
          </table:table-cell>
          <table:table-cell office:value-type="float" office:value="-144.9264" calcext:value-type="float">
            <text:p>-144.9264</text:p>
          </table:table-cell>
          <table:table-cell office:value-type="float" office:value="-0.0001830574" calcext:value-type="float">
            <text:p>-0.000183057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740.4556" calcext:value-type="float">
            <text:p>740.4556</text:p>
          </table:table-cell>
          <table:table-cell office:value-type="float" office:value="149.1944" calcext:value-type="float">
            <text:p>149.194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808" calcext:value-type="float">
            <text:p>1254.808</text:p>
          </table:table-cell>
          <table:table-cell office:value-type="float" office:value="516.8903" calcext:value-type="float">
            <text:p>516.8903</text:p>
          </table:table-cell>
          <table:table-cell office:value-type="float" office:value="4.254119" calcext:value-type="float">
            <text:p>4.254119</text:p>
          </table:table-cell>
          <table:table-cell office:value-type="float" office:value="0.1059072" calcext:value-type="float">
            <text:p>0.1059072</text:p>
          </table:table-cell>
          <table:table-cell office:value-type="float" office:value="0.2765967" calcext:value-type="float">
            <text:p>0.2765967</text:p>
          </table:table-cell>
          <table:table-cell office:value-type="float" office:value="0.2924141" calcext:value-type="float">
            <text:p>0.2924141</text:p>
          </table:table-cell>
          <table:table-cell office:value-type="float" office:value="0.2961995" calcext:value-type="float">
            <text:p>0.2961995</text:p>
          </table:table-cell>
          <table:table-cell office:value-type="float" office:value="0.2980506" calcext:value-type="float">
            <text:p>0.2980506</text:p>
          </table:table-cell>
          <table:table-cell office:value-type="float" office:value="0.3000481" calcext:value-type="float">
            <text:p>0.3000481</text:p>
          </table:table-cell>
          <table:table-cell office:value-type="float" office:value="0.3489127" calcext:value-type="float">
            <text:p>0.3489127</text:p>
          </table:table-cell>
          <table:table-cell office:value-type="float" office:value="0.3607654" calcext:value-type="float">
            <text:p>0.3607654</text:p>
          </table:table-cell>
          <table:table-cell office:value-type="float" office:value="0.3878085" calcext:value-type="float">
            <text:p>0.3878085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19" calcext:value-type="float">
            <text:p>0.511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4492508" calcext:value-type="float">
            <text:p>4.492508E-09</text:p>
          </table:table-cell>
          <table:table-cell office:value-type="float" office:value="0.03023108" calcext:value-type="float">
            <text:p>0.03023108</text:p>
          </table:table-cell>
          <table:table-cell office:value-type="float" office:value="9.922318E-016" calcext:value-type="float">
            <text:p>9.922318E-16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.83655" calcext:value-type="float">
            <text:p>-11.83655</text:p>
          </table:table-cell>
          <table:table-cell office:value-type="float" office:value="-0.03277192" calcext:value-type="float">
            <text:p>-0.03277192</text:p>
          </table:table-cell>
          <table:table-cell office:value-type="float" office:value="-0.02264705" calcext:value-type="float">
            <text:p>-0.02264705</text:p>
          </table:table-cell>
          <table:table-cell office:value-type="float" office:value="-0.02084115" calcext:value-type="float">
            <text:p>-0.02084115</text:p>
          </table:table-cell>
          <table:table-cell office:value-type="float" office:value="-0.01997471" calcext:value-type="float">
            <text:p>-0.01997471</text:p>
          </table:table-cell>
          <table:table-cell office:value-type="float" office:value="-0.01906746" calcext:value-type="float">
            <text:p>-0.01906746</text:p>
          </table:table-cell>
          <table:table-cell office:value-type="float" office:value="-0.01751001" calcext:value-type="float">
            <text:p>-0.01751001</text:p>
          </table:table-cell>
          <table:table-cell office:value-type="float" office:value="-0.01402155" calcext:value-type="float">
            <text:p>-0.01402155</text:p>
          </table:table-cell>
          <table:table-cell office:value-type="float" office:value="-0.007019953" calcext:value-type="float">
            <text:p>-0.007019953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872.76" calcext:value-type="float">
            <text:p>1872.76</text:p>
          </table:table-cell>
          <table:table-cell office:value-type="float" office:value="0" calcext:value-type="float">
            <text:p>0</text:p>
          </table:table-cell>
          <table:table-cell office:value-type="float" office:value="-144.8571" calcext:value-type="float">
            <text:p>-144.8571</text:p>
          </table:table-cell>
          <table:table-cell office:value-type="float" office:value="-0.0001480905" calcext:value-type="float">
            <text:p>-0.00014809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740.4556" calcext:value-type="float">
            <text:p>740.4556</text:p>
          </table:table-cell>
          <table:table-cell office:value-type="float" office:value="149.4613" calcext:value-type="float">
            <text:p>149.461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625" calcext:value-type="float">
            <text:p>1254.625</text:p>
          </table:table-cell>
          <table:table-cell office:value-type="float" office:value="516.8074" calcext:value-type="float">
            <text:p>516.8074</text:p>
          </table:table-cell>
          <table:table-cell office:value-type="float" office:value="3.792163" calcext:value-type="float">
            <text:p>3.792163</text:p>
          </table:table-cell>
          <table:table-cell office:value-type="float" office:value="0.08802155" calcext:value-type="float">
            <text:p>0.08802155</text:p>
          </table:table-cell>
          <table:table-cell office:value-type="float" office:value="0.2747626" calcext:value-type="float">
            <text:p>0.2747626</text:p>
          </table:table-cell>
          <table:table-cell office:value-type="float" office:value="0.2901576" calcext:value-type="float">
            <text:p>0.2901576</text:p>
          </table:table-cell>
          <table:table-cell office:value-type="float" office:value="0.2937815" calcext:value-type="float">
            <text:p>0.2937815</text:p>
          </table:table-cell>
          <table:table-cell office:value-type="float" office:value="0.2969073" calcext:value-type="float">
            <text:p>0.2969073</text:p>
          </table:table-cell>
          <table:table-cell office:value-type="float" office:value="0.2996382" calcext:value-type="float">
            <text:p>0.2996382</text:p>
          </table:table-cell>
          <table:table-cell office:value-type="float" office:value="0.3488647" calcext:value-type="float">
            <text:p>0.3488647</text:p>
          </table:table-cell>
          <table:table-cell office:value-type="float" office:value="0.3606939" calcext:value-type="float">
            <text:p>0.3606939</text:p>
          </table:table-cell>
          <table:table-cell office:value-type="float" office:value="0.3877823" calcext:value-type="float">
            <text:p>0.3877823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2" calcext:value-type="float">
            <text:p>0.511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8342037" calcext:value-type="float">
            <text:p>8.342037E-09</text:p>
          </table:table-cell>
          <table:table-cell office:value-type="float" office:value="0.05906961" calcext:value-type="float">
            <text:p>0.05906961</text:p>
          </table:table-cell>
          <table:table-cell office:value-type="float" office:value="9.922285E-016" calcext:value-type="float">
            <text:p>9.922285E-16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30247" calcext:value-type="float">
            <text:p>-37.30247</text:p>
          </table:table-cell>
          <table:table-cell office:value-type="float" office:value="-0.03425304" calcext:value-type="float">
            <text:p>-0.03425304</text:p>
          </table:table-cell>
          <table:table-cell office:value-type="float" office:value="-0.02389004" calcext:value-type="float">
            <text:p>-0.02389004</text:p>
          </table:table-cell>
          <table:table-cell office:value-type="float" office:value="-0.02206897" calcext:value-type="float">
            <text:p>-0.02206897</text:p>
          </table:table-cell>
          <table:table-cell office:value-type="float" office:value="-0.02051122" calcext:value-type="float">
            <text:p>-0.02051122</text:p>
          </table:table-cell>
          <table:table-cell office:value-type="float" office:value="-0.01924442" calcext:value-type="float">
            <text:p>-0.01924442</text:p>
          </table:table-cell>
          <table:table-cell office:value-type="float" office:value="-0.01753229" calcext:value-type="float">
            <text:p>-0.01753229</text:p>
          </table:table-cell>
          <table:table-cell office:value-type="float" office:value="-0.01404835" calcext:value-type="float">
            <text:p>-0.01404835</text:p>
          </table:table-cell>
          <table:table-cell office:value-type="float" office:value="-0.007024508" calcext:value-type="float">
            <text:p>-0.007024508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876.285" calcext:value-type="float">
            <text:p>1876.285</text:p>
          </table:table-cell>
          <table:table-cell office:value-type="float" office:value="0" calcext:value-type="float">
            <text:p>0</text:p>
          </table:table-cell>
          <table:table-cell office:value-type="float" office:value="-144.8036" calcext:value-type="float">
            <text:p>-144.8036</text:p>
          </table:table-cell>
          <table:table-cell office:value-type="float" office:value="-0.0001136862" calcext:value-type="float">
            <text:p>-0.000113686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740.4556" calcext:value-type="float">
            <text:p>740.4556</text:p>
          </table:table-cell>
          <table:table-cell office:value-type="float" office:value="149.657" calcext:value-type="float">
            <text:p>149.65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5" calcext:value-type="float">
            <text:p>1254.5</text:p>
          </table:table-cell>
          <table:table-cell office:value-type="float" office:value="516.7349" calcext:value-type="float">
            <text:p>516.7349</text:p>
          </table:table-cell>
          <table:table-cell office:value-type="float" office:value="2.45724" calcext:value-type="float">
            <text:p>2.45724</text:p>
          </table:table-cell>
          <table:table-cell office:value-type="float" office:value="0.08903915" calcext:value-type="float">
            <text:p>0.08903915</text:p>
          </table:table-cell>
          <table:table-cell office:value-type="float" office:value="0.279678" calcext:value-type="float">
            <text:p>0.279678</text:p>
          </table:table-cell>
          <table:table-cell office:value-type="float" office:value="0.2918251" calcext:value-type="float">
            <text:p>0.2918251</text:p>
          </table:table-cell>
          <table:table-cell office:value-type="float" office:value="0.2930568" calcext:value-type="float">
            <text:p>0.2930568</text:p>
          </table:table-cell>
          <table:table-cell office:value-type="float" office:value="0.295757" calcext:value-type="float">
            <text:p>0.295757</text:p>
          </table:table-cell>
          <table:table-cell office:value-type="float" office:value="0.2988421" calcext:value-type="float">
            <text:p>0.2988421</text:p>
          </table:table-cell>
          <table:table-cell office:value-type="float" office:value="0.3486318" calcext:value-type="float">
            <text:p>0.3486318</text:p>
          </table:table-cell>
          <table:table-cell office:value-type="float" office:value="0.360628" calcext:value-type="float">
            <text:p>0.360628</text:p>
          </table:table-cell>
          <table:table-cell office:value-type="float" office:value="0.3877581" calcext:value-type="float">
            <text:p>0.3877581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23" calcext:value-type="float">
            <text:p>0.511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9039531" calcext:value-type="float">
            <text:p>9.039531E-09</text:p>
          </table:table-cell>
          <table:table-cell office:value-type="float" office:value="0.06376837" calcext:value-type="float">
            <text:p>0.06376837</text:p>
          </table:table-cell>
          <table:table-cell office:value-type="float" office:value="9.834738E-016" calcext:value-type="float">
            <text:p>9.834738E-16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71231" calcext:value-type="float">
            <text:p>-34.71231</text:p>
          </table:table-cell>
          <table:table-cell office:value-type="float" office:value="-0.0304955" calcext:value-type="float">
            <text:p>-0.0304955</text:p>
          </table:table-cell>
          <table:table-cell office:value-type="float" office:value="-0.02297582" calcext:value-type="float">
            <text:p>-0.02297582</text:p>
          </table:table-cell>
          <table:table-cell office:value-type="float" office:value="-0.02246416" calcext:value-type="float">
            <text:p>-0.02246416</text:p>
          </table:table-cell>
          <table:table-cell office:value-type="float" office:value="-0.02107392" calcext:value-type="float">
            <text:p>-0.02107392</text:p>
          </table:table-cell>
          <table:table-cell office:value-type="float" office:value="-0.01960224" calcext:value-type="float">
            <text:p>-0.01960224</text:p>
          </table:table-cell>
          <table:table-cell office:value-type="float" office:value="-0.01764469" calcext:value-type="float">
            <text:p>-0.01764469</text:p>
          </table:table-cell>
          <table:table-cell office:value-type="float" office:value="-0.01407298" calcext:value-type="float">
            <text:p>-0.01407298</text:p>
          </table:table-cell>
          <table:table-cell office:value-type="float" office:value="-0.007028719" calcext:value-type="float">
            <text:p>-0.007028719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879.81" calcext:value-type="float">
            <text:p>1879.81</text:p>
          </table:table-cell>
          <table:table-cell office:value-type="float" office:value="0" calcext:value-type="float">
            <text:p>0</text:p>
          </table:table-cell>
          <table:table-cell office:value-type="float" office:value="-144.732" calcext:value-type="float">
            <text:p>-144.732</text:p>
          </table:table-cell>
          <table:table-cell office:value-type="float" office:value="-0.0001082659" calcext:value-type="float">
            <text:p>-0.000108265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740.8554" calcext:value-type="float">
            <text:p>740.8554</text:p>
          </table:table-cell>
          <table:table-cell office:value-type="float" office:value="149.4789" calcext:value-type="float">
            <text:p>149.478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186" calcext:value-type="float">
            <text:p>1255.186</text:p>
          </table:table-cell>
          <table:table-cell office:value-type="float" office:value="516.6263" calcext:value-type="float">
            <text:p>516.6263</text:p>
          </table:table-cell>
          <table:table-cell office:value-type="float" office:value="2.548792" calcext:value-type="float">
            <text:p>2.548792</text:p>
          </table:table-cell>
          <table:table-cell office:value-type="float" office:value="0.1399326" calcext:value-type="float">
            <text:p>0.1399326</text:p>
          </table:table-cell>
          <table:table-cell office:value-type="float" office:value="0.2733932" calcext:value-type="float">
            <text:p>0.2733932</text:p>
          </table:table-cell>
          <table:table-cell office:value-type="float" office:value="0.2833524" calcext:value-type="float">
            <text:p>0.2833524</text:p>
          </table:table-cell>
          <table:table-cell office:value-type="float" office:value="0.290395" calcext:value-type="float">
            <text:p>0.290395</text:p>
          </table:table-cell>
          <table:table-cell office:value-type="float" office:value="0.2948118" calcext:value-type="float">
            <text:p>0.2948118</text:p>
          </table:table-cell>
          <table:table-cell office:value-type="float" office:value="0.2982094" calcext:value-type="float">
            <text:p>0.2982094</text:p>
          </table:table-cell>
          <table:table-cell office:value-type="float" office:value="0.3482932" calcext:value-type="float">
            <text:p>0.3482932</text:p>
          </table:table-cell>
          <table:table-cell office:value-type="float" office:value="0.3605532" calcext:value-type="float">
            <text:p>0.3605532</text:p>
          </table:table-cell>
          <table:table-cell office:value-type="float" office:value="0.3877356" calcext:value-type="float">
            <text:p>0.3877356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1529" calcext:value-type="float">
            <text:p>0.00161529</text:p>
          </table:table-cell>
          <table:table-cell office:value-type="float" office:value="0.1223511" calcext:value-type="float">
            <text:p>0.1223511</text:p>
          </table:table-cell>
          <table:table-cell office:value-type="float" office:value="9.834706E-016" calcext:value-type="float">
            <text:p>9.834706E-16</text:p>
          </table:table-cell>
          <table:table-cell office:value-type="float" office:value="9.756235E-016" calcext:value-type="float">
            <text:p>9.75623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05831" calcext:value-type="float">
            <text:p>-2.305831</text:p>
          </table:table-cell>
          <table:table-cell office:value-type="float" office:value="-0.03577738" calcext:value-type="float">
            <text:p>-0.03577738</text:p>
          </table:table-cell>
          <table:table-cell office:value-type="float" office:value="-0.02829511" calcext:value-type="float">
            <text:p>-0.02829511</text:p>
          </table:table-cell>
          <table:table-cell office:value-type="float" office:value="-0.02390563" calcext:value-type="float">
            <text:p>-0.02390563</text:p>
          </table:table-cell>
          <table:table-cell office:value-type="float" office:value="-0.02153518" calcext:value-type="float">
            <text:p>-0.02153518</text:p>
          </table:table-cell>
          <table:table-cell office:value-type="float" office:value="-0.01989053" calcext:value-type="float">
            <text:p>-0.01989053</text:p>
          </table:table-cell>
          <table:table-cell office:value-type="float" office:value="-0.01781033" calcext:value-type="float">
            <text:p>-0.01781033</text:p>
          </table:table-cell>
          <table:table-cell office:value-type="float" office:value="-0.01410099" calcext:value-type="float">
            <text:p>-0.01410099</text:p>
          </table:table-cell>
          <table:table-cell office:value-type="float" office:value="-0.007032631" calcext:value-type="float">
            <text:p>-0.007032631</text:p>
          </table:table-cell>
          <table:table-cell office:value-type="float" office:value="-0.003763408" calcext:value-type="float">
            <text:p>-0.003763408</text:p>
          </table:table-cell>
          <table:table-cell office:value-type="float" office:value="1883.334" calcext:value-type="float">
            <text:p>1883.334</text:p>
          </table:table-cell>
          <table:table-cell office:value-type="float" office:value="0" calcext:value-type="float">
            <text:p>0</text:p>
          </table:table-cell>
          <table:table-cell office:value-type="float" office:value="-144.7019" calcext:value-type="float">
            <text:p>-144.7019</text:p>
          </table:table-cell>
          <table:table-cell office:value-type="float" office:value="-0.00003682438" calcext:value-type="float">
            <text:p>-3.68243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744.6548" calcext:value-type="float">
            <text:p>744.6548</text:p>
          </table:table-cell>
          <table:table-cell office:value-type="float" office:value="149.6656" calcext:value-type="float">
            <text:p>149.665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8.878" calcext:value-type="float">
            <text:p>1258.878</text:p>
          </table:table-cell>
          <table:table-cell office:value-type="float" office:value="516.5398" calcext:value-type="float">
            <text:p>516.5398</text:p>
          </table:table-cell>
          <table:table-cell office:value-type="float" office:value="1.954509" calcext:value-type="float">
            <text:p>1.954509</text:p>
          </table:table-cell>
          <table:table-cell office:value-type="float" office:value="0.2911364" calcext:value-type="float">
            <text:p>0.2911364</text:p>
          </table:table-cell>
          <table:table-cell office:value-type="float" office:value="0.3022537" calcext:value-type="float">
            <text:p>0.3022537</text:p>
          </table:table-cell>
          <table:table-cell office:value-type="float" office:value="0.3057104" calcext:value-type="float">
            <text:p>0.3057104</text:p>
          </table:table-cell>
          <table:table-cell office:value-type="float" office:value="0.2956293" calcext:value-type="float">
            <text:p>0.2956293</text:p>
          </table:table-cell>
          <table:table-cell office:value-type="float" office:value="0.2946407" calcext:value-type="float">
            <text:p>0.2946407</text:p>
          </table:table-cell>
          <table:table-cell office:value-type="float" office:value="0.2973968" calcext:value-type="float">
            <text:p>0.2973968</text:p>
          </table:table-cell>
          <table:table-cell office:value-type="float" office:value="0.3481123" calcext:value-type="float">
            <text:p>0.3481123</text:p>
          </table:table-cell>
          <table:table-cell office:value-type="float" office:value="0.3605011" calcext:value-type="float">
            <text:p>0.3605011</text:p>
          </table:table-cell>
          <table:table-cell office:value-type="float" office:value="0.3877142" calcext:value-type="float">
            <text:p>0.3877142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13" calcext:value-type="float">
            <text:p>0.511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9501" calcext:value-type="float">
            <text:p>0.1079501</text:p>
          </table:table-cell>
          <table:table-cell office:value-type="float" office:value="0.08605614" calcext:value-type="float">
            <text:p>0.08605614</text:p>
          </table:table-cell>
          <table:table-cell office:value-type="float" office:value="9.834672E-016" calcext:value-type="float">
            <text:p>9.834672E-16</text:p>
          </table:table-cell>
          <table:table-cell office:value-type="float" office:value="9.756235E-016" calcext:value-type="float">
            <text:p>9.75623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25629" calcext:value-type="float">
            <text:p>-0.0225629</text:p>
          </table:table-cell>
          <table:table-cell office:value-type="float" office:value="-0.01771326" calcext:value-type="float">
            <text:p>-0.01771326</text:p>
          </table:table-cell>
          <table:table-cell office:value-type="float" office:value="-0.01663884" calcext:value-type="float">
            <text:p>-0.01663884</text:p>
          </table:table-cell>
          <table:table-cell office:value-type="float" office:value="-0.02121793" calcext:value-type="float">
            <text:p>-0.02121793</text:p>
          </table:table-cell>
          <table:table-cell office:value-type="float" office:value="-0.02165962" calcext:value-type="float">
            <text:p>-0.02165962</text:p>
          </table:table-cell>
          <table:table-cell office:value-type="float" office:value="-0.02027378" calcext:value-type="float">
            <text:p>-0.02027378</text:p>
          </table:table-cell>
          <table:table-cell office:value-type="float" office:value="-0.01789943" calcext:value-type="float">
            <text:p>-0.01789943</text:p>
          </table:table-cell>
          <table:table-cell office:value-type="float" office:value="-0.01412075" calcext:value-type="float">
            <text:p>-0.01412075</text:p>
          </table:table-cell>
          <table:table-cell office:value-type="float" office:value="-0.007036355" calcext:value-type="float">
            <text:p>-0.007036355</text:p>
          </table:table-cell>
          <table:table-cell office:value-type="float" office:value="-0.003763376" calcext:value-type="float">
            <text:p>-0.003763376</text:p>
          </table:table-cell>
          <table:table-cell office:value-type="float" office:value="1886.859" calcext:value-type="float">
            <text:p>1886.859</text:p>
          </table:table-cell>
          <table:table-cell office:value-type="float" office:value="0" calcext:value-type="float">
            <text:p>0</text:p>
          </table:table-cell>
          <table:table-cell office:value-type="float" office:value="-144.6485" calcext:value-type="float">
            <text:p>-144.6485</text:p>
          </table:table-cell>
          <table:table-cell office:value-type="float" office:value="0.000004456728" calcext:value-type="float">
            <text:p>4.456728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748.8546" calcext:value-type="float">
            <text:p>748.8546</text:p>
          </table:table-cell>
          <table:table-cell office:value-type="float" office:value="149.6142" calcext:value-type="float">
            <text:p>149.6142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2.512" calcext:value-type="float">
            <text:p>1262.512</text:p>
          </table:table-cell>
          <table:table-cell office:value-type="float" office:value="517.1552" calcext:value-type="float">
            <text:p>517.1552</text:p>
          </table:table-cell>
          <table:table-cell office:value-type="float" office:value="1.289978" calcext:value-type="float">
            <text:p>1.289978</text:p>
          </table:table-cell>
          <table:table-cell office:value-type="float" office:value="0.3119491" calcext:value-type="float">
            <text:p>0.3119491</text:p>
          </table:table-cell>
          <table:table-cell office:value-type="float" office:value="0.315775" calcext:value-type="float">
            <text:p>0.315775</text:p>
          </table:table-cell>
          <table:table-cell office:value-type="float" office:value="0.319418" calcext:value-type="float">
            <text:p>0.319418</text:p>
          </table:table-cell>
          <table:table-cell office:value-type="float" office:value="0.3099513" calcext:value-type="float">
            <text:p>0.3099513</text:p>
          </table:table-cell>
          <table:table-cell office:value-type="float" office:value="0.3037763" calcext:value-type="float">
            <text:p>0.3037763</text:p>
          </table:table-cell>
          <table:table-cell office:value-type="float" office:value="0.307528" calcext:value-type="float">
            <text:p>0.307528</text:p>
          </table:table-cell>
          <table:table-cell office:value-type="float" office:value="0.3651469" calcext:value-type="float">
            <text:p>0.3651469</text:p>
          </table:table-cell>
          <table:table-cell office:value-type="float" office:value="0.3611041" calcext:value-type="float">
            <text:p>0.3611041</text:p>
          </table:table-cell>
          <table:table-cell office:value-type="float" office:value="0.3872653" calcext:value-type="float">
            <text:p>0.3872653</text:p>
          </table:table-cell>
          <table:table-cell office:value-type="float" office:value="0.4133957" calcext:value-type="float">
            <text:p>0.4133957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5223" calcext:value-type="float">
            <text:p>0.1745223</text:p>
          </table:table-cell>
          <table:table-cell office:value-type="float" office:value="0.03095037" calcext:value-type="float">
            <text:p>0.03095037</text:p>
          </table:table-cell>
          <table:table-cell office:value-type="float" office:value="9.834641E-016" calcext:value-type="float">
            <text:p>9.834641E-16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6902" calcext:value-type="float">
            <text:p>-0.0146902</text:p>
          </table:table-cell>
          <table:table-cell office:value-type="float" office:value="-0.01332839" calcext:value-type="float">
            <text:p>-0.01332839</text:p>
          </table:table-cell>
          <table:table-cell office:value-type="float" office:value="-0.0122067" calcext:value-type="float">
            <text:p>-0.0122067</text:p>
          </table:table-cell>
          <table:table-cell office:value-type="float" office:value="-0.01525903" calcext:value-type="float">
            <text:p>-0.01525903</text:p>
          </table:table-cell>
          <table:table-cell office:value-type="float" office:value="-0.01758035" calcext:value-type="float">
            <text:p>-0.01758035</text:p>
          </table:table-cell>
          <table:table-cell office:value-type="float" office:value="-0.01610745" calcext:value-type="float">
            <text:p>-0.01610745</text:p>
          </table:table-cell>
          <table:table-cell office:value-type="float" office:value="-0.01128675" calcext:value-type="float">
            <text:p>-0.01128675</text:p>
          </table:table-cell>
          <table:table-cell office:value-type="float" office:value="-0.01390096" calcext:value-type="float">
            <text:p>-0.01390096</text:p>
          </table:table-cell>
          <table:table-cell office:value-type="float" office:value="-0.007115204" calcext:value-type="float">
            <text:p>-0.007115204</text:p>
          </table:table-cell>
          <table:table-cell office:value-type="float" office:value="-0.00381265" calcext:value-type="float">
            <text:p>-0.00381265</text:p>
          </table:table-cell>
          <table:table-cell office:value-type="float" office:value="1891.619" calcext:value-type="float">
            <text:p>1891.619</text:p>
          </table:table-cell>
          <table:table-cell office:value-type="float" office:value="0" calcext:value-type="float">
            <text:p>0</text:p>
          </table:table-cell>
          <table:table-cell office:value-type="float" office:value="-0.02206929" calcext:value-type="float">
            <text:p>-0.02206929</text:p>
          </table:table-cell>
          <table:table-cell office:value-type="float" office:value="0.00000007858034" calcext:value-type="float">
            <text:p>7.858034E-0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1112" calcext:value-type="float">
            <text:p>-1.2311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748.8546" calcext:value-type="float">
            <text:p>748.8546</text:p>
          </table:table-cell>
          <table:table-cell office:value-type="float" office:value="150.3464" calcext:value-type="float">
            <text:p>150.346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0.192" calcext:value-type="float">
            <text:p>1260.192</text:p>
          </table:table-cell>
          <table:table-cell office:value-type="float" office:value="518.7404" calcext:value-type="float">
            <text:p>518.7404</text:p>
          </table:table-cell>
          <table:table-cell office:value-type="float" office:value="0.994234" calcext:value-type="float">
            <text:p>0.994234</text:p>
          </table:table-cell>
          <table:table-cell office:value-type="float" office:value="0.1179933" calcext:value-type="float">
            <text:p>0.1179933</text:p>
          </table:table-cell>
          <table:table-cell office:value-type="float" office:value="0.2658201" calcext:value-type="float">
            <text:p>0.2658201</text:p>
          </table:table-cell>
          <table:table-cell office:value-type="float" office:value="0.2922634" calcext:value-type="float">
            <text:p>0.2922634</text:p>
          </table:table-cell>
          <table:table-cell office:value-type="float" office:value="0.3022981" calcext:value-type="float">
            <text:p>0.3022981</text:p>
          </table:table-cell>
          <table:table-cell office:value-type="float" office:value="0.3053873" calcext:value-type="float">
            <text:p>0.3053873</text:p>
          </table:table-cell>
          <table:table-cell office:value-type="float" office:value="0.3080406" calcext:value-type="float">
            <text:p>0.3080406</text:p>
          </table:table-cell>
          <table:table-cell office:value-type="float" office:value="0.3573871" calcext:value-type="float">
            <text:p>0.3573871</text:p>
          </table:table-cell>
          <table:table-cell office:value-type="float" office:value="0.3613796" calcext:value-type="float">
            <text:p>0.3613796</text:p>
          </table:table-cell>
          <table:table-cell office:value-type="float" office:value="0.386617" calcext:value-type="float">
            <text:p>0.386617</text:p>
          </table:table-cell>
          <table:table-cell office:value-type="float" office:value="0.4124789" calcext:value-type="float">
            <text:p>0.412478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06" calcext:value-type="float">
            <text:p>0.511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3707" calcext:value-type="float">
            <text:p>0.3503707</text:p>
          </table:table-cell>
          <table:table-cell office:value-type="float" office:value="0.1308825" calcext:value-type="float">
            <text:p>0.1308825</text:p>
          </table:table-cell>
          <table:table-cell office:value-type="float" office:value="0.002562674" calcext:value-type="float">
            <text:p>0.002562674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136384" calcext:value-type="float">
            <text:p>-6.136384</text:p>
          </table:table-cell>
          <table:table-cell office:value-type="float" office:value="-0.04160379" calcext:value-type="float">
            <text:p>-0.04160379</text:p>
          </table:table-cell>
          <table:table-cell office:value-type="float" office:value="-0.02262586" calcext:value-type="float">
            <text:p>-0.02262586</text:p>
          </table:table-cell>
          <table:table-cell office:value-type="float" office:value="-0.0180663" calcext:value-type="float">
            <text:p>-0.0180663</text:p>
          </table:table-cell>
          <table:table-cell office:value-type="float" office:value="-0.01686651" calcext:value-type="float">
            <text:p>-0.01686651</text:p>
          </table:table-cell>
          <table:table-cell office:value-type="float" office:value="-0.01588313" calcext:value-type="float">
            <text:p>-0.01588313</text:p>
          </table:table-cell>
          <table:table-cell office:value-type="float" office:value="-0.01387888" calcext:value-type="float">
            <text:p>-0.01387888</text:p>
          </table:table-cell>
          <table:table-cell office:value-type="float" office:value="-0.01379645" calcext:value-type="float">
            <text:p>-0.01379645</text:p>
          </table:table-cell>
          <table:table-cell office:value-type="float" office:value="-0.0072307" calcext:value-type="float">
            <text:p>-0.0072307</text:p>
          </table:table-cell>
          <table:table-cell office:value-type="float" office:value="-0.003894728" calcext:value-type="float">
            <text:p>-0.003894728</text:p>
          </table:table-cell>
          <table:table-cell office:value-type="float" office:value="1897.993" calcext:value-type="float">
            <text:p>1897.993</text:p>
          </table:table-cell>
          <table:table-cell office:value-type="float" office:value="0" calcext:value-type="float">
            <text:p>0</text:p>
          </table:table-cell>
          <table:table-cell office:value-type="float" office:value="-8.640478" calcext:value-type="float">
            <text:p>-8.640478</text:p>
          </table:table-cell>
          <table:table-cell office:value-type="float" office:value="0.0002597985" calcext:value-type="float">
            <text:p>0.000259798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5392" calcext:value-type="float">
            <text:p>-1.2353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750.6547" calcext:value-type="float">
            <text:p>750.6547</text:p>
          </table:table-cell>
          <table:table-cell office:value-type="float" office:value="150.2885" calcext:value-type="float">
            <text:p>150.288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0.687" calcext:value-type="float">
            <text:p>1260.687</text:p>
          </table:table-cell>
          <table:table-cell office:value-type="float" office:value="520.1087" calcext:value-type="float">
            <text:p>520.1087</text:p>
          </table:table-cell>
          <table:table-cell office:value-type="float" office:value="0" calcext:value-type="float">
            <text:p>0</text:p>
          </table:table-cell>
          <table:table-cell office:value-type="float" office:value="0.3381869" calcext:value-type="float">
            <text:p>0.3381869</text:p>
          </table:table-cell>
          <table:table-cell office:value-type="float" office:value="0.3366629" calcext:value-type="float">
            <text:p>0.3366629</text:p>
          </table:table-cell>
          <table:table-cell office:value-type="float" office:value="0.3306898" calcext:value-type="float">
            <text:p>0.3306898</text:p>
          </table:table-cell>
          <table:table-cell office:value-type="float" office:value="0.3104728" calcext:value-type="float">
            <text:p>0.3104728</text:p>
          </table:table-cell>
          <table:table-cell office:value-type="float" office:value="0.3061769" calcext:value-type="float">
            <text:p>0.3061769</text:p>
          </table:table-cell>
          <table:table-cell office:value-type="float" office:value="0.3104289" calcext:value-type="float">
            <text:p>0.3104289</text:p>
          </table:table-cell>
          <table:table-cell office:value-type="float" office:value="0.3640451" calcext:value-type="float">
            <text:p>0.3640451</text:p>
          </table:table-cell>
          <table:table-cell office:value-type="float" office:value="0.3620249" calcext:value-type="float">
            <text:p>0.3620249</text:p>
          </table:table-cell>
          <table:table-cell office:value-type="float" office:value="0.3863787" calcext:value-type="float">
            <text:p>0.3863787</text:p>
          </table:table-cell>
          <table:table-cell office:value-type="float" office:value="0.412146" calcext:value-type="float">
            <text:p>0.41214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395E-015" calcext:value-type="float">
            <text:p>1.960395E-15</text:p>
          </table:table-cell>
          <table:table-cell office:value-type="float" office:value="0.0000000000002426679" calcext:value-type="float">
            <text:p>2.426679E-13</text:p>
          </table:table-cell>
          <table:table-cell office:value-type="float" office:value="9.501666E-016" calcext:value-type="float">
            <text:p>9.501666E-16</text:p>
          </table:table-cell>
          <table:table-cell office:value-type="float" office:value="9.756235E-016" calcext:value-type="float">
            <text:p>9.75623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118862" calcext:value-type="float">
            <text:p>-0.008118862</text:p>
          </table:table-cell>
          <table:table-cell office:value-type="float" office:value="-0.008395105" calcext:value-type="float">
            <text:p>-0.008395105</text:p>
          </table:table-cell>
          <table:table-cell office:value-type="float" office:value="-0.009647329" calcext:value-type="float">
            <text:p>-0.009647329</text:p>
          </table:table-cell>
          <table:table-cell office:value-type="float" office:value="-0.01519805" calcext:value-type="float">
            <text:p>-0.01519805</text:p>
          </table:table-cell>
          <table:table-cell office:value-type="float" office:value="-0.01663813" calcext:value-type="float">
            <text:p>-0.01663813</text:p>
          </table:table-cell>
          <table:table-cell office:value-type="float" office:value="-0.01506574" calcext:value-type="float">
            <text:p>-0.01506574</text:p>
          </table:table-cell>
          <table:table-cell office:value-type="float" office:value="-0.01159321" calcext:value-type="float">
            <text:p>-0.01159321</text:p>
          </table:table-cell>
          <table:table-cell office:value-type="float" office:value="-0.01356359" calcext:value-type="float">
            <text:p>-0.01356359</text:p>
          </table:table-cell>
          <table:table-cell office:value-type="float" office:value="-0.007273732" calcext:value-type="float">
            <text:p>-0.007273732</text:p>
          </table:table-cell>
          <table:table-cell office:value-type="float" office:value="-0.003925014" calcext:value-type="float">
            <text:p>-0.003925014</text:p>
          </table:table-cell>
          <table:table-cell office:value-type="float" office:value="1903.476" calcext:value-type="float">
            <text:p>1903.476</text:p>
          </table:table-cell>
          <table:table-cell office:value-type="float" office:value="0" calcext:value-type="float">
            <text:p>0</text:p>
          </table:table-cell>
          <table:table-cell office:value-type="float" office:value="-0.008152392" calcext:value-type="float">
            <text:p>-0.008152392</text:p>
          </table:table-cell>
          <table:table-cell office:value-type="float" office:value="-0.0001952057" calcext:value-type="float">
            <text:p>-0.000195205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6941" calcext:value-type="float">
            <text:p>-1.23694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750.6547" calcext:value-type="float">
            <text:p>750.6547</text:p>
          </table:table-cell>
          <table:table-cell office:value-type="float" office:value="150.9959" calcext:value-type="float">
            <text:p>150.995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8.57" calcext:value-type="float">
            <text:p>1258.57</text:p>
          </table:table-cell>
          <table:table-cell office:value-type="float" office:value="521.5165" calcext:value-type="float">
            <text:p>521.5165</text:p>
          </table:table-cell>
          <table:table-cell office:value-type="float" office:value="0" calcext:value-type="float">
            <text:p>0</text:p>
          </table:table-cell>
          <table:table-cell office:value-type="float" office:value="0.3021859" calcext:value-type="float">
            <text:p>0.3021859</text:p>
          </table:table-cell>
          <table:table-cell office:value-type="float" office:value="0.3031168" calcext:value-type="float">
            <text:p>0.3031168</text:p>
          </table:table-cell>
          <table:table-cell office:value-type="float" office:value="0.3053264" calcext:value-type="float">
            <text:p>0.3053264</text:p>
          </table:table-cell>
          <table:table-cell office:value-type="float" office:value="0.3080721" calcext:value-type="float">
            <text:p>0.3080721</text:p>
          </table:table-cell>
          <table:table-cell office:value-type="float" office:value="0.309256" calcext:value-type="float">
            <text:p>0.309256</text:p>
          </table:table-cell>
          <table:table-cell office:value-type="float" office:value="0.3105797" calcext:value-type="float">
            <text:p>0.3105797</text:p>
          </table:table-cell>
          <table:table-cell office:value-type="float" office:value="0.3578812" calcext:value-type="float">
            <text:p>0.3578812</text:p>
          </table:table-cell>
          <table:table-cell office:value-type="float" office:value="0.3624452" calcext:value-type="float">
            <text:p>0.3624452</text:p>
          </table:table-cell>
          <table:table-cell office:value-type="float" office:value="0.3867103" calcext:value-type="float">
            <text:p>0.3867103</text:p>
          </table:table-cell>
          <table:table-cell office:value-type="float" office:value="0.4126766" calcext:value-type="float">
            <text:p>0.4126766</text:p>
          </table:table-cell>
          <table:table-cell office:value-type="float" office:value="0.5107091" calcext:value-type="float">
            <text:p>0.510709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079E-015" calcext:value-type="float">
            <text:p>1.929079E-15</text:p>
          </table:table-cell>
          <table:table-cell office:value-type="float" office:value="1.908845E-015" calcext:value-type="float">
            <text:p>1.908845E-15</text:p>
          </table:table-cell>
          <table:table-cell office:value-type="float" office:value="9.501616E-016" calcext:value-type="float">
            <text:p>9.501616E-16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1621" calcext:value-type="float">
            <text:p>-0.0181621</text:p>
          </table:table-cell>
          <table:table-cell office:value-type="float" office:value="-0.0177703" calcext:value-type="float">
            <text:p>-0.0177703</text:p>
          </table:table-cell>
          <table:table-cell office:value-type="float" office:value="-0.01686444" calcext:value-type="float">
            <text:p>-0.01686444</text:p>
          </table:table-cell>
          <table:table-cell office:value-type="float" office:value="-0.01585562" calcext:value-type="float">
            <text:p>-0.01585562</text:p>
          </table:table-cell>
          <table:table-cell office:value-type="float" office:value="-0.01545269" calcext:value-type="float">
            <text:p>-0.01545269</text:p>
          </table:table-cell>
          <table:table-cell office:value-type="float" office:value="-0.0150037" calcext:value-type="float">
            <text:p>-0.0150037</text:p>
          </table:table-cell>
          <table:table-cell office:value-type="float" office:value="-0.01369966" calcext:value-type="float">
            <text:p>-0.01369966</text:p>
          </table:table-cell>
          <table:table-cell office:value-type="float" office:value="-0.01341077" calcext:value-type="float">
            <text:p>-0.01341077</text:p>
          </table:table-cell>
          <table:table-cell office:value-type="float" office:value="-0.007214065" calcext:value-type="float">
            <text:p>-0.007214065</text:p>
          </table:table-cell>
          <table:table-cell office:value-type="float" office:value="-0.003876868" calcext:value-type="float">
            <text:p>-0.003876868</text:p>
          </table:table-cell>
          <table:table-cell office:value-type="float" office:value="1908.732" calcext:value-type="float">
            <text:p>1908.732</text:p>
          </table:table-cell>
          <table:table-cell office:value-type="float" office:value="0" calcext:value-type="float">
            <text:p>0</text:p>
          </table:table-cell>
          <table:table-cell office:value-type="float" office:value="-0.01830108" calcext:value-type="float">
            <text:p>-0.01830108</text:p>
          </table:table-cell>
          <table:table-cell office:value-type="float" office:value="-0.0002058059" calcext:value-type="float">
            <text:p>-0.000205805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4466" calcext:value-type="float">
            <text:p>-1.2344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759.6547" calcext:value-type="float">
            <text:p>759.6547</text:p>
          </table:table-cell>
          <table:table-cell office:value-type="float" office:value="151.0219" calcext:value-type="float">
            <text:p>151.021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5.95" calcext:value-type="float">
            <text:p>1265.95</text:p>
          </table:table-cell>
          <table:table-cell office:value-type="float" office:value="523.1106" calcext:value-type="float">
            <text:p>523.1106</text:p>
          </table:table-cell>
          <table:table-cell office:value-type="float" office:value="0" calcext:value-type="float">
            <text:p>0</text:p>
          </table:table-cell>
          <table:table-cell office:value-type="float" office:value="0.3998979" calcext:value-type="float">
            <text:p>0.3998979</text:p>
          </table:table-cell>
          <table:table-cell office:value-type="float" office:value="0.3887427" calcext:value-type="float">
            <text:p>0.3887427</text:p>
          </table:table-cell>
          <table:table-cell office:value-type="float" office:value="0.3632317" calcext:value-type="float">
            <text:p>0.3632317</text:p>
          </table:table-cell>
          <table:table-cell office:value-type="float" office:value="0.3402756" calcext:value-type="float">
            <text:p>0.3402756</text:p>
          </table:table-cell>
          <table:table-cell office:value-type="float" office:value="0.3171571" calcext:value-type="float">
            <text:p>0.3171571</text:p>
          </table:table-cell>
          <table:table-cell office:value-type="float" office:value="0.3101858" calcext:value-type="float">
            <text:p>0.3101858</text:p>
          </table:table-cell>
          <table:table-cell office:value-type="float" office:value="0.3563757" calcext:value-type="float">
            <text:p>0.3563757</text:p>
          </table:table-cell>
          <table:table-cell office:value-type="float" office:value="0.3626723" calcext:value-type="float">
            <text:p>0.3626723</text:p>
          </table:table-cell>
          <table:table-cell office:value-type="float" office:value="0.3869005" calcext:value-type="float">
            <text:p>0.3869005</text:p>
          </table:table-cell>
          <table:table-cell office:value-type="float" office:value="0.4131348" calcext:value-type="float">
            <text:p>0.413134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1001274" calcext:value-type="float">
            <text:p>1.001274E-06</text:p>
          </table:table-cell>
          <table:table-cell office:value-type="float" office:value="1.92912E-015" calcext:value-type="float">
            <text:p>1.92912E-15</text:p>
          </table:table-cell>
          <table:table-cell office:value-type="float" office:value="1.908828E-015" calcext:value-type="float">
            <text:p>1.908828E-15</text:p>
          </table:table-cell>
          <table:table-cell office:value-type="float" office:value="9.50156E-016" calcext:value-type="float">
            <text:p>9.50156E-16</text:p>
          </table:table-cell>
          <table:table-cell office:value-type="float" office:value="9.756237E-016" calcext:value-type="float">
            <text:p>9.756237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808733" calcext:value-type="float">
            <text:p>-0.002808733</text:p>
          </table:table-cell>
          <table:table-cell office:value-type="float" office:value="-0.003534545" calcext:value-type="float">
            <text:p>-0.003534545</text:p>
          </table:table-cell>
          <table:table-cell office:value-type="float" office:value="-0.005215255" calcext:value-type="float">
            <text:p>-0.005215255</text:p>
          </table:table-cell>
          <table:table-cell office:value-type="float" office:value="-0.008041527" calcext:value-type="float">
            <text:p>-0.008041527</text:p>
          </table:table-cell>
          <table:table-cell office:value-type="float" office:value="-0.01311588" calcext:value-type="float">
            <text:p>-0.01311588</text:p>
          </table:table-cell>
          <table:table-cell office:value-type="float" office:value="-0.0152027" calcext:value-type="float">
            <text:p>-0.0152027</text:p>
          </table:table-cell>
          <table:table-cell office:value-type="float" office:value="-0.01428821" calcext:value-type="float">
            <text:p>-0.01428821</text:p>
          </table:table-cell>
          <table:table-cell office:value-type="float" office:value="-0.01333037" calcext:value-type="float">
            <text:p>-0.01333037</text:p>
          </table:table-cell>
          <table:table-cell office:value-type="float" office:value="-0.007179864" calcext:value-type="float">
            <text:p>-0.007179864</text:p>
          </table:table-cell>
          <table:table-cell office:value-type="float" office:value="-0.003835811" calcext:value-type="float">
            <text:p>-0.003835811</text:p>
          </table:table-cell>
          <table:table-cell office:value-type="float" office:value="1914.137" calcext:value-type="float">
            <text:p>1914.13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2192912" calcext:value-type="float">
            <text:p>-0.000219291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2326" calcext:value-type="float">
            <text:p>-1.2323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764.4548" calcext:value-type="float">
            <text:p>764.4548</text:p>
          </table:table-cell>
          <table:table-cell office:value-type="float" office:value="151.1055" calcext:value-type="float">
            <text:p>151.105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6.147" calcext:value-type="float">
            <text:p>1266.147</text:p>
          </table:table-cell>
          <table:table-cell office:value-type="float" office:value="527.6368" calcext:value-type="float">
            <text:p>527.6368</text:p>
          </table:table-cell>
          <table:table-cell office:value-type="float" office:value="0" calcext:value-type="float">
            <text:p>0</text:p>
          </table:table-cell>
          <table:table-cell office:value-type="float" office:value="0.3365036" calcext:value-type="float">
            <text:p>0.3365036</text:p>
          </table:table-cell>
          <table:table-cell office:value-type="float" office:value="0.3370454" calcext:value-type="float">
            <text:p>0.3370454</text:p>
          </table:table-cell>
          <table:table-cell office:value-type="float" office:value="0.3382832" calcext:value-type="float">
            <text:p>0.3382832</text:p>
          </table:table-cell>
          <table:table-cell office:value-type="float" office:value="0.3383313" calcext:value-type="float">
            <text:p>0.3383313</text:p>
          </table:table-cell>
          <table:table-cell office:value-type="float" office:value="0.3365437" calcext:value-type="float">
            <text:p>0.3365437</text:p>
          </table:table-cell>
          <table:table-cell office:value-type="float" office:value="0.3338121" calcext:value-type="float">
            <text:p>0.3338121</text:p>
          </table:table-cell>
          <table:table-cell office:value-type="float" office:value="0.3629515" calcext:value-type="float">
            <text:p>0.3629515</text:p>
          </table:table-cell>
          <table:table-cell office:value-type="float" office:value="0.3631607" calcext:value-type="float">
            <text:p>0.3631607</text:p>
          </table:table-cell>
          <table:table-cell office:value-type="float" office:value="0.3870428" calcext:value-type="float">
            <text:p>0.3870428</text:p>
          </table:table-cell>
          <table:table-cell office:value-type="float" office:value="0.4134898" calcext:value-type="float">
            <text:p>0.413489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174E-015" calcext:value-type="float">
            <text:p>1.929174E-15</text:p>
          </table:table-cell>
          <table:table-cell office:value-type="float" office:value="1.908805E-015" calcext:value-type="float">
            <text:p>1.908805E-15</text:p>
          </table:table-cell>
          <table:table-cell office:value-type="float" office:value="9.5015E-016" calcext:value-type="float">
            <text:p>9.5015E-16</text:p>
          </table:table-cell>
          <table:table-cell office:value-type="float" office:value="9.756236E-016" calcext:value-type="float">
            <text:p>9.756236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538611" calcext:value-type="float">
            <text:p>-0.008538611</text:p>
          </table:table-cell>
          <table:table-cell office:value-type="float" office:value="-0.008458479" calcext:value-type="float">
            <text:p>-0.008458479</text:p>
          </table:table-cell>
          <table:table-cell office:value-type="float" office:value="-0.008249115" calcext:value-type="float">
            <text:p>-0.008249115</text:p>
          </table:table-cell>
          <table:table-cell office:value-type="float" office:value="-0.008257442" calcext:value-type="float">
            <text:p>-0.008257442</text:p>
          </table:table-cell>
          <table:table-cell office:value-type="float" office:value="-0.00857917" calcext:value-type="float">
            <text:p>-0.00857917</text:p>
          </table:table-cell>
          <table:table-cell office:value-type="float" office:value="-0.009092534" calcext:value-type="float">
            <text:p>-0.009092534</text:p>
          </table:table-cell>
          <table:table-cell office:value-type="float" office:value="-0.01199009" calcext:value-type="float">
            <text:p>-0.01199009</text:p>
          </table:table-cell>
          <table:table-cell office:value-type="float" office:value="-0.01316118" calcext:value-type="float">
            <text:p>-0.01316118</text:p>
          </table:table-cell>
          <table:table-cell office:value-type="float" office:value="-0.007154629" calcext:value-type="float">
            <text:p>-0.007154629</text:p>
          </table:table-cell>
          <table:table-cell office:value-type="float" office:value="-0.003804334" calcext:value-type="float">
            <text:p>-0.003804334</text:p>
          </table:table-cell>
          <table:table-cell office:value-type="float" office:value="1922.478" calcext:value-type="float">
            <text:p>1922.478</text:p>
          </table:table-cell>
          <table:table-cell office:value-type="float" office:value="0" calcext:value-type="float">
            <text:p>0</text:p>
          </table:table-cell>
          <table:table-cell office:value-type="float" office:value="-0.008585235" calcext:value-type="float">
            <text:p>-0.008585235</text:p>
          </table:table-cell>
          <table:table-cell office:value-type="float" office:value="-0.0002340045" calcext:value-type="float">
            <text:p>-0.000234004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0672" calcext:value-type="float">
            <text:p>-1.23067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764.6548" calcext:value-type="float">
            <text:p>764.6548</text:p>
          </table:table-cell>
          <table:table-cell office:value-type="float" office:value="151.1945" calcext:value-type="float">
            <text:p>151.194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2.877" calcext:value-type="float">
            <text:p>1262.877</text:p>
          </table:table-cell>
          <table:table-cell office:value-type="float" office:value="531.0142" calcext:value-type="float">
            <text:p>531.0142</text:p>
          </table:table-cell>
          <table:table-cell office:value-type="float" office:value="0" calcext:value-type="float">
            <text:p>0</text:p>
          </table:table-cell>
          <table:table-cell office:value-type="float" office:value="0.318253" calcext:value-type="float">
            <text:p>0.318253</text:p>
          </table:table-cell>
          <table:table-cell office:value-type="float" office:value="0.3181509" calcext:value-type="float">
            <text:p>0.3181509</text:p>
          </table:table-cell>
          <table:table-cell office:value-type="float" office:value="0.3187712" calcext:value-type="float">
            <text:p>0.3187712</text:p>
          </table:table-cell>
          <table:table-cell office:value-type="float" office:value="0.3201591" calcext:value-type="float">
            <text:p>0.3201591</text:p>
          </table:table-cell>
          <table:table-cell office:value-type="float" office:value="0.3211438" calcext:value-type="float">
            <text:p>0.3211438</text:p>
          </table:table-cell>
          <table:table-cell office:value-type="float" office:value="0.3218651" calcext:value-type="float">
            <text:p>0.3218651</text:p>
          </table:table-cell>
          <table:table-cell office:value-type="float" office:value="0.3639443" calcext:value-type="float">
            <text:p>0.3639443</text:p>
          </table:table-cell>
          <table:table-cell office:value-type="float" office:value="0.3639125" calcext:value-type="float">
            <text:p>0.3639125</text:p>
          </table:table-cell>
          <table:table-cell office:value-type="float" office:value="0.3872251" calcext:value-type="float">
            <text:p>0.3872251</text:p>
          </table:table-cell>
          <table:table-cell office:value-type="float" office:value="0.4138351" calcext:value-type="float">
            <text:p>0.413835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215E-015" calcext:value-type="float">
            <text:p>1.929215E-15</text:p>
          </table:table-cell>
          <table:table-cell office:value-type="float" office:value="1.908785E-015" calcext:value-type="float">
            <text:p>1.908785E-15</text:p>
          </table:table-cell>
          <table:table-cell office:value-type="float" office:value="9.501453E-016" calcext:value-type="float">
            <text:p>9.501453E-16</text:p>
          </table:table-cell>
          <table:table-cell office:value-type="float" office:value="9.756233E-016" calcext:value-type="float">
            <text:p>9.75623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62358" calcext:value-type="float">
            <text:p>-0.01262358</text:p>
          </table:table-cell>
          <table:table-cell office:value-type="float" office:value="-0.01266634" calcext:value-type="float">
            <text:p>-0.01266634</text:p>
          </table:table-cell>
          <table:table-cell office:value-type="float" office:value="-0.01249402" calcext:value-type="float">
            <text:p>-0.01249402</text:p>
          </table:table-cell>
          <table:table-cell office:value-type="float" office:value="-0.01213374" calcext:value-type="float">
            <text:p>-0.01213374</text:p>
          </table:table-cell>
          <table:table-cell office:value-type="float" office:value="-0.01188143" calcext:value-type="float">
            <text:p>-0.01188143</text:p>
          </table:table-cell>
          <table:table-cell office:value-type="float" office:value="-0.01169865" calcext:value-type="float">
            <text:p>-0.01169865</text:p>
          </table:table-cell>
          <table:table-cell office:value-type="float" office:value="-0.01165414" calcext:value-type="float">
            <text:p>-0.01165414</text:p>
          </table:table-cell>
          <table:table-cell office:value-type="float" office:value="-0.01290207" calcext:value-type="float">
            <text:p>-0.01290207</text:p>
          </table:table-cell>
          <table:table-cell office:value-type="float" office:value="-0.007122407" calcext:value-type="float">
            <text:p>-0.007122407</text:p>
          </table:table-cell>
          <table:table-cell office:value-type="float" office:value="-0.003773982" calcext:value-type="float">
            <text:p>-0.003773982</text:p>
          </table:table-cell>
          <table:table-cell office:value-type="float" office:value="1929.638" calcext:value-type="float">
            <text:p>1929.638</text:p>
          </table:table-cell>
          <table:table-cell office:value-type="float" office:value="0" calcext:value-type="float">
            <text:p>0</text:p>
          </table:table-cell>
          <table:table-cell office:value-type="float" office:value="-0.01234197" calcext:value-type="float">
            <text:p>-0.01234197</text:p>
          </table:table-cell>
          <table:table-cell office:value-type="float" office:value="-0.0002395867" calcext:value-type="float">
            <text:p>-0.000239586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06" calcext:value-type="float">
            <text:p>-1.229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764.6548" calcext:value-type="float">
            <text:p>764.6548</text:p>
          </table:table-cell>
          <table:table-cell office:value-type="float" office:value="151.3798" calcext:value-type="float">
            <text:p>151.379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0.594" calcext:value-type="float">
            <text:p>1260.594</text:p>
          </table:table-cell>
          <table:table-cell office:value-type="float" office:value="533.1166" calcext:value-type="float">
            <text:p>533.1166</text:p>
          </table:table-cell>
          <table:table-cell office:value-type="float" office:value="0" calcext:value-type="float">
            <text:p>0</text:p>
          </table:table-cell>
          <table:table-cell office:value-type="float" office:value="0.3045573" calcext:value-type="float">
            <text:p>0.3045573</text:p>
          </table:table-cell>
          <table:table-cell office:value-type="float" office:value="0.3062299" calcext:value-type="float">
            <text:p>0.3062299</text:p>
          </table:table-cell>
          <table:table-cell office:value-type="float" office:value="0.3078441" calcext:value-type="float">
            <text:p>0.3078441</text:p>
          </table:table-cell>
          <table:table-cell office:value-type="float" office:value="0.3101361" calcext:value-type="float">
            <text:p>0.3101361</text:p>
          </table:table-cell>
          <table:table-cell office:value-type="float" office:value="0.3120587" calcext:value-type="float">
            <text:p>0.3120587</text:p>
          </table:table-cell>
          <table:table-cell office:value-type="float" office:value="0.313961" calcext:value-type="float">
            <text:p>0.313961</text:p>
          </table:table-cell>
          <table:table-cell office:value-type="float" office:value="0.3603263" calcext:value-type="float">
            <text:p>0.3603263</text:p>
          </table:table-cell>
          <table:table-cell office:value-type="float" office:value="0.3642448" calcext:value-type="float">
            <text:p>0.3642448</text:p>
          </table:table-cell>
          <table:table-cell office:value-type="float" office:value="0.3873967" calcext:value-type="float">
            <text:p>0.3873967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83066" calcext:value-type="float">
            <text:p>0.002483066</text:p>
          </table:table-cell>
          <table:table-cell office:value-type="float" office:value="1.908774E-015" calcext:value-type="float">
            <text:p>1.908774E-15</text:p>
          </table:table-cell>
          <table:table-cell office:value-type="float" office:value="9.501398E-016" calcext:value-type="float">
            <text:p>9.501398E-16</text:p>
          </table:table-cell>
          <table:table-cell office:value-type="float" office:value="9.756232E-016" calcext:value-type="float">
            <text:p>9.756232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02191" calcext:value-type="float">
            <text:p>-0.01702191</text:p>
          </table:table-cell>
          <table:table-cell office:value-type="float" office:value="-0.01648127" calcext:value-type="float">
            <text:p>-0.01648127</text:p>
          </table:table-cell>
          <table:table-cell office:value-type="float" office:value="-0.01592993" calcext:value-type="float">
            <text:p>-0.01592993</text:p>
          </table:table-cell>
          <table:table-cell office:value-type="float" office:value="-0.01514309" calcext:value-type="float">
            <text:p>-0.01514309</text:p>
          </table:table-cell>
          <table:table-cell office:value-type="float" office:value="-0.01450994" calcext:value-type="float">
            <text:p>-0.01450994</text:p>
          </table:table-cell>
          <table:table-cell office:value-type="float" office:value="-0.01390927" calcext:value-type="float">
            <text:p>-0.01390927</text:p>
          </table:table-cell>
          <table:table-cell office:value-type="float" office:value="-0.01282778" calcext:value-type="float">
            <text:p>-0.01282778</text:p>
          </table:table-cell>
          <table:table-cell office:value-type="float" office:value="-0.01278767" calcext:value-type="float">
            <text:p>-0.01278767</text:p>
          </table:table-cell>
          <table:table-cell office:value-type="float" office:value="-0.00709216" calcext:value-type="float">
            <text:p>-0.00709216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935.388" calcext:value-type="float">
            <text:p>1935.388</text:p>
          </table:table-cell>
          <table:table-cell office:value-type="float" office:value="0" calcext:value-type="float">
            <text:p>0</text:p>
          </table:table-cell>
          <table:table-cell office:value-type="float" office:value="-0.01778161" calcext:value-type="float">
            <text:p>-0.01778161</text:p>
          </table:table-cell>
          <table:table-cell office:value-type="float" office:value="-0.0002424193" calcext:value-type="float">
            <text:p>-0.000242419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766.2546" calcext:value-type="float">
            <text:p>766.2546</text:p>
          </table:table-cell>
          <table:table-cell office:value-type="float" office:value="151.4341" calcext:value-type="float">
            <text:p>151.4341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0.954" calcext:value-type="float">
            <text:p>1260.954</text:p>
          </table:table-cell>
          <table:table-cell office:value-type="float" office:value="534.3104" calcext:value-type="float">
            <text:p>534.3104</text:p>
          </table:table-cell>
          <table:table-cell office:value-type="float" office:value="0" calcext:value-type="float">
            <text:p>0</text:p>
          </table:table-cell>
          <table:table-cell office:value-type="float" office:value="0.3617842" calcext:value-type="float">
            <text:p>0.3617842</text:p>
          </table:table-cell>
          <table:table-cell office:value-type="float" office:value="0.3499689" calcext:value-type="float">
            <text:p>0.3499689</text:p>
          </table:table-cell>
          <table:table-cell office:value-type="float" office:value="0.3082013" calcext:value-type="float">
            <text:p>0.3082013</text:p>
          </table:table-cell>
          <table:table-cell office:value-type="float" office:value="0.3053606" calcext:value-type="float">
            <text:p>0.3053606</text:p>
          </table:table-cell>
          <table:table-cell office:value-type="float" office:value="0.3071842" calcext:value-type="float">
            <text:p>0.3071842</text:p>
          </table:table-cell>
          <table:table-cell office:value-type="float" office:value="0.3094822" calcext:value-type="float">
            <text:p>0.3094822</text:p>
          </table:table-cell>
          <table:table-cell office:value-type="float" office:value="0.3576975" calcext:value-type="float">
            <text:p>0.3576975</text:p>
          </table:table-cell>
          <table:table-cell office:value-type="float" office:value="0.364215" calcext:value-type="float">
            <text:p>0.364215</text:p>
          </table:table-cell>
          <table:table-cell office:value-type="float" office:value="0.3875318" calcext:value-type="float">
            <text:p>0.3875318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2059E-015" calcext:value-type="float">
            <text:p>1.932059E-15</text:p>
          </table:table-cell>
          <table:table-cell office:value-type="float" office:value="1.908763E-015" calcext:value-type="float">
            <text:p>1.908763E-15</text:p>
          </table:table-cell>
          <table:table-cell office:value-type="float" office:value="9.501351E-016" calcext:value-type="float">
            <text:p>9.501351E-16</text:p>
          </table:table-cell>
          <table:table-cell office:value-type="float" office:value="9.756236E-016" calcext:value-type="float">
            <text:p>9.756236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394528" calcext:value-type="float">
            <text:p>-0.005394528</text:p>
          </table:table-cell>
          <table:table-cell office:value-type="float" office:value="-0.007020576" calcext:value-type="float">
            <text:p>-0.007020576</text:p>
          </table:table-cell>
          <table:table-cell office:value-type="float" office:value="-0.01613092" calcext:value-type="float">
            <text:p>-0.01613092</text:p>
          </table:table-cell>
          <table:table-cell office:value-type="float" office:value="-0.01690948" calcext:value-type="float">
            <text:p>-0.01690948</text:p>
          </table:table-cell>
          <table:table-cell office:value-type="float" office:value="-0.0161956" calcext:value-type="float">
            <text:p>-0.0161956</text:p>
          </table:table-cell>
          <table:table-cell office:value-type="float" office:value="-0.01537398" calcext:value-type="float">
            <text:p>-0.01537398</text:p>
          </table:table-cell>
          <table:table-cell office:value-type="float" office:value="-0.01377039" calcext:value-type="float">
            <text:p>-0.01377039</text:p>
          </table:table-cell>
          <table:table-cell office:value-type="float" office:value="-0.01279676" calcext:value-type="float">
            <text:p>-0.01279676</text:p>
          </table:table-cell>
          <table:table-cell office:value-type="float" office:value="-0.007068416" calcext:value-type="float">
            <text:p>-0.007068416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940.139" calcext:value-type="float">
            <text:p>1940.139</text:p>
          </table:table-cell>
          <table:table-cell office:value-type="float" office:value="0" calcext:value-type="float">
            <text:p>0</text:p>
          </table:table-cell>
          <table:table-cell office:value-type="float" office:value="-0.004919335" calcext:value-type="float">
            <text:p>-0.004919335</text:p>
          </table:table-cell>
          <table:table-cell office:value-type="float" office:value="-0.0002506964" calcext:value-type="float">
            <text:p>-0.000250696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768.6545" calcext:value-type="float">
            <text:p>768.6545</text:p>
          </table:table-cell>
          <table:table-cell office:value-type="float" office:value="151.856" calcext:value-type="float">
            <text:p>151.85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0.865" calcext:value-type="float">
            <text:p>1260.865</text:p>
          </table:table-cell>
          <table:table-cell office:value-type="float" office:value="536.3799" calcext:value-type="float">
            <text:p>536.3799</text:p>
          </table:table-cell>
          <table:table-cell office:value-type="float" office:value="0" calcext:value-type="float">
            <text:p>0</text:p>
          </table:table-cell>
          <table:table-cell office:value-type="float" office:value="0.1536974" calcext:value-type="float">
            <text:p>0.1536974</text:p>
          </table:table-cell>
          <table:table-cell office:value-type="float" office:value="0.3030766" calcext:value-type="float">
            <text:p>0.3030766</text:p>
          </table:table-cell>
          <table:table-cell office:value-type="float" office:value="0.3103512" calcext:value-type="float">
            <text:p>0.3103512</text:p>
          </table:table-cell>
          <table:table-cell office:value-type="float" office:value="0.3128591" calcext:value-type="float">
            <text:p>0.3128591</text:p>
          </table:table-cell>
          <table:table-cell office:value-type="float" office:value="0.3113168" calcext:value-type="float">
            <text:p>0.3113168</text:p>
          </table:table-cell>
          <table:table-cell office:value-type="float" office:value="0.3104242" calcext:value-type="float">
            <text:p>0.3104242</text:p>
          </table:table-cell>
          <table:table-cell office:value-type="float" office:value="0.3558594" calcext:value-type="float">
            <text:p>0.3558594</text:p>
          </table:table-cell>
          <table:table-cell office:value-type="float" office:value="0.3639696" calcext:value-type="float">
            <text:p>0.3639696</text:p>
          </table:table-cell>
          <table:table-cell office:value-type="float" office:value="0.3876279" calcext:value-type="float">
            <text:p>0.3876279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0.5112578" calcext:value-type="float">
            <text:p>0.5112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8783" calcext:value-type="float">
            <text:p>0.2088783</text:p>
          </table:table-cell>
          <table:table-cell office:value-type="float" office:value="0.008827536" calcext:value-type="float">
            <text:p>0.008827536</text:p>
          </table:table-cell>
          <table:table-cell office:value-type="float" office:value="9.501304E-016" calcext:value-type="float">
            <text:p>9.501304E-16</text:p>
          </table:table-cell>
          <table:table-cell office:value-type="float" office:value="9.756233E-016" calcext:value-type="float">
            <text:p>9.75623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283364" calcext:value-type="float">
            <text:p>-0.9283364</text:p>
          </table:table-cell>
          <table:table-cell office:value-type="float" office:value="-0.0176111" calcext:value-type="float">
            <text:p>-0.0176111</text:p>
          </table:table-cell>
          <table:table-cell office:value-type="float" office:value="-0.01498855" calcext:value-type="float">
            <text:p>-0.01498855</text:p>
          </table:table-cell>
          <table:table-cell office:value-type="float" office:value="-0.01422213" calcext:value-type="float">
            <text:p>-0.01422213</text:p>
          </table:table-cell>
          <table:table-cell office:value-type="float" office:value="-0.01475828" calcext:value-type="float">
            <text:p>-0.01475828</text:p>
          </table:table-cell>
          <table:table-cell office:value-type="float" office:value="-0.01506764" calcext:value-type="float">
            <text:p>-0.01506764</text:p>
          </table:table-cell>
          <table:table-cell office:value-type="float" office:value="-0.01447781" calcext:value-type="float">
            <text:p>-0.01447781</text:p>
          </table:table-cell>
          <table:table-cell office:value-type="float" office:value="-0.01287945" calcext:value-type="float">
            <text:p>-0.01287945</text:p>
          </table:table-cell>
          <table:table-cell office:value-type="float" office:value="-0.00705157" calcext:value-type="float">
            <text:p>-0.00705157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945.843" calcext:value-type="float">
            <text:p>1945.843</text:p>
          </table:table-cell>
          <table:table-cell office:value-type="float" office:value="0" calcext:value-type="float">
            <text:p>0</text:p>
          </table:table-cell>
          <table:table-cell office:value-type="float" office:value="-0.774076" calcext:value-type="float">
            <text:p>-0.774076</text:p>
          </table:table-cell>
          <table:table-cell office:value-type="float" office:value="-0.00007618463" calcext:value-type="float">
            <text:p>-7.61846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2" calcext:value-type="float">
            <text:p>-1.22850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768.6545" calcext:value-type="float">
            <text:p>768.6545</text:p>
          </table:table-cell>
          <table:table-cell office:value-type="float" office:value="152.4506" calcext:value-type="float">
            <text:p>152.450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9.643" calcext:value-type="float">
            <text:p>1259.643</text:p>
          </table:table-cell>
          <table:table-cell office:value-type="float" office:value="537.0038" calcext:value-type="float">
            <text:p>537.0038</text:p>
          </table:table-cell>
          <table:table-cell office:value-type="float" office:value="0" calcext:value-type="float">
            <text:p>0</text:p>
          </table:table-cell>
          <table:table-cell office:value-type="float" office:value="0.1180451" calcext:value-type="float">
            <text:p>0.1180451</text:p>
          </table:table-cell>
          <table:table-cell office:value-type="float" office:value="0.2606349" calcext:value-type="float">
            <text:p>0.2606349</text:p>
          </table:table-cell>
          <table:table-cell office:value-type="float" office:value="0.2895838" calcext:value-type="float">
            <text:p>0.2895838</text:p>
          </table:table-cell>
          <table:table-cell office:value-type="float" office:value="0.3006659" calcext:value-type="float">
            <text:p>0.3006659</text:p>
          </table:table-cell>
          <table:table-cell office:value-type="float" office:value="0.3048536" calcext:value-type="float">
            <text:p>0.3048536</text:p>
          </table:table-cell>
          <table:table-cell office:value-type="float" office:value="0.3073907" calcext:value-type="float">
            <text:p>0.3073907</text:p>
          </table:table-cell>
          <table:table-cell office:value-type="float" office:value="0.3548279" calcext:value-type="float">
            <text:p>0.3548279</text:p>
          </table:table-cell>
          <table:table-cell office:value-type="float" office:value="0.3636869" calcext:value-type="float">
            <text:p>0.3636869</text:p>
          </table:table-cell>
          <table:table-cell office:value-type="float" office:value="0.3876854" calcext:value-type="float">
            <text:p>0.3876854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1" calcext:value-type="float">
            <text:p>0.51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6556" calcext:value-type="float">
            <text:p>0.1966556</text:p>
          </table:table-cell>
          <table:table-cell office:value-type="float" office:value="0.1553518" calcext:value-type="float">
            <text:p>0.1553518</text:p>
          </table:table-cell>
          <table:table-cell office:value-type="float" office:value="0.0004200374" calcext:value-type="float">
            <text:p>0.0004200374</text:p>
          </table:table-cell>
          <table:table-cell office:value-type="float" office:value="9.756233E-016" calcext:value-type="float">
            <text:p>9.75623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153253" calcext:value-type="float">
            <text:p>-6.153253</text:p>
          </table:table-cell>
          <table:table-cell office:value-type="float" office:value="-0.04706566" calcext:value-type="float">
            <text:p>-0.04706566</text:p>
          </table:table-cell>
          <table:table-cell office:value-type="float" office:value="-0.02418225" calcext:value-type="float">
            <text:p>-0.02418225</text:p>
          </table:table-cell>
          <table:table-cell office:value-type="float" office:value="-0.01875934" calcext:value-type="float">
            <text:p>-0.01875934</text:p>
          </table:table-cell>
          <table:table-cell office:value-type="float" office:value="-0.01706388" calcext:value-type="float">
            <text:p>-0.01706388</text:p>
          </table:table-cell>
          <table:table-cell office:value-type="float" office:value="-0.01611229" calcext:value-type="float">
            <text:p>-0.01611229</text:p>
          </table:table-cell>
          <table:table-cell office:value-type="float" office:value="-0.01488564" calcext:value-type="float">
            <text:p>-0.01488564</text:p>
          </table:table-cell>
          <table:table-cell office:value-type="float" office:value="-0.01297586" calcext:value-type="float">
            <text:p>-0.01297586</text:p>
          </table:table-cell>
          <table:table-cell office:value-type="float" office:value="-0.00704147" calcext:value-type="float">
            <text:p>-0.00704147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950.143" calcext:value-type="float">
            <text:p>1950.143</text:p>
          </table:table-cell>
          <table:table-cell office:value-type="float" office:value="0" calcext:value-type="float">
            <text:p>0</text:p>
          </table:table-cell>
          <table:table-cell office:value-type="float" office:value="-8.137044" calcext:value-type="float">
            <text:p>-8.137044</text:p>
          </table:table-cell>
          <table:table-cell office:value-type="float" office:value="0.00009053497" calcext:value-type="float">
            <text:p>9.05349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768.6545" calcext:value-type="float">
            <text:p>768.6545</text:p>
          </table:table-cell>
          <table:table-cell office:value-type="float" office:value="152.4674" calcext:value-type="float">
            <text:p>152.467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8.376" calcext:value-type="float">
            <text:p>1258.376</text:p>
          </table:table-cell>
          <table:table-cell office:value-type="float" office:value="538.2475" calcext:value-type="float">
            <text:p>538.2475</text:p>
          </table:table-cell>
          <table:table-cell office:value-type="float" office:value="0" calcext:value-type="float">
            <text:p>0</text:p>
          </table:table-cell>
          <table:table-cell office:value-type="float" office:value="0.1251726" calcext:value-type="float">
            <text:p>0.1251726</text:p>
          </table:table-cell>
          <table:table-cell office:value-type="float" office:value="0.2126317" calcext:value-type="float">
            <text:p>0.2126317</text:p>
          </table:table-cell>
          <table:table-cell office:value-type="float" office:value="0.2790062" calcext:value-type="float">
            <text:p>0.2790062</text:p>
          </table:table-cell>
          <table:table-cell office:value-type="float" office:value="0.2928593" calcext:value-type="float">
            <text:p>0.2928593</text:p>
          </table:table-cell>
          <table:table-cell office:value-type="float" office:value="0.3000664" calcext:value-type="float">
            <text:p>0.3000664</text:p>
          </table:table-cell>
          <table:table-cell office:value-type="float" office:value="0.3035462" calcext:value-type="float">
            <text:p>0.3035462</text:p>
          </table:table-cell>
          <table:table-cell office:value-type="float" office:value="0.3529802" calcext:value-type="float">
            <text:p>0.3529802</text:p>
          </table:table-cell>
          <table:table-cell office:value-type="float" office:value="0.3629538" calcext:value-type="float">
            <text:p>0.3629538</text:p>
          </table:table-cell>
          <table:table-cell office:value-type="float" office:value="0.3870523" calcext:value-type="float">
            <text:p>0.3870523</text:p>
          </table:table-cell>
          <table:table-cell office:value-type="float" office:value="0.412952" calcext:value-type="float">
            <text:p>0.412952</text:p>
          </table:table-cell>
          <table:table-cell office:value-type="float" office:value="0.5100939" calcext:value-type="float">
            <text:p>0.5100939</text:p>
          </table:table-cell>
          <table:table-cell office:value-type="float" office:value="0.5112618" calcext:value-type="float">
            <text:p>0.511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7722" calcext:value-type="float">
            <text:p>0.1977722</text:p>
          </table:table-cell>
          <table:table-cell office:value-type="float" office:value="0.2945317" calcext:value-type="float">
            <text:p>0.2945317</text:p>
          </table:table-cell>
          <table:table-cell office:value-type="float" office:value="0.0001442228" calcext:value-type="float">
            <text:p>0.0001442228</text:p>
          </table:table-cell>
          <table:table-cell office:value-type="float" office:value="9.756233E-016" calcext:value-type="float">
            <text:p>9.75623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270255" calcext:value-type="float">
            <text:p>-4.270255</text:p>
          </table:table-cell>
          <table:table-cell office:value-type="float" office:value="-0.1589441" calcext:value-type="float">
            <text:p>-0.1589441</text:p>
          </table:table-cell>
          <table:table-cell office:value-type="float" office:value="-0.0316248" calcext:value-type="float">
            <text:p>-0.0316248</text:p>
          </table:table-cell>
          <table:table-cell office:value-type="float" office:value="-0.02253812" calcext:value-type="float">
            <text:p>-0.02253812</text:p>
          </table:table-cell>
          <table:table-cell office:value-type="float" office:value="-0.0190398" calcext:value-type="float">
            <text:p>-0.0190398</text:p>
          </table:table-cell>
          <table:table-cell office:value-type="float" office:value="-0.01757426" calcext:value-type="float">
            <text:p>-0.01757426</text:p>
          </table:table-cell>
          <table:table-cell office:value-type="float" office:value="-0.01564907" calcext:value-type="float">
            <text:p>-0.01564907</text:p>
          </table:table-cell>
          <table:table-cell office:value-type="float" office:value="-0.01322403" calcext:value-type="float">
            <text:p>-0.01322403</text:p>
          </table:table-cell>
          <table:table-cell office:value-type="float" office:value="-0.007148068" calcext:value-type="float">
            <text:p>-0.007148068</text:p>
          </table:table-cell>
          <table:table-cell office:value-type="float" office:value="-0.003848202" calcext:value-type="float">
            <text:p>-0.003848202</text:p>
          </table:table-cell>
          <table:table-cell office:value-type="float" office:value="1955.453" calcext:value-type="float">
            <text:p>1955.453</text:p>
          </table:table-cell>
          <table:table-cell office:value-type="float" office:value="0" calcext:value-type="float">
            <text:p>0</text:p>
          </table:table-cell>
          <table:table-cell office:value-type="float" office:value="-6.817779" calcext:value-type="float">
            <text:p>-6.817779</text:p>
          </table:table-cell>
          <table:table-cell office:value-type="float" office:value="0.0002595183" calcext:value-type="float">
            <text:p>0.0002595183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1000248" calcext:value-type="float">
            <text:p>-0.0100024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768.7544" calcext:value-type="float">
            <text:p>768.7544</text:p>
          </table:table-cell>
          <table:table-cell office:value-type="float" office:value="152.6222" calcext:value-type="float">
            <text:p>152.6222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345" calcext:value-type="float">
            <text:p>1254.345</text:p>
          </table:table-cell>
          <table:table-cell office:value-type="float" office:value="542.226" calcext:value-type="float">
            <text:p>542.226</text:p>
          </table:table-cell>
          <table:table-cell office:value-type="float" office:value="0.7554263" calcext:value-type="float">
            <text:p>0.7554263</text:p>
          </table:table-cell>
          <table:table-cell office:value-type="float" office:value="0.1156785" calcext:value-type="float">
            <text:p>0.1156785</text:p>
          </table:table-cell>
          <table:table-cell office:value-type="float" office:value="0.1624525" calcext:value-type="float">
            <text:p>0.1624525</text:p>
          </table:table-cell>
          <table:table-cell office:value-type="float" office:value="0.2849001" calcext:value-type="float">
            <text:p>0.2849001</text:p>
          </table:table-cell>
          <table:table-cell office:value-type="float" office:value="0.2916084" calcext:value-type="float">
            <text:p>0.2916084</text:p>
          </table:table-cell>
          <table:table-cell office:value-type="float" office:value="0.297055" calcext:value-type="float">
            <text:p>0.297055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0.3507458" calcext:value-type="float">
            <text:p>0.3507458</text:p>
          </table:table-cell>
          <table:table-cell office:value-type="float" office:value="0.3611271" calcext:value-type="float">
            <text:p>0.3611271</text:p>
          </table:table-cell>
          <table:table-cell office:value-type="float" office:value="0.3848429" calcext:value-type="float">
            <text:p>0.3848429</text:p>
          </table:table-cell>
          <table:table-cell office:value-type="float" office:value="0.4094288" calcext:value-type="float">
            <text:p>0.4094288</text:p>
          </table:table-cell>
          <table:table-cell office:value-type="float" office:value="0.5077893" calcext:value-type="float">
            <text:p>0.5077893</text:p>
          </table:table-cell>
          <table:table-cell office:value-type="float" office:value="0.5112603" calcext:value-type="float">
            <text:p>0.511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4696" calcext:value-type="float">
            <text:p>0.2004696</text:p>
          </table:table-cell>
          <table:table-cell office:value-type="float" office:value="0.3447137" calcext:value-type="float">
            <text:p>0.3447137</text:p>
          </table:table-cell>
          <table:table-cell office:value-type="float" office:value="0.002550338" calcext:value-type="float">
            <text:p>0.002550338</text:p>
          </table:table-cell>
          <table:table-cell office:value-type="float" office:value="9.756233E-016" calcext:value-type="float">
            <text:p>9.75623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698362" calcext:value-type="float">
            <text:p>-6.698362</text:p>
          </table:table-cell>
          <table:table-cell office:value-type="float" office:value="-0.8072808" calcext:value-type="float">
            <text:p>-0.8072808</text:p>
          </table:table-cell>
          <table:table-cell office:value-type="float" office:value="-0.02712922" calcext:value-type="float">
            <text:p>-0.02712922</text:p>
          </table:table-cell>
          <table:table-cell office:value-type="float" office:value="-0.02323031" calcext:value-type="float">
            <text:p>-0.02323031</text:p>
          </table:table-cell>
          <table:table-cell office:value-type="float" office:value="-0.02043466" calcext:value-type="float">
            <text:p>-0.02043466</text:p>
          </table:table-cell>
          <table:table-cell office:value-type="float" office:value="-0.01857094" calcext:value-type="float">
            <text:p>-0.01857094</text:p>
          </table:table-cell>
          <table:table-cell office:value-type="float" office:value="-0.01663845" calcext:value-type="float">
            <text:p>-0.01663845</text:p>
          </table:table-cell>
          <table:table-cell office:value-type="float" office:value="-0.01388091" calcext:value-type="float">
            <text:p>-0.01388091</text:p>
          </table:table-cell>
          <table:table-cell office:value-type="float" office:value="-0.007552241" calcext:value-type="float">
            <text:p>-0.007552241</text:p>
          </table:table-cell>
          <table:table-cell office:value-type="float" office:value="-0.004177841" calcext:value-type="float">
            <text:p>-0.004177841</text:p>
          </table:table-cell>
          <table:table-cell office:value-type="float" office:value="1964.712" calcext:value-type="float">
            <text:p>1964.712</text:p>
          </table:table-cell>
          <table:table-cell office:value-type="float" office:value="0" calcext:value-type="float">
            <text:p>0</text:p>
          </table:table-cell>
          <table:table-cell office:value-type="float" office:value="-8.882275" calcext:value-type="float">
            <text:p>-8.882275</text:p>
          </table:table-cell>
          <table:table-cell office:value-type="float" office:value="0.0003293226" calcext:value-type="float">
            <text:p>0.0003293226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100043" calcext:value-type="float">
            <text:p>-0.010004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772.8545" calcext:value-type="float">
            <text:p>772.8545</text:p>
          </table:table-cell>
          <table:table-cell office:value-type="float" office:value="152.6942" calcext:value-type="float">
            <text:p>152.6942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4.629" calcext:value-type="float">
            <text:p>1254.629</text:p>
          </table:table-cell>
          <table:table-cell office:value-type="float" office:value="545.9684" calcext:value-type="float">
            <text:p>545.9684</text:p>
          </table:table-cell>
          <table:table-cell office:value-type="float" office:value="2.230266" calcext:value-type="float">
            <text:p>2.230266</text:p>
          </table:table-cell>
          <table:table-cell office:value-type="float" office:value="0.2967752" calcext:value-type="float">
            <text:p>0.2967752</text:p>
          </table:table-cell>
          <table:table-cell office:value-type="float" office:value="0.1780629" calcext:value-type="float">
            <text:p>0.1780629</text:p>
          </table:table-cell>
          <table:table-cell office:value-type="float" office:value="0.2712193" calcext:value-type="float">
            <text:p>0.2712193</text:p>
          </table:table-cell>
          <table:table-cell office:value-type="float" office:value="0.285943" calcext:value-type="float">
            <text:p>0.285943</text:p>
          </table:table-cell>
          <table:table-cell office:value-type="float" office:value="0.2944027" calcext:value-type="float">
            <text:p>0.2944027</text:p>
          </table:table-cell>
          <table:table-cell office:value-type="float" office:value="0.3005471" calcext:value-type="float">
            <text:p>0.3005471</text:p>
          </table:table-cell>
          <table:table-cell office:value-type="float" office:value="0.3624937" calcext:value-type="float">
            <text:p>0.3624937</text:p>
          </table:table-cell>
          <table:table-cell office:value-type="float" office:value="0.3597305" calcext:value-type="float">
            <text:p>0.3597305</text:p>
          </table:table-cell>
          <table:table-cell office:value-type="float" office:value="0.3829854" calcext:value-type="float">
            <text:p>0.3829854</text:p>
          </table:table-cell>
          <table:table-cell office:value-type="float" office:value="0.4065385" calcext:value-type="float">
            <text:p>0.4065385</text:p>
          </table:table-cell>
          <table:table-cell office:value-type="float" office:value="0.5050356" calcext:value-type="float">
            <text:p>0.5050356</text:p>
          </table:table-cell>
          <table:table-cell office:value-type="float" office:value="0.5112627" calcext:value-type="float">
            <text:p>0.5112627</text:p>
          </table:table-cell>
          <table:table-cell office:value-type="float" office:value="0" calcext:value-type="float">
            <text:p>0</text:p>
          </table:table-cell>
          <table:table-cell office:value-type="float" office:value="0.0003380593" calcext:value-type="float">
            <text:p>0.0003380593</text:p>
          </table:table-cell>
          <table:table-cell office:value-type="float" office:value="0.2187511" calcext:value-type="float">
            <text:p>0.2187511</text:p>
          </table:table-cell>
          <table:table-cell office:value-type="float" office:value="0.329086" calcext:value-type="float">
            <text:p>0.329086</text:p>
          </table:table-cell>
          <table:table-cell office:value-type="float" office:value="0.03140887" calcext:value-type="float">
            <text:p>0.03140887</text:p>
          </table:table-cell>
          <table:table-cell office:value-type="float" office:value="9.756236E-016" calcext:value-type="float">
            <text:p>9.756236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76653" calcext:value-type="float">
            <text:p>-0.02376653</text:p>
          </table:table-cell>
          <table:table-cell office:value-type="float" office:value="-0.4979582" calcext:value-type="float">
            <text:p>-0.4979582</text:p>
          </table:table-cell>
          <table:table-cell office:value-type="float" office:value="-0.03787546" calcext:value-type="float">
            <text:p>-0.03787546</text:p>
          </table:table-cell>
          <table:table-cell office:value-type="float" office:value="-0.0265972" calcext:value-type="float">
            <text:p>-0.0265972</text:p>
          </table:table-cell>
          <table:table-cell office:value-type="float" office:value="-0.02174114" calcext:value-type="float">
            <text:p>-0.02174114</text:p>
          </table:table-cell>
          <table:table-cell office:value-type="float" office:value="-0.01888911" calcext:value-type="float">
            <text:p>-0.01888911</text:p>
          </table:table-cell>
          <table:table-cell office:value-type="float" office:value="-0.01275356" calcext:value-type="float">
            <text:p>-0.01275356</text:p>
          </table:table-cell>
          <table:table-cell office:value-type="float" office:value="-0.01441201" calcext:value-type="float">
            <text:p>-0.01441201</text:p>
          </table:table-cell>
          <table:table-cell office:value-type="float" office:value="-0.007911552" calcext:value-type="float">
            <text:p>-0.007911552</text:p>
          </table:table-cell>
          <table:table-cell office:value-type="float" office:value="-0.004471799" calcext:value-type="float">
            <text:p>-0.004471799</text:p>
          </table:table-cell>
          <table:table-cell office:value-type="float" office:value="1973.809" calcext:value-type="float">
            <text:p>1973.80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7979808" calcext:value-type="float">
            <text:p>0.0007979808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3367308" calcext:value-type="float">
            <text:p>0.00033673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775.1545" calcext:value-type="float">
            <text:p>775.1545</text:p>
          </table:table-cell>
          <table:table-cell office:value-type="float" office:value="152.5534" calcext:value-type="float">
            <text:p>152.553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5.847" calcext:value-type="float">
            <text:p>1255.847</text:p>
          </table:table-cell>
          <table:table-cell office:value-type="float" office:value="547.1887" calcext:value-type="float">
            <text:p>547.1887</text:p>
          </table:table-cell>
          <table:table-cell office:value-type="float" office:value="0" calcext:value-type="float">
            <text:p>0</text:p>
          </table:table-cell>
          <table:table-cell office:value-type="float" office:value="0.2887703" calcext:value-type="float">
            <text:p>0.2887703</text:p>
          </table:table-cell>
          <table:table-cell office:value-type="float" office:value="0.2946081" calcext:value-type="float">
            <text:p>0.2946081</text:p>
          </table:table-cell>
          <table:table-cell office:value-type="float" office:value="0.3036788" calcext:value-type="float">
            <text:p>0.3036788</text:p>
          </table:table-cell>
          <table:table-cell office:value-type="float" office:value="0.3050292" calcext:value-type="float">
            <text:p>0.3050292</text:p>
          </table:table-cell>
          <table:table-cell office:value-type="float" office:value="0.3071883" calcext:value-type="float">
            <text:p>0.3071883</text:p>
          </table:table-cell>
          <table:table-cell office:value-type="float" office:value="0.3174384" calcext:value-type="float">
            <text:p>0.3174384</text:p>
          </table:table-cell>
          <table:table-cell office:value-type="float" office:value="0.3784565" calcext:value-type="float">
            <text:p>0.3784565</text:p>
          </table:table-cell>
          <table:table-cell office:value-type="float" office:value="0.361414" calcext:value-type="float">
            <text:p>0.361414</text:p>
          </table:table-cell>
          <table:table-cell office:value-type="float" office:value="0.3828464" calcext:value-type="float">
            <text:p>0.3828464</text:p>
          </table:table-cell>
          <table:table-cell office:value-type="float" office:value="0.4062097" calcext:value-type="float">
            <text:p>0.4062097</text:p>
          </table:table-cell>
          <table:table-cell office:value-type="float" office:value="0.5053874" calcext:value-type="float">
            <text:p>0.5053874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5646" calcext:value-type="float">
            <text:p>0.01935646</text:p>
          </table:table-cell>
          <table:table-cell office:value-type="float" office:value="0.1113866" calcext:value-type="float">
            <text:p>0.1113866</text:p>
          </table:table-cell>
          <table:table-cell office:value-type="float" office:value="0.03051727" calcext:value-type="float">
            <text:p>0.03051727</text:p>
          </table:table-cell>
          <table:table-cell office:value-type="float" office:value="0.00000001390097" calcext:value-type="float">
            <text:p>1.390097E-08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237363" calcext:value-type="float">
            <text:p>1.237363E-05</text:p>
          </table:table-cell>
          <table:table-cell office:value-type="float" office:value="-0.02451135" calcext:value-type="float">
            <text:p>-0.02451135</text:p>
          </table:table-cell>
          <table:table-cell office:value-type="float" office:value="-0.02135554" calcext:value-type="float">
            <text:p>-0.02135554</text:p>
          </table:table-cell>
          <table:table-cell office:value-type="float" office:value="-0.01748081" calcext:value-type="float">
            <text:p>-0.01748081</text:p>
          </table:table-cell>
          <table:table-cell office:value-type="float" office:value="-0.01700509" calcext:value-type="float">
            <text:p>-0.01700509</text:p>
          </table:table-cell>
          <table:table-cell office:value-type="float" office:value="-0.01625672" calcext:value-type="float">
            <text:p>-0.01625672</text:p>
          </table:table-cell>
          <table:table-cell office:value-type="float" office:value="-0.01290613" calcext:value-type="float">
            <text:p>-0.01290613</text:p>
          </table:table-cell>
          <table:table-cell office:value-type="float" office:value="-0.007994973" calcext:value-type="float">
            <text:p>-0.007994973</text:p>
          </table:table-cell>
          <table:table-cell office:value-type="float" office:value="-0.01378936" calcext:value-type="float">
            <text:p>-0.01378936</text:p>
          </table:table-cell>
          <table:table-cell office:value-type="float" office:value="-0.007944865" calcext:value-type="float">
            <text:p>-0.007944865</text:p>
          </table:table-cell>
          <table:table-cell office:value-type="float" office:value="-0.004511393" calcext:value-type="float">
            <text:p>-0.004511393</text:p>
          </table:table-cell>
          <table:table-cell office:value-type="float" office:value="1980.442" calcext:value-type="float">
            <text:p>1980.442</text:p>
          </table:table-cell>
          <table:table-cell office:value-type="float" office:value="0" calcext:value-type="float">
            <text:p>0</text:p>
          </table:table-cell>
          <table:table-cell office:value-type="float" office:value="-0.05778107" calcext:value-type="float">
            <text:p>-0.05778107</text:p>
          </table:table-cell>
          <table:table-cell office:value-type="float" office:value="-0.0004277765" calcext:value-type="float">
            <text:p>-0.000427776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62878" calcext:value-type="float">
            <text:p>-1.2628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775.5544" calcext:value-type="float">
            <text:p>775.5544</text:p>
          </table:table-cell>
          <table:table-cell office:value-type="float" office:value="152.4985" calcext:value-type="float">
            <text:p>152.498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6.815" calcext:value-type="float">
            <text:p>1256.815</text:p>
          </table:table-cell>
          <table:table-cell office:value-type="float" office:value="546.6714" calcext:value-type="float">
            <text:p>546.6714</text:p>
          </table:table-cell>
          <table:table-cell office:value-type="float" office:value="0" calcext:value-type="float">
            <text:p>0</text:p>
          </table:table-cell>
          <table:table-cell office:value-type="float" office:value="0.3060859" calcext:value-type="float">
            <text:p>0.3060859</text:p>
          </table:table-cell>
          <table:table-cell office:value-type="float" office:value="0.3099626" calcext:value-type="float">
            <text:p>0.3099626</text:p>
          </table:table-cell>
          <table:table-cell office:value-type="float" office:value="0.3141969" calcext:value-type="float">
            <text:p>0.3141969</text:p>
          </table:table-cell>
          <table:table-cell office:value-type="float" office:value="0.3117415" calcext:value-type="float">
            <text:p>0.3117415</text:p>
          </table:table-cell>
          <table:table-cell office:value-type="float" office:value="0.3121592" calcext:value-type="float">
            <text:p>0.3121592</text:p>
          </table:table-cell>
          <table:table-cell office:value-type="float" office:value="0.3170902" calcext:value-type="float">
            <text:p>0.3170902</text:p>
          </table:table-cell>
          <table:table-cell office:value-type="float" office:value="0.3715469" calcext:value-type="float">
            <text:p>0.3715469</text:p>
          </table:table-cell>
          <table:table-cell office:value-type="float" office:value="0.3631099" calcext:value-type="float">
            <text:p>0.3631099</text:p>
          </table:table-cell>
          <table:table-cell office:value-type="float" office:value="0.383794" calcext:value-type="float">
            <text:p>0.383794</text:p>
          </table:table-cell>
          <table:table-cell office:value-type="float" office:value="0.407739" calcext:value-type="float">
            <text:p>0.407739</text:p>
          </table:table-cell>
          <table:table-cell office:value-type="float" office:value="0.5079725" calcext:value-type="float">
            <text:p>0.5079725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97448" calcext:value-type="float">
            <text:p>0.03197448</text:p>
          </table:table-cell>
          <table:table-cell office:value-type="float" office:value="0.0206834" calcext:value-type="float">
            <text:p>0.0206834</text:p>
          </table:table-cell>
          <table:table-cell office:value-type="float" office:value="9.759172E-016" calcext:value-type="float">
            <text:p>9.759172E-16</text:p>
          </table:table-cell>
          <table:table-cell office:value-type="float" office:value="9.187943E-016" calcext:value-type="float">
            <text:p>9.18794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30047" calcext:value-type="float">
            <text:p>-0.01630047</text:p>
          </table:table-cell>
          <table:table-cell office:value-type="float" office:value="-0.01496684" calcext:value-type="float">
            <text:p>-0.01496684</text:p>
          </table:table-cell>
          <table:table-cell office:value-type="float" office:value="-0.01375136" calcext:value-type="float">
            <text:p>-0.01375136</text:p>
          </table:table-cell>
          <table:table-cell office:value-type="float" office:value="-0.01462747" calcext:value-type="float">
            <text:p>-0.01462747</text:p>
          </table:table-cell>
          <table:table-cell office:value-type="float" office:value="-0.01451243" calcext:value-type="float">
            <text:p>-0.01451243</text:p>
          </table:table-cell>
          <table:table-cell office:value-type="float" office:value="-0.01300032" calcext:value-type="float">
            <text:p>-0.01300032</text:p>
          </table:table-cell>
          <table:table-cell office:value-type="float" office:value="-0.009539673" calcext:value-type="float">
            <text:p>-0.009539673</text:p>
          </table:table-cell>
          <table:table-cell office:value-type="float" office:value="-0.0131817" calcext:value-type="float">
            <text:p>-0.0131817</text:p>
          </table:table-cell>
          <table:table-cell office:value-type="float" office:value="-0.007758222" calcext:value-type="float">
            <text:p>-0.007758222</text:p>
          </table:table-cell>
          <table:table-cell office:value-type="float" office:value="-0.004351673" calcext:value-type="float">
            <text:p>-0.004351673</text:p>
          </table:table-cell>
          <table:table-cell office:value-type="float" office:value="1985.331" calcext:value-type="float">
            <text:p>1985.331</text:p>
          </table:table-cell>
          <table:table-cell office:value-type="float" office:value="0" calcext:value-type="float">
            <text:p>0</text:p>
          </table:table-cell>
          <table:table-cell office:value-type="float" office:value="-0.02483579" calcext:value-type="float">
            <text:p>-0.02483579</text:p>
          </table:table-cell>
          <table:table-cell office:value-type="float" office:value="-0.0006913591" calcext:value-type="float">
            <text:p>-0.000691359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56634" calcext:value-type="float">
            <text:p>-1.25663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785.5541" calcext:value-type="float">
            <text:p>785.5541</text:p>
          </table:table-cell>
          <table:table-cell office:value-type="float" office:value="152.3008" calcext:value-type="float">
            <text:p>152.300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6.127" calcext:value-type="float">
            <text:p>1266.127</text:p>
          </table:table-cell>
          <table:table-cell office:value-type="float" office:value="547.5572" calcext:value-type="float">
            <text:p>547.5572</text:p>
          </table:table-cell>
          <table:table-cell office:value-type="float" office:value="0" calcext:value-type="float">
            <text:p>0</text:p>
          </table:table-cell>
          <table:table-cell office:value-type="float" office:value="0.3439501" calcext:value-type="float">
            <text:p>0.3439501</text:p>
          </table:table-cell>
          <table:table-cell office:value-type="float" office:value="0.3495111" calcext:value-type="float">
            <text:p>0.3495111</text:p>
          </table:table-cell>
          <table:table-cell office:value-type="float" office:value="0.3580539" calcext:value-type="float">
            <text:p>0.3580539</text:p>
          </table:table-cell>
          <table:table-cell office:value-type="float" office:value="0.3525237" calcext:value-type="float">
            <text:p>0.3525237</text:p>
          </table:table-cell>
          <table:table-cell office:value-type="float" office:value="0.3305649" calcext:value-type="float">
            <text:p>0.3305649</text:p>
          </table:table-cell>
          <table:table-cell office:value-type="float" office:value="0.3216324" calcext:value-type="float">
            <text:p>0.3216324</text:p>
          </table:table-cell>
          <table:table-cell office:value-type="float" office:value="0.3730828" calcext:value-type="float">
            <text:p>0.3730828</text:p>
          </table:table-cell>
          <table:table-cell office:value-type="float" office:value="0.3643422" calcext:value-type="float">
            <text:p>0.3643422</text:p>
          </table:table-cell>
          <table:table-cell office:value-type="float" office:value="0.3845732" calcext:value-type="float">
            <text:p>0.3845732</text:p>
          </table:table-cell>
          <table:table-cell office:value-type="float" office:value="0.4090399" calcext:value-type="float">
            <text:p>0.4090399</text:p>
          </table:table-cell>
          <table:table-cell office:value-type="float" office:value="0.5103731" calcext:value-type="float">
            <text:p>0.5103731</text:p>
          </table:table-cell>
          <table:table-cell office:value-type="float" office:value="0.51126" calcext:value-type="float">
            <text:p>0.51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9853" calcext:value-type="float">
            <text:p>0.1039853</text:p>
          </table:table-cell>
          <table:table-cell office:value-type="float" office:value="0.00710631" calcext:value-type="float">
            <text:p>0.00710631</text:p>
          </table:table-cell>
          <table:table-cell office:value-type="float" office:value="9.759143E-016" calcext:value-type="float">
            <text:p>9.759143E-16</text:p>
          </table:table-cell>
          <table:table-cell office:value-type="float" office:value="9.187943E-016" calcext:value-type="float">
            <text:p>9.18794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045695" calcext:value-type="float">
            <text:p>-0.007045695</text:p>
          </table:table-cell>
          <table:table-cell office:value-type="float" office:value="-0.006349328" calcext:value-type="float">
            <text:p>-0.006349328</text:p>
          </table:table-cell>
          <table:table-cell office:value-type="float" office:value="-0.005431987" calcext:value-type="float">
            <text:p>-0.005431987</text:p>
          </table:table-cell>
          <table:table-cell office:value-type="float" office:value="-0.006159361" calcext:value-type="float">
            <text:p>-0.006159361</text:p>
          </table:table-cell>
          <table:table-cell office:value-type="float" office:value="-0.009876679" calcext:value-type="float">
            <text:p>-0.009876679</text:p>
          </table:table-cell>
          <table:table-cell office:value-type="float" office:value="-0.01187762" calcext:value-type="float">
            <text:p>-0.01187762</text:p>
          </table:table-cell>
          <table:table-cell office:value-type="float" office:value="-0.009215858" calcext:value-type="float">
            <text:p>-0.009215858</text:p>
          </table:table-cell>
          <table:table-cell office:value-type="float" office:value="-0.01275881" calcext:value-type="float">
            <text:p>-0.01275881</text:p>
          </table:table-cell>
          <table:table-cell office:value-type="float" office:value="-0.007608585" calcext:value-type="float">
            <text:p>-0.007608585</text:p>
          </table:table-cell>
          <table:table-cell office:value-type="float" office:value="-0.004220486" calcext:value-type="float">
            <text:p>-0.004220486</text:p>
          </table:table-cell>
          <table:table-cell office:value-type="float" office:value="1991.562" calcext:value-type="float">
            <text:p>1991.562</text:p>
          </table:table-cell>
          <table:table-cell office:value-type="float" office:value="0" calcext:value-type="float">
            <text:p>0</text:p>
          </table:table-cell>
          <table:table-cell office:value-type="float" office:value="-0.0116158" calcext:value-type="float">
            <text:p>-0.0116158</text:p>
          </table:table-cell>
          <table:table-cell office:value-type="float" office:value="-0.0006261331" calcext:value-type="float">
            <text:p>-0.000626133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51327" calcext:value-type="float">
            <text:p>-1.2513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785.5541" calcext:value-type="float">
            <text:p>785.5541</text:p>
          </table:table-cell>
          <table:table-cell office:value-type="float" office:value="152.6273" calcext:value-type="float">
            <text:p>152.627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60.474" calcext:value-type="float">
            <text:p>1260.474</text:p>
          </table:table-cell>
          <table:table-cell office:value-type="float" office:value="552.8825" calcext:value-type="float">
            <text:p>552.8825</text:p>
          </table:table-cell>
          <table:table-cell office:value-type="float" office:value="0" calcext:value-type="float">
            <text:p>0</text:p>
          </table:table-cell>
          <table:table-cell office:value-type="float" office:value="0.1227839" calcext:value-type="float">
            <text:p>0.1227839</text:p>
          </table:table-cell>
          <table:table-cell office:value-type="float" office:value="0.2869935" calcext:value-type="float">
            <text:p>0.2869935</text:p>
          </table:table-cell>
          <table:table-cell office:value-type="float" office:value="0.3048365" calcext:value-type="float">
            <text:p>0.3048365</text:p>
          </table:table-cell>
          <table:table-cell office:value-type="float" office:value="0.3157249" calcext:value-type="float">
            <text:p>0.3157249</text:p>
          </table:table-cell>
          <table:table-cell office:value-type="float" office:value="0.319698" calcext:value-type="float">
            <text:p>0.319698</text:p>
          </table:table-cell>
          <table:table-cell office:value-type="float" office:value="0.3225026" calcext:value-type="float">
            <text:p>0.3225026</text:p>
          </table:table-cell>
          <table:table-cell office:value-type="float" office:value="0.3688571" calcext:value-type="float">
            <text:p>0.3688571</text:p>
          </table:table-cell>
          <table:table-cell office:value-type="float" office:value="0.3644573" calcext:value-type="float">
            <text:p>0.3644573</text:p>
          </table:table-cell>
          <table:table-cell office:value-type="float" office:value="0.3837351" calcext:value-type="float">
            <text:p>0.3837351</text:p>
          </table:table-cell>
          <table:table-cell office:value-type="float" office:value="0.4076504" calcext:value-type="float">
            <text:p>0.4076504</text:p>
          </table:table-cell>
          <table:table-cell office:value-type="float" office:value="0.5092509" calcext:value-type="float">
            <text:p>0.5092509</text:p>
          </table:table-cell>
          <table:table-cell office:value-type="float" office:value="0.5112605" calcext:value-type="float">
            <text:p>0.511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7882" calcext:value-type="float">
            <text:p>0.3817882</text:p>
          </table:table-cell>
          <table:table-cell office:value-type="float" office:value="0.1102211" calcext:value-type="float">
            <text:p>0.1102211</text:p>
          </table:table-cell>
          <table:table-cell office:value-type="float" office:value="0.003658444" calcext:value-type="float">
            <text:p>0.003658444</text:p>
          </table:table-cell>
          <table:table-cell office:value-type="float" office:value="9.187943E-016" calcext:value-type="float">
            <text:p>9.18794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870693" calcext:value-type="float">
            <text:p>-4.870693</text:p>
          </table:table-cell>
          <table:table-cell office:value-type="float" office:value="-0.02553527" calcext:value-type="float">
            <text:p>-0.02553527</text:p>
          </table:table-cell>
          <table:table-cell office:value-type="float" office:value="-0.01688575" calcext:value-type="float">
            <text:p>-0.01688575</text:p>
          </table:table-cell>
          <table:table-cell office:value-type="float" office:value="-0.01331774" calcext:value-type="float">
            <text:p>-0.01331774</text:p>
          </table:table-cell>
          <table:table-cell office:value-type="float" office:value="-0.01224647" calcext:value-type="float">
            <text:p>-0.01224647</text:p>
          </table:table-cell>
          <table:table-cell office:value-type="float" office:value="-0.01153127" calcext:value-type="float">
            <text:p>-0.01153127</text:p>
          </table:table-cell>
          <table:table-cell office:value-type="float" office:value="-0.010222" calcext:value-type="float">
            <text:p>-0.010222</text:p>
          </table:table-cell>
          <table:table-cell office:value-type="float" office:value="-0.01271294" calcext:value-type="float">
            <text:p>-0.01271294</text:p>
          </table:table-cell>
          <table:table-cell office:value-type="float" office:value="-0.007764465" calcext:value-type="float">
            <text:p>-0.007764465</text:p>
          </table:table-cell>
          <table:table-cell office:value-type="float" office:value="-0.004356195" calcext:value-type="float">
            <text:p>-0.004356195</text:p>
          </table:table-cell>
          <table:table-cell office:value-type="float" office:value="2002.198" calcext:value-type="float">
            <text:p>2002.198</text:p>
          </table:table-cell>
          <table:table-cell office:value-type="float" office:value="0" calcext:value-type="float">
            <text:p>0</text:p>
          </table:table-cell>
          <table:table-cell office:value-type="float" office:value="-12.84461" calcext:value-type="float">
            <text:p>-12.84461</text:p>
          </table:table-cell>
          <table:table-cell office:value-type="float" office:value="-0.0002994714" calcext:value-type="float">
            <text:p>-0.0002994714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3487628" calcext:value-type="float">
            <text:p>-3.487628E-0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790.2538" calcext:value-type="float">
            <text:p>790.2538</text:p>
          </table:table-cell>
          <table:table-cell office:value-type="float" office:value="152.6287" calcext:value-type="float">
            <text:p>152.628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9.02" calcext:value-type="float">
            <text:p>1259.02</text:p>
          </table:table-cell>
          <table:table-cell office:value-type="float" office:value="559.0369" calcext:value-type="float">
            <text:p>559.0369</text:p>
          </table:table-cell>
          <table:table-cell office:value-type="float" office:value="1.557555" calcext:value-type="float">
            <text:p>1.557555</text:p>
          </table:table-cell>
          <table:table-cell office:value-type="float" office:value="0.1622552" calcext:value-type="float">
            <text:p>0.1622552</text:p>
          </table:table-cell>
          <table:table-cell office:value-type="float" office:value="0.2983464" calcext:value-type="float">
            <text:p>0.2983464</text:p>
          </table:table-cell>
          <table:table-cell office:value-type="float" office:value="0.3037681" calcext:value-type="float">
            <text:p>0.3037681</text:p>
          </table:table-cell>
          <table:table-cell office:value-type="float" office:value="0.3091569" calcext:value-type="float">
            <text:p>0.3091569</text:p>
          </table:table-cell>
          <table:table-cell office:value-type="float" office:value="0.3180422" calcext:value-type="float">
            <text:p>0.3180422</text:p>
          </table:table-cell>
          <table:table-cell office:value-type="float" office:value="0.3287402" calcext:value-type="float">
            <text:p>0.3287402</text:p>
          </table:table-cell>
          <table:table-cell office:value-type="float" office:value="0.3830591" calcext:value-type="float">
            <text:p>0.3830591</text:p>
          </table:table-cell>
          <table:table-cell office:value-type="float" office:value="0.3649678" calcext:value-type="float">
            <text:p>0.3649678</text:p>
          </table:table-cell>
          <table:table-cell office:value-type="float" office:value="0.3822263" calcext:value-type="float">
            <text:p>0.3822263</text:p>
          </table:table-cell>
          <table:table-cell office:value-type="float" office:value="0.4050111" calcext:value-type="float">
            <text:p>0.4050111</text:p>
          </table:table-cell>
          <table:table-cell office:value-type="float" office:value="0.5064321" calcext:value-type="float">
            <text:p>0.5064321</text:p>
          </table:table-cell>
          <table:table-cell office:value-type="float" office:value="0.5112607" calcext:value-type="float">
            <text:p>0.5112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494" calcext:value-type="float">
            <text:p>0.344494</text:p>
          </table:table-cell>
          <table:table-cell office:value-type="float" office:value="0.135985" calcext:value-type="float">
            <text:p>0.135985</text:p>
          </table:table-cell>
          <table:table-cell office:value-type="float" office:value="9.198652E-016" calcext:value-type="float">
            <text:p>9.198652E-16</text:p>
          </table:table-cell>
          <table:table-cell office:value-type="float" office:value="9.187943E-016" calcext:value-type="float">
            <text:p>9.18794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721872" calcext:value-type="float">
            <text:p>-0.7721872</text:p>
          </table:table-cell>
          <table:table-cell office:value-type="float" office:value="-0.01967052" calcext:value-type="float">
            <text:p>-0.01967052</text:p>
          </table:table-cell>
          <table:table-cell office:value-type="float" office:value="-0.01745881" calcext:value-type="float">
            <text:p>-0.01745881</text:p>
          </table:table-cell>
          <table:table-cell office:value-type="float" office:value="-0.01550084" calcext:value-type="float">
            <text:p>-0.01550084</text:p>
          </table:table-cell>
          <table:table-cell office:value-type="float" office:value="-0.01273012" calcext:value-type="float">
            <text:p>-0.01273012</text:p>
          </table:table-cell>
          <table:table-cell office:value-type="float" office:value="-0.01008628" calcext:value-type="float">
            <text:p>-0.01008628</text:p>
          </table:table-cell>
          <table:table-cell office:value-type="float" office:value="-0.007076415" calcext:value-type="float">
            <text:p>-0.007076415</text:p>
          </table:table-cell>
          <table:table-cell office:value-type="float" office:value="-0.01254647" calcext:value-type="float">
            <text:p>-0.01254647</text:p>
          </table:table-cell>
          <table:table-cell office:value-type="float" office:value="-0.008064232" calcext:value-type="float">
            <text:p>-0.008064232</text:p>
          </table:table-cell>
          <table:table-cell office:value-type="float" office:value="-0.004636248" calcext:value-type="float">
            <text:p>-0.004636248</text:p>
          </table:table-cell>
          <table:table-cell office:value-type="float" office:value="2013.698" calcext:value-type="float">
            <text:p>2013.698</text:p>
          </table:table-cell>
          <table:table-cell office:value-type="float" office:value="0" calcext:value-type="float">
            <text:p>0</text:p>
          </table:table-cell>
          <table:table-cell office:value-type="float" office:value="-0.281743" calcext:value-type="float">
            <text:p>-0.281743</text:p>
          </table:table-cell>
          <table:table-cell office:value-type="float" office:value="-0.000314111" calcext:value-type="float">
            <text:p>-0.000314111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3555906" calcext:value-type="float">
            <text:p>-3.555906E-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790.2538" calcext:value-type="float">
            <text:p>790.2538</text:p>
          </table:table-cell>
          <table:table-cell office:value-type="float" office:value="152.7598" calcext:value-type="float">
            <text:p>152.759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53.459" calcext:value-type="float">
            <text:p>1253.459</text:p>
          </table:table-cell>
          <table:table-cell office:value-type="float" office:value="564.4654" calcext:value-type="float">
            <text:p>564.4654</text:p>
          </table:table-cell>
          <table:table-cell office:value-type="float" office:value="1.109259" calcext:value-type="float">
            <text:p>1.109259</text:p>
          </table:table-cell>
          <table:table-cell office:value-type="float" office:value="0.1495912" calcext:value-type="float">
            <text:p>0.1495912</text:p>
          </table:table-cell>
          <table:table-cell office:value-type="float" office:value="0.2914561" calcext:value-type="float">
            <text:p>0.2914561</text:p>
          </table:table-cell>
          <table:table-cell office:value-type="float" office:value="0.2989314" calcext:value-type="float">
            <text:p>0.2989314</text:p>
          </table:table-cell>
          <table:table-cell office:value-type="float" office:value="0.3044561" calcext:value-type="float">
            <text:p>0.3044561</text:p>
          </table:table-cell>
          <table:table-cell office:value-type="float" office:value="0.3095602" calcext:value-type="float">
            <text:p>0.3095602</text:p>
          </table:table-cell>
          <table:table-cell office:value-type="float" office:value="0.3147418" calcext:value-type="float">
            <text:p>0.3147418</text:p>
          </table:table-cell>
          <table:table-cell office:value-type="float" office:value="0.3665945" calcext:value-type="float">
            <text:p>0.3665945</text:p>
          </table:table-cell>
          <table:table-cell office:value-type="float" office:value="0.364255" calcext:value-type="float">
            <text:p>0.364255</text:p>
          </table:table-cell>
          <table:table-cell office:value-type="float" office:value="0.3810281" calcext:value-type="float">
            <text:p>0.3810281</text:p>
          </table:table-cell>
          <table:table-cell office:value-type="float" office:value="0.4027752" calcext:value-type="float">
            <text:p>0.4027752</text:p>
          </table:table-cell>
          <table:table-cell office:value-type="float" office:value="0.5033696" calcext:value-type="float">
            <text:p>0.5033696</text:p>
          </table:table-cell>
          <table:table-cell office:value-type="float" office:value="0.5112609" calcext:value-type="float">
            <text:p>0.5112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1586" calcext:value-type="float">
            <text:p>0.3571586</text:p>
          </table:table-cell>
          <table:table-cell office:value-type="float" office:value="0.1772911" calcext:value-type="float">
            <text:p>0.1772911</text:p>
          </table:table-cell>
          <table:table-cell office:value-type="float" office:value="9.381864E-016" calcext:value-type="float">
            <text:p>9.381864E-16</text:p>
          </table:table-cell>
          <table:table-cell office:value-type="float" office:value="9.187943E-016" calcext:value-type="float">
            <text:p>9.18794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96288" calcext:value-type="float">
            <text:p>-1.296288</text:p>
          </table:table-cell>
          <table:table-cell office:value-type="float" office:value="-0.0231171" calcext:value-type="float">
            <text:p>-0.0231171</text:p>
          </table:table-cell>
          <table:table-cell office:value-type="float" office:value="-0.01951312" calcext:value-type="float">
            <text:p>-0.01951312</text:p>
          </table:table-cell>
          <table:table-cell office:value-type="float" office:value="-0.01721613" calcext:value-type="float">
            <text:p>-0.01721613</text:p>
          </table:table-cell>
          <table:table-cell office:value-type="float" office:value="-0.015342" calcext:value-type="float">
            <text:p>-0.015342</text:p>
          </table:table-cell>
          <table:table-cell office:value-type="float" office:value="-0.01366224" calcext:value-type="float">
            <text:p>-0.01366224</text:p>
          </table:table-cell>
          <table:table-cell office:value-type="float" office:value="-0.01084335" calcext:value-type="float">
            <text:p>-0.01084335</text:p>
          </table:table-cell>
          <table:table-cell office:value-type="float" office:value="-0.01277948" calcext:value-type="float">
            <text:p>-0.01277948</text:p>
          </table:table-cell>
          <table:table-cell office:value-type="float" office:value="-0.008311178" calcext:value-type="float">
            <text:p>-0.008311178</text:p>
          </table:table-cell>
          <table:table-cell office:value-type="float" office:value="-0.004889247" calcext:value-type="float">
            <text:p>-0.004889247</text:p>
          </table:table-cell>
          <table:table-cell office:value-type="float" office:value="2024.602" calcext:value-type="float">
            <text:p>2024.602</text:p>
          </table:table-cell>
          <table:table-cell office:value-type="float" office:value="0" calcext:value-type="float">
            <text:p>0</text:p>
          </table:table-cell>
          <table:table-cell office:value-type="float" office:value="-1.396492" calcext:value-type="float">
            <text:p>-1.396492</text:p>
          </table:table-cell>
          <table:table-cell office:value-type="float" office:value="-0.0002496685" calcext:value-type="float">
            <text:p>-0.0002496685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3115798" calcext:value-type="float">
            <text:p>-3.115798E-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790.2538" calcext:value-type="float">
            <text:p>790.2538</text:p>
          </table:table-cell>
          <table:table-cell office:value-type="float" office:value="153.0775" calcext:value-type="float">
            <text:p>153.077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48.782" calcext:value-type="float">
            <text:p>1248.782</text:p>
          </table:table-cell>
          <table:table-cell office:value-type="float" office:value="568.8235" calcext:value-type="float">
            <text:p>568.8235</text:p>
          </table:table-cell>
          <table:table-cell office:value-type="float" office:value="0.8283347" calcext:value-type="float">
            <text:p>0.8283347</text:p>
          </table:table-cell>
          <table:table-cell office:value-type="float" office:value="0.1180754" calcext:value-type="float">
            <text:p>0.1180754</text:p>
          </table:table-cell>
          <table:table-cell office:value-type="float" office:value="0.2520572" calcext:value-type="float">
            <text:p>0.2520572</text:p>
          </table:table-cell>
          <table:table-cell office:value-type="float" office:value="0.2888168" calcext:value-type="float">
            <text:p>0.2888168</text:p>
          </table:table-cell>
          <table:table-cell office:value-type="float" office:value="0.2987749" calcext:value-type="float">
            <text:p>0.2987749</text:p>
          </table:table-cell>
          <table:table-cell office:value-type="float" office:value="0.3034886" calcext:value-type="float">
            <text:p>0.3034886</text:p>
          </table:table-cell>
          <table:table-cell office:value-type="float" office:value="0.3074355" calcext:value-type="float">
            <text:p>0.3074355</text:p>
          </table:table-cell>
          <table:table-cell office:value-type="float" office:value="0.3584467" calcext:value-type="float">
            <text:p>0.3584467</text:p>
          </table:table-cell>
          <table:table-cell office:value-type="float" office:value="0.3627243" calcext:value-type="float">
            <text:p>0.3627243</text:p>
          </table:table-cell>
          <table:table-cell office:value-type="float" office:value="0.3799967" calcext:value-type="float">
            <text:p>0.3799967</text:p>
          </table:table-cell>
          <table:table-cell office:value-type="float" office:value="0.4008892" calcext:value-type="float">
            <text:p>0.4008892</text:p>
          </table:table-cell>
          <table:table-cell office:value-type="float" office:value="0.5001161" calcext:value-type="float">
            <text:p>0.5001161</text:p>
          </table:table-cell>
          <table:table-cell office:value-type="float" office:value="0.5112595" calcext:value-type="float">
            <text:p>0.5112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6726" calcext:value-type="float">
            <text:p>0.3886726</text:p>
          </table:table-cell>
          <table:table-cell office:value-type="float" office:value="0.2551259" calcext:value-type="float">
            <text:p>0.2551259</text:p>
          </table:table-cell>
          <table:table-cell office:value-type="float" office:value="0.002291907" calcext:value-type="float">
            <text:p>0.002291907</text:p>
          </table:table-cell>
          <table:table-cell office:value-type="float" office:value="9.187943E-016" calcext:value-type="float">
            <text:p>9.187943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990292" calcext:value-type="float">
            <text:p>-5.990292</text:p>
          </table:table-cell>
          <table:table-cell office:value-type="float" office:value="-0.05516399" calcext:value-type="float">
            <text:p>-0.05516399</text:p>
          </table:table-cell>
          <table:table-cell office:value-type="float" office:value="-0.02474431" calcext:value-type="float">
            <text:p>-0.02474431</text:p>
          </table:table-cell>
          <table:table-cell office:value-type="float" office:value="-0.01961113" calcext:value-type="float">
            <text:p>-0.01961113</text:p>
          </table:table-cell>
          <table:table-cell office:value-type="float" office:value="-0.01760521" calcext:value-type="float">
            <text:p>-0.01760521</text:p>
          </table:table-cell>
          <table:table-cell office:value-type="float" office:value="-0.01609087" calcext:value-type="float">
            <text:p>-0.01609087</text:p>
          </table:table-cell>
          <table:table-cell office:value-type="float" office:value="-0.01347896" calcext:value-type="float">
            <text:p>-0.01347896</text:p>
          </table:table-cell>
          <table:table-cell office:value-type="float" office:value="-0.01330528" calcext:value-type="float">
            <text:p>-0.01330528</text:p>
          </table:table-cell>
          <table:table-cell office:value-type="float" office:value="-0.008530277" calcext:value-type="float">
            <text:p>-0.008530277</text:p>
          </table:table-cell>
          <table:table-cell office:value-type="float" office:value="-0.005114431" calcext:value-type="float">
            <text:p>-0.005114431</text:p>
          </table:table-cell>
          <table:table-cell office:value-type="float" office:value="2034.513" calcext:value-type="float">
            <text:p>2034.513</text:p>
          </table:table-cell>
          <table:table-cell office:value-type="float" office:value="0" calcext:value-type="float">
            <text:p>0</text:p>
          </table:table-cell>
          <table:table-cell office:value-type="float" office:value="-4.089368" calcext:value-type="float">
            <text:p>-4.089368</text:p>
          </table:table-cell>
          <table:table-cell office:value-type="float" office:value="-0.0001254688" calcext:value-type="float">
            <text:p>-0.0001254688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4693225" calcext:value-type="float">
            <text:p>-4.693225E-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790.2538" calcext:value-type="float">
            <text:p>790.2538</text:p>
          </table:table-cell>
          <table:table-cell office:value-type="float" office:value="153.5729" calcext:value-type="float">
            <text:p>153.572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44.778" calcext:value-type="float">
            <text:p>1244.778</text:p>
          </table:table-cell>
          <table:table-cell office:value-type="float" office:value="572.3334" calcext:value-type="float">
            <text:p>572.3334</text:p>
          </table:table-cell>
          <table:table-cell office:value-type="float" office:value="0.6701095" calcext:value-type="float">
            <text:p>0.6701095</text:p>
          </table:table-cell>
          <table:table-cell office:value-type="float" office:value="0.1074277" calcext:value-type="float">
            <text:p>0.1074277</text:p>
          </table:table-cell>
          <table:table-cell office:value-type="float" office:value="0.1301721" calcext:value-type="float">
            <text:p>0.1301721</text:p>
          </table:table-cell>
          <table:table-cell office:value-type="float" office:value="0.2710541" calcext:value-type="float">
            <text:p>0.2710541</text:p>
          </table:table-cell>
          <table:table-cell office:value-type="float" office:value="0.2928813" calcext:value-type="float">
            <text:p>0.2928813</text:p>
          </table:table-cell>
          <table:table-cell office:value-type="float" office:value="0.2995692" calcext:value-type="float">
            <text:p>0.2995692</text:p>
          </table:table-cell>
          <table:table-cell office:value-type="float" office:value="0.3033991" calcext:value-type="float">
            <text:p>0.3033991</text:p>
          </table:table-cell>
          <table:table-cell office:value-type="float" office:value="0.353486" calcext:value-type="float">
            <text:p>0.353486</text:p>
          </table:table-cell>
          <table:table-cell office:value-type="float" office:value="0.3609426" calcext:value-type="float">
            <text:p>0.3609426</text:p>
          </table:table-cell>
          <table:table-cell office:value-type="float" office:value="0.379148" calcext:value-type="float">
            <text:p>0.379148</text:p>
          </table:table-cell>
          <table:table-cell office:value-type="float" office:value="0.3992853" calcext:value-type="float">
            <text:p>0.3992853</text:p>
          </table:table-cell>
          <table:table-cell office:value-type="float" office:value="0.4967049" calcext:value-type="float">
            <text:p>0.4967049</text:p>
          </table:table-cell>
          <table:table-cell office:value-type="float" office:value="0.5112584" calcext:value-type="float">
            <text:p>0.511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8416" calcext:value-type="float">
            <text:p>0.3578416</text:p>
          </table:table-cell>
          <table:table-cell office:value-type="float" office:value="0.3769892" calcext:value-type="float">
            <text:p>0.3769892</text:p>
          </table:table-cell>
          <table:table-cell office:value-type="float" office:value="0.03506545" calcext:value-type="float">
            <text:p>0.03506545</text:p>
          </table:table-cell>
          <table:table-cell office:value-type="float" office:value="9.187945E-016" calcext:value-type="float">
            <text:p>9.187945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.74173" calcext:value-type="float">
            <text:p>-10.74173</text:p>
          </table:table-cell>
          <table:table-cell office:value-type="float" office:value="-3.241266" calcext:value-type="float">
            <text:p>-3.241266</text:p>
          </table:table-cell>
          <table:table-cell office:value-type="float" office:value="-0.03705162" calcext:value-type="float">
            <text:p>-0.03705162</text:p>
          </table:table-cell>
          <table:table-cell office:value-type="float" office:value="-0.02249246" calcext:value-type="float">
            <text:p>-0.02249246</text:p>
          </table:table-cell>
          <table:table-cell office:value-type="float" office:value="-0.01926608" calcext:value-type="float">
            <text:p>-0.01926608</text:p>
          </table:table-cell>
          <table:table-cell office:value-type="float" office:value="-0.01765087" calcext:value-type="float">
            <text:p>-0.01765087</text:p>
          </table:table-cell>
          <table:table-cell office:value-type="float" office:value="-0.01542783" calcext:value-type="float">
            <text:p>-0.01542783</text:p>
          </table:table-cell>
          <table:table-cell office:value-type="float" office:value="-0.01394915" calcext:value-type="float">
            <text:p>-0.01394915</text:p>
          </table:table-cell>
          <table:table-cell office:value-type="float" office:value="-0.008715569" calcext:value-type="float">
            <text:p>-0.008715569</text:p>
          </table:table-cell>
          <table:table-cell office:value-type="float" office:value="-0.005315003" calcext:value-type="float">
            <text:p>-0.005315003</text:p>
          </table:table-cell>
          <table:table-cell office:value-type="float" office:value="2043.671" calcext:value-type="float">
            <text:p>2043.671</text:p>
          </table:table-cell>
          <table:table-cell office:value-type="float" office:value="0" calcext:value-type="float">
            <text:p>0</text:p>
          </table:table-cell>
          <table:table-cell office:value-type="float" office:value="-15.18588" calcext:value-type="float">
            <text:p>-15.18588</text:p>
          </table:table-cell>
          <table:table-cell office:value-type="float" office:value="0.0001189441" calcext:value-type="float">
            <text:p>0.0001189441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1000586" calcext:value-type="float">
            <text:p>-0.0100058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790.2538" calcext:value-type="float">
            <text:p>790.2538</text:p>
          </table:table-cell>
          <table:table-cell office:value-type="float" office:value="153.8146" calcext:value-type="float">
            <text:p>153.814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41.629" calcext:value-type="float">
            <text:p>1241.629</text:p>
          </table:table-cell>
          <table:table-cell office:value-type="float" office:value="575.2429" calcext:value-type="float">
            <text:p>575.2429</text:p>
          </table:table-cell>
          <table:table-cell office:value-type="float" office:value="0.5650187" calcext:value-type="float">
            <text:p>0.5650187</text:p>
          </table:table-cell>
          <table:table-cell office:value-type="float" office:value="0.1188234" calcext:value-type="float">
            <text:p>0.1188234</text:p>
          </table:table-cell>
          <table:table-cell office:value-type="float" office:value="0.1392913" calcext:value-type="float">
            <text:p>0.1392913</text:p>
          </table:table-cell>
          <table:table-cell office:value-type="float" office:value="0.2092758" calcext:value-type="float">
            <text:p>0.2092758</text:p>
          </table:table-cell>
          <table:table-cell office:value-type="float" office:value="0.290543" calcext:value-type="float">
            <text:p>0.290543</text:p>
          </table:table-cell>
          <table:table-cell office:value-type="float" office:value="0.2964343" calcext:value-type="float">
            <text:p>0.2964343</text:p>
          </table:table-cell>
          <table:table-cell office:value-type="float" office:value="0.3008246" calcext:value-type="float">
            <text:p>0.3008246</text:p>
          </table:table-cell>
          <table:table-cell office:value-type="float" office:value="0.3505999" calcext:value-type="float">
            <text:p>0.3505999</text:p>
          </table:table-cell>
          <table:table-cell office:value-type="float" office:value="0.3593066" calcext:value-type="float">
            <text:p>0.3593066</text:p>
          </table:table-cell>
          <table:table-cell office:value-type="float" office:value="0.3784074" calcext:value-type="float">
            <text:p>0.3784074</text:p>
          </table:table-cell>
          <table:table-cell office:value-type="float" office:value="0.3979278" calcext:value-type="float">
            <text:p>0.3979278</text:p>
          </table:table-cell>
          <table:table-cell office:value-type="float" office:value="0.4932339" calcext:value-type="float">
            <text:p>0.4932339</text:p>
          </table:table-cell>
          <table:table-cell office:value-type="float" office:value="0.5112613" calcext:value-type="float">
            <text:p>0.511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7711" calcext:value-type="float">
            <text:p>0.3277711</text:p>
          </table:table-cell>
          <table:table-cell office:value-type="float" office:value="0.3678133" calcext:value-type="float">
            <text:p>0.3678133</text:p>
          </table:table-cell>
          <table:table-cell office:value-type="float" office:value="0.1118914" calcext:value-type="float">
            <text:p>0.1118914</text:p>
          </table:table-cell>
          <table:table-cell office:value-type="float" office:value="9.585512E-016" calcext:value-type="float">
            <text:p>9.585512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902575" calcext:value-type="float">
            <text:p>-5.902575</text:p>
          </table:table-cell>
          <table:table-cell office:value-type="float" office:value="-2.206793" calcext:value-type="float">
            <text:p>-2.206793</text:p>
          </table:table-cell>
          <table:table-cell office:value-type="float" office:value="-0.1811449" calcext:value-type="float">
            <text:p>-0.1811449</text:p>
          </table:table-cell>
          <table:table-cell office:value-type="float" office:value="-0.0238335" calcext:value-type="float">
            <text:p>-0.0238335</text:p>
          </table:table-cell>
          <table:table-cell office:value-type="float" office:value="-0.02073139" calcext:value-type="float">
            <text:p>-0.02073139</text:p>
          </table:table-cell>
          <table:table-cell office:value-type="float" office:value="-0.01871573" calcext:value-type="float">
            <text:p>-0.01871573</text:p>
          </table:table-cell>
          <table:table-cell office:value-type="float" office:value="-0.01670322" calcext:value-type="float">
            <text:p>-0.01670322</text:p>
          </table:table-cell>
          <table:table-cell office:value-type="float" office:value="-0.01457197" calcext:value-type="float">
            <text:p>-0.01457197</text:p>
          </table:table-cell>
          <table:table-cell office:value-type="float" office:value="-0.008880699" calcext:value-type="float">
            <text:p>-0.008880699</text:p>
          </table:table-cell>
          <table:table-cell office:value-type="float" office:value="-0.005491551" calcext:value-type="float">
            <text:p>-0.005491551</text:p>
          </table:table-cell>
          <table:table-cell office:value-type="float" office:value="2052.353" calcext:value-type="float">
            <text:p>2052.353</text:p>
          </table:table-cell>
          <table:table-cell office:value-type="float" office:value="0" calcext:value-type="float">
            <text:p>0</text:p>
          </table:table-cell>
          <table:table-cell office:value-type="float" office:value="-6.908827" calcext:value-type="float">
            <text:p>-6.908827</text:p>
          </table:table-cell>
          <table:table-cell office:value-type="float" office:value="0.0003905853" calcext:value-type="float">
            <text:p>0.0003905853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1000283" calcext:value-type="float">
            <text:p>-0.0100028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791.8538" calcext:value-type="float">
            <text:p>791.8538</text:p>
          </table:table-cell>
          <table:table-cell office:value-type="float" office:value="153.6802" calcext:value-type="float">
            <text:p>153.6802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40.586" calcext:value-type="float">
            <text:p>1240.586</text:p>
          </table:table-cell>
          <table:table-cell office:value-type="float" office:value="578.0155" calcext:value-type="float">
            <text:p>578.0155</text:p>
          </table:table-cell>
          <table:table-cell office:value-type="float" office:value="0.613708" calcext:value-type="float">
            <text:p>0.613708</text:p>
          </table:table-cell>
          <table:table-cell office:value-type="float" office:value="0.1565647" calcext:value-type="float">
            <text:p>0.1565647</text:p>
          </table:table-cell>
          <table:table-cell office:value-type="float" office:value="0.1668427" calcext:value-type="float">
            <text:p>0.1668427</text:p>
          </table:table-cell>
          <table:table-cell office:value-type="float" office:value="0.1899904" calcext:value-type="float">
            <text:p>0.1899904</text:p>
          </table:table-cell>
          <table:table-cell office:value-type="float" office:value="0.2920476" calcext:value-type="float">
            <text:p>0.2920476</text:p>
          </table:table-cell>
          <table:table-cell office:value-type="float" office:value="0.2962788" calcext:value-type="float">
            <text:p>0.2962788</text:p>
          </table:table-cell>
          <table:table-cell office:value-type="float" office:value="0.3018856" calcext:value-type="float">
            <text:p>0.3018856</text:p>
          </table:table-cell>
          <table:table-cell office:value-type="float" office:value="0.3594834" calcext:value-type="float">
            <text:p>0.3594834</text:p>
          </table:table-cell>
          <table:table-cell office:value-type="float" office:value="0.3581665" calcext:value-type="float">
            <text:p>0.3581665</text:p>
          </table:table-cell>
          <table:table-cell office:value-type="float" office:value="0.3777596" calcext:value-type="float">
            <text:p>0.3777596</text:p>
          </table:table-cell>
          <table:table-cell office:value-type="float" office:value="0.4006903" calcext:value-type="float">
            <text:p>0.4006903</text:p>
          </table:table-cell>
          <table:table-cell office:value-type="float" office:value="0.485977" calcext:value-type="float">
            <text:p>0.485977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3384" calcext:value-type="float">
            <text:p>0.3503384</text:p>
          </table:table-cell>
          <table:table-cell office:value-type="float" office:value="0.340317" calcext:value-type="float">
            <text:p>0.340317</text:p>
          </table:table-cell>
          <table:table-cell office:value-type="float" office:value="0.1352277" calcext:value-type="float">
            <text:p>0.1352277</text:p>
          </table:table-cell>
          <table:table-cell office:value-type="float" office:value="9.585512E-016" calcext:value-type="float">
            <text:p>9.585512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54093" calcext:value-type="float">
            <text:p>-1.054093</text:p>
          </table:table-cell>
          <table:table-cell office:value-type="float" office:value="-0.7376182" calcext:value-type="float">
            <text:p>-0.7376182</text:p>
          </table:table-cell>
          <table:table-cell office:value-type="float" office:value="-0.3330554" calcext:value-type="float">
            <text:p>-0.3330554</text:p>
          </table:table-cell>
          <table:table-cell office:value-type="float" office:value="-0.02299855" calcext:value-type="float">
            <text:p>-0.02299855</text:p>
          </table:table-cell>
          <table:table-cell office:value-type="float" office:value="-0.02082846" calcext:value-type="float">
            <text:p>-0.02082846</text:p>
          </table:table-cell>
          <table:table-cell office:value-type="float" office:value="-0.01830127" calcext:value-type="float">
            <text:p>-0.01830127</text:p>
          </table:table-cell>
          <table:table-cell office:value-type="float" office:value="-0.01309735" calcext:value-type="float">
            <text:p>-0.01309735</text:p>
          </table:table-cell>
          <table:table-cell office:value-type="float" office:value="-0.01502811" calcext:value-type="float">
            <text:p>-0.01502811</text:p>
          </table:table-cell>
          <table:table-cell office:value-type="float" office:value="-0.009028287" calcext:value-type="float">
            <text:p>-0.009028287</text:p>
          </table:table-cell>
          <table:table-cell office:value-type="float" office:value="-0.005138926" calcext:value-type="float">
            <text:p>-0.005138926</text:p>
          </table:table-cell>
          <table:table-cell office:value-type="float" office:value="2060.942" calcext:value-type="float">
            <text:p>2060.942</text:p>
          </table:table-cell>
          <table:table-cell office:value-type="float" office:value="0" calcext:value-type="float">
            <text:p>0</text:p>
          </table:table-cell>
          <table:table-cell office:value-type="float" office:value="-1.036846" calcext:value-type="float">
            <text:p>-1.036846</text:p>
          </table:table-cell>
          <table:table-cell office:value-type="float" office:value="0.0004834235" calcext:value-type="float">
            <text:p>0.000483423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4204276" calcext:value-type="float">
            <text:p>-4.204276E-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792.9537" calcext:value-type="float">
            <text:p>792.9537</text:p>
          </table:table-cell>
          <table:table-cell office:value-type="float" office:value="153.592" calcext:value-type="float">
            <text:p>153.592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38.569" calcext:value-type="float">
            <text:p>1238.569</text:p>
          </table:table-cell>
          <table:table-cell office:value-type="float" office:value="581.2231" calcext:value-type="float">
            <text:p>581.2231</text:p>
          </table:table-cell>
          <table:table-cell office:value-type="float" office:value="0.2999047" calcext:value-type="float">
            <text:p>0.2999047</text:p>
          </table:table-cell>
          <table:table-cell office:value-type="float" office:value="0.1389949" calcext:value-type="float">
            <text:p>0.1389949</text:p>
          </table:table-cell>
          <table:table-cell office:value-type="float" office:value="0.1772573" calcext:value-type="float">
            <text:p>0.1772573</text:p>
          </table:table-cell>
          <table:table-cell office:value-type="float" office:value="0.202945" calcext:value-type="float">
            <text:p>0.202945</text:p>
          </table:table-cell>
          <table:table-cell office:value-type="float" office:value="0.2934078" calcext:value-type="float">
            <text:p>0.2934078</text:p>
          </table:table-cell>
          <table:table-cell office:value-type="float" office:value="0.2990912" calcext:value-type="float">
            <text:p>0.2990912</text:p>
          </table:table-cell>
          <table:table-cell office:value-type="float" office:value="0.3049208" calcext:value-type="float">
            <text:p>0.3049208</text:p>
          </table:table-cell>
          <table:table-cell office:value-type="float" office:value="0.3605447" calcext:value-type="float">
            <text:p>0.3605447</text:p>
          </table:table-cell>
          <table:table-cell office:value-type="float" office:value="0.3579799" calcext:value-type="float">
            <text:p>0.3579799</text:p>
          </table:table-cell>
          <table:table-cell office:value-type="float" office:value="0.377308" calcext:value-type="float">
            <text:p>0.377308</text:p>
          </table:table-cell>
          <table:table-cell office:value-type="float" office:value="0.3990954" calcext:value-type="float">
            <text:p>0.3990954</text:p>
          </table:table-cell>
          <table:table-cell office:value-type="float" office:value="0.4829371" calcext:value-type="float">
            <text:p>0.4829371</text:p>
          </table:table-cell>
          <table:table-cell office:value-type="float" office:value="0.5112568" calcext:value-type="float">
            <text:p>0.511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70284" calcext:value-type="float">
            <text:p>0.3670284</text:p>
          </table:table-cell>
          <table:table-cell office:value-type="float" office:value="0.3299032" calcext:value-type="float">
            <text:p>0.3299032</text:p>
          </table:table-cell>
          <table:table-cell office:value-type="float" office:value="0.1250423" calcext:value-type="float">
            <text:p>0.1250423</text:p>
          </table:table-cell>
          <table:table-cell office:value-type="float" office:value="9.585512E-016" calcext:value-type="float">
            <text:p>9.585512E-1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7885392" calcext:value-type="float">
            <text:p>7.885392E-07</text:p>
          </table:table-cell>
          <table:table-cell office:value-type="float" office:value="-1.711753" calcext:value-type="float">
            <text:p>-1.711753</text:p>
          </table:table-cell>
          <table:table-cell office:value-type="float" office:value="-0.4804156" calcext:value-type="float">
            <text:p>-0.4804156</text:p>
          </table:table-cell>
          <table:table-cell office:value-type="float" office:value="-0.2213501" calcext:value-type="float">
            <text:p>-0.2213501</text:p>
          </table:table-cell>
          <table:table-cell office:value-type="float" office:value="-0.02226595" calcext:value-type="float">
            <text:p>-0.02226595</text:p>
          </table:table-cell>
          <table:table-cell office:value-type="float" office:value="-0.0195044" calcext:value-type="float">
            <text:p>-0.0195044</text:p>
          </table:table-cell>
          <table:table-cell office:value-type="float" office:value="-0.01704866" calcext:value-type="float">
            <text:p>-0.01704866</text:p>
          </table:table-cell>
          <table:table-cell office:value-type="float" office:value="-0.01272242" calcext:value-type="float">
            <text:p>-0.01272242</text:p>
          </table:table-cell>
          <table:table-cell office:value-type="float" office:value="-0.01510407" calcext:value-type="float">
            <text:p>-0.01510407</text:p>
          </table:table-cell>
          <table:table-cell office:value-type="float" office:value="-0.009132627" calcext:value-type="float">
            <text:p>-0.009132627</text:p>
          </table:table-cell>
          <table:table-cell office:value-type="float" office:value="-0.005339195" calcext:value-type="float">
            <text:p>-0.005339195</text:p>
          </table:table-cell>
          <table:table-cell office:value-type="float" office:value="2069.861" calcext:value-type="float">
            <text:p>2069.861</text:p>
          </table:table-cell>
          <table:table-cell office:value-type="float" office:value="0" calcext:value-type="float">
            <text:p>0</text:p>
          </table:table-cell>
          <table:table-cell office:value-type="float" office:value="-9.922553" calcext:value-type="float">
            <text:p>-9.922553</text:p>
          </table:table-cell>
          <table:table-cell office:value-type="float" office:value="0.0004371004" calcext:value-type="float">
            <text:p>0.00043710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7911058" calcext:value-type="float">
            <text:p>-7.911058E-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792.9537" calcext:value-type="float">
            <text:p>792.9537</text:p>
          </table:table-cell>
          <table:table-cell office:value-type="float" office:value="154.0258" calcext:value-type="float">
            <text:p>154.025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35.387" calcext:value-type="float">
            <text:p>1235.387</text:p>
          </table:table-cell>
          <table:table-cell office:value-type="float" office:value="583.9702" calcext:value-type="float">
            <text:p>583.9702</text:p>
          </table:table-cell>
          <table:table-cell office:value-type="float" office:value="0.1931534" calcext:value-type="float">
            <text:p>0.1931534</text:p>
          </table:table-cell>
          <table:table-cell office:value-type="float" office:value="0.1056158" calcext:value-type="float">
            <text:p>0.1056158</text:p>
          </table:table-cell>
          <table:table-cell office:value-type="float" office:value="0.1201287" calcext:value-type="float">
            <text:p>0.1201287</text:p>
          </table:table-cell>
          <table:table-cell office:value-type="float" office:value="0.1461591" calcext:value-type="float">
            <text:p>0.1461591</text:p>
          </table:table-cell>
          <table:table-cell office:value-type="float" office:value="0.2846641" calcext:value-type="float">
            <text:p>0.2846641</text:p>
          </table:table-cell>
          <table:table-cell office:value-type="float" office:value="0.2973149" calcext:value-type="float">
            <text:p>0.2973149</text:p>
          </table:table-cell>
          <table:table-cell office:value-type="float" office:value="0.303188" calcext:value-type="float">
            <text:p>0.303188</text:p>
          </table:table-cell>
          <table:table-cell office:value-type="float" office:value="0.3539768" calcext:value-type="float">
            <text:p>0.3539768</text:p>
          </table:table-cell>
          <table:table-cell office:value-type="float" office:value="0.3573918" calcext:value-type="float">
            <text:p>0.3573918</text:p>
          </table:table-cell>
          <table:table-cell office:value-type="float" office:value="0.3769283" calcext:value-type="float">
            <text:p>0.3769283</text:p>
          </table:table-cell>
          <table:table-cell office:value-type="float" office:value="0.3976709" calcext:value-type="float">
            <text:p>0.3976709</text:p>
          </table:table-cell>
          <table:table-cell office:value-type="float" office:value="0.4795151" calcext:value-type="float">
            <text:p>0.4795151</text:p>
          </table:table-cell>
          <table:table-cell office:value-type="float" office:value="0.5112579" calcext:value-type="float">
            <text:p>0.5112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72346" calcext:value-type="float">
            <text:p>0.3672346</text:p>
          </table:table-cell>
          <table:table-cell office:value-type="float" office:value="0.386997" calcext:value-type="float">
            <text:p>0.386997</text:p>
          </table:table-cell>
          <table:table-cell office:value-type="float" office:value="0.1885498" calcext:value-type="float">
            <text:p>0.1885498</text:p>
          </table:table-cell>
          <table:table-cell office:value-type="float" office:value="0.01562949" calcext:value-type="float">
            <text:p>0.01562949</text:p>
          </table:table-cell>
          <table:table-cell office:value-type="float" office:value="9.238822E-016" calcext:value-type="float">
            <text:p>9.238822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21085" calcext:value-type="float">
            <text:p>-12.21085</text:p>
          </table:table-cell>
          <table:table-cell office:value-type="float" office:value="-5.509148" calcext:value-type="float">
            <text:p>-5.509148</text:p>
          </table:table-cell>
          <table:table-cell office:value-type="float" office:value="-1.603623" calcext:value-type="float">
            <text:p>-1.603623</text:p>
          </table:table-cell>
          <table:table-cell office:value-type="float" office:value="-0.02718986" calcext:value-type="float">
            <text:p>-0.02718986</text:p>
          </table:table-cell>
          <table:table-cell office:value-type="float" office:value="-0.02028079" calcext:value-type="float">
            <text:p>-0.02028079</text:p>
          </table:table-cell>
          <table:table-cell office:value-type="float" office:value="-0.01772759" calcext:value-type="float">
            <text:p>-0.01772759</text:p>
          </table:table-cell>
          <table:table-cell office:value-type="float" office:value="-0.01522418" calcext:value-type="float">
            <text:p>-0.01522418</text:p>
          </table:table-cell>
          <table:table-cell office:value-type="float" office:value="-0.01534266" calcext:value-type="float">
            <text:p>-0.01534266</text:p>
          </table:table-cell>
          <table:table-cell office:value-type="float" office:value="-0.00922138" calcext:value-type="float">
            <text:p>-0.00922138</text:p>
          </table:table-cell>
          <table:table-cell office:value-type="float" office:value="-0.005525527" calcext:value-type="float">
            <text:p>-0.005525527</text:p>
          </table:table-cell>
          <table:table-cell office:value-type="float" office:value="2078.467" calcext:value-type="float">
            <text:p>2078.467</text:p>
          </table:table-cell>
          <table:table-cell office:value-type="float" office:value="0" calcext:value-type="float">
            <text:p>0</text:p>
          </table:table-cell>
          <table:table-cell office:value-type="float" office:value="-14.81254" calcext:value-type="float">
            <text:p>-14.81254</text:p>
          </table:table-cell>
          <table:table-cell office:value-type="float" office:value="0.0008119708" calcext:value-type="float">
            <text:p>0.0008119708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1000522" calcext:value-type="float">
            <text:p>-0.010005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793.0536" calcext:value-type="float">
            <text:p>793.0536</text:p>
          </table:table-cell>
          <table:table-cell office:value-type="float" office:value="154.3415" calcext:value-type="float">
            <text:p>154.341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32.789" calcext:value-type="float">
            <text:p>1232.789</text:p>
          </table:table-cell>
          <table:table-cell office:value-type="float" office:value="586.3535" calcext:value-type="float">
            <text:p>586.3535</text:p>
          </table:table-cell>
          <table:table-cell office:value-type="float" office:value="1.492616" calcext:value-type="float">
            <text:p>1.492616</text:p>
          </table:table-cell>
          <table:table-cell office:value-type="float" office:value="0.1009687" calcext:value-type="float">
            <text:p>0.1009687</text:p>
          </table:table-cell>
          <table:table-cell office:value-type="float" office:value="0.1147451" calcext:value-type="float">
            <text:p>0.1147451</text:p>
          </table:table-cell>
          <table:table-cell office:value-type="float" office:value="0.1321361" calcext:value-type="float">
            <text:p>0.1321361</text:p>
          </table:table-cell>
          <table:table-cell office:value-type="float" office:value="0.2369272" calcext:value-type="float">
            <text:p>0.2369272</text:p>
          </table:table-cell>
          <table:table-cell office:value-type="float" office:value="0.2897574" calcext:value-type="float">
            <text:p>0.2897574</text:p>
          </table:table-cell>
          <table:table-cell office:value-type="float" office:value="0.2978944" calcext:value-type="float">
            <text:p>0.2978944</text:p>
          </table:table-cell>
          <table:table-cell office:value-type="float" office:value="0.3507123" calcext:value-type="float">
            <text:p>0.3507123</text:p>
          </table:table-cell>
          <table:table-cell office:value-type="float" office:value="0.3565753" calcext:value-type="float">
            <text:p>0.3565753</text:p>
          </table:table-cell>
          <table:table-cell office:value-type="float" office:value="0.3766502" calcext:value-type="float">
            <text:p>0.3766502</text:p>
          </table:table-cell>
          <table:table-cell office:value-type="float" office:value="0.3964352" calcext:value-type="float">
            <text:p>0.3964352</text:p>
          </table:table-cell>
          <table:table-cell office:value-type="float" office:value="0.4762216" calcext:value-type="float">
            <text:p>0.4762216</text:p>
          </table:table-cell>
          <table:table-cell office:value-type="float" office:value="0.5112624" calcext:value-type="float">
            <text:p>0.511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9344" calcext:value-type="float">
            <text:p>0.3439344</text:p>
          </table:table-cell>
          <table:table-cell office:value-type="float" office:value="0.3922871" calcext:value-type="float">
            <text:p>0.3922871</text:p>
          </table:table-cell>
          <table:table-cell office:value-type="float" office:value="0.2044812" calcext:value-type="float">
            <text:p>0.2044812</text:p>
          </table:table-cell>
          <table:table-cell office:value-type="float" office:value="0.08458296" calcext:value-type="float">
            <text:p>0.08458296</text:p>
          </table:table-cell>
          <table:table-cell office:value-type="float" office:value="9.238821E-016" calcext:value-type="float">
            <text:p>9.238821E-1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.77898" calcext:value-type="float">
            <text:p>-15.77898</text:p>
          </table:table-cell>
          <table:table-cell office:value-type="float" office:value="-7.194516" calcext:value-type="float">
            <text:p>-7.194516</text:p>
          </table:table-cell>
          <table:table-cell office:value-type="float" office:value="-3.003696" calcext:value-type="float">
            <text:p>-3.003696</text:p>
          </table:table-cell>
          <table:table-cell office:value-type="float" office:value="-0.08417992" calcext:value-type="float">
            <text:p>-0.08417992</text:p>
          </table:table-cell>
          <table:table-cell office:value-type="float" office:value="-0.02427384" calcext:value-type="float">
            <text:p>-0.02427384</text:p>
          </table:table-cell>
          <table:table-cell office:value-type="float" office:value="-0.02001621" calcext:value-type="float">
            <text:p>-0.02001621</text:p>
          </table:table-cell>
          <table:table-cell office:value-type="float" office:value="-0.01664729" calcext:value-type="float">
            <text:p>-0.01664729</text:p>
          </table:table-cell>
          <table:table-cell office:value-type="float" office:value="-0.01568655" calcext:value-type="float">
            <text:p>-0.01568655</text:p>
          </table:table-cell>
          <table:table-cell office:value-type="float" office:value="-0.009287032" calcext:value-type="float">
            <text:p>-0.009287032</text:p>
          </table:table-cell>
          <table:table-cell office:value-type="float" office:value="-0.005692967" calcext:value-type="float">
            <text:p>-0.005692967</text:p>
          </table:table-cell>
          <table:table-cell office:value-type="float" office:value="2086.789" calcext:value-type="float">
            <text:p>2086.789</text:p>
          </table:table-cell>
          <table:table-cell office:value-type="float" office:value="0" calcext:value-type="float">
            <text:p>0</text:p>
          </table:table-cell>
          <table:table-cell office:value-type="float" office:value="-19.88795" calcext:value-type="float">
            <text:p>-19.88795</text:p>
          </table:table-cell>
          <table:table-cell office:value-type="float" office:value="0.001139083" calcext:value-type="float">
            <text:p>0.00113908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1000648" calcext:value-type="float">
            <text:p>-0.0100064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793.0536" calcext:value-type="float">
            <text:p>793.0536</text:p>
          </table:table-cell>
          <table:table-cell office:value-type="float" office:value="154.6935" calcext:value-type="float">
            <text:p>154.693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30.364" calcext:value-type="float">
            <text:p>1230.364</text:p>
          </table:table-cell>
          <table:table-cell office:value-type="float" office:value="588.4246" calcext:value-type="float">
            <text:p>588.4246</text:p>
          </table:table-cell>
          <table:table-cell office:value-type="float" office:value="1.203877" calcext:value-type="float">
            <text:p>1.203877</text:p>
          </table:table-cell>
          <table:table-cell office:value-type="float" office:value="0.1010776" calcext:value-type="float">
            <text:p>0.1010776</text:p>
          </table:table-cell>
          <table:table-cell office:value-type="float" office:value="0.1129547" calcext:value-type="float">
            <text:p>0.1129547</text:p>
          </table:table-cell>
          <table:table-cell office:value-type="float" office:value="0.1253448" calcext:value-type="float">
            <text:p>0.1253448</text:p>
          </table:table-cell>
          <table:table-cell office:value-type="float" office:value="0.1494426" calcext:value-type="float">
            <text:p>0.1494426</text:p>
          </table:table-cell>
          <table:table-cell office:value-type="float" office:value="0.2800246" calcext:value-type="float">
            <text:p>0.2800246</text:p>
          </table:table-cell>
          <table:table-cell office:value-type="float" office:value="0.2928537" calcext:value-type="float">
            <text:p>0.2928537</text:p>
          </table:table-cell>
          <table:table-cell office:value-type="float" office:value="0.3475418" calcext:value-type="float">
            <text:p>0.3475418</text:p>
          </table:table-cell>
          <table:table-cell office:value-type="float" office:value="0.3565649" calcext:value-type="float">
            <text:p>0.3565649</text:p>
          </table:table-cell>
          <table:table-cell office:value-type="float" office:value="0.3763882" calcext:value-type="float">
            <text:p>0.3763882</text:p>
          </table:table-cell>
          <table:table-cell office:value-type="float" office:value="0.3953618" calcext:value-type="float">
            <text:p>0.3953618</text:p>
          </table:table-cell>
          <table:table-cell office:value-type="float" office:value="0.4728065" calcext:value-type="float">
            <text:p>0.4728065</text:p>
          </table:table-cell>
          <table:table-cell office:value-type="float" office:value="0.5112584" calcext:value-type="float">
            <text:p>0.511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9356" calcext:value-type="float">
            <text:p>0.3119356</text:p>
          </table:table-cell>
          <table:table-cell office:value-type="float" office:value="0.3932517" calcext:value-type="float">
            <text:p>0.3932517</text:p>
          </table:table-cell>
          <table:table-cell office:value-type="float" office:value="0.2123438" calcext:value-type="float">
            <text:p>0.2123438</text:p>
          </table:table-cell>
          <table:table-cell office:value-type="float" office:value="0.1830278" calcext:value-type="float">
            <text:p>0.1830278</text:p>
          </table:table-cell>
          <table:table-cell office:value-type="float" office:value="0.01712306" calcext:value-type="float">
            <text:p>0.01712306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.7265" calcext:value-type="float">
            <text:p>-15.7265</text:p>
          </table:table-cell>
          <table:table-cell office:value-type="float" office:value="-7.948375" calcext:value-type="float">
            <text:p>-7.948375</text:p>
          </table:table-cell>
          <table:table-cell office:value-type="float" office:value="-4.182113" calcext:value-type="float">
            <text:p>-4.182113</text:p>
          </table:table-cell>
          <table:table-cell office:value-type="float" office:value="-1.408703" calcext:value-type="float">
            <text:p>-1.408703</text:p>
          </table:table-cell>
          <table:table-cell office:value-type="float" office:value="-0.0305292" calcext:value-type="float">
            <text:p>-0.0305292</text:p>
          </table:table-cell>
          <table:table-cell office:value-type="float" office:value="-0.02251014" calcext:value-type="float">
            <text:p>-0.02251014</text:p>
          </table:table-cell>
          <table:table-cell office:value-type="float" office:value="-0.01817212" calcext:value-type="float">
            <text:p>-0.01817212</text:p>
          </table:table-cell>
          <table:table-cell office:value-type="float" office:value="-0.015691" calcext:value-type="float">
            <text:p>-0.015691</text:p>
          </table:table-cell>
          <table:table-cell office:value-type="float" office:value="-0.009349282" calcext:value-type="float">
            <text:p>-0.009349282</text:p>
          </table:table-cell>
          <table:table-cell office:value-type="float" office:value="-0.005842986" calcext:value-type="float">
            <text:p>-0.005842986</text:p>
          </table:table-cell>
          <table:table-cell office:value-type="float" office:value="2094.871" calcext:value-type="float">
            <text:p>2094.871</text:p>
          </table:table-cell>
          <table:table-cell office:value-type="float" office:value="0" calcext:value-type="float">
            <text:p>0</text:p>
          </table:table-cell>
          <table:table-cell office:value-type="float" office:value="-18.98702" calcext:value-type="float">
            <text:p>-18.98702</text:p>
          </table:table-cell>
          <table:table-cell office:value-type="float" office:value="0.0016083" calcext:value-type="float">
            <text:p>0.001608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1000558" calcext:value-type="float">
            <text:p>-0.010005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793.1534" calcext:value-type="float">
            <text:p>793.1534</text:p>
          </table:table-cell>
          <table:table-cell office:value-type="float" office:value="154.9835" calcext:value-type="float">
            <text:p>154.983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28.25" calcext:value-type="float">
            <text:p>1228.25</text:p>
          </table:table-cell>
          <table:table-cell office:value-type="float" office:value="590.3488" calcext:value-type="float">
            <text:p>590.3488</text:p>
          </table:table-cell>
          <table:table-cell office:value-type="float" office:value="2.088852" calcext:value-type="float">
            <text:p>2.088852</text:p>
          </table:table-cell>
          <table:table-cell office:value-type="float" office:value="0.1013451" calcext:value-type="float">
            <text:p>0.1013451</text:p>
          </table:table-cell>
          <table:table-cell office:value-type="float" office:value="0.112005" calcext:value-type="float">
            <text:p>0.112005</text:p>
          </table:table-cell>
          <table:table-cell office:value-type="float" office:value="0.1224299" calcext:value-type="float">
            <text:p>0.1224299</text:p>
          </table:table-cell>
          <table:table-cell office:value-type="float" office:value="0.1372315" calcext:value-type="float">
            <text:p>0.1372315</text:p>
          </table:table-cell>
          <table:table-cell office:value-type="float" office:value="0.2247214" calcext:value-type="float">
            <text:p>0.2247214</text:p>
          </table:table-cell>
          <table:table-cell office:value-type="float" office:value="0.2856904" calcext:value-type="float">
            <text:p>0.2856904</text:p>
          </table:table-cell>
          <table:table-cell office:value-type="float" office:value="0.3439691" calcext:value-type="float">
            <text:p>0.3439691</text:p>
          </table:table-cell>
          <table:table-cell office:value-type="float" office:value="0.3565559" calcext:value-type="float">
            <text:p>0.3565559</text:p>
          </table:table-cell>
          <table:table-cell office:value-type="float" office:value="0.3761542" calcext:value-type="float">
            <text:p>0.3761542</text:p>
          </table:table-cell>
          <table:table-cell office:value-type="float" office:value="0.3944338" calcext:value-type="float">
            <text:p>0.3944338</text:p>
          </table:table-cell>
          <table:table-cell office:value-type="float" office:value="0.4695557" calcext:value-type="float">
            <text:p>0.4695557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6137" calcext:value-type="float">
            <text:p>0.2846137</text:p>
          </table:table-cell>
          <table:table-cell office:value-type="float" office:value="0.3937308" calcext:value-type="float">
            <text:p>0.3937308</text:p>
          </table:table-cell>
          <table:table-cell office:value-type="float" office:value="0.2155216" calcext:value-type="float">
            <text:p>0.2155216</text:p>
          </table:table-cell>
          <table:table-cell office:value-type="float" office:value="0.1974136" calcext:value-type="float">
            <text:p>0.1974136</text:p>
          </table:table-cell>
          <table:table-cell office:value-type="float" office:value="0.09069872" calcext:value-type="float">
            <text:p>0.09069872</text:p>
          </table:table-cell>
          <table:table-cell office:value-type="float" office:value="9.442355E-016" calcext:value-type="float">
            <text:p>9.442355E-1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.63096" calcext:value-type="float">
            <text:p>-15.63096</text:p>
          </table:table-cell>
          <table:table-cell office:value-type="float" office:value="-8.406129" calcext:value-type="float">
            <text:p>-8.406129</text:p>
          </table:table-cell>
          <table:table-cell office:value-type="float" office:value="-4.834997" calcext:value-type="float">
            <text:p>-4.834997</text:p>
          </table:table-cell>
          <table:table-cell office:value-type="float" office:value="-2.406706" calcext:value-type="float">
            <text:p>-2.406706</text:p>
          </table:table-cell>
          <table:table-cell office:value-type="float" office:value="-0.1169809" calcext:value-type="float">
            <text:p>-0.1169809</text:p>
          </table:table-cell>
          <table:table-cell office:value-type="float" office:value="-0.02676391" calcext:value-type="float">
            <text:p>-0.02676391</text:p>
          </table:table-cell>
          <table:table-cell office:value-type="float" office:value="-0.02006919" calcext:value-type="float">
            <text:p>-0.02006919</text:p>
          </table:table-cell>
          <table:table-cell office:value-type="float" office:value="-0.01569465" calcext:value-type="float">
            <text:p>-0.01569465</text:p>
          </table:table-cell>
          <table:table-cell office:value-type="float" office:value="-0.009405254" calcext:value-type="float">
            <text:p>-0.009405254</text:p>
          </table:table-cell>
          <table:table-cell office:value-type="float" office:value="-0.005976203" calcext:value-type="float">
            <text:p>-0.005976203</text:p>
          </table:table-cell>
          <table:table-cell office:value-type="float" office:value="2102.863" calcext:value-type="float">
            <text:p>2102.863</text:p>
          </table:table-cell>
          <table:table-cell office:value-type="float" office:value="0" calcext:value-type="float">
            <text:p>0</text:p>
          </table:table-cell>
          <table:table-cell office:value-type="float" office:value="-18.08648" calcext:value-type="float">
            <text:p>-18.08648</text:p>
          </table:table-cell>
          <table:table-cell office:value-type="float" office:value="0.001951476" calcext:value-type="float">
            <text:p>0.00195147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502" calcext:value-type="float">
            <text:p>-0.0100050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793.2534" calcext:value-type="float">
            <text:p>793.2534</text:p>
          </table:table-cell>
          <table:table-cell office:value-type="float" office:value="155.0328" calcext:value-type="float">
            <text:p>155.032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26.517" calcext:value-type="float">
            <text:p>1226.517</text:p>
          </table:table-cell>
          <table:table-cell office:value-type="float" office:value="592.1301" calcext:value-type="float">
            <text:p>592.1301</text:p>
          </table:table-cell>
          <table:table-cell office:value-type="float" office:value="2.842498" calcext:value-type="float">
            <text:p>2.842498</text:p>
          </table:table-cell>
          <table:table-cell office:value-type="float" office:value="0.1071364" calcext:value-type="float">
            <text:p>0.1071364</text:p>
          </table:table-cell>
          <table:table-cell office:value-type="float" office:value="0.1201004" calcext:value-type="float">
            <text:p>0.1201004</text:p>
          </table:table-cell>
          <table:table-cell office:value-type="float" office:value="0.1316208" calcext:value-type="float">
            <text:p>0.1316208</text:p>
          </table:table-cell>
          <table:table-cell office:value-type="float" office:value="0.1433613" calcext:value-type="float">
            <text:p>0.1433613</text:p>
          </table:table-cell>
          <table:table-cell office:value-type="float" office:value="0.1723002" calcext:value-type="float">
            <text:p>0.1723002</text:p>
          </table:table-cell>
          <table:table-cell office:value-type="float" office:value="0.2849768" calcext:value-type="float">
            <text:p>0.2849768</text:p>
          </table:table-cell>
          <table:table-cell office:value-type="float" office:value="0.3416274" calcext:value-type="float">
            <text:p>0.3416274</text:p>
          </table:table-cell>
          <table:table-cell office:value-type="float" office:value="0.3565511" calcext:value-type="float">
            <text:p>0.3565511</text:p>
          </table:table-cell>
          <table:table-cell office:value-type="float" office:value="0.3759479" calcext:value-type="float">
            <text:p>0.3759479</text:p>
          </table:table-cell>
          <table:table-cell office:value-type="float" office:value="0.3936341" calcext:value-type="float">
            <text:p>0.3936341</text:p>
          </table:table-cell>
          <table:table-cell office:value-type="float" office:value="0.4665397" calcext:value-type="float">
            <text:p>0.46653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4932" calcext:value-type="float">
            <text:p>0.2734932</text:p>
          </table:table-cell>
          <table:table-cell office:value-type="float" office:value="0.384403" calcext:value-type="float">
            <text:p>0.384403</text:p>
          </table:table-cell>
          <table:table-cell office:value-type="float" office:value="0.2055603" calcext:value-type="float">
            <text:p>0.2055603</text:p>
          </table:table-cell>
          <table:table-cell office:value-type="float" office:value="0.1916261" calcext:value-type="float">
            <text:p>0.1916261</text:p>
          </table:table-cell>
          <table:table-cell office:value-type="float" office:value="0.1507384" calcext:value-type="float">
            <text:p>0.1507384</text:p>
          </table:table-cell>
          <table:table-cell office:value-type="float" office:value="0.002704176" calcext:value-type="float">
            <text:p>0.002704176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.86486" calcext:value-type="float">
            <text:p>-10.86486</text:p>
          </table:table-cell>
          <table:table-cell office:value-type="float" office:value="-5.384832" calcext:value-type="float">
            <text:p>-5.384832</text:p>
          </table:table-cell>
          <table:table-cell office:value-type="float" office:value="-3.096147" calcext:value-type="float">
            <text:p>-3.096147</text:p>
          </table:table-cell>
          <table:table-cell office:value-type="float" office:value="-1.853104" calcext:value-type="float">
            <text:p>-1.853104</text:p>
          </table:table-cell>
          <table:table-cell office:value-type="float" office:value="-0.5987383" calcext:value-type="float">
            <text:p>-0.5987383</text:p>
          </table:table-cell>
          <table:table-cell office:value-type="float" office:value="-0.02722147" calcext:value-type="float">
            <text:p>-0.02722147</text:p>
          </table:table-cell>
          <table:table-cell office:value-type="float" office:value="-0.02144611" calcext:value-type="float">
            <text:p>-0.02144611</text:p>
          </table:table-cell>
          <table:table-cell office:value-type="float" office:value="-0.0156966" calcext:value-type="float">
            <text:p>-0.0156966</text:p>
          </table:table-cell>
          <table:table-cell office:value-type="float" office:value="-0.009454925" calcext:value-type="float">
            <text:p>-0.009454925</text:p>
          </table:table-cell>
          <table:table-cell office:value-type="float" office:value="-0.00609369" calcext:value-type="float">
            <text:p>-0.00609369</text:p>
          </table:table-cell>
          <table:table-cell office:value-type="float" office:value="2110.723" calcext:value-type="float">
            <text:p>2110.723</text:p>
          </table:table-cell>
          <table:table-cell office:value-type="float" office:value="0" calcext:value-type="float">
            <text:p>0</text:p>
          </table:table-cell>
          <table:table-cell office:value-type="float" office:value="-12.37442" calcext:value-type="float">
            <text:p>-12.37442</text:p>
          </table:table-cell>
          <table:table-cell office:value-type="float" office:value="0.002119173" calcext:value-type="float">
            <text:p>0.00211917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393" calcext:value-type="float">
            <text:p>-0.0100039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793.2534" calcext:value-type="float">
            <text:p>793.2534</text:p>
          </table:table-cell>
          <table:table-cell office:value-type="float" office:value="155.0948" calcext:value-type="float">
            <text:p>155.094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24.763" calcext:value-type="float">
            <text:p>1224.763</text:p>
          </table:table-cell>
          <table:table-cell office:value-type="float" office:value="593.8262" calcext:value-type="float">
            <text:p>593.8262</text:p>
          </table:table-cell>
          <table:table-cell office:value-type="float" office:value="2.697373" calcext:value-type="float">
            <text:p>2.697373</text:p>
          </table:table-cell>
          <table:table-cell office:value-type="float" office:value="0.1107218" calcext:value-type="float">
            <text:p>0.1107218</text:p>
          </table:table-cell>
          <table:table-cell office:value-type="float" office:value="0.1230791" calcext:value-type="float">
            <text:p>0.1230791</text:p>
          </table:table-cell>
          <table:table-cell office:value-type="float" office:value="0.1336651" calcext:value-type="float">
            <text:p>0.1336651</text:p>
          </table:table-cell>
          <table:table-cell office:value-type="float" office:value="0.1432443" calcext:value-type="float">
            <text:p>0.1432443</text:p>
          </table:table-cell>
          <table:table-cell office:value-type="float" office:value="0.1584341" calcext:value-type="float">
            <text:p>0.1584341</text:p>
          </table:table-cell>
          <table:table-cell office:value-type="float" office:value="0.274815" calcext:value-type="float">
            <text:p>0.274815</text:p>
          </table:table-cell>
          <table:table-cell office:value-type="float" office:value="0.3389392" calcext:value-type="float">
            <text:p>0.3389392</text:p>
          </table:table-cell>
          <table:table-cell office:value-type="float" office:value="0.356439" calcext:value-type="float">
            <text:p>0.356439</text:p>
          </table:table-cell>
          <table:table-cell office:value-type="float" office:value="0.3757772" calcext:value-type="float">
            <text:p>0.3757772</text:p>
          </table:table-cell>
          <table:table-cell office:value-type="float" office:value="0.3930615" calcext:value-type="float">
            <text:p>0.3930615</text:p>
          </table:table-cell>
          <table:table-cell office:value-type="float" office:value="0.4634409" calcext:value-type="float">
            <text:p>0.4634409</text:p>
          </table:table-cell>
          <table:table-cell office:value-type="float" office:value="0.5112609" calcext:value-type="float">
            <text:p>0.5112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0091" calcext:value-type="float">
            <text:p>0.2640091</text:p>
          </table:table-cell>
          <table:table-cell office:value-type="float" office:value="0.3806116" calcext:value-type="float">
            <text:p>0.3806116</text:p>
          </table:table-cell>
          <table:table-cell office:value-type="float" office:value="0.2033218" calcext:value-type="float">
            <text:p>0.2033218</text:p>
          </table:table-cell>
          <table:table-cell office:value-type="float" office:value="0.1921279" calcext:value-type="float">
            <text:p>0.1921279</text:p>
          </table:table-cell>
          <table:table-cell office:value-type="float" office:value="0.1670549" calcext:value-type="float">
            <text:p>0.1670549</text:p>
          </table:table-cell>
          <table:table-cell office:value-type="float" office:value="0.01930901" calcext:value-type="float">
            <text:p>0.01930901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959857" calcext:value-type="float">
            <text:p>-8.959857</text:p>
          </table:table-cell>
          <table:table-cell office:value-type="float" office:value="-4.664277" calcext:value-type="float">
            <text:p>-4.664277</text:p>
          </table:table-cell>
          <table:table-cell office:value-type="float" office:value="-2.823267" calcext:value-type="float">
            <text:p>-2.823267</text:p>
          </table:table-cell>
          <table:table-cell office:value-type="float" office:value="-1.863272" calcext:value-type="float">
            <text:p>-1.863272</text:p>
          </table:table-cell>
          <table:table-cell office:value-type="float" office:value="-1.008646" calcext:value-type="float">
            <text:p>-1.008646</text:p>
          </table:table-cell>
          <table:table-cell office:value-type="float" office:value="-0.03470428" calcext:value-type="float">
            <text:p>-0.03470428</text:p>
          </table:table-cell>
          <table:table-cell office:value-type="float" office:value="-0.02312793" calcext:value-type="float">
            <text:p>-0.02312793</text:p>
          </table:table-cell>
          <table:table-cell office:value-type="float" office:value="-0.01574306" calcext:value-type="float">
            <text:p>-0.01574306</text:p>
          </table:table-cell>
          <table:table-cell office:value-type="float" office:value="-0.009496289" calcext:value-type="float">
            <text:p>-0.009496289</text:p>
          </table:table-cell>
          <table:table-cell office:value-type="float" office:value="-0.006179374" calcext:value-type="float">
            <text:p>-0.006179374</text:p>
          </table:table-cell>
          <table:table-cell office:value-type="float" office:value="2118.545" calcext:value-type="float">
            <text:p>2118.545</text:p>
          </table:table-cell>
          <table:table-cell office:value-type="float" office:value="0" calcext:value-type="float">
            <text:p>0</text:p>
          </table:table-cell>
          <table:table-cell office:value-type="float" office:value="-10.34433" calcext:value-type="float">
            <text:p>-10.34433</text:p>
          </table:table-cell>
          <table:table-cell office:value-type="float" office:value="0.002231542" calcext:value-type="float">
            <text:p>0.00223154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285" calcext:value-type="float">
            <text:p>-0.0100028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793.2534" calcext:value-type="float">
            <text:p>793.2534</text:p>
          </table:table-cell>
          <table:table-cell office:value-type="float" office:value="155.0108" calcext:value-type="float">
            <text:p>155.0108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23.231" calcext:value-type="float">
            <text:p>1223.231</text:p>
          </table:table-cell>
          <table:table-cell office:value-type="float" office:value="595.4401" calcext:value-type="float">
            <text:p>595.4401</text:p>
          </table:table-cell>
          <table:table-cell office:value-type="float" office:value="2.667505" calcext:value-type="float">
            <text:p>2.667505</text:p>
          </table:table-cell>
          <table:table-cell office:value-type="float" office:value="0.1266034" calcext:value-type="float">
            <text:p>0.1266034</text:p>
          </table:table-cell>
          <table:table-cell office:value-type="float" office:value="0.1348405" calcext:value-type="float">
            <text:p>0.1348405</text:p>
          </table:table-cell>
          <table:table-cell office:value-type="float" office:value="0.140187" calcext:value-type="float">
            <text:p>0.140187</text:p>
          </table:table-cell>
          <table:table-cell office:value-type="float" office:value="0.1463699" calcext:value-type="float">
            <text:p>0.1463699</text:p>
          </table:table-cell>
          <table:table-cell office:value-type="float" office:value="0.1588901" calcext:value-type="float">
            <text:p>0.1588901</text:p>
          </table:table-cell>
          <table:table-cell office:value-type="float" office:value="0.2625869" calcext:value-type="float">
            <text:p>0.2625869</text:p>
          </table:table-cell>
          <table:table-cell office:value-type="float" office:value="0.3353101" calcext:value-type="float">
            <text:p>0.3353101</text:p>
          </table:table-cell>
          <table:table-cell office:value-type="float" office:value="0.3561339" calcext:value-type="float">
            <text:p>0.3561339</text:p>
          </table:table-cell>
          <table:table-cell office:value-type="float" office:value="0.3756242" calcext:value-type="float">
            <text:p>0.3756242</text:p>
          </table:table-cell>
          <table:table-cell office:value-type="float" office:value="0.3924364" calcext:value-type="float">
            <text:p>0.3924364</text:p>
          </table:table-cell>
          <table:table-cell office:value-type="float" office:value="0.4606592" calcext:value-type="float">
            <text:p>0.4606592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1979" calcext:value-type="float">
            <text:p>0.2551979</text:p>
          </table:table-cell>
          <table:table-cell office:value-type="float" office:value="0.3671161" calcext:value-type="float">
            <text:p>0.3671161</text:p>
          </table:table-cell>
          <table:table-cell office:value-type="float" office:value="0.1962399" calcext:value-type="float">
            <text:p>0.1962399</text:p>
          </table:table-cell>
          <table:table-cell office:value-type="float" office:value="0.1889621" calcext:value-type="float">
            <text:p>0.1889621</text:p>
          </table:table-cell>
          <table:table-cell office:value-type="float" office:value="0.1678313" calcext:value-type="float">
            <text:p>0.1678313</text:p>
          </table:table-cell>
          <table:table-cell office:value-type="float" office:value="0.04074853" calcext:value-type="float">
            <text:p>0.04074853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62717" calcext:value-type="float">
            <text:p>-3.862717</text:p>
          </table:table-cell>
          <table:table-cell office:value-type="float" office:value="-2.683065" calcext:value-type="float">
            <text:p>-2.683065</text:p>
          </table:table-cell>
          <table:table-cell office:value-type="float" office:value="-2.132233" calcext:value-type="float">
            <text:p>-2.132233</text:p>
          </table:table-cell>
          <table:table-cell office:value-type="float" office:value="-1.64236" calcext:value-type="float">
            <text:p>-1.64236</text:p>
          </table:table-cell>
          <table:table-cell office:value-type="float" office:value="-0.9944956" calcext:value-type="float">
            <text:p>-0.9944956</text:p>
          </table:table-cell>
          <table:table-cell office:value-type="float" office:value="-0.0458529" calcext:value-type="float">
            <text:p>-0.0458529</text:p>
          </table:table-cell>
          <table:table-cell office:value-type="float" office:value="-0.0256575" calcext:value-type="float">
            <text:p>-0.0256575</text:p>
          </table:table-cell>
          <table:table-cell office:value-type="float" office:value="-0.01587219" calcext:value-type="float">
            <text:p>-0.01587219</text:p>
          </table:table-cell>
          <table:table-cell office:value-type="float" office:value="-0.009533488" calcext:value-type="float">
            <text:p>-0.009533488</text:p>
          </table:table-cell>
          <table:table-cell office:value-type="float" office:value="-0.006274471" calcext:value-type="float">
            <text:p>-0.006274471</text:p>
          </table:table-cell>
          <table:table-cell office:value-type="float" office:value="2126.309" calcext:value-type="float">
            <text:p>2126.309</text:p>
          </table:table-cell>
          <table:table-cell office:value-type="float" office:value="0" calcext:value-type="float">
            <text:p>0</text:p>
          </table:table-cell>
          <table:table-cell office:value-type="float" office:value="-4.438686" calcext:value-type="float">
            <text:p>-4.438686</text:p>
          </table:table-cell>
          <table:table-cell office:value-type="float" office:value="0.002256635" calcext:value-type="float">
            <text:p>0.00225663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128" calcext:value-type="float">
            <text:p>-0.0100012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793.2534" calcext:value-type="float">
            <text:p>793.2534</text:p>
          </table:table-cell>
          <table:table-cell office:value-type="float" office:value="155.3122" calcext:value-type="float">
            <text:p>155.3122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21.392" calcext:value-type="float">
            <text:p>1221.392</text:p>
          </table:table-cell>
          <table:table-cell office:value-type="float" office:value="596.9785" calcext:value-type="float">
            <text:p>596.9785</text:p>
          </table:table-cell>
          <table:table-cell office:value-type="float" office:value="2.223531" calcext:value-type="float">
            <text:p>2.223531</text:p>
          </table:table-cell>
          <table:table-cell office:value-type="float" office:value="0.09825207" calcext:value-type="float">
            <text:p>0.09825207</text:p>
          </table:table-cell>
          <table:table-cell office:value-type="float" office:value="0.1105454" calcext:value-type="float">
            <text:p>0.1105454</text:p>
          </table:table-cell>
          <table:table-cell office:value-type="float" office:value="0.1230121" calcext:value-type="float">
            <text:p>0.1230121</text:p>
          </table:table-cell>
          <table:table-cell office:value-type="float" office:value="0.1387643" calcext:value-type="float">
            <text:p>0.1387643</text:p>
          </table:table-cell>
          <table:table-cell office:value-type="float" office:value="0.1585747" calcext:value-type="float">
            <text:p>0.1585747</text:p>
          </table:table-cell>
          <table:table-cell office:value-type="float" office:value="0.2539356" calcext:value-type="float">
            <text:p>0.2539356</text:p>
          </table:table-cell>
          <table:table-cell office:value-type="float" office:value="0.3318792" calcext:value-type="float">
            <text:p>0.3318792</text:p>
          </table:table-cell>
          <table:table-cell office:value-type="float" office:value="0.3556331" calcext:value-type="float">
            <text:p>0.3556331</text:p>
          </table:table-cell>
          <table:table-cell office:value-type="float" office:value="0.375475" calcext:value-type="float">
            <text:p>0.375475</text:p>
          </table:table-cell>
          <table:table-cell office:value-type="float" office:value="0.3918937" calcext:value-type="float">
            <text:p>0.3918937</text:p>
          </table:table-cell>
          <table:table-cell office:value-type="float" office:value="0.4577752" calcext:value-type="float">
            <text:p>0.4577752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4022" calcext:value-type="float">
            <text:p>0.2604022</text:p>
          </table:table-cell>
          <table:table-cell office:value-type="float" office:value="0.3920752" calcext:value-type="float">
            <text:p>0.3920752</text:p>
          </table:table-cell>
          <table:table-cell office:value-type="float" office:value="0.2147324" calcext:value-type="float">
            <text:p>0.2147324</text:p>
          </table:table-cell>
          <table:table-cell office:value-type="float" office:value="0.1973957" calcext:value-type="float">
            <text:p>0.1973957</text:p>
          </table:table-cell>
          <table:table-cell office:value-type="float" office:value="0.1694637" calcext:value-type="float">
            <text:p>0.1694637</text:p>
          </table:table-cell>
          <table:table-cell office:value-type="float" office:value="0.05891783" calcext:value-type="float">
            <text:p>0.05891783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.63076" calcext:value-type="float">
            <text:p>-18.63076</text:p>
          </table:table-cell>
          <table:table-cell office:value-type="float" office:value="-9.010173" calcext:value-type="float">
            <text:p>-9.010173</text:p>
          </table:table-cell>
          <table:table-cell office:value-type="float" office:value="-4.64082" calcext:value-type="float">
            <text:p>-4.64082</text:p>
          </table:table-cell>
          <table:table-cell office:value-type="float" office:value="-2.223456" calcext:value-type="float">
            <text:p>-2.223456</text:p>
          </table:table-cell>
          <table:table-cell office:value-type="float" office:value="-0.9954777" calcext:value-type="float">
            <text:p>-0.9954777</text:p>
          </table:table-cell>
          <table:table-cell office:value-type="float" office:value="-0.0562021" calcext:value-type="float">
            <text:p>-0.0562021</text:p>
          </table:table-cell>
          <table:table-cell office:value-type="float" office:value="-0.02832982" calcext:value-type="float">
            <text:p>-0.02832982</text:p>
          </table:table-cell>
          <table:table-cell office:value-type="float" office:value="-0.01608771" calcext:value-type="float">
            <text:p>-0.01608771</text:p>
          </table:table-cell>
          <table:table-cell office:value-type="float" office:value="-0.009569839" calcext:value-type="float">
            <text:p>-0.009569839</text:p>
          </table:table-cell>
          <table:table-cell office:value-type="float" office:value="-0.006358308" calcext:value-type="float">
            <text:p>-0.006358308</text:p>
          </table:table-cell>
          <table:table-cell office:value-type="float" office:value="2134.046" calcext:value-type="float">
            <text:p>2134.046</text:p>
          </table:table-cell>
          <table:table-cell office:value-type="float" office:value="0" calcext:value-type="float">
            <text:p>0</text:p>
          </table:table-cell>
          <table:table-cell office:value-type="float" office:value="-23.82625" calcext:value-type="float">
            <text:p>-23.82625</text:p>
          </table:table-cell>
          <table:table-cell office:value-type="float" office:value="0.0024767" calcext:value-type="float">
            <text:p>0.002476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625" calcext:value-type="float">
            <text:p>-0.010006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793.2534" calcext:value-type="float">
            <text:p>793.2534</text:p>
          </table:table-cell>
          <table:table-cell office:value-type="float" office:value="155.5423" calcext:value-type="float">
            <text:p>155.542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9.703" calcext:value-type="float">
            <text:p>1219.703</text:p>
          </table:table-cell>
          <table:table-cell office:value-type="float" office:value="598.4379" calcext:value-type="float">
            <text:p>598.4379</text:p>
          </table:table-cell>
          <table:table-cell office:value-type="float" office:value="1.895162" calcext:value-type="float">
            <text:p>1.895162</text:p>
          </table:table-cell>
          <table:table-cell office:value-type="float" office:value="0.1119771" calcext:value-type="float">
            <text:p>0.1119771</text:p>
          </table:table-cell>
          <table:table-cell office:value-type="float" office:value="0.119246" calcext:value-type="float">
            <text:p>0.119246</text:p>
          </table:table-cell>
          <table:table-cell office:value-type="float" office:value="0.1246089" calcext:value-type="float">
            <text:p>0.1246089</text:p>
          </table:table-cell>
          <table:table-cell office:value-type="float" office:value="0.1312659" calcext:value-type="float">
            <text:p>0.1312659</text:p>
          </table:table-cell>
          <table:table-cell office:value-type="float" office:value="0.1427923" calcext:value-type="float">
            <text:p>0.1427923</text:p>
          </table:table-cell>
          <table:table-cell office:value-type="float" office:value="0.212441" calcext:value-type="float">
            <text:p>0.212441</text:p>
          </table:table-cell>
          <table:table-cell office:value-type="float" office:value="0.3296048" calcext:value-type="float">
            <text:p>0.3296048</text:p>
          </table:table-cell>
          <table:table-cell office:value-type="float" office:value="0.3550175" calcext:value-type="float">
            <text:p>0.3550175</text:p>
          </table:table-cell>
          <table:table-cell office:value-type="float" office:value="0.3753192" calcext:value-type="float">
            <text:p>0.3753192</text:p>
          </table:table-cell>
          <table:table-cell office:value-type="float" office:value="0.3914157" calcext:value-type="float">
            <text:p>0.3914157</text:p>
          </table:table-cell>
          <table:table-cell office:value-type="float" office:value="0.454867" calcext:value-type="float">
            <text:p>0.45486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5946" calcext:value-type="float">
            <text:p>0.2255946</text:p>
          </table:table-cell>
          <table:table-cell office:value-type="float" office:value="0.3818482" calcext:value-type="float">
            <text:p>0.3818482</text:p>
          </table:table-cell>
          <table:table-cell office:value-type="float" office:value="0.2129831" calcext:value-type="float">
            <text:p>0.2129831</text:p>
          </table:table-cell>
          <table:table-cell office:value-type="float" office:value="0.2057859" calcext:value-type="float">
            <text:p>0.2057859</text:p>
          </table:table-cell>
          <table:table-cell office:value-type="float" office:value="0.1876702" calcext:value-type="float">
            <text:p>0.1876702</text:p>
          </table:table-cell>
          <table:table-cell office:value-type="float" office:value="0.1117514" calcext:value-type="float">
            <text:p>0.1117514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412625" calcext:value-type="float">
            <text:p>-8.412625</text:p>
          </table:table-cell>
          <table:table-cell office:value-type="float" office:value="-5.737399" calcext:value-type="float">
            <text:p>-5.737399</text:p>
          </table:table-cell>
          <table:table-cell office:value-type="float" office:value="-4.387766" calcext:value-type="float">
            <text:p>-4.387766</text:p>
          </table:table-cell>
          <table:table-cell office:value-type="float" office:value="-3.194265" calcext:value-type="float">
            <text:p>-3.194265</text:p>
          </table:table-cell>
          <table:table-cell office:value-type="float" office:value="-1.910852" calcext:value-type="float">
            <text:p>-1.910852</text:p>
          </table:table-cell>
          <table:table-cell office:value-type="float" office:value="-0.1656932" calcext:value-type="float">
            <text:p>-0.1656932</text:p>
          </table:table-cell>
          <table:table-cell office:value-type="float" office:value="-0.03030431" calcext:value-type="float">
            <text:p>-0.03030431</text:p>
          </table:table-cell>
          <table:table-cell office:value-type="float" office:value="-0.01635691" calcext:value-type="float">
            <text:p>-0.01635691</text:p>
          </table:table-cell>
          <table:table-cell office:value-type="float" office:value="-0.009607976" calcext:value-type="float">
            <text:p>-0.009607976</text:p>
          </table:table-cell>
          <table:table-cell office:value-type="float" office:value="-0.00643316" calcext:value-type="float">
            <text:p>-0.00643316</text:p>
          </table:table-cell>
          <table:table-cell office:value-type="float" office:value="2141.76" calcext:value-type="float">
            <text:p>2141.76</text:p>
          </table:table-cell>
          <table:table-cell office:value-type="float" office:value="0" calcext:value-type="float">
            <text:p>0</text:p>
          </table:table-cell>
          <table:table-cell office:value-type="float" office:value="-8.930933" calcext:value-type="float">
            <text:p>-8.930933</text:p>
          </table:table-cell>
          <table:table-cell office:value-type="float" office:value="0.002747203" calcext:value-type="float">
            <text:p>0.00274720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189" calcext:value-type="float">
            <text:p>-0.0100018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793.2534" calcext:value-type="float">
            <text:p>793.2534</text:p>
          </table:table-cell>
          <table:table-cell office:value-type="float" office:value="155.6175" calcext:value-type="float">
            <text:p>155.617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8.242" calcext:value-type="float">
            <text:p>1218.242</text:p>
          </table:table-cell>
          <table:table-cell office:value-type="float" office:value="599.8246" calcext:value-type="float">
            <text:p>599.8246</text:p>
          </table:table-cell>
          <table:table-cell office:value-type="float" office:value="1.64555" calcext:value-type="float">
            <text:p>1.64555</text:p>
          </table:table-cell>
          <table:table-cell office:value-type="float" office:value="0.1150753" calcext:value-type="float">
            <text:p>0.1150753</text:p>
          </table:table-cell>
          <table:table-cell office:value-type="float" office:value="0.1253493" calcext:value-type="float">
            <text:p>0.1253493</text:p>
          </table:table-cell>
          <table:table-cell office:value-type="float" office:value="0.1334511" calcext:value-type="float">
            <text:p>0.1334511</text:p>
          </table:table-cell>
          <table:table-cell office:value-type="float" office:value="0.1400012" calcext:value-type="float">
            <text:p>0.1400012</text:p>
          </table:table-cell>
          <table:table-cell office:value-type="float" office:value="0.1494586" calcext:value-type="float">
            <text:p>0.1494586</text:p>
          </table:table-cell>
          <table:table-cell office:value-type="float" office:value="0.1794071" calcext:value-type="float">
            <text:p>0.1794071</text:p>
          </table:table-cell>
          <table:table-cell office:value-type="float" office:value="0.3307271" calcext:value-type="float">
            <text:p>0.3307271</text:p>
          </table:table-cell>
          <table:table-cell office:value-type="float" office:value="0.3544249" calcext:value-type="float">
            <text:p>0.3544249</text:p>
          </table:table-cell>
          <table:table-cell office:value-type="float" office:value="0.3751611" calcext:value-type="float">
            <text:p>0.3751611</text:p>
          </table:table-cell>
          <table:table-cell office:value-type="float" office:value="0.3909948" calcext:value-type="float">
            <text:p>0.3909948</text:p>
          </table:table-cell>
          <table:table-cell office:value-type="float" office:value="0.4522874" calcext:value-type="float">
            <text:p>0.4522874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6298" calcext:value-type="float">
            <text:p>0.2166298</text:p>
          </table:table-cell>
          <table:table-cell office:value-type="float" office:value="0.3755513" calcext:value-type="float">
            <text:p>0.3755513</text:p>
          </table:table-cell>
          <table:table-cell office:value-type="float" office:value="0.2034001" calcext:value-type="float">
            <text:p>0.2034001</text:p>
          </table:table-cell>
          <table:table-cell office:value-type="float" office:value="0.1964748" calcext:value-type="float">
            <text:p>0.1964748</text:p>
          </table:table-cell>
          <table:table-cell office:value-type="float" office:value="0.1813501" calcext:value-type="float">
            <text:p>0.1813501</text:p>
          </table:table-cell>
          <table:table-cell office:value-type="float" office:value="0.1501833" calcext:value-type="float">
            <text:p>0.1501833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147251" calcext:value-type="float">
            <text:p>-7.147251</text:p>
          </table:table-cell>
          <table:table-cell office:value-type="float" office:value="-4.197593" calcext:value-type="float">
            <text:p>-4.197593</text:p>
          </table:table-cell>
          <table:table-cell office:value-type="float" office:value="-2.861962" calcext:value-type="float">
            <text:p>-2.861962</text:p>
          </table:table-cell>
          <table:table-cell office:value-type="float" office:value="-2.148602" calcext:value-type="float">
            <text:p>-2.148602</text:p>
          </table:table-cell>
          <table:table-cell office:value-type="float" office:value="-1.44495" calcext:value-type="float">
            <text:p>-1.44495</text:p>
          </table:table-cell>
          <table:table-cell office:value-type="float" office:value="-0.4690276" calcext:value-type="float">
            <text:p>-0.4690276</text:p>
          </table:table-cell>
          <table:table-cell office:value-type="float" office:value="-0.02934075" calcext:value-type="float">
            <text:p>-0.02934075</text:p>
          </table:table-cell>
          <table:table-cell office:value-type="float" office:value="-0.01662221" calcext:value-type="float">
            <text:p>-0.01662221</text:p>
          </table:table-cell>
          <table:table-cell office:value-type="float" office:value="-0.009646892" calcext:value-type="float">
            <text:p>-0.009646892</text:p>
          </table:table-cell>
          <table:table-cell office:value-type="float" office:value="-0.006499895" calcext:value-type="float">
            <text:p>-0.006499895</text:p>
          </table:table-cell>
          <table:table-cell office:value-type="float" office:value="2149.414" calcext:value-type="float">
            <text:p>2149.414</text:p>
          </table:table-cell>
          <table:table-cell office:value-type="float" office:value="0" calcext:value-type="float">
            <text:p>0</text:p>
          </table:table-cell>
          <table:table-cell office:value-type="float" office:value="-7.441635" calcext:value-type="float">
            <text:p>-7.441635</text:p>
          </table:table-cell>
          <table:table-cell office:value-type="float" office:value="0.002785034" calcext:value-type="float">
            <text:p>0.00278503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182" calcext:value-type="float">
            <text:p>-0.0100018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793.2534" calcext:value-type="float">
            <text:p>793.2534</text:p>
          </table:table-cell>
          <table:table-cell office:value-type="float" office:value="155.6586" calcext:value-type="float">
            <text:p>155.658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6.883" calcext:value-type="float">
            <text:p>1216.883</text:p>
          </table:table-cell>
          <table:table-cell office:value-type="float" office:value="601.1425" calcext:value-type="float">
            <text:p>601.1425</text:p>
          </table:table-cell>
          <table:table-cell office:value-type="float" office:value="1.243011" calcext:value-type="float">
            <text:p>1.243011</text:p>
          </table:table-cell>
          <table:table-cell office:value-type="float" office:value="0.1150814" calcext:value-type="float">
            <text:p>0.1150814</text:p>
          </table:table-cell>
          <table:table-cell office:value-type="float" office:value="0.1263006" calcext:value-type="float">
            <text:p>0.1263006</text:p>
          </table:table-cell>
          <table:table-cell office:value-type="float" office:value="0.1352829" calcext:value-type="float">
            <text:p>0.1352829</text:p>
          </table:table-cell>
          <table:table-cell office:value-type="float" office:value="0.1417684" calcext:value-type="float">
            <text:p>0.1417684</text:p>
          </table:table-cell>
          <table:table-cell office:value-type="float" office:value="0.1500156" calcext:value-type="float">
            <text:p>0.1500156</text:p>
          </table:table-cell>
          <table:table-cell office:value-type="float" office:value="0.1668059" calcext:value-type="float">
            <text:p>0.1668059</text:p>
          </table:table-cell>
          <table:table-cell office:value-type="float" office:value="0.3308588" calcext:value-type="float">
            <text:p>0.3308588</text:p>
          </table:table-cell>
          <table:table-cell office:value-type="float" office:value="0.3539895" calcext:value-type="float">
            <text:p>0.3539895</text:p>
          </table:table-cell>
          <table:table-cell office:value-type="float" office:value="0.375009" calcext:value-type="float">
            <text:p>0.375009</text:p>
          </table:table-cell>
          <table:table-cell office:value-type="float" office:value="0.390622" calcext:value-type="float">
            <text:p>0.390622</text:p>
          </table:table-cell>
          <table:table-cell office:value-type="float" office:value="0.4497724" calcext:value-type="float">
            <text:p>0.4497724</text:p>
          </table:table-cell>
          <table:table-cell office:value-type="float" office:value="0.5112632" calcext:value-type="float">
            <text:p>0.511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3641" calcext:value-type="float">
            <text:p>0.2173641</text:p>
          </table:table-cell>
          <table:table-cell office:value-type="float" office:value="0.3755713" calcext:value-type="float">
            <text:p>0.3755713</text:p>
          </table:table-cell>
          <table:table-cell office:value-type="float" office:value="0.2013959" calcext:value-type="float">
            <text:p>0.2013959</text:p>
          </table:table-cell>
          <table:table-cell office:value-type="float" office:value="0.1946889" calcext:value-type="float">
            <text:p>0.1946889</text:p>
          </table:table-cell>
          <table:table-cell office:value-type="float" office:value="0.1811821" calcext:value-type="float">
            <text:p>0.1811821</text:p>
          </table:table-cell>
          <table:table-cell office:value-type="float" office:value="0.1653028" calcext:value-type="float">
            <text:p>0.1653028</text:p>
          </table:table-cell>
          <table:table-cell office:value-type="float" office:value="0.001780578" calcext:value-type="float">
            <text:p>0.001780578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127334" calcext:value-type="float">
            <text:p>-7.127334</text:p>
          </table:table-cell>
          <table:table-cell office:value-type="float" office:value="-3.997468" calcext:value-type="float">
            <text:p>-3.997468</text:p>
          </table:table-cell>
          <table:table-cell office:value-type="float" office:value="-2.627827" calcext:value-type="float">
            <text:p>-2.627827</text:p>
          </table:table-cell>
          <table:table-cell office:value-type="float" office:value="-1.987477" calcext:value-type="float">
            <text:p>-1.987477</text:p>
          </table:table-cell>
          <table:table-cell office:value-type="float" office:value="-1.410365" calcext:value-type="float">
            <text:p>-1.410365</text:p>
          </table:table-cell>
          <table:table-cell office:value-type="float" office:value="-0.7354926" calcext:value-type="float">
            <text:p>-0.7354926</text:p>
          </table:table-cell>
          <table:table-cell office:value-type="float" office:value="-0.02920116" calcext:value-type="float">
            <text:p>-0.02920116</text:p>
          </table:table-cell>
          <table:table-cell office:value-type="float" office:value="-0.01681981" calcext:value-type="float">
            <text:p>-0.01681981</text:p>
          </table:table-cell>
          <table:table-cell office:value-type="float" office:value="-0.009684483" calcext:value-type="float">
            <text:p>-0.009684483</text:p>
          </table:table-cell>
          <table:table-cell office:value-type="float" office:value="-0.006559629" calcext:value-type="float">
            <text:p>-0.006559629</text:p>
          </table:table-cell>
          <table:table-cell office:value-type="float" office:value="2157.059" calcext:value-type="float">
            <text:p>2157.059</text:p>
          </table:table-cell>
          <table:table-cell office:value-type="float" office:value="0" calcext:value-type="float">
            <text:p>0</text:p>
          </table:table-cell>
          <table:table-cell office:value-type="float" office:value="-8.820299" calcext:value-type="float">
            <text:p>-8.820299</text:p>
          </table:table-cell>
          <table:table-cell office:value-type="float" office:value="0.002841521" calcext:value-type="float">
            <text:p>0.00284152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2" calcext:value-type="float">
            <text:p>-0.01000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793.2534" calcext:value-type="float">
            <text:p>793.2534</text:p>
          </table:table-cell>
          <table:table-cell office:value-type="float" office:value="155.6587" calcext:value-type="float">
            <text:p>155.658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5.626" calcext:value-type="float">
            <text:p>1215.626</text:p>
          </table:table-cell>
          <table:table-cell office:value-type="float" office:value="602.4019" calcext:value-type="float">
            <text:p>602.4019</text:p>
          </table:table-cell>
          <table:table-cell office:value-type="float" office:value="0.8481927" calcext:value-type="float">
            <text:p>0.8481927</text:p>
          </table:table-cell>
          <table:table-cell office:value-type="float" office:value="0.1214715" calcext:value-type="float">
            <text:p>0.1214715</text:p>
          </table:table-cell>
          <table:table-cell office:value-type="float" office:value="0.1324573" calcext:value-type="float">
            <text:p>0.1324573</text:p>
          </table:table-cell>
          <table:table-cell office:value-type="float" office:value="0.1396168" calcext:value-type="float">
            <text:p>0.1396168</text:p>
          </table:table-cell>
          <table:table-cell office:value-type="float" office:value="0.1440049" calcext:value-type="float">
            <text:p>0.1440049</text:p>
          </table:table-cell>
          <table:table-cell office:value-type="float" office:value="0.1505357" calcext:value-type="float">
            <text:p>0.1505357</text:p>
          </table:table-cell>
          <table:table-cell office:value-type="float" office:value="0.1638243" calcext:value-type="float">
            <text:p>0.1638243</text:p>
          </table:table-cell>
          <table:table-cell office:value-type="float" office:value="0.3281541" calcext:value-type="float">
            <text:p>0.3281541</text:p>
          </table:table-cell>
          <table:table-cell office:value-type="float" office:value="0.3534641" calcext:value-type="float">
            <text:p>0.3534641</text:p>
          </table:table-cell>
          <table:table-cell office:value-type="float" office:value="0.3748639" calcext:value-type="float">
            <text:p>0.3748639</text:p>
          </table:table-cell>
          <table:table-cell office:value-type="float" office:value="0.3902896" calcext:value-type="float">
            <text:p>0.3902896</text:p>
          </table:table-cell>
          <table:table-cell office:value-type="float" office:value="0.4473816" calcext:value-type="float">
            <text:p>0.447381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3636" calcext:value-type="float">
            <text:p>0.2143636</text:p>
          </table:table-cell>
          <table:table-cell office:value-type="float" office:value="0.3710693" calcext:value-type="float">
            <text:p>0.3710693</text:p>
          </table:table-cell>
          <table:table-cell office:value-type="float" office:value="0.1967179" calcext:value-type="float">
            <text:p>0.1967179</text:p>
          </table:table-cell>
          <table:table-cell office:value-type="float" office:value="0.1923791" calcext:value-type="float">
            <text:p>0.1923791</text:p>
          </table:table-cell>
          <table:table-cell office:value-type="float" office:value="0.1808632" calcext:value-type="float">
            <text:p>0.1808632</text:p>
          </table:table-cell>
          <table:table-cell office:value-type="float" office:value="0.1699526" calcext:value-type="float">
            <text:p>0.1699526</text:p>
          </table:table-cell>
          <table:table-cell office:value-type="float" office:value="0.007149092" calcext:value-type="float">
            <text:p>0.007149092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12136" calcext:value-type="float">
            <text:p>-5.12136</text:p>
          </table:table-cell>
          <table:table-cell office:value-type="float" office:value="-2.980146" calcext:value-type="float">
            <text:p>-2.980146</text:p>
          </table:table-cell>
          <table:table-cell office:value-type="float" office:value="-2.173303" calcext:value-type="float">
            <text:p>-2.173303</text:p>
          </table:table-cell>
          <table:table-cell office:value-type="float" office:value="-1.810393" calcext:value-type="float">
            <text:p>-1.810393</text:p>
          </table:table-cell>
          <table:table-cell office:value-type="float" office:value="-1.382571" calcext:value-type="float">
            <text:p>-1.382571</text:p>
          </table:table-cell>
          <table:table-cell office:value-type="float" office:value="-0.82329" calcext:value-type="float">
            <text:p>-0.82329</text:p>
          </table:table-cell>
          <table:table-cell office:value-type="float" office:value="-0.03159157" calcext:value-type="float">
            <text:p>-0.03159157</text:p>
          </table:table-cell>
          <table:table-cell office:value-type="float" office:value="-0.01706051" calcext:value-type="float">
            <text:p>-0.01706051</text:p>
          </table:table-cell>
          <table:table-cell office:value-type="float" office:value="-0.0097205" calcext:value-type="float">
            <text:p>-0.0097205</text:p>
          </table:table-cell>
          <table:table-cell office:value-type="float" office:value="-0.006613423" calcext:value-type="float">
            <text:p>-0.006613423</text:p>
          </table:table-cell>
          <table:table-cell office:value-type="float" office:value="2164.689" calcext:value-type="float">
            <text:p>2164.689</text:p>
          </table:table-cell>
          <table:table-cell office:value-type="float" office:value="0" calcext:value-type="float">
            <text:p>0</text:p>
          </table:table-cell>
          <table:table-cell office:value-type="float" office:value="-5.866364" calcext:value-type="float">
            <text:p>-5.866364</text:p>
          </table:table-cell>
          <table:table-cell office:value-type="float" office:value="0.002854774" calcext:value-type="float">
            <text:p>0.00285477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135" calcext:value-type="float">
            <text:p>-0.010001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793.2534" calcext:value-type="float">
            <text:p>793.2534</text:p>
          </table:table-cell>
          <table:table-cell office:value-type="float" office:value="155.4503" calcext:value-type="float">
            <text:p>155.450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4.643" calcext:value-type="float">
            <text:p>1214.643</text:p>
          </table:table-cell>
          <table:table-cell office:value-type="float" office:value="603.5881" calcext:value-type="float">
            <text:p>603.5881</text:p>
          </table:table-cell>
          <table:table-cell office:value-type="float" office:value="0.7436548" calcext:value-type="float">
            <text:p>0.7436548</text:p>
          </table:table-cell>
          <table:table-cell office:value-type="float" office:value="0.124273" calcext:value-type="float">
            <text:p>0.124273</text:p>
          </table:table-cell>
          <table:table-cell office:value-type="float" office:value="0.1347883" calcext:value-type="float">
            <text:p>0.1347883</text:p>
          </table:table-cell>
          <table:table-cell office:value-type="float" office:value="0.1414504" calcext:value-type="float">
            <text:p>0.1414504</text:p>
          </table:table-cell>
          <table:table-cell office:value-type="float" office:value="0.1459413" calcext:value-type="float">
            <text:p>0.1459413</text:p>
          </table:table-cell>
          <table:table-cell office:value-type="float" office:value="0.1525391" calcext:value-type="float">
            <text:p>0.1525391</text:p>
          </table:table-cell>
          <table:table-cell office:value-type="float" office:value="0.1652194" calcext:value-type="float">
            <text:p>0.1652194</text:p>
          </table:table-cell>
          <table:table-cell office:value-type="float" office:value="0.3253135" calcext:value-type="float">
            <text:p>0.3253135</text:p>
          </table:table-cell>
          <table:table-cell office:value-type="float" office:value="0.3529325" calcext:value-type="float">
            <text:p>0.3529325</text:p>
          </table:table-cell>
          <table:table-cell office:value-type="float" office:value="0.374723" calcext:value-type="float">
            <text:p>0.374723</text:p>
          </table:table-cell>
          <table:table-cell office:value-type="float" office:value="0.3899914" calcext:value-type="float">
            <text:p>0.3899914</text:p>
          </table:table-cell>
          <table:table-cell office:value-type="float" office:value="0.4450635" calcext:value-type="float">
            <text:p>0.4450635</text:p>
          </table:table-cell>
          <table:table-cell office:value-type="float" office:value="0.5112622" calcext:value-type="float">
            <text:p>0.511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946" calcext:value-type="float">
            <text:p>0.232946</text:p>
          </table:table-cell>
          <table:table-cell office:value-type="float" office:value="0.3692764" calcext:value-type="float">
            <text:p>0.3692764</text:p>
          </table:table-cell>
          <table:table-cell office:value-type="float" office:value="0.1947055" calcext:value-type="float">
            <text:p>0.1947055</text:p>
          </table:table-cell>
          <table:table-cell office:value-type="float" office:value="0.1903611" calcext:value-type="float">
            <text:p>0.1903611</text:p>
          </table:table-cell>
          <table:table-cell office:value-type="float" office:value="0.1788814" calcext:value-type="float">
            <text:p>0.1788814</text:p>
          </table:table-cell>
          <table:table-cell office:value-type="float" office:value="0.1699467" calcext:value-type="float">
            <text:p>0.1699467</text:p>
          </table:table-cell>
          <table:table-cell office:value-type="float" office:value="0.01277429" calcext:value-type="float">
            <text:p>0.01277429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405009" calcext:value-type="float">
            <text:p>-4.405009</text:p>
          </table:table-cell>
          <table:table-cell office:value-type="float" office:value="-2.67799" calcext:value-type="float">
            <text:p>-2.67799</text:p>
          </table:table-cell>
          <table:table-cell office:value-type="float" office:value="-2.00941" calcext:value-type="float">
            <text:p>-2.00941</text:p>
          </table:table-cell>
          <table:table-cell office:value-type="float" office:value="-1.668415" calcext:value-type="float">
            <text:p>-1.668415</text:p>
          </table:table-cell>
          <table:table-cell office:value-type="float" office:value="-1.274774" calcext:value-type="float">
            <text:p>-1.274774</text:p>
          </table:table-cell>
          <table:table-cell office:value-type="float" office:value="-0.782005" calcext:value-type="float">
            <text:p>-0.782005</text:p>
          </table:table-cell>
          <table:table-cell office:value-type="float" office:value="-0.03406966" calcext:value-type="float">
            <text:p>-0.03406966</text:p>
          </table:table-cell>
          <table:table-cell office:value-type="float" office:value="-0.01730903" calcext:value-type="float">
            <text:p>-0.01730903</text:p>
          </table:table-cell>
          <table:table-cell office:value-type="float" office:value="-0.009755605" calcext:value-type="float">
            <text:p>-0.009755605</text:p>
          </table:table-cell>
          <table:table-cell office:value-type="float" office:value="-0.006662061" calcext:value-type="float">
            <text:p>-0.006662061</text:p>
          </table:table-cell>
          <table:table-cell office:value-type="float" office:value="2172.257" calcext:value-type="float">
            <text:p>2172.257</text:p>
          </table:table-cell>
          <table:table-cell office:value-type="float" office:value="0" calcext:value-type="float">
            <text:p>0</text:p>
          </table:table-cell>
          <table:table-cell office:value-type="float" office:value="-5.139191" calcext:value-type="float">
            <text:p>-5.139191</text:p>
          </table:table-cell>
          <table:table-cell office:value-type="float" office:value="0.002876952" calcext:value-type="float">
            <text:p>0.00287695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14" calcext:value-type="float">
            <text:p>-0.01000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794.9533" calcext:value-type="float">
            <text:p>794.9533</text:p>
          </table:table-cell>
          <table:table-cell office:value-type="float" office:value="155.3087" calcext:value-type="float">
            <text:p>155.308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5.279" calcext:value-type="float">
            <text:p>1215.279</text:p>
          </table:table-cell>
          <table:table-cell office:value-type="float" office:value="604.7936" calcext:value-type="float">
            <text:p>604.7936</text:p>
          </table:table-cell>
          <table:table-cell office:value-type="float" office:value="0.4200444" calcext:value-type="float">
            <text:p>0.4200444</text:p>
          </table:table-cell>
          <table:table-cell office:value-type="float" office:value="0.2011935" calcext:value-type="float">
            <text:p>0.2011935</text:p>
          </table:table-cell>
          <table:table-cell office:value-type="float" office:value="0.1520946" calcext:value-type="float">
            <text:p>0.1520946</text:p>
          </table:table-cell>
          <table:table-cell office:value-type="float" office:value="0.15094" calcext:value-type="float">
            <text:p>0.15094</text:p>
          </table:table-cell>
          <table:table-cell office:value-type="float" office:value="0.151733" calcext:value-type="float">
            <text:p>0.151733</text:p>
          </table:table-cell>
          <table:table-cell office:value-type="float" office:value="0.1565553" calcext:value-type="float">
            <text:p>0.1565553</text:p>
          </table:table-cell>
          <table:table-cell office:value-type="float" office:value="0.1683553" calcext:value-type="float">
            <text:p>0.1683553</text:p>
          </table:table-cell>
          <table:table-cell office:value-type="float" office:value="0.3317203" calcext:value-type="float">
            <text:p>0.3317203</text:p>
          </table:table-cell>
          <table:table-cell office:value-type="float" office:value="0.3524999" calcext:value-type="float">
            <text:p>0.3524999</text:p>
          </table:table-cell>
          <table:table-cell office:value-type="float" office:value="0.3745745" calcext:value-type="float">
            <text:p>0.3745745</text:p>
          </table:table-cell>
          <table:table-cell office:value-type="float" office:value="0.3897107" calcext:value-type="float">
            <text:p>0.3897107</text:p>
          </table:table-cell>
          <table:table-cell office:value-type="float" office:value="0.4429013" calcext:value-type="float">
            <text:p>0.4429013</text:p>
          </table:table-cell>
          <table:table-cell office:value-type="float" office:value="0.5112619" calcext:value-type="float">
            <text:p>0.511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3223" calcext:value-type="float">
            <text:p>0.2723223</text:p>
          </table:table-cell>
          <table:table-cell office:value-type="float" office:value="0.3550733" calcext:value-type="float">
            <text:p>0.3550733</text:p>
          </table:table-cell>
          <table:table-cell office:value-type="float" office:value="0.1845727" calcext:value-type="float">
            <text:p>0.1845727</text:p>
          </table:table-cell>
          <table:table-cell office:value-type="float" office:value="0.1841886" calcext:value-type="float">
            <text:p>0.1841886</text:p>
          </table:table-cell>
          <table:table-cell office:value-type="float" office:value="0.1747378" calcext:value-type="float">
            <text:p>0.1747378</text:p>
          </table:table-cell>
          <table:table-cell office:value-type="float" office:value="0.1679838" calcext:value-type="float">
            <text:p>0.1679838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081431" calcext:value-type="float">
            <text:p>-0.2081431</text:p>
          </table:table-cell>
          <table:table-cell office:value-type="float" office:value="-1.27942" calcext:value-type="float">
            <text:p>-1.27942</text:p>
          </table:table-cell>
          <table:table-cell office:value-type="float" office:value="-1.35811" calcext:value-type="float">
            <text:p>-1.35811</text:p>
          </table:table-cell>
          <table:table-cell office:value-type="float" office:value="-1.31885" calcext:value-type="float">
            <text:p>-1.31885</text:p>
          </table:table-cell>
          <table:table-cell office:value-type="float" office:value="-1.088995" calcext:value-type="float">
            <text:p>-1.088995</text:p>
          </table:table-cell>
          <table:table-cell office:value-type="float" office:value="-0.6977919" calcext:value-type="float">
            <text:p>-0.6977919</text:p>
          </table:table-cell>
          <table:table-cell office:value-type="float" office:value="-0.02848187" calcext:value-type="float">
            <text:p>-0.02848187</text:p>
          </table:table-cell>
          <table:table-cell office:value-type="float" office:value="-0.01751607" calcext:value-type="float">
            <text:p>-0.01751607</text:p>
          </table:table-cell>
          <table:table-cell office:value-type="float" office:value="-0.009792769" calcext:value-type="float">
            <text:p>-0.009792769</text:p>
          </table:table-cell>
          <table:table-cell office:value-type="float" office:value="-0.006708216" calcext:value-type="float">
            <text:p>-0.006708216</text:p>
          </table:table-cell>
          <table:table-cell office:value-type="float" office:value="2179.812" calcext:value-type="float">
            <text:p>2179.812</text:p>
          </table:table-cell>
          <table:table-cell office:value-type="float" office:value="0" calcext:value-type="float">
            <text:p>0</text:p>
          </table:table-cell>
          <table:table-cell office:value-type="float" office:value="-0.6900255" calcext:value-type="float">
            <text:p>-0.6900255</text:p>
          </table:table-cell>
          <table:table-cell office:value-type="float" office:value="0.002833911" calcext:value-type="float">
            <text:p>0.00283391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8777938" calcext:value-type="float">
            <text:p>-0.0087779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795.0532" calcext:value-type="float">
            <text:p>795.0532</text:p>
          </table:table-cell>
          <table:table-cell office:value-type="float" office:value="155.2835" calcext:value-type="float">
            <text:p>155.283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4.327" calcext:value-type="float">
            <text:p>1214.327</text:p>
          </table:table-cell>
          <table:table-cell office:value-type="float" office:value="605.8713" calcext:value-type="float">
            <text:p>605.8713</text:p>
          </table:table-cell>
          <table:table-cell office:value-type="float" office:value="0.3437147" calcext:value-type="float">
            <text:p>0.3437147</text:p>
          </table:table-cell>
          <table:table-cell office:value-type="float" office:value="0.1192992" calcext:value-type="float">
            <text:p>0.1192992</text:p>
          </table:table-cell>
          <table:table-cell office:value-type="float" office:value="0.1357869" calcext:value-type="float">
            <text:p>0.1357869</text:p>
          </table:table-cell>
          <table:table-cell office:value-type="float" office:value="0.1481874" calcext:value-type="float">
            <text:p>0.1481874</text:p>
          </table:table-cell>
          <table:table-cell office:value-type="float" office:value="0.1541895" calcext:value-type="float">
            <text:p>0.1541895</text:p>
          </table:table-cell>
          <table:table-cell office:value-type="float" office:value="0.1608824" calcext:value-type="float">
            <text:p>0.1608824</text:p>
          </table:table-cell>
          <table:table-cell office:value-type="float" office:value="0.1732249" calcext:value-type="float">
            <text:p>0.1732249</text:p>
          </table:table-cell>
          <table:table-cell office:value-type="float" office:value="0.3310482" calcext:value-type="float">
            <text:p>0.3310482</text:p>
          </table:table-cell>
          <table:table-cell office:value-type="float" office:value="0.3522742" calcext:value-type="float">
            <text:p>0.3522742</text:p>
          </table:table-cell>
          <table:table-cell office:value-type="float" office:value="0.3744536" calcext:value-type="float">
            <text:p>0.3744536</text:p>
          </table:table-cell>
          <table:table-cell office:value-type="float" office:value="0.389466" calcext:value-type="float">
            <text:p>0.389466</text:p>
          </table:table-cell>
          <table:table-cell office:value-type="float" office:value="0.4406957" calcext:value-type="float">
            <text:p>0.4406957</text:p>
          </table:table-cell>
          <table:table-cell office:value-type="float" office:value="0.511261" calcext:value-type="float">
            <text:p>0.51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6275" calcext:value-type="float">
            <text:p>0.3756275</text:p>
          </table:table-cell>
          <table:table-cell office:value-type="float" office:value="0.3713775" calcext:value-type="float">
            <text:p>0.3713775</text:p>
          </table:table-cell>
          <table:table-cell office:value-type="float" office:value="0.1876225" calcext:value-type="float">
            <text:p>0.1876225</text:p>
          </table:table-cell>
          <table:table-cell office:value-type="float" office:value="0.1816086" calcext:value-type="float">
            <text:p>0.1816086</text:p>
          </table:table-cell>
          <table:table-cell office:value-type="float" office:value="0.1702588" calcext:value-type="float">
            <text:p>0.1702588</text:p>
          </table:table-cell>
          <table:table-cell office:value-type="float" office:value="0.1643598" calcext:value-type="float">
            <text:p>0.1643598</text:p>
          </table:table-cell>
          <table:table-cell office:value-type="float" office:value="0.01989982" calcext:value-type="float">
            <text:p>0.01989982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587748" calcext:value-type="float">
            <text:p>-5.587748</text:p>
          </table:table-cell>
          <table:table-cell office:value-type="float" office:value="-2.516273" calcext:value-type="float">
            <text:p>-2.516273</text:p>
          </table:table-cell>
          <table:table-cell office:value-type="float" office:value="-1.50173" calcext:value-type="float">
            <text:p>-1.50173</text:p>
          </table:table-cell>
          <table:table-cell office:value-type="float" office:value="-1.18912" calcext:value-type="float">
            <text:p>-1.18912</text:p>
          </table:table-cell>
          <table:table-cell office:value-type="float" office:value="-0.9197596" calcext:value-type="float">
            <text:p>-0.9197596</text:p>
          </table:table-cell>
          <table:table-cell office:value-type="float" office:value="-0.5858336" calcext:value-type="float">
            <text:p>-0.5858336</text:p>
          </table:table-cell>
          <table:table-cell office:value-type="float" office:value="-0.02905288" calcext:value-type="float">
            <text:p>-0.02905288</text:p>
          </table:table-cell>
          <table:table-cell office:value-type="float" office:value="-0.01762393" calcext:value-type="float">
            <text:p>-0.01762393</text:p>
          </table:table-cell>
          <table:table-cell office:value-type="float" office:value="-0.009823183" calcext:value-type="float">
            <text:p>-0.009823183</text:p>
          </table:table-cell>
          <table:table-cell office:value-type="float" office:value="-0.006748738" calcext:value-type="float">
            <text:p>-0.006748738</text:p>
          </table:table-cell>
          <table:table-cell office:value-type="float" office:value="2187.29" calcext:value-type="float">
            <text:p>2187.29</text:p>
          </table:table-cell>
          <table:table-cell office:value-type="float" office:value="0" calcext:value-type="float">
            <text:p>0</text:p>
          </table:table-cell>
          <table:table-cell office:value-type="float" office:value="-6.907311" calcext:value-type="float">
            <text:p>-6.907311</text:p>
          </table:table-cell>
          <table:table-cell office:value-type="float" office:value="0.00291484" calcext:value-type="float">
            <text:p>0.0029148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000282" calcext:value-type="float">
            <text:p>-0.0100028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795.0532" calcext:value-type="float">
            <text:p>795.0532</text:p>
          </table:table-cell>
          <table:table-cell office:value-type="float" office:value="155.5081" calcext:value-type="float">
            <text:p>155.5081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3.094" calcext:value-type="float">
            <text:p>1213.094</text:p>
          </table:table-cell>
          <table:table-cell office:value-type="float" office:value="606.8761" calcext:value-type="float">
            <text:p>606.8761</text:p>
          </table:table-cell>
          <table:table-cell office:value-type="float" office:value="0.2269563" calcext:value-type="float">
            <text:p>0.2269563</text:p>
          </table:table-cell>
          <table:table-cell office:value-type="float" office:value="0.1028261" calcext:value-type="float">
            <text:p>0.1028261</text:p>
          </table:table-cell>
          <table:table-cell office:value-type="float" office:value="0.1139487" calcext:value-type="float">
            <text:p>0.1139487</text:p>
          </table:table-cell>
          <table:table-cell office:value-type="float" office:value="0.1249904" calcext:value-type="float">
            <text:p>0.1249904</text:p>
          </table:table-cell>
          <table:table-cell office:value-type="float" office:value="0.1374899" calcext:value-type="float">
            <text:p>0.1374899</text:p>
          </table:table-cell>
          <table:table-cell office:value-type="float" office:value="0.1521117" calcext:value-type="float">
            <text:p>0.1521117</text:p>
          </table:table-cell>
          <table:table-cell office:value-type="float" office:value="0.1711475" calcext:value-type="float">
            <text:p>0.1711475</text:p>
          </table:table-cell>
          <table:table-cell office:value-type="float" office:value="0.3300365" calcext:value-type="float">
            <text:p>0.3300365</text:p>
          </table:table-cell>
          <table:table-cell office:value-type="float" office:value="0.35202" calcext:value-type="float">
            <text:p>0.35202</text:p>
          </table:table-cell>
          <table:table-cell office:value-type="float" office:value="0.374415" calcext:value-type="float">
            <text:p>0.374415</text:p>
          </table:table-cell>
          <table:table-cell office:value-type="float" office:value="0.389228" calcext:value-type="float">
            <text:p>0.389228</text:p>
          </table:table-cell>
          <table:table-cell office:value-type="float" office:value="0.4383982" calcext:value-type="float">
            <text:p>0.4383982</text:p>
          </table:table-cell>
          <table:table-cell office:value-type="float" office:value="0.5112591" calcext:value-type="float">
            <text:p>0.5112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7486" calcext:value-type="float">
            <text:p>0.3747486</text:p>
          </table:table-cell>
          <table:table-cell office:value-type="float" office:value="0.3929103" calcext:value-type="float">
            <text:p>0.3929103</text:p>
          </table:table-cell>
          <table:table-cell office:value-type="float" office:value="0.2127817" calcext:value-type="float">
            <text:p>0.2127817</text:p>
          </table:table-cell>
          <table:table-cell office:value-type="float" office:value="0.1998015" calcext:value-type="float">
            <text:p>0.1998015</text:p>
          </table:table-cell>
          <table:table-cell office:value-type="float" office:value="0.1799598" calcext:value-type="float">
            <text:p>0.1799598</text:p>
          </table:table-cell>
          <table:table-cell office:value-type="float" office:value="0.1683873" calcext:value-type="float">
            <text:p>0.1683873</text:p>
          </table:table-cell>
          <table:table-cell office:value-type="float" office:value="0.02225733" calcext:value-type="float">
            <text:p>0.0222573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.1231" calcext:value-type="float">
            <text:p>-14.1231</text:p>
          </table:table-cell>
          <table:table-cell office:value-type="float" office:value="-7.501395" calcext:value-type="float">
            <text:p>-7.501395</text:p>
          </table:table-cell>
          <table:table-cell office:value-type="float" office:value="-4.234781" calcext:value-type="float">
            <text:p>-4.234781</text:p>
          </table:table-cell>
          <table:table-cell office:value-type="float" office:value="-2.367852" calcext:value-type="float">
            <text:p>-2.367852</text:p>
          </table:table-cell>
          <table:table-cell office:value-type="float" office:value="-1.284046" calcext:value-type="float">
            <text:p>-1.284046</text:p>
          </table:table-cell>
          <table:table-cell office:value-type="float" office:value="-0.6273158" calcext:value-type="float">
            <text:p>-0.6273158</text:p>
          </table:table-cell>
          <table:table-cell office:value-type="float" office:value="-0.02989865" calcext:value-type="float">
            <text:p>-0.02989865</text:p>
          </table:table-cell>
          <table:table-cell office:value-type="float" office:value="-0.01774617" calcext:value-type="float">
            <text:p>-0.01774617</text:p>
          </table:table-cell>
          <table:table-cell office:value-type="float" office:value="-0.009833141" calcext:value-type="float">
            <text:p>-0.009833141</text:p>
          </table:table-cell>
          <table:table-cell office:value-type="float" office:value="-0.006788404" calcext:value-type="float">
            <text:p>-0.006788404</text:p>
          </table:table-cell>
          <table:table-cell office:value-type="float" office:value="2194.772" calcext:value-type="float">
            <text:p>2194.772</text:p>
          </table:table-cell>
          <table:table-cell office:value-type="float" office:value="0" calcext:value-type="float">
            <text:p>0</text:p>
          </table:table-cell>
          <table:table-cell office:value-type="float" office:value="-16.39052" calcext:value-type="float">
            <text:p>-16.39052</text:p>
          </table:table-cell>
          <table:table-cell office:value-type="float" office:value="0.003181227" calcext:value-type="float">
            <text:p>0.00318122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1000484" calcext:value-type="float">
            <text:p>-0.0100048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795.0532" calcext:value-type="float">
            <text:p>795.0532</text:p>
          </table:table-cell>
          <table:table-cell office:value-type="float" office:value="155.7637" calcext:value-type="float">
            <text:p>155.7637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1.911" calcext:value-type="float">
            <text:p>1211.911</text:p>
          </table:table-cell>
          <table:table-cell office:value-type="float" office:value="607.7976" calcext:value-type="float">
            <text:p>607.7976</text:p>
          </table:table-cell>
          <table:table-cell office:value-type="float" office:value="0.1173376" calcext:value-type="float">
            <text:p>0.1173376</text:p>
          </table:table-cell>
          <table:table-cell office:value-type="float" office:value="0.1001108" calcext:value-type="float">
            <text:p>0.1001108</text:p>
          </table:table-cell>
          <table:table-cell office:value-type="float" office:value="0.1093432" calcext:value-type="float">
            <text:p>0.1093432</text:p>
          </table:table-cell>
          <table:table-cell office:value-type="float" office:value="0.1171563" calcext:value-type="float">
            <text:p>0.1171563</text:p>
          </table:table-cell>
          <table:table-cell office:value-type="float" office:value="0.1255246" calcext:value-type="float">
            <text:p>0.1255246</text:p>
          </table:table-cell>
          <table:table-cell office:value-type="float" office:value="0.1359212" calcext:value-type="float">
            <text:p>0.1359212</text:p>
          </table:table-cell>
          <table:table-cell office:value-type="float" office:value="0.1519383" calcext:value-type="float">
            <text:p>0.1519383</text:p>
          </table:table-cell>
          <table:table-cell office:value-type="float" office:value="0.3202441" calcext:value-type="float">
            <text:p>0.3202441</text:p>
          </table:table-cell>
          <table:table-cell office:value-type="float" office:value="0.3515967" calcext:value-type="float">
            <text:p>0.3515967</text:p>
          </table:table-cell>
          <table:table-cell office:value-type="float" office:value="0.3743791" calcext:value-type="float">
            <text:p>0.3743791</text:p>
          </table:table-cell>
          <table:table-cell office:value-type="float" office:value="0.3890173" calcext:value-type="float">
            <text:p>0.3890173</text:p>
          </table:table-cell>
          <table:table-cell office:value-type="float" office:value="0.4361741" calcext:value-type="float">
            <text:p>0.4361741</text:p>
          </table:table-cell>
          <table:table-cell office:value-type="float" office:value="0.5112613" calcext:value-type="float">
            <text:p>0.511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3332" calcext:value-type="float">
            <text:p>0.353332</text:p>
          </table:table-cell>
          <table:table-cell office:value-type="float" office:value="0.3973265" calcext:value-type="float">
            <text:p>0.3973265</text:p>
          </table:table-cell>
          <table:table-cell office:value-type="float" office:value="0.2212331" calcext:value-type="float">
            <text:p>0.2212331</text:p>
          </table:table-cell>
          <table:table-cell office:value-type="float" office:value="0.2129493" calcext:value-type="float">
            <text:p>0.2129493</text:p>
          </table:table-cell>
          <table:table-cell office:value-type="float" office:value="0.197827" calcext:value-type="float">
            <text:p>0.197827</text:p>
          </table:table-cell>
          <table:table-cell office:value-type="float" office:value="0.1904857" calcext:value-type="float">
            <text:p>0.1904857</text:p>
          </table:table-cell>
          <table:table-cell office:value-type="float" office:value="0.03496653" calcext:value-type="float">
            <text:p>0.0349665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.54078" calcext:value-type="float">
            <text:p>-16.54078</text:p>
          </table:table-cell>
          <table:table-cell office:value-type="float" office:value="-9.66785" calcext:value-type="float">
            <text:p>-9.66785</text:p>
          </table:table-cell>
          <table:table-cell office:value-type="float" office:value="-6.326092" calcext:value-type="float">
            <text:p>-6.326092</text:p>
          </table:table-cell>
          <table:table-cell office:value-type="float" office:value="-4.148295" calcext:value-type="float">
            <text:p>-4.148295</text:p>
          </table:table-cell>
          <table:table-cell office:value-type="float" office:value="-2.558943" calcext:value-type="float">
            <text:p>-2.558943</text:p>
          </table:table-cell>
          <table:table-cell office:value-type="float" office:value="-1.295835" calcext:value-type="float">
            <text:p>-1.295835</text:p>
          </table:table-cell>
          <table:table-cell office:value-type="float" office:value="-0.03826379" calcext:value-type="float">
            <text:p>-0.03826379</text:p>
          </table:table-cell>
          <table:table-cell office:value-type="float" office:value="-0.01795099" calcext:value-type="float">
            <text:p>-0.01795099</text:p>
          </table:table-cell>
          <table:table-cell office:value-type="float" office:value="-0.009842115" calcext:value-type="float">
            <text:p>-0.009842115</text:p>
          </table:table-cell>
          <table:table-cell office:value-type="float" office:value="-0.006823701" calcext:value-type="float">
            <text:p>-0.006823701</text:p>
          </table:table-cell>
          <table:table-cell office:value-type="float" office:value="2202.203" calcext:value-type="float">
            <text:p>2202.203</text:p>
          </table:table-cell>
          <table:table-cell office:value-type="float" office:value="0" calcext:value-type="float">
            <text:p>0</text:p>
          </table:table-cell>
          <table:table-cell office:value-type="float" office:value="-18.49677" calcext:value-type="float">
            <text:p>-18.49677</text:p>
          </table:table-cell>
          <table:table-cell office:value-type="float" office:value="0.003491823" calcext:value-type="float">
            <text:p>0.00349182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1000487" calcext:value-type="float">
            <text:p>-0.0100048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795.0532" calcext:value-type="float">
            <text:p>795.0532</text:p>
          </table:table-cell>
          <table:table-cell office:value-type="float" office:value="155.9873" calcext:value-type="float">
            <text:p>155.987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0.817" calcext:value-type="float">
            <text:p>1210.817</text:p>
          </table:table-cell>
          <table:table-cell office:value-type="float" office:value="608.6697" calcext:value-type="float">
            <text:p>608.6697</text:p>
          </table:table-cell>
          <table:table-cell office:value-type="float" office:value="0.1121358" calcext:value-type="float">
            <text:p>0.1121358</text:p>
          </table:table-cell>
          <table:table-cell office:value-type="float" office:value="0.1032739" calcext:value-type="float">
            <text:p>0.1032739</text:p>
          </table:table-cell>
          <table:table-cell office:value-type="float" office:value="0.1108418" calcext:value-type="float">
            <text:p>0.1108418</text:p>
          </table:table-cell>
          <table:table-cell office:value-type="float" office:value="0.1168771" calcext:value-type="float">
            <text:p>0.1168771</text:p>
          </table:table-cell>
          <table:table-cell office:value-type="float" office:value="0.1230871" calcext:value-type="float">
            <text:p>0.1230871</text:p>
          </table:table-cell>
          <table:table-cell office:value-type="float" office:value="0.1306547" calcext:value-type="float">
            <text:p>0.1306547</text:p>
          </table:table-cell>
          <table:table-cell office:value-type="float" office:value="0.1419325" calcext:value-type="float">
            <text:p>0.1419325</text:p>
          </table:table-cell>
          <table:table-cell office:value-type="float" office:value="0.2929972" calcext:value-type="float">
            <text:p>0.2929972</text:p>
          </table:table-cell>
          <table:table-cell office:value-type="float" office:value="0.3510312" calcext:value-type="float">
            <text:p>0.3510312</text:p>
          </table:table-cell>
          <table:table-cell office:value-type="float" office:value="0.3743204" calcext:value-type="float">
            <text:p>0.3743204</text:p>
          </table:table-cell>
          <table:table-cell office:value-type="float" office:value="0.3888176" calcext:value-type="float">
            <text:p>0.3888176</text:p>
          </table:table-cell>
          <table:table-cell office:value-type="float" office:value="0.4341055" calcext:value-type="float">
            <text:p>0.4341055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6488" calcext:value-type="float">
            <text:p>0.3276488</text:p>
          </table:table-cell>
          <table:table-cell office:value-type="float" office:value="0.3954041" calcext:value-type="float">
            <text:p>0.3954041</text:p>
          </table:table-cell>
          <table:table-cell office:value-type="float" office:value="0.2215013" calcext:value-type="float">
            <text:p>0.2215013</text:p>
          </table:table-cell>
          <table:table-cell office:value-type="float" office:value="0.2156906" calcext:value-type="float">
            <text:p>0.2156906</text:p>
          </table:table-cell>
          <table:table-cell office:value-type="float" office:value="0.2037343" calcext:value-type="float">
            <text:p>0.2037343</text:p>
          </table:table-cell>
          <table:table-cell office:value-type="float" office:value="0.202448" calcext:value-type="float">
            <text:p>0.202448</text:p>
          </table:table-cell>
          <table:table-cell office:value-type="float" office:value="0.06739419" calcext:value-type="float">
            <text:p>0.06739419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85122" calcext:value-type="float">
            <text:p>-13.85122</text:p>
          </table:table-cell>
          <table:table-cell office:value-type="float" office:value="-8.957311" calcext:value-type="float">
            <text:p>-8.957311</text:p>
          </table:table-cell>
          <table:table-cell office:value-type="float" office:value="-6.450691" calcext:value-type="float">
            <text:p>-6.450691</text:p>
          </table:table-cell>
          <table:table-cell office:value-type="float" office:value="-4.700505" calcext:value-type="float">
            <text:p>-4.700505</text:p>
          </table:table-cell>
          <table:table-cell office:value-type="float" office:value="-3.273244" calcext:value-type="float">
            <text:p>-3.273244</text:p>
          </table:table-cell>
          <table:table-cell office:value-type="float" office:value="-1.978018" calcext:value-type="float">
            <text:p>-1.978018</text:p>
          </table:table-cell>
          <table:table-cell office:value-type="float" office:value="-0.07505473" calcext:value-type="float">
            <text:p>-0.07505473</text:p>
          </table:table-cell>
          <table:table-cell office:value-type="float" office:value="-0.01823095" calcext:value-type="float">
            <text:p>-0.01823095</text:p>
          </table:table-cell>
          <table:table-cell office:value-type="float" office:value="-0.009856881" calcext:value-type="float">
            <text:p>-0.009856881</text:p>
          </table:table-cell>
          <table:table-cell office:value-type="float" office:value="-0.006857402" calcext:value-type="float">
            <text:p>-0.006857402</text:p>
          </table:table-cell>
          <table:table-cell office:value-type="float" office:value="2209.6" calcext:value-type="float">
            <text:p>2209.6</text:p>
          </table:table-cell>
          <table:table-cell office:value-type="float" office:value="0" calcext:value-type="float">
            <text:p>0</text:p>
          </table:table-cell>
          <table:table-cell office:value-type="float" office:value="-15.49741" calcext:value-type="float">
            <text:p>-15.49741</text:p>
          </table:table-cell>
          <table:table-cell office:value-type="float" office:value="0.003746956" calcext:value-type="float">
            <text:p>0.00374695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1000349" calcext:value-type="float">
            <text:p>-0.010003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795.0532" calcext:value-type="float">
            <text:p>795.0532</text:p>
          </table:table-cell>
          <table:table-cell office:value-type="float" office:value="155.8981" calcext:value-type="float">
            <text:p>155.8981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0.092" calcext:value-type="float">
            <text:p>1210.092</text:p>
          </table:table-cell>
          <table:table-cell office:value-type="float" office:value="609.4735" calcext:value-type="float">
            <text:p>609.4735</text:p>
          </table:table-cell>
          <table:table-cell office:value-type="float" office:value="0.1180807" calcext:value-type="float">
            <text:p>0.1180807</text:p>
          </table:table-cell>
          <table:table-cell office:value-type="float" office:value="0.1143056" calcext:value-type="float">
            <text:p>0.1143056</text:p>
          </table:table-cell>
          <table:table-cell office:value-type="float" office:value="0.1193522" calcext:value-type="float">
            <text:p>0.1193522</text:p>
          </table:table-cell>
          <table:table-cell office:value-type="float" office:value="0.1231368" calcext:value-type="float">
            <text:p>0.1231368</text:p>
          </table:table-cell>
          <table:table-cell office:value-type="float" office:value="0.1272698" calcext:value-type="float">
            <text:p>0.1272698</text:p>
          </table:table-cell>
          <table:table-cell office:value-type="float" office:value="0.1331463" calcext:value-type="float">
            <text:p>0.1331463</text:p>
          </table:table-cell>
          <table:table-cell office:value-type="float" office:value="0.1431992" calcext:value-type="float">
            <text:p>0.1431992</text:p>
          </table:table-cell>
          <table:table-cell office:value-type="float" office:value="0.2612455" calcext:value-type="float">
            <text:p>0.2612455</text:p>
          </table:table-cell>
          <table:table-cell office:value-type="float" office:value="0.3510033" calcext:value-type="float">
            <text:p>0.3510033</text:p>
          </table:table-cell>
          <table:table-cell office:value-type="float" office:value="0.3742541" calcext:value-type="float">
            <text:p>0.3742541</text:p>
          </table:table-cell>
          <table:table-cell office:value-type="float" office:value="0.3886296" calcext:value-type="float">
            <text:p>0.3886296</text:p>
          </table:table-cell>
          <table:table-cell office:value-type="float" office:value="0.4322344" calcext:value-type="float">
            <text:p>0.4322344</text:p>
          </table:table-cell>
          <table:table-cell office:value-type="float" office:value="0.5112619" calcext:value-type="float">
            <text:p>0.511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5671" calcext:value-type="float">
            <text:p>0.3255671</text:p>
          </table:table-cell>
          <table:table-cell office:value-type="float" office:value="0.3855708" calcext:value-type="float">
            <text:p>0.3855708</text:p>
          </table:table-cell>
          <table:table-cell office:value-type="float" office:value="0.2146839" calcext:value-type="float">
            <text:p>0.2146839</text:p>
          </table:table-cell>
          <table:table-cell office:value-type="float" office:value="0.2112242" calcext:value-type="float">
            <text:p>0.2112242</text:p>
          </table:table-cell>
          <table:table-cell office:value-type="float" office:value="0.2011781" calcext:value-type="float">
            <text:p>0.2011781</text:p>
          </table:table-cell>
          <table:table-cell office:value-type="float" office:value="0.2021077" calcext:value-type="float">
            <text:p>0.2021077</text:p>
          </table:table-cell>
          <table:table-cell office:value-type="float" office:value="0.1033007" calcext:value-type="float">
            <text:p>0.1033007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442061" calcext:value-type="float">
            <text:p>-7.442061</text:p>
          </table:table-cell>
          <table:table-cell office:value-type="float" office:value="-5.710185" calcext:value-type="float">
            <text:p>-5.710185</text:p>
          </table:table-cell>
          <table:table-cell office:value-type="float" office:value="-4.716473" calcext:value-type="float">
            <text:p>-4.716473</text:p>
          </table:table-cell>
          <table:table-cell office:value-type="float" office:value="-3.858119" calcext:value-type="float">
            <text:p>-3.858119</text:p>
          </table:table-cell>
          <table:table-cell office:value-type="float" office:value="-2.930525" calcext:value-type="float">
            <text:p>-2.930525</text:p>
          </table:table-cell>
          <table:table-cell office:value-type="float" office:value="-1.878505" calcext:value-type="float">
            <text:p>-1.878505</text:p>
          </table:table-cell>
          <table:table-cell office:value-type="float" office:value="-0.1798533" calcext:value-type="float">
            <text:p>-0.1798533</text:p>
          </table:table-cell>
          <table:table-cell office:value-type="float" office:value="-0.01824903" calcext:value-type="float">
            <text:p>-0.01824903</text:p>
          </table:table-cell>
          <table:table-cell office:value-type="float" office:value="-0.009873642" calcext:value-type="float">
            <text:p>-0.009873642</text:p>
          </table:table-cell>
          <table:table-cell office:value-type="float" office:value="-0.006889262" calcext:value-type="float">
            <text:p>-0.006889262</text:p>
          </table:table-cell>
          <table:table-cell office:value-type="float" office:value="2216.955" calcext:value-type="float">
            <text:p>2216.955</text:p>
          </table:table-cell>
          <table:table-cell office:value-type="float" office:value="0" calcext:value-type="float">
            <text:p>0</text:p>
          </table:table-cell>
          <table:table-cell office:value-type="float" office:value="-8.127292" calcext:value-type="float">
            <text:p>-8.127292</text:p>
          </table:table-cell>
          <table:table-cell office:value-type="float" office:value="0.003892999" calcext:value-type="float">
            <text:p>0.00389299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100015" calcext:value-type="float">
            <text:p>-0.01000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799.853" calcext:value-type="float">
            <text:p>799.853</text:p>
          </table:table-cell>
          <table:table-cell office:value-type="float" office:value="155.673" calcext:value-type="float">
            <text:p>155.67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4.235" calcext:value-type="float">
            <text:p>1214.235</text:p>
          </table:table-cell>
          <table:table-cell office:value-type="float" office:value="610.3512" calcext:value-type="float">
            <text:p>610.3512</text:p>
          </table:table-cell>
          <table:table-cell office:value-type="float" office:value="0.1071672" calcext:value-type="float">
            <text:p>0.1071672</text:p>
          </table:table-cell>
          <table:table-cell office:value-type="float" office:value="0.1325638" calcext:value-type="float">
            <text:p>0.1325638</text:p>
          </table:table-cell>
          <table:table-cell office:value-type="float" office:value="0.1375854" calcext:value-type="float">
            <text:p>0.1375854</text:p>
          </table:table-cell>
          <table:table-cell office:value-type="float" office:value="0.1386985" calcext:value-type="float">
            <text:p>0.1386985</text:p>
          </table:table-cell>
          <table:table-cell office:value-type="float" office:value="0.1396493" calcext:value-type="float">
            <text:p>0.1396493</text:p>
          </table:table-cell>
          <table:table-cell office:value-type="float" office:value="0.1432506" calcext:value-type="float">
            <text:p>0.1432506</text:p>
          </table:table-cell>
          <table:table-cell office:value-type="float" office:value="0.152504" calcext:value-type="float">
            <text:p>0.152504</text:p>
          </table:table-cell>
          <table:table-cell office:value-type="float" office:value="0.2939271" calcext:value-type="float">
            <text:p>0.2939271</text:p>
          </table:table-cell>
          <table:table-cell office:value-type="float" office:value="0.3509047" calcext:value-type="float">
            <text:p>0.3509047</text:p>
          </table:table-cell>
          <table:table-cell office:value-type="float" office:value="0.3741748" calcext:value-type="float">
            <text:p>0.3741748</text:p>
          </table:table-cell>
          <table:table-cell office:value-type="float" office:value="0.3884259" calcext:value-type="float">
            <text:p>0.3884259</text:p>
          </table:table-cell>
          <table:table-cell office:value-type="float" office:value="0.4306078" calcext:value-type="float">
            <text:p>0.4306078</text:p>
          </table:table-cell>
          <table:table-cell office:value-type="float" office:value="0.5112622" calcext:value-type="float">
            <text:p>0.511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1957" calcext:value-type="float">
            <text:p>0.3741957</text:p>
          </table:table-cell>
          <table:table-cell office:value-type="float" office:value="0.3695825" calcext:value-type="float">
            <text:p>0.3695825</text:p>
          </table:table-cell>
          <table:table-cell office:value-type="float" office:value="0.1979228" calcext:value-type="float">
            <text:p>0.1979228</text:p>
          </table:table-cell>
          <table:table-cell office:value-type="float" office:value="0.1978752" calcext:value-type="float">
            <text:p>0.1978752</text:p>
          </table:table-cell>
          <table:table-cell office:value-type="float" office:value="0.1903632" calcext:value-type="float">
            <text:p>0.1903632</text:p>
          </table:table-cell>
          <table:table-cell office:value-type="float" office:value="0.1931448" calcext:value-type="float">
            <text:p>0.1931448</text:p>
          </table:table-cell>
          <table:table-cell office:value-type="float" office:value="0.1308547" calcext:value-type="float">
            <text:p>0.1308547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17883" calcext:value-type="float">
            <text:p>-2.917883</text:p>
          </table:table-cell>
          <table:table-cell office:value-type="float" office:value="-2.364232" calcext:value-type="float">
            <text:p>-2.364232</text:p>
          </table:table-cell>
          <table:table-cell office:value-type="float" office:value="-2.275577" calcext:value-type="float">
            <text:p>-2.275577</text:p>
          </table:table-cell>
          <table:table-cell office:value-type="float" office:value="-2.192625" calcext:value-type="float">
            <text:p>-2.192625</text:p>
          </table:table-cell>
          <table:table-cell office:value-type="float" office:value="-1.879219" calcext:value-type="float">
            <text:p>-1.879219</text:p>
          </table:table-cell>
          <table:table-cell office:value-type="float" office:value="-1.281794" calcext:value-type="float">
            <text:p>-1.281794</text:p>
          </table:table-cell>
          <table:table-cell office:value-type="float" office:value="-0.07359822" calcext:value-type="float">
            <text:p>-0.07359822</text:p>
          </table:table-cell>
          <table:table-cell office:value-type="float" office:value="-0.01829436" calcext:value-type="float">
            <text:p>-0.01829436</text:p>
          </table:table-cell>
          <table:table-cell office:value-type="float" office:value="-0.009893662" calcext:value-type="float">
            <text:p>-0.009893662</text:p>
          </table:table-cell>
          <table:table-cell office:value-type="float" office:value="-0.006923904" calcext:value-type="float">
            <text:p>-0.006923904</text:p>
          </table:table-cell>
          <table:table-cell office:value-type="float" office:value="2224.337" calcext:value-type="float">
            <text:p>2224.337</text:p>
          </table:table-cell>
          <table:table-cell office:value-type="float" office:value="0" calcext:value-type="float">
            <text:p>0</text:p>
          </table:table-cell>
          <table:table-cell office:value-type="float" office:value="-0.4532643" calcext:value-type="float">
            <text:p>-0.4532643</text:p>
          </table:table-cell>
          <table:table-cell office:value-type="float" office:value="0.003888112" calcext:value-type="float">
            <text:p>0.00388811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7243361" calcext:value-type="float">
            <text:p>-7.243361E-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799.853" calcext:value-type="float">
            <text:p>799.853</text:p>
          </table:table-cell>
          <table:table-cell office:value-type="float" office:value="155.762" calcext:value-type="float">
            <text:p>155.762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3.361" calcext:value-type="float">
            <text:p>1213.361</text:p>
          </table:table-cell>
          <table:table-cell office:value-type="float" office:value="611.1422" calcext:value-type="float">
            <text:p>611.1422</text:p>
          </table:table-cell>
          <table:table-cell office:value-type="float" office:value="0.07807762" calcext:value-type="float">
            <text:p>0.07807762</text:p>
          </table:table-cell>
          <table:table-cell office:value-type="float" office:value="0.1265794" calcext:value-type="float">
            <text:p>0.1265794</text:p>
          </table:table-cell>
          <table:table-cell office:value-type="float" office:value="0.1357448" calcext:value-type="float">
            <text:p>0.1357448</text:p>
          </table:table-cell>
          <table:table-cell office:value-type="float" office:value="0.1419362" calcext:value-type="float">
            <text:p>0.1419362</text:p>
          </table:table-cell>
          <table:table-cell office:value-type="float" office:value="0.145674" calcext:value-type="float">
            <text:p>0.145674</text:p>
          </table:table-cell>
          <table:table-cell office:value-type="float" office:value="0.15094" calcext:value-type="float">
            <text:p>0.15094</text:p>
          </table:table-cell>
          <table:table-cell office:value-type="float" office:value="0.161564" calcext:value-type="float">
            <text:p>0.161564</text:p>
          </table:table-cell>
          <table:table-cell office:value-type="float" office:value="0.2827675" calcext:value-type="float">
            <text:p>0.2827675</text:p>
          </table:table-cell>
          <table:table-cell office:value-type="float" office:value="0.3506441" calcext:value-type="float">
            <text:p>0.3506441</text:p>
          </table:table-cell>
          <table:table-cell office:value-type="float" office:value="0.3741249" calcext:value-type="float">
            <text:p>0.3741249</text:p>
          </table:table-cell>
          <table:table-cell office:value-type="float" office:value="0.3882629" calcext:value-type="float">
            <text:p>0.3882629</text:p>
          </table:table-cell>
          <table:table-cell office:value-type="float" office:value="0.4290585" calcext:value-type="float">
            <text:p>0.4290585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8113" calcext:value-type="float">
            <text:p>0.3638113</text:p>
          </table:table-cell>
          <table:table-cell office:value-type="float" office:value="0.3712952" calcext:value-type="float">
            <text:p>0.3712952</text:p>
          </table:table-cell>
          <table:table-cell office:value-type="float" office:value="0.1945161" calcext:value-type="float">
            <text:p>0.1945161</text:p>
          </table:table-cell>
          <table:table-cell office:value-type="float" office:value="0.1914102" calcext:value-type="float">
            <text:p>0.1914102</text:p>
          </table:table-cell>
          <table:table-cell office:value-type="float" office:value="0.1821909" calcext:value-type="float">
            <text:p>0.1821909</text:p>
          </table:table-cell>
          <table:table-cell office:value-type="float" office:value="0.1845883" calcext:value-type="float">
            <text:p>0.1845883</text:p>
          </table:table-cell>
          <table:table-cell office:value-type="float" office:value="0.1456134" calcext:value-type="float">
            <text:p>0.1456134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960926" calcext:value-type="float">
            <text:p>-3.960926</text:p>
          </table:table-cell>
          <table:table-cell office:value-type="float" office:value="-2.57847" calcext:value-type="float">
            <text:p>-2.57847</text:p>
          </table:table-cell>
          <table:table-cell office:value-type="float" office:value="-1.968801" calcext:value-type="float">
            <text:p>-1.968801</text:p>
          </table:table-cell>
          <table:table-cell office:value-type="float" office:value="-1.687449" calcext:value-type="float">
            <text:p>-1.687449</text:p>
          </table:table-cell>
          <table:table-cell office:value-type="float" office:value="-1.360808" calcext:value-type="float">
            <text:p>-1.360808</text:p>
          </table:table-cell>
          <table:table-cell office:value-type="float" office:value="-0.8981919" calcext:value-type="float">
            <text:p>-0.8981919</text:p>
          </table:table-cell>
          <table:table-cell office:value-type="float" office:value="-0.09898587" calcext:value-type="float">
            <text:p>-0.09898587</text:p>
          </table:table-cell>
          <table:table-cell office:value-type="float" office:value="-0.01842643" calcext:value-type="float">
            <text:p>-0.01842643</text:p>
          </table:table-cell>
          <table:table-cell office:value-type="float" office:value="-0.009906469" calcext:value-type="float">
            <text:p>-0.009906469</text:p>
          </table:table-cell>
          <table:table-cell office:value-type="float" office:value="-0.006951929" calcext:value-type="float">
            <text:p>-0.006951929</text:p>
          </table:table-cell>
          <table:table-cell office:value-type="float" office:value="2231.682" calcext:value-type="float">
            <text:p>2231.682</text:p>
          </table:table-cell>
          <table:table-cell office:value-type="float" office:value="0" calcext:value-type="float">
            <text:p>0</text:p>
          </table:table-cell>
          <table:table-cell office:value-type="float" office:value="-4.837358" calcext:value-type="float">
            <text:p>-4.837358</text:p>
          </table:table-cell>
          <table:table-cell office:value-type="float" office:value="0.003851846" calcext:value-type="float">
            <text:p>0.00385184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1000092" calcext:value-type="float">
            <text:p>-0.0100009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799.853" calcext:value-type="float">
            <text:p>799.853</text:p>
          </table:table-cell>
          <table:table-cell office:value-type="float" office:value="155.8244" calcext:value-type="float">
            <text:p>155.824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2.645" calcext:value-type="float">
            <text:p>1212.645</text:p>
          </table:table-cell>
          <table:table-cell office:value-type="float" office:value="611.8" calcext:value-type="float">
            <text:p>611.8</text:p>
          </table:table-cell>
          <table:table-cell office:value-type="float" office:value="0.05934451" calcext:value-type="float">
            <text:p>0.05934451</text:p>
          </table:table-cell>
          <table:table-cell office:value-type="float" office:value="0.1272803" calcext:value-type="float">
            <text:p>0.1272803</text:p>
          </table:table-cell>
          <table:table-cell office:value-type="float" office:value="0.139125" calcext:value-type="float">
            <text:p>0.139125</text:p>
          </table:table-cell>
          <table:table-cell office:value-type="float" office:value="0.1453814" calcext:value-type="float">
            <text:p>0.1453814</text:p>
          </table:table-cell>
          <table:table-cell office:value-type="float" office:value="0.1490335" calcext:value-type="float">
            <text:p>0.1490335</text:p>
          </table:table-cell>
          <table:table-cell office:value-type="float" office:value="0.1548673" calcext:value-type="float">
            <text:p>0.1548673</text:p>
          </table:table-cell>
          <table:table-cell office:value-type="float" office:value="0.1664251" calcext:value-type="float">
            <text:p>0.1664251</text:p>
          </table:table-cell>
          <table:table-cell office:value-type="float" office:value="0.2760954" calcext:value-type="float">
            <text:p>0.2760954</text:p>
          </table:table-cell>
          <table:table-cell office:value-type="float" office:value="0.3506093" calcext:value-type="float">
            <text:p>0.3506093</text:p>
          </table:table-cell>
          <table:table-cell office:value-type="float" office:value="0.3740971" calcext:value-type="float">
            <text:p>0.3740971</text:p>
          </table:table-cell>
          <table:table-cell office:value-type="float" office:value="0.3881338" calcext:value-type="float">
            <text:p>0.3881338</text:p>
          </table:table-cell>
          <table:table-cell office:value-type="float" office:value="0.4276097" calcext:value-type="float">
            <text:p>0.4276097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7115" calcext:value-type="float">
            <text:p>0.3577115</text:p>
          </table:table-cell>
          <table:table-cell office:value-type="float" office:value="0.3680199" calcext:value-type="float">
            <text:p>0.3680199</text:p>
          </table:table-cell>
          <table:table-cell office:value-type="float" office:value="0.1907982" calcext:value-type="float">
            <text:p>0.1907982</text:p>
          </table:table-cell>
          <table:table-cell office:value-type="float" office:value="0.1878438" calcext:value-type="float">
            <text:p>0.1878438</text:p>
          </table:table-cell>
          <table:table-cell office:value-type="float" office:value="0.178107" calcext:value-type="float">
            <text:p>0.178107</text:p>
          </table:table-cell>
          <table:table-cell office:value-type="float" office:value="0.1805381" calcext:value-type="float">
            <text:p>0.1805381</text:p>
          </table:table-cell>
          <table:table-cell office:value-type="float" office:value="0.1541667" calcext:value-type="float">
            <text:p>0.1541667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757946" calcext:value-type="float">
            <text:p>-3.757946</text:p>
          </table:table-cell>
          <table:table-cell office:value-type="float" office:value="-2.195431" calcext:value-type="float">
            <text:p>-2.195431</text:p>
          </table:table-cell>
          <table:table-cell office:value-type="float" office:value="-1.699377" calcext:value-type="float">
            <text:p>-1.699377</text:p>
          </table:table-cell>
          <table:table-cell office:value-type="float" office:value="-1.468183" calcext:value-type="float">
            <text:p>-1.468183</text:p>
          </table:table-cell>
          <table:table-cell office:value-type="float" office:value="-1.162404" calcext:value-type="float">
            <text:p>-1.162404</text:p>
          </table:table-cell>
          <table:table-cell office:value-type="float" office:value="-0.7484739" calcext:value-type="float">
            <text:p>-0.7484739</text:p>
          </table:table-cell>
          <table:table-cell office:value-type="float" office:value="-0.1188323" calcext:value-type="float">
            <text:p>-0.1188323</text:p>
          </table:table-cell>
          <table:table-cell office:value-type="float" office:value="-0.01844567" calcext:value-type="float">
            <text:p>-0.01844567</text:p>
          </table:table-cell>
          <table:table-cell office:value-type="float" office:value="-0.009913543" calcext:value-type="float">
            <text:p>-0.009913543</text:p>
          </table:table-cell>
          <table:table-cell office:value-type="float" office:value="-0.006974111" calcext:value-type="float">
            <text:p>-0.006974111</text:p>
          </table:table-cell>
          <table:table-cell office:value-type="float" office:value="2238.961" calcext:value-type="float">
            <text:p>2238.961</text:p>
          </table:table-cell>
          <table:table-cell office:value-type="float" office:value="0" calcext:value-type="float">
            <text:p>0</text:p>
          </table:table-cell>
          <table:table-cell office:value-type="float" office:value="-3.393838" calcext:value-type="float">
            <text:p>-3.393838</text:p>
          </table:table-cell>
          <table:table-cell office:value-type="float" office:value="0.003831932" calcext:value-type="float">
            <text:p>0.00383193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1000156" calcext:value-type="float">
            <text:p>-0.010001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799.9529" calcext:value-type="float">
            <text:p>799.9529</text:p>
          </table:table-cell>
          <table:table-cell office:value-type="float" office:value="155.8624" calcext:value-type="float">
            <text:p>155.862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2.048" calcext:value-type="float">
            <text:p>1212.048</text:p>
          </table:table-cell>
          <table:table-cell office:value-type="float" office:value="612.4554" calcext:value-type="float">
            <text:p>612.4554</text:p>
          </table:table-cell>
          <table:table-cell office:value-type="float" office:value="0" calcext:value-type="float">
            <text:p>0</text:p>
          </table:table-cell>
          <table:table-cell office:value-type="float" office:value="0.1166807" calcext:value-type="float">
            <text:p>0.1166807</text:p>
          </table:table-cell>
          <table:table-cell office:value-type="float" office:value="0.1314844" calcext:value-type="float">
            <text:p>0.1314844</text:p>
          </table:table-cell>
          <table:table-cell office:value-type="float" office:value="0.1439873" calcext:value-type="float">
            <text:p>0.1439873</text:p>
          </table:table-cell>
          <table:table-cell office:value-type="float" office:value="0.1503148" calcext:value-type="float">
            <text:p>0.1503148</text:p>
          </table:table-cell>
          <table:table-cell office:value-type="float" office:value="0.1573475" calcext:value-type="float">
            <text:p>0.1573475</text:p>
          </table:table-cell>
          <table:table-cell office:value-type="float" office:value="0.169608" calcext:value-type="float">
            <text:p>0.169608</text:p>
          </table:table-cell>
          <table:table-cell office:value-type="float" office:value="0.2726251" calcext:value-type="float">
            <text:p>0.2726251</text:p>
          </table:table-cell>
          <table:table-cell office:value-type="float" office:value="0.3506227" calcext:value-type="float">
            <text:p>0.3506227</text:p>
          </table:table-cell>
          <table:table-cell office:value-type="float" office:value="0.3740687" calcext:value-type="float">
            <text:p>0.3740687</text:p>
          </table:table-cell>
          <table:table-cell office:value-type="float" office:value="0.3880075" calcext:value-type="float">
            <text:p>0.3880075</text:p>
          </table:table-cell>
          <table:table-cell office:value-type="float" office:value="0.4261856" calcext:value-type="float">
            <text:p>0.4261856</text:p>
          </table:table-cell>
          <table:table-cell office:value-type="float" office:value="0.5112608" calcext:value-type="float">
            <text:p>0.5112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0683" calcext:value-type="float">
            <text:p>0.3720683</text:p>
          </table:table-cell>
          <table:table-cell office:value-type="float" office:value="0.3756754" calcext:value-type="float">
            <text:p>0.3756754</text:p>
          </table:table-cell>
          <table:table-cell office:value-type="float" office:value="0.1923552" calcext:value-type="float">
            <text:p>0.1923552</text:p>
          </table:table-cell>
          <table:table-cell office:value-type="float" office:value="0.1865279" calcext:value-type="float">
            <text:p>0.1865279</text:p>
          </table:table-cell>
          <table:table-cell office:value-type="float" office:value="0.1755922" calcext:value-type="float">
            <text:p>0.1755922</text:p>
          </table:table-cell>
          <table:table-cell office:value-type="float" office:value="0.1782907" calcext:value-type="float">
            <text:p>0.1782907</text:p>
          </table:table-cell>
          <table:table-cell office:value-type="float" office:value="0.1598223" calcext:value-type="float">
            <text:p>0.15982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430287" calcext:value-type="float">
            <text:p>-6.430287</text:p>
          </table:table-cell>
          <table:table-cell office:value-type="float" office:value="-3.069742" calcext:value-type="float">
            <text:p>-3.069742</text:p>
          </table:table-cell>
          <table:table-cell office:value-type="float" office:value="-1.786895" calcext:value-type="float">
            <text:p>-1.786895</text:p>
          </table:table-cell>
          <table:table-cell office:value-type="float" office:value="-1.38852" calcext:value-type="float">
            <text:p>-1.38852</text:p>
          </table:table-cell>
          <table:table-cell office:value-type="float" office:value="-1.053316" calcext:value-type="float">
            <text:p>-1.053316</text:p>
          </table:table-cell>
          <table:table-cell office:value-type="float" office:value="-0.6661271" calcext:value-type="float">
            <text:p>-0.6661271</text:p>
          </table:table-cell>
          <table:table-cell office:value-type="float" office:value="-0.1309343" calcext:value-type="float">
            <text:p>-0.1309343</text:p>
          </table:table-cell>
          <table:table-cell office:value-type="float" office:value="-0.01843843" calcext:value-type="float">
            <text:p>-0.01843843</text:p>
          </table:table-cell>
          <table:table-cell office:value-type="float" office:value="-0.009920779" calcext:value-type="float">
            <text:p>-0.009920779</text:p>
          </table:table-cell>
          <table:table-cell office:value-type="float" office:value="-0.006995894" calcext:value-type="float">
            <text:p>-0.006995894</text:p>
          </table:table-cell>
          <table:table-cell office:value-type="float" office:value="2246.24" calcext:value-type="float">
            <text:p>2246.24</text:p>
          </table:table-cell>
          <table:table-cell office:value-type="float" office:value="0" calcext:value-type="float">
            <text:p>0</text:p>
          </table:table-cell>
          <table:table-cell office:value-type="float" office:value="-18.50615" calcext:value-type="float">
            <text:p>-18.50615</text:p>
          </table:table-cell>
          <table:table-cell office:value-type="float" office:value="0.003875243" calcext:value-type="float">
            <text:p>0.00387524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1000304" calcext:value-type="float">
            <text:p>-0.0100030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799.9529" calcext:value-type="float">
            <text:p>799.9529</text:p>
          </table:table-cell>
          <table:table-cell office:value-type="float" office:value="156.1223" calcext:value-type="float">
            <text:p>156.122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1.222" calcext:value-type="float">
            <text:p>1211.222</text:p>
          </table:table-cell>
          <table:table-cell office:value-type="float" office:value="613.0255" calcext:value-type="float">
            <text:p>613.0255</text:p>
          </table:table-cell>
          <table:table-cell office:value-type="float" office:value="0" calcext:value-type="float">
            <text:p>0</text:p>
          </table:table-cell>
          <table:table-cell office:value-type="float" office:value="0.1054048" calcext:value-type="float">
            <text:p>0.1054048</text:p>
          </table:table-cell>
          <table:table-cell office:value-type="float" office:value="0.1159474" calcext:value-type="float">
            <text:p>0.1159474</text:p>
          </table:table-cell>
          <table:table-cell office:value-type="float" office:value="0.1270417" calcext:value-type="float">
            <text:p>0.1270417</text:p>
          </table:table-cell>
          <table:table-cell office:value-type="float" office:value="0.1379081" calcext:value-type="float">
            <text:p>0.1379081</text:p>
          </table:table-cell>
          <table:table-cell office:value-type="float" office:value="0.1496728" calcext:value-type="float">
            <text:p>0.1496728</text:p>
          </table:table-cell>
          <table:table-cell office:value-type="float" office:value="0.1661002" calcext:value-type="float">
            <text:p>0.1661002</text:p>
          </table:table-cell>
          <table:table-cell office:value-type="float" office:value="0.2679022" calcext:value-type="float">
            <text:p>0.2679022</text:p>
          </table:table-cell>
          <table:table-cell office:value-type="float" office:value="0.350755" calcext:value-type="float">
            <text:p>0.350755</text:p>
          </table:table-cell>
          <table:table-cell office:value-type="float" office:value="0.3740486" calcext:value-type="float">
            <text:p>0.3740486</text:p>
          </table:table-cell>
          <table:table-cell office:value-type="float" office:value="0.3878903" calcext:value-type="float">
            <text:p>0.3878903</text:p>
          </table:table-cell>
          <table:table-cell office:value-type="float" office:value="0.4246744" calcext:value-type="float">
            <text:p>0.4246744</text:p>
          </table:table-cell>
          <table:table-cell office:value-type="float" office:value="0.5112625" calcext:value-type="float">
            <text:p>0.511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957" calcext:value-type="float">
            <text:p>0.358957</text:p>
          </table:table-cell>
          <table:table-cell office:value-type="float" office:value="0.3912068" calcext:value-type="float">
            <text:p>0.3912068</text:p>
          </table:table-cell>
          <table:table-cell office:value-type="float" office:value="0.210825" calcext:value-type="float">
            <text:p>0.210825</text:p>
          </table:table-cell>
          <table:table-cell office:value-type="float" office:value="0.2000697" calcext:value-type="float">
            <text:p>0.2000697</text:p>
          </table:table-cell>
          <table:table-cell office:value-type="float" office:value="0.1840853" calcext:value-type="float">
            <text:p>0.1840853</text:p>
          </table:table-cell>
          <table:table-cell office:value-type="float" office:value="0.1831279" calcext:value-type="float">
            <text:p>0.1831279</text:p>
          </table:table-cell>
          <table:table-cell office:value-type="float" office:value="0.1658243" calcext:value-type="float">
            <text:p>0.165824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24934" calcext:value-type="float">
            <text:p>-12.24934</text:p>
          </table:table-cell>
          <table:table-cell office:value-type="float" office:value="-6.764955" calcext:value-type="float">
            <text:p>-6.764955</text:p>
          </table:table-cell>
          <table:table-cell office:value-type="float" office:value="-3.831371" calcext:value-type="float">
            <text:p>-3.831371</text:p>
          </table:table-cell>
          <table:table-cell office:value-type="float" office:value="-2.331298" calcext:value-type="float">
            <text:p>-2.331298</text:p>
          </table:table-cell>
          <table:table-cell office:value-type="float" office:value="-1.421813" calcext:value-type="float">
            <text:p>-1.421813</text:p>
          </table:table-cell>
          <table:table-cell office:value-type="float" office:value="-0.7539484" calcext:value-type="float">
            <text:p>-0.7539484</text:p>
          </table:table-cell>
          <table:table-cell office:value-type="float" office:value="-0.1494405" calcext:value-type="float">
            <text:p>-0.1494405</text:p>
          </table:table-cell>
          <table:table-cell office:value-type="float" office:value="-0.01837233" calcext:value-type="float">
            <text:p>-0.01837233</text:p>
          </table:table-cell>
          <table:table-cell office:value-type="float" office:value="-0.009925889" calcext:value-type="float">
            <text:p>-0.009925889</text:p>
          </table:table-cell>
          <table:table-cell office:value-type="float" office:value="-0.007016179" calcext:value-type="float">
            <text:p>-0.007016179</text:p>
          </table:table-cell>
          <table:table-cell office:value-type="float" office:value="2253.485" calcext:value-type="float">
            <text:p>2253.485</text:p>
          </table:table-cell>
          <table:table-cell office:value-type="float" office:value="0" calcext:value-type="float">
            <text:p>0</text:p>
          </table:table-cell>
          <table:table-cell office:value-type="float" office:value="-14.02128" calcext:value-type="float">
            <text:p>-14.02128</text:p>
          </table:table-cell>
          <table:table-cell office:value-type="float" office:value="0.004093166" calcext:value-type="float">
            <text:p>0.00409316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0.01000429" calcext:value-type="float">
            <text:p>-0.010004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799.9529" calcext:value-type="float">
            <text:p>799.9529</text:p>
          </table:table-cell>
          <table:table-cell office:value-type="float" office:value="156.1651" calcext:value-type="float">
            <text:p>156.1651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0.667" calcext:value-type="float">
            <text:p>1210.667</text:p>
          </table:table-cell>
          <table:table-cell office:value-type="float" office:value="613.5371" calcext:value-type="float">
            <text:p>613.5371</text:p>
          </table:table-cell>
          <table:table-cell office:value-type="float" office:value="0" calcext:value-type="float">
            <text:p>0</text:p>
          </table:table-cell>
          <table:table-cell office:value-type="float" office:value="0.1091946" calcext:value-type="float">
            <text:p>0.1091946</text:p>
          </table:table-cell>
          <table:table-cell office:value-type="float" office:value="0.1170826" calcext:value-type="float">
            <text:p>0.1170826</text:p>
          </table:table-cell>
          <table:table-cell office:value-type="float" office:value="0.12391" calcext:value-type="float">
            <text:p>0.12391</text:p>
          </table:table-cell>
          <table:table-cell office:value-type="float" office:value="0.1309242" calcext:value-type="float">
            <text:p>0.1309242</text:p>
          </table:table-cell>
          <table:table-cell office:value-type="float" office:value="0.1398793" calcext:value-type="float">
            <text:p>0.1398793</text:p>
          </table:table-cell>
          <table:table-cell office:value-type="float" office:value="0.1541854" calcext:value-type="float">
            <text:p>0.1541854</text:p>
          </table:table-cell>
          <table:table-cell office:value-type="float" office:value="0.2558023" calcext:value-type="float">
            <text:p>0.2558023</text:p>
          </table:table-cell>
          <table:table-cell office:value-type="float" office:value="0.3509957" calcext:value-type="float">
            <text:p>0.3509957</text:p>
          </table:table-cell>
          <table:table-cell office:value-type="float" office:value="0.374032" calcext:value-type="float">
            <text:p>0.374032</text:p>
          </table:table-cell>
          <table:table-cell office:value-type="float" office:value="0.3877783" calcext:value-type="float">
            <text:p>0.3877783</text:p>
          </table:table-cell>
          <table:table-cell office:value-type="float" office:value="0.4232573" calcext:value-type="float">
            <text:p>0.423257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3013" calcext:value-type="float">
            <text:p>0.3523013</text:p>
          </table:table-cell>
          <table:table-cell office:value-type="float" office:value="0.3890272" calcext:value-type="float">
            <text:p>0.3890272</text:p>
          </table:table-cell>
          <table:table-cell office:value-type="float" office:value="0.2141817" calcext:value-type="float">
            <text:p>0.2141817</text:p>
          </table:table-cell>
          <table:table-cell office:value-type="float" office:value="0.2077801" calcext:value-type="float">
            <text:p>0.2077801</text:p>
          </table:table-cell>
          <table:table-cell office:value-type="float" office:value="0.1949344" calcext:value-type="float">
            <text:p>0.1949344</text:p>
          </table:table-cell>
          <table:table-cell office:value-type="float" office:value="0.1968873" calcext:value-type="float">
            <text:p>0.1968873</text:p>
          </table:table-cell>
          <table:table-cell office:value-type="float" office:value="0.1796082" calcext:value-type="float">
            <text:p>0.1796082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.839811" calcext:value-type="float">
            <text:p>-9.839811</text:p>
          </table:table-cell>
          <table:table-cell office:value-type="float" office:value="-6.399536" calcext:value-type="float">
            <text:p>-6.399536</text:p>
          </table:table-cell>
          <table:table-cell office:value-type="float" office:value="-4.513214" calcext:value-type="float">
            <text:p>-4.513214</text:p>
          </table:table-cell>
          <table:table-cell office:value-type="float" office:value="-3.226947" calcext:value-type="float">
            <text:p>-3.226947</text:p>
          </table:table-cell>
          <table:table-cell office:value-type="float" office:value="-2.157014" calcext:value-type="float">
            <text:p>-2.157014</text:p>
          </table:table-cell>
          <table:table-cell office:value-type="float" office:value="-1.188596" calcext:value-type="float">
            <text:p>-1.188596</text:p>
          </table:table-cell>
          <table:table-cell office:value-type="float" office:value="-0.211883" calcext:value-type="float">
            <text:p>-0.211883</text:p>
          </table:table-cell>
          <table:table-cell office:value-type="float" office:value="-0.01825311" calcext:value-type="float">
            <text:p>-0.01825311</text:p>
          </table:table-cell>
          <table:table-cell office:value-type="float" office:value="-0.00993015" calcext:value-type="float">
            <text:p>-0.00993015</text:p>
          </table:table-cell>
          <table:table-cell office:value-type="float" office:value="-0.00703563" calcext:value-type="float">
            <text:p>-0.00703563</text:p>
          </table:table-cell>
          <table:table-cell office:value-type="float" office:value="2260.718" calcext:value-type="float">
            <text:p>2260.718</text:p>
          </table:table-cell>
          <table:table-cell office:value-type="float" office:value="0" calcext:value-type="float">
            <text:p>0</text:p>
          </table:table-cell>
          <table:table-cell office:value-type="float" office:value="-11.74841" calcext:value-type="float">
            <text:p>-11.74841</text:p>
          </table:table-cell>
          <table:table-cell office:value-type="float" office:value="0.004311365" calcext:value-type="float">
            <text:p>0.00431136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0.01000275" calcext:value-type="float">
            <text:p>-0.010002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799.9529" calcext:value-type="float">
            <text:p>799.9529</text:p>
          </table:table-cell>
          <table:table-cell office:value-type="float" office:value="156.3625" calcext:value-type="float">
            <text:p>156.3625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0.001" calcext:value-type="float">
            <text:p>1210.001</text:p>
          </table:table-cell>
          <table:table-cell office:value-type="float" office:value="614.0024" calcext:value-type="float">
            <text:p>614.0024</text:p>
          </table:table-cell>
          <table:table-cell office:value-type="float" office:value="0" calcext:value-type="float">
            <text:p>0</text:p>
          </table:table-cell>
          <table:table-cell office:value-type="float" office:value="0.1055652" calcext:value-type="float">
            <text:p>0.1055652</text:p>
          </table:table-cell>
          <table:table-cell office:value-type="float" office:value="0.1147631" calcext:value-type="float">
            <text:p>0.1147631</text:p>
          </table:table-cell>
          <table:table-cell office:value-type="float" office:value="0.1228066" calcext:value-type="float">
            <text:p>0.1228066</text:p>
          </table:table-cell>
          <table:table-cell office:value-type="float" office:value="0.1300937" calcext:value-type="float">
            <text:p>0.1300937</text:p>
          </table:table-cell>
          <table:table-cell office:value-type="float" office:value="0.1379129" calcext:value-type="float">
            <text:p>0.1379129</text:p>
          </table:table-cell>
          <table:table-cell office:value-type="float" office:value="0.149053" calcext:value-type="float">
            <text:p>0.149053</text:p>
          </table:table-cell>
          <table:table-cell office:value-type="float" office:value="0.2370718" calcext:value-type="float">
            <text:p>0.2370718</text:p>
          </table:table-cell>
          <table:table-cell office:value-type="float" office:value="0.3514003" calcext:value-type="float">
            <text:p>0.3514003</text:p>
          </table:table-cell>
          <table:table-cell office:value-type="float" office:value="0.3740254" calcext:value-type="float">
            <text:p>0.3740254</text:p>
          </table:table-cell>
          <table:table-cell office:value-type="float" office:value="0.3876707" calcext:value-type="float">
            <text:p>0.3876707</text:p>
          </table:table-cell>
          <table:table-cell office:value-type="float" office:value="0.4219712" calcext:value-type="float">
            <text:p>0.4219712</text:p>
          </table:table-cell>
          <table:table-cell office:value-type="float" office:value="0.5112569" calcext:value-type="float">
            <text:p>0.5112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9466" calcext:value-type="float">
            <text:p>0.3359466</text:p>
          </table:table-cell>
          <table:table-cell office:value-type="float" office:value="0.3913594" calcext:value-type="float">
            <text:p>0.3913594</text:p>
          </table:table-cell>
          <table:table-cell office:value-type="float" office:value="0.2153397" calcext:value-type="float">
            <text:p>0.2153397</text:p>
          </table:table-cell>
          <table:table-cell office:value-type="float" office:value="0.2087763" calcext:value-type="float">
            <text:p>0.2087763</text:p>
          </table:table-cell>
          <table:table-cell office:value-type="float" office:value="0.1972472" calcext:value-type="float">
            <text:p>0.1972472</text:p>
          </table:table-cell>
          <table:table-cell office:value-type="float" office:value="0.2031656" calcext:value-type="float">
            <text:p>0.2031656</text:p>
          </table:table-cell>
          <table:table-cell office:value-type="float" office:value="0.2002125" calcext:value-type="float">
            <text:p>0.2002125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00608" calcext:value-type="float">
            <text:p>-12.00608</text:p>
          </table:table-cell>
          <table:table-cell office:value-type="float" office:value="-7.182968" calcext:value-type="float">
            <text:p>-7.182968</text:p>
          </table:table-cell>
          <table:table-cell office:value-type="float" office:value="-4.737947" calcext:value-type="float">
            <text:p>-4.737947</text:p>
          </table:table-cell>
          <table:table-cell office:value-type="float" office:value="-3.343627" calcext:value-type="float">
            <text:p>-3.343627</text:p>
          </table:table-cell>
          <table:table-cell office:value-type="float" office:value="-2.3518" calcext:value-type="float">
            <text:p>-2.3518</text:p>
          </table:table-cell>
          <table:table-cell office:value-type="float" office:value="-1.465239" calcext:value-type="float">
            <text:p>-1.465239</text:p>
          </table:table-cell>
          <table:table-cell office:value-type="float" office:value="-0.3778771" calcext:value-type="float">
            <text:p>-0.3778771</text:p>
          </table:table-cell>
          <table:table-cell office:value-type="float" office:value="-0.01805295" calcext:value-type="float">
            <text:p>-0.01805295</text:p>
          </table:table-cell>
          <table:table-cell office:value-type="float" office:value="-0.009931854" calcext:value-type="float">
            <text:p>-0.009931854</text:p>
          </table:table-cell>
          <table:table-cell office:value-type="float" office:value="-0.007054372" calcext:value-type="float">
            <text:p>-0.007054372</text:p>
          </table:table-cell>
          <table:table-cell office:value-type="float" office:value="2267.935" calcext:value-type="float">
            <text:p>2267.935</text:p>
          </table:table-cell>
          <table:table-cell office:value-type="float" office:value="0" calcext:value-type="float">
            <text:p>0</text:p>
          </table:table-cell>
          <table:table-cell office:value-type="float" office:value="-13.33701" calcext:value-type="float">
            <text:p>-13.33701</text:p>
          </table:table-cell>
          <table:table-cell office:value-type="float" office:value="0.004466672" calcext:value-type="float">
            <text:p>0.00446667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0.0100037" calcext:value-type="float">
            <text:p>-0.010003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799.9529" calcext:value-type="float">
            <text:p>799.9529</text:p>
          </table:table-cell>
          <table:table-cell office:value-type="float" office:value="156.3194" calcext:value-type="float">
            <text:p>156.3194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09.619" calcext:value-type="float">
            <text:p>1209.619</text:p>
          </table:table-cell>
          <table:table-cell office:value-type="float" office:value="614.4304" calcext:value-type="float">
            <text:p>614.4304</text:p>
          </table:table-cell>
          <table:table-cell office:value-type="float" office:value="0" calcext:value-type="float">
            <text:p>0</text:p>
          </table:table-cell>
          <table:table-cell office:value-type="float" office:value="0.1136415" calcext:value-type="float">
            <text:p>0.1136415</text:p>
          </table:table-cell>
          <table:table-cell office:value-type="float" office:value="0.1190329" calcext:value-type="float">
            <text:p>0.1190329</text:p>
          </table:table-cell>
          <table:table-cell office:value-type="float" office:value="0.1231465" calcext:value-type="float">
            <text:p>0.1231465</text:p>
          </table:table-cell>
          <table:table-cell office:value-type="float" office:value="0.1276443" calcext:value-type="float">
            <text:p>0.1276443</text:p>
          </table:table-cell>
          <table:table-cell office:value-type="float" office:value="0.1337364" calcext:value-type="float">
            <text:p>0.1337364</text:p>
          </table:table-cell>
          <table:table-cell office:value-type="float" office:value="0.1430016" calcext:value-type="float">
            <text:p>0.1430016</text:p>
          </table:table-cell>
          <table:table-cell office:value-type="float" office:value="0.2169384" calcext:value-type="float">
            <text:p>0.2169384</text:p>
          </table:table-cell>
          <table:table-cell office:value-type="float" office:value="0.3519015" calcext:value-type="float">
            <text:p>0.3519015</text:p>
          </table:table-cell>
          <table:table-cell office:value-type="float" office:value="0.3740308" calcext:value-type="float">
            <text:p>0.3740308</text:p>
          </table:table-cell>
          <table:table-cell office:value-type="float" office:value="0.3875653" calcext:value-type="float">
            <text:p>0.3875653</text:p>
          </table:table-cell>
          <table:table-cell office:value-type="float" office:value="0.4207597" calcext:value-type="float">
            <text:p>0.42075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2291" calcext:value-type="float">
            <text:p>0.3332291</text:p>
          </table:table-cell>
          <table:table-cell office:value-type="float" office:value="0.385956" calcext:value-type="float">
            <text:p>0.385956</text:p>
          </table:table-cell>
          <table:table-cell office:value-type="float" office:value="0.2149248" calcext:value-type="float">
            <text:p>0.2149248</text:p>
          </table:table-cell>
          <table:table-cell office:value-type="float" office:value="0.2115189" calcext:value-type="float">
            <text:p>0.2115189</text:p>
          </table:table-cell>
          <table:table-cell office:value-type="float" office:value="0.2019303" calcext:value-type="float">
            <text:p>0.2019303</text:p>
          </table:table-cell>
          <table:table-cell office:value-type="float" office:value="0.2101173" calcext:value-type="float">
            <text:p>0.2101173</text:p>
          </table:table-cell>
          <table:table-cell office:value-type="float" office:value="0.2222212" calcext:value-type="float">
            <text:p>0.2222212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66735" calcext:value-type="float">
            <text:p>-7.66735</text:p>
          </table:table-cell>
          <table:table-cell office:value-type="float" office:value="-5.796226" calcext:value-type="float">
            <text:p>-5.796226</text:p>
          </table:table-cell>
          <table:table-cell office:value-type="float" office:value="-4.712348" calcext:value-type="float">
            <text:p>-4.712348</text:p>
          </table:table-cell>
          <table:table-cell office:value-type="float" office:value="-3.785116" calcext:value-type="float">
            <text:p>-3.785116</text:p>
          </table:table-cell>
          <table:table-cell office:value-type="float" office:value="-2.846644" calcext:value-type="float">
            <text:p>-2.846644</text:p>
          </table:table-cell>
          <table:table-cell office:value-type="float" office:value="-1.888212" calcext:value-type="float">
            <text:p>-1.888212</text:p>
          </table:table-cell>
          <table:table-cell office:value-type="float" office:value="-0.7427995" calcext:value-type="float">
            <text:p>-0.7427995</text:p>
          </table:table-cell>
          <table:table-cell office:value-type="float" office:value="-0.01780771" calcext:value-type="float">
            <text:p>-0.01780771</text:p>
          </table:table-cell>
          <table:table-cell office:value-type="float" office:value="-0.0099305" calcext:value-type="float">
            <text:p>-0.0099305</text:p>
          </table:table-cell>
          <table:table-cell office:value-type="float" office:value="-0.007072758" calcext:value-type="float">
            <text:p>-0.007072758</text:p>
          </table:table-cell>
          <table:table-cell office:value-type="float" office:value="2275.105" calcext:value-type="float">
            <text:p>2275.105</text:p>
          </table:table-cell>
          <table:table-cell office:value-type="float" office:value="0" calcext:value-type="float">
            <text:p>0</text:p>
          </table:table-cell>
          <table:table-cell office:value-type="float" office:value="-9.228185" calcext:value-type="float">
            <text:p>-9.228185</text:p>
          </table:table-cell>
          <table:table-cell office:value-type="float" office:value="0.004646884" calcext:value-type="float">
            <text:p>0.00464688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0.0100015" calcext:value-type="float">
            <text:p>-0.010001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799.9529" calcext:value-type="float">
            <text:p>799.9529</text:p>
          </table:table-cell>
          <table:table-cell office:value-type="float" office:value="156.2946" calcext:value-type="float">
            <text:p>156.2946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09.254" calcext:value-type="float">
            <text:p>1209.254</text:p>
          </table:table-cell>
          <table:table-cell office:value-type="float" office:value="614.8174" calcext:value-type="float">
            <text:p>614.8174</text:p>
          </table:table-cell>
          <table:table-cell office:value-type="float" office:value="0" calcext:value-type="float">
            <text:p>0</text:p>
          </table:table-cell>
          <table:table-cell office:value-type="float" office:value="0.1198168" calcext:value-type="float">
            <text:p>0.1198168</text:p>
          </table:table-cell>
          <table:table-cell office:value-type="float" office:value="0.1237161" calcext:value-type="float">
            <text:p>0.1237161</text:p>
          </table:table-cell>
          <table:table-cell office:value-type="float" office:value="0.1274289" calcext:value-type="float">
            <text:p>0.1274289</text:p>
          </table:table-cell>
          <table:table-cell office:value-type="float" office:value="0.1313984" calcext:value-type="float">
            <text:p>0.1313984</text:p>
          </table:table-cell>
          <table:table-cell office:value-type="float" office:value="0.1360946" calcext:value-type="float">
            <text:p>0.1360946</text:p>
          </table:table-cell>
          <table:table-cell office:value-type="float" office:value="0.1424171" calcext:value-type="float">
            <text:p>0.1424171</text:p>
          </table:table-cell>
          <table:table-cell office:value-type="float" office:value="0.2041151" calcext:value-type="float">
            <text:p>0.2041151</text:p>
          </table:table-cell>
          <table:table-cell office:value-type="float" office:value="0.352402" calcext:value-type="float">
            <text:p>0.352402</text:p>
          </table:table-cell>
          <table:table-cell office:value-type="float" office:value="0.3740197" calcext:value-type="float">
            <text:p>0.3740197</text:p>
          </table:table-cell>
          <table:table-cell office:value-type="float" office:value="0.387465" calcext:value-type="float">
            <text:p>0.387465</text:p>
          </table:table-cell>
          <table:table-cell office:value-type="float" office:value="0.4197523" calcext:value-type="float">
            <text:p>0.4197523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7726" calcext:value-type="float">
            <text:p>0.3297726</text:p>
          </table:table-cell>
          <table:table-cell office:value-type="float" office:value="0.3805161" calcext:value-type="float">
            <text:p>0.3805161</text:p>
          </table:table-cell>
          <table:table-cell office:value-type="float" office:value="0.2102487" calcext:value-type="float">
            <text:p>0.2102487</text:p>
          </table:table-cell>
          <table:table-cell office:value-type="float" office:value="0.2074964" calcext:value-type="float">
            <text:p>0.2074964</text:p>
          </table:table-cell>
          <table:table-cell office:value-type="float" office:value="0.1994632" calcext:value-type="float">
            <text:p>0.1994632</text:p>
          </table:table-cell>
          <table:table-cell office:value-type="float" office:value="0.210884" calcext:value-type="float">
            <text:p>0.210884</text:p>
          </table:table-cell>
          <table:table-cell office:value-type="float" office:value="0.2363994" calcext:value-type="float">
            <text:p>0.2363994</text:p>
          </table:table-cell>
          <table:table-cell office:value-type="float" office:value="0.00006526634" calcext:value-type="float">
            <text:p>6.526634E-0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624421" calcext:value-type="float">
            <text:p>-5.624421</text:p>
          </table:table-cell>
          <table:table-cell office:value-type="float" office:value="-4.607556" calcext:value-type="float">
            <text:p>-4.607556</text:p>
          </table:table-cell>
          <table:table-cell office:value-type="float" office:value="-3.824433" calcext:value-type="float">
            <text:p>-3.824433</text:p>
          </table:table-cell>
          <table:table-cell office:value-type="float" office:value="-3.167769" calcext:value-type="float">
            <text:p>-3.167769</text:p>
          </table:table-cell>
          <table:table-cell office:value-type="float" office:value="-2.557567" calcext:value-type="float">
            <text:p>-2.557567</text:p>
          </table:table-cell>
          <table:table-cell office:value-type="float" office:value="-1.937217" calcext:value-type="float">
            <text:p>-1.937217</text:p>
          </table:table-cell>
          <table:table-cell office:value-type="float" office:value="-1.186344" calcext:value-type="float">
            <text:p>-1.186344</text:p>
          </table:table-cell>
          <table:table-cell office:value-type="float" office:value="-0.01756293" calcext:value-type="float">
            <text:p>-0.01756293</text:p>
          </table:table-cell>
          <table:table-cell office:value-type="float" office:value="-0.009933133" calcext:value-type="float">
            <text:p>-0.009933133</text:p>
          </table:table-cell>
          <table:table-cell office:value-type="float" office:value="-0.007090345" calcext:value-type="float">
            <text:p>-0.007090345</text:p>
          </table:table-cell>
          <table:table-cell office:value-type="float" office:value="2282.269" calcext:value-type="float">
            <text:p>2282.269</text:p>
          </table:table-cell>
          <table:table-cell office:value-type="float" office:value="0" calcext:value-type="float">
            <text:p>0</text:p>
          </table:table-cell>
          <table:table-cell office:value-type="float" office:value="-6.006135" calcext:value-type="float">
            <text:p>-6.006135</text:p>
          </table:table-cell>
          <table:table-cell office:value-type="float" office:value="0.004681571" calcext:value-type="float">
            <text:p>0.00468157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0.01000063" calcext:value-type="float">
            <text:p>-0.0100006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799.9529" calcext:value-type="float">
            <text:p>799.9529</text:p>
          </table:table-cell>
          <table:table-cell office:value-type="float" office:value="156.4833" calcext:value-type="float">
            <text:p>156.4833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08.715" calcext:value-type="float">
            <text:p>1208.715</text:p>
          </table:table-cell>
          <table:table-cell office:value-type="float" office:value="615.1615" calcext:value-type="float">
            <text:p>615.1615</text:p>
          </table:table-cell>
          <table:table-cell office:value-type="float" office:value="0" calcext:value-type="float">
            <text:p>0</text:p>
          </table:table-cell>
          <table:table-cell office:value-type="float" office:value="0.104435" calcext:value-type="float">
            <text:p>0.104435</text:p>
          </table:table-cell>
          <table:table-cell office:value-type="float" office:value="0.1144985" calcext:value-type="float">
            <text:p>0.1144985</text:p>
          </table:table-cell>
          <table:table-cell office:value-type="float" office:value="0.1234768" calcext:value-type="float">
            <text:p>0.1234768</text:p>
          </table:table-cell>
          <table:table-cell office:value-type="float" office:value="0.1305359" calcext:value-type="float">
            <text:p>0.1305359</text:p>
          </table:table-cell>
          <table:table-cell office:value-type="float" office:value="0.1361803" calcext:value-type="float">
            <text:p>0.1361803</text:p>
          </table:table-cell>
          <table:table-cell office:value-type="float" office:value="0.1417601" calcext:value-type="float">
            <text:p>0.1417601</text:p>
          </table:table-cell>
          <table:table-cell office:value-type="float" office:value="0.1999013" calcext:value-type="float">
            <text:p>0.1999013</text:p>
          </table:table-cell>
          <table:table-cell office:value-type="float" office:value="0.351539" calcext:value-type="float">
            <text:p>0.351539</text:p>
          </table:table-cell>
          <table:table-cell office:value-type="float" office:value="0.3740056" calcext:value-type="float">
            <text:p>0.3740056</text:p>
          </table:table-cell>
          <table:table-cell office:value-type="float" office:value="0.3873721" calcext:value-type="float">
            <text:p>0.3873721</text:p>
          </table:table-cell>
          <table:table-cell office:value-type="float" office:value="0.4187907" calcext:value-type="float">
            <text:p>0.4187907</text:p>
          </table:table-cell>
          <table:table-cell office:value-type="float" office:value="0.5112581" calcext:value-type="float">
            <text:p>0.5112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9427" calcext:value-type="float">
            <text:p>0.3269427</text:p>
          </table:table-cell>
          <table:table-cell office:value-type="float" office:value="0.3903506" calcext:value-type="float">
            <text:p>0.3903506</text:p>
          </table:table-cell>
          <table:table-cell office:value-type="float" office:value="0.2144872" calcext:value-type="float">
            <text:p>0.2144872</text:p>
          </table:table-cell>
          <table:table-cell office:value-type="float" office:value="0.2084621" calcext:value-type="float">
            <text:p>0.2084621</text:p>
          </table:table-cell>
          <table:table-cell office:value-type="float" office:value="0.1994178" calcext:value-type="float">
            <text:p>0.1994178</text:p>
          </table:table-cell>
          <table:table-cell office:value-type="float" office:value="0.21163" calcext:value-type="float">
            <text:p>0.21163</text:p>
          </table:table-cell>
          <table:table-cell office:value-type="float" office:value="0.2413183" calcext:value-type="float">
            <text:p>0.2413183</text:p>
          </table:table-cell>
          <table:table-cell office:value-type="float" office:value="0.001631977" calcext:value-type="float">
            <text:p>0.001631977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77602" calcext:value-type="float">
            <text:p>-12.77602</text:p>
          </table:table-cell>
          <table:table-cell office:value-type="float" office:value="-7.253751" calcext:value-type="float">
            <text:p>-7.253751</text:p>
          </table:table-cell>
          <table:table-cell office:value-type="float" office:value="-4.558945" calcext:value-type="float">
            <text:p>-4.558945</text:p>
          </table:table-cell>
          <table:table-cell office:value-type="float" office:value="-3.264333" calcext:value-type="float">
            <text:p>-3.264333</text:p>
          </table:table-cell>
          <table:table-cell office:value-type="float" office:value="-2.53674" calcext:value-type="float">
            <text:p>-2.53674</text:p>
          </table:table-cell>
          <table:table-cell office:value-type="float" office:value="-1.990359" calcext:value-type="float">
            <text:p>-1.990359</text:p>
          </table:table-cell>
          <table:table-cell office:value-type="float" office:value="-1.393492" calcext:value-type="float">
            <text:p>-1.393492</text:p>
          </table:table-cell>
          <table:table-cell office:value-type="float" office:value="-0.01797556" calcext:value-type="float">
            <text:p>-0.01797556</text:p>
          </table:table-cell>
          <table:table-cell office:value-type="float" office:value="-0.009936899" calcext:value-type="float">
            <text:p>-0.009936899</text:p>
          </table:table-cell>
          <table:table-cell office:value-type="float" office:value="-0.007106666" calcext:value-type="float">
            <text:p>-0.007106666</text:p>
          </table:table-cell>
          <table:table-cell office:value-type="float" office:value="2289.4" calcext:value-type="float">
            <text:p>2289.4</text:p>
          </table:table-cell>
          <table:table-cell office:value-type="float" office:value="0" calcext:value-type="float">
            <text:p>0</text:p>
          </table:table-cell>
          <table:table-cell office:value-type="float" office:value="-14.82553" calcext:value-type="float">
            <text:p>-14.82553</text:p>
          </table:table-cell>
          <table:table-cell office:value-type="float" office:value="0.004768323" calcext:value-type="float">
            <text:p>0.00476832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0.01000396" calcext:value-type="float">
            <text:p>-0.0100039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799.9529" calcext:value-type="float">
            <text:p>799.9529</text:p>
          </table:table-cell>
          <table:table-cell office:value-type="float" office:value="156.6519" calcext:value-type="float">
            <text:p>156.651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08.24" calcext:value-type="float">
            <text:p>1208.24</text:p>
          </table:table-cell>
          <table:table-cell office:value-type="float" office:value="615.4684" calcext:value-type="float">
            <text:p>615.4684</text:p>
          </table:table-cell>
          <table:table-cell office:value-type="float" office:value="0" calcext:value-type="float">
            <text:p>0</text:p>
          </table:table-cell>
          <table:table-cell office:value-type="float" office:value="0.1051595" calcext:value-type="float">
            <text:p>0.1051595</text:p>
          </table:table-cell>
          <table:table-cell office:value-type="float" office:value="0.111363" calcext:value-type="float">
            <text:p>0.111363</text:p>
          </table:table-cell>
          <table:table-cell office:value-type="float" office:value="0.1162851" calcext:value-type="float">
            <text:p>0.1162851</text:p>
          </table:table-cell>
          <table:table-cell office:value-type="float" office:value="0.1213427" calcext:value-type="float">
            <text:p>0.1213427</text:p>
          </table:table-cell>
          <table:table-cell office:value-type="float" office:value="0.1271452" calcext:value-type="float">
            <text:p>0.1271452</text:p>
          </table:table-cell>
          <table:table-cell office:value-type="float" office:value="0.1337917" calcext:value-type="float">
            <text:p>0.1337917</text:p>
          </table:table-cell>
          <table:table-cell office:value-type="float" office:value="0.1928268" calcext:value-type="float">
            <text:p>0.1928268</text:p>
          </table:table-cell>
          <table:table-cell office:value-type="float" office:value="0.3493759" calcext:value-type="float">
            <text:p>0.3493759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3872858" calcext:value-type="float">
            <text:p>0.3872858</text:p>
          </table:table-cell>
          <table:table-cell office:value-type="float" office:value="0.4177445" calcext:value-type="float">
            <text:p>0.4177445</text:p>
          </table:table-cell>
          <table:table-cell office:value-type="float" office:value="0.5112554" calcext:value-type="float">
            <text:p>0.5112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1376" calcext:value-type="float">
            <text:p>0.3101376</text:p>
          </table:table-cell>
          <table:table-cell office:value-type="float" office:value="0.3928746" calcext:value-type="float">
            <text:p>0.3928746</text:p>
          </table:table-cell>
          <table:table-cell office:value-type="float" office:value="0.2222322" calcext:value-type="float">
            <text:p>0.2222322</text:p>
          </table:table-cell>
          <table:table-cell office:value-type="float" office:value="0.2184979" calcext:value-type="float">
            <text:p>0.2184979</text:p>
          </table:table-cell>
          <table:table-cell office:value-type="float" office:value="0.2092686" calcext:value-type="float">
            <text:p>0.2092686</text:p>
          </table:table-cell>
          <table:table-cell office:value-type="float" office:value="0.2202814" calcext:value-type="float">
            <text:p>0.2202814</text:p>
          </table:table-cell>
          <table:table-cell office:value-type="float" office:value="0.249338" calcext:value-type="float">
            <text:p>0.249338</text:p>
          </table:table-cell>
          <table:table-cell office:value-type="float" office:value="0.004656666" calcext:value-type="float">
            <text:p>0.00465666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44411" calcext:value-type="float">
            <text:p>-12.44411</text:p>
          </table:table-cell>
          <table:table-cell office:value-type="float" office:value="-8.724236" calcext:value-type="float">
            <text:p>-8.724236</text:p>
          </table:table-cell>
          <table:table-cell office:value-type="float" office:value="-6.671475" calcext:value-type="float">
            <text:p>-6.671475</text:p>
          </table:table-cell>
          <table:table-cell office:value-type="float" office:value="-5.134329" calcext:value-type="float">
            <text:p>-5.134329</text:p>
          </table:table-cell>
          <table:table-cell office:value-type="float" office:value="-3.859655" calcext:value-type="float">
            <text:p>-3.859655</text:p>
          </table:table-cell>
          <table:table-cell office:value-type="float" office:value="-2.828776" calcext:value-type="float">
            <text:p>-2.828776</text:p>
          </table:table-cell>
          <table:table-cell office:value-type="float" office:value="-1.829282" calcext:value-type="float">
            <text:p>-1.829282</text:p>
          </table:table-cell>
          <table:table-cell office:value-type="float" office:value="-0.01906248" calcext:value-type="float">
            <text:p>-0.01906248</text:p>
          </table:table-cell>
          <table:table-cell office:value-type="float" office:value="-0.009948011" calcext:value-type="float">
            <text:p>-0.009948011</text:p>
          </table:table-cell>
          <table:table-cell office:value-type="float" office:value="-0.007121847" calcext:value-type="float">
            <text:p>-0.007121847</text:p>
          </table:table-cell>
          <table:table-cell office:value-type="float" office:value="2296.496" calcext:value-type="float">
            <text:p>2296.496</text:p>
          </table:table-cell>
          <table:table-cell office:value-type="float" office:value="0" calcext:value-type="float">
            <text:p>0</text:p>
          </table:table-cell>
          <table:table-cell office:value-type="float" office:value="-13.54549" calcext:value-type="float">
            <text:p>-13.54549</text:p>
          </table:table-cell>
          <table:table-cell office:value-type="float" office:value="0.004999484" calcext:value-type="float">
            <text:p>0.00499948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1000262" calcext:value-type="float">
            <text:p>-0.010002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803.2529" calcext:value-type="float">
            <text:p>803.2529</text:p>
          </table:table-cell>
          <table:table-cell office:value-type="float" office:value="156.3689" calcext:value-type="float">
            <text:p>156.3689</text:p>
          </table:table-cell>
          <table:table-cell office:value-type="float" office:value="68.07261" calcext:value-type="float">
            <text:p>68.07261</text:p>
          </table:table-cell>
          <table:table-cell office:value-type="float" office:value="1211.481" calcext:value-type="float">
            <text:p>1211.481</text:p>
          </table:table-cell>
          <table:table-cell office:value-type="float" office:value="615.8142" calcext:value-type="float">
            <text:p>615.8142</text:p>
          </table:table-cell>
          <table:table-cell office:value-type="float" office:value="4.733762" calcext:value-type="float">
            <text:p>4.733762</text:p>
          </table:table-cell>
          <table:table-cell office:value-type="float" office:value="0.1355564" calcext:value-type="float">
            <text:p>0.1355564</text:p>
          </table:table-cell>
          <table:table-cell office:value-type="float" office:value="0.1324152" calcext:value-type="float">
            <text:p>0.1324152</text:p>
          </table:table-cell>
          <table:table-cell office:value-type="float" office:value="0.1303101" calcext:value-type="float">
            <text:p>0.1303101</text:p>
          </table:table-cell>
          <table:table-cell office:value-type="float" office:value="0.1298867" calcext:value-type="float">
            <text:p>0.1298867</text:p>
          </table:table-cell>
          <table:table-cell office:value-type="float" office:value="0.1316497" calcext:value-type="float">
            <text:p>0.1316497</text:p>
          </table:table-cell>
          <table:table-cell office:value-type="float" office:value="0.136605" calcext:value-type="float">
            <text:p>0.136605</text:p>
          </table:table-cell>
          <table:table-cell office:value-type="float" office:value="0.2022386" calcext:value-type="float">
            <text:p>0.2022386</text:p>
          </table:table-cell>
          <table:table-cell office:value-type="float" office:value="0.3459246" calcext:value-type="float">
            <text:p>0.3459246</text:p>
          </table:table-cell>
          <table:table-cell office:value-type="float" office:value="0.3738351" calcext:value-type="float">
            <text:p>0.3738351</text:p>
          </table:table-cell>
          <table:table-cell office:value-type="float" office:value="0.3871842" calcext:value-type="float">
            <text:p>0.3871842</text:p>
          </table:table-cell>
          <table:table-cell office:value-type="float" office:value="0.4169022" calcext:value-type="float">
            <text:p>0.4169022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3865" calcext:value-type="float">
            <text:p>0.3713865</text:p>
          </table:table-cell>
          <table:table-cell office:value-type="float" office:value="0.3739949" calcext:value-type="float">
            <text:p>0.3739949</text:p>
          </table:table-cell>
          <table:table-cell office:value-type="float" office:value="0.2070688" calcext:value-type="float">
            <text:p>0.2070688</text:p>
          </table:table-cell>
          <table:table-cell office:value-type="float" office:value="0.2092677" calcext:value-type="float">
            <text:p>0.2092677</text:p>
          </table:table-cell>
          <table:table-cell office:value-type="float" office:value="0.204437" calcext:value-type="float">
            <text:p>0.204437</text:p>
          </table:table-cell>
          <table:table-cell office:value-type="float" office:value="0.2173194" calcext:value-type="float">
            <text:p>0.2173194</text:p>
          </table:table-cell>
          <table:table-cell office:value-type="float" office:value="0.2649302" calcext:value-type="float">
            <text:p>0.2649302</text:p>
          </table:table-cell>
          <table:table-cell office:value-type="float" office:value="0.009219296" calcext:value-type="float">
            <text:p>0.00921929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6152" calcext:value-type="float">
            <text:p>-2.46152</text:p>
          </table:table-cell>
          <table:table-cell office:value-type="float" office:value="-2.992917" calcext:value-type="float">
            <text:p>-2.992917</text:p>
          </table:table-cell>
          <table:table-cell office:value-type="float" office:value="-3.344387" calcext:value-type="float">
            <text:p>-3.344387</text:p>
          </table:table-cell>
          <table:table-cell office:value-type="float" office:value="-3.423629" calcext:value-type="float">
            <text:p>-3.423629</text:p>
          </table:table-cell>
          <table:table-cell office:value-type="float" office:value="-3.155512" calcext:value-type="float">
            <text:p>-3.155512</text:p>
          </table:table-cell>
          <table:table-cell office:value-type="float" office:value="-2.516281" calcext:value-type="float">
            <text:p>-2.516281</text:p>
          </table:table-cell>
          <table:table-cell office:value-type="float" office:value="-1.269174" calcext:value-type="float">
            <text:p>-1.269174</text:p>
          </table:table-cell>
          <table:table-cell office:value-type="float" office:value="-0.02098049" calcext:value-type="float">
            <text:p>-0.02098049</text:p>
          </table:table-cell>
          <table:table-cell office:value-type="float" office:value="-0.009980102" calcext:value-type="float">
            <text:p>-0.009980102</text:p>
          </table:table-cell>
          <table:table-cell office:value-type="float" office:value="-0.007139715" calcext:value-type="float">
            <text:p>-0.007139715</text:p>
          </table:table-cell>
          <table:table-cell office:value-type="float" office:value="2303.609" calcext:value-type="float">
            <text:p>2303.609</text:p>
          </table:table-cell>
          <table:table-cell office:value-type="float" office:value="0" calcext:value-type="float">
            <text:p>0</text:p>
          </table:table-cell>
          <table:table-cell office:value-type="float" office:value="-1.152179" calcext:value-type="float">
            <text:p>-1.152179</text:p>
          </table:table-cell>
          <table:table-cell office:value-type="float" office:value="0.005076224" calcext:value-type="float">
            <text:p>0.00507622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00000804197" calcext:value-type="float">
            <text:p>-8.04197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0:34.070532941</dc:date>
    <meta:editing-duration>PT8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